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26.3mm"/>
    </style:style>
    <style:style style:name="co3" style:family="table-column">
      <style:table-column-properties fo:break-before="auto" style:column-width="28.66mm"/>
    </style:style>
    <style:style style:name="co4" style:family="table-column">
      <style:table-column-properties fo:break-before="auto" style:column-width="35.03mm"/>
    </style:style>
    <style:style style:name="co5" style:family="table-column">
      <style:table-column-properties fo:break-before="auto" style:column-width="17.73mm"/>
    </style:style>
    <style:style style:name="co6" style:family="table-column">
      <style:table-column-properties fo:break-before="auto" style:column-width="43.96mm"/>
    </style:style>
    <style:style style:name="co7" style:family="table-column">
      <style:table-column-properties fo:break-before="auto" style:column-width="28.1mm"/>
    </style:style>
    <style:style style:name="co8" style:family="table-column">
      <style:table-column-properties fo:break-before="auto" style:column-width="28.8mm"/>
    </style:style>
    <style:style style:name="co9" style:family="table-column">
      <style:table-column-properties fo:break-before="auto" style:column-width="25.24mm"/>
    </style:style>
    <style:style style:name="co10" style:family="table-column">
      <style:table-column-properties fo:break-before="auto" style:column-width="25.59mm"/>
    </style:style>
    <style:style style:name="co11" style:family="table-column">
      <style:table-column-properties fo:break-before="auto" style:column-width="14.15mm"/>
    </style:style>
    <style:style style:name="co12" style:family="table-column">
      <style:table-column-properties fo:break-before="auto" style:column-width="13mm"/>
    </style:style>
    <style:style style:name="co13" style:family="table-column">
      <style:table-column-properties fo:break-before="auto" style:column-width="22.67mm"/>
    </style:style>
    <style:style style:name="co14" style:family="table-column">
      <style:table-column-properties fo:break-before="auto" style:column-width="14.59mm"/>
    </style:style>
    <style:style style:name="co15" style:family="table-column">
      <style:table-column-properties fo:break-before="auto" style:column-width="20mm"/>
    </style:style>
    <style:style style:name="co16" style:family="table-column">
      <style:table-column-properties fo:break-before="auto" style:column-width="22.05mm"/>
    </style:style>
    <style:style style:name="co17" style:family="table-column">
      <style:table-column-properties fo:break-before="auto" style:column-width="27.94mm"/>
    </style:style>
    <style:style style:name="ro1" style:family="table-row">
      <style:table-row-properties style:row-height="4.23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2"/>
    <style:style style:name="ce6" style:family="table-cell" style:parent-style-name="Default" style:data-style-name="N2">
      <style:text-properties style:font-name="Arial" style:font-name-asian="Arial Unicode MS" style:font-name-complex="Arial Unicode M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ext-properties style:font-name="Arial" style:font-name-asian="Arial Unicode MS" style:font-name-complex="Arial Unicode MS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order-bottom="0.02mm solid #000000" style:text-align-source="fix" style:repeat-content="false" fo:border-left="0.88mm solid #000000" fo:padding-bottom="0.49mm" fo:padding-left="5.5mm" fo:padding-right="5.5mm" fo:padding-top="0.49mm" fo:border-right="none" fo:border-top="0.88mm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0.18mm solid #000000" fo:background-color="#ffd320" fo:border-left="0.88mm solid #000000" fo:padding-bottom="0.49mm" fo:padding-left="5.5mm" fo:padding-right="5.5mm" fo:padding-top="0.49mm" fo:border-right="none" fo:border-top="0.88mm solid #000000" style:vertical-align="middle"/>
      <style:map style:condition="cell-content()=&quot;N/A&quot;" style:apply-style-name="Untitled1" style:base-cell-address="ChangeTempoWhenRunning.K47"/>
    </style:style>
    <style:style style:name="ce13" style:family="table-cell" style:parent-style-name="Default">
      <style:table-cell-properties fo:border-bottom="0.18mm solid #000000" fo:border-left="0.88mm solid #000000" fo:padding-bottom="0.49mm" fo:padding-left="5.5mm" fo:padding-right="5.5mm" fo:padding-top="0.49mm" fo:border-right="none" fo:border-top="0.18mm solid #000000" style:vertical-align="middle"/>
      <style:map style:condition="cell-content()=&quot;N/A&quot;" style:apply-style-name="Untitled1" style:base-cell-address="ChangeTempoWhenRunning.K47"/>
    </style:style>
    <style:style style:name="ce14" style:family="table-cell" style:parent-style-name="Default">
      <style:table-cell-properties fo:border-bottom="0.88mm solid #000000" fo:border-left="0.88mm solid #000000" fo:padding-bottom="0.49mm" fo:padding-left="5.5mm" fo:padding-right="5.5mm" fo:padding-top="0.49mm" fo:border-right="none" fo:border-top="0.18mm solid #000000" style:vertical-align="middle"/>
      <style:map style:condition="cell-content()=&quot;N/A&quot;" style:apply-style-name="Untitled1" style:base-cell-address="ChangeTempoWhenRunning.K47"/>
    </style:style>
    <style:style style:name="ce15" style:family="table-cell" style:parent-style-name="Default">
      <style:table-cell-properties fo:border-bottom="0.02mm solid #000000" style:text-align-source="fix" style:repeat-content="false" fo:border-left="none" fo:padding-bottom="0.49mm" fo:padding-left="5.5mm" fo:padding-right="5.5mm" fo:padding-top="0.49mm" fo:border-right="none" fo:border-top="0.88mm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18mm solid #000000" fo:background-color="#ffd320" fo:border-left="none" fo:padding-bottom="0.49mm" fo:padding-left="5.5mm" fo:padding-right="5.5mm" fo:padding-top="0.49mm" fo:border-right="none" fo:border-top="0.88mm solid #000000" style:vertical-align="middle"/>
      <style:map style:condition="cell-content()=&quot;N/A&quot;" style:apply-style-name="Untitled1" style:base-cell-address="ChangeTempoWhenRunning.K47"/>
    </style:style>
    <style:style style:name="ce17" style:family="table-cell" style:parent-style-name="Default">
      <style:table-cell-properties fo:border-bottom="0.18mm solid #000000" fo:border-left="none" fo:padding-bottom="0.49mm" fo:padding-left="5.5mm" fo:padding-right="5.5mm" fo:padding-top="0.49mm" fo:border-right="none" fo:border-top="0.18mm solid #000000" style:vertical-align="middle"/>
      <style:map style:condition="cell-content()=&quot;N/A&quot;" style:apply-style-name="Untitled1" style:base-cell-address="ChangeTempoWhenRunning.K47"/>
    </style:style>
    <style:style style:name="ce18" style:family="table-cell" style:parent-style-name="Default">
      <style:table-cell-properties fo:border-bottom="0.88mm solid #000000" fo:border-left="none" fo:padding-bottom="0.49mm" fo:padding-left="5.5mm" fo:padding-right="5.5mm" fo:padding-top="0.49mm" fo:border-right="none" fo:border-top="0.18mm solid #000000" style:vertical-align="middle"/>
      <style:map style:condition="cell-content()=&quot;N/A&quot;" style:apply-style-name="Untitled1" style:base-cell-address="ChangeTempoWhenRunning.K47"/>
    </style:style>
    <style:style style:name="ce19" style:family="table-cell" style:parent-style-name="Default">
      <style:table-cell-properties fo:border-bottom="0.18mm solid #000000" fo:background-color="#ffd320" fo:border-left="none" fo:padding-bottom="0.49mm" fo:padding-left="5.5mm" fo:padding-right="5.5mm" fo:padding-top="0.49mm" fo:border-right="none" fo:border-top="0.88mm solid #000000" style:vertical-align="middle"/>
      <style:text-properties style:font-name="Arial" style:font-name-asian="Arial Unicode MS" style:font-name-complex="Arial Unicode MS"/>
      <style:map style:condition="cell-content()=&quot;N/A&quot;" style:apply-style-name="Untitled1" style:base-cell-address="ChangeTempoWhenRunning.K47"/>
    </style:style>
    <style:style style:name="ce20" style:family="table-cell" style:parent-style-name="Default">
      <style:table-cell-properties fo:border-bottom="0.18mm solid #000000" fo:border-left="none" fo:padding-bottom="0.49mm" fo:padding-left="5.5mm" fo:padding-right="5.5mm" fo:padding-top="0.49mm" fo:border-right="none" fo:border-top="0.18mm solid #000000" style:vertical-align="middle"/>
      <style:text-properties style:font-name="Arial" style:font-name-asian="Arial Unicode MS" style:font-name-complex="Arial Unicode MS"/>
      <style:map style:condition="cell-content()=&quot;N/A&quot;" style:apply-style-name="Untitled1" style:base-cell-address="ChangeTempoWhenRunning.K47"/>
    </style:style>
    <style:style style:name="ce21" style:family="table-cell" style:parent-style-name="Default">
      <style:table-cell-properties fo:background-color="#ff9900" style:text-align-source="fix" style:repeat-content="false" fo:border="0.88mm solid #000000" fo:padding-bottom="0.49mm" fo:padding-left="5.5mm" fo:padding-right="5.5mm" fo:padding-top="0.49mm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ffff99" style:cell-protect="none" style:print-content="true" fo:border="0.88mm solid #000000" fo:padding-bottom="0.49mm" fo:padding-left="5.5mm" fo:padding-right="5.5mm" fo:padding-top="0.49mm" style:vertical-align="middle"/>
    </style:style>
    <style:style style:name="ce23" style:family="table-cell" style:parent-style-name="Default">
      <style:table-cell-properties fo:border-bottom="0.18mm solid #000000" fo:border-left="none" fo:padding-bottom="0.49mm" fo:padding-left="5.5mm" fo:padding-right="5.5mm" fo:padding-top="0.49mm" fo:border-right="none" fo:border-top="0.18mm solid #000000" style:vertical-align="middle"/>
      <style:text-properties style:font-name="Arial" style:font-name-asian="Arial Unicode MS" style:font-name-complex="Arial Unicode MS"/>
      <style:map style:condition="cell-content()=&quot;N/A&quot;" style:apply-style-name="Untitled1" style:base-cell-address="ChangeTempoWhenRunning.K47"/>
    </style:style>
    <style:style style:name="ce24" style:family="table-cell" style:parent-style-name="Default">
      <style:table-cell-properties fo:border-bottom="0.18mm solid #000000" fo:background-color="#ffff99" style:cell-protect="none" style:print-content="true" fo:border-left="none" fo:padding-bottom="0.49mm" fo:padding-left="5.5mm" fo:padding-right="5.5mm" fo:padding-top="0.49mm" fo:border-right="none" fo:border-top="0.18mm solid #000000" style:vertical-align="middle"/>
      <style:text-properties style:use-window-font-color="true"/>
      <style:map style:condition="cell-content()=&quot;N/A&quot;" style:apply-style-name="Untitled1" style:base-cell-address="ChangeTempoWhenRunning.D47"/>
      <style:map style:condition="cell-content()!=[$ChangeTempoWhenRunning.$E46]" style:apply-style-name="Untitled2" style:base-cell-address="ChangeTempoWhenRunning.D47"/>
    </style:style>
    <style:style style:name="ce25" style:family="table-cell" style:parent-style-name="Default">
      <style:table-cell-properties fo:border-bottom="0.88mm solid #000000" fo:background-color="#ffff99" style:cell-protect="none" style:print-content="true" fo:border-left="none" fo:padding-bottom="0.49mm" fo:padding-left="5.5mm" fo:padding-right="5.5mm" fo:padding-top="0.49mm" fo:border-right="none" fo:border-top="0.18mm solid #000000" style:vertical-align="middle"/>
      <style:text-properties style:use-window-font-color="true"/>
      <style:map style:condition="cell-content()=&quot;N/A&quot;" style:apply-style-name="Untitled1" style:base-cell-address="ChangeTempoWhenRunning.D47"/>
      <style:map style:condition="cell-content()!=[$ChangeTempoWhenRunning.$E46]" style:apply-style-name="Untitled2" style:base-cell-address="ChangeTempoWhenRunning.D47"/>
    </style:style>
    <style:style style:name="ce26" style:family="table-cell" style:parent-style-name="Default">
      <style:table-cell-properties fo:border-bottom="0.18mm solid #000000" fo:background-color="#ffff99" style:cell-protect="none" style:print-content="true" fo:border-left="none" fo:padding-bottom="0.49mm" fo:padding-left="5.5mm" fo:padding-right="5.5mm" fo:padding-top="0.49mm" fo:border-right="none" fo:border-top="0.18mm solid #000000" style:vertical-align="middle"/>
      <style:map style:condition="cell-content()=&quot;N/A&quot;" style:apply-style-name="Untitled1" style:base-cell-address="ChangeTempoWhenRunning.E28"/>
      <style:map style:condition="cell-content()!=[$ChangeTempoWhenRunning.$F27]" style:apply-style-name="Untitled2" style:base-cell-address="ChangeTempoWhenRunning.E28"/>
    </style:style>
    <style:style style:name="ce27" style:family="table-cell" style:parent-style-name="Default">
      <style:table-cell-properties fo:border-bottom="0.88mm solid #000000" fo:background-color="#ffff99" style:cell-protect="none" style:print-content="true" fo:border-left="none" fo:padding-bottom="0.49mm" fo:padding-left="5.5mm" fo:padding-right="5.5mm" fo:padding-top="0.49mm" fo:border-right="none" fo:border-top="0.18mm solid #000000" style:vertical-align="middle"/>
      <style:map style:condition="cell-content()=&quot;N/A&quot;" style:apply-style-name="Untitled1" style:base-cell-address="ChangeTempoWhenRunning.E28"/>
      <style:map style:condition="cell-content()!=[$ChangeTempoWhenRunning.$F27]" style:apply-style-name="Untitled2" style:base-cell-address="ChangeTempoWhenRunning.E28"/>
    </style:style>
    <style:style style:name="ce28" style:family="table-cell" style:parent-style-name="Default">
      <style:table-cell-properties fo:border-bottom="0.02mm solid #000000" style:text-align-source="fix" style:repeat-content="false" fo:border-left="0.02mm solid #000000" fo:padding-bottom="0.49mm" fo:padding-left="5.5mm" fo:padding-right="5.5mm" fo:padding-top="0.49mm" fo:border-right="0.02mm solid #000000" fo:border-top="0.88mm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18mm solid #000000" fo:background-color="#ffd320" fo:border-left="0.02mm solid #000000" fo:padding-bottom="0.49mm" fo:padding-left="5.5mm" fo:padding-right="5.5mm" fo:padding-top="0.49mm" fo:border-right="0.02mm solid #000000" fo:border-top="0.88mm solid #000000" style:vertical-align="middle"/>
      <style:text-properties fo:font-weight="bold" style:font-weight-asian="bold" style:font-weight-complex="bold"/>
      <style:map style:condition="cell-content()=&quot;N/A&quot;" style:apply-style-name="Untitled1" style:base-cell-address="ChangeTempoWhenRunning.K47"/>
    </style:style>
    <style:style style:name="ce30" style:family="table-cell" style:parent-style-name="Default">
      <style:table-cell-properties fo:border-bottom="0.18mm solid #000000" fo:border-left="0.02mm solid #000000" fo:padding-bottom="0.49mm" fo:padding-left="5.5mm" fo:padding-right="5.5mm" fo:padding-top="0.49mm" fo:border-right="0.02mm solid #000000" fo:border-top="0.18mm solid #000000" style:vertical-align="middle"/>
      <style:text-properties fo:font-weight="bold" style:font-weight-asian="bold" style:font-weight-complex="bold"/>
      <style:map style:condition="cell-content()=&quot;N/A&quot;" style:apply-style-name="Untitled1" style:base-cell-address="ChangeTempoWhenRunning.K47"/>
    </style:style>
    <style:style style:name="ce31" style:family="table-cell" style:parent-style-name="Default">
      <style:table-cell-properties fo:border-bottom="0.88mm solid #000000" fo:border-left="0.02mm solid #000000" fo:padding-bottom="0.49mm" fo:padding-left="5.5mm" fo:padding-right="5.5mm" fo:padding-top="0.49mm" fo:border-right="0.02mm solid #000000" fo:border-top="0.18mm solid #000000" style:vertical-align="middle"/>
      <style:text-properties fo:font-weight="bold" style:font-weight-asian="bold" style:font-weight-complex="bold"/>
      <style:map style:condition="cell-content()=&quot;N/A&quot;" style:apply-style-name="Untitled1" style:base-cell-address="ChangeTempoWhenRunning.K47"/>
    </style:style>
    <style:style style:name="ce32" style:family="table-cell" style:parent-style-name="Default">
      <style:table-cell-properties fo:border-bottom="0.02mm solid #000000" style:text-align-source="fix" style:repeat-content="false" fo:border-left="0.02mm solid #000000" fo:padding-bottom="0.49mm" fo:padding-left="5.5mm" fo:padding-right="5.5mm" fo:padding-top="0.49mm" fo:border-right="none" fo:border-top="0.88mm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0.18mm solid #000000" fo:background-color="#ffd320" fo:border-left="0.02mm solid #000000" fo:padding-bottom="0.49mm" fo:padding-left="5.5mm" fo:padding-right="5.5mm" fo:padding-top="0.49mm" fo:border-right="none" fo:border-top="0.88mm solid #000000" style:vertical-align="middle"/>
      <style:text-properties fo:font-weight="normal" style:font-weight-asian="normal" style:font-weight-complex="normal"/>
      <style:map style:condition="cell-content()=&quot;N/A&quot;" style:apply-style-name="Untitled1" style:base-cell-address="ChangeTempoWhenRunning.K47"/>
    </style:style>
    <style:style style:name="ce34" style:family="table-cell" style:parent-style-name="Default">
      <style:table-cell-properties fo:border-bottom="0.18mm solid #000000" fo:border-left="0.02mm solid #000000" fo:padding-bottom="0.49mm" fo:padding-left="5.5mm" fo:padding-right="5.5mm" fo:padding-top="0.49mm" fo:border-right="none" fo:border-top="0.18mm solid #000000" style:vertical-align="middle"/>
      <style:text-properties style:font-name="Arial" fo:font-weight="normal" style:font-name-asian="Arial Unicode MS" style:font-weight-asian="normal" style:font-name-complex="Arial Unicode MS" style:font-weight-complex="normal"/>
      <style:map style:condition="cell-content()=&quot;N/A&quot;" style:apply-style-name="Untitled1" style:base-cell-address="ChangeTempoWhenRunning.K47"/>
    </style:style>
    <style:style style:name="ce35" style:family="table-cell" style:parent-style-name="Default">
      <style:table-cell-properties fo:border-bottom="0.18mm solid #000000" fo:border-left="0.02mm solid #000000" fo:padding-bottom="0.49mm" fo:padding-left="5.5mm" fo:padding-right="5.5mm" fo:padding-top="0.49mm" fo:border-right="none" fo:border-top="0.18mm solid #000000" style:vertical-align="middle"/>
      <style:text-properties fo:font-weight="normal" style:font-weight-asian="normal" style:font-weight-complex="normal"/>
      <style:map style:condition="cell-content()=&quot;N/A&quot;" style:apply-style-name="Untitled1" style:base-cell-address="ChangeTempoWhenRunning.K47"/>
    </style:style>
    <style:style style:name="ce36" style:family="table-cell" style:parent-style-name="Default">
      <style:table-cell-properties fo:border-bottom="0.88mm solid #000000" fo:border-left="0.02mm solid #000000" fo:padding-bottom="0.49mm" fo:padding-left="5.5mm" fo:padding-right="5.5mm" fo:padding-top="0.49mm" fo:border-right="none" fo:border-top="0.18mm solid #000000" style:vertical-align="middle"/>
      <style:text-properties fo:font-weight="normal" style:font-weight-asian="normal" style:font-weight-complex="normal"/>
      <style:map style:condition="cell-content()=&quot;N/A&quot;" style:apply-style-name="Untitled1" style:base-cell-address="ChangeTempoWhenRunning.K47"/>
    </style:style>
    <style:style style:name="ce37" style:family="table-cell" style:parent-style-name="Default">
      <style:table-cell-properties fo:border-bottom="0.02mm solid #000000" style:text-align-source="fix" style:repeat-content="false" fo:border-left="none" fo:padding-bottom="0.49mm" fo:padding-left="5.5mm" fo:padding-right="5.5mm" fo:padding-top="0.49mm" fo:border-right="none" fo:border-top="0.88mm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8" style:family="table-cell" style:parent-style-name="Default" style:data-style-name="N99">
      <style:table-cell-properties fo:border-bottom="0.18mm solid #000000" fo:background-color="#ffd320" fo:border-left="none" fo:padding-bottom="0.49mm" fo:padding-left="5.5mm" fo:padding-right="5.5mm" fo:padding-top="0.49mm" fo:border-right="none" fo:border-top="0.88mm solid #000000" style:vertical-align="middle"/>
      <style:map style:condition="cell-content()=&quot;N/A&quot;" style:apply-style-name="Untitled1" style:base-cell-address="ChangeTempoWhenRunning.K47"/>
    </style:style>
    <style:style style:name="ce39" style:family="table-cell" style:parent-style-name="Default">
      <style:table-cell-properties fo:border-bottom="0.02mm solid #000000" style:text-align-source="fix" style:repeat-content="false" fo:border-left="0.18mm solid #000000" fo:padding-bottom="0.49mm" fo:padding-left="5.5mm" fo:padding-right="5.5mm" fo:padding-top="0.49mm" fo:border-right="none" fo:border-top="0.88mm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18mm solid #000000" fo:background-color="#ffd320" fo:border-left="0.18mm solid #000000" fo:padding-bottom="0.49mm" fo:padding-left="5.5mm" fo:padding-right="5.5mm" fo:padding-top="0.49mm" fo:border-right="none" fo:border-top="0.88mm solid #000000" style:vertical-align="middle"/>
      <style:text-properties fo:font-weight="bold" style:font-weight-asian="bold" style:font-weight-complex="bold"/>
      <style:map style:condition="cell-content()=&quot;N/A&quot;" style:apply-style-name="Untitled1" style:base-cell-address="ChangeTempoWhenRunning.K47"/>
    </style:style>
    <style:style style:name="ce41" style:family="table-cell" style:parent-style-name="Default">
      <style:table-cell-properties fo:border-bottom="0.18mm solid #000000" fo:border-left="0.18mm solid #000000" fo:padding-bottom="0.49mm" fo:padding-left="5.5mm" fo:padding-right="5.5mm" fo:padding-top="0.49mm" fo:border-right="none" fo:border-top="0.18mm solid #000000" style:vertical-align="middle"/>
      <style:text-properties fo:font-weight="bold" style:font-weight-asian="bold" style:font-weight-complex="bold"/>
      <style:map style:condition="cell-content()=&quot;N/A&quot;" style:apply-style-name="Untitled1" style:base-cell-address="ChangeTempoWhenRunning.K47"/>
    </style:style>
    <style:style style:name="ce42" style:family="table-cell" style:parent-style-name="Default">
      <style:table-cell-properties fo:border-bottom="0.88mm solid #000000" fo:border-left="0.18mm solid #000000" fo:padding-bottom="0.49mm" fo:padding-left="5.5mm" fo:padding-right="5.5mm" fo:padding-top="0.49mm" fo:border-right="none" fo:border-top="0.18mm solid #000000" style:vertical-align="middle"/>
      <style:text-properties fo:font-weight="bold" style:font-weight-asian="bold" style:font-weight-complex="bold"/>
      <style:map style:condition="cell-content()=&quot;N/A&quot;" style:apply-style-name="Untitled1" style:base-cell-address="ChangeTempoWhenRunning.K47"/>
    </style:style>
    <style:style style:name="ce43" style:family="table-cell" style:parent-style-name="Default">
      <style:table-cell-properties fo:border-bottom="0.02mm solid #000000" style:text-align-source="fix" style:repeat-content="false" fo:border-left="none" fo:padding-bottom="0.49mm" fo:padding-left="5.5mm" fo:padding-right="5.5mm" fo:padding-top="0.49mm" fo:border-right="0.88mm solid #000000" fo:border-top="0.88mm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18mm solid #000000" fo:background-color="#ffd320" fo:border-left="none" fo:padding-bottom="0.49mm" fo:padding-left="5.5mm" fo:padding-right="5.5mm" fo:padding-top="0.49mm" fo:border-right="0.88mm solid #000000" fo:border-top="0.88mm solid #000000" style:vertical-align="middle"/>
      <style:text-properties fo:font-weight="bold" style:font-weight-asian="bold" style:font-weight-complex="bold"/>
      <style:map style:condition="cell-content()=&quot;N/A&quot;" style:apply-style-name="Untitled1" style:base-cell-address="ChangeTempoWhenRunning.K47"/>
    </style:style>
    <style:style style:name="ce45" style:family="table-cell" style:parent-style-name="Default">
      <style:table-cell-properties fo:border-bottom="0.18mm solid #000000" fo:border-left="none" fo:padding-bottom="0.49mm" fo:padding-left="5.5mm" fo:padding-right="5.5mm" fo:padding-top="0.49mm" fo:border-right="0.88mm solid #000000" fo:border-top="0.18mm solid #000000" style:vertical-align="middle"/>
      <style:text-properties fo:font-weight="bold" style:font-weight-asian="bold" style:font-weight-complex="bold"/>
      <style:map style:condition="cell-content()=&quot;N/A&quot;" style:apply-style-name="Untitled1" style:base-cell-address="ChangeTempoWhenRunning.K47"/>
    </style:style>
    <style:style style:name="ce46" style:family="table-cell" style:parent-style-name="Default">
      <style:table-cell-properties fo:border-bottom="0.88mm solid #000000" fo:border-left="none" fo:padding-bottom="0.49mm" fo:padding-left="5.5mm" fo:padding-right="5.5mm" fo:padding-top="0.49mm" fo:border-right="0.88mm solid #000000" fo:border-top="0.18mm solid #000000" style:vertical-align="middle"/>
      <style:text-properties fo:font-weight="bold" style:font-weight-asian="bold" style:font-weight-complex="bold"/>
      <style:map style:condition="cell-content()=&quot;N/A&quot;" style:apply-style-name="Untitled1" style:base-cell-address="ChangeTempoWhenRunning.K47"/>
    </style:style>
    <style:style style:name="ce4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number-columns-repeated="2" table:default-cell-style-name="ce4"/>
        <table:table-column table:style-name="co8" table:default-cell-style-name="ce4"/>
        <table:table-column table:style-name="co9" table:number-columns-repeated="2" table:default-cell-style-name="ce8"/>
        <table:table-column table:style-name="co10" table:default-cell-style-name="ce3"/>
        <table:table-column table:style-name="co9" table:default-cell-style-name="Default"/>
        <table:table-column table:style-name="co11" table:default-cell-style-name="Default"/>
        <table:table-column table:style-name="co12" table:number-columns-repeated="59" table:default-cell-style-name="Default"/>
        <table:table-column table:style-name="co13" table:default-cell-style-name="Default"/>
        <table:table-row table:style-name="ro1">
          <table:table-cell/>
          <table:table-cell table:style-name="ce2" office:value-type="string">
            <text:p>Remaining</text:p>
          </table:table-cell>
          <table:table-cell table:style-name="ce5" office:value-type="float" office:value="30">
            <text:p>30.00</text:p>
          </table:table-cell>
          <table:table-cell office:value-type="string">
            <text:p>RemainingFixed</text:p>
          </table:table-cell>
          <table:table-cell table:style-name="ce5" table:formula="of:=[.C1]+1" office:value-type="float" office:value="31">
            <text:p>31.00</text:p>
          </table:table-cell>
          <table:table-cell office:value-type="string">
            <text:p>isConsistent</text:p>
          </table:table-cell>
          <table:table-cell table:style-name="Default" table:formula="of:=[.C2]=[.C3]" office:value-type="boolean" office:boolean-value="false">
            <text:p>FALSE</text:p>
          </table:table-cell>
          <table:table-cell table:style-name="Default" table:number-columns-repeated="3"/>
          <table:table-cell table:style-name="ce2"/>
          <table:table-cell table:style-name="Default"/>
          <table:table-cell table:number-columns-repeated="62"/>
        </table:table-row>
        <table:table-row table:style-name="ro1">
          <table:table-cell/>
          <table:table-cell table:style-name="ce2" office:value-type="string">
            <text:p>TempoFrom</text:p>
          </table:table-cell>
          <table:table-cell table:style-name="ce5" office:value-type="float" office:value="90">
            <text:p>90.00</text:p>
          </table:table-cell>
          <table:table-cell/>
          <table:table-cell table:style-name="ce5"/>
          <table:table-cell office:value-type="string">
            <text:p>isIncrease</text:p>
          </table:table-cell>
          <table:table-cell table:style-name="Default" table:formula="of:=[.C2]&lt;[.C3]" office:value-type="boolean" office:boolean-value="true">
            <text:p>TRUE</text:p>
          </table:table-cell>
          <table:table-cell table:style-name="Default" table:number-columns-repeated="5"/>
          <table:table-cell table:number-columns-repeated="62"/>
        </table:table-row>
        <table:table-row table:style-name="ro1">
          <table:table-cell/>
          <table:table-cell table:style-name="ce2" office:value-type="string">
            <text:p>TempoTo</text:p>
          </table:table-cell>
          <table:table-cell table:style-name="ce5" office:value-type="float" office:value="150">
            <text:p>150.00</text:p>
          </table:table-cell>
          <table:table-cell/>
          <table:table-cell table:style-name="ce5"/>
          <table:table-cell office:value-type="string">
            <text:p>Tick</text:p>
          </table:table-cell>
          <table:table-cell table:style-name="Default" table:formula="of:=IF(isConsistent;0;IF(isIncrease;1;-1))" office:value-type="float" office:value="1">
            <text:p>1</text:p>
          </table:table-cell>
          <table:table-cell table:style-name="Default" table:number-columns-repeated="5"/>
          <table:table-cell table:number-columns-repeated="62"/>
        </table:table-row>
        <table:table-row table:style-name="ro1">
          <table:table-cell/>
          <table:table-cell table:style-name="Default" office:value-type="string">
            <text:p>TempoDiff</text:p>
          </table:table-cell>
          <table:table-cell table:style-name="ce5" table:formula="of:=[.C3]-[.C2]" office:value-type="float" office:value="60">
            <text:p>60.00</text:p>
          </table:table-cell>
          <table:table-cell office:value-type="string">
            <text:p>TempoDiffFixed</text:p>
          </table:table-cell>
          <table:table-cell table:style-name="ce5" table:formula="of:=TempoDiff+Tick" office:value-type="float" office:value="61">
            <text:p>61.00</text:p>
          </table:table-cell>
          <table:table-cell/>
          <table:table-cell table:style-name="Default" table:number-columns-repeated="6"/>
          <table:table-cell table:number-columns-repeated="62"/>
        </table:table-row>
        <table:table-row table:style-name="ro1">
          <table:table-cell/>
          <table:table-cell table:style-name="Default" office:value-type="string">
            <text:p>Interval (sec)</text:p>
          </table:table-cell>
          <table:table-cell table:style-name="ce6" table:formula="of:=IF([.C4]=0;1;ABS(1/([.C4]/[.C1])))" office:value-type="float" office:value="0.5">
            <text:p>0.50</text:p>
          </table:table-cell>
          <table:table-cell office:value-type="string">
            <text:p>IntervalFixed (sec)</text:p>
          </table:table-cell>
          <table:table-cell table:style-name="ce6" table:formula="of:=IF([.C4]=0;1;ABS(1/([.E4]/[.E1])))" office:value-type="float" office:value="0.508196721311475">
            <text:p>0.51</text:p>
          </table:table-cell>
          <table:table-cell/>
          <table:table-cell table:style-name="Default" table:number-columns-repeated="2"/>
          <table:table-cell table:style-name="ce5"/>
          <table:table-cell table:style-name="Default" table:number-columns-repeated="3"/>
          <table:table-cell table:number-columns-repeated="62"/>
        </table:table-row>
        <table:table-row table:style-name="ro1">
          <table:table-cell/>
          <table:table-cell table:style-name="Default" office:value-type="string">
            <text:p>Interval (msec)</text:p>
          </table:table-cell>
          <table:table-cell table:style-name="ce6" table:formula="of:=[.C5]*1000" office:value-type="float" office:value="500">
            <text:p>500.00</text:p>
          </table:table-cell>
          <table:table-cell office:value-type="string">
            <text:p>IntervalFixed (msec)</text:p>
          </table:table-cell>
          <table:table-cell table:style-name="ce6" table:formula="of:=[.E5]*1000" office:value-type="float" office:value="508.196721311475">
            <text:p>508.20</text:p>
          </table:table-cell>
          <table:table-cell/>
          <table:table-cell table:style-name="Default" table:number-columns-repeated="2"/>
          <table:table-cell table:style-name="ce5" table:number-columns-repeated="2"/>
          <table:table-cell table:style-name="Default" table:number-columns-repeated="2"/>
          <table:table-cell table:number-columns-repeated="6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 table:number-columns-repeated="62"/>
        </table:table-row>
        <table:table-row table:style-name="ro1">
          <table:table-cell/>
          <table:table-cell table:style-name="Default" table:number-columns-repeated="2"/>
          <table:table-cell table:formula="of:=IF([.C4]=0;RemainingFixed;ABS(TempoDiffFixed))" office:value-type="float" office:value="61">
            <text:p>61</text:p>
          </table:table-cell>
          <table:table-cell table:style-name="Default"/>
          <table:table-cell/>
          <table:table-cell table:style-name="Default" table:number-columns-repeated="6"/>
          <table:table-cell table:number-columns-repeated="62"/>
        </table:table-row>
        <table:table-row table:style-name="ro1">
          <table:table-cell table:style-name="ce1" office:value-type="string">
            <text:p>#Tick</text:p>
          </table:table-cell>
          <table:table-cell table:style-name="ce3" office:value-type="string">
            <text:p>Time to tick</text:p>
          </table:table-cell>
          <table:table-cell table:style-name="ce7" office:value-type="string">
            <text:p>diff</text:p>
          </table:table-cell>
          <table:table-cell table:style-name="ce3" office:value-type="string">
            <text:p>onAccelerate</text:p>
          </table:table-cell>
          <table:table-cell office:value-type="string">
            <text:p>|</text:p>
          </table:table-cell>
          <table:table-cell table:style-name="ce1" office:value-type="string">
            <text:p>#Tick</text:p>
          </table:table-cell>
          <table:table-cell table:style-name="ce3" office:value-type="string">
            <text:p>Tempo</text:p>
          </table:table-cell>
          <table:table-cell table:style-name="ce3" office:value-type="string">
            <text:p>Timeout (msec)</text:p>
          </table:table-cell>
          <table:table-cell table:style-name="ce3" office:value-type="string">
            <text:p>Time to tick</text:p>
          </table:table-cell>
          <table:table-cell table:style-name="ce3"/>
          <table:table-cell table:style-name="ce3" office:value-type="string">
            <text:p>onTick</text:p>
          </table:table-cell>
          <table:table-cell office:value-type="string">
            <text:p>|</text:p>
          </table:table-cell>
          <table:table-cell table:style-name="ce3" office:value-type="string">
            <text:p>Elapsed (sec)</text:p>
          </table:table-cell>
          <table:table-cell table:style-name="ce3" office:value-type="string">
            <text:p>onAccelerate</text:p>
          </table:table-cell>
          <table:table-cell table:style-name="ce3" office:value-type="string">
            <text:p>onTick</text:p>
          </table:table-cell>
          <table:table-cell/>
          <table:table-cell office:value-type="string">
            <text:p>Sinon / bl</text:p>
          </table:table-cell>
          <table:table-cell/>
          <table:table-cell office:value-type="string">
            <text:p>diff</text:p>
          </table:table-cell>
          <table:table-cell table:number-columns-repeated="2"/>
          <table:table-cell office:value-type="string">
            <text:p>time</text:p>
          </table:table-cell>
          <table:table-cell table:number-columns-repeated="50"/>
          <table:table-cell table:style-name="ce2"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IF([.D11]&lt;&gt;&quot;&quot;;[.B11]-IntervalSec*[.A11];&quot;&quot;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0">
            <text:p>0</text:p>
          </table:table-cell>
          <table:table-cell table:formula="of:=IF([.I11]&lt;&gt;&quot;&quot;;TempoFrom+INDIRECT(ADDRESS(10+COUNTIF([.$B$11:.$B$73];&quot;&lt;=&quot;&amp;[.I11]);4))*Tick;&quot;&quot;)" office:value-type="float" office:value="90">
            <text:p>90</text:p>
          </table:table-cell>
          <table:table-cell table:formula="of:=IF([.I11]&lt;&gt;&quot;&quot;;60/[.G11];&quot;&quot;)" office:value-type="float" office:value="0.666666666666667">
            <text:p>0.6666666667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|</text:p>
          </table:table-cell>
          <table:table-cell office:value-type="float" office:value="0">
            <text:p>0</text:p>
          </table:table-cell>
          <table:table-cell table:formula="of:=IF([.M11]&lt;RemainingFixed;INDIRECT(ADDRESS(10+COUNTIF([.$B$11:.$B$72];&quot;&lt;=&quot;&amp;[.$M11]);4));&quot;&quot;)" office:value-type="float" office:value="0">
            <text:p>0</text:p>
          </table:table-cell>
          <table:table-cell table:formula="of:=IF([.M11]&lt;RemainingFixed;INDIRECT(ADDRESS(10+COUNTIF([.$I$11:.$I$72];&quot;&lt;=&quot;&amp;[.$M11]);11));&quot;&quot;)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I11]*1000-[.Q11]" office:value-type="float" office:value="0">
            <text:p>0</text:p>
          </table:table-cell>
          <table:table-cell table:number-columns-repeated="55"/>
        </table:table-row>
        <table:table-row table:style-name="ro1">
          <table:table-cell office:value-type="float" office:value="1">
            <text:p>1</text:p>
          </table:table-cell>
          <table:table-cell table:formula="of:=IF(IntervalSecFixed*[.A12]&lt;=RemainingFixed;ABS(IntervalSecFixed*[.A12]);&quot;&quot;)" office:value-type="float" office:value="0.508196721311475">
            <text:p>0.5081967213</text:p>
          </table:table-cell>
          <table:table-cell table:formula="of:=IF([.D12]&lt;&gt;&quot;&quot;;[.B12]-IntervalSec*[.A12];&quot;&quot;)" office:value-type="float" office:value="0.00819672131147542">
            <text:p>0.0081967213</text:p>
          </table:table-cell>
          <table:table-cell table:formula="of:=IF(AND([.D11]&lt;&gt;&quot;&quot;;[.D11]+1&lt;[.$D$9]);[.D11]+1;&quot;&quot;)" office:value-type="float" office:value="1">
            <text:p>1</text:p>
          </table:table-cell>
          <table:table-cell office:value-type="string">
            <text:p>|</text:p>
          </table:table-cell>
          <table:table-cell table:formula="of:=IF([.I12]&lt;&gt;&quot;&quot;;[.F11]+1;&quot;&quot;)" office:value-type="float" office:value="1">
            <text:p>1</text:p>
          </table:table-cell>
          <table:table-cell table:formula="of:=IF([.I12]&lt;&gt;&quot;&quot;;TempoFrom+INDIRECT(ADDRESS(10+COUNTIF([.$B$11:.$B$73];&quot;&lt;=&quot;&amp;[.I12]);4))*Tick;&quot;&quot;)" office:value-type="float" office:value="91">
            <text:p>91</text:p>
          </table:table-cell>
          <table:table-cell table:formula="of:=IF([.I12]&lt;&gt;&quot;&quot;;60/[.G12];&quot;&quot;)" office:value-type="float" office:value="0.659340659340659">
            <text:p>0.6593406593</text:p>
          </table:table-cell>
          <table:table-cell table:formula="of:=IF(AND([.I11]&lt;&gt;&quot;&quot;;[.I11]+[.H11]&lt;=RemainingFixed);[.I11]+[.H11];&quot;&quot;)" office:value-type="float" office:value="0.666666666666667">
            <text:p>0.6666666667</text:p>
          </table:table-cell>
          <table:table-cell/>
          <table:table-cell table:formula="of:=IF([.I12]&lt;&gt;&quot;&quot;;[.K11]+1;&quot;&quot;)" office:value-type="float" office:value="2">
            <text:p>2</text:p>
          </table:table-cell>
          <table:table-cell office:value-type="string">
            <text:p>|</text:p>
          </table:table-cell>
          <table:table-cell table:formula="of:=IF(AND([.M11]&lt;&gt;&quot;&quot;;[.M11]+0.5&lt;=RemainingFixed);[.M11]+0.5;&quot;&quot;)" office:value-type="float" office:value="0.5">
            <text:p>0.5</text:p>
          </table:table-cell>
          <table:table-cell table:formula="of:=IF([.M12]&lt;RemainingFixed;INDIRECT(ADDRESS(10+COUNTIF([.$B$11:.$B$72];&quot;&lt;=&quot;&amp;[.$M12]);4));&quot;&quot;)" office:value-type="float" office:value="0">
            <text:p>0</text:p>
          </table:table-cell>
          <table:table-cell table:formula="of:=IF([.M12]&lt;RemainingFixed;INDIRECT(ADDRESS(10+COUNTIF([.$I$11:.$I$72];&quot;&lt;=&quot;&amp;[.$M12]);11));&quot;&quot;)" office:value-type="float" office:value="1">
            <text:p>1</text:p>
          </table:table-cell>
          <table:table-cell/>
          <table:table-cell office:value-type="float" office:value="400">
            <text:p>400</text:p>
          </table:table-cell>
          <table:table-cell/>
          <table:table-cell table:formula="of:=[.I12]*1000-[.Q12]" office:value-type="float" office:value="266.666666666667">
            <text:p>266.6666666667</text:p>
          </table:table-cell>
          <table:table-cell table:number-columns-repeated="55"/>
        </table:table-row>
        <table:table-row table:style-name="ro1">
          <table:table-cell office:value-type="float" office:value="2">
            <text:p>2</text:p>
          </table:table-cell>
          <table:table-cell table:formula="of:=IF(IntervalSecFixed*[.A13]&lt;=RemainingFixed;ABS(IntervalSecFixed*[.A13]);&quot;&quot;)" office:value-type="float" office:value="1.01639344262295">
            <text:p>1.0163934426</text:p>
          </table:table-cell>
          <table:table-cell table:formula="of:=IF([.D13]&lt;&gt;&quot;&quot;;[.B13]-IntervalSec*[.A13];&quot;&quot;)" office:value-type="float" office:value="0.0163934426229508">
            <text:p>0.0163934426</text:p>
          </table:table-cell>
          <table:table-cell table:formula="of:=IF(AND([.D12]&lt;&gt;&quot;&quot;;[.D12]+1&lt;[.$D$9]);[.D12]+1;&quot;&quot;)" office:value-type="float" office:value="2">
            <text:p>2</text:p>
          </table:table-cell>
          <table:table-cell office:value-type="string">
            <text:p>|</text:p>
          </table:table-cell>
          <table:table-cell table:formula="of:=IF([.I13]&lt;&gt;&quot;&quot;;[.F12]+1;&quot;&quot;)" office:value-type="float" office:value="2">
            <text:p>2</text:p>
          </table:table-cell>
          <table:table-cell table:formula="of:=IF([.I13]&lt;&gt;&quot;&quot;;TempoFrom+INDIRECT(ADDRESS(10+COUNTIF([.$B$11:.$B$73];&quot;&lt;=&quot;&amp;[.I13]);4))*Tick;&quot;&quot;)" office:value-type="float" office:value="92">
            <text:p>92</text:p>
          </table:table-cell>
          <table:table-cell table:formula="of:=IF([.I13]&lt;&gt;&quot;&quot;;60/[.G13];&quot;&quot;)" office:value-type="float" office:value="0.652173913043478">
            <text:p>0.652173913</text:p>
          </table:table-cell>
          <table:table-cell table:formula="of:=IF(AND([.I12]&lt;&gt;&quot;&quot;;[.I12]+[.H12]&lt;=RemainingFixed);[.I12]+[.H12];&quot;&quot;)" office:value-type="float" office:value="1.32600732600733">
            <text:p>1.326007326</text:p>
          </table:table-cell>
          <table:table-cell/>
          <table:table-cell table:formula="of:=IF([.I13]&lt;&gt;&quot;&quot;;[.K12]+1;&quot;&quot;)" office:value-type="float" office:value="3">
            <text:p>3</text:p>
          </table:table-cell>
          <table:table-cell office:value-type="string">
            <text:p>|</text:p>
          </table:table-cell>
          <table:table-cell table:formula="of:=IF(AND([.M12]&lt;&gt;&quot;&quot;;[.M12]+0.5&lt;=RemainingFixed);[.M12]+0.5;&quot;&quot;)" office:value-type="float" office:value="1">
            <text:p>1</text:p>
          </table:table-cell>
          <table:table-cell table:formula="of:=IF([.M13]&lt;RemainingFixed;INDIRECT(ADDRESS(10+COUNTIF([.$B$11:.$B$72];&quot;&lt;=&quot;&amp;[.$M13]);4));&quot;&quot;)" office:value-type="float" office:value="1">
            <text:p>1</text:p>
          </table:table-cell>
          <table:table-cell table:formula="of:=IF([.M13]&lt;RemainingFixed;INDIRECT(ADDRESS(10+COUNTIF([.$I$11:.$I$72];&quot;&lt;=&quot;&amp;[.$M13]);11));&quot;&quot;)" office:value-type="float" office:value="2">
            <text:p>2</text:p>
          </table:table-cell>
          <table:table-cell/>
          <table:table-cell office:value-type="float" office:value="800">
            <text:p>800</text:p>
          </table:table-cell>
          <table:table-cell/>
          <table:table-cell table:formula="of:=[.I13]*1000-[.Q13]" office:value-type="float" office:value="526.007326007326">
            <text:p>526.0073260073</text:p>
          </table:table-cell>
          <table:table-cell table:number-columns-repeated="2"/>
          <table:table-cell office:value-type="float" office:value="508">
            <text:p>508</text:p>
          </table:table-cell>
          <table:table-cell table:number-columns-repeated="52"/>
        </table:table-row>
        <table:table-row table:style-name="ro1">
          <table:table-cell office:value-type="float" office:value="3">
            <text:p>3</text:p>
          </table:table-cell>
          <table:table-cell table:formula="of:=IF(IntervalSecFixed*[.A14]&lt;=RemainingFixed;ABS(IntervalSecFixed*[.A14]);&quot;&quot;)" office:value-type="float" office:value="1.52459016393443">
            <text:p>1.5245901639</text:p>
          </table:table-cell>
          <table:table-cell table:formula="of:=IF([.D14]&lt;&gt;&quot;&quot;;[.B14]-IntervalSec*[.A14];&quot;&quot;)" office:value-type="float" office:value="0.0245901639344264">
            <text:p>0.0245901639</text:p>
          </table:table-cell>
          <table:table-cell table:formula="of:=IF(AND([.D13]&lt;&gt;&quot;&quot;;[.D13]+1&lt;[.$D$9]);[.D13]+1;&quot;&quot;)" office:value-type="float" office:value="3">
            <text:p>3</text:p>
          </table:table-cell>
          <table:table-cell office:value-type="string">
            <text:p>|</text:p>
          </table:table-cell>
          <table:table-cell table:formula="of:=IF([.I14]&lt;&gt;&quot;&quot;;[.F13]+1;&quot;&quot;)" office:value-type="float" office:value="3">
            <text:p>3</text:p>
          </table:table-cell>
          <table:table-cell table:formula="of:=IF([.I14]&lt;&gt;&quot;&quot;;TempoFrom+INDIRECT(ADDRESS(10+COUNTIF([.$B$11:.$B$73];&quot;&lt;=&quot;&amp;[.I14]);4))*Tick;&quot;&quot;)" office:value-type="float" office:value="93">
            <text:p>93</text:p>
          </table:table-cell>
          <table:table-cell table:formula="of:=IF([.I14]&lt;&gt;&quot;&quot;;60/[.G14];&quot;&quot;)" office:value-type="float" office:value="0.645161290322581">
            <text:p>0.6451612903</text:p>
          </table:table-cell>
          <table:table-cell table:formula="of:=IF(AND([.I13]&lt;&gt;&quot;&quot;;[.I13]+[.H13]&lt;=RemainingFixed);[.I13]+[.H13];&quot;&quot;)" office:value-type="float" office:value="1.9781812390508">
            <text:p>1.9781812391</text:p>
          </table:table-cell>
          <table:table-cell/>
          <table:table-cell table:formula="of:=IF([.I14]&lt;&gt;&quot;&quot;;[.K13]+1;&quot;&quot;)" office:value-type="float" office:value="4">
            <text:p>4</text:p>
          </table:table-cell>
          <table:table-cell office:value-type="string">
            <text:p>|</text:p>
          </table:table-cell>
          <table:table-cell table:formula="of:=IF(AND([.M13]&lt;&gt;&quot;&quot;;[.M13]+0.5&lt;=RemainingFixed);[.M13]+0.5;&quot;&quot;)" office:value-type="float" office:value="1.5">
            <text:p>1.5</text:p>
          </table:table-cell>
          <table:table-cell table:formula="of:=IF([.M14]&lt;RemainingFixed;INDIRECT(ADDRESS(10+COUNTIF([.$B$11:.$B$72];&quot;&lt;=&quot;&amp;[.$M14]);4));&quot;&quot;)" office:value-type="float" office:value="2">
            <text:p>2</text:p>
          </table:table-cell>
          <table:table-cell table:formula="of:=IF([.M14]&lt;RemainingFixed;INDIRECT(ADDRESS(10+COUNTIF([.$I$11:.$I$72];&quot;&lt;=&quot;&amp;[.$M14]);11));&quot;&quot;)" office:value-type="float" office:value="3">
            <text:p>3</text:p>
          </table:table-cell>
          <table:table-cell/>
          <table:table-cell office:value-type="float" office:value="1202">
            <text:p>1202</text:p>
          </table:table-cell>
          <table:table-cell/>
          <table:table-cell table:formula="of:=[.I14]*1000-[.Q14]" office:value-type="float" office:value="776.181239050804">
            <text:p>776.1812390508</text:p>
          </table:table-cell>
          <table:table-cell table:number-columns-repeated="55"/>
        </table:table-row>
        <table:table-row table:style-name="ro1">
          <table:table-cell office:value-type="float" office:value="4">
            <text:p>4</text:p>
          </table:table-cell>
          <table:table-cell table:formula="of:=IF(IntervalSecFixed*[.A15]&lt;=RemainingFixed;ABS(IntervalSecFixed*[.A15]);&quot;&quot;)" office:value-type="float" office:value="2.0327868852459">
            <text:p>2.0327868852</text:p>
          </table:table-cell>
          <table:table-cell table:formula="of:=IF([.D15]&lt;&gt;&quot;&quot;;[.B15]-IntervalSec*[.A15];&quot;&quot;)" office:value-type="float" office:value="0.0327868852459017">
            <text:p>0.0327868852</text:p>
          </table:table-cell>
          <table:table-cell table:formula="of:=IF(AND([.D14]&lt;&gt;&quot;&quot;;[.D14]+1&lt;[.$D$9]);[.D14]+1;&quot;&quot;)" office:value-type="float" office:value="4">
            <text:p>4</text:p>
          </table:table-cell>
          <table:table-cell office:value-type="string">
            <text:p>|</text:p>
          </table:table-cell>
          <table:table-cell table:formula="of:=IF([.I15]&lt;&gt;&quot;&quot;;[.F14]+1;&quot;&quot;)" office:value-type="float" office:value="4">
            <text:p>4</text:p>
          </table:table-cell>
          <table:table-cell table:formula="of:=IF([.I15]&lt;&gt;&quot;&quot;;TempoFrom+INDIRECT(ADDRESS(10+COUNTIF([.$B$11:.$B$73];&quot;&lt;=&quot;&amp;[.I15]);4))*Tick;&quot;&quot;)" office:value-type="float" office:value="95">
            <text:p>95</text:p>
          </table:table-cell>
          <table:table-cell table:formula="of:=IF([.I15]&lt;&gt;&quot;&quot;;60/[.G15];&quot;&quot;)" office:value-type="float" office:value="0.631578947368421">
            <text:p>0.6315789474</text:p>
          </table:table-cell>
          <table:table-cell table:formula="of:=IF(AND([.I14]&lt;&gt;&quot;&quot;;[.I14]+[.H14]&lt;=RemainingFixed);[.I14]+[.H14];&quot;&quot;)" office:value-type="float" office:value="2.62334252937338">
            <text:p>2.6233425294</text:p>
          </table:table-cell>
          <table:table-cell/>
          <table:table-cell table:formula="of:=IF([.I15]&lt;&gt;&quot;&quot;;[.K14]+1;&quot;&quot;)" office:value-type="float" office:value="5">
            <text:p>5</text:p>
          </table:table-cell>
          <table:table-cell office:value-type="string">
            <text:p>|</text:p>
          </table:table-cell>
          <table:table-cell table:formula="of:=IF(AND([.M14]&lt;&gt;&quot;&quot;;[.M14]+0.5&lt;=RemainingFixed);[.M14]+0.5;&quot;&quot;)" office:value-type="float" office:value="2">
            <text:p>2</text:p>
          </table:table-cell>
          <table:table-cell table:formula="of:=IF([.M15]&lt;RemainingFixed;INDIRECT(ADDRESS(10+COUNTIF([.$B$11:.$B$72];&quot;&lt;=&quot;&amp;[.$M15]);4));&quot;&quot;)" office:value-type="float" office:value="3">
            <text:p>3</text:p>
          </table:table-cell>
          <table:table-cell table:formula="of:=IF([.M15]&lt;RemainingFixed;INDIRECT(ADDRESS(10+COUNTIF([.$I$11:.$I$72];&quot;&lt;=&quot;&amp;[.$M15]);11));&quot;&quot;)" office:value-type="float" office:value="4">
            <text:p>4</text:p>
          </table:table-cell>
          <table:table-cell/>
          <table:table-cell office:value-type="float" office:value="1607">
            <text:p>1607</text:p>
          </table:table-cell>
          <table:table-cell/>
          <table:table-cell table:formula="of:=[.I15]*1000-[.Q15]" office:value-type="float" office:value="1016.34252937339">
            <text:p>1016.3425293734</text:p>
          </table:table-cell>
          <table:table-cell table:number-columns-repeated="55"/>
        </table:table-row>
        <table:table-row table:style-name="ro1">
          <table:table-cell office:value-type="float" office:value="5">
            <text:p>5</text:p>
          </table:table-cell>
          <table:table-cell table:formula="of:=IF(IntervalSecFixed*[.A16]&lt;=RemainingFixed;ABS(IntervalSecFixed*[.A16]);&quot;&quot;)" office:value-type="float" office:value="2.54098360655738">
            <text:p>2.5409836066</text:p>
          </table:table-cell>
          <table:table-cell table:formula="of:=IF([.D16]&lt;&gt;&quot;&quot;;[.B16]-IntervalSec*[.A16];&quot;&quot;)" office:value-type="float" office:value="0.040983606557377">
            <text:p>0.0409836066</text:p>
          </table:table-cell>
          <table:table-cell table:formula="of:=IF(AND([.D15]&lt;&gt;&quot;&quot;;[.D15]+1&lt;[.$D$9]);[.D15]+1;&quot;&quot;)" office:value-type="float" office:value="5">
            <text:p>5</text:p>
          </table:table-cell>
          <table:table-cell office:value-type="string">
            <text:p>|</text:p>
          </table:table-cell>
          <table:table-cell table:formula="of:=IF([.I16]&lt;&gt;&quot;&quot;;[.F15]+1;&quot;&quot;)" office:value-type="float" office:value="5">
            <text:p>5</text:p>
          </table:table-cell>
          <table:table-cell table:formula="of:=IF([.I16]&lt;&gt;&quot;&quot;;TempoFrom+INDIRECT(ADDRESS(10+COUNTIF([.$B$11:.$B$73];&quot;&lt;=&quot;&amp;[.I16]);4))*Tick;&quot;&quot;)" office:value-type="float" office:value="96">
            <text:p>96</text:p>
          </table:table-cell>
          <table:table-cell table:formula="of:=IF([.I16]&lt;&gt;&quot;&quot;;60/[.G16];&quot;&quot;)" office:value-type="float" office:value="0.625">
            <text:p>0.625</text:p>
          </table:table-cell>
          <table:table-cell table:formula="of:=IF(AND([.I15]&lt;&gt;&quot;&quot;;[.I15]+[.H15]&lt;=RemainingFixed);[.I15]+[.H15];&quot;&quot;)" office:value-type="float" office:value="3.25492147674181">
            <text:p>3.2549214767</text:p>
          </table:table-cell>
          <table:table-cell/>
          <table:table-cell table:formula="of:=IF([.I16]&lt;&gt;&quot;&quot;;[.K15]+1;&quot;&quot;)" office:value-type="float" office:value="6">
            <text:p>6</text:p>
          </table:table-cell>
          <table:table-cell office:value-type="string">
            <text:p>|</text:p>
          </table:table-cell>
          <table:table-cell table:formula="of:=IF(AND([.M15]&lt;&gt;&quot;&quot;;[.M15]+0.5&lt;=RemainingFixed);[.M15]+0.5;&quot;&quot;)" office:value-type="float" office:value="2.5">
            <text:p>2.5</text:p>
          </table:table-cell>
          <table:table-cell table:formula="of:=IF([.M16]&lt;RemainingFixed;INDIRECT(ADDRESS(10+COUNTIF([.$B$11:.$B$72];&quot;&lt;=&quot;&amp;[.$M16]);4));&quot;&quot;)" office:value-type="float" office:value="4">
            <text:p>4</text:p>
          </table:table-cell>
          <table:table-cell table:formula="of:=IF([.M16]&lt;RemainingFixed;INDIRECT(ADDRESS(10+COUNTIF([.$I$11:.$I$72];&quot;&lt;=&quot;&amp;[.$M16]);11));&quot;&quot;)" office:value-type="float" office:value="4">
            <text:p>4</text:p>
          </table:table-cell>
          <table:table-cell/>
          <table:table-cell office:value-type="float" office:value="2423">
            <text:p>2423</text:p>
          </table:table-cell>
          <table:table-cell/>
          <table:table-cell table:formula="of:=[.I16]*1000-[.Q16]" office:value-type="float" office:value="831.921476741806">
            <text:p>831.9214767418</text:p>
          </table:table-cell>
          <table:table-cell table:number-columns-repeated="55"/>
        </table:table-row>
        <table:table-row table:style-name="ro1">
          <table:table-cell office:value-type="float" office:value="6">
            <text:p>6</text:p>
          </table:table-cell>
          <table:table-cell table:formula="of:=IF(IntervalSecFixed*[.A17]&lt;=RemainingFixed;ABS(IntervalSecFixed*[.A17]);&quot;&quot;)" office:value-type="float" office:value="3.04918032786885">
            <text:p>3.0491803279</text:p>
          </table:table-cell>
          <table:table-cell table:formula="of:=IF([.D17]&lt;&gt;&quot;&quot;;[.B17]-IntervalSec*[.A17];&quot;&quot;)" office:value-type="float" office:value="0.0491803278688527">
            <text:p>0.0491803279</text:p>
          </table:table-cell>
          <table:table-cell table:formula="of:=IF(AND([.D16]&lt;&gt;&quot;&quot;;[.D16]+1&lt;[.$D$9]);[.D16]+1;&quot;&quot;)" office:value-type="float" office:value="6">
            <text:p>6</text:p>
          </table:table-cell>
          <table:table-cell office:value-type="string">
            <text:p>|</text:p>
          </table:table-cell>
          <table:table-cell table:formula="of:=IF([.I17]&lt;&gt;&quot;&quot;;[.F16]+1;&quot;&quot;)" office:value-type="float" office:value="6">
            <text:p>6</text:p>
          </table:table-cell>
          <table:table-cell table:formula="of:=IF([.I17]&lt;&gt;&quot;&quot;;TempoFrom+INDIRECT(ADDRESS(10+COUNTIF([.$B$11:.$B$73];&quot;&lt;=&quot;&amp;[.I17]);4))*Tick;&quot;&quot;)" office:value-type="float" office:value="97">
            <text:p>97</text:p>
          </table:table-cell>
          <table:table-cell table:formula="of:=IF([.I17]&lt;&gt;&quot;&quot;;60/[.G17];&quot;&quot;)" office:value-type="float" office:value="0.618556701030928">
            <text:p>0.618556701</text:p>
          </table:table-cell>
          <table:table-cell table:formula="of:=IF(AND([.I16]&lt;&gt;&quot;&quot;;[.I16]+[.H16]&lt;=RemainingFixed);[.I16]+[.H16];&quot;&quot;)" office:value-type="float" office:value="3.87992147674181">
            <text:p>3.8799214767</text:p>
          </table:table-cell>
          <table:table-cell/>
          <table:table-cell table:formula="of:=IF([.I17]&lt;&gt;&quot;&quot;;[.K16]+1;&quot;&quot;)" office:value-type="float" office:value="7">
            <text:p>7</text:p>
          </table:table-cell>
          <table:table-cell office:value-type="string">
            <text:p>|</text:p>
          </table:table-cell>
          <table:table-cell table:formula="of:=IF(AND([.M16]&lt;&gt;&quot;&quot;;[.M16]+0.5&lt;=RemainingFixed);[.M16]+0.5;&quot;&quot;)" office:value-type="float" office:value="3">
            <text:p>3</text:p>
          </table:table-cell>
          <table:table-cell table:formula="of:=IF([.M17]&lt;RemainingFixed;INDIRECT(ADDRESS(10+COUNTIF([.$B$11:.$B$72];&quot;&lt;=&quot;&amp;[.$M17]);4));&quot;&quot;)" office:value-type="float" office:value="5">
            <text:p>5</text:p>
          </table:table-cell>
          <table:table-cell table:formula="of:=IF([.M17]&lt;RemainingFixed;INDIRECT(ADDRESS(10+COUNTIF([.$I$11:.$I$72];&quot;&lt;=&quot;&amp;[.$M17]);11));&quot;&quot;)" office:value-type="float" office:value="5">
            <text:p>5</text:p>
          </table:table-cell>
          <table:table-cell/>
          <table:table-cell office:value-type="float" office:value="2833">
            <text:p>2833</text:p>
          </table:table-cell>
          <table:table-cell/>
          <table:table-cell table:formula="of:=[.I17]*1000-[.Q17]" office:value-type="float" office:value="1046.92147674181">
            <text:p>1046.9214767418</text:p>
          </table:table-cell>
          <table:table-cell table:number-columns-repeated="55"/>
        </table:table-row>
        <table:table-row table:style-name="ro1">
          <table:table-cell office:value-type="float" office:value="7">
            <text:p>7</text:p>
          </table:table-cell>
          <table:table-cell table:formula="of:=IF(IntervalSecFixed*[.A18]&lt;=RemainingFixed;ABS(IntervalSecFixed*[.A18]);&quot;&quot;)" office:value-type="float" office:value="3.55737704918033">
            <text:p>3.5573770492</text:p>
          </table:table-cell>
          <table:table-cell table:formula="of:=IF([.D18]&lt;&gt;&quot;&quot;;[.B18]-IntervalSec*[.A18];&quot;&quot;)" office:value-type="float" office:value="0.057377049180328">
            <text:p>0.0573770492</text:p>
          </table:table-cell>
          <table:table-cell table:formula="of:=IF(AND([.D17]&lt;&gt;&quot;&quot;;[.D17]+1&lt;[.$D$9]);[.D17]+1;&quot;&quot;)" office:value-type="float" office:value="7">
            <text:p>7</text:p>
          </table:table-cell>
          <table:table-cell office:value-type="string">
            <text:p>|</text:p>
          </table:table-cell>
          <table:table-cell table:formula="of:=IF([.I18]&lt;&gt;&quot;&quot;;[.F17]+1;&quot;&quot;)" office:value-type="float" office:value="7">
            <text:p>7</text:p>
          </table:table-cell>
          <table:table-cell table:formula="of:=IF([.I18]&lt;&gt;&quot;&quot;;TempoFrom+INDIRECT(ADDRESS(10+COUNTIF([.$B$11:.$B$73];&quot;&lt;=&quot;&amp;[.I18]);4))*Tick;&quot;&quot;)" office:value-type="float" office:value="98">
            <text:p>98</text:p>
          </table:table-cell>
          <table:table-cell table:formula="of:=IF([.I18]&lt;&gt;&quot;&quot;;60/[.G18];&quot;&quot;)" office:value-type="float" office:value="0.612244897959184">
            <text:p>0.612244898</text:p>
          </table:table-cell>
          <table:table-cell table:formula="of:=IF(AND([.I17]&lt;&gt;&quot;&quot;;[.I17]+[.H17]&lt;=RemainingFixed);[.I17]+[.H17];&quot;&quot;)" office:value-type="float" office:value="4.49847817777273">
            <text:p>4.4984781778</text:p>
          </table:table-cell>
          <table:table-cell/>
          <table:table-cell table:formula="of:=IF([.I18]&lt;&gt;&quot;&quot;;[.K17]+1;&quot;&quot;)" office:value-type="float" office:value="8">
            <text:p>8</text:p>
          </table:table-cell>
          <table:table-cell office:value-type="string">
            <text:p>|</text:p>
          </table:table-cell>
          <table:table-cell table:formula="of:=IF(AND([.M17]&lt;&gt;&quot;&quot;;[.M17]+0.5&lt;=RemainingFixed);[.M17]+0.5;&quot;&quot;)" office:value-type="float" office:value="3.5">
            <text:p>3.5</text:p>
          </table:table-cell>
          <table:table-cell table:formula="of:=IF([.M18]&lt;RemainingFixed;INDIRECT(ADDRESS(10+COUNTIF([.$B$11:.$B$72];&quot;&lt;=&quot;&amp;[.$M18]);4));&quot;&quot;)" office:value-type="float" office:value="6">
            <text:p>6</text:p>
          </table:table-cell>
          <table:table-cell table:formula="of:=IF([.M18]&lt;RemainingFixed;INDIRECT(ADDRESS(10+COUNTIF([.$I$11:.$I$72];&quot;&lt;=&quot;&amp;[.$M18]);11));&quot;&quot;)" office:value-type="float" office:value="6">
            <text:p>6</text:p>
          </table:table-cell>
          <table:table-cell/>
          <table:table-cell office:value-type="float" office:value="3246">
            <text:p>3246</text:p>
          </table:table-cell>
          <table:table-cell/>
          <table:table-cell table:formula="of:=[.I18]*1000-[.Q18]" office:value-type="float" office:value="1252.47817777273">
            <text:p>1252.4781777727</text:p>
          </table:table-cell>
          <table:table-cell table:number-columns-repeated="55"/>
        </table:table-row>
        <table:table-row table:style-name="ro1">
          <table:table-cell office:value-type="float" office:value="8">
            <text:p>8</text:p>
          </table:table-cell>
          <table:table-cell table:formula="of:=IF(IntervalSecFixed*[.A19]&lt;=RemainingFixed;ABS(IntervalSecFixed*[.A19]);&quot;&quot;)" office:value-type="float" office:value="4.0655737704918">
            <text:p>4.0655737705</text:p>
          </table:table-cell>
          <table:table-cell table:formula="of:=IF([.D19]&lt;&gt;&quot;&quot;;[.B19]-IntervalSec*[.A19];&quot;&quot;)" office:value-type="float" office:value="0.0655737704918034">
            <text:p>0.0655737705</text:p>
          </table:table-cell>
          <table:table-cell table:formula="of:=IF(AND([.D18]&lt;&gt;&quot;&quot;;[.D18]+1&lt;[.$D$9]);[.D18]+1;&quot;&quot;)" office:value-type="float" office:value="8">
            <text:p>8</text:p>
          </table:table-cell>
          <table:table-cell office:value-type="string">
            <text:p>|</text:p>
          </table:table-cell>
          <table:table-cell table:formula="of:=IF([.I19]&lt;&gt;&quot;&quot;;[.F18]+1;&quot;&quot;)" office:value-type="float" office:value="8">
            <text:p>8</text:p>
          </table:table-cell>
          <table:table-cell table:formula="of:=IF([.I19]&lt;&gt;&quot;&quot;;TempoFrom+INDIRECT(ADDRESS(10+COUNTIF([.$B$11:.$B$73];&quot;&lt;=&quot;&amp;[.I19]);4))*Tick;&quot;&quot;)" office:value-type="float" office:value="100">
            <text:p>100</text:p>
          </table:table-cell>
          <table:table-cell table:formula="of:=IF([.I19]&lt;&gt;&quot;&quot;;60/[.G19];&quot;&quot;)" office:value-type="float" office:value="0.6">
            <text:p>0.6</text:p>
          </table:table-cell>
          <table:table-cell table:formula="of:=IF(AND([.I18]&lt;&gt;&quot;&quot;;[.I18]+[.H18]&lt;=RemainingFixed);[.I18]+[.H18];&quot;&quot;)" office:value-type="float" office:value="5.11072307573192">
            <text:p>5.1107230757</text:p>
          </table:table-cell>
          <table:table-cell/>
          <table:table-cell table:formula="of:=IF([.I19]&lt;&gt;&quot;&quot;;[.K18]+1;&quot;&quot;)" office:value-type="float" office:value="9">
            <text:p>9</text:p>
          </table:table-cell>
          <table:table-cell office:value-type="string">
            <text:p>|</text:p>
          </table:table-cell>
          <table:table-cell table:formula="of:=IF(AND([.M18]&lt;&gt;&quot;&quot;;[.M18]+0.5&lt;=RemainingFixed);[.M18]+0.5;&quot;&quot;)" office:value-type="float" office:value="4">
            <text:p>4</text:p>
          </table:table-cell>
          <table:table-cell table:formula="of:=IF([.M19]&lt;RemainingFixed;INDIRECT(ADDRESS(10+COUNTIF([.$B$11:.$B$72];&quot;&lt;=&quot;&amp;[.$M19]);4));&quot;&quot;)" office:value-type="float" office:value="7">
            <text:p>7</text:p>
          </table:table-cell>
          <table:table-cell table:formula="of:=IF([.M19]&lt;RemainingFixed;INDIRECT(ADDRESS(10+COUNTIF([.$I$11:.$I$72];&quot;&lt;=&quot;&amp;[.$M19]);11));&quot;&quot;)" office:value-type="float" office:value="7">
            <text:p>7</text:p>
          </table:table-cell>
          <table:table-cell/>
          <table:table-cell office:value-type="float" office:value="3662">
            <text:p>3662</text:p>
          </table:table-cell>
          <table:table-cell/>
          <table:table-cell table:formula="of:=[.I19]*1000-[.Q19]" office:value-type="float" office:value="1448.72307573192">
            <text:p>1448.7230757319</text:p>
          </table:table-cell>
          <table:table-cell table:number-columns-repeated="55"/>
        </table:table-row>
        <table:table-row table:style-name="ro1">
          <table:table-cell office:value-type="float" office:value="9">
            <text:p>9</text:p>
          </table:table-cell>
          <table:table-cell table:formula="of:=IF(IntervalSecFixed*[.A20]&lt;=RemainingFixed;ABS(IntervalSecFixed*[.A20]);&quot;&quot;)" office:value-type="float" office:value="4.57377049180328">
            <text:p>4.5737704918</text:p>
          </table:table-cell>
          <table:table-cell table:formula="of:=IF([.D20]&lt;&gt;&quot;&quot;;[.B20]-IntervalSec*[.A20];&quot;&quot;)" office:value-type="float" office:value="0.0737704918032787">
            <text:p>0.0737704918</text:p>
          </table:table-cell>
          <table:table-cell table:formula="of:=IF(AND([.D19]&lt;&gt;&quot;&quot;;[.D19]+1&lt;[.$D$9]);[.D19]+1;&quot;&quot;)" office:value-type="float" office:value="9">
            <text:p>9</text:p>
          </table:table-cell>
          <table:table-cell office:value-type="string">
            <text:p>|</text:p>
          </table:table-cell>
          <table:table-cell table:formula="of:=IF([.I20]&lt;&gt;&quot;&quot;;[.F19]+1;&quot;&quot;)" office:value-type="float" office:value="9">
            <text:p>9</text:p>
          </table:table-cell>
          <table:table-cell table:formula="of:=IF([.I20]&lt;&gt;&quot;&quot;;TempoFrom+INDIRECT(ADDRESS(10+COUNTIF([.$B$11:.$B$73];&quot;&lt;=&quot;&amp;[.I20]);4))*Tick;&quot;&quot;)" office:value-type="float" office:value="101">
            <text:p>101</text:p>
          </table:table-cell>
          <table:table-cell table:formula="of:=IF([.I20]&lt;&gt;&quot;&quot;;60/[.G20];&quot;&quot;)" office:value-type="float" office:value="0.594059405940594">
            <text:p>0.5940594059</text:p>
          </table:table-cell>
          <table:table-cell table:formula="of:=IF(AND([.I19]&lt;&gt;&quot;&quot;;[.I19]+[.H19]&lt;=RemainingFixed);[.I19]+[.H19];&quot;&quot;)" office:value-type="float" office:value="5.71072307573192">
            <text:p>5.7107230757</text:p>
          </table:table-cell>
          <table:table-cell/>
          <table:table-cell table:formula="of:=IF([.I20]&lt;&gt;&quot;&quot;;[.K19]+1;&quot;&quot;)" office:value-type="float" office:value="10">
            <text:p>10</text:p>
          </table:table-cell>
          <table:table-cell office:value-type="string">
            <text:p>|</text:p>
          </table:table-cell>
          <table:table-cell table:formula="of:=IF(AND([.M19]&lt;&gt;&quot;&quot;;[.M19]+0.5&lt;=RemainingFixed);[.M19]+0.5;&quot;&quot;)" office:value-type="float" office:value="4.5">
            <text:p>4.5</text:p>
          </table:table-cell>
          <table:table-cell table:formula="of:=IF([.M20]&lt;RemainingFixed;INDIRECT(ADDRESS(10+COUNTIF([.$B$11:.$B$72];&quot;&lt;=&quot;&amp;[.$M20]);4));&quot;&quot;)" office:value-type="float" office:value="8">
            <text:p>8</text:p>
          </table:table-cell>
          <table:table-cell table:formula="of:=IF([.M20]&lt;RemainingFixed;INDIRECT(ADDRESS(10+COUNTIF([.$I$11:.$I$72];&quot;&lt;=&quot;&amp;[.$M20]);11));&quot;&quot;)" office:value-type="float" office:value="8">
            <text:p>8</text:p>
          </table:table-cell>
          <table:table-cell table:number-columns-repeated="59"/>
        </table:table-row>
        <table:table-row table:style-name="ro1">
          <table:table-cell office:value-type="float" office:value="10">
            <text:p>10</text:p>
          </table:table-cell>
          <table:table-cell table:formula="of:=IF(IntervalSecFixed*[.A21]&lt;=RemainingFixed;ABS(IntervalSecFixed*[.A21]);&quot;&quot;)" office:value-type="float" office:value="5.08196721311475">
            <text:p>5.0819672131</text:p>
          </table:table-cell>
          <table:table-cell table:formula="of:=IF([.D21]&lt;&gt;&quot;&quot;;[.B21]-IntervalSec*[.A21];&quot;&quot;)" office:value-type="float" office:value="0.081967213114754">
            <text:p>0.0819672131</text:p>
          </table:table-cell>
          <table:table-cell table:formula="of:=IF(AND([.D20]&lt;&gt;&quot;&quot;;[.D20]+1&lt;[.$D$9]);[.D20]+1;&quot;&quot;)" office:value-type="float" office:value="10">
            <text:p>10</text:p>
          </table:table-cell>
          <table:table-cell office:value-type="string">
            <text:p>|</text:p>
          </table:table-cell>
          <table:table-cell table:formula="of:=IF([.I21]&lt;&gt;&quot;&quot;;[.F20]+1;&quot;&quot;)" office:value-type="float" office:value="10">
            <text:p>10</text:p>
          </table:table-cell>
          <table:table-cell table:formula="of:=IF([.I21]&lt;&gt;&quot;&quot;;TempoFrom+INDIRECT(ADDRESS(10+COUNTIF([.$B$11:.$B$73];&quot;&lt;=&quot;&amp;[.I21]);4))*Tick;&quot;&quot;)" office:value-type="float" office:value="102">
            <text:p>102</text:p>
          </table:table-cell>
          <table:table-cell table:formula="of:=IF([.I21]&lt;&gt;&quot;&quot;;60/[.G21];&quot;&quot;)" office:value-type="float" office:value="0.588235294117647">
            <text:p>0.5882352941</text:p>
          </table:table-cell>
          <table:table-cell table:formula="of:=IF(AND([.I20]&lt;&gt;&quot;&quot;;[.I20]+[.H20]&lt;=RemainingFixed);[.I20]+[.H20];&quot;&quot;)" office:value-type="float" office:value="6.30478248167251">
            <text:p>6.3047824817</text:p>
          </table:table-cell>
          <table:table-cell/>
          <table:table-cell table:formula="of:=IF([.I21]&lt;&gt;&quot;&quot;;[.K20]+1;&quot;&quot;)" office:value-type="float" office:value="11">
            <text:p>11</text:p>
          </table:table-cell>
          <table:table-cell office:value-type="string">
            <text:p>|</text:p>
          </table:table-cell>
          <table:table-cell table:formula="of:=IF(AND([.M20]&lt;&gt;&quot;&quot;;[.M20]+0.5&lt;=RemainingFixed);[.M20]+0.5;&quot;&quot;)" office:value-type="float" office:value="5">
            <text:p>5</text:p>
          </table:table-cell>
          <table:table-cell table:formula="of:=IF([.M21]&lt;RemainingFixed;INDIRECT(ADDRESS(10+COUNTIF([.$B$11:.$B$72];&quot;&lt;=&quot;&amp;[.$M21]);4));&quot;&quot;)" office:value-type="float" office:value="9">
            <text:p>9</text:p>
          </table:table-cell>
          <table:table-cell table:formula="of:=IF([.M21]&lt;RemainingFixed;INDIRECT(ADDRESS(10+COUNTIF([.$I$11:.$I$72];&quot;&lt;=&quot;&amp;[.$M21]);11));&quot;&quot;)" office:value-type="float" office:value="8">
            <text:p>8</text:p>
          </table:table-cell>
          <table:table-cell table:number-columns-repeated="59"/>
        </table:table-row>
        <table:table-row table:style-name="ro1">
          <table:table-cell office:value-type="float" office:value="11">
            <text:p>11</text:p>
          </table:table-cell>
          <table:table-cell table:formula="of:=IF(IntervalSecFixed*[.A22]&lt;=RemainingFixed;ABS(IntervalSecFixed*[.A22]);&quot;&quot;)" office:value-type="float" office:value="5.59016393442623">
            <text:p>5.5901639344</text:p>
          </table:table-cell>
          <table:table-cell table:formula="of:=IF([.D22]&lt;&gt;&quot;&quot;;[.B22]-IntervalSec*[.A22];&quot;&quot;)" office:value-type="float" office:value="0.0901639344262293">
            <text:p>0.0901639344</text:p>
          </table:table-cell>
          <table:table-cell table:formula="of:=IF(AND([.D21]&lt;&gt;&quot;&quot;;[.D21]+1&lt;[.$D$9]);[.D21]+1;&quot;&quot;)" office:value-type="float" office:value="11">
            <text:p>11</text:p>
          </table:table-cell>
          <table:table-cell office:value-type="string">
            <text:p>|</text:p>
          </table:table-cell>
          <table:table-cell table:formula="of:=IF([.I22]&lt;&gt;&quot;&quot;;[.F21]+1;&quot;&quot;)" office:value-type="float" office:value="11">
            <text:p>11</text:p>
          </table:table-cell>
          <table:table-cell table:formula="of:=IF([.I22]&lt;&gt;&quot;&quot;;TempoFrom+INDIRECT(ADDRESS(10+COUNTIF([.$B$11:.$B$73];&quot;&lt;=&quot;&amp;[.I22]);4))*Tick;&quot;&quot;)" office:value-type="float" office:value="103">
            <text:p>103</text:p>
          </table:table-cell>
          <table:table-cell table:formula="of:=IF([.I22]&lt;&gt;&quot;&quot;;60/[.G22];&quot;&quot;)" office:value-type="float" office:value="0.58252427184466">
            <text:p>0.5825242718</text:p>
          </table:table-cell>
          <table:table-cell table:formula="of:=IF(AND([.I21]&lt;&gt;&quot;&quot;;[.I21]+[.H21]&lt;=RemainingFixed);[.I21]+[.H21];&quot;&quot;)" office:value-type="float" office:value="6.89301777579016">
            <text:p>6.8930177758</text:p>
          </table:table-cell>
          <table:table-cell/>
          <table:table-cell table:formula="of:=IF([.I22]&lt;&gt;&quot;&quot;;[.K21]+1;&quot;&quot;)" office:value-type="float" office:value="12">
            <text:p>12</text:p>
          </table:table-cell>
          <table:table-cell office:value-type="string">
            <text:p>|</text:p>
          </table:table-cell>
          <table:table-cell table:formula="of:=IF(AND([.M21]&lt;&gt;&quot;&quot;;[.M21]+0.5&lt;=RemainingFixed);[.M21]+0.5;&quot;&quot;)" office:value-type="float" office:value="5.5">
            <text:p>5.5</text:p>
          </table:table-cell>
          <table:table-cell table:formula="of:=IF([.M22]&lt;RemainingFixed;INDIRECT(ADDRESS(10+COUNTIF([.$B$11:.$B$72];&quot;&lt;=&quot;&amp;[.$M22]);4));&quot;&quot;)" office:value-type="float" office:value="10">
            <text:p>10</text:p>
          </table:table-cell>
          <table:table-cell table:formula="of:=IF([.M22]&lt;RemainingFixed;INDIRECT(ADDRESS(10+COUNTIF([.$I$11:.$I$72];&quot;&lt;=&quot;&amp;[.$M22]);11));&quot;&quot;)" office:value-type="float" office:value="9">
            <text:p>9</text:p>
          </table:table-cell>
          <table:table-cell table:number-columns-repeated="59"/>
        </table:table-row>
        <table:table-row table:style-name="ro1">
          <table:table-cell office:value-type="float" office:value="12">
            <text:p>12</text:p>
          </table:table-cell>
          <table:table-cell table:formula="of:=IF(IntervalSecFixed*[.A23]&lt;=RemainingFixed;ABS(IntervalSecFixed*[.A23]);&quot;&quot;)" office:value-type="float" office:value="6.09836065573771">
            <text:p>6.0983606557</text:p>
          </table:table-cell>
          <table:table-cell table:formula="of:=IF([.D23]&lt;&gt;&quot;&quot;;[.B23]-IntervalSec*[.A23];&quot;&quot;)" office:value-type="float" office:value="0.0983606557377055">
            <text:p>0.0983606557</text:p>
          </table:table-cell>
          <table:table-cell table:formula="of:=IF(AND([.D22]&lt;&gt;&quot;&quot;;[.D22]+1&lt;[.$D$9]);[.D22]+1;&quot;&quot;)" office:value-type="float" office:value="12">
            <text:p>12</text:p>
          </table:table-cell>
          <table:table-cell office:value-type="string">
            <text:p>|</text:p>
          </table:table-cell>
          <table:table-cell table:formula="of:=IF([.I23]&lt;&gt;&quot;&quot;;[.F22]+1;&quot;&quot;)" office:value-type="float" office:value="12">
            <text:p>12</text:p>
          </table:table-cell>
          <table:table-cell table:formula="of:=IF([.I23]&lt;&gt;&quot;&quot;;TempoFrom+INDIRECT(ADDRESS(10+COUNTIF([.$B$11:.$B$73];&quot;&lt;=&quot;&amp;[.I23]);4))*Tick;&quot;&quot;)" office:value-type="float" office:value="104">
            <text:p>104</text:p>
          </table:table-cell>
          <table:table-cell table:formula="of:=IF([.I23]&lt;&gt;&quot;&quot;;60/[.G23];&quot;&quot;)" office:value-type="float" office:value="0.576923076923077">
            <text:p>0.5769230769</text:p>
          </table:table-cell>
          <table:table-cell table:formula="of:=IF(AND([.I22]&lt;&gt;&quot;&quot;;[.I22]+[.H22]&lt;=RemainingFixed);[.I22]+[.H22];&quot;&quot;)" office:value-type="float" office:value="7.47554204763482">
            <text:p>7.4755420476</text:p>
          </table:table-cell>
          <table:table-cell/>
          <table:table-cell table:formula="of:=IF([.I23]&lt;&gt;&quot;&quot;;[.K22]+1;&quot;&quot;)" office:value-type="float" office:value="13">
            <text:p>13</text:p>
          </table:table-cell>
          <table:table-cell office:value-type="string">
            <text:p>|</text:p>
          </table:table-cell>
          <table:table-cell table:formula="of:=IF(AND([.M22]&lt;&gt;&quot;&quot;;[.M22]+0.5&lt;=RemainingFixed);[.M22]+0.5;&quot;&quot;)" office:value-type="float" office:value="6">
            <text:p>6</text:p>
          </table:table-cell>
          <table:table-cell table:formula="of:=IF([.M23]&lt;RemainingFixed;INDIRECT(ADDRESS(10+COUNTIF([.$B$11:.$B$72];&quot;&lt;=&quot;&amp;[.$M23]);4));&quot;&quot;)" office:value-type="float" office:value="11">
            <text:p>11</text:p>
          </table:table-cell>
          <table:table-cell table:formula="of:=IF([.M23]&lt;RemainingFixed;INDIRECT(ADDRESS(10+COUNTIF([.$I$11:.$I$72];&quot;&lt;=&quot;&amp;[.$M23]);11));&quot;&quot;)" office:value-type="float" office:value="10">
            <text:p>10</text:p>
          </table:table-cell>
          <table:table-cell table:number-columns-repeated="59"/>
        </table:table-row>
        <table:table-row table:style-name="ro1">
          <table:table-cell office:value-type="float" office:value="13">
            <text:p>13</text:p>
          </table:table-cell>
          <table:table-cell table:formula="of:=IF(IntervalSecFixed*[.A24]&lt;=RemainingFixed;ABS(IntervalSecFixed*[.A24]);&quot;&quot;)" office:value-type="float" office:value="6.60655737704918">
            <text:p>6.606557377</text:p>
          </table:table-cell>
          <table:table-cell table:formula="of:=IF([.D24]&lt;&gt;&quot;&quot;;[.B24]-IntervalSec*[.A24];&quot;&quot;)" office:value-type="float" office:value="0.106557377049181">
            <text:p>0.106557377</text:p>
          </table:table-cell>
          <table:table-cell table:formula="of:=IF(AND([.D23]&lt;&gt;&quot;&quot;;[.D23]+1&lt;[.$D$9]);[.D23]+1;&quot;&quot;)" office:value-type="float" office:value="13">
            <text:p>13</text:p>
          </table:table-cell>
          <table:table-cell office:value-type="string">
            <text:p>|</text:p>
          </table:table-cell>
          <table:table-cell table:formula="of:=IF([.I24]&lt;&gt;&quot;&quot;;[.F23]+1;&quot;&quot;)" office:value-type="float" office:value="13">
            <text:p>13</text:p>
          </table:table-cell>
          <table:table-cell table:formula="of:=IF([.I24]&lt;&gt;&quot;&quot;;TempoFrom+INDIRECT(ADDRESS(10+COUNTIF([.$B$11:.$B$73];&quot;&lt;=&quot;&amp;[.I24]);4))*Tick;&quot;&quot;)" office:value-type="float" office:value="105">
            <text:p>105</text:p>
          </table:table-cell>
          <table:table-cell table:formula="of:=IF([.I24]&lt;&gt;&quot;&quot;;60/[.G24];&quot;&quot;)" office:value-type="float" office:value="0.571428571428571">
            <text:p>0.5714285714</text:p>
          </table:table-cell>
          <table:table-cell table:formula="of:=IF(AND([.I23]&lt;&gt;&quot;&quot;;[.I23]+[.H23]&lt;=RemainingFixed);[.I23]+[.H23];&quot;&quot;)" office:value-type="float" office:value="8.05246512455789">
            <text:p>8.0524651246</text:p>
          </table:table-cell>
          <table:table-cell/>
          <table:table-cell table:formula="of:=IF([.I24]&lt;&gt;&quot;&quot;;[.K23]+1;&quot;&quot;)" office:value-type="float" office:value="14">
            <text:p>14</text:p>
          </table:table-cell>
          <table:table-cell office:value-type="string">
            <text:p>|</text:p>
          </table:table-cell>
          <table:table-cell table:formula="of:=IF(AND([.M23]&lt;&gt;&quot;&quot;;[.M23]+0.5&lt;=RemainingFixed);[.M23]+0.5;&quot;&quot;)" office:value-type="float" office:value="6.5">
            <text:p>6.5</text:p>
          </table:table-cell>
          <table:table-cell table:formula="of:=IF([.M24]&lt;RemainingFixed;INDIRECT(ADDRESS(10+COUNTIF([.$B$11:.$B$72];&quot;&lt;=&quot;&amp;[.$M24]);4));&quot;&quot;)" office:value-type="float" office:value="12">
            <text:p>12</text:p>
          </table:table-cell>
          <table:table-cell table:formula="of:=IF([.M24]&lt;RemainingFixed;INDIRECT(ADDRESS(10+COUNTIF([.$I$11:.$I$72];&quot;&lt;=&quot;&amp;[.$M24]);11));&quot;&quot;)" office:value-type="float" office:value="11">
            <text:p>11</text:p>
          </table:table-cell>
          <table:table-cell table:number-columns-repeated="59"/>
        </table:table-row>
        <table:table-row table:style-name="ro1">
          <table:table-cell office:value-type="float" office:value="14">
            <text:p>14</text:p>
          </table:table-cell>
          <table:table-cell table:formula="of:=IF(IntervalSecFixed*[.A25]&lt;=RemainingFixed;ABS(IntervalSecFixed*[.A25]);&quot;&quot;)" office:value-type="float" office:value="7.11475409836066">
            <text:p>7.1147540984</text:p>
          </table:table-cell>
          <table:table-cell table:formula="of:=IF([.D25]&lt;&gt;&quot;&quot;;[.B25]-IntervalSec*[.A25];&quot;&quot;)" office:value-type="float" office:value="0.114754098360656">
            <text:p>0.1147540984</text:p>
          </table:table-cell>
          <table:table-cell table:formula="of:=IF(AND([.D24]&lt;&gt;&quot;&quot;;[.D24]+1&lt;[.$D$9]);[.D24]+1;&quot;&quot;)" office:value-type="float" office:value="14">
            <text:p>14</text:p>
          </table:table-cell>
          <table:table-cell office:value-type="string">
            <text:p>|</text:p>
          </table:table-cell>
          <table:table-cell table:formula="of:=IF([.I25]&lt;&gt;&quot;&quot;;[.F24]+1;&quot;&quot;)" office:value-type="float" office:value="14">
            <text:p>14</text:p>
          </table:table-cell>
          <table:table-cell table:formula="of:=IF([.I25]&lt;&gt;&quot;&quot;;TempoFrom+INDIRECT(ADDRESS(10+COUNTIF([.$B$11:.$B$73];&quot;&lt;=&quot;&amp;[.I25]);4))*Tick;&quot;&quot;)" office:value-type="float" office:value="106">
            <text:p>106</text:p>
          </table:table-cell>
          <table:table-cell table:formula="of:=IF([.I25]&lt;&gt;&quot;&quot;;60/[.G25];&quot;&quot;)" office:value-type="float" office:value="0.566037735849057">
            <text:p>0.5660377358</text:p>
          </table:table-cell>
          <table:table-cell table:formula="of:=IF(AND([.I24]&lt;&gt;&quot;&quot;;[.I24]+[.H24]&lt;=RemainingFixed);[.I24]+[.H24];&quot;&quot;)" office:value-type="float" office:value="8.62389369598647">
            <text:p>8.623893696</text:p>
          </table:table-cell>
          <table:table-cell/>
          <table:table-cell table:formula="of:=IF([.I25]&lt;&gt;&quot;&quot;;[.K24]+1;&quot;&quot;)" office:value-type="float" office:value="15">
            <text:p>15</text:p>
          </table:table-cell>
          <table:table-cell office:value-type="string">
            <text:p>|</text:p>
          </table:table-cell>
          <table:table-cell table:formula="of:=IF(AND([.M24]&lt;&gt;&quot;&quot;;[.M24]+0.5&lt;=RemainingFixed);[.M24]+0.5;&quot;&quot;)" office:value-type="float" office:value="7">
            <text:p>7</text:p>
          </table:table-cell>
          <table:table-cell table:formula="of:=IF([.M25]&lt;RemainingFixed;INDIRECT(ADDRESS(10+COUNTIF([.$B$11:.$B$72];&quot;&lt;=&quot;&amp;[.$M25]);4));&quot;&quot;)" office:value-type="float" office:value="13">
            <text:p>13</text:p>
          </table:table-cell>
          <table:table-cell table:formula="of:=IF([.M25]&lt;RemainingFixed;INDIRECT(ADDRESS(10+COUNTIF([.$I$11:.$I$72];&quot;&lt;=&quot;&amp;[.$M25]);11));&quot;&quot;)" office:value-type="float" office:value="12">
            <text:p>12</text:p>
          </table:table-cell>
          <table:table-cell table:number-columns-repeated="59"/>
        </table:table-row>
        <table:table-row table:style-name="ro1">
          <table:table-cell office:value-type="float" office:value="15">
            <text:p>15</text:p>
          </table:table-cell>
          <table:table-cell table:formula="of:=IF(IntervalSecFixed*[.A26]&lt;=RemainingFixed;ABS(IntervalSecFixed*[.A26]);&quot;&quot;)" office:value-type="float" office:value="7.62295081967213">
            <text:p>7.6229508197</text:p>
          </table:table-cell>
          <table:table-cell table:formula="of:=IF([.D26]&lt;&gt;&quot;&quot;;[.B26]-IntervalSec*[.A26];&quot;&quot;)" office:value-type="float" office:value="0.122950819672131">
            <text:p>0.1229508197</text:p>
          </table:table-cell>
          <table:table-cell table:formula="of:=IF(AND([.D25]&lt;&gt;&quot;&quot;;[.D25]+1&lt;[.$D$9]);[.D25]+1;&quot;&quot;)" office:value-type="float" office:value="15">
            <text:p>15</text:p>
          </table:table-cell>
          <table:table-cell office:value-type="string">
            <text:p>|</text:p>
          </table:table-cell>
          <table:table-cell table:formula="of:=IF([.I26]&lt;&gt;&quot;&quot;;[.F25]+1;&quot;&quot;)" office:value-type="float" office:value="15">
            <text:p>15</text:p>
          </table:table-cell>
          <table:table-cell table:formula="of:=IF([.I26]&lt;&gt;&quot;&quot;;TempoFrom+INDIRECT(ADDRESS(10+COUNTIF([.$B$11:.$B$73];&quot;&lt;=&quot;&amp;[.I26]);4))*Tick;&quot;&quot;)" office:value-type="float" office:value="108">
            <text:p>108</text:p>
          </table:table-cell>
          <table:table-cell table:formula="of:=IF([.I26]&lt;&gt;&quot;&quot;;60/[.G26];&quot;&quot;)" office:value-type="float" office:value="0.555555555555556">
            <text:p>0.5555555556</text:p>
          </table:table-cell>
          <table:table-cell table:formula="of:=IF(AND([.I25]&lt;&gt;&quot;&quot;;[.I25]+[.H25]&lt;=RemainingFixed);[.I25]+[.H25];&quot;&quot;)" office:value-type="float" office:value="9.18993143183552">
            <text:p>9.1899314318</text:p>
          </table:table-cell>
          <table:table-cell/>
          <table:table-cell table:formula="of:=IF([.I26]&lt;&gt;&quot;&quot;;[.K25]+1;&quot;&quot;)" office:value-type="float" office:value="16">
            <text:p>16</text:p>
          </table:table-cell>
          <table:table-cell office:value-type="string">
            <text:p>|</text:p>
          </table:table-cell>
          <table:table-cell table:formula="of:=IF(AND([.M25]&lt;&gt;&quot;&quot;;[.M25]+0.5&lt;=RemainingFixed);[.M25]+0.5;&quot;&quot;)" office:value-type="float" office:value="7.5">
            <text:p>7.5</text:p>
          </table:table-cell>
          <table:table-cell table:formula="of:=IF([.M26]&lt;RemainingFixed;INDIRECT(ADDRESS(10+COUNTIF([.$B$11:.$B$72];&quot;&lt;=&quot;&amp;[.$M26]);4));&quot;&quot;)" office:value-type="float" office:value="14">
            <text:p>14</text:p>
          </table:table-cell>
          <table:table-cell table:formula="of:=IF([.M26]&lt;RemainingFixed;INDIRECT(ADDRESS(10+COUNTIF([.$I$11:.$I$72];&quot;&lt;=&quot;&amp;[.$M26]);11));&quot;&quot;)" office:value-type="float" office:value="13">
            <text:p>13</text:p>
          </table:table-cell>
          <table:table-cell table:number-columns-repeated="59"/>
        </table:table-row>
        <table:table-row table:style-name="ro1">
          <table:table-cell office:value-type="float" office:value="16">
            <text:p>16</text:p>
          </table:table-cell>
          <table:table-cell table:formula="of:=IF(IntervalSecFixed*[.A27]&lt;=RemainingFixed;ABS(IntervalSecFixed*[.A27]);&quot;&quot;)" office:value-type="float" office:value="8.13114754098361">
            <text:p>8.131147541</text:p>
          </table:table-cell>
          <table:table-cell table:formula="of:=IF([.D27]&lt;&gt;&quot;&quot;;[.B27]-IntervalSec*[.A27];&quot;&quot;)" office:value-type="float" office:value="0.131147540983607">
            <text:p>0.131147541</text:p>
          </table:table-cell>
          <table:table-cell table:formula="of:=IF(AND([.D26]&lt;&gt;&quot;&quot;;[.D26]+1&lt;[.$D$9]);[.D26]+1;&quot;&quot;)" office:value-type="float" office:value="16">
            <text:p>16</text:p>
          </table:table-cell>
          <table:table-cell office:value-type="string">
            <text:p>|</text:p>
          </table:table-cell>
          <table:table-cell table:formula="of:=IF([.I27]&lt;&gt;&quot;&quot;;[.F26]+1;&quot;&quot;)" office:value-type="float" office:value="16">
            <text:p>16</text:p>
          </table:table-cell>
          <table:table-cell table:formula="of:=IF([.I27]&lt;&gt;&quot;&quot;;TempoFrom+INDIRECT(ADDRESS(10+COUNTIF([.$B$11:.$B$73];&quot;&lt;=&quot;&amp;[.I27]);4))*Tick;&quot;&quot;)" office:value-type="float" office:value="109">
            <text:p>109</text:p>
          </table:table-cell>
          <table:table-cell table:formula="of:=IF([.I27]&lt;&gt;&quot;&quot;;60/[.G27];&quot;&quot;)" office:value-type="float" office:value="0.55045871559633">
            <text:p>0.5504587156</text:p>
          </table:table-cell>
          <table:table-cell table:formula="of:=IF(AND([.I26]&lt;&gt;&quot;&quot;;[.I26]+[.H26]&lt;=RemainingFixed);[.I26]+[.H26];&quot;&quot;)" office:value-type="float" office:value="9.74548698739108">
            <text:p>9.7454869874</text:p>
          </table:table-cell>
          <table:table-cell/>
          <table:table-cell table:formula="of:=IF([.I27]&lt;&gt;&quot;&quot;;[.K26]+1;&quot;&quot;)" office:value-type="float" office:value="17">
            <text:p>17</text:p>
          </table:table-cell>
          <table:table-cell office:value-type="string">
            <text:p>|</text:p>
          </table:table-cell>
          <table:table-cell table:formula="of:=IF(AND([.M26]&lt;&gt;&quot;&quot;;[.M26]+0.5&lt;=RemainingFixed);[.M26]+0.5;&quot;&quot;)" office:value-type="float" office:value="8">
            <text:p>8</text:p>
          </table:table-cell>
          <table:table-cell table:formula="of:=IF([.M27]&lt;RemainingFixed;INDIRECT(ADDRESS(10+COUNTIF([.$B$11:.$B$72];&quot;&lt;=&quot;&amp;[.$M27]);4));&quot;&quot;)" office:value-type="float" office:value="15">
            <text:p>15</text:p>
          </table:table-cell>
          <table:table-cell table:formula="of:=IF([.M27]&lt;RemainingFixed;INDIRECT(ADDRESS(10+COUNTIF([.$I$11:.$I$72];&quot;&lt;=&quot;&amp;[.$M27]);11));&quot;&quot;)" office:value-type="float" office:value="13">
            <text:p>13</text:p>
          </table:table-cell>
          <table:table-cell table:number-columns-repeated="59"/>
        </table:table-row>
        <table:table-row table:style-name="ro1">
          <table:table-cell office:value-type="float" office:value="17">
            <text:p>17</text:p>
          </table:table-cell>
          <table:table-cell table:formula="of:=IF(IntervalSecFixed*[.A28]&lt;=RemainingFixed;ABS(IntervalSecFixed*[.A28]);&quot;&quot;)" office:value-type="float" office:value="8.63934426229508">
            <text:p>8.6393442623</text:p>
          </table:table-cell>
          <table:table-cell table:formula="of:=IF([.D28]&lt;&gt;&quot;&quot;;[.B28]-IntervalSec*[.A28];&quot;&quot;)" office:value-type="float" office:value="0.139344262295083">
            <text:p>0.1393442623</text:p>
          </table:table-cell>
          <table:table-cell table:formula="of:=IF(AND([.D27]&lt;&gt;&quot;&quot;;[.D27]+1&lt;[.$D$9]);[.D27]+1;&quot;&quot;)" office:value-type="float" office:value="17">
            <text:p>17</text:p>
          </table:table-cell>
          <table:table-cell office:value-type="string">
            <text:p>|</text:p>
          </table:table-cell>
          <table:table-cell table:formula="of:=IF([.I28]&lt;&gt;&quot;&quot;;[.F27]+1;&quot;&quot;)" office:value-type="float" office:value="17">
            <text:p>17</text:p>
          </table:table-cell>
          <table:table-cell table:formula="of:=IF([.I28]&lt;&gt;&quot;&quot;;TempoFrom+INDIRECT(ADDRESS(10+COUNTIF([.$B$11:.$B$73];&quot;&lt;=&quot;&amp;[.I28]);4))*Tick;&quot;&quot;)" office:value-type="float" office:value="110">
            <text:p>110</text:p>
          </table:table-cell>
          <table:table-cell table:formula="of:=IF([.I28]&lt;&gt;&quot;&quot;;60/[.G28];&quot;&quot;)" office:value-type="float" office:value="0.545454545454545">
            <text:p>0.5454545455</text:p>
          </table:table-cell>
          <table:table-cell table:formula="of:=IF(AND([.I27]&lt;&gt;&quot;&quot;;[.I27]+[.H27]&lt;=RemainingFixed);[.I27]+[.H27];&quot;&quot;)" office:value-type="float" office:value="10.2959457029874">
            <text:p>10.295945703</text:p>
          </table:table-cell>
          <table:table-cell/>
          <table:table-cell table:formula="of:=IF([.I28]&lt;&gt;&quot;&quot;;[.K27]+1;&quot;&quot;)" office:value-type="float" office:value="18">
            <text:p>18</text:p>
          </table:table-cell>
          <table:table-cell office:value-type="string">
            <text:p>|</text:p>
          </table:table-cell>
          <table:table-cell table:formula="of:=IF(AND([.M27]&lt;&gt;&quot;&quot;;[.M27]+0.5&lt;=RemainingFixed);[.M27]+0.5;&quot;&quot;)" office:value-type="float" office:value="8.5">
            <text:p>8.5</text:p>
          </table:table-cell>
          <table:table-cell table:formula="of:=IF([.M28]&lt;RemainingFixed;INDIRECT(ADDRESS(10+COUNTIF([.$B$11:.$B$72];&quot;&lt;=&quot;&amp;[.$M28]);4));&quot;&quot;)" office:value-type="float" office:value="16">
            <text:p>16</text:p>
          </table:table-cell>
          <table:table-cell table:formula="of:=IF([.M28]&lt;RemainingFixed;INDIRECT(ADDRESS(10+COUNTIF([.$I$11:.$I$72];&quot;&lt;=&quot;&amp;[.$M28]);11));&quot;&quot;)" office:value-type="float" office:value="14">
            <text:p>14</text:p>
          </table:table-cell>
          <table:table-cell table:number-columns-repeated="59"/>
        </table:table-row>
        <table:table-row table:style-name="ro1">
          <table:table-cell office:value-type="float" office:value="18">
            <text:p>18</text:p>
          </table:table-cell>
          <table:table-cell table:formula="of:=IF(IntervalSecFixed*[.A29]&lt;=RemainingFixed;ABS(IntervalSecFixed*[.A29]);&quot;&quot;)" office:value-type="float" office:value="9.14754098360656">
            <text:p>9.1475409836</text:p>
          </table:table-cell>
          <table:table-cell table:formula="of:=IF([.D29]&lt;&gt;&quot;&quot;;[.B29]-IntervalSec*[.A29];&quot;&quot;)" office:value-type="float" office:value="0.147540983606557">
            <text:p>0.1475409836</text:p>
          </table:table-cell>
          <table:table-cell table:formula="of:=IF(AND([.D28]&lt;&gt;&quot;&quot;;[.D28]+1&lt;[.$D$9]);[.D28]+1;&quot;&quot;)" office:value-type="float" office:value="18">
            <text:p>18</text:p>
          </table:table-cell>
          <table:table-cell office:value-type="string">
            <text:p>|</text:p>
          </table:table-cell>
          <table:table-cell table:formula="of:=IF([.I29]&lt;&gt;&quot;&quot;;[.F28]+1;&quot;&quot;)" office:value-type="float" office:value="18">
            <text:p>18</text:p>
          </table:table-cell>
          <table:table-cell table:formula="of:=IF([.I29]&lt;&gt;&quot;&quot;;TempoFrom+INDIRECT(ADDRESS(10+COUNTIF([.$B$11:.$B$73];&quot;&lt;=&quot;&amp;[.I29]);4))*Tick;&quot;&quot;)" office:value-type="float" office:value="111">
            <text:p>111</text:p>
          </table:table-cell>
          <table:table-cell table:formula="of:=IF([.I29]&lt;&gt;&quot;&quot;;60/[.G29];&quot;&quot;)" office:value-type="float" office:value="0.540540540540541">
            <text:p>0.5405405405</text:p>
          </table:table-cell>
          <table:table-cell table:formula="of:=IF(AND([.I28]&lt;&gt;&quot;&quot;;[.I28]+[.H28]&lt;=RemainingFixed);[.I28]+[.H28];&quot;&quot;)" office:value-type="float" office:value="10.841400248442">
            <text:p>10.8414002484</text:p>
          </table:table-cell>
          <table:table-cell/>
          <table:table-cell table:formula="of:=IF([.I29]&lt;&gt;&quot;&quot;;[.K28]+1;&quot;&quot;)" office:value-type="float" office:value="19">
            <text:p>19</text:p>
          </table:table-cell>
          <table:table-cell office:value-type="string">
            <text:p>|</text:p>
          </table:table-cell>
          <table:table-cell table:formula="of:=IF(AND([.M28]&lt;&gt;&quot;&quot;;[.M28]+0.5&lt;=RemainingFixed);[.M28]+0.5;&quot;&quot;)" office:value-type="float" office:value="9">
            <text:p>9</text:p>
          </table:table-cell>
          <table:table-cell table:formula="of:=IF([.M29]&lt;RemainingFixed;INDIRECT(ADDRESS(10+COUNTIF([.$B$11:.$B$72];&quot;&lt;=&quot;&amp;[.$M29]);4));&quot;&quot;)" office:value-type="float" office:value="17">
            <text:p>17</text:p>
          </table:table-cell>
          <table:table-cell table:formula="of:=IF([.M29]&lt;RemainingFixed;INDIRECT(ADDRESS(10+COUNTIF([.$I$11:.$I$72];&quot;&lt;=&quot;&amp;[.$M29]);11));&quot;&quot;)" office:value-type="float" office:value="15">
            <text:p>15</text:p>
          </table:table-cell>
          <table:table-cell table:number-columns-repeated="59"/>
        </table:table-row>
        <table:table-row table:style-name="ro1">
          <table:table-cell office:value-type="float" office:value="19">
            <text:p>19</text:p>
          </table:table-cell>
          <table:table-cell table:formula="of:=IF(IntervalSecFixed*[.A30]&lt;=RemainingFixed;ABS(IntervalSecFixed*[.A30]);&quot;&quot;)" office:value-type="float" office:value="9.65573770491803">
            <text:p>9.6557377049</text:p>
          </table:table-cell>
          <table:table-cell table:formula="of:=IF([.D30]&lt;&gt;&quot;&quot;;[.B30]-IntervalSec*[.A30];&quot;&quot;)" office:value-type="float" office:value="0.155737704918034">
            <text:p>0.1557377049</text:p>
          </table:table-cell>
          <table:table-cell table:formula="of:=IF(AND([.D29]&lt;&gt;&quot;&quot;;[.D29]+1&lt;[.$D$9]);[.D29]+1;&quot;&quot;)" office:value-type="float" office:value="19">
            <text:p>19</text:p>
          </table:table-cell>
          <table:table-cell office:value-type="string">
            <text:p>|</text:p>
          </table:table-cell>
          <table:table-cell table:formula="of:=IF([.I30]&lt;&gt;&quot;&quot;;[.F29]+1;&quot;&quot;)" office:value-type="float" office:value="19">
            <text:p>19</text:p>
          </table:table-cell>
          <table:table-cell table:formula="of:=IF([.I30]&lt;&gt;&quot;&quot;;TempoFrom+INDIRECT(ADDRESS(10+COUNTIF([.$B$11:.$B$73];&quot;&lt;=&quot;&amp;[.I30]);4))*Tick;&quot;&quot;)" office:value-type="float" office:value="112">
            <text:p>112</text:p>
          </table:table-cell>
          <table:table-cell table:formula="of:=IF([.I30]&lt;&gt;&quot;&quot;;60/[.G30];&quot;&quot;)" office:value-type="float" office:value="0.535714285714286">
            <text:p>0.5357142857</text:p>
          </table:table-cell>
          <table:table-cell table:formula="of:=IF(AND([.I29]&lt;&gt;&quot;&quot;;[.I29]+[.H29]&lt;=RemainingFixed);[.I29]+[.H29];&quot;&quot;)" office:value-type="float" office:value="11.3819407889825">
            <text:p>11.381940789</text:p>
          </table:table-cell>
          <table:table-cell/>
          <table:table-cell table:formula="of:=IF([.I30]&lt;&gt;&quot;&quot;;[.K29]+1;&quot;&quot;)" office:value-type="float" office:value="20">
            <text:p>20</text:p>
          </table:table-cell>
          <table:table-cell office:value-type="string">
            <text:p>|</text:p>
          </table:table-cell>
          <table:table-cell table:formula="of:=IF(AND([.M29]&lt;&gt;&quot;&quot;;[.M29]+0.5&lt;=RemainingFixed);[.M29]+0.5;&quot;&quot;)" office:value-type="float" office:value="9.5">
            <text:p>9.5</text:p>
          </table:table-cell>
          <table:table-cell table:formula="of:=IF([.M30]&lt;RemainingFixed;INDIRECT(ADDRESS(10+COUNTIF([.$B$11:.$B$72];&quot;&lt;=&quot;&amp;[.$M30]);4));&quot;&quot;)" office:value-type="float" office:value="18">
            <text:p>18</text:p>
          </table:table-cell>
          <table:table-cell table:formula="of:=IF([.M30]&lt;RemainingFixed;INDIRECT(ADDRESS(10+COUNTIF([.$I$11:.$I$72];&quot;&lt;=&quot;&amp;[.$M30]);11));&quot;&quot;)" office:value-type="float" office:value="16">
            <text:p>16</text:p>
          </table:table-cell>
          <table:table-cell table:number-columns-repeated="59"/>
        </table:table-row>
        <table:table-row table:style-name="ro1">
          <table:table-cell office:value-type="float" office:value="20">
            <text:p>20</text:p>
          </table:table-cell>
          <table:table-cell table:formula="of:=IF(IntervalSecFixed*[.A31]&lt;=RemainingFixed;ABS(IntervalSecFixed*[.A31]);&quot;&quot;)" office:value-type="float" office:value="10.1639344262295">
            <text:p>10.1639344262</text:p>
          </table:table-cell>
          <table:table-cell table:formula="of:=IF([.D31]&lt;&gt;&quot;&quot;;[.B31]-IntervalSec*[.A31];&quot;&quot;)" office:value-type="float" office:value="0.163934426229508">
            <text:p>0.1639344262</text:p>
          </table:table-cell>
          <table:table-cell table:formula="of:=IF(AND([.D30]&lt;&gt;&quot;&quot;;[.D30]+1&lt;[.$D$9]);[.D30]+1;&quot;&quot;)" office:value-type="float" office:value="20">
            <text:p>20</text:p>
          </table:table-cell>
          <table:table-cell office:value-type="string">
            <text:p>|</text:p>
          </table:table-cell>
          <table:table-cell table:formula="of:=IF([.I31]&lt;&gt;&quot;&quot;;[.F30]+1;&quot;&quot;)" office:value-type="float" office:value="20">
            <text:p>20</text:p>
          </table:table-cell>
          <table:table-cell table:formula="of:=IF([.I31]&lt;&gt;&quot;&quot;;TempoFrom+INDIRECT(ADDRESS(10+COUNTIF([.$B$11:.$B$73];&quot;&lt;=&quot;&amp;[.I31]);4))*Tick;&quot;&quot;)" office:value-type="float" office:value="113">
            <text:p>113</text:p>
          </table:table-cell>
          <table:table-cell table:formula="of:=IF([.I31]&lt;&gt;&quot;&quot;;60/[.G31];&quot;&quot;)" office:value-type="float" office:value="0.530973451327434">
            <text:p>0.5309734513</text:p>
          </table:table-cell>
          <table:table-cell table:formula="of:=IF(AND([.I30]&lt;&gt;&quot;&quot;;[.I30]+[.H30]&lt;=RemainingFixed);[.I30]+[.H30];&quot;&quot;)" office:value-type="float" office:value="11.9176550746968">
            <text:p>11.9176550747</text:p>
          </table:table-cell>
          <table:table-cell/>
          <table:table-cell table:formula="of:=IF([.I31]&lt;&gt;&quot;&quot;;[.K30]+1;&quot;&quot;)" office:value-type="float" office:value="21">
            <text:p>21</text:p>
          </table:table-cell>
          <table:table-cell office:value-type="string">
            <text:p>|</text:p>
          </table:table-cell>
          <table:table-cell table:formula="of:=IF(AND([.M30]&lt;&gt;&quot;&quot;;[.M30]+0.5&lt;=RemainingFixed);[.M30]+0.5;&quot;&quot;)" office:value-type="float" office:value="10">
            <text:p>10</text:p>
          </table:table-cell>
          <table:table-cell table:formula="of:=IF([.M31]&lt;RemainingFixed;INDIRECT(ADDRESS(10+COUNTIF([.$B$11:.$B$72];&quot;&lt;=&quot;&amp;[.$M31]);4));&quot;&quot;)" office:value-type="float" office:value="19">
            <text:p>19</text:p>
          </table:table-cell>
          <table:table-cell table:formula="of:=IF([.M31]&lt;RemainingFixed;INDIRECT(ADDRESS(10+COUNTIF([.$I$11:.$I$72];&quot;&lt;=&quot;&amp;[.$M31]);11));&quot;&quot;)" office:value-type="float" office:value="17">
            <text:p>17</text:p>
          </table:table-cell>
          <table:table-cell table:number-columns-repeated="59"/>
        </table:table-row>
        <table:table-row table:style-name="ro1">
          <table:table-cell office:value-type="float" office:value="21">
            <text:p>21</text:p>
          </table:table-cell>
          <table:table-cell table:formula="of:=IF(IntervalSecFixed*[.A32]&lt;=RemainingFixed;ABS(IntervalSecFixed*[.A32]);&quot;&quot;)" office:value-type="float" office:value="10.672131147541">
            <text:p>10.6721311475</text:p>
          </table:table-cell>
          <table:table-cell table:formula="of:=IF([.D32]&lt;&gt;&quot;&quot;;[.B32]-IntervalSec*[.A32];&quot;&quot;)" office:value-type="float" office:value="0.172131147540984">
            <text:p>0.1721311475</text:p>
          </table:table-cell>
          <table:table-cell table:formula="of:=IF(AND([.D31]&lt;&gt;&quot;&quot;;[.D31]+1&lt;[.$D$9]);[.D31]+1;&quot;&quot;)" office:value-type="float" office:value="21">
            <text:p>21</text:p>
          </table:table-cell>
          <table:table-cell office:value-type="string">
            <text:p>|</text:p>
          </table:table-cell>
          <table:table-cell table:formula="of:=IF([.I32]&lt;&gt;&quot;&quot;;[.F31]+1;&quot;&quot;)" office:value-type="float" office:value="21">
            <text:p>21</text:p>
          </table:table-cell>
          <table:table-cell table:formula="of:=IF([.I32]&lt;&gt;&quot;&quot;;TempoFrom+INDIRECT(ADDRESS(10+COUNTIF([.$B$11:.$B$73];&quot;&lt;=&quot;&amp;[.I32]);4))*Tick;&quot;&quot;)" office:value-type="float" office:value="114">
            <text:p>114</text:p>
          </table:table-cell>
          <table:table-cell table:formula="of:=IF([.I32]&lt;&gt;&quot;&quot;;60/[.G32];&quot;&quot;)" office:value-type="float" office:value="0.526315789473684">
            <text:p>0.5263157895</text:p>
          </table:table-cell>
          <table:table-cell table:formula="of:=IF(AND([.I31]&lt;&gt;&quot;&quot;;[.I31]+[.H31]&lt;=RemainingFixed);[.I31]+[.H31];&quot;&quot;)" office:value-type="float" office:value="12.4486285260242">
            <text:p>12.448628526</text:p>
          </table:table-cell>
          <table:table-cell/>
          <table:table-cell table:formula="of:=IF([.I32]&lt;&gt;&quot;&quot;;[.K31]+1;&quot;&quot;)" office:value-type="float" office:value="22">
            <text:p>22</text:p>
          </table:table-cell>
          <table:table-cell office:value-type="string">
            <text:p>|</text:p>
          </table:table-cell>
          <table:table-cell table:formula="of:=IF(AND([.M31]&lt;&gt;&quot;&quot;;[.M31]+0.5&lt;=RemainingFixed);[.M31]+0.5;&quot;&quot;)" office:value-type="float" office:value="10.5">
            <text:p>10.5</text:p>
          </table:table-cell>
          <table:table-cell table:formula="of:=IF([.M32]&lt;RemainingFixed;INDIRECT(ADDRESS(10+COUNTIF([.$B$11:.$B$72];&quot;&lt;=&quot;&amp;[.$M32]);4));&quot;&quot;)" office:value-type="float" office:value="20">
            <text:p>20</text:p>
          </table:table-cell>
          <table:table-cell table:formula="of:=IF([.M32]&lt;RemainingFixed;INDIRECT(ADDRESS(10+COUNTIF([.$I$11:.$I$72];&quot;&lt;=&quot;&amp;[.$M32]);11));&quot;&quot;)" office:value-type="float" office:value="18">
            <text:p>18</text:p>
          </table:table-cell>
          <table:table-cell table:number-columns-repeated="59"/>
        </table:table-row>
        <table:table-row table:style-name="ro1">
          <table:table-cell office:value-type="float" office:value="22">
            <text:p>22</text:p>
          </table:table-cell>
          <table:table-cell table:formula="of:=IF(IntervalSecFixed*[.A33]&lt;=RemainingFixed;ABS(IntervalSecFixed*[.A33]);&quot;&quot;)" office:value-type="float" office:value="11.1803278688525">
            <text:p>11.1803278689</text:p>
          </table:table-cell>
          <table:table-cell table:formula="of:=IF([.D33]&lt;&gt;&quot;&quot;;[.B33]-IntervalSec*[.A33];&quot;&quot;)" office:value-type="float" office:value="0.180327868852459">
            <text:p>0.1803278689</text:p>
          </table:table-cell>
          <table:table-cell table:formula="of:=IF(AND([.D32]&lt;&gt;&quot;&quot;;[.D32]+1&lt;[.$D$9]);[.D32]+1;&quot;&quot;)" office:value-type="float" office:value="22">
            <text:p>22</text:p>
          </table:table-cell>
          <table:table-cell office:value-type="string">
            <text:p>|</text:p>
          </table:table-cell>
          <table:table-cell table:formula="of:=IF([.I33]&lt;&gt;&quot;&quot;;[.F32]+1;&quot;&quot;)" office:value-type="float" office:value="22">
            <text:p>22</text:p>
          </table:table-cell>
          <table:table-cell table:formula="of:=IF([.I33]&lt;&gt;&quot;&quot;;TempoFrom+INDIRECT(ADDRESS(10+COUNTIF([.$B$11:.$B$73];&quot;&lt;=&quot;&amp;[.I33]);4))*Tick;&quot;&quot;)" office:value-type="float" office:value="115">
            <text:p>115</text:p>
          </table:table-cell>
          <table:table-cell table:formula="of:=IF([.I33]&lt;&gt;&quot;&quot;;60/[.G33];&quot;&quot;)" office:value-type="float" office:value="0.521739130434783">
            <text:p>0.5217391304</text:p>
          </table:table-cell>
          <table:table-cell table:formula="of:=IF(AND([.I32]&lt;&gt;&quot;&quot;;[.I32]+[.H32]&lt;=RemainingFixed);[.I32]+[.H32];&quot;&quot;)" office:value-type="float" office:value="12.9749443154979">
            <text:p>12.9749443155</text:p>
          </table:table-cell>
          <table:table-cell/>
          <table:table-cell table:formula="of:=IF([.I33]&lt;&gt;&quot;&quot;;[.K32]+1;&quot;&quot;)" office:value-type="float" office:value="23">
            <text:p>23</text:p>
          </table:table-cell>
          <table:table-cell office:value-type="string">
            <text:p>|</text:p>
          </table:table-cell>
          <table:table-cell table:formula="of:=IF(AND([.M32]&lt;&gt;&quot;&quot;;[.M32]+0.5&lt;=RemainingFixed);[.M32]+0.5;&quot;&quot;)" office:value-type="float" office:value="11">
            <text:p>11</text:p>
          </table:table-cell>
          <table:table-cell table:formula="of:=IF([.M33]&lt;RemainingFixed;INDIRECT(ADDRESS(10+COUNTIF([.$B$11:.$B$72];&quot;&lt;=&quot;&amp;[.$M33]);4));&quot;&quot;)" office:value-type="float" office:value="21">
            <text:p>21</text:p>
          </table:table-cell>
          <table:table-cell table:formula="of:=IF([.M33]&lt;RemainingFixed;INDIRECT(ADDRESS(10+COUNTIF([.$I$11:.$I$72];&quot;&lt;=&quot;&amp;[.$M33]);11));&quot;&quot;)" office:value-type="float" office:value="19">
            <text:p>19</text:p>
          </table:table-cell>
          <table:table-cell table:number-columns-repeated="59"/>
        </table:table-row>
        <table:table-row table:style-name="ro1">
          <table:table-cell office:value-type="float" office:value="23">
            <text:p>23</text:p>
          </table:table-cell>
          <table:table-cell table:formula="of:=IF(IntervalSecFixed*[.A34]&lt;=RemainingFixed;ABS(IntervalSecFixed*[.A34]);&quot;&quot;)" office:value-type="float" office:value="11.6885245901639">
            <text:p>11.6885245902</text:p>
          </table:table-cell>
          <table:table-cell table:formula="of:=IF([.D34]&lt;&gt;&quot;&quot;;[.B34]-IntervalSec*[.A34];&quot;&quot;)" office:value-type="float" office:value="0.188524590163935">
            <text:p>0.1885245902</text:p>
          </table:table-cell>
          <table:table-cell table:formula="of:=IF(AND([.D33]&lt;&gt;&quot;&quot;;[.D33]+1&lt;[.$D$9]);[.D33]+1;&quot;&quot;)" office:value-type="float" office:value="23">
            <text:p>23</text:p>
          </table:table-cell>
          <table:table-cell office:value-type="string">
            <text:p>|</text:p>
          </table:table-cell>
          <table:table-cell table:formula="of:=IF([.I34]&lt;&gt;&quot;&quot;;[.F33]+1;&quot;&quot;)" office:value-type="float" office:value="23">
            <text:p>23</text:p>
          </table:table-cell>
          <table:table-cell table:formula="of:=IF([.I34]&lt;&gt;&quot;&quot;;TempoFrom+INDIRECT(ADDRESS(10+COUNTIF([.$B$11:.$B$73];&quot;&lt;=&quot;&amp;[.I34]);4))*Tick;&quot;&quot;)" office:value-type="float" office:value="116">
            <text:p>116</text:p>
          </table:table-cell>
          <table:table-cell table:formula="of:=IF([.I34]&lt;&gt;&quot;&quot;;60/[.G34];&quot;&quot;)" office:value-type="float" office:value="0.517241379310345">
            <text:p>0.5172413793</text:p>
          </table:table-cell>
          <table:table-cell table:formula="of:=IF(AND([.I33]&lt;&gt;&quot;&quot;;[.I33]+[.H33]&lt;=RemainingFixed);[.I33]+[.H33];&quot;&quot;)" office:value-type="float" office:value="13.4966834459327">
            <text:p>13.4966834459</text:p>
          </table:table-cell>
          <table:table-cell/>
          <table:table-cell table:formula="of:=IF([.I34]&lt;&gt;&quot;&quot;;[.K33]+1;&quot;&quot;)" office:value-type="float" office:value="24">
            <text:p>24</text:p>
          </table:table-cell>
          <table:table-cell office:value-type="string">
            <text:p>|</text:p>
          </table:table-cell>
          <table:table-cell table:formula="of:=IF(AND([.M33]&lt;&gt;&quot;&quot;;[.M33]+0.5&lt;=RemainingFixed);[.M33]+0.5;&quot;&quot;)" office:value-type="float" office:value="11.5">
            <text:p>11.5</text:p>
          </table:table-cell>
          <table:table-cell table:formula="of:=IF([.M34]&lt;RemainingFixed;INDIRECT(ADDRESS(10+COUNTIF([.$B$11:.$B$72];&quot;&lt;=&quot;&amp;[.$M34]);4));&quot;&quot;)" office:value-type="float" office:value="22">
            <text:p>22</text:p>
          </table:table-cell>
          <table:table-cell table:formula="of:=IF([.M34]&lt;RemainingFixed;INDIRECT(ADDRESS(10+COUNTIF([.$I$11:.$I$72];&quot;&lt;=&quot;&amp;[.$M34]);11));&quot;&quot;)" office:value-type="float" office:value="20">
            <text:p>20</text:p>
          </table:table-cell>
          <table:table-cell table:number-columns-repeated="59"/>
        </table:table-row>
        <table:table-row table:style-name="ro1">
          <table:table-cell office:value-type="float" office:value="24">
            <text:p>24</text:p>
          </table:table-cell>
          <table:table-cell table:formula="of:=IF(IntervalSecFixed*[.A35]&lt;=RemainingFixed;ABS(IntervalSecFixed*[.A35]);&quot;&quot;)" office:value-type="float" office:value="12.1967213114754">
            <text:p>12.1967213115</text:p>
          </table:table-cell>
          <table:table-cell table:formula="of:=IF([.D35]&lt;&gt;&quot;&quot;;[.B35]-IntervalSec*[.A35];&quot;&quot;)" office:value-type="float" office:value="0.196721311475411">
            <text:p>0.1967213115</text:p>
          </table:table-cell>
          <table:table-cell table:formula="of:=IF(AND([.D34]&lt;&gt;&quot;&quot;;[.D34]+1&lt;[.$D$9]);[.D34]+1;&quot;&quot;)" office:value-type="float" office:value="24">
            <text:p>24</text:p>
          </table:table-cell>
          <table:table-cell office:value-type="string">
            <text:p>|</text:p>
          </table:table-cell>
          <table:table-cell table:formula="of:=IF([.I35]&lt;&gt;&quot;&quot;;[.F34]+1;&quot;&quot;)" office:value-type="float" office:value="24">
            <text:p>24</text:p>
          </table:table-cell>
          <table:table-cell table:formula="of:=IF([.I35]&lt;&gt;&quot;&quot;;TempoFrom+INDIRECT(ADDRESS(10+COUNTIF([.$B$11:.$B$73];&quot;&lt;=&quot;&amp;[.I35]);4))*Tick;&quot;&quot;)" office:value-type="float" office:value="117">
            <text:p>117</text:p>
          </table:table-cell>
          <table:table-cell table:formula="of:=IF([.I35]&lt;&gt;&quot;&quot;;60/[.G35];&quot;&quot;)" office:value-type="float" office:value="0.512820512820513">
            <text:p>0.5128205128</text:p>
          </table:table-cell>
          <table:table-cell table:formula="of:=IF(AND([.I34]&lt;&gt;&quot;&quot;;[.I34]+[.H34]&lt;=RemainingFixed);[.I34]+[.H34];&quot;&quot;)" office:value-type="float" office:value="14.013924825243">
            <text:p>14.0139248252</text:p>
          </table:table-cell>
          <table:table-cell/>
          <table:table-cell table:formula="of:=IF([.I35]&lt;&gt;&quot;&quot;;[.K34]+1;&quot;&quot;)" office:value-type="float" office:value="25">
            <text:p>25</text:p>
          </table:table-cell>
          <table:table-cell office:value-type="string">
            <text:p>|</text:p>
          </table:table-cell>
          <table:table-cell table:formula="of:=IF(AND([.M34]&lt;&gt;&quot;&quot;;[.M34]+0.5&lt;=RemainingFixed);[.M34]+0.5;&quot;&quot;)" office:value-type="float" office:value="12">
            <text:p>12</text:p>
          </table:table-cell>
          <table:table-cell table:formula="of:=IF([.M35]&lt;RemainingFixed;INDIRECT(ADDRESS(10+COUNTIF([.$B$11:.$B$72];&quot;&lt;=&quot;&amp;[.$M35]);4));&quot;&quot;)" office:value-type="float" office:value="23">
            <text:p>23</text:p>
          </table:table-cell>
          <table:table-cell table:formula="of:=IF([.M35]&lt;RemainingFixed;INDIRECT(ADDRESS(10+COUNTIF([.$I$11:.$I$72];&quot;&lt;=&quot;&amp;[.$M35]);11));&quot;&quot;)" office:value-type="float" office:value="21">
            <text:p>21</text:p>
          </table:table-cell>
          <table:table-cell table:number-columns-repeated="59"/>
        </table:table-row>
        <table:table-row table:style-name="ro1">
          <table:table-cell office:value-type="float" office:value="25">
            <text:p>25</text:p>
          </table:table-cell>
          <table:table-cell table:formula="of:=IF(IntervalSecFixed*[.A36]&lt;=RemainingFixed;ABS(IntervalSecFixed*[.A36]);&quot;&quot;)" office:value-type="float" office:value="12.7049180327869">
            <text:p>12.7049180328</text:p>
          </table:table-cell>
          <table:table-cell table:formula="of:=IF([.D36]&lt;&gt;&quot;&quot;;[.B36]-IntervalSec*[.A36];&quot;&quot;)" office:value-type="float" office:value="0.204918032786885">
            <text:p>0.2049180328</text:p>
          </table:table-cell>
          <table:table-cell table:formula="of:=IF(AND([.D35]&lt;&gt;&quot;&quot;;[.D35]+1&lt;[.$D$9]);[.D35]+1;&quot;&quot;)" office:value-type="float" office:value="25">
            <text:p>25</text:p>
          </table:table-cell>
          <table:table-cell office:value-type="string">
            <text:p>|</text:p>
          </table:table-cell>
          <table:table-cell table:formula="of:=IF([.I36]&lt;&gt;&quot;&quot;;[.F35]+1;&quot;&quot;)" office:value-type="float" office:value="25">
            <text:p>25</text:p>
          </table:table-cell>
          <table:table-cell table:formula="of:=IF([.I36]&lt;&gt;&quot;&quot;;TempoFrom+INDIRECT(ADDRESS(10+COUNTIF([.$B$11:.$B$73];&quot;&lt;=&quot;&amp;[.I36]);4))*Tick;&quot;&quot;)" office:value-type="float" office:value="118">
            <text:p>118</text:p>
          </table:table-cell>
          <table:table-cell table:formula="of:=IF([.I36]&lt;&gt;&quot;&quot;;60/[.G36];&quot;&quot;)" office:value-type="float" office:value="0.508474576271186">
            <text:p>0.5084745763</text:p>
          </table:table-cell>
          <table:table-cell table:formula="of:=IF(AND([.I35]&lt;&gt;&quot;&quot;;[.I35]+[.H35]&lt;=RemainingFixed);[.I35]+[.H35];&quot;&quot;)" office:value-type="float" office:value="14.5267453380635">
            <text:p>14.5267453381</text:p>
          </table:table-cell>
          <table:table-cell/>
          <table:table-cell table:formula="of:=IF([.I36]&lt;&gt;&quot;&quot;;[.K35]+1;&quot;&quot;)" office:value-type="float" office:value="26">
            <text:p>26</text:p>
          </table:table-cell>
          <table:table-cell office:value-type="string">
            <text:p>|</text:p>
          </table:table-cell>
          <table:table-cell table:formula="of:=IF(AND([.M35]&lt;&gt;&quot;&quot;;[.M35]+0.5&lt;=RemainingFixed);[.M35]+0.5;&quot;&quot;)" office:value-type="float" office:value="12.5">
            <text:p>12.5</text:p>
          </table:table-cell>
          <table:table-cell table:formula="of:=IF([.M36]&lt;RemainingFixed;INDIRECT(ADDRESS(10+COUNTIF([.$B$11:.$B$72];&quot;&lt;=&quot;&amp;[.$M36]);4));&quot;&quot;)" office:value-type="float" office:value="24">
            <text:p>24</text:p>
          </table:table-cell>
          <table:table-cell table:formula="of:=IF([.M36]&lt;RemainingFixed;INDIRECT(ADDRESS(10+COUNTIF([.$I$11:.$I$72];&quot;&lt;=&quot;&amp;[.$M36]);11));&quot;&quot;)" office:value-type="float" office:value="22">
            <text:p>22</text:p>
          </table:table-cell>
          <table:table-cell table:number-columns-repeated="59"/>
        </table:table-row>
        <table:table-row table:style-name="ro1">
          <table:table-cell office:value-type="float" office:value="26">
            <text:p>26</text:p>
          </table:table-cell>
          <table:table-cell table:formula="of:=IF(IntervalSecFixed*[.A37]&lt;=RemainingFixed;ABS(IntervalSecFixed*[.A37]);&quot;&quot;)" office:value-type="float" office:value="13.2131147540984">
            <text:p>13.2131147541</text:p>
          </table:table-cell>
          <table:table-cell table:formula="of:=IF([.D37]&lt;&gt;&quot;&quot;;[.B37]-IntervalSec*[.A37];&quot;&quot;)" office:value-type="float" office:value="0.213114754098362">
            <text:p>0.2131147541</text:p>
          </table:table-cell>
          <table:table-cell table:formula="of:=IF(AND([.D36]&lt;&gt;&quot;&quot;;[.D36]+1&lt;[.$D$9]);[.D36]+1;&quot;&quot;)" office:value-type="float" office:value="26">
            <text:p>26</text:p>
          </table:table-cell>
          <table:table-cell office:value-type="string">
            <text:p>|</text:p>
          </table:table-cell>
          <table:table-cell table:formula="of:=IF([.I37]&lt;&gt;&quot;&quot;;[.F36]+1;&quot;&quot;)" office:value-type="float" office:value="26">
            <text:p>26</text:p>
          </table:table-cell>
          <table:table-cell table:formula="of:=IF([.I37]&lt;&gt;&quot;&quot;;TempoFrom+INDIRECT(ADDRESS(10+COUNTIF([.$B$11:.$B$73];&quot;&lt;=&quot;&amp;[.I37]);4))*Tick;&quot;&quot;)" office:value-type="float" office:value="119">
            <text:p>119</text:p>
          </table:table-cell>
          <table:table-cell table:formula="of:=IF([.I37]&lt;&gt;&quot;&quot;;60/[.G37];&quot;&quot;)" office:value-type="float" office:value="0.504201680672269">
            <text:p>0.5042016807</text:p>
          </table:table-cell>
          <table:table-cell table:formula="of:=IF(AND([.I36]&lt;&gt;&quot;&quot;;[.I36]+[.H36]&lt;=RemainingFixed);[.I36]+[.H36];&quot;&quot;)" office:value-type="float" office:value="15.0352199143347">
            <text:p>15.0352199143</text:p>
          </table:table-cell>
          <table:table-cell/>
          <table:table-cell table:formula="of:=IF([.I37]&lt;&gt;&quot;&quot;;[.K36]+1;&quot;&quot;)" office:value-type="float" office:value="27">
            <text:p>27</text:p>
          </table:table-cell>
          <table:table-cell office:value-type="string">
            <text:p>|</text:p>
          </table:table-cell>
          <table:table-cell table:formula="of:=IF(AND([.M36]&lt;&gt;&quot;&quot;;[.M36]+0.5&lt;=RemainingFixed);[.M36]+0.5;&quot;&quot;)" office:value-type="float" office:value="13">
            <text:p>13</text:p>
          </table:table-cell>
          <table:table-cell table:formula="of:=IF([.M37]&lt;RemainingFixed;INDIRECT(ADDRESS(10+COUNTIF([.$B$11:.$B$72];&quot;&lt;=&quot;&amp;[.$M37]);4));&quot;&quot;)" office:value-type="float" office:value="25">
            <text:p>25</text:p>
          </table:table-cell>
          <table:table-cell table:formula="of:=IF([.M37]&lt;RemainingFixed;INDIRECT(ADDRESS(10+COUNTIF([.$I$11:.$I$72];&quot;&lt;=&quot;&amp;[.$M37]);11));&quot;&quot;)" office:value-type="float" office:value="23">
            <text:p>23</text:p>
          </table:table-cell>
          <table:table-cell table:number-columns-repeated="59"/>
        </table:table-row>
        <table:table-row table:style-name="ro1">
          <table:table-cell office:value-type="float" office:value="27">
            <text:p>27</text:p>
          </table:table-cell>
          <table:table-cell table:formula="of:=IF(IntervalSecFixed*[.A38]&lt;=RemainingFixed;ABS(IntervalSecFixed*[.A38]);&quot;&quot;)" office:value-type="float" office:value="13.7213114754098">
            <text:p>13.7213114754</text:p>
          </table:table-cell>
          <table:table-cell table:formula="of:=IF([.D38]&lt;&gt;&quot;&quot;;[.B38]-IntervalSec*[.A38];&quot;&quot;)" office:value-type="float" office:value="0.221311475409836">
            <text:p>0.2213114754</text:p>
          </table:table-cell>
          <table:table-cell table:formula="of:=IF(AND([.D37]&lt;&gt;&quot;&quot;;[.D37]+1&lt;[.$D$9]);[.D37]+1;&quot;&quot;)" office:value-type="float" office:value="27">
            <text:p>27</text:p>
          </table:table-cell>
          <table:table-cell office:value-type="string">
            <text:p>|</text:p>
          </table:table-cell>
          <table:table-cell table:formula="of:=IF([.I38]&lt;&gt;&quot;&quot;;[.F37]+1;&quot;&quot;)" office:value-type="float" office:value="27">
            <text:p>27</text:p>
          </table:table-cell>
          <table:table-cell table:formula="of:=IF([.I38]&lt;&gt;&quot;&quot;;TempoFrom+INDIRECT(ADDRESS(10+COUNTIF([.$B$11:.$B$73];&quot;&lt;=&quot;&amp;[.I38]);4))*Tick;&quot;&quot;)" office:value-type="float" office:value="120">
            <text:p>120</text:p>
          </table:table-cell>
          <table:table-cell table:formula="of:=IF([.I38]&lt;&gt;&quot;&quot;;60/[.G38];&quot;&quot;)" office:value-type="float" office:value="0.5">
            <text:p>0.5</text:p>
          </table:table-cell>
          <table:table-cell table:formula="of:=IF(AND([.I37]&lt;&gt;&quot;&quot;;[.I37]+[.H37]&lt;=RemainingFixed);[.I37]+[.H37];&quot;&quot;)" office:value-type="float" office:value="15.539421595007">
            <text:p>15.539421595</text:p>
          </table:table-cell>
          <table:table-cell/>
          <table:table-cell table:formula="of:=IF([.I38]&lt;&gt;&quot;&quot;;[.K37]+1;&quot;&quot;)" office:value-type="float" office:value="28">
            <text:p>28</text:p>
          </table:table-cell>
          <table:table-cell office:value-type="string">
            <text:p>|</text:p>
          </table:table-cell>
          <table:table-cell table:formula="of:=IF(AND([.M37]&lt;&gt;&quot;&quot;;[.M37]+0.5&lt;=RemainingFixed);[.M37]+0.5;&quot;&quot;)" office:value-type="float" office:value="13.5">
            <text:p>13.5</text:p>
          </table:table-cell>
          <table:table-cell table:formula="of:=IF([.M38]&lt;RemainingFixed;INDIRECT(ADDRESS(10+COUNTIF([.$B$11:.$B$72];&quot;&lt;=&quot;&amp;[.$M38]);4));&quot;&quot;)" office:value-type="float" office:value="26">
            <text:p>26</text:p>
          </table:table-cell>
          <table:table-cell table:formula="of:=IF([.M38]&lt;RemainingFixed;INDIRECT(ADDRESS(10+COUNTIF([.$I$11:.$I$72];&quot;&lt;=&quot;&amp;[.$M38]);11));&quot;&quot;)" office:value-type="float" office:value="24">
            <text:p>24</text:p>
          </table:table-cell>
          <table:table-cell table:number-columns-repeated="59"/>
        </table:table-row>
        <table:table-row table:style-name="ro1">
          <table:table-cell office:value-type="float" office:value="28">
            <text:p>28</text:p>
          </table:table-cell>
          <table:table-cell table:formula="of:=IF(IntervalSecFixed*[.A39]&lt;=RemainingFixed;ABS(IntervalSecFixed*[.A39]);&quot;&quot;)" office:value-type="float" office:value="14.2295081967213">
            <text:p>14.2295081967</text:p>
          </table:table-cell>
          <table:table-cell table:formula="of:=IF([.D39]&lt;&gt;&quot;&quot;;[.B39]-IntervalSec*[.A39];&quot;&quot;)" office:value-type="float" office:value="0.229508196721312">
            <text:p>0.2295081967</text:p>
          </table:table-cell>
          <table:table-cell table:formula="of:=IF(AND([.D38]&lt;&gt;&quot;&quot;;[.D38]+1&lt;[.$D$9]);[.D38]+1;&quot;&quot;)" office:value-type="float" office:value="28">
            <text:p>28</text:p>
          </table:table-cell>
          <table:table-cell office:value-type="string">
            <text:p>|</text:p>
          </table:table-cell>
          <table:table-cell table:formula="of:=IF([.I39]&lt;&gt;&quot;&quot;;[.F38]+1;&quot;&quot;)" office:value-type="float" office:value="28">
            <text:p>28</text:p>
          </table:table-cell>
          <table:table-cell table:formula="of:=IF([.I39]&lt;&gt;&quot;&quot;;TempoFrom+INDIRECT(ADDRESS(10+COUNTIF([.$B$11:.$B$73];&quot;&lt;=&quot;&amp;[.I39]);4))*Tick;&quot;&quot;)" office:value-type="float" office:value="121">
            <text:p>121</text:p>
          </table:table-cell>
          <table:table-cell table:formula="of:=IF([.I39]&lt;&gt;&quot;&quot;;60/[.G39];&quot;&quot;)" office:value-type="float" office:value="0.495867768595041">
            <text:p>0.4958677686</text:p>
          </table:table-cell>
          <table:table-cell table:formula="of:=IF(AND([.I38]&lt;&gt;&quot;&quot;;[.I38]+[.H38]&lt;=RemainingFixed);[.I38]+[.H38];&quot;&quot;)" office:value-type="float" office:value="16.039421595007">
            <text:p>16.039421595</text:p>
          </table:table-cell>
          <table:table-cell/>
          <table:table-cell table:formula="of:=IF([.I39]&lt;&gt;&quot;&quot;;[.K38]+1;&quot;&quot;)" office:value-type="float" office:value="29">
            <text:p>29</text:p>
          </table:table-cell>
          <table:table-cell office:value-type="string">
            <text:p>|</text:p>
          </table:table-cell>
          <table:table-cell table:formula="of:=IF(AND([.M38]&lt;&gt;&quot;&quot;;[.M38]+0.5&lt;=RemainingFixed);[.M38]+0.5;&quot;&quot;)" office:value-type="float" office:value="14">
            <text:p>14</text:p>
          </table:table-cell>
          <table:table-cell table:formula="of:=IF([.M39]&lt;RemainingFixed;INDIRECT(ADDRESS(10+COUNTIF([.$B$11:.$B$72];&quot;&lt;=&quot;&amp;[.$M39]);4));&quot;&quot;)" office:value-type="float" office:value="27">
            <text:p>27</text:p>
          </table:table-cell>
          <table:table-cell table:formula="of:=IF([.M39]&lt;RemainingFixed;INDIRECT(ADDRESS(10+COUNTIF([.$I$11:.$I$72];&quot;&lt;=&quot;&amp;[.$M39]);11));&quot;&quot;)" office:value-type="float" office:value="24">
            <text:p>24</text:p>
          </table:table-cell>
          <table:table-cell table:number-columns-repeated="59"/>
        </table:table-row>
        <table:table-row table:style-name="ro1">
          <table:table-cell office:value-type="float" office:value="29">
            <text:p>29</text:p>
          </table:table-cell>
          <table:table-cell table:formula="of:=IF(IntervalSecFixed*[.A40]&lt;=RemainingFixed;ABS(IntervalSecFixed*[.A40]);&quot;&quot;)" office:value-type="float" office:value="14.7377049180328">
            <text:p>14.737704918</text:p>
          </table:table-cell>
          <table:table-cell table:formula="of:=IF([.D40]&lt;&gt;&quot;&quot;;[.B40]-IntervalSec*[.A40];&quot;&quot;)" office:value-type="float" office:value="0.237704918032787">
            <text:p>0.237704918</text:p>
          </table:table-cell>
          <table:table-cell table:formula="of:=IF(AND([.D39]&lt;&gt;&quot;&quot;;[.D39]+1&lt;[.$D$9]);[.D39]+1;&quot;&quot;)" office:value-type="float" office:value="29">
            <text:p>29</text:p>
          </table:table-cell>
          <table:table-cell office:value-type="string">
            <text:p>|</text:p>
          </table:table-cell>
          <table:table-cell table:formula="of:=IF([.I40]&lt;&gt;&quot;&quot;;[.F39]+1;&quot;&quot;)" office:value-type="float" office:value="29">
            <text:p>29</text:p>
          </table:table-cell>
          <table:table-cell table:formula="of:=IF([.I40]&lt;&gt;&quot;&quot;;TempoFrom+INDIRECT(ADDRESS(10+COUNTIF([.$B$11:.$B$73];&quot;&lt;=&quot;&amp;[.I40]);4))*Tick;&quot;&quot;)" office:value-type="float" office:value="122">
            <text:p>122</text:p>
          </table:table-cell>
          <table:table-cell table:formula="of:=IF([.I40]&lt;&gt;&quot;&quot;;60/[.G40];&quot;&quot;)" office:value-type="float" office:value="0.491803278688525">
            <text:p>0.4918032787</text:p>
          </table:table-cell>
          <table:table-cell table:formula="of:=IF(AND([.I39]&lt;&gt;&quot;&quot;;[.I39]+[.H39]&lt;=RemainingFixed);[.I39]+[.H39];&quot;&quot;)" office:value-type="float" office:value="16.535289363602">
            <text:p>16.5352893636</text:p>
          </table:table-cell>
          <table:table-cell/>
          <table:table-cell table:formula="of:=IF([.I40]&lt;&gt;&quot;&quot;;[.K39]+1;&quot;&quot;)" office:value-type="float" office:value="30">
            <text:p>30</text:p>
          </table:table-cell>
          <table:table-cell office:value-type="string">
            <text:p>|</text:p>
          </table:table-cell>
          <table:table-cell table:formula="of:=IF(AND([.M39]&lt;&gt;&quot;&quot;;[.M39]+0.5&lt;=RemainingFixed);[.M39]+0.5;&quot;&quot;)" office:value-type="float" office:value="14.5">
            <text:p>14.5</text:p>
          </table:table-cell>
          <table:table-cell table:formula="of:=IF([.M40]&lt;RemainingFixed;INDIRECT(ADDRESS(10+COUNTIF([.$B$11:.$B$72];&quot;&lt;=&quot;&amp;[.$M40]);4));&quot;&quot;)" office:value-type="float" office:value="28">
            <text:p>28</text:p>
          </table:table-cell>
          <table:table-cell table:formula="of:=IF([.M40]&lt;RemainingFixed;INDIRECT(ADDRESS(10+COUNTIF([.$I$11:.$I$72];&quot;&lt;=&quot;&amp;[.$M40]);11));&quot;&quot;)" office:value-type="float" office:value="25">
            <text:p>25</text:p>
          </table:table-cell>
          <table:table-cell table:number-columns-repeated="59"/>
        </table:table-row>
        <table:table-row table:style-name="ro1">
          <table:table-cell office:value-type="float" office:value="30">
            <text:p>30</text:p>
          </table:table-cell>
          <table:table-cell table:formula="of:=IF(IntervalSecFixed*[.A41]&lt;=RemainingFixed;ABS(IntervalSecFixed*[.A41]);&quot;&quot;)" office:value-type="float" office:value="15.2459016393443">
            <text:p>15.2459016393</text:p>
          </table:table-cell>
          <table:table-cell table:formula="of:=IF([.D41]&lt;&gt;&quot;&quot;;[.B41]-IntervalSec*[.A41];&quot;&quot;)" office:value-type="float" office:value="0.245901639344263">
            <text:p>0.2459016393</text:p>
          </table:table-cell>
          <table:table-cell table:formula="of:=IF(AND([.D40]&lt;&gt;&quot;&quot;;[.D40]+1&lt;[.$D$9]);[.D40]+1;&quot;&quot;)" office:value-type="float" office:value="30">
            <text:p>30</text:p>
          </table:table-cell>
          <table:table-cell office:value-type="string">
            <text:p>|</text:p>
          </table:table-cell>
          <table:table-cell table:formula="of:=IF([.I41]&lt;&gt;&quot;&quot;;[.F40]+1;&quot;&quot;)" office:value-type="float" office:value="30">
            <text:p>30</text:p>
          </table:table-cell>
          <table:table-cell table:formula="of:=IF([.I41]&lt;&gt;&quot;&quot;;TempoFrom+INDIRECT(ADDRESS(10+COUNTIF([.$B$11:.$B$73];&quot;&lt;=&quot;&amp;[.I41]);4))*Tick;&quot;&quot;)" office:value-type="float" office:value="123">
            <text:p>123</text:p>
          </table:table-cell>
          <table:table-cell table:formula="of:=IF([.I41]&lt;&gt;&quot;&quot;;60/[.G41];&quot;&quot;)" office:value-type="float" office:value="0.487804878048781">
            <text:p>0.487804878</text:p>
          </table:table-cell>
          <table:table-cell table:formula="of:=IF(AND([.I40]&lt;&gt;&quot;&quot;;[.I40]+[.H40]&lt;=RemainingFixed);[.I40]+[.H40];&quot;&quot;)" office:value-type="float" office:value="17.0270926422906">
            <text:p>17.0270926423</text:p>
          </table:table-cell>
          <table:table-cell/>
          <table:table-cell table:formula="of:=IF([.I41]&lt;&gt;&quot;&quot;;[.K40]+1;&quot;&quot;)" office:value-type="float" office:value="31">
            <text:p>31</text:p>
          </table:table-cell>
          <table:table-cell office:value-type="string">
            <text:p>|</text:p>
          </table:table-cell>
          <table:table-cell table:formula="of:=IF(AND([.M40]&lt;&gt;&quot;&quot;;[.M40]+0.5&lt;=RemainingFixed);[.M40]+0.5;&quot;&quot;)" office:value-type="float" office:value="15">
            <text:p>15</text:p>
          </table:table-cell>
          <table:table-cell table:formula="of:=IF([.M41]&lt;RemainingFixed;INDIRECT(ADDRESS(10+COUNTIF([.$B$11:.$B$72];&quot;&lt;=&quot;&amp;[.$M41]);4));&quot;&quot;)" office:value-type="float" office:value="29">
            <text:p>29</text:p>
          </table:table-cell>
          <table:table-cell table:formula="of:=IF([.M41]&lt;RemainingFixed;INDIRECT(ADDRESS(10+COUNTIF([.$I$11:.$I$72];&quot;&lt;=&quot;&amp;[.$M41]);11));&quot;&quot;)" office:value-type="float" office:value="26">
            <text:p>26</text:p>
          </table:table-cell>
          <table:table-cell table:number-columns-repeated="59"/>
        </table:table-row>
        <table:table-row table:style-name="ro1">
          <table:table-cell office:value-type="float" office:value="31">
            <text:p>31</text:p>
          </table:table-cell>
          <table:table-cell table:formula="of:=IF(IntervalSecFixed*[.A42]&lt;=RemainingFixed;ABS(IntervalSecFixed*[.A42]);&quot;&quot;)" office:value-type="float" office:value="15.7540983606557">
            <text:p>15.7540983607</text:p>
          </table:table-cell>
          <table:table-cell table:formula="of:=IF([.D42]&lt;&gt;&quot;&quot;;[.B42]-IntervalSec*[.A42];&quot;&quot;)" office:value-type="float" office:value="0.254098360655737">
            <text:p>0.2540983607</text:p>
          </table:table-cell>
          <table:table-cell table:formula="of:=IF(AND([.D41]&lt;&gt;&quot;&quot;;[.D41]+1&lt;[.$D$9]);[.D41]+1;&quot;&quot;)" office:value-type="float" office:value="31">
            <text:p>31</text:p>
          </table:table-cell>
          <table:table-cell office:value-type="string">
            <text:p>|</text:p>
          </table:table-cell>
          <table:table-cell table:formula="of:=IF([.I42]&lt;&gt;&quot;&quot;;[.F41]+1;&quot;&quot;)" office:value-type="float" office:value="31">
            <text:p>31</text:p>
          </table:table-cell>
          <table:table-cell table:formula="of:=IF([.I42]&lt;&gt;&quot;&quot;;TempoFrom+INDIRECT(ADDRESS(10+COUNTIF([.$B$11:.$B$73];&quot;&lt;=&quot;&amp;[.I42]);4))*Tick;&quot;&quot;)" office:value-type="float" office:value="124">
            <text:p>124</text:p>
          </table:table-cell>
          <table:table-cell table:formula="of:=IF([.I42]&lt;&gt;&quot;&quot;;60/[.G42];&quot;&quot;)" office:value-type="float" office:value="0.483870967741936">
            <text:p>0.4838709677</text:p>
          </table:table-cell>
          <table:table-cell table:formula="of:=IF(AND([.I41]&lt;&gt;&quot;&quot;;[.I41]+[.H41]&lt;=RemainingFixed);[.I41]+[.H41];&quot;&quot;)" office:value-type="float" office:value="17.5148975203393">
            <text:p>17.5148975203</text:p>
          </table:table-cell>
          <table:table-cell/>
          <table:table-cell table:formula="of:=IF([.I42]&lt;&gt;&quot;&quot;;[.K41]+1;&quot;&quot;)" office:value-type="float" office:value="32">
            <text:p>32</text:p>
          </table:table-cell>
          <table:table-cell office:value-type="string">
            <text:p>|</text:p>
          </table:table-cell>
          <table:table-cell table:formula="of:=IF(AND([.M41]&lt;&gt;&quot;&quot;;[.M41]+0.5&lt;=RemainingFixed);[.M41]+0.5;&quot;&quot;)" office:value-type="float" office:value="15.5">
            <text:p>15.5</text:p>
          </table:table-cell>
          <table:table-cell table:formula="of:=IF([.M42]&lt;RemainingFixed;INDIRECT(ADDRESS(10+COUNTIF([.$B$11:.$B$72];&quot;&lt;=&quot;&amp;[.$M42]);4));&quot;&quot;)" office:value-type="float" office:value="30">
            <text:p>30</text:p>
          </table:table-cell>
          <table:table-cell table:formula="of:=IF([.M42]&lt;RemainingFixed;INDIRECT(ADDRESS(10+COUNTIF([.$I$11:.$I$72];&quot;&lt;=&quot;&amp;[.$M42]);11));&quot;&quot;)" office:value-type="float" office:value="27">
            <text:p>27</text:p>
          </table:table-cell>
          <table:table-cell table:number-columns-repeated="59"/>
        </table:table-row>
        <table:table-row table:style-name="ro1">
          <table:table-cell office:value-type="float" office:value="32">
            <text:p>32</text:p>
          </table:table-cell>
          <table:table-cell table:formula="of:=IF(IntervalSecFixed*[.A43]&lt;=RemainingFixed;ABS(IntervalSecFixed*[.A43]);&quot;&quot;)" office:value-type="float" office:value="16.2622950819672">
            <text:p>16.262295082</text:p>
          </table:table-cell>
          <table:table-cell table:formula="of:=IF([.D43]&lt;&gt;&quot;&quot;;[.B43]-IntervalSec*[.A43];&quot;&quot;)" office:value-type="float" office:value="0.262295081967213">
            <text:p>0.262295082</text:p>
          </table:table-cell>
          <table:table-cell table:formula="of:=IF(AND([.D42]&lt;&gt;&quot;&quot;;[.D42]+1&lt;[.$D$9]);[.D42]+1;&quot;&quot;)" office:value-type="float" office:value="32">
            <text:p>32</text:p>
          </table:table-cell>
          <table:table-cell office:value-type="string">
            <text:p>|</text:p>
          </table:table-cell>
          <table:table-cell table:formula="of:=IF([.I43]&lt;&gt;&quot;&quot;;[.F42]+1;&quot;&quot;)" office:value-type="float" office:value="32">
            <text:p>32</text:p>
          </table:table-cell>
          <table:table-cell table:formula="of:=IF([.I43]&lt;&gt;&quot;&quot;;TempoFrom+INDIRECT(ADDRESS(10+COUNTIF([.$B$11:.$B$73];&quot;&lt;=&quot;&amp;[.I43]);4))*Tick;&quot;&quot;)" office:value-type="float" office:value="125">
            <text:p>125</text:p>
          </table:table-cell>
          <table:table-cell table:formula="of:=IF([.I43]&lt;&gt;&quot;&quot;;60/[.G43];&quot;&quot;)" office:value-type="float" office:value="0.48">
            <text:p>0.48</text:p>
          </table:table-cell>
          <table:table-cell table:formula="of:=IF(AND([.I42]&lt;&gt;&quot;&quot;;[.I42]+[.H42]&lt;=RemainingFixed);[.I42]+[.H42];&quot;&quot;)" office:value-type="float" office:value="17.9987684880813">
            <text:p>17.9987684881</text:p>
          </table:table-cell>
          <table:table-cell/>
          <table:table-cell table:formula="of:=IF([.I43]&lt;&gt;&quot;&quot;;[.K42]+1;&quot;&quot;)" office:value-type="float" office:value="33">
            <text:p>33</text:p>
          </table:table-cell>
          <table:table-cell office:value-type="string">
            <text:p>|</text:p>
          </table:table-cell>
          <table:table-cell table:formula="of:=IF(AND([.M42]&lt;&gt;&quot;&quot;;[.M42]+0.5&lt;=RemainingFixed);[.M42]+0.5;&quot;&quot;)" office:value-type="float" office:value="16">
            <text:p>16</text:p>
          </table:table-cell>
          <table:table-cell table:formula="of:=IF([.M43]&lt;RemainingFixed;INDIRECT(ADDRESS(10+COUNTIF([.$B$11:.$B$72];&quot;&lt;=&quot;&amp;[.$M43]);4));&quot;&quot;)" office:value-type="float" office:value="31">
            <text:p>31</text:p>
          </table:table-cell>
          <table:table-cell table:formula="of:=IF([.M43]&lt;RemainingFixed;INDIRECT(ADDRESS(10+COUNTIF([.$I$11:.$I$72];&quot;&lt;=&quot;&amp;[.$M43]);11));&quot;&quot;)" office:value-type="float" office:value="28">
            <text:p>28</text:p>
          </table:table-cell>
          <table:table-cell table:number-columns-repeated="59"/>
        </table:table-row>
        <table:table-row table:style-name="ro1">
          <table:table-cell office:value-type="float" office:value="33">
            <text:p>33</text:p>
          </table:table-cell>
          <table:table-cell table:formula="of:=IF(IntervalSecFixed*[.A44]&lt;=RemainingFixed;ABS(IntervalSecFixed*[.A44]);&quot;&quot;)" office:value-type="float" office:value="16.7704918032787">
            <text:p>16.7704918033</text:p>
          </table:table-cell>
          <table:table-cell table:formula="of:=IF([.D44]&lt;&gt;&quot;&quot;;[.B44]-IntervalSec*[.A44];&quot;&quot;)" office:value-type="float" office:value="0.270491803278688">
            <text:p>0.2704918033</text:p>
          </table:table-cell>
          <table:table-cell table:formula="of:=IF(AND([.D43]&lt;&gt;&quot;&quot;;[.D43]+1&lt;[.$D$9]);[.D43]+1;&quot;&quot;)" office:value-type="float" office:value="33">
            <text:p>33</text:p>
          </table:table-cell>
          <table:table-cell office:value-type="string">
            <text:p>|</text:p>
          </table:table-cell>
          <table:table-cell table:formula="of:=IF([.I44]&lt;&gt;&quot;&quot;;[.F43]+1;&quot;&quot;)" office:value-type="float" office:value="33">
            <text:p>33</text:p>
          </table:table-cell>
          <table:table-cell table:formula="of:=IF([.I44]&lt;&gt;&quot;&quot;;TempoFrom+INDIRECT(ADDRESS(10+COUNTIF([.$B$11:.$B$73];&quot;&lt;=&quot;&amp;[.I44]);4))*Tick;&quot;&quot;)" office:value-type="float" office:value="126">
            <text:p>126</text:p>
          </table:table-cell>
          <table:table-cell table:formula="of:=IF([.I44]&lt;&gt;&quot;&quot;;60/[.G44];&quot;&quot;)" office:value-type="float" office:value="0.476190476190476">
            <text:p>0.4761904762</text:p>
          </table:table-cell>
          <table:table-cell table:formula="of:=IF(AND([.I43]&lt;&gt;&quot;&quot;;[.I43]+[.H43]&lt;=RemainingFixed);[.I43]+[.H43];&quot;&quot;)" office:value-type="float" office:value="18.4787684880813">
            <text:p>18.4787684881</text:p>
          </table:table-cell>
          <table:table-cell/>
          <table:table-cell table:formula="of:=IF([.I44]&lt;&gt;&quot;&quot;;[.K43]+1;&quot;&quot;)" office:value-type="float" office:value="34">
            <text:p>34</text:p>
          </table:table-cell>
          <table:table-cell office:value-type="string">
            <text:p>|</text:p>
          </table:table-cell>
          <table:table-cell table:formula="of:=IF(AND([.M43]&lt;&gt;&quot;&quot;;[.M43]+0.5&lt;=RemainingFixed);[.M43]+0.5;&quot;&quot;)" office:value-type="float" office:value="16.5">
            <text:p>16.5</text:p>
          </table:table-cell>
          <table:table-cell table:formula="of:=IF([.M44]&lt;RemainingFixed;INDIRECT(ADDRESS(10+COUNTIF([.$B$11:.$B$72];&quot;&lt;=&quot;&amp;[.$M44]);4));&quot;&quot;)" office:value-type="float" office:value="32">
            <text:p>32</text:p>
          </table:table-cell>
          <table:table-cell table:formula="of:=IF([.M44]&lt;RemainingFixed;INDIRECT(ADDRESS(10+COUNTIF([.$I$11:.$I$72];&quot;&lt;=&quot;&amp;[.$M44]);11));&quot;&quot;)" office:value-type="float" office:value="29">
            <text:p>29</text:p>
          </table:table-cell>
          <table:table-cell table:number-columns-repeated="59"/>
        </table:table-row>
        <table:table-row table:style-name="ro1">
          <table:table-cell office:value-type="float" office:value="34">
            <text:p>34</text:p>
          </table:table-cell>
          <table:table-cell table:formula="of:=IF(IntervalSecFixed*[.A45]&lt;=RemainingFixed;ABS(IntervalSecFixed*[.A45]);&quot;&quot;)" office:value-type="float" office:value="17.2786885245902">
            <text:p>17.2786885246</text:p>
          </table:table-cell>
          <table:table-cell table:formula="of:=IF([.D45]&lt;&gt;&quot;&quot;;[.B45]-IntervalSec*[.A45];&quot;&quot;)" office:value-type="float" office:value="0.278688524590166">
            <text:p>0.2786885246</text:p>
          </table:table-cell>
          <table:table-cell table:formula="of:=IF(AND([.D44]&lt;&gt;&quot;&quot;;[.D44]+1&lt;[.$D$9]);[.D44]+1;&quot;&quot;)" office:value-type="float" office:value="34">
            <text:p>34</text:p>
          </table:table-cell>
          <table:table-cell office:value-type="string">
            <text:p>|</text:p>
          </table:table-cell>
          <table:table-cell table:formula="of:=IF([.I45]&lt;&gt;&quot;&quot;;[.F44]+1;&quot;&quot;)" office:value-type="float" office:value="34">
            <text:p>34</text:p>
          </table:table-cell>
          <table:table-cell table:formula="of:=IF([.I45]&lt;&gt;&quot;&quot;;TempoFrom+INDIRECT(ADDRESS(10+COUNTIF([.$B$11:.$B$73];&quot;&lt;=&quot;&amp;[.I45]);4))*Tick;&quot;&quot;)" office:value-type="float" office:value="127">
            <text:p>127</text:p>
          </table:table-cell>
          <table:table-cell table:formula="of:=IF([.I45]&lt;&gt;&quot;&quot;;60/[.G45];&quot;&quot;)" office:value-type="float" office:value="0.47244094488189">
            <text:p>0.4724409449</text:p>
          </table:table-cell>
          <table:table-cell table:formula="of:=IF(AND([.I44]&lt;&gt;&quot;&quot;;[.I44]+[.H44]&lt;=RemainingFixed);[.I44]+[.H44];&quot;&quot;)" office:value-type="float" office:value="18.9549589642718">
            <text:p>18.9549589643</text:p>
          </table:table-cell>
          <table:table-cell/>
          <table:table-cell table:formula="of:=IF([.I45]&lt;&gt;&quot;&quot;;[.K44]+1;&quot;&quot;)" office:value-type="float" office:value="35">
            <text:p>35</text:p>
          </table:table-cell>
          <table:table-cell office:value-type="string">
            <text:p>|</text:p>
          </table:table-cell>
          <table:table-cell table:formula="of:=IF(AND([.M44]&lt;&gt;&quot;&quot;;[.M44]+0.5&lt;=RemainingFixed);[.M44]+0.5;&quot;&quot;)" office:value-type="float" office:value="17">
            <text:p>17</text:p>
          </table:table-cell>
          <table:table-cell table:formula="of:=IF([.M45]&lt;RemainingFixed;INDIRECT(ADDRESS(10+COUNTIF([.$B$11:.$B$72];&quot;&lt;=&quot;&amp;[.$M45]);4));&quot;&quot;)" office:value-type="float" office:value="33">
            <text:p>33</text:p>
          </table:table-cell>
          <table:table-cell table:formula="of:=IF([.M45]&lt;RemainingFixed;INDIRECT(ADDRESS(10+COUNTIF([.$I$11:.$I$72];&quot;&lt;=&quot;&amp;[.$M45]);11));&quot;&quot;)" office:value-type="float" office:value="30">
            <text:p>30</text:p>
          </table:table-cell>
          <table:table-cell table:number-columns-repeated="59"/>
        </table:table-row>
        <table:table-row table:style-name="ro1">
          <table:table-cell office:value-type="float" office:value="35">
            <text:p>35</text:p>
          </table:table-cell>
          <table:table-cell table:formula="of:=IF(IntervalSecFixed*[.A46]&lt;=RemainingFixed;ABS(IntervalSecFixed*[.A46]);&quot;&quot;)" office:value-type="float" office:value="17.7868852459016">
            <text:p>17.7868852459</text:p>
          </table:table-cell>
          <table:table-cell table:formula="of:=IF([.D46]&lt;&gt;&quot;&quot;;[.B46]-IntervalSec*[.A46];&quot;&quot;)" office:value-type="float" office:value="0.28688524590164">
            <text:p>0.2868852459</text:p>
          </table:table-cell>
          <table:table-cell table:formula="of:=IF(AND([.D45]&lt;&gt;&quot;&quot;;[.D45]+1&lt;[.$D$9]);[.D45]+1;&quot;&quot;)" office:value-type="float" office:value="35">
            <text:p>35</text:p>
          </table:table-cell>
          <table:table-cell office:value-type="string">
            <text:p>|</text:p>
          </table:table-cell>
          <table:table-cell table:formula="of:=IF([.I46]&lt;&gt;&quot;&quot;;[.F45]+1;&quot;&quot;)" office:value-type="float" office:value="35">
            <text:p>35</text:p>
          </table:table-cell>
          <table:table-cell table:formula="of:=IF([.I46]&lt;&gt;&quot;&quot;;TempoFrom+INDIRECT(ADDRESS(10+COUNTIF([.$B$11:.$B$73];&quot;&lt;=&quot;&amp;[.I46]);4))*Tick;&quot;&quot;)" office:value-type="float" office:value="128">
            <text:p>128</text:p>
          </table:table-cell>
          <table:table-cell table:formula="of:=IF([.I46]&lt;&gt;&quot;&quot;;60/[.G46];&quot;&quot;)" office:value-type="float" office:value="0.46875">
            <text:p>0.46875</text:p>
          </table:table-cell>
          <table:table-cell table:formula="of:=IF(AND([.I45]&lt;&gt;&quot;&quot;;[.I45]+[.H45]&lt;=RemainingFixed);[.I45]+[.H45];&quot;&quot;)" office:value-type="float" office:value="19.4273999091536">
            <text:p>19.4273999092</text:p>
          </table:table-cell>
          <table:table-cell/>
          <table:table-cell table:formula="of:=IF([.I46]&lt;&gt;&quot;&quot;;[.K45]+1;&quot;&quot;)" office:value-type="float" office:value="36">
            <text:p>36</text:p>
          </table:table-cell>
          <table:table-cell office:value-type="string">
            <text:p>|</text:p>
          </table:table-cell>
          <table:table-cell table:formula="of:=IF(AND([.M45]&lt;&gt;&quot;&quot;;[.M45]+0.5&lt;=RemainingFixed);[.M45]+0.5;&quot;&quot;)" office:value-type="float" office:value="17.5">
            <text:p>17.5</text:p>
          </table:table-cell>
          <table:table-cell table:formula="of:=IF([.M46]&lt;RemainingFixed;INDIRECT(ADDRESS(10+COUNTIF([.$B$11:.$B$72];&quot;&lt;=&quot;&amp;[.$M46]);4));&quot;&quot;)" office:value-type="float" office:value="34">
            <text:p>34</text:p>
          </table:table-cell>
          <table:table-cell table:formula="of:=IF([.M46]&lt;RemainingFixed;INDIRECT(ADDRESS(10+COUNTIF([.$I$11:.$I$72];&quot;&lt;=&quot;&amp;[.$M46]);11));&quot;&quot;)" office:value-type="float" office:value="31">
            <text:p>31</text:p>
          </table:table-cell>
          <table:table-cell table:number-columns-repeated="59"/>
        </table:table-row>
        <table:table-row table:style-name="ro1">
          <table:table-cell office:value-type="float" office:value="36">
            <text:p>36</text:p>
          </table:table-cell>
          <table:table-cell table:formula="of:=IF(IntervalSecFixed*[.A47]&lt;=RemainingFixed;ABS(IntervalSecFixed*[.A47]);&quot;&quot;)" office:value-type="float" office:value="18.2950819672131">
            <text:p>18.2950819672</text:p>
          </table:table-cell>
          <table:table-cell table:formula="of:=IF([.D47]&lt;&gt;&quot;&quot;;[.B47]-IntervalSec*[.A47];&quot;&quot;)" office:value-type="float" office:value="0.295081967213115">
            <text:p>0.2950819672</text:p>
          </table:table-cell>
          <table:table-cell table:formula="of:=IF(AND([.D46]&lt;&gt;&quot;&quot;;[.D46]+1&lt;[.$D$9]);[.D46]+1;&quot;&quot;)" office:value-type="float" office:value="36">
            <text:p>36</text:p>
          </table:table-cell>
          <table:table-cell office:value-type="string">
            <text:p>|</text:p>
          </table:table-cell>
          <table:table-cell table:formula="of:=IF([.I47]&lt;&gt;&quot;&quot;;[.F46]+1;&quot;&quot;)" office:value-type="float" office:value="36">
            <text:p>36</text:p>
          </table:table-cell>
          <table:table-cell table:formula="of:=IF([.I47]&lt;&gt;&quot;&quot;;TempoFrom+INDIRECT(ADDRESS(10+COUNTIF([.$B$11:.$B$73];&quot;&lt;=&quot;&amp;[.I47]);4))*Tick;&quot;&quot;)" office:value-type="float" office:value="129">
            <text:p>129</text:p>
          </table:table-cell>
          <table:table-cell table:formula="of:=IF([.I47]&lt;&gt;&quot;&quot;;60/[.G47];&quot;&quot;)" office:value-type="float" office:value="0.465116279069767">
            <text:p>0.4651162791</text:p>
          </table:table-cell>
          <table:table-cell table:formula="of:=IF(AND([.I46]&lt;&gt;&quot;&quot;;[.I46]+[.H46]&lt;=RemainingFixed);[.I46]+[.H46];&quot;&quot;)" office:value-type="float" office:value="19.8961499091536">
            <text:p>19.8961499092</text:p>
          </table:table-cell>
          <table:table-cell/>
          <table:table-cell table:formula="of:=IF([.I47]&lt;&gt;&quot;&quot;;[.K46]+1;&quot;&quot;)" office:value-type="float" office:value="37">
            <text:p>37</text:p>
          </table:table-cell>
          <table:table-cell office:value-type="string">
            <text:p>|</text:p>
          </table:table-cell>
          <table:table-cell table:formula="of:=IF(AND([.M46]&lt;&gt;&quot;&quot;;[.M46]+0.5&lt;=RemainingFixed);[.M46]+0.5;&quot;&quot;)" office:value-type="float" office:value="18">
            <text:p>18</text:p>
          </table:table-cell>
          <table:table-cell table:formula="of:=IF([.M47]&lt;RemainingFixed;INDIRECT(ADDRESS(10+COUNTIF([.$B$11:.$B$72];&quot;&lt;=&quot;&amp;[.$M47]);4));&quot;&quot;)" office:value-type="float" office:value="35">
            <text:p>35</text:p>
          </table:table-cell>
          <table:table-cell table:formula="of:=IF([.M47]&lt;RemainingFixed;INDIRECT(ADDRESS(10+COUNTIF([.$I$11:.$I$72];&quot;&lt;=&quot;&amp;[.$M47]);11));&quot;&quot;)" office:value-type="float" office:value="33">
            <text:p>33</text:p>
          </table:table-cell>
          <table:table-cell table:number-columns-repeated="59"/>
        </table:table-row>
        <table:table-row table:style-name="ro1">
          <table:table-cell office:value-type="float" office:value="37">
            <text:p>37</text:p>
          </table:table-cell>
          <table:table-cell table:formula="of:=IF(IntervalSecFixed*[.A48]&lt;=RemainingFixed;ABS(IntervalSecFixed*[.A48]);&quot;&quot;)" office:value-type="float" office:value="18.8032786885246">
            <text:p>18.8032786885</text:p>
          </table:table-cell>
          <table:table-cell table:formula="of:=IF([.D48]&lt;&gt;&quot;&quot;;[.B48]-IntervalSec*[.A48];&quot;&quot;)" office:value-type="float" office:value="0.303278688524589">
            <text:p>0.3032786885</text:p>
          </table:table-cell>
          <table:table-cell table:formula="of:=IF(AND([.D47]&lt;&gt;&quot;&quot;;[.D47]+1&lt;[.$D$9]);[.D47]+1;&quot;&quot;)" office:value-type="float" office:value="37">
            <text:p>37</text:p>
          </table:table-cell>
          <table:table-cell office:value-type="string">
            <text:p>|</text:p>
          </table:table-cell>
          <table:table-cell table:formula="of:=IF([.I48]&lt;&gt;&quot;&quot;;[.F47]+1;&quot;&quot;)" office:value-type="float" office:value="37">
            <text:p>37</text:p>
          </table:table-cell>
          <table:table-cell table:formula="of:=IF([.I48]&lt;&gt;&quot;&quot;;TempoFrom+INDIRECT(ADDRESS(10+COUNTIF([.$B$11:.$B$73];&quot;&lt;=&quot;&amp;[.I48]);4))*Tick;&quot;&quot;)" office:value-type="float" office:value="130">
            <text:p>130</text:p>
          </table:table-cell>
          <table:table-cell table:formula="of:=IF([.I48]&lt;&gt;&quot;&quot;;60/[.G48];&quot;&quot;)" office:value-type="float" office:value="0.461538461538462">
            <text:p>0.4615384615</text:p>
          </table:table-cell>
          <table:table-cell table:formula="of:=IF(AND([.I47]&lt;&gt;&quot;&quot;;[.I47]+[.H47]&lt;=RemainingFixed);[.I47]+[.H47];&quot;&quot;)" office:value-type="float" office:value="20.3612661882234">
            <text:p>20.3612661882</text:p>
          </table:table-cell>
          <table:table-cell/>
          <table:table-cell table:formula="of:=IF([.I48]&lt;&gt;&quot;&quot;;[.K47]+1;&quot;&quot;)" office:value-type="float" office:value="38">
            <text:p>38</text:p>
          </table:table-cell>
          <table:table-cell office:value-type="string">
            <text:p>|</text:p>
          </table:table-cell>
          <table:table-cell table:formula="of:=IF(AND([.M47]&lt;&gt;&quot;&quot;;[.M47]+0.5&lt;=RemainingFixed);[.M47]+0.5;&quot;&quot;)" office:value-type="float" office:value="18.5">
            <text:p>18.5</text:p>
          </table:table-cell>
          <table:table-cell table:formula="of:=IF([.M48]&lt;RemainingFixed;INDIRECT(ADDRESS(10+COUNTIF([.$B$11:.$B$72];&quot;&lt;=&quot;&amp;[.$M48]);4));&quot;&quot;)" office:value-type="float" office:value="36">
            <text:p>36</text:p>
          </table:table-cell>
          <table:table-cell table:formula="of:=IF([.M48]&lt;RemainingFixed;INDIRECT(ADDRESS(10+COUNTIF([.$I$11:.$I$72];&quot;&lt;=&quot;&amp;[.$M48]);11));&quot;&quot;)" office:value-type="float" office:value="34">
            <text:p>34</text:p>
          </table:table-cell>
          <table:table-cell table:number-columns-repeated="59"/>
        </table:table-row>
        <table:table-row table:style-name="ro1">
          <table:table-cell office:value-type="float" office:value="38">
            <text:p>38</text:p>
          </table:table-cell>
          <table:table-cell table:formula="of:=IF(IntervalSecFixed*[.A49]&lt;=RemainingFixed;ABS(IntervalSecFixed*[.A49]);&quot;&quot;)" office:value-type="float" office:value="19.3114754098361">
            <text:p>19.3114754098</text:p>
          </table:table-cell>
          <table:table-cell table:formula="of:=IF([.D49]&lt;&gt;&quot;&quot;;[.B49]-IntervalSec*[.A49];&quot;&quot;)" office:value-type="float" office:value="0.311475409836067">
            <text:p>0.3114754098</text:p>
          </table:table-cell>
          <table:table-cell table:formula="of:=IF(AND([.D48]&lt;&gt;&quot;&quot;;[.D48]+1&lt;[.$D$9]);[.D48]+1;&quot;&quot;)" office:value-type="float" office:value="38">
            <text:p>38</text:p>
          </table:table-cell>
          <table:table-cell office:value-type="string">
            <text:p>|</text:p>
          </table:table-cell>
          <table:table-cell table:formula="of:=IF([.I49]&lt;&gt;&quot;&quot;;[.F48]+1;&quot;&quot;)" office:value-type="float" office:value="38">
            <text:p>38</text:p>
          </table:table-cell>
          <table:table-cell table:formula="of:=IF([.I49]&lt;&gt;&quot;&quot;;TempoFrom+INDIRECT(ADDRESS(10+COUNTIF([.$B$11:.$B$73];&quot;&lt;=&quot;&amp;[.I49]);4))*Tick;&quot;&quot;)" office:value-type="float" office:value="130">
            <text:p>130</text:p>
          </table:table-cell>
          <table:table-cell table:formula="of:=IF([.I49]&lt;&gt;&quot;&quot;;60/[.G49];&quot;&quot;)" office:value-type="float" office:value="0.461538461538462">
            <text:p>0.4615384615</text:p>
          </table:table-cell>
          <table:table-cell table:formula="of:=IF(AND([.I48]&lt;&gt;&quot;&quot;;[.I48]+[.H48]&lt;=RemainingFixed);[.I48]+[.H48];&quot;&quot;)" office:value-type="float" office:value="20.8228046497619">
            <text:p>20.8228046498</text:p>
          </table:table-cell>
          <table:table-cell/>
          <table:table-cell table:formula="of:=IF([.I49]&lt;&gt;&quot;&quot;;[.K48]+1;&quot;&quot;)" office:value-type="float" office:value="39">
            <text:p>39</text:p>
          </table:table-cell>
          <table:table-cell office:value-type="string">
            <text:p>|</text:p>
          </table:table-cell>
          <table:table-cell table:formula="of:=IF(AND([.M48]&lt;&gt;&quot;&quot;;[.M48]+0.5&lt;=RemainingFixed);[.M48]+0.5;&quot;&quot;)" office:value-type="float" office:value="19">
            <text:p>19</text:p>
          </table:table-cell>
          <table:table-cell table:formula="of:=IF([.M49]&lt;RemainingFixed;INDIRECT(ADDRESS(10+COUNTIF([.$B$11:.$B$72];&quot;&lt;=&quot;&amp;[.$M49]);4));&quot;&quot;)" office:value-type="float" office:value="37">
            <text:p>37</text:p>
          </table:table-cell>
          <table:table-cell table:formula="of:=IF([.M49]&lt;RemainingFixed;INDIRECT(ADDRESS(10+COUNTIF([.$I$11:.$I$72];&quot;&lt;=&quot;&amp;[.$M49]);11));&quot;&quot;)" office:value-type="float" office:value="35">
            <text:p>35</text:p>
          </table:table-cell>
          <table:table-cell table:number-columns-repeated="59"/>
        </table:table-row>
        <table:table-row table:style-name="ro1">
          <table:table-cell office:value-type="float" office:value="39">
            <text:p>39</text:p>
          </table:table-cell>
          <table:table-cell table:formula="of:=IF(IntervalSecFixed*[.A50]&lt;=RemainingFixed;ABS(IntervalSecFixed*[.A50]);&quot;&quot;)" office:value-type="float" office:value="19.8196721311475">
            <text:p>19.8196721311</text:p>
          </table:table-cell>
          <table:table-cell table:formula="of:=IF([.D50]&lt;&gt;&quot;&quot;;[.B50]-IntervalSec*[.A50];&quot;&quot;)" office:value-type="float" office:value="0.319672131147541">
            <text:p>0.3196721311</text:p>
          </table:table-cell>
          <table:table-cell table:formula="of:=IF(AND([.D49]&lt;&gt;&quot;&quot;;[.D49]+1&lt;[.$D$9]);[.D49]+1;&quot;&quot;)" office:value-type="float" office:value="39">
            <text:p>39</text:p>
          </table:table-cell>
          <table:table-cell office:value-type="string">
            <text:p>|</text:p>
          </table:table-cell>
          <table:table-cell table:formula="of:=IF([.I50]&lt;&gt;&quot;&quot;;[.F49]+1;&quot;&quot;)" office:value-type="float" office:value="39">
            <text:p>39</text:p>
          </table:table-cell>
          <table:table-cell table:formula="of:=IF([.I50]&lt;&gt;&quot;&quot;;TempoFrom+INDIRECT(ADDRESS(10+COUNTIF([.$B$11:.$B$73];&quot;&lt;=&quot;&amp;[.I50]);4))*Tick;&quot;&quot;)" office:value-type="float" office:value="131">
            <text:p>131</text:p>
          </table:table-cell>
          <table:table-cell table:formula="of:=IF([.I50]&lt;&gt;&quot;&quot;;60/[.G50];&quot;&quot;)" office:value-type="float" office:value="0.458015267175573">
            <text:p>0.4580152672</text:p>
          </table:table-cell>
          <table:table-cell table:formula="of:=IF(AND([.I49]&lt;&gt;&quot;&quot;;[.I49]+[.H49]&lt;=RemainingFixed);[.I49]+[.H49];&quot;&quot;)" office:value-type="float" office:value="21.2843431113003">
            <text:p>21.2843431113</text:p>
          </table:table-cell>
          <table:table-cell/>
          <table:table-cell table:formula="of:=IF([.I50]&lt;&gt;&quot;&quot;;[.K49]+1;&quot;&quot;)" office:value-type="float" office:value="40">
            <text:p>40</text:p>
          </table:table-cell>
          <table:table-cell office:value-type="string">
            <text:p>|</text:p>
          </table:table-cell>
          <table:table-cell table:formula="of:=IF(AND([.M49]&lt;&gt;&quot;&quot;;[.M49]+0.5&lt;=RemainingFixed);[.M49]+0.5;&quot;&quot;)" office:value-type="float" office:value="19.5">
            <text:p>19.5</text:p>
          </table:table-cell>
          <table:table-cell table:formula="of:=IF([.M50]&lt;RemainingFixed;INDIRECT(ADDRESS(10+COUNTIF([.$B$11:.$B$72];&quot;&lt;=&quot;&amp;[.$M50]);4));&quot;&quot;)" office:value-type="float" office:value="38">
            <text:p>38</text:p>
          </table:table-cell>
          <table:table-cell table:formula="of:=IF([.M50]&lt;RemainingFixed;INDIRECT(ADDRESS(10+COUNTIF([.$I$11:.$I$72];&quot;&lt;=&quot;&amp;[.$M50]);11));&quot;&quot;)" office:value-type="float" office:value="36">
            <text:p>36</text:p>
          </table:table-cell>
          <table:table-cell table:number-columns-repeated="59"/>
        </table:table-row>
        <table:table-row table:style-name="ro1">
          <table:table-cell office:value-type="float" office:value="40">
            <text:p>40</text:p>
          </table:table-cell>
          <table:table-cell table:formula="of:=IF(IntervalSecFixed*[.A51]&lt;=RemainingFixed;ABS(IntervalSecFixed*[.A51]);&quot;&quot;)" office:value-type="float" office:value="20.327868852459">
            <text:p>20.3278688525</text:p>
          </table:table-cell>
          <table:table-cell table:formula="of:=IF([.D51]&lt;&gt;&quot;&quot;;[.B51]-IntervalSec*[.A51];&quot;&quot;)" office:value-type="float" office:value="0.327868852459016">
            <text:p>0.3278688525</text:p>
          </table:table-cell>
          <table:table-cell table:formula="of:=IF(AND([.D50]&lt;&gt;&quot;&quot;;[.D50]+1&lt;[.$D$9]);[.D50]+1;&quot;&quot;)" office:value-type="float" office:value="40">
            <text:p>40</text:p>
          </table:table-cell>
          <table:table-cell office:value-type="string">
            <text:p>|</text:p>
          </table:table-cell>
          <table:table-cell table:formula="of:=IF([.I51]&lt;&gt;&quot;&quot;;[.F50]+1;&quot;&quot;)" office:value-type="float" office:value="40">
            <text:p>40</text:p>
          </table:table-cell>
          <table:table-cell table:formula="of:=IF([.I51]&lt;&gt;&quot;&quot;;TempoFrom+INDIRECT(ADDRESS(10+COUNTIF([.$B$11:.$B$73];&quot;&lt;=&quot;&amp;[.I51]);4))*Tick;&quot;&quot;)" office:value-type="float" office:value="132">
            <text:p>132</text:p>
          </table:table-cell>
          <table:table-cell table:formula="of:=IF([.I51]&lt;&gt;&quot;&quot;;60/[.G51];&quot;&quot;)" office:value-type="float" office:value="0.454545454545455">
            <text:p>0.4545454545</text:p>
          </table:table-cell>
          <table:table-cell table:formula="of:=IF(AND([.I50]&lt;&gt;&quot;&quot;;[.I50]+[.H50]&lt;=RemainingFixed);[.I50]+[.H50];&quot;&quot;)" office:value-type="float" office:value="21.7423583784759">
            <text:p>21.7423583785</text:p>
          </table:table-cell>
          <table:table-cell/>
          <table:table-cell table:formula="of:=IF([.I51]&lt;&gt;&quot;&quot;;[.K50]+1;&quot;&quot;)" office:value-type="float" office:value="41">
            <text:p>41</text:p>
          </table:table-cell>
          <table:table-cell office:value-type="string">
            <text:p>|</text:p>
          </table:table-cell>
          <table:table-cell table:formula="of:=IF(AND([.M50]&lt;&gt;&quot;&quot;;[.M50]+0.5&lt;=RemainingFixed);[.M50]+0.5;&quot;&quot;)" office:value-type="float" office:value="20">
            <text:p>20</text:p>
          </table:table-cell>
          <table:table-cell table:formula="of:=IF([.M51]&lt;RemainingFixed;INDIRECT(ADDRESS(10+COUNTIF([.$B$11:.$B$72];&quot;&lt;=&quot;&amp;[.$M51]);4));&quot;&quot;)" office:value-type="float" office:value="39">
            <text:p>39</text:p>
          </table:table-cell>
          <table:table-cell table:formula="of:=IF([.M51]&lt;RemainingFixed;INDIRECT(ADDRESS(10+COUNTIF([.$I$11:.$I$72];&quot;&lt;=&quot;&amp;[.$M51]);11));&quot;&quot;)" office:value-type="float" office:value="37">
            <text:p>37</text:p>
          </table:table-cell>
          <table:table-cell table:number-columns-repeated="59"/>
        </table:table-row>
        <table:table-row table:style-name="ro1">
          <table:table-cell office:value-type="float" office:value="41">
            <text:p>41</text:p>
          </table:table-cell>
          <table:table-cell table:formula="of:=IF(IntervalSecFixed*[.A52]&lt;=RemainingFixed;ABS(IntervalSecFixed*[.A52]);&quot;&quot;)" office:value-type="float" office:value="20.8360655737705">
            <text:p>20.8360655738</text:p>
          </table:table-cell>
          <table:table-cell table:formula="of:=IF([.D52]&lt;&gt;&quot;&quot;;[.B52]-IntervalSec*[.A52];&quot;&quot;)" office:value-type="float" office:value="0.336065573770494">
            <text:p>0.3360655738</text:p>
          </table:table-cell>
          <table:table-cell table:formula="of:=IF(AND([.D51]&lt;&gt;&quot;&quot;;[.D51]+1&lt;[.$D$9]);[.D51]+1;&quot;&quot;)" office:value-type="float" office:value="41">
            <text:p>41</text:p>
          </table:table-cell>
          <table:table-cell office:value-type="string">
            <text:p>|</text:p>
          </table:table-cell>
          <table:table-cell table:formula="of:=IF([.I52]&lt;&gt;&quot;&quot;;[.F51]+1;&quot;&quot;)" office:value-type="float" office:value="41">
            <text:p>41</text:p>
          </table:table-cell>
          <table:table-cell table:formula="of:=IF([.I52]&lt;&gt;&quot;&quot;;TempoFrom+INDIRECT(ADDRESS(10+COUNTIF([.$B$11:.$B$73];&quot;&lt;=&quot;&amp;[.I52]);4))*Tick;&quot;&quot;)" office:value-type="float" office:value="133">
            <text:p>133</text:p>
          </table:table-cell>
          <table:table-cell table:formula="of:=IF([.I52]&lt;&gt;&quot;&quot;;60/[.G52];&quot;&quot;)" office:value-type="float" office:value="0.451127819548872">
            <text:p>0.4511278195</text:p>
          </table:table-cell>
          <table:table-cell table:formula="of:=IF(AND([.I51]&lt;&gt;&quot;&quot;;[.I51]+[.H51]&lt;=RemainingFixed);[.I51]+[.H51];&quot;&quot;)" office:value-type="float" office:value="22.1969038330214">
            <text:p>22.196903833</text:p>
          </table:table-cell>
          <table:table-cell/>
          <table:table-cell table:formula="of:=IF([.I52]&lt;&gt;&quot;&quot;;[.K51]+1;&quot;&quot;)" office:value-type="float" office:value="42">
            <text:p>42</text:p>
          </table:table-cell>
          <table:table-cell office:value-type="string">
            <text:p>|</text:p>
          </table:table-cell>
          <table:table-cell table:formula="of:=IF(AND([.M51]&lt;&gt;&quot;&quot;;[.M51]+0.5&lt;=RemainingFixed);[.M51]+0.5;&quot;&quot;)" office:value-type="float" office:value="20.5">
            <text:p>20.5</text:p>
          </table:table-cell>
          <table:table-cell table:formula="of:=IF([.M52]&lt;RemainingFixed;INDIRECT(ADDRESS(10+COUNTIF([.$B$11:.$B$72];&quot;&lt;=&quot;&amp;[.$M52]);4));&quot;&quot;)" office:value-type="float" office:value="40">
            <text:p>40</text:p>
          </table:table-cell>
          <table:table-cell table:formula="of:=IF([.M52]&lt;RemainingFixed;INDIRECT(ADDRESS(10+COUNTIF([.$I$11:.$I$72];&quot;&lt;=&quot;&amp;[.$M52]);11));&quot;&quot;)" office:value-type="float" office:value="38">
            <text:p>38</text:p>
          </table:table-cell>
          <table:table-cell table:number-columns-repeated="59"/>
        </table:table-row>
        <table:table-row table:style-name="ro1">
          <table:table-cell office:value-type="float" office:value="42">
            <text:p>42</text:p>
          </table:table-cell>
          <table:table-cell table:formula="of:=IF(IntervalSecFixed*[.A53]&lt;=RemainingFixed;ABS(IntervalSecFixed*[.A53]);&quot;&quot;)" office:value-type="float" office:value="21.344262295082">
            <text:p>21.3442622951</text:p>
          </table:table-cell>
          <table:table-cell table:formula="of:=IF([.D53]&lt;&gt;&quot;&quot;;[.B53]-IntervalSec*[.A53];&quot;&quot;)" office:value-type="float" office:value="0.344262295081968">
            <text:p>0.3442622951</text:p>
          </table:table-cell>
          <table:table-cell table:formula="of:=IF(AND([.D52]&lt;&gt;&quot;&quot;;[.D52]+1&lt;[.$D$9]);[.D52]+1;&quot;&quot;)" office:value-type="float" office:value="42">
            <text:p>42</text:p>
          </table:table-cell>
          <table:table-cell office:value-type="string">
            <text:p>|</text:p>
          </table:table-cell>
          <table:table-cell table:formula="of:=IF([.I53]&lt;&gt;&quot;&quot;;[.F52]+1;&quot;&quot;)" office:value-type="float" office:value="42">
            <text:p>42</text:p>
          </table:table-cell>
          <table:table-cell table:formula="of:=IF([.I53]&lt;&gt;&quot;&quot;;TempoFrom+INDIRECT(ADDRESS(10+COUNTIF([.$B$11:.$B$73];&quot;&lt;=&quot;&amp;[.I53]);4))*Tick;&quot;&quot;)" office:value-type="float" office:value="134">
            <text:p>134</text:p>
          </table:table-cell>
          <table:table-cell table:formula="of:=IF([.I53]&lt;&gt;&quot;&quot;;60/[.G53];&quot;&quot;)" office:value-type="float" office:value="0.447761194029851">
            <text:p>0.447761194</text:p>
          </table:table-cell>
          <table:table-cell table:formula="of:=IF(AND([.I52]&lt;&gt;&quot;&quot;;[.I52]+[.H52]&lt;=RemainingFixed);[.I52]+[.H52];&quot;&quot;)" office:value-type="float" office:value="22.6480316525702">
            <text:p>22.6480316526</text:p>
          </table:table-cell>
          <table:table-cell/>
          <table:table-cell table:formula="of:=IF([.I53]&lt;&gt;&quot;&quot;;[.K52]+1;&quot;&quot;)" office:value-type="float" office:value="43">
            <text:p>43</text:p>
          </table:table-cell>
          <table:table-cell office:value-type="string">
            <text:p>|</text:p>
          </table:table-cell>
          <table:table-cell table:formula="of:=IF(AND([.M52]&lt;&gt;&quot;&quot;;[.M52]+0.5&lt;=RemainingFixed);[.M52]+0.5;&quot;&quot;)" office:value-type="float" office:value="21">
            <text:p>21</text:p>
          </table:table-cell>
          <table:table-cell table:formula="of:=IF([.M53]&lt;RemainingFixed;INDIRECT(ADDRESS(10+COUNTIF([.$B$11:.$B$72];&quot;&lt;=&quot;&amp;[.$M53]);4));&quot;&quot;)" office:value-type="float" office:value="41">
            <text:p>41</text:p>
          </table:table-cell>
          <table:table-cell table:formula="of:=IF([.M53]&lt;RemainingFixed;INDIRECT(ADDRESS(10+COUNTIF([.$I$11:.$I$72];&quot;&lt;=&quot;&amp;[.$M53]);11));&quot;&quot;)" office:value-type="float" office:value="39">
            <text:p>39</text:p>
          </table:table-cell>
          <table:table-cell table:number-columns-repeated="59"/>
        </table:table-row>
        <table:table-row table:style-name="ro1">
          <table:table-cell office:value-type="float" office:value="43">
            <text:p>43</text:p>
          </table:table-cell>
          <table:table-cell table:formula="of:=IF(IntervalSecFixed*[.A54]&lt;=RemainingFixed;ABS(IntervalSecFixed*[.A54]);&quot;&quot;)" office:value-type="float" office:value="21.8524590163934">
            <text:p>21.8524590164</text:p>
          </table:table-cell>
          <table:table-cell table:formula="of:=IF([.D54]&lt;&gt;&quot;&quot;;[.B54]-IntervalSec*[.A54];&quot;&quot;)" office:value-type="float" office:value="0.352459016393443">
            <text:p>0.3524590164</text:p>
          </table:table-cell>
          <table:table-cell table:formula="of:=IF(AND([.D53]&lt;&gt;&quot;&quot;;[.D53]+1&lt;[.$D$9]);[.D53]+1;&quot;&quot;)" office:value-type="float" office:value="43">
            <text:p>43</text:p>
          </table:table-cell>
          <table:table-cell office:value-type="string">
            <text:p>|</text:p>
          </table:table-cell>
          <table:table-cell table:formula="of:=IF([.I54]&lt;&gt;&quot;&quot;;[.F53]+1;&quot;&quot;)" office:value-type="float" office:value="43">
            <text:p>43</text:p>
          </table:table-cell>
          <table:table-cell table:formula="of:=IF([.I54]&lt;&gt;&quot;&quot;;TempoFrom+INDIRECT(ADDRESS(10+COUNTIF([.$B$11:.$B$73];&quot;&lt;=&quot;&amp;[.I54]);4))*Tick;&quot;&quot;)" office:value-type="float" office:value="135">
            <text:p>135</text:p>
          </table:table-cell>
          <table:table-cell table:formula="of:=IF([.I54]&lt;&gt;&quot;&quot;;60/[.G54];&quot;&quot;)" office:value-type="float" office:value="0.444444444444444">
            <text:p>0.4444444444</text:p>
          </table:table-cell>
          <table:table-cell table:formula="of:=IF(AND([.I53]&lt;&gt;&quot;&quot;;[.I53]+[.H53]&lt;=RemainingFixed);[.I53]+[.H53];&quot;&quot;)" office:value-type="float" office:value="23.0957928466001">
            <text:p>23.0957928466</text:p>
          </table:table-cell>
          <table:table-cell/>
          <table:table-cell table:formula="of:=IF([.I54]&lt;&gt;&quot;&quot;;[.K53]+1;&quot;&quot;)" office:value-type="float" office:value="44">
            <text:p>44</text:p>
          </table:table-cell>
          <table:table-cell office:value-type="string">
            <text:p>|</text:p>
          </table:table-cell>
          <table:table-cell table:formula="of:=IF(AND([.M53]&lt;&gt;&quot;&quot;;[.M53]+0.5&lt;=RemainingFixed);[.M53]+0.5;&quot;&quot;)" office:value-type="float" office:value="21.5">
            <text:p>21.5</text:p>
          </table:table-cell>
          <table:table-cell table:formula="of:=IF([.M54]&lt;RemainingFixed;INDIRECT(ADDRESS(10+COUNTIF([.$B$11:.$B$72];&quot;&lt;=&quot;&amp;[.$M54]);4));&quot;&quot;)" office:value-type="float" office:value="42">
            <text:p>42</text:p>
          </table:table-cell>
          <table:table-cell table:formula="of:=IF([.M54]&lt;RemainingFixed;INDIRECT(ADDRESS(10+COUNTIF([.$I$11:.$I$72];&quot;&lt;=&quot;&amp;[.$M54]);11));&quot;&quot;)" office:value-type="float" office:value="40">
            <text:p>40</text:p>
          </table:table-cell>
          <table:table-cell table:number-columns-repeated="59"/>
        </table:table-row>
        <table:table-row table:style-name="ro1">
          <table:table-cell office:value-type="float" office:value="44">
            <text:p>44</text:p>
          </table:table-cell>
          <table:table-cell table:formula="of:=IF(IntervalSecFixed*[.A55]&lt;=RemainingFixed;ABS(IntervalSecFixed*[.A55]);&quot;&quot;)" office:value-type="float" office:value="22.3606557377049">
            <text:p>22.3606557377</text:p>
          </table:table-cell>
          <table:table-cell table:formula="of:=IF([.D55]&lt;&gt;&quot;&quot;;[.B55]-IntervalSec*[.A55];&quot;&quot;)" office:value-type="float" office:value="0.360655737704917">
            <text:p>0.3606557377</text:p>
          </table:table-cell>
          <table:table-cell table:formula="of:=IF(AND([.D54]&lt;&gt;&quot;&quot;;[.D54]+1&lt;[.$D$9]);[.D54]+1;&quot;&quot;)" office:value-type="float" office:value="44">
            <text:p>44</text:p>
          </table:table-cell>
          <table:table-cell office:value-type="string">
            <text:p>|</text:p>
          </table:table-cell>
          <table:table-cell table:formula="of:=IF([.I55]&lt;&gt;&quot;&quot;;[.F54]+1;&quot;&quot;)" office:value-type="float" office:value="44">
            <text:p>44</text:p>
          </table:table-cell>
          <table:table-cell table:formula="of:=IF([.I55]&lt;&gt;&quot;&quot;;TempoFrom+INDIRECT(ADDRESS(10+COUNTIF([.$B$11:.$B$73];&quot;&lt;=&quot;&amp;[.I55]);4))*Tick;&quot;&quot;)" office:value-type="float" office:value="136">
            <text:p>136</text:p>
          </table:table-cell>
          <table:table-cell table:formula="of:=IF([.I55]&lt;&gt;&quot;&quot;;60/[.G55];&quot;&quot;)" office:value-type="float" office:value="0.441176470588235">
            <text:p>0.4411764706</text:p>
          </table:table-cell>
          <table:table-cell table:formula="of:=IF(AND([.I54]&lt;&gt;&quot;&quot;;[.I54]+[.H54]&lt;=RemainingFixed);[.I54]+[.H54];&quot;&quot;)" office:value-type="float" office:value="23.5402372910445">
            <text:p>23.540237291</text:p>
          </table:table-cell>
          <table:table-cell/>
          <table:table-cell table:formula="of:=IF([.I55]&lt;&gt;&quot;&quot;;[.K54]+1;&quot;&quot;)" office:value-type="float" office:value="45">
            <text:p>45</text:p>
          </table:table-cell>
          <table:table-cell office:value-type="string">
            <text:p>|</text:p>
          </table:table-cell>
          <table:table-cell table:formula="of:=IF(AND([.M54]&lt;&gt;&quot;&quot;;[.M54]+0.5&lt;=RemainingFixed);[.M54]+0.5;&quot;&quot;)" office:value-type="float" office:value="22">
            <text:p>22</text:p>
          </table:table-cell>
          <table:table-cell table:formula="of:=IF([.M55]&lt;RemainingFixed;INDIRECT(ADDRESS(10+COUNTIF([.$B$11:.$B$72];&quot;&lt;=&quot;&amp;[.$M55]);4));&quot;&quot;)" office:value-type="float" office:value="43">
            <text:p>43</text:p>
          </table:table-cell>
          <table:table-cell table:formula="of:=IF([.M55]&lt;RemainingFixed;INDIRECT(ADDRESS(10+COUNTIF([.$I$11:.$I$72];&quot;&lt;=&quot;&amp;[.$M55]);11));&quot;&quot;)" office:value-type="float" office:value="41">
            <text:p>41</text:p>
          </table:table-cell>
          <table:table-cell table:number-columns-repeated="59"/>
        </table:table-row>
        <table:table-row table:style-name="ro1">
          <table:table-cell office:value-type="float" office:value="45">
            <text:p>45</text:p>
          </table:table-cell>
          <table:table-cell table:formula="of:=IF(IntervalSecFixed*[.A56]&lt;=RemainingFixed;ABS(IntervalSecFixed*[.A56]);&quot;&quot;)" office:value-type="float" office:value="22.8688524590164">
            <text:p>22.868852459</text:p>
          </table:table-cell>
          <table:table-cell table:formula="of:=IF([.D56]&lt;&gt;&quot;&quot;;[.B56]-IntervalSec*[.A56];&quot;&quot;)" office:value-type="float" office:value="0.368852459016395">
            <text:p>0.368852459</text:p>
          </table:table-cell>
          <table:table-cell table:formula="of:=IF(AND([.D55]&lt;&gt;&quot;&quot;;[.D55]+1&lt;[.$D$9]);[.D55]+1;&quot;&quot;)" office:value-type="float" office:value="45">
            <text:p>45</text:p>
          </table:table-cell>
          <table:table-cell office:value-type="string">
            <text:p>|</text:p>
          </table:table-cell>
          <table:table-cell table:formula="of:=IF([.I56]&lt;&gt;&quot;&quot;;[.F55]+1;&quot;&quot;)" office:value-type="float" office:value="45">
            <text:p>45</text:p>
          </table:table-cell>
          <table:table-cell table:formula="of:=IF([.I56]&lt;&gt;&quot;&quot;;TempoFrom+INDIRECT(ADDRESS(10+COUNTIF([.$B$11:.$B$73];&quot;&lt;=&quot;&amp;[.I56]);4))*Tick;&quot;&quot;)" office:value-type="float" office:value="137">
            <text:p>137</text:p>
          </table:table-cell>
          <table:table-cell table:formula="of:=IF([.I56]&lt;&gt;&quot;&quot;;60/[.G56];&quot;&quot;)" office:value-type="float" office:value="0.437956204379562">
            <text:p>0.4379562044</text:p>
          </table:table-cell>
          <table:table-cell table:formula="of:=IF(AND([.I55]&lt;&gt;&quot;&quot;;[.I55]+[.H55]&lt;=RemainingFixed);[.I55]+[.H55];&quot;&quot;)" office:value-type="float" office:value="23.9814137616328">
            <text:p>23.9814137616</text:p>
          </table:table-cell>
          <table:table-cell/>
          <table:table-cell table:formula="of:=IF([.I56]&lt;&gt;&quot;&quot;;[.K55]+1;&quot;&quot;)" office:value-type="float" office:value="46">
            <text:p>46</text:p>
          </table:table-cell>
          <table:table-cell office:value-type="string">
            <text:p>|</text:p>
          </table:table-cell>
          <table:table-cell table:formula="of:=IF(AND([.M55]&lt;&gt;&quot;&quot;;[.M55]+0.5&lt;=RemainingFixed);[.M55]+0.5;&quot;&quot;)" office:value-type="float" office:value="22.5">
            <text:p>22.5</text:p>
          </table:table-cell>
          <table:table-cell table:formula="of:=IF([.M56]&lt;RemainingFixed;INDIRECT(ADDRESS(10+COUNTIF([.$B$11:.$B$72];&quot;&lt;=&quot;&amp;[.$M56]);4));&quot;&quot;)" office:value-type="float" office:value="44">
            <text:p>44</text:p>
          </table:table-cell>
          <table:table-cell table:formula="of:=IF([.M56]&lt;RemainingFixed;INDIRECT(ADDRESS(10+COUNTIF([.$I$11:.$I$72];&quot;&lt;=&quot;&amp;[.$M56]);11));&quot;&quot;)" office:value-type="float" office:value="42">
            <text:p>42</text:p>
          </table:table-cell>
          <table:table-cell table:number-columns-repeated="59"/>
        </table:table-row>
        <table:table-row table:style-name="ro1">
          <table:table-cell office:value-type="float" office:value="46">
            <text:p>46</text:p>
          </table:table-cell>
          <table:table-cell table:formula="of:=IF(IntervalSecFixed*[.A57]&lt;=RemainingFixed;ABS(IntervalSecFixed*[.A57]);&quot;&quot;)" office:value-type="float" office:value="23.3770491803279">
            <text:p>23.3770491803</text:p>
          </table:table-cell>
          <table:table-cell table:formula="of:=IF([.D57]&lt;&gt;&quot;&quot;;[.B57]-IntervalSec*[.A57];&quot;&quot;)" office:value-type="float" office:value="0.377049180327869">
            <text:p>0.3770491803</text:p>
          </table:table-cell>
          <table:table-cell table:formula="of:=IF(AND([.D56]&lt;&gt;&quot;&quot;;[.D56]+1&lt;[.$D$9]);[.D56]+1;&quot;&quot;)" office:value-type="float" office:value="46">
            <text:p>46</text:p>
          </table:table-cell>
          <table:table-cell office:value-type="string">
            <text:p>|</text:p>
          </table:table-cell>
          <table:table-cell table:formula="of:=IF([.I57]&lt;&gt;&quot;&quot;;[.F56]+1;&quot;&quot;)" office:value-type="float" office:value="46">
            <text:p>46</text:p>
          </table:table-cell>
          <table:table-cell table:formula="of:=IF([.I57]&lt;&gt;&quot;&quot;;TempoFrom+INDIRECT(ADDRESS(10+COUNTIF([.$B$11:.$B$73];&quot;&lt;=&quot;&amp;[.I57]);4))*Tick;&quot;&quot;)" office:value-type="float" office:value="138">
            <text:p>138</text:p>
          </table:table-cell>
          <table:table-cell table:formula="of:=IF([.I57]&lt;&gt;&quot;&quot;;60/[.G57];&quot;&quot;)" office:value-type="float" office:value="0.434782608695652">
            <text:p>0.4347826087</text:p>
          </table:table-cell>
          <table:table-cell table:formula="of:=IF(AND([.I56]&lt;&gt;&quot;&quot;;[.I56]+[.H56]&lt;=RemainingFixed);[.I56]+[.H56];&quot;&quot;)" office:value-type="float" office:value="24.4193699660123">
            <text:p>24.419369966</text:p>
          </table:table-cell>
          <table:table-cell/>
          <table:table-cell table:formula="of:=IF([.I57]&lt;&gt;&quot;&quot;;[.K56]+1;&quot;&quot;)" office:value-type="float" office:value="47">
            <text:p>47</text:p>
          </table:table-cell>
          <table:table-cell office:value-type="string">
            <text:p>|</text:p>
          </table:table-cell>
          <table:table-cell table:formula="of:=IF(AND([.M56]&lt;&gt;&quot;&quot;;[.M56]+0.5&lt;=RemainingFixed);[.M56]+0.5;&quot;&quot;)" office:value-type="float" office:value="23">
            <text:p>23</text:p>
          </table:table-cell>
          <table:table-cell table:formula="of:=IF([.M57]&lt;RemainingFixed;INDIRECT(ADDRESS(10+COUNTIF([.$B$11:.$B$72];&quot;&lt;=&quot;&amp;[.$M57]);4));&quot;&quot;)" office:value-type="float" office:value="45">
            <text:p>45</text:p>
          </table:table-cell>
          <table:table-cell table:formula="of:=IF([.M57]&lt;RemainingFixed;INDIRECT(ADDRESS(10+COUNTIF([.$I$11:.$I$72];&quot;&lt;=&quot;&amp;[.$M57]);11));&quot;&quot;)" office:value-type="float" office:value="43">
            <text:p>43</text:p>
          </table:table-cell>
          <table:table-cell table:number-columns-repeated="59"/>
        </table:table-row>
        <table:table-row table:style-name="ro1">
          <table:table-cell office:value-type="float" office:value="47">
            <text:p>47</text:p>
          </table:table-cell>
          <table:table-cell table:formula="of:=IF(IntervalSecFixed*[.A58]&lt;=RemainingFixed;ABS(IntervalSecFixed*[.A58]);&quot;&quot;)" office:value-type="float" office:value="23.8852459016393">
            <text:p>23.8852459016</text:p>
          </table:table-cell>
          <table:table-cell table:formula="of:=IF([.D58]&lt;&gt;&quot;&quot;;[.B58]-IntervalSec*[.A58];&quot;&quot;)" office:value-type="float" office:value="0.385245901639344">
            <text:p>0.3852459016</text:p>
          </table:table-cell>
          <table:table-cell table:formula="of:=IF(AND([.D57]&lt;&gt;&quot;&quot;;[.D57]+1&lt;[.$D$9]);[.D57]+1;&quot;&quot;)" office:value-type="float" office:value="47">
            <text:p>47</text:p>
          </table:table-cell>
          <table:table-cell office:value-type="string">
            <text:p>|</text:p>
          </table:table-cell>
          <table:table-cell table:formula="of:=IF([.I58]&lt;&gt;&quot;&quot;;[.F57]+1;&quot;&quot;)" office:value-type="float" office:value="47">
            <text:p>47</text:p>
          </table:table-cell>
          <table:table-cell table:formula="of:=IF([.I58]&lt;&gt;&quot;&quot;;TempoFrom+INDIRECT(ADDRESS(10+COUNTIF([.$B$11:.$B$73];&quot;&lt;=&quot;&amp;[.I58]);4))*Tick;&quot;&quot;)" office:value-type="float" office:value="138">
            <text:p>138</text:p>
          </table:table-cell>
          <table:table-cell table:formula="of:=IF([.I58]&lt;&gt;&quot;&quot;;60/[.G58];&quot;&quot;)" office:value-type="float" office:value="0.434782608695652">
            <text:p>0.4347826087</text:p>
          </table:table-cell>
          <table:table-cell table:formula="of:=IF(AND([.I57]&lt;&gt;&quot;&quot;;[.I57]+[.H57]&lt;=RemainingFixed);[.I57]+[.H57];&quot;&quot;)" office:value-type="float" office:value="24.854152574708">
            <text:p>24.8541525747</text:p>
          </table:table-cell>
          <table:table-cell/>
          <table:table-cell table:formula="of:=IF([.I58]&lt;&gt;&quot;&quot;;[.K57]+1;&quot;&quot;)" office:value-type="float" office:value="48">
            <text:p>48</text:p>
          </table:table-cell>
          <table:table-cell office:value-type="string">
            <text:p>|</text:p>
          </table:table-cell>
          <table:table-cell table:formula="of:=IF(AND([.M57]&lt;&gt;&quot;&quot;;[.M57]+0.5&lt;=RemainingFixed);[.M57]+0.5;&quot;&quot;)" office:value-type="float" office:value="23.5">
            <text:p>23.5</text:p>
          </table:table-cell>
          <table:table-cell table:formula="of:=IF([.M58]&lt;RemainingFixed;INDIRECT(ADDRESS(10+COUNTIF([.$B$11:.$B$72];&quot;&lt;=&quot;&amp;[.$M58]);4));&quot;&quot;)" office:value-type="float" office:value="46">
            <text:p>46</text:p>
          </table:table-cell>
          <table:table-cell table:formula="of:=IF([.M58]&lt;RemainingFixed;INDIRECT(ADDRESS(10+COUNTIF([.$I$11:.$I$72];&quot;&lt;=&quot;&amp;[.$M58]);11));&quot;&quot;)" office:value-type="float" office:value="44">
            <text:p>44</text:p>
          </table:table-cell>
          <table:table-cell table:number-columns-repeated="59"/>
        </table:table-row>
        <table:table-row table:style-name="ro1">
          <table:table-cell office:value-type="float" office:value="48">
            <text:p>48</text:p>
          </table:table-cell>
          <table:table-cell table:formula="of:=IF(IntervalSecFixed*[.A59]&lt;=RemainingFixed;ABS(IntervalSecFixed*[.A59]);&quot;&quot;)" office:value-type="float" office:value="24.3934426229508">
            <text:p>24.393442623</text:p>
          </table:table-cell>
          <table:table-cell table:formula="of:=IF([.D59]&lt;&gt;&quot;&quot;;[.B59]-IntervalSec*[.A59];&quot;&quot;)" office:value-type="float" office:value="0.393442622950822">
            <text:p>0.393442623</text:p>
          </table:table-cell>
          <table:table-cell table:formula="of:=IF(AND([.D58]&lt;&gt;&quot;&quot;;[.D58]+1&lt;[.$D$9]);[.D58]+1;&quot;&quot;)" office:value-type="float" office:value="48">
            <text:p>48</text:p>
          </table:table-cell>
          <table:table-cell office:value-type="string">
            <text:p>|</text:p>
          </table:table-cell>
          <table:table-cell table:formula="of:=IF([.I59]&lt;&gt;&quot;&quot;;[.F58]+1;&quot;&quot;)" office:value-type="float" office:value="48">
            <text:p>48</text:p>
          </table:table-cell>
          <table:table-cell table:formula="of:=IF([.I59]&lt;&gt;&quot;&quot;;TempoFrom+INDIRECT(ADDRESS(10+COUNTIF([.$B$11:.$B$73];&quot;&lt;=&quot;&amp;[.I59]);4))*Tick;&quot;&quot;)" office:value-type="float" office:value="139">
            <text:p>139</text:p>
          </table:table-cell>
          <table:table-cell table:formula="of:=IF([.I59]&lt;&gt;&quot;&quot;;60/[.G59];&quot;&quot;)" office:value-type="float" office:value="0.431654676258993">
            <text:p>0.4316546763</text:p>
          </table:table-cell>
          <table:table-cell table:formula="of:=IF(AND([.I58]&lt;&gt;&quot;&quot;;[.I58]+[.H58]&lt;=RemainingFixed);[.I58]+[.H58];&quot;&quot;)" office:value-type="float" office:value="25.2889351834036">
            <text:p>25.2889351834</text:p>
          </table:table-cell>
          <table:table-cell/>
          <table:table-cell table:formula="of:=IF([.I59]&lt;&gt;&quot;&quot;;[.K58]+1;&quot;&quot;)" office:value-type="float" office:value="49">
            <text:p>49</text:p>
          </table:table-cell>
          <table:table-cell office:value-type="string">
            <text:p>|</text:p>
          </table:table-cell>
          <table:table-cell table:formula="of:=IF(AND([.M58]&lt;&gt;&quot;&quot;;[.M58]+0.5&lt;=RemainingFixed);[.M58]+0.5;&quot;&quot;)" office:value-type="float" office:value="24">
            <text:p>24</text:p>
          </table:table-cell>
          <table:table-cell table:formula="of:=IF([.M59]&lt;RemainingFixed;INDIRECT(ADDRESS(10+COUNTIF([.$B$11:.$B$72];&quot;&lt;=&quot;&amp;[.$M59]);4));&quot;&quot;)" office:value-type="float" office:value="47">
            <text:p>47</text:p>
          </table:table-cell>
          <table:table-cell table:formula="of:=IF([.M59]&lt;RemainingFixed;INDIRECT(ADDRESS(10+COUNTIF([.$I$11:.$I$72];&quot;&lt;=&quot;&amp;[.$M59]);11));&quot;&quot;)" office:value-type="float" office:value="46">
            <text:p>46</text:p>
          </table:table-cell>
          <table:table-cell table:number-columns-repeated="59"/>
        </table:table-row>
        <table:table-row table:style-name="ro1">
          <table:table-cell office:value-type="float" office:value="49">
            <text:p>49</text:p>
          </table:table-cell>
          <table:table-cell table:formula="of:=IF(IntervalSecFixed*[.A60]&lt;=RemainingFixed;ABS(IntervalSecFixed*[.A60]);&quot;&quot;)" office:value-type="float" office:value="24.9016393442623">
            <text:p>24.9016393443</text:p>
          </table:table-cell>
          <table:table-cell table:formula="of:=IF([.D60]&lt;&gt;&quot;&quot;;[.B60]-IntervalSec*[.A60];&quot;&quot;)" office:value-type="float" office:value="0.401639344262296">
            <text:p>0.4016393443</text:p>
          </table:table-cell>
          <table:table-cell table:formula="of:=IF(AND([.D59]&lt;&gt;&quot;&quot;;[.D59]+1&lt;[.$D$9]);[.D59]+1;&quot;&quot;)" office:value-type="float" office:value="49">
            <text:p>49</text:p>
          </table:table-cell>
          <table:table-cell office:value-type="string">
            <text:p>|</text:p>
          </table:table-cell>
          <table:table-cell table:formula="of:=IF([.I60]&lt;&gt;&quot;&quot;;[.F59]+1;&quot;&quot;)" office:value-type="float" office:value="49">
            <text:p>49</text:p>
          </table:table-cell>
          <table:table-cell table:formula="of:=IF([.I60]&lt;&gt;&quot;&quot;;TempoFrom+INDIRECT(ADDRESS(10+COUNTIF([.$B$11:.$B$73];&quot;&lt;=&quot;&amp;[.I60]);4))*Tick;&quot;&quot;)" office:value-type="float" office:value="140">
            <text:p>140</text:p>
          </table:table-cell>
          <table:table-cell table:formula="of:=IF([.I60]&lt;&gt;&quot;&quot;;60/[.G60];&quot;&quot;)" office:value-type="float" office:value="0.428571428571429">
            <text:p>0.4285714286</text:p>
          </table:table-cell>
          <table:table-cell table:formula="of:=IF(AND([.I59]&lt;&gt;&quot;&quot;;[.I59]+[.H59]&lt;=RemainingFixed);[.I59]+[.H59];&quot;&quot;)" office:value-type="float" office:value="25.7205898596626">
            <text:p>25.7205898597</text:p>
          </table:table-cell>
          <table:table-cell/>
          <table:table-cell table:formula="of:=IF([.I60]&lt;&gt;&quot;&quot;;[.K59]+1;&quot;&quot;)" office:value-type="float" office:value="50">
            <text:p>50</text:p>
          </table:table-cell>
          <table:table-cell office:value-type="string">
            <text:p>|</text:p>
          </table:table-cell>
          <table:table-cell table:formula="of:=IF(AND([.M59]&lt;&gt;&quot;&quot;;[.M59]+0.5&lt;=RemainingFixed);[.M59]+0.5;&quot;&quot;)" office:value-type="float" office:value="24.5">
            <text:p>24.5</text:p>
          </table:table-cell>
          <table:table-cell table:formula="of:=IF([.M60]&lt;RemainingFixed;INDIRECT(ADDRESS(10+COUNTIF([.$B$11:.$B$72];&quot;&lt;=&quot;&amp;[.$M60]);4));&quot;&quot;)" office:value-type="float" office:value="48">
            <text:p>48</text:p>
          </table:table-cell>
          <table:table-cell table:formula="of:=IF([.M60]&lt;RemainingFixed;INDIRECT(ADDRESS(10+COUNTIF([.$I$11:.$I$72];&quot;&lt;=&quot;&amp;[.$M60]);11));&quot;&quot;)" office:value-type="float" office:value="47">
            <text:p>47</text:p>
          </table:table-cell>
          <table:table-cell table:number-columns-repeated="59"/>
        </table:table-row>
        <table:table-row table:style-name="ro1">
          <table:table-cell office:value-type="float" office:value="50">
            <text:p>50</text:p>
          </table:table-cell>
          <table:table-cell table:formula="of:=IF(IntervalSecFixed*[.A61]&lt;=RemainingFixed;ABS(IntervalSecFixed*[.A61]);&quot;&quot;)" office:value-type="float" office:value="25.4098360655738">
            <text:p>25.4098360656</text:p>
          </table:table-cell>
          <table:table-cell table:formula="of:=IF([.D61]&lt;&gt;&quot;&quot;;[.B61]-IntervalSec*[.A61];&quot;&quot;)" office:value-type="float" office:value="0.409836065573771">
            <text:p>0.4098360656</text:p>
          </table:table-cell>
          <table:table-cell table:formula="of:=IF(AND([.D60]&lt;&gt;&quot;&quot;;[.D60]+1&lt;[.$D$9]);[.D60]+1;&quot;&quot;)" office:value-type="float" office:value="50">
            <text:p>50</text:p>
          </table:table-cell>
          <table:table-cell office:value-type="string">
            <text:p>|</text:p>
          </table:table-cell>
          <table:table-cell table:formula="of:=IF([.I61]&lt;&gt;&quot;&quot;;[.F60]+1;&quot;&quot;)" office:value-type="float" office:value="50">
            <text:p>50</text:p>
          </table:table-cell>
          <table:table-cell table:formula="of:=IF([.I61]&lt;&gt;&quot;&quot;;TempoFrom+INDIRECT(ADDRESS(10+COUNTIF([.$B$11:.$B$73];&quot;&lt;=&quot;&amp;[.I61]);4))*Tick;&quot;&quot;)" office:value-type="float" office:value="141">
            <text:p>141</text:p>
          </table:table-cell>
          <table:table-cell table:formula="of:=IF([.I61]&lt;&gt;&quot;&quot;;60/[.G61];&quot;&quot;)" office:value-type="float" office:value="0.425531914893617">
            <text:p>0.4255319149</text:p>
          </table:table-cell>
          <table:table-cell table:formula="of:=IF(AND([.I60]&lt;&gt;&quot;&quot;;[.I60]+[.H60]&lt;=RemainingFixed);[.I60]+[.H60];&quot;&quot;)" office:value-type="float" office:value="26.149161288234">
            <text:p>26.1491612882</text:p>
          </table:table-cell>
          <table:table-cell/>
          <table:table-cell table:formula="of:=IF([.I61]&lt;&gt;&quot;&quot;;[.K60]+1;&quot;&quot;)" office:value-type="float" office:value="51">
            <text:p>51</text:p>
          </table:table-cell>
          <table:table-cell office:value-type="string">
            <text:p>|</text:p>
          </table:table-cell>
          <table:table-cell table:formula="of:=IF(AND([.M60]&lt;&gt;&quot;&quot;;[.M60]+0.5&lt;=RemainingFixed);[.M60]+0.5;&quot;&quot;)" office:value-type="float" office:value="25">
            <text:p>25</text:p>
          </table:table-cell>
          <table:table-cell table:formula="of:=IF([.M61]&lt;RemainingFixed;INDIRECT(ADDRESS(10+COUNTIF([.$B$11:.$B$72];&quot;&lt;=&quot;&amp;[.$M61]);4));&quot;&quot;)" office:value-type="float" office:value="49">
            <text:p>49</text:p>
          </table:table-cell>
          <table:table-cell table:formula="of:=IF([.M61]&lt;RemainingFixed;INDIRECT(ADDRESS(10+COUNTIF([.$I$11:.$I$72];&quot;&lt;=&quot;&amp;[.$M61]);11));&quot;&quot;)" office:value-type="float" office:value="48">
            <text:p>48</text:p>
          </table:table-cell>
          <table:table-cell table:number-columns-repeated="59"/>
        </table:table-row>
        <table:table-row table:style-name="ro1">
          <table:table-cell office:value-type="float" office:value="51">
            <text:p>51</text:p>
          </table:table-cell>
          <table:table-cell table:formula="of:=IF(IntervalSecFixed*[.A62]&lt;=RemainingFixed;ABS(IntervalSecFixed*[.A62]);&quot;&quot;)" office:value-type="float" office:value="25.9180327868852">
            <text:p>25.9180327869</text:p>
          </table:table-cell>
          <table:table-cell table:formula="of:=IF([.D62]&lt;&gt;&quot;&quot;;[.B62]-IntervalSec*[.A62];&quot;&quot;)" office:value-type="float" office:value="0.418032786885245">
            <text:p>0.4180327869</text:p>
          </table:table-cell>
          <table:table-cell table:formula="of:=IF(AND([.D61]&lt;&gt;&quot;&quot;;[.D61]+1&lt;[.$D$9]);[.D61]+1;&quot;&quot;)" office:value-type="float" office:value="51">
            <text:p>51</text:p>
          </table:table-cell>
          <table:table-cell office:value-type="string">
            <text:p>|</text:p>
          </table:table-cell>
          <table:table-cell table:formula="of:=IF([.I62]&lt;&gt;&quot;&quot;;[.F61]+1;&quot;&quot;)" office:value-type="float" office:value="51">
            <text:p>51</text:p>
          </table:table-cell>
          <table:table-cell table:formula="of:=IF([.I62]&lt;&gt;&quot;&quot;;TempoFrom+INDIRECT(ADDRESS(10+COUNTIF([.$B$11:.$B$73];&quot;&lt;=&quot;&amp;[.I62]);4))*Tick;&quot;&quot;)" office:value-type="float" office:value="142">
            <text:p>142</text:p>
          </table:table-cell>
          <table:table-cell table:formula="of:=IF([.I62]&lt;&gt;&quot;&quot;;60/[.G62];&quot;&quot;)" office:value-type="float" office:value="0.422535211267606">
            <text:p>0.4225352113</text:p>
          </table:table-cell>
          <table:table-cell table:formula="of:=IF(AND([.I61]&lt;&gt;&quot;&quot;;[.I61]+[.H61]&lt;=RemainingFixed);[.I61]+[.H61];&quot;&quot;)" office:value-type="float" office:value="26.5746932031277">
            <text:p>26.5746932031</text:p>
          </table:table-cell>
          <table:table-cell/>
          <table:table-cell table:formula="of:=IF([.I62]&lt;&gt;&quot;&quot;;[.K61]+1;&quot;&quot;)" office:value-type="float" office:value="52">
            <text:p>52</text:p>
          </table:table-cell>
          <table:table-cell office:value-type="string">
            <text:p>|</text:p>
          </table:table-cell>
          <table:table-cell table:formula="of:=IF(AND([.M61]&lt;&gt;&quot;&quot;;[.M61]+0.5&lt;=RemainingFixed);[.M61]+0.5;&quot;&quot;)" office:value-type="float" office:value="25.5">
            <text:p>25.5</text:p>
          </table:table-cell>
          <table:table-cell table:formula="of:=IF([.M62]&lt;RemainingFixed;INDIRECT(ADDRESS(10+COUNTIF([.$B$11:.$B$72];&quot;&lt;=&quot;&amp;[.$M62]);4));&quot;&quot;)" office:value-type="float" office:value="50">
            <text:p>50</text:p>
          </table:table-cell>
          <table:table-cell table:formula="of:=IF([.M62]&lt;RemainingFixed;INDIRECT(ADDRESS(10+COUNTIF([.$I$11:.$I$72];&quot;&lt;=&quot;&amp;[.$M62]);11));&quot;&quot;)" office:value-type="float" office:value="49">
            <text:p>49</text:p>
          </table:table-cell>
          <table:table-cell table:number-columns-repeated="59"/>
        </table:table-row>
        <table:table-row table:style-name="ro1">
          <table:table-cell office:value-type="float" office:value="52">
            <text:p>52</text:p>
          </table:table-cell>
          <table:table-cell table:formula="of:=IF(IntervalSecFixed*[.A63]&lt;=RemainingFixed;ABS(IntervalSecFixed*[.A63]);&quot;&quot;)" office:value-type="float" office:value="26.4262295081967">
            <text:p>26.4262295082</text:p>
          </table:table-cell>
          <table:table-cell table:formula="of:=IF([.D63]&lt;&gt;&quot;&quot;;[.B63]-IntervalSec*[.A63];&quot;&quot;)" office:value-type="float" office:value="0.426229508196723">
            <text:p>0.4262295082</text:p>
          </table:table-cell>
          <table:table-cell table:formula="of:=IF(AND([.D62]&lt;&gt;&quot;&quot;;[.D62]+1&lt;[.$D$9]);[.D62]+1;&quot;&quot;)" office:value-type="float" office:value="52">
            <text:p>52</text:p>
          </table:table-cell>
          <table:table-cell office:value-type="string">
            <text:p>|</text:p>
          </table:table-cell>
          <table:table-cell table:formula="of:=IF([.I63]&lt;&gt;&quot;&quot;;[.F62]+1;&quot;&quot;)" office:value-type="float" office:value="52">
            <text:p>52</text:p>
          </table:table-cell>
          <table:table-cell table:formula="of:=IF([.I63]&lt;&gt;&quot;&quot;;TempoFrom+INDIRECT(ADDRESS(10+COUNTIF([.$B$11:.$B$73];&quot;&lt;=&quot;&amp;[.I63]);4))*Tick;&quot;&quot;)" office:value-type="float" office:value="143">
            <text:p>143</text:p>
          </table:table-cell>
          <table:table-cell table:formula="of:=IF([.I63]&lt;&gt;&quot;&quot;;60/[.G63];&quot;&quot;)" office:value-type="float" office:value="0.41958041958042">
            <text:p>0.4195804196</text:p>
          </table:table-cell>
          <table:table-cell table:formula="of:=IF(AND([.I62]&lt;&gt;&quot;&quot;;[.I62]+[.H62]&lt;=RemainingFixed);[.I62]+[.H62];&quot;&quot;)" office:value-type="float" office:value="26.9972284143953">
            <text:p>26.9972284144</text:p>
          </table:table-cell>
          <table:table-cell/>
          <table:table-cell table:formula="of:=IF([.I63]&lt;&gt;&quot;&quot;;[.K62]+1;&quot;&quot;)" office:value-type="float" office:value="53">
            <text:p>53</text:p>
          </table:table-cell>
          <table:table-cell office:value-type="string">
            <text:p>|</text:p>
          </table:table-cell>
          <table:table-cell table:formula="of:=IF(AND([.M62]&lt;&gt;&quot;&quot;;[.M62]+0.5&lt;=RemainingFixed);[.M62]+0.5;&quot;&quot;)" office:value-type="float" office:value="26">
            <text:p>26</text:p>
          </table:table-cell>
          <table:table-cell table:formula="of:=IF([.M63]&lt;RemainingFixed;INDIRECT(ADDRESS(10+COUNTIF([.$B$11:.$B$72];&quot;&lt;=&quot;&amp;[.$M63]);4));&quot;&quot;)" office:value-type="float" office:value="51">
            <text:p>51</text:p>
          </table:table-cell>
          <table:table-cell table:formula="of:=IF([.M63]&lt;RemainingFixed;INDIRECT(ADDRESS(10+COUNTIF([.$I$11:.$I$72];&quot;&lt;=&quot;&amp;[.$M63]);11));&quot;&quot;)" office:value-type="float" office:value="50">
            <text:p>50</text:p>
          </table:table-cell>
          <table:table-cell table:number-columns-repeated="59"/>
        </table:table-row>
        <table:table-row table:style-name="ro1">
          <table:table-cell office:value-type="float" office:value="53">
            <text:p>53</text:p>
          </table:table-cell>
          <table:table-cell table:formula="of:=IF(IntervalSecFixed*[.A64]&lt;=RemainingFixed;ABS(IntervalSecFixed*[.A64]);&quot;&quot;)" office:value-type="float" office:value="26.9344262295082">
            <text:p>26.9344262295</text:p>
          </table:table-cell>
          <table:table-cell table:formula="of:=IF([.D64]&lt;&gt;&quot;&quot;;[.B64]-IntervalSec*[.A64];&quot;&quot;)" office:value-type="float" office:value="0.434426229508198">
            <text:p>0.4344262295</text:p>
          </table:table-cell>
          <table:table-cell table:formula="of:=IF(AND([.D63]&lt;&gt;&quot;&quot;;[.D63]+1&lt;[.$D$9]);[.D63]+1;&quot;&quot;)" office:value-type="float" office:value="53">
            <text:p>53</text:p>
          </table:table-cell>
          <table:table-cell office:value-type="string">
            <text:p>|</text:p>
          </table:table-cell>
          <table:table-cell table:formula="of:=IF([.I64]&lt;&gt;&quot;&quot;;[.F63]+1;&quot;&quot;)" office:value-type="float" office:value="53">
            <text:p>53</text:p>
          </table:table-cell>
          <table:table-cell table:formula="of:=IF([.I64]&lt;&gt;&quot;&quot;;TempoFrom+INDIRECT(ADDRESS(10+COUNTIF([.$B$11:.$B$73];&quot;&lt;=&quot;&amp;[.I64]);4))*Tick;&quot;&quot;)" office:value-type="float" office:value="143">
            <text:p>143</text:p>
          </table:table-cell>
          <table:table-cell table:formula="of:=IF([.I64]&lt;&gt;&quot;&quot;;60/[.G64];&quot;&quot;)" office:value-type="float" office:value="0.41958041958042">
            <text:p>0.4195804196</text:p>
          </table:table-cell>
          <table:table-cell table:formula="of:=IF(AND([.I63]&lt;&gt;&quot;&quot;;[.I63]+[.H63]&lt;=RemainingFixed);[.I63]+[.H63];&quot;&quot;)" office:value-type="float" office:value="27.4168088339757">
            <text:p>27.416808834</text:p>
          </table:table-cell>
          <table:table-cell/>
          <table:table-cell table:formula="of:=IF([.I64]&lt;&gt;&quot;&quot;;[.K63]+1;&quot;&quot;)" office:value-type="float" office:value="54">
            <text:p>54</text:p>
          </table:table-cell>
          <table:table-cell office:value-type="string">
            <text:p>|</text:p>
          </table:table-cell>
          <table:table-cell table:formula="of:=IF(AND([.M63]&lt;&gt;&quot;&quot;;[.M63]+0.5&lt;=RemainingFixed);[.M63]+0.5;&quot;&quot;)" office:value-type="float" office:value="26.5">
            <text:p>26.5</text:p>
          </table:table-cell>
          <table:table-cell table:formula="of:=IF([.M64]&lt;RemainingFixed;INDIRECT(ADDRESS(10+COUNTIF([.$B$11:.$B$72];&quot;&lt;=&quot;&amp;[.$M64]);4));&quot;&quot;)" office:value-type="float" office:value="52">
            <text:p>52</text:p>
          </table:table-cell>
          <table:table-cell table:formula="of:=IF([.M64]&lt;RemainingFixed;INDIRECT(ADDRESS(10+COUNTIF([.$I$11:.$I$72];&quot;&lt;=&quot;&amp;[.$M64]);11));&quot;&quot;)" office:value-type="float" office:value="51">
            <text:p>51</text:p>
          </table:table-cell>
          <table:table-cell table:number-columns-repeated="59"/>
        </table:table-row>
        <table:table-row table:style-name="ro1">
          <table:table-cell office:value-type="float" office:value="54">
            <text:p>54</text:p>
          </table:table-cell>
          <table:table-cell table:formula="of:=IF(IntervalSecFixed*[.A65]&lt;=RemainingFixed;ABS(IntervalSecFixed*[.A65]);&quot;&quot;)" office:value-type="float" office:value="27.4426229508197">
            <text:p>27.4426229508</text:p>
          </table:table-cell>
          <table:table-cell table:formula="of:=IF([.D65]&lt;&gt;&quot;&quot;;[.B65]-IntervalSec*[.A65];&quot;&quot;)" office:value-type="float" office:value="0.442622950819672">
            <text:p>0.4426229508</text:p>
          </table:table-cell>
          <table:table-cell table:formula="of:=IF(AND([.D64]&lt;&gt;&quot;&quot;;[.D64]+1&lt;[.$D$9]);[.D64]+1;&quot;&quot;)" office:value-type="float" office:value="54">
            <text:p>54</text:p>
          </table:table-cell>
          <table:table-cell office:value-type="string">
            <text:p>|</text:p>
          </table:table-cell>
          <table:table-cell table:formula="of:=IF([.I65]&lt;&gt;&quot;&quot;;[.F64]+1;&quot;&quot;)" office:value-type="float" office:value="54">
            <text:p>54</text:p>
          </table:table-cell>
          <table:table-cell table:formula="of:=IF([.I65]&lt;&gt;&quot;&quot;;TempoFrom+INDIRECT(ADDRESS(10+COUNTIF([.$B$11:.$B$73];&quot;&lt;=&quot;&amp;[.I65]);4))*Tick;&quot;&quot;)" office:value-type="float" office:value="144">
            <text:p>144</text:p>
          </table:table-cell>
          <table:table-cell table:formula="of:=IF([.I65]&lt;&gt;&quot;&quot;;60/[.G65];&quot;&quot;)" office:value-type="float" office:value="0.416666666666667">
            <text:p>0.4166666667</text:p>
          </table:table-cell>
          <table:table-cell table:formula="of:=IF(AND([.I64]&lt;&gt;&quot;&quot;;[.I64]+[.H64]&lt;=RemainingFixed);[.I64]+[.H64];&quot;&quot;)" office:value-type="float" office:value="27.8363892535561">
            <text:p>27.8363892536</text:p>
          </table:table-cell>
          <table:table-cell/>
          <table:table-cell table:formula="of:=IF([.I65]&lt;&gt;&quot;&quot;;[.K64]+1;&quot;&quot;)" office:value-type="float" office:value="55">
            <text:p>55</text:p>
          </table:table-cell>
          <table:table-cell office:value-type="string">
            <text:p>|</text:p>
          </table:table-cell>
          <table:table-cell table:formula="of:=IF(AND([.M64]&lt;&gt;&quot;&quot;;[.M64]+0.5&lt;=RemainingFixed);[.M64]+0.5;&quot;&quot;)" office:value-type="float" office:value="27">
            <text:p>27</text:p>
          </table:table-cell>
          <table:table-cell table:formula="of:=IF([.M65]&lt;RemainingFixed;INDIRECT(ADDRESS(10+COUNTIF([.$B$11:.$B$72];&quot;&lt;=&quot;&amp;[.$M65]);4));&quot;&quot;)" office:value-type="float" office:value="53">
            <text:p>53</text:p>
          </table:table-cell>
          <table:table-cell table:formula="of:=IF([.M65]&lt;RemainingFixed;INDIRECT(ADDRESS(10+COUNTIF([.$I$11:.$I$72];&quot;&lt;=&quot;&amp;[.$M65]);11));&quot;&quot;)" office:value-type="float" office:value="53">
            <text:p>53</text:p>
          </table:table-cell>
          <table:table-cell table:number-columns-repeated="59"/>
        </table:table-row>
        <table:table-row table:style-name="ro1">
          <table:table-cell office:value-type="float" office:value="55">
            <text:p>55</text:p>
          </table:table-cell>
          <table:table-cell table:formula="of:=IF(IntervalSecFixed*[.A66]&lt;=RemainingFixed;ABS(IntervalSecFixed*[.A66]);&quot;&quot;)" office:value-type="float" office:value="27.9508196721311">
            <text:p>27.9508196721</text:p>
          </table:table-cell>
          <table:table-cell table:formula="of:=IF([.D66]&lt;&gt;&quot;&quot;;[.B66]-IntervalSec*[.A66];&quot;&quot;)" office:value-type="float" office:value="0.450819672131146">
            <text:p>0.4508196721</text:p>
          </table:table-cell>
          <table:table-cell table:formula="of:=IF(AND([.D65]&lt;&gt;&quot;&quot;;[.D65]+1&lt;[.$D$9]);[.D65]+1;&quot;&quot;)" office:value-type="float" office:value="55">
            <text:p>55</text:p>
          </table:table-cell>
          <table:table-cell office:value-type="string">
            <text:p>|</text:p>
          </table:table-cell>
          <table:table-cell table:formula="of:=IF([.I66]&lt;&gt;&quot;&quot;;[.F65]+1;&quot;&quot;)" office:value-type="float" office:value="55">
            <text:p>55</text:p>
          </table:table-cell>
          <table:table-cell table:formula="of:=IF([.I66]&lt;&gt;&quot;&quot;;TempoFrom+INDIRECT(ADDRESS(10+COUNTIF([.$B$11:.$B$73];&quot;&lt;=&quot;&amp;[.I66]);4))*Tick;&quot;&quot;)" office:value-type="float" office:value="145">
            <text:p>145</text:p>
          </table:table-cell>
          <table:table-cell table:formula="of:=IF([.I66]&lt;&gt;&quot;&quot;;60/[.G66];&quot;&quot;)" office:value-type="float" office:value="0.413793103448276">
            <text:p>0.4137931034</text:p>
          </table:table-cell>
          <table:table-cell table:formula="of:=IF(AND([.I65]&lt;&gt;&quot;&quot;;[.I65]+[.H65]&lt;=RemainingFixed);[.I65]+[.H65];&quot;&quot;)" office:value-type="float" office:value="28.2530559202228">
            <text:p>28.2530559202</text:p>
          </table:table-cell>
          <table:table-cell/>
          <table:table-cell table:formula="of:=IF([.I66]&lt;&gt;&quot;&quot;;[.K65]+1;&quot;&quot;)" office:value-type="float" office:value="56">
            <text:p>56</text:p>
          </table:table-cell>
          <table:table-cell office:value-type="string">
            <text:p>|</text:p>
          </table:table-cell>
          <table:table-cell table:formula="of:=IF(AND([.M65]&lt;&gt;&quot;&quot;;[.M65]+0.5&lt;=RemainingFixed);[.M65]+0.5;&quot;&quot;)" office:value-type="float" office:value="27.5">
            <text:p>27.5</text:p>
          </table:table-cell>
          <table:table-cell table:formula="of:=IF([.M66]&lt;RemainingFixed;INDIRECT(ADDRESS(10+COUNTIF([.$B$11:.$B$72];&quot;&lt;=&quot;&amp;[.$M66]);4));&quot;&quot;)" office:value-type="float" office:value="54">
            <text:p>54</text:p>
          </table:table-cell>
          <table:table-cell table:formula="of:=IF([.M66]&lt;RemainingFixed;INDIRECT(ADDRESS(10+COUNTIF([.$I$11:.$I$72];&quot;&lt;=&quot;&amp;[.$M66]);11));&quot;&quot;)" office:value-type="float" office:value="54">
            <text:p>54</text:p>
          </table:table-cell>
          <table:table-cell table:number-columns-repeated="59"/>
        </table:table-row>
        <table:table-row table:style-name="ro1">
          <table:table-cell office:value-type="float" office:value="56">
            <text:p>56</text:p>
          </table:table-cell>
          <table:table-cell table:formula="of:=IF(IntervalSecFixed*[.A67]&lt;=RemainingFixed;ABS(IntervalSecFixed*[.A67]);&quot;&quot;)" office:value-type="float" office:value="28.4590163934426">
            <text:p>28.4590163934</text:p>
          </table:table-cell>
          <table:table-cell table:formula="of:=IF([.D67]&lt;&gt;&quot;&quot;;[.B67]-IntervalSec*[.A67];&quot;&quot;)" office:value-type="float" office:value="0.459016393442624">
            <text:p>0.4590163934</text:p>
          </table:table-cell>
          <table:table-cell table:formula="of:=IF(AND([.D66]&lt;&gt;&quot;&quot;;[.D66]+1&lt;[.$D$9]);[.D66]+1;&quot;&quot;)" office:value-type="float" office:value="56">
            <text:p>56</text:p>
          </table:table-cell>
          <table:table-cell office:value-type="string">
            <text:p>|</text:p>
          </table:table-cell>
          <table:table-cell table:formula="of:=IF([.I67]&lt;&gt;&quot;&quot;;[.F66]+1;&quot;&quot;)" office:value-type="float" office:value="56">
            <text:p>56</text:p>
          </table:table-cell>
          <table:table-cell table:formula="of:=IF([.I67]&lt;&gt;&quot;&quot;;TempoFrom+INDIRECT(ADDRESS(10+COUNTIF([.$B$11:.$B$73];&quot;&lt;=&quot;&amp;[.I67]);4))*Tick;&quot;&quot;)" office:value-type="float" office:value="146">
            <text:p>146</text:p>
          </table:table-cell>
          <table:table-cell table:formula="of:=IF([.I67]&lt;&gt;&quot;&quot;;60/[.G67];&quot;&quot;)" office:value-type="float" office:value="0.410958904109589">
            <text:p>0.4109589041</text:p>
          </table:table-cell>
          <table:table-cell table:formula="of:=IF(AND([.I66]&lt;&gt;&quot;&quot;;[.I66]+[.H66]&lt;=RemainingFixed);[.I66]+[.H66];&quot;&quot;)" office:value-type="float" office:value="28.6668490236711">
            <text:p>28.6668490237</text:p>
          </table:table-cell>
          <table:table-cell/>
          <table:table-cell table:formula="of:=IF([.I67]&lt;&gt;&quot;&quot;;[.K66]+1;&quot;&quot;)" office:value-type="float" office:value="57">
            <text:p>57</text:p>
          </table:table-cell>
          <table:table-cell office:value-type="string">
            <text:p>|</text:p>
          </table:table-cell>
          <table:table-cell table:formula="of:=IF(AND([.M66]&lt;&gt;&quot;&quot;;[.M66]+0.5&lt;=RemainingFixed);[.M66]+0.5;&quot;&quot;)" office:value-type="float" office:value="28">
            <text:p>28</text:p>
          </table:table-cell>
          <table:table-cell table:formula="of:=IF([.M67]&lt;RemainingFixed;INDIRECT(ADDRESS(10+COUNTIF([.$B$11:.$B$72];&quot;&lt;=&quot;&amp;[.$M67]);4));&quot;&quot;)" office:value-type="float" office:value="55">
            <text:p>55</text:p>
          </table:table-cell>
          <table:table-cell table:formula="of:=IF([.M67]&lt;RemainingFixed;INDIRECT(ADDRESS(10+COUNTIF([.$I$11:.$I$72];&quot;&lt;=&quot;&amp;[.$M67]);11));&quot;&quot;)" office:value-type="float" office:value="55">
            <text:p>55</text:p>
          </table:table-cell>
          <table:table-cell table:number-columns-repeated="59"/>
        </table:table-row>
        <table:table-row table:style-name="ro1">
          <table:table-cell office:value-type="float" office:value="57">
            <text:p>57</text:p>
          </table:table-cell>
          <table:table-cell table:formula="of:=IF(IntervalSecFixed*[.A68]&lt;=RemainingFixed;ABS(IntervalSecFixed*[.A68]);&quot;&quot;)" office:value-type="float" office:value="28.9672131147541">
            <text:p>28.9672131148</text:p>
          </table:table-cell>
          <table:table-cell table:formula="of:=IF([.D68]&lt;&gt;&quot;&quot;;[.B68]-IntervalSec*[.A68];&quot;&quot;)" office:value-type="float" office:value="0.467213114754099">
            <text:p>0.4672131148</text:p>
          </table:table-cell>
          <table:table-cell table:formula="of:=IF(AND([.D67]&lt;&gt;&quot;&quot;;[.D67]+1&lt;[.$D$9]);[.D67]+1;&quot;&quot;)" office:value-type="float" office:value="57">
            <text:p>57</text:p>
          </table:table-cell>
          <table:table-cell office:value-type="string">
            <text:p>|</text:p>
          </table:table-cell>
          <table:table-cell table:formula="of:=IF([.I68]&lt;&gt;&quot;&quot;;[.F67]+1;&quot;&quot;)" office:value-type="float" office:value="57">
            <text:p>57</text:p>
          </table:table-cell>
          <table:table-cell table:formula="of:=IF([.I68]&lt;&gt;&quot;&quot;;TempoFrom+INDIRECT(ADDRESS(10+COUNTIF([.$B$11:.$B$73];&quot;&lt;=&quot;&amp;[.I68]);4))*Tick;&quot;&quot;)" office:value-type="float" office:value="147">
            <text:p>147</text:p>
          </table:table-cell>
          <table:table-cell table:formula="of:=IF([.I68]&lt;&gt;&quot;&quot;;60/[.G68];&quot;&quot;)" office:value-type="float" office:value="0.408163265306122">
            <text:p>0.4081632653</text:p>
          </table:table-cell>
          <table:table-cell table:formula="of:=IF(AND([.I67]&lt;&gt;&quot;&quot;;[.I67]+[.H67]&lt;=RemainingFixed);[.I67]+[.H67];&quot;&quot;)" office:value-type="float" office:value="29.0778079277806">
            <text:p>29.0778079278</text:p>
          </table:table-cell>
          <table:table-cell/>
          <table:table-cell table:formula="of:=IF([.I68]&lt;&gt;&quot;&quot;;[.K67]+1;&quot;&quot;)" office:value-type="float" office:value="58">
            <text:p>58</text:p>
          </table:table-cell>
          <table:table-cell office:value-type="string">
            <text:p>|</text:p>
          </table:table-cell>
          <table:table-cell table:formula="of:=IF(AND([.M67]&lt;&gt;&quot;&quot;;[.M67]+0.5&lt;=RemainingFixed);[.M67]+0.5;&quot;&quot;)" office:value-type="float" office:value="28.5">
            <text:p>28.5</text:p>
          </table:table-cell>
          <table:table-cell table:formula="of:=IF([.M68]&lt;RemainingFixed;INDIRECT(ADDRESS(10+COUNTIF([.$B$11:.$B$72];&quot;&lt;=&quot;&amp;[.$M68]);4));&quot;&quot;)" office:value-type="float" office:value="56">
            <text:p>56</text:p>
          </table:table-cell>
          <table:table-cell table:formula="of:=IF([.M68]&lt;RemainingFixed;INDIRECT(ADDRESS(10+COUNTIF([.$I$11:.$I$72];&quot;&lt;=&quot;&amp;[.$M68]);11));&quot;&quot;)" office:value-type="float" office:value="56">
            <text:p>56</text:p>
          </table:table-cell>
          <table:table-cell table:number-columns-repeated="59"/>
        </table:table-row>
        <table:table-row table:style-name="ro1">
          <table:table-cell office:value-type="float" office:value="58">
            <text:p>58</text:p>
          </table:table-cell>
          <table:table-cell table:formula="of:=IF(IntervalSecFixed*[.A69]&lt;=RemainingFixed;ABS(IntervalSecFixed*[.A69]);&quot;&quot;)" office:value-type="float" office:value="29.4754098360656">
            <text:p>29.4754098361</text:p>
          </table:table-cell>
          <table:table-cell table:formula="of:=IF([.D69]&lt;&gt;&quot;&quot;;[.B69]-IntervalSec*[.A69];&quot;&quot;)" office:value-type="float" office:value="0.475409836065573">
            <text:p>0.4754098361</text:p>
          </table:table-cell>
          <table:table-cell table:formula="of:=IF(AND([.D68]&lt;&gt;&quot;&quot;;[.D68]+1&lt;[.$D$9]);[.D68]+1;&quot;&quot;)" office:value-type="float" office:value="58">
            <text:p>58</text:p>
          </table:table-cell>
          <table:table-cell office:value-type="string">
            <text:p>|</text:p>
          </table:table-cell>
          <table:table-cell table:formula="of:=IF([.I69]&lt;&gt;&quot;&quot;;[.F68]+1;&quot;&quot;)" office:value-type="float" office:value="58">
            <text:p>58</text:p>
          </table:table-cell>
          <table:table-cell table:formula="of:=IF([.I69]&lt;&gt;&quot;&quot;;TempoFrom+INDIRECT(ADDRESS(10+COUNTIF([.$B$11:.$B$73];&quot;&lt;=&quot;&amp;[.I69]);4))*Tick;&quot;&quot;)" office:value-type="float" office:value="148">
            <text:p>148</text:p>
          </table:table-cell>
          <table:table-cell table:formula="of:=IF([.I69]&lt;&gt;&quot;&quot;;60/[.G69];&quot;&quot;)" office:value-type="float" office:value="0.405405405405405">
            <text:p>0.4054054054</text:p>
          </table:table-cell>
          <table:table-cell table:formula="of:=IF(AND([.I68]&lt;&gt;&quot;&quot;;[.I68]+[.H68]&lt;=RemainingFixed);[.I68]+[.H68];&quot;&quot;)" office:value-type="float" office:value="29.4859711930868">
            <text:p>29.4859711931</text:p>
          </table:table-cell>
          <table:table-cell/>
          <table:table-cell table:formula="of:=IF([.I69]&lt;&gt;&quot;&quot;;[.K68]+1;&quot;&quot;)" office:value-type="float" office:value="59">
            <text:p>59</text:p>
          </table:table-cell>
          <table:table-cell office:value-type="string">
            <text:p>|</text:p>
          </table:table-cell>
          <table:table-cell table:formula="of:=IF(AND([.M68]&lt;&gt;&quot;&quot;;[.M68]+0.5&lt;=RemainingFixed);[.M68]+0.5;&quot;&quot;)" office:value-type="float" office:value="29">
            <text:p>29</text:p>
          </table:table-cell>
          <table:table-cell table:formula="of:=IF([.M69]&lt;RemainingFixed;INDIRECT(ADDRESS(10+COUNTIF([.$B$11:.$B$72];&quot;&lt;=&quot;&amp;[.$M69]);4));&quot;&quot;)" office:value-type="float" office:value="57">
            <text:p>57</text:p>
          </table:table-cell>
          <table:table-cell table:formula="of:=IF([.M69]&lt;RemainingFixed;INDIRECT(ADDRESS(10+COUNTIF([.$I$11:.$I$72];&quot;&lt;=&quot;&amp;[.$M69]);11));&quot;&quot;)" office:value-type="float" office:value="57">
            <text:p>57</text:p>
          </table:table-cell>
          <table:table-cell table:number-columns-repeated="59"/>
        </table:table-row>
        <table:table-row table:style-name="ro1">
          <table:table-cell office:value-type="float" office:value="59">
            <text:p>59</text:p>
          </table:table-cell>
          <table:table-cell table:formula="of:=IF(IntervalSecFixed*[.A70]&lt;=RemainingFixed;ABS(IntervalSecFixed*[.A70]);&quot;&quot;)" office:value-type="float" office:value="29.983606557377">
            <text:p>29.9836065574</text:p>
          </table:table-cell>
          <table:table-cell table:formula="of:=IF([.D70]&lt;&gt;&quot;&quot;;[.B70]-IntervalSec*[.A70];&quot;&quot;)" office:value-type="float" office:value="0.483606557377051">
            <text:p>0.4836065574</text:p>
          </table:table-cell>
          <table:table-cell table:formula="of:=IF(AND([.D69]&lt;&gt;&quot;&quot;;[.D69]+1&lt;[.$D$9]);[.D69]+1;&quot;&quot;)" office:value-type="float" office:value="59">
            <text:p>59</text:p>
          </table:table-cell>
          <table:table-cell office:value-type="string">
            <text:p>|</text:p>
          </table:table-cell>
          <table:table-cell table:formula="of:=IF([.I70]&lt;&gt;&quot;&quot;;[.F69]+1;&quot;&quot;)" office:value-type="float" office:value="59">
            <text:p>59</text:p>
          </table:table-cell>
          <table:table-cell table:formula="of:=IF([.I70]&lt;&gt;&quot;&quot;;TempoFrom+INDIRECT(ADDRESS(10+COUNTIF([.$B$11:.$B$73];&quot;&lt;=&quot;&amp;[.I70]);4))*Tick;&quot;&quot;)" office:value-type="float" office:value="148">
            <text:p>148</text:p>
          </table:table-cell>
          <table:table-cell table:formula="of:=IF([.I70]&lt;&gt;&quot;&quot;;60/[.G70];&quot;&quot;)" office:value-type="float" office:value="0.405405405405405">
            <text:p>0.4054054054</text:p>
          </table:table-cell>
          <table:table-cell table:formula="of:=IF(AND([.I69]&lt;&gt;&quot;&quot;;[.I69]+[.H69]&lt;=RemainingFixed);[.I69]+[.H69];&quot;&quot;)" office:value-type="float" office:value="29.8913765984922">
            <text:p>29.8913765985</text:p>
          </table:table-cell>
          <table:table-cell/>
          <table:table-cell table:formula="of:=IF([.I70]&lt;&gt;&quot;&quot;;[.K69]+1;&quot;&quot;)" office:value-type="float" office:value="60">
            <text:p>60</text:p>
          </table:table-cell>
          <table:table-cell office:value-type="string">
            <text:p>|</text:p>
          </table:table-cell>
          <table:table-cell table:formula="of:=IF(AND([.M69]&lt;&gt;&quot;&quot;;[.M69]+0.5&lt;=RemainingFixed);[.M69]+0.5;&quot;&quot;)" office:value-type="float" office:value="29.5">
            <text:p>29.5</text:p>
          </table:table-cell>
          <table:table-cell table:formula="of:=IF([.M70]&lt;RemainingFixed;INDIRECT(ADDRESS(10+COUNTIF([.$B$11:.$B$72];&quot;&lt;=&quot;&amp;[.$M70]);4));&quot;&quot;)" office:value-type="float" office:value="58">
            <text:p>58</text:p>
          </table:table-cell>
          <table:table-cell table:formula="of:=IF([.M70]&lt;RemainingFixed;INDIRECT(ADDRESS(10+COUNTIF([.$I$11:.$I$72];&quot;&lt;=&quot;&amp;[.$M70]);11));&quot;&quot;)" office:value-type="float" office:value="59">
            <text:p>59</text:p>
          </table:table-cell>
          <table:table-cell table:number-columns-repeated="59"/>
        </table:table-row>
        <table:table-row table:style-name="ro1">
          <table:table-cell office:value-type="float" office:value="60">
            <text:p>60</text:p>
          </table:table-cell>
          <table:table-cell table:formula="of:=IF(IntervalSecFixed*[.A71]&lt;=RemainingFixed;ABS(IntervalSecFixed*[.A71]);&quot;&quot;)" office:value-type="float" office:value="30.4918032786885">
            <text:p>30.4918032787</text:p>
          </table:table-cell>
          <table:table-cell table:formula="of:=IF([.D71]&lt;&gt;&quot;&quot;;[.B71]-IntervalSec*[.A71];&quot;&quot;)" office:value-type="float" office:value="0.491803278688526">
            <text:p>0.4918032787</text:p>
          </table:table-cell>
          <table:table-cell table:formula="of:=IF(AND([.D70]&lt;&gt;&quot;&quot;;[.D70]+1&lt;[.$D$9]);[.D70]+1;&quot;&quot;)" office:value-type="float" office:value="60">
            <text:p>60</text:p>
          </table:table-cell>
          <table:table-cell office:value-type="string">
            <text:p>|</text:p>
          </table:table-cell>
          <table:table-cell table:formula="of:=IF([.I71]&lt;&gt;&quot;&quot;;[.F70]+1;&quot;&quot;)" office:value-type="float" office:value="60">
            <text:p>60</text:p>
          </table:table-cell>
          <table:table-cell table:formula="of:=IF([.I71]&lt;&gt;&quot;&quot;;TempoFrom+INDIRECT(ADDRESS(10+COUNTIF([.$B$11:.$B$73];&quot;&lt;=&quot;&amp;[.I71]);4))*Tick;&quot;&quot;)" office:value-type="float" office:value="149">
            <text:p>149</text:p>
          </table:table-cell>
          <table:table-cell table:formula="of:=IF([.I71]&lt;&gt;&quot;&quot;;60/[.G71];&quot;&quot;)" office:value-type="float" office:value="0.402684563758389">
            <text:p>0.4026845638</text:p>
          </table:table-cell>
          <table:table-cell table:formula="of:=IF(AND([.I70]&lt;&gt;&quot;&quot;;[.I70]+[.H70]&lt;=RemainingFixed);[.I70]+[.H70];&quot;&quot;)" office:value-type="float" office:value="30.2967820038976">
            <text:p>30.2967820039</text:p>
          </table:table-cell>
          <table:table-cell/>
          <table:table-cell table:formula="of:=IF([.I71]&lt;&gt;&quot;&quot;;[.K70]+1;&quot;&quot;)" office:value-type="float" office:value="61">
            <text:p>61</text:p>
          </table:table-cell>
          <table:table-cell office:value-type="string">
            <text:p>|</text:p>
          </table:table-cell>
          <table:table-cell table:formula="of:=IF(AND([.M70]&lt;&gt;&quot;&quot;;[.M70]+0.5&lt;=RemainingFixed);[.M70]+0.5;&quot;&quot;)" office:value-type="float" office:value="30">
            <text:p>30</text:p>
          </table:table-cell>
          <table:table-cell table:formula="of:=IF([.M71]&lt;RemainingFixed;INDIRECT(ADDRESS(10+COUNTIF([.$B$11:.$B$72];&quot;&lt;=&quot;&amp;[.$M71]);4));&quot;&quot;)" office:value-type="float" office:value="59">
            <text:p>59</text:p>
          </table:table-cell>
          <table:table-cell table:formula="of:=IF([.M71]&lt;RemainingFixed;INDIRECT(ADDRESS(10+COUNTIF([.$I$11:.$I$72];&quot;&lt;=&quot;&amp;[.$M71]);11));&quot;&quot;)" office:value-type="float" office:value="60">
            <text:p>60</text:p>
          </table:table-cell>
          <table:table-cell table:number-columns-repeated="59"/>
        </table:table-row>
        <table:table-row table:style-name="ro2">
          <table:table-cell office:value-type="float" office:value="61">
            <text:p>61</text:p>
          </table:table-cell>
          <table:table-cell table:formula="of:=IF(IntervalSecFixed*[.A72]&lt;=RemainingFixed;ABS(IntervalSecFixed*[.A72]);&quot;&quot;)" office:value-type="float" office:value="31">
            <text:p>31</text:p>
          </table:table-cell>
          <table:table-cell table:formula="of:=IF([.D72]&lt;&gt;&quot;&quot;;[.B72]-IntervalSec*[.A72];&quot;&quot;)">
            <text:p/>
          </table:table-cell>
          <table:table-cell table:formula="of:=IF(AND([.D71]&lt;&gt;&quot;&quot;;[.D71]+1&lt;[.$D$9]);[.D71]+1;&quot;&quot;)">
            <text:p/>
          </table:table-cell>
          <table:table-cell office:value-type="string">
            <text:p>|</text:p>
          </table:table-cell>
          <table:table-cell table:formula="of:=IF([.I72]&lt;&gt;&quot;&quot;;[.F71]+1;&quot;&quot;)" office:value-type="float" office:value="61">
            <text:p>61</text:p>
          </table:table-cell>
          <table:table-cell table:formula="of:=IF([.I72]&lt;&gt;&quot;&quot;;TempoFrom+INDIRECT(ADDRESS(10+COUNTIF([.$B$11:.$B$73];&quot;&lt;=&quot;&amp;[.I72]);4))*Tick;&quot;&quot;)" office:value-type="float" office:value="150">
            <text:p>150</text:p>
          </table:table-cell>
          <table:table-cell table:formula="of:=IF([.I72]&lt;&gt;&quot;&quot;;60/[.G72];&quot;&quot;)" office:value-type="float" office:value="0.4">
            <text:p>0.4</text:p>
          </table:table-cell>
          <table:table-cell table:formula="of:=IF(AND([.I71]&lt;&gt;&quot;&quot;;[.I71]+[.H71]&lt;=RemainingFixed);[.I71]+[.H71];&quot;&quot;)" office:value-type="float" office:value="30.699466567656">
            <text:p>30.6994665677</text:p>
          </table:table-cell>
          <table:table-cell/>
          <table:table-cell table:formula="of:=IF([.I72]&lt;&gt;&quot;&quot;;[.K71]+1;&quot;&quot;)" office:value-type="float" office:value="62">
            <text:p>62</text:p>
          </table:table-cell>
          <table:table-cell office:value-type="string">
            <text:p>|</text:p>
          </table:table-cell>
          <table:table-cell table:formula="of:=IF(AND([.M71]&lt;&gt;&quot;&quot;;[.M71]+0.5&lt;=RemainingFixed);[.M71]+0.5;&quot;&quot;)" office:value-type="float" office:value="30.5">
            <text:p>30.5</text:p>
          </table:table-cell>
          <table:table-cell table:formula="of:=IF([.M72]&lt;RemainingFixed;INDIRECT(ADDRESS(10+COUNTIF([.$B$11:.$B$72];&quot;&lt;=&quot;&amp;[.$M72]);4));&quot;&quot;)" office:value-type="float" office:value="60">
            <text:p>60</text:p>
          </table:table-cell>
          <table:table-cell table:formula="of:=IF([.M72]&lt;RemainingFixed;INDIRECT(ADDRESS(10+COUNTIF([.$I$11:.$I$72];&quot;&lt;=&quot;&amp;[.$M72]);11));&quot;&quot;)" office:value-type="float" office:value="61">
            <text:p>61</text:p>
          </table:table-cell>
          <table:table-cell table:number-columns-repeated="59"/>
        </table:table-row>
        <table:table-row table:style-name="ro1">
          <table:table-cell office:value-type="float" office:value="62">
            <text:p>62</text:p>
          </table:table-cell>
          <table:table-cell table:formula="of:=IF(IntervalSecFixed*[.A73]&lt;=RemainingFixed;ABS(IntervalSecFixed*[.A73]);&quot;&quot;)">
            <text:p/>
          </table:table-cell>
          <table:table-cell table:formula="of:=IF([.D73]&lt;&gt;&quot;&quot;;[.B73]-IntervalSec*[.A73];&quot;&quot;)">
            <text:p/>
          </table:table-cell>
          <table:table-cell table:formula="of:=IF(AND([.D72]&lt;&gt;&quot;&quot;;[.D72]+1&lt;[.$D$9]);[.D72]+1;&quot;&quot;)">
            <text:p/>
          </table:table-cell>
          <table:table-cell office:value-type="string">
            <text:p>|</text:p>
          </table:table-cell>
          <table:table-cell table:formula="of:=IF([.I73]&lt;&gt;&quot;&quot;;[.F72]+1;&quot;&quot;)">
            <text:p/>
          </table:table-cell>
          <table:table-cell table:formula="of:=IF([.I73]&lt;&gt;&quot;&quot;;TempoFrom+INDIRECT(ADDRESS(10+COUNTIF([.$B$11:.$B$73];&quot;&lt;=&quot;&amp;[.I73]);4))*Tick;&quot;&quot;)">
            <text:p/>
          </table:table-cell>
          <table:table-cell table:formula="of:=IF([.I73]&lt;&gt;&quot;&quot;;60/[.G73];&quot;&quot;)">
            <text:p/>
          </table:table-cell>
          <table:table-cell table:formula="of:=IF(AND([.I72]&lt;&gt;&quot;&quot;;[.I72]+[.H72]&lt;=RemainingFixed);[.I72]+[.H72];&quot;&quot;)">
            <text:p/>
          </table:table-cell>
          <table:table-cell/>
          <table:table-cell table:formula="of:=IF([.I73]&lt;&gt;&quot;&quot;;[.K72]+1;&quot;&quot;)">
            <text:p/>
          </table:table-cell>
          <table:table-cell office:value-type="string">
            <text:p>|</text:p>
          </table:table-cell>
          <table:table-cell table:formula="of:=IF(AND([.M72]&lt;&gt;&quot;&quot;;[.M72]+0.5&lt;=RemainingFixed);[.M72]+0.5;&quot;&quot;)" office:value-type="float" office:value="31">
            <text:p>31</text:p>
          </table:table-cell>
          <table:table-cell table:formula="of:=IF([.M73]&lt;RemainingFixed;INDIRECT(ADDRESS(10+COUNTIF([.$B$11:.$B$72];&quot;&lt;=&quot;&amp;[.$M73]);4));&quot;&quot;)">
            <text:p/>
          </table:table-cell>
          <table:table-cell table:formula="of:=IF([.M73]&lt;RemainingFixed;INDIRECT(ADDRESS(10+COUNTIF([.$I$11:.$I$72];&quot;&lt;=&quot;&amp;[.$M73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63">
            <text:p>63</text:p>
          </table:table-cell>
          <table:table-cell table:formula="of:=IF(IntervalSecFixed*[.A74]&lt;=RemainingFixed;ABS(IntervalSecFixed*[.A74]);&quot;&quot;)">
            <text:p/>
          </table:table-cell>
          <table:table-cell table:formula="of:=IF([.D74]&lt;&gt;&quot;&quot;;[.B74]-IntervalSec*[.A74];&quot;&quot;)">
            <text:p/>
          </table:table-cell>
          <table:table-cell table:formula="of:=IF(AND([.D73]&lt;&gt;&quot;&quot;;[.D73]+1&lt;[.$D$9]);[.D73]+1;&quot;&quot;)">
            <text:p/>
          </table:table-cell>
          <table:table-cell office:value-type="string">
            <text:p>|</text:p>
          </table:table-cell>
          <table:table-cell table:formula="of:=IF([.I74]&lt;&gt;&quot;&quot;;[.F73]+1;&quot;&quot;)">
            <text:p/>
          </table:table-cell>
          <table:table-cell table:formula="of:=IF([.I74]&lt;&gt;&quot;&quot;;TempoFrom+INDIRECT(ADDRESS(10+COUNTIF([.$B$11:.$B$73];&quot;&lt;=&quot;&amp;[.I74]);4))*Tick;&quot;&quot;)">
            <text:p/>
          </table:table-cell>
          <table:table-cell table:formula="of:=IF([.I74]&lt;&gt;&quot;&quot;;60/[.G74];&quot;&quot;)">
            <text:p/>
          </table:table-cell>
          <table:table-cell table:formula="of:=IF(AND([.I73]&lt;&gt;&quot;&quot;;[.I73]+[.H73]&lt;=RemainingFixed);[.I73]+[.H73];&quot;&quot;)">
            <text:p/>
          </table:table-cell>
          <table:table-cell/>
          <table:table-cell table:formula="of:=IF([.I74]&lt;&gt;&quot;&quot;;[.K73]+1;&quot;&quot;)">
            <text:p/>
          </table:table-cell>
          <table:table-cell office:value-type="string">
            <text:p>|</text:p>
          </table:table-cell>
          <table:table-cell table:formula="of:=IF(AND([.M73]&lt;&gt;&quot;&quot;;[.M73]+0.5&lt;=RemainingFixed);[.M73]+0.5;&quot;&quot;)">
            <text:p/>
          </table:table-cell>
          <table:table-cell table:formula="of:=IF([.M74]&lt;RemainingFixed;INDIRECT(ADDRESS(10+COUNTIF([.$B$11:.$B$72];&quot;&lt;=&quot;&amp;[.$M74]);4));&quot;&quot;)">
            <text:p/>
          </table:table-cell>
          <table:table-cell table:formula="of:=IF([.M74]&lt;RemainingFixed;INDIRECT(ADDRESS(10+COUNTIF([.$I$11:.$I$72];&quot;&lt;=&quot;&amp;[.$M74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64">
            <text:p>64</text:p>
          </table:table-cell>
          <table:table-cell table:formula="of:=IF(IntervalSecFixed*[.A75]&lt;=RemainingFixed;ABS(IntervalSecFixed*[.A75]);&quot;&quot;)">
            <text:p/>
          </table:table-cell>
          <table:table-cell table:formula="of:=IF([.D75]&lt;&gt;&quot;&quot;;[.B75]-IntervalSec*[.A75];&quot;&quot;)">
            <text:p/>
          </table:table-cell>
          <table:table-cell table:formula="of:=IF(AND([.D74]&lt;&gt;&quot;&quot;;[.D74]+1&lt;[.$D$9]);[.D74]+1;&quot;&quot;)">
            <text:p/>
          </table:table-cell>
          <table:table-cell office:value-type="string">
            <text:p>|</text:p>
          </table:table-cell>
          <table:table-cell table:formula="of:=IF([.I75]&lt;&gt;&quot;&quot;;[.F74]+1;&quot;&quot;)">
            <text:p/>
          </table:table-cell>
          <table:table-cell table:formula="of:=IF([.I75]&lt;&gt;&quot;&quot;;TempoFrom+INDIRECT(ADDRESS(10+COUNTIF([.$B$11:.$B$73];&quot;&lt;=&quot;&amp;[.I75]);4))*Tick;&quot;&quot;)">
            <text:p/>
          </table:table-cell>
          <table:table-cell table:formula="of:=IF([.I75]&lt;&gt;&quot;&quot;;60/[.G75];&quot;&quot;)">
            <text:p/>
          </table:table-cell>
          <table:table-cell table:formula="of:=IF(AND([.I74]&lt;&gt;&quot;&quot;;[.I74]+[.H74]&lt;=RemainingFixed);[.I74]+[.H74];&quot;&quot;)">
            <text:p/>
          </table:table-cell>
          <table:table-cell/>
          <table:table-cell table:formula="of:=IF([.I75]&lt;&gt;&quot;&quot;;[.K74]+1;&quot;&quot;)">
            <text:p/>
          </table:table-cell>
          <table:table-cell office:value-type="string">
            <text:p>|</text:p>
          </table:table-cell>
          <table:table-cell table:formula="of:=IF(AND([.M74]&lt;&gt;&quot;&quot;;[.M74]+0.5&lt;=RemainingFixed);[.M74]+0.5;&quot;&quot;)">
            <text:p/>
          </table:table-cell>
          <table:table-cell table:formula="of:=IF([.M75]&lt;RemainingFixed;INDIRECT(ADDRESS(10+COUNTIF([.$B$11:.$B$72];&quot;&lt;=&quot;&amp;[.$M75]);4));&quot;&quot;)">
            <text:p/>
          </table:table-cell>
          <table:table-cell table:formula="of:=IF([.M75]&lt;RemainingFixed;INDIRECT(ADDRESS(10+COUNTIF([.$I$11:.$I$72];&quot;&lt;=&quot;&amp;[.$M75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65">
            <text:p>65</text:p>
          </table:table-cell>
          <table:table-cell table:formula="of:=IF(IntervalSecFixed*[.A76]&lt;=RemainingFixed;ABS(IntervalSecFixed*[.A76]);&quot;&quot;)">
            <text:p/>
          </table:table-cell>
          <table:table-cell table:formula="of:=IF([.D76]&lt;&gt;&quot;&quot;;[.B76]-IntervalSec*[.A76];&quot;&quot;)">
            <text:p/>
          </table:table-cell>
          <table:table-cell table:formula="of:=IF(AND([.D75]&lt;&gt;&quot;&quot;;[.D75]+1&lt;[.$D$9]);[.D75]+1;&quot;&quot;)">
            <text:p/>
          </table:table-cell>
          <table:table-cell office:value-type="string">
            <text:p>|</text:p>
          </table:table-cell>
          <table:table-cell table:formula="of:=IF([.I76]&lt;&gt;&quot;&quot;;[.F75]+1;&quot;&quot;)">
            <text:p/>
          </table:table-cell>
          <table:table-cell table:formula="of:=IF([.I76]&lt;&gt;&quot;&quot;;TempoFrom+INDIRECT(ADDRESS(10+COUNTIF([.$B$11:.$B$73];&quot;&lt;=&quot;&amp;[.I76]);4))*Tick;&quot;&quot;)">
            <text:p/>
          </table:table-cell>
          <table:table-cell table:formula="of:=IF([.I76]&lt;&gt;&quot;&quot;;60/[.G76];&quot;&quot;)">
            <text:p/>
          </table:table-cell>
          <table:table-cell table:formula="of:=IF(AND([.I75]&lt;&gt;&quot;&quot;;[.I75]+[.H75]&lt;=RemainingFixed);[.I75]+[.H75];&quot;&quot;)">
            <text:p/>
          </table:table-cell>
          <table:table-cell/>
          <table:table-cell table:formula="of:=IF([.I76]&lt;&gt;&quot;&quot;;[.K75]+1;&quot;&quot;)">
            <text:p/>
          </table:table-cell>
          <table:table-cell office:value-type="string">
            <text:p>|</text:p>
          </table:table-cell>
          <table:table-cell table:formula="of:=IF(AND([.M75]&lt;&gt;&quot;&quot;;[.M75]+0.5&lt;=RemainingFixed);[.M75]+0.5;&quot;&quot;)">
            <text:p/>
          </table:table-cell>
          <table:table-cell table:formula="of:=IF([.M76]&lt;RemainingFixed;INDIRECT(ADDRESS(10+COUNTIF([.$B$11:.$B$72];&quot;&lt;=&quot;&amp;[.$M76]);4));&quot;&quot;)">
            <text:p/>
          </table:table-cell>
          <table:table-cell table:formula="of:=IF([.M76]&lt;RemainingFixed;INDIRECT(ADDRESS(10+COUNTIF([.$I$11:.$I$72];&quot;&lt;=&quot;&amp;[.$M76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66">
            <text:p>66</text:p>
          </table:table-cell>
          <table:table-cell table:formula="of:=IF(IntervalSecFixed*[.A77]&lt;=RemainingFixed;ABS(IntervalSecFixed*[.A77]);&quot;&quot;)">
            <text:p/>
          </table:table-cell>
          <table:table-cell table:formula="of:=IF([.D77]&lt;&gt;&quot;&quot;;[.B77]-IntervalSec*[.A77];&quot;&quot;)">
            <text:p/>
          </table:table-cell>
          <table:table-cell table:formula="of:=IF(AND([.D76]&lt;&gt;&quot;&quot;;[.D76]+1&lt;[.$D$9]);[.D76]+1;&quot;&quot;)">
            <text:p/>
          </table:table-cell>
          <table:table-cell office:value-type="string">
            <text:p>|</text:p>
          </table:table-cell>
          <table:table-cell table:formula="of:=IF([.I77]&lt;&gt;&quot;&quot;;[.F76]+1;&quot;&quot;)">
            <text:p/>
          </table:table-cell>
          <table:table-cell table:formula="of:=IF([.I77]&lt;&gt;&quot;&quot;;TempoFrom+INDIRECT(ADDRESS(10+COUNTIF([.$B$11:.$B$73];&quot;&lt;=&quot;&amp;[.I77]);4))*Tick;&quot;&quot;)">
            <text:p/>
          </table:table-cell>
          <table:table-cell table:formula="of:=IF([.I77]&lt;&gt;&quot;&quot;;60/[.G77];&quot;&quot;)">
            <text:p/>
          </table:table-cell>
          <table:table-cell table:formula="of:=IF(AND([.I76]&lt;&gt;&quot;&quot;;[.I76]+[.H76]&lt;=RemainingFixed);[.I76]+[.H76];&quot;&quot;)">
            <text:p/>
          </table:table-cell>
          <table:table-cell/>
          <table:table-cell table:formula="of:=IF([.I77]&lt;&gt;&quot;&quot;;[.K76]+1;&quot;&quot;)">
            <text:p/>
          </table:table-cell>
          <table:table-cell office:value-type="string">
            <text:p>|</text:p>
          </table:table-cell>
          <table:table-cell table:formula="of:=IF(AND([.M76]&lt;&gt;&quot;&quot;;[.M76]+0.5&lt;=RemainingFixed);[.M76]+0.5;&quot;&quot;)">
            <text:p/>
          </table:table-cell>
          <table:table-cell table:formula="of:=IF([.M77]&lt;RemainingFixed;INDIRECT(ADDRESS(10+COUNTIF([.$B$11:.$B$72];&quot;&lt;=&quot;&amp;[.$M77]);4));&quot;&quot;)">
            <text:p/>
          </table:table-cell>
          <table:table-cell table:formula="of:=IF([.M77]&lt;RemainingFixed;INDIRECT(ADDRESS(10+COUNTIF([.$I$11:.$I$72];&quot;&lt;=&quot;&amp;[.$M77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67">
            <text:p>67</text:p>
          </table:table-cell>
          <table:table-cell table:formula="of:=IF(IntervalSecFixed*[.A78]&lt;=RemainingFixed;ABS(IntervalSecFixed*[.A78]);&quot;&quot;)">
            <text:p/>
          </table:table-cell>
          <table:table-cell table:formula="of:=IF([.D78]&lt;&gt;&quot;&quot;;[.B78]-IntervalSec*[.A78];&quot;&quot;)">
            <text:p/>
          </table:table-cell>
          <table:table-cell table:formula="of:=IF(AND([.D77]&lt;&gt;&quot;&quot;;[.D77]+1&lt;[.$D$9]);[.D77]+1;&quot;&quot;)">
            <text:p/>
          </table:table-cell>
          <table:table-cell office:value-type="string">
            <text:p>|</text:p>
          </table:table-cell>
          <table:table-cell table:formula="of:=IF([.I78]&lt;&gt;&quot;&quot;;[.F77]+1;&quot;&quot;)">
            <text:p/>
          </table:table-cell>
          <table:table-cell table:formula="of:=IF([.I78]&lt;&gt;&quot;&quot;;TempoFrom+INDIRECT(ADDRESS(10+COUNTIF([.$B$11:.$B$73];&quot;&lt;=&quot;&amp;[.I78]);4))*Tick;&quot;&quot;)">
            <text:p/>
          </table:table-cell>
          <table:table-cell table:formula="of:=IF([.I78]&lt;&gt;&quot;&quot;;60/[.G78];&quot;&quot;)">
            <text:p/>
          </table:table-cell>
          <table:table-cell table:formula="of:=IF(AND([.I77]&lt;&gt;&quot;&quot;;[.I77]+[.H77]&lt;=RemainingFixed);[.I77]+[.H77];&quot;&quot;)">
            <text:p/>
          </table:table-cell>
          <table:table-cell/>
          <table:table-cell table:formula="of:=IF([.I78]&lt;&gt;&quot;&quot;;[.K77]+1;&quot;&quot;)">
            <text:p/>
          </table:table-cell>
          <table:table-cell office:value-type="string">
            <text:p>|</text:p>
          </table:table-cell>
          <table:table-cell table:formula="of:=IF(AND([.M77]&lt;&gt;&quot;&quot;;[.M77]+0.5&lt;=RemainingFixed);[.M77]+0.5;&quot;&quot;)">
            <text:p/>
          </table:table-cell>
          <table:table-cell table:formula="of:=IF([.M78]&lt;RemainingFixed;INDIRECT(ADDRESS(10+COUNTIF([.$B$11:.$B$72];&quot;&lt;=&quot;&amp;[.$M78]);4));&quot;&quot;)">
            <text:p/>
          </table:table-cell>
          <table:table-cell table:formula="of:=IF([.M78]&lt;RemainingFixed;INDIRECT(ADDRESS(10+COUNTIF([.$I$11:.$I$72];&quot;&lt;=&quot;&amp;[.$M78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68">
            <text:p>68</text:p>
          </table:table-cell>
          <table:table-cell table:formula="of:=IF(IntervalSecFixed*[.A79]&lt;=RemainingFixed;ABS(IntervalSecFixed*[.A79]);&quot;&quot;)">
            <text:p/>
          </table:table-cell>
          <table:table-cell table:formula="of:=IF([.D79]&lt;&gt;&quot;&quot;;[.B79]-IntervalSec*[.A79];&quot;&quot;)">
            <text:p/>
          </table:table-cell>
          <table:table-cell table:formula="of:=IF(AND([.D78]&lt;&gt;&quot;&quot;;[.D78]+1&lt;[.$D$9]);[.D78]+1;&quot;&quot;)">
            <text:p/>
          </table:table-cell>
          <table:table-cell office:value-type="string">
            <text:p>|</text:p>
          </table:table-cell>
          <table:table-cell table:formula="of:=IF([.I79]&lt;&gt;&quot;&quot;;[.F78]+1;&quot;&quot;)">
            <text:p/>
          </table:table-cell>
          <table:table-cell table:formula="of:=IF([.I79]&lt;&gt;&quot;&quot;;TempoFrom+INDIRECT(ADDRESS(10+COUNTIF([.$B$11:.$B$73];&quot;&lt;=&quot;&amp;[.I79]);4))*Tick;&quot;&quot;)">
            <text:p/>
          </table:table-cell>
          <table:table-cell table:formula="of:=IF([.I79]&lt;&gt;&quot;&quot;;60/[.G79];&quot;&quot;)">
            <text:p/>
          </table:table-cell>
          <table:table-cell table:formula="of:=IF(AND([.I78]&lt;&gt;&quot;&quot;;[.I78]+[.H78]&lt;=RemainingFixed);[.I78]+[.H78];&quot;&quot;)">
            <text:p/>
          </table:table-cell>
          <table:table-cell/>
          <table:table-cell table:formula="of:=IF([.I79]&lt;&gt;&quot;&quot;;[.K78]+1;&quot;&quot;)">
            <text:p/>
          </table:table-cell>
          <table:table-cell office:value-type="string">
            <text:p>|</text:p>
          </table:table-cell>
          <table:table-cell table:formula="of:=IF(AND([.M78]&lt;&gt;&quot;&quot;;[.M78]+0.5&lt;=RemainingFixed);[.M78]+0.5;&quot;&quot;)">
            <text:p/>
          </table:table-cell>
          <table:table-cell table:formula="of:=IF([.M79]&lt;RemainingFixed;INDIRECT(ADDRESS(10+COUNTIF([.$B$11:.$B$72];&quot;&lt;=&quot;&amp;[.$M79]);4));&quot;&quot;)">
            <text:p/>
          </table:table-cell>
          <table:table-cell table:formula="of:=IF([.M79]&lt;RemainingFixed;INDIRECT(ADDRESS(10+COUNTIF([.$I$11:.$I$72];&quot;&lt;=&quot;&amp;[.$M79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69">
            <text:p>69</text:p>
          </table:table-cell>
          <table:table-cell table:formula="of:=IF(IntervalSecFixed*[.A80]&lt;=RemainingFixed;ABS(IntervalSecFixed*[.A80]);&quot;&quot;)">
            <text:p/>
          </table:table-cell>
          <table:table-cell table:formula="of:=IF([.D80]&lt;&gt;&quot;&quot;;[.B80]-IntervalSec*[.A80];&quot;&quot;)">
            <text:p/>
          </table:table-cell>
          <table:table-cell table:formula="of:=IF(AND([.D79]&lt;&gt;&quot;&quot;;[.D79]+1&lt;[.$D$9]);[.D79]+1;&quot;&quot;)">
            <text:p/>
          </table:table-cell>
          <table:table-cell office:value-type="string">
            <text:p>|</text:p>
          </table:table-cell>
          <table:table-cell table:formula="of:=IF([.I80]&lt;&gt;&quot;&quot;;[.F79]+1;&quot;&quot;)">
            <text:p/>
          </table:table-cell>
          <table:table-cell table:formula="of:=IF([.I80]&lt;&gt;&quot;&quot;;TempoFrom+INDIRECT(ADDRESS(10+COUNTIF([.$B$11:.$B$73];&quot;&lt;=&quot;&amp;[.I80]);4))*Tick;&quot;&quot;)">
            <text:p/>
          </table:table-cell>
          <table:table-cell table:formula="of:=IF([.I80]&lt;&gt;&quot;&quot;;60/[.G80];&quot;&quot;)">
            <text:p/>
          </table:table-cell>
          <table:table-cell table:formula="of:=IF(AND([.I79]&lt;&gt;&quot;&quot;;[.I79]+[.H79]&lt;=RemainingFixed);[.I79]+[.H79];&quot;&quot;)">
            <text:p/>
          </table:table-cell>
          <table:table-cell/>
          <table:table-cell table:formula="of:=IF([.I80]&lt;&gt;&quot;&quot;;[.K79]+1;&quot;&quot;)">
            <text:p/>
          </table:table-cell>
          <table:table-cell office:value-type="string">
            <text:p>|</text:p>
          </table:table-cell>
          <table:table-cell table:formula="of:=IF(AND([.M79]&lt;&gt;&quot;&quot;;[.M79]+0.5&lt;=RemainingFixed);[.M79]+0.5;&quot;&quot;)">
            <text:p/>
          </table:table-cell>
          <table:table-cell table:formula="of:=IF([.M80]&lt;RemainingFixed;INDIRECT(ADDRESS(10+COUNTIF([.$B$11:.$B$72];&quot;&lt;=&quot;&amp;[.$M80]);4));&quot;&quot;)">
            <text:p/>
          </table:table-cell>
          <table:table-cell table:formula="of:=IF([.M80]&lt;RemainingFixed;INDIRECT(ADDRESS(10+COUNTIF([.$I$11:.$I$72];&quot;&lt;=&quot;&amp;[.$M80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70">
            <text:p>70</text:p>
          </table:table-cell>
          <table:table-cell table:formula="of:=IF(IntervalSecFixed*[.A81]&lt;=RemainingFixed;ABS(IntervalSecFixed*[.A81]);&quot;&quot;)">
            <text:p/>
          </table:table-cell>
          <table:table-cell table:formula="of:=IF([.D81]&lt;&gt;&quot;&quot;;[.B81]-IntervalSec*[.A81];&quot;&quot;)">
            <text:p/>
          </table:table-cell>
          <table:table-cell table:formula="of:=IF(AND([.D80]&lt;&gt;&quot;&quot;;[.D80]+1&lt;[.$D$9]);[.D80]+1;&quot;&quot;)">
            <text:p/>
          </table:table-cell>
          <table:table-cell office:value-type="string">
            <text:p>|</text:p>
          </table:table-cell>
          <table:table-cell table:formula="of:=IF([.I81]&lt;&gt;&quot;&quot;;[.F80]+1;&quot;&quot;)">
            <text:p/>
          </table:table-cell>
          <table:table-cell table:formula="of:=IF([.I81]&lt;&gt;&quot;&quot;;TempoFrom+INDIRECT(ADDRESS(10+COUNTIF([.$B$11:.$B$73];&quot;&lt;=&quot;&amp;[.I81]);4))*Tick;&quot;&quot;)">
            <text:p/>
          </table:table-cell>
          <table:table-cell table:formula="of:=IF([.I81]&lt;&gt;&quot;&quot;;60/[.G81];&quot;&quot;)">
            <text:p/>
          </table:table-cell>
          <table:table-cell table:formula="of:=IF(AND([.I80]&lt;&gt;&quot;&quot;;[.I80]+[.H80]&lt;=RemainingFixed);[.I80]+[.H80];&quot;&quot;)">
            <text:p/>
          </table:table-cell>
          <table:table-cell/>
          <table:table-cell table:formula="of:=IF([.I81]&lt;&gt;&quot;&quot;;[.K80]+1;&quot;&quot;)">
            <text:p/>
          </table:table-cell>
          <table:table-cell office:value-type="string">
            <text:p>|</text:p>
          </table:table-cell>
          <table:table-cell table:formula="of:=IF(AND([.M80]&lt;&gt;&quot;&quot;;[.M80]+0.5&lt;=RemainingFixed);[.M80]+0.5;&quot;&quot;)">
            <text:p/>
          </table:table-cell>
          <table:table-cell table:formula="of:=IF([.M81]&lt;RemainingFixed;INDIRECT(ADDRESS(10+COUNTIF([.$B$11:.$B$72];&quot;&lt;=&quot;&amp;[.$M81]);4));&quot;&quot;)">
            <text:p/>
          </table:table-cell>
          <table:table-cell table:formula="of:=IF([.M81]&lt;RemainingFixed;INDIRECT(ADDRESS(10+COUNTIF([.$I$11:.$I$72];&quot;&lt;=&quot;&amp;[.$M81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71">
            <text:p>71</text:p>
          </table:table-cell>
          <table:table-cell table:formula="of:=IF(IntervalSecFixed*[.A82]&lt;=RemainingFixed;ABS(IntervalSecFixed*[.A82]);&quot;&quot;)">
            <text:p/>
          </table:table-cell>
          <table:table-cell table:formula="of:=IF([.D82]&lt;&gt;&quot;&quot;;[.B82]-IntervalSec*[.A82];&quot;&quot;)">
            <text:p/>
          </table:table-cell>
          <table:table-cell table:formula="of:=IF(AND([.D81]&lt;&gt;&quot;&quot;;[.D81]+1&lt;[.$D$9]);[.D81]+1;&quot;&quot;)">
            <text:p/>
          </table:table-cell>
          <table:table-cell office:value-type="string">
            <text:p>|</text:p>
          </table:table-cell>
          <table:table-cell table:formula="of:=IF([.I82]&lt;&gt;&quot;&quot;;[.F81]+1;&quot;&quot;)">
            <text:p/>
          </table:table-cell>
          <table:table-cell table:formula="of:=IF([.I82]&lt;&gt;&quot;&quot;;TempoFrom+INDIRECT(ADDRESS(10+COUNTIF([.$B$11:.$B$73];&quot;&lt;=&quot;&amp;[.I82]);4))*Tick;&quot;&quot;)">
            <text:p/>
          </table:table-cell>
          <table:table-cell table:formula="of:=IF([.I82]&lt;&gt;&quot;&quot;;60/[.G82];&quot;&quot;)">
            <text:p/>
          </table:table-cell>
          <table:table-cell table:formula="of:=IF(AND([.I81]&lt;&gt;&quot;&quot;;[.I81]+[.H81]&lt;=RemainingFixed);[.I81]+[.H81];&quot;&quot;)">
            <text:p/>
          </table:table-cell>
          <table:table-cell/>
          <table:table-cell table:formula="of:=IF([.I82]&lt;&gt;&quot;&quot;;[.K81]+1;&quot;&quot;)">
            <text:p/>
          </table:table-cell>
          <table:table-cell office:value-type="string">
            <text:p>|</text:p>
          </table:table-cell>
          <table:table-cell table:formula="of:=IF(AND([.M81]&lt;&gt;&quot;&quot;;[.M81]+0.5&lt;=RemainingFixed);[.M81]+0.5;&quot;&quot;)">
            <text:p/>
          </table:table-cell>
          <table:table-cell table:formula="of:=IF([.M82]&lt;RemainingFixed;INDIRECT(ADDRESS(10+COUNTIF([.$B$11:.$B$72];&quot;&lt;=&quot;&amp;[.$M82]);4));&quot;&quot;)">
            <text:p/>
          </table:table-cell>
          <table:table-cell table:formula="of:=IF([.M82]&lt;RemainingFixed;INDIRECT(ADDRESS(10+COUNTIF([.$I$11:.$I$72];&quot;&lt;=&quot;&amp;[.$M82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72">
            <text:p>72</text:p>
          </table:table-cell>
          <table:table-cell table:formula="of:=IF(IntervalSecFixed*[.A83]&lt;=RemainingFixed;ABS(IntervalSecFixed*[.A83]);&quot;&quot;)">
            <text:p/>
          </table:table-cell>
          <table:table-cell table:formula="of:=IF([.D83]&lt;&gt;&quot;&quot;;[.B83]-IntervalSec*[.A83];&quot;&quot;)">
            <text:p/>
          </table:table-cell>
          <table:table-cell table:formula="of:=IF(AND([.D82]&lt;&gt;&quot;&quot;;[.D82]+1&lt;[.$D$9]);[.D82]+1;&quot;&quot;)">
            <text:p/>
          </table:table-cell>
          <table:table-cell office:value-type="string">
            <text:p>|</text:p>
          </table:table-cell>
          <table:table-cell table:formula="of:=IF([.I83]&lt;&gt;&quot;&quot;;[.F82]+1;&quot;&quot;)">
            <text:p/>
          </table:table-cell>
          <table:table-cell table:formula="of:=IF([.I83]&lt;&gt;&quot;&quot;;TempoFrom+INDIRECT(ADDRESS(10+COUNTIF([.$B$11:.$B$73];&quot;&lt;=&quot;&amp;[.I83]);4))*Tick;&quot;&quot;)">
            <text:p/>
          </table:table-cell>
          <table:table-cell table:formula="of:=IF([.I83]&lt;&gt;&quot;&quot;;60/[.G83];&quot;&quot;)">
            <text:p/>
          </table:table-cell>
          <table:table-cell table:formula="of:=IF(AND([.I82]&lt;&gt;&quot;&quot;;[.I82]+[.H82]&lt;=RemainingFixed);[.I82]+[.H82];&quot;&quot;)">
            <text:p/>
          </table:table-cell>
          <table:table-cell/>
          <table:table-cell table:formula="of:=IF([.I83]&lt;&gt;&quot;&quot;;[.K82]+1;&quot;&quot;)">
            <text:p/>
          </table:table-cell>
          <table:table-cell office:value-type="string">
            <text:p>|</text:p>
          </table:table-cell>
          <table:table-cell table:formula="of:=IF(AND([.M82]&lt;&gt;&quot;&quot;;[.M82]+0.5&lt;=RemainingFixed);[.M82]+0.5;&quot;&quot;)">
            <text:p/>
          </table:table-cell>
          <table:table-cell table:formula="of:=IF([.M83]&lt;RemainingFixed;INDIRECT(ADDRESS(10+COUNTIF([.$B$11:.$B$72];&quot;&lt;=&quot;&amp;[.$M83]);4));&quot;&quot;)">
            <text:p/>
          </table:table-cell>
          <table:table-cell table:formula="of:=IF([.M83]&lt;RemainingFixed;INDIRECT(ADDRESS(10+COUNTIF([.$I$11:.$I$72];&quot;&lt;=&quot;&amp;[.$M83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73">
            <text:p>73</text:p>
          </table:table-cell>
          <table:table-cell table:formula="of:=IF(IntervalSecFixed*[.A84]&lt;=RemainingFixed;ABS(IntervalSecFixed*[.A84]);&quot;&quot;)">
            <text:p/>
          </table:table-cell>
          <table:table-cell table:formula="of:=IF([.D84]&lt;&gt;&quot;&quot;;[.B84]-IntervalSec*[.A84];&quot;&quot;)">
            <text:p/>
          </table:table-cell>
          <table:table-cell table:formula="of:=IF(AND([.D83]&lt;&gt;&quot;&quot;;[.D83]+1&lt;[.$D$9]);[.D83]+1;&quot;&quot;)">
            <text:p/>
          </table:table-cell>
          <table:table-cell office:value-type="string">
            <text:p>|</text:p>
          </table:table-cell>
          <table:table-cell table:formula="of:=IF([.I84]&lt;&gt;&quot;&quot;;[.F83]+1;&quot;&quot;)">
            <text:p/>
          </table:table-cell>
          <table:table-cell table:formula="of:=IF([.I84]&lt;&gt;&quot;&quot;;TempoFrom+INDIRECT(ADDRESS(10+COUNTIF([.$B$11:.$B$73];&quot;&lt;=&quot;&amp;[.I84]);4))*Tick;&quot;&quot;)">
            <text:p/>
          </table:table-cell>
          <table:table-cell table:formula="of:=IF([.I84]&lt;&gt;&quot;&quot;;60/[.G84];&quot;&quot;)">
            <text:p/>
          </table:table-cell>
          <table:table-cell table:formula="of:=IF(AND([.I83]&lt;&gt;&quot;&quot;;[.I83]+[.H83]&lt;=RemainingFixed);[.I83]+[.H83];&quot;&quot;)">
            <text:p/>
          </table:table-cell>
          <table:table-cell/>
          <table:table-cell table:formula="of:=IF([.I84]&lt;&gt;&quot;&quot;;[.K83]+1;&quot;&quot;)">
            <text:p/>
          </table:table-cell>
          <table:table-cell office:value-type="string">
            <text:p>|</text:p>
          </table:table-cell>
          <table:table-cell table:formula="of:=IF(AND([.M83]&lt;&gt;&quot;&quot;;[.M83]+0.5&lt;=RemainingFixed);[.M83]+0.5;&quot;&quot;)">
            <text:p/>
          </table:table-cell>
          <table:table-cell table:formula="of:=IF([.M84]&lt;RemainingFixed;INDIRECT(ADDRESS(10+COUNTIF([.$B$11:.$B$72];&quot;&lt;=&quot;&amp;[.$M84]);4));&quot;&quot;)">
            <text:p/>
          </table:table-cell>
          <table:table-cell table:formula="of:=IF([.M84]&lt;RemainingFixed;INDIRECT(ADDRESS(10+COUNTIF([.$I$11:.$I$72];&quot;&lt;=&quot;&amp;[.$M84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74">
            <text:p>74</text:p>
          </table:table-cell>
          <table:table-cell table:formula="of:=IF(IntervalSecFixed*[.A85]&lt;=RemainingFixed;ABS(IntervalSecFixed*[.A85]);&quot;&quot;)">
            <text:p/>
          </table:table-cell>
          <table:table-cell table:formula="of:=IF([.D85]&lt;&gt;&quot;&quot;;[.B85]-IntervalSec*[.A85];&quot;&quot;)">
            <text:p/>
          </table:table-cell>
          <table:table-cell table:formula="of:=IF(AND([.D84]&lt;&gt;&quot;&quot;;[.D84]+1&lt;[.$D$9]);[.D84]+1;&quot;&quot;)">
            <text:p/>
          </table:table-cell>
          <table:table-cell office:value-type="string">
            <text:p>|</text:p>
          </table:table-cell>
          <table:table-cell table:formula="of:=IF([.I85]&lt;&gt;&quot;&quot;;[.F84]+1;&quot;&quot;)">
            <text:p/>
          </table:table-cell>
          <table:table-cell table:formula="of:=IF([.I85]&lt;&gt;&quot;&quot;;TempoFrom+INDIRECT(ADDRESS(10+COUNTIF([.$B$11:.$B$73];&quot;&lt;=&quot;&amp;[.I85]);4))*Tick;&quot;&quot;)">
            <text:p/>
          </table:table-cell>
          <table:table-cell table:formula="of:=IF([.I85]&lt;&gt;&quot;&quot;;60/[.G85];&quot;&quot;)">
            <text:p/>
          </table:table-cell>
          <table:table-cell table:formula="of:=IF(AND([.I84]&lt;&gt;&quot;&quot;;[.I84]+[.H84]&lt;=RemainingFixed);[.I84]+[.H84];&quot;&quot;)">
            <text:p/>
          </table:table-cell>
          <table:table-cell/>
          <table:table-cell table:formula="of:=IF([.I85]&lt;&gt;&quot;&quot;;[.K84]+1;&quot;&quot;)">
            <text:p/>
          </table:table-cell>
          <table:table-cell office:value-type="string">
            <text:p>|</text:p>
          </table:table-cell>
          <table:table-cell table:formula="of:=IF(AND([.M84]&lt;&gt;&quot;&quot;;[.M84]+0.5&lt;=RemainingFixed);[.M84]+0.5;&quot;&quot;)">
            <text:p/>
          </table:table-cell>
          <table:table-cell table:formula="of:=IF([.M85]&lt;RemainingFixed;INDIRECT(ADDRESS(10+COUNTIF([.$B$11:.$B$72];&quot;&lt;=&quot;&amp;[.$M85]);4));&quot;&quot;)">
            <text:p/>
          </table:table-cell>
          <table:table-cell table:formula="of:=IF([.M85]&lt;RemainingFixed;INDIRECT(ADDRESS(10+COUNTIF([.$I$11:.$I$72];&quot;&lt;=&quot;&amp;[.$M85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75">
            <text:p>75</text:p>
          </table:table-cell>
          <table:table-cell table:formula="of:=IF(IntervalSecFixed*[.A86]&lt;=RemainingFixed;ABS(IntervalSecFixed*[.A86]);&quot;&quot;)">
            <text:p/>
          </table:table-cell>
          <table:table-cell table:formula="of:=IF([.D86]&lt;&gt;&quot;&quot;;[.B86]-IntervalSec*[.A86];&quot;&quot;)">
            <text:p/>
          </table:table-cell>
          <table:table-cell table:formula="of:=IF(AND([.D85]&lt;&gt;&quot;&quot;;[.D85]+1&lt;[.$D$9]);[.D85]+1;&quot;&quot;)">
            <text:p/>
          </table:table-cell>
          <table:table-cell office:value-type="string">
            <text:p>|</text:p>
          </table:table-cell>
          <table:table-cell table:formula="of:=IF([.I86]&lt;&gt;&quot;&quot;;[.F85]+1;&quot;&quot;)">
            <text:p/>
          </table:table-cell>
          <table:table-cell table:formula="of:=IF([.I86]&lt;&gt;&quot;&quot;;TempoFrom+INDIRECT(ADDRESS(10+COUNTIF([.$B$11:.$B$73];&quot;&lt;=&quot;&amp;[.I86]);4))*Tick;&quot;&quot;)">
            <text:p/>
          </table:table-cell>
          <table:table-cell table:formula="of:=IF([.I86]&lt;&gt;&quot;&quot;;60/[.G86];&quot;&quot;)">
            <text:p/>
          </table:table-cell>
          <table:table-cell table:formula="of:=IF(AND([.I85]&lt;&gt;&quot;&quot;;[.I85]+[.H85]&lt;=RemainingFixed);[.I85]+[.H85];&quot;&quot;)">
            <text:p/>
          </table:table-cell>
          <table:table-cell/>
          <table:table-cell table:formula="of:=IF([.I86]&lt;&gt;&quot;&quot;;[.K85]+1;&quot;&quot;)">
            <text:p/>
          </table:table-cell>
          <table:table-cell office:value-type="string">
            <text:p>|</text:p>
          </table:table-cell>
          <table:table-cell table:formula="of:=IF(AND([.M85]&lt;&gt;&quot;&quot;;[.M85]+0.5&lt;=RemainingFixed);[.M85]+0.5;&quot;&quot;)">
            <text:p/>
          </table:table-cell>
          <table:table-cell table:formula="of:=IF([.M86]&lt;RemainingFixed;INDIRECT(ADDRESS(10+COUNTIF([.$B$11:.$B$72];&quot;&lt;=&quot;&amp;[.$M86]);4));&quot;&quot;)">
            <text:p/>
          </table:table-cell>
          <table:table-cell table:formula="of:=IF([.M86]&lt;RemainingFixed;INDIRECT(ADDRESS(10+COUNTIF([.$I$11:.$I$72];&quot;&lt;=&quot;&amp;[.$M86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76">
            <text:p>76</text:p>
          </table:table-cell>
          <table:table-cell table:formula="of:=IF(IntervalSecFixed*[.A87]&lt;=RemainingFixed;ABS(IntervalSecFixed*[.A87]);&quot;&quot;)">
            <text:p/>
          </table:table-cell>
          <table:table-cell table:formula="of:=IF([.D87]&lt;&gt;&quot;&quot;;[.B87]-IntervalSec*[.A87];&quot;&quot;)">
            <text:p/>
          </table:table-cell>
          <table:table-cell table:formula="of:=IF(AND([.D86]&lt;&gt;&quot;&quot;;[.D86]+1&lt;[.$D$9]);[.D86]+1;&quot;&quot;)">
            <text:p/>
          </table:table-cell>
          <table:table-cell office:value-type="string">
            <text:p>|</text:p>
          </table:table-cell>
          <table:table-cell table:formula="of:=IF([.I87]&lt;&gt;&quot;&quot;;[.F86]+1;&quot;&quot;)">
            <text:p/>
          </table:table-cell>
          <table:table-cell table:formula="of:=IF([.I87]&lt;&gt;&quot;&quot;;TempoFrom+INDIRECT(ADDRESS(10+COUNTIF([.$B$11:.$B$73];&quot;&lt;=&quot;&amp;[.I87]);4))*Tick;&quot;&quot;)">
            <text:p/>
          </table:table-cell>
          <table:table-cell table:formula="of:=IF([.I87]&lt;&gt;&quot;&quot;;60/[.G87];&quot;&quot;)">
            <text:p/>
          </table:table-cell>
          <table:table-cell table:formula="of:=IF(AND([.I86]&lt;&gt;&quot;&quot;;[.I86]+[.H86]&lt;=RemainingFixed);[.I86]+[.H86];&quot;&quot;)">
            <text:p/>
          </table:table-cell>
          <table:table-cell/>
          <table:table-cell table:formula="of:=IF([.I87]&lt;&gt;&quot;&quot;;[.K86]+1;&quot;&quot;)">
            <text:p/>
          </table:table-cell>
          <table:table-cell office:value-type="string">
            <text:p>|</text:p>
          </table:table-cell>
          <table:table-cell table:formula="of:=IF(AND([.M86]&lt;&gt;&quot;&quot;;[.M86]+0.5&lt;=RemainingFixed);[.M86]+0.5;&quot;&quot;)">
            <text:p/>
          </table:table-cell>
          <table:table-cell table:formula="of:=IF([.M87]&lt;RemainingFixed;INDIRECT(ADDRESS(10+COUNTIF([.$B$11:.$B$72];&quot;&lt;=&quot;&amp;[.$M87]);4));&quot;&quot;)">
            <text:p/>
          </table:table-cell>
          <table:table-cell table:formula="of:=IF([.M87]&lt;RemainingFixed;INDIRECT(ADDRESS(10+COUNTIF([.$I$11:.$I$72];&quot;&lt;=&quot;&amp;[.$M87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77">
            <text:p>77</text:p>
          </table:table-cell>
          <table:table-cell table:formula="of:=IF(IntervalSecFixed*[.A88]&lt;=RemainingFixed;ABS(IntervalSecFixed*[.A88]);&quot;&quot;)">
            <text:p/>
          </table:table-cell>
          <table:table-cell table:formula="of:=IF([.D88]&lt;&gt;&quot;&quot;;[.B88]-IntervalSec*[.A88];&quot;&quot;)">
            <text:p/>
          </table:table-cell>
          <table:table-cell table:formula="of:=IF(AND([.D87]&lt;&gt;&quot;&quot;;[.D87]+1&lt;[.$D$9]);[.D87]+1;&quot;&quot;)">
            <text:p/>
          </table:table-cell>
          <table:table-cell office:value-type="string">
            <text:p>|</text:p>
          </table:table-cell>
          <table:table-cell table:formula="of:=IF([.I88]&lt;&gt;&quot;&quot;;[.F87]+1;&quot;&quot;)">
            <text:p/>
          </table:table-cell>
          <table:table-cell table:formula="of:=IF([.I88]&lt;&gt;&quot;&quot;;TempoFrom+INDIRECT(ADDRESS(10+COUNTIF([.$B$11:.$B$73];&quot;&lt;=&quot;&amp;[.I88]);4))*Tick;&quot;&quot;)">
            <text:p/>
          </table:table-cell>
          <table:table-cell table:formula="of:=IF([.I88]&lt;&gt;&quot;&quot;;60/[.G88];&quot;&quot;)">
            <text:p/>
          </table:table-cell>
          <table:table-cell table:formula="of:=IF(AND([.I87]&lt;&gt;&quot;&quot;;[.I87]+[.H87]&lt;=RemainingFixed);[.I87]+[.H87];&quot;&quot;)">
            <text:p/>
          </table:table-cell>
          <table:table-cell/>
          <table:table-cell table:formula="of:=IF([.I88]&lt;&gt;&quot;&quot;;[.K87]+1;&quot;&quot;)">
            <text:p/>
          </table:table-cell>
          <table:table-cell office:value-type="string">
            <text:p>|</text:p>
          </table:table-cell>
          <table:table-cell table:formula="of:=IF(AND([.M87]&lt;&gt;&quot;&quot;;[.M87]+0.5&lt;=RemainingFixed);[.M87]+0.5;&quot;&quot;)">
            <text:p/>
          </table:table-cell>
          <table:table-cell table:formula="of:=IF([.M88]&lt;RemainingFixed;INDIRECT(ADDRESS(10+COUNTIF([.$B$11:.$B$72];&quot;&lt;=&quot;&amp;[.$M88]);4));&quot;&quot;)">
            <text:p/>
          </table:table-cell>
          <table:table-cell table:formula="of:=IF([.M88]&lt;RemainingFixed;INDIRECT(ADDRESS(10+COUNTIF([.$I$11:.$I$72];&quot;&lt;=&quot;&amp;[.$M88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78">
            <text:p>78</text:p>
          </table:table-cell>
          <table:table-cell table:formula="of:=IF(IntervalSecFixed*[.A89]&lt;=RemainingFixed;ABS(IntervalSecFixed*[.A89]);&quot;&quot;)">
            <text:p/>
          </table:table-cell>
          <table:table-cell table:formula="of:=IF([.D89]&lt;&gt;&quot;&quot;;[.B89]-IntervalSec*[.A89];&quot;&quot;)">
            <text:p/>
          </table:table-cell>
          <table:table-cell table:formula="of:=IF(AND([.D88]&lt;&gt;&quot;&quot;;[.D88]+1&lt;[.$D$9]);[.D88]+1;&quot;&quot;)">
            <text:p/>
          </table:table-cell>
          <table:table-cell office:value-type="string">
            <text:p>|</text:p>
          </table:table-cell>
          <table:table-cell table:formula="of:=IF([.I89]&lt;&gt;&quot;&quot;;[.F88]+1;&quot;&quot;)">
            <text:p/>
          </table:table-cell>
          <table:table-cell table:formula="of:=IF([.I89]&lt;&gt;&quot;&quot;;TempoFrom+INDIRECT(ADDRESS(10+COUNTIF([.$B$11:.$B$73];&quot;&lt;=&quot;&amp;[.I89]);4))*Tick;&quot;&quot;)">
            <text:p/>
          </table:table-cell>
          <table:table-cell table:formula="of:=IF([.I89]&lt;&gt;&quot;&quot;;60/[.G89];&quot;&quot;)">
            <text:p/>
          </table:table-cell>
          <table:table-cell table:formula="of:=IF(AND([.I88]&lt;&gt;&quot;&quot;;[.I88]+[.H88]&lt;=RemainingFixed);[.I88]+[.H88];&quot;&quot;)">
            <text:p/>
          </table:table-cell>
          <table:table-cell/>
          <table:table-cell table:formula="of:=IF([.I89]&lt;&gt;&quot;&quot;;[.K88]+1;&quot;&quot;)">
            <text:p/>
          </table:table-cell>
          <table:table-cell office:value-type="string">
            <text:p>|</text:p>
          </table:table-cell>
          <table:table-cell table:formula="of:=IF(AND([.M88]&lt;&gt;&quot;&quot;;[.M88]+0.5&lt;=RemainingFixed);[.M88]+0.5;&quot;&quot;)">
            <text:p/>
          </table:table-cell>
          <table:table-cell table:formula="of:=IF([.M89]&lt;RemainingFixed;INDIRECT(ADDRESS(10+COUNTIF([.$B$11:.$B$72];&quot;&lt;=&quot;&amp;[.$M89]);4));&quot;&quot;)">
            <text:p/>
          </table:table-cell>
          <table:table-cell table:formula="of:=IF([.M89]&lt;RemainingFixed;INDIRECT(ADDRESS(10+COUNTIF([.$I$11:.$I$72];&quot;&lt;=&quot;&amp;[.$M89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79">
            <text:p>79</text:p>
          </table:table-cell>
          <table:table-cell table:formula="of:=IF(IntervalSecFixed*[.A90]&lt;=RemainingFixed;ABS(IntervalSecFixed*[.A90]);&quot;&quot;)">
            <text:p/>
          </table:table-cell>
          <table:table-cell table:formula="of:=IF([.D90]&lt;&gt;&quot;&quot;;[.B90]-IntervalSec*[.A90];&quot;&quot;)">
            <text:p/>
          </table:table-cell>
          <table:table-cell table:formula="of:=IF(AND([.D89]&lt;&gt;&quot;&quot;;[.D89]+1&lt;[.$D$9]);[.D89]+1;&quot;&quot;)">
            <text:p/>
          </table:table-cell>
          <table:table-cell office:value-type="string">
            <text:p>|</text:p>
          </table:table-cell>
          <table:table-cell table:formula="of:=IF([.I90]&lt;&gt;&quot;&quot;;[.F89]+1;&quot;&quot;)">
            <text:p/>
          </table:table-cell>
          <table:table-cell table:formula="of:=IF([.I90]&lt;&gt;&quot;&quot;;TempoFrom+INDIRECT(ADDRESS(10+COUNTIF([.$B$11:.$B$73];&quot;&lt;=&quot;&amp;[.I90]);4))*Tick;&quot;&quot;)">
            <text:p/>
          </table:table-cell>
          <table:table-cell table:formula="of:=IF([.I90]&lt;&gt;&quot;&quot;;60/[.G90];&quot;&quot;)">
            <text:p/>
          </table:table-cell>
          <table:table-cell table:formula="of:=IF(AND([.I89]&lt;&gt;&quot;&quot;;[.I89]+[.H89]&lt;=RemainingFixed);[.I89]+[.H89];&quot;&quot;)">
            <text:p/>
          </table:table-cell>
          <table:table-cell/>
          <table:table-cell table:formula="of:=IF([.I90]&lt;&gt;&quot;&quot;;[.K89]+1;&quot;&quot;)">
            <text:p/>
          </table:table-cell>
          <table:table-cell office:value-type="string">
            <text:p>|</text:p>
          </table:table-cell>
          <table:table-cell table:formula="of:=IF(AND([.M89]&lt;&gt;&quot;&quot;;[.M89]+0.5&lt;=RemainingFixed);[.M89]+0.5;&quot;&quot;)">
            <text:p/>
          </table:table-cell>
          <table:table-cell table:formula="of:=IF([.M90]&lt;RemainingFixed;INDIRECT(ADDRESS(10+COUNTIF([.$B$11:.$B$72];&quot;&lt;=&quot;&amp;[.$M90]);4));&quot;&quot;)">
            <text:p/>
          </table:table-cell>
          <table:table-cell table:formula="of:=IF([.M90]&lt;RemainingFixed;INDIRECT(ADDRESS(10+COUNTIF([.$I$11:.$I$72];&quot;&lt;=&quot;&amp;[.$M90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80">
            <text:p>80</text:p>
          </table:table-cell>
          <table:table-cell table:formula="of:=IF(IntervalSecFixed*[.A91]&lt;=RemainingFixed;ABS(IntervalSecFixed*[.A91]);&quot;&quot;)">
            <text:p/>
          </table:table-cell>
          <table:table-cell table:formula="of:=IF([.D91]&lt;&gt;&quot;&quot;;[.B91]-IntervalSec*[.A91];&quot;&quot;)">
            <text:p/>
          </table:table-cell>
          <table:table-cell table:formula="of:=IF(AND([.D90]&lt;&gt;&quot;&quot;;[.D90]+1&lt;[.$D$9]);[.D90]+1;&quot;&quot;)">
            <text:p/>
          </table:table-cell>
          <table:table-cell office:value-type="string">
            <text:p>|</text:p>
          </table:table-cell>
          <table:table-cell table:formula="of:=IF([.I91]&lt;&gt;&quot;&quot;;[.F90]+1;&quot;&quot;)">
            <text:p/>
          </table:table-cell>
          <table:table-cell table:formula="of:=IF([.I91]&lt;&gt;&quot;&quot;;TempoFrom+INDIRECT(ADDRESS(10+COUNTIF([.$B$11:.$B$73];&quot;&lt;=&quot;&amp;[.I91]);4))*Tick;&quot;&quot;)">
            <text:p/>
          </table:table-cell>
          <table:table-cell table:formula="of:=IF([.I91]&lt;&gt;&quot;&quot;;60/[.G91];&quot;&quot;)">
            <text:p/>
          </table:table-cell>
          <table:table-cell table:formula="of:=IF(AND([.I90]&lt;&gt;&quot;&quot;;[.I90]+[.H90]&lt;=RemainingFixed);[.I90]+[.H90];&quot;&quot;)">
            <text:p/>
          </table:table-cell>
          <table:table-cell/>
          <table:table-cell table:formula="of:=IF([.I91]&lt;&gt;&quot;&quot;;[.K90]+1;&quot;&quot;)">
            <text:p/>
          </table:table-cell>
          <table:table-cell office:value-type="string">
            <text:p>|</text:p>
          </table:table-cell>
          <table:table-cell table:formula="of:=IF(AND([.M90]&lt;&gt;&quot;&quot;;[.M90]+0.5&lt;=RemainingFixed);[.M90]+0.5;&quot;&quot;)">
            <text:p/>
          </table:table-cell>
          <table:table-cell table:formula="of:=IF([.M91]&lt;RemainingFixed;INDIRECT(ADDRESS(10+COUNTIF([.$B$11:.$B$72];&quot;&lt;=&quot;&amp;[.$M91]);4));&quot;&quot;)">
            <text:p/>
          </table:table-cell>
          <table:table-cell table:formula="of:=IF([.M91]&lt;RemainingFixed;INDIRECT(ADDRESS(10+COUNTIF([.$I$11:.$I$72];&quot;&lt;=&quot;&amp;[.$M91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81">
            <text:p>81</text:p>
          </table:table-cell>
          <table:table-cell table:formula="of:=IF(IntervalSecFixed*[.A92]&lt;=RemainingFixed;ABS(IntervalSecFixed*[.A92]);&quot;&quot;)">
            <text:p/>
          </table:table-cell>
          <table:table-cell table:formula="of:=IF([.D92]&lt;&gt;&quot;&quot;;[.B92]-IntervalSec*[.A92];&quot;&quot;)">
            <text:p/>
          </table:table-cell>
          <table:table-cell table:formula="of:=IF(AND([.D91]&lt;&gt;&quot;&quot;;[.D91]+1&lt;[.$D$9]);[.D91]+1;&quot;&quot;)">
            <text:p/>
          </table:table-cell>
          <table:table-cell office:value-type="string">
            <text:p>|</text:p>
          </table:table-cell>
          <table:table-cell table:formula="of:=IF([.I92]&lt;&gt;&quot;&quot;;[.F91]+1;&quot;&quot;)">
            <text:p/>
          </table:table-cell>
          <table:table-cell table:formula="of:=IF([.I92]&lt;&gt;&quot;&quot;;TempoFrom+INDIRECT(ADDRESS(10+COUNTIF([.$B$11:.$B$73];&quot;&lt;=&quot;&amp;[.I92]);4))*Tick;&quot;&quot;)">
            <text:p/>
          </table:table-cell>
          <table:table-cell table:formula="of:=IF([.I92]&lt;&gt;&quot;&quot;;60/[.G92];&quot;&quot;)">
            <text:p/>
          </table:table-cell>
          <table:table-cell table:formula="of:=IF(AND([.I91]&lt;&gt;&quot;&quot;;[.I91]+[.H91]&lt;=RemainingFixed);[.I91]+[.H91];&quot;&quot;)">
            <text:p/>
          </table:table-cell>
          <table:table-cell/>
          <table:table-cell table:formula="of:=IF([.I92]&lt;&gt;&quot;&quot;;[.K91]+1;&quot;&quot;)">
            <text:p/>
          </table:table-cell>
          <table:table-cell office:value-type="string">
            <text:p>|</text:p>
          </table:table-cell>
          <table:table-cell table:formula="of:=IF(AND([.M91]&lt;&gt;&quot;&quot;;[.M91]+0.5&lt;=RemainingFixed);[.M91]+0.5;&quot;&quot;)">
            <text:p/>
          </table:table-cell>
          <table:table-cell table:formula="of:=IF([.M92]&lt;RemainingFixed;INDIRECT(ADDRESS(10+COUNTIF([.$B$11:.$B$72];&quot;&lt;=&quot;&amp;[.$M92]);4));&quot;&quot;)">
            <text:p/>
          </table:table-cell>
          <table:table-cell table:formula="of:=IF([.M92]&lt;RemainingFixed;INDIRECT(ADDRESS(10+COUNTIF([.$I$11:.$I$72];&quot;&lt;=&quot;&amp;[.$M92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82">
            <text:p>82</text:p>
          </table:table-cell>
          <table:table-cell table:formula="of:=IF(IntervalSecFixed*[.A93]&lt;=RemainingFixed;ABS(IntervalSecFixed*[.A93]);&quot;&quot;)">
            <text:p/>
          </table:table-cell>
          <table:table-cell table:formula="of:=IF([.D93]&lt;&gt;&quot;&quot;;[.B93]-IntervalSec*[.A93];&quot;&quot;)">
            <text:p/>
          </table:table-cell>
          <table:table-cell table:formula="of:=IF(AND([.D92]&lt;&gt;&quot;&quot;;[.D92]+1&lt;[.$D$9]);[.D92]+1;&quot;&quot;)">
            <text:p/>
          </table:table-cell>
          <table:table-cell office:value-type="string">
            <text:p>|</text:p>
          </table:table-cell>
          <table:table-cell table:formula="of:=IF([.I93]&lt;&gt;&quot;&quot;;[.F92]+1;&quot;&quot;)">
            <text:p/>
          </table:table-cell>
          <table:table-cell table:formula="of:=IF([.I93]&lt;&gt;&quot;&quot;;TempoFrom+INDIRECT(ADDRESS(10+COUNTIF([.$B$11:.$B$73];&quot;&lt;=&quot;&amp;[.I93]);4))*Tick;&quot;&quot;)">
            <text:p/>
          </table:table-cell>
          <table:table-cell table:formula="of:=IF([.I93]&lt;&gt;&quot;&quot;;60/[.G93];&quot;&quot;)">
            <text:p/>
          </table:table-cell>
          <table:table-cell table:formula="of:=IF(AND([.I92]&lt;&gt;&quot;&quot;;[.I92]+[.H92]&lt;=RemainingFixed);[.I92]+[.H92];&quot;&quot;)">
            <text:p/>
          </table:table-cell>
          <table:table-cell/>
          <table:table-cell table:formula="of:=IF([.I93]&lt;&gt;&quot;&quot;;[.K92]+1;&quot;&quot;)">
            <text:p/>
          </table:table-cell>
          <table:table-cell office:value-type="string">
            <text:p>|</text:p>
          </table:table-cell>
          <table:table-cell table:formula="of:=IF(AND([.M92]&lt;&gt;&quot;&quot;;[.M92]+0.5&lt;=RemainingFixed);[.M92]+0.5;&quot;&quot;)">
            <text:p/>
          </table:table-cell>
          <table:table-cell table:formula="of:=IF([.M93]&lt;RemainingFixed;INDIRECT(ADDRESS(10+COUNTIF([.$B$11:.$B$72];&quot;&lt;=&quot;&amp;[.$M93]);4));&quot;&quot;)">
            <text:p/>
          </table:table-cell>
          <table:table-cell table:formula="of:=IF([.M93]&lt;RemainingFixed;INDIRECT(ADDRESS(10+COUNTIF([.$I$11:.$I$72];&quot;&lt;=&quot;&amp;[.$M93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83">
            <text:p>83</text:p>
          </table:table-cell>
          <table:table-cell table:formula="of:=IF(IntervalSecFixed*[.A94]&lt;=RemainingFixed;ABS(IntervalSecFixed*[.A94]);&quot;&quot;)">
            <text:p/>
          </table:table-cell>
          <table:table-cell table:formula="of:=IF([.D94]&lt;&gt;&quot;&quot;;[.B94]-IntervalSec*[.A94];&quot;&quot;)">
            <text:p/>
          </table:table-cell>
          <table:table-cell table:formula="of:=IF(AND([.D93]&lt;&gt;&quot;&quot;;[.D93]+1&lt;[.$D$9]);[.D93]+1;&quot;&quot;)">
            <text:p/>
          </table:table-cell>
          <table:table-cell office:value-type="string">
            <text:p>|</text:p>
          </table:table-cell>
          <table:table-cell table:formula="of:=IF([.I94]&lt;&gt;&quot;&quot;;[.F93]+1;&quot;&quot;)">
            <text:p/>
          </table:table-cell>
          <table:table-cell table:formula="of:=IF([.I94]&lt;&gt;&quot;&quot;;TempoFrom+INDIRECT(ADDRESS(10+COUNTIF([.$B$11:.$B$73];&quot;&lt;=&quot;&amp;[.I94]);4))*Tick;&quot;&quot;)">
            <text:p/>
          </table:table-cell>
          <table:table-cell table:formula="of:=IF([.I94]&lt;&gt;&quot;&quot;;60/[.G94];&quot;&quot;)">
            <text:p/>
          </table:table-cell>
          <table:table-cell table:formula="of:=IF(AND([.I93]&lt;&gt;&quot;&quot;;[.I93]+[.H93]&lt;=RemainingFixed);[.I93]+[.H93];&quot;&quot;)">
            <text:p/>
          </table:table-cell>
          <table:table-cell/>
          <table:table-cell table:formula="of:=IF([.I94]&lt;&gt;&quot;&quot;;[.K93]+1;&quot;&quot;)">
            <text:p/>
          </table:table-cell>
          <table:table-cell office:value-type="string">
            <text:p>|</text:p>
          </table:table-cell>
          <table:table-cell table:formula="of:=IF(AND([.M93]&lt;&gt;&quot;&quot;;[.M93]+0.5&lt;=RemainingFixed);[.M93]+0.5;&quot;&quot;)">
            <text:p/>
          </table:table-cell>
          <table:table-cell table:formula="of:=IF([.M94]&lt;RemainingFixed;INDIRECT(ADDRESS(10+COUNTIF([.$B$11:.$B$72];&quot;&lt;=&quot;&amp;[.$M94]);4));&quot;&quot;)">
            <text:p/>
          </table:table-cell>
          <table:table-cell table:formula="of:=IF([.M94]&lt;RemainingFixed;INDIRECT(ADDRESS(10+COUNTIF([.$I$11:.$I$72];&quot;&lt;=&quot;&amp;[.$M94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84">
            <text:p>84</text:p>
          </table:table-cell>
          <table:table-cell table:formula="of:=IF(IntervalSecFixed*[.A95]&lt;=RemainingFixed;ABS(IntervalSecFixed*[.A95]);&quot;&quot;)">
            <text:p/>
          </table:table-cell>
          <table:table-cell table:formula="of:=IF([.D95]&lt;&gt;&quot;&quot;;[.B95]-IntervalSec*[.A95];&quot;&quot;)">
            <text:p/>
          </table:table-cell>
          <table:table-cell table:formula="of:=IF(AND([.D94]&lt;&gt;&quot;&quot;;[.D94]+1&lt;[.$D$9]);[.D94]+1;&quot;&quot;)">
            <text:p/>
          </table:table-cell>
          <table:table-cell office:value-type="string">
            <text:p>|</text:p>
          </table:table-cell>
          <table:table-cell table:formula="of:=IF([.I95]&lt;&gt;&quot;&quot;;[.F94]+1;&quot;&quot;)">
            <text:p/>
          </table:table-cell>
          <table:table-cell table:formula="of:=IF([.I95]&lt;&gt;&quot;&quot;;TempoFrom+INDIRECT(ADDRESS(10+COUNTIF([.$B$11:.$B$73];&quot;&lt;=&quot;&amp;[.I95]);4))*Tick;&quot;&quot;)">
            <text:p/>
          </table:table-cell>
          <table:table-cell table:formula="of:=IF([.I95]&lt;&gt;&quot;&quot;;60/[.G95];&quot;&quot;)">
            <text:p/>
          </table:table-cell>
          <table:table-cell table:formula="of:=IF(AND([.I94]&lt;&gt;&quot;&quot;;[.I94]+[.H94]&lt;=RemainingFixed);[.I94]+[.H94];&quot;&quot;)">
            <text:p/>
          </table:table-cell>
          <table:table-cell/>
          <table:table-cell table:formula="of:=IF([.I95]&lt;&gt;&quot;&quot;;[.K94]+1;&quot;&quot;)">
            <text:p/>
          </table:table-cell>
          <table:table-cell office:value-type="string">
            <text:p>|</text:p>
          </table:table-cell>
          <table:table-cell table:formula="of:=IF(AND([.M94]&lt;&gt;&quot;&quot;;[.M94]+0.5&lt;=RemainingFixed);[.M94]+0.5;&quot;&quot;)">
            <text:p/>
          </table:table-cell>
          <table:table-cell table:formula="of:=IF([.M95]&lt;RemainingFixed;INDIRECT(ADDRESS(10+COUNTIF([.$B$11:.$B$72];&quot;&lt;=&quot;&amp;[.$M95]);4));&quot;&quot;)">
            <text:p/>
          </table:table-cell>
          <table:table-cell table:formula="of:=IF([.M95]&lt;RemainingFixed;INDIRECT(ADDRESS(10+COUNTIF([.$I$11:.$I$72];&quot;&lt;=&quot;&amp;[.$M95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85">
            <text:p>85</text:p>
          </table:table-cell>
          <table:table-cell table:formula="of:=IF(IntervalSecFixed*[.A96]&lt;=RemainingFixed;ABS(IntervalSecFixed*[.A96]);&quot;&quot;)">
            <text:p/>
          </table:table-cell>
          <table:table-cell table:formula="of:=IF([.D96]&lt;&gt;&quot;&quot;;[.B96]-IntervalSec*[.A96];&quot;&quot;)">
            <text:p/>
          </table:table-cell>
          <table:table-cell table:formula="of:=IF(AND([.D95]&lt;&gt;&quot;&quot;;[.D95]+1&lt;[.$D$9]);[.D95]+1;&quot;&quot;)">
            <text:p/>
          </table:table-cell>
          <table:table-cell office:value-type="string">
            <text:p>|</text:p>
          </table:table-cell>
          <table:table-cell table:formula="of:=IF([.I96]&lt;&gt;&quot;&quot;;[.F95]+1;&quot;&quot;)">
            <text:p/>
          </table:table-cell>
          <table:table-cell table:formula="of:=IF([.I96]&lt;&gt;&quot;&quot;;TempoFrom+INDIRECT(ADDRESS(10+COUNTIF([.$B$11:.$B$73];&quot;&lt;=&quot;&amp;[.I96]);4))*Tick;&quot;&quot;)">
            <text:p/>
          </table:table-cell>
          <table:table-cell table:formula="of:=IF([.I96]&lt;&gt;&quot;&quot;;60/[.G96];&quot;&quot;)">
            <text:p/>
          </table:table-cell>
          <table:table-cell table:formula="of:=IF(AND([.I95]&lt;&gt;&quot;&quot;;[.I95]+[.H95]&lt;=RemainingFixed);[.I95]+[.H95];&quot;&quot;)">
            <text:p/>
          </table:table-cell>
          <table:table-cell/>
          <table:table-cell table:formula="of:=IF([.I96]&lt;&gt;&quot;&quot;;[.K95]+1;&quot;&quot;)">
            <text:p/>
          </table:table-cell>
          <table:table-cell office:value-type="string">
            <text:p>|</text:p>
          </table:table-cell>
          <table:table-cell table:formula="of:=IF(AND([.M95]&lt;&gt;&quot;&quot;;[.M95]+0.5&lt;=RemainingFixed);[.M95]+0.5;&quot;&quot;)">
            <text:p/>
          </table:table-cell>
          <table:table-cell table:formula="of:=IF([.M96]&lt;RemainingFixed;INDIRECT(ADDRESS(10+COUNTIF([.$B$11:.$B$72];&quot;&lt;=&quot;&amp;[.$M96]);4));&quot;&quot;)">
            <text:p/>
          </table:table-cell>
          <table:table-cell table:formula="of:=IF([.M96]&lt;RemainingFixed;INDIRECT(ADDRESS(10+COUNTIF([.$I$11:.$I$72];&quot;&lt;=&quot;&amp;[.$M96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86">
            <text:p>86</text:p>
          </table:table-cell>
          <table:table-cell table:formula="of:=IF(IntervalSecFixed*[.A97]&lt;=RemainingFixed;ABS(IntervalSecFixed*[.A97]);&quot;&quot;)">
            <text:p/>
          </table:table-cell>
          <table:table-cell table:formula="of:=IF([.D97]&lt;&gt;&quot;&quot;;[.B97]-IntervalSec*[.A97];&quot;&quot;)">
            <text:p/>
          </table:table-cell>
          <table:table-cell table:formula="of:=IF(AND([.D96]&lt;&gt;&quot;&quot;;[.D96]+1&lt;[.$D$9]);[.D96]+1;&quot;&quot;)">
            <text:p/>
          </table:table-cell>
          <table:table-cell office:value-type="string">
            <text:p>|</text:p>
          </table:table-cell>
          <table:table-cell table:formula="of:=IF([.I97]&lt;&gt;&quot;&quot;;[.F96]+1;&quot;&quot;)">
            <text:p/>
          </table:table-cell>
          <table:table-cell table:formula="of:=IF([.I97]&lt;&gt;&quot;&quot;;TempoFrom+INDIRECT(ADDRESS(10+COUNTIF([.$B$11:.$B$73];&quot;&lt;=&quot;&amp;[.I97]);4))*Tick;&quot;&quot;)">
            <text:p/>
          </table:table-cell>
          <table:table-cell table:formula="of:=IF([.I97]&lt;&gt;&quot;&quot;;60/[.G97];&quot;&quot;)">
            <text:p/>
          </table:table-cell>
          <table:table-cell table:formula="of:=IF(AND([.I96]&lt;&gt;&quot;&quot;;[.I96]+[.H96]&lt;=RemainingFixed);[.I96]+[.H96];&quot;&quot;)">
            <text:p/>
          </table:table-cell>
          <table:table-cell/>
          <table:table-cell table:formula="of:=IF([.I97]&lt;&gt;&quot;&quot;;[.K96]+1;&quot;&quot;)">
            <text:p/>
          </table:table-cell>
          <table:table-cell office:value-type="string">
            <text:p>|</text:p>
          </table:table-cell>
          <table:table-cell table:formula="of:=IF(AND([.M96]&lt;&gt;&quot;&quot;;[.M96]+0.5&lt;=RemainingFixed);[.M96]+0.5;&quot;&quot;)">
            <text:p/>
          </table:table-cell>
          <table:table-cell table:formula="of:=IF([.M97]&lt;RemainingFixed;INDIRECT(ADDRESS(10+COUNTIF([.$B$11:.$B$72];&quot;&lt;=&quot;&amp;[.$M97]);4));&quot;&quot;)">
            <text:p/>
          </table:table-cell>
          <table:table-cell table:formula="of:=IF([.M97]&lt;RemainingFixed;INDIRECT(ADDRESS(10+COUNTIF([.$I$11:.$I$72];&quot;&lt;=&quot;&amp;[.$M97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87">
            <text:p>87</text:p>
          </table:table-cell>
          <table:table-cell table:formula="of:=IF(IntervalSecFixed*[.A98]&lt;=RemainingFixed;ABS(IntervalSecFixed*[.A98]);&quot;&quot;)">
            <text:p/>
          </table:table-cell>
          <table:table-cell table:formula="of:=IF([.D98]&lt;&gt;&quot;&quot;;[.B98]-IntervalSec*[.A98];&quot;&quot;)">
            <text:p/>
          </table:table-cell>
          <table:table-cell table:formula="of:=IF(AND([.D97]&lt;&gt;&quot;&quot;;[.D97]+1&lt;[.$D$9]);[.D97]+1;&quot;&quot;)">
            <text:p/>
          </table:table-cell>
          <table:table-cell office:value-type="string">
            <text:p>|</text:p>
          </table:table-cell>
          <table:table-cell table:formula="of:=IF([.I98]&lt;&gt;&quot;&quot;;[.F97]+1;&quot;&quot;)">
            <text:p/>
          </table:table-cell>
          <table:table-cell table:formula="of:=IF([.I98]&lt;&gt;&quot;&quot;;TempoFrom+INDIRECT(ADDRESS(10+COUNTIF([.$B$11:.$B$73];&quot;&lt;=&quot;&amp;[.I98]);4))*Tick;&quot;&quot;)">
            <text:p/>
          </table:table-cell>
          <table:table-cell table:formula="of:=IF([.I98]&lt;&gt;&quot;&quot;;60/[.G98];&quot;&quot;)">
            <text:p/>
          </table:table-cell>
          <table:table-cell table:formula="of:=IF(AND([.I97]&lt;&gt;&quot;&quot;;[.I97]+[.H97]&lt;=RemainingFixed);[.I97]+[.H97];&quot;&quot;)">
            <text:p/>
          </table:table-cell>
          <table:table-cell/>
          <table:table-cell table:formula="of:=IF([.I98]&lt;&gt;&quot;&quot;;[.K97]+1;&quot;&quot;)">
            <text:p/>
          </table:table-cell>
          <table:table-cell office:value-type="string">
            <text:p>|</text:p>
          </table:table-cell>
          <table:table-cell table:formula="of:=IF(AND([.M97]&lt;&gt;&quot;&quot;;[.M97]+0.5&lt;=RemainingFixed);[.M97]+0.5;&quot;&quot;)">
            <text:p/>
          </table:table-cell>
          <table:table-cell table:formula="of:=IF([.M98]&lt;RemainingFixed;INDIRECT(ADDRESS(10+COUNTIF([.$B$11:.$B$72];&quot;&lt;=&quot;&amp;[.$M98]);4));&quot;&quot;)">
            <text:p/>
          </table:table-cell>
          <table:table-cell table:formula="of:=IF([.M98]&lt;RemainingFixed;INDIRECT(ADDRESS(10+COUNTIF([.$I$11:.$I$72];&quot;&lt;=&quot;&amp;[.$M98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88">
            <text:p>88</text:p>
          </table:table-cell>
          <table:table-cell table:formula="of:=IF(IntervalSecFixed*[.A99]&lt;=RemainingFixed;ABS(IntervalSecFixed*[.A99]);&quot;&quot;)">
            <text:p/>
          </table:table-cell>
          <table:table-cell table:formula="of:=IF([.D99]&lt;&gt;&quot;&quot;;[.B99]-IntervalSec*[.A99];&quot;&quot;)">
            <text:p/>
          </table:table-cell>
          <table:table-cell table:formula="of:=IF(AND([.D98]&lt;&gt;&quot;&quot;;[.D98]+1&lt;[.$D$9]);[.D98]+1;&quot;&quot;)">
            <text:p/>
          </table:table-cell>
          <table:table-cell office:value-type="string">
            <text:p>|</text:p>
          </table:table-cell>
          <table:table-cell table:formula="of:=IF([.I99]&lt;&gt;&quot;&quot;;[.F98]+1;&quot;&quot;)">
            <text:p/>
          </table:table-cell>
          <table:table-cell table:formula="of:=IF([.I99]&lt;&gt;&quot;&quot;;TempoFrom+INDIRECT(ADDRESS(10+COUNTIF([.$B$11:.$B$73];&quot;&lt;=&quot;&amp;[.I99]);4))*Tick;&quot;&quot;)">
            <text:p/>
          </table:table-cell>
          <table:table-cell table:formula="of:=IF([.I99]&lt;&gt;&quot;&quot;;60/[.G99];&quot;&quot;)">
            <text:p/>
          </table:table-cell>
          <table:table-cell table:formula="of:=IF(AND([.I98]&lt;&gt;&quot;&quot;;[.I98]+[.H98]&lt;=RemainingFixed);[.I98]+[.H98];&quot;&quot;)">
            <text:p/>
          </table:table-cell>
          <table:table-cell/>
          <table:table-cell table:formula="of:=IF([.I99]&lt;&gt;&quot;&quot;;[.K98]+1;&quot;&quot;)">
            <text:p/>
          </table:table-cell>
          <table:table-cell office:value-type="string">
            <text:p>|</text:p>
          </table:table-cell>
          <table:table-cell table:formula="of:=IF(AND([.M98]&lt;&gt;&quot;&quot;;[.M98]+0.5&lt;=RemainingFixed);[.M98]+0.5;&quot;&quot;)">
            <text:p/>
          </table:table-cell>
          <table:table-cell table:formula="of:=IF([.M99]&lt;RemainingFixed;INDIRECT(ADDRESS(10+COUNTIF([.$B$11:.$B$72];&quot;&lt;=&quot;&amp;[.$M99]);4));&quot;&quot;)">
            <text:p/>
          </table:table-cell>
          <table:table-cell table:formula="of:=IF([.M99]&lt;RemainingFixed;INDIRECT(ADDRESS(10+COUNTIF([.$I$11:.$I$72];&quot;&lt;=&quot;&amp;[.$M99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89">
            <text:p>89</text:p>
          </table:table-cell>
          <table:table-cell table:formula="of:=IF(IntervalSecFixed*[.A100]&lt;=RemainingFixed;ABS(IntervalSecFixed*[.A100]);&quot;&quot;)">
            <text:p/>
          </table:table-cell>
          <table:table-cell table:formula="of:=IF([.D100]&lt;&gt;&quot;&quot;;[.B100]-IntervalSec*[.A100];&quot;&quot;)">
            <text:p/>
          </table:table-cell>
          <table:table-cell table:formula="of:=IF(AND([.D99]&lt;&gt;&quot;&quot;;[.D99]+1&lt;[.$D$9]);[.D99]+1;&quot;&quot;)">
            <text:p/>
          </table:table-cell>
          <table:table-cell office:value-type="string">
            <text:p>|</text:p>
          </table:table-cell>
          <table:table-cell table:formula="of:=IF([.I100]&lt;&gt;&quot;&quot;;[.F99]+1;&quot;&quot;)">
            <text:p/>
          </table:table-cell>
          <table:table-cell table:formula="of:=IF([.I100]&lt;&gt;&quot;&quot;;TempoFrom+INDIRECT(ADDRESS(10+COUNTIF([.$B$11:.$B$73];&quot;&lt;=&quot;&amp;[.I100]);4))*Tick;&quot;&quot;)">
            <text:p/>
          </table:table-cell>
          <table:table-cell table:formula="of:=IF([.I100]&lt;&gt;&quot;&quot;;60/[.G100];&quot;&quot;)">
            <text:p/>
          </table:table-cell>
          <table:table-cell table:formula="of:=IF(AND([.I99]&lt;&gt;&quot;&quot;;[.I99]+[.H99]&lt;=RemainingFixed);[.I99]+[.H99];&quot;&quot;)">
            <text:p/>
          </table:table-cell>
          <table:table-cell/>
          <table:table-cell table:formula="of:=IF([.I100]&lt;&gt;&quot;&quot;;[.K99]+1;&quot;&quot;)">
            <text:p/>
          </table:table-cell>
          <table:table-cell office:value-type="string">
            <text:p>|</text:p>
          </table:table-cell>
          <table:table-cell table:formula="of:=IF(AND([.M99]&lt;&gt;&quot;&quot;;[.M99]+0.5&lt;=RemainingFixed);[.M99]+0.5;&quot;&quot;)">
            <text:p/>
          </table:table-cell>
          <table:table-cell table:formula="of:=IF([.M100]&lt;RemainingFixed;INDIRECT(ADDRESS(10+COUNTIF([.$B$11:.$B$72];&quot;&lt;=&quot;&amp;[.$M100]);4));&quot;&quot;)">
            <text:p/>
          </table:table-cell>
          <table:table-cell table:formula="of:=IF([.M100]&lt;RemainingFixed;INDIRECT(ADDRESS(10+COUNTIF([.$I$11:.$I$72];&quot;&lt;=&quot;&amp;[.$M100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90">
            <text:p>90</text:p>
          </table:table-cell>
          <table:table-cell table:formula="of:=IF(IntervalSecFixed*[.A101]&lt;=RemainingFixed;ABS(IntervalSecFixed*[.A101]);&quot;&quot;)">
            <text:p/>
          </table:table-cell>
          <table:table-cell table:formula="of:=IF([.D101]&lt;&gt;&quot;&quot;;[.B101]-IntervalSec*[.A101];&quot;&quot;)">
            <text:p/>
          </table:table-cell>
          <table:table-cell table:formula="of:=IF(AND([.D100]&lt;&gt;&quot;&quot;;[.D100]+1&lt;[.$D$9]);[.D100]+1;&quot;&quot;)">
            <text:p/>
          </table:table-cell>
          <table:table-cell office:value-type="string">
            <text:p>|</text:p>
          </table:table-cell>
          <table:table-cell table:formula="of:=IF([.I101]&lt;&gt;&quot;&quot;;[.F100]+1;&quot;&quot;)">
            <text:p/>
          </table:table-cell>
          <table:table-cell table:formula="of:=IF([.I101]&lt;&gt;&quot;&quot;;TempoFrom+INDIRECT(ADDRESS(10+COUNTIF([.$B$11:.$B$73];&quot;&lt;=&quot;&amp;[.I101]);4))*Tick;&quot;&quot;)">
            <text:p/>
          </table:table-cell>
          <table:table-cell table:formula="of:=IF([.I101]&lt;&gt;&quot;&quot;;60/[.G101];&quot;&quot;)">
            <text:p/>
          </table:table-cell>
          <table:table-cell table:formula="of:=IF(AND([.I100]&lt;&gt;&quot;&quot;;[.I100]+[.H100]&lt;=RemainingFixed);[.I100]+[.H100];&quot;&quot;)">
            <text:p/>
          </table:table-cell>
          <table:table-cell/>
          <table:table-cell table:formula="of:=IF([.I101]&lt;&gt;&quot;&quot;;[.K100]+1;&quot;&quot;)">
            <text:p/>
          </table:table-cell>
          <table:table-cell office:value-type="string">
            <text:p>|</text:p>
          </table:table-cell>
          <table:table-cell table:formula="of:=IF(AND([.M100]&lt;&gt;&quot;&quot;;[.M100]+0.5&lt;=RemainingFixed);[.M100]+0.5;&quot;&quot;)">
            <text:p/>
          </table:table-cell>
          <table:table-cell table:formula="of:=IF([.M101]&lt;RemainingFixed;INDIRECT(ADDRESS(10+COUNTIF([.$B$11:.$B$72];&quot;&lt;=&quot;&amp;[.$M101]);4));&quot;&quot;)">
            <text:p/>
          </table:table-cell>
          <table:table-cell table:formula="of:=IF([.M101]&lt;RemainingFixed;INDIRECT(ADDRESS(10+COUNTIF([.$I$11:.$I$72];&quot;&lt;=&quot;&amp;[.$M101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91">
            <text:p>91</text:p>
          </table:table-cell>
          <table:table-cell table:formula="of:=IF(IntervalSecFixed*[.A102]&lt;=RemainingFixed;ABS(IntervalSecFixed*[.A102]);&quot;&quot;)">
            <text:p/>
          </table:table-cell>
          <table:table-cell table:formula="of:=IF([.D102]&lt;&gt;&quot;&quot;;[.B102]-IntervalSec*[.A102];&quot;&quot;)">
            <text:p/>
          </table:table-cell>
          <table:table-cell table:formula="of:=IF(AND([.D101]&lt;&gt;&quot;&quot;;[.D101]+1&lt;[.$D$9]);[.D101]+1;&quot;&quot;)">
            <text:p/>
          </table:table-cell>
          <table:table-cell office:value-type="string">
            <text:p>|</text:p>
          </table:table-cell>
          <table:table-cell table:formula="of:=IF([.I102]&lt;&gt;&quot;&quot;;[.F101]+1;&quot;&quot;)">
            <text:p/>
          </table:table-cell>
          <table:table-cell table:formula="of:=IF([.I102]&lt;&gt;&quot;&quot;;TempoFrom+INDIRECT(ADDRESS(10+COUNTIF([.$B$11:.$B$73];&quot;&lt;=&quot;&amp;[.I102]);4))*Tick;&quot;&quot;)">
            <text:p/>
          </table:table-cell>
          <table:table-cell table:formula="of:=IF([.I102]&lt;&gt;&quot;&quot;;60/[.G102];&quot;&quot;)">
            <text:p/>
          </table:table-cell>
          <table:table-cell table:formula="of:=IF(AND([.I101]&lt;&gt;&quot;&quot;;[.I101]+[.H101]&lt;=RemainingFixed);[.I101]+[.H101];&quot;&quot;)">
            <text:p/>
          </table:table-cell>
          <table:table-cell/>
          <table:table-cell table:formula="of:=IF([.I102]&lt;&gt;&quot;&quot;;[.K101]+1;&quot;&quot;)">
            <text:p/>
          </table:table-cell>
          <table:table-cell office:value-type="string">
            <text:p>|</text:p>
          </table:table-cell>
          <table:table-cell table:formula="of:=IF(AND([.M101]&lt;&gt;&quot;&quot;;[.M101]+0.5&lt;=RemainingFixed);[.M101]+0.5;&quot;&quot;)">
            <text:p/>
          </table:table-cell>
          <table:table-cell table:formula="of:=IF([.M102]&lt;RemainingFixed;INDIRECT(ADDRESS(10+COUNTIF([.$B$11:.$B$72];&quot;&lt;=&quot;&amp;[.$M102]);4));&quot;&quot;)">
            <text:p/>
          </table:table-cell>
          <table:table-cell table:formula="of:=IF([.M102]&lt;RemainingFixed;INDIRECT(ADDRESS(10+COUNTIF([.$I$11:.$I$72];&quot;&lt;=&quot;&amp;[.$M102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92">
            <text:p>92</text:p>
          </table:table-cell>
          <table:table-cell table:formula="of:=IF(IntervalSecFixed*[.A103]&lt;=RemainingFixed;ABS(IntervalSecFixed*[.A103]);&quot;&quot;)">
            <text:p/>
          </table:table-cell>
          <table:table-cell table:formula="of:=IF([.D103]&lt;&gt;&quot;&quot;;[.B103]-IntervalSec*[.A103];&quot;&quot;)">
            <text:p/>
          </table:table-cell>
          <table:table-cell table:formula="of:=IF(AND([.D102]&lt;&gt;&quot;&quot;;[.D102]+1&lt;[.$D$9]);[.D102]+1;&quot;&quot;)">
            <text:p/>
          </table:table-cell>
          <table:table-cell office:value-type="string">
            <text:p>|</text:p>
          </table:table-cell>
          <table:table-cell table:formula="of:=IF([.I103]&lt;&gt;&quot;&quot;;[.F102]+1;&quot;&quot;)">
            <text:p/>
          </table:table-cell>
          <table:table-cell table:formula="of:=IF([.I103]&lt;&gt;&quot;&quot;;TempoFrom+INDIRECT(ADDRESS(10+COUNTIF([.$B$11:.$B$73];&quot;&lt;=&quot;&amp;[.I103]);4))*Tick;&quot;&quot;)">
            <text:p/>
          </table:table-cell>
          <table:table-cell table:formula="of:=IF([.I103]&lt;&gt;&quot;&quot;;60/[.G103];&quot;&quot;)">
            <text:p/>
          </table:table-cell>
          <table:table-cell table:formula="of:=IF(AND([.I102]&lt;&gt;&quot;&quot;;[.I102]+[.H102]&lt;=RemainingFixed);[.I102]+[.H102];&quot;&quot;)">
            <text:p/>
          </table:table-cell>
          <table:table-cell/>
          <table:table-cell table:formula="of:=IF([.I103]&lt;&gt;&quot;&quot;;[.K102]+1;&quot;&quot;)">
            <text:p/>
          </table:table-cell>
          <table:table-cell office:value-type="string">
            <text:p>|</text:p>
          </table:table-cell>
          <table:table-cell table:formula="of:=IF(AND([.M102]&lt;&gt;&quot;&quot;;[.M102]+0.5&lt;=RemainingFixed);[.M102]+0.5;&quot;&quot;)">
            <text:p/>
          </table:table-cell>
          <table:table-cell table:formula="of:=IF([.M103]&lt;RemainingFixed;INDIRECT(ADDRESS(10+COUNTIF([.$B$11:.$B$72];&quot;&lt;=&quot;&amp;[.$M103]);4));&quot;&quot;)">
            <text:p/>
          </table:table-cell>
          <table:table-cell table:formula="of:=IF([.M103]&lt;RemainingFixed;INDIRECT(ADDRESS(10+COUNTIF([.$I$11:.$I$72];&quot;&lt;=&quot;&amp;[.$M103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93">
            <text:p>93</text:p>
          </table:table-cell>
          <table:table-cell table:formula="of:=IF(IntervalSecFixed*[.A104]&lt;=RemainingFixed;ABS(IntervalSecFixed*[.A104]);&quot;&quot;)">
            <text:p/>
          </table:table-cell>
          <table:table-cell table:formula="of:=IF([.D104]&lt;&gt;&quot;&quot;;[.B104]-IntervalSec*[.A104];&quot;&quot;)">
            <text:p/>
          </table:table-cell>
          <table:table-cell table:formula="of:=IF(AND([.D103]&lt;&gt;&quot;&quot;;[.D103]+1&lt;[.$D$9]);[.D103]+1;&quot;&quot;)">
            <text:p/>
          </table:table-cell>
          <table:table-cell office:value-type="string">
            <text:p>|</text:p>
          </table:table-cell>
          <table:table-cell table:formula="of:=IF([.I104]&lt;&gt;&quot;&quot;;[.F103]+1;&quot;&quot;)">
            <text:p/>
          </table:table-cell>
          <table:table-cell table:formula="of:=IF([.I104]&lt;&gt;&quot;&quot;;TempoFrom+INDIRECT(ADDRESS(10+COUNTIF([.$B$11:.$B$73];&quot;&lt;=&quot;&amp;[.I104]);4))*Tick;&quot;&quot;)">
            <text:p/>
          </table:table-cell>
          <table:table-cell table:formula="of:=IF([.I104]&lt;&gt;&quot;&quot;;60/[.G104];&quot;&quot;)">
            <text:p/>
          </table:table-cell>
          <table:table-cell table:formula="of:=IF(AND([.I103]&lt;&gt;&quot;&quot;;[.I103]+[.H103]&lt;=RemainingFixed);[.I103]+[.H103];&quot;&quot;)">
            <text:p/>
          </table:table-cell>
          <table:table-cell/>
          <table:table-cell table:formula="of:=IF([.I104]&lt;&gt;&quot;&quot;;[.K103]+1;&quot;&quot;)">
            <text:p/>
          </table:table-cell>
          <table:table-cell office:value-type="string">
            <text:p>|</text:p>
          </table:table-cell>
          <table:table-cell table:formula="of:=IF(AND([.M103]&lt;&gt;&quot;&quot;;[.M103]+0.5&lt;=RemainingFixed);[.M103]+0.5;&quot;&quot;)">
            <text:p/>
          </table:table-cell>
          <table:table-cell table:formula="of:=IF([.M104]&lt;RemainingFixed;INDIRECT(ADDRESS(10+COUNTIF([.$B$11:.$B$72];&quot;&lt;=&quot;&amp;[.$M104]);4));&quot;&quot;)">
            <text:p/>
          </table:table-cell>
          <table:table-cell table:formula="of:=IF([.M104]&lt;RemainingFixed;INDIRECT(ADDRESS(10+COUNTIF([.$I$11:.$I$72];&quot;&lt;=&quot;&amp;[.$M104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94">
            <text:p>94</text:p>
          </table:table-cell>
          <table:table-cell table:formula="of:=IF(IntervalSecFixed*[.A105]&lt;=RemainingFixed;ABS(IntervalSecFixed*[.A105]);&quot;&quot;)">
            <text:p/>
          </table:table-cell>
          <table:table-cell table:formula="of:=IF([.D105]&lt;&gt;&quot;&quot;;[.B105]-IntervalSec*[.A105];&quot;&quot;)">
            <text:p/>
          </table:table-cell>
          <table:table-cell table:formula="of:=IF(AND([.D104]&lt;&gt;&quot;&quot;;[.D104]+1&lt;[.$D$9]);[.D104]+1;&quot;&quot;)">
            <text:p/>
          </table:table-cell>
          <table:table-cell office:value-type="string">
            <text:p>|</text:p>
          </table:table-cell>
          <table:table-cell table:formula="of:=IF([.I105]&lt;&gt;&quot;&quot;;[.F104]+1;&quot;&quot;)">
            <text:p/>
          </table:table-cell>
          <table:table-cell table:formula="of:=IF([.I105]&lt;&gt;&quot;&quot;;TempoFrom+INDIRECT(ADDRESS(10+COUNTIF([.$B$11:.$B$73];&quot;&lt;=&quot;&amp;[.I105]);4))*Tick;&quot;&quot;)">
            <text:p/>
          </table:table-cell>
          <table:table-cell table:formula="of:=IF([.I105]&lt;&gt;&quot;&quot;;60/[.G105];&quot;&quot;)">
            <text:p/>
          </table:table-cell>
          <table:table-cell table:formula="of:=IF(AND([.I104]&lt;&gt;&quot;&quot;;[.I104]+[.H104]&lt;=RemainingFixed);[.I104]+[.H104];&quot;&quot;)">
            <text:p/>
          </table:table-cell>
          <table:table-cell/>
          <table:table-cell table:formula="of:=IF([.I105]&lt;&gt;&quot;&quot;;[.K104]+1;&quot;&quot;)">
            <text:p/>
          </table:table-cell>
          <table:table-cell office:value-type="string">
            <text:p>|</text:p>
          </table:table-cell>
          <table:table-cell table:formula="of:=IF(AND([.M104]&lt;&gt;&quot;&quot;;[.M104]+0.5&lt;=RemainingFixed);[.M104]+0.5;&quot;&quot;)">
            <text:p/>
          </table:table-cell>
          <table:table-cell table:formula="of:=IF([.M105]&lt;RemainingFixed;INDIRECT(ADDRESS(10+COUNTIF([.$B$11:.$B$72];&quot;&lt;=&quot;&amp;[.$M105]);4));&quot;&quot;)">
            <text:p/>
          </table:table-cell>
          <table:table-cell table:formula="of:=IF([.M105]&lt;RemainingFixed;INDIRECT(ADDRESS(10+COUNTIF([.$I$11:.$I$72];&quot;&lt;=&quot;&amp;[.$M105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95">
            <text:p>95</text:p>
          </table:table-cell>
          <table:table-cell table:formula="of:=IF(IntervalSecFixed*[.A106]&lt;=RemainingFixed;ABS(IntervalSecFixed*[.A106]);&quot;&quot;)">
            <text:p/>
          </table:table-cell>
          <table:table-cell table:formula="of:=IF([.D106]&lt;&gt;&quot;&quot;;[.B106]-IntervalSec*[.A106];&quot;&quot;)">
            <text:p/>
          </table:table-cell>
          <table:table-cell table:formula="of:=IF(AND([.D105]&lt;&gt;&quot;&quot;;[.D105]+1&lt;[.$D$9]);[.D105]+1;&quot;&quot;)">
            <text:p/>
          </table:table-cell>
          <table:table-cell office:value-type="string">
            <text:p>|</text:p>
          </table:table-cell>
          <table:table-cell table:formula="of:=IF([.I106]&lt;&gt;&quot;&quot;;[.F105]+1;&quot;&quot;)">
            <text:p/>
          </table:table-cell>
          <table:table-cell table:formula="of:=IF([.I106]&lt;&gt;&quot;&quot;;TempoFrom+INDIRECT(ADDRESS(10+COUNTIF([.$B$11:.$B$73];&quot;&lt;=&quot;&amp;[.I106]);4))*Tick;&quot;&quot;)">
            <text:p/>
          </table:table-cell>
          <table:table-cell table:formula="of:=IF([.I106]&lt;&gt;&quot;&quot;;60/[.G106];&quot;&quot;)">
            <text:p/>
          </table:table-cell>
          <table:table-cell table:formula="of:=IF(AND([.I105]&lt;&gt;&quot;&quot;;[.I105]+[.H105]&lt;=RemainingFixed);[.I105]+[.H105];&quot;&quot;)">
            <text:p/>
          </table:table-cell>
          <table:table-cell/>
          <table:table-cell table:formula="of:=IF([.I106]&lt;&gt;&quot;&quot;;[.K105]+1;&quot;&quot;)">
            <text:p/>
          </table:table-cell>
          <table:table-cell office:value-type="string">
            <text:p>|</text:p>
          </table:table-cell>
          <table:table-cell table:formula="of:=IF(AND([.M105]&lt;&gt;&quot;&quot;;[.M105]+0.5&lt;=RemainingFixed);[.M105]+0.5;&quot;&quot;)">
            <text:p/>
          </table:table-cell>
          <table:table-cell table:formula="of:=IF([.M106]&lt;RemainingFixed;INDIRECT(ADDRESS(10+COUNTIF([.$B$11:.$B$72];&quot;&lt;=&quot;&amp;[.$M106]);4));&quot;&quot;)">
            <text:p/>
          </table:table-cell>
          <table:table-cell table:formula="of:=IF([.M106]&lt;RemainingFixed;INDIRECT(ADDRESS(10+COUNTIF([.$I$11:.$I$72];&quot;&lt;=&quot;&amp;[.$M106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96">
            <text:p>96</text:p>
          </table:table-cell>
          <table:table-cell table:formula="of:=IF(IntervalSecFixed*[.A107]&lt;=RemainingFixed;ABS(IntervalSecFixed*[.A107]);&quot;&quot;)">
            <text:p/>
          </table:table-cell>
          <table:table-cell table:formula="of:=IF([.D107]&lt;&gt;&quot;&quot;;[.B107]-IntervalSec*[.A107];&quot;&quot;)">
            <text:p/>
          </table:table-cell>
          <table:table-cell table:formula="of:=IF(AND([.D106]&lt;&gt;&quot;&quot;;[.D106]+1&lt;[.$D$9]);[.D106]+1;&quot;&quot;)">
            <text:p/>
          </table:table-cell>
          <table:table-cell office:value-type="string">
            <text:p>|</text:p>
          </table:table-cell>
          <table:table-cell table:formula="of:=IF([.I107]&lt;&gt;&quot;&quot;;[.F106]+1;&quot;&quot;)">
            <text:p/>
          </table:table-cell>
          <table:table-cell table:formula="of:=IF([.I107]&lt;&gt;&quot;&quot;;TempoFrom+INDIRECT(ADDRESS(10+COUNTIF([.$B$11:.$B$73];&quot;&lt;=&quot;&amp;[.I107]);4))*Tick;&quot;&quot;)">
            <text:p/>
          </table:table-cell>
          <table:table-cell table:formula="of:=IF([.I107]&lt;&gt;&quot;&quot;;60/[.G107];&quot;&quot;)">
            <text:p/>
          </table:table-cell>
          <table:table-cell table:formula="of:=IF(AND([.I106]&lt;&gt;&quot;&quot;;[.I106]+[.H106]&lt;=RemainingFixed);[.I106]+[.H106];&quot;&quot;)">
            <text:p/>
          </table:table-cell>
          <table:table-cell/>
          <table:table-cell table:formula="of:=IF([.I107]&lt;&gt;&quot;&quot;;[.K106]+1;&quot;&quot;)">
            <text:p/>
          </table:table-cell>
          <table:table-cell office:value-type="string">
            <text:p>|</text:p>
          </table:table-cell>
          <table:table-cell table:formula="of:=IF(AND([.M106]&lt;&gt;&quot;&quot;;[.M106]+0.5&lt;=RemainingFixed);[.M106]+0.5;&quot;&quot;)">
            <text:p/>
          </table:table-cell>
          <table:table-cell table:formula="of:=IF([.M107]&lt;RemainingFixed;INDIRECT(ADDRESS(10+COUNTIF([.$B$11:.$B$72];&quot;&lt;=&quot;&amp;[.$M107]);4));&quot;&quot;)">
            <text:p/>
          </table:table-cell>
          <table:table-cell table:formula="of:=IF([.M107]&lt;RemainingFixed;INDIRECT(ADDRESS(10+COUNTIF([.$I$11:.$I$72];&quot;&lt;=&quot;&amp;[.$M107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97">
            <text:p>97</text:p>
          </table:table-cell>
          <table:table-cell table:formula="of:=IF(IntervalSecFixed*[.A108]&lt;=RemainingFixed;ABS(IntervalSecFixed*[.A108]);&quot;&quot;)">
            <text:p/>
          </table:table-cell>
          <table:table-cell table:formula="of:=IF([.D108]&lt;&gt;&quot;&quot;;[.B108]-IntervalSec*[.A108];&quot;&quot;)">
            <text:p/>
          </table:table-cell>
          <table:table-cell table:formula="of:=IF(AND([.D107]&lt;&gt;&quot;&quot;;[.D107]+1&lt;[.$D$9]);[.D107]+1;&quot;&quot;)">
            <text:p/>
          </table:table-cell>
          <table:table-cell office:value-type="string">
            <text:p>|</text:p>
          </table:table-cell>
          <table:table-cell table:formula="of:=IF([.I108]&lt;&gt;&quot;&quot;;[.F107]+1;&quot;&quot;)">
            <text:p/>
          </table:table-cell>
          <table:table-cell table:formula="of:=IF([.I108]&lt;&gt;&quot;&quot;;TempoFrom+INDIRECT(ADDRESS(10+COUNTIF([.$B$11:.$B$73];&quot;&lt;=&quot;&amp;[.I108]);4))*Tick;&quot;&quot;)">
            <text:p/>
          </table:table-cell>
          <table:table-cell table:formula="of:=IF([.I108]&lt;&gt;&quot;&quot;;60/[.G108];&quot;&quot;)">
            <text:p/>
          </table:table-cell>
          <table:table-cell table:formula="of:=IF(AND([.I107]&lt;&gt;&quot;&quot;;[.I107]+[.H107]&lt;=RemainingFixed);[.I107]+[.H107];&quot;&quot;)">
            <text:p/>
          </table:table-cell>
          <table:table-cell/>
          <table:table-cell table:formula="of:=IF([.I108]&lt;&gt;&quot;&quot;;[.K107]+1;&quot;&quot;)">
            <text:p/>
          </table:table-cell>
          <table:table-cell office:value-type="string">
            <text:p>|</text:p>
          </table:table-cell>
          <table:table-cell table:formula="of:=IF(AND([.M107]&lt;&gt;&quot;&quot;;[.M107]+0.5&lt;=RemainingFixed);[.M107]+0.5;&quot;&quot;)">
            <text:p/>
          </table:table-cell>
          <table:table-cell table:formula="of:=IF([.M108]&lt;RemainingFixed;INDIRECT(ADDRESS(10+COUNTIF([.$B$11:.$B$72];&quot;&lt;=&quot;&amp;[.$M108]);4));&quot;&quot;)">
            <text:p/>
          </table:table-cell>
          <table:table-cell table:formula="of:=IF([.M108]&lt;RemainingFixed;INDIRECT(ADDRESS(10+COUNTIF([.$I$11:.$I$72];&quot;&lt;=&quot;&amp;[.$M108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98">
            <text:p>98</text:p>
          </table:table-cell>
          <table:table-cell table:formula="of:=IF(IntervalSecFixed*[.A109]&lt;=RemainingFixed;ABS(IntervalSecFixed*[.A109]);&quot;&quot;)">
            <text:p/>
          </table:table-cell>
          <table:table-cell table:formula="of:=IF([.D109]&lt;&gt;&quot;&quot;;[.B109]-IntervalSec*[.A109];&quot;&quot;)">
            <text:p/>
          </table:table-cell>
          <table:table-cell table:formula="of:=IF(AND([.D108]&lt;&gt;&quot;&quot;;[.D108]+1&lt;[.$D$9]);[.D108]+1;&quot;&quot;)">
            <text:p/>
          </table:table-cell>
          <table:table-cell office:value-type="string">
            <text:p>|</text:p>
          </table:table-cell>
          <table:table-cell table:formula="of:=IF([.I109]&lt;&gt;&quot;&quot;;[.F108]+1;&quot;&quot;)">
            <text:p/>
          </table:table-cell>
          <table:table-cell table:formula="of:=IF([.I109]&lt;&gt;&quot;&quot;;TempoFrom+INDIRECT(ADDRESS(10+COUNTIF([.$B$11:.$B$73];&quot;&lt;=&quot;&amp;[.I109]);4))*Tick;&quot;&quot;)">
            <text:p/>
          </table:table-cell>
          <table:table-cell table:formula="of:=IF([.I109]&lt;&gt;&quot;&quot;;60/[.G109];&quot;&quot;)">
            <text:p/>
          </table:table-cell>
          <table:table-cell table:formula="of:=IF(AND([.I108]&lt;&gt;&quot;&quot;;[.I108]+[.H108]&lt;=RemainingFixed);[.I108]+[.H108];&quot;&quot;)">
            <text:p/>
          </table:table-cell>
          <table:table-cell/>
          <table:table-cell table:formula="of:=IF([.I109]&lt;&gt;&quot;&quot;;[.K108]+1;&quot;&quot;)">
            <text:p/>
          </table:table-cell>
          <table:table-cell office:value-type="string">
            <text:p>|</text:p>
          </table:table-cell>
          <table:table-cell table:formula="of:=IF(AND([.M108]&lt;&gt;&quot;&quot;;[.M108]+0.5&lt;=RemainingFixed);[.M108]+0.5;&quot;&quot;)">
            <text:p/>
          </table:table-cell>
          <table:table-cell table:formula="of:=IF([.M109]&lt;RemainingFixed;INDIRECT(ADDRESS(10+COUNTIF([.$B$11:.$B$72];&quot;&lt;=&quot;&amp;[.$M109]);4));&quot;&quot;)">
            <text:p/>
          </table:table-cell>
          <table:table-cell table:formula="of:=IF([.M109]&lt;RemainingFixed;INDIRECT(ADDRESS(10+COUNTIF([.$I$11:.$I$72];&quot;&lt;=&quot;&amp;[.$M109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99">
            <text:p>99</text:p>
          </table:table-cell>
          <table:table-cell table:formula="of:=IF(IntervalSecFixed*[.A110]&lt;=RemainingFixed;ABS(IntervalSecFixed*[.A110]);&quot;&quot;)">
            <text:p/>
          </table:table-cell>
          <table:table-cell table:formula="of:=IF([.D110]&lt;&gt;&quot;&quot;;[.B110]-IntervalSec*[.A110];&quot;&quot;)">
            <text:p/>
          </table:table-cell>
          <table:table-cell table:formula="of:=IF(AND([.D109]&lt;&gt;&quot;&quot;;[.D109]+1&lt;[.$D$9]);[.D109]+1;&quot;&quot;)">
            <text:p/>
          </table:table-cell>
          <table:table-cell office:value-type="string">
            <text:p>|</text:p>
          </table:table-cell>
          <table:table-cell table:formula="of:=IF([.I110]&lt;&gt;&quot;&quot;;[.F109]+1;&quot;&quot;)">
            <text:p/>
          </table:table-cell>
          <table:table-cell table:formula="of:=IF([.I110]&lt;&gt;&quot;&quot;;TempoFrom+INDIRECT(ADDRESS(10+COUNTIF([.$B$11:.$B$73];&quot;&lt;=&quot;&amp;[.I110]);4))*Tick;&quot;&quot;)">
            <text:p/>
          </table:table-cell>
          <table:table-cell table:formula="of:=IF([.I110]&lt;&gt;&quot;&quot;;60/[.G110];&quot;&quot;)">
            <text:p/>
          </table:table-cell>
          <table:table-cell table:formula="of:=IF(AND([.I109]&lt;&gt;&quot;&quot;;[.I109]+[.H109]&lt;=RemainingFixed);[.I109]+[.H109];&quot;&quot;)">
            <text:p/>
          </table:table-cell>
          <table:table-cell/>
          <table:table-cell table:formula="of:=IF([.I110]&lt;&gt;&quot;&quot;;[.K109]+1;&quot;&quot;)">
            <text:p/>
          </table:table-cell>
          <table:table-cell office:value-type="string">
            <text:p>|</text:p>
          </table:table-cell>
          <table:table-cell table:formula="of:=IF(AND([.M109]&lt;&gt;&quot;&quot;;[.M109]+0.5&lt;=RemainingFixed);[.M109]+0.5;&quot;&quot;)">
            <text:p/>
          </table:table-cell>
          <table:table-cell table:formula="of:=IF([.M110]&lt;RemainingFixed;INDIRECT(ADDRESS(10+COUNTIF([.$B$11:.$B$72];&quot;&lt;=&quot;&amp;[.$M110]);4));&quot;&quot;)">
            <text:p/>
          </table:table-cell>
          <table:table-cell table:formula="of:=IF([.M110]&lt;RemainingFixed;INDIRECT(ADDRESS(10+COUNTIF([.$I$11:.$I$72];&quot;&lt;=&quot;&amp;[.$M110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00">
            <text:p>100</text:p>
          </table:table-cell>
          <table:table-cell table:formula="of:=IF(IntervalSecFixed*[.A111]&lt;=RemainingFixed;ABS(IntervalSecFixed*[.A111]);&quot;&quot;)">
            <text:p/>
          </table:table-cell>
          <table:table-cell table:formula="of:=IF([.D111]&lt;&gt;&quot;&quot;;[.B111]-IntervalSec*[.A111];&quot;&quot;)">
            <text:p/>
          </table:table-cell>
          <table:table-cell table:formula="of:=IF(AND([.D110]&lt;&gt;&quot;&quot;;[.D110]+1&lt;[.$D$9]);[.D110]+1;&quot;&quot;)">
            <text:p/>
          </table:table-cell>
          <table:table-cell office:value-type="string">
            <text:p>|</text:p>
          </table:table-cell>
          <table:table-cell table:formula="of:=IF([.I111]&lt;&gt;&quot;&quot;;[.F110]+1;&quot;&quot;)">
            <text:p/>
          </table:table-cell>
          <table:table-cell table:formula="of:=IF([.I111]&lt;&gt;&quot;&quot;;TempoFrom+INDIRECT(ADDRESS(10+COUNTIF([.$B$11:.$B$73];&quot;&lt;=&quot;&amp;[.I111]);4))*Tick;&quot;&quot;)">
            <text:p/>
          </table:table-cell>
          <table:table-cell table:formula="of:=IF([.I111]&lt;&gt;&quot;&quot;;60/[.G111];&quot;&quot;)">
            <text:p/>
          </table:table-cell>
          <table:table-cell table:formula="of:=IF(AND([.I110]&lt;&gt;&quot;&quot;;[.I110]+[.H110]&lt;=RemainingFixed);[.I110]+[.H110];&quot;&quot;)">
            <text:p/>
          </table:table-cell>
          <table:table-cell/>
          <table:table-cell table:formula="of:=IF([.I111]&lt;&gt;&quot;&quot;;[.K110]+1;&quot;&quot;)">
            <text:p/>
          </table:table-cell>
          <table:table-cell office:value-type="string">
            <text:p>|</text:p>
          </table:table-cell>
          <table:table-cell table:formula="of:=IF(AND([.M110]&lt;&gt;&quot;&quot;;[.M110]+0.5&lt;=RemainingFixed);[.M110]+0.5;&quot;&quot;)">
            <text:p/>
          </table:table-cell>
          <table:table-cell table:formula="of:=IF([.M111]&lt;RemainingFixed;INDIRECT(ADDRESS(10+COUNTIF([.$B$11:.$B$72];&quot;&lt;=&quot;&amp;[.$M111]);4));&quot;&quot;)">
            <text:p/>
          </table:table-cell>
          <table:table-cell table:formula="of:=IF([.M111]&lt;RemainingFixed;INDIRECT(ADDRESS(10+COUNTIF([.$I$11:.$I$72];&quot;&lt;=&quot;&amp;[.$M111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01">
            <text:p>101</text:p>
          </table:table-cell>
          <table:table-cell table:formula="of:=IF(IntervalSecFixed*[.A112]&lt;=RemainingFixed;ABS(IntervalSecFixed*[.A112]);&quot;&quot;)">
            <text:p/>
          </table:table-cell>
          <table:table-cell table:formula="of:=IF([.D112]&lt;&gt;&quot;&quot;;[.B112]-IntervalSec*[.A112];&quot;&quot;)">
            <text:p/>
          </table:table-cell>
          <table:table-cell table:formula="of:=IF(AND([.D111]&lt;&gt;&quot;&quot;;[.D111]+1&lt;[.$D$9]);[.D111]+1;&quot;&quot;)">
            <text:p/>
          </table:table-cell>
          <table:table-cell office:value-type="string">
            <text:p>|</text:p>
          </table:table-cell>
          <table:table-cell table:formula="of:=IF([.I112]&lt;&gt;&quot;&quot;;[.F111]+1;&quot;&quot;)">
            <text:p/>
          </table:table-cell>
          <table:table-cell table:formula="of:=IF([.I112]&lt;&gt;&quot;&quot;;TempoFrom+INDIRECT(ADDRESS(10+COUNTIF([.$B$11:.$B$73];&quot;&lt;=&quot;&amp;[.I112]);4))*Tick;&quot;&quot;)">
            <text:p/>
          </table:table-cell>
          <table:table-cell table:formula="of:=IF([.I112]&lt;&gt;&quot;&quot;;60/[.G112];&quot;&quot;)">
            <text:p/>
          </table:table-cell>
          <table:table-cell table:formula="of:=IF(AND([.I111]&lt;&gt;&quot;&quot;;[.I111]+[.H111]&lt;=RemainingFixed);[.I111]+[.H111];&quot;&quot;)">
            <text:p/>
          </table:table-cell>
          <table:table-cell/>
          <table:table-cell table:formula="of:=IF([.I112]&lt;&gt;&quot;&quot;;[.K111]+1;&quot;&quot;)">
            <text:p/>
          </table:table-cell>
          <table:table-cell office:value-type="string">
            <text:p>|</text:p>
          </table:table-cell>
          <table:table-cell table:formula="of:=IF(AND([.M111]&lt;&gt;&quot;&quot;;[.M111]+0.5&lt;=RemainingFixed);[.M111]+0.5;&quot;&quot;)">
            <text:p/>
          </table:table-cell>
          <table:table-cell table:formula="of:=IF([.M112]&lt;RemainingFixed;INDIRECT(ADDRESS(10+COUNTIF([.$B$11:.$B$72];&quot;&lt;=&quot;&amp;[.$M112]);4));&quot;&quot;)">
            <text:p/>
          </table:table-cell>
          <table:table-cell table:formula="of:=IF([.M112]&lt;RemainingFixed;INDIRECT(ADDRESS(10+COUNTIF([.$I$11:.$I$72];&quot;&lt;=&quot;&amp;[.$M112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02">
            <text:p>102</text:p>
          </table:table-cell>
          <table:table-cell table:formula="of:=IF(IntervalSecFixed*[.A113]&lt;=RemainingFixed;ABS(IntervalSecFixed*[.A113]);&quot;&quot;)">
            <text:p/>
          </table:table-cell>
          <table:table-cell table:formula="of:=IF([.D113]&lt;&gt;&quot;&quot;;[.B113]-IntervalSec*[.A113];&quot;&quot;)">
            <text:p/>
          </table:table-cell>
          <table:table-cell table:formula="of:=IF(AND([.D112]&lt;&gt;&quot;&quot;;[.D112]+1&lt;[.$D$9]);[.D112]+1;&quot;&quot;)">
            <text:p/>
          </table:table-cell>
          <table:table-cell office:value-type="string">
            <text:p>|</text:p>
          </table:table-cell>
          <table:table-cell table:formula="of:=IF([.I113]&lt;&gt;&quot;&quot;;[.F112]+1;&quot;&quot;)">
            <text:p/>
          </table:table-cell>
          <table:table-cell table:formula="of:=IF([.I113]&lt;&gt;&quot;&quot;;TempoFrom+INDIRECT(ADDRESS(10+COUNTIF([.$B$11:.$B$73];&quot;&lt;=&quot;&amp;[.I113]);4))*Tick;&quot;&quot;)">
            <text:p/>
          </table:table-cell>
          <table:table-cell table:formula="of:=IF([.I113]&lt;&gt;&quot;&quot;;60/[.G113];&quot;&quot;)">
            <text:p/>
          </table:table-cell>
          <table:table-cell table:formula="of:=IF(AND([.I112]&lt;&gt;&quot;&quot;;[.I112]+[.H112]&lt;=RemainingFixed);[.I112]+[.H112];&quot;&quot;)">
            <text:p/>
          </table:table-cell>
          <table:table-cell/>
          <table:table-cell table:formula="of:=IF([.I113]&lt;&gt;&quot;&quot;;[.K112]+1;&quot;&quot;)">
            <text:p/>
          </table:table-cell>
          <table:table-cell office:value-type="string">
            <text:p>|</text:p>
          </table:table-cell>
          <table:table-cell table:formula="of:=IF(AND([.M112]&lt;&gt;&quot;&quot;;[.M112]+0.5&lt;=RemainingFixed);[.M112]+0.5;&quot;&quot;)">
            <text:p/>
          </table:table-cell>
          <table:table-cell table:formula="of:=IF([.M113]&lt;RemainingFixed;INDIRECT(ADDRESS(10+COUNTIF([.$B$11:.$B$72];&quot;&lt;=&quot;&amp;[.$M113]);4));&quot;&quot;)">
            <text:p/>
          </table:table-cell>
          <table:table-cell table:formula="of:=IF([.M113]&lt;RemainingFixed;INDIRECT(ADDRESS(10+COUNTIF([.$I$11:.$I$72];&quot;&lt;=&quot;&amp;[.$M113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03">
            <text:p>103</text:p>
          </table:table-cell>
          <table:table-cell table:formula="of:=IF(IntervalSecFixed*[.A114]&lt;=RemainingFixed;ABS(IntervalSecFixed*[.A114]);&quot;&quot;)">
            <text:p/>
          </table:table-cell>
          <table:table-cell table:formula="of:=IF([.D114]&lt;&gt;&quot;&quot;;[.B114]-IntervalSec*[.A114];&quot;&quot;)">
            <text:p/>
          </table:table-cell>
          <table:table-cell table:formula="of:=IF(AND([.D113]&lt;&gt;&quot;&quot;;[.D113]+1&lt;[.$D$9]);[.D113]+1;&quot;&quot;)">
            <text:p/>
          </table:table-cell>
          <table:table-cell office:value-type="string">
            <text:p>|</text:p>
          </table:table-cell>
          <table:table-cell table:formula="of:=IF([.I114]&lt;&gt;&quot;&quot;;[.F113]+1;&quot;&quot;)">
            <text:p/>
          </table:table-cell>
          <table:table-cell table:formula="of:=IF([.I114]&lt;&gt;&quot;&quot;;TempoFrom+INDIRECT(ADDRESS(10+COUNTIF([.$B$11:.$B$73];&quot;&lt;=&quot;&amp;[.I114]);4))*Tick;&quot;&quot;)">
            <text:p/>
          </table:table-cell>
          <table:table-cell table:formula="of:=IF([.I114]&lt;&gt;&quot;&quot;;60/[.G114];&quot;&quot;)">
            <text:p/>
          </table:table-cell>
          <table:table-cell table:formula="of:=IF(AND([.I113]&lt;&gt;&quot;&quot;;[.I113]+[.H113]&lt;=RemainingFixed);[.I113]+[.H113];&quot;&quot;)">
            <text:p/>
          </table:table-cell>
          <table:table-cell/>
          <table:table-cell table:formula="of:=IF([.I114]&lt;&gt;&quot;&quot;;[.K113]+1;&quot;&quot;)">
            <text:p/>
          </table:table-cell>
          <table:table-cell office:value-type="string">
            <text:p>|</text:p>
          </table:table-cell>
          <table:table-cell table:formula="of:=IF(AND([.M113]&lt;&gt;&quot;&quot;;[.M113]+0.5&lt;=RemainingFixed);[.M113]+0.5;&quot;&quot;)">
            <text:p/>
          </table:table-cell>
          <table:table-cell table:formula="of:=IF([.M114]&lt;RemainingFixed;INDIRECT(ADDRESS(10+COUNTIF([.$B$11:.$B$72];&quot;&lt;=&quot;&amp;[.$M114]);4));&quot;&quot;)">
            <text:p/>
          </table:table-cell>
          <table:table-cell table:formula="of:=IF([.M114]&lt;RemainingFixed;INDIRECT(ADDRESS(10+COUNTIF([.$I$11:.$I$72];&quot;&lt;=&quot;&amp;[.$M114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04">
            <text:p>104</text:p>
          </table:table-cell>
          <table:table-cell table:formula="of:=IF(IntervalSecFixed*[.A115]&lt;=RemainingFixed;ABS(IntervalSecFixed*[.A115]);&quot;&quot;)">
            <text:p/>
          </table:table-cell>
          <table:table-cell table:formula="of:=IF([.D115]&lt;&gt;&quot;&quot;;[.B115]-IntervalSec*[.A115];&quot;&quot;)">
            <text:p/>
          </table:table-cell>
          <table:table-cell table:formula="of:=IF(AND([.D114]&lt;&gt;&quot;&quot;;[.D114]+1&lt;[.$D$9]);[.D114]+1;&quot;&quot;)">
            <text:p/>
          </table:table-cell>
          <table:table-cell office:value-type="string">
            <text:p>|</text:p>
          </table:table-cell>
          <table:table-cell table:formula="of:=IF([.I115]&lt;&gt;&quot;&quot;;[.F114]+1;&quot;&quot;)">
            <text:p/>
          </table:table-cell>
          <table:table-cell table:formula="of:=IF([.I115]&lt;&gt;&quot;&quot;;TempoFrom+INDIRECT(ADDRESS(10+COUNTIF([.$B$11:.$B$73];&quot;&lt;=&quot;&amp;[.I115]);4))*Tick;&quot;&quot;)">
            <text:p/>
          </table:table-cell>
          <table:table-cell table:formula="of:=IF([.I115]&lt;&gt;&quot;&quot;;60/[.G115];&quot;&quot;)">
            <text:p/>
          </table:table-cell>
          <table:table-cell table:formula="of:=IF(AND([.I114]&lt;&gt;&quot;&quot;;[.I114]+[.H114]&lt;=RemainingFixed);[.I114]+[.H114];&quot;&quot;)">
            <text:p/>
          </table:table-cell>
          <table:table-cell/>
          <table:table-cell table:formula="of:=IF([.I115]&lt;&gt;&quot;&quot;;[.K114]+1;&quot;&quot;)">
            <text:p/>
          </table:table-cell>
          <table:table-cell office:value-type="string">
            <text:p>|</text:p>
          </table:table-cell>
          <table:table-cell table:formula="of:=IF(AND([.M114]&lt;&gt;&quot;&quot;;[.M114]+0.5&lt;=RemainingFixed);[.M114]+0.5;&quot;&quot;)">
            <text:p/>
          </table:table-cell>
          <table:table-cell table:formula="of:=IF([.M115]&lt;RemainingFixed;INDIRECT(ADDRESS(10+COUNTIF([.$B$11:.$B$72];&quot;&lt;=&quot;&amp;[.$M115]);4));&quot;&quot;)">
            <text:p/>
          </table:table-cell>
          <table:table-cell table:formula="of:=IF([.M115]&lt;RemainingFixed;INDIRECT(ADDRESS(10+COUNTIF([.$I$11:.$I$72];&quot;&lt;=&quot;&amp;[.$M115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05">
            <text:p>105</text:p>
          </table:table-cell>
          <table:table-cell table:formula="of:=IF(IntervalSecFixed*[.A116]&lt;=RemainingFixed;ABS(IntervalSecFixed*[.A116]);&quot;&quot;)">
            <text:p/>
          </table:table-cell>
          <table:table-cell table:formula="of:=IF([.D116]&lt;&gt;&quot;&quot;;[.B116]-IntervalSec*[.A116];&quot;&quot;)">
            <text:p/>
          </table:table-cell>
          <table:table-cell table:formula="of:=IF(AND([.D115]&lt;&gt;&quot;&quot;;[.D115]+1&lt;[.$D$9]);[.D115]+1;&quot;&quot;)">
            <text:p/>
          </table:table-cell>
          <table:table-cell office:value-type="string">
            <text:p>|</text:p>
          </table:table-cell>
          <table:table-cell table:formula="of:=IF([.I116]&lt;&gt;&quot;&quot;;[.F115]+1;&quot;&quot;)">
            <text:p/>
          </table:table-cell>
          <table:table-cell table:formula="of:=IF([.I116]&lt;&gt;&quot;&quot;;TempoFrom+INDIRECT(ADDRESS(10+COUNTIF([.$B$11:.$B$73];&quot;&lt;=&quot;&amp;[.I116]);4))*Tick;&quot;&quot;)">
            <text:p/>
          </table:table-cell>
          <table:table-cell table:formula="of:=IF([.I116]&lt;&gt;&quot;&quot;;60/[.G116];&quot;&quot;)">
            <text:p/>
          </table:table-cell>
          <table:table-cell table:formula="of:=IF(AND([.I115]&lt;&gt;&quot;&quot;;[.I115]+[.H115]&lt;=RemainingFixed);[.I115]+[.H115];&quot;&quot;)">
            <text:p/>
          </table:table-cell>
          <table:table-cell/>
          <table:table-cell table:formula="of:=IF([.I116]&lt;&gt;&quot;&quot;;[.K115]+1;&quot;&quot;)">
            <text:p/>
          </table:table-cell>
          <table:table-cell office:value-type="string">
            <text:p>|</text:p>
          </table:table-cell>
          <table:table-cell table:formula="of:=IF(AND([.M115]&lt;&gt;&quot;&quot;;[.M115]+0.5&lt;=RemainingFixed);[.M115]+0.5;&quot;&quot;)">
            <text:p/>
          </table:table-cell>
          <table:table-cell table:formula="of:=IF([.M116]&lt;RemainingFixed;INDIRECT(ADDRESS(10+COUNTIF([.$B$11:.$B$72];&quot;&lt;=&quot;&amp;[.$M116]);4));&quot;&quot;)">
            <text:p/>
          </table:table-cell>
          <table:table-cell table:formula="of:=IF([.M116]&lt;RemainingFixed;INDIRECT(ADDRESS(10+COUNTIF([.$I$11:.$I$72];&quot;&lt;=&quot;&amp;[.$M116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06">
            <text:p>106</text:p>
          </table:table-cell>
          <table:table-cell table:formula="of:=IF(IntervalSecFixed*[.A117]&lt;=RemainingFixed;ABS(IntervalSecFixed*[.A117]);&quot;&quot;)">
            <text:p/>
          </table:table-cell>
          <table:table-cell table:formula="of:=IF([.D117]&lt;&gt;&quot;&quot;;[.B117]-IntervalSec*[.A117];&quot;&quot;)">
            <text:p/>
          </table:table-cell>
          <table:table-cell table:formula="of:=IF(AND([.D116]&lt;&gt;&quot;&quot;;[.D116]+1&lt;[.$D$9]);[.D116]+1;&quot;&quot;)">
            <text:p/>
          </table:table-cell>
          <table:table-cell office:value-type="string">
            <text:p>|</text:p>
          </table:table-cell>
          <table:table-cell table:formula="of:=IF([.I117]&lt;&gt;&quot;&quot;;[.F116]+1;&quot;&quot;)">
            <text:p/>
          </table:table-cell>
          <table:table-cell table:formula="of:=IF([.I117]&lt;&gt;&quot;&quot;;TempoFrom+INDIRECT(ADDRESS(10+COUNTIF([.$B$11:.$B$73];&quot;&lt;=&quot;&amp;[.I117]);4))*Tick;&quot;&quot;)">
            <text:p/>
          </table:table-cell>
          <table:table-cell table:formula="of:=IF([.I117]&lt;&gt;&quot;&quot;;60/[.G117];&quot;&quot;)">
            <text:p/>
          </table:table-cell>
          <table:table-cell table:formula="of:=IF(AND([.I116]&lt;&gt;&quot;&quot;;[.I116]+[.H116]&lt;=RemainingFixed);[.I116]+[.H116];&quot;&quot;)">
            <text:p/>
          </table:table-cell>
          <table:table-cell/>
          <table:table-cell table:formula="of:=IF([.I117]&lt;&gt;&quot;&quot;;[.K116]+1;&quot;&quot;)">
            <text:p/>
          </table:table-cell>
          <table:table-cell office:value-type="string">
            <text:p>|</text:p>
          </table:table-cell>
          <table:table-cell table:formula="of:=IF(AND([.M116]&lt;&gt;&quot;&quot;;[.M116]+0.5&lt;=RemainingFixed);[.M116]+0.5;&quot;&quot;)">
            <text:p/>
          </table:table-cell>
          <table:table-cell table:formula="of:=IF([.M117]&lt;RemainingFixed;INDIRECT(ADDRESS(10+COUNTIF([.$B$11:.$B$72];&quot;&lt;=&quot;&amp;[.$M117]);4));&quot;&quot;)">
            <text:p/>
          </table:table-cell>
          <table:table-cell table:formula="of:=IF([.M117]&lt;RemainingFixed;INDIRECT(ADDRESS(10+COUNTIF([.$I$11:.$I$72];&quot;&lt;=&quot;&amp;[.$M117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07">
            <text:p>107</text:p>
          </table:table-cell>
          <table:table-cell table:formula="of:=IF(IntervalSecFixed*[.A118]&lt;=RemainingFixed;ABS(IntervalSecFixed*[.A118]);&quot;&quot;)">
            <text:p/>
          </table:table-cell>
          <table:table-cell table:formula="of:=IF([.D118]&lt;&gt;&quot;&quot;;[.B118]-IntervalSec*[.A118];&quot;&quot;)">
            <text:p/>
          </table:table-cell>
          <table:table-cell table:formula="of:=IF(AND([.D117]&lt;&gt;&quot;&quot;;[.D117]+1&lt;[.$D$9]);[.D117]+1;&quot;&quot;)">
            <text:p/>
          </table:table-cell>
          <table:table-cell office:value-type="string">
            <text:p>|</text:p>
          </table:table-cell>
          <table:table-cell table:formula="of:=IF([.I118]&lt;&gt;&quot;&quot;;[.F117]+1;&quot;&quot;)">
            <text:p/>
          </table:table-cell>
          <table:table-cell table:formula="of:=IF([.I118]&lt;&gt;&quot;&quot;;TempoFrom+INDIRECT(ADDRESS(10+COUNTIF([.$B$11:.$B$73];&quot;&lt;=&quot;&amp;[.I118]);4))*Tick;&quot;&quot;)">
            <text:p/>
          </table:table-cell>
          <table:table-cell table:formula="of:=IF([.I118]&lt;&gt;&quot;&quot;;60/[.G118];&quot;&quot;)">
            <text:p/>
          </table:table-cell>
          <table:table-cell table:formula="of:=IF(AND([.I117]&lt;&gt;&quot;&quot;;[.I117]+[.H117]&lt;=RemainingFixed);[.I117]+[.H117];&quot;&quot;)">
            <text:p/>
          </table:table-cell>
          <table:table-cell/>
          <table:table-cell table:formula="of:=IF([.I118]&lt;&gt;&quot;&quot;;[.K117]+1;&quot;&quot;)">
            <text:p/>
          </table:table-cell>
          <table:table-cell office:value-type="string">
            <text:p>|</text:p>
          </table:table-cell>
          <table:table-cell table:formula="of:=IF(AND([.M117]&lt;&gt;&quot;&quot;;[.M117]+0.5&lt;=RemainingFixed);[.M117]+0.5;&quot;&quot;)">
            <text:p/>
          </table:table-cell>
          <table:table-cell table:formula="of:=IF([.M118]&lt;RemainingFixed;INDIRECT(ADDRESS(10+COUNTIF([.$B$11:.$B$72];&quot;&lt;=&quot;&amp;[.$M118]);4));&quot;&quot;)">
            <text:p/>
          </table:table-cell>
          <table:table-cell table:formula="of:=IF([.M118]&lt;RemainingFixed;INDIRECT(ADDRESS(10+COUNTIF([.$I$11:.$I$72];&quot;&lt;=&quot;&amp;[.$M118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08">
            <text:p>108</text:p>
          </table:table-cell>
          <table:table-cell table:formula="of:=IF(IntervalSecFixed*[.A119]&lt;=RemainingFixed;ABS(IntervalSecFixed*[.A119]);&quot;&quot;)">
            <text:p/>
          </table:table-cell>
          <table:table-cell table:formula="of:=IF([.D119]&lt;&gt;&quot;&quot;;[.B119]-IntervalSec*[.A119];&quot;&quot;)">
            <text:p/>
          </table:table-cell>
          <table:table-cell table:formula="of:=IF(AND([.D118]&lt;&gt;&quot;&quot;;[.D118]+1&lt;[.$D$9]);[.D118]+1;&quot;&quot;)">
            <text:p/>
          </table:table-cell>
          <table:table-cell office:value-type="string">
            <text:p>|</text:p>
          </table:table-cell>
          <table:table-cell table:formula="of:=IF([.I119]&lt;&gt;&quot;&quot;;[.F118]+1;&quot;&quot;)">
            <text:p/>
          </table:table-cell>
          <table:table-cell table:formula="of:=IF([.I119]&lt;&gt;&quot;&quot;;TempoFrom+INDIRECT(ADDRESS(10+COUNTIF([.$B$11:.$B$73];&quot;&lt;=&quot;&amp;[.I119]);4))*Tick;&quot;&quot;)">
            <text:p/>
          </table:table-cell>
          <table:table-cell table:formula="of:=IF([.I119]&lt;&gt;&quot;&quot;;60/[.G119];&quot;&quot;)">
            <text:p/>
          </table:table-cell>
          <table:table-cell table:formula="of:=IF(AND([.I118]&lt;&gt;&quot;&quot;;[.I118]+[.H118]&lt;=RemainingFixed);[.I118]+[.H118];&quot;&quot;)">
            <text:p/>
          </table:table-cell>
          <table:table-cell/>
          <table:table-cell table:formula="of:=IF([.I119]&lt;&gt;&quot;&quot;;[.K118]+1;&quot;&quot;)">
            <text:p/>
          </table:table-cell>
          <table:table-cell office:value-type="string">
            <text:p>|</text:p>
          </table:table-cell>
          <table:table-cell table:formula="of:=IF(AND([.M118]&lt;&gt;&quot;&quot;;[.M118]+0.5&lt;=RemainingFixed);[.M118]+0.5;&quot;&quot;)">
            <text:p/>
          </table:table-cell>
          <table:table-cell table:formula="of:=IF([.M119]&lt;RemainingFixed;INDIRECT(ADDRESS(10+COUNTIF([.$B$11:.$B$72];&quot;&lt;=&quot;&amp;[.$M119]);4));&quot;&quot;)">
            <text:p/>
          </table:table-cell>
          <table:table-cell table:formula="of:=IF([.M119]&lt;RemainingFixed;INDIRECT(ADDRESS(10+COUNTIF([.$I$11:.$I$72];&quot;&lt;=&quot;&amp;[.$M119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09">
            <text:p>109</text:p>
          </table:table-cell>
          <table:table-cell table:formula="of:=IF(IntervalSecFixed*[.A120]&lt;=RemainingFixed;ABS(IntervalSecFixed*[.A120]);&quot;&quot;)">
            <text:p/>
          </table:table-cell>
          <table:table-cell table:formula="of:=IF([.D120]&lt;&gt;&quot;&quot;;[.B120]-IntervalSec*[.A120];&quot;&quot;)">
            <text:p/>
          </table:table-cell>
          <table:table-cell table:formula="of:=IF(AND([.D119]&lt;&gt;&quot;&quot;;[.D119]+1&lt;[.$D$9]);[.D119]+1;&quot;&quot;)">
            <text:p/>
          </table:table-cell>
          <table:table-cell office:value-type="string">
            <text:p>|</text:p>
          </table:table-cell>
          <table:table-cell table:formula="of:=IF([.I120]&lt;&gt;&quot;&quot;;[.F119]+1;&quot;&quot;)">
            <text:p/>
          </table:table-cell>
          <table:table-cell table:formula="of:=IF([.I120]&lt;&gt;&quot;&quot;;TempoFrom+INDIRECT(ADDRESS(10+COUNTIF([.$B$11:.$B$73];&quot;&lt;=&quot;&amp;[.I120]);4))*Tick;&quot;&quot;)">
            <text:p/>
          </table:table-cell>
          <table:table-cell table:formula="of:=IF([.I120]&lt;&gt;&quot;&quot;;60/[.G120];&quot;&quot;)">
            <text:p/>
          </table:table-cell>
          <table:table-cell table:formula="of:=IF(AND([.I119]&lt;&gt;&quot;&quot;;[.I119]+[.H119]&lt;=RemainingFixed);[.I119]+[.H119];&quot;&quot;)">
            <text:p/>
          </table:table-cell>
          <table:table-cell/>
          <table:table-cell table:formula="of:=IF([.I120]&lt;&gt;&quot;&quot;;[.K119]+1;&quot;&quot;)">
            <text:p/>
          </table:table-cell>
          <table:table-cell office:value-type="string">
            <text:p>|</text:p>
          </table:table-cell>
          <table:table-cell table:formula="of:=IF(AND([.M119]&lt;&gt;&quot;&quot;;[.M119]+0.5&lt;=RemainingFixed);[.M119]+0.5;&quot;&quot;)">
            <text:p/>
          </table:table-cell>
          <table:table-cell table:formula="of:=IF([.M120]&lt;RemainingFixed;INDIRECT(ADDRESS(10+COUNTIF([.$B$11:.$B$72];&quot;&lt;=&quot;&amp;[.$M120]);4));&quot;&quot;)">
            <text:p/>
          </table:table-cell>
          <table:table-cell table:formula="of:=IF([.M120]&lt;RemainingFixed;INDIRECT(ADDRESS(10+COUNTIF([.$I$11:.$I$72];&quot;&lt;=&quot;&amp;[.$M120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10">
            <text:p>110</text:p>
          </table:table-cell>
          <table:table-cell table:formula="of:=IF(IntervalSecFixed*[.A121]&lt;=RemainingFixed;ABS(IntervalSecFixed*[.A121]);&quot;&quot;)">
            <text:p/>
          </table:table-cell>
          <table:table-cell table:formula="of:=IF([.D121]&lt;&gt;&quot;&quot;;[.B121]-IntervalSec*[.A121];&quot;&quot;)">
            <text:p/>
          </table:table-cell>
          <table:table-cell table:formula="of:=IF(AND([.D120]&lt;&gt;&quot;&quot;;[.D120]+1&lt;[.$D$9]);[.D120]+1;&quot;&quot;)">
            <text:p/>
          </table:table-cell>
          <table:table-cell office:value-type="string">
            <text:p>|</text:p>
          </table:table-cell>
          <table:table-cell table:formula="of:=IF([.I121]&lt;&gt;&quot;&quot;;[.F120]+1;&quot;&quot;)">
            <text:p/>
          </table:table-cell>
          <table:table-cell table:formula="of:=IF([.I121]&lt;&gt;&quot;&quot;;TempoFrom+INDIRECT(ADDRESS(10+COUNTIF([.$B$11:.$B$73];&quot;&lt;=&quot;&amp;[.I121]);4))*Tick;&quot;&quot;)">
            <text:p/>
          </table:table-cell>
          <table:table-cell table:formula="of:=IF([.I121]&lt;&gt;&quot;&quot;;60/[.G121];&quot;&quot;)">
            <text:p/>
          </table:table-cell>
          <table:table-cell table:formula="of:=IF(AND([.I120]&lt;&gt;&quot;&quot;;[.I120]+[.H120]&lt;=RemainingFixed);[.I120]+[.H120];&quot;&quot;)">
            <text:p/>
          </table:table-cell>
          <table:table-cell/>
          <table:table-cell table:formula="of:=IF([.I121]&lt;&gt;&quot;&quot;;[.K120]+1;&quot;&quot;)">
            <text:p/>
          </table:table-cell>
          <table:table-cell office:value-type="string">
            <text:p>|</text:p>
          </table:table-cell>
          <table:table-cell table:formula="of:=IF(AND([.M120]&lt;&gt;&quot;&quot;;[.M120]+0.5&lt;=RemainingFixed);[.M120]+0.5;&quot;&quot;)">
            <text:p/>
          </table:table-cell>
          <table:table-cell table:formula="of:=IF([.M121]&lt;RemainingFixed;INDIRECT(ADDRESS(10+COUNTIF([.$B$11:.$B$72];&quot;&lt;=&quot;&amp;[.$M121]);4));&quot;&quot;)">
            <text:p/>
          </table:table-cell>
          <table:table-cell table:formula="of:=IF([.M121]&lt;RemainingFixed;INDIRECT(ADDRESS(10+COUNTIF([.$I$11:.$I$72];&quot;&lt;=&quot;&amp;[.$M121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11">
            <text:p>111</text:p>
          </table:table-cell>
          <table:table-cell table:formula="of:=IF(IntervalSecFixed*[.A122]&lt;=RemainingFixed;ABS(IntervalSecFixed*[.A122]);&quot;&quot;)">
            <text:p/>
          </table:table-cell>
          <table:table-cell table:formula="of:=IF([.D122]&lt;&gt;&quot;&quot;;[.B122]-IntervalSec*[.A122];&quot;&quot;)">
            <text:p/>
          </table:table-cell>
          <table:table-cell table:formula="of:=IF(AND([.D121]&lt;&gt;&quot;&quot;;[.D121]+1&lt;[.$D$9]);[.D121]+1;&quot;&quot;)">
            <text:p/>
          </table:table-cell>
          <table:table-cell office:value-type="string">
            <text:p>|</text:p>
          </table:table-cell>
          <table:table-cell table:formula="of:=IF([.I122]&lt;&gt;&quot;&quot;;[.F121]+1;&quot;&quot;)">
            <text:p/>
          </table:table-cell>
          <table:table-cell table:formula="of:=IF([.I122]&lt;&gt;&quot;&quot;;TempoFrom+INDIRECT(ADDRESS(10+COUNTIF([.$B$11:.$B$73];&quot;&lt;=&quot;&amp;[.I122]);4))*Tick;&quot;&quot;)">
            <text:p/>
          </table:table-cell>
          <table:table-cell table:formula="of:=IF([.I122]&lt;&gt;&quot;&quot;;60/[.G122];&quot;&quot;)">
            <text:p/>
          </table:table-cell>
          <table:table-cell table:formula="of:=IF(AND([.I121]&lt;&gt;&quot;&quot;;[.I121]+[.H121]&lt;=RemainingFixed);[.I121]+[.H121];&quot;&quot;)">
            <text:p/>
          </table:table-cell>
          <table:table-cell/>
          <table:table-cell table:formula="of:=IF([.I122]&lt;&gt;&quot;&quot;;[.K121]+1;&quot;&quot;)">
            <text:p/>
          </table:table-cell>
          <table:table-cell office:value-type="string">
            <text:p>|</text:p>
          </table:table-cell>
          <table:table-cell table:formula="of:=IF(AND([.M121]&lt;&gt;&quot;&quot;;[.M121]+0.5&lt;=RemainingFixed);[.M121]+0.5;&quot;&quot;)">
            <text:p/>
          </table:table-cell>
          <table:table-cell table:formula="of:=IF([.M122]&lt;RemainingFixed;INDIRECT(ADDRESS(10+COUNTIF([.$B$11:.$B$72];&quot;&lt;=&quot;&amp;[.$M122]);4));&quot;&quot;)">
            <text:p/>
          </table:table-cell>
          <table:table-cell table:formula="of:=IF([.M122]&lt;RemainingFixed;INDIRECT(ADDRESS(10+COUNTIF([.$I$11:.$I$72];&quot;&lt;=&quot;&amp;[.$M122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12">
            <text:p>112</text:p>
          </table:table-cell>
          <table:table-cell table:formula="of:=IF(IntervalSecFixed*[.A123]&lt;=RemainingFixed;ABS(IntervalSecFixed*[.A123]);&quot;&quot;)">
            <text:p/>
          </table:table-cell>
          <table:table-cell table:formula="of:=IF([.D123]&lt;&gt;&quot;&quot;;[.B123]-IntervalSec*[.A123];&quot;&quot;)">
            <text:p/>
          </table:table-cell>
          <table:table-cell table:formula="of:=IF(AND([.D122]&lt;&gt;&quot;&quot;;[.D122]+1&lt;[.$D$9]);[.D122]+1;&quot;&quot;)">
            <text:p/>
          </table:table-cell>
          <table:table-cell office:value-type="string">
            <text:p>|</text:p>
          </table:table-cell>
          <table:table-cell table:formula="of:=IF([.I123]&lt;&gt;&quot;&quot;;[.F122]+1;&quot;&quot;)">
            <text:p/>
          </table:table-cell>
          <table:table-cell table:formula="of:=IF([.I123]&lt;&gt;&quot;&quot;;TempoFrom+INDIRECT(ADDRESS(10+COUNTIF([.$B$11:.$B$73];&quot;&lt;=&quot;&amp;[.I123]);4))*Tick;&quot;&quot;)">
            <text:p/>
          </table:table-cell>
          <table:table-cell table:formula="of:=IF([.I123]&lt;&gt;&quot;&quot;;60/[.G123];&quot;&quot;)">
            <text:p/>
          </table:table-cell>
          <table:table-cell table:formula="of:=IF(AND([.I122]&lt;&gt;&quot;&quot;;[.I122]+[.H122]&lt;=RemainingFixed);[.I122]+[.H122];&quot;&quot;)">
            <text:p/>
          </table:table-cell>
          <table:table-cell/>
          <table:table-cell table:formula="of:=IF([.I123]&lt;&gt;&quot;&quot;;[.K122]+1;&quot;&quot;)">
            <text:p/>
          </table:table-cell>
          <table:table-cell office:value-type="string">
            <text:p>|</text:p>
          </table:table-cell>
          <table:table-cell table:formula="of:=IF(AND([.M122]&lt;&gt;&quot;&quot;;[.M122]+0.5&lt;=RemainingFixed);[.M122]+0.5;&quot;&quot;)">
            <text:p/>
          </table:table-cell>
          <table:table-cell table:formula="of:=IF([.M123]&lt;RemainingFixed;INDIRECT(ADDRESS(10+COUNTIF([.$B$11:.$B$72];&quot;&lt;=&quot;&amp;[.$M123]);4));&quot;&quot;)">
            <text:p/>
          </table:table-cell>
          <table:table-cell table:formula="of:=IF([.M123]&lt;RemainingFixed;INDIRECT(ADDRESS(10+COUNTIF([.$I$11:.$I$72];&quot;&lt;=&quot;&amp;[.$M123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13">
            <text:p>113</text:p>
          </table:table-cell>
          <table:table-cell table:formula="of:=IF(IntervalSecFixed*[.A124]&lt;=RemainingFixed;ABS(IntervalSecFixed*[.A124]);&quot;&quot;)">
            <text:p/>
          </table:table-cell>
          <table:table-cell table:formula="of:=IF([.D124]&lt;&gt;&quot;&quot;;[.B124]-IntervalSec*[.A124];&quot;&quot;)">
            <text:p/>
          </table:table-cell>
          <table:table-cell table:formula="of:=IF(AND([.D123]&lt;&gt;&quot;&quot;;[.D123]+1&lt;[.$D$9]);[.D123]+1;&quot;&quot;)">
            <text:p/>
          </table:table-cell>
          <table:table-cell office:value-type="string">
            <text:p>|</text:p>
          </table:table-cell>
          <table:table-cell table:formula="of:=IF([.I124]&lt;&gt;&quot;&quot;;[.F123]+1;&quot;&quot;)">
            <text:p/>
          </table:table-cell>
          <table:table-cell table:formula="of:=IF([.I124]&lt;&gt;&quot;&quot;;TempoFrom+INDIRECT(ADDRESS(10+COUNTIF([.$B$11:.$B$73];&quot;&lt;=&quot;&amp;[.I124]);4))*Tick;&quot;&quot;)">
            <text:p/>
          </table:table-cell>
          <table:table-cell table:formula="of:=IF([.I124]&lt;&gt;&quot;&quot;;60/[.G124];&quot;&quot;)">
            <text:p/>
          </table:table-cell>
          <table:table-cell table:formula="of:=IF(AND([.I123]&lt;&gt;&quot;&quot;;[.I123]+[.H123]&lt;=RemainingFixed);[.I123]+[.H123];&quot;&quot;)">
            <text:p/>
          </table:table-cell>
          <table:table-cell/>
          <table:table-cell table:formula="of:=IF([.I124]&lt;&gt;&quot;&quot;;[.K123]+1;&quot;&quot;)">
            <text:p/>
          </table:table-cell>
          <table:table-cell office:value-type="string">
            <text:p>|</text:p>
          </table:table-cell>
          <table:table-cell table:formula="of:=IF(AND([.M123]&lt;&gt;&quot;&quot;;[.M123]+0.5&lt;=RemainingFixed);[.M123]+0.5;&quot;&quot;)">
            <text:p/>
          </table:table-cell>
          <table:table-cell table:formula="of:=IF([.M124]&lt;RemainingFixed;INDIRECT(ADDRESS(10+COUNTIF([.$B$11:.$B$72];&quot;&lt;=&quot;&amp;[.$M124]);4));&quot;&quot;)">
            <text:p/>
          </table:table-cell>
          <table:table-cell table:formula="of:=IF([.M124]&lt;RemainingFixed;INDIRECT(ADDRESS(10+COUNTIF([.$I$11:.$I$72];&quot;&lt;=&quot;&amp;[.$M124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14">
            <text:p>114</text:p>
          </table:table-cell>
          <table:table-cell table:formula="of:=IF(IntervalSecFixed*[.A125]&lt;=RemainingFixed;ABS(IntervalSecFixed*[.A125]);&quot;&quot;)">
            <text:p/>
          </table:table-cell>
          <table:table-cell table:formula="of:=IF([.D125]&lt;&gt;&quot;&quot;;[.B125]-IntervalSec*[.A125];&quot;&quot;)">
            <text:p/>
          </table:table-cell>
          <table:table-cell table:formula="of:=IF(AND([.D124]&lt;&gt;&quot;&quot;;[.D124]+1&lt;[.$D$9]);[.D124]+1;&quot;&quot;)">
            <text:p/>
          </table:table-cell>
          <table:table-cell office:value-type="string">
            <text:p>|</text:p>
          </table:table-cell>
          <table:table-cell table:formula="of:=IF([.I125]&lt;&gt;&quot;&quot;;[.F124]+1;&quot;&quot;)">
            <text:p/>
          </table:table-cell>
          <table:table-cell table:formula="of:=IF([.I125]&lt;&gt;&quot;&quot;;TempoFrom+INDIRECT(ADDRESS(10+COUNTIF([.$B$11:.$B$73];&quot;&lt;=&quot;&amp;[.I125]);4))*Tick;&quot;&quot;)">
            <text:p/>
          </table:table-cell>
          <table:table-cell table:formula="of:=IF([.I125]&lt;&gt;&quot;&quot;;60/[.G125];&quot;&quot;)">
            <text:p/>
          </table:table-cell>
          <table:table-cell table:formula="of:=IF(AND([.I124]&lt;&gt;&quot;&quot;;[.I124]+[.H124]&lt;=RemainingFixed);[.I124]+[.H124];&quot;&quot;)">
            <text:p/>
          </table:table-cell>
          <table:table-cell/>
          <table:table-cell table:formula="of:=IF([.I125]&lt;&gt;&quot;&quot;;[.K124]+1;&quot;&quot;)">
            <text:p/>
          </table:table-cell>
          <table:table-cell office:value-type="string">
            <text:p>|</text:p>
          </table:table-cell>
          <table:table-cell table:formula="of:=IF(AND([.M124]&lt;&gt;&quot;&quot;;[.M124]+0.5&lt;=RemainingFixed);[.M124]+0.5;&quot;&quot;)">
            <text:p/>
          </table:table-cell>
          <table:table-cell table:formula="of:=IF([.M125]&lt;RemainingFixed;INDIRECT(ADDRESS(10+COUNTIF([.$B$11:.$B$72];&quot;&lt;=&quot;&amp;[.$M125]);4));&quot;&quot;)">
            <text:p/>
          </table:table-cell>
          <table:table-cell table:formula="of:=IF([.M125]&lt;RemainingFixed;INDIRECT(ADDRESS(10+COUNTIF([.$I$11:.$I$72];&quot;&lt;=&quot;&amp;[.$M125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15">
            <text:p>115</text:p>
          </table:table-cell>
          <table:table-cell table:formula="of:=IF(IntervalSecFixed*[.A126]&lt;=RemainingFixed;ABS(IntervalSecFixed*[.A126]);&quot;&quot;)">
            <text:p/>
          </table:table-cell>
          <table:table-cell table:formula="of:=IF([.D126]&lt;&gt;&quot;&quot;;[.B126]-IntervalSec*[.A126];&quot;&quot;)">
            <text:p/>
          </table:table-cell>
          <table:table-cell table:formula="of:=IF(AND([.D125]&lt;&gt;&quot;&quot;;[.D125]+1&lt;[.$D$9]);[.D125]+1;&quot;&quot;)">
            <text:p/>
          </table:table-cell>
          <table:table-cell office:value-type="string">
            <text:p>|</text:p>
          </table:table-cell>
          <table:table-cell table:formula="of:=IF([.I126]&lt;&gt;&quot;&quot;;[.F125]+1;&quot;&quot;)">
            <text:p/>
          </table:table-cell>
          <table:table-cell table:formula="of:=IF([.I126]&lt;&gt;&quot;&quot;;TempoFrom+INDIRECT(ADDRESS(10+COUNTIF([.$B$11:.$B$73];&quot;&lt;=&quot;&amp;[.I126]);4))*Tick;&quot;&quot;)">
            <text:p/>
          </table:table-cell>
          <table:table-cell table:formula="of:=IF([.I126]&lt;&gt;&quot;&quot;;60/[.G126];&quot;&quot;)">
            <text:p/>
          </table:table-cell>
          <table:table-cell table:formula="of:=IF(AND([.I125]&lt;&gt;&quot;&quot;;[.I125]+[.H125]&lt;=RemainingFixed);[.I125]+[.H125];&quot;&quot;)">
            <text:p/>
          </table:table-cell>
          <table:table-cell/>
          <table:table-cell table:formula="of:=IF([.I126]&lt;&gt;&quot;&quot;;[.K125]+1;&quot;&quot;)">
            <text:p/>
          </table:table-cell>
          <table:table-cell office:value-type="string">
            <text:p>|</text:p>
          </table:table-cell>
          <table:table-cell table:formula="of:=IF(AND([.M125]&lt;&gt;&quot;&quot;;[.M125]+0.5&lt;=RemainingFixed);[.M125]+0.5;&quot;&quot;)">
            <text:p/>
          </table:table-cell>
          <table:table-cell table:formula="of:=IF([.M126]&lt;RemainingFixed;INDIRECT(ADDRESS(10+COUNTIF([.$B$11:.$B$72];&quot;&lt;=&quot;&amp;[.$M126]);4));&quot;&quot;)">
            <text:p/>
          </table:table-cell>
          <table:table-cell table:formula="of:=IF([.M126]&lt;RemainingFixed;INDIRECT(ADDRESS(10+COUNTIF([.$I$11:.$I$72];&quot;&lt;=&quot;&amp;[.$M126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16">
            <text:p>116</text:p>
          </table:table-cell>
          <table:table-cell table:formula="of:=IF(IntervalSecFixed*[.A127]&lt;=RemainingFixed;ABS(IntervalSecFixed*[.A127]);&quot;&quot;)">
            <text:p/>
          </table:table-cell>
          <table:table-cell table:formula="of:=IF([.D127]&lt;&gt;&quot;&quot;;[.B127]-IntervalSec*[.A127];&quot;&quot;)">
            <text:p/>
          </table:table-cell>
          <table:table-cell table:formula="of:=IF(AND([.D126]&lt;&gt;&quot;&quot;;[.D126]+1&lt;[.$D$9]);[.D126]+1;&quot;&quot;)">
            <text:p/>
          </table:table-cell>
          <table:table-cell office:value-type="string">
            <text:p>|</text:p>
          </table:table-cell>
          <table:table-cell table:formula="of:=IF([.I127]&lt;&gt;&quot;&quot;;[.F126]+1;&quot;&quot;)">
            <text:p/>
          </table:table-cell>
          <table:table-cell table:formula="of:=IF([.I127]&lt;&gt;&quot;&quot;;TempoFrom+INDIRECT(ADDRESS(10+COUNTIF([.$B$11:.$B$73];&quot;&lt;=&quot;&amp;[.I127]);4))*Tick;&quot;&quot;)">
            <text:p/>
          </table:table-cell>
          <table:table-cell table:formula="of:=IF([.I127]&lt;&gt;&quot;&quot;;60/[.G127];&quot;&quot;)">
            <text:p/>
          </table:table-cell>
          <table:table-cell table:formula="of:=IF(AND([.I126]&lt;&gt;&quot;&quot;;[.I126]+[.H126]&lt;=RemainingFixed);[.I126]+[.H126];&quot;&quot;)">
            <text:p/>
          </table:table-cell>
          <table:table-cell/>
          <table:table-cell table:formula="of:=IF([.I127]&lt;&gt;&quot;&quot;;[.K126]+1;&quot;&quot;)">
            <text:p/>
          </table:table-cell>
          <table:table-cell office:value-type="string">
            <text:p>|</text:p>
          </table:table-cell>
          <table:table-cell table:formula="of:=IF(AND([.M126]&lt;&gt;&quot;&quot;;[.M126]+0.5&lt;=RemainingFixed);[.M126]+0.5;&quot;&quot;)">
            <text:p/>
          </table:table-cell>
          <table:table-cell table:formula="of:=IF([.M127]&lt;RemainingFixed;INDIRECT(ADDRESS(10+COUNTIF([.$B$11:.$B$72];&quot;&lt;=&quot;&amp;[.$M127]);4));&quot;&quot;)">
            <text:p/>
          </table:table-cell>
          <table:table-cell table:formula="of:=IF([.M127]&lt;RemainingFixed;INDIRECT(ADDRESS(10+COUNTIF([.$I$11:.$I$72];&quot;&lt;=&quot;&amp;[.$M127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17">
            <text:p>117</text:p>
          </table:table-cell>
          <table:table-cell table:formula="of:=IF(IntervalSecFixed*[.A128]&lt;=RemainingFixed;ABS(IntervalSecFixed*[.A128]);&quot;&quot;)">
            <text:p/>
          </table:table-cell>
          <table:table-cell table:formula="of:=IF([.D128]&lt;&gt;&quot;&quot;;[.B128]-IntervalSec*[.A128];&quot;&quot;)">
            <text:p/>
          </table:table-cell>
          <table:table-cell table:formula="of:=IF(AND([.D127]&lt;&gt;&quot;&quot;;[.D127]+1&lt;[.$D$9]);[.D127]+1;&quot;&quot;)">
            <text:p/>
          </table:table-cell>
          <table:table-cell office:value-type="string">
            <text:p>|</text:p>
          </table:table-cell>
          <table:table-cell table:formula="of:=IF([.I128]&lt;&gt;&quot;&quot;;[.F127]+1;&quot;&quot;)">
            <text:p/>
          </table:table-cell>
          <table:table-cell table:formula="of:=IF([.I128]&lt;&gt;&quot;&quot;;TempoFrom+INDIRECT(ADDRESS(10+COUNTIF([.$B$11:.$B$73];&quot;&lt;=&quot;&amp;[.I128]);4))*Tick;&quot;&quot;)">
            <text:p/>
          </table:table-cell>
          <table:table-cell table:formula="of:=IF([.I128]&lt;&gt;&quot;&quot;;60/[.G128];&quot;&quot;)">
            <text:p/>
          </table:table-cell>
          <table:table-cell table:formula="of:=IF(AND([.I127]&lt;&gt;&quot;&quot;;[.I127]+[.H127]&lt;=RemainingFixed);[.I127]+[.H127];&quot;&quot;)">
            <text:p/>
          </table:table-cell>
          <table:table-cell/>
          <table:table-cell table:formula="of:=IF([.I128]&lt;&gt;&quot;&quot;;[.K127]+1;&quot;&quot;)">
            <text:p/>
          </table:table-cell>
          <table:table-cell office:value-type="string">
            <text:p>|</text:p>
          </table:table-cell>
          <table:table-cell table:formula="of:=IF(AND([.M127]&lt;&gt;&quot;&quot;;[.M127]+0.5&lt;=RemainingFixed);[.M127]+0.5;&quot;&quot;)">
            <text:p/>
          </table:table-cell>
          <table:table-cell table:formula="of:=IF([.M128]&lt;RemainingFixed;INDIRECT(ADDRESS(10+COUNTIF([.$B$11:.$B$72];&quot;&lt;=&quot;&amp;[.$M128]);4));&quot;&quot;)">
            <text:p/>
          </table:table-cell>
          <table:table-cell table:formula="of:=IF([.M128]&lt;RemainingFixed;INDIRECT(ADDRESS(10+COUNTIF([.$I$11:.$I$72];&quot;&lt;=&quot;&amp;[.$M128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18">
            <text:p>118</text:p>
          </table:table-cell>
          <table:table-cell table:formula="of:=IF(IntervalSecFixed*[.A129]&lt;=RemainingFixed;ABS(IntervalSecFixed*[.A129]);&quot;&quot;)">
            <text:p/>
          </table:table-cell>
          <table:table-cell table:formula="of:=IF([.D129]&lt;&gt;&quot;&quot;;[.B129]-IntervalSec*[.A129];&quot;&quot;)">
            <text:p/>
          </table:table-cell>
          <table:table-cell table:formula="of:=IF(AND([.D128]&lt;&gt;&quot;&quot;;[.D128]+1&lt;[.$D$9]);[.D128]+1;&quot;&quot;)">
            <text:p/>
          </table:table-cell>
          <table:table-cell office:value-type="string">
            <text:p>|</text:p>
          </table:table-cell>
          <table:table-cell table:formula="of:=IF([.I129]&lt;&gt;&quot;&quot;;[.F128]+1;&quot;&quot;)">
            <text:p/>
          </table:table-cell>
          <table:table-cell table:formula="of:=IF([.I129]&lt;&gt;&quot;&quot;;TempoFrom+INDIRECT(ADDRESS(10+COUNTIF([.$B$11:.$B$73];&quot;&lt;=&quot;&amp;[.I129]);4))*Tick;&quot;&quot;)">
            <text:p/>
          </table:table-cell>
          <table:table-cell table:formula="of:=IF([.I129]&lt;&gt;&quot;&quot;;60/[.G129];&quot;&quot;)">
            <text:p/>
          </table:table-cell>
          <table:table-cell table:formula="of:=IF(AND([.I128]&lt;&gt;&quot;&quot;;[.I128]+[.H128]&lt;=RemainingFixed);[.I128]+[.H128];&quot;&quot;)">
            <text:p/>
          </table:table-cell>
          <table:table-cell/>
          <table:table-cell table:formula="of:=IF([.I129]&lt;&gt;&quot;&quot;;[.K128]+1;&quot;&quot;)">
            <text:p/>
          </table:table-cell>
          <table:table-cell office:value-type="string">
            <text:p>|</text:p>
          </table:table-cell>
          <table:table-cell table:formula="of:=IF(AND([.M128]&lt;&gt;&quot;&quot;;[.M128]+0.5&lt;=RemainingFixed);[.M128]+0.5;&quot;&quot;)">
            <text:p/>
          </table:table-cell>
          <table:table-cell table:formula="of:=IF([.M129]&lt;RemainingFixed;INDIRECT(ADDRESS(10+COUNTIF([.$B$11:.$B$72];&quot;&lt;=&quot;&amp;[.$M129]);4));&quot;&quot;)">
            <text:p/>
          </table:table-cell>
          <table:table-cell table:formula="of:=IF([.M129]&lt;RemainingFixed;INDIRECT(ADDRESS(10+COUNTIF([.$I$11:.$I$72];&quot;&lt;=&quot;&amp;[.$M129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19">
            <text:p>119</text:p>
          </table:table-cell>
          <table:table-cell table:formula="of:=IF(IntervalSecFixed*[.A130]&lt;=RemainingFixed;ABS(IntervalSecFixed*[.A130]);&quot;&quot;)">
            <text:p/>
          </table:table-cell>
          <table:table-cell table:formula="of:=IF([.D130]&lt;&gt;&quot;&quot;;[.B130]-IntervalSec*[.A130];&quot;&quot;)">
            <text:p/>
          </table:table-cell>
          <table:table-cell table:formula="of:=IF(AND([.D129]&lt;&gt;&quot;&quot;;[.D129]+1&lt;[.$D$9]);[.D129]+1;&quot;&quot;)">
            <text:p/>
          </table:table-cell>
          <table:table-cell office:value-type="string">
            <text:p>|</text:p>
          </table:table-cell>
          <table:table-cell table:formula="of:=IF([.I130]&lt;&gt;&quot;&quot;;[.F129]+1;&quot;&quot;)">
            <text:p/>
          </table:table-cell>
          <table:table-cell table:formula="of:=IF([.I130]&lt;&gt;&quot;&quot;;TempoFrom+INDIRECT(ADDRESS(10+COUNTIF([.$B$11:.$B$73];&quot;&lt;=&quot;&amp;[.I130]);4))*Tick;&quot;&quot;)">
            <text:p/>
          </table:table-cell>
          <table:table-cell table:formula="of:=IF([.I130]&lt;&gt;&quot;&quot;;60/[.G130];&quot;&quot;)">
            <text:p/>
          </table:table-cell>
          <table:table-cell table:formula="of:=IF(AND([.I129]&lt;&gt;&quot;&quot;;[.I129]+[.H129]&lt;=RemainingFixed);[.I129]+[.H129];&quot;&quot;)">
            <text:p/>
          </table:table-cell>
          <table:table-cell/>
          <table:table-cell table:formula="of:=IF([.I130]&lt;&gt;&quot;&quot;;[.K129]+1;&quot;&quot;)">
            <text:p/>
          </table:table-cell>
          <table:table-cell office:value-type="string">
            <text:p>|</text:p>
          </table:table-cell>
          <table:table-cell table:formula="of:=IF(AND([.M129]&lt;&gt;&quot;&quot;;[.M129]+0.5&lt;=RemainingFixed);[.M129]+0.5;&quot;&quot;)">
            <text:p/>
          </table:table-cell>
          <table:table-cell table:formula="of:=IF([.M130]&lt;RemainingFixed;INDIRECT(ADDRESS(10+COUNTIF([.$B$11:.$B$72];&quot;&lt;=&quot;&amp;[.$M130]);4));&quot;&quot;)">
            <text:p/>
          </table:table-cell>
          <table:table-cell table:formula="of:=IF([.M130]&lt;RemainingFixed;INDIRECT(ADDRESS(10+COUNTIF([.$I$11:.$I$72];&quot;&lt;=&quot;&amp;[.$M130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20">
            <text:p>120</text:p>
          </table:table-cell>
          <table:table-cell table:formula="of:=IF(IntervalSecFixed*[.A131]&lt;=RemainingFixed;ABS(IntervalSecFixed*[.A131]);&quot;&quot;)">
            <text:p/>
          </table:table-cell>
          <table:table-cell table:formula="of:=IF([.D131]&lt;&gt;&quot;&quot;;[.B131]-IntervalSec*[.A131];&quot;&quot;)">
            <text:p/>
          </table:table-cell>
          <table:table-cell table:formula="of:=IF(AND([.D130]&lt;&gt;&quot;&quot;;[.D130]+1&lt;[.$D$9]);[.D130]+1;&quot;&quot;)">
            <text:p/>
          </table:table-cell>
          <table:table-cell office:value-type="string">
            <text:p>|</text:p>
          </table:table-cell>
          <table:table-cell table:formula="of:=IF([.I131]&lt;&gt;&quot;&quot;;[.F130]+1;&quot;&quot;)">
            <text:p/>
          </table:table-cell>
          <table:table-cell table:formula="of:=IF([.I131]&lt;&gt;&quot;&quot;;TempoFrom+INDIRECT(ADDRESS(10+COUNTIF([.$B$11:.$B$73];&quot;&lt;=&quot;&amp;[.I131]);4))*Tick;&quot;&quot;)">
            <text:p/>
          </table:table-cell>
          <table:table-cell table:formula="of:=IF([.I131]&lt;&gt;&quot;&quot;;60/[.G131];&quot;&quot;)">
            <text:p/>
          </table:table-cell>
          <table:table-cell table:formula="of:=IF(AND([.I130]&lt;&gt;&quot;&quot;;[.I130]+[.H130]&lt;=RemainingFixed);[.I130]+[.H130];&quot;&quot;)">
            <text:p/>
          </table:table-cell>
          <table:table-cell/>
          <table:table-cell table:formula="of:=IF([.I131]&lt;&gt;&quot;&quot;;[.K130]+1;&quot;&quot;)">
            <text:p/>
          </table:table-cell>
          <table:table-cell office:value-type="string">
            <text:p>|</text:p>
          </table:table-cell>
          <table:table-cell table:formula="of:=IF(AND([.M130]&lt;&gt;&quot;&quot;;[.M130]+0.5&lt;=RemainingFixed);[.M130]+0.5;&quot;&quot;)">
            <text:p/>
          </table:table-cell>
          <table:table-cell table:formula="of:=IF([.M131]&lt;RemainingFixed;INDIRECT(ADDRESS(10+COUNTIF([.$B$11:.$B$72];&quot;&lt;=&quot;&amp;[.$M131]);4));&quot;&quot;)">
            <text:p/>
          </table:table-cell>
          <table:table-cell table:formula="of:=IF([.M131]&lt;RemainingFixed;INDIRECT(ADDRESS(10+COUNTIF([.$I$11:.$I$72];&quot;&lt;=&quot;&amp;[.$M131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21">
            <text:p>121</text:p>
          </table:table-cell>
          <table:table-cell table:formula="of:=IF(IntervalSecFixed*[.A132]&lt;=RemainingFixed;ABS(IntervalSecFixed*[.A132]);&quot;&quot;)">
            <text:p/>
          </table:table-cell>
          <table:table-cell table:formula="of:=IF([.D132]&lt;&gt;&quot;&quot;;[.B132]-IntervalSec*[.A132];&quot;&quot;)">
            <text:p/>
          </table:table-cell>
          <table:table-cell table:formula="of:=IF(AND([.D131]&lt;&gt;&quot;&quot;;[.D131]+1&lt;[.$D$9]);[.D131]+1;&quot;&quot;)">
            <text:p/>
          </table:table-cell>
          <table:table-cell office:value-type="string">
            <text:p>|</text:p>
          </table:table-cell>
          <table:table-cell table:formula="of:=IF([.I132]&lt;&gt;&quot;&quot;;[.F131]+1;&quot;&quot;)">
            <text:p/>
          </table:table-cell>
          <table:table-cell table:formula="of:=IF([.I132]&lt;&gt;&quot;&quot;;TempoFrom+INDIRECT(ADDRESS(10+COUNTIF([.$B$11:.$B$73];&quot;&lt;=&quot;&amp;[.I132]);4))*Tick;&quot;&quot;)">
            <text:p/>
          </table:table-cell>
          <table:table-cell table:formula="of:=IF([.I132]&lt;&gt;&quot;&quot;;60/[.G132];&quot;&quot;)">
            <text:p/>
          </table:table-cell>
          <table:table-cell table:formula="of:=IF(AND([.I131]&lt;&gt;&quot;&quot;;[.I131]+[.H131]&lt;=RemainingFixed);[.I131]+[.H131];&quot;&quot;)">
            <text:p/>
          </table:table-cell>
          <table:table-cell/>
          <table:table-cell table:formula="of:=IF([.I132]&lt;&gt;&quot;&quot;;[.K131]+1;&quot;&quot;)">
            <text:p/>
          </table:table-cell>
          <table:table-cell office:value-type="string">
            <text:p>|</text:p>
          </table:table-cell>
          <table:table-cell table:formula="of:=IF(AND([.M131]&lt;&gt;&quot;&quot;;[.M131]+0.5&lt;=RemainingFixed);[.M131]+0.5;&quot;&quot;)">
            <text:p/>
          </table:table-cell>
          <table:table-cell table:formula="of:=IF([.M132]&lt;RemainingFixed;INDIRECT(ADDRESS(10+COUNTIF([.$B$11:.$B$72];&quot;&lt;=&quot;&amp;[.$M132]);4));&quot;&quot;)">
            <text:p/>
          </table:table-cell>
          <table:table-cell table:formula="of:=IF([.M132]&lt;RemainingFixed;INDIRECT(ADDRESS(10+COUNTIF([.$I$11:.$I$72];&quot;&lt;=&quot;&amp;[.$M132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22">
            <text:p>122</text:p>
          </table:table-cell>
          <table:table-cell table:formula="of:=IF(IntervalSecFixed*[.A133]&lt;=RemainingFixed;ABS(IntervalSecFixed*[.A133]);&quot;&quot;)">
            <text:p/>
          </table:table-cell>
          <table:table-cell table:formula="of:=IF([.D133]&lt;&gt;&quot;&quot;;[.B133]-IntervalSec*[.A133];&quot;&quot;)">
            <text:p/>
          </table:table-cell>
          <table:table-cell table:formula="of:=IF(AND([.D132]&lt;&gt;&quot;&quot;;[.D132]+1&lt;[.$D$9]);[.D132]+1;&quot;&quot;)">
            <text:p/>
          </table:table-cell>
          <table:table-cell office:value-type="string">
            <text:p>|</text:p>
          </table:table-cell>
          <table:table-cell table:formula="of:=IF([.I133]&lt;&gt;&quot;&quot;;[.F132]+1;&quot;&quot;)">
            <text:p/>
          </table:table-cell>
          <table:table-cell table:formula="of:=IF([.I133]&lt;&gt;&quot;&quot;;TempoFrom+INDIRECT(ADDRESS(10+COUNTIF([.$B$11:.$B$73];&quot;&lt;=&quot;&amp;[.I133]);4))*Tick;&quot;&quot;)">
            <text:p/>
          </table:table-cell>
          <table:table-cell table:formula="of:=IF([.I133]&lt;&gt;&quot;&quot;;60/[.G133];&quot;&quot;)">
            <text:p/>
          </table:table-cell>
          <table:table-cell table:formula="of:=IF(AND([.I132]&lt;&gt;&quot;&quot;;[.I132]+[.H132]&lt;=RemainingFixed);[.I132]+[.H132];&quot;&quot;)">
            <text:p/>
          </table:table-cell>
          <table:table-cell/>
          <table:table-cell table:formula="of:=IF([.I133]&lt;&gt;&quot;&quot;;[.K132]+1;&quot;&quot;)">
            <text:p/>
          </table:table-cell>
          <table:table-cell office:value-type="string">
            <text:p>|</text:p>
          </table:table-cell>
          <table:table-cell table:formula="of:=IF(AND([.M132]&lt;&gt;&quot;&quot;;[.M132]+0.5&lt;=RemainingFixed);[.M132]+0.5;&quot;&quot;)">
            <text:p/>
          </table:table-cell>
          <table:table-cell table:formula="of:=IF([.M133]&lt;RemainingFixed;INDIRECT(ADDRESS(10+COUNTIF([.$B$11:.$B$72];&quot;&lt;=&quot;&amp;[.$M133]);4));&quot;&quot;)">
            <text:p/>
          </table:table-cell>
          <table:table-cell table:formula="of:=IF([.M133]&lt;RemainingFixed;INDIRECT(ADDRESS(10+COUNTIF([.$I$11:.$I$72];&quot;&lt;=&quot;&amp;[.$M133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23">
            <text:p>123</text:p>
          </table:table-cell>
          <table:table-cell table:formula="of:=IF(IntervalSecFixed*[.A134]&lt;=RemainingFixed;ABS(IntervalSecFixed*[.A134]);&quot;&quot;)">
            <text:p/>
          </table:table-cell>
          <table:table-cell table:formula="of:=IF([.D134]&lt;&gt;&quot;&quot;;[.B134]-IntervalSec*[.A134];&quot;&quot;)">
            <text:p/>
          </table:table-cell>
          <table:table-cell table:formula="of:=IF(AND([.D133]&lt;&gt;&quot;&quot;;[.D133]+1&lt;[.$D$9]);[.D133]+1;&quot;&quot;)">
            <text:p/>
          </table:table-cell>
          <table:table-cell office:value-type="string">
            <text:p>|</text:p>
          </table:table-cell>
          <table:table-cell table:formula="of:=IF([.I134]&lt;&gt;&quot;&quot;;[.F133]+1;&quot;&quot;)">
            <text:p/>
          </table:table-cell>
          <table:table-cell table:formula="of:=IF([.I134]&lt;&gt;&quot;&quot;;TempoFrom+INDIRECT(ADDRESS(10+COUNTIF([.$B$11:.$B$73];&quot;&lt;=&quot;&amp;[.I134]);4))*Tick;&quot;&quot;)">
            <text:p/>
          </table:table-cell>
          <table:table-cell table:formula="of:=IF([.I134]&lt;&gt;&quot;&quot;;60/[.G134];&quot;&quot;)">
            <text:p/>
          </table:table-cell>
          <table:table-cell table:formula="of:=IF(AND([.I133]&lt;&gt;&quot;&quot;;[.I133]+[.H133]&lt;=RemainingFixed);[.I133]+[.H133];&quot;&quot;)">
            <text:p/>
          </table:table-cell>
          <table:table-cell/>
          <table:table-cell table:formula="of:=IF([.I134]&lt;&gt;&quot;&quot;;[.K133]+1;&quot;&quot;)">
            <text:p/>
          </table:table-cell>
          <table:table-cell office:value-type="string">
            <text:p>|</text:p>
          </table:table-cell>
          <table:table-cell table:formula="of:=IF(AND([.M133]&lt;&gt;&quot;&quot;;[.M133]+0.5&lt;=RemainingFixed);[.M133]+0.5;&quot;&quot;)">
            <text:p/>
          </table:table-cell>
          <table:table-cell table:formula="of:=IF([.M134]&lt;RemainingFixed;INDIRECT(ADDRESS(10+COUNTIF([.$B$11:.$B$72];&quot;&lt;=&quot;&amp;[.$M134]);4));&quot;&quot;)">
            <text:p/>
          </table:table-cell>
          <table:table-cell table:formula="of:=IF([.M134]&lt;RemainingFixed;INDIRECT(ADDRESS(10+COUNTIF([.$I$11:.$I$72];&quot;&lt;=&quot;&amp;[.$M134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24">
            <text:p>124</text:p>
          </table:table-cell>
          <table:table-cell table:formula="of:=IF(IntervalSecFixed*[.A135]&lt;=RemainingFixed;ABS(IntervalSecFixed*[.A135]);&quot;&quot;)">
            <text:p/>
          </table:table-cell>
          <table:table-cell table:formula="of:=IF([.D135]&lt;&gt;&quot;&quot;;[.B135]-IntervalSec*[.A135];&quot;&quot;)">
            <text:p/>
          </table:table-cell>
          <table:table-cell table:formula="of:=IF(AND([.D134]&lt;&gt;&quot;&quot;;[.D134]+1&lt;[.$D$9]);[.D134]+1;&quot;&quot;)">
            <text:p/>
          </table:table-cell>
          <table:table-cell office:value-type="string">
            <text:p>|</text:p>
          </table:table-cell>
          <table:table-cell table:formula="of:=IF([.I135]&lt;&gt;&quot;&quot;;[.F134]+1;&quot;&quot;)">
            <text:p/>
          </table:table-cell>
          <table:table-cell table:formula="of:=IF([.I135]&lt;&gt;&quot;&quot;;TempoFrom+INDIRECT(ADDRESS(10+COUNTIF([.$B$11:.$B$73];&quot;&lt;=&quot;&amp;[.I135]);4))*Tick;&quot;&quot;)">
            <text:p/>
          </table:table-cell>
          <table:table-cell table:formula="of:=IF([.I135]&lt;&gt;&quot;&quot;;60/[.G135];&quot;&quot;)">
            <text:p/>
          </table:table-cell>
          <table:table-cell table:formula="of:=IF(AND([.I134]&lt;&gt;&quot;&quot;;[.I134]+[.H134]&lt;=RemainingFixed);[.I134]+[.H134];&quot;&quot;)">
            <text:p/>
          </table:table-cell>
          <table:table-cell/>
          <table:table-cell table:formula="of:=IF([.I135]&lt;&gt;&quot;&quot;;[.K134]+1;&quot;&quot;)">
            <text:p/>
          </table:table-cell>
          <table:table-cell office:value-type="string">
            <text:p>|</text:p>
          </table:table-cell>
          <table:table-cell table:formula="of:=IF(AND([.M134]&lt;&gt;&quot;&quot;;[.M134]+0.5&lt;=RemainingFixed);[.M134]+0.5;&quot;&quot;)">
            <text:p/>
          </table:table-cell>
          <table:table-cell table:formula="of:=IF([.M135]&lt;RemainingFixed;INDIRECT(ADDRESS(10+COUNTIF([.$B$11:.$B$72];&quot;&lt;=&quot;&amp;[.$M135]);4));&quot;&quot;)">
            <text:p/>
          </table:table-cell>
          <table:table-cell table:formula="of:=IF([.M135]&lt;RemainingFixed;INDIRECT(ADDRESS(10+COUNTIF([.$I$11:.$I$72];&quot;&lt;=&quot;&amp;[.$M135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25">
            <text:p>125</text:p>
          </table:table-cell>
          <table:table-cell table:formula="of:=IF(IntervalSecFixed*[.A136]&lt;=RemainingFixed;ABS(IntervalSecFixed*[.A136]);&quot;&quot;)">
            <text:p/>
          </table:table-cell>
          <table:table-cell table:formula="of:=IF([.D136]&lt;&gt;&quot;&quot;;[.B136]-IntervalSec*[.A136];&quot;&quot;)">
            <text:p/>
          </table:table-cell>
          <table:table-cell table:formula="of:=IF(AND([.D135]&lt;&gt;&quot;&quot;;[.D135]+1&lt;[.$D$9]);[.D135]+1;&quot;&quot;)">
            <text:p/>
          </table:table-cell>
          <table:table-cell office:value-type="string">
            <text:p>|</text:p>
          </table:table-cell>
          <table:table-cell table:formula="of:=IF([.I136]&lt;&gt;&quot;&quot;;[.F135]+1;&quot;&quot;)">
            <text:p/>
          </table:table-cell>
          <table:table-cell table:formula="of:=IF([.I136]&lt;&gt;&quot;&quot;;TempoFrom+INDIRECT(ADDRESS(10+COUNTIF([.$B$11:.$B$73];&quot;&lt;=&quot;&amp;[.I136]);4))*Tick;&quot;&quot;)">
            <text:p/>
          </table:table-cell>
          <table:table-cell table:formula="of:=IF([.I136]&lt;&gt;&quot;&quot;;60/[.G136];&quot;&quot;)">
            <text:p/>
          </table:table-cell>
          <table:table-cell table:formula="of:=IF(AND([.I135]&lt;&gt;&quot;&quot;;[.I135]+[.H135]&lt;=RemainingFixed);[.I135]+[.H135];&quot;&quot;)">
            <text:p/>
          </table:table-cell>
          <table:table-cell/>
          <table:table-cell table:formula="of:=IF([.I136]&lt;&gt;&quot;&quot;;[.K135]+1;&quot;&quot;)">
            <text:p/>
          </table:table-cell>
          <table:table-cell office:value-type="string">
            <text:p>|</text:p>
          </table:table-cell>
          <table:table-cell table:formula="of:=IF(AND([.M135]&lt;&gt;&quot;&quot;;[.M135]+0.5&lt;=RemainingFixed);[.M135]+0.5;&quot;&quot;)">
            <text:p/>
          </table:table-cell>
          <table:table-cell table:formula="of:=IF([.M136]&lt;RemainingFixed;INDIRECT(ADDRESS(10+COUNTIF([.$B$11:.$B$72];&quot;&lt;=&quot;&amp;[.$M136]);4));&quot;&quot;)">
            <text:p/>
          </table:table-cell>
          <table:table-cell table:formula="of:=IF([.M136]&lt;RemainingFixed;INDIRECT(ADDRESS(10+COUNTIF([.$I$11:.$I$72];&quot;&lt;=&quot;&amp;[.$M136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26">
            <text:p>126</text:p>
          </table:table-cell>
          <table:table-cell table:formula="of:=IF(IntervalSecFixed*[.A137]&lt;=RemainingFixed;ABS(IntervalSecFixed*[.A137]);&quot;&quot;)">
            <text:p/>
          </table:table-cell>
          <table:table-cell table:formula="of:=IF([.D137]&lt;&gt;&quot;&quot;;[.B137]-IntervalSec*[.A137];&quot;&quot;)">
            <text:p/>
          </table:table-cell>
          <table:table-cell table:formula="of:=IF(AND([.D136]&lt;&gt;&quot;&quot;;[.D136]+1&lt;[.$D$9]);[.D136]+1;&quot;&quot;)">
            <text:p/>
          </table:table-cell>
          <table:table-cell office:value-type="string">
            <text:p>|</text:p>
          </table:table-cell>
          <table:table-cell table:formula="of:=IF([.I137]&lt;&gt;&quot;&quot;;[.F136]+1;&quot;&quot;)">
            <text:p/>
          </table:table-cell>
          <table:table-cell table:formula="of:=IF([.I137]&lt;&gt;&quot;&quot;;TempoFrom+INDIRECT(ADDRESS(10+COUNTIF([.$B$11:.$B$73];&quot;&lt;=&quot;&amp;[.I137]);4))*Tick;&quot;&quot;)">
            <text:p/>
          </table:table-cell>
          <table:table-cell table:formula="of:=IF([.I137]&lt;&gt;&quot;&quot;;60/[.G137];&quot;&quot;)">
            <text:p/>
          </table:table-cell>
          <table:table-cell table:formula="of:=IF(AND([.I136]&lt;&gt;&quot;&quot;;[.I136]+[.H136]&lt;=RemainingFixed);[.I136]+[.H136];&quot;&quot;)">
            <text:p/>
          </table:table-cell>
          <table:table-cell/>
          <table:table-cell table:formula="of:=IF([.I137]&lt;&gt;&quot;&quot;;[.K136]+1;&quot;&quot;)">
            <text:p/>
          </table:table-cell>
          <table:table-cell office:value-type="string">
            <text:p>|</text:p>
          </table:table-cell>
          <table:table-cell table:formula="of:=IF(AND([.M136]&lt;&gt;&quot;&quot;;[.M136]+0.5&lt;=RemainingFixed);[.M136]+0.5;&quot;&quot;)">
            <text:p/>
          </table:table-cell>
          <table:table-cell table:formula="of:=IF([.M137]&lt;RemainingFixed;INDIRECT(ADDRESS(10+COUNTIF([.$B$11:.$B$72];&quot;&lt;=&quot;&amp;[.$M137]);4));&quot;&quot;)">
            <text:p/>
          </table:table-cell>
          <table:table-cell table:formula="of:=IF([.M137]&lt;RemainingFixed;INDIRECT(ADDRESS(10+COUNTIF([.$I$11:.$I$72];&quot;&lt;=&quot;&amp;[.$M137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27">
            <text:p>127</text:p>
          </table:table-cell>
          <table:table-cell table:formula="of:=IF(IntervalSecFixed*[.A138]&lt;=RemainingFixed;ABS(IntervalSecFixed*[.A138]);&quot;&quot;)">
            <text:p/>
          </table:table-cell>
          <table:table-cell table:formula="of:=IF([.D138]&lt;&gt;&quot;&quot;;[.B138]-IntervalSec*[.A138];&quot;&quot;)">
            <text:p/>
          </table:table-cell>
          <table:table-cell table:formula="of:=IF(AND([.D137]&lt;&gt;&quot;&quot;;[.D137]+1&lt;[.$D$9]);[.D137]+1;&quot;&quot;)">
            <text:p/>
          </table:table-cell>
          <table:table-cell office:value-type="string">
            <text:p>|</text:p>
          </table:table-cell>
          <table:table-cell table:formula="of:=IF([.I138]&lt;&gt;&quot;&quot;;[.F137]+1;&quot;&quot;)">
            <text:p/>
          </table:table-cell>
          <table:table-cell table:formula="of:=IF([.I138]&lt;&gt;&quot;&quot;;TempoFrom+INDIRECT(ADDRESS(10+COUNTIF([.$B$11:.$B$73];&quot;&lt;=&quot;&amp;[.I138]);4))*Tick;&quot;&quot;)">
            <text:p/>
          </table:table-cell>
          <table:table-cell table:formula="of:=IF([.I138]&lt;&gt;&quot;&quot;;60/[.G138];&quot;&quot;)">
            <text:p/>
          </table:table-cell>
          <table:table-cell table:formula="of:=IF(AND([.I137]&lt;&gt;&quot;&quot;;[.I137]+[.H137]&lt;=RemainingFixed);[.I137]+[.H137];&quot;&quot;)">
            <text:p/>
          </table:table-cell>
          <table:table-cell/>
          <table:table-cell table:formula="of:=IF([.I138]&lt;&gt;&quot;&quot;;[.K137]+1;&quot;&quot;)">
            <text:p/>
          </table:table-cell>
          <table:table-cell office:value-type="string">
            <text:p>|</text:p>
          </table:table-cell>
          <table:table-cell table:formula="of:=IF(AND([.M137]&lt;&gt;&quot;&quot;;[.M137]+0.5&lt;=RemainingFixed);[.M137]+0.5;&quot;&quot;)">
            <text:p/>
          </table:table-cell>
          <table:table-cell table:formula="of:=IF([.M138]&lt;RemainingFixed;INDIRECT(ADDRESS(10+COUNTIF([.$B$11:.$B$72];&quot;&lt;=&quot;&amp;[.$M138]);4));&quot;&quot;)">
            <text:p/>
          </table:table-cell>
          <table:table-cell table:formula="of:=IF([.M138]&lt;RemainingFixed;INDIRECT(ADDRESS(10+COUNTIF([.$I$11:.$I$72];&quot;&lt;=&quot;&amp;[.$M138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28">
            <text:p>128</text:p>
          </table:table-cell>
          <table:table-cell table:formula="of:=IF(IntervalSecFixed*[.A139]&lt;=RemainingFixed;ABS(IntervalSecFixed*[.A139]);&quot;&quot;)">
            <text:p/>
          </table:table-cell>
          <table:table-cell table:formula="of:=IF([.D139]&lt;&gt;&quot;&quot;;[.B139]-IntervalSec*[.A139];&quot;&quot;)">
            <text:p/>
          </table:table-cell>
          <table:table-cell table:formula="of:=IF(AND([.D138]&lt;&gt;&quot;&quot;;[.D138]+1&lt;[.$D$9]);[.D138]+1;&quot;&quot;)">
            <text:p/>
          </table:table-cell>
          <table:table-cell office:value-type="string">
            <text:p>|</text:p>
          </table:table-cell>
          <table:table-cell table:formula="of:=IF([.I139]&lt;&gt;&quot;&quot;;[.F138]+1;&quot;&quot;)">
            <text:p/>
          </table:table-cell>
          <table:table-cell table:formula="of:=IF([.I139]&lt;&gt;&quot;&quot;;TempoFrom+INDIRECT(ADDRESS(10+COUNTIF([.$B$11:.$B$73];&quot;&lt;=&quot;&amp;[.I139]);4))*Tick;&quot;&quot;)">
            <text:p/>
          </table:table-cell>
          <table:table-cell table:formula="of:=IF([.I139]&lt;&gt;&quot;&quot;;60/[.G139];&quot;&quot;)">
            <text:p/>
          </table:table-cell>
          <table:table-cell table:formula="of:=IF(AND([.I138]&lt;&gt;&quot;&quot;;[.I138]+[.H138]&lt;=RemainingFixed);[.I138]+[.H138];&quot;&quot;)">
            <text:p/>
          </table:table-cell>
          <table:table-cell/>
          <table:table-cell table:formula="of:=IF([.I139]&lt;&gt;&quot;&quot;;[.K138]+1;&quot;&quot;)">
            <text:p/>
          </table:table-cell>
          <table:table-cell office:value-type="string">
            <text:p>|</text:p>
          </table:table-cell>
          <table:table-cell table:formula="of:=IF(AND([.M138]&lt;&gt;&quot;&quot;;[.M138]+0.5&lt;=RemainingFixed);[.M138]+0.5;&quot;&quot;)">
            <text:p/>
          </table:table-cell>
          <table:table-cell table:formula="of:=IF([.M139]&lt;RemainingFixed;INDIRECT(ADDRESS(10+COUNTIF([.$B$11:.$B$72];&quot;&lt;=&quot;&amp;[.$M139]);4));&quot;&quot;)">
            <text:p/>
          </table:table-cell>
          <table:table-cell table:formula="of:=IF([.M139]&lt;RemainingFixed;INDIRECT(ADDRESS(10+COUNTIF([.$I$11:.$I$72];&quot;&lt;=&quot;&amp;[.$M139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29">
            <text:p>129</text:p>
          </table:table-cell>
          <table:table-cell table:formula="of:=IF(IntervalSecFixed*[.A140]&lt;=RemainingFixed;ABS(IntervalSecFixed*[.A140]);&quot;&quot;)">
            <text:p/>
          </table:table-cell>
          <table:table-cell table:formula="of:=IF([.D140]&lt;&gt;&quot;&quot;;[.B140]-IntervalSec*[.A140];&quot;&quot;)">
            <text:p/>
          </table:table-cell>
          <table:table-cell table:formula="of:=IF(AND([.D139]&lt;&gt;&quot;&quot;;[.D139]+1&lt;[.$D$9]);[.D139]+1;&quot;&quot;)">
            <text:p/>
          </table:table-cell>
          <table:table-cell office:value-type="string">
            <text:p>|</text:p>
          </table:table-cell>
          <table:table-cell table:formula="of:=IF([.I140]&lt;&gt;&quot;&quot;;[.F139]+1;&quot;&quot;)">
            <text:p/>
          </table:table-cell>
          <table:table-cell table:formula="of:=IF([.I140]&lt;&gt;&quot;&quot;;TempoFrom+INDIRECT(ADDRESS(10+COUNTIF([.$B$11:.$B$73];&quot;&lt;=&quot;&amp;[.I140]);4))*Tick;&quot;&quot;)">
            <text:p/>
          </table:table-cell>
          <table:table-cell table:formula="of:=IF([.I140]&lt;&gt;&quot;&quot;;60/[.G140];&quot;&quot;)">
            <text:p/>
          </table:table-cell>
          <table:table-cell table:formula="of:=IF(AND([.I139]&lt;&gt;&quot;&quot;;[.I139]+[.H139]&lt;=RemainingFixed);[.I139]+[.H139];&quot;&quot;)">
            <text:p/>
          </table:table-cell>
          <table:table-cell/>
          <table:table-cell table:formula="of:=IF([.I140]&lt;&gt;&quot;&quot;;[.K139]+1;&quot;&quot;)">
            <text:p/>
          </table:table-cell>
          <table:table-cell office:value-type="string">
            <text:p>|</text:p>
          </table:table-cell>
          <table:table-cell table:formula="of:=IF(AND([.M139]&lt;&gt;&quot;&quot;;[.M139]+0.5&lt;=RemainingFixed);[.M139]+0.5;&quot;&quot;)">
            <text:p/>
          </table:table-cell>
          <table:table-cell table:formula="of:=IF([.M140]&lt;RemainingFixed;INDIRECT(ADDRESS(10+COUNTIF([.$B$11:.$B$72];&quot;&lt;=&quot;&amp;[.$M140]);4));&quot;&quot;)">
            <text:p/>
          </table:table-cell>
          <table:table-cell table:formula="of:=IF([.M140]&lt;RemainingFixed;INDIRECT(ADDRESS(10+COUNTIF([.$I$11:.$I$72];&quot;&lt;=&quot;&amp;[.$M140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30">
            <text:p>130</text:p>
          </table:table-cell>
          <table:table-cell table:formula="of:=IF(IntervalSecFixed*[.A141]&lt;=RemainingFixed;ABS(IntervalSecFixed*[.A141]);&quot;&quot;)">
            <text:p/>
          </table:table-cell>
          <table:table-cell table:formula="of:=IF([.D141]&lt;&gt;&quot;&quot;;[.B141]-IntervalSec*[.A141];&quot;&quot;)">
            <text:p/>
          </table:table-cell>
          <table:table-cell table:formula="of:=IF(AND([.D140]&lt;&gt;&quot;&quot;;[.D140]+1&lt;[.$D$9]);[.D140]+1;&quot;&quot;)">
            <text:p/>
          </table:table-cell>
          <table:table-cell office:value-type="string">
            <text:p>|</text:p>
          </table:table-cell>
          <table:table-cell table:formula="of:=IF([.I141]&lt;&gt;&quot;&quot;;[.F140]+1;&quot;&quot;)">
            <text:p/>
          </table:table-cell>
          <table:table-cell table:formula="of:=IF([.I141]&lt;&gt;&quot;&quot;;TempoFrom+INDIRECT(ADDRESS(10+COUNTIF([.$B$11:.$B$73];&quot;&lt;=&quot;&amp;[.I141]);4))*Tick;&quot;&quot;)">
            <text:p/>
          </table:table-cell>
          <table:table-cell table:formula="of:=IF([.I141]&lt;&gt;&quot;&quot;;60/[.G141];&quot;&quot;)">
            <text:p/>
          </table:table-cell>
          <table:table-cell table:formula="of:=IF(AND([.I140]&lt;&gt;&quot;&quot;;[.I140]+[.H140]&lt;=RemainingFixed);[.I140]+[.H140];&quot;&quot;)">
            <text:p/>
          </table:table-cell>
          <table:table-cell/>
          <table:table-cell table:formula="of:=IF([.I141]&lt;&gt;&quot;&quot;;[.K140]+1;&quot;&quot;)">
            <text:p/>
          </table:table-cell>
          <table:table-cell office:value-type="string">
            <text:p>|</text:p>
          </table:table-cell>
          <table:table-cell table:formula="of:=IF(AND([.M140]&lt;&gt;&quot;&quot;;[.M140]+0.5&lt;=RemainingFixed);[.M140]+0.5;&quot;&quot;)">
            <text:p/>
          </table:table-cell>
          <table:table-cell table:formula="of:=IF([.M141]&lt;RemainingFixed;INDIRECT(ADDRESS(10+COUNTIF([.$B$11:.$B$72];&quot;&lt;=&quot;&amp;[.$M141]);4));&quot;&quot;)">
            <text:p/>
          </table:table-cell>
          <table:table-cell table:formula="of:=IF([.M141]&lt;RemainingFixed;INDIRECT(ADDRESS(10+COUNTIF([.$I$11:.$I$72];&quot;&lt;=&quot;&amp;[.$M141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31">
            <text:p>131</text:p>
          </table:table-cell>
          <table:table-cell table:formula="of:=IF(IntervalSecFixed*[.A142]&lt;=RemainingFixed;ABS(IntervalSecFixed*[.A142]);&quot;&quot;)">
            <text:p/>
          </table:table-cell>
          <table:table-cell table:formula="of:=IF([.D142]&lt;&gt;&quot;&quot;;[.B142]-IntervalSec*[.A142];&quot;&quot;)">
            <text:p/>
          </table:table-cell>
          <table:table-cell table:formula="of:=IF(AND([.D141]&lt;&gt;&quot;&quot;;[.D141]+1&lt;[.$D$9]);[.D141]+1;&quot;&quot;)">
            <text:p/>
          </table:table-cell>
          <table:table-cell office:value-type="string">
            <text:p>|</text:p>
          </table:table-cell>
          <table:table-cell table:formula="of:=IF([.I142]&lt;&gt;&quot;&quot;;[.F141]+1;&quot;&quot;)">
            <text:p/>
          </table:table-cell>
          <table:table-cell table:formula="of:=IF([.I142]&lt;&gt;&quot;&quot;;TempoFrom+INDIRECT(ADDRESS(10+COUNTIF([.$B$11:.$B$73];&quot;&lt;=&quot;&amp;[.I142]);4))*Tick;&quot;&quot;)">
            <text:p/>
          </table:table-cell>
          <table:table-cell table:formula="of:=IF([.I142]&lt;&gt;&quot;&quot;;60/[.G142];&quot;&quot;)">
            <text:p/>
          </table:table-cell>
          <table:table-cell table:formula="of:=IF(AND([.I141]&lt;&gt;&quot;&quot;;[.I141]+[.H141]&lt;=RemainingFixed);[.I141]+[.H141];&quot;&quot;)">
            <text:p/>
          </table:table-cell>
          <table:table-cell/>
          <table:table-cell table:formula="of:=IF([.I142]&lt;&gt;&quot;&quot;;[.K141]+1;&quot;&quot;)">
            <text:p/>
          </table:table-cell>
          <table:table-cell office:value-type="string">
            <text:p>|</text:p>
          </table:table-cell>
          <table:table-cell table:formula="of:=IF(AND([.M141]&lt;&gt;&quot;&quot;;[.M141]+0.5&lt;=RemainingFixed);[.M141]+0.5;&quot;&quot;)">
            <text:p/>
          </table:table-cell>
          <table:table-cell table:formula="of:=IF([.M142]&lt;RemainingFixed;INDIRECT(ADDRESS(10+COUNTIF([.$B$11:.$B$72];&quot;&lt;=&quot;&amp;[.$M142]);4));&quot;&quot;)">
            <text:p/>
          </table:table-cell>
          <table:table-cell table:formula="of:=IF([.M142]&lt;RemainingFixed;INDIRECT(ADDRESS(10+COUNTIF([.$I$11:.$I$72];&quot;&lt;=&quot;&amp;[.$M142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32">
            <text:p>132</text:p>
          </table:table-cell>
          <table:table-cell table:formula="of:=IF(IntervalSecFixed*[.A143]&lt;=RemainingFixed;ABS(IntervalSecFixed*[.A143]);&quot;&quot;)">
            <text:p/>
          </table:table-cell>
          <table:table-cell table:formula="of:=IF([.D143]&lt;&gt;&quot;&quot;;[.B143]-IntervalSec*[.A143];&quot;&quot;)">
            <text:p/>
          </table:table-cell>
          <table:table-cell table:formula="of:=IF(AND([.D142]&lt;&gt;&quot;&quot;;[.D142]+1&lt;[.$D$9]);[.D142]+1;&quot;&quot;)">
            <text:p/>
          </table:table-cell>
          <table:table-cell office:value-type="string">
            <text:p>|</text:p>
          </table:table-cell>
          <table:table-cell table:formula="of:=IF([.I143]&lt;&gt;&quot;&quot;;[.F142]+1;&quot;&quot;)">
            <text:p/>
          </table:table-cell>
          <table:table-cell table:formula="of:=IF([.I143]&lt;&gt;&quot;&quot;;TempoFrom+INDIRECT(ADDRESS(10+COUNTIF([.$B$11:.$B$73];&quot;&lt;=&quot;&amp;[.I143]);4))*Tick;&quot;&quot;)">
            <text:p/>
          </table:table-cell>
          <table:table-cell table:formula="of:=IF([.I143]&lt;&gt;&quot;&quot;;60/[.G143];&quot;&quot;)">
            <text:p/>
          </table:table-cell>
          <table:table-cell table:formula="of:=IF(AND([.I142]&lt;&gt;&quot;&quot;;[.I142]+[.H142]&lt;=RemainingFixed);[.I142]+[.H142];&quot;&quot;)">
            <text:p/>
          </table:table-cell>
          <table:table-cell/>
          <table:table-cell table:formula="of:=IF([.I143]&lt;&gt;&quot;&quot;;[.K142]+1;&quot;&quot;)">
            <text:p/>
          </table:table-cell>
          <table:table-cell office:value-type="string">
            <text:p>|</text:p>
          </table:table-cell>
          <table:table-cell table:formula="of:=IF(AND([.M142]&lt;&gt;&quot;&quot;;[.M142]+0.5&lt;=RemainingFixed);[.M142]+0.5;&quot;&quot;)">
            <text:p/>
          </table:table-cell>
          <table:table-cell table:formula="of:=IF([.M143]&lt;RemainingFixed;INDIRECT(ADDRESS(10+COUNTIF([.$B$11:.$B$72];&quot;&lt;=&quot;&amp;[.$M143]);4));&quot;&quot;)">
            <text:p/>
          </table:table-cell>
          <table:table-cell table:formula="of:=IF([.M143]&lt;RemainingFixed;INDIRECT(ADDRESS(10+COUNTIF([.$I$11:.$I$72];&quot;&lt;=&quot;&amp;[.$M143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33">
            <text:p>133</text:p>
          </table:table-cell>
          <table:table-cell table:formula="of:=IF(IntervalSecFixed*[.A144]&lt;=RemainingFixed;ABS(IntervalSecFixed*[.A144]);&quot;&quot;)">
            <text:p/>
          </table:table-cell>
          <table:table-cell table:formula="of:=IF([.D144]&lt;&gt;&quot;&quot;;[.B144]-IntervalSec*[.A144];&quot;&quot;)">
            <text:p/>
          </table:table-cell>
          <table:table-cell table:formula="of:=IF(AND([.D143]&lt;&gt;&quot;&quot;;[.D143]+1&lt;[.$D$9]);[.D143]+1;&quot;&quot;)">
            <text:p/>
          </table:table-cell>
          <table:table-cell office:value-type="string">
            <text:p>|</text:p>
          </table:table-cell>
          <table:table-cell table:formula="of:=IF([.I144]&lt;&gt;&quot;&quot;;[.F143]+1;&quot;&quot;)">
            <text:p/>
          </table:table-cell>
          <table:table-cell table:formula="of:=IF([.I144]&lt;&gt;&quot;&quot;;TempoFrom+INDIRECT(ADDRESS(10+COUNTIF([.$B$11:.$B$73];&quot;&lt;=&quot;&amp;[.I144]);4))*Tick;&quot;&quot;)">
            <text:p/>
          </table:table-cell>
          <table:table-cell table:formula="of:=IF([.I144]&lt;&gt;&quot;&quot;;60/[.G144];&quot;&quot;)">
            <text:p/>
          </table:table-cell>
          <table:table-cell table:formula="of:=IF(AND([.I143]&lt;&gt;&quot;&quot;;[.I143]+[.H143]&lt;=RemainingFixed);[.I143]+[.H143];&quot;&quot;)">
            <text:p/>
          </table:table-cell>
          <table:table-cell/>
          <table:table-cell table:formula="of:=IF([.I144]&lt;&gt;&quot;&quot;;[.K143]+1;&quot;&quot;)">
            <text:p/>
          </table:table-cell>
          <table:table-cell office:value-type="string">
            <text:p>|</text:p>
          </table:table-cell>
          <table:table-cell table:formula="of:=IF(AND([.M143]&lt;&gt;&quot;&quot;;[.M143]+0.5&lt;=RemainingFixed);[.M143]+0.5;&quot;&quot;)">
            <text:p/>
          </table:table-cell>
          <table:table-cell table:formula="of:=IF([.M144]&lt;RemainingFixed;INDIRECT(ADDRESS(10+COUNTIF([.$B$11:.$B$72];&quot;&lt;=&quot;&amp;[.$M144]);4));&quot;&quot;)">
            <text:p/>
          </table:table-cell>
          <table:table-cell table:formula="of:=IF([.M144]&lt;RemainingFixed;INDIRECT(ADDRESS(10+COUNTIF([.$I$11:.$I$72];&quot;&lt;=&quot;&amp;[.$M144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34">
            <text:p>134</text:p>
          </table:table-cell>
          <table:table-cell table:formula="of:=IF(IntervalSecFixed*[.A145]&lt;=RemainingFixed;ABS(IntervalSecFixed*[.A145]);&quot;&quot;)">
            <text:p/>
          </table:table-cell>
          <table:table-cell table:formula="of:=IF([.D145]&lt;&gt;&quot;&quot;;[.B145]-IntervalSec*[.A145];&quot;&quot;)">
            <text:p/>
          </table:table-cell>
          <table:table-cell table:formula="of:=IF(AND([.D144]&lt;&gt;&quot;&quot;;[.D144]+1&lt;[.$D$9]);[.D144]+1;&quot;&quot;)">
            <text:p/>
          </table:table-cell>
          <table:table-cell office:value-type="string">
            <text:p>|</text:p>
          </table:table-cell>
          <table:table-cell table:formula="of:=IF([.I145]&lt;&gt;&quot;&quot;;[.F144]+1;&quot;&quot;)">
            <text:p/>
          </table:table-cell>
          <table:table-cell table:formula="of:=IF([.I145]&lt;&gt;&quot;&quot;;TempoFrom+INDIRECT(ADDRESS(10+COUNTIF([.$B$11:.$B$73];&quot;&lt;=&quot;&amp;[.I145]);4))*Tick;&quot;&quot;)">
            <text:p/>
          </table:table-cell>
          <table:table-cell table:formula="of:=IF([.I145]&lt;&gt;&quot;&quot;;60/[.G145];&quot;&quot;)">
            <text:p/>
          </table:table-cell>
          <table:table-cell table:formula="of:=IF(AND([.I144]&lt;&gt;&quot;&quot;;[.I144]+[.H144]&lt;=RemainingFixed);[.I144]+[.H144];&quot;&quot;)">
            <text:p/>
          </table:table-cell>
          <table:table-cell/>
          <table:table-cell table:formula="of:=IF([.I145]&lt;&gt;&quot;&quot;;[.K144]+1;&quot;&quot;)">
            <text:p/>
          </table:table-cell>
          <table:table-cell office:value-type="string">
            <text:p>|</text:p>
          </table:table-cell>
          <table:table-cell table:formula="of:=IF(AND([.M144]&lt;&gt;&quot;&quot;;[.M144]+0.5&lt;=RemainingFixed);[.M144]+0.5;&quot;&quot;)">
            <text:p/>
          </table:table-cell>
          <table:table-cell table:formula="of:=IF([.M145]&lt;RemainingFixed;INDIRECT(ADDRESS(10+COUNTIF([.$B$11:.$B$72];&quot;&lt;=&quot;&amp;[.$M145]);4));&quot;&quot;)">
            <text:p/>
          </table:table-cell>
          <table:table-cell table:formula="of:=IF([.M145]&lt;RemainingFixed;INDIRECT(ADDRESS(10+COUNTIF([.$I$11:.$I$72];&quot;&lt;=&quot;&amp;[.$M145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35">
            <text:p>135</text:p>
          </table:table-cell>
          <table:table-cell table:formula="of:=IF(IntervalSecFixed*[.A146]&lt;=RemainingFixed;ABS(IntervalSecFixed*[.A146]);&quot;&quot;)">
            <text:p/>
          </table:table-cell>
          <table:table-cell table:formula="of:=IF([.D146]&lt;&gt;&quot;&quot;;[.B146]-IntervalSec*[.A146];&quot;&quot;)">
            <text:p/>
          </table:table-cell>
          <table:table-cell table:formula="of:=IF(AND([.D145]&lt;&gt;&quot;&quot;;[.D145]+1&lt;[.$D$9]);[.D145]+1;&quot;&quot;)">
            <text:p/>
          </table:table-cell>
          <table:table-cell office:value-type="string">
            <text:p>|</text:p>
          </table:table-cell>
          <table:table-cell table:formula="of:=IF([.I146]&lt;&gt;&quot;&quot;;[.F145]+1;&quot;&quot;)">
            <text:p/>
          </table:table-cell>
          <table:table-cell table:formula="of:=IF([.I146]&lt;&gt;&quot;&quot;;TempoFrom+INDIRECT(ADDRESS(10+COUNTIF([.$B$11:.$B$73];&quot;&lt;=&quot;&amp;[.I146]);4))*Tick;&quot;&quot;)">
            <text:p/>
          </table:table-cell>
          <table:table-cell table:formula="of:=IF([.I146]&lt;&gt;&quot;&quot;;60/[.G146];&quot;&quot;)">
            <text:p/>
          </table:table-cell>
          <table:table-cell table:formula="of:=IF(AND([.I145]&lt;&gt;&quot;&quot;;[.I145]+[.H145]&lt;=RemainingFixed);[.I145]+[.H145];&quot;&quot;)">
            <text:p/>
          </table:table-cell>
          <table:table-cell/>
          <table:table-cell table:formula="of:=IF([.I146]&lt;&gt;&quot;&quot;;[.K145]+1;&quot;&quot;)">
            <text:p/>
          </table:table-cell>
          <table:table-cell office:value-type="string">
            <text:p>|</text:p>
          </table:table-cell>
          <table:table-cell table:formula="of:=IF(AND([.M145]&lt;&gt;&quot;&quot;;[.M145]+0.5&lt;=RemainingFixed);[.M145]+0.5;&quot;&quot;)">
            <text:p/>
          </table:table-cell>
          <table:table-cell table:formula="of:=IF([.M146]&lt;RemainingFixed;INDIRECT(ADDRESS(10+COUNTIF([.$B$11:.$B$72];&quot;&lt;=&quot;&amp;[.$M146]);4));&quot;&quot;)">
            <text:p/>
          </table:table-cell>
          <table:table-cell table:formula="of:=IF([.M146]&lt;RemainingFixed;INDIRECT(ADDRESS(10+COUNTIF([.$I$11:.$I$72];&quot;&lt;=&quot;&amp;[.$M146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36">
            <text:p>136</text:p>
          </table:table-cell>
          <table:table-cell table:formula="of:=IF(IntervalSecFixed*[.A147]&lt;=RemainingFixed;ABS(IntervalSecFixed*[.A147]);&quot;&quot;)">
            <text:p/>
          </table:table-cell>
          <table:table-cell table:formula="of:=IF([.D147]&lt;&gt;&quot;&quot;;[.B147]-IntervalSec*[.A147];&quot;&quot;)">
            <text:p/>
          </table:table-cell>
          <table:table-cell table:formula="of:=IF(AND([.D146]&lt;&gt;&quot;&quot;;[.D146]+1&lt;[.$D$9]);[.D146]+1;&quot;&quot;)">
            <text:p/>
          </table:table-cell>
          <table:table-cell office:value-type="string">
            <text:p>|</text:p>
          </table:table-cell>
          <table:table-cell table:formula="of:=IF([.I147]&lt;&gt;&quot;&quot;;[.F146]+1;&quot;&quot;)">
            <text:p/>
          </table:table-cell>
          <table:table-cell table:formula="of:=IF([.I147]&lt;&gt;&quot;&quot;;TempoFrom+INDIRECT(ADDRESS(10+COUNTIF([.$B$11:.$B$73];&quot;&lt;=&quot;&amp;[.I147]);4))*Tick;&quot;&quot;)">
            <text:p/>
          </table:table-cell>
          <table:table-cell table:formula="of:=IF([.I147]&lt;&gt;&quot;&quot;;60/[.G147];&quot;&quot;)">
            <text:p/>
          </table:table-cell>
          <table:table-cell table:formula="of:=IF(AND([.I146]&lt;&gt;&quot;&quot;;[.I146]+[.H146]&lt;=RemainingFixed);[.I146]+[.H146];&quot;&quot;)">
            <text:p/>
          </table:table-cell>
          <table:table-cell/>
          <table:table-cell table:formula="of:=IF([.I147]&lt;&gt;&quot;&quot;;[.K146]+1;&quot;&quot;)">
            <text:p/>
          </table:table-cell>
          <table:table-cell office:value-type="string">
            <text:p>|</text:p>
          </table:table-cell>
          <table:table-cell table:formula="of:=IF(AND([.M146]&lt;&gt;&quot;&quot;;[.M146]+0.5&lt;=RemainingFixed);[.M146]+0.5;&quot;&quot;)">
            <text:p/>
          </table:table-cell>
          <table:table-cell table:formula="of:=IF([.M147]&lt;RemainingFixed;INDIRECT(ADDRESS(10+COUNTIF([.$B$11:.$B$72];&quot;&lt;=&quot;&amp;[.$M147]);4));&quot;&quot;)">
            <text:p/>
          </table:table-cell>
          <table:table-cell table:formula="of:=IF([.M147]&lt;RemainingFixed;INDIRECT(ADDRESS(10+COUNTIF([.$I$11:.$I$72];&quot;&lt;=&quot;&amp;[.$M147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37">
            <text:p>137</text:p>
          </table:table-cell>
          <table:table-cell table:formula="of:=IF(IntervalSecFixed*[.A148]&lt;=RemainingFixed;ABS(IntervalSecFixed*[.A148]);&quot;&quot;)">
            <text:p/>
          </table:table-cell>
          <table:table-cell table:formula="of:=IF([.D148]&lt;&gt;&quot;&quot;;[.B148]-IntervalSec*[.A148];&quot;&quot;)">
            <text:p/>
          </table:table-cell>
          <table:table-cell table:formula="of:=IF(AND([.D147]&lt;&gt;&quot;&quot;;[.D147]+1&lt;[.$D$9]);[.D147]+1;&quot;&quot;)">
            <text:p/>
          </table:table-cell>
          <table:table-cell office:value-type="string">
            <text:p>|</text:p>
          </table:table-cell>
          <table:table-cell table:formula="of:=IF([.I148]&lt;&gt;&quot;&quot;;[.F147]+1;&quot;&quot;)">
            <text:p/>
          </table:table-cell>
          <table:table-cell table:formula="of:=IF([.I148]&lt;&gt;&quot;&quot;;TempoFrom+INDIRECT(ADDRESS(10+COUNTIF([.$B$11:.$B$73];&quot;&lt;=&quot;&amp;[.I148]);4))*Tick;&quot;&quot;)">
            <text:p/>
          </table:table-cell>
          <table:table-cell table:formula="of:=IF([.I148]&lt;&gt;&quot;&quot;;60/[.G148];&quot;&quot;)">
            <text:p/>
          </table:table-cell>
          <table:table-cell table:formula="of:=IF(AND([.I147]&lt;&gt;&quot;&quot;;[.I147]+[.H147]&lt;=RemainingFixed);[.I147]+[.H147];&quot;&quot;)">
            <text:p/>
          </table:table-cell>
          <table:table-cell/>
          <table:table-cell table:formula="of:=IF([.I148]&lt;&gt;&quot;&quot;;[.K147]+1;&quot;&quot;)">
            <text:p/>
          </table:table-cell>
          <table:table-cell office:value-type="string">
            <text:p>|</text:p>
          </table:table-cell>
          <table:table-cell table:formula="of:=IF(AND([.M147]&lt;&gt;&quot;&quot;;[.M147]+0.5&lt;=RemainingFixed);[.M147]+0.5;&quot;&quot;)">
            <text:p/>
          </table:table-cell>
          <table:table-cell table:formula="of:=IF([.M148]&lt;RemainingFixed;INDIRECT(ADDRESS(10+COUNTIF([.$B$11:.$B$72];&quot;&lt;=&quot;&amp;[.$M148]);4));&quot;&quot;)">
            <text:p/>
          </table:table-cell>
          <table:table-cell table:formula="of:=IF([.M148]&lt;RemainingFixed;INDIRECT(ADDRESS(10+COUNTIF([.$I$11:.$I$72];&quot;&lt;=&quot;&amp;[.$M148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38">
            <text:p>138</text:p>
          </table:table-cell>
          <table:table-cell table:formula="of:=IF(IntervalSecFixed*[.A149]&lt;=RemainingFixed;ABS(IntervalSecFixed*[.A149]);&quot;&quot;)">
            <text:p/>
          </table:table-cell>
          <table:table-cell table:formula="of:=IF([.D149]&lt;&gt;&quot;&quot;;[.B149]-IntervalSec*[.A149];&quot;&quot;)">
            <text:p/>
          </table:table-cell>
          <table:table-cell table:formula="of:=IF(AND([.D148]&lt;&gt;&quot;&quot;;[.D148]+1&lt;[.$D$9]);[.D148]+1;&quot;&quot;)">
            <text:p/>
          </table:table-cell>
          <table:table-cell office:value-type="string">
            <text:p>|</text:p>
          </table:table-cell>
          <table:table-cell table:formula="of:=IF([.I149]&lt;&gt;&quot;&quot;;[.F148]+1;&quot;&quot;)">
            <text:p/>
          </table:table-cell>
          <table:table-cell table:formula="of:=IF([.I149]&lt;&gt;&quot;&quot;;TempoFrom+INDIRECT(ADDRESS(10+COUNTIF([.$B$11:.$B$73];&quot;&lt;=&quot;&amp;[.I149]);4))*Tick;&quot;&quot;)">
            <text:p/>
          </table:table-cell>
          <table:table-cell table:formula="of:=IF([.I149]&lt;&gt;&quot;&quot;;60/[.G149];&quot;&quot;)">
            <text:p/>
          </table:table-cell>
          <table:table-cell table:formula="of:=IF(AND([.I148]&lt;&gt;&quot;&quot;;[.I148]+[.H148]&lt;=RemainingFixed);[.I148]+[.H148];&quot;&quot;)">
            <text:p/>
          </table:table-cell>
          <table:table-cell/>
          <table:table-cell table:formula="of:=IF([.I149]&lt;&gt;&quot;&quot;;[.K148]+1;&quot;&quot;)">
            <text:p/>
          </table:table-cell>
          <table:table-cell office:value-type="string">
            <text:p>|</text:p>
          </table:table-cell>
          <table:table-cell table:formula="of:=IF(AND([.M148]&lt;&gt;&quot;&quot;;[.M148]+0.5&lt;=RemainingFixed);[.M148]+0.5;&quot;&quot;)">
            <text:p/>
          </table:table-cell>
          <table:table-cell table:formula="of:=IF([.M149]&lt;RemainingFixed;INDIRECT(ADDRESS(10+COUNTIF([.$B$11:.$B$72];&quot;&lt;=&quot;&amp;[.$M149]);4));&quot;&quot;)">
            <text:p/>
          </table:table-cell>
          <table:table-cell table:formula="of:=IF([.M149]&lt;RemainingFixed;INDIRECT(ADDRESS(10+COUNTIF([.$I$11:.$I$72];&quot;&lt;=&quot;&amp;[.$M149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39">
            <text:p>139</text:p>
          </table:table-cell>
          <table:table-cell table:formula="of:=IF(IntervalSecFixed*[.A150]&lt;=RemainingFixed;ABS(IntervalSecFixed*[.A150]);&quot;&quot;)">
            <text:p/>
          </table:table-cell>
          <table:table-cell table:formula="of:=IF([.D150]&lt;&gt;&quot;&quot;;[.B150]-IntervalSec*[.A150];&quot;&quot;)">
            <text:p/>
          </table:table-cell>
          <table:table-cell table:formula="of:=IF(AND([.D149]&lt;&gt;&quot;&quot;;[.D149]+1&lt;[.$D$9]);[.D149]+1;&quot;&quot;)">
            <text:p/>
          </table:table-cell>
          <table:table-cell office:value-type="string">
            <text:p>|</text:p>
          </table:table-cell>
          <table:table-cell table:formula="of:=IF([.I150]&lt;&gt;&quot;&quot;;[.F149]+1;&quot;&quot;)">
            <text:p/>
          </table:table-cell>
          <table:table-cell table:formula="of:=IF([.I150]&lt;&gt;&quot;&quot;;TempoFrom+INDIRECT(ADDRESS(10+COUNTIF([.$B$11:.$B$73];&quot;&lt;=&quot;&amp;[.I150]);4))*Tick;&quot;&quot;)">
            <text:p/>
          </table:table-cell>
          <table:table-cell table:formula="of:=IF([.I150]&lt;&gt;&quot;&quot;;60/[.G150];&quot;&quot;)">
            <text:p/>
          </table:table-cell>
          <table:table-cell table:formula="of:=IF(AND([.I149]&lt;&gt;&quot;&quot;;[.I149]+[.H149]&lt;=RemainingFixed);[.I149]+[.H149];&quot;&quot;)">
            <text:p/>
          </table:table-cell>
          <table:table-cell/>
          <table:table-cell table:formula="of:=IF([.I150]&lt;&gt;&quot;&quot;;[.K149]+1;&quot;&quot;)">
            <text:p/>
          </table:table-cell>
          <table:table-cell office:value-type="string">
            <text:p>|</text:p>
          </table:table-cell>
          <table:table-cell table:formula="of:=IF(AND([.M149]&lt;&gt;&quot;&quot;;[.M149]+0.5&lt;=RemainingFixed);[.M149]+0.5;&quot;&quot;)">
            <text:p/>
          </table:table-cell>
          <table:table-cell table:formula="of:=IF([.M150]&lt;RemainingFixed;INDIRECT(ADDRESS(10+COUNTIF([.$B$11:.$B$72];&quot;&lt;=&quot;&amp;[.$M150]);4));&quot;&quot;)">
            <text:p/>
          </table:table-cell>
          <table:table-cell table:formula="of:=IF([.M150]&lt;RemainingFixed;INDIRECT(ADDRESS(10+COUNTIF([.$I$11:.$I$72];&quot;&lt;=&quot;&amp;[.$M150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40">
            <text:p>140</text:p>
          </table:table-cell>
          <table:table-cell table:formula="of:=IF(IntervalSecFixed*[.A151]&lt;=RemainingFixed;ABS(IntervalSecFixed*[.A151]);&quot;&quot;)">
            <text:p/>
          </table:table-cell>
          <table:table-cell table:formula="of:=IF([.D151]&lt;&gt;&quot;&quot;;[.B151]-IntervalSec*[.A151];&quot;&quot;)">
            <text:p/>
          </table:table-cell>
          <table:table-cell table:formula="of:=IF(AND([.D150]&lt;&gt;&quot;&quot;;[.D150]+1&lt;[.$D$9]);[.D150]+1;&quot;&quot;)">
            <text:p/>
          </table:table-cell>
          <table:table-cell office:value-type="string">
            <text:p>|</text:p>
          </table:table-cell>
          <table:table-cell table:formula="of:=IF([.I151]&lt;&gt;&quot;&quot;;[.F150]+1;&quot;&quot;)">
            <text:p/>
          </table:table-cell>
          <table:table-cell table:formula="of:=IF([.I151]&lt;&gt;&quot;&quot;;TempoFrom+INDIRECT(ADDRESS(10+COUNTIF([.$B$11:.$B$73];&quot;&lt;=&quot;&amp;[.I151]);4))*Tick;&quot;&quot;)">
            <text:p/>
          </table:table-cell>
          <table:table-cell table:formula="of:=IF([.I151]&lt;&gt;&quot;&quot;;60/[.G151];&quot;&quot;)">
            <text:p/>
          </table:table-cell>
          <table:table-cell table:formula="of:=IF(AND([.I150]&lt;&gt;&quot;&quot;;[.I150]+[.H150]&lt;=RemainingFixed);[.I150]+[.H150];&quot;&quot;)">
            <text:p/>
          </table:table-cell>
          <table:table-cell/>
          <table:table-cell table:formula="of:=IF([.I151]&lt;&gt;&quot;&quot;;[.K150]+1;&quot;&quot;)">
            <text:p/>
          </table:table-cell>
          <table:table-cell office:value-type="string">
            <text:p>|</text:p>
          </table:table-cell>
          <table:table-cell table:formula="of:=IF(AND([.M150]&lt;&gt;&quot;&quot;;[.M150]+0.5&lt;=RemainingFixed);[.M150]+0.5;&quot;&quot;)">
            <text:p/>
          </table:table-cell>
          <table:table-cell table:formula="of:=IF([.M151]&lt;RemainingFixed;INDIRECT(ADDRESS(10+COUNTIF([.$B$11:.$B$72];&quot;&lt;=&quot;&amp;[.$M151]);4));&quot;&quot;)">
            <text:p/>
          </table:table-cell>
          <table:table-cell table:formula="of:=IF([.M151]&lt;RemainingFixed;INDIRECT(ADDRESS(10+COUNTIF([.$I$11:.$I$72];&quot;&lt;=&quot;&amp;[.$M151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41">
            <text:p>141</text:p>
          </table:table-cell>
          <table:table-cell table:formula="of:=IF(IntervalSecFixed*[.A152]&lt;=RemainingFixed;ABS(IntervalSecFixed*[.A152]);&quot;&quot;)">
            <text:p/>
          </table:table-cell>
          <table:table-cell table:formula="of:=IF([.D152]&lt;&gt;&quot;&quot;;[.B152]-IntervalSec*[.A152];&quot;&quot;)">
            <text:p/>
          </table:table-cell>
          <table:table-cell table:formula="of:=IF(AND([.D151]&lt;&gt;&quot;&quot;;[.D151]+1&lt;[.$D$9]);[.D151]+1;&quot;&quot;)">
            <text:p/>
          </table:table-cell>
          <table:table-cell office:value-type="string">
            <text:p>|</text:p>
          </table:table-cell>
          <table:table-cell table:formula="of:=IF([.I152]&lt;&gt;&quot;&quot;;[.F151]+1;&quot;&quot;)">
            <text:p/>
          </table:table-cell>
          <table:table-cell table:formula="of:=IF([.I152]&lt;&gt;&quot;&quot;;TempoFrom+INDIRECT(ADDRESS(10+COUNTIF([.$B$11:.$B$73];&quot;&lt;=&quot;&amp;[.I152]);4))*Tick;&quot;&quot;)">
            <text:p/>
          </table:table-cell>
          <table:table-cell table:formula="of:=IF([.I152]&lt;&gt;&quot;&quot;;60/[.G152];&quot;&quot;)">
            <text:p/>
          </table:table-cell>
          <table:table-cell table:formula="of:=IF(AND([.I151]&lt;&gt;&quot;&quot;;[.I151]+[.H151]&lt;=RemainingFixed);[.I151]+[.H151];&quot;&quot;)">
            <text:p/>
          </table:table-cell>
          <table:table-cell/>
          <table:table-cell table:formula="of:=IF([.I152]&lt;&gt;&quot;&quot;;[.K151]+1;&quot;&quot;)">
            <text:p/>
          </table:table-cell>
          <table:table-cell office:value-type="string">
            <text:p>|</text:p>
          </table:table-cell>
          <table:table-cell table:formula="of:=IF(AND([.M151]&lt;&gt;&quot;&quot;;[.M151]+0.5&lt;=RemainingFixed);[.M151]+0.5;&quot;&quot;)">
            <text:p/>
          </table:table-cell>
          <table:table-cell table:formula="of:=IF([.M152]&lt;RemainingFixed;INDIRECT(ADDRESS(10+COUNTIF([.$B$11:.$B$72];&quot;&lt;=&quot;&amp;[.$M152]);4));&quot;&quot;)">
            <text:p/>
          </table:table-cell>
          <table:table-cell table:formula="of:=IF([.M152]&lt;RemainingFixed;INDIRECT(ADDRESS(10+COUNTIF([.$I$11:.$I$72];&quot;&lt;=&quot;&amp;[.$M152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42">
            <text:p>142</text:p>
          </table:table-cell>
          <table:table-cell table:formula="of:=IF(IntervalSecFixed*[.A153]&lt;=RemainingFixed;ABS(IntervalSecFixed*[.A153]);&quot;&quot;)">
            <text:p/>
          </table:table-cell>
          <table:table-cell table:formula="of:=IF([.D153]&lt;&gt;&quot;&quot;;[.B153]-IntervalSec*[.A153];&quot;&quot;)">
            <text:p/>
          </table:table-cell>
          <table:table-cell table:formula="of:=IF(AND([.D152]&lt;&gt;&quot;&quot;;[.D152]+1&lt;[.$D$9]);[.D152]+1;&quot;&quot;)">
            <text:p/>
          </table:table-cell>
          <table:table-cell office:value-type="string">
            <text:p>|</text:p>
          </table:table-cell>
          <table:table-cell table:formula="of:=IF([.I153]&lt;&gt;&quot;&quot;;[.F152]+1;&quot;&quot;)">
            <text:p/>
          </table:table-cell>
          <table:table-cell table:formula="of:=IF([.I153]&lt;&gt;&quot;&quot;;TempoFrom+INDIRECT(ADDRESS(10+COUNTIF([.$B$11:.$B$73];&quot;&lt;=&quot;&amp;[.I153]);4))*Tick;&quot;&quot;)">
            <text:p/>
          </table:table-cell>
          <table:table-cell table:formula="of:=IF([.I153]&lt;&gt;&quot;&quot;;60/[.G153];&quot;&quot;)">
            <text:p/>
          </table:table-cell>
          <table:table-cell table:formula="of:=IF(AND([.I152]&lt;&gt;&quot;&quot;;[.I152]+[.H152]&lt;=RemainingFixed);[.I152]+[.H152];&quot;&quot;)">
            <text:p/>
          </table:table-cell>
          <table:table-cell/>
          <table:table-cell table:formula="of:=IF([.I153]&lt;&gt;&quot;&quot;;[.K152]+1;&quot;&quot;)">
            <text:p/>
          </table:table-cell>
          <table:table-cell office:value-type="string">
            <text:p>|</text:p>
          </table:table-cell>
          <table:table-cell table:formula="of:=IF(AND([.M152]&lt;&gt;&quot;&quot;;[.M152]+0.5&lt;=RemainingFixed);[.M152]+0.5;&quot;&quot;)">
            <text:p/>
          </table:table-cell>
          <table:table-cell table:formula="of:=IF([.M153]&lt;RemainingFixed;INDIRECT(ADDRESS(10+COUNTIF([.$B$11:.$B$72];&quot;&lt;=&quot;&amp;[.$M153]);4));&quot;&quot;)">
            <text:p/>
          </table:table-cell>
          <table:table-cell table:formula="of:=IF([.M153]&lt;RemainingFixed;INDIRECT(ADDRESS(10+COUNTIF([.$I$11:.$I$72];&quot;&lt;=&quot;&amp;[.$M153]);11));&quot;&quot;)">
            <text:p/>
          </table:table-cell>
          <table:table-cell table:number-columns-repeated="59"/>
        </table:table-row>
        <table:named-expressions/>
      </table:table>
      <table:table table:name="Sheet2" table:style-name="ta1" table:print="false">
        <table:table-column table:style-name="co13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4" table:default-cell-style-name="Default"/>
        <table:table-row table:style-name="ro1">
          <table:table-cell table:style-name="ce2" office:value-type="string">
            <text:p>sec</text:p>
          </table:table-cell>
          <table:table-cell table:style-name="ce2" office:value-type="string">
            <text:p>Tempo</text:p>
          </table:table-cell>
          <table:table-cell table:style-name="ce2" office:value-type="string">
            <text:p>onAccelerateFixed</text:p>
          </table:table-cell>
          <table:table-cell table:style-name="ce2"/>
          <table:table-cell/>
          <table:table-cell table:style-name="ce2" office:value-type="string">
            <text:p>sec</text:p>
          </table:table-cell>
          <table:table-cell table:style-name="ce2" office:value-type="string">
            <text:p>Tempo</text:p>
          </table:table-cell>
          <table:table-cell table:style-name="ce2" office:value-type="string">
            <text:p>onAccelerateFixed</text:p>
          </table:table-cell>
          <table:table-cell table:style-name="ce2" office:value-type="string">
            <text:p>TickSum</text:p>
          </table:table-cell>
        </table:table-row>
        <table:table-row table:style-name="ro1">
          <table:table-cell table:formula="of:=[Sheet1.B11]" office:value-type="float" office:value="0">
            <text:p>0</text:p>
          </table:table-cell>
          <table:table-cell table:formula="of:=[Sheet1.F11]" office:value-type="float" office:value="0">
            <text:p>0</text:p>
          </table:table-cell>
          <table:table-cell table:formula="of:=[Sheet1.D11]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[Sheet1.F11]" office:value-type="float" office:value="0">
            <text:p>0</text:p>
          </table:table-cell>
          <table:table-cell table:formula="of:=IF([.$F2]&gt;=[.$A2];[.$C2];[.$C1])" office:value-type="float" office:value="0">
            <text:p>0</text:p>
          </table:table-cell>
          <table:table-cell table:formula="of:=INDIRECT(ADDRESS(77;7+ROW();1;1;&quot;Sheet1&quot;))">
            <text:p/>
          </table:table-cell>
        </table:table-row>
        <table:table-row table:style-name="ro1">
          <table:table-cell table:formula="of:=[Sheet1.B12]" office:value-type="float" office:value="0.508196721311475">
            <text:p>0.5081967213</text:p>
          </table:table-cell>
          <table:table-cell table:formula="of:=[Sheet1.F12]" office:value-type="float" office:value="1">
            <text:p>1</text:p>
          </table:table-cell>
          <table:table-cell table:formula="of:=[Sheet1.D12]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table:formula="of:=[Sheet1.F12]" office:value-type="float" office:value="1">
            <text:p>1</text:p>
          </table:table-cell>
          <table:table-cell table:formula="of:=IF([.$F3]&gt;=[.$A3];[.$C3];[.$C2])" office:value-type="float" office:value="0">
            <text:p>0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13]" office:value-type="float" office:value="1.01639344262295">
            <text:p>1.0163934426</text:p>
          </table:table-cell>
          <table:table-cell table:formula="of:=[Sheet1.F13]" office:value-type="float" office:value="2">
            <text:p>2</text:p>
          </table:table-cell>
          <table:table-cell table:formula="of:=[Sheet1.D13]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Sheet1.F13]" office:value-type="float" office:value="2">
            <text:p>2</text:p>
          </table:table-cell>
          <table:table-cell table:formula="of:=IF([.$F4]&gt;=[.$A4];[.$C4];[.$C3])" office:value-type="float" office:value="1">
            <text:p>1</text:p>
          </table:table-cell>
          <table:table-cell table:formula="of:=INDIRECT(ADDRESS(77;7+ROW();1;1;&quot;Sheet1&quot;))">
            <text:p/>
          </table:table-cell>
        </table:table-row>
        <table:table-row table:style-name="ro1">
          <table:table-cell table:formula="of:=[Sheet1.B14]" office:value-type="float" office:value="1.52459016393443">
            <text:p>1.5245901639</text:p>
          </table:table-cell>
          <table:table-cell table:formula="of:=[Sheet1.F14]" office:value-type="float" office:value="3">
            <text:p>3</text:p>
          </table:table-cell>
          <table:table-cell table:formula="of:=[Sheet1.D14]" office:value-type="float" office:value="3">
            <text:p>3</text:p>
          </table:table-cell>
          <table:table-cell table:number-columns-repeated="2"/>
          <table:table-cell office:value-type="float" office:value="1.5">
            <text:p>1.5</text:p>
          </table:table-cell>
          <table:table-cell table:formula="of:=[Sheet1.F14]" office:value-type="float" office:value="3">
            <text:p>3</text:p>
          </table:table-cell>
          <table:table-cell table:formula="of:=IF([.$F5]&gt;=[.$A5];[.$C5];[.$C4])" office:value-type="float" office:value="2">
            <text:p>2</text:p>
          </table:table-cell>
          <table:table-cell table:formula="of:=INDIRECT(ADDRESS(77;7+ROW();1;1;&quot;Sheet1&quot;))" office:value-type="string" office:string-value="|">
            <text:p>|</text:p>
          </table:table-cell>
        </table:table-row>
        <table:table-row table:style-name="ro1">
          <table:table-cell table:formula="of:=[Sheet1.B15]" office:value-type="float" office:value="2.0327868852459">
            <text:p>2.0327868852</text:p>
          </table:table-cell>
          <table:table-cell table:formula="of:=[Sheet1.F15]" office:value-type="float" office:value="4">
            <text:p>4</text:p>
          </table:table-cell>
          <table:table-cell table:formula="of:=[Sheet1.D15]"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Sheet1.F15]" office:value-type="float" office:value="4">
            <text:p>4</text:p>
          </table:table-cell>
          <table:table-cell table:formula="of:=IF([.$F6]&gt;=[.$A6];[.$C6];[.$C5])" office:value-type="float" office:value="3">
            <text:p>3</text:p>
          </table:table-cell>
          <table:table-cell table:formula="of:=INDIRECT(ADDRESS(77;7+ROW();1;1;&quot;Sheet1&quot;))">
            <text:p/>
          </table:table-cell>
        </table:table-row>
        <table:table-row table:style-name="ro1">
          <table:table-cell table:formula="of:=[Sheet1.B16]" office:value-type="float" office:value="2.54098360655738">
            <text:p>2.5409836066</text:p>
          </table:table-cell>
          <table:table-cell table:formula="of:=[Sheet1.F16]" office:value-type="float" office:value="5">
            <text:p>5</text:p>
          </table:table-cell>
          <table:table-cell table:formula="of:=[Sheet1.D16]" office:value-type="float" office:value="5">
            <text:p>5</text:p>
          </table:table-cell>
          <table:table-cell table:number-columns-repeated="2"/>
          <table:table-cell office:value-type="float" office:value="2.5">
            <text:p>2.5</text:p>
          </table:table-cell>
          <table:table-cell table:formula="of:=[Sheet1.F16]" office:value-type="float" office:value="5">
            <text:p>5</text:p>
          </table:table-cell>
          <table:table-cell table:formula="of:=IF([.$F7]&gt;=[.$A7];[.$C7];[.$C6])" office:value-type="float" office:value="4">
            <text:p>4</text:p>
          </table:table-cell>
          <table:table-cell table:formula="of:=INDIRECT(ADDRESS(77;7+ROW();1;1;&quot;Sheet1&quot;))">
            <text:p/>
          </table:table-cell>
        </table:table-row>
        <table:table-row table:style-name="ro1">
          <table:table-cell table:formula="of:=[Sheet1.B17]" office:value-type="float" office:value="3.04918032786885">
            <text:p>3.0491803279</text:p>
          </table:table-cell>
          <table:table-cell table:formula="of:=[Sheet1.F17]" office:value-type="float" office:value="6">
            <text:p>6</text:p>
          </table:table-cell>
          <table:table-cell table:formula="of:=[Sheet1.D17]"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[Sheet1.F17]" office:value-type="float" office:value="6">
            <text:p>6</text:p>
          </table:table-cell>
          <table:table-cell table:formula="of:=IF([.$F8]&gt;=[.$A8];[.$C8];[.$C7])" office:value-type="float" office:value="5">
            <text:p>5</text:p>
          </table:table-cell>
          <table:table-cell table:formula="of:=INDIRECT(ADDRESS(77;7+ROW();1;1;&quot;Sheet1&quot;))">
            <text:p/>
          </table:table-cell>
        </table:table-row>
        <table:table-row table:style-name="ro1">
          <table:table-cell table:formula="of:=[Sheet1.B18]" office:value-type="float" office:value="3.55737704918033">
            <text:p>3.5573770492</text:p>
          </table:table-cell>
          <table:table-cell table:formula="of:=[Sheet1.F18]" office:value-type="float" office:value="7">
            <text:p>7</text:p>
          </table:table-cell>
          <table:table-cell table:formula="of:=[Sheet1.D18]" office:value-type="float" office:value="7">
            <text:p>7</text:p>
          </table:table-cell>
          <table:table-cell table:number-columns-repeated="2"/>
          <table:table-cell office:value-type="float" office:value="3.5">
            <text:p>3.5</text:p>
          </table:table-cell>
          <table:table-cell table:formula="of:=[Sheet1.F18]" office:value-type="float" office:value="7">
            <text:p>7</text:p>
          </table:table-cell>
          <table:table-cell table:formula="of:=IF([.$F9]&gt;=[.$A9];[.$C9];[.$C8])" office:value-type="float" office:value="6">
            <text:p>6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19]" office:value-type="float" office:value="4.0655737704918">
            <text:p>4.0655737705</text:p>
          </table:table-cell>
          <table:table-cell table:formula="of:=[Sheet1.F19]" office:value-type="float" office:value="8">
            <text:p>8</text:p>
          </table:table-cell>
          <table:table-cell table:formula="of:=[Sheet1.D19]"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Sheet1.F19]" office:value-type="float" office:value="8">
            <text:p>8</text:p>
          </table:table-cell>
          <table:table-cell table:formula="of:=IF([.$F10]&gt;=[.$A10];[.$C10];[.$C9])" office:value-type="float" office:value="7">
            <text:p>7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20]" office:value-type="float" office:value="4.57377049180328">
            <text:p>4.5737704918</text:p>
          </table:table-cell>
          <table:table-cell table:formula="of:=[Sheet1.F20]" office:value-type="float" office:value="9">
            <text:p>9</text:p>
          </table:table-cell>
          <table:table-cell table:formula="of:=[Sheet1.D20]" office:value-type="float" office:value="9">
            <text:p>9</text:p>
          </table:table-cell>
          <table:table-cell table:number-columns-repeated="2"/>
          <table:table-cell office:value-type="float" office:value="4.5">
            <text:p>4.5</text:p>
          </table:table-cell>
          <table:table-cell table:formula="of:=[Sheet1.F20]" office:value-type="float" office:value="9">
            <text:p>9</text:p>
          </table:table-cell>
          <table:table-cell table:formula="of:=IF([.$F11]&gt;=[.$A11];[.$C11];[.$C10])" office:value-type="float" office:value="8">
            <text:p>8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21]" office:value-type="float" office:value="5.08196721311475">
            <text:p>5.0819672131</text:p>
          </table:table-cell>
          <table:table-cell table:formula="of:=[Sheet1.F21]" office:value-type="float" office:value="10">
            <text:p>10</text:p>
          </table:table-cell>
          <table:table-cell table:formula="of:=[Sheet1.D21]" office:value-type="float" office:value="10">
            <text:p>10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Sheet1.F21]" office:value-type="float" office:value="10">
            <text:p>10</text:p>
          </table:table-cell>
          <table:table-cell table:formula="of:=IF([.$F12]&gt;=[.$A12];[.$C12];[.$C11])" office:value-type="float" office:value="9">
            <text:p>9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22]" office:value-type="float" office:value="5.59016393442623">
            <text:p>5.5901639344</text:p>
          </table:table-cell>
          <table:table-cell table:formula="of:=[Sheet1.F22]" office:value-type="float" office:value="11">
            <text:p>11</text:p>
          </table:table-cell>
          <table:table-cell table:formula="of:=[Sheet1.D22]" office:value-type="float" office:value="11">
            <text:p>11</text:p>
          </table:table-cell>
          <table:table-cell table:number-columns-repeated="2"/>
          <table:table-cell office:value-type="float" office:value="5.5">
            <text:p>5.5</text:p>
          </table:table-cell>
          <table:table-cell table:formula="of:=[Sheet1.F22]" office:value-type="float" office:value="11">
            <text:p>11</text:p>
          </table:table-cell>
          <table:table-cell table:formula="of:=IF([.$F13]&gt;=[.$A13];[.$C13];[.$C12])" office:value-type="float" office:value="10">
            <text:p>10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23]" office:value-type="float" office:value="6.09836065573771">
            <text:p>6.0983606557</text:p>
          </table:table-cell>
          <table:table-cell table:formula="of:=[Sheet1.F23]" office:value-type="float" office:value="12">
            <text:p>12</text:p>
          </table:table-cell>
          <table:table-cell table:formula="of:=[Sheet1.D23]" office:value-type="float" office:value="12">
            <text:p>12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[Sheet1.F23]" office:value-type="float" office:value="12">
            <text:p>12</text:p>
          </table:table-cell>
          <table:table-cell table:formula="of:=IF([.$F14]&gt;=[.$A14];[.$C14];[.$C13])" office:value-type="float" office:value="11">
            <text:p>11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24]" office:value-type="float" office:value="6.60655737704918">
            <text:p>6.606557377</text:p>
          </table:table-cell>
          <table:table-cell table:formula="of:=[Sheet1.F24]" office:value-type="float" office:value="13">
            <text:p>13</text:p>
          </table:table-cell>
          <table:table-cell table:formula="of:=[Sheet1.D24]" office:value-type="float" office:value="13">
            <text:p>13</text:p>
          </table:table-cell>
          <table:table-cell table:number-columns-repeated="2"/>
          <table:table-cell office:value-type="float" office:value="6.5">
            <text:p>6.5</text:p>
          </table:table-cell>
          <table:table-cell table:formula="of:=[Sheet1.F24]" office:value-type="float" office:value="13">
            <text:p>13</text:p>
          </table:table-cell>
          <table:table-cell table:formula="of:=IF([.$F15]&gt;=[.$A15];[.$C15];[.$C14])" office:value-type="float" office:value="12">
            <text:p>12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25]" office:value-type="float" office:value="7.11475409836066">
            <text:p>7.1147540984</text:p>
          </table:table-cell>
          <table:table-cell table:formula="of:=[Sheet1.F25]" office:value-type="float" office:value="14">
            <text:p>14</text:p>
          </table:table-cell>
          <table:table-cell table:formula="of:=[Sheet1.D25]" office:value-type="float" office:value="14">
            <text:p>14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[Sheet1.F25]" office:value-type="float" office:value="14">
            <text:p>14</text:p>
          </table:table-cell>
          <table:table-cell table:formula="of:=IF([.$F16]&gt;=[.$A16];[.$C16];[.$C15])" office:value-type="float" office:value="13">
            <text:p>13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26]" office:value-type="float" office:value="7.62295081967213">
            <text:p>7.6229508197</text:p>
          </table:table-cell>
          <table:table-cell table:formula="of:=[Sheet1.F26]" office:value-type="float" office:value="15">
            <text:p>15</text:p>
          </table:table-cell>
          <table:table-cell table:formula="of:=[Sheet1.D26]" office:value-type="float" office:value="15">
            <text:p>15</text:p>
          </table:table-cell>
          <table:table-cell table:number-columns-repeated="2"/>
          <table:table-cell office:value-type="float" office:value="7.5">
            <text:p>7.5</text:p>
          </table:table-cell>
          <table:table-cell table:formula="of:=[Sheet1.F26]" office:value-type="float" office:value="15">
            <text:p>15</text:p>
          </table:table-cell>
          <table:table-cell table:formula="of:=IF([.$F17]&gt;=[.$A17];[.$C17];[.$C16])" office:value-type="float" office:value="14">
            <text:p>14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27]" office:value-type="float" office:value="8.13114754098361">
            <text:p>8.131147541</text:p>
          </table:table-cell>
          <table:table-cell table:formula="of:=[Sheet1.F27]" office:value-type="float" office:value="16">
            <text:p>16</text:p>
          </table:table-cell>
          <table:table-cell table:formula="of:=[Sheet1.D27]" office:value-type="float" office:value="16">
            <text:p>16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Sheet1.F27]" office:value-type="float" office:value="16">
            <text:p>16</text:p>
          </table:table-cell>
          <table:table-cell table:formula="of:=IF([.$F18]&gt;=[.$A18];[.$C18];[.$C17])" office:value-type="float" office:value="15">
            <text:p>15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28]" office:value-type="float" office:value="8.63934426229508">
            <text:p>8.6393442623</text:p>
          </table:table-cell>
          <table:table-cell table:formula="of:=[Sheet1.F28]" office:value-type="float" office:value="17">
            <text:p>17</text:p>
          </table:table-cell>
          <table:table-cell table:formula="of:=[Sheet1.D28]" office:value-type="float" office:value="17">
            <text:p>17</text:p>
          </table:table-cell>
          <table:table-cell table:number-columns-repeated="2"/>
          <table:table-cell office:value-type="float" office:value="8.5">
            <text:p>8.5</text:p>
          </table:table-cell>
          <table:table-cell table:formula="of:=[Sheet1.F28]" office:value-type="float" office:value="17">
            <text:p>17</text:p>
          </table:table-cell>
          <table:table-cell table:formula="of:=IF([.$F19]&gt;=[.$A19];[.$C19];[.$C18])" office:value-type="float" office:value="16">
            <text:p>16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29]" office:value-type="float" office:value="9.14754098360656">
            <text:p>9.1475409836</text:p>
          </table:table-cell>
          <table:table-cell table:formula="of:=[Sheet1.F29]" office:value-type="float" office:value="18">
            <text:p>18</text:p>
          </table:table-cell>
          <table:table-cell table:formula="of:=[Sheet1.D29]" office:value-type="float" office:value="18">
            <text:p>18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[Sheet1.F29]" office:value-type="float" office:value="18">
            <text:p>18</text:p>
          </table:table-cell>
          <table:table-cell table:formula="of:=IF([.$F20]&gt;=[.$A20];[.$C20];[.$C19])" office:value-type="float" office:value="17">
            <text:p>17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30]" office:value-type="float" office:value="9.65573770491803">
            <text:p>9.6557377049</text:p>
          </table:table-cell>
          <table:table-cell table:formula="of:=[Sheet1.F30]" office:value-type="float" office:value="19">
            <text:p>19</text:p>
          </table:table-cell>
          <table:table-cell table:formula="of:=[Sheet1.D30]" office:value-type="float" office:value="19">
            <text:p>19</text:p>
          </table:table-cell>
          <table:table-cell table:number-columns-repeated="2"/>
          <table:table-cell office:value-type="float" office:value="9.5">
            <text:p>9.5</text:p>
          </table:table-cell>
          <table:table-cell table:formula="of:=[Sheet1.F30]" office:value-type="float" office:value="19">
            <text:p>19</text:p>
          </table:table-cell>
          <table:table-cell table:formula="of:=IF([.$F21]&gt;=[.$A21];[.$C21];[.$C20])" office:value-type="float" office:value="18">
            <text:p>18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31]" office:value-type="float" office:value="10.1639344262295">
            <text:p>10.1639344262</text:p>
          </table:table-cell>
          <table:table-cell table:formula="of:=[Sheet1.F31]" office:value-type="float" office:value="20">
            <text:p>20</text:p>
          </table:table-cell>
          <table:table-cell table:formula="of:=[Sheet1.D31]" office:value-type="float" office:value="20">
            <text:p>20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[Sheet1.F31]" office:value-type="float" office:value="20">
            <text:p>20</text:p>
          </table:table-cell>
          <table:table-cell table:formula="of:=IF([.$F22]&gt;=[.$A22];[.$C22];[.$C21])" office:value-type="float" office:value="19">
            <text:p>19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32]" office:value-type="float" office:value="10.672131147541">
            <text:p>10.6721311475</text:p>
          </table:table-cell>
          <table:table-cell table:formula="of:=[Sheet1.F32]" office:value-type="float" office:value="21">
            <text:p>21</text:p>
          </table:table-cell>
          <table:table-cell table:formula="of:=[Sheet1.D32]" office:value-type="float" office:value="21">
            <text:p>21</text:p>
          </table:table-cell>
          <table:table-cell table:number-columns-repeated="2"/>
          <table:table-cell office:value-type="float" office:value="10.5">
            <text:p>10.5</text:p>
          </table:table-cell>
          <table:table-cell table:formula="of:=[Sheet1.F32]" office:value-type="float" office:value="21">
            <text:p>21</text:p>
          </table:table-cell>
          <table:table-cell table:formula="of:=IF([.$F23]&gt;=[.$A23];[.$C23];[.$C22])" office:value-type="float" office:value="20">
            <text:p>20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33]" office:value-type="float" office:value="11.1803278688525">
            <text:p>11.1803278689</text:p>
          </table:table-cell>
          <table:table-cell table:formula="of:=[Sheet1.F33]" office:value-type="float" office:value="22">
            <text:p>22</text:p>
          </table:table-cell>
          <table:table-cell table:formula="of:=[Sheet1.D33]" office:value-type="float" office:value="22">
            <text:p>22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[Sheet1.F33]" office:value-type="float" office:value="22">
            <text:p>22</text:p>
          </table:table-cell>
          <table:table-cell table:formula="of:=IF([.$F24]&gt;=[.$A24];[.$C24];[.$C23])" office:value-type="float" office:value="21">
            <text:p>21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34]" office:value-type="float" office:value="11.6885245901639">
            <text:p>11.6885245902</text:p>
          </table:table-cell>
          <table:table-cell table:formula="of:=[Sheet1.F34]" office:value-type="float" office:value="23">
            <text:p>23</text:p>
          </table:table-cell>
          <table:table-cell table:formula="of:=[Sheet1.D34]" office:value-type="float" office:value="23">
            <text:p>23</text:p>
          </table:table-cell>
          <table:table-cell table:number-columns-repeated="2"/>
          <table:table-cell office:value-type="float" office:value="11.5">
            <text:p>11.5</text:p>
          </table:table-cell>
          <table:table-cell table:formula="of:=[Sheet1.F34]" office:value-type="float" office:value="23">
            <text:p>23</text:p>
          </table:table-cell>
          <table:table-cell table:formula="of:=IF([.$F25]&gt;=[.$A25];[.$C25];[.$C24])" office:value-type="float" office:value="22">
            <text:p>22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35]" office:value-type="float" office:value="12.1967213114754">
            <text:p>12.1967213115</text:p>
          </table:table-cell>
          <table:table-cell table:formula="of:=[Sheet1.F35]" office:value-type="float" office:value="24">
            <text:p>24</text:p>
          </table:table-cell>
          <table:table-cell table:formula="of:=[Sheet1.D35]" office:value-type="float" office:value="24">
            <text:p>24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[Sheet1.F35]" office:value-type="float" office:value="24">
            <text:p>24</text:p>
          </table:table-cell>
          <table:table-cell table:formula="of:=IF([.$F26]&gt;=[.$A26];[.$C26];[.$C25])" office:value-type="float" office:value="23">
            <text:p>23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36]" office:value-type="float" office:value="12.7049180327869">
            <text:p>12.7049180328</text:p>
          </table:table-cell>
          <table:table-cell table:formula="of:=[Sheet1.F36]" office:value-type="float" office:value="25">
            <text:p>25</text:p>
          </table:table-cell>
          <table:table-cell table:formula="of:=[Sheet1.D36]" office:value-type="float" office:value="25">
            <text:p>25</text:p>
          </table:table-cell>
          <table:table-cell table:number-columns-repeated="2"/>
          <table:table-cell office:value-type="float" office:value="12.5">
            <text:p>12.5</text:p>
          </table:table-cell>
          <table:table-cell table:formula="of:=[Sheet1.F36]" office:value-type="float" office:value="25">
            <text:p>25</text:p>
          </table:table-cell>
          <table:table-cell table:formula="of:=IF([.$F27]&gt;=[.$A27];[.$C27];[.$C26])" office:value-type="float" office:value="24">
            <text:p>24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37]" office:value-type="float" office:value="13.2131147540984">
            <text:p>13.2131147541</text:p>
          </table:table-cell>
          <table:table-cell table:formula="of:=[Sheet1.F37]" office:value-type="float" office:value="26">
            <text:p>26</text:p>
          </table:table-cell>
          <table:table-cell table:formula="of:=[Sheet1.D37]" office:value-type="float" office:value="26">
            <text:p>26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[Sheet1.F37]" office:value-type="float" office:value="26">
            <text:p>26</text:p>
          </table:table-cell>
          <table:table-cell table:formula="of:=IF([.$F28]&gt;=[.$A28];[.$C28];[.$C27])" office:value-type="float" office:value="25">
            <text:p>25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38]" office:value-type="float" office:value="13.7213114754098">
            <text:p>13.7213114754</text:p>
          </table:table-cell>
          <table:table-cell table:formula="of:=[Sheet1.F38]" office:value-type="float" office:value="27">
            <text:p>27</text:p>
          </table:table-cell>
          <table:table-cell table:formula="of:=[Sheet1.D38]" office:value-type="float" office:value="27">
            <text:p>27</text:p>
          </table:table-cell>
          <table:table-cell table:number-columns-repeated="2"/>
          <table:table-cell office:value-type="float" office:value="13.5">
            <text:p>13.5</text:p>
          </table:table-cell>
          <table:table-cell table:formula="of:=[Sheet1.F38]" office:value-type="float" office:value="27">
            <text:p>27</text:p>
          </table:table-cell>
          <table:table-cell table:formula="of:=IF([.$F29]&gt;=[.$A29];[.$C29];[.$C28])" office:value-type="float" office:value="26">
            <text:p>26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39]" office:value-type="float" office:value="14.2295081967213">
            <text:p>14.2295081967</text:p>
          </table:table-cell>
          <table:table-cell table:formula="of:=[Sheet1.F39]" office:value-type="float" office:value="28">
            <text:p>28</text:p>
          </table:table-cell>
          <table:table-cell table:formula="of:=[Sheet1.D39]" office:value-type="float" office:value="28">
            <text:p>28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[Sheet1.F39]" office:value-type="float" office:value="28">
            <text:p>28</text:p>
          </table:table-cell>
          <table:table-cell table:formula="of:=IF([.$F30]&gt;=[.$A30];[.$C30];[.$C29])" office:value-type="float" office:value="27">
            <text:p>27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40]" office:value-type="float" office:value="14.7377049180328">
            <text:p>14.737704918</text:p>
          </table:table-cell>
          <table:table-cell table:formula="of:=[Sheet1.F40]" office:value-type="float" office:value="29">
            <text:p>29</text:p>
          </table:table-cell>
          <table:table-cell table:formula="of:=[Sheet1.D40]" office:value-type="float" office:value="29">
            <text:p>29</text:p>
          </table:table-cell>
          <table:table-cell table:number-columns-repeated="2"/>
          <table:table-cell office:value-type="float" office:value="14.5">
            <text:p>14.5</text:p>
          </table:table-cell>
          <table:table-cell table:formula="of:=[Sheet1.F40]" office:value-type="float" office:value="29">
            <text:p>29</text:p>
          </table:table-cell>
          <table:table-cell table:formula="of:=IF([.$F31]&gt;=[.$A31];[.$C31];[.$C30])" office:value-type="float" office:value="28">
            <text:p>28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41]" office:value-type="float" office:value="15.2459016393443">
            <text:p>15.2459016393</text:p>
          </table:table-cell>
          <table:table-cell table:formula="of:=[Sheet1.F41]" office:value-type="float" office:value="30">
            <text:p>30</text:p>
          </table:table-cell>
          <table:table-cell table:formula="of:=[Sheet1.D41]" office:value-type="float" office:value="30">
            <text:p>30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[Sheet1.F41]" office:value-type="float" office:value="30">
            <text:p>30</text:p>
          </table:table-cell>
          <table:table-cell table:formula="of:=IF([.$F32]&gt;=[.$A32];[.$C32];[.$C31])" office:value-type="float" office:value="29">
            <text:p>29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42]" office:value-type="float" office:value="15.7540983606557">
            <text:p>15.7540983607</text:p>
          </table:table-cell>
          <table:table-cell table:formula="of:=[Sheet1.F42]" office:value-type="float" office:value="31">
            <text:p>31</text:p>
          </table:table-cell>
          <table:table-cell table:formula="of:=[Sheet1.D42]" office:value-type="float" office:value="31">
            <text:p>31</text:p>
          </table:table-cell>
          <table:table-cell table:number-columns-repeated="2"/>
          <table:table-cell office:value-type="float" office:value="15.5">
            <text:p>15.5</text:p>
          </table:table-cell>
          <table:table-cell table:formula="of:=[Sheet1.F42]" office:value-type="float" office:value="31">
            <text:p>31</text:p>
          </table:table-cell>
          <table:table-cell table:formula="of:=IF([.$F33]&gt;=[.$A33];[.$C33];[.$C32])" office:value-type="float" office:value="30">
            <text:p>30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43]" office:value-type="float" office:value="16.2622950819672">
            <text:p>16.262295082</text:p>
          </table:table-cell>
          <table:table-cell table:formula="of:=[Sheet1.F43]" office:value-type="float" office:value="32">
            <text:p>32</text:p>
          </table:table-cell>
          <table:table-cell table:formula="of:=[Sheet1.D43]" office:value-type="float" office:value="32">
            <text:p>32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[Sheet1.F43]" office:value-type="float" office:value="32">
            <text:p>32</text:p>
          </table:table-cell>
          <table:table-cell table:formula="of:=IF([.$F34]&gt;=[.$A34];[.$C34];[.$C33])" office:value-type="float" office:value="31">
            <text:p>31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44]" office:value-type="float" office:value="16.7704918032787">
            <text:p>16.7704918033</text:p>
          </table:table-cell>
          <table:table-cell table:formula="of:=[Sheet1.F44]" office:value-type="float" office:value="33">
            <text:p>33</text:p>
          </table:table-cell>
          <table:table-cell table:formula="of:=[Sheet1.D44]" office:value-type="float" office:value="33">
            <text:p>33</text:p>
          </table:table-cell>
          <table:table-cell table:number-columns-repeated="2"/>
          <table:table-cell office:value-type="float" office:value="16.5">
            <text:p>16.5</text:p>
          </table:table-cell>
          <table:table-cell table:formula="of:=[Sheet1.F44]" office:value-type="float" office:value="33">
            <text:p>33</text:p>
          </table:table-cell>
          <table:table-cell table:formula="of:=IF([.$F35]&gt;=[.$A35];[.$C35];[.$C34])" office:value-type="float" office:value="32">
            <text:p>32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45]" office:value-type="float" office:value="17.2786885245902">
            <text:p>17.2786885246</text:p>
          </table:table-cell>
          <table:table-cell table:formula="of:=[Sheet1.F45]" office:value-type="float" office:value="34">
            <text:p>34</text:p>
          </table:table-cell>
          <table:table-cell table:formula="of:=[Sheet1.D45]" office:value-type="float" office:value="34">
            <text:p>34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[Sheet1.F45]" office:value-type="float" office:value="34">
            <text:p>34</text:p>
          </table:table-cell>
          <table:table-cell table:formula="of:=IF([.$F36]&gt;=[.$A36];[.$C36];[.$C35])" office:value-type="float" office:value="33">
            <text:p>33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46]" office:value-type="float" office:value="17.7868852459016">
            <text:p>17.7868852459</text:p>
          </table:table-cell>
          <table:table-cell table:formula="of:=[Sheet1.F46]" office:value-type="float" office:value="35">
            <text:p>35</text:p>
          </table:table-cell>
          <table:table-cell table:formula="of:=[Sheet1.D46]" office:value-type="float" office:value="35">
            <text:p>35</text:p>
          </table:table-cell>
          <table:table-cell table:number-columns-repeated="2"/>
          <table:table-cell office:value-type="float" office:value="17.5">
            <text:p>17.5</text:p>
          </table:table-cell>
          <table:table-cell table:formula="of:=[Sheet1.F46]" office:value-type="float" office:value="35">
            <text:p>35</text:p>
          </table:table-cell>
          <table:table-cell table:formula="of:=IF([.$F37]&gt;=[.$A37];[.$C37];[.$C36])" office:value-type="float" office:value="34">
            <text:p>34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47]" office:value-type="float" office:value="18.2950819672131">
            <text:p>18.2950819672</text:p>
          </table:table-cell>
          <table:table-cell table:formula="of:=[Sheet1.F47]" office:value-type="float" office:value="36">
            <text:p>36</text:p>
          </table:table-cell>
          <table:table-cell table:formula="of:=[Sheet1.D47]" office:value-type="float" office:value="36">
            <text:p>36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[Sheet1.F47]" office:value-type="float" office:value="36">
            <text:p>36</text:p>
          </table:table-cell>
          <table:table-cell table:formula="of:=IF([.$F38]&gt;=[.$A38];[.$C38];[.$C37])" office:value-type="float" office:value="35">
            <text:p>35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48]" office:value-type="float" office:value="18.8032786885246">
            <text:p>18.8032786885</text:p>
          </table:table-cell>
          <table:table-cell table:formula="of:=[Sheet1.F48]" office:value-type="float" office:value="37">
            <text:p>37</text:p>
          </table:table-cell>
          <table:table-cell table:formula="of:=[Sheet1.D48]" office:value-type="float" office:value="37">
            <text:p>37</text:p>
          </table:table-cell>
          <table:table-cell table:number-columns-repeated="2"/>
          <table:table-cell office:value-type="float" office:value="18.5">
            <text:p>18.5</text:p>
          </table:table-cell>
          <table:table-cell table:formula="of:=[Sheet1.F48]" office:value-type="float" office:value="37">
            <text:p>37</text:p>
          </table:table-cell>
          <table:table-cell table:formula="of:=IF([.$F39]&gt;=[.$A39];[.$C39];[.$C38])" office:value-type="float" office:value="36">
            <text:p>36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49]" office:value-type="float" office:value="19.3114754098361">
            <text:p>19.3114754098</text:p>
          </table:table-cell>
          <table:table-cell table:formula="of:=[Sheet1.F49]" office:value-type="float" office:value="38">
            <text:p>38</text:p>
          </table:table-cell>
          <table:table-cell table:formula="of:=[Sheet1.D49]" office:value-type="float" office:value="38">
            <text:p>38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[Sheet1.F49]" office:value-type="float" office:value="38">
            <text:p>38</text:p>
          </table:table-cell>
          <table:table-cell table:formula="of:=IF([.$F40]&gt;=[.$A40];[.$C40];[.$C39])" office:value-type="float" office:value="37">
            <text:p>37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50]" office:value-type="float" office:value="19.8196721311475">
            <text:p>19.8196721311</text:p>
          </table:table-cell>
          <table:table-cell table:formula="of:=[Sheet1.F50]" office:value-type="float" office:value="39">
            <text:p>39</text:p>
          </table:table-cell>
          <table:table-cell table:formula="of:=[Sheet1.D50]" office:value-type="float" office:value="39">
            <text:p>39</text:p>
          </table:table-cell>
          <table:table-cell table:number-columns-repeated="2"/>
          <table:table-cell office:value-type="float" office:value="19.5">
            <text:p>19.5</text:p>
          </table:table-cell>
          <table:table-cell table:formula="of:=[Sheet1.F50]" office:value-type="float" office:value="39">
            <text:p>39</text:p>
          </table:table-cell>
          <table:table-cell table:formula="of:=IF([.$F41]&gt;=[.$A41];[.$C41];[.$C40])" office:value-type="float" office:value="38">
            <text:p>38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51]" office:value-type="float" office:value="20.327868852459">
            <text:p>20.3278688525</text:p>
          </table:table-cell>
          <table:table-cell table:formula="of:=[Sheet1.F51]" office:value-type="float" office:value="40">
            <text:p>40</text:p>
          </table:table-cell>
          <table:table-cell table:formula="of:=[Sheet1.D51]" office:value-type="float" office:value="40">
            <text:p>40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[Sheet1.F51]" office:value-type="float" office:value="40">
            <text:p>40</text:p>
          </table:table-cell>
          <table:table-cell table:formula="of:=IF([.$F42]&gt;=[.$A42];[.$C42];[.$C41])" office:value-type="float" office:value="39">
            <text:p>39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52]" office:value-type="float" office:value="20.8360655737705">
            <text:p>20.8360655738</text:p>
          </table:table-cell>
          <table:table-cell table:formula="of:=[Sheet1.F52]" office:value-type="float" office:value="41">
            <text:p>41</text:p>
          </table:table-cell>
          <table:table-cell table:formula="of:=[Sheet1.D52]" office:value-type="float" office:value="41">
            <text:p>41</text:p>
          </table:table-cell>
          <table:table-cell table:number-columns-repeated="2"/>
          <table:table-cell office:value-type="float" office:value="20.5">
            <text:p>20.5</text:p>
          </table:table-cell>
          <table:table-cell table:formula="of:=[Sheet1.F52]" office:value-type="float" office:value="41">
            <text:p>41</text:p>
          </table:table-cell>
          <table:table-cell table:formula="of:=IF([.$F43]&gt;=[.$A43];[.$C43];[.$C42])" office:value-type="float" office:value="40">
            <text:p>40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53]" office:value-type="float" office:value="21.344262295082">
            <text:p>21.3442622951</text:p>
          </table:table-cell>
          <table:table-cell table:formula="of:=[Sheet1.F53]" office:value-type="float" office:value="42">
            <text:p>42</text:p>
          </table:table-cell>
          <table:table-cell table:formula="of:=[Sheet1.D53]" office:value-type="float" office:value="42">
            <text:p>42</text:p>
          </table:table-cell>
          <table:table-cell table:number-columns-repeated="2"/>
          <table:table-cell office:value-type="float" office:value="21">
            <text:p>21</text:p>
          </table:table-cell>
          <table:table-cell table:formula="of:=[Sheet1.F53]" office:value-type="float" office:value="42">
            <text:p>42</text:p>
          </table:table-cell>
          <table:table-cell table:formula="of:=IF([.$F44]&gt;=[.$A44];[.$C44];[.$C43])" office:value-type="float" office:value="41">
            <text:p>41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54]" office:value-type="float" office:value="21.8524590163934">
            <text:p>21.8524590164</text:p>
          </table:table-cell>
          <table:table-cell table:formula="of:=[Sheet1.F54]" office:value-type="float" office:value="43">
            <text:p>43</text:p>
          </table:table-cell>
          <table:table-cell table:formula="of:=[Sheet1.D54]" office:value-type="float" office:value="43">
            <text:p>43</text:p>
          </table:table-cell>
          <table:table-cell table:number-columns-repeated="2"/>
          <table:table-cell office:value-type="float" office:value="21.5">
            <text:p>21.5</text:p>
          </table:table-cell>
          <table:table-cell table:formula="of:=[Sheet1.F54]" office:value-type="float" office:value="43">
            <text:p>43</text:p>
          </table:table-cell>
          <table:table-cell table:formula="of:=IF([.$F45]&gt;=[.$A45];[.$C45];[.$C44])" office:value-type="float" office:value="42">
            <text:p>42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55]" office:value-type="float" office:value="22.3606557377049">
            <text:p>22.3606557377</text:p>
          </table:table-cell>
          <table:table-cell table:formula="of:=[Sheet1.F55]" office:value-type="float" office:value="44">
            <text:p>44</text:p>
          </table:table-cell>
          <table:table-cell table:formula="of:=[Sheet1.D55]" office:value-type="float" office:value="44">
            <text:p>44</text:p>
          </table:table-cell>
          <table:table-cell table:number-columns-repeated="2"/>
          <table:table-cell office:value-type="float" office:value="22">
            <text:p>22</text:p>
          </table:table-cell>
          <table:table-cell table:formula="of:=[Sheet1.F55]" office:value-type="float" office:value="44">
            <text:p>44</text:p>
          </table:table-cell>
          <table:table-cell table:formula="of:=IF([.$F46]&gt;=[.$A46];[.$C46];[.$C45])" office:value-type="float" office:value="43">
            <text:p>43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56]" office:value-type="float" office:value="22.8688524590164">
            <text:p>22.868852459</text:p>
          </table:table-cell>
          <table:table-cell table:formula="of:=[Sheet1.F56]" office:value-type="float" office:value="45">
            <text:p>45</text:p>
          </table:table-cell>
          <table:table-cell table:formula="of:=[Sheet1.D56]" office:value-type="float" office:value="45">
            <text:p>45</text:p>
          </table:table-cell>
          <table:table-cell table:number-columns-repeated="2"/>
          <table:table-cell office:value-type="float" office:value="22.5">
            <text:p>22.5</text:p>
          </table:table-cell>
          <table:table-cell table:formula="of:=[Sheet1.F56]" office:value-type="float" office:value="45">
            <text:p>45</text:p>
          </table:table-cell>
          <table:table-cell table:formula="of:=IF([.$F47]&gt;=[.$A47];[.$C47];[.$C46])" office:value-type="float" office:value="44">
            <text:p>44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57]" office:value-type="float" office:value="23.3770491803279">
            <text:p>23.3770491803</text:p>
          </table:table-cell>
          <table:table-cell table:formula="of:=[Sheet1.F57]" office:value-type="float" office:value="46">
            <text:p>46</text:p>
          </table:table-cell>
          <table:table-cell table:formula="of:=[Sheet1.D57]" office:value-type="float" office:value="46">
            <text:p>46</text:p>
          </table:table-cell>
          <table:table-cell table:number-columns-repeated="2"/>
          <table:table-cell office:value-type="float" office:value="23">
            <text:p>23</text:p>
          </table:table-cell>
          <table:table-cell table:formula="of:=[Sheet1.F57]" office:value-type="float" office:value="46">
            <text:p>46</text:p>
          </table:table-cell>
          <table:table-cell table:formula="of:=IF([.$F48]&gt;=[.$A48];[.$C48];[.$C47])" office:value-type="float" office:value="45">
            <text:p>45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58]" office:value-type="float" office:value="23.8852459016393">
            <text:p>23.8852459016</text:p>
          </table:table-cell>
          <table:table-cell table:formula="of:=[Sheet1.F58]" office:value-type="float" office:value="47">
            <text:p>47</text:p>
          </table:table-cell>
          <table:table-cell table:formula="of:=[Sheet1.D58]" office:value-type="float" office:value="47">
            <text:p>47</text:p>
          </table:table-cell>
          <table:table-cell table:number-columns-repeated="2"/>
          <table:table-cell office:value-type="float" office:value="23.5">
            <text:p>23.5</text:p>
          </table:table-cell>
          <table:table-cell table:formula="of:=[Sheet1.F58]" office:value-type="float" office:value="47">
            <text:p>47</text:p>
          </table:table-cell>
          <table:table-cell table:formula="of:=IF([.$F49]&gt;=[.$A49];[.$C49];[.$C48])" office:value-type="float" office:value="46">
            <text:p>46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59]" office:value-type="float" office:value="24.3934426229508">
            <text:p>24.393442623</text:p>
          </table:table-cell>
          <table:table-cell table:formula="of:=[Sheet1.F59]" office:value-type="float" office:value="48">
            <text:p>48</text:p>
          </table:table-cell>
          <table:table-cell table:formula="of:=[Sheet1.D59]" office:value-type="float" office:value="48">
            <text:p>48</text:p>
          </table:table-cell>
          <table:table-cell table:number-columns-repeated="2"/>
          <table:table-cell office:value-type="float" office:value="24">
            <text:p>24</text:p>
          </table:table-cell>
          <table:table-cell table:formula="of:=[Sheet1.F59]" office:value-type="float" office:value="48">
            <text:p>48</text:p>
          </table:table-cell>
          <table:table-cell table:formula="of:=IF([.$F50]&gt;=[.$A50];[.$C50];[.$C49])" office:value-type="float" office:value="47">
            <text:p>47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60]" office:value-type="float" office:value="24.9016393442623">
            <text:p>24.9016393443</text:p>
          </table:table-cell>
          <table:table-cell table:formula="of:=[Sheet1.F60]" office:value-type="float" office:value="49">
            <text:p>49</text:p>
          </table:table-cell>
          <table:table-cell table:formula="of:=[Sheet1.D60]" office:value-type="float" office:value="49">
            <text:p>49</text:p>
          </table:table-cell>
          <table:table-cell table:number-columns-repeated="2"/>
          <table:table-cell office:value-type="float" office:value="24.5">
            <text:p>24.5</text:p>
          </table:table-cell>
          <table:table-cell table:formula="of:=[Sheet1.F60]" office:value-type="float" office:value="49">
            <text:p>49</text:p>
          </table:table-cell>
          <table:table-cell table:formula="of:=IF([.$F51]&gt;=[.$A51];[.$C51];[.$C50])" office:value-type="float" office:value="48">
            <text:p>48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61]" office:value-type="float" office:value="25.4098360655738">
            <text:p>25.4098360656</text:p>
          </table:table-cell>
          <table:table-cell table:formula="of:=[Sheet1.F61]" office:value-type="float" office:value="50">
            <text:p>50</text:p>
          </table:table-cell>
          <table:table-cell table:formula="of:=[Sheet1.D61]" office:value-type="float" office:value="50">
            <text:p>50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[Sheet1.F61]" office:value-type="float" office:value="50">
            <text:p>50</text:p>
          </table:table-cell>
          <table:table-cell table:formula="of:=IF([.$F52]&gt;=[.$A52];[.$C52];[.$C51])" office:value-type="float" office:value="49">
            <text:p>49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62]" office:value-type="float" office:value="25.9180327868852">
            <text:p>25.9180327869</text:p>
          </table:table-cell>
          <table:table-cell table:formula="of:=[Sheet1.F62]" office:value-type="float" office:value="51">
            <text:p>51</text:p>
          </table:table-cell>
          <table:table-cell table:formula="of:=[Sheet1.D62]" office:value-type="float" office:value="51">
            <text:p>51</text:p>
          </table:table-cell>
          <table:table-cell table:number-columns-repeated="2"/>
          <table:table-cell office:value-type="float" office:value="25.5">
            <text:p>25.5</text:p>
          </table:table-cell>
          <table:table-cell table:formula="of:=[Sheet1.F62]" office:value-type="float" office:value="51">
            <text:p>51</text:p>
          </table:table-cell>
          <table:table-cell table:formula="of:=IF([.$F53]&gt;=[.$A53];[.$C53];[.$C52])" office:value-type="float" office:value="50">
            <text:p>50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63]" office:value-type="float" office:value="26.4262295081967">
            <text:p>26.4262295082</text:p>
          </table:table-cell>
          <table:table-cell table:formula="of:=[Sheet1.F63]" office:value-type="float" office:value="52">
            <text:p>52</text:p>
          </table:table-cell>
          <table:table-cell table:formula="of:=[Sheet1.D63]" office:value-type="float" office:value="52">
            <text:p>52</text:p>
          </table:table-cell>
          <table:table-cell table:number-columns-repeated="2"/>
          <table:table-cell office:value-type="float" office:value="26">
            <text:p>26</text:p>
          </table:table-cell>
          <table:table-cell table:formula="of:=[Sheet1.F63]" office:value-type="float" office:value="52">
            <text:p>52</text:p>
          </table:table-cell>
          <table:table-cell table:formula="of:=IF([.$F54]&gt;=[.$A54];[.$C54];[.$C53])" office:value-type="float" office:value="51">
            <text:p>51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64]" office:value-type="float" office:value="26.9344262295082">
            <text:p>26.9344262295</text:p>
          </table:table-cell>
          <table:table-cell table:formula="of:=[Sheet1.F64]" office:value-type="float" office:value="53">
            <text:p>53</text:p>
          </table:table-cell>
          <table:table-cell table:formula="of:=[Sheet1.D64]" office:value-type="float" office:value="53">
            <text:p>53</text:p>
          </table:table-cell>
          <table:table-cell table:number-columns-repeated="2"/>
          <table:table-cell office:value-type="float" office:value="26.5">
            <text:p>26.5</text:p>
          </table:table-cell>
          <table:table-cell table:formula="of:=[Sheet1.F64]" office:value-type="float" office:value="53">
            <text:p>53</text:p>
          </table:table-cell>
          <table:table-cell table:formula="of:=IF([.$F55]&gt;=[.$A55];[.$C55];[.$C54])" office:value-type="float" office:value="52">
            <text:p>52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65]" office:value-type="float" office:value="27.4426229508197">
            <text:p>27.4426229508</text:p>
          </table:table-cell>
          <table:table-cell table:formula="of:=[Sheet1.F65]" office:value-type="float" office:value="54">
            <text:p>54</text:p>
          </table:table-cell>
          <table:table-cell table:formula="of:=[Sheet1.D65]" office:value-type="float" office:value="54">
            <text:p>54</text:p>
          </table:table-cell>
          <table:table-cell table:number-columns-repeated="2"/>
          <table:table-cell office:value-type="float" office:value="27">
            <text:p>27</text:p>
          </table:table-cell>
          <table:table-cell table:formula="of:=[Sheet1.F65]" office:value-type="float" office:value="54">
            <text:p>54</text:p>
          </table:table-cell>
          <table:table-cell table:formula="of:=IF([.$F56]&gt;=[.$A56];[.$C56];[.$C55])" office:value-type="float" office:value="53">
            <text:p>53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66]" office:value-type="float" office:value="27.9508196721311">
            <text:p>27.9508196721</text:p>
          </table:table-cell>
          <table:table-cell table:formula="of:=[Sheet1.F66]" office:value-type="float" office:value="55">
            <text:p>55</text:p>
          </table:table-cell>
          <table:table-cell table:formula="of:=[Sheet1.D66]" office:value-type="float" office:value="55">
            <text:p>55</text:p>
          </table:table-cell>
          <table:table-cell table:number-columns-repeated="2"/>
          <table:table-cell office:value-type="float" office:value="27.5">
            <text:p>27.5</text:p>
          </table:table-cell>
          <table:table-cell table:formula="of:=[Sheet1.F66]" office:value-type="float" office:value="55">
            <text:p>55</text:p>
          </table:table-cell>
          <table:table-cell table:formula="of:=IF([.$F57]&gt;=[.$A57];[.$C57];[.$C56])" office:value-type="float" office:value="54">
            <text:p>54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67]" office:value-type="float" office:value="28.4590163934426">
            <text:p>28.4590163934</text:p>
          </table:table-cell>
          <table:table-cell table:formula="of:=[Sheet1.F67]" office:value-type="float" office:value="56">
            <text:p>56</text:p>
          </table:table-cell>
          <table:table-cell table:formula="of:=[Sheet1.D67]" office:value-type="float" office:value="56">
            <text:p>56</text:p>
          </table:table-cell>
          <table:table-cell table:number-columns-repeated="2"/>
          <table:table-cell office:value-type="float" office:value="28">
            <text:p>28</text:p>
          </table:table-cell>
          <table:table-cell table:formula="of:=[Sheet1.F67]" office:value-type="float" office:value="56">
            <text:p>56</text:p>
          </table:table-cell>
          <table:table-cell table:formula="of:=IF([.$F58]&gt;=[.$A58];[.$C58];[.$C57])" office:value-type="float" office:value="55">
            <text:p>55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68]" office:value-type="float" office:value="28.9672131147541">
            <text:p>28.9672131148</text:p>
          </table:table-cell>
          <table:table-cell table:formula="of:=[Sheet1.F68]" office:value-type="float" office:value="57">
            <text:p>57</text:p>
          </table:table-cell>
          <table:table-cell table:formula="of:=[Sheet1.D68]" office:value-type="float" office:value="57">
            <text:p>57</text:p>
          </table:table-cell>
          <table:table-cell table:number-columns-repeated="2"/>
          <table:table-cell office:value-type="float" office:value="28.5">
            <text:p>28.5</text:p>
          </table:table-cell>
          <table:table-cell table:formula="of:=[Sheet1.F68]" office:value-type="float" office:value="57">
            <text:p>57</text:p>
          </table:table-cell>
          <table:table-cell table:formula="of:=IF([.$F59]&gt;=[.$A59];[.$C59];[.$C58])" office:value-type="float" office:value="56">
            <text:p>56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69]" office:value-type="float" office:value="29.4754098360656">
            <text:p>29.4754098361</text:p>
          </table:table-cell>
          <table:table-cell table:formula="of:=[Sheet1.F69]" office:value-type="float" office:value="58">
            <text:p>58</text:p>
          </table:table-cell>
          <table:table-cell table:formula="of:=[Sheet1.D69]" office:value-type="float" office:value="58">
            <text:p>58</text:p>
          </table:table-cell>
          <table:table-cell table:number-columns-repeated="2"/>
          <table:table-cell office:value-type="float" office:value="29">
            <text:p>29</text:p>
          </table:table-cell>
          <table:table-cell table:formula="of:=[Sheet1.F69]" office:value-type="float" office:value="58">
            <text:p>58</text:p>
          </table:table-cell>
          <table:table-cell table:formula="of:=IF([.$F60]&gt;=[.$A60];[.$C60];[.$C59])" office:value-type="float" office:value="57">
            <text:p>57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70]" office:value-type="float" office:value="29.983606557377">
            <text:p>29.9836065574</text:p>
          </table:table-cell>
          <table:table-cell table:formula="of:=[Sheet1.F70]" office:value-type="float" office:value="59">
            <text:p>59</text:p>
          </table:table-cell>
          <table:table-cell table:formula="of:=[Sheet1.D70]" office:value-type="float" office:value="59">
            <text:p>59</text:p>
          </table:table-cell>
          <table:table-cell table:number-columns-repeated="2"/>
          <table:table-cell office:value-type="float" office:value="29.5">
            <text:p>29.5</text:p>
          </table:table-cell>
          <table:table-cell table:formula="of:=[Sheet1.F70]" office:value-type="float" office:value="59">
            <text:p>59</text:p>
          </table:table-cell>
          <table:table-cell table:formula="of:=IF([.$F61]&gt;=[.$A61];[.$C61];[.$C60])" office:value-type="float" office:value="58">
            <text:p>58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71]" office:value-type="float" office:value="30.4918032786885">
            <text:p>30.4918032787</text:p>
          </table:table-cell>
          <table:table-cell table:formula="of:=[Sheet1.F71]" office:value-type="float" office:value="60">
            <text:p>60</text:p>
          </table:table-cell>
          <table:table-cell table:formula="of:=[Sheet1.D71]" office:value-type="float" office:value="60">
            <text:p>60</text:p>
          </table:table-cell>
          <table:table-cell table:number-columns-repeated="2"/>
          <table:table-cell office:value-type="float" office:value="30">
            <text:p>30</text:p>
          </table:table-cell>
          <table:table-cell table:formula="of:=[Sheet1.F71]" office:value-type="float" office:value="60">
            <text:p>60</text:p>
          </table:table-cell>
          <table:table-cell table:formula="of:=IF([.$F62]&gt;=[.$A62];[.$C62];[.$C61])" office:value-type="float" office:value="59">
            <text:p>59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72]" office:value-type="float" office:value="31">
            <text:p>31</text:p>
          </table:table-cell>
          <table:table-cell table:formula="of:=[Sheet1.F72]" office:value-type="float" office:value="61">
            <text:p>61</text:p>
          </table:table-cell>
          <table:table-cell table:formula="of:=[Sheet1.D72]">
            <text:p/>
          </table:table-cell>
          <table:table-cell table:number-columns-repeated="2"/>
          <table:table-cell office:value-type="float" office:value="30.5">
            <text:p>30.5</text:p>
          </table:table-cell>
          <table:table-cell table:formula="of:=[Sheet1.F72]" office:value-type="float" office:value="61">
            <text:p>61</text:p>
          </table:table-cell>
          <table:table-cell table:formula="of:=IF([.$F63]&gt;=[.$A63];[.$C63];[.$C62])" office:value-type="float" office:value="60">
            <text:p>60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31">
            <text:p>31</text:p>
          </table:table-cell>
          <table:table-cell table:number-columns-repeated="3"/>
        </table:table-row>
        <table:named-expressions/>
      </table:table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5" table:default-cell-style-name="ce5"/>
        <table:table-column table:style-name="co16" table:default-cell-style-name="Default"/>
        <table:table-column table:style-name="co12" table:number-columns-repeated="63" table:default-cell-style-name="Default"/>
        <table:table-column table:style-name="co13" table:default-cell-style-name="Default"/>
        <table:table-row table:style-name="ro1">
          <table:table-cell/>
          <table:table-cell table:style-name="ce2" office:value-type="string">
            <text:p>Remaining</text:p>
          </table:table-cell>
          <table:table-cell office:value-type="float" office:value="1">
            <text:p>1</text:p>
          </table:table-cell>
          <table:table-cell office:value-type="string">
            <text:p>RemainingFixed</text:p>
          </table:table-cell>
          <table:table-cell table:formula="of:=[.C1]+1" office:value-type="float" office:value="2">
            <text:p>2</text:p>
          </table:table-cell>
          <table:table-cell/>
          <table:table-cell table:style-name="Default"/>
          <table:table-cell/>
          <table:table-cell table:style-name="ce2"/>
          <table:table-cell table:number-columns-repeated="63"/>
        </table:table-row>
        <table:table-row table:style-name="ro1">
          <table:table-cell/>
          <table:table-cell table:style-name="ce2" office:value-type="string">
            <text:p>TempoFrom</text:p>
          </table:table-cell>
          <table:table-cell office:value-type="float" office:value="90">
            <text:p>90</text:p>
          </table:table-cell>
          <table:table-cell table:number-columns-repeated="3"/>
          <table:table-cell table:style-name="Default"/>
          <table:table-cell table:number-columns-repeated="65"/>
        </table:table-row>
        <table:table-row table:style-name="ro1">
          <table:table-cell/>
          <table:table-cell table:style-name="ce2" office:value-type="string">
            <text:p>TempoTo</text:p>
          </table:table-cell>
          <table:table-cell office:value-type="float" office:value="92">
            <text:p>92</text:p>
          </table:table-cell>
          <table:table-cell table:number-columns-repeated="3"/>
          <table:table-cell table:style-name="Default"/>
          <table:table-cell table:number-columns-repeated="65"/>
        </table:table-row>
        <table:table-row table:style-name="ro1">
          <table:table-cell/>
          <table:table-cell office:value-type="string">
            <text:p>TempoDiff</text:p>
          </table:table-cell>
          <table:table-cell table:formula="of:=ABS([.C3]-[.C2])" office:value-type="float" office:value="2">
            <text:p>2</text:p>
          </table:table-cell>
          <table:table-cell office:value-type="string">
            <text:p>TempoDiffFixed</text:p>
          </table:table-cell>
          <table:table-cell table:formula="of:=[.C4]+1" office:value-type="float" office:value="3">
            <text:p>3</text:p>
          </table:table-cell>
          <table:table-cell/>
          <table:table-cell table:style-name="Default"/>
          <table:table-cell table:number-columns-repeated="65"/>
        </table:table-row>
        <table:table-row table:style-name="ro1">
          <table:table-cell/>
          <table:table-cell office:value-type="string">
            <text:p>Interval (sec)</text:p>
          </table:table-cell>
          <table:table-cell table:style-name="ce8" table:formula="of:=1/([.C4]/[.C1])" office:value-type="float" office:value="0.5">
            <text:p>0.5</text:p>
          </table:table-cell>
          <table:table-cell office:value-type="string">
            <text:p>IntervalFixed (sec)</text:p>
          </table:table-cell>
          <table:table-cell table:style-name="ce8" table:formula="of:=1/([.E4]/[.E1])" office:value-type="float" office:value="0.666666666666667">
            <text:p>0.6666666667</text:p>
          </table:table-cell>
          <table:table-cell/>
          <table:table-cell table:style-name="Default"/>
          <table:table-cell table:number-columns-repeated="65"/>
        </table:table-row>
        <table:table-row table:style-name="ro1">
          <table:table-cell/>
          <table:table-cell office:value-type="string">
            <text:p>Interval (msec)</text:p>
          </table:table-cell>
          <table:table-cell table:style-name="ce8" table:formula="of:=[.C5]*1000" office:value-type="float" office:value="500">
            <text:p>500</text:p>
          </table:table-cell>
          <table:table-cell office:value-type="string">
            <text:p>IntervalFixed (msec)</text:p>
          </table:table-cell>
          <table:table-cell table:style-name="ce8" table:formula="of:=[.E5]*1000" office:value-type="float" office:value="666.666666666667">
            <text:p>666.6666666667</text:p>
          </table:table-cell>
          <table:table-cell/>
          <table:table-cell table:style-name="Default"/>
          <table:table-cell table:number-columns-repeated="65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65"/>
        </table:table-row>
        <table:table-row table:style-name="ro1">
          <table:table-cell office:value-type="string">
            <text:p>#Tick</text:p>
          </table:table-cell>
          <table:table-cell table:style-name="ce3" office:value-type="string">
            <text:p>Elapsed (sec)</text:p>
          </table:table-cell>
          <table:table-cell table:style-name="ce1" office:value-type="string">
            <text:p>Remaining (sec)</text:p>
          </table:table-cell>
          <table:table-cell table:style-name="ce3" office:value-type="string">
            <text:p>onAccelerate</text:p>
          </table:table-cell>
          <table:table-cell table:style-name="ce2"/>
          <table:table-cell table:style-name="ce2" office:value-type="string">
            <text:p>Tempo</text:p>
          </table:table-cell>
          <table:table-cell table:style-name="ce1" office:value-type="string">
            <text:p>TempoTimeout (msec) / sec</text:p>
          </table:table-cell>
          <table:table-cell office:value-type="float" office:value="0">
            <text:p>0</text:p>
          </table:table-cell>
          <table:table-cell table:formula="of:=[.H$10]+500" office:value-type="float" office:value="500">
            <text:p>500</text:p>
          </table:table-cell>
          <table:table-cell table:formula="of:=[.I$10]+500" office:value-type="float" office:value="1000">
            <text:p>1000</text:p>
          </table:table-cell>
          <table:table-cell table:formula="of:=[.J$10]+500" office:value-type="float" office:value="1500">
            <text:p>1500</text:p>
          </table:table-cell>
          <table:table-cell table:formula="of:=[.K$10]+500" office:value-type="float" office:value="2000">
            <text:p>2000</text:p>
          </table:table-cell>
          <table:table-cell table:formula="of:=[.L$10]+500" office:value-type="float" office:value="2500">
            <text:p>2500</text:p>
          </table:table-cell>
          <table:table-cell table:formula="of:=[.M$10]+500" office:value-type="float" office:value="3000">
            <text:p>3000</text:p>
          </table:table-cell>
          <table:table-cell table:formula="of:=[.N$10]+500" office:value-type="float" office:value="3500">
            <text:p>3500</text:p>
          </table:table-cell>
          <table:table-cell table:formula="of:=[.O$10]+500" office:value-type="float" office:value="4000">
            <text:p>4000</text:p>
          </table:table-cell>
          <table:table-cell table:formula="of:=[.P$10]+500" office:value-type="float" office:value="4500">
            <text:p>4500</text:p>
          </table:table-cell>
          <table:table-cell table:formula="of:=[.Q$10]+500" office:value-type="float" office:value="5000">
            <text:p>5000</text:p>
          </table:table-cell>
          <table:table-cell table:formula="of:=[.R$10]+500" office:value-type="float" office:value="5500">
            <text:p>5500</text:p>
          </table:table-cell>
          <table:table-cell table:formula="of:=[.S$10]+500" office:value-type="float" office:value="6000">
            <text:p>6000</text:p>
          </table:table-cell>
          <table:table-cell table:formula="of:=[.T$10]+500" office:value-type="float" office:value="6500">
            <text:p>6500</text:p>
          </table:table-cell>
          <table:table-cell table:formula="of:=[.U$10]+500" office:value-type="float" office:value="7000">
            <text:p>7000</text:p>
          </table:table-cell>
          <table:table-cell table:formula="of:=[.V$10]+500" office:value-type="float" office:value="7500">
            <text:p>7500</text:p>
          </table:table-cell>
          <table:table-cell table:formula="of:=[.W$10]+500" office:value-type="float" office:value="8000">
            <text:p>8000</text:p>
          </table:table-cell>
          <table:table-cell table:formula="of:=[.X$10]+500" office:value-type="float" office:value="8500">
            <text:p>8500</text:p>
          </table:table-cell>
          <table:table-cell table:formula="of:=[.Y$10]+500" office:value-type="float" office:value="9000">
            <text:p>9000</text:p>
          </table:table-cell>
          <table:table-cell table:formula="of:=[.Z$10]+500" office:value-type="float" office:value="9500">
            <text:p>9500</text:p>
          </table:table-cell>
          <table:table-cell table:formula="of:=[.AA$10]+500" office:value-type="float" office:value="10000">
            <text:p>10000</text:p>
          </table:table-cell>
          <table:table-cell table:formula="of:=[.AB$10]+500" office:value-type="float" office:value="10500">
            <text:p>10500</text:p>
          </table:table-cell>
          <table:table-cell table:formula="of:=[.AC$10]+500" office:value-type="float" office:value="11000">
            <text:p>11000</text:p>
          </table:table-cell>
          <table:table-cell table:formula="of:=[.AD$10]+500" office:value-type="float" office:value="11500">
            <text:p>11500</text:p>
          </table:table-cell>
          <table:table-cell table:formula="of:=[.AE$10]+500" office:value-type="float" office:value="12000">
            <text:p>12000</text:p>
          </table:table-cell>
          <table:table-cell table:formula="of:=[.AF$10]+500" office:value-type="float" office:value="12500">
            <text:p>12500</text:p>
          </table:table-cell>
          <table:table-cell table:formula="of:=[.AG$10]+500" office:value-type="float" office:value="13000">
            <text:p>13000</text:p>
          </table:table-cell>
          <table:table-cell table:formula="of:=[.AH$10]+500" office:value-type="float" office:value="13500">
            <text:p>13500</text:p>
          </table:table-cell>
          <table:table-cell table:formula="of:=[.AI$10]+500" office:value-type="float" office:value="14000">
            <text:p>14000</text:p>
          </table:table-cell>
          <table:table-cell table:formula="of:=[.AJ$10]+500" office:value-type="float" office:value="14500">
            <text:p>14500</text:p>
          </table:table-cell>
          <table:table-cell table:formula="of:=[.AK$10]+500" office:value-type="float" office:value="15000">
            <text:p>15000</text:p>
          </table:table-cell>
          <table:table-cell table:formula="of:=[.AL$10]+500" office:value-type="float" office:value="15500">
            <text:p>15500</text:p>
          </table:table-cell>
          <table:table-cell table:formula="of:=[.AM$10]+500" office:value-type="float" office:value="16000">
            <text:p>16000</text:p>
          </table:table-cell>
          <table:table-cell table:formula="of:=[.AN$10]+500" office:value-type="float" office:value="16500">
            <text:p>16500</text:p>
          </table:table-cell>
          <table:table-cell table:formula="of:=[.AO$10]+500" office:value-type="float" office:value="17000">
            <text:p>17000</text:p>
          </table:table-cell>
          <table:table-cell table:formula="of:=[.AP$10]+500" office:value-type="float" office:value="17500">
            <text:p>17500</text:p>
          </table:table-cell>
          <table:table-cell table:formula="of:=[.AQ$10]+500" office:value-type="float" office:value="18000">
            <text:p>18000</text:p>
          </table:table-cell>
          <table:table-cell table:formula="of:=[.AR$10]+500" office:value-type="float" office:value="18500">
            <text:p>18500</text:p>
          </table:table-cell>
          <table:table-cell table:formula="of:=[.AS$10]+500" office:value-type="float" office:value="19000">
            <text:p>19000</text:p>
          </table:table-cell>
          <table:table-cell table:formula="of:=[.AT$10]+500" office:value-type="float" office:value="19500">
            <text:p>19500</text:p>
          </table:table-cell>
          <table:table-cell table:formula="of:=[.AU$10]+500" office:value-type="float" office:value="20000">
            <text:p>20000</text:p>
          </table:table-cell>
          <table:table-cell table:formula="of:=[.AV$10]+500" office:value-type="float" office:value="20500">
            <text:p>20500</text:p>
          </table:table-cell>
          <table:table-cell table:formula="of:=[.AW$10]+500" office:value-type="float" office:value="21000">
            <text:p>21000</text:p>
          </table:table-cell>
          <table:table-cell table:formula="of:=[.AX$10]+500" office:value-type="float" office:value="21500">
            <text:p>21500</text:p>
          </table:table-cell>
          <table:table-cell table:formula="of:=[.AY$10]+500" office:value-type="float" office:value="22000">
            <text:p>22000</text:p>
          </table:table-cell>
          <table:table-cell table:formula="of:=[.AZ$10]+500" office:value-type="float" office:value="22500">
            <text:p>22500</text:p>
          </table:table-cell>
          <table:table-cell table:formula="of:=[.BA$10]+500" office:value-type="float" office:value="23000">
            <text:p>23000</text:p>
          </table:table-cell>
          <table:table-cell table:formula="of:=[.BB$10]+500" office:value-type="float" office:value="23500">
            <text:p>23500</text:p>
          </table:table-cell>
          <table:table-cell table:formula="of:=[.BC$10]+500" office:value-type="float" office:value="24000">
            <text:p>24000</text:p>
          </table:table-cell>
          <table:table-cell table:formula="of:=[.BD$10]+500" office:value-type="float" office:value="24500">
            <text:p>24500</text:p>
          </table:table-cell>
          <table:table-cell table:formula="of:=[.BE$10]+500" office:value-type="float" office:value="25000">
            <text:p>25000</text:p>
          </table:table-cell>
          <table:table-cell table:formula="of:=[.BF$10]+500" office:value-type="float" office:value="25500">
            <text:p>25500</text:p>
          </table:table-cell>
          <table:table-cell table:formula="of:=[.BG$10]+500" office:value-type="float" office:value="26000">
            <text:p>26000</text:p>
          </table:table-cell>
          <table:table-cell table:formula="of:=[.BH$10]+500" office:value-type="float" office:value="26500">
            <text:p>26500</text:p>
          </table:table-cell>
          <table:table-cell table:formula="of:=[.BI$10]+500" office:value-type="float" office:value="27000">
            <text:p>27000</text:p>
          </table:table-cell>
          <table:table-cell table:formula="of:=[.BJ$10]+500" office:value-type="float" office:value="27500">
            <text:p>27500</text:p>
          </table:table-cell>
          <table:table-cell table:formula="of:=[.BK$10]+500" office:value-type="float" office:value="28000">
            <text:p>28000</text:p>
          </table:table-cell>
          <table:table-cell table:formula="of:=[.BL$10]+500" office:value-type="float" office:value="28500">
            <text:p>28500</text:p>
          </table:table-cell>
          <table:table-cell table:formula="of:=[.BM$10]+500" office:value-type="float" office:value="29000">
            <text:p>29000</text:p>
          </table:table-cell>
          <table:table-cell table:formula="of:=[.BN$10]+500" office:value-type="float" office:value="29500">
            <text:p>29500</text:p>
          </table:table-cell>
          <table:table-cell table:formula="of:=[.BO$10]+500" office:value-type="float" office:value="30000">
            <text:p>30000</text:p>
          </table:table-cell>
          <table:table-cell table:formula="of:=[.BP$10]+500" office:value-type="float" office:value="30500">
            <text:p>30500</text:p>
          </table:table-cell>
          <table:table-cell table:formula="of:=[.BQ$10]+500" office:value-type="float" office:value="31000">
            <text:p>31000</text:p>
          </table:table-cell>
          <table:table-cell table:style-name="ce2"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IF([.$E$5]*[.$A11]&lt;=[.$E$1];[.$E$5]*[.$A11];&quot;&quot;)" office:value-type="float" office:value="0">
            <text:p>0</text:p>
          </table:table-cell>
          <table:table-cell table:formula="of:=IF([.$B11]&lt;&gt;&quot;&quot;;[.$E$1]-[.B11];&quot;&quot;)" office:value-type="float" office:value="2">
            <text:p>2</text:p>
          </table:table-cell>
          <table:table-cell table:formula="of:=IF(AND([.$B11]&lt;&gt;&quot;&quot;;FLOOR([.$B11]/[.$E$5];1)&lt;=[.$C$4]);FLOOR([.$B11]/[.$E$5];1);&quot;&quot;)" office:value-type="float" office:value="0">
            <text:p>0</text:p>
          </table:table-cell>
          <table:table-cell/>
          <table:table-cell table:formula="of:=IF([.$D11]&lt;&gt;&quot;&quot;;[.$C$2]+[.D11]*IF([.$C$2]&gt;[.$C$3];-1;1);&quot;&quot;)" office:value-type="float" office:value="90">
            <text:p>90</text:p>
          </table:table-cell>
          <table:table-cell table:formula="of:=IF([.$D11]&lt;&gt;&quot;&quot;;60/[.F11]*1000;&quot;&quot;)" office:value-type="float" office:value="666.666666666667">
            <text:p>666.67</text:p>
          </table:table-cell>
          <table:table-cell table:formula="of:=IF([.G11]&lt;&gt;&quot;&quot;;0;&quot;&quot;)" office:value-type="float" office:value="0">
            <text:p>0</text:p>
          </table:table-cell>
          <table:table-cell table:formula="of:=IF(OR([.H11]=&quot;&quot;; [.H11]=1); &quot;&quot;; IF(SUM([.$G$11:.$G11])&lt;[.I$10];1;0))" office:value-type="float" office:value="0">
            <text:p>0</text:p>
          </table:table-cell>
          <table:table-cell table:formula="of:=IF(OR([.I11]=&quot;&quot;; [.I11]=1); &quot;&quot;; IF(SUM([.$G$11:.$G11])&lt;[.J$10];1;0))" office:value-type="float" office:value="1">
            <text:p>1</text:p>
          </table:table-cell>
          <table:table-cell table:formula="of:=IF(OR([.J11]=&quot;&quot;; [.J11]=1); &quot;&quot;; IF(SUM([.$G$11:.$G11])&lt;[.K$10];1;0))">
            <text:p/>
          </table:table-cell>
          <table:table-cell table:formula="of:=IF(OR([.K11]=&quot;&quot;; [.K11]=1); &quot;&quot;; IF(SUM([.$G$11:.$G11])&lt;[.L$10];1;0))">
            <text:p/>
          </table:table-cell>
          <table:table-cell table:formula="of:=IF(OR([.L11]=&quot;&quot;; [.L11]=1); &quot;&quot;; IF(SUM([.$G$11:.$G11])&lt;[.M$10];1;0))">
            <text:p/>
          </table:table-cell>
          <table:table-cell table:formula="of:=IF(OR([.M11]=&quot;&quot;; [.M11]=1); &quot;&quot;; IF(SUM([.$G$11:.$G11])&lt;[.N$10];1;0))">
            <text:p/>
          </table:table-cell>
          <table:table-cell table:formula="of:=IF(OR([.N11]=&quot;&quot;; [.N11]=1); &quot;&quot;; IF(SUM([.$G$11:.$G11])&lt;[.O$10];1;0))">
            <text:p/>
          </table:table-cell>
          <table:table-cell table:formula="of:=IF(OR([.O11]=&quot;&quot;; [.O11]=1); &quot;&quot;; IF(SUM([.$G$11:.$G11])&lt;[.P$10];1;0))">
            <text:p/>
          </table:table-cell>
          <table:table-cell table:formula="of:=IF(OR([.P11]=&quot;&quot;; [.P11]=1); &quot;&quot;; IF(SUM([.$G$11:.$G11])&lt;[.Q$10];1;0))">
            <text:p/>
          </table:table-cell>
          <table:table-cell table:formula="of:=IF(OR([.Q11]=&quot;&quot;; [.Q11]=1); &quot;&quot;; IF(SUM([.$G$11:.$G11])&lt;[.R$10];1;0))">
            <text:p/>
          </table:table-cell>
          <table:table-cell table:formula="of:=IF(OR([.R11]=&quot;&quot;; [.R11]=1); &quot;&quot;; IF(SUM([.$G$11:.$G11])&lt;[.S$10];1;0))">
            <text:p/>
          </table:table-cell>
          <table:table-cell table:formula="of:=IF(OR([.S11]=&quot;&quot;; [.S11]=1); &quot;&quot;; IF(SUM([.$G$11:.$G11])&lt;[.T$10];1;0))">
            <text:p/>
          </table:table-cell>
          <table:table-cell table:formula="of:=IF(OR([.T11]=&quot;&quot;; [.T11]=1); &quot;&quot;; IF(SUM([.$G$11:.$G11])&lt;[.U$10];1;0))">
            <text:p/>
          </table:table-cell>
          <table:table-cell table:formula="of:=IF(OR([.U11]=&quot;&quot;; [.U11]=1); &quot;&quot;; IF(SUM([.$G$11:.$G11])&lt;[.V$10];1;0))">
            <text:p/>
          </table:table-cell>
          <table:table-cell table:formula="of:=IF(OR([.V11]=&quot;&quot;; [.V11]=1); &quot;&quot;; IF(SUM([.$G$11:.$G11])&lt;[.W$10];1;0))">
            <text:p/>
          </table:table-cell>
          <table:table-cell table:formula="of:=IF(OR([.W11]=&quot;&quot;; [.W11]=1); &quot;&quot;; IF(SUM([.$G$11:.$G11])&lt;[.X$10];1;0))">
            <text:p/>
          </table:table-cell>
          <table:table-cell table:formula="of:=IF(OR([.X11]=&quot;&quot;; [.X11]=1); &quot;&quot;; IF(SUM([.$G$11:.$G11])&lt;[.Y$10];1;0))">
            <text:p/>
          </table:table-cell>
          <table:table-cell table:formula="of:=IF(OR([.Y11]=&quot;&quot;; [.Y11]=1); &quot;&quot;; IF(SUM([.$G$11:.$G11])&lt;[.Z$10];1;0))">
            <text:p/>
          </table:table-cell>
          <table:table-cell table:formula="of:=IF(OR([.Z11]=&quot;&quot;; [.Z11]=1); &quot;&quot;; IF(SUM([.$G$11:.$G11])&lt;[.AA$10];1;0))">
            <text:p/>
          </table:table-cell>
          <table:table-cell table:formula="of:=IF(OR([.AA11]=&quot;&quot;; [.AA11]=1); &quot;&quot;; IF(SUM([.$G$11:.$G11])&lt;[.AB$10];1;0))">
            <text:p/>
          </table:table-cell>
          <table:table-cell table:formula="of:=IF(OR([.AB11]=&quot;&quot;; [.AB11]=1); &quot;&quot;; IF(SUM([.$G$11:.$G11])&lt;[.AC$10];1;0))">
            <text:p/>
          </table:table-cell>
          <table:table-cell table:formula="of:=IF(OR([.AC11]=&quot;&quot;; [.AC11]=1); &quot;&quot;; IF(SUM([.$G$11:.$G11])&lt;[.AD$10];1;0))">
            <text:p/>
          </table:table-cell>
          <table:table-cell table:formula="of:=IF(OR([.AD11]=&quot;&quot;; [.AD11]=1); &quot;&quot;; IF(SUM([.$G$11:.$G11])&lt;[.AE$10];1;0))">
            <text:p/>
          </table:table-cell>
          <table:table-cell table:formula="of:=IF(OR([.AE11]=&quot;&quot;; [.AE11]=1); &quot;&quot;; IF(SUM([.$G$11:.$G11])&lt;[.AF$10];1;0))">
            <text:p/>
          </table:table-cell>
          <table:table-cell table:formula="of:=IF(OR([.AF11]=&quot;&quot;; [.AF11]=1); &quot;&quot;; IF(SUM([.$G$11:.$G11])&lt;[.AG$10];1;0))">
            <text:p/>
          </table:table-cell>
          <table:table-cell table:formula="of:=IF(OR([.AG11]=&quot;&quot;; [.AG11]=1); &quot;&quot;; IF(SUM([.$G$11:.$G11])&lt;[.AH$10];1;0))">
            <text:p/>
          </table:table-cell>
          <table:table-cell table:formula="of:=IF(OR([.AH11]=&quot;&quot;; [.AH11]=1); &quot;&quot;; IF(SUM([.$G$11:.$G11])&lt;[.AI$10];1;0))">
            <text:p/>
          </table:table-cell>
          <table:table-cell table:formula="of:=IF(OR([.AI11]=&quot;&quot;; [.AI11]=1); &quot;&quot;; IF(SUM([.$G$11:.$G11])&lt;[.AJ$10];1;0))">
            <text:p/>
          </table:table-cell>
          <table:table-cell table:formula="of:=IF(OR([.AJ11]=&quot;&quot;; [.AJ11]=1); &quot;&quot;; IF(SUM([.$G$11:.$G11])&lt;[.AK$10];1;0))">
            <text:p/>
          </table:table-cell>
          <table:table-cell table:formula="of:=IF(OR([.AK11]=&quot;&quot;; [.AK11]=1); &quot;&quot;; IF(SUM([.$G$11:.$G11])&lt;[.AL$10];1;0))">
            <text:p/>
          </table:table-cell>
          <table:table-cell table:formula="of:=IF(OR([.AL11]=&quot;&quot;; [.AL11]=1); &quot;&quot;; IF(SUM([.$G$11:.$G11])&lt;[.AM$10];1;0))">
            <text:p/>
          </table:table-cell>
          <table:table-cell table:formula="of:=IF(OR([.AM11]=&quot;&quot;; [.AM11]=1); &quot;&quot;; IF(SUM([.$G$11:.$G11])&lt;[.AN$10];1;0))">
            <text:p/>
          </table:table-cell>
          <table:table-cell table:formula="of:=IF(OR([.AN11]=&quot;&quot;; [.AN11]=1); &quot;&quot;; IF(SUM([.$G$11:.$G11])&lt;[.AO$10];1;0))">
            <text:p/>
          </table:table-cell>
          <table:table-cell table:formula="of:=IF(OR([.AO11]=&quot;&quot;; [.AO11]=1); &quot;&quot;; IF(SUM([.$G$11:.$G11])&lt;[.AP$10];1;0))">
            <text:p/>
          </table:table-cell>
          <table:table-cell table:formula="of:=IF(OR([.AP11]=&quot;&quot;; [.AP11]=1); &quot;&quot;; IF(SUM([.$G$11:.$G11])&lt;[.AQ$10];1;0))">
            <text:p/>
          </table:table-cell>
          <table:table-cell table:formula="of:=IF(OR([.AQ11]=&quot;&quot;; [.AQ11]=1); &quot;&quot;; IF(SUM([.$G$11:.$G11])&lt;[.AR$10];1;0))">
            <text:p/>
          </table:table-cell>
          <table:table-cell table:formula="of:=IF(OR([.AR11]=&quot;&quot;; [.AR11]=1); &quot;&quot;; IF(SUM([.$G$11:.$G11])&lt;[.AS$10];1;0))">
            <text:p/>
          </table:table-cell>
          <table:table-cell table:formula="of:=IF(OR([.AS11]=&quot;&quot;; [.AS11]=1); &quot;&quot;; IF(SUM([.$G$11:.$G11])&lt;[.AT$10];1;0))">
            <text:p/>
          </table:table-cell>
          <table:table-cell table:formula="of:=IF(OR([.AT11]=&quot;&quot;; [.AT11]=1); &quot;&quot;; IF(SUM([.$G$11:.$G11])&lt;[.AU$10];1;0))">
            <text:p/>
          </table:table-cell>
          <table:table-cell table:formula="of:=IF(OR([.AU11]=&quot;&quot;; [.AU11]=1); &quot;&quot;; IF(SUM([.$G$11:.$G11])&lt;[.AV$10];1;0))">
            <text:p/>
          </table:table-cell>
          <table:table-cell table:formula="of:=IF(OR([.AV11]=&quot;&quot;; [.AV11]=1); &quot;&quot;; IF(SUM([.$G$11:.$G11])&lt;[.AW$10];1;0))">
            <text:p/>
          </table:table-cell>
          <table:table-cell table:formula="of:=IF(OR([.AW11]=&quot;&quot;; [.AW11]=1); &quot;&quot;; IF(SUM([.$G$11:.$G11])&lt;[.AX$10];1;0))">
            <text:p/>
          </table:table-cell>
          <table:table-cell table:formula="of:=IF(OR([.AX11]=&quot;&quot;; [.AX11]=1); &quot;&quot;; IF(SUM([.$G$11:.$G11])&lt;[.AY$10];1;0))">
            <text:p/>
          </table:table-cell>
          <table:table-cell table:formula="of:=IF(OR([.AY11]=&quot;&quot;; [.AY11]=1); &quot;&quot;; IF(SUM([.$G$11:.$G11])&lt;[.AZ$10];1;0))">
            <text:p/>
          </table:table-cell>
          <table:table-cell table:formula="of:=IF(OR([.AZ11]=&quot;&quot;; [.AZ11]=1); &quot;&quot;; IF(SUM([.$G$11:.$G11])&lt;[.BA$10];1;0))">
            <text:p/>
          </table:table-cell>
          <table:table-cell table:formula="of:=IF(OR([.BA11]=&quot;&quot;; [.BA11]=1); &quot;&quot;; IF(SUM([.$G$11:.$G11])&lt;[.BB$10];1;0))">
            <text:p/>
          </table:table-cell>
          <table:table-cell table:formula="of:=IF(OR([.BB11]=&quot;&quot;; [.BB11]=1); &quot;&quot;; IF(SUM([.$G$11:.$G11])&lt;[.BC$10];1;0))">
            <text:p/>
          </table:table-cell>
          <table:table-cell table:formula="of:=IF(OR([.BC11]=&quot;&quot;; [.BC11]=1); &quot;&quot;; IF(SUM([.$G$11:.$G11])&lt;[.BD$10];1;0))">
            <text:p/>
          </table:table-cell>
          <table:table-cell table:formula="of:=IF(OR([.BD11]=&quot;&quot;; [.BD11]=1); &quot;&quot;; IF(SUM([.$G$11:.$G11])&lt;[.BE$10];1;0))">
            <text:p/>
          </table:table-cell>
          <table:table-cell table:formula="of:=IF(OR([.BE11]=&quot;&quot;; [.BE11]=1); &quot;&quot;; IF(SUM([.$G$11:.$G11])&lt;[.BF$10];1;0))">
            <text:p/>
          </table:table-cell>
          <table:table-cell table:formula="of:=IF(OR([.BF11]=&quot;&quot;; [.BF11]=1); &quot;&quot;; IF(SUM([.$G$11:.$G11])&lt;[.BG$10];1;0))">
            <text:p/>
          </table:table-cell>
          <table:table-cell table:formula="of:=IF(OR([.BG11]=&quot;&quot;; [.BG11]=1); &quot;&quot;; IF(SUM([.$G$11:.$G11])&lt;[.BH$10];1;0))">
            <text:p/>
          </table:table-cell>
          <table:table-cell table:formula="of:=IF(OR([.BH11]=&quot;&quot;; [.BH11]=1); &quot;&quot;; IF(SUM([.$G$11:.$G11])&lt;[.BI$10];1;0))">
            <text:p/>
          </table:table-cell>
          <table:table-cell table:formula="of:=IF(OR([.BI11]=&quot;&quot;; [.BI11]=1); &quot;&quot;; IF(SUM([.$G$11:.$G11])&lt;[.BJ$10];1;0))">
            <text:p/>
          </table:table-cell>
          <table:table-cell table:formula="of:=IF(OR([.BJ11]=&quot;&quot;; [.BJ11]=1); &quot;&quot;; IF(SUM([.$G$11:.$G11])&lt;[.BK$10];1;0))">
            <text:p/>
          </table:table-cell>
          <table:table-cell table:formula="of:=IF(OR([.BK11]=&quot;&quot;; [.BK11]=1); &quot;&quot;; IF(SUM([.$G$11:.$G11])&lt;[.BL$10];1;0))">
            <text:p/>
          </table:table-cell>
          <table:table-cell table:formula="of:=IF(OR([.BL11]=&quot;&quot;; [.BL11]=1); &quot;&quot;; IF(SUM([.$G$11:.$G11])&lt;[.BM$10];1;0))">
            <text:p/>
          </table:table-cell>
          <table:table-cell table:formula="of:=IF(OR([.BM11]=&quot;&quot;; [.BM11]=1); &quot;&quot;; IF(SUM([.$G$11:.$G11])&lt;[.BN$10];1;0))">
            <text:p/>
          </table:table-cell>
          <table:table-cell table:formula="of:=IF(OR([.BN11]=&quot;&quot;; [.BN11]=1); &quot;&quot;; IF(SUM([.$G$11:.$G11])&lt;[.BO$10];1;0))">
            <text:p/>
          </table:table-cell>
          <table:table-cell table:formula="of:=IF(OR([.BO11]=&quot;&quot;; [.BO11]=1); &quot;&quot;; IF(SUM([.$G$11:.$G11])&lt;[.BP$10];1;0))">
            <text:p/>
          </table:table-cell>
          <table:table-cell table:formula="of:=IF(OR([.BP11]=&quot;&quot;; [.BP11]=1); &quot;&quot;; IF(SUM([.$G$11:.$G11])&lt;[.BQ$10];1;0))">
            <text:p/>
          </table:table-cell>
          <table:table-cell table:formula="of:=IF(OR([.BQ11]=&quot;&quot;; [.BQ11]=1); &quot;&quot;; IF(SUM([.$G$11:.$G11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IF([.$E$5]*[.$A12]&lt;=[.$E$1];[.$E$5]*[.$A12];&quot;&quot;)" office:value-type="float" office:value="0.666666666666667">
            <text:p>0.6666666667</text:p>
          </table:table-cell>
          <table:table-cell table:formula="of:=IF([.$B12]&lt;&gt;&quot;&quot;;[.$E$1]-[.B12];&quot;&quot;)" office:value-type="float" office:value="1.33333333333333">
            <text:p>1.3333333333</text:p>
          </table:table-cell>
          <table:table-cell table:formula="of:=IF(AND([.$B12]&lt;&gt;&quot;&quot;;FLOOR([.$B12]/[.$E$5];1)&lt;=[.$C$4]);FLOOR([.$B12]/[.$E$5];1);&quot;&quot;)" office:value-type="float" office:value="1">
            <text:p>1</text:p>
          </table:table-cell>
          <table:table-cell/>
          <table:table-cell table:formula="of:=IF([.$D12]&lt;&gt;&quot;&quot;;[.$C$2]+[.D12]*IF([.$C$2]&gt;[.$C$3];-1;1);&quot;&quot;)" office:value-type="float" office:value="91">
            <text:p>91</text:p>
          </table:table-cell>
          <table:table-cell table:formula="of:=IF([.$D12]&lt;&gt;&quot;&quot;;60/[.F12]*1000;&quot;&quot;)" office:value-type="float" office:value="659.340659340659">
            <text:p>659.34</text:p>
          </table:table-cell>
          <table:table-cell table:formula="of:=IF([.G12]&lt;&gt;&quot;&quot;;0;&quot;&quot;)" office:value-type="float" office:value="0">
            <text:p>0</text:p>
          </table:table-cell>
          <table:table-cell table:formula="of:=IF(OR([.H12]=&quot;&quot;; [.H12]=1); &quot;&quot;; IF(SUM([.$G$11:.$G12])&lt;[.I$10];1;0))" office:value-type="float" office:value="0">
            <text:p>0</text:p>
          </table:table-cell>
          <table:table-cell table:formula="of:=IF(OR([.I12]=&quot;&quot;; [.I12]=1); &quot;&quot;; IF(SUM([.$G$11:.$G12])&lt;[.J$10];1;0))" office:value-type="float" office:value="0">
            <text:p>0</text:p>
          </table:table-cell>
          <table:table-cell table:formula="of:=IF(OR([.J12]=&quot;&quot;; [.J12]=1); &quot;&quot;; IF(SUM([.$G$11:.$G12])&lt;[.K$10];1;0))" office:value-type="float" office:value="1">
            <text:p>1</text:p>
          </table:table-cell>
          <table:table-cell table:formula="of:=IF(OR([.K12]=&quot;&quot;; [.K12]=1); &quot;&quot;; IF(SUM([.$G$11:.$G12])&lt;[.L$10];1;0))">
            <text:p/>
          </table:table-cell>
          <table:table-cell table:formula="of:=IF(OR([.L12]=&quot;&quot;; [.L12]=1); &quot;&quot;; IF(SUM([.$G$11:.$G12])&lt;[.M$10];1;0))">
            <text:p/>
          </table:table-cell>
          <table:table-cell table:formula="of:=IF(OR([.M12]=&quot;&quot;; [.M12]=1); &quot;&quot;; IF(SUM([.$G$11:.$G12])&lt;[.N$10];1;0))">
            <text:p/>
          </table:table-cell>
          <table:table-cell table:formula="of:=IF(OR([.N12]=&quot;&quot;; [.N12]=1); &quot;&quot;; IF(SUM([.$G$11:.$G12])&lt;[.O$10];1;0))">
            <text:p/>
          </table:table-cell>
          <table:table-cell table:formula="of:=IF(OR([.O12]=&quot;&quot;; [.O12]=1); &quot;&quot;; IF(SUM([.$G$11:.$G12])&lt;[.P$10];1;0))">
            <text:p/>
          </table:table-cell>
          <table:table-cell table:formula="of:=IF(OR([.P12]=&quot;&quot;; [.P12]=1); &quot;&quot;; IF(SUM([.$G$11:.$G12])&lt;[.Q$10];1;0))">
            <text:p/>
          </table:table-cell>
          <table:table-cell table:formula="of:=IF(OR([.Q12]=&quot;&quot;; [.Q12]=1); &quot;&quot;; IF(SUM([.$G$11:.$G12])&lt;[.R$10];1;0))">
            <text:p/>
          </table:table-cell>
          <table:table-cell table:formula="of:=IF(OR([.R12]=&quot;&quot;; [.R12]=1); &quot;&quot;; IF(SUM([.$G$11:.$G12])&lt;[.S$10];1;0))">
            <text:p/>
          </table:table-cell>
          <table:table-cell table:formula="of:=IF(OR([.S12]=&quot;&quot;; [.S12]=1); &quot;&quot;; IF(SUM([.$G$11:.$G12])&lt;[.T$10];1;0))">
            <text:p/>
          </table:table-cell>
          <table:table-cell table:formula="of:=IF(OR([.T12]=&quot;&quot;; [.T12]=1); &quot;&quot;; IF(SUM([.$G$11:.$G12])&lt;[.U$10];1;0))">
            <text:p/>
          </table:table-cell>
          <table:table-cell table:formula="of:=IF(OR([.U12]=&quot;&quot;; [.U12]=1); &quot;&quot;; IF(SUM([.$G$11:.$G12])&lt;[.V$10];1;0))">
            <text:p/>
          </table:table-cell>
          <table:table-cell table:formula="of:=IF(OR([.V12]=&quot;&quot;; [.V12]=1); &quot;&quot;; IF(SUM([.$G$11:.$G12])&lt;[.W$10];1;0))">
            <text:p/>
          </table:table-cell>
          <table:table-cell table:formula="of:=IF(OR([.W12]=&quot;&quot;; [.W12]=1); &quot;&quot;; IF(SUM([.$G$11:.$G12])&lt;[.X$10];1;0))">
            <text:p/>
          </table:table-cell>
          <table:table-cell table:formula="of:=IF(OR([.X12]=&quot;&quot;; [.X12]=1); &quot;&quot;; IF(SUM([.$G$11:.$G12])&lt;[.Y$10];1;0))">
            <text:p/>
          </table:table-cell>
          <table:table-cell table:formula="of:=IF(OR([.Y12]=&quot;&quot;; [.Y12]=1); &quot;&quot;; IF(SUM([.$G$11:.$G12])&lt;[.Z$10];1;0))">
            <text:p/>
          </table:table-cell>
          <table:table-cell table:formula="of:=IF(OR([.Z12]=&quot;&quot;; [.Z12]=1); &quot;&quot;; IF(SUM([.$G$11:.$G12])&lt;[.AA$10];1;0))">
            <text:p/>
          </table:table-cell>
          <table:table-cell table:formula="of:=IF(OR([.AA12]=&quot;&quot;; [.AA12]=1); &quot;&quot;; IF(SUM([.$G$11:.$G12])&lt;[.AB$10];1;0))">
            <text:p/>
          </table:table-cell>
          <table:table-cell table:formula="of:=IF(OR([.AB12]=&quot;&quot;; [.AB12]=1); &quot;&quot;; IF(SUM([.$G$11:.$G12])&lt;[.AC$10];1;0))">
            <text:p/>
          </table:table-cell>
          <table:table-cell table:formula="of:=IF(OR([.AC12]=&quot;&quot;; [.AC12]=1); &quot;&quot;; IF(SUM([.$G$11:.$G12])&lt;[.AD$10];1;0))">
            <text:p/>
          </table:table-cell>
          <table:table-cell table:formula="of:=IF(OR([.AD12]=&quot;&quot;; [.AD12]=1); &quot;&quot;; IF(SUM([.$G$11:.$G12])&lt;[.AE$10];1;0))">
            <text:p/>
          </table:table-cell>
          <table:table-cell table:formula="of:=IF(OR([.AE12]=&quot;&quot;; [.AE12]=1); &quot;&quot;; IF(SUM([.$G$11:.$G12])&lt;[.AF$10];1;0))">
            <text:p/>
          </table:table-cell>
          <table:table-cell table:formula="of:=IF(OR([.AF12]=&quot;&quot;; [.AF12]=1); &quot;&quot;; IF(SUM([.$G$11:.$G12])&lt;[.AG$10];1;0))">
            <text:p/>
          </table:table-cell>
          <table:table-cell table:formula="of:=IF(OR([.AG12]=&quot;&quot;; [.AG12]=1); &quot;&quot;; IF(SUM([.$G$11:.$G12])&lt;[.AH$10];1;0))">
            <text:p/>
          </table:table-cell>
          <table:table-cell table:formula="of:=IF(OR([.AH12]=&quot;&quot;; [.AH12]=1); &quot;&quot;; IF(SUM([.$G$11:.$G12])&lt;[.AI$10];1;0))">
            <text:p/>
          </table:table-cell>
          <table:table-cell table:formula="of:=IF(OR([.AI12]=&quot;&quot;; [.AI12]=1); &quot;&quot;; IF(SUM([.$G$11:.$G12])&lt;[.AJ$10];1;0))">
            <text:p/>
          </table:table-cell>
          <table:table-cell table:formula="of:=IF(OR([.AJ12]=&quot;&quot;; [.AJ12]=1); &quot;&quot;; IF(SUM([.$G$11:.$G12])&lt;[.AK$10];1;0))">
            <text:p/>
          </table:table-cell>
          <table:table-cell table:formula="of:=IF(OR([.AK12]=&quot;&quot;; [.AK12]=1); &quot;&quot;; IF(SUM([.$G$11:.$G12])&lt;[.AL$10];1;0))">
            <text:p/>
          </table:table-cell>
          <table:table-cell table:formula="of:=IF(OR([.AL12]=&quot;&quot;; [.AL12]=1); &quot;&quot;; IF(SUM([.$G$11:.$G12])&lt;[.AM$10];1;0))">
            <text:p/>
          </table:table-cell>
          <table:table-cell table:formula="of:=IF(OR([.AM12]=&quot;&quot;; [.AM12]=1); &quot;&quot;; IF(SUM([.$G$11:.$G12])&lt;[.AN$10];1;0))">
            <text:p/>
          </table:table-cell>
          <table:table-cell table:formula="of:=IF(OR([.AN12]=&quot;&quot;; [.AN12]=1); &quot;&quot;; IF(SUM([.$G$11:.$G12])&lt;[.AO$10];1;0))">
            <text:p/>
          </table:table-cell>
          <table:table-cell table:formula="of:=IF(OR([.AO12]=&quot;&quot;; [.AO12]=1); &quot;&quot;; IF(SUM([.$G$11:.$G12])&lt;[.AP$10];1;0))">
            <text:p/>
          </table:table-cell>
          <table:table-cell table:formula="of:=IF(OR([.AP12]=&quot;&quot;; [.AP12]=1); &quot;&quot;; IF(SUM([.$G$11:.$G12])&lt;[.AQ$10];1;0))">
            <text:p/>
          </table:table-cell>
          <table:table-cell table:formula="of:=IF(OR([.AQ12]=&quot;&quot;; [.AQ12]=1); &quot;&quot;; IF(SUM([.$G$11:.$G12])&lt;[.AR$10];1;0))">
            <text:p/>
          </table:table-cell>
          <table:table-cell table:formula="of:=IF(OR([.AR12]=&quot;&quot;; [.AR12]=1); &quot;&quot;; IF(SUM([.$G$11:.$G12])&lt;[.AS$10];1;0))">
            <text:p/>
          </table:table-cell>
          <table:table-cell table:formula="of:=IF(OR([.AS12]=&quot;&quot;; [.AS12]=1); &quot;&quot;; IF(SUM([.$G$11:.$G12])&lt;[.AT$10];1;0))">
            <text:p/>
          </table:table-cell>
          <table:table-cell table:formula="of:=IF(OR([.AT12]=&quot;&quot;; [.AT12]=1); &quot;&quot;; IF(SUM([.$G$11:.$G12])&lt;[.AU$10];1;0))">
            <text:p/>
          </table:table-cell>
          <table:table-cell table:formula="of:=IF(OR([.AU12]=&quot;&quot;; [.AU12]=1); &quot;&quot;; IF(SUM([.$G$11:.$G12])&lt;[.AV$10];1;0))">
            <text:p/>
          </table:table-cell>
          <table:table-cell table:formula="of:=IF(OR([.AV12]=&quot;&quot;; [.AV12]=1); &quot;&quot;; IF(SUM([.$G$11:.$G12])&lt;[.AW$10];1;0))">
            <text:p/>
          </table:table-cell>
          <table:table-cell table:formula="of:=IF(OR([.AW12]=&quot;&quot;; [.AW12]=1); &quot;&quot;; IF(SUM([.$G$11:.$G12])&lt;[.AX$10];1;0))">
            <text:p/>
          </table:table-cell>
          <table:table-cell table:formula="of:=IF(OR([.AX12]=&quot;&quot;; [.AX12]=1); &quot;&quot;; IF(SUM([.$G$11:.$G12])&lt;[.AY$10];1;0))">
            <text:p/>
          </table:table-cell>
          <table:table-cell table:formula="of:=IF(OR([.AY12]=&quot;&quot;; [.AY12]=1); &quot;&quot;; IF(SUM([.$G$11:.$G12])&lt;[.AZ$10];1;0))">
            <text:p/>
          </table:table-cell>
          <table:table-cell table:formula="of:=IF(OR([.AZ12]=&quot;&quot;; [.AZ12]=1); &quot;&quot;; IF(SUM([.$G$11:.$G12])&lt;[.BA$10];1;0))">
            <text:p/>
          </table:table-cell>
          <table:table-cell table:formula="of:=IF(OR([.BA12]=&quot;&quot;; [.BA12]=1); &quot;&quot;; IF(SUM([.$G$11:.$G12])&lt;[.BB$10];1;0))">
            <text:p/>
          </table:table-cell>
          <table:table-cell table:formula="of:=IF(OR([.BB12]=&quot;&quot;; [.BB12]=1); &quot;&quot;; IF(SUM([.$G$11:.$G12])&lt;[.BC$10];1;0))">
            <text:p/>
          </table:table-cell>
          <table:table-cell table:formula="of:=IF(OR([.BC12]=&quot;&quot;; [.BC12]=1); &quot;&quot;; IF(SUM([.$G$11:.$G12])&lt;[.BD$10];1;0))">
            <text:p/>
          </table:table-cell>
          <table:table-cell table:formula="of:=IF(OR([.BD12]=&quot;&quot;; [.BD12]=1); &quot;&quot;; IF(SUM([.$G$11:.$G12])&lt;[.BE$10];1;0))">
            <text:p/>
          </table:table-cell>
          <table:table-cell table:formula="of:=IF(OR([.BE12]=&quot;&quot;; [.BE12]=1); &quot;&quot;; IF(SUM([.$G$11:.$G12])&lt;[.BF$10];1;0))">
            <text:p/>
          </table:table-cell>
          <table:table-cell table:formula="of:=IF(OR([.BF12]=&quot;&quot;; [.BF12]=1); &quot;&quot;; IF(SUM([.$G$11:.$G12])&lt;[.BG$10];1;0))">
            <text:p/>
          </table:table-cell>
          <table:table-cell table:formula="of:=IF(OR([.BG12]=&quot;&quot;; [.BG12]=1); &quot;&quot;; IF(SUM([.$G$11:.$G12])&lt;[.BH$10];1;0))">
            <text:p/>
          </table:table-cell>
          <table:table-cell table:formula="of:=IF(OR([.BH12]=&quot;&quot;; [.BH12]=1); &quot;&quot;; IF(SUM([.$G$11:.$G12])&lt;[.BI$10];1;0))">
            <text:p/>
          </table:table-cell>
          <table:table-cell table:formula="of:=IF(OR([.BI12]=&quot;&quot;; [.BI12]=1); &quot;&quot;; IF(SUM([.$G$11:.$G12])&lt;[.BJ$10];1;0))">
            <text:p/>
          </table:table-cell>
          <table:table-cell table:formula="of:=IF(OR([.BJ12]=&quot;&quot;; [.BJ12]=1); &quot;&quot;; IF(SUM([.$G$11:.$G12])&lt;[.BK$10];1;0))">
            <text:p/>
          </table:table-cell>
          <table:table-cell table:formula="of:=IF(OR([.BK12]=&quot;&quot;; [.BK12]=1); &quot;&quot;; IF(SUM([.$G$11:.$G12])&lt;[.BL$10];1;0))">
            <text:p/>
          </table:table-cell>
          <table:table-cell table:formula="of:=IF(OR([.BL12]=&quot;&quot;; [.BL12]=1); &quot;&quot;; IF(SUM([.$G$11:.$G12])&lt;[.BM$10];1;0))">
            <text:p/>
          </table:table-cell>
          <table:table-cell table:formula="of:=IF(OR([.BM12]=&quot;&quot;; [.BM12]=1); &quot;&quot;; IF(SUM([.$G$11:.$G12])&lt;[.BN$10];1;0))">
            <text:p/>
          </table:table-cell>
          <table:table-cell table:formula="of:=IF(OR([.BN12]=&quot;&quot;; [.BN12]=1); &quot;&quot;; IF(SUM([.$G$11:.$G12])&lt;[.BO$10];1;0))">
            <text:p/>
          </table:table-cell>
          <table:table-cell table:formula="of:=IF(OR([.BO12]=&quot;&quot;; [.BO12]=1); &quot;&quot;; IF(SUM([.$G$11:.$G12])&lt;[.BP$10];1;0))">
            <text:p/>
          </table:table-cell>
          <table:table-cell table:formula="of:=IF(OR([.BP12]=&quot;&quot;; [.BP12]=1); &quot;&quot;; IF(SUM([.$G$11:.$G12])&lt;[.BQ$10];1;0))">
            <text:p/>
          </table:table-cell>
          <table:table-cell table:formula="of:=IF(OR([.BQ12]=&quot;&quot;; [.BQ12]=1); &quot;&quot;; IF(SUM([.$G$11:.$G12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IF([.$E$5]*[.$A13]&lt;=[.$E$1];[.$E$5]*[.$A13];&quot;&quot;)" office:value-type="float" office:value="1.33333333333333">
            <text:p>1.3333333333</text:p>
          </table:table-cell>
          <table:table-cell table:formula="of:=IF([.$B13]&lt;&gt;&quot;&quot;;[.$E$1]-[.B13];&quot;&quot;)" office:value-type="float" office:value="0.666666666666667">
            <text:p>0.6666666667</text:p>
          </table:table-cell>
          <table:table-cell table:formula="of:=IF(AND([.$B13]&lt;&gt;&quot;&quot;;FLOOR([.$B13]/[.$E$5];1)&lt;=[.$C$4]);FLOOR([.$B13]/[.$E$5];1);&quot;&quot;)" office:value-type="float" office:value="2">
            <text:p>2</text:p>
          </table:table-cell>
          <table:table-cell/>
          <table:table-cell table:formula="of:=IF([.$D13]&lt;&gt;&quot;&quot;;[.$C$2]+[.D13]*IF([.$C$2]&gt;[.$C$3];-1;1);&quot;&quot;)" office:value-type="float" office:value="92">
            <text:p>92</text:p>
          </table:table-cell>
          <table:table-cell table:formula="of:=IF([.$D13]&lt;&gt;&quot;&quot;;60/[.F13]*1000;&quot;&quot;)" office:value-type="float" office:value="652.173913043478">
            <text:p>652.17</text:p>
          </table:table-cell>
          <table:table-cell table:formula="of:=IF([.G13]&lt;&gt;&quot;&quot;;0;&quot;&quot;)" office:value-type="float" office:value="0">
            <text:p>0</text:p>
          </table:table-cell>
          <table:table-cell table:formula="of:=IF(OR([.H13]=&quot;&quot;; [.H13]=1); &quot;&quot;; IF(SUM([.$G$11:.$G13])&lt;[.I$10];1;0))" office:value-type="float" office:value="0">
            <text:p>0</text:p>
          </table:table-cell>
          <table:table-cell table:formula="of:=IF(OR([.I13]=&quot;&quot;; [.I13]=1); &quot;&quot;; IF(SUM([.$G$11:.$G13])&lt;[.J$10];1;0))" office:value-type="float" office:value="0">
            <text:p>0</text:p>
          </table:table-cell>
          <table:table-cell table:formula="of:=IF(OR([.J13]=&quot;&quot;; [.J13]=1); &quot;&quot;; IF(SUM([.$G$11:.$G13])&lt;[.K$10];1;0))" office:value-type="float" office:value="0">
            <text:p>0</text:p>
          </table:table-cell>
          <table:table-cell table:formula="of:=IF(OR([.K13]=&quot;&quot;; [.K13]=1); &quot;&quot;; IF(SUM([.$G$11:.$G13])&lt;[.L$10];1;0))" office:value-type="float" office:value="1">
            <text:p>1</text:p>
          </table:table-cell>
          <table:table-cell table:formula="of:=IF(OR([.L13]=&quot;&quot;; [.L13]=1); &quot;&quot;; IF(SUM([.$G$11:.$G13])&lt;[.M$10];1;0))">
            <text:p/>
          </table:table-cell>
          <table:table-cell table:formula="of:=IF(OR([.M13]=&quot;&quot;; [.M13]=1); &quot;&quot;; IF(SUM([.$G$11:.$G13])&lt;[.N$10];1;0))">
            <text:p/>
          </table:table-cell>
          <table:table-cell table:formula="of:=IF(OR([.N13]=&quot;&quot;; [.N13]=1); &quot;&quot;; IF(SUM([.$G$11:.$G13])&lt;[.O$10];1;0))">
            <text:p/>
          </table:table-cell>
          <table:table-cell table:formula="of:=IF(OR([.O13]=&quot;&quot;; [.O13]=1); &quot;&quot;; IF(SUM([.$G$11:.$G13])&lt;[.P$10];1;0))">
            <text:p/>
          </table:table-cell>
          <table:table-cell table:formula="of:=IF(OR([.P13]=&quot;&quot;; [.P13]=1); &quot;&quot;; IF(SUM([.$G$11:.$G13])&lt;[.Q$10];1;0))">
            <text:p/>
          </table:table-cell>
          <table:table-cell table:formula="of:=IF(OR([.Q13]=&quot;&quot;; [.Q13]=1); &quot;&quot;; IF(SUM([.$G$11:.$G13])&lt;[.R$10];1;0))">
            <text:p/>
          </table:table-cell>
          <table:table-cell table:formula="of:=IF(OR([.R13]=&quot;&quot;; [.R13]=1); &quot;&quot;; IF(SUM([.$G$11:.$G13])&lt;[.S$10];1;0))">
            <text:p/>
          </table:table-cell>
          <table:table-cell table:formula="of:=IF(OR([.S13]=&quot;&quot;; [.S13]=1); &quot;&quot;; IF(SUM([.$G$11:.$G13])&lt;[.T$10];1;0))">
            <text:p/>
          </table:table-cell>
          <table:table-cell table:formula="of:=IF(OR([.T13]=&quot;&quot;; [.T13]=1); &quot;&quot;; IF(SUM([.$G$11:.$G13])&lt;[.U$10];1;0))">
            <text:p/>
          </table:table-cell>
          <table:table-cell table:formula="of:=IF(OR([.U13]=&quot;&quot;; [.U13]=1); &quot;&quot;; IF(SUM([.$G$11:.$G13])&lt;[.V$10];1;0))">
            <text:p/>
          </table:table-cell>
          <table:table-cell table:formula="of:=IF(OR([.V13]=&quot;&quot;; [.V13]=1); &quot;&quot;; IF(SUM([.$G$11:.$G13])&lt;[.W$10];1;0))">
            <text:p/>
          </table:table-cell>
          <table:table-cell table:formula="of:=IF(OR([.W13]=&quot;&quot;; [.W13]=1); &quot;&quot;; IF(SUM([.$G$11:.$G13])&lt;[.X$10];1;0))">
            <text:p/>
          </table:table-cell>
          <table:table-cell table:formula="of:=IF(OR([.X13]=&quot;&quot;; [.X13]=1); &quot;&quot;; IF(SUM([.$G$11:.$G13])&lt;[.Y$10];1;0))">
            <text:p/>
          </table:table-cell>
          <table:table-cell table:formula="of:=IF(OR([.Y13]=&quot;&quot;; [.Y13]=1); &quot;&quot;; IF(SUM([.$G$11:.$G13])&lt;[.Z$10];1;0))">
            <text:p/>
          </table:table-cell>
          <table:table-cell table:formula="of:=IF(OR([.Z13]=&quot;&quot;; [.Z13]=1); &quot;&quot;; IF(SUM([.$G$11:.$G13])&lt;[.AA$10];1;0))">
            <text:p/>
          </table:table-cell>
          <table:table-cell table:formula="of:=IF(OR([.AA13]=&quot;&quot;; [.AA13]=1); &quot;&quot;; IF(SUM([.$G$11:.$G13])&lt;[.AB$10];1;0))">
            <text:p/>
          </table:table-cell>
          <table:table-cell table:formula="of:=IF(OR([.AB13]=&quot;&quot;; [.AB13]=1); &quot;&quot;; IF(SUM([.$G$11:.$G13])&lt;[.AC$10];1;0))">
            <text:p/>
          </table:table-cell>
          <table:table-cell table:formula="of:=IF(OR([.AC13]=&quot;&quot;; [.AC13]=1); &quot;&quot;; IF(SUM([.$G$11:.$G13])&lt;[.AD$10];1;0))">
            <text:p/>
          </table:table-cell>
          <table:table-cell table:formula="of:=IF(OR([.AD13]=&quot;&quot;; [.AD13]=1); &quot;&quot;; IF(SUM([.$G$11:.$G13])&lt;[.AE$10];1;0))">
            <text:p/>
          </table:table-cell>
          <table:table-cell table:formula="of:=IF(OR([.AE13]=&quot;&quot;; [.AE13]=1); &quot;&quot;; IF(SUM([.$G$11:.$G13])&lt;[.AF$10];1;0))">
            <text:p/>
          </table:table-cell>
          <table:table-cell table:formula="of:=IF(OR([.AF13]=&quot;&quot;; [.AF13]=1); &quot;&quot;; IF(SUM([.$G$11:.$G13])&lt;[.AG$10];1;0))">
            <text:p/>
          </table:table-cell>
          <table:table-cell table:formula="of:=IF(OR([.AG13]=&quot;&quot;; [.AG13]=1); &quot;&quot;; IF(SUM([.$G$11:.$G13])&lt;[.AH$10];1;0))">
            <text:p/>
          </table:table-cell>
          <table:table-cell table:formula="of:=IF(OR([.AH13]=&quot;&quot;; [.AH13]=1); &quot;&quot;; IF(SUM([.$G$11:.$G13])&lt;[.AI$10];1;0))">
            <text:p/>
          </table:table-cell>
          <table:table-cell table:formula="of:=IF(OR([.AI13]=&quot;&quot;; [.AI13]=1); &quot;&quot;; IF(SUM([.$G$11:.$G13])&lt;[.AJ$10];1;0))">
            <text:p/>
          </table:table-cell>
          <table:table-cell table:formula="of:=IF(OR([.AJ13]=&quot;&quot;; [.AJ13]=1); &quot;&quot;; IF(SUM([.$G$11:.$G13])&lt;[.AK$10];1;0))">
            <text:p/>
          </table:table-cell>
          <table:table-cell table:formula="of:=IF(OR([.AK13]=&quot;&quot;; [.AK13]=1); &quot;&quot;; IF(SUM([.$G$11:.$G13])&lt;[.AL$10];1;0))">
            <text:p/>
          </table:table-cell>
          <table:table-cell table:formula="of:=IF(OR([.AL13]=&quot;&quot;; [.AL13]=1); &quot;&quot;; IF(SUM([.$G$11:.$G13])&lt;[.AM$10];1;0))">
            <text:p/>
          </table:table-cell>
          <table:table-cell table:formula="of:=IF(OR([.AM13]=&quot;&quot;; [.AM13]=1); &quot;&quot;; IF(SUM([.$G$11:.$G13])&lt;[.AN$10];1;0))">
            <text:p/>
          </table:table-cell>
          <table:table-cell table:formula="of:=IF(OR([.AN13]=&quot;&quot;; [.AN13]=1); &quot;&quot;; IF(SUM([.$G$11:.$G13])&lt;[.AO$10];1;0))">
            <text:p/>
          </table:table-cell>
          <table:table-cell table:formula="of:=IF(OR([.AO13]=&quot;&quot;; [.AO13]=1); &quot;&quot;; IF(SUM([.$G$11:.$G13])&lt;[.AP$10];1;0))">
            <text:p/>
          </table:table-cell>
          <table:table-cell table:formula="of:=IF(OR([.AP13]=&quot;&quot;; [.AP13]=1); &quot;&quot;; IF(SUM([.$G$11:.$G13])&lt;[.AQ$10];1;0))">
            <text:p/>
          </table:table-cell>
          <table:table-cell table:formula="of:=IF(OR([.AQ13]=&quot;&quot;; [.AQ13]=1); &quot;&quot;; IF(SUM([.$G$11:.$G13])&lt;[.AR$10];1;0))">
            <text:p/>
          </table:table-cell>
          <table:table-cell table:formula="of:=IF(OR([.AR13]=&quot;&quot;; [.AR13]=1); &quot;&quot;; IF(SUM([.$G$11:.$G13])&lt;[.AS$10];1;0))">
            <text:p/>
          </table:table-cell>
          <table:table-cell table:formula="of:=IF(OR([.AS13]=&quot;&quot;; [.AS13]=1); &quot;&quot;; IF(SUM([.$G$11:.$G13])&lt;[.AT$10];1;0))">
            <text:p/>
          </table:table-cell>
          <table:table-cell table:formula="of:=IF(OR([.AT13]=&quot;&quot;; [.AT13]=1); &quot;&quot;; IF(SUM([.$G$11:.$G13])&lt;[.AU$10];1;0))">
            <text:p/>
          </table:table-cell>
          <table:table-cell table:formula="of:=IF(OR([.AU13]=&quot;&quot;; [.AU13]=1); &quot;&quot;; IF(SUM([.$G$11:.$G13])&lt;[.AV$10];1;0))">
            <text:p/>
          </table:table-cell>
          <table:table-cell table:formula="of:=IF(OR([.AV13]=&quot;&quot;; [.AV13]=1); &quot;&quot;; IF(SUM([.$G$11:.$G13])&lt;[.AW$10];1;0))">
            <text:p/>
          </table:table-cell>
          <table:table-cell table:formula="of:=IF(OR([.AW13]=&quot;&quot;; [.AW13]=1); &quot;&quot;; IF(SUM([.$G$11:.$G13])&lt;[.AX$10];1;0))">
            <text:p/>
          </table:table-cell>
          <table:table-cell table:formula="of:=IF(OR([.AX13]=&quot;&quot;; [.AX13]=1); &quot;&quot;; IF(SUM([.$G$11:.$G13])&lt;[.AY$10];1;0))">
            <text:p/>
          </table:table-cell>
          <table:table-cell table:formula="of:=IF(OR([.AY13]=&quot;&quot;; [.AY13]=1); &quot;&quot;; IF(SUM([.$G$11:.$G13])&lt;[.AZ$10];1;0))">
            <text:p/>
          </table:table-cell>
          <table:table-cell table:formula="of:=IF(OR([.AZ13]=&quot;&quot;; [.AZ13]=1); &quot;&quot;; IF(SUM([.$G$11:.$G13])&lt;[.BA$10];1;0))">
            <text:p/>
          </table:table-cell>
          <table:table-cell table:formula="of:=IF(OR([.BA13]=&quot;&quot;; [.BA13]=1); &quot;&quot;; IF(SUM([.$G$11:.$G13])&lt;[.BB$10];1;0))">
            <text:p/>
          </table:table-cell>
          <table:table-cell table:formula="of:=IF(OR([.BB13]=&quot;&quot;; [.BB13]=1); &quot;&quot;; IF(SUM([.$G$11:.$G13])&lt;[.BC$10];1;0))">
            <text:p/>
          </table:table-cell>
          <table:table-cell table:formula="of:=IF(OR([.BC13]=&quot;&quot;; [.BC13]=1); &quot;&quot;; IF(SUM([.$G$11:.$G13])&lt;[.BD$10];1;0))">
            <text:p/>
          </table:table-cell>
          <table:table-cell table:formula="of:=IF(OR([.BD13]=&quot;&quot;; [.BD13]=1); &quot;&quot;; IF(SUM([.$G$11:.$G13])&lt;[.BE$10];1;0))">
            <text:p/>
          </table:table-cell>
          <table:table-cell table:formula="of:=IF(OR([.BE13]=&quot;&quot;; [.BE13]=1); &quot;&quot;; IF(SUM([.$G$11:.$G13])&lt;[.BF$10];1;0))">
            <text:p/>
          </table:table-cell>
          <table:table-cell table:formula="of:=IF(OR([.BF13]=&quot;&quot;; [.BF13]=1); &quot;&quot;; IF(SUM([.$G$11:.$G13])&lt;[.BG$10];1;0))">
            <text:p/>
          </table:table-cell>
          <table:table-cell table:formula="of:=IF(OR([.BG13]=&quot;&quot;; [.BG13]=1); &quot;&quot;; IF(SUM([.$G$11:.$G13])&lt;[.BH$10];1;0))">
            <text:p/>
          </table:table-cell>
          <table:table-cell table:formula="of:=IF(OR([.BH13]=&quot;&quot;; [.BH13]=1); &quot;&quot;; IF(SUM([.$G$11:.$G13])&lt;[.BI$10];1;0))">
            <text:p/>
          </table:table-cell>
          <table:table-cell table:formula="of:=IF(OR([.BI13]=&quot;&quot;; [.BI13]=1); &quot;&quot;; IF(SUM([.$G$11:.$G13])&lt;[.BJ$10];1;0))">
            <text:p/>
          </table:table-cell>
          <table:table-cell table:formula="of:=IF(OR([.BJ13]=&quot;&quot;; [.BJ13]=1); &quot;&quot;; IF(SUM([.$G$11:.$G13])&lt;[.BK$10];1;0))">
            <text:p/>
          </table:table-cell>
          <table:table-cell table:formula="of:=IF(OR([.BK13]=&quot;&quot;; [.BK13]=1); &quot;&quot;; IF(SUM([.$G$11:.$G13])&lt;[.BL$10];1;0))">
            <text:p/>
          </table:table-cell>
          <table:table-cell table:formula="of:=IF(OR([.BL13]=&quot;&quot;; [.BL13]=1); &quot;&quot;; IF(SUM([.$G$11:.$G13])&lt;[.BM$10];1;0))">
            <text:p/>
          </table:table-cell>
          <table:table-cell table:formula="of:=IF(OR([.BM13]=&quot;&quot;; [.BM13]=1); &quot;&quot;; IF(SUM([.$G$11:.$G13])&lt;[.BN$10];1;0))">
            <text:p/>
          </table:table-cell>
          <table:table-cell table:formula="of:=IF(OR([.BN13]=&quot;&quot;; [.BN13]=1); &quot;&quot;; IF(SUM([.$G$11:.$G13])&lt;[.BO$10];1;0))">
            <text:p/>
          </table:table-cell>
          <table:table-cell table:formula="of:=IF(OR([.BO13]=&quot;&quot;; [.BO13]=1); &quot;&quot;; IF(SUM([.$G$11:.$G13])&lt;[.BP$10];1;0))">
            <text:p/>
          </table:table-cell>
          <table:table-cell table:formula="of:=IF(OR([.BP13]=&quot;&quot;; [.BP13]=1); &quot;&quot;; IF(SUM([.$G$11:.$G13])&lt;[.BQ$10];1;0))">
            <text:p/>
          </table:table-cell>
          <table:table-cell table:formula="of:=IF(OR([.BQ13]=&quot;&quot;; [.BQ13]=1); &quot;&quot;; IF(SUM([.$G$11:.$G13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IF([.$E$5]*[.$A14]&lt;=[.$E$1];[.$E$5]*[.$A14];&quot;&quot;)" office:value-type="float" office:value="2">
            <text:p>2</text:p>
          </table:table-cell>
          <table:table-cell table:formula="of:=IF([.$B14]&lt;&gt;&quot;&quot;;[.$E$1]-[.B14];&quot;&quot;)" office:value-type="float" office:value="0">
            <text:p>0</text:p>
          </table:table-cell>
          <table:table-cell table:formula="of:=IF(AND([.$B14]&lt;&gt;&quot;&quot;;FLOOR([.$B14]/[.$E$5];1)&lt;=[.$C$4]);FLOOR([.$B14]/[.$E$5];1);&quot;&quot;)">
            <text:p/>
          </table:table-cell>
          <table:table-cell/>
          <table:table-cell table:formula="of:=IF([.$D14]&lt;&gt;&quot;&quot;;[.$C$2]+[.D14]*IF([.$C$2]&gt;[.$C$3];-1;1);&quot;&quot;)">
            <text:p/>
          </table:table-cell>
          <table:table-cell table:formula="of:=IF([.$D14]&lt;&gt;&quot;&quot;;60/[.F14]*1000;&quot;&quot;)">
            <text:p/>
          </table:table-cell>
          <table:table-cell table:formula="of:=IF([.G14]&lt;&gt;&quot;&quot;;0;&quot;&quot;)">
            <text:p/>
          </table:table-cell>
          <table:table-cell table:formula="of:=IF(OR([.H14]=&quot;&quot;; [.H14]=1); &quot;&quot;; IF(SUM([.$G$11:.$G14])&lt;[.I$10];1;0))">
            <text:p/>
          </table:table-cell>
          <table:table-cell table:formula="of:=IF(OR([.I14]=&quot;&quot;; [.I14]=1); &quot;&quot;; IF(SUM([.$G$11:.$G14])&lt;[.J$10];1;0))">
            <text:p/>
          </table:table-cell>
          <table:table-cell table:formula="of:=IF(OR([.J14]=&quot;&quot;; [.J14]=1); &quot;&quot;; IF(SUM([.$G$11:.$G14])&lt;[.K$10];1;0))">
            <text:p/>
          </table:table-cell>
          <table:table-cell table:formula="of:=IF(OR([.K14]=&quot;&quot;; [.K14]=1); &quot;&quot;; IF(SUM([.$G$11:.$G14])&lt;[.L$10];1;0))">
            <text:p/>
          </table:table-cell>
          <table:table-cell table:formula="of:=IF(OR([.L14]=&quot;&quot;; [.L14]=1); &quot;&quot;; IF(SUM([.$G$11:.$G14])&lt;[.M$10];1;0))">
            <text:p/>
          </table:table-cell>
          <table:table-cell table:formula="of:=IF(OR([.M14]=&quot;&quot;; [.M14]=1); &quot;&quot;; IF(SUM([.$G$11:.$G14])&lt;[.N$10];1;0))">
            <text:p/>
          </table:table-cell>
          <table:table-cell table:formula="of:=IF(OR([.N14]=&quot;&quot;; [.N14]=1); &quot;&quot;; IF(SUM([.$G$11:.$G14])&lt;[.O$10];1;0))">
            <text:p/>
          </table:table-cell>
          <table:table-cell table:formula="of:=IF(OR([.O14]=&quot;&quot;; [.O14]=1); &quot;&quot;; IF(SUM([.$G$11:.$G14])&lt;[.P$10];1;0))">
            <text:p/>
          </table:table-cell>
          <table:table-cell table:formula="of:=IF(OR([.P14]=&quot;&quot;; [.P14]=1); &quot;&quot;; IF(SUM([.$G$11:.$G14])&lt;[.Q$10];1;0))">
            <text:p/>
          </table:table-cell>
          <table:table-cell table:formula="of:=IF(OR([.Q14]=&quot;&quot;; [.Q14]=1); &quot;&quot;; IF(SUM([.$G$11:.$G14])&lt;[.R$10];1;0))">
            <text:p/>
          </table:table-cell>
          <table:table-cell table:formula="of:=IF(OR([.R14]=&quot;&quot;; [.R14]=1); &quot;&quot;; IF(SUM([.$G$11:.$G14])&lt;[.S$10];1;0))">
            <text:p/>
          </table:table-cell>
          <table:table-cell table:formula="of:=IF(OR([.S14]=&quot;&quot;; [.S14]=1); &quot;&quot;; IF(SUM([.$G$11:.$G14])&lt;[.T$10];1;0))">
            <text:p/>
          </table:table-cell>
          <table:table-cell table:formula="of:=IF(OR([.T14]=&quot;&quot;; [.T14]=1); &quot;&quot;; IF(SUM([.$G$11:.$G14])&lt;[.U$10];1;0))">
            <text:p/>
          </table:table-cell>
          <table:table-cell table:formula="of:=IF(OR([.U14]=&quot;&quot;; [.U14]=1); &quot;&quot;; IF(SUM([.$G$11:.$G14])&lt;[.V$10];1;0))">
            <text:p/>
          </table:table-cell>
          <table:table-cell table:formula="of:=IF(OR([.V14]=&quot;&quot;; [.V14]=1); &quot;&quot;; IF(SUM([.$G$11:.$G14])&lt;[.W$10];1;0))">
            <text:p/>
          </table:table-cell>
          <table:table-cell table:formula="of:=IF(OR([.W14]=&quot;&quot;; [.W14]=1); &quot;&quot;; IF(SUM([.$G$11:.$G14])&lt;[.X$10];1;0))">
            <text:p/>
          </table:table-cell>
          <table:table-cell table:formula="of:=IF(OR([.X14]=&quot;&quot;; [.X14]=1); &quot;&quot;; IF(SUM([.$G$11:.$G14])&lt;[.Y$10];1;0))">
            <text:p/>
          </table:table-cell>
          <table:table-cell table:formula="of:=IF(OR([.Y14]=&quot;&quot;; [.Y14]=1); &quot;&quot;; IF(SUM([.$G$11:.$G14])&lt;[.Z$10];1;0))">
            <text:p/>
          </table:table-cell>
          <table:table-cell table:formula="of:=IF(OR([.Z14]=&quot;&quot;; [.Z14]=1); &quot;&quot;; IF(SUM([.$G$11:.$G14])&lt;[.AA$10];1;0))">
            <text:p/>
          </table:table-cell>
          <table:table-cell table:formula="of:=IF(OR([.AA14]=&quot;&quot;; [.AA14]=1); &quot;&quot;; IF(SUM([.$G$11:.$G14])&lt;[.AB$10];1;0))">
            <text:p/>
          </table:table-cell>
          <table:table-cell table:formula="of:=IF(OR([.AB14]=&quot;&quot;; [.AB14]=1); &quot;&quot;; IF(SUM([.$G$11:.$G14])&lt;[.AC$10];1;0))">
            <text:p/>
          </table:table-cell>
          <table:table-cell table:formula="of:=IF(OR([.AC14]=&quot;&quot;; [.AC14]=1); &quot;&quot;; IF(SUM([.$G$11:.$G14])&lt;[.AD$10];1;0))">
            <text:p/>
          </table:table-cell>
          <table:table-cell table:formula="of:=IF(OR([.AD14]=&quot;&quot;; [.AD14]=1); &quot;&quot;; IF(SUM([.$G$11:.$G14])&lt;[.AE$10];1;0))">
            <text:p/>
          </table:table-cell>
          <table:table-cell table:formula="of:=IF(OR([.AE14]=&quot;&quot;; [.AE14]=1); &quot;&quot;; IF(SUM([.$G$11:.$G14])&lt;[.AF$10];1;0))">
            <text:p/>
          </table:table-cell>
          <table:table-cell table:formula="of:=IF(OR([.AF14]=&quot;&quot;; [.AF14]=1); &quot;&quot;; IF(SUM([.$G$11:.$G14])&lt;[.AG$10];1;0))">
            <text:p/>
          </table:table-cell>
          <table:table-cell table:formula="of:=IF(OR([.AG14]=&quot;&quot;; [.AG14]=1); &quot;&quot;; IF(SUM([.$G$11:.$G14])&lt;[.AH$10];1;0))">
            <text:p/>
          </table:table-cell>
          <table:table-cell table:formula="of:=IF(OR([.AH14]=&quot;&quot;; [.AH14]=1); &quot;&quot;; IF(SUM([.$G$11:.$G14])&lt;[.AI$10];1;0))">
            <text:p/>
          </table:table-cell>
          <table:table-cell table:formula="of:=IF(OR([.AI14]=&quot;&quot;; [.AI14]=1); &quot;&quot;; IF(SUM([.$G$11:.$G14])&lt;[.AJ$10];1;0))">
            <text:p/>
          </table:table-cell>
          <table:table-cell table:formula="of:=IF(OR([.AJ14]=&quot;&quot;; [.AJ14]=1); &quot;&quot;; IF(SUM([.$G$11:.$G14])&lt;[.AK$10];1;0))">
            <text:p/>
          </table:table-cell>
          <table:table-cell table:formula="of:=IF(OR([.AK14]=&quot;&quot;; [.AK14]=1); &quot;&quot;; IF(SUM([.$G$11:.$G14])&lt;[.AL$10];1;0))">
            <text:p/>
          </table:table-cell>
          <table:table-cell table:formula="of:=IF(OR([.AL14]=&quot;&quot;; [.AL14]=1); &quot;&quot;; IF(SUM([.$G$11:.$G14])&lt;[.AM$10];1;0))">
            <text:p/>
          </table:table-cell>
          <table:table-cell table:formula="of:=IF(OR([.AM14]=&quot;&quot;; [.AM14]=1); &quot;&quot;; IF(SUM([.$G$11:.$G14])&lt;[.AN$10];1;0))">
            <text:p/>
          </table:table-cell>
          <table:table-cell table:formula="of:=IF(OR([.AN14]=&quot;&quot;; [.AN14]=1); &quot;&quot;; IF(SUM([.$G$11:.$G14])&lt;[.AO$10];1;0))">
            <text:p/>
          </table:table-cell>
          <table:table-cell table:formula="of:=IF(OR([.AO14]=&quot;&quot;; [.AO14]=1); &quot;&quot;; IF(SUM([.$G$11:.$G14])&lt;[.AP$10];1;0))">
            <text:p/>
          </table:table-cell>
          <table:table-cell table:formula="of:=IF(OR([.AP14]=&quot;&quot;; [.AP14]=1); &quot;&quot;; IF(SUM([.$G$11:.$G14])&lt;[.AQ$10];1;0))">
            <text:p/>
          </table:table-cell>
          <table:table-cell table:formula="of:=IF(OR([.AQ14]=&quot;&quot;; [.AQ14]=1); &quot;&quot;; IF(SUM([.$G$11:.$G14])&lt;[.AR$10];1;0))">
            <text:p/>
          </table:table-cell>
          <table:table-cell table:formula="of:=IF(OR([.AR14]=&quot;&quot;; [.AR14]=1); &quot;&quot;; IF(SUM([.$G$11:.$G14])&lt;[.AS$10];1;0))">
            <text:p/>
          </table:table-cell>
          <table:table-cell table:formula="of:=IF(OR([.AS14]=&quot;&quot;; [.AS14]=1); &quot;&quot;; IF(SUM([.$G$11:.$G14])&lt;[.AT$10];1;0))">
            <text:p/>
          </table:table-cell>
          <table:table-cell table:formula="of:=IF(OR([.AT14]=&quot;&quot;; [.AT14]=1); &quot;&quot;; IF(SUM([.$G$11:.$G14])&lt;[.AU$10];1;0))">
            <text:p/>
          </table:table-cell>
          <table:table-cell table:formula="of:=IF(OR([.AU14]=&quot;&quot;; [.AU14]=1); &quot;&quot;; IF(SUM([.$G$11:.$G14])&lt;[.AV$10];1;0))">
            <text:p/>
          </table:table-cell>
          <table:table-cell table:formula="of:=IF(OR([.AV14]=&quot;&quot;; [.AV14]=1); &quot;&quot;; IF(SUM([.$G$11:.$G14])&lt;[.AW$10];1;0))">
            <text:p/>
          </table:table-cell>
          <table:table-cell table:formula="of:=IF(OR([.AW14]=&quot;&quot;; [.AW14]=1); &quot;&quot;; IF(SUM([.$G$11:.$G14])&lt;[.AX$10];1;0))">
            <text:p/>
          </table:table-cell>
          <table:table-cell table:formula="of:=IF(OR([.AX14]=&quot;&quot;; [.AX14]=1); &quot;&quot;; IF(SUM([.$G$11:.$G14])&lt;[.AY$10];1;0))">
            <text:p/>
          </table:table-cell>
          <table:table-cell table:formula="of:=IF(OR([.AY14]=&quot;&quot;; [.AY14]=1); &quot;&quot;; IF(SUM([.$G$11:.$G14])&lt;[.AZ$10];1;0))">
            <text:p/>
          </table:table-cell>
          <table:table-cell table:formula="of:=IF(OR([.AZ14]=&quot;&quot;; [.AZ14]=1); &quot;&quot;; IF(SUM([.$G$11:.$G14])&lt;[.BA$10];1;0))">
            <text:p/>
          </table:table-cell>
          <table:table-cell table:formula="of:=IF(OR([.BA14]=&quot;&quot;; [.BA14]=1); &quot;&quot;; IF(SUM([.$G$11:.$G14])&lt;[.BB$10];1;0))">
            <text:p/>
          </table:table-cell>
          <table:table-cell table:formula="of:=IF(OR([.BB14]=&quot;&quot;; [.BB14]=1); &quot;&quot;; IF(SUM([.$G$11:.$G14])&lt;[.BC$10];1;0))">
            <text:p/>
          </table:table-cell>
          <table:table-cell table:formula="of:=IF(OR([.BC14]=&quot;&quot;; [.BC14]=1); &quot;&quot;; IF(SUM([.$G$11:.$G14])&lt;[.BD$10];1;0))">
            <text:p/>
          </table:table-cell>
          <table:table-cell table:formula="of:=IF(OR([.BD14]=&quot;&quot;; [.BD14]=1); &quot;&quot;; IF(SUM([.$G$11:.$G14])&lt;[.BE$10];1;0))">
            <text:p/>
          </table:table-cell>
          <table:table-cell table:formula="of:=IF(OR([.BE14]=&quot;&quot;; [.BE14]=1); &quot;&quot;; IF(SUM([.$G$11:.$G14])&lt;[.BF$10];1;0))">
            <text:p/>
          </table:table-cell>
          <table:table-cell table:formula="of:=IF(OR([.BF14]=&quot;&quot;; [.BF14]=1); &quot;&quot;; IF(SUM([.$G$11:.$G14])&lt;[.BG$10];1;0))">
            <text:p/>
          </table:table-cell>
          <table:table-cell table:formula="of:=IF(OR([.BG14]=&quot;&quot;; [.BG14]=1); &quot;&quot;; IF(SUM([.$G$11:.$G14])&lt;[.BH$10];1;0))">
            <text:p/>
          </table:table-cell>
          <table:table-cell table:formula="of:=IF(OR([.BH14]=&quot;&quot;; [.BH14]=1); &quot;&quot;; IF(SUM([.$G$11:.$G14])&lt;[.BI$10];1;0))">
            <text:p/>
          </table:table-cell>
          <table:table-cell table:formula="of:=IF(OR([.BI14]=&quot;&quot;; [.BI14]=1); &quot;&quot;; IF(SUM([.$G$11:.$G14])&lt;[.BJ$10];1;0))">
            <text:p/>
          </table:table-cell>
          <table:table-cell table:formula="of:=IF(OR([.BJ14]=&quot;&quot;; [.BJ14]=1); &quot;&quot;; IF(SUM([.$G$11:.$G14])&lt;[.BK$10];1;0))">
            <text:p/>
          </table:table-cell>
          <table:table-cell table:formula="of:=IF(OR([.BK14]=&quot;&quot;; [.BK14]=1); &quot;&quot;; IF(SUM([.$G$11:.$G14])&lt;[.BL$10];1;0))">
            <text:p/>
          </table:table-cell>
          <table:table-cell table:formula="of:=IF(OR([.BL14]=&quot;&quot;; [.BL14]=1); &quot;&quot;; IF(SUM([.$G$11:.$G14])&lt;[.BM$10];1;0))">
            <text:p/>
          </table:table-cell>
          <table:table-cell table:formula="of:=IF(OR([.BM14]=&quot;&quot;; [.BM14]=1); &quot;&quot;; IF(SUM([.$G$11:.$G14])&lt;[.BN$10];1;0))">
            <text:p/>
          </table:table-cell>
          <table:table-cell table:formula="of:=IF(OR([.BN14]=&quot;&quot;; [.BN14]=1); &quot;&quot;; IF(SUM([.$G$11:.$G14])&lt;[.BO$10];1;0))">
            <text:p/>
          </table:table-cell>
          <table:table-cell table:formula="of:=IF(OR([.BO14]=&quot;&quot;; [.BO14]=1); &quot;&quot;; IF(SUM([.$G$11:.$G14])&lt;[.BP$10];1;0))">
            <text:p/>
          </table:table-cell>
          <table:table-cell table:formula="of:=IF(OR([.BP14]=&quot;&quot;; [.BP14]=1); &quot;&quot;; IF(SUM([.$G$11:.$G14])&lt;[.BQ$10];1;0))">
            <text:p/>
          </table:table-cell>
          <table:table-cell table:formula="of:=IF(OR([.BQ14]=&quot;&quot;; [.BQ14]=1); &quot;&quot;; IF(SUM([.$G$11:.$G14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IF([.$E$5]*[.$A15]&lt;=[.$E$1];[.$E$5]*[.$A15];&quot;&quot;)">
            <text:p/>
          </table:table-cell>
          <table:table-cell table:formula="of:=IF([.$B15]&lt;&gt;&quot;&quot;;[.$E$1]-[.B15];&quot;&quot;)">
            <text:p/>
          </table:table-cell>
          <table:table-cell table:formula="of:=IF(AND([.$B15]&lt;&gt;&quot;&quot;;FLOOR([.$B15]/[.$E$5];1)&lt;=[.$C$4]);FLOOR([.$B15]/[.$E$5];1);&quot;&quot;)">
            <text:p/>
          </table:table-cell>
          <table:table-cell/>
          <table:table-cell table:formula="of:=IF([.$D15]&lt;&gt;&quot;&quot;;[.$C$2]+[.D15]*IF([.$C$2]&gt;[.$C$3];-1;1);&quot;&quot;)">
            <text:p/>
          </table:table-cell>
          <table:table-cell table:formula="of:=IF([.$D15]&lt;&gt;&quot;&quot;;60/[.F15]*1000;&quot;&quot;)">
            <text:p/>
          </table:table-cell>
          <table:table-cell table:formula="of:=IF([.G15]&lt;&gt;&quot;&quot;;0;&quot;&quot;)">
            <text:p/>
          </table:table-cell>
          <table:table-cell table:formula="of:=IF(OR([.H15]=&quot;&quot;; [.H15]=1); &quot;&quot;; IF(SUM([.$G$11:.$G15])&lt;[.I$10];1;0))">
            <text:p/>
          </table:table-cell>
          <table:table-cell table:formula="of:=IF(OR([.I15]=&quot;&quot;; [.I15]=1); &quot;&quot;; IF(SUM([.$G$11:.$G15])&lt;[.J$10];1;0))">
            <text:p/>
          </table:table-cell>
          <table:table-cell table:formula="of:=IF(OR([.J15]=&quot;&quot;; [.J15]=1); &quot;&quot;; IF(SUM([.$G$11:.$G15])&lt;[.K$10];1;0))">
            <text:p/>
          </table:table-cell>
          <table:table-cell table:formula="of:=IF(OR([.K15]=&quot;&quot;; [.K15]=1); &quot;&quot;; IF(SUM([.$G$11:.$G15])&lt;[.L$10];1;0))">
            <text:p/>
          </table:table-cell>
          <table:table-cell table:formula="of:=IF(OR([.L15]=&quot;&quot;; [.L15]=1); &quot;&quot;; IF(SUM([.$G$11:.$G15])&lt;[.M$10];1;0))">
            <text:p/>
          </table:table-cell>
          <table:table-cell table:formula="of:=IF(OR([.M15]=&quot;&quot;; [.M15]=1); &quot;&quot;; IF(SUM([.$G$11:.$G15])&lt;[.N$10];1;0))">
            <text:p/>
          </table:table-cell>
          <table:table-cell table:formula="of:=IF(OR([.N15]=&quot;&quot;; [.N15]=1); &quot;&quot;; IF(SUM([.$G$11:.$G15])&lt;[.O$10];1;0))">
            <text:p/>
          </table:table-cell>
          <table:table-cell table:formula="of:=IF(OR([.O15]=&quot;&quot;; [.O15]=1); &quot;&quot;; IF(SUM([.$G$11:.$G15])&lt;[.P$10];1;0))">
            <text:p/>
          </table:table-cell>
          <table:table-cell table:formula="of:=IF(OR([.P15]=&quot;&quot;; [.P15]=1); &quot;&quot;; IF(SUM([.$G$11:.$G15])&lt;[.Q$10];1;0))">
            <text:p/>
          </table:table-cell>
          <table:table-cell table:formula="of:=IF(OR([.Q15]=&quot;&quot;; [.Q15]=1); &quot;&quot;; IF(SUM([.$G$11:.$G15])&lt;[.R$10];1;0))">
            <text:p/>
          </table:table-cell>
          <table:table-cell table:formula="of:=IF(OR([.R15]=&quot;&quot;; [.R15]=1); &quot;&quot;; IF(SUM([.$G$11:.$G15])&lt;[.S$10];1;0))">
            <text:p/>
          </table:table-cell>
          <table:table-cell table:formula="of:=IF(OR([.S15]=&quot;&quot;; [.S15]=1); &quot;&quot;; IF(SUM([.$G$11:.$G15])&lt;[.T$10];1;0))">
            <text:p/>
          </table:table-cell>
          <table:table-cell table:formula="of:=IF(OR([.T15]=&quot;&quot;; [.T15]=1); &quot;&quot;; IF(SUM([.$G$11:.$G15])&lt;[.U$10];1;0))">
            <text:p/>
          </table:table-cell>
          <table:table-cell table:formula="of:=IF(OR([.U15]=&quot;&quot;; [.U15]=1); &quot;&quot;; IF(SUM([.$G$11:.$G15])&lt;[.V$10];1;0))">
            <text:p/>
          </table:table-cell>
          <table:table-cell table:formula="of:=IF(OR([.V15]=&quot;&quot;; [.V15]=1); &quot;&quot;; IF(SUM([.$G$11:.$G15])&lt;[.W$10];1;0))">
            <text:p/>
          </table:table-cell>
          <table:table-cell table:formula="of:=IF(OR([.W15]=&quot;&quot;; [.W15]=1); &quot;&quot;; IF(SUM([.$G$11:.$G15])&lt;[.X$10];1;0))">
            <text:p/>
          </table:table-cell>
          <table:table-cell table:formula="of:=IF(OR([.X15]=&quot;&quot;; [.X15]=1); &quot;&quot;; IF(SUM([.$G$11:.$G15])&lt;[.Y$10];1;0))">
            <text:p/>
          </table:table-cell>
          <table:table-cell table:formula="of:=IF(OR([.Y15]=&quot;&quot;; [.Y15]=1); &quot;&quot;; IF(SUM([.$G$11:.$G15])&lt;[.Z$10];1;0))">
            <text:p/>
          </table:table-cell>
          <table:table-cell table:formula="of:=IF(OR([.Z15]=&quot;&quot;; [.Z15]=1); &quot;&quot;; IF(SUM([.$G$11:.$G15])&lt;[.AA$10];1;0))">
            <text:p/>
          </table:table-cell>
          <table:table-cell table:formula="of:=IF(OR([.AA15]=&quot;&quot;; [.AA15]=1); &quot;&quot;; IF(SUM([.$G$11:.$G15])&lt;[.AB$10];1;0))">
            <text:p/>
          </table:table-cell>
          <table:table-cell table:formula="of:=IF(OR([.AB15]=&quot;&quot;; [.AB15]=1); &quot;&quot;; IF(SUM([.$G$11:.$G15])&lt;[.AC$10];1;0))">
            <text:p/>
          </table:table-cell>
          <table:table-cell table:formula="of:=IF(OR([.AC15]=&quot;&quot;; [.AC15]=1); &quot;&quot;; IF(SUM([.$G$11:.$G15])&lt;[.AD$10];1;0))">
            <text:p/>
          </table:table-cell>
          <table:table-cell table:formula="of:=IF(OR([.AD15]=&quot;&quot;; [.AD15]=1); &quot;&quot;; IF(SUM([.$G$11:.$G15])&lt;[.AE$10];1;0))">
            <text:p/>
          </table:table-cell>
          <table:table-cell table:formula="of:=IF(OR([.AE15]=&quot;&quot;; [.AE15]=1); &quot;&quot;; IF(SUM([.$G$11:.$G15])&lt;[.AF$10];1;0))">
            <text:p/>
          </table:table-cell>
          <table:table-cell table:formula="of:=IF(OR([.AF15]=&quot;&quot;; [.AF15]=1); &quot;&quot;; IF(SUM([.$G$11:.$G15])&lt;[.AG$10];1;0))">
            <text:p/>
          </table:table-cell>
          <table:table-cell table:formula="of:=IF(OR([.AG15]=&quot;&quot;; [.AG15]=1); &quot;&quot;; IF(SUM([.$G$11:.$G15])&lt;[.AH$10];1;0))">
            <text:p/>
          </table:table-cell>
          <table:table-cell table:formula="of:=IF(OR([.AH15]=&quot;&quot;; [.AH15]=1); &quot;&quot;; IF(SUM([.$G$11:.$G15])&lt;[.AI$10];1;0))">
            <text:p/>
          </table:table-cell>
          <table:table-cell table:formula="of:=IF(OR([.AI15]=&quot;&quot;; [.AI15]=1); &quot;&quot;; IF(SUM([.$G$11:.$G15])&lt;[.AJ$10];1;0))">
            <text:p/>
          </table:table-cell>
          <table:table-cell table:formula="of:=IF(OR([.AJ15]=&quot;&quot;; [.AJ15]=1); &quot;&quot;; IF(SUM([.$G$11:.$G15])&lt;[.AK$10];1;0))">
            <text:p/>
          </table:table-cell>
          <table:table-cell table:formula="of:=IF(OR([.AK15]=&quot;&quot;; [.AK15]=1); &quot;&quot;; IF(SUM([.$G$11:.$G15])&lt;[.AL$10];1;0))">
            <text:p/>
          </table:table-cell>
          <table:table-cell table:formula="of:=IF(OR([.AL15]=&quot;&quot;; [.AL15]=1); &quot;&quot;; IF(SUM([.$G$11:.$G15])&lt;[.AM$10];1;0))">
            <text:p/>
          </table:table-cell>
          <table:table-cell table:formula="of:=IF(OR([.AM15]=&quot;&quot;; [.AM15]=1); &quot;&quot;; IF(SUM([.$G$11:.$G15])&lt;[.AN$10];1;0))">
            <text:p/>
          </table:table-cell>
          <table:table-cell table:formula="of:=IF(OR([.AN15]=&quot;&quot;; [.AN15]=1); &quot;&quot;; IF(SUM([.$G$11:.$G15])&lt;[.AO$10];1;0))">
            <text:p/>
          </table:table-cell>
          <table:table-cell table:formula="of:=IF(OR([.AO15]=&quot;&quot;; [.AO15]=1); &quot;&quot;; IF(SUM([.$G$11:.$G15])&lt;[.AP$10];1;0))">
            <text:p/>
          </table:table-cell>
          <table:table-cell table:formula="of:=IF(OR([.AP15]=&quot;&quot;; [.AP15]=1); &quot;&quot;; IF(SUM([.$G$11:.$G15])&lt;[.AQ$10];1;0))">
            <text:p/>
          </table:table-cell>
          <table:table-cell table:formula="of:=IF(OR([.AQ15]=&quot;&quot;; [.AQ15]=1); &quot;&quot;; IF(SUM([.$G$11:.$G15])&lt;[.AR$10];1;0))">
            <text:p/>
          </table:table-cell>
          <table:table-cell table:formula="of:=IF(OR([.AR15]=&quot;&quot;; [.AR15]=1); &quot;&quot;; IF(SUM([.$G$11:.$G15])&lt;[.AS$10];1;0))">
            <text:p/>
          </table:table-cell>
          <table:table-cell table:formula="of:=IF(OR([.AS15]=&quot;&quot;; [.AS15]=1); &quot;&quot;; IF(SUM([.$G$11:.$G15])&lt;[.AT$10];1;0))">
            <text:p/>
          </table:table-cell>
          <table:table-cell table:formula="of:=IF(OR([.AT15]=&quot;&quot;; [.AT15]=1); &quot;&quot;; IF(SUM([.$G$11:.$G15])&lt;[.AU$10];1;0))">
            <text:p/>
          </table:table-cell>
          <table:table-cell table:formula="of:=IF(OR([.AU15]=&quot;&quot;; [.AU15]=1); &quot;&quot;; IF(SUM([.$G$11:.$G15])&lt;[.AV$10];1;0))">
            <text:p/>
          </table:table-cell>
          <table:table-cell table:formula="of:=IF(OR([.AV15]=&quot;&quot;; [.AV15]=1); &quot;&quot;; IF(SUM([.$G$11:.$G15])&lt;[.AW$10];1;0))">
            <text:p/>
          </table:table-cell>
          <table:table-cell table:formula="of:=IF(OR([.AW15]=&quot;&quot;; [.AW15]=1); &quot;&quot;; IF(SUM([.$G$11:.$G15])&lt;[.AX$10];1;0))">
            <text:p/>
          </table:table-cell>
          <table:table-cell table:formula="of:=IF(OR([.AX15]=&quot;&quot;; [.AX15]=1); &quot;&quot;; IF(SUM([.$G$11:.$G15])&lt;[.AY$10];1;0))">
            <text:p/>
          </table:table-cell>
          <table:table-cell table:formula="of:=IF(OR([.AY15]=&quot;&quot;; [.AY15]=1); &quot;&quot;; IF(SUM([.$G$11:.$G15])&lt;[.AZ$10];1;0))">
            <text:p/>
          </table:table-cell>
          <table:table-cell table:formula="of:=IF(OR([.AZ15]=&quot;&quot;; [.AZ15]=1); &quot;&quot;; IF(SUM([.$G$11:.$G15])&lt;[.BA$10];1;0))">
            <text:p/>
          </table:table-cell>
          <table:table-cell table:formula="of:=IF(OR([.BA15]=&quot;&quot;; [.BA15]=1); &quot;&quot;; IF(SUM([.$G$11:.$G15])&lt;[.BB$10];1;0))">
            <text:p/>
          </table:table-cell>
          <table:table-cell table:formula="of:=IF(OR([.BB15]=&quot;&quot;; [.BB15]=1); &quot;&quot;; IF(SUM([.$G$11:.$G15])&lt;[.BC$10];1;0))">
            <text:p/>
          </table:table-cell>
          <table:table-cell table:formula="of:=IF(OR([.BC15]=&quot;&quot;; [.BC15]=1); &quot;&quot;; IF(SUM([.$G$11:.$G15])&lt;[.BD$10];1;0))">
            <text:p/>
          </table:table-cell>
          <table:table-cell table:formula="of:=IF(OR([.BD15]=&quot;&quot;; [.BD15]=1); &quot;&quot;; IF(SUM([.$G$11:.$G15])&lt;[.BE$10];1;0))">
            <text:p/>
          </table:table-cell>
          <table:table-cell table:formula="of:=IF(OR([.BE15]=&quot;&quot;; [.BE15]=1); &quot;&quot;; IF(SUM([.$G$11:.$G15])&lt;[.BF$10];1;0))">
            <text:p/>
          </table:table-cell>
          <table:table-cell table:formula="of:=IF(OR([.BF15]=&quot;&quot;; [.BF15]=1); &quot;&quot;; IF(SUM([.$G$11:.$G15])&lt;[.BG$10];1;0))">
            <text:p/>
          </table:table-cell>
          <table:table-cell table:formula="of:=IF(OR([.BG15]=&quot;&quot;; [.BG15]=1); &quot;&quot;; IF(SUM([.$G$11:.$G15])&lt;[.BH$10];1;0))">
            <text:p/>
          </table:table-cell>
          <table:table-cell table:formula="of:=IF(OR([.BH15]=&quot;&quot;; [.BH15]=1); &quot;&quot;; IF(SUM([.$G$11:.$G15])&lt;[.BI$10];1;0))">
            <text:p/>
          </table:table-cell>
          <table:table-cell table:formula="of:=IF(OR([.BI15]=&quot;&quot;; [.BI15]=1); &quot;&quot;; IF(SUM([.$G$11:.$G15])&lt;[.BJ$10];1;0))">
            <text:p/>
          </table:table-cell>
          <table:table-cell table:formula="of:=IF(OR([.BJ15]=&quot;&quot;; [.BJ15]=1); &quot;&quot;; IF(SUM([.$G$11:.$G15])&lt;[.BK$10];1;0))">
            <text:p/>
          </table:table-cell>
          <table:table-cell table:formula="of:=IF(OR([.BK15]=&quot;&quot;; [.BK15]=1); &quot;&quot;; IF(SUM([.$G$11:.$G15])&lt;[.BL$10];1;0))">
            <text:p/>
          </table:table-cell>
          <table:table-cell table:formula="of:=IF(OR([.BL15]=&quot;&quot;; [.BL15]=1); &quot;&quot;; IF(SUM([.$G$11:.$G15])&lt;[.BM$10];1;0))">
            <text:p/>
          </table:table-cell>
          <table:table-cell table:formula="of:=IF(OR([.BM15]=&quot;&quot;; [.BM15]=1); &quot;&quot;; IF(SUM([.$G$11:.$G15])&lt;[.BN$10];1;0))">
            <text:p/>
          </table:table-cell>
          <table:table-cell table:formula="of:=IF(OR([.BN15]=&quot;&quot;; [.BN15]=1); &quot;&quot;; IF(SUM([.$G$11:.$G15])&lt;[.BO$10];1;0))">
            <text:p/>
          </table:table-cell>
          <table:table-cell table:formula="of:=IF(OR([.BO15]=&quot;&quot;; [.BO15]=1); &quot;&quot;; IF(SUM([.$G$11:.$G15])&lt;[.BP$10];1;0))">
            <text:p/>
          </table:table-cell>
          <table:table-cell table:formula="of:=IF(OR([.BP15]=&quot;&quot;; [.BP15]=1); &quot;&quot;; IF(SUM([.$G$11:.$G15])&lt;[.BQ$10];1;0))">
            <text:p/>
          </table:table-cell>
          <table:table-cell table:formula="of:=IF(OR([.BQ15]=&quot;&quot;; [.BQ15]=1); &quot;&quot;; IF(SUM([.$G$11:.$G15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IF([.$E$5]*[.$A16]&lt;=[.$E$1];[.$E$5]*[.$A16];&quot;&quot;)">
            <text:p/>
          </table:table-cell>
          <table:table-cell table:formula="of:=IF([.$B16]&lt;&gt;&quot;&quot;;[.$E$1]-[.B16];&quot;&quot;)">
            <text:p/>
          </table:table-cell>
          <table:table-cell table:formula="of:=IF(AND([.$B16]&lt;&gt;&quot;&quot;;FLOOR([.$B16]/[.$E$5];1)&lt;=[.$C$4]);FLOOR([.$B16]/[.$E$5];1);&quot;&quot;)">
            <text:p/>
          </table:table-cell>
          <table:table-cell/>
          <table:table-cell table:formula="of:=IF([.$D16]&lt;&gt;&quot;&quot;;[.$C$2]+[.D16]*IF([.$C$2]&gt;[.$C$3];-1;1);&quot;&quot;)">
            <text:p/>
          </table:table-cell>
          <table:table-cell table:formula="of:=IF([.$D16]&lt;&gt;&quot;&quot;;60/[.F16]*1000;&quot;&quot;)">
            <text:p/>
          </table:table-cell>
          <table:table-cell table:formula="of:=IF([.G16]&lt;&gt;&quot;&quot;;0;&quot;&quot;)">
            <text:p/>
          </table:table-cell>
          <table:table-cell table:formula="of:=IF(OR([.H16]=&quot;&quot;; [.H16]=1); &quot;&quot;; IF(SUM([.$G$11:.$G16])&lt;[.I$10];1;0))">
            <text:p/>
          </table:table-cell>
          <table:table-cell table:formula="of:=IF(OR([.I16]=&quot;&quot;; [.I16]=1); &quot;&quot;; IF(SUM([.$G$11:.$G16])&lt;[.J$10];1;0))">
            <text:p/>
          </table:table-cell>
          <table:table-cell table:formula="of:=IF(OR([.J16]=&quot;&quot;; [.J16]=1); &quot;&quot;; IF(SUM([.$G$11:.$G16])&lt;[.K$10];1;0))">
            <text:p/>
          </table:table-cell>
          <table:table-cell table:formula="of:=IF(OR([.K16]=&quot;&quot;; [.K16]=1); &quot;&quot;; IF(SUM([.$G$11:.$G16])&lt;[.L$10];1;0))">
            <text:p/>
          </table:table-cell>
          <table:table-cell table:formula="of:=IF(OR([.L16]=&quot;&quot;; [.L16]=1); &quot;&quot;; IF(SUM([.$G$11:.$G16])&lt;[.M$10];1;0))">
            <text:p/>
          </table:table-cell>
          <table:table-cell table:formula="of:=IF(OR([.M16]=&quot;&quot;; [.M16]=1); &quot;&quot;; IF(SUM([.$G$11:.$G16])&lt;[.N$10];1;0))">
            <text:p/>
          </table:table-cell>
          <table:table-cell table:formula="of:=IF(OR([.N16]=&quot;&quot;; [.N16]=1); &quot;&quot;; IF(SUM([.$G$11:.$G16])&lt;[.O$10];1;0))">
            <text:p/>
          </table:table-cell>
          <table:table-cell table:formula="of:=IF(OR([.O16]=&quot;&quot;; [.O16]=1); &quot;&quot;; IF(SUM([.$G$11:.$G16])&lt;[.P$10];1;0))">
            <text:p/>
          </table:table-cell>
          <table:table-cell table:formula="of:=IF(OR([.P16]=&quot;&quot;; [.P16]=1); &quot;&quot;; IF(SUM([.$G$11:.$G16])&lt;[.Q$10];1;0))">
            <text:p/>
          </table:table-cell>
          <table:table-cell table:formula="of:=IF(OR([.Q16]=&quot;&quot;; [.Q16]=1); &quot;&quot;; IF(SUM([.$G$11:.$G16])&lt;[.R$10];1;0))">
            <text:p/>
          </table:table-cell>
          <table:table-cell table:formula="of:=IF(OR([.R16]=&quot;&quot;; [.R16]=1); &quot;&quot;; IF(SUM([.$G$11:.$G16])&lt;[.S$10];1;0))">
            <text:p/>
          </table:table-cell>
          <table:table-cell table:formula="of:=IF(OR([.S16]=&quot;&quot;; [.S16]=1); &quot;&quot;; IF(SUM([.$G$11:.$G16])&lt;[.T$10];1;0))">
            <text:p/>
          </table:table-cell>
          <table:table-cell table:formula="of:=IF(OR([.T16]=&quot;&quot;; [.T16]=1); &quot;&quot;; IF(SUM([.$G$11:.$G16])&lt;[.U$10];1;0))">
            <text:p/>
          </table:table-cell>
          <table:table-cell table:formula="of:=IF(OR([.U16]=&quot;&quot;; [.U16]=1); &quot;&quot;; IF(SUM([.$G$11:.$G16])&lt;[.V$10];1;0))">
            <text:p/>
          </table:table-cell>
          <table:table-cell table:formula="of:=IF(OR([.V16]=&quot;&quot;; [.V16]=1); &quot;&quot;; IF(SUM([.$G$11:.$G16])&lt;[.W$10];1;0))">
            <text:p/>
          </table:table-cell>
          <table:table-cell table:formula="of:=IF(OR([.W16]=&quot;&quot;; [.W16]=1); &quot;&quot;; IF(SUM([.$G$11:.$G16])&lt;[.X$10];1;0))">
            <text:p/>
          </table:table-cell>
          <table:table-cell table:formula="of:=IF(OR([.X16]=&quot;&quot;; [.X16]=1); &quot;&quot;; IF(SUM([.$G$11:.$G16])&lt;[.Y$10];1;0))">
            <text:p/>
          </table:table-cell>
          <table:table-cell table:formula="of:=IF(OR([.Y16]=&quot;&quot;; [.Y16]=1); &quot;&quot;; IF(SUM([.$G$11:.$G16])&lt;[.Z$10];1;0))">
            <text:p/>
          </table:table-cell>
          <table:table-cell table:formula="of:=IF(OR([.Z16]=&quot;&quot;; [.Z16]=1); &quot;&quot;; IF(SUM([.$G$11:.$G16])&lt;[.AA$10];1;0))">
            <text:p/>
          </table:table-cell>
          <table:table-cell table:formula="of:=IF(OR([.AA16]=&quot;&quot;; [.AA16]=1); &quot;&quot;; IF(SUM([.$G$11:.$G16])&lt;[.AB$10];1;0))">
            <text:p/>
          </table:table-cell>
          <table:table-cell table:formula="of:=IF(OR([.AB16]=&quot;&quot;; [.AB16]=1); &quot;&quot;; IF(SUM([.$G$11:.$G16])&lt;[.AC$10];1;0))">
            <text:p/>
          </table:table-cell>
          <table:table-cell table:formula="of:=IF(OR([.AC16]=&quot;&quot;; [.AC16]=1); &quot;&quot;; IF(SUM([.$G$11:.$G16])&lt;[.AD$10];1;0))">
            <text:p/>
          </table:table-cell>
          <table:table-cell table:formula="of:=IF(OR([.AD16]=&quot;&quot;; [.AD16]=1); &quot;&quot;; IF(SUM([.$G$11:.$G16])&lt;[.AE$10];1;0))">
            <text:p/>
          </table:table-cell>
          <table:table-cell table:formula="of:=IF(OR([.AE16]=&quot;&quot;; [.AE16]=1); &quot;&quot;; IF(SUM([.$G$11:.$G16])&lt;[.AF$10];1;0))">
            <text:p/>
          </table:table-cell>
          <table:table-cell table:formula="of:=IF(OR([.AF16]=&quot;&quot;; [.AF16]=1); &quot;&quot;; IF(SUM([.$G$11:.$G16])&lt;[.AG$10];1;0))">
            <text:p/>
          </table:table-cell>
          <table:table-cell table:formula="of:=IF(OR([.AG16]=&quot;&quot;; [.AG16]=1); &quot;&quot;; IF(SUM([.$G$11:.$G16])&lt;[.AH$10];1;0))">
            <text:p/>
          </table:table-cell>
          <table:table-cell table:formula="of:=IF(OR([.AH16]=&quot;&quot;; [.AH16]=1); &quot;&quot;; IF(SUM([.$G$11:.$G16])&lt;[.AI$10];1;0))">
            <text:p/>
          </table:table-cell>
          <table:table-cell table:formula="of:=IF(OR([.AI16]=&quot;&quot;; [.AI16]=1); &quot;&quot;; IF(SUM([.$G$11:.$G16])&lt;[.AJ$10];1;0))">
            <text:p/>
          </table:table-cell>
          <table:table-cell table:formula="of:=IF(OR([.AJ16]=&quot;&quot;; [.AJ16]=1); &quot;&quot;; IF(SUM([.$G$11:.$G16])&lt;[.AK$10];1;0))">
            <text:p/>
          </table:table-cell>
          <table:table-cell table:formula="of:=IF(OR([.AK16]=&quot;&quot;; [.AK16]=1); &quot;&quot;; IF(SUM([.$G$11:.$G16])&lt;[.AL$10];1;0))">
            <text:p/>
          </table:table-cell>
          <table:table-cell table:formula="of:=IF(OR([.AL16]=&quot;&quot;; [.AL16]=1); &quot;&quot;; IF(SUM([.$G$11:.$G16])&lt;[.AM$10];1;0))">
            <text:p/>
          </table:table-cell>
          <table:table-cell table:formula="of:=IF(OR([.AM16]=&quot;&quot;; [.AM16]=1); &quot;&quot;; IF(SUM([.$G$11:.$G16])&lt;[.AN$10];1;0))">
            <text:p/>
          </table:table-cell>
          <table:table-cell table:formula="of:=IF(OR([.AN16]=&quot;&quot;; [.AN16]=1); &quot;&quot;; IF(SUM([.$G$11:.$G16])&lt;[.AO$10];1;0))">
            <text:p/>
          </table:table-cell>
          <table:table-cell table:formula="of:=IF(OR([.AO16]=&quot;&quot;; [.AO16]=1); &quot;&quot;; IF(SUM([.$G$11:.$G16])&lt;[.AP$10];1;0))">
            <text:p/>
          </table:table-cell>
          <table:table-cell table:formula="of:=IF(OR([.AP16]=&quot;&quot;; [.AP16]=1); &quot;&quot;; IF(SUM([.$G$11:.$G16])&lt;[.AQ$10];1;0))">
            <text:p/>
          </table:table-cell>
          <table:table-cell table:formula="of:=IF(OR([.AQ16]=&quot;&quot;; [.AQ16]=1); &quot;&quot;; IF(SUM([.$G$11:.$G16])&lt;[.AR$10];1;0))">
            <text:p/>
          </table:table-cell>
          <table:table-cell table:formula="of:=IF(OR([.AR16]=&quot;&quot;; [.AR16]=1); &quot;&quot;; IF(SUM([.$G$11:.$G16])&lt;[.AS$10];1;0))">
            <text:p/>
          </table:table-cell>
          <table:table-cell table:formula="of:=IF(OR([.AS16]=&quot;&quot;; [.AS16]=1); &quot;&quot;; IF(SUM([.$G$11:.$G16])&lt;[.AT$10];1;0))">
            <text:p/>
          </table:table-cell>
          <table:table-cell table:formula="of:=IF(OR([.AT16]=&quot;&quot;; [.AT16]=1); &quot;&quot;; IF(SUM([.$G$11:.$G16])&lt;[.AU$10];1;0))">
            <text:p/>
          </table:table-cell>
          <table:table-cell table:formula="of:=IF(OR([.AU16]=&quot;&quot;; [.AU16]=1); &quot;&quot;; IF(SUM([.$G$11:.$G16])&lt;[.AV$10];1;0))">
            <text:p/>
          </table:table-cell>
          <table:table-cell table:formula="of:=IF(OR([.AV16]=&quot;&quot;; [.AV16]=1); &quot;&quot;; IF(SUM([.$G$11:.$G16])&lt;[.AW$10];1;0))">
            <text:p/>
          </table:table-cell>
          <table:table-cell table:formula="of:=IF(OR([.AW16]=&quot;&quot;; [.AW16]=1); &quot;&quot;; IF(SUM([.$G$11:.$G16])&lt;[.AX$10];1;0))">
            <text:p/>
          </table:table-cell>
          <table:table-cell table:formula="of:=IF(OR([.AX16]=&quot;&quot;; [.AX16]=1); &quot;&quot;; IF(SUM([.$G$11:.$G16])&lt;[.AY$10];1;0))">
            <text:p/>
          </table:table-cell>
          <table:table-cell table:formula="of:=IF(OR([.AY16]=&quot;&quot;; [.AY16]=1); &quot;&quot;; IF(SUM([.$G$11:.$G16])&lt;[.AZ$10];1;0))">
            <text:p/>
          </table:table-cell>
          <table:table-cell table:formula="of:=IF(OR([.AZ16]=&quot;&quot;; [.AZ16]=1); &quot;&quot;; IF(SUM([.$G$11:.$G16])&lt;[.BA$10];1;0))">
            <text:p/>
          </table:table-cell>
          <table:table-cell table:formula="of:=IF(OR([.BA16]=&quot;&quot;; [.BA16]=1); &quot;&quot;; IF(SUM([.$G$11:.$G16])&lt;[.BB$10];1;0))">
            <text:p/>
          </table:table-cell>
          <table:table-cell table:formula="of:=IF(OR([.BB16]=&quot;&quot;; [.BB16]=1); &quot;&quot;; IF(SUM([.$G$11:.$G16])&lt;[.BC$10];1;0))">
            <text:p/>
          </table:table-cell>
          <table:table-cell table:formula="of:=IF(OR([.BC16]=&quot;&quot;; [.BC16]=1); &quot;&quot;; IF(SUM([.$G$11:.$G16])&lt;[.BD$10];1;0))">
            <text:p/>
          </table:table-cell>
          <table:table-cell table:formula="of:=IF(OR([.BD16]=&quot;&quot;; [.BD16]=1); &quot;&quot;; IF(SUM([.$G$11:.$G16])&lt;[.BE$10];1;0))">
            <text:p/>
          </table:table-cell>
          <table:table-cell table:formula="of:=IF(OR([.BE16]=&quot;&quot;; [.BE16]=1); &quot;&quot;; IF(SUM([.$G$11:.$G16])&lt;[.BF$10];1;0))">
            <text:p/>
          </table:table-cell>
          <table:table-cell table:formula="of:=IF(OR([.BF16]=&quot;&quot;; [.BF16]=1); &quot;&quot;; IF(SUM([.$G$11:.$G16])&lt;[.BG$10];1;0))">
            <text:p/>
          </table:table-cell>
          <table:table-cell table:formula="of:=IF(OR([.BG16]=&quot;&quot;; [.BG16]=1); &quot;&quot;; IF(SUM([.$G$11:.$G16])&lt;[.BH$10];1;0))">
            <text:p/>
          </table:table-cell>
          <table:table-cell table:formula="of:=IF(OR([.BH16]=&quot;&quot;; [.BH16]=1); &quot;&quot;; IF(SUM([.$G$11:.$G16])&lt;[.BI$10];1;0))">
            <text:p/>
          </table:table-cell>
          <table:table-cell table:formula="of:=IF(OR([.BI16]=&quot;&quot;; [.BI16]=1); &quot;&quot;; IF(SUM([.$G$11:.$G16])&lt;[.BJ$10];1;0))">
            <text:p/>
          </table:table-cell>
          <table:table-cell table:formula="of:=IF(OR([.BJ16]=&quot;&quot;; [.BJ16]=1); &quot;&quot;; IF(SUM([.$G$11:.$G16])&lt;[.BK$10];1;0))">
            <text:p/>
          </table:table-cell>
          <table:table-cell table:formula="of:=IF(OR([.BK16]=&quot;&quot;; [.BK16]=1); &quot;&quot;; IF(SUM([.$G$11:.$G16])&lt;[.BL$10];1;0))">
            <text:p/>
          </table:table-cell>
          <table:table-cell table:formula="of:=IF(OR([.BL16]=&quot;&quot;; [.BL16]=1); &quot;&quot;; IF(SUM([.$G$11:.$G16])&lt;[.BM$10];1;0))">
            <text:p/>
          </table:table-cell>
          <table:table-cell table:formula="of:=IF(OR([.BM16]=&quot;&quot;; [.BM16]=1); &quot;&quot;; IF(SUM([.$G$11:.$G16])&lt;[.BN$10];1;0))">
            <text:p/>
          </table:table-cell>
          <table:table-cell table:formula="of:=IF(OR([.BN16]=&quot;&quot;; [.BN16]=1); &quot;&quot;; IF(SUM([.$G$11:.$G16])&lt;[.BO$10];1;0))">
            <text:p/>
          </table:table-cell>
          <table:table-cell table:formula="of:=IF(OR([.BO16]=&quot;&quot;; [.BO16]=1); &quot;&quot;; IF(SUM([.$G$11:.$G16])&lt;[.BP$10];1;0))">
            <text:p/>
          </table:table-cell>
          <table:table-cell table:formula="of:=IF(OR([.BP16]=&quot;&quot;; [.BP16]=1); &quot;&quot;; IF(SUM([.$G$11:.$G16])&lt;[.BQ$10];1;0))">
            <text:p/>
          </table:table-cell>
          <table:table-cell table:formula="of:=IF(OR([.BQ16]=&quot;&quot;; [.BQ16]=1); &quot;&quot;; IF(SUM([.$G$11:.$G16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IF([.$E$5]*[.$A17]&lt;=[.$E$1];[.$E$5]*[.$A17];&quot;&quot;)">
            <text:p/>
          </table:table-cell>
          <table:table-cell table:formula="of:=IF([.$B17]&lt;&gt;&quot;&quot;;[.$E$1]-[.B17];&quot;&quot;)">
            <text:p/>
          </table:table-cell>
          <table:table-cell table:formula="of:=IF(AND([.$B17]&lt;&gt;&quot;&quot;;FLOOR([.$B17]/[.$E$5];1)&lt;=[.$C$4]);FLOOR([.$B17]/[.$E$5];1);&quot;&quot;)">
            <text:p/>
          </table:table-cell>
          <table:table-cell/>
          <table:table-cell table:formula="of:=IF([.$D17]&lt;&gt;&quot;&quot;;[.$C$2]+[.D17]*IF([.$C$2]&gt;[.$C$3];-1;1);&quot;&quot;)">
            <text:p/>
          </table:table-cell>
          <table:table-cell table:formula="of:=IF([.$D17]&lt;&gt;&quot;&quot;;60/[.F17]*1000;&quot;&quot;)">
            <text:p/>
          </table:table-cell>
          <table:table-cell table:formula="of:=IF([.G17]&lt;&gt;&quot;&quot;;0;&quot;&quot;)">
            <text:p/>
          </table:table-cell>
          <table:table-cell table:formula="of:=IF(OR([.H17]=&quot;&quot;; [.H17]=1); &quot;&quot;; IF(SUM([.$G$11:.$G17])&lt;[.I$10];1;0))">
            <text:p/>
          </table:table-cell>
          <table:table-cell table:formula="of:=IF(OR([.I17]=&quot;&quot;; [.I17]=1); &quot;&quot;; IF(SUM([.$G$11:.$G17])&lt;[.J$10];1;0))">
            <text:p/>
          </table:table-cell>
          <table:table-cell table:formula="of:=IF(OR([.J17]=&quot;&quot;; [.J17]=1); &quot;&quot;; IF(SUM([.$G$11:.$G17])&lt;[.K$10];1;0))">
            <text:p/>
          </table:table-cell>
          <table:table-cell table:formula="of:=IF(OR([.K17]=&quot;&quot;; [.K17]=1); &quot;&quot;; IF(SUM([.$G$11:.$G17])&lt;[.L$10];1;0))">
            <text:p/>
          </table:table-cell>
          <table:table-cell table:formula="of:=IF(OR([.L17]=&quot;&quot;; [.L17]=1); &quot;&quot;; IF(SUM([.$G$11:.$G17])&lt;[.M$10];1;0))">
            <text:p/>
          </table:table-cell>
          <table:table-cell table:formula="of:=IF(OR([.M17]=&quot;&quot;; [.M17]=1); &quot;&quot;; IF(SUM([.$G$11:.$G17])&lt;[.N$10];1;0))">
            <text:p/>
          </table:table-cell>
          <table:table-cell table:formula="of:=IF(OR([.N17]=&quot;&quot;; [.N17]=1); &quot;&quot;; IF(SUM([.$G$11:.$G17])&lt;[.O$10];1;0))">
            <text:p/>
          </table:table-cell>
          <table:table-cell table:formula="of:=IF(OR([.O17]=&quot;&quot;; [.O17]=1); &quot;&quot;; IF(SUM([.$G$11:.$G17])&lt;[.P$10];1;0))">
            <text:p/>
          </table:table-cell>
          <table:table-cell table:formula="of:=IF(OR([.P17]=&quot;&quot;; [.P17]=1); &quot;&quot;; IF(SUM([.$G$11:.$G17])&lt;[.Q$10];1;0))">
            <text:p/>
          </table:table-cell>
          <table:table-cell table:formula="of:=IF(OR([.Q17]=&quot;&quot;; [.Q17]=1); &quot;&quot;; IF(SUM([.$G$11:.$G17])&lt;[.R$10];1;0))">
            <text:p/>
          </table:table-cell>
          <table:table-cell table:formula="of:=IF(OR([.R17]=&quot;&quot;; [.R17]=1); &quot;&quot;; IF(SUM([.$G$11:.$G17])&lt;[.S$10];1;0))">
            <text:p/>
          </table:table-cell>
          <table:table-cell table:formula="of:=IF(OR([.S17]=&quot;&quot;; [.S17]=1); &quot;&quot;; IF(SUM([.$G$11:.$G17])&lt;[.T$10];1;0))">
            <text:p/>
          </table:table-cell>
          <table:table-cell table:formula="of:=IF(OR([.T17]=&quot;&quot;; [.T17]=1); &quot;&quot;; IF(SUM([.$G$11:.$G17])&lt;[.U$10];1;0))">
            <text:p/>
          </table:table-cell>
          <table:table-cell table:formula="of:=IF(OR([.U17]=&quot;&quot;; [.U17]=1); &quot;&quot;; IF(SUM([.$G$11:.$G17])&lt;[.V$10];1;0))">
            <text:p/>
          </table:table-cell>
          <table:table-cell table:formula="of:=IF(OR([.V17]=&quot;&quot;; [.V17]=1); &quot;&quot;; IF(SUM([.$G$11:.$G17])&lt;[.W$10];1;0))">
            <text:p/>
          </table:table-cell>
          <table:table-cell table:formula="of:=IF(OR([.W17]=&quot;&quot;; [.W17]=1); &quot;&quot;; IF(SUM([.$G$11:.$G17])&lt;[.X$10];1;0))">
            <text:p/>
          </table:table-cell>
          <table:table-cell table:formula="of:=IF(OR([.X17]=&quot;&quot;; [.X17]=1); &quot;&quot;; IF(SUM([.$G$11:.$G17])&lt;[.Y$10];1;0))">
            <text:p/>
          </table:table-cell>
          <table:table-cell table:formula="of:=IF(OR([.Y17]=&quot;&quot;; [.Y17]=1); &quot;&quot;; IF(SUM([.$G$11:.$G17])&lt;[.Z$10];1;0))">
            <text:p/>
          </table:table-cell>
          <table:table-cell table:formula="of:=IF(OR([.Z17]=&quot;&quot;; [.Z17]=1); &quot;&quot;; IF(SUM([.$G$11:.$G17])&lt;[.AA$10];1;0))">
            <text:p/>
          </table:table-cell>
          <table:table-cell table:formula="of:=IF(OR([.AA17]=&quot;&quot;; [.AA17]=1); &quot;&quot;; IF(SUM([.$G$11:.$G17])&lt;[.AB$10];1;0))">
            <text:p/>
          </table:table-cell>
          <table:table-cell table:formula="of:=IF(OR([.AB17]=&quot;&quot;; [.AB17]=1); &quot;&quot;; IF(SUM([.$G$11:.$G17])&lt;[.AC$10];1;0))">
            <text:p/>
          </table:table-cell>
          <table:table-cell table:formula="of:=IF(OR([.AC17]=&quot;&quot;; [.AC17]=1); &quot;&quot;; IF(SUM([.$G$11:.$G17])&lt;[.AD$10];1;0))">
            <text:p/>
          </table:table-cell>
          <table:table-cell table:formula="of:=IF(OR([.AD17]=&quot;&quot;; [.AD17]=1); &quot;&quot;; IF(SUM([.$G$11:.$G17])&lt;[.AE$10];1;0))">
            <text:p/>
          </table:table-cell>
          <table:table-cell table:formula="of:=IF(OR([.AE17]=&quot;&quot;; [.AE17]=1); &quot;&quot;; IF(SUM([.$G$11:.$G17])&lt;[.AF$10];1;0))">
            <text:p/>
          </table:table-cell>
          <table:table-cell table:formula="of:=IF(OR([.AF17]=&quot;&quot;; [.AF17]=1); &quot;&quot;; IF(SUM([.$G$11:.$G17])&lt;[.AG$10];1;0))">
            <text:p/>
          </table:table-cell>
          <table:table-cell table:formula="of:=IF(OR([.AG17]=&quot;&quot;; [.AG17]=1); &quot;&quot;; IF(SUM([.$G$11:.$G17])&lt;[.AH$10];1;0))">
            <text:p/>
          </table:table-cell>
          <table:table-cell table:formula="of:=IF(OR([.AH17]=&quot;&quot;; [.AH17]=1); &quot;&quot;; IF(SUM([.$G$11:.$G17])&lt;[.AI$10];1;0))">
            <text:p/>
          </table:table-cell>
          <table:table-cell table:formula="of:=IF(OR([.AI17]=&quot;&quot;; [.AI17]=1); &quot;&quot;; IF(SUM([.$G$11:.$G17])&lt;[.AJ$10];1;0))">
            <text:p/>
          </table:table-cell>
          <table:table-cell table:formula="of:=IF(OR([.AJ17]=&quot;&quot;; [.AJ17]=1); &quot;&quot;; IF(SUM([.$G$11:.$G17])&lt;[.AK$10];1;0))">
            <text:p/>
          </table:table-cell>
          <table:table-cell table:formula="of:=IF(OR([.AK17]=&quot;&quot;; [.AK17]=1); &quot;&quot;; IF(SUM([.$G$11:.$G17])&lt;[.AL$10];1;0))">
            <text:p/>
          </table:table-cell>
          <table:table-cell table:formula="of:=IF(OR([.AL17]=&quot;&quot;; [.AL17]=1); &quot;&quot;; IF(SUM([.$G$11:.$G17])&lt;[.AM$10];1;0))">
            <text:p/>
          </table:table-cell>
          <table:table-cell table:formula="of:=IF(OR([.AM17]=&quot;&quot;; [.AM17]=1); &quot;&quot;; IF(SUM([.$G$11:.$G17])&lt;[.AN$10];1;0))">
            <text:p/>
          </table:table-cell>
          <table:table-cell table:formula="of:=IF(OR([.AN17]=&quot;&quot;; [.AN17]=1); &quot;&quot;; IF(SUM([.$G$11:.$G17])&lt;[.AO$10];1;0))">
            <text:p/>
          </table:table-cell>
          <table:table-cell table:formula="of:=IF(OR([.AO17]=&quot;&quot;; [.AO17]=1); &quot;&quot;; IF(SUM([.$G$11:.$G17])&lt;[.AP$10];1;0))">
            <text:p/>
          </table:table-cell>
          <table:table-cell table:formula="of:=IF(OR([.AP17]=&quot;&quot;; [.AP17]=1); &quot;&quot;; IF(SUM([.$G$11:.$G17])&lt;[.AQ$10];1;0))">
            <text:p/>
          </table:table-cell>
          <table:table-cell table:formula="of:=IF(OR([.AQ17]=&quot;&quot;; [.AQ17]=1); &quot;&quot;; IF(SUM([.$G$11:.$G17])&lt;[.AR$10];1;0))">
            <text:p/>
          </table:table-cell>
          <table:table-cell table:formula="of:=IF(OR([.AR17]=&quot;&quot;; [.AR17]=1); &quot;&quot;; IF(SUM([.$G$11:.$G17])&lt;[.AS$10];1;0))">
            <text:p/>
          </table:table-cell>
          <table:table-cell table:formula="of:=IF(OR([.AS17]=&quot;&quot;; [.AS17]=1); &quot;&quot;; IF(SUM([.$G$11:.$G17])&lt;[.AT$10];1;0))">
            <text:p/>
          </table:table-cell>
          <table:table-cell table:formula="of:=IF(OR([.AT17]=&quot;&quot;; [.AT17]=1); &quot;&quot;; IF(SUM([.$G$11:.$G17])&lt;[.AU$10];1;0))">
            <text:p/>
          </table:table-cell>
          <table:table-cell table:formula="of:=IF(OR([.AU17]=&quot;&quot;; [.AU17]=1); &quot;&quot;; IF(SUM([.$G$11:.$G17])&lt;[.AV$10];1;0))">
            <text:p/>
          </table:table-cell>
          <table:table-cell table:formula="of:=IF(OR([.AV17]=&quot;&quot;; [.AV17]=1); &quot;&quot;; IF(SUM([.$G$11:.$G17])&lt;[.AW$10];1;0))">
            <text:p/>
          </table:table-cell>
          <table:table-cell table:formula="of:=IF(OR([.AW17]=&quot;&quot;; [.AW17]=1); &quot;&quot;; IF(SUM([.$G$11:.$G17])&lt;[.AX$10];1;0))">
            <text:p/>
          </table:table-cell>
          <table:table-cell table:formula="of:=IF(OR([.AX17]=&quot;&quot;; [.AX17]=1); &quot;&quot;; IF(SUM([.$G$11:.$G17])&lt;[.AY$10];1;0))">
            <text:p/>
          </table:table-cell>
          <table:table-cell table:formula="of:=IF(OR([.AY17]=&quot;&quot;; [.AY17]=1); &quot;&quot;; IF(SUM([.$G$11:.$G17])&lt;[.AZ$10];1;0))">
            <text:p/>
          </table:table-cell>
          <table:table-cell table:formula="of:=IF(OR([.AZ17]=&quot;&quot;; [.AZ17]=1); &quot;&quot;; IF(SUM([.$G$11:.$G17])&lt;[.BA$10];1;0))">
            <text:p/>
          </table:table-cell>
          <table:table-cell table:formula="of:=IF(OR([.BA17]=&quot;&quot;; [.BA17]=1); &quot;&quot;; IF(SUM([.$G$11:.$G17])&lt;[.BB$10];1;0))">
            <text:p/>
          </table:table-cell>
          <table:table-cell table:formula="of:=IF(OR([.BB17]=&quot;&quot;; [.BB17]=1); &quot;&quot;; IF(SUM([.$G$11:.$G17])&lt;[.BC$10];1;0))">
            <text:p/>
          </table:table-cell>
          <table:table-cell table:formula="of:=IF(OR([.BC17]=&quot;&quot;; [.BC17]=1); &quot;&quot;; IF(SUM([.$G$11:.$G17])&lt;[.BD$10];1;0))">
            <text:p/>
          </table:table-cell>
          <table:table-cell table:formula="of:=IF(OR([.BD17]=&quot;&quot;; [.BD17]=1); &quot;&quot;; IF(SUM([.$G$11:.$G17])&lt;[.BE$10];1;0))">
            <text:p/>
          </table:table-cell>
          <table:table-cell table:formula="of:=IF(OR([.BE17]=&quot;&quot;; [.BE17]=1); &quot;&quot;; IF(SUM([.$G$11:.$G17])&lt;[.BF$10];1;0))">
            <text:p/>
          </table:table-cell>
          <table:table-cell table:formula="of:=IF(OR([.BF17]=&quot;&quot;; [.BF17]=1); &quot;&quot;; IF(SUM([.$G$11:.$G17])&lt;[.BG$10];1;0))">
            <text:p/>
          </table:table-cell>
          <table:table-cell table:formula="of:=IF(OR([.BG17]=&quot;&quot;; [.BG17]=1); &quot;&quot;; IF(SUM([.$G$11:.$G17])&lt;[.BH$10];1;0))">
            <text:p/>
          </table:table-cell>
          <table:table-cell table:formula="of:=IF(OR([.BH17]=&quot;&quot;; [.BH17]=1); &quot;&quot;; IF(SUM([.$G$11:.$G17])&lt;[.BI$10];1;0))">
            <text:p/>
          </table:table-cell>
          <table:table-cell table:formula="of:=IF(OR([.BI17]=&quot;&quot;; [.BI17]=1); &quot;&quot;; IF(SUM([.$G$11:.$G17])&lt;[.BJ$10];1;0))">
            <text:p/>
          </table:table-cell>
          <table:table-cell table:formula="of:=IF(OR([.BJ17]=&quot;&quot;; [.BJ17]=1); &quot;&quot;; IF(SUM([.$G$11:.$G17])&lt;[.BK$10];1;0))">
            <text:p/>
          </table:table-cell>
          <table:table-cell table:formula="of:=IF(OR([.BK17]=&quot;&quot;; [.BK17]=1); &quot;&quot;; IF(SUM([.$G$11:.$G17])&lt;[.BL$10];1;0))">
            <text:p/>
          </table:table-cell>
          <table:table-cell table:formula="of:=IF(OR([.BL17]=&quot;&quot;; [.BL17]=1); &quot;&quot;; IF(SUM([.$G$11:.$G17])&lt;[.BM$10];1;0))">
            <text:p/>
          </table:table-cell>
          <table:table-cell table:formula="of:=IF(OR([.BM17]=&quot;&quot;; [.BM17]=1); &quot;&quot;; IF(SUM([.$G$11:.$G17])&lt;[.BN$10];1;0))">
            <text:p/>
          </table:table-cell>
          <table:table-cell table:formula="of:=IF(OR([.BN17]=&quot;&quot;; [.BN17]=1); &quot;&quot;; IF(SUM([.$G$11:.$G17])&lt;[.BO$10];1;0))">
            <text:p/>
          </table:table-cell>
          <table:table-cell table:formula="of:=IF(OR([.BO17]=&quot;&quot;; [.BO17]=1); &quot;&quot;; IF(SUM([.$G$11:.$G17])&lt;[.BP$10];1;0))">
            <text:p/>
          </table:table-cell>
          <table:table-cell table:formula="of:=IF(OR([.BP17]=&quot;&quot;; [.BP17]=1); &quot;&quot;; IF(SUM([.$G$11:.$G17])&lt;[.BQ$10];1;0))">
            <text:p/>
          </table:table-cell>
          <table:table-cell table:formula="of:=IF(OR([.BQ17]=&quot;&quot;; [.BQ17]=1); &quot;&quot;; IF(SUM([.$G$11:.$G17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IF([.$E$5]*[.$A18]&lt;=[.$E$1];[.$E$5]*[.$A18];&quot;&quot;)">
            <text:p/>
          </table:table-cell>
          <table:table-cell table:formula="of:=IF([.$B18]&lt;&gt;&quot;&quot;;[.$E$1]-[.B18];&quot;&quot;)">
            <text:p/>
          </table:table-cell>
          <table:table-cell table:formula="of:=IF(AND([.$B18]&lt;&gt;&quot;&quot;;FLOOR([.$B18]/[.$E$5];1)&lt;=[.$C$4]);FLOOR([.$B18]/[.$E$5];1);&quot;&quot;)">
            <text:p/>
          </table:table-cell>
          <table:table-cell/>
          <table:table-cell table:formula="of:=IF([.$D18]&lt;&gt;&quot;&quot;;[.$C$2]+[.D18]*IF([.$C$2]&gt;[.$C$3];-1;1);&quot;&quot;)">
            <text:p/>
          </table:table-cell>
          <table:table-cell table:formula="of:=IF([.$D18]&lt;&gt;&quot;&quot;;60/[.F18]*1000;&quot;&quot;)">
            <text:p/>
          </table:table-cell>
          <table:table-cell table:formula="of:=IF([.G18]&lt;&gt;&quot;&quot;;0;&quot;&quot;)">
            <text:p/>
          </table:table-cell>
          <table:table-cell table:formula="of:=IF(OR([.H18]=&quot;&quot;; [.H18]=1); &quot;&quot;; IF(SUM([.$G$11:.$G18])&lt;[.I$10];1;0))">
            <text:p/>
          </table:table-cell>
          <table:table-cell table:formula="of:=IF(OR([.I18]=&quot;&quot;; [.I18]=1); &quot;&quot;; IF(SUM([.$G$11:.$G18])&lt;[.J$10];1;0))">
            <text:p/>
          </table:table-cell>
          <table:table-cell table:formula="of:=IF(OR([.J18]=&quot;&quot;; [.J18]=1); &quot;&quot;; IF(SUM([.$G$11:.$G18])&lt;[.K$10];1;0))">
            <text:p/>
          </table:table-cell>
          <table:table-cell table:formula="of:=IF(OR([.K18]=&quot;&quot;; [.K18]=1); &quot;&quot;; IF(SUM([.$G$11:.$G18])&lt;[.L$10];1;0))">
            <text:p/>
          </table:table-cell>
          <table:table-cell table:formula="of:=IF(OR([.L18]=&quot;&quot;; [.L18]=1); &quot;&quot;; IF(SUM([.$G$11:.$G18])&lt;[.M$10];1;0))">
            <text:p/>
          </table:table-cell>
          <table:table-cell table:formula="of:=IF(OR([.M18]=&quot;&quot;; [.M18]=1); &quot;&quot;; IF(SUM([.$G$11:.$G18])&lt;[.N$10];1;0))">
            <text:p/>
          </table:table-cell>
          <table:table-cell table:formula="of:=IF(OR([.N18]=&quot;&quot;; [.N18]=1); &quot;&quot;; IF(SUM([.$G$11:.$G18])&lt;[.O$10];1;0))">
            <text:p/>
          </table:table-cell>
          <table:table-cell table:formula="of:=IF(OR([.O18]=&quot;&quot;; [.O18]=1); &quot;&quot;; IF(SUM([.$G$11:.$G18])&lt;[.P$10];1;0))">
            <text:p/>
          </table:table-cell>
          <table:table-cell table:formula="of:=IF(OR([.P18]=&quot;&quot;; [.P18]=1); &quot;&quot;; IF(SUM([.$G$11:.$G18])&lt;[.Q$10];1;0))">
            <text:p/>
          </table:table-cell>
          <table:table-cell table:formula="of:=IF(OR([.Q18]=&quot;&quot;; [.Q18]=1); &quot;&quot;; IF(SUM([.$G$11:.$G18])&lt;[.R$10];1;0))">
            <text:p/>
          </table:table-cell>
          <table:table-cell table:formula="of:=IF(OR([.R18]=&quot;&quot;; [.R18]=1); &quot;&quot;; IF(SUM([.$G$11:.$G18])&lt;[.S$10];1;0))">
            <text:p/>
          </table:table-cell>
          <table:table-cell table:formula="of:=IF(OR([.S18]=&quot;&quot;; [.S18]=1); &quot;&quot;; IF(SUM([.$G$11:.$G18])&lt;[.T$10];1;0))">
            <text:p/>
          </table:table-cell>
          <table:table-cell table:formula="of:=IF(OR([.T18]=&quot;&quot;; [.T18]=1); &quot;&quot;; IF(SUM([.$G$11:.$G18])&lt;[.U$10];1;0))">
            <text:p/>
          </table:table-cell>
          <table:table-cell table:formula="of:=IF(OR([.U18]=&quot;&quot;; [.U18]=1); &quot;&quot;; IF(SUM([.$G$11:.$G18])&lt;[.V$10];1;0))">
            <text:p/>
          </table:table-cell>
          <table:table-cell table:formula="of:=IF(OR([.V18]=&quot;&quot;; [.V18]=1); &quot;&quot;; IF(SUM([.$G$11:.$G18])&lt;[.W$10];1;0))">
            <text:p/>
          </table:table-cell>
          <table:table-cell table:formula="of:=IF(OR([.W18]=&quot;&quot;; [.W18]=1); &quot;&quot;; IF(SUM([.$G$11:.$G18])&lt;[.X$10];1;0))">
            <text:p/>
          </table:table-cell>
          <table:table-cell table:formula="of:=IF(OR([.X18]=&quot;&quot;; [.X18]=1); &quot;&quot;; IF(SUM([.$G$11:.$G18])&lt;[.Y$10];1;0))">
            <text:p/>
          </table:table-cell>
          <table:table-cell table:formula="of:=IF(OR([.Y18]=&quot;&quot;; [.Y18]=1); &quot;&quot;; IF(SUM([.$G$11:.$G18])&lt;[.Z$10];1;0))">
            <text:p/>
          </table:table-cell>
          <table:table-cell table:formula="of:=IF(OR([.Z18]=&quot;&quot;; [.Z18]=1); &quot;&quot;; IF(SUM([.$G$11:.$G18])&lt;[.AA$10];1;0))">
            <text:p/>
          </table:table-cell>
          <table:table-cell table:formula="of:=IF(OR([.AA18]=&quot;&quot;; [.AA18]=1); &quot;&quot;; IF(SUM([.$G$11:.$G18])&lt;[.AB$10];1;0))">
            <text:p/>
          </table:table-cell>
          <table:table-cell table:formula="of:=IF(OR([.AB18]=&quot;&quot;; [.AB18]=1); &quot;&quot;; IF(SUM([.$G$11:.$G18])&lt;[.AC$10];1;0))">
            <text:p/>
          </table:table-cell>
          <table:table-cell table:formula="of:=IF(OR([.AC18]=&quot;&quot;; [.AC18]=1); &quot;&quot;; IF(SUM([.$G$11:.$G18])&lt;[.AD$10];1;0))">
            <text:p/>
          </table:table-cell>
          <table:table-cell table:formula="of:=IF(OR([.AD18]=&quot;&quot;; [.AD18]=1); &quot;&quot;; IF(SUM([.$G$11:.$G18])&lt;[.AE$10];1;0))">
            <text:p/>
          </table:table-cell>
          <table:table-cell table:formula="of:=IF(OR([.AE18]=&quot;&quot;; [.AE18]=1); &quot;&quot;; IF(SUM([.$G$11:.$G18])&lt;[.AF$10];1;0))">
            <text:p/>
          </table:table-cell>
          <table:table-cell table:formula="of:=IF(OR([.AF18]=&quot;&quot;; [.AF18]=1); &quot;&quot;; IF(SUM([.$G$11:.$G18])&lt;[.AG$10];1;0))">
            <text:p/>
          </table:table-cell>
          <table:table-cell table:formula="of:=IF(OR([.AG18]=&quot;&quot;; [.AG18]=1); &quot;&quot;; IF(SUM([.$G$11:.$G18])&lt;[.AH$10];1;0))">
            <text:p/>
          </table:table-cell>
          <table:table-cell table:formula="of:=IF(OR([.AH18]=&quot;&quot;; [.AH18]=1); &quot;&quot;; IF(SUM([.$G$11:.$G18])&lt;[.AI$10];1;0))">
            <text:p/>
          </table:table-cell>
          <table:table-cell table:formula="of:=IF(OR([.AI18]=&quot;&quot;; [.AI18]=1); &quot;&quot;; IF(SUM([.$G$11:.$G18])&lt;[.AJ$10];1;0))">
            <text:p/>
          </table:table-cell>
          <table:table-cell table:formula="of:=IF(OR([.AJ18]=&quot;&quot;; [.AJ18]=1); &quot;&quot;; IF(SUM([.$G$11:.$G18])&lt;[.AK$10];1;0))">
            <text:p/>
          </table:table-cell>
          <table:table-cell table:formula="of:=IF(OR([.AK18]=&quot;&quot;; [.AK18]=1); &quot;&quot;; IF(SUM([.$G$11:.$G18])&lt;[.AL$10];1;0))">
            <text:p/>
          </table:table-cell>
          <table:table-cell table:formula="of:=IF(OR([.AL18]=&quot;&quot;; [.AL18]=1); &quot;&quot;; IF(SUM([.$G$11:.$G18])&lt;[.AM$10];1;0))">
            <text:p/>
          </table:table-cell>
          <table:table-cell table:formula="of:=IF(OR([.AM18]=&quot;&quot;; [.AM18]=1); &quot;&quot;; IF(SUM([.$G$11:.$G18])&lt;[.AN$10];1;0))">
            <text:p/>
          </table:table-cell>
          <table:table-cell table:formula="of:=IF(OR([.AN18]=&quot;&quot;; [.AN18]=1); &quot;&quot;; IF(SUM([.$G$11:.$G18])&lt;[.AO$10];1;0))">
            <text:p/>
          </table:table-cell>
          <table:table-cell table:formula="of:=IF(OR([.AO18]=&quot;&quot;; [.AO18]=1); &quot;&quot;; IF(SUM([.$G$11:.$G18])&lt;[.AP$10];1;0))">
            <text:p/>
          </table:table-cell>
          <table:table-cell table:formula="of:=IF(OR([.AP18]=&quot;&quot;; [.AP18]=1); &quot;&quot;; IF(SUM([.$G$11:.$G18])&lt;[.AQ$10];1;0))">
            <text:p/>
          </table:table-cell>
          <table:table-cell table:formula="of:=IF(OR([.AQ18]=&quot;&quot;; [.AQ18]=1); &quot;&quot;; IF(SUM([.$G$11:.$G18])&lt;[.AR$10];1;0))">
            <text:p/>
          </table:table-cell>
          <table:table-cell table:formula="of:=IF(OR([.AR18]=&quot;&quot;; [.AR18]=1); &quot;&quot;; IF(SUM([.$G$11:.$G18])&lt;[.AS$10];1;0))">
            <text:p/>
          </table:table-cell>
          <table:table-cell table:formula="of:=IF(OR([.AS18]=&quot;&quot;; [.AS18]=1); &quot;&quot;; IF(SUM([.$G$11:.$G18])&lt;[.AT$10];1;0))">
            <text:p/>
          </table:table-cell>
          <table:table-cell table:formula="of:=IF(OR([.AT18]=&quot;&quot;; [.AT18]=1); &quot;&quot;; IF(SUM([.$G$11:.$G18])&lt;[.AU$10];1;0))">
            <text:p/>
          </table:table-cell>
          <table:table-cell table:formula="of:=IF(OR([.AU18]=&quot;&quot;; [.AU18]=1); &quot;&quot;; IF(SUM([.$G$11:.$G18])&lt;[.AV$10];1;0))">
            <text:p/>
          </table:table-cell>
          <table:table-cell table:formula="of:=IF(OR([.AV18]=&quot;&quot;; [.AV18]=1); &quot;&quot;; IF(SUM([.$G$11:.$G18])&lt;[.AW$10];1;0))">
            <text:p/>
          </table:table-cell>
          <table:table-cell table:formula="of:=IF(OR([.AW18]=&quot;&quot;; [.AW18]=1); &quot;&quot;; IF(SUM([.$G$11:.$G18])&lt;[.AX$10];1;0))">
            <text:p/>
          </table:table-cell>
          <table:table-cell table:formula="of:=IF(OR([.AX18]=&quot;&quot;; [.AX18]=1); &quot;&quot;; IF(SUM([.$G$11:.$G18])&lt;[.AY$10];1;0))">
            <text:p/>
          </table:table-cell>
          <table:table-cell table:formula="of:=IF(OR([.AY18]=&quot;&quot;; [.AY18]=1); &quot;&quot;; IF(SUM([.$G$11:.$G18])&lt;[.AZ$10];1;0))">
            <text:p/>
          </table:table-cell>
          <table:table-cell table:formula="of:=IF(OR([.AZ18]=&quot;&quot;; [.AZ18]=1); &quot;&quot;; IF(SUM([.$G$11:.$G18])&lt;[.BA$10];1;0))">
            <text:p/>
          </table:table-cell>
          <table:table-cell table:formula="of:=IF(OR([.BA18]=&quot;&quot;; [.BA18]=1); &quot;&quot;; IF(SUM([.$G$11:.$G18])&lt;[.BB$10];1;0))">
            <text:p/>
          </table:table-cell>
          <table:table-cell table:formula="of:=IF(OR([.BB18]=&quot;&quot;; [.BB18]=1); &quot;&quot;; IF(SUM([.$G$11:.$G18])&lt;[.BC$10];1;0))">
            <text:p/>
          </table:table-cell>
          <table:table-cell table:formula="of:=IF(OR([.BC18]=&quot;&quot;; [.BC18]=1); &quot;&quot;; IF(SUM([.$G$11:.$G18])&lt;[.BD$10];1;0))">
            <text:p/>
          </table:table-cell>
          <table:table-cell table:formula="of:=IF(OR([.BD18]=&quot;&quot;; [.BD18]=1); &quot;&quot;; IF(SUM([.$G$11:.$G18])&lt;[.BE$10];1;0))">
            <text:p/>
          </table:table-cell>
          <table:table-cell table:formula="of:=IF(OR([.BE18]=&quot;&quot;; [.BE18]=1); &quot;&quot;; IF(SUM([.$G$11:.$G18])&lt;[.BF$10];1;0))">
            <text:p/>
          </table:table-cell>
          <table:table-cell table:formula="of:=IF(OR([.BF18]=&quot;&quot;; [.BF18]=1); &quot;&quot;; IF(SUM([.$G$11:.$G18])&lt;[.BG$10];1;0))">
            <text:p/>
          </table:table-cell>
          <table:table-cell table:formula="of:=IF(OR([.BG18]=&quot;&quot;; [.BG18]=1); &quot;&quot;; IF(SUM([.$G$11:.$G18])&lt;[.BH$10];1;0))">
            <text:p/>
          </table:table-cell>
          <table:table-cell table:formula="of:=IF(OR([.BH18]=&quot;&quot;; [.BH18]=1); &quot;&quot;; IF(SUM([.$G$11:.$G18])&lt;[.BI$10];1;0))">
            <text:p/>
          </table:table-cell>
          <table:table-cell table:formula="of:=IF(OR([.BI18]=&quot;&quot;; [.BI18]=1); &quot;&quot;; IF(SUM([.$G$11:.$G18])&lt;[.BJ$10];1;0))">
            <text:p/>
          </table:table-cell>
          <table:table-cell table:formula="of:=IF(OR([.BJ18]=&quot;&quot;; [.BJ18]=1); &quot;&quot;; IF(SUM([.$G$11:.$G18])&lt;[.BK$10];1;0))">
            <text:p/>
          </table:table-cell>
          <table:table-cell table:formula="of:=IF(OR([.BK18]=&quot;&quot;; [.BK18]=1); &quot;&quot;; IF(SUM([.$G$11:.$G18])&lt;[.BL$10];1;0))">
            <text:p/>
          </table:table-cell>
          <table:table-cell table:formula="of:=IF(OR([.BL18]=&quot;&quot;; [.BL18]=1); &quot;&quot;; IF(SUM([.$G$11:.$G18])&lt;[.BM$10];1;0))">
            <text:p/>
          </table:table-cell>
          <table:table-cell table:formula="of:=IF(OR([.BM18]=&quot;&quot;; [.BM18]=1); &quot;&quot;; IF(SUM([.$G$11:.$G18])&lt;[.BN$10];1;0))">
            <text:p/>
          </table:table-cell>
          <table:table-cell table:formula="of:=IF(OR([.BN18]=&quot;&quot;; [.BN18]=1); &quot;&quot;; IF(SUM([.$G$11:.$G18])&lt;[.BO$10];1;0))">
            <text:p/>
          </table:table-cell>
          <table:table-cell table:formula="of:=IF(OR([.BO18]=&quot;&quot;; [.BO18]=1); &quot;&quot;; IF(SUM([.$G$11:.$G18])&lt;[.BP$10];1;0))">
            <text:p/>
          </table:table-cell>
          <table:table-cell table:formula="of:=IF(OR([.BP18]=&quot;&quot;; [.BP18]=1); &quot;&quot;; IF(SUM([.$G$11:.$G18])&lt;[.BQ$10];1;0))">
            <text:p/>
          </table:table-cell>
          <table:table-cell table:formula="of:=IF(OR([.BQ18]=&quot;&quot;; [.BQ18]=1); &quot;&quot;; IF(SUM([.$G$11:.$G18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IF([.$E$5]*[.$A19]&lt;=[.$E$1];[.$E$5]*[.$A19];&quot;&quot;)">
            <text:p/>
          </table:table-cell>
          <table:table-cell table:formula="of:=IF([.$B19]&lt;&gt;&quot;&quot;;[.$E$1]-[.B19];&quot;&quot;)">
            <text:p/>
          </table:table-cell>
          <table:table-cell table:formula="of:=IF(AND([.$B19]&lt;&gt;&quot;&quot;;FLOOR([.$B19]/[.$E$5];1)&lt;=[.$C$4]);FLOOR([.$B19]/[.$E$5];1);&quot;&quot;)">
            <text:p/>
          </table:table-cell>
          <table:table-cell/>
          <table:table-cell table:formula="of:=IF([.$D19]&lt;&gt;&quot;&quot;;[.$C$2]+[.D19]*IF([.$C$2]&gt;[.$C$3];-1;1);&quot;&quot;)">
            <text:p/>
          </table:table-cell>
          <table:table-cell table:formula="of:=IF([.$D19]&lt;&gt;&quot;&quot;;60/[.F19]*1000;&quot;&quot;)">
            <text:p/>
          </table:table-cell>
          <table:table-cell table:formula="of:=IF([.G19]&lt;&gt;&quot;&quot;;0;&quot;&quot;)">
            <text:p/>
          </table:table-cell>
          <table:table-cell table:formula="of:=IF(OR([.H19]=&quot;&quot;; [.H19]=1); &quot;&quot;; IF(SUM([.$G$11:.$G19])&lt;[.I$10];1;0))">
            <text:p/>
          </table:table-cell>
          <table:table-cell table:formula="of:=IF(OR([.I19]=&quot;&quot;; [.I19]=1); &quot;&quot;; IF(SUM([.$G$11:.$G19])&lt;[.J$10];1;0))">
            <text:p/>
          </table:table-cell>
          <table:table-cell table:formula="of:=IF(OR([.J19]=&quot;&quot;; [.J19]=1); &quot;&quot;; IF(SUM([.$G$11:.$G19])&lt;[.K$10];1;0))">
            <text:p/>
          </table:table-cell>
          <table:table-cell table:formula="of:=IF(OR([.K19]=&quot;&quot;; [.K19]=1); &quot;&quot;; IF(SUM([.$G$11:.$G19])&lt;[.L$10];1;0))">
            <text:p/>
          </table:table-cell>
          <table:table-cell table:formula="of:=IF(OR([.L19]=&quot;&quot;; [.L19]=1); &quot;&quot;; IF(SUM([.$G$11:.$G19])&lt;[.M$10];1;0))">
            <text:p/>
          </table:table-cell>
          <table:table-cell table:formula="of:=IF(OR([.M19]=&quot;&quot;; [.M19]=1); &quot;&quot;; IF(SUM([.$G$11:.$G19])&lt;[.N$10];1;0))">
            <text:p/>
          </table:table-cell>
          <table:table-cell table:formula="of:=IF(OR([.N19]=&quot;&quot;; [.N19]=1); &quot;&quot;; IF(SUM([.$G$11:.$G19])&lt;[.O$10];1;0))">
            <text:p/>
          </table:table-cell>
          <table:table-cell table:formula="of:=IF(OR([.O19]=&quot;&quot;; [.O19]=1); &quot;&quot;; IF(SUM([.$G$11:.$G19])&lt;[.P$10];1;0))">
            <text:p/>
          </table:table-cell>
          <table:table-cell table:formula="of:=IF(OR([.P19]=&quot;&quot;; [.P19]=1); &quot;&quot;; IF(SUM([.$G$11:.$G19])&lt;[.Q$10];1;0))">
            <text:p/>
          </table:table-cell>
          <table:table-cell table:formula="of:=IF(OR([.Q19]=&quot;&quot;; [.Q19]=1); &quot;&quot;; IF(SUM([.$G$11:.$G19])&lt;[.R$10];1;0))">
            <text:p/>
          </table:table-cell>
          <table:table-cell table:formula="of:=IF(OR([.R19]=&quot;&quot;; [.R19]=1); &quot;&quot;; IF(SUM([.$G$11:.$G19])&lt;[.S$10];1;0))">
            <text:p/>
          </table:table-cell>
          <table:table-cell table:formula="of:=IF(OR([.S19]=&quot;&quot;; [.S19]=1); &quot;&quot;; IF(SUM([.$G$11:.$G19])&lt;[.T$10];1;0))">
            <text:p/>
          </table:table-cell>
          <table:table-cell table:formula="of:=IF(OR([.T19]=&quot;&quot;; [.T19]=1); &quot;&quot;; IF(SUM([.$G$11:.$G19])&lt;[.U$10];1;0))">
            <text:p/>
          </table:table-cell>
          <table:table-cell table:formula="of:=IF(OR([.U19]=&quot;&quot;; [.U19]=1); &quot;&quot;; IF(SUM([.$G$11:.$G19])&lt;[.V$10];1;0))">
            <text:p/>
          </table:table-cell>
          <table:table-cell table:formula="of:=IF(OR([.V19]=&quot;&quot;; [.V19]=1); &quot;&quot;; IF(SUM([.$G$11:.$G19])&lt;[.W$10];1;0))">
            <text:p/>
          </table:table-cell>
          <table:table-cell table:formula="of:=IF(OR([.W19]=&quot;&quot;; [.W19]=1); &quot;&quot;; IF(SUM([.$G$11:.$G19])&lt;[.X$10];1;0))">
            <text:p/>
          </table:table-cell>
          <table:table-cell table:formula="of:=IF(OR([.X19]=&quot;&quot;; [.X19]=1); &quot;&quot;; IF(SUM([.$G$11:.$G19])&lt;[.Y$10];1;0))">
            <text:p/>
          </table:table-cell>
          <table:table-cell table:formula="of:=IF(OR([.Y19]=&quot;&quot;; [.Y19]=1); &quot;&quot;; IF(SUM([.$G$11:.$G19])&lt;[.Z$10];1;0))">
            <text:p/>
          </table:table-cell>
          <table:table-cell table:formula="of:=IF(OR([.Z19]=&quot;&quot;; [.Z19]=1); &quot;&quot;; IF(SUM([.$G$11:.$G19])&lt;[.AA$10];1;0))">
            <text:p/>
          </table:table-cell>
          <table:table-cell table:formula="of:=IF(OR([.AA19]=&quot;&quot;; [.AA19]=1); &quot;&quot;; IF(SUM([.$G$11:.$G19])&lt;[.AB$10];1;0))">
            <text:p/>
          </table:table-cell>
          <table:table-cell table:formula="of:=IF(OR([.AB19]=&quot;&quot;; [.AB19]=1); &quot;&quot;; IF(SUM([.$G$11:.$G19])&lt;[.AC$10];1;0))">
            <text:p/>
          </table:table-cell>
          <table:table-cell table:formula="of:=IF(OR([.AC19]=&quot;&quot;; [.AC19]=1); &quot;&quot;; IF(SUM([.$G$11:.$G19])&lt;[.AD$10];1;0))">
            <text:p/>
          </table:table-cell>
          <table:table-cell table:formula="of:=IF(OR([.AD19]=&quot;&quot;; [.AD19]=1); &quot;&quot;; IF(SUM([.$G$11:.$G19])&lt;[.AE$10];1;0))">
            <text:p/>
          </table:table-cell>
          <table:table-cell table:formula="of:=IF(OR([.AE19]=&quot;&quot;; [.AE19]=1); &quot;&quot;; IF(SUM([.$G$11:.$G19])&lt;[.AF$10];1;0))">
            <text:p/>
          </table:table-cell>
          <table:table-cell table:formula="of:=IF(OR([.AF19]=&quot;&quot;; [.AF19]=1); &quot;&quot;; IF(SUM([.$G$11:.$G19])&lt;[.AG$10];1;0))">
            <text:p/>
          </table:table-cell>
          <table:table-cell table:formula="of:=IF(OR([.AG19]=&quot;&quot;; [.AG19]=1); &quot;&quot;; IF(SUM([.$G$11:.$G19])&lt;[.AH$10];1;0))">
            <text:p/>
          </table:table-cell>
          <table:table-cell table:formula="of:=IF(OR([.AH19]=&quot;&quot;; [.AH19]=1); &quot;&quot;; IF(SUM([.$G$11:.$G19])&lt;[.AI$10];1;0))">
            <text:p/>
          </table:table-cell>
          <table:table-cell table:formula="of:=IF(OR([.AI19]=&quot;&quot;; [.AI19]=1); &quot;&quot;; IF(SUM([.$G$11:.$G19])&lt;[.AJ$10];1;0))">
            <text:p/>
          </table:table-cell>
          <table:table-cell table:formula="of:=IF(OR([.AJ19]=&quot;&quot;; [.AJ19]=1); &quot;&quot;; IF(SUM([.$G$11:.$G19])&lt;[.AK$10];1;0))">
            <text:p/>
          </table:table-cell>
          <table:table-cell table:formula="of:=IF(OR([.AK19]=&quot;&quot;; [.AK19]=1); &quot;&quot;; IF(SUM([.$G$11:.$G19])&lt;[.AL$10];1;0))">
            <text:p/>
          </table:table-cell>
          <table:table-cell table:formula="of:=IF(OR([.AL19]=&quot;&quot;; [.AL19]=1); &quot;&quot;; IF(SUM([.$G$11:.$G19])&lt;[.AM$10];1;0))">
            <text:p/>
          </table:table-cell>
          <table:table-cell table:formula="of:=IF(OR([.AM19]=&quot;&quot;; [.AM19]=1); &quot;&quot;; IF(SUM([.$G$11:.$G19])&lt;[.AN$10];1;0))">
            <text:p/>
          </table:table-cell>
          <table:table-cell table:formula="of:=IF(OR([.AN19]=&quot;&quot;; [.AN19]=1); &quot;&quot;; IF(SUM([.$G$11:.$G19])&lt;[.AO$10];1;0))">
            <text:p/>
          </table:table-cell>
          <table:table-cell table:formula="of:=IF(OR([.AO19]=&quot;&quot;; [.AO19]=1); &quot;&quot;; IF(SUM([.$G$11:.$G19])&lt;[.AP$10];1;0))">
            <text:p/>
          </table:table-cell>
          <table:table-cell table:formula="of:=IF(OR([.AP19]=&quot;&quot;; [.AP19]=1); &quot;&quot;; IF(SUM([.$G$11:.$G19])&lt;[.AQ$10];1;0))">
            <text:p/>
          </table:table-cell>
          <table:table-cell table:formula="of:=IF(OR([.AQ19]=&quot;&quot;; [.AQ19]=1); &quot;&quot;; IF(SUM([.$G$11:.$G19])&lt;[.AR$10];1;0))">
            <text:p/>
          </table:table-cell>
          <table:table-cell table:formula="of:=IF(OR([.AR19]=&quot;&quot;; [.AR19]=1); &quot;&quot;; IF(SUM([.$G$11:.$G19])&lt;[.AS$10];1;0))">
            <text:p/>
          </table:table-cell>
          <table:table-cell table:formula="of:=IF(OR([.AS19]=&quot;&quot;; [.AS19]=1); &quot;&quot;; IF(SUM([.$G$11:.$G19])&lt;[.AT$10];1;0))">
            <text:p/>
          </table:table-cell>
          <table:table-cell table:formula="of:=IF(OR([.AT19]=&quot;&quot;; [.AT19]=1); &quot;&quot;; IF(SUM([.$G$11:.$G19])&lt;[.AU$10];1;0))">
            <text:p/>
          </table:table-cell>
          <table:table-cell table:formula="of:=IF(OR([.AU19]=&quot;&quot;; [.AU19]=1); &quot;&quot;; IF(SUM([.$G$11:.$G19])&lt;[.AV$10];1;0))">
            <text:p/>
          </table:table-cell>
          <table:table-cell table:formula="of:=IF(OR([.AV19]=&quot;&quot;; [.AV19]=1); &quot;&quot;; IF(SUM([.$G$11:.$G19])&lt;[.AW$10];1;0))">
            <text:p/>
          </table:table-cell>
          <table:table-cell table:formula="of:=IF(OR([.AW19]=&quot;&quot;; [.AW19]=1); &quot;&quot;; IF(SUM([.$G$11:.$G19])&lt;[.AX$10];1;0))">
            <text:p/>
          </table:table-cell>
          <table:table-cell table:formula="of:=IF(OR([.AX19]=&quot;&quot;; [.AX19]=1); &quot;&quot;; IF(SUM([.$G$11:.$G19])&lt;[.AY$10];1;0))">
            <text:p/>
          </table:table-cell>
          <table:table-cell table:formula="of:=IF(OR([.AY19]=&quot;&quot;; [.AY19]=1); &quot;&quot;; IF(SUM([.$G$11:.$G19])&lt;[.AZ$10];1;0))">
            <text:p/>
          </table:table-cell>
          <table:table-cell table:formula="of:=IF(OR([.AZ19]=&quot;&quot;; [.AZ19]=1); &quot;&quot;; IF(SUM([.$G$11:.$G19])&lt;[.BA$10];1;0))">
            <text:p/>
          </table:table-cell>
          <table:table-cell table:formula="of:=IF(OR([.BA19]=&quot;&quot;; [.BA19]=1); &quot;&quot;; IF(SUM([.$G$11:.$G19])&lt;[.BB$10];1;0))">
            <text:p/>
          </table:table-cell>
          <table:table-cell table:formula="of:=IF(OR([.BB19]=&quot;&quot;; [.BB19]=1); &quot;&quot;; IF(SUM([.$G$11:.$G19])&lt;[.BC$10];1;0))">
            <text:p/>
          </table:table-cell>
          <table:table-cell table:formula="of:=IF(OR([.BC19]=&quot;&quot;; [.BC19]=1); &quot;&quot;; IF(SUM([.$G$11:.$G19])&lt;[.BD$10];1;0))">
            <text:p/>
          </table:table-cell>
          <table:table-cell table:formula="of:=IF(OR([.BD19]=&quot;&quot;; [.BD19]=1); &quot;&quot;; IF(SUM([.$G$11:.$G19])&lt;[.BE$10];1;0))">
            <text:p/>
          </table:table-cell>
          <table:table-cell table:formula="of:=IF(OR([.BE19]=&quot;&quot;; [.BE19]=1); &quot;&quot;; IF(SUM([.$G$11:.$G19])&lt;[.BF$10];1;0))">
            <text:p/>
          </table:table-cell>
          <table:table-cell table:formula="of:=IF(OR([.BF19]=&quot;&quot;; [.BF19]=1); &quot;&quot;; IF(SUM([.$G$11:.$G19])&lt;[.BG$10];1;0))">
            <text:p/>
          </table:table-cell>
          <table:table-cell table:formula="of:=IF(OR([.BG19]=&quot;&quot;; [.BG19]=1); &quot;&quot;; IF(SUM([.$G$11:.$G19])&lt;[.BH$10];1;0))">
            <text:p/>
          </table:table-cell>
          <table:table-cell table:formula="of:=IF(OR([.BH19]=&quot;&quot;; [.BH19]=1); &quot;&quot;; IF(SUM([.$G$11:.$G19])&lt;[.BI$10];1;0))">
            <text:p/>
          </table:table-cell>
          <table:table-cell table:formula="of:=IF(OR([.BI19]=&quot;&quot;; [.BI19]=1); &quot;&quot;; IF(SUM([.$G$11:.$G19])&lt;[.BJ$10];1;0))">
            <text:p/>
          </table:table-cell>
          <table:table-cell table:formula="of:=IF(OR([.BJ19]=&quot;&quot;; [.BJ19]=1); &quot;&quot;; IF(SUM([.$G$11:.$G19])&lt;[.BK$10];1;0))">
            <text:p/>
          </table:table-cell>
          <table:table-cell table:formula="of:=IF(OR([.BK19]=&quot;&quot;; [.BK19]=1); &quot;&quot;; IF(SUM([.$G$11:.$G19])&lt;[.BL$10];1;0))">
            <text:p/>
          </table:table-cell>
          <table:table-cell table:formula="of:=IF(OR([.BL19]=&quot;&quot;; [.BL19]=1); &quot;&quot;; IF(SUM([.$G$11:.$G19])&lt;[.BM$10];1;0))">
            <text:p/>
          </table:table-cell>
          <table:table-cell table:formula="of:=IF(OR([.BM19]=&quot;&quot;; [.BM19]=1); &quot;&quot;; IF(SUM([.$G$11:.$G19])&lt;[.BN$10];1;0))">
            <text:p/>
          </table:table-cell>
          <table:table-cell table:formula="of:=IF(OR([.BN19]=&quot;&quot;; [.BN19]=1); &quot;&quot;; IF(SUM([.$G$11:.$G19])&lt;[.BO$10];1;0))">
            <text:p/>
          </table:table-cell>
          <table:table-cell table:formula="of:=IF(OR([.BO19]=&quot;&quot;; [.BO19]=1); &quot;&quot;; IF(SUM([.$G$11:.$G19])&lt;[.BP$10];1;0))">
            <text:p/>
          </table:table-cell>
          <table:table-cell table:formula="of:=IF(OR([.BP19]=&quot;&quot;; [.BP19]=1); &quot;&quot;; IF(SUM([.$G$11:.$G19])&lt;[.BQ$10];1;0))">
            <text:p/>
          </table:table-cell>
          <table:table-cell table:formula="of:=IF(OR([.BQ19]=&quot;&quot;; [.BQ19]=1); &quot;&quot;; IF(SUM([.$G$11:.$G19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IF([.$E$5]*[.$A20]&lt;=[.$E$1];[.$E$5]*[.$A20];&quot;&quot;)">
            <text:p/>
          </table:table-cell>
          <table:table-cell table:formula="of:=IF([.$B20]&lt;&gt;&quot;&quot;;[.$E$1]-[.B20];&quot;&quot;)">
            <text:p/>
          </table:table-cell>
          <table:table-cell table:formula="of:=IF(AND([.$B20]&lt;&gt;&quot;&quot;;FLOOR([.$B20]/[.$E$5];1)&lt;=[.$C$4]);FLOOR([.$B20]/[.$E$5];1);&quot;&quot;)">
            <text:p/>
          </table:table-cell>
          <table:table-cell/>
          <table:table-cell table:formula="of:=IF([.$D20]&lt;&gt;&quot;&quot;;[.$C$2]+[.D20]*IF([.$C$2]&gt;[.$C$3];-1;1);&quot;&quot;)">
            <text:p/>
          </table:table-cell>
          <table:table-cell table:formula="of:=IF([.$D20]&lt;&gt;&quot;&quot;;60/[.F20]*1000;&quot;&quot;)">
            <text:p/>
          </table:table-cell>
          <table:table-cell table:formula="of:=IF([.G20]&lt;&gt;&quot;&quot;;0;&quot;&quot;)">
            <text:p/>
          </table:table-cell>
          <table:table-cell table:formula="of:=IF(OR([.H20]=&quot;&quot;; [.H20]=1); &quot;&quot;; IF(SUM([.$G$11:.$G20])&lt;[.I$10];1;0))">
            <text:p/>
          </table:table-cell>
          <table:table-cell table:formula="of:=IF(OR([.I20]=&quot;&quot;; [.I20]=1); &quot;&quot;; IF(SUM([.$G$11:.$G20])&lt;[.J$10];1;0))">
            <text:p/>
          </table:table-cell>
          <table:table-cell table:formula="of:=IF(OR([.J20]=&quot;&quot;; [.J20]=1); &quot;&quot;; IF(SUM([.$G$11:.$G20])&lt;[.K$10];1;0))">
            <text:p/>
          </table:table-cell>
          <table:table-cell table:formula="of:=IF(OR([.K20]=&quot;&quot;; [.K20]=1); &quot;&quot;; IF(SUM([.$G$11:.$G20])&lt;[.L$10];1;0))">
            <text:p/>
          </table:table-cell>
          <table:table-cell table:formula="of:=IF(OR([.L20]=&quot;&quot;; [.L20]=1); &quot;&quot;; IF(SUM([.$G$11:.$G20])&lt;[.M$10];1;0))">
            <text:p/>
          </table:table-cell>
          <table:table-cell table:formula="of:=IF(OR([.M20]=&quot;&quot;; [.M20]=1); &quot;&quot;; IF(SUM([.$G$11:.$G20])&lt;[.N$10];1;0))">
            <text:p/>
          </table:table-cell>
          <table:table-cell table:formula="of:=IF(OR([.N20]=&quot;&quot;; [.N20]=1); &quot;&quot;; IF(SUM([.$G$11:.$G20])&lt;[.O$10];1;0))">
            <text:p/>
          </table:table-cell>
          <table:table-cell table:formula="of:=IF(OR([.O20]=&quot;&quot;; [.O20]=1); &quot;&quot;; IF(SUM([.$G$11:.$G20])&lt;[.P$10];1;0))">
            <text:p/>
          </table:table-cell>
          <table:table-cell table:formula="of:=IF(OR([.P20]=&quot;&quot;; [.P20]=1); &quot;&quot;; IF(SUM([.$G$11:.$G20])&lt;[.Q$10];1;0))">
            <text:p/>
          </table:table-cell>
          <table:table-cell table:formula="of:=IF(OR([.Q20]=&quot;&quot;; [.Q20]=1); &quot;&quot;; IF(SUM([.$G$11:.$G20])&lt;[.R$10];1;0))">
            <text:p/>
          </table:table-cell>
          <table:table-cell table:formula="of:=IF(OR([.R20]=&quot;&quot;; [.R20]=1); &quot;&quot;; IF(SUM([.$G$11:.$G20])&lt;[.S$10];1;0))">
            <text:p/>
          </table:table-cell>
          <table:table-cell table:formula="of:=IF(OR([.S20]=&quot;&quot;; [.S20]=1); &quot;&quot;; IF(SUM([.$G$11:.$G20])&lt;[.T$10];1;0))">
            <text:p/>
          </table:table-cell>
          <table:table-cell table:formula="of:=IF(OR([.T20]=&quot;&quot;; [.T20]=1); &quot;&quot;; IF(SUM([.$G$11:.$G20])&lt;[.U$10];1;0))">
            <text:p/>
          </table:table-cell>
          <table:table-cell table:formula="of:=IF(OR([.U20]=&quot;&quot;; [.U20]=1); &quot;&quot;; IF(SUM([.$G$11:.$G20])&lt;[.V$10];1;0))">
            <text:p/>
          </table:table-cell>
          <table:table-cell table:formula="of:=IF(OR([.V20]=&quot;&quot;; [.V20]=1); &quot;&quot;; IF(SUM([.$G$11:.$G20])&lt;[.W$10];1;0))">
            <text:p/>
          </table:table-cell>
          <table:table-cell table:formula="of:=IF(OR([.W20]=&quot;&quot;; [.W20]=1); &quot;&quot;; IF(SUM([.$G$11:.$G20])&lt;[.X$10];1;0))">
            <text:p/>
          </table:table-cell>
          <table:table-cell table:formula="of:=IF(OR([.X20]=&quot;&quot;; [.X20]=1); &quot;&quot;; IF(SUM([.$G$11:.$G20])&lt;[.Y$10];1;0))">
            <text:p/>
          </table:table-cell>
          <table:table-cell table:formula="of:=IF(OR([.Y20]=&quot;&quot;; [.Y20]=1); &quot;&quot;; IF(SUM([.$G$11:.$G20])&lt;[.Z$10];1;0))">
            <text:p/>
          </table:table-cell>
          <table:table-cell table:formula="of:=IF(OR([.Z20]=&quot;&quot;; [.Z20]=1); &quot;&quot;; IF(SUM([.$G$11:.$G20])&lt;[.AA$10];1;0))">
            <text:p/>
          </table:table-cell>
          <table:table-cell table:formula="of:=IF(OR([.AA20]=&quot;&quot;; [.AA20]=1); &quot;&quot;; IF(SUM([.$G$11:.$G20])&lt;[.AB$10];1;0))">
            <text:p/>
          </table:table-cell>
          <table:table-cell table:formula="of:=IF(OR([.AB20]=&quot;&quot;; [.AB20]=1); &quot;&quot;; IF(SUM([.$G$11:.$G20])&lt;[.AC$10];1;0))">
            <text:p/>
          </table:table-cell>
          <table:table-cell table:formula="of:=IF(OR([.AC20]=&quot;&quot;; [.AC20]=1); &quot;&quot;; IF(SUM([.$G$11:.$G20])&lt;[.AD$10];1;0))">
            <text:p/>
          </table:table-cell>
          <table:table-cell table:formula="of:=IF(OR([.AD20]=&quot;&quot;; [.AD20]=1); &quot;&quot;; IF(SUM([.$G$11:.$G20])&lt;[.AE$10];1;0))">
            <text:p/>
          </table:table-cell>
          <table:table-cell table:formula="of:=IF(OR([.AE20]=&quot;&quot;; [.AE20]=1); &quot;&quot;; IF(SUM([.$G$11:.$G20])&lt;[.AF$10];1;0))">
            <text:p/>
          </table:table-cell>
          <table:table-cell table:formula="of:=IF(OR([.AF20]=&quot;&quot;; [.AF20]=1); &quot;&quot;; IF(SUM([.$G$11:.$G20])&lt;[.AG$10];1;0))">
            <text:p/>
          </table:table-cell>
          <table:table-cell table:formula="of:=IF(OR([.AG20]=&quot;&quot;; [.AG20]=1); &quot;&quot;; IF(SUM([.$G$11:.$G20])&lt;[.AH$10];1;0))">
            <text:p/>
          </table:table-cell>
          <table:table-cell table:formula="of:=IF(OR([.AH20]=&quot;&quot;; [.AH20]=1); &quot;&quot;; IF(SUM([.$G$11:.$G20])&lt;[.AI$10];1;0))">
            <text:p/>
          </table:table-cell>
          <table:table-cell table:formula="of:=IF(OR([.AI20]=&quot;&quot;; [.AI20]=1); &quot;&quot;; IF(SUM([.$G$11:.$G20])&lt;[.AJ$10];1;0))">
            <text:p/>
          </table:table-cell>
          <table:table-cell table:formula="of:=IF(OR([.AJ20]=&quot;&quot;; [.AJ20]=1); &quot;&quot;; IF(SUM([.$G$11:.$G20])&lt;[.AK$10];1;0))">
            <text:p/>
          </table:table-cell>
          <table:table-cell table:formula="of:=IF(OR([.AK20]=&quot;&quot;; [.AK20]=1); &quot;&quot;; IF(SUM([.$G$11:.$G20])&lt;[.AL$10];1;0))">
            <text:p/>
          </table:table-cell>
          <table:table-cell table:formula="of:=IF(OR([.AL20]=&quot;&quot;; [.AL20]=1); &quot;&quot;; IF(SUM([.$G$11:.$G20])&lt;[.AM$10];1;0))">
            <text:p/>
          </table:table-cell>
          <table:table-cell table:formula="of:=IF(OR([.AM20]=&quot;&quot;; [.AM20]=1); &quot;&quot;; IF(SUM([.$G$11:.$G20])&lt;[.AN$10];1;0))">
            <text:p/>
          </table:table-cell>
          <table:table-cell table:formula="of:=IF(OR([.AN20]=&quot;&quot;; [.AN20]=1); &quot;&quot;; IF(SUM([.$G$11:.$G20])&lt;[.AO$10];1;0))">
            <text:p/>
          </table:table-cell>
          <table:table-cell table:formula="of:=IF(OR([.AO20]=&quot;&quot;; [.AO20]=1); &quot;&quot;; IF(SUM([.$G$11:.$G20])&lt;[.AP$10];1;0))">
            <text:p/>
          </table:table-cell>
          <table:table-cell table:formula="of:=IF(OR([.AP20]=&quot;&quot;; [.AP20]=1); &quot;&quot;; IF(SUM([.$G$11:.$G20])&lt;[.AQ$10];1;0))">
            <text:p/>
          </table:table-cell>
          <table:table-cell table:formula="of:=IF(OR([.AQ20]=&quot;&quot;; [.AQ20]=1); &quot;&quot;; IF(SUM([.$G$11:.$G20])&lt;[.AR$10];1;0))">
            <text:p/>
          </table:table-cell>
          <table:table-cell table:formula="of:=IF(OR([.AR20]=&quot;&quot;; [.AR20]=1); &quot;&quot;; IF(SUM([.$G$11:.$G20])&lt;[.AS$10];1;0))">
            <text:p/>
          </table:table-cell>
          <table:table-cell table:formula="of:=IF(OR([.AS20]=&quot;&quot;; [.AS20]=1); &quot;&quot;; IF(SUM([.$G$11:.$G20])&lt;[.AT$10];1;0))">
            <text:p/>
          </table:table-cell>
          <table:table-cell table:formula="of:=IF(OR([.AT20]=&quot;&quot;; [.AT20]=1); &quot;&quot;; IF(SUM([.$G$11:.$G20])&lt;[.AU$10];1;0))">
            <text:p/>
          </table:table-cell>
          <table:table-cell table:formula="of:=IF(OR([.AU20]=&quot;&quot;; [.AU20]=1); &quot;&quot;; IF(SUM([.$G$11:.$G20])&lt;[.AV$10];1;0))">
            <text:p/>
          </table:table-cell>
          <table:table-cell table:formula="of:=IF(OR([.AV20]=&quot;&quot;; [.AV20]=1); &quot;&quot;; IF(SUM([.$G$11:.$G20])&lt;[.AW$10];1;0))">
            <text:p/>
          </table:table-cell>
          <table:table-cell table:formula="of:=IF(OR([.AW20]=&quot;&quot;; [.AW20]=1); &quot;&quot;; IF(SUM([.$G$11:.$G20])&lt;[.AX$10];1;0))">
            <text:p/>
          </table:table-cell>
          <table:table-cell table:formula="of:=IF(OR([.AX20]=&quot;&quot;; [.AX20]=1); &quot;&quot;; IF(SUM([.$G$11:.$G20])&lt;[.AY$10];1;0))">
            <text:p/>
          </table:table-cell>
          <table:table-cell table:formula="of:=IF(OR([.AY20]=&quot;&quot;; [.AY20]=1); &quot;&quot;; IF(SUM([.$G$11:.$G20])&lt;[.AZ$10];1;0))">
            <text:p/>
          </table:table-cell>
          <table:table-cell table:formula="of:=IF(OR([.AZ20]=&quot;&quot;; [.AZ20]=1); &quot;&quot;; IF(SUM([.$G$11:.$G20])&lt;[.BA$10];1;0))">
            <text:p/>
          </table:table-cell>
          <table:table-cell table:formula="of:=IF(OR([.BA20]=&quot;&quot;; [.BA20]=1); &quot;&quot;; IF(SUM([.$G$11:.$G20])&lt;[.BB$10];1;0))">
            <text:p/>
          </table:table-cell>
          <table:table-cell table:formula="of:=IF(OR([.BB20]=&quot;&quot;; [.BB20]=1); &quot;&quot;; IF(SUM([.$G$11:.$G20])&lt;[.BC$10];1;0))">
            <text:p/>
          </table:table-cell>
          <table:table-cell table:formula="of:=IF(OR([.BC20]=&quot;&quot;; [.BC20]=1); &quot;&quot;; IF(SUM([.$G$11:.$G20])&lt;[.BD$10];1;0))">
            <text:p/>
          </table:table-cell>
          <table:table-cell table:formula="of:=IF(OR([.BD20]=&quot;&quot;; [.BD20]=1); &quot;&quot;; IF(SUM([.$G$11:.$G20])&lt;[.BE$10];1;0))">
            <text:p/>
          </table:table-cell>
          <table:table-cell table:formula="of:=IF(OR([.BE20]=&quot;&quot;; [.BE20]=1); &quot;&quot;; IF(SUM([.$G$11:.$G20])&lt;[.BF$10];1;0))">
            <text:p/>
          </table:table-cell>
          <table:table-cell table:formula="of:=IF(OR([.BF20]=&quot;&quot;; [.BF20]=1); &quot;&quot;; IF(SUM([.$G$11:.$G20])&lt;[.BG$10];1;0))">
            <text:p/>
          </table:table-cell>
          <table:table-cell table:formula="of:=IF(OR([.BG20]=&quot;&quot;; [.BG20]=1); &quot;&quot;; IF(SUM([.$G$11:.$G20])&lt;[.BH$10];1;0))">
            <text:p/>
          </table:table-cell>
          <table:table-cell table:formula="of:=IF(OR([.BH20]=&quot;&quot;; [.BH20]=1); &quot;&quot;; IF(SUM([.$G$11:.$G20])&lt;[.BI$10];1;0))">
            <text:p/>
          </table:table-cell>
          <table:table-cell table:formula="of:=IF(OR([.BI20]=&quot;&quot;; [.BI20]=1); &quot;&quot;; IF(SUM([.$G$11:.$G20])&lt;[.BJ$10];1;0))">
            <text:p/>
          </table:table-cell>
          <table:table-cell table:formula="of:=IF(OR([.BJ20]=&quot;&quot;; [.BJ20]=1); &quot;&quot;; IF(SUM([.$G$11:.$G20])&lt;[.BK$10];1;0))">
            <text:p/>
          </table:table-cell>
          <table:table-cell table:formula="of:=IF(OR([.BK20]=&quot;&quot;; [.BK20]=1); &quot;&quot;; IF(SUM([.$G$11:.$G20])&lt;[.BL$10];1;0))">
            <text:p/>
          </table:table-cell>
          <table:table-cell table:formula="of:=IF(OR([.BL20]=&quot;&quot;; [.BL20]=1); &quot;&quot;; IF(SUM([.$G$11:.$G20])&lt;[.BM$10];1;0))">
            <text:p/>
          </table:table-cell>
          <table:table-cell table:formula="of:=IF(OR([.BM20]=&quot;&quot;; [.BM20]=1); &quot;&quot;; IF(SUM([.$G$11:.$G20])&lt;[.BN$10];1;0))">
            <text:p/>
          </table:table-cell>
          <table:table-cell table:formula="of:=IF(OR([.BN20]=&quot;&quot;; [.BN20]=1); &quot;&quot;; IF(SUM([.$G$11:.$G20])&lt;[.BO$10];1;0))">
            <text:p/>
          </table:table-cell>
          <table:table-cell table:formula="of:=IF(OR([.BO20]=&quot;&quot;; [.BO20]=1); &quot;&quot;; IF(SUM([.$G$11:.$G20])&lt;[.BP$10];1;0))">
            <text:p/>
          </table:table-cell>
          <table:table-cell table:formula="of:=IF(OR([.BP20]=&quot;&quot;; [.BP20]=1); &quot;&quot;; IF(SUM([.$G$11:.$G20])&lt;[.BQ$10];1;0))">
            <text:p/>
          </table:table-cell>
          <table:table-cell table:formula="of:=IF(OR([.BQ20]=&quot;&quot;; [.BQ20]=1); &quot;&quot;; IF(SUM([.$G$11:.$G20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IF([.$E$5]*[.$A21]&lt;=[.$E$1];[.$E$5]*[.$A21];&quot;&quot;)">
            <text:p/>
          </table:table-cell>
          <table:table-cell table:formula="of:=IF([.$B21]&lt;&gt;&quot;&quot;;[.$E$1]-[.B21];&quot;&quot;)">
            <text:p/>
          </table:table-cell>
          <table:table-cell table:formula="of:=IF(AND([.$B21]&lt;&gt;&quot;&quot;;FLOOR([.$B21]/[.$E$5];1)&lt;=[.$C$4]);FLOOR([.$B21]/[.$E$5];1);&quot;&quot;)">
            <text:p/>
          </table:table-cell>
          <table:table-cell/>
          <table:table-cell table:formula="of:=IF([.$D21]&lt;&gt;&quot;&quot;;[.$C$2]+[.D21]*IF([.$C$2]&gt;[.$C$3];-1;1);&quot;&quot;)">
            <text:p/>
          </table:table-cell>
          <table:table-cell table:formula="of:=IF([.$D21]&lt;&gt;&quot;&quot;;60/[.F21]*1000;&quot;&quot;)">
            <text:p/>
          </table:table-cell>
          <table:table-cell table:formula="of:=IF([.G21]&lt;&gt;&quot;&quot;;0;&quot;&quot;)">
            <text:p/>
          </table:table-cell>
          <table:table-cell table:formula="of:=IF(OR([.H21]=&quot;&quot;; [.H21]=1); &quot;&quot;; IF(SUM([.$G$11:.$G21])&lt;[.I$10];1;0))">
            <text:p/>
          </table:table-cell>
          <table:table-cell table:formula="of:=IF(OR([.I21]=&quot;&quot;; [.I21]=1); &quot;&quot;; IF(SUM([.$G$11:.$G21])&lt;[.J$10];1;0))">
            <text:p/>
          </table:table-cell>
          <table:table-cell table:formula="of:=IF(OR([.J21]=&quot;&quot;; [.J21]=1); &quot;&quot;; IF(SUM([.$G$11:.$G21])&lt;[.K$10];1;0))">
            <text:p/>
          </table:table-cell>
          <table:table-cell table:formula="of:=IF(OR([.K21]=&quot;&quot;; [.K21]=1); &quot;&quot;; IF(SUM([.$G$11:.$G21])&lt;[.L$10];1;0))">
            <text:p/>
          </table:table-cell>
          <table:table-cell table:formula="of:=IF(OR([.L21]=&quot;&quot;; [.L21]=1); &quot;&quot;; IF(SUM([.$G$11:.$G21])&lt;[.M$10];1;0))">
            <text:p/>
          </table:table-cell>
          <table:table-cell table:formula="of:=IF(OR([.M21]=&quot;&quot;; [.M21]=1); &quot;&quot;; IF(SUM([.$G$11:.$G21])&lt;[.N$10];1;0))">
            <text:p/>
          </table:table-cell>
          <table:table-cell table:formula="of:=IF(OR([.N21]=&quot;&quot;; [.N21]=1); &quot;&quot;; IF(SUM([.$G$11:.$G21])&lt;[.O$10];1;0))">
            <text:p/>
          </table:table-cell>
          <table:table-cell table:formula="of:=IF(OR([.O21]=&quot;&quot;; [.O21]=1); &quot;&quot;; IF(SUM([.$G$11:.$G21])&lt;[.P$10];1;0))">
            <text:p/>
          </table:table-cell>
          <table:table-cell table:formula="of:=IF(OR([.P21]=&quot;&quot;; [.P21]=1); &quot;&quot;; IF(SUM([.$G$11:.$G21])&lt;[.Q$10];1;0))">
            <text:p/>
          </table:table-cell>
          <table:table-cell table:formula="of:=IF(OR([.Q21]=&quot;&quot;; [.Q21]=1); &quot;&quot;; IF(SUM([.$G$11:.$G21])&lt;[.R$10];1;0))">
            <text:p/>
          </table:table-cell>
          <table:table-cell table:formula="of:=IF(OR([.R21]=&quot;&quot;; [.R21]=1); &quot;&quot;; IF(SUM([.$G$11:.$G21])&lt;[.S$10];1;0))">
            <text:p/>
          </table:table-cell>
          <table:table-cell table:formula="of:=IF(OR([.S21]=&quot;&quot;; [.S21]=1); &quot;&quot;; IF(SUM([.$G$11:.$G21])&lt;[.T$10];1;0))">
            <text:p/>
          </table:table-cell>
          <table:table-cell table:formula="of:=IF(OR([.T21]=&quot;&quot;; [.T21]=1); &quot;&quot;; IF(SUM([.$G$11:.$G21])&lt;[.U$10];1;0))">
            <text:p/>
          </table:table-cell>
          <table:table-cell table:formula="of:=IF(OR([.U21]=&quot;&quot;; [.U21]=1); &quot;&quot;; IF(SUM([.$G$11:.$G21])&lt;[.V$10];1;0))">
            <text:p/>
          </table:table-cell>
          <table:table-cell table:formula="of:=IF(OR([.V21]=&quot;&quot;; [.V21]=1); &quot;&quot;; IF(SUM([.$G$11:.$G21])&lt;[.W$10];1;0))">
            <text:p/>
          </table:table-cell>
          <table:table-cell table:formula="of:=IF(OR([.W21]=&quot;&quot;; [.W21]=1); &quot;&quot;; IF(SUM([.$G$11:.$G21])&lt;[.X$10];1;0))">
            <text:p/>
          </table:table-cell>
          <table:table-cell table:formula="of:=IF(OR([.X21]=&quot;&quot;; [.X21]=1); &quot;&quot;; IF(SUM([.$G$11:.$G21])&lt;[.Y$10];1;0))">
            <text:p/>
          </table:table-cell>
          <table:table-cell table:formula="of:=IF(OR([.Y21]=&quot;&quot;; [.Y21]=1); &quot;&quot;; IF(SUM([.$G$11:.$G21])&lt;[.Z$10];1;0))">
            <text:p/>
          </table:table-cell>
          <table:table-cell table:formula="of:=IF(OR([.Z21]=&quot;&quot;; [.Z21]=1); &quot;&quot;; IF(SUM([.$G$11:.$G21])&lt;[.AA$10];1;0))">
            <text:p/>
          </table:table-cell>
          <table:table-cell table:formula="of:=IF(OR([.AA21]=&quot;&quot;; [.AA21]=1); &quot;&quot;; IF(SUM([.$G$11:.$G21])&lt;[.AB$10];1;0))">
            <text:p/>
          </table:table-cell>
          <table:table-cell table:formula="of:=IF(OR([.AB21]=&quot;&quot;; [.AB21]=1); &quot;&quot;; IF(SUM([.$G$11:.$G21])&lt;[.AC$10];1;0))">
            <text:p/>
          </table:table-cell>
          <table:table-cell table:formula="of:=IF(OR([.AC21]=&quot;&quot;; [.AC21]=1); &quot;&quot;; IF(SUM([.$G$11:.$G21])&lt;[.AD$10];1;0))">
            <text:p/>
          </table:table-cell>
          <table:table-cell table:formula="of:=IF(OR([.AD21]=&quot;&quot;; [.AD21]=1); &quot;&quot;; IF(SUM([.$G$11:.$G21])&lt;[.AE$10];1;0))">
            <text:p/>
          </table:table-cell>
          <table:table-cell table:formula="of:=IF(OR([.AE21]=&quot;&quot;; [.AE21]=1); &quot;&quot;; IF(SUM([.$G$11:.$G21])&lt;[.AF$10];1;0))">
            <text:p/>
          </table:table-cell>
          <table:table-cell table:formula="of:=IF(OR([.AF21]=&quot;&quot;; [.AF21]=1); &quot;&quot;; IF(SUM([.$G$11:.$G21])&lt;[.AG$10];1;0))">
            <text:p/>
          </table:table-cell>
          <table:table-cell table:formula="of:=IF(OR([.AG21]=&quot;&quot;; [.AG21]=1); &quot;&quot;; IF(SUM([.$G$11:.$G21])&lt;[.AH$10];1;0))">
            <text:p/>
          </table:table-cell>
          <table:table-cell table:formula="of:=IF(OR([.AH21]=&quot;&quot;; [.AH21]=1); &quot;&quot;; IF(SUM([.$G$11:.$G21])&lt;[.AI$10];1;0))">
            <text:p/>
          </table:table-cell>
          <table:table-cell table:formula="of:=IF(OR([.AI21]=&quot;&quot;; [.AI21]=1); &quot;&quot;; IF(SUM([.$G$11:.$G21])&lt;[.AJ$10];1;0))">
            <text:p/>
          </table:table-cell>
          <table:table-cell table:formula="of:=IF(OR([.AJ21]=&quot;&quot;; [.AJ21]=1); &quot;&quot;; IF(SUM([.$G$11:.$G21])&lt;[.AK$10];1;0))">
            <text:p/>
          </table:table-cell>
          <table:table-cell table:formula="of:=IF(OR([.AK21]=&quot;&quot;; [.AK21]=1); &quot;&quot;; IF(SUM([.$G$11:.$G21])&lt;[.AL$10];1;0))">
            <text:p/>
          </table:table-cell>
          <table:table-cell table:formula="of:=IF(OR([.AL21]=&quot;&quot;; [.AL21]=1); &quot;&quot;; IF(SUM([.$G$11:.$G21])&lt;[.AM$10];1;0))">
            <text:p/>
          </table:table-cell>
          <table:table-cell table:formula="of:=IF(OR([.AM21]=&quot;&quot;; [.AM21]=1); &quot;&quot;; IF(SUM([.$G$11:.$G21])&lt;[.AN$10];1;0))">
            <text:p/>
          </table:table-cell>
          <table:table-cell table:formula="of:=IF(OR([.AN21]=&quot;&quot;; [.AN21]=1); &quot;&quot;; IF(SUM([.$G$11:.$G21])&lt;[.AO$10];1;0))">
            <text:p/>
          </table:table-cell>
          <table:table-cell table:formula="of:=IF(OR([.AO21]=&quot;&quot;; [.AO21]=1); &quot;&quot;; IF(SUM([.$G$11:.$G21])&lt;[.AP$10];1;0))">
            <text:p/>
          </table:table-cell>
          <table:table-cell table:formula="of:=IF(OR([.AP21]=&quot;&quot;; [.AP21]=1); &quot;&quot;; IF(SUM([.$G$11:.$G21])&lt;[.AQ$10];1;0))">
            <text:p/>
          </table:table-cell>
          <table:table-cell table:formula="of:=IF(OR([.AQ21]=&quot;&quot;; [.AQ21]=1); &quot;&quot;; IF(SUM([.$G$11:.$G21])&lt;[.AR$10];1;0))">
            <text:p/>
          </table:table-cell>
          <table:table-cell table:formula="of:=IF(OR([.AR21]=&quot;&quot;; [.AR21]=1); &quot;&quot;; IF(SUM([.$G$11:.$G21])&lt;[.AS$10];1;0))">
            <text:p/>
          </table:table-cell>
          <table:table-cell table:formula="of:=IF(OR([.AS21]=&quot;&quot;; [.AS21]=1); &quot;&quot;; IF(SUM([.$G$11:.$G21])&lt;[.AT$10];1;0))">
            <text:p/>
          </table:table-cell>
          <table:table-cell table:formula="of:=IF(OR([.AT21]=&quot;&quot;; [.AT21]=1); &quot;&quot;; IF(SUM([.$G$11:.$G21])&lt;[.AU$10];1;0))">
            <text:p/>
          </table:table-cell>
          <table:table-cell table:formula="of:=IF(OR([.AU21]=&quot;&quot;; [.AU21]=1); &quot;&quot;; IF(SUM([.$G$11:.$G21])&lt;[.AV$10];1;0))">
            <text:p/>
          </table:table-cell>
          <table:table-cell table:formula="of:=IF(OR([.AV21]=&quot;&quot;; [.AV21]=1); &quot;&quot;; IF(SUM([.$G$11:.$G21])&lt;[.AW$10];1;0))">
            <text:p/>
          </table:table-cell>
          <table:table-cell table:formula="of:=IF(OR([.AW21]=&quot;&quot;; [.AW21]=1); &quot;&quot;; IF(SUM([.$G$11:.$G21])&lt;[.AX$10];1;0))">
            <text:p/>
          </table:table-cell>
          <table:table-cell table:formula="of:=IF(OR([.AX21]=&quot;&quot;; [.AX21]=1); &quot;&quot;; IF(SUM([.$G$11:.$G21])&lt;[.AY$10];1;0))">
            <text:p/>
          </table:table-cell>
          <table:table-cell table:formula="of:=IF(OR([.AY21]=&quot;&quot;; [.AY21]=1); &quot;&quot;; IF(SUM([.$G$11:.$G21])&lt;[.AZ$10];1;0))">
            <text:p/>
          </table:table-cell>
          <table:table-cell table:formula="of:=IF(OR([.AZ21]=&quot;&quot;; [.AZ21]=1); &quot;&quot;; IF(SUM([.$G$11:.$G21])&lt;[.BA$10];1;0))">
            <text:p/>
          </table:table-cell>
          <table:table-cell table:formula="of:=IF(OR([.BA21]=&quot;&quot;; [.BA21]=1); &quot;&quot;; IF(SUM([.$G$11:.$G21])&lt;[.BB$10];1;0))">
            <text:p/>
          </table:table-cell>
          <table:table-cell table:formula="of:=IF(OR([.BB21]=&quot;&quot;; [.BB21]=1); &quot;&quot;; IF(SUM([.$G$11:.$G21])&lt;[.BC$10];1;0))">
            <text:p/>
          </table:table-cell>
          <table:table-cell table:formula="of:=IF(OR([.BC21]=&quot;&quot;; [.BC21]=1); &quot;&quot;; IF(SUM([.$G$11:.$G21])&lt;[.BD$10];1;0))">
            <text:p/>
          </table:table-cell>
          <table:table-cell table:formula="of:=IF(OR([.BD21]=&quot;&quot;; [.BD21]=1); &quot;&quot;; IF(SUM([.$G$11:.$G21])&lt;[.BE$10];1;0))">
            <text:p/>
          </table:table-cell>
          <table:table-cell table:formula="of:=IF(OR([.BE21]=&quot;&quot;; [.BE21]=1); &quot;&quot;; IF(SUM([.$G$11:.$G21])&lt;[.BF$10];1;0))">
            <text:p/>
          </table:table-cell>
          <table:table-cell table:formula="of:=IF(OR([.BF21]=&quot;&quot;; [.BF21]=1); &quot;&quot;; IF(SUM([.$G$11:.$G21])&lt;[.BG$10];1;0))">
            <text:p/>
          </table:table-cell>
          <table:table-cell table:formula="of:=IF(OR([.BG21]=&quot;&quot;; [.BG21]=1); &quot;&quot;; IF(SUM([.$G$11:.$G21])&lt;[.BH$10];1;0))">
            <text:p/>
          </table:table-cell>
          <table:table-cell table:formula="of:=IF(OR([.BH21]=&quot;&quot;; [.BH21]=1); &quot;&quot;; IF(SUM([.$G$11:.$G21])&lt;[.BI$10];1;0))">
            <text:p/>
          </table:table-cell>
          <table:table-cell table:formula="of:=IF(OR([.BI21]=&quot;&quot;; [.BI21]=1); &quot;&quot;; IF(SUM([.$G$11:.$G21])&lt;[.BJ$10];1;0))">
            <text:p/>
          </table:table-cell>
          <table:table-cell table:formula="of:=IF(OR([.BJ21]=&quot;&quot;; [.BJ21]=1); &quot;&quot;; IF(SUM([.$G$11:.$G21])&lt;[.BK$10];1;0))">
            <text:p/>
          </table:table-cell>
          <table:table-cell table:formula="of:=IF(OR([.BK21]=&quot;&quot;; [.BK21]=1); &quot;&quot;; IF(SUM([.$G$11:.$G21])&lt;[.BL$10];1;0))">
            <text:p/>
          </table:table-cell>
          <table:table-cell table:formula="of:=IF(OR([.BL21]=&quot;&quot;; [.BL21]=1); &quot;&quot;; IF(SUM([.$G$11:.$G21])&lt;[.BM$10];1;0))">
            <text:p/>
          </table:table-cell>
          <table:table-cell table:formula="of:=IF(OR([.BM21]=&quot;&quot;; [.BM21]=1); &quot;&quot;; IF(SUM([.$G$11:.$G21])&lt;[.BN$10];1;0))">
            <text:p/>
          </table:table-cell>
          <table:table-cell table:formula="of:=IF(OR([.BN21]=&quot;&quot;; [.BN21]=1); &quot;&quot;; IF(SUM([.$G$11:.$G21])&lt;[.BO$10];1;0))">
            <text:p/>
          </table:table-cell>
          <table:table-cell table:formula="of:=IF(OR([.BO21]=&quot;&quot;; [.BO21]=1); &quot;&quot;; IF(SUM([.$G$11:.$G21])&lt;[.BP$10];1;0))">
            <text:p/>
          </table:table-cell>
          <table:table-cell table:formula="of:=IF(OR([.BP21]=&quot;&quot;; [.BP21]=1); &quot;&quot;; IF(SUM([.$G$11:.$G21])&lt;[.BQ$10];1;0))">
            <text:p/>
          </table:table-cell>
          <table:table-cell table:formula="of:=IF(OR([.BQ21]=&quot;&quot;; [.BQ21]=1); &quot;&quot;; IF(SUM([.$G$11:.$G21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IF([.$E$5]*[.$A22]&lt;=[.$E$1];[.$E$5]*[.$A22];&quot;&quot;)">
            <text:p/>
          </table:table-cell>
          <table:table-cell table:formula="of:=IF([.$B22]&lt;&gt;&quot;&quot;;[.$E$1]-[.B22];&quot;&quot;)">
            <text:p/>
          </table:table-cell>
          <table:table-cell table:formula="of:=IF(AND([.$B22]&lt;&gt;&quot;&quot;;FLOOR([.$B22]/[.$E$5];1)&lt;=[.$C$4]);FLOOR([.$B22]/[.$E$5];1);&quot;&quot;)">
            <text:p/>
          </table:table-cell>
          <table:table-cell/>
          <table:table-cell table:formula="of:=IF([.$D22]&lt;&gt;&quot;&quot;;[.$C$2]+[.D22]*IF([.$C$2]&gt;[.$C$3];-1;1);&quot;&quot;)">
            <text:p/>
          </table:table-cell>
          <table:table-cell table:formula="of:=IF([.$D22]&lt;&gt;&quot;&quot;;60/[.F22]*1000;&quot;&quot;)">
            <text:p/>
          </table:table-cell>
          <table:table-cell table:formula="of:=IF([.G22]&lt;&gt;&quot;&quot;;0;&quot;&quot;)">
            <text:p/>
          </table:table-cell>
          <table:table-cell table:formula="of:=IF(OR([.H22]=&quot;&quot;; [.H22]=1); &quot;&quot;; IF(SUM([.$G$11:.$G22])&lt;[.I$10];1;0))">
            <text:p/>
          </table:table-cell>
          <table:table-cell table:formula="of:=IF(OR([.I22]=&quot;&quot;; [.I22]=1); &quot;&quot;; IF(SUM([.$G$11:.$G22])&lt;[.J$10];1;0))">
            <text:p/>
          </table:table-cell>
          <table:table-cell table:formula="of:=IF(OR([.J22]=&quot;&quot;; [.J22]=1); &quot;&quot;; IF(SUM([.$G$11:.$G22])&lt;[.K$10];1;0))">
            <text:p/>
          </table:table-cell>
          <table:table-cell table:formula="of:=IF(OR([.K22]=&quot;&quot;; [.K22]=1); &quot;&quot;; IF(SUM([.$G$11:.$G22])&lt;[.L$10];1;0))">
            <text:p/>
          </table:table-cell>
          <table:table-cell table:formula="of:=IF(OR([.L22]=&quot;&quot;; [.L22]=1); &quot;&quot;; IF(SUM([.$G$11:.$G22])&lt;[.M$10];1;0))">
            <text:p/>
          </table:table-cell>
          <table:table-cell table:formula="of:=IF(OR([.M22]=&quot;&quot;; [.M22]=1); &quot;&quot;; IF(SUM([.$G$11:.$G22])&lt;[.N$10];1;0))">
            <text:p/>
          </table:table-cell>
          <table:table-cell table:formula="of:=IF(OR([.N22]=&quot;&quot;; [.N22]=1); &quot;&quot;; IF(SUM([.$G$11:.$G22])&lt;[.O$10];1;0))">
            <text:p/>
          </table:table-cell>
          <table:table-cell table:formula="of:=IF(OR([.O22]=&quot;&quot;; [.O22]=1); &quot;&quot;; IF(SUM([.$G$11:.$G22])&lt;[.P$10];1;0))">
            <text:p/>
          </table:table-cell>
          <table:table-cell table:formula="of:=IF(OR([.P22]=&quot;&quot;; [.P22]=1); &quot;&quot;; IF(SUM([.$G$11:.$G22])&lt;[.Q$10];1;0))">
            <text:p/>
          </table:table-cell>
          <table:table-cell table:formula="of:=IF(OR([.Q22]=&quot;&quot;; [.Q22]=1); &quot;&quot;; IF(SUM([.$G$11:.$G22])&lt;[.R$10];1;0))">
            <text:p/>
          </table:table-cell>
          <table:table-cell table:formula="of:=IF(OR([.R22]=&quot;&quot;; [.R22]=1); &quot;&quot;; IF(SUM([.$G$11:.$G22])&lt;[.S$10];1;0))">
            <text:p/>
          </table:table-cell>
          <table:table-cell table:formula="of:=IF(OR([.S22]=&quot;&quot;; [.S22]=1); &quot;&quot;; IF(SUM([.$G$11:.$G22])&lt;[.T$10];1;0))">
            <text:p/>
          </table:table-cell>
          <table:table-cell table:formula="of:=IF(OR([.T22]=&quot;&quot;; [.T22]=1); &quot;&quot;; IF(SUM([.$G$11:.$G22])&lt;[.U$10];1;0))">
            <text:p/>
          </table:table-cell>
          <table:table-cell table:formula="of:=IF(OR([.U22]=&quot;&quot;; [.U22]=1); &quot;&quot;; IF(SUM([.$G$11:.$G22])&lt;[.V$10];1;0))">
            <text:p/>
          </table:table-cell>
          <table:table-cell table:formula="of:=IF(OR([.V22]=&quot;&quot;; [.V22]=1); &quot;&quot;; IF(SUM([.$G$11:.$G22])&lt;[.W$10];1;0))">
            <text:p/>
          </table:table-cell>
          <table:table-cell table:formula="of:=IF(OR([.W22]=&quot;&quot;; [.W22]=1); &quot;&quot;; IF(SUM([.$G$11:.$G22])&lt;[.X$10];1;0))">
            <text:p/>
          </table:table-cell>
          <table:table-cell table:formula="of:=IF(OR([.X22]=&quot;&quot;; [.X22]=1); &quot;&quot;; IF(SUM([.$G$11:.$G22])&lt;[.Y$10];1;0))">
            <text:p/>
          </table:table-cell>
          <table:table-cell table:formula="of:=IF(OR([.Y22]=&quot;&quot;; [.Y22]=1); &quot;&quot;; IF(SUM([.$G$11:.$G22])&lt;[.Z$10];1;0))">
            <text:p/>
          </table:table-cell>
          <table:table-cell table:formula="of:=IF(OR([.Z22]=&quot;&quot;; [.Z22]=1); &quot;&quot;; IF(SUM([.$G$11:.$G22])&lt;[.AA$10];1;0))">
            <text:p/>
          </table:table-cell>
          <table:table-cell table:formula="of:=IF(OR([.AA22]=&quot;&quot;; [.AA22]=1); &quot;&quot;; IF(SUM([.$G$11:.$G22])&lt;[.AB$10];1;0))">
            <text:p/>
          </table:table-cell>
          <table:table-cell table:formula="of:=IF(OR([.AB22]=&quot;&quot;; [.AB22]=1); &quot;&quot;; IF(SUM([.$G$11:.$G22])&lt;[.AC$10];1;0))">
            <text:p/>
          </table:table-cell>
          <table:table-cell table:formula="of:=IF(OR([.AC22]=&quot;&quot;; [.AC22]=1); &quot;&quot;; IF(SUM([.$G$11:.$G22])&lt;[.AD$10];1;0))">
            <text:p/>
          </table:table-cell>
          <table:table-cell table:formula="of:=IF(OR([.AD22]=&quot;&quot;; [.AD22]=1); &quot;&quot;; IF(SUM([.$G$11:.$G22])&lt;[.AE$10];1;0))">
            <text:p/>
          </table:table-cell>
          <table:table-cell table:formula="of:=IF(OR([.AE22]=&quot;&quot;; [.AE22]=1); &quot;&quot;; IF(SUM([.$G$11:.$G22])&lt;[.AF$10];1;0))">
            <text:p/>
          </table:table-cell>
          <table:table-cell table:formula="of:=IF(OR([.AF22]=&quot;&quot;; [.AF22]=1); &quot;&quot;; IF(SUM([.$G$11:.$G22])&lt;[.AG$10];1;0))">
            <text:p/>
          </table:table-cell>
          <table:table-cell table:formula="of:=IF(OR([.AG22]=&quot;&quot;; [.AG22]=1); &quot;&quot;; IF(SUM([.$G$11:.$G22])&lt;[.AH$10];1;0))">
            <text:p/>
          </table:table-cell>
          <table:table-cell table:formula="of:=IF(OR([.AH22]=&quot;&quot;; [.AH22]=1); &quot;&quot;; IF(SUM([.$G$11:.$G22])&lt;[.AI$10];1;0))">
            <text:p/>
          </table:table-cell>
          <table:table-cell table:formula="of:=IF(OR([.AI22]=&quot;&quot;; [.AI22]=1); &quot;&quot;; IF(SUM([.$G$11:.$G22])&lt;[.AJ$10];1;0))">
            <text:p/>
          </table:table-cell>
          <table:table-cell table:formula="of:=IF(OR([.AJ22]=&quot;&quot;; [.AJ22]=1); &quot;&quot;; IF(SUM([.$G$11:.$G22])&lt;[.AK$10];1;0))">
            <text:p/>
          </table:table-cell>
          <table:table-cell table:formula="of:=IF(OR([.AK22]=&quot;&quot;; [.AK22]=1); &quot;&quot;; IF(SUM([.$G$11:.$G22])&lt;[.AL$10];1;0))">
            <text:p/>
          </table:table-cell>
          <table:table-cell table:formula="of:=IF(OR([.AL22]=&quot;&quot;; [.AL22]=1); &quot;&quot;; IF(SUM([.$G$11:.$G22])&lt;[.AM$10];1;0))">
            <text:p/>
          </table:table-cell>
          <table:table-cell table:formula="of:=IF(OR([.AM22]=&quot;&quot;; [.AM22]=1); &quot;&quot;; IF(SUM([.$G$11:.$G22])&lt;[.AN$10];1;0))">
            <text:p/>
          </table:table-cell>
          <table:table-cell table:formula="of:=IF(OR([.AN22]=&quot;&quot;; [.AN22]=1); &quot;&quot;; IF(SUM([.$G$11:.$G22])&lt;[.AO$10];1;0))">
            <text:p/>
          </table:table-cell>
          <table:table-cell table:formula="of:=IF(OR([.AO22]=&quot;&quot;; [.AO22]=1); &quot;&quot;; IF(SUM([.$G$11:.$G22])&lt;[.AP$10];1;0))">
            <text:p/>
          </table:table-cell>
          <table:table-cell table:formula="of:=IF(OR([.AP22]=&quot;&quot;; [.AP22]=1); &quot;&quot;; IF(SUM([.$G$11:.$G22])&lt;[.AQ$10];1;0))">
            <text:p/>
          </table:table-cell>
          <table:table-cell table:formula="of:=IF(OR([.AQ22]=&quot;&quot;; [.AQ22]=1); &quot;&quot;; IF(SUM([.$G$11:.$G22])&lt;[.AR$10];1;0))">
            <text:p/>
          </table:table-cell>
          <table:table-cell table:formula="of:=IF(OR([.AR22]=&quot;&quot;; [.AR22]=1); &quot;&quot;; IF(SUM([.$G$11:.$G22])&lt;[.AS$10];1;0))">
            <text:p/>
          </table:table-cell>
          <table:table-cell table:formula="of:=IF(OR([.AS22]=&quot;&quot;; [.AS22]=1); &quot;&quot;; IF(SUM([.$G$11:.$G22])&lt;[.AT$10];1;0))">
            <text:p/>
          </table:table-cell>
          <table:table-cell table:formula="of:=IF(OR([.AT22]=&quot;&quot;; [.AT22]=1); &quot;&quot;; IF(SUM([.$G$11:.$G22])&lt;[.AU$10];1;0))">
            <text:p/>
          </table:table-cell>
          <table:table-cell table:formula="of:=IF(OR([.AU22]=&quot;&quot;; [.AU22]=1); &quot;&quot;; IF(SUM([.$G$11:.$G22])&lt;[.AV$10];1;0))">
            <text:p/>
          </table:table-cell>
          <table:table-cell table:formula="of:=IF(OR([.AV22]=&quot;&quot;; [.AV22]=1); &quot;&quot;; IF(SUM([.$G$11:.$G22])&lt;[.AW$10];1;0))">
            <text:p/>
          </table:table-cell>
          <table:table-cell table:formula="of:=IF(OR([.AW22]=&quot;&quot;; [.AW22]=1); &quot;&quot;; IF(SUM([.$G$11:.$G22])&lt;[.AX$10];1;0))">
            <text:p/>
          </table:table-cell>
          <table:table-cell table:formula="of:=IF(OR([.AX22]=&quot;&quot;; [.AX22]=1); &quot;&quot;; IF(SUM([.$G$11:.$G22])&lt;[.AY$10];1;0))">
            <text:p/>
          </table:table-cell>
          <table:table-cell table:formula="of:=IF(OR([.AY22]=&quot;&quot;; [.AY22]=1); &quot;&quot;; IF(SUM([.$G$11:.$G22])&lt;[.AZ$10];1;0))">
            <text:p/>
          </table:table-cell>
          <table:table-cell table:formula="of:=IF(OR([.AZ22]=&quot;&quot;; [.AZ22]=1); &quot;&quot;; IF(SUM([.$G$11:.$G22])&lt;[.BA$10];1;0))">
            <text:p/>
          </table:table-cell>
          <table:table-cell table:formula="of:=IF(OR([.BA22]=&quot;&quot;; [.BA22]=1); &quot;&quot;; IF(SUM([.$G$11:.$G22])&lt;[.BB$10];1;0))">
            <text:p/>
          </table:table-cell>
          <table:table-cell table:formula="of:=IF(OR([.BB22]=&quot;&quot;; [.BB22]=1); &quot;&quot;; IF(SUM([.$G$11:.$G22])&lt;[.BC$10];1;0))">
            <text:p/>
          </table:table-cell>
          <table:table-cell table:formula="of:=IF(OR([.BC22]=&quot;&quot;; [.BC22]=1); &quot;&quot;; IF(SUM([.$G$11:.$G22])&lt;[.BD$10];1;0))">
            <text:p/>
          </table:table-cell>
          <table:table-cell table:formula="of:=IF(OR([.BD22]=&quot;&quot;; [.BD22]=1); &quot;&quot;; IF(SUM([.$G$11:.$G22])&lt;[.BE$10];1;0))">
            <text:p/>
          </table:table-cell>
          <table:table-cell table:formula="of:=IF(OR([.BE22]=&quot;&quot;; [.BE22]=1); &quot;&quot;; IF(SUM([.$G$11:.$G22])&lt;[.BF$10];1;0))">
            <text:p/>
          </table:table-cell>
          <table:table-cell table:formula="of:=IF(OR([.BF22]=&quot;&quot;; [.BF22]=1); &quot;&quot;; IF(SUM([.$G$11:.$G22])&lt;[.BG$10];1;0))">
            <text:p/>
          </table:table-cell>
          <table:table-cell table:formula="of:=IF(OR([.BG22]=&quot;&quot;; [.BG22]=1); &quot;&quot;; IF(SUM([.$G$11:.$G22])&lt;[.BH$10];1;0))">
            <text:p/>
          </table:table-cell>
          <table:table-cell table:formula="of:=IF(OR([.BH22]=&quot;&quot;; [.BH22]=1); &quot;&quot;; IF(SUM([.$G$11:.$G22])&lt;[.BI$10];1;0))">
            <text:p/>
          </table:table-cell>
          <table:table-cell table:formula="of:=IF(OR([.BI22]=&quot;&quot;; [.BI22]=1); &quot;&quot;; IF(SUM([.$G$11:.$G22])&lt;[.BJ$10];1;0))">
            <text:p/>
          </table:table-cell>
          <table:table-cell table:formula="of:=IF(OR([.BJ22]=&quot;&quot;; [.BJ22]=1); &quot;&quot;; IF(SUM([.$G$11:.$G22])&lt;[.BK$10];1;0))">
            <text:p/>
          </table:table-cell>
          <table:table-cell table:formula="of:=IF(OR([.BK22]=&quot;&quot;; [.BK22]=1); &quot;&quot;; IF(SUM([.$G$11:.$G22])&lt;[.BL$10];1;0))">
            <text:p/>
          </table:table-cell>
          <table:table-cell table:formula="of:=IF(OR([.BL22]=&quot;&quot;; [.BL22]=1); &quot;&quot;; IF(SUM([.$G$11:.$G22])&lt;[.BM$10];1;0))">
            <text:p/>
          </table:table-cell>
          <table:table-cell table:formula="of:=IF(OR([.BM22]=&quot;&quot;; [.BM22]=1); &quot;&quot;; IF(SUM([.$G$11:.$G22])&lt;[.BN$10];1;0))">
            <text:p/>
          </table:table-cell>
          <table:table-cell table:formula="of:=IF(OR([.BN22]=&quot;&quot;; [.BN22]=1); &quot;&quot;; IF(SUM([.$G$11:.$G22])&lt;[.BO$10];1;0))">
            <text:p/>
          </table:table-cell>
          <table:table-cell table:formula="of:=IF(OR([.BO22]=&quot;&quot;; [.BO22]=1); &quot;&quot;; IF(SUM([.$G$11:.$G22])&lt;[.BP$10];1;0))">
            <text:p/>
          </table:table-cell>
          <table:table-cell table:formula="of:=IF(OR([.BP22]=&quot;&quot;; [.BP22]=1); &quot;&quot;; IF(SUM([.$G$11:.$G22])&lt;[.BQ$10];1;0))">
            <text:p/>
          </table:table-cell>
          <table:table-cell table:formula="of:=IF(OR([.BQ22]=&quot;&quot;; [.BQ22]=1); &quot;&quot;; IF(SUM([.$G$11:.$G22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IF([.$E$5]*[.$A23]&lt;=[.$E$1];[.$E$5]*[.$A23];&quot;&quot;)">
            <text:p/>
          </table:table-cell>
          <table:table-cell table:formula="of:=IF([.$B23]&lt;&gt;&quot;&quot;;[.$E$1]-[.B23];&quot;&quot;)">
            <text:p/>
          </table:table-cell>
          <table:table-cell table:formula="of:=IF(AND([.$B23]&lt;&gt;&quot;&quot;;FLOOR([.$B23]/[.$E$5];1)&lt;=[.$C$4]);FLOOR([.$B23]/[.$E$5];1);&quot;&quot;)">
            <text:p/>
          </table:table-cell>
          <table:table-cell/>
          <table:table-cell table:formula="of:=IF([.$D23]&lt;&gt;&quot;&quot;;[.$C$2]+[.D23]*IF([.$C$2]&gt;[.$C$3];-1;1);&quot;&quot;)">
            <text:p/>
          </table:table-cell>
          <table:table-cell table:formula="of:=IF([.$D23]&lt;&gt;&quot;&quot;;60/[.F23]*1000;&quot;&quot;)">
            <text:p/>
          </table:table-cell>
          <table:table-cell table:formula="of:=IF([.G23]&lt;&gt;&quot;&quot;;0;&quot;&quot;)">
            <text:p/>
          </table:table-cell>
          <table:table-cell table:formula="of:=IF(OR([.H23]=&quot;&quot;; [.H23]=1); &quot;&quot;; IF(SUM([.$G$11:.$G23])&lt;[.I$10];1;0))">
            <text:p/>
          </table:table-cell>
          <table:table-cell table:formula="of:=IF(OR([.I23]=&quot;&quot;; [.I23]=1); &quot;&quot;; IF(SUM([.$G$11:.$G23])&lt;[.J$10];1;0))">
            <text:p/>
          </table:table-cell>
          <table:table-cell table:formula="of:=IF(OR([.J23]=&quot;&quot;; [.J23]=1); &quot;&quot;; IF(SUM([.$G$11:.$G23])&lt;[.K$10];1;0))">
            <text:p/>
          </table:table-cell>
          <table:table-cell table:formula="of:=IF(OR([.K23]=&quot;&quot;; [.K23]=1); &quot;&quot;; IF(SUM([.$G$11:.$G23])&lt;[.L$10];1;0))">
            <text:p/>
          </table:table-cell>
          <table:table-cell table:formula="of:=IF(OR([.L23]=&quot;&quot;; [.L23]=1); &quot;&quot;; IF(SUM([.$G$11:.$G23])&lt;[.M$10];1;0))">
            <text:p/>
          </table:table-cell>
          <table:table-cell table:formula="of:=IF(OR([.M23]=&quot;&quot;; [.M23]=1); &quot;&quot;; IF(SUM([.$G$11:.$G23])&lt;[.N$10];1;0))">
            <text:p/>
          </table:table-cell>
          <table:table-cell table:formula="of:=IF(OR([.N23]=&quot;&quot;; [.N23]=1); &quot;&quot;; IF(SUM([.$G$11:.$G23])&lt;[.O$10];1;0))">
            <text:p/>
          </table:table-cell>
          <table:table-cell table:formula="of:=IF(OR([.O23]=&quot;&quot;; [.O23]=1); &quot;&quot;; IF(SUM([.$G$11:.$G23])&lt;[.P$10];1;0))">
            <text:p/>
          </table:table-cell>
          <table:table-cell table:formula="of:=IF(OR([.P23]=&quot;&quot;; [.P23]=1); &quot;&quot;; IF(SUM([.$G$11:.$G23])&lt;[.Q$10];1;0))">
            <text:p/>
          </table:table-cell>
          <table:table-cell table:formula="of:=IF(OR([.Q23]=&quot;&quot;; [.Q23]=1); &quot;&quot;; IF(SUM([.$G$11:.$G23])&lt;[.R$10];1;0))">
            <text:p/>
          </table:table-cell>
          <table:table-cell table:formula="of:=IF(OR([.R23]=&quot;&quot;; [.R23]=1); &quot;&quot;; IF(SUM([.$G$11:.$G23])&lt;[.S$10];1;0))">
            <text:p/>
          </table:table-cell>
          <table:table-cell table:formula="of:=IF(OR([.S23]=&quot;&quot;; [.S23]=1); &quot;&quot;; IF(SUM([.$G$11:.$G23])&lt;[.T$10];1;0))">
            <text:p/>
          </table:table-cell>
          <table:table-cell table:formula="of:=IF(OR([.T23]=&quot;&quot;; [.T23]=1); &quot;&quot;; IF(SUM([.$G$11:.$G23])&lt;[.U$10];1;0))">
            <text:p/>
          </table:table-cell>
          <table:table-cell table:formula="of:=IF(OR([.U23]=&quot;&quot;; [.U23]=1); &quot;&quot;; IF(SUM([.$G$11:.$G23])&lt;[.V$10];1;0))">
            <text:p/>
          </table:table-cell>
          <table:table-cell table:formula="of:=IF(OR([.V23]=&quot;&quot;; [.V23]=1); &quot;&quot;; IF(SUM([.$G$11:.$G23])&lt;[.W$10];1;0))">
            <text:p/>
          </table:table-cell>
          <table:table-cell table:formula="of:=IF(OR([.W23]=&quot;&quot;; [.W23]=1); &quot;&quot;; IF(SUM([.$G$11:.$G23])&lt;[.X$10];1;0))">
            <text:p/>
          </table:table-cell>
          <table:table-cell table:formula="of:=IF(OR([.X23]=&quot;&quot;; [.X23]=1); &quot;&quot;; IF(SUM([.$G$11:.$G23])&lt;[.Y$10];1;0))">
            <text:p/>
          </table:table-cell>
          <table:table-cell table:formula="of:=IF(OR([.Y23]=&quot;&quot;; [.Y23]=1); &quot;&quot;; IF(SUM([.$G$11:.$G23])&lt;[.Z$10];1;0))">
            <text:p/>
          </table:table-cell>
          <table:table-cell table:formula="of:=IF(OR([.Z23]=&quot;&quot;; [.Z23]=1); &quot;&quot;; IF(SUM([.$G$11:.$G23])&lt;[.AA$10];1;0))">
            <text:p/>
          </table:table-cell>
          <table:table-cell table:formula="of:=IF(OR([.AA23]=&quot;&quot;; [.AA23]=1); &quot;&quot;; IF(SUM([.$G$11:.$G23])&lt;[.AB$10];1;0))">
            <text:p/>
          </table:table-cell>
          <table:table-cell table:formula="of:=IF(OR([.AB23]=&quot;&quot;; [.AB23]=1); &quot;&quot;; IF(SUM([.$G$11:.$G23])&lt;[.AC$10];1;0))">
            <text:p/>
          </table:table-cell>
          <table:table-cell table:formula="of:=IF(OR([.AC23]=&quot;&quot;; [.AC23]=1); &quot;&quot;; IF(SUM([.$G$11:.$G23])&lt;[.AD$10];1;0))">
            <text:p/>
          </table:table-cell>
          <table:table-cell table:formula="of:=IF(OR([.AD23]=&quot;&quot;; [.AD23]=1); &quot;&quot;; IF(SUM([.$G$11:.$G23])&lt;[.AE$10];1;0))">
            <text:p/>
          </table:table-cell>
          <table:table-cell table:formula="of:=IF(OR([.AE23]=&quot;&quot;; [.AE23]=1); &quot;&quot;; IF(SUM([.$G$11:.$G23])&lt;[.AF$10];1;0))">
            <text:p/>
          </table:table-cell>
          <table:table-cell table:formula="of:=IF(OR([.AF23]=&quot;&quot;; [.AF23]=1); &quot;&quot;; IF(SUM([.$G$11:.$G23])&lt;[.AG$10];1;0))">
            <text:p/>
          </table:table-cell>
          <table:table-cell table:formula="of:=IF(OR([.AG23]=&quot;&quot;; [.AG23]=1); &quot;&quot;; IF(SUM([.$G$11:.$G23])&lt;[.AH$10];1;0))">
            <text:p/>
          </table:table-cell>
          <table:table-cell table:formula="of:=IF(OR([.AH23]=&quot;&quot;; [.AH23]=1); &quot;&quot;; IF(SUM([.$G$11:.$G23])&lt;[.AI$10];1;0))">
            <text:p/>
          </table:table-cell>
          <table:table-cell table:formula="of:=IF(OR([.AI23]=&quot;&quot;; [.AI23]=1); &quot;&quot;; IF(SUM([.$G$11:.$G23])&lt;[.AJ$10];1;0))">
            <text:p/>
          </table:table-cell>
          <table:table-cell table:formula="of:=IF(OR([.AJ23]=&quot;&quot;; [.AJ23]=1); &quot;&quot;; IF(SUM([.$G$11:.$G23])&lt;[.AK$10];1;0))">
            <text:p/>
          </table:table-cell>
          <table:table-cell table:formula="of:=IF(OR([.AK23]=&quot;&quot;; [.AK23]=1); &quot;&quot;; IF(SUM([.$G$11:.$G23])&lt;[.AL$10];1;0))">
            <text:p/>
          </table:table-cell>
          <table:table-cell table:formula="of:=IF(OR([.AL23]=&quot;&quot;; [.AL23]=1); &quot;&quot;; IF(SUM([.$G$11:.$G23])&lt;[.AM$10];1;0))">
            <text:p/>
          </table:table-cell>
          <table:table-cell table:formula="of:=IF(OR([.AM23]=&quot;&quot;; [.AM23]=1); &quot;&quot;; IF(SUM([.$G$11:.$G23])&lt;[.AN$10];1;0))">
            <text:p/>
          </table:table-cell>
          <table:table-cell table:formula="of:=IF(OR([.AN23]=&quot;&quot;; [.AN23]=1); &quot;&quot;; IF(SUM([.$G$11:.$G23])&lt;[.AO$10];1;0))">
            <text:p/>
          </table:table-cell>
          <table:table-cell table:formula="of:=IF(OR([.AO23]=&quot;&quot;; [.AO23]=1); &quot;&quot;; IF(SUM([.$G$11:.$G23])&lt;[.AP$10];1;0))">
            <text:p/>
          </table:table-cell>
          <table:table-cell table:formula="of:=IF(OR([.AP23]=&quot;&quot;; [.AP23]=1); &quot;&quot;; IF(SUM([.$G$11:.$G23])&lt;[.AQ$10];1;0))">
            <text:p/>
          </table:table-cell>
          <table:table-cell table:formula="of:=IF(OR([.AQ23]=&quot;&quot;; [.AQ23]=1); &quot;&quot;; IF(SUM([.$G$11:.$G23])&lt;[.AR$10];1;0))">
            <text:p/>
          </table:table-cell>
          <table:table-cell table:formula="of:=IF(OR([.AR23]=&quot;&quot;; [.AR23]=1); &quot;&quot;; IF(SUM([.$G$11:.$G23])&lt;[.AS$10];1;0))">
            <text:p/>
          </table:table-cell>
          <table:table-cell table:formula="of:=IF(OR([.AS23]=&quot;&quot;; [.AS23]=1); &quot;&quot;; IF(SUM([.$G$11:.$G23])&lt;[.AT$10];1;0))">
            <text:p/>
          </table:table-cell>
          <table:table-cell table:formula="of:=IF(OR([.AT23]=&quot;&quot;; [.AT23]=1); &quot;&quot;; IF(SUM([.$G$11:.$G23])&lt;[.AU$10];1;0))">
            <text:p/>
          </table:table-cell>
          <table:table-cell table:formula="of:=IF(OR([.AU23]=&quot;&quot;; [.AU23]=1); &quot;&quot;; IF(SUM([.$G$11:.$G23])&lt;[.AV$10];1;0))">
            <text:p/>
          </table:table-cell>
          <table:table-cell table:formula="of:=IF(OR([.AV23]=&quot;&quot;; [.AV23]=1); &quot;&quot;; IF(SUM([.$G$11:.$G23])&lt;[.AW$10];1;0))">
            <text:p/>
          </table:table-cell>
          <table:table-cell table:formula="of:=IF(OR([.AW23]=&quot;&quot;; [.AW23]=1); &quot;&quot;; IF(SUM([.$G$11:.$G23])&lt;[.AX$10];1;0))">
            <text:p/>
          </table:table-cell>
          <table:table-cell table:formula="of:=IF(OR([.AX23]=&quot;&quot;; [.AX23]=1); &quot;&quot;; IF(SUM([.$G$11:.$G23])&lt;[.AY$10];1;0))">
            <text:p/>
          </table:table-cell>
          <table:table-cell table:formula="of:=IF(OR([.AY23]=&quot;&quot;; [.AY23]=1); &quot;&quot;; IF(SUM([.$G$11:.$G23])&lt;[.AZ$10];1;0))">
            <text:p/>
          </table:table-cell>
          <table:table-cell table:formula="of:=IF(OR([.AZ23]=&quot;&quot;; [.AZ23]=1); &quot;&quot;; IF(SUM([.$G$11:.$G23])&lt;[.BA$10];1;0))">
            <text:p/>
          </table:table-cell>
          <table:table-cell table:formula="of:=IF(OR([.BA23]=&quot;&quot;; [.BA23]=1); &quot;&quot;; IF(SUM([.$G$11:.$G23])&lt;[.BB$10];1;0))">
            <text:p/>
          </table:table-cell>
          <table:table-cell table:formula="of:=IF(OR([.BB23]=&quot;&quot;; [.BB23]=1); &quot;&quot;; IF(SUM([.$G$11:.$G23])&lt;[.BC$10];1;0))">
            <text:p/>
          </table:table-cell>
          <table:table-cell table:formula="of:=IF(OR([.BC23]=&quot;&quot;; [.BC23]=1); &quot;&quot;; IF(SUM([.$G$11:.$G23])&lt;[.BD$10];1;0))">
            <text:p/>
          </table:table-cell>
          <table:table-cell table:formula="of:=IF(OR([.BD23]=&quot;&quot;; [.BD23]=1); &quot;&quot;; IF(SUM([.$G$11:.$G23])&lt;[.BE$10];1;0))">
            <text:p/>
          </table:table-cell>
          <table:table-cell table:formula="of:=IF(OR([.BE23]=&quot;&quot;; [.BE23]=1); &quot;&quot;; IF(SUM([.$G$11:.$G23])&lt;[.BF$10];1;0))">
            <text:p/>
          </table:table-cell>
          <table:table-cell table:formula="of:=IF(OR([.BF23]=&quot;&quot;; [.BF23]=1); &quot;&quot;; IF(SUM([.$G$11:.$G23])&lt;[.BG$10];1;0))">
            <text:p/>
          </table:table-cell>
          <table:table-cell table:formula="of:=IF(OR([.BG23]=&quot;&quot;; [.BG23]=1); &quot;&quot;; IF(SUM([.$G$11:.$G23])&lt;[.BH$10];1;0))">
            <text:p/>
          </table:table-cell>
          <table:table-cell table:formula="of:=IF(OR([.BH23]=&quot;&quot;; [.BH23]=1); &quot;&quot;; IF(SUM([.$G$11:.$G23])&lt;[.BI$10];1;0))">
            <text:p/>
          </table:table-cell>
          <table:table-cell table:formula="of:=IF(OR([.BI23]=&quot;&quot;; [.BI23]=1); &quot;&quot;; IF(SUM([.$G$11:.$G23])&lt;[.BJ$10];1;0))">
            <text:p/>
          </table:table-cell>
          <table:table-cell table:formula="of:=IF(OR([.BJ23]=&quot;&quot;; [.BJ23]=1); &quot;&quot;; IF(SUM([.$G$11:.$G23])&lt;[.BK$10];1;0))">
            <text:p/>
          </table:table-cell>
          <table:table-cell table:formula="of:=IF(OR([.BK23]=&quot;&quot;; [.BK23]=1); &quot;&quot;; IF(SUM([.$G$11:.$G23])&lt;[.BL$10];1;0))">
            <text:p/>
          </table:table-cell>
          <table:table-cell table:formula="of:=IF(OR([.BL23]=&quot;&quot;; [.BL23]=1); &quot;&quot;; IF(SUM([.$G$11:.$G23])&lt;[.BM$10];1;0))">
            <text:p/>
          </table:table-cell>
          <table:table-cell table:formula="of:=IF(OR([.BM23]=&quot;&quot;; [.BM23]=1); &quot;&quot;; IF(SUM([.$G$11:.$G23])&lt;[.BN$10];1;0))">
            <text:p/>
          </table:table-cell>
          <table:table-cell table:formula="of:=IF(OR([.BN23]=&quot;&quot;; [.BN23]=1); &quot;&quot;; IF(SUM([.$G$11:.$G23])&lt;[.BO$10];1;0))">
            <text:p/>
          </table:table-cell>
          <table:table-cell table:formula="of:=IF(OR([.BO23]=&quot;&quot;; [.BO23]=1); &quot;&quot;; IF(SUM([.$G$11:.$G23])&lt;[.BP$10];1;0))">
            <text:p/>
          </table:table-cell>
          <table:table-cell table:formula="of:=IF(OR([.BP23]=&quot;&quot;; [.BP23]=1); &quot;&quot;; IF(SUM([.$G$11:.$G23])&lt;[.BQ$10];1;0))">
            <text:p/>
          </table:table-cell>
          <table:table-cell table:formula="of:=IF(OR([.BQ23]=&quot;&quot;; [.BQ23]=1); &quot;&quot;; IF(SUM([.$G$11:.$G23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IF([.$E$5]*[.$A24]&lt;=[.$E$1];[.$E$5]*[.$A24];&quot;&quot;)">
            <text:p/>
          </table:table-cell>
          <table:table-cell table:formula="of:=IF([.$B24]&lt;&gt;&quot;&quot;;[.$E$1]-[.B24];&quot;&quot;)">
            <text:p/>
          </table:table-cell>
          <table:table-cell table:formula="of:=IF(AND([.$B24]&lt;&gt;&quot;&quot;;FLOOR([.$B24]/[.$E$5];1)&lt;=[.$C$4]);FLOOR([.$B24]/[.$E$5];1);&quot;&quot;)">
            <text:p/>
          </table:table-cell>
          <table:table-cell/>
          <table:table-cell table:formula="of:=IF([.$D24]&lt;&gt;&quot;&quot;;[.$C$2]+[.D24]*IF([.$C$2]&gt;[.$C$3];-1;1);&quot;&quot;)">
            <text:p/>
          </table:table-cell>
          <table:table-cell table:formula="of:=IF([.$D24]&lt;&gt;&quot;&quot;;60/[.F24]*1000;&quot;&quot;)">
            <text:p/>
          </table:table-cell>
          <table:table-cell table:formula="of:=IF([.G24]&lt;&gt;&quot;&quot;;0;&quot;&quot;)">
            <text:p/>
          </table:table-cell>
          <table:table-cell table:formula="of:=IF(OR([.H24]=&quot;&quot;; [.H24]=1); &quot;&quot;; IF(SUM([.$G$11:.$G24])&lt;[.I$10];1;0))">
            <text:p/>
          </table:table-cell>
          <table:table-cell table:formula="of:=IF(OR([.I24]=&quot;&quot;; [.I24]=1); &quot;&quot;; IF(SUM([.$G$11:.$G24])&lt;[.J$10];1;0))">
            <text:p/>
          </table:table-cell>
          <table:table-cell table:formula="of:=IF(OR([.J24]=&quot;&quot;; [.J24]=1); &quot;&quot;; IF(SUM([.$G$11:.$G24])&lt;[.K$10];1;0))">
            <text:p/>
          </table:table-cell>
          <table:table-cell table:formula="of:=IF(OR([.K24]=&quot;&quot;; [.K24]=1); &quot;&quot;; IF(SUM([.$G$11:.$G24])&lt;[.L$10];1;0))">
            <text:p/>
          </table:table-cell>
          <table:table-cell table:formula="of:=IF(OR([.L24]=&quot;&quot;; [.L24]=1); &quot;&quot;; IF(SUM([.$G$11:.$G24])&lt;[.M$10];1;0))">
            <text:p/>
          </table:table-cell>
          <table:table-cell table:formula="of:=IF(OR([.M24]=&quot;&quot;; [.M24]=1); &quot;&quot;; IF(SUM([.$G$11:.$G24])&lt;[.N$10];1;0))">
            <text:p/>
          </table:table-cell>
          <table:table-cell table:formula="of:=IF(OR([.N24]=&quot;&quot;; [.N24]=1); &quot;&quot;; IF(SUM([.$G$11:.$G24])&lt;[.O$10];1;0))">
            <text:p/>
          </table:table-cell>
          <table:table-cell table:formula="of:=IF(OR([.O24]=&quot;&quot;; [.O24]=1); &quot;&quot;; IF(SUM([.$G$11:.$G24])&lt;[.P$10];1;0))">
            <text:p/>
          </table:table-cell>
          <table:table-cell table:formula="of:=IF(OR([.P24]=&quot;&quot;; [.P24]=1); &quot;&quot;; IF(SUM([.$G$11:.$G24])&lt;[.Q$10];1;0))">
            <text:p/>
          </table:table-cell>
          <table:table-cell table:formula="of:=IF(OR([.Q24]=&quot;&quot;; [.Q24]=1); &quot;&quot;; IF(SUM([.$G$11:.$G24])&lt;[.R$10];1;0))">
            <text:p/>
          </table:table-cell>
          <table:table-cell table:formula="of:=IF(OR([.R24]=&quot;&quot;; [.R24]=1); &quot;&quot;; IF(SUM([.$G$11:.$G24])&lt;[.S$10];1;0))">
            <text:p/>
          </table:table-cell>
          <table:table-cell table:formula="of:=IF(OR([.S24]=&quot;&quot;; [.S24]=1); &quot;&quot;; IF(SUM([.$G$11:.$G24])&lt;[.T$10];1;0))">
            <text:p/>
          </table:table-cell>
          <table:table-cell table:formula="of:=IF(OR([.T24]=&quot;&quot;; [.T24]=1); &quot;&quot;; IF(SUM([.$G$11:.$G24])&lt;[.U$10];1;0))">
            <text:p/>
          </table:table-cell>
          <table:table-cell table:formula="of:=IF(OR([.U24]=&quot;&quot;; [.U24]=1); &quot;&quot;; IF(SUM([.$G$11:.$G24])&lt;[.V$10];1;0))">
            <text:p/>
          </table:table-cell>
          <table:table-cell table:formula="of:=IF(OR([.V24]=&quot;&quot;; [.V24]=1); &quot;&quot;; IF(SUM([.$G$11:.$G24])&lt;[.W$10];1;0))">
            <text:p/>
          </table:table-cell>
          <table:table-cell table:formula="of:=IF(OR([.W24]=&quot;&quot;; [.W24]=1); &quot;&quot;; IF(SUM([.$G$11:.$G24])&lt;[.X$10];1;0))">
            <text:p/>
          </table:table-cell>
          <table:table-cell table:formula="of:=IF(OR([.X24]=&quot;&quot;; [.X24]=1); &quot;&quot;; IF(SUM([.$G$11:.$G24])&lt;[.Y$10];1;0))">
            <text:p/>
          </table:table-cell>
          <table:table-cell table:formula="of:=IF(OR([.Y24]=&quot;&quot;; [.Y24]=1); &quot;&quot;; IF(SUM([.$G$11:.$G24])&lt;[.Z$10];1;0))">
            <text:p/>
          </table:table-cell>
          <table:table-cell table:formula="of:=IF(OR([.Z24]=&quot;&quot;; [.Z24]=1); &quot;&quot;; IF(SUM([.$G$11:.$G24])&lt;[.AA$10];1;0))">
            <text:p/>
          </table:table-cell>
          <table:table-cell table:formula="of:=IF(OR([.AA24]=&quot;&quot;; [.AA24]=1); &quot;&quot;; IF(SUM([.$G$11:.$G24])&lt;[.AB$10];1;0))">
            <text:p/>
          </table:table-cell>
          <table:table-cell table:formula="of:=IF(OR([.AB24]=&quot;&quot;; [.AB24]=1); &quot;&quot;; IF(SUM([.$G$11:.$G24])&lt;[.AC$10];1;0))">
            <text:p/>
          </table:table-cell>
          <table:table-cell table:formula="of:=IF(OR([.AC24]=&quot;&quot;; [.AC24]=1); &quot;&quot;; IF(SUM([.$G$11:.$G24])&lt;[.AD$10];1;0))">
            <text:p/>
          </table:table-cell>
          <table:table-cell table:formula="of:=IF(OR([.AD24]=&quot;&quot;; [.AD24]=1); &quot;&quot;; IF(SUM([.$G$11:.$G24])&lt;[.AE$10];1;0))">
            <text:p/>
          </table:table-cell>
          <table:table-cell table:formula="of:=IF(OR([.AE24]=&quot;&quot;; [.AE24]=1); &quot;&quot;; IF(SUM([.$G$11:.$G24])&lt;[.AF$10];1;0))">
            <text:p/>
          </table:table-cell>
          <table:table-cell table:formula="of:=IF(OR([.AF24]=&quot;&quot;; [.AF24]=1); &quot;&quot;; IF(SUM([.$G$11:.$G24])&lt;[.AG$10];1;0))">
            <text:p/>
          </table:table-cell>
          <table:table-cell table:formula="of:=IF(OR([.AG24]=&quot;&quot;; [.AG24]=1); &quot;&quot;; IF(SUM([.$G$11:.$G24])&lt;[.AH$10];1;0))">
            <text:p/>
          </table:table-cell>
          <table:table-cell table:formula="of:=IF(OR([.AH24]=&quot;&quot;; [.AH24]=1); &quot;&quot;; IF(SUM([.$G$11:.$G24])&lt;[.AI$10];1;0))">
            <text:p/>
          </table:table-cell>
          <table:table-cell table:formula="of:=IF(OR([.AI24]=&quot;&quot;; [.AI24]=1); &quot;&quot;; IF(SUM([.$G$11:.$G24])&lt;[.AJ$10];1;0))">
            <text:p/>
          </table:table-cell>
          <table:table-cell table:formula="of:=IF(OR([.AJ24]=&quot;&quot;; [.AJ24]=1); &quot;&quot;; IF(SUM([.$G$11:.$G24])&lt;[.AK$10];1;0))">
            <text:p/>
          </table:table-cell>
          <table:table-cell table:formula="of:=IF(OR([.AK24]=&quot;&quot;; [.AK24]=1); &quot;&quot;; IF(SUM([.$G$11:.$G24])&lt;[.AL$10];1;0))">
            <text:p/>
          </table:table-cell>
          <table:table-cell table:formula="of:=IF(OR([.AL24]=&quot;&quot;; [.AL24]=1); &quot;&quot;; IF(SUM([.$G$11:.$G24])&lt;[.AM$10];1;0))">
            <text:p/>
          </table:table-cell>
          <table:table-cell table:formula="of:=IF(OR([.AM24]=&quot;&quot;; [.AM24]=1); &quot;&quot;; IF(SUM([.$G$11:.$G24])&lt;[.AN$10];1;0))">
            <text:p/>
          </table:table-cell>
          <table:table-cell table:formula="of:=IF(OR([.AN24]=&quot;&quot;; [.AN24]=1); &quot;&quot;; IF(SUM([.$G$11:.$G24])&lt;[.AO$10];1;0))">
            <text:p/>
          </table:table-cell>
          <table:table-cell table:formula="of:=IF(OR([.AO24]=&quot;&quot;; [.AO24]=1); &quot;&quot;; IF(SUM([.$G$11:.$G24])&lt;[.AP$10];1;0))">
            <text:p/>
          </table:table-cell>
          <table:table-cell table:formula="of:=IF(OR([.AP24]=&quot;&quot;; [.AP24]=1); &quot;&quot;; IF(SUM([.$G$11:.$G24])&lt;[.AQ$10];1;0))">
            <text:p/>
          </table:table-cell>
          <table:table-cell table:formula="of:=IF(OR([.AQ24]=&quot;&quot;; [.AQ24]=1); &quot;&quot;; IF(SUM([.$G$11:.$G24])&lt;[.AR$10];1;0))">
            <text:p/>
          </table:table-cell>
          <table:table-cell table:formula="of:=IF(OR([.AR24]=&quot;&quot;; [.AR24]=1); &quot;&quot;; IF(SUM([.$G$11:.$G24])&lt;[.AS$10];1;0))">
            <text:p/>
          </table:table-cell>
          <table:table-cell table:formula="of:=IF(OR([.AS24]=&quot;&quot;; [.AS24]=1); &quot;&quot;; IF(SUM([.$G$11:.$G24])&lt;[.AT$10];1;0))">
            <text:p/>
          </table:table-cell>
          <table:table-cell table:formula="of:=IF(OR([.AT24]=&quot;&quot;; [.AT24]=1); &quot;&quot;; IF(SUM([.$G$11:.$G24])&lt;[.AU$10];1;0))">
            <text:p/>
          </table:table-cell>
          <table:table-cell table:formula="of:=IF(OR([.AU24]=&quot;&quot;; [.AU24]=1); &quot;&quot;; IF(SUM([.$G$11:.$G24])&lt;[.AV$10];1;0))">
            <text:p/>
          </table:table-cell>
          <table:table-cell table:formula="of:=IF(OR([.AV24]=&quot;&quot;; [.AV24]=1); &quot;&quot;; IF(SUM([.$G$11:.$G24])&lt;[.AW$10];1;0))">
            <text:p/>
          </table:table-cell>
          <table:table-cell table:formula="of:=IF(OR([.AW24]=&quot;&quot;; [.AW24]=1); &quot;&quot;; IF(SUM([.$G$11:.$G24])&lt;[.AX$10];1;0))">
            <text:p/>
          </table:table-cell>
          <table:table-cell table:formula="of:=IF(OR([.AX24]=&quot;&quot;; [.AX24]=1); &quot;&quot;; IF(SUM([.$G$11:.$G24])&lt;[.AY$10];1;0))">
            <text:p/>
          </table:table-cell>
          <table:table-cell table:formula="of:=IF(OR([.AY24]=&quot;&quot;; [.AY24]=1); &quot;&quot;; IF(SUM([.$G$11:.$G24])&lt;[.AZ$10];1;0))">
            <text:p/>
          </table:table-cell>
          <table:table-cell table:formula="of:=IF(OR([.AZ24]=&quot;&quot;; [.AZ24]=1); &quot;&quot;; IF(SUM([.$G$11:.$G24])&lt;[.BA$10];1;0))">
            <text:p/>
          </table:table-cell>
          <table:table-cell table:formula="of:=IF(OR([.BA24]=&quot;&quot;; [.BA24]=1); &quot;&quot;; IF(SUM([.$G$11:.$G24])&lt;[.BB$10];1;0))">
            <text:p/>
          </table:table-cell>
          <table:table-cell table:formula="of:=IF(OR([.BB24]=&quot;&quot;; [.BB24]=1); &quot;&quot;; IF(SUM([.$G$11:.$G24])&lt;[.BC$10];1;0))">
            <text:p/>
          </table:table-cell>
          <table:table-cell table:formula="of:=IF(OR([.BC24]=&quot;&quot;; [.BC24]=1); &quot;&quot;; IF(SUM([.$G$11:.$G24])&lt;[.BD$10];1;0))">
            <text:p/>
          </table:table-cell>
          <table:table-cell table:formula="of:=IF(OR([.BD24]=&quot;&quot;; [.BD24]=1); &quot;&quot;; IF(SUM([.$G$11:.$G24])&lt;[.BE$10];1;0))">
            <text:p/>
          </table:table-cell>
          <table:table-cell table:formula="of:=IF(OR([.BE24]=&quot;&quot;; [.BE24]=1); &quot;&quot;; IF(SUM([.$G$11:.$G24])&lt;[.BF$10];1;0))">
            <text:p/>
          </table:table-cell>
          <table:table-cell table:formula="of:=IF(OR([.BF24]=&quot;&quot;; [.BF24]=1); &quot;&quot;; IF(SUM([.$G$11:.$G24])&lt;[.BG$10];1;0))">
            <text:p/>
          </table:table-cell>
          <table:table-cell table:formula="of:=IF(OR([.BG24]=&quot;&quot;; [.BG24]=1); &quot;&quot;; IF(SUM([.$G$11:.$G24])&lt;[.BH$10];1;0))">
            <text:p/>
          </table:table-cell>
          <table:table-cell table:formula="of:=IF(OR([.BH24]=&quot;&quot;; [.BH24]=1); &quot;&quot;; IF(SUM([.$G$11:.$G24])&lt;[.BI$10];1;0))">
            <text:p/>
          </table:table-cell>
          <table:table-cell table:formula="of:=IF(OR([.BI24]=&quot;&quot;; [.BI24]=1); &quot;&quot;; IF(SUM([.$G$11:.$G24])&lt;[.BJ$10];1;0))">
            <text:p/>
          </table:table-cell>
          <table:table-cell table:formula="of:=IF(OR([.BJ24]=&quot;&quot;; [.BJ24]=1); &quot;&quot;; IF(SUM([.$G$11:.$G24])&lt;[.BK$10];1;0))">
            <text:p/>
          </table:table-cell>
          <table:table-cell table:formula="of:=IF(OR([.BK24]=&quot;&quot;; [.BK24]=1); &quot;&quot;; IF(SUM([.$G$11:.$G24])&lt;[.BL$10];1;0))">
            <text:p/>
          </table:table-cell>
          <table:table-cell table:formula="of:=IF(OR([.BL24]=&quot;&quot;; [.BL24]=1); &quot;&quot;; IF(SUM([.$G$11:.$G24])&lt;[.BM$10];1;0))">
            <text:p/>
          </table:table-cell>
          <table:table-cell table:formula="of:=IF(OR([.BM24]=&quot;&quot;; [.BM24]=1); &quot;&quot;; IF(SUM([.$G$11:.$G24])&lt;[.BN$10];1;0))">
            <text:p/>
          </table:table-cell>
          <table:table-cell table:formula="of:=IF(OR([.BN24]=&quot;&quot;; [.BN24]=1); &quot;&quot;; IF(SUM([.$G$11:.$G24])&lt;[.BO$10];1;0))">
            <text:p/>
          </table:table-cell>
          <table:table-cell table:formula="of:=IF(OR([.BO24]=&quot;&quot;; [.BO24]=1); &quot;&quot;; IF(SUM([.$G$11:.$G24])&lt;[.BP$10];1;0))">
            <text:p/>
          </table:table-cell>
          <table:table-cell table:formula="of:=IF(OR([.BP24]=&quot;&quot;; [.BP24]=1); &quot;&quot;; IF(SUM([.$G$11:.$G24])&lt;[.BQ$10];1;0))">
            <text:p/>
          </table:table-cell>
          <table:table-cell table:formula="of:=IF(OR([.BQ24]=&quot;&quot;; [.BQ24]=1); &quot;&quot;; IF(SUM([.$G$11:.$G24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IF([.$E$5]*[.$A25]&lt;=[.$E$1];[.$E$5]*[.$A25];&quot;&quot;)">
            <text:p/>
          </table:table-cell>
          <table:table-cell table:formula="of:=IF([.$B25]&lt;&gt;&quot;&quot;;[.$E$1]-[.B25];&quot;&quot;)">
            <text:p/>
          </table:table-cell>
          <table:table-cell table:formula="of:=IF(AND([.$B25]&lt;&gt;&quot;&quot;;FLOOR([.$B25]/[.$E$5];1)&lt;=[.$C$4]);FLOOR([.$B25]/[.$E$5];1);&quot;&quot;)">
            <text:p/>
          </table:table-cell>
          <table:table-cell/>
          <table:table-cell table:formula="of:=IF([.$D25]&lt;&gt;&quot;&quot;;[.$C$2]+[.D25]*IF([.$C$2]&gt;[.$C$3];-1;1);&quot;&quot;)">
            <text:p/>
          </table:table-cell>
          <table:table-cell table:formula="of:=IF([.$D25]&lt;&gt;&quot;&quot;;60/[.F25]*1000;&quot;&quot;)">
            <text:p/>
          </table:table-cell>
          <table:table-cell table:formula="of:=IF([.G25]&lt;&gt;&quot;&quot;;0;&quot;&quot;)">
            <text:p/>
          </table:table-cell>
          <table:table-cell table:formula="of:=IF(OR([.H25]=&quot;&quot;; [.H25]=1); &quot;&quot;; IF(SUM([.$G$11:.$G25])&lt;[.I$10];1;0))">
            <text:p/>
          </table:table-cell>
          <table:table-cell table:formula="of:=IF(OR([.I25]=&quot;&quot;; [.I25]=1); &quot;&quot;; IF(SUM([.$G$11:.$G25])&lt;[.J$10];1;0))">
            <text:p/>
          </table:table-cell>
          <table:table-cell table:formula="of:=IF(OR([.J25]=&quot;&quot;; [.J25]=1); &quot;&quot;; IF(SUM([.$G$11:.$G25])&lt;[.K$10];1;0))">
            <text:p/>
          </table:table-cell>
          <table:table-cell table:formula="of:=IF(OR([.K25]=&quot;&quot;; [.K25]=1); &quot;&quot;; IF(SUM([.$G$11:.$G25])&lt;[.L$10];1;0))">
            <text:p/>
          </table:table-cell>
          <table:table-cell table:formula="of:=IF(OR([.L25]=&quot;&quot;; [.L25]=1); &quot;&quot;; IF(SUM([.$G$11:.$G25])&lt;[.M$10];1;0))">
            <text:p/>
          </table:table-cell>
          <table:table-cell table:formula="of:=IF(OR([.M25]=&quot;&quot;; [.M25]=1); &quot;&quot;; IF(SUM([.$G$11:.$G25])&lt;[.N$10];1;0))">
            <text:p/>
          </table:table-cell>
          <table:table-cell table:formula="of:=IF(OR([.N25]=&quot;&quot;; [.N25]=1); &quot;&quot;; IF(SUM([.$G$11:.$G25])&lt;[.O$10];1;0))">
            <text:p/>
          </table:table-cell>
          <table:table-cell table:formula="of:=IF(OR([.O25]=&quot;&quot;; [.O25]=1); &quot;&quot;; IF(SUM([.$G$11:.$G25])&lt;[.P$10];1;0))">
            <text:p/>
          </table:table-cell>
          <table:table-cell table:formula="of:=IF(OR([.P25]=&quot;&quot;; [.P25]=1); &quot;&quot;; IF(SUM([.$G$11:.$G25])&lt;[.Q$10];1;0))">
            <text:p/>
          </table:table-cell>
          <table:table-cell table:formula="of:=IF(OR([.Q25]=&quot;&quot;; [.Q25]=1); &quot;&quot;; IF(SUM([.$G$11:.$G25])&lt;[.R$10];1;0))">
            <text:p/>
          </table:table-cell>
          <table:table-cell table:formula="of:=IF(OR([.R25]=&quot;&quot;; [.R25]=1); &quot;&quot;; IF(SUM([.$G$11:.$G25])&lt;[.S$10];1;0))">
            <text:p/>
          </table:table-cell>
          <table:table-cell table:formula="of:=IF(OR([.S25]=&quot;&quot;; [.S25]=1); &quot;&quot;; IF(SUM([.$G$11:.$G25])&lt;[.T$10];1;0))">
            <text:p/>
          </table:table-cell>
          <table:table-cell table:formula="of:=IF(OR([.T25]=&quot;&quot;; [.T25]=1); &quot;&quot;; IF(SUM([.$G$11:.$G25])&lt;[.U$10];1;0))">
            <text:p/>
          </table:table-cell>
          <table:table-cell table:formula="of:=IF(OR([.U25]=&quot;&quot;; [.U25]=1); &quot;&quot;; IF(SUM([.$G$11:.$G25])&lt;[.V$10];1;0))">
            <text:p/>
          </table:table-cell>
          <table:table-cell table:formula="of:=IF(OR([.V25]=&quot;&quot;; [.V25]=1); &quot;&quot;; IF(SUM([.$G$11:.$G25])&lt;[.W$10];1;0))">
            <text:p/>
          </table:table-cell>
          <table:table-cell table:formula="of:=IF(OR([.W25]=&quot;&quot;; [.W25]=1); &quot;&quot;; IF(SUM([.$G$11:.$G25])&lt;[.X$10];1;0))">
            <text:p/>
          </table:table-cell>
          <table:table-cell table:formula="of:=IF(OR([.X25]=&quot;&quot;; [.X25]=1); &quot;&quot;; IF(SUM([.$G$11:.$G25])&lt;[.Y$10];1;0))">
            <text:p/>
          </table:table-cell>
          <table:table-cell table:formula="of:=IF(OR([.Y25]=&quot;&quot;; [.Y25]=1); &quot;&quot;; IF(SUM([.$G$11:.$G25])&lt;[.Z$10];1;0))">
            <text:p/>
          </table:table-cell>
          <table:table-cell table:formula="of:=IF(OR([.Z25]=&quot;&quot;; [.Z25]=1); &quot;&quot;; IF(SUM([.$G$11:.$G25])&lt;[.AA$10];1;0))">
            <text:p/>
          </table:table-cell>
          <table:table-cell table:formula="of:=IF(OR([.AA25]=&quot;&quot;; [.AA25]=1); &quot;&quot;; IF(SUM([.$G$11:.$G25])&lt;[.AB$10];1;0))">
            <text:p/>
          </table:table-cell>
          <table:table-cell table:formula="of:=IF(OR([.AB25]=&quot;&quot;; [.AB25]=1); &quot;&quot;; IF(SUM([.$G$11:.$G25])&lt;[.AC$10];1;0))">
            <text:p/>
          </table:table-cell>
          <table:table-cell table:formula="of:=IF(OR([.AC25]=&quot;&quot;; [.AC25]=1); &quot;&quot;; IF(SUM([.$G$11:.$G25])&lt;[.AD$10];1;0))">
            <text:p/>
          </table:table-cell>
          <table:table-cell table:formula="of:=IF(OR([.AD25]=&quot;&quot;; [.AD25]=1); &quot;&quot;; IF(SUM([.$G$11:.$G25])&lt;[.AE$10];1;0))">
            <text:p/>
          </table:table-cell>
          <table:table-cell table:formula="of:=IF(OR([.AE25]=&quot;&quot;; [.AE25]=1); &quot;&quot;; IF(SUM([.$G$11:.$G25])&lt;[.AF$10];1;0))">
            <text:p/>
          </table:table-cell>
          <table:table-cell table:formula="of:=IF(OR([.AF25]=&quot;&quot;; [.AF25]=1); &quot;&quot;; IF(SUM([.$G$11:.$G25])&lt;[.AG$10];1;0))">
            <text:p/>
          </table:table-cell>
          <table:table-cell table:formula="of:=IF(OR([.AG25]=&quot;&quot;; [.AG25]=1); &quot;&quot;; IF(SUM([.$G$11:.$G25])&lt;[.AH$10];1;0))">
            <text:p/>
          </table:table-cell>
          <table:table-cell table:formula="of:=IF(OR([.AH25]=&quot;&quot;; [.AH25]=1); &quot;&quot;; IF(SUM([.$G$11:.$G25])&lt;[.AI$10];1;0))">
            <text:p/>
          </table:table-cell>
          <table:table-cell table:formula="of:=IF(OR([.AI25]=&quot;&quot;; [.AI25]=1); &quot;&quot;; IF(SUM([.$G$11:.$G25])&lt;[.AJ$10];1;0))">
            <text:p/>
          </table:table-cell>
          <table:table-cell table:formula="of:=IF(OR([.AJ25]=&quot;&quot;; [.AJ25]=1); &quot;&quot;; IF(SUM([.$G$11:.$G25])&lt;[.AK$10];1;0))">
            <text:p/>
          </table:table-cell>
          <table:table-cell table:formula="of:=IF(OR([.AK25]=&quot;&quot;; [.AK25]=1); &quot;&quot;; IF(SUM([.$G$11:.$G25])&lt;[.AL$10];1;0))">
            <text:p/>
          </table:table-cell>
          <table:table-cell table:formula="of:=IF(OR([.AL25]=&quot;&quot;; [.AL25]=1); &quot;&quot;; IF(SUM([.$G$11:.$G25])&lt;[.AM$10];1;0))">
            <text:p/>
          </table:table-cell>
          <table:table-cell table:formula="of:=IF(OR([.AM25]=&quot;&quot;; [.AM25]=1); &quot;&quot;; IF(SUM([.$G$11:.$G25])&lt;[.AN$10];1;0))">
            <text:p/>
          </table:table-cell>
          <table:table-cell table:formula="of:=IF(OR([.AN25]=&quot;&quot;; [.AN25]=1); &quot;&quot;; IF(SUM([.$G$11:.$G25])&lt;[.AO$10];1;0))">
            <text:p/>
          </table:table-cell>
          <table:table-cell table:formula="of:=IF(OR([.AO25]=&quot;&quot;; [.AO25]=1); &quot;&quot;; IF(SUM([.$G$11:.$G25])&lt;[.AP$10];1;0))">
            <text:p/>
          </table:table-cell>
          <table:table-cell table:formula="of:=IF(OR([.AP25]=&quot;&quot;; [.AP25]=1); &quot;&quot;; IF(SUM([.$G$11:.$G25])&lt;[.AQ$10];1;0))">
            <text:p/>
          </table:table-cell>
          <table:table-cell table:formula="of:=IF(OR([.AQ25]=&quot;&quot;; [.AQ25]=1); &quot;&quot;; IF(SUM([.$G$11:.$G25])&lt;[.AR$10];1;0))">
            <text:p/>
          </table:table-cell>
          <table:table-cell table:formula="of:=IF(OR([.AR25]=&quot;&quot;; [.AR25]=1); &quot;&quot;; IF(SUM([.$G$11:.$G25])&lt;[.AS$10];1;0))">
            <text:p/>
          </table:table-cell>
          <table:table-cell table:formula="of:=IF(OR([.AS25]=&quot;&quot;; [.AS25]=1); &quot;&quot;; IF(SUM([.$G$11:.$G25])&lt;[.AT$10];1;0))">
            <text:p/>
          </table:table-cell>
          <table:table-cell table:formula="of:=IF(OR([.AT25]=&quot;&quot;; [.AT25]=1); &quot;&quot;; IF(SUM([.$G$11:.$G25])&lt;[.AU$10];1;0))">
            <text:p/>
          </table:table-cell>
          <table:table-cell table:formula="of:=IF(OR([.AU25]=&quot;&quot;; [.AU25]=1); &quot;&quot;; IF(SUM([.$G$11:.$G25])&lt;[.AV$10];1;0))">
            <text:p/>
          </table:table-cell>
          <table:table-cell table:formula="of:=IF(OR([.AV25]=&quot;&quot;; [.AV25]=1); &quot;&quot;; IF(SUM([.$G$11:.$G25])&lt;[.AW$10];1;0))">
            <text:p/>
          </table:table-cell>
          <table:table-cell table:formula="of:=IF(OR([.AW25]=&quot;&quot;; [.AW25]=1); &quot;&quot;; IF(SUM([.$G$11:.$G25])&lt;[.AX$10];1;0))">
            <text:p/>
          </table:table-cell>
          <table:table-cell table:formula="of:=IF(OR([.AX25]=&quot;&quot;; [.AX25]=1); &quot;&quot;; IF(SUM([.$G$11:.$G25])&lt;[.AY$10];1;0))">
            <text:p/>
          </table:table-cell>
          <table:table-cell table:formula="of:=IF(OR([.AY25]=&quot;&quot;; [.AY25]=1); &quot;&quot;; IF(SUM([.$G$11:.$G25])&lt;[.AZ$10];1;0))">
            <text:p/>
          </table:table-cell>
          <table:table-cell table:formula="of:=IF(OR([.AZ25]=&quot;&quot;; [.AZ25]=1); &quot;&quot;; IF(SUM([.$G$11:.$G25])&lt;[.BA$10];1;0))">
            <text:p/>
          </table:table-cell>
          <table:table-cell table:formula="of:=IF(OR([.BA25]=&quot;&quot;; [.BA25]=1); &quot;&quot;; IF(SUM([.$G$11:.$G25])&lt;[.BB$10];1;0))">
            <text:p/>
          </table:table-cell>
          <table:table-cell table:formula="of:=IF(OR([.BB25]=&quot;&quot;; [.BB25]=1); &quot;&quot;; IF(SUM([.$G$11:.$G25])&lt;[.BC$10];1;0))">
            <text:p/>
          </table:table-cell>
          <table:table-cell table:formula="of:=IF(OR([.BC25]=&quot;&quot;; [.BC25]=1); &quot;&quot;; IF(SUM([.$G$11:.$G25])&lt;[.BD$10];1;0))">
            <text:p/>
          </table:table-cell>
          <table:table-cell table:formula="of:=IF(OR([.BD25]=&quot;&quot;; [.BD25]=1); &quot;&quot;; IF(SUM([.$G$11:.$G25])&lt;[.BE$10];1;0))">
            <text:p/>
          </table:table-cell>
          <table:table-cell table:formula="of:=IF(OR([.BE25]=&quot;&quot;; [.BE25]=1); &quot;&quot;; IF(SUM([.$G$11:.$G25])&lt;[.BF$10];1;0))">
            <text:p/>
          </table:table-cell>
          <table:table-cell table:formula="of:=IF(OR([.BF25]=&quot;&quot;; [.BF25]=1); &quot;&quot;; IF(SUM([.$G$11:.$G25])&lt;[.BG$10];1;0))">
            <text:p/>
          </table:table-cell>
          <table:table-cell table:formula="of:=IF(OR([.BG25]=&quot;&quot;; [.BG25]=1); &quot;&quot;; IF(SUM([.$G$11:.$G25])&lt;[.BH$10];1;0))">
            <text:p/>
          </table:table-cell>
          <table:table-cell table:formula="of:=IF(OR([.BH25]=&quot;&quot;; [.BH25]=1); &quot;&quot;; IF(SUM([.$G$11:.$G25])&lt;[.BI$10];1;0))">
            <text:p/>
          </table:table-cell>
          <table:table-cell table:formula="of:=IF(OR([.BI25]=&quot;&quot;; [.BI25]=1); &quot;&quot;; IF(SUM([.$G$11:.$G25])&lt;[.BJ$10];1;0))">
            <text:p/>
          </table:table-cell>
          <table:table-cell table:formula="of:=IF(OR([.BJ25]=&quot;&quot;; [.BJ25]=1); &quot;&quot;; IF(SUM([.$G$11:.$G25])&lt;[.BK$10];1;0))">
            <text:p/>
          </table:table-cell>
          <table:table-cell table:formula="of:=IF(OR([.BK25]=&quot;&quot;; [.BK25]=1); &quot;&quot;; IF(SUM([.$G$11:.$G25])&lt;[.BL$10];1;0))">
            <text:p/>
          </table:table-cell>
          <table:table-cell table:formula="of:=IF(OR([.BL25]=&quot;&quot;; [.BL25]=1); &quot;&quot;; IF(SUM([.$G$11:.$G25])&lt;[.BM$10];1;0))">
            <text:p/>
          </table:table-cell>
          <table:table-cell table:formula="of:=IF(OR([.BM25]=&quot;&quot;; [.BM25]=1); &quot;&quot;; IF(SUM([.$G$11:.$G25])&lt;[.BN$10];1;0))">
            <text:p/>
          </table:table-cell>
          <table:table-cell table:formula="of:=IF(OR([.BN25]=&quot;&quot;; [.BN25]=1); &quot;&quot;; IF(SUM([.$G$11:.$G25])&lt;[.BO$10];1;0))">
            <text:p/>
          </table:table-cell>
          <table:table-cell table:formula="of:=IF(OR([.BO25]=&quot;&quot;; [.BO25]=1); &quot;&quot;; IF(SUM([.$G$11:.$G25])&lt;[.BP$10];1;0))">
            <text:p/>
          </table:table-cell>
          <table:table-cell table:formula="of:=IF(OR([.BP25]=&quot;&quot;; [.BP25]=1); &quot;&quot;; IF(SUM([.$G$11:.$G25])&lt;[.BQ$10];1;0))">
            <text:p/>
          </table:table-cell>
          <table:table-cell table:formula="of:=IF(OR([.BQ25]=&quot;&quot;; [.BQ25]=1); &quot;&quot;; IF(SUM([.$G$11:.$G25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IF([.$E$5]*[.$A26]&lt;=[.$E$1];[.$E$5]*[.$A26];&quot;&quot;)">
            <text:p/>
          </table:table-cell>
          <table:table-cell table:formula="of:=IF([.$B26]&lt;&gt;&quot;&quot;;[.$E$1]-[.B26];&quot;&quot;)">
            <text:p/>
          </table:table-cell>
          <table:table-cell table:formula="of:=IF(AND([.$B26]&lt;&gt;&quot;&quot;;FLOOR([.$B26]/[.$E$5];1)&lt;=[.$C$4]);FLOOR([.$B26]/[.$E$5];1);&quot;&quot;)">
            <text:p/>
          </table:table-cell>
          <table:table-cell/>
          <table:table-cell table:formula="of:=IF([.$D26]&lt;&gt;&quot;&quot;;[.$C$2]+[.D26]*IF([.$C$2]&gt;[.$C$3];-1;1);&quot;&quot;)">
            <text:p/>
          </table:table-cell>
          <table:table-cell table:formula="of:=IF([.$D26]&lt;&gt;&quot;&quot;;60/[.F26]*1000;&quot;&quot;)">
            <text:p/>
          </table:table-cell>
          <table:table-cell table:formula="of:=IF([.G26]&lt;&gt;&quot;&quot;;0;&quot;&quot;)">
            <text:p/>
          </table:table-cell>
          <table:table-cell table:formula="of:=IF(OR([.H26]=&quot;&quot;; [.H26]=1); &quot;&quot;; IF(SUM([.$G$11:.$G26])&lt;[.I$10];1;0))">
            <text:p/>
          </table:table-cell>
          <table:table-cell table:formula="of:=IF(OR([.I26]=&quot;&quot;; [.I26]=1); &quot;&quot;; IF(SUM([.$G$11:.$G26])&lt;[.J$10];1;0))">
            <text:p/>
          </table:table-cell>
          <table:table-cell table:formula="of:=IF(OR([.J26]=&quot;&quot;; [.J26]=1); &quot;&quot;; IF(SUM([.$G$11:.$G26])&lt;[.K$10];1;0))">
            <text:p/>
          </table:table-cell>
          <table:table-cell table:formula="of:=IF(OR([.K26]=&quot;&quot;; [.K26]=1); &quot;&quot;; IF(SUM([.$G$11:.$G26])&lt;[.L$10];1;0))">
            <text:p/>
          </table:table-cell>
          <table:table-cell table:formula="of:=IF(OR([.L26]=&quot;&quot;; [.L26]=1); &quot;&quot;; IF(SUM([.$G$11:.$G26])&lt;[.M$10];1;0))">
            <text:p/>
          </table:table-cell>
          <table:table-cell table:formula="of:=IF(OR([.M26]=&quot;&quot;; [.M26]=1); &quot;&quot;; IF(SUM([.$G$11:.$G26])&lt;[.N$10];1;0))">
            <text:p/>
          </table:table-cell>
          <table:table-cell table:formula="of:=IF(OR([.N26]=&quot;&quot;; [.N26]=1); &quot;&quot;; IF(SUM([.$G$11:.$G26])&lt;[.O$10];1;0))">
            <text:p/>
          </table:table-cell>
          <table:table-cell table:formula="of:=IF(OR([.O26]=&quot;&quot;; [.O26]=1); &quot;&quot;; IF(SUM([.$G$11:.$G26])&lt;[.P$10];1;0))">
            <text:p/>
          </table:table-cell>
          <table:table-cell table:formula="of:=IF(OR([.P26]=&quot;&quot;; [.P26]=1); &quot;&quot;; IF(SUM([.$G$11:.$G26])&lt;[.Q$10];1;0))">
            <text:p/>
          </table:table-cell>
          <table:table-cell table:formula="of:=IF(OR([.Q26]=&quot;&quot;; [.Q26]=1); &quot;&quot;; IF(SUM([.$G$11:.$G26])&lt;[.R$10];1;0))">
            <text:p/>
          </table:table-cell>
          <table:table-cell table:formula="of:=IF(OR([.R26]=&quot;&quot;; [.R26]=1); &quot;&quot;; IF(SUM([.$G$11:.$G26])&lt;[.S$10];1;0))">
            <text:p/>
          </table:table-cell>
          <table:table-cell table:formula="of:=IF(OR([.S26]=&quot;&quot;; [.S26]=1); &quot;&quot;; IF(SUM([.$G$11:.$G26])&lt;[.T$10];1;0))">
            <text:p/>
          </table:table-cell>
          <table:table-cell table:formula="of:=IF(OR([.T26]=&quot;&quot;; [.T26]=1); &quot;&quot;; IF(SUM([.$G$11:.$G26])&lt;[.U$10];1;0))">
            <text:p/>
          </table:table-cell>
          <table:table-cell table:formula="of:=IF(OR([.U26]=&quot;&quot;; [.U26]=1); &quot;&quot;; IF(SUM([.$G$11:.$G26])&lt;[.V$10];1;0))">
            <text:p/>
          </table:table-cell>
          <table:table-cell table:formula="of:=IF(OR([.V26]=&quot;&quot;; [.V26]=1); &quot;&quot;; IF(SUM([.$G$11:.$G26])&lt;[.W$10];1;0))">
            <text:p/>
          </table:table-cell>
          <table:table-cell table:formula="of:=IF(OR([.W26]=&quot;&quot;; [.W26]=1); &quot;&quot;; IF(SUM([.$G$11:.$G26])&lt;[.X$10];1;0))">
            <text:p/>
          </table:table-cell>
          <table:table-cell table:formula="of:=IF(OR([.X26]=&quot;&quot;; [.X26]=1); &quot;&quot;; IF(SUM([.$G$11:.$G26])&lt;[.Y$10];1;0))">
            <text:p/>
          </table:table-cell>
          <table:table-cell table:formula="of:=IF(OR([.Y26]=&quot;&quot;; [.Y26]=1); &quot;&quot;; IF(SUM([.$G$11:.$G26])&lt;[.Z$10];1;0))">
            <text:p/>
          </table:table-cell>
          <table:table-cell table:formula="of:=IF(OR([.Z26]=&quot;&quot;; [.Z26]=1); &quot;&quot;; IF(SUM([.$G$11:.$G26])&lt;[.AA$10];1;0))">
            <text:p/>
          </table:table-cell>
          <table:table-cell table:formula="of:=IF(OR([.AA26]=&quot;&quot;; [.AA26]=1); &quot;&quot;; IF(SUM([.$G$11:.$G26])&lt;[.AB$10];1;0))">
            <text:p/>
          </table:table-cell>
          <table:table-cell table:formula="of:=IF(OR([.AB26]=&quot;&quot;; [.AB26]=1); &quot;&quot;; IF(SUM([.$G$11:.$G26])&lt;[.AC$10];1;0))">
            <text:p/>
          </table:table-cell>
          <table:table-cell table:formula="of:=IF(OR([.AC26]=&quot;&quot;; [.AC26]=1); &quot;&quot;; IF(SUM([.$G$11:.$G26])&lt;[.AD$10];1;0))">
            <text:p/>
          </table:table-cell>
          <table:table-cell table:formula="of:=IF(OR([.AD26]=&quot;&quot;; [.AD26]=1); &quot;&quot;; IF(SUM([.$G$11:.$G26])&lt;[.AE$10];1;0))">
            <text:p/>
          </table:table-cell>
          <table:table-cell table:formula="of:=IF(OR([.AE26]=&quot;&quot;; [.AE26]=1); &quot;&quot;; IF(SUM([.$G$11:.$G26])&lt;[.AF$10];1;0))">
            <text:p/>
          </table:table-cell>
          <table:table-cell table:formula="of:=IF(OR([.AF26]=&quot;&quot;; [.AF26]=1); &quot;&quot;; IF(SUM([.$G$11:.$G26])&lt;[.AG$10];1;0))">
            <text:p/>
          </table:table-cell>
          <table:table-cell table:formula="of:=IF(OR([.AG26]=&quot;&quot;; [.AG26]=1); &quot;&quot;; IF(SUM([.$G$11:.$G26])&lt;[.AH$10];1;0))">
            <text:p/>
          </table:table-cell>
          <table:table-cell table:formula="of:=IF(OR([.AH26]=&quot;&quot;; [.AH26]=1); &quot;&quot;; IF(SUM([.$G$11:.$G26])&lt;[.AI$10];1;0))">
            <text:p/>
          </table:table-cell>
          <table:table-cell table:formula="of:=IF(OR([.AI26]=&quot;&quot;; [.AI26]=1); &quot;&quot;; IF(SUM([.$G$11:.$G26])&lt;[.AJ$10];1;0))">
            <text:p/>
          </table:table-cell>
          <table:table-cell table:formula="of:=IF(OR([.AJ26]=&quot;&quot;; [.AJ26]=1); &quot;&quot;; IF(SUM([.$G$11:.$G26])&lt;[.AK$10];1;0))">
            <text:p/>
          </table:table-cell>
          <table:table-cell table:formula="of:=IF(OR([.AK26]=&quot;&quot;; [.AK26]=1); &quot;&quot;; IF(SUM([.$G$11:.$G26])&lt;[.AL$10];1;0))">
            <text:p/>
          </table:table-cell>
          <table:table-cell table:formula="of:=IF(OR([.AL26]=&quot;&quot;; [.AL26]=1); &quot;&quot;; IF(SUM([.$G$11:.$G26])&lt;[.AM$10];1;0))">
            <text:p/>
          </table:table-cell>
          <table:table-cell table:formula="of:=IF(OR([.AM26]=&quot;&quot;; [.AM26]=1); &quot;&quot;; IF(SUM([.$G$11:.$G26])&lt;[.AN$10];1;0))">
            <text:p/>
          </table:table-cell>
          <table:table-cell table:formula="of:=IF(OR([.AN26]=&quot;&quot;; [.AN26]=1); &quot;&quot;; IF(SUM([.$G$11:.$G26])&lt;[.AO$10];1;0))">
            <text:p/>
          </table:table-cell>
          <table:table-cell table:formula="of:=IF(OR([.AO26]=&quot;&quot;; [.AO26]=1); &quot;&quot;; IF(SUM([.$G$11:.$G26])&lt;[.AP$10];1;0))">
            <text:p/>
          </table:table-cell>
          <table:table-cell table:formula="of:=IF(OR([.AP26]=&quot;&quot;; [.AP26]=1); &quot;&quot;; IF(SUM([.$G$11:.$G26])&lt;[.AQ$10];1;0))">
            <text:p/>
          </table:table-cell>
          <table:table-cell table:formula="of:=IF(OR([.AQ26]=&quot;&quot;; [.AQ26]=1); &quot;&quot;; IF(SUM([.$G$11:.$G26])&lt;[.AR$10];1;0))">
            <text:p/>
          </table:table-cell>
          <table:table-cell table:formula="of:=IF(OR([.AR26]=&quot;&quot;; [.AR26]=1); &quot;&quot;; IF(SUM([.$G$11:.$G26])&lt;[.AS$10];1;0))">
            <text:p/>
          </table:table-cell>
          <table:table-cell table:formula="of:=IF(OR([.AS26]=&quot;&quot;; [.AS26]=1); &quot;&quot;; IF(SUM([.$G$11:.$G26])&lt;[.AT$10];1;0))">
            <text:p/>
          </table:table-cell>
          <table:table-cell table:formula="of:=IF(OR([.AT26]=&quot;&quot;; [.AT26]=1); &quot;&quot;; IF(SUM([.$G$11:.$G26])&lt;[.AU$10];1;0))">
            <text:p/>
          </table:table-cell>
          <table:table-cell table:formula="of:=IF(OR([.AU26]=&quot;&quot;; [.AU26]=1); &quot;&quot;; IF(SUM([.$G$11:.$G26])&lt;[.AV$10];1;0))">
            <text:p/>
          </table:table-cell>
          <table:table-cell table:formula="of:=IF(OR([.AV26]=&quot;&quot;; [.AV26]=1); &quot;&quot;; IF(SUM([.$G$11:.$G26])&lt;[.AW$10];1;0))">
            <text:p/>
          </table:table-cell>
          <table:table-cell table:formula="of:=IF(OR([.AW26]=&quot;&quot;; [.AW26]=1); &quot;&quot;; IF(SUM([.$G$11:.$G26])&lt;[.AX$10];1;0))">
            <text:p/>
          </table:table-cell>
          <table:table-cell table:formula="of:=IF(OR([.AX26]=&quot;&quot;; [.AX26]=1); &quot;&quot;; IF(SUM([.$G$11:.$G26])&lt;[.AY$10];1;0))">
            <text:p/>
          </table:table-cell>
          <table:table-cell table:formula="of:=IF(OR([.AY26]=&quot;&quot;; [.AY26]=1); &quot;&quot;; IF(SUM([.$G$11:.$G26])&lt;[.AZ$10];1;0))">
            <text:p/>
          </table:table-cell>
          <table:table-cell table:formula="of:=IF(OR([.AZ26]=&quot;&quot;; [.AZ26]=1); &quot;&quot;; IF(SUM([.$G$11:.$G26])&lt;[.BA$10];1;0))">
            <text:p/>
          </table:table-cell>
          <table:table-cell table:formula="of:=IF(OR([.BA26]=&quot;&quot;; [.BA26]=1); &quot;&quot;; IF(SUM([.$G$11:.$G26])&lt;[.BB$10];1;0))">
            <text:p/>
          </table:table-cell>
          <table:table-cell table:formula="of:=IF(OR([.BB26]=&quot;&quot;; [.BB26]=1); &quot;&quot;; IF(SUM([.$G$11:.$G26])&lt;[.BC$10];1;0))">
            <text:p/>
          </table:table-cell>
          <table:table-cell table:formula="of:=IF(OR([.BC26]=&quot;&quot;; [.BC26]=1); &quot;&quot;; IF(SUM([.$G$11:.$G26])&lt;[.BD$10];1;0))">
            <text:p/>
          </table:table-cell>
          <table:table-cell table:formula="of:=IF(OR([.BD26]=&quot;&quot;; [.BD26]=1); &quot;&quot;; IF(SUM([.$G$11:.$G26])&lt;[.BE$10];1;0))">
            <text:p/>
          </table:table-cell>
          <table:table-cell table:formula="of:=IF(OR([.BE26]=&quot;&quot;; [.BE26]=1); &quot;&quot;; IF(SUM([.$G$11:.$G26])&lt;[.BF$10];1;0))">
            <text:p/>
          </table:table-cell>
          <table:table-cell table:formula="of:=IF(OR([.BF26]=&quot;&quot;; [.BF26]=1); &quot;&quot;; IF(SUM([.$G$11:.$G26])&lt;[.BG$10];1;0))">
            <text:p/>
          </table:table-cell>
          <table:table-cell table:formula="of:=IF(OR([.BG26]=&quot;&quot;; [.BG26]=1); &quot;&quot;; IF(SUM([.$G$11:.$G26])&lt;[.BH$10];1;0))">
            <text:p/>
          </table:table-cell>
          <table:table-cell table:formula="of:=IF(OR([.BH26]=&quot;&quot;; [.BH26]=1); &quot;&quot;; IF(SUM([.$G$11:.$G26])&lt;[.BI$10];1;0))">
            <text:p/>
          </table:table-cell>
          <table:table-cell table:formula="of:=IF(OR([.BI26]=&quot;&quot;; [.BI26]=1); &quot;&quot;; IF(SUM([.$G$11:.$G26])&lt;[.BJ$10];1;0))">
            <text:p/>
          </table:table-cell>
          <table:table-cell table:formula="of:=IF(OR([.BJ26]=&quot;&quot;; [.BJ26]=1); &quot;&quot;; IF(SUM([.$G$11:.$G26])&lt;[.BK$10];1;0))">
            <text:p/>
          </table:table-cell>
          <table:table-cell table:formula="of:=IF(OR([.BK26]=&quot;&quot;; [.BK26]=1); &quot;&quot;; IF(SUM([.$G$11:.$G26])&lt;[.BL$10];1;0))">
            <text:p/>
          </table:table-cell>
          <table:table-cell table:formula="of:=IF(OR([.BL26]=&quot;&quot;; [.BL26]=1); &quot;&quot;; IF(SUM([.$G$11:.$G26])&lt;[.BM$10];1;0))">
            <text:p/>
          </table:table-cell>
          <table:table-cell table:formula="of:=IF(OR([.BM26]=&quot;&quot;; [.BM26]=1); &quot;&quot;; IF(SUM([.$G$11:.$G26])&lt;[.BN$10];1;0))">
            <text:p/>
          </table:table-cell>
          <table:table-cell table:formula="of:=IF(OR([.BN26]=&quot;&quot;; [.BN26]=1); &quot;&quot;; IF(SUM([.$G$11:.$G26])&lt;[.BO$10];1;0))">
            <text:p/>
          </table:table-cell>
          <table:table-cell table:formula="of:=IF(OR([.BO26]=&quot;&quot;; [.BO26]=1); &quot;&quot;; IF(SUM([.$G$11:.$G26])&lt;[.BP$10];1;0))">
            <text:p/>
          </table:table-cell>
          <table:table-cell table:formula="of:=IF(OR([.BP26]=&quot;&quot;; [.BP26]=1); &quot;&quot;; IF(SUM([.$G$11:.$G26])&lt;[.BQ$10];1;0))">
            <text:p/>
          </table:table-cell>
          <table:table-cell table:formula="of:=IF(OR([.BQ26]=&quot;&quot;; [.BQ26]=1); &quot;&quot;; IF(SUM([.$G$11:.$G26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IF([.$E$5]*[.$A27]&lt;=[.$E$1];[.$E$5]*[.$A27];&quot;&quot;)">
            <text:p/>
          </table:table-cell>
          <table:table-cell table:formula="of:=IF([.$B27]&lt;&gt;&quot;&quot;;[.$E$1]-[.B27];&quot;&quot;)">
            <text:p/>
          </table:table-cell>
          <table:table-cell table:formula="of:=IF(AND([.$B27]&lt;&gt;&quot;&quot;;FLOOR([.$B27]/[.$E$5];1)&lt;=[.$C$4]);FLOOR([.$B27]/[.$E$5];1);&quot;&quot;)">
            <text:p/>
          </table:table-cell>
          <table:table-cell/>
          <table:table-cell table:formula="of:=IF([.$D27]&lt;&gt;&quot;&quot;;[.$C$2]+[.D27]*IF([.$C$2]&gt;[.$C$3];-1;1);&quot;&quot;)">
            <text:p/>
          </table:table-cell>
          <table:table-cell table:formula="of:=IF([.$D27]&lt;&gt;&quot;&quot;;60/[.F27]*1000;&quot;&quot;)">
            <text:p/>
          </table:table-cell>
          <table:table-cell table:formula="of:=IF([.G27]&lt;&gt;&quot;&quot;;0;&quot;&quot;)">
            <text:p/>
          </table:table-cell>
          <table:table-cell table:formula="of:=IF(OR([.H27]=&quot;&quot;; [.H27]=1); &quot;&quot;; IF(SUM([.$G$11:.$G27])&lt;[.I$10];1;0))">
            <text:p/>
          </table:table-cell>
          <table:table-cell table:formula="of:=IF(OR([.I27]=&quot;&quot;; [.I27]=1); &quot;&quot;; IF(SUM([.$G$11:.$G27])&lt;[.J$10];1;0))">
            <text:p/>
          </table:table-cell>
          <table:table-cell table:formula="of:=IF(OR([.J27]=&quot;&quot;; [.J27]=1); &quot;&quot;; IF(SUM([.$G$11:.$G27])&lt;[.K$10];1;0))">
            <text:p/>
          </table:table-cell>
          <table:table-cell table:formula="of:=IF(OR([.K27]=&quot;&quot;; [.K27]=1); &quot;&quot;; IF(SUM([.$G$11:.$G27])&lt;[.L$10];1;0))">
            <text:p/>
          </table:table-cell>
          <table:table-cell table:formula="of:=IF(OR([.L27]=&quot;&quot;; [.L27]=1); &quot;&quot;; IF(SUM([.$G$11:.$G27])&lt;[.M$10];1;0))">
            <text:p/>
          </table:table-cell>
          <table:table-cell table:formula="of:=IF(OR([.M27]=&quot;&quot;; [.M27]=1); &quot;&quot;; IF(SUM([.$G$11:.$G27])&lt;[.N$10];1;0))">
            <text:p/>
          </table:table-cell>
          <table:table-cell table:formula="of:=IF(OR([.N27]=&quot;&quot;; [.N27]=1); &quot;&quot;; IF(SUM([.$G$11:.$G27])&lt;[.O$10];1;0))">
            <text:p/>
          </table:table-cell>
          <table:table-cell table:formula="of:=IF(OR([.O27]=&quot;&quot;; [.O27]=1); &quot;&quot;; IF(SUM([.$G$11:.$G27])&lt;[.P$10];1;0))">
            <text:p/>
          </table:table-cell>
          <table:table-cell table:formula="of:=IF(OR([.P27]=&quot;&quot;; [.P27]=1); &quot;&quot;; IF(SUM([.$G$11:.$G27])&lt;[.Q$10];1;0))">
            <text:p/>
          </table:table-cell>
          <table:table-cell table:formula="of:=IF(OR([.Q27]=&quot;&quot;; [.Q27]=1); &quot;&quot;; IF(SUM([.$G$11:.$G27])&lt;[.R$10];1;0))">
            <text:p/>
          </table:table-cell>
          <table:table-cell table:formula="of:=IF(OR([.R27]=&quot;&quot;; [.R27]=1); &quot;&quot;; IF(SUM([.$G$11:.$G27])&lt;[.S$10];1;0))">
            <text:p/>
          </table:table-cell>
          <table:table-cell table:formula="of:=IF(OR([.S27]=&quot;&quot;; [.S27]=1); &quot;&quot;; IF(SUM([.$G$11:.$G27])&lt;[.T$10];1;0))">
            <text:p/>
          </table:table-cell>
          <table:table-cell table:formula="of:=IF(OR([.T27]=&quot;&quot;; [.T27]=1); &quot;&quot;; IF(SUM([.$G$11:.$G27])&lt;[.U$10];1;0))">
            <text:p/>
          </table:table-cell>
          <table:table-cell table:formula="of:=IF(OR([.U27]=&quot;&quot;; [.U27]=1); &quot;&quot;; IF(SUM([.$G$11:.$G27])&lt;[.V$10];1;0))">
            <text:p/>
          </table:table-cell>
          <table:table-cell table:formula="of:=IF(OR([.V27]=&quot;&quot;; [.V27]=1); &quot;&quot;; IF(SUM([.$G$11:.$G27])&lt;[.W$10];1;0))">
            <text:p/>
          </table:table-cell>
          <table:table-cell table:formula="of:=IF(OR([.W27]=&quot;&quot;; [.W27]=1); &quot;&quot;; IF(SUM([.$G$11:.$G27])&lt;[.X$10];1;0))">
            <text:p/>
          </table:table-cell>
          <table:table-cell table:formula="of:=IF(OR([.X27]=&quot;&quot;; [.X27]=1); &quot;&quot;; IF(SUM([.$G$11:.$G27])&lt;[.Y$10];1;0))">
            <text:p/>
          </table:table-cell>
          <table:table-cell table:formula="of:=IF(OR([.Y27]=&quot;&quot;; [.Y27]=1); &quot;&quot;; IF(SUM([.$G$11:.$G27])&lt;[.Z$10];1;0))">
            <text:p/>
          </table:table-cell>
          <table:table-cell table:formula="of:=IF(OR([.Z27]=&quot;&quot;; [.Z27]=1); &quot;&quot;; IF(SUM([.$G$11:.$G27])&lt;[.AA$10];1;0))">
            <text:p/>
          </table:table-cell>
          <table:table-cell table:formula="of:=IF(OR([.AA27]=&quot;&quot;; [.AA27]=1); &quot;&quot;; IF(SUM([.$G$11:.$G27])&lt;[.AB$10];1;0))">
            <text:p/>
          </table:table-cell>
          <table:table-cell table:formula="of:=IF(OR([.AB27]=&quot;&quot;; [.AB27]=1); &quot;&quot;; IF(SUM([.$G$11:.$G27])&lt;[.AC$10];1;0))">
            <text:p/>
          </table:table-cell>
          <table:table-cell table:formula="of:=IF(OR([.AC27]=&quot;&quot;; [.AC27]=1); &quot;&quot;; IF(SUM([.$G$11:.$G27])&lt;[.AD$10];1;0))">
            <text:p/>
          </table:table-cell>
          <table:table-cell table:formula="of:=IF(OR([.AD27]=&quot;&quot;; [.AD27]=1); &quot;&quot;; IF(SUM([.$G$11:.$G27])&lt;[.AE$10];1;0))">
            <text:p/>
          </table:table-cell>
          <table:table-cell table:formula="of:=IF(OR([.AE27]=&quot;&quot;; [.AE27]=1); &quot;&quot;; IF(SUM([.$G$11:.$G27])&lt;[.AF$10];1;0))">
            <text:p/>
          </table:table-cell>
          <table:table-cell table:formula="of:=IF(OR([.AF27]=&quot;&quot;; [.AF27]=1); &quot;&quot;; IF(SUM([.$G$11:.$G27])&lt;[.AG$10];1;0))">
            <text:p/>
          </table:table-cell>
          <table:table-cell table:formula="of:=IF(OR([.AG27]=&quot;&quot;; [.AG27]=1); &quot;&quot;; IF(SUM([.$G$11:.$G27])&lt;[.AH$10];1;0))">
            <text:p/>
          </table:table-cell>
          <table:table-cell table:formula="of:=IF(OR([.AH27]=&quot;&quot;; [.AH27]=1); &quot;&quot;; IF(SUM([.$G$11:.$G27])&lt;[.AI$10];1;0))">
            <text:p/>
          </table:table-cell>
          <table:table-cell table:formula="of:=IF(OR([.AI27]=&quot;&quot;; [.AI27]=1); &quot;&quot;; IF(SUM([.$G$11:.$G27])&lt;[.AJ$10];1;0))">
            <text:p/>
          </table:table-cell>
          <table:table-cell table:formula="of:=IF(OR([.AJ27]=&quot;&quot;; [.AJ27]=1); &quot;&quot;; IF(SUM([.$G$11:.$G27])&lt;[.AK$10];1;0))">
            <text:p/>
          </table:table-cell>
          <table:table-cell table:formula="of:=IF(OR([.AK27]=&quot;&quot;; [.AK27]=1); &quot;&quot;; IF(SUM([.$G$11:.$G27])&lt;[.AL$10];1;0))">
            <text:p/>
          </table:table-cell>
          <table:table-cell table:formula="of:=IF(OR([.AL27]=&quot;&quot;; [.AL27]=1); &quot;&quot;; IF(SUM([.$G$11:.$G27])&lt;[.AM$10];1;0))">
            <text:p/>
          </table:table-cell>
          <table:table-cell table:formula="of:=IF(OR([.AM27]=&quot;&quot;; [.AM27]=1); &quot;&quot;; IF(SUM([.$G$11:.$G27])&lt;[.AN$10];1;0))">
            <text:p/>
          </table:table-cell>
          <table:table-cell table:formula="of:=IF(OR([.AN27]=&quot;&quot;; [.AN27]=1); &quot;&quot;; IF(SUM([.$G$11:.$G27])&lt;[.AO$10];1;0))">
            <text:p/>
          </table:table-cell>
          <table:table-cell table:formula="of:=IF(OR([.AO27]=&quot;&quot;; [.AO27]=1); &quot;&quot;; IF(SUM([.$G$11:.$G27])&lt;[.AP$10];1;0))">
            <text:p/>
          </table:table-cell>
          <table:table-cell table:formula="of:=IF(OR([.AP27]=&quot;&quot;; [.AP27]=1); &quot;&quot;; IF(SUM([.$G$11:.$G27])&lt;[.AQ$10];1;0))">
            <text:p/>
          </table:table-cell>
          <table:table-cell table:formula="of:=IF(OR([.AQ27]=&quot;&quot;; [.AQ27]=1); &quot;&quot;; IF(SUM([.$G$11:.$G27])&lt;[.AR$10];1;0))">
            <text:p/>
          </table:table-cell>
          <table:table-cell table:formula="of:=IF(OR([.AR27]=&quot;&quot;; [.AR27]=1); &quot;&quot;; IF(SUM([.$G$11:.$G27])&lt;[.AS$10];1;0))">
            <text:p/>
          </table:table-cell>
          <table:table-cell table:formula="of:=IF(OR([.AS27]=&quot;&quot;; [.AS27]=1); &quot;&quot;; IF(SUM([.$G$11:.$G27])&lt;[.AT$10];1;0))">
            <text:p/>
          </table:table-cell>
          <table:table-cell table:formula="of:=IF(OR([.AT27]=&quot;&quot;; [.AT27]=1); &quot;&quot;; IF(SUM([.$G$11:.$G27])&lt;[.AU$10];1;0))">
            <text:p/>
          </table:table-cell>
          <table:table-cell table:formula="of:=IF(OR([.AU27]=&quot;&quot;; [.AU27]=1); &quot;&quot;; IF(SUM([.$G$11:.$G27])&lt;[.AV$10];1;0))">
            <text:p/>
          </table:table-cell>
          <table:table-cell table:formula="of:=IF(OR([.AV27]=&quot;&quot;; [.AV27]=1); &quot;&quot;; IF(SUM([.$G$11:.$G27])&lt;[.AW$10];1;0))">
            <text:p/>
          </table:table-cell>
          <table:table-cell table:formula="of:=IF(OR([.AW27]=&quot;&quot;; [.AW27]=1); &quot;&quot;; IF(SUM([.$G$11:.$G27])&lt;[.AX$10];1;0))">
            <text:p/>
          </table:table-cell>
          <table:table-cell table:formula="of:=IF(OR([.AX27]=&quot;&quot;; [.AX27]=1); &quot;&quot;; IF(SUM([.$G$11:.$G27])&lt;[.AY$10];1;0))">
            <text:p/>
          </table:table-cell>
          <table:table-cell table:formula="of:=IF(OR([.AY27]=&quot;&quot;; [.AY27]=1); &quot;&quot;; IF(SUM([.$G$11:.$G27])&lt;[.AZ$10];1;0))">
            <text:p/>
          </table:table-cell>
          <table:table-cell table:formula="of:=IF(OR([.AZ27]=&quot;&quot;; [.AZ27]=1); &quot;&quot;; IF(SUM([.$G$11:.$G27])&lt;[.BA$10];1;0))">
            <text:p/>
          </table:table-cell>
          <table:table-cell table:formula="of:=IF(OR([.BA27]=&quot;&quot;; [.BA27]=1); &quot;&quot;; IF(SUM([.$G$11:.$G27])&lt;[.BB$10];1;0))">
            <text:p/>
          </table:table-cell>
          <table:table-cell table:formula="of:=IF(OR([.BB27]=&quot;&quot;; [.BB27]=1); &quot;&quot;; IF(SUM([.$G$11:.$G27])&lt;[.BC$10];1;0))">
            <text:p/>
          </table:table-cell>
          <table:table-cell table:formula="of:=IF(OR([.BC27]=&quot;&quot;; [.BC27]=1); &quot;&quot;; IF(SUM([.$G$11:.$G27])&lt;[.BD$10];1;0))">
            <text:p/>
          </table:table-cell>
          <table:table-cell table:formula="of:=IF(OR([.BD27]=&quot;&quot;; [.BD27]=1); &quot;&quot;; IF(SUM([.$G$11:.$G27])&lt;[.BE$10];1;0))">
            <text:p/>
          </table:table-cell>
          <table:table-cell table:formula="of:=IF(OR([.BE27]=&quot;&quot;; [.BE27]=1); &quot;&quot;; IF(SUM([.$G$11:.$G27])&lt;[.BF$10];1;0))">
            <text:p/>
          </table:table-cell>
          <table:table-cell table:formula="of:=IF(OR([.BF27]=&quot;&quot;; [.BF27]=1); &quot;&quot;; IF(SUM([.$G$11:.$G27])&lt;[.BG$10];1;0))">
            <text:p/>
          </table:table-cell>
          <table:table-cell table:formula="of:=IF(OR([.BG27]=&quot;&quot;; [.BG27]=1); &quot;&quot;; IF(SUM([.$G$11:.$G27])&lt;[.BH$10];1;0))">
            <text:p/>
          </table:table-cell>
          <table:table-cell table:formula="of:=IF(OR([.BH27]=&quot;&quot;; [.BH27]=1); &quot;&quot;; IF(SUM([.$G$11:.$G27])&lt;[.BI$10];1;0))">
            <text:p/>
          </table:table-cell>
          <table:table-cell table:formula="of:=IF(OR([.BI27]=&quot;&quot;; [.BI27]=1); &quot;&quot;; IF(SUM([.$G$11:.$G27])&lt;[.BJ$10];1;0))">
            <text:p/>
          </table:table-cell>
          <table:table-cell table:formula="of:=IF(OR([.BJ27]=&quot;&quot;; [.BJ27]=1); &quot;&quot;; IF(SUM([.$G$11:.$G27])&lt;[.BK$10];1;0))">
            <text:p/>
          </table:table-cell>
          <table:table-cell table:formula="of:=IF(OR([.BK27]=&quot;&quot;; [.BK27]=1); &quot;&quot;; IF(SUM([.$G$11:.$G27])&lt;[.BL$10];1;0))">
            <text:p/>
          </table:table-cell>
          <table:table-cell table:formula="of:=IF(OR([.BL27]=&quot;&quot;; [.BL27]=1); &quot;&quot;; IF(SUM([.$G$11:.$G27])&lt;[.BM$10];1;0))">
            <text:p/>
          </table:table-cell>
          <table:table-cell table:formula="of:=IF(OR([.BM27]=&quot;&quot;; [.BM27]=1); &quot;&quot;; IF(SUM([.$G$11:.$G27])&lt;[.BN$10];1;0))">
            <text:p/>
          </table:table-cell>
          <table:table-cell table:formula="of:=IF(OR([.BN27]=&quot;&quot;; [.BN27]=1); &quot;&quot;; IF(SUM([.$G$11:.$G27])&lt;[.BO$10];1;0))">
            <text:p/>
          </table:table-cell>
          <table:table-cell table:formula="of:=IF(OR([.BO27]=&quot;&quot;; [.BO27]=1); &quot;&quot;; IF(SUM([.$G$11:.$G27])&lt;[.BP$10];1;0))">
            <text:p/>
          </table:table-cell>
          <table:table-cell table:formula="of:=IF(OR([.BP27]=&quot;&quot;; [.BP27]=1); &quot;&quot;; IF(SUM([.$G$11:.$G27])&lt;[.BQ$10];1;0))">
            <text:p/>
          </table:table-cell>
          <table:table-cell table:formula="of:=IF(OR([.BQ27]=&quot;&quot;; [.BQ27]=1); &quot;&quot;; IF(SUM([.$G$11:.$G27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IF([.$E$5]*[.$A28]&lt;=[.$E$1];[.$E$5]*[.$A28];&quot;&quot;)">
            <text:p/>
          </table:table-cell>
          <table:table-cell table:formula="of:=IF([.$B28]&lt;&gt;&quot;&quot;;[.$E$1]-[.B28];&quot;&quot;)">
            <text:p/>
          </table:table-cell>
          <table:table-cell table:formula="of:=IF(AND([.$B28]&lt;&gt;&quot;&quot;;FLOOR([.$B28]/[.$E$5];1)&lt;=[.$C$4]);FLOOR([.$B28]/[.$E$5];1);&quot;&quot;)">
            <text:p/>
          </table:table-cell>
          <table:table-cell/>
          <table:table-cell table:formula="of:=IF([.$D28]&lt;&gt;&quot;&quot;;[.$C$2]+[.D28]*IF([.$C$2]&gt;[.$C$3];-1;1);&quot;&quot;)">
            <text:p/>
          </table:table-cell>
          <table:table-cell table:formula="of:=IF([.$D28]&lt;&gt;&quot;&quot;;60/[.F28]*1000;&quot;&quot;)">
            <text:p/>
          </table:table-cell>
          <table:table-cell table:formula="of:=IF([.G28]&lt;&gt;&quot;&quot;;0;&quot;&quot;)">
            <text:p/>
          </table:table-cell>
          <table:table-cell table:formula="of:=IF(OR([.H28]=&quot;&quot;; [.H28]=1); &quot;&quot;; IF(SUM([.$G$11:.$G28])&lt;[.I$10];1;0))">
            <text:p/>
          </table:table-cell>
          <table:table-cell table:formula="of:=IF(OR([.I28]=&quot;&quot;; [.I28]=1); &quot;&quot;; IF(SUM([.$G$11:.$G28])&lt;[.J$10];1;0))">
            <text:p/>
          </table:table-cell>
          <table:table-cell table:formula="of:=IF(OR([.J28]=&quot;&quot;; [.J28]=1); &quot;&quot;; IF(SUM([.$G$11:.$G28])&lt;[.K$10];1;0))">
            <text:p/>
          </table:table-cell>
          <table:table-cell table:formula="of:=IF(OR([.K28]=&quot;&quot;; [.K28]=1); &quot;&quot;; IF(SUM([.$G$11:.$G28])&lt;[.L$10];1;0))">
            <text:p/>
          </table:table-cell>
          <table:table-cell table:formula="of:=IF(OR([.L28]=&quot;&quot;; [.L28]=1); &quot;&quot;; IF(SUM([.$G$11:.$G28])&lt;[.M$10];1;0))">
            <text:p/>
          </table:table-cell>
          <table:table-cell table:formula="of:=IF(OR([.M28]=&quot;&quot;; [.M28]=1); &quot;&quot;; IF(SUM([.$G$11:.$G28])&lt;[.N$10];1;0))">
            <text:p/>
          </table:table-cell>
          <table:table-cell table:formula="of:=IF(OR([.N28]=&quot;&quot;; [.N28]=1); &quot;&quot;; IF(SUM([.$G$11:.$G28])&lt;[.O$10];1;0))">
            <text:p/>
          </table:table-cell>
          <table:table-cell table:formula="of:=IF(OR([.O28]=&quot;&quot;; [.O28]=1); &quot;&quot;; IF(SUM([.$G$11:.$G28])&lt;[.P$10];1;0))">
            <text:p/>
          </table:table-cell>
          <table:table-cell table:formula="of:=IF(OR([.P28]=&quot;&quot;; [.P28]=1); &quot;&quot;; IF(SUM([.$G$11:.$G28])&lt;[.Q$10];1;0))">
            <text:p/>
          </table:table-cell>
          <table:table-cell table:formula="of:=IF(OR([.Q28]=&quot;&quot;; [.Q28]=1); &quot;&quot;; IF(SUM([.$G$11:.$G28])&lt;[.R$10];1;0))">
            <text:p/>
          </table:table-cell>
          <table:table-cell table:formula="of:=IF(OR([.R28]=&quot;&quot;; [.R28]=1); &quot;&quot;; IF(SUM([.$G$11:.$G28])&lt;[.S$10];1;0))">
            <text:p/>
          </table:table-cell>
          <table:table-cell table:formula="of:=IF(OR([.S28]=&quot;&quot;; [.S28]=1); &quot;&quot;; IF(SUM([.$G$11:.$G28])&lt;[.T$10];1;0))">
            <text:p/>
          </table:table-cell>
          <table:table-cell table:formula="of:=IF(OR([.T28]=&quot;&quot;; [.T28]=1); &quot;&quot;; IF(SUM([.$G$11:.$G28])&lt;[.U$10];1;0))">
            <text:p/>
          </table:table-cell>
          <table:table-cell table:formula="of:=IF(OR([.U28]=&quot;&quot;; [.U28]=1); &quot;&quot;; IF(SUM([.$G$11:.$G28])&lt;[.V$10];1;0))">
            <text:p/>
          </table:table-cell>
          <table:table-cell table:formula="of:=IF(OR([.V28]=&quot;&quot;; [.V28]=1); &quot;&quot;; IF(SUM([.$G$11:.$G28])&lt;[.W$10];1;0))">
            <text:p/>
          </table:table-cell>
          <table:table-cell table:formula="of:=IF(OR([.W28]=&quot;&quot;; [.W28]=1); &quot;&quot;; IF(SUM([.$G$11:.$G28])&lt;[.X$10];1;0))">
            <text:p/>
          </table:table-cell>
          <table:table-cell table:formula="of:=IF(OR([.X28]=&quot;&quot;; [.X28]=1); &quot;&quot;; IF(SUM([.$G$11:.$G28])&lt;[.Y$10];1;0))">
            <text:p/>
          </table:table-cell>
          <table:table-cell table:formula="of:=IF(OR([.Y28]=&quot;&quot;; [.Y28]=1); &quot;&quot;; IF(SUM([.$G$11:.$G28])&lt;[.Z$10];1;0))">
            <text:p/>
          </table:table-cell>
          <table:table-cell table:formula="of:=IF(OR([.Z28]=&quot;&quot;; [.Z28]=1); &quot;&quot;; IF(SUM([.$G$11:.$G28])&lt;[.AA$10];1;0))">
            <text:p/>
          </table:table-cell>
          <table:table-cell table:formula="of:=IF(OR([.AA28]=&quot;&quot;; [.AA28]=1); &quot;&quot;; IF(SUM([.$G$11:.$G28])&lt;[.AB$10];1;0))">
            <text:p/>
          </table:table-cell>
          <table:table-cell table:formula="of:=IF(OR([.AB28]=&quot;&quot;; [.AB28]=1); &quot;&quot;; IF(SUM([.$G$11:.$G28])&lt;[.AC$10];1;0))">
            <text:p/>
          </table:table-cell>
          <table:table-cell table:formula="of:=IF(OR([.AC28]=&quot;&quot;; [.AC28]=1); &quot;&quot;; IF(SUM([.$G$11:.$G28])&lt;[.AD$10];1;0))">
            <text:p/>
          </table:table-cell>
          <table:table-cell table:formula="of:=IF(OR([.AD28]=&quot;&quot;; [.AD28]=1); &quot;&quot;; IF(SUM([.$G$11:.$G28])&lt;[.AE$10];1;0))">
            <text:p/>
          </table:table-cell>
          <table:table-cell table:formula="of:=IF(OR([.AE28]=&quot;&quot;; [.AE28]=1); &quot;&quot;; IF(SUM([.$G$11:.$G28])&lt;[.AF$10];1;0))">
            <text:p/>
          </table:table-cell>
          <table:table-cell table:formula="of:=IF(OR([.AF28]=&quot;&quot;; [.AF28]=1); &quot;&quot;; IF(SUM([.$G$11:.$G28])&lt;[.AG$10];1;0))">
            <text:p/>
          </table:table-cell>
          <table:table-cell table:formula="of:=IF(OR([.AG28]=&quot;&quot;; [.AG28]=1); &quot;&quot;; IF(SUM([.$G$11:.$G28])&lt;[.AH$10];1;0))">
            <text:p/>
          </table:table-cell>
          <table:table-cell table:formula="of:=IF(OR([.AH28]=&quot;&quot;; [.AH28]=1); &quot;&quot;; IF(SUM([.$G$11:.$G28])&lt;[.AI$10];1;0))">
            <text:p/>
          </table:table-cell>
          <table:table-cell table:formula="of:=IF(OR([.AI28]=&quot;&quot;; [.AI28]=1); &quot;&quot;; IF(SUM([.$G$11:.$G28])&lt;[.AJ$10];1;0))">
            <text:p/>
          </table:table-cell>
          <table:table-cell table:formula="of:=IF(OR([.AJ28]=&quot;&quot;; [.AJ28]=1); &quot;&quot;; IF(SUM([.$G$11:.$G28])&lt;[.AK$10];1;0))">
            <text:p/>
          </table:table-cell>
          <table:table-cell table:formula="of:=IF(OR([.AK28]=&quot;&quot;; [.AK28]=1); &quot;&quot;; IF(SUM([.$G$11:.$G28])&lt;[.AL$10];1;0))">
            <text:p/>
          </table:table-cell>
          <table:table-cell table:formula="of:=IF(OR([.AL28]=&quot;&quot;; [.AL28]=1); &quot;&quot;; IF(SUM([.$G$11:.$G28])&lt;[.AM$10];1;0))">
            <text:p/>
          </table:table-cell>
          <table:table-cell table:formula="of:=IF(OR([.AM28]=&quot;&quot;; [.AM28]=1); &quot;&quot;; IF(SUM([.$G$11:.$G28])&lt;[.AN$10];1;0))">
            <text:p/>
          </table:table-cell>
          <table:table-cell table:formula="of:=IF(OR([.AN28]=&quot;&quot;; [.AN28]=1); &quot;&quot;; IF(SUM([.$G$11:.$G28])&lt;[.AO$10];1;0))">
            <text:p/>
          </table:table-cell>
          <table:table-cell table:formula="of:=IF(OR([.AO28]=&quot;&quot;; [.AO28]=1); &quot;&quot;; IF(SUM([.$G$11:.$G28])&lt;[.AP$10];1;0))">
            <text:p/>
          </table:table-cell>
          <table:table-cell table:formula="of:=IF(OR([.AP28]=&quot;&quot;; [.AP28]=1); &quot;&quot;; IF(SUM([.$G$11:.$G28])&lt;[.AQ$10];1;0))">
            <text:p/>
          </table:table-cell>
          <table:table-cell table:formula="of:=IF(OR([.AQ28]=&quot;&quot;; [.AQ28]=1); &quot;&quot;; IF(SUM([.$G$11:.$G28])&lt;[.AR$10];1;0))">
            <text:p/>
          </table:table-cell>
          <table:table-cell table:formula="of:=IF(OR([.AR28]=&quot;&quot;; [.AR28]=1); &quot;&quot;; IF(SUM([.$G$11:.$G28])&lt;[.AS$10];1;0))">
            <text:p/>
          </table:table-cell>
          <table:table-cell table:formula="of:=IF(OR([.AS28]=&quot;&quot;; [.AS28]=1); &quot;&quot;; IF(SUM([.$G$11:.$G28])&lt;[.AT$10];1;0))">
            <text:p/>
          </table:table-cell>
          <table:table-cell table:formula="of:=IF(OR([.AT28]=&quot;&quot;; [.AT28]=1); &quot;&quot;; IF(SUM([.$G$11:.$G28])&lt;[.AU$10];1;0))">
            <text:p/>
          </table:table-cell>
          <table:table-cell table:formula="of:=IF(OR([.AU28]=&quot;&quot;; [.AU28]=1); &quot;&quot;; IF(SUM([.$G$11:.$G28])&lt;[.AV$10];1;0))">
            <text:p/>
          </table:table-cell>
          <table:table-cell table:formula="of:=IF(OR([.AV28]=&quot;&quot;; [.AV28]=1); &quot;&quot;; IF(SUM([.$G$11:.$G28])&lt;[.AW$10];1;0))">
            <text:p/>
          </table:table-cell>
          <table:table-cell table:formula="of:=IF(OR([.AW28]=&quot;&quot;; [.AW28]=1); &quot;&quot;; IF(SUM([.$G$11:.$G28])&lt;[.AX$10];1;0))">
            <text:p/>
          </table:table-cell>
          <table:table-cell table:formula="of:=IF(OR([.AX28]=&quot;&quot;; [.AX28]=1); &quot;&quot;; IF(SUM([.$G$11:.$G28])&lt;[.AY$10];1;0))">
            <text:p/>
          </table:table-cell>
          <table:table-cell table:formula="of:=IF(OR([.AY28]=&quot;&quot;; [.AY28]=1); &quot;&quot;; IF(SUM([.$G$11:.$G28])&lt;[.AZ$10];1;0))">
            <text:p/>
          </table:table-cell>
          <table:table-cell table:formula="of:=IF(OR([.AZ28]=&quot;&quot;; [.AZ28]=1); &quot;&quot;; IF(SUM([.$G$11:.$G28])&lt;[.BA$10];1;0))">
            <text:p/>
          </table:table-cell>
          <table:table-cell table:formula="of:=IF(OR([.BA28]=&quot;&quot;; [.BA28]=1); &quot;&quot;; IF(SUM([.$G$11:.$G28])&lt;[.BB$10];1;0))">
            <text:p/>
          </table:table-cell>
          <table:table-cell table:formula="of:=IF(OR([.BB28]=&quot;&quot;; [.BB28]=1); &quot;&quot;; IF(SUM([.$G$11:.$G28])&lt;[.BC$10];1;0))">
            <text:p/>
          </table:table-cell>
          <table:table-cell table:formula="of:=IF(OR([.BC28]=&quot;&quot;; [.BC28]=1); &quot;&quot;; IF(SUM([.$G$11:.$G28])&lt;[.BD$10];1;0))">
            <text:p/>
          </table:table-cell>
          <table:table-cell table:formula="of:=IF(OR([.BD28]=&quot;&quot;; [.BD28]=1); &quot;&quot;; IF(SUM([.$G$11:.$G28])&lt;[.BE$10];1;0))">
            <text:p/>
          </table:table-cell>
          <table:table-cell table:formula="of:=IF(OR([.BE28]=&quot;&quot;; [.BE28]=1); &quot;&quot;; IF(SUM([.$G$11:.$G28])&lt;[.BF$10];1;0))">
            <text:p/>
          </table:table-cell>
          <table:table-cell table:formula="of:=IF(OR([.BF28]=&quot;&quot;; [.BF28]=1); &quot;&quot;; IF(SUM([.$G$11:.$G28])&lt;[.BG$10];1;0))">
            <text:p/>
          </table:table-cell>
          <table:table-cell table:formula="of:=IF(OR([.BG28]=&quot;&quot;; [.BG28]=1); &quot;&quot;; IF(SUM([.$G$11:.$G28])&lt;[.BH$10];1;0))">
            <text:p/>
          </table:table-cell>
          <table:table-cell table:formula="of:=IF(OR([.BH28]=&quot;&quot;; [.BH28]=1); &quot;&quot;; IF(SUM([.$G$11:.$G28])&lt;[.BI$10];1;0))">
            <text:p/>
          </table:table-cell>
          <table:table-cell table:formula="of:=IF(OR([.BI28]=&quot;&quot;; [.BI28]=1); &quot;&quot;; IF(SUM([.$G$11:.$G28])&lt;[.BJ$10];1;0))">
            <text:p/>
          </table:table-cell>
          <table:table-cell table:formula="of:=IF(OR([.BJ28]=&quot;&quot;; [.BJ28]=1); &quot;&quot;; IF(SUM([.$G$11:.$G28])&lt;[.BK$10];1;0))">
            <text:p/>
          </table:table-cell>
          <table:table-cell table:formula="of:=IF(OR([.BK28]=&quot;&quot;; [.BK28]=1); &quot;&quot;; IF(SUM([.$G$11:.$G28])&lt;[.BL$10];1;0))">
            <text:p/>
          </table:table-cell>
          <table:table-cell table:formula="of:=IF(OR([.BL28]=&quot;&quot;; [.BL28]=1); &quot;&quot;; IF(SUM([.$G$11:.$G28])&lt;[.BM$10];1;0))">
            <text:p/>
          </table:table-cell>
          <table:table-cell table:formula="of:=IF(OR([.BM28]=&quot;&quot;; [.BM28]=1); &quot;&quot;; IF(SUM([.$G$11:.$G28])&lt;[.BN$10];1;0))">
            <text:p/>
          </table:table-cell>
          <table:table-cell table:formula="of:=IF(OR([.BN28]=&quot;&quot;; [.BN28]=1); &quot;&quot;; IF(SUM([.$G$11:.$G28])&lt;[.BO$10];1;0))">
            <text:p/>
          </table:table-cell>
          <table:table-cell table:formula="of:=IF(OR([.BO28]=&quot;&quot;; [.BO28]=1); &quot;&quot;; IF(SUM([.$G$11:.$G28])&lt;[.BP$10];1;0))">
            <text:p/>
          </table:table-cell>
          <table:table-cell table:formula="of:=IF(OR([.BP28]=&quot;&quot;; [.BP28]=1); &quot;&quot;; IF(SUM([.$G$11:.$G28])&lt;[.BQ$10];1;0))">
            <text:p/>
          </table:table-cell>
          <table:table-cell table:formula="of:=IF(OR([.BQ28]=&quot;&quot;; [.BQ28]=1); &quot;&quot;; IF(SUM([.$G$11:.$G28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IF([.$E$5]*[.$A29]&lt;=[.$E$1];[.$E$5]*[.$A29];&quot;&quot;)">
            <text:p/>
          </table:table-cell>
          <table:table-cell table:formula="of:=IF([.$B29]&lt;&gt;&quot;&quot;;[.$E$1]-[.B29];&quot;&quot;)">
            <text:p/>
          </table:table-cell>
          <table:table-cell table:formula="of:=IF(AND([.$B29]&lt;&gt;&quot;&quot;;FLOOR([.$B29]/[.$E$5];1)&lt;=[.$C$4]);FLOOR([.$B29]/[.$E$5];1);&quot;&quot;)">
            <text:p/>
          </table:table-cell>
          <table:table-cell/>
          <table:table-cell table:formula="of:=IF([.$D29]&lt;&gt;&quot;&quot;;[.$C$2]+[.D29]*IF([.$C$2]&gt;[.$C$3];-1;1);&quot;&quot;)">
            <text:p/>
          </table:table-cell>
          <table:table-cell table:formula="of:=IF([.$D29]&lt;&gt;&quot;&quot;;60/[.F29]*1000;&quot;&quot;)">
            <text:p/>
          </table:table-cell>
          <table:table-cell table:formula="of:=IF([.G29]&lt;&gt;&quot;&quot;;0;&quot;&quot;)">
            <text:p/>
          </table:table-cell>
          <table:table-cell table:formula="of:=IF(OR([.H29]=&quot;&quot;; [.H29]=1); &quot;&quot;; IF(SUM([.$G$11:.$G29])&lt;[.I$10];1;0))">
            <text:p/>
          </table:table-cell>
          <table:table-cell table:formula="of:=IF(OR([.I29]=&quot;&quot;; [.I29]=1); &quot;&quot;; IF(SUM([.$G$11:.$G29])&lt;[.J$10];1;0))">
            <text:p/>
          </table:table-cell>
          <table:table-cell table:formula="of:=IF(OR([.J29]=&quot;&quot;; [.J29]=1); &quot;&quot;; IF(SUM([.$G$11:.$G29])&lt;[.K$10];1;0))">
            <text:p/>
          </table:table-cell>
          <table:table-cell table:formula="of:=IF(OR([.K29]=&quot;&quot;; [.K29]=1); &quot;&quot;; IF(SUM([.$G$11:.$G29])&lt;[.L$10];1;0))">
            <text:p/>
          </table:table-cell>
          <table:table-cell table:formula="of:=IF(OR([.L29]=&quot;&quot;; [.L29]=1); &quot;&quot;; IF(SUM([.$G$11:.$G29])&lt;[.M$10];1;0))">
            <text:p/>
          </table:table-cell>
          <table:table-cell table:formula="of:=IF(OR([.M29]=&quot;&quot;; [.M29]=1); &quot;&quot;; IF(SUM([.$G$11:.$G29])&lt;[.N$10];1;0))">
            <text:p/>
          </table:table-cell>
          <table:table-cell table:formula="of:=IF(OR([.N29]=&quot;&quot;; [.N29]=1); &quot;&quot;; IF(SUM([.$G$11:.$G29])&lt;[.O$10];1;0))">
            <text:p/>
          </table:table-cell>
          <table:table-cell table:formula="of:=IF(OR([.O29]=&quot;&quot;; [.O29]=1); &quot;&quot;; IF(SUM([.$G$11:.$G29])&lt;[.P$10];1;0))">
            <text:p/>
          </table:table-cell>
          <table:table-cell table:formula="of:=IF(OR([.P29]=&quot;&quot;; [.P29]=1); &quot;&quot;; IF(SUM([.$G$11:.$G29])&lt;[.Q$10];1;0))">
            <text:p/>
          </table:table-cell>
          <table:table-cell table:formula="of:=IF(OR([.Q29]=&quot;&quot;; [.Q29]=1); &quot;&quot;; IF(SUM([.$G$11:.$G29])&lt;[.R$10];1;0))">
            <text:p/>
          </table:table-cell>
          <table:table-cell table:formula="of:=IF(OR([.R29]=&quot;&quot;; [.R29]=1); &quot;&quot;; IF(SUM([.$G$11:.$G29])&lt;[.S$10];1;0))">
            <text:p/>
          </table:table-cell>
          <table:table-cell table:formula="of:=IF(OR([.S29]=&quot;&quot;; [.S29]=1); &quot;&quot;; IF(SUM([.$G$11:.$G29])&lt;[.T$10];1;0))">
            <text:p/>
          </table:table-cell>
          <table:table-cell table:formula="of:=IF(OR([.T29]=&quot;&quot;; [.T29]=1); &quot;&quot;; IF(SUM([.$G$11:.$G29])&lt;[.U$10];1;0))">
            <text:p/>
          </table:table-cell>
          <table:table-cell table:formula="of:=IF(OR([.U29]=&quot;&quot;; [.U29]=1); &quot;&quot;; IF(SUM([.$G$11:.$G29])&lt;[.V$10];1;0))">
            <text:p/>
          </table:table-cell>
          <table:table-cell table:formula="of:=IF(OR([.V29]=&quot;&quot;; [.V29]=1); &quot;&quot;; IF(SUM([.$G$11:.$G29])&lt;[.W$10];1;0))">
            <text:p/>
          </table:table-cell>
          <table:table-cell table:formula="of:=IF(OR([.W29]=&quot;&quot;; [.W29]=1); &quot;&quot;; IF(SUM([.$G$11:.$G29])&lt;[.X$10];1;0))">
            <text:p/>
          </table:table-cell>
          <table:table-cell table:formula="of:=IF(OR([.X29]=&quot;&quot;; [.X29]=1); &quot;&quot;; IF(SUM([.$G$11:.$G29])&lt;[.Y$10];1;0))">
            <text:p/>
          </table:table-cell>
          <table:table-cell table:formula="of:=IF(OR([.Y29]=&quot;&quot;; [.Y29]=1); &quot;&quot;; IF(SUM([.$G$11:.$G29])&lt;[.Z$10];1;0))">
            <text:p/>
          </table:table-cell>
          <table:table-cell table:formula="of:=IF(OR([.Z29]=&quot;&quot;; [.Z29]=1); &quot;&quot;; IF(SUM([.$G$11:.$G29])&lt;[.AA$10];1;0))">
            <text:p/>
          </table:table-cell>
          <table:table-cell table:formula="of:=IF(OR([.AA29]=&quot;&quot;; [.AA29]=1); &quot;&quot;; IF(SUM([.$G$11:.$G29])&lt;[.AB$10];1;0))">
            <text:p/>
          </table:table-cell>
          <table:table-cell table:formula="of:=IF(OR([.AB29]=&quot;&quot;; [.AB29]=1); &quot;&quot;; IF(SUM([.$G$11:.$G29])&lt;[.AC$10];1;0))">
            <text:p/>
          </table:table-cell>
          <table:table-cell table:formula="of:=IF(OR([.AC29]=&quot;&quot;; [.AC29]=1); &quot;&quot;; IF(SUM([.$G$11:.$G29])&lt;[.AD$10];1;0))">
            <text:p/>
          </table:table-cell>
          <table:table-cell table:formula="of:=IF(OR([.AD29]=&quot;&quot;; [.AD29]=1); &quot;&quot;; IF(SUM([.$G$11:.$G29])&lt;[.AE$10];1;0))">
            <text:p/>
          </table:table-cell>
          <table:table-cell table:formula="of:=IF(OR([.AE29]=&quot;&quot;; [.AE29]=1); &quot;&quot;; IF(SUM([.$G$11:.$G29])&lt;[.AF$10];1;0))">
            <text:p/>
          </table:table-cell>
          <table:table-cell table:formula="of:=IF(OR([.AF29]=&quot;&quot;; [.AF29]=1); &quot;&quot;; IF(SUM([.$G$11:.$G29])&lt;[.AG$10];1;0))">
            <text:p/>
          </table:table-cell>
          <table:table-cell table:formula="of:=IF(OR([.AG29]=&quot;&quot;; [.AG29]=1); &quot;&quot;; IF(SUM([.$G$11:.$G29])&lt;[.AH$10];1;0))">
            <text:p/>
          </table:table-cell>
          <table:table-cell table:formula="of:=IF(OR([.AH29]=&quot;&quot;; [.AH29]=1); &quot;&quot;; IF(SUM([.$G$11:.$G29])&lt;[.AI$10];1;0))">
            <text:p/>
          </table:table-cell>
          <table:table-cell table:formula="of:=IF(OR([.AI29]=&quot;&quot;; [.AI29]=1); &quot;&quot;; IF(SUM([.$G$11:.$G29])&lt;[.AJ$10];1;0))">
            <text:p/>
          </table:table-cell>
          <table:table-cell table:formula="of:=IF(OR([.AJ29]=&quot;&quot;; [.AJ29]=1); &quot;&quot;; IF(SUM([.$G$11:.$G29])&lt;[.AK$10];1;0))">
            <text:p/>
          </table:table-cell>
          <table:table-cell table:formula="of:=IF(OR([.AK29]=&quot;&quot;; [.AK29]=1); &quot;&quot;; IF(SUM([.$G$11:.$G29])&lt;[.AL$10];1;0))">
            <text:p/>
          </table:table-cell>
          <table:table-cell table:formula="of:=IF(OR([.AL29]=&quot;&quot;; [.AL29]=1); &quot;&quot;; IF(SUM([.$G$11:.$G29])&lt;[.AM$10];1;0))">
            <text:p/>
          </table:table-cell>
          <table:table-cell table:formula="of:=IF(OR([.AM29]=&quot;&quot;; [.AM29]=1); &quot;&quot;; IF(SUM([.$G$11:.$G29])&lt;[.AN$10];1;0))">
            <text:p/>
          </table:table-cell>
          <table:table-cell table:formula="of:=IF(OR([.AN29]=&quot;&quot;; [.AN29]=1); &quot;&quot;; IF(SUM([.$G$11:.$G29])&lt;[.AO$10];1;0))">
            <text:p/>
          </table:table-cell>
          <table:table-cell table:formula="of:=IF(OR([.AO29]=&quot;&quot;; [.AO29]=1); &quot;&quot;; IF(SUM([.$G$11:.$G29])&lt;[.AP$10];1;0))">
            <text:p/>
          </table:table-cell>
          <table:table-cell table:formula="of:=IF(OR([.AP29]=&quot;&quot;; [.AP29]=1); &quot;&quot;; IF(SUM([.$G$11:.$G29])&lt;[.AQ$10];1;0))">
            <text:p/>
          </table:table-cell>
          <table:table-cell table:formula="of:=IF(OR([.AQ29]=&quot;&quot;; [.AQ29]=1); &quot;&quot;; IF(SUM([.$G$11:.$G29])&lt;[.AR$10];1;0))">
            <text:p/>
          </table:table-cell>
          <table:table-cell table:formula="of:=IF(OR([.AR29]=&quot;&quot;; [.AR29]=1); &quot;&quot;; IF(SUM([.$G$11:.$G29])&lt;[.AS$10];1;0))">
            <text:p/>
          </table:table-cell>
          <table:table-cell table:formula="of:=IF(OR([.AS29]=&quot;&quot;; [.AS29]=1); &quot;&quot;; IF(SUM([.$G$11:.$G29])&lt;[.AT$10];1;0))">
            <text:p/>
          </table:table-cell>
          <table:table-cell table:formula="of:=IF(OR([.AT29]=&quot;&quot;; [.AT29]=1); &quot;&quot;; IF(SUM([.$G$11:.$G29])&lt;[.AU$10];1;0))">
            <text:p/>
          </table:table-cell>
          <table:table-cell table:formula="of:=IF(OR([.AU29]=&quot;&quot;; [.AU29]=1); &quot;&quot;; IF(SUM([.$G$11:.$G29])&lt;[.AV$10];1;0))">
            <text:p/>
          </table:table-cell>
          <table:table-cell table:formula="of:=IF(OR([.AV29]=&quot;&quot;; [.AV29]=1); &quot;&quot;; IF(SUM([.$G$11:.$G29])&lt;[.AW$10];1;0))">
            <text:p/>
          </table:table-cell>
          <table:table-cell table:formula="of:=IF(OR([.AW29]=&quot;&quot;; [.AW29]=1); &quot;&quot;; IF(SUM([.$G$11:.$G29])&lt;[.AX$10];1;0))">
            <text:p/>
          </table:table-cell>
          <table:table-cell table:formula="of:=IF(OR([.AX29]=&quot;&quot;; [.AX29]=1); &quot;&quot;; IF(SUM([.$G$11:.$G29])&lt;[.AY$10];1;0))">
            <text:p/>
          </table:table-cell>
          <table:table-cell table:formula="of:=IF(OR([.AY29]=&quot;&quot;; [.AY29]=1); &quot;&quot;; IF(SUM([.$G$11:.$G29])&lt;[.AZ$10];1;0))">
            <text:p/>
          </table:table-cell>
          <table:table-cell table:formula="of:=IF(OR([.AZ29]=&quot;&quot;; [.AZ29]=1); &quot;&quot;; IF(SUM([.$G$11:.$G29])&lt;[.BA$10];1;0))">
            <text:p/>
          </table:table-cell>
          <table:table-cell table:formula="of:=IF(OR([.BA29]=&quot;&quot;; [.BA29]=1); &quot;&quot;; IF(SUM([.$G$11:.$G29])&lt;[.BB$10];1;0))">
            <text:p/>
          </table:table-cell>
          <table:table-cell table:formula="of:=IF(OR([.BB29]=&quot;&quot;; [.BB29]=1); &quot;&quot;; IF(SUM([.$G$11:.$G29])&lt;[.BC$10];1;0))">
            <text:p/>
          </table:table-cell>
          <table:table-cell table:formula="of:=IF(OR([.BC29]=&quot;&quot;; [.BC29]=1); &quot;&quot;; IF(SUM([.$G$11:.$G29])&lt;[.BD$10];1;0))">
            <text:p/>
          </table:table-cell>
          <table:table-cell table:formula="of:=IF(OR([.BD29]=&quot;&quot;; [.BD29]=1); &quot;&quot;; IF(SUM([.$G$11:.$G29])&lt;[.BE$10];1;0))">
            <text:p/>
          </table:table-cell>
          <table:table-cell table:formula="of:=IF(OR([.BE29]=&quot;&quot;; [.BE29]=1); &quot;&quot;; IF(SUM([.$G$11:.$G29])&lt;[.BF$10];1;0))">
            <text:p/>
          </table:table-cell>
          <table:table-cell table:formula="of:=IF(OR([.BF29]=&quot;&quot;; [.BF29]=1); &quot;&quot;; IF(SUM([.$G$11:.$G29])&lt;[.BG$10];1;0))">
            <text:p/>
          </table:table-cell>
          <table:table-cell table:formula="of:=IF(OR([.BG29]=&quot;&quot;; [.BG29]=1); &quot;&quot;; IF(SUM([.$G$11:.$G29])&lt;[.BH$10];1;0))">
            <text:p/>
          </table:table-cell>
          <table:table-cell table:formula="of:=IF(OR([.BH29]=&quot;&quot;; [.BH29]=1); &quot;&quot;; IF(SUM([.$G$11:.$G29])&lt;[.BI$10];1;0))">
            <text:p/>
          </table:table-cell>
          <table:table-cell table:formula="of:=IF(OR([.BI29]=&quot;&quot;; [.BI29]=1); &quot;&quot;; IF(SUM([.$G$11:.$G29])&lt;[.BJ$10];1;0))">
            <text:p/>
          </table:table-cell>
          <table:table-cell table:formula="of:=IF(OR([.BJ29]=&quot;&quot;; [.BJ29]=1); &quot;&quot;; IF(SUM([.$G$11:.$G29])&lt;[.BK$10];1;0))">
            <text:p/>
          </table:table-cell>
          <table:table-cell table:formula="of:=IF(OR([.BK29]=&quot;&quot;; [.BK29]=1); &quot;&quot;; IF(SUM([.$G$11:.$G29])&lt;[.BL$10];1;0))">
            <text:p/>
          </table:table-cell>
          <table:table-cell table:formula="of:=IF(OR([.BL29]=&quot;&quot;; [.BL29]=1); &quot;&quot;; IF(SUM([.$G$11:.$G29])&lt;[.BM$10];1;0))">
            <text:p/>
          </table:table-cell>
          <table:table-cell table:formula="of:=IF(OR([.BM29]=&quot;&quot;; [.BM29]=1); &quot;&quot;; IF(SUM([.$G$11:.$G29])&lt;[.BN$10];1;0))">
            <text:p/>
          </table:table-cell>
          <table:table-cell table:formula="of:=IF(OR([.BN29]=&quot;&quot;; [.BN29]=1); &quot;&quot;; IF(SUM([.$G$11:.$G29])&lt;[.BO$10];1;0))">
            <text:p/>
          </table:table-cell>
          <table:table-cell table:formula="of:=IF(OR([.BO29]=&quot;&quot;; [.BO29]=1); &quot;&quot;; IF(SUM([.$G$11:.$G29])&lt;[.BP$10];1;0))">
            <text:p/>
          </table:table-cell>
          <table:table-cell table:formula="of:=IF(OR([.BP29]=&quot;&quot;; [.BP29]=1); &quot;&quot;; IF(SUM([.$G$11:.$G29])&lt;[.BQ$10];1;0))">
            <text:p/>
          </table:table-cell>
          <table:table-cell table:formula="of:=IF(OR([.BQ29]=&quot;&quot;; [.BQ29]=1); &quot;&quot;; IF(SUM([.$G$11:.$G29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IF([.$E$5]*[.$A30]&lt;=[.$E$1];[.$E$5]*[.$A30];&quot;&quot;)">
            <text:p/>
          </table:table-cell>
          <table:table-cell table:formula="of:=IF([.$B30]&lt;&gt;&quot;&quot;;[.$E$1]-[.B30];&quot;&quot;)">
            <text:p/>
          </table:table-cell>
          <table:table-cell table:formula="of:=IF(AND([.$B30]&lt;&gt;&quot;&quot;;FLOOR([.$B30]/[.$E$5];1)&lt;=[.$C$4]);FLOOR([.$B30]/[.$E$5];1);&quot;&quot;)">
            <text:p/>
          </table:table-cell>
          <table:table-cell/>
          <table:table-cell table:formula="of:=IF([.$D30]&lt;&gt;&quot;&quot;;[.$C$2]+[.D30]*IF([.$C$2]&gt;[.$C$3];-1;1);&quot;&quot;)">
            <text:p/>
          </table:table-cell>
          <table:table-cell table:formula="of:=IF([.$D30]&lt;&gt;&quot;&quot;;60/[.F30]*1000;&quot;&quot;)">
            <text:p/>
          </table:table-cell>
          <table:table-cell table:formula="of:=IF([.G30]&lt;&gt;&quot;&quot;;0;&quot;&quot;)">
            <text:p/>
          </table:table-cell>
          <table:table-cell table:formula="of:=IF(OR([.H30]=&quot;&quot;; [.H30]=1); &quot;&quot;; IF(SUM([.$G$11:.$G30])&lt;[.I$10];1;0))">
            <text:p/>
          </table:table-cell>
          <table:table-cell table:formula="of:=IF(OR([.I30]=&quot;&quot;; [.I30]=1); &quot;&quot;; IF(SUM([.$G$11:.$G30])&lt;[.J$10];1;0))">
            <text:p/>
          </table:table-cell>
          <table:table-cell table:formula="of:=IF(OR([.J30]=&quot;&quot;; [.J30]=1); &quot;&quot;; IF(SUM([.$G$11:.$G30])&lt;[.K$10];1;0))">
            <text:p/>
          </table:table-cell>
          <table:table-cell table:formula="of:=IF(OR([.K30]=&quot;&quot;; [.K30]=1); &quot;&quot;; IF(SUM([.$G$11:.$G30])&lt;[.L$10];1;0))">
            <text:p/>
          </table:table-cell>
          <table:table-cell table:formula="of:=IF(OR([.L30]=&quot;&quot;; [.L30]=1); &quot;&quot;; IF(SUM([.$G$11:.$G30])&lt;[.M$10];1;0))">
            <text:p/>
          </table:table-cell>
          <table:table-cell table:formula="of:=IF(OR([.M30]=&quot;&quot;; [.M30]=1); &quot;&quot;; IF(SUM([.$G$11:.$G30])&lt;[.N$10];1;0))">
            <text:p/>
          </table:table-cell>
          <table:table-cell table:formula="of:=IF(OR([.N30]=&quot;&quot;; [.N30]=1); &quot;&quot;; IF(SUM([.$G$11:.$G30])&lt;[.O$10];1;0))">
            <text:p/>
          </table:table-cell>
          <table:table-cell table:formula="of:=IF(OR([.O30]=&quot;&quot;; [.O30]=1); &quot;&quot;; IF(SUM([.$G$11:.$G30])&lt;[.P$10];1;0))">
            <text:p/>
          </table:table-cell>
          <table:table-cell table:formula="of:=IF(OR([.P30]=&quot;&quot;; [.P30]=1); &quot;&quot;; IF(SUM([.$G$11:.$G30])&lt;[.Q$10];1;0))">
            <text:p/>
          </table:table-cell>
          <table:table-cell table:formula="of:=IF(OR([.Q30]=&quot;&quot;; [.Q30]=1); &quot;&quot;; IF(SUM([.$G$11:.$G30])&lt;[.R$10];1;0))">
            <text:p/>
          </table:table-cell>
          <table:table-cell table:formula="of:=IF(OR([.R30]=&quot;&quot;; [.R30]=1); &quot;&quot;; IF(SUM([.$G$11:.$G30])&lt;[.S$10];1;0))">
            <text:p/>
          </table:table-cell>
          <table:table-cell table:formula="of:=IF(OR([.S30]=&quot;&quot;; [.S30]=1); &quot;&quot;; IF(SUM([.$G$11:.$G30])&lt;[.T$10];1;0))">
            <text:p/>
          </table:table-cell>
          <table:table-cell table:formula="of:=IF(OR([.T30]=&quot;&quot;; [.T30]=1); &quot;&quot;; IF(SUM([.$G$11:.$G30])&lt;[.U$10];1;0))">
            <text:p/>
          </table:table-cell>
          <table:table-cell table:formula="of:=IF(OR([.U30]=&quot;&quot;; [.U30]=1); &quot;&quot;; IF(SUM([.$G$11:.$G30])&lt;[.V$10];1;0))">
            <text:p/>
          </table:table-cell>
          <table:table-cell table:formula="of:=IF(OR([.V30]=&quot;&quot;; [.V30]=1); &quot;&quot;; IF(SUM([.$G$11:.$G30])&lt;[.W$10];1;0))">
            <text:p/>
          </table:table-cell>
          <table:table-cell table:formula="of:=IF(OR([.W30]=&quot;&quot;; [.W30]=1); &quot;&quot;; IF(SUM([.$G$11:.$G30])&lt;[.X$10];1;0))">
            <text:p/>
          </table:table-cell>
          <table:table-cell table:formula="of:=IF(OR([.X30]=&quot;&quot;; [.X30]=1); &quot;&quot;; IF(SUM([.$G$11:.$G30])&lt;[.Y$10];1;0))">
            <text:p/>
          </table:table-cell>
          <table:table-cell table:formula="of:=IF(OR([.Y30]=&quot;&quot;; [.Y30]=1); &quot;&quot;; IF(SUM([.$G$11:.$G30])&lt;[.Z$10];1;0))">
            <text:p/>
          </table:table-cell>
          <table:table-cell table:formula="of:=IF(OR([.Z30]=&quot;&quot;; [.Z30]=1); &quot;&quot;; IF(SUM([.$G$11:.$G30])&lt;[.AA$10];1;0))">
            <text:p/>
          </table:table-cell>
          <table:table-cell table:formula="of:=IF(OR([.AA30]=&quot;&quot;; [.AA30]=1); &quot;&quot;; IF(SUM([.$G$11:.$G30])&lt;[.AB$10];1;0))">
            <text:p/>
          </table:table-cell>
          <table:table-cell table:formula="of:=IF(OR([.AB30]=&quot;&quot;; [.AB30]=1); &quot;&quot;; IF(SUM([.$G$11:.$G30])&lt;[.AC$10];1;0))">
            <text:p/>
          </table:table-cell>
          <table:table-cell table:formula="of:=IF(OR([.AC30]=&quot;&quot;; [.AC30]=1); &quot;&quot;; IF(SUM([.$G$11:.$G30])&lt;[.AD$10];1;0))">
            <text:p/>
          </table:table-cell>
          <table:table-cell table:formula="of:=IF(OR([.AD30]=&quot;&quot;; [.AD30]=1); &quot;&quot;; IF(SUM([.$G$11:.$G30])&lt;[.AE$10];1;0))">
            <text:p/>
          </table:table-cell>
          <table:table-cell table:formula="of:=IF(OR([.AE30]=&quot;&quot;; [.AE30]=1); &quot;&quot;; IF(SUM([.$G$11:.$G30])&lt;[.AF$10];1;0))">
            <text:p/>
          </table:table-cell>
          <table:table-cell table:formula="of:=IF(OR([.AF30]=&quot;&quot;; [.AF30]=1); &quot;&quot;; IF(SUM([.$G$11:.$G30])&lt;[.AG$10];1;0))">
            <text:p/>
          </table:table-cell>
          <table:table-cell table:formula="of:=IF(OR([.AG30]=&quot;&quot;; [.AG30]=1); &quot;&quot;; IF(SUM([.$G$11:.$G30])&lt;[.AH$10];1;0))">
            <text:p/>
          </table:table-cell>
          <table:table-cell table:formula="of:=IF(OR([.AH30]=&quot;&quot;; [.AH30]=1); &quot;&quot;; IF(SUM([.$G$11:.$G30])&lt;[.AI$10];1;0))">
            <text:p/>
          </table:table-cell>
          <table:table-cell table:formula="of:=IF(OR([.AI30]=&quot;&quot;; [.AI30]=1); &quot;&quot;; IF(SUM([.$G$11:.$G30])&lt;[.AJ$10];1;0))">
            <text:p/>
          </table:table-cell>
          <table:table-cell table:formula="of:=IF(OR([.AJ30]=&quot;&quot;; [.AJ30]=1); &quot;&quot;; IF(SUM([.$G$11:.$G30])&lt;[.AK$10];1;0))">
            <text:p/>
          </table:table-cell>
          <table:table-cell table:formula="of:=IF(OR([.AK30]=&quot;&quot;; [.AK30]=1); &quot;&quot;; IF(SUM([.$G$11:.$G30])&lt;[.AL$10];1;0))">
            <text:p/>
          </table:table-cell>
          <table:table-cell table:formula="of:=IF(OR([.AL30]=&quot;&quot;; [.AL30]=1); &quot;&quot;; IF(SUM([.$G$11:.$G30])&lt;[.AM$10];1;0))">
            <text:p/>
          </table:table-cell>
          <table:table-cell table:formula="of:=IF(OR([.AM30]=&quot;&quot;; [.AM30]=1); &quot;&quot;; IF(SUM([.$G$11:.$G30])&lt;[.AN$10];1;0))">
            <text:p/>
          </table:table-cell>
          <table:table-cell table:formula="of:=IF(OR([.AN30]=&quot;&quot;; [.AN30]=1); &quot;&quot;; IF(SUM([.$G$11:.$G30])&lt;[.AO$10];1;0))">
            <text:p/>
          </table:table-cell>
          <table:table-cell table:formula="of:=IF(OR([.AO30]=&quot;&quot;; [.AO30]=1); &quot;&quot;; IF(SUM([.$G$11:.$G30])&lt;[.AP$10];1;0))">
            <text:p/>
          </table:table-cell>
          <table:table-cell table:formula="of:=IF(OR([.AP30]=&quot;&quot;; [.AP30]=1); &quot;&quot;; IF(SUM([.$G$11:.$G30])&lt;[.AQ$10];1;0))">
            <text:p/>
          </table:table-cell>
          <table:table-cell table:formula="of:=IF(OR([.AQ30]=&quot;&quot;; [.AQ30]=1); &quot;&quot;; IF(SUM([.$G$11:.$G30])&lt;[.AR$10];1;0))">
            <text:p/>
          </table:table-cell>
          <table:table-cell table:formula="of:=IF(OR([.AR30]=&quot;&quot;; [.AR30]=1); &quot;&quot;; IF(SUM([.$G$11:.$G30])&lt;[.AS$10];1;0))">
            <text:p/>
          </table:table-cell>
          <table:table-cell table:formula="of:=IF(OR([.AS30]=&quot;&quot;; [.AS30]=1); &quot;&quot;; IF(SUM([.$G$11:.$G30])&lt;[.AT$10];1;0))">
            <text:p/>
          </table:table-cell>
          <table:table-cell table:formula="of:=IF(OR([.AT30]=&quot;&quot;; [.AT30]=1); &quot;&quot;; IF(SUM([.$G$11:.$G30])&lt;[.AU$10];1;0))">
            <text:p/>
          </table:table-cell>
          <table:table-cell table:formula="of:=IF(OR([.AU30]=&quot;&quot;; [.AU30]=1); &quot;&quot;; IF(SUM([.$G$11:.$G30])&lt;[.AV$10];1;0))">
            <text:p/>
          </table:table-cell>
          <table:table-cell table:formula="of:=IF(OR([.AV30]=&quot;&quot;; [.AV30]=1); &quot;&quot;; IF(SUM([.$G$11:.$G30])&lt;[.AW$10];1;0))">
            <text:p/>
          </table:table-cell>
          <table:table-cell table:formula="of:=IF(OR([.AW30]=&quot;&quot;; [.AW30]=1); &quot;&quot;; IF(SUM([.$G$11:.$G30])&lt;[.AX$10];1;0))">
            <text:p/>
          </table:table-cell>
          <table:table-cell table:formula="of:=IF(OR([.AX30]=&quot;&quot;; [.AX30]=1); &quot;&quot;; IF(SUM([.$G$11:.$G30])&lt;[.AY$10];1;0))">
            <text:p/>
          </table:table-cell>
          <table:table-cell table:formula="of:=IF(OR([.AY30]=&quot;&quot;; [.AY30]=1); &quot;&quot;; IF(SUM([.$G$11:.$G30])&lt;[.AZ$10];1;0))">
            <text:p/>
          </table:table-cell>
          <table:table-cell table:formula="of:=IF(OR([.AZ30]=&quot;&quot;; [.AZ30]=1); &quot;&quot;; IF(SUM([.$G$11:.$G30])&lt;[.BA$10];1;0))">
            <text:p/>
          </table:table-cell>
          <table:table-cell table:formula="of:=IF(OR([.BA30]=&quot;&quot;; [.BA30]=1); &quot;&quot;; IF(SUM([.$G$11:.$G30])&lt;[.BB$10];1;0))">
            <text:p/>
          </table:table-cell>
          <table:table-cell table:formula="of:=IF(OR([.BB30]=&quot;&quot;; [.BB30]=1); &quot;&quot;; IF(SUM([.$G$11:.$G30])&lt;[.BC$10];1;0))">
            <text:p/>
          </table:table-cell>
          <table:table-cell table:formula="of:=IF(OR([.BC30]=&quot;&quot;; [.BC30]=1); &quot;&quot;; IF(SUM([.$G$11:.$G30])&lt;[.BD$10];1;0))">
            <text:p/>
          </table:table-cell>
          <table:table-cell table:formula="of:=IF(OR([.BD30]=&quot;&quot;; [.BD30]=1); &quot;&quot;; IF(SUM([.$G$11:.$G30])&lt;[.BE$10];1;0))">
            <text:p/>
          </table:table-cell>
          <table:table-cell table:formula="of:=IF(OR([.BE30]=&quot;&quot;; [.BE30]=1); &quot;&quot;; IF(SUM([.$G$11:.$G30])&lt;[.BF$10];1;0))">
            <text:p/>
          </table:table-cell>
          <table:table-cell table:formula="of:=IF(OR([.BF30]=&quot;&quot;; [.BF30]=1); &quot;&quot;; IF(SUM([.$G$11:.$G30])&lt;[.BG$10];1;0))">
            <text:p/>
          </table:table-cell>
          <table:table-cell table:formula="of:=IF(OR([.BG30]=&quot;&quot;; [.BG30]=1); &quot;&quot;; IF(SUM([.$G$11:.$G30])&lt;[.BH$10];1;0))">
            <text:p/>
          </table:table-cell>
          <table:table-cell table:formula="of:=IF(OR([.BH30]=&quot;&quot;; [.BH30]=1); &quot;&quot;; IF(SUM([.$G$11:.$G30])&lt;[.BI$10];1;0))">
            <text:p/>
          </table:table-cell>
          <table:table-cell table:formula="of:=IF(OR([.BI30]=&quot;&quot;; [.BI30]=1); &quot;&quot;; IF(SUM([.$G$11:.$G30])&lt;[.BJ$10];1;0))">
            <text:p/>
          </table:table-cell>
          <table:table-cell table:formula="of:=IF(OR([.BJ30]=&quot;&quot;; [.BJ30]=1); &quot;&quot;; IF(SUM([.$G$11:.$G30])&lt;[.BK$10];1;0))">
            <text:p/>
          </table:table-cell>
          <table:table-cell table:formula="of:=IF(OR([.BK30]=&quot;&quot;; [.BK30]=1); &quot;&quot;; IF(SUM([.$G$11:.$G30])&lt;[.BL$10];1;0))">
            <text:p/>
          </table:table-cell>
          <table:table-cell table:formula="of:=IF(OR([.BL30]=&quot;&quot;; [.BL30]=1); &quot;&quot;; IF(SUM([.$G$11:.$G30])&lt;[.BM$10];1;0))">
            <text:p/>
          </table:table-cell>
          <table:table-cell table:formula="of:=IF(OR([.BM30]=&quot;&quot;; [.BM30]=1); &quot;&quot;; IF(SUM([.$G$11:.$G30])&lt;[.BN$10];1;0))">
            <text:p/>
          </table:table-cell>
          <table:table-cell table:formula="of:=IF(OR([.BN30]=&quot;&quot;; [.BN30]=1); &quot;&quot;; IF(SUM([.$G$11:.$G30])&lt;[.BO$10];1;0))">
            <text:p/>
          </table:table-cell>
          <table:table-cell table:formula="of:=IF(OR([.BO30]=&quot;&quot;; [.BO30]=1); &quot;&quot;; IF(SUM([.$G$11:.$G30])&lt;[.BP$10];1;0))">
            <text:p/>
          </table:table-cell>
          <table:table-cell table:formula="of:=IF(OR([.BP30]=&quot;&quot;; [.BP30]=1); &quot;&quot;; IF(SUM([.$G$11:.$G30])&lt;[.BQ$10];1;0))">
            <text:p/>
          </table:table-cell>
          <table:table-cell table:formula="of:=IF(OR([.BQ30]=&quot;&quot;; [.BQ30]=1); &quot;&quot;; IF(SUM([.$G$11:.$G30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IF([.$E$5]*[.$A31]&lt;=[.$E$1];[.$E$5]*[.$A31];&quot;&quot;)">
            <text:p/>
          </table:table-cell>
          <table:table-cell table:formula="of:=IF([.$B31]&lt;&gt;&quot;&quot;;[.$E$1]-[.B31];&quot;&quot;)">
            <text:p/>
          </table:table-cell>
          <table:table-cell table:formula="of:=IF(AND([.$B31]&lt;&gt;&quot;&quot;;FLOOR([.$B31]/[.$E$5];1)&lt;=[.$C$4]);FLOOR([.$B31]/[.$E$5];1);&quot;&quot;)">
            <text:p/>
          </table:table-cell>
          <table:table-cell/>
          <table:table-cell table:formula="of:=IF([.$D31]&lt;&gt;&quot;&quot;;[.$C$2]+[.D31]*IF([.$C$2]&gt;[.$C$3];-1;1);&quot;&quot;)">
            <text:p/>
          </table:table-cell>
          <table:table-cell table:formula="of:=IF([.$D31]&lt;&gt;&quot;&quot;;60/[.F31]*1000;&quot;&quot;)">
            <text:p/>
          </table:table-cell>
          <table:table-cell table:formula="of:=IF([.G31]&lt;&gt;&quot;&quot;;0;&quot;&quot;)">
            <text:p/>
          </table:table-cell>
          <table:table-cell table:formula="of:=IF(OR([.H31]=&quot;&quot;; [.H31]=1); &quot;&quot;; IF(SUM([.$G$11:.$G31])&lt;[.I$10];1;0))">
            <text:p/>
          </table:table-cell>
          <table:table-cell table:formula="of:=IF(OR([.I31]=&quot;&quot;; [.I31]=1); &quot;&quot;; IF(SUM([.$G$11:.$G31])&lt;[.J$10];1;0))">
            <text:p/>
          </table:table-cell>
          <table:table-cell table:formula="of:=IF(OR([.J31]=&quot;&quot;; [.J31]=1); &quot;&quot;; IF(SUM([.$G$11:.$G31])&lt;[.K$10];1;0))">
            <text:p/>
          </table:table-cell>
          <table:table-cell table:formula="of:=IF(OR([.K31]=&quot;&quot;; [.K31]=1); &quot;&quot;; IF(SUM([.$G$11:.$G31])&lt;[.L$10];1;0))">
            <text:p/>
          </table:table-cell>
          <table:table-cell table:formula="of:=IF(OR([.L31]=&quot;&quot;; [.L31]=1); &quot;&quot;; IF(SUM([.$G$11:.$G31])&lt;[.M$10];1;0))">
            <text:p/>
          </table:table-cell>
          <table:table-cell table:formula="of:=IF(OR([.M31]=&quot;&quot;; [.M31]=1); &quot;&quot;; IF(SUM([.$G$11:.$G31])&lt;[.N$10];1;0))">
            <text:p/>
          </table:table-cell>
          <table:table-cell table:formula="of:=IF(OR([.N31]=&quot;&quot;; [.N31]=1); &quot;&quot;; IF(SUM([.$G$11:.$G31])&lt;[.O$10];1;0))">
            <text:p/>
          </table:table-cell>
          <table:table-cell table:formula="of:=IF(OR([.O31]=&quot;&quot;; [.O31]=1); &quot;&quot;; IF(SUM([.$G$11:.$G31])&lt;[.P$10];1;0))">
            <text:p/>
          </table:table-cell>
          <table:table-cell table:formula="of:=IF(OR([.P31]=&quot;&quot;; [.P31]=1); &quot;&quot;; IF(SUM([.$G$11:.$G31])&lt;[.Q$10];1;0))">
            <text:p/>
          </table:table-cell>
          <table:table-cell table:formula="of:=IF(OR([.Q31]=&quot;&quot;; [.Q31]=1); &quot;&quot;; IF(SUM([.$G$11:.$G31])&lt;[.R$10];1;0))">
            <text:p/>
          </table:table-cell>
          <table:table-cell table:formula="of:=IF(OR([.R31]=&quot;&quot;; [.R31]=1); &quot;&quot;; IF(SUM([.$G$11:.$G31])&lt;[.S$10];1;0))">
            <text:p/>
          </table:table-cell>
          <table:table-cell table:formula="of:=IF(OR([.S31]=&quot;&quot;; [.S31]=1); &quot;&quot;; IF(SUM([.$G$11:.$G31])&lt;[.T$10];1;0))">
            <text:p/>
          </table:table-cell>
          <table:table-cell table:formula="of:=IF(OR([.T31]=&quot;&quot;; [.T31]=1); &quot;&quot;; IF(SUM([.$G$11:.$G31])&lt;[.U$10];1;0))">
            <text:p/>
          </table:table-cell>
          <table:table-cell table:formula="of:=IF(OR([.U31]=&quot;&quot;; [.U31]=1); &quot;&quot;; IF(SUM([.$G$11:.$G31])&lt;[.V$10];1;0))">
            <text:p/>
          </table:table-cell>
          <table:table-cell table:formula="of:=IF(OR([.V31]=&quot;&quot;; [.V31]=1); &quot;&quot;; IF(SUM([.$G$11:.$G31])&lt;[.W$10];1;0))">
            <text:p/>
          </table:table-cell>
          <table:table-cell table:formula="of:=IF(OR([.W31]=&quot;&quot;; [.W31]=1); &quot;&quot;; IF(SUM([.$G$11:.$G31])&lt;[.X$10];1;0))">
            <text:p/>
          </table:table-cell>
          <table:table-cell table:formula="of:=IF(OR([.X31]=&quot;&quot;; [.X31]=1); &quot;&quot;; IF(SUM([.$G$11:.$G31])&lt;[.Y$10];1;0))">
            <text:p/>
          </table:table-cell>
          <table:table-cell table:formula="of:=IF(OR([.Y31]=&quot;&quot;; [.Y31]=1); &quot;&quot;; IF(SUM([.$G$11:.$G31])&lt;[.Z$10];1;0))">
            <text:p/>
          </table:table-cell>
          <table:table-cell table:formula="of:=IF(OR([.Z31]=&quot;&quot;; [.Z31]=1); &quot;&quot;; IF(SUM([.$G$11:.$G31])&lt;[.AA$10];1;0))">
            <text:p/>
          </table:table-cell>
          <table:table-cell table:formula="of:=IF(OR([.AA31]=&quot;&quot;; [.AA31]=1); &quot;&quot;; IF(SUM([.$G$11:.$G31])&lt;[.AB$10];1;0))">
            <text:p/>
          </table:table-cell>
          <table:table-cell table:formula="of:=IF(OR([.AB31]=&quot;&quot;; [.AB31]=1); &quot;&quot;; IF(SUM([.$G$11:.$G31])&lt;[.AC$10];1;0))">
            <text:p/>
          </table:table-cell>
          <table:table-cell table:formula="of:=IF(OR([.AC31]=&quot;&quot;; [.AC31]=1); &quot;&quot;; IF(SUM([.$G$11:.$G31])&lt;[.AD$10];1;0))">
            <text:p/>
          </table:table-cell>
          <table:table-cell table:formula="of:=IF(OR([.AD31]=&quot;&quot;; [.AD31]=1); &quot;&quot;; IF(SUM([.$G$11:.$G31])&lt;[.AE$10];1;0))">
            <text:p/>
          </table:table-cell>
          <table:table-cell table:formula="of:=IF(OR([.AE31]=&quot;&quot;; [.AE31]=1); &quot;&quot;; IF(SUM([.$G$11:.$G31])&lt;[.AF$10];1;0))">
            <text:p/>
          </table:table-cell>
          <table:table-cell table:formula="of:=IF(OR([.AF31]=&quot;&quot;; [.AF31]=1); &quot;&quot;; IF(SUM([.$G$11:.$G31])&lt;[.AG$10];1;0))">
            <text:p/>
          </table:table-cell>
          <table:table-cell table:formula="of:=IF(OR([.AG31]=&quot;&quot;; [.AG31]=1); &quot;&quot;; IF(SUM([.$G$11:.$G31])&lt;[.AH$10];1;0))">
            <text:p/>
          </table:table-cell>
          <table:table-cell table:formula="of:=IF(OR([.AH31]=&quot;&quot;; [.AH31]=1); &quot;&quot;; IF(SUM([.$G$11:.$G31])&lt;[.AI$10];1;0))">
            <text:p/>
          </table:table-cell>
          <table:table-cell table:formula="of:=IF(OR([.AI31]=&quot;&quot;; [.AI31]=1); &quot;&quot;; IF(SUM([.$G$11:.$G31])&lt;[.AJ$10];1;0))">
            <text:p/>
          </table:table-cell>
          <table:table-cell table:formula="of:=IF(OR([.AJ31]=&quot;&quot;; [.AJ31]=1); &quot;&quot;; IF(SUM([.$G$11:.$G31])&lt;[.AK$10];1;0))">
            <text:p/>
          </table:table-cell>
          <table:table-cell table:formula="of:=IF(OR([.AK31]=&quot;&quot;; [.AK31]=1); &quot;&quot;; IF(SUM([.$G$11:.$G31])&lt;[.AL$10];1;0))">
            <text:p/>
          </table:table-cell>
          <table:table-cell table:formula="of:=IF(OR([.AL31]=&quot;&quot;; [.AL31]=1); &quot;&quot;; IF(SUM([.$G$11:.$G31])&lt;[.AM$10];1;0))">
            <text:p/>
          </table:table-cell>
          <table:table-cell table:formula="of:=IF(OR([.AM31]=&quot;&quot;; [.AM31]=1); &quot;&quot;; IF(SUM([.$G$11:.$G31])&lt;[.AN$10];1;0))">
            <text:p/>
          </table:table-cell>
          <table:table-cell table:formula="of:=IF(OR([.AN31]=&quot;&quot;; [.AN31]=1); &quot;&quot;; IF(SUM([.$G$11:.$G31])&lt;[.AO$10];1;0))">
            <text:p/>
          </table:table-cell>
          <table:table-cell table:formula="of:=IF(OR([.AO31]=&quot;&quot;; [.AO31]=1); &quot;&quot;; IF(SUM([.$G$11:.$G31])&lt;[.AP$10];1;0))">
            <text:p/>
          </table:table-cell>
          <table:table-cell table:formula="of:=IF(OR([.AP31]=&quot;&quot;; [.AP31]=1); &quot;&quot;; IF(SUM([.$G$11:.$G31])&lt;[.AQ$10];1;0))">
            <text:p/>
          </table:table-cell>
          <table:table-cell table:formula="of:=IF(OR([.AQ31]=&quot;&quot;; [.AQ31]=1); &quot;&quot;; IF(SUM([.$G$11:.$G31])&lt;[.AR$10];1;0))">
            <text:p/>
          </table:table-cell>
          <table:table-cell table:formula="of:=IF(OR([.AR31]=&quot;&quot;; [.AR31]=1); &quot;&quot;; IF(SUM([.$G$11:.$G31])&lt;[.AS$10];1;0))">
            <text:p/>
          </table:table-cell>
          <table:table-cell table:formula="of:=IF(OR([.AS31]=&quot;&quot;; [.AS31]=1); &quot;&quot;; IF(SUM([.$G$11:.$G31])&lt;[.AT$10];1;0))">
            <text:p/>
          </table:table-cell>
          <table:table-cell table:formula="of:=IF(OR([.AT31]=&quot;&quot;; [.AT31]=1); &quot;&quot;; IF(SUM([.$G$11:.$G31])&lt;[.AU$10];1;0))">
            <text:p/>
          </table:table-cell>
          <table:table-cell table:formula="of:=IF(OR([.AU31]=&quot;&quot;; [.AU31]=1); &quot;&quot;; IF(SUM([.$G$11:.$G31])&lt;[.AV$10];1;0))">
            <text:p/>
          </table:table-cell>
          <table:table-cell table:formula="of:=IF(OR([.AV31]=&quot;&quot;; [.AV31]=1); &quot;&quot;; IF(SUM([.$G$11:.$G31])&lt;[.AW$10];1;0))">
            <text:p/>
          </table:table-cell>
          <table:table-cell table:formula="of:=IF(OR([.AW31]=&quot;&quot;; [.AW31]=1); &quot;&quot;; IF(SUM([.$G$11:.$G31])&lt;[.AX$10];1;0))">
            <text:p/>
          </table:table-cell>
          <table:table-cell table:formula="of:=IF(OR([.AX31]=&quot;&quot;; [.AX31]=1); &quot;&quot;; IF(SUM([.$G$11:.$G31])&lt;[.AY$10];1;0))">
            <text:p/>
          </table:table-cell>
          <table:table-cell table:formula="of:=IF(OR([.AY31]=&quot;&quot;; [.AY31]=1); &quot;&quot;; IF(SUM([.$G$11:.$G31])&lt;[.AZ$10];1;0))">
            <text:p/>
          </table:table-cell>
          <table:table-cell table:formula="of:=IF(OR([.AZ31]=&quot;&quot;; [.AZ31]=1); &quot;&quot;; IF(SUM([.$G$11:.$G31])&lt;[.BA$10];1;0))">
            <text:p/>
          </table:table-cell>
          <table:table-cell table:formula="of:=IF(OR([.BA31]=&quot;&quot;; [.BA31]=1); &quot;&quot;; IF(SUM([.$G$11:.$G31])&lt;[.BB$10];1;0))">
            <text:p/>
          </table:table-cell>
          <table:table-cell table:formula="of:=IF(OR([.BB31]=&quot;&quot;; [.BB31]=1); &quot;&quot;; IF(SUM([.$G$11:.$G31])&lt;[.BC$10];1;0))">
            <text:p/>
          </table:table-cell>
          <table:table-cell table:formula="of:=IF(OR([.BC31]=&quot;&quot;; [.BC31]=1); &quot;&quot;; IF(SUM([.$G$11:.$G31])&lt;[.BD$10];1;0))">
            <text:p/>
          </table:table-cell>
          <table:table-cell table:formula="of:=IF(OR([.BD31]=&quot;&quot;; [.BD31]=1); &quot;&quot;; IF(SUM([.$G$11:.$G31])&lt;[.BE$10];1;0))">
            <text:p/>
          </table:table-cell>
          <table:table-cell table:formula="of:=IF(OR([.BE31]=&quot;&quot;; [.BE31]=1); &quot;&quot;; IF(SUM([.$G$11:.$G31])&lt;[.BF$10];1;0))">
            <text:p/>
          </table:table-cell>
          <table:table-cell table:formula="of:=IF(OR([.BF31]=&quot;&quot;; [.BF31]=1); &quot;&quot;; IF(SUM([.$G$11:.$G31])&lt;[.BG$10];1;0))">
            <text:p/>
          </table:table-cell>
          <table:table-cell table:formula="of:=IF(OR([.BG31]=&quot;&quot;; [.BG31]=1); &quot;&quot;; IF(SUM([.$G$11:.$G31])&lt;[.BH$10];1;0))">
            <text:p/>
          </table:table-cell>
          <table:table-cell table:formula="of:=IF(OR([.BH31]=&quot;&quot;; [.BH31]=1); &quot;&quot;; IF(SUM([.$G$11:.$G31])&lt;[.BI$10];1;0))">
            <text:p/>
          </table:table-cell>
          <table:table-cell table:formula="of:=IF(OR([.BI31]=&quot;&quot;; [.BI31]=1); &quot;&quot;; IF(SUM([.$G$11:.$G31])&lt;[.BJ$10];1;0))">
            <text:p/>
          </table:table-cell>
          <table:table-cell table:formula="of:=IF(OR([.BJ31]=&quot;&quot;; [.BJ31]=1); &quot;&quot;; IF(SUM([.$G$11:.$G31])&lt;[.BK$10];1;0))">
            <text:p/>
          </table:table-cell>
          <table:table-cell table:formula="of:=IF(OR([.BK31]=&quot;&quot;; [.BK31]=1); &quot;&quot;; IF(SUM([.$G$11:.$G31])&lt;[.BL$10];1;0))">
            <text:p/>
          </table:table-cell>
          <table:table-cell table:formula="of:=IF(OR([.BL31]=&quot;&quot;; [.BL31]=1); &quot;&quot;; IF(SUM([.$G$11:.$G31])&lt;[.BM$10];1;0))">
            <text:p/>
          </table:table-cell>
          <table:table-cell table:formula="of:=IF(OR([.BM31]=&quot;&quot;; [.BM31]=1); &quot;&quot;; IF(SUM([.$G$11:.$G31])&lt;[.BN$10];1;0))">
            <text:p/>
          </table:table-cell>
          <table:table-cell table:formula="of:=IF(OR([.BN31]=&quot;&quot;; [.BN31]=1); &quot;&quot;; IF(SUM([.$G$11:.$G31])&lt;[.BO$10];1;0))">
            <text:p/>
          </table:table-cell>
          <table:table-cell table:formula="of:=IF(OR([.BO31]=&quot;&quot;; [.BO31]=1); &quot;&quot;; IF(SUM([.$G$11:.$G31])&lt;[.BP$10];1;0))">
            <text:p/>
          </table:table-cell>
          <table:table-cell table:formula="of:=IF(OR([.BP31]=&quot;&quot;; [.BP31]=1); &quot;&quot;; IF(SUM([.$G$11:.$G31])&lt;[.BQ$10];1;0))">
            <text:p/>
          </table:table-cell>
          <table:table-cell table:formula="of:=IF(OR([.BQ31]=&quot;&quot;; [.BQ31]=1); &quot;&quot;; IF(SUM([.$G$11:.$G31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IF([.$E$5]*[.$A32]&lt;=[.$E$1];[.$E$5]*[.$A32];&quot;&quot;)">
            <text:p/>
          </table:table-cell>
          <table:table-cell table:formula="of:=IF([.$B32]&lt;&gt;&quot;&quot;;[.$E$1]-[.B32];&quot;&quot;)">
            <text:p/>
          </table:table-cell>
          <table:table-cell table:formula="of:=IF(AND([.$B32]&lt;&gt;&quot;&quot;;FLOOR([.$B32]/[.$E$5];1)&lt;=[.$C$4]);FLOOR([.$B32]/[.$E$5];1);&quot;&quot;)">
            <text:p/>
          </table:table-cell>
          <table:table-cell/>
          <table:table-cell table:formula="of:=IF([.$D32]&lt;&gt;&quot;&quot;;[.$C$2]+[.D32]*IF([.$C$2]&gt;[.$C$3];-1;1);&quot;&quot;)">
            <text:p/>
          </table:table-cell>
          <table:table-cell table:formula="of:=IF([.$D32]&lt;&gt;&quot;&quot;;60/[.F32]*1000;&quot;&quot;)">
            <text:p/>
          </table:table-cell>
          <table:table-cell table:formula="of:=IF([.G32]&lt;&gt;&quot;&quot;;0;&quot;&quot;)">
            <text:p/>
          </table:table-cell>
          <table:table-cell table:formula="of:=IF(OR([.H32]=&quot;&quot;; [.H32]=1); &quot;&quot;; IF(SUM([.$G$11:.$G32])&lt;[.I$10];1;0))">
            <text:p/>
          </table:table-cell>
          <table:table-cell table:formula="of:=IF(OR([.I32]=&quot;&quot;; [.I32]=1); &quot;&quot;; IF(SUM([.$G$11:.$G32])&lt;[.J$10];1;0))">
            <text:p/>
          </table:table-cell>
          <table:table-cell table:formula="of:=IF(OR([.J32]=&quot;&quot;; [.J32]=1); &quot;&quot;; IF(SUM([.$G$11:.$G32])&lt;[.K$10];1;0))">
            <text:p/>
          </table:table-cell>
          <table:table-cell table:formula="of:=IF(OR([.K32]=&quot;&quot;; [.K32]=1); &quot;&quot;; IF(SUM([.$G$11:.$G32])&lt;[.L$10];1;0))">
            <text:p/>
          </table:table-cell>
          <table:table-cell table:formula="of:=IF(OR([.L32]=&quot;&quot;; [.L32]=1); &quot;&quot;; IF(SUM([.$G$11:.$G32])&lt;[.M$10];1;0))">
            <text:p/>
          </table:table-cell>
          <table:table-cell table:formula="of:=IF(OR([.M32]=&quot;&quot;; [.M32]=1); &quot;&quot;; IF(SUM([.$G$11:.$G32])&lt;[.N$10];1;0))">
            <text:p/>
          </table:table-cell>
          <table:table-cell table:formula="of:=IF(OR([.N32]=&quot;&quot;; [.N32]=1); &quot;&quot;; IF(SUM([.$G$11:.$G32])&lt;[.O$10];1;0))">
            <text:p/>
          </table:table-cell>
          <table:table-cell table:formula="of:=IF(OR([.O32]=&quot;&quot;; [.O32]=1); &quot;&quot;; IF(SUM([.$G$11:.$G32])&lt;[.P$10];1;0))">
            <text:p/>
          </table:table-cell>
          <table:table-cell table:formula="of:=IF(OR([.P32]=&quot;&quot;; [.P32]=1); &quot;&quot;; IF(SUM([.$G$11:.$G32])&lt;[.Q$10];1;0))">
            <text:p/>
          </table:table-cell>
          <table:table-cell table:formula="of:=IF(OR([.Q32]=&quot;&quot;; [.Q32]=1); &quot;&quot;; IF(SUM([.$G$11:.$G32])&lt;[.R$10];1;0))">
            <text:p/>
          </table:table-cell>
          <table:table-cell table:formula="of:=IF(OR([.R32]=&quot;&quot;; [.R32]=1); &quot;&quot;; IF(SUM([.$G$11:.$G32])&lt;[.S$10];1;0))">
            <text:p/>
          </table:table-cell>
          <table:table-cell table:formula="of:=IF(OR([.S32]=&quot;&quot;; [.S32]=1); &quot;&quot;; IF(SUM([.$G$11:.$G32])&lt;[.T$10];1;0))">
            <text:p/>
          </table:table-cell>
          <table:table-cell table:formula="of:=IF(OR([.T32]=&quot;&quot;; [.T32]=1); &quot;&quot;; IF(SUM([.$G$11:.$G32])&lt;[.U$10];1;0))">
            <text:p/>
          </table:table-cell>
          <table:table-cell table:formula="of:=IF(OR([.U32]=&quot;&quot;; [.U32]=1); &quot;&quot;; IF(SUM([.$G$11:.$G32])&lt;[.V$10];1;0))">
            <text:p/>
          </table:table-cell>
          <table:table-cell table:formula="of:=IF(OR([.V32]=&quot;&quot;; [.V32]=1); &quot;&quot;; IF(SUM([.$G$11:.$G32])&lt;[.W$10];1;0))">
            <text:p/>
          </table:table-cell>
          <table:table-cell table:formula="of:=IF(OR([.W32]=&quot;&quot;; [.W32]=1); &quot;&quot;; IF(SUM([.$G$11:.$G32])&lt;[.X$10];1;0))">
            <text:p/>
          </table:table-cell>
          <table:table-cell table:formula="of:=IF(OR([.X32]=&quot;&quot;; [.X32]=1); &quot;&quot;; IF(SUM([.$G$11:.$G32])&lt;[.Y$10];1;0))">
            <text:p/>
          </table:table-cell>
          <table:table-cell table:formula="of:=IF(OR([.Y32]=&quot;&quot;; [.Y32]=1); &quot;&quot;; IF(SUM([.$G$11:.$G32])&lt;[.Z$10];1;0))">
            <text:p/>
          </table:table-cell>
          <table:table-cell table:formula="of:=IF(OR([.Z32]=&quot;&quot;; [.Z32]=1); &quot;&quot;; IF(SUM([.$G$11:.$G32])&lt;[.AA$10];1;0))">
            <text:p/>
          </table:table-cell>
          <table:table-cell table:formula="of:=IF(OR([.AA32]=&quot;&quot;; [.AA32]=1); &quot;&quot;; IF(SUM([.$G$11:.$G32])&lt;[.AB$10];1;0))">
            <text:p/>
          </table:table-cell>
          <table:table-cell table:formula="of:=IF(OR([.AB32]=&quot;&quot;; [.AB32]=1); &quot;&quot;; IF(SUM([.$G$11:.$G32])&lt;[.AC$10];1;0))">
            <text:p/>
          </table:table-cell>
          <table:table-cell table:formula="of:=IF(OR([.AC32]=&quot;&quot;; [.AC32]=1); &quot;&quot;; IF(SUM([.$G$11:.$G32])&lt;[.AD$10];1;0))">
            <text:p/>
          </table:table-cell>
          <table:table-cell table:formula="of:=IF(OR([.AD32]=&quot;&quot;; [.AD32]=1); &quot;&quot;; IF(SUM([.$G$11:.$G32])&lt;[.AE$10];1;0))">
            <text:p/>
          </table:table-cell>
          <table:table-cell table:formula="of:=IF(OR([.AE32]=&quot;&quot;; [.AE32]=1); &quot;&quot;; IF(SUM([.$G$11:.$G32])&lt;[.AF$10];1;0))">
            <text:p/>
          </table:table-cell>
          <table:table-cell table:formula="of:=IF(OR([.AF32]=&quot;&quot;; [.AF32]=1); &quot;&quot;; IF(SUM([.$G$11:.$G32])&lt;[.AG$10];1;0))">
            <text:p/>
          </table:table-cell>
          <table:table-cell table:formula="of:=IF(OR([.AG32]=&quot;&quot;; [.AG32]=1); &quot;&quot;; IF(SUM([.$G$11:.$G32])&lt;[.AH$10];1;0))">
            <text:p/>
          </table:table-cell>
          <table:table-cell table:formula="of:=IF(OR([.AH32]=&quot;&quot;; [.AH32]=1); &quot;&quot;; IF(SUM([.$G$11:.$G32])&lt;[.AI$10];1;0))">
            <text:p/>
          </table:table-cell>
          <table:table-cell table:formula="of:=IF(OR([.AI32]=&quot;&quot;; [.AI32]=1); &quot;&quot;; IF(SUM([.$G$11:.$G32])&lt;[.AJ$10];1;0))">
            <text:p/>
          </table:table-cell>
          <table:table-cell table:formula="of:=IF(OR([.AJ32]=&quot;&quot;; [.AJ32]=1); &quot;&quot;; IF(SUM([.$G$11:.$G32])&lt;[.AK$10];1;0))">
            <text:p/>
          </table:table-cell>
          <table:table-cell table:formula="of:=IF(OR([.AK32]=&quot;&quot;; [.AK32]=1); &quot;&quot;; IF(SUM([.$G$11:.$G32])&lt;[.AL$10];1;0))">
            <text:p/>
          </table:table-cell>
          <table:table-cell table:formula="of:=IF(OR([.AL32]=&quot;&quot;; [.AL32]=1); &quot;&quot;; IF(SUM([.$G$11:.$G32])&lt;[.AM$10];1;0))">
            <text:p/>
          </table:table-cell>
          <table:table-cell table:formula="of:=IF(OR([.AM32]=&quot;&quot;; [.AM32]=1); &quot;&quot;; IF(SUM([.$G$11:.$G32])&lt;[.AN$10];1;0))">
            <text:p/>
          </table:table-cell>
          <table:table-cell table:formula="of:=IF(OR([.AN32]=&quot;&quot;; [.AN32]=1); &quot;&quot;; IF(SUM([.$G$11:.$G32])&lt;[.AO$10];1;0))">
            <text:p/>
          </table:table-cell>
          <table:table-cell table:formula="of:=IF(OR([.AO32]=&quot;&quot;; [.AO32]=1); &quot;&quot;; IF(SUM([.$G$11:.$G32])&lt;[.AP$10];1;0))">
            <text:p/>
          </table:table-cell>
          <table:table-cell table:formula="of:=IF(OR([.AP32]=&quot;&quot;; [.AP32]=1); &quot;&quot;; IF(SUM([.$G$11:.$G32])&lt;[.AQ$10];1;0))">
            <text:p/>
          </table:table-cell>
          <table:table-cell table:formula="of:=IF(OR([.AQ32]=&quot;&quot;; [.AQ32]=1); &quot;&quot;; IF(SUM([.$G$11:.$G32])&lt;[.AR$10];1;0))">
            <text:p/>
          </table:table-cell>
          <table:table-cell table:formula="of:=IF(OR([.AR32]=&quot;&quot;; [.AR32]=1); &quot;&quot;; IF(SUM([.$G$11:.$G32])&lt;[.AS$10];1;0))">
            <text:p/>
          </table:table-cell>
          <table:table-cell table:formula="of:=IF(OR([.AS32]=&quot;&quot;; [.AS32]=1); &quot;&quot;; IF(SUM([.$G$11:.$G32])&lt;[.AT$10];1;0))">
            <text:p/>
          </table:table-cell>
          <table:table-cell table:formula="of:=IF(OR([.AT32]=&quot;&quot;; [.AT32]=1); &quot;&quot;; IF(SUM([.$G$11:.$G32])&lt;[.AU$10];1;0))">
            <text:p/>
          </table:table-cell>
          <table:table-cell table:formula="of:=IF(OR([.AU32]=&quot;&quot;; [.AU32]=1); &quot;&quot;; IF(SUM([.$G$11:.$G32])&lt;[.AV$10];1;0))">
            <text:p/>
          </table:table-cell>
          <table:table-cell table:formula="of:=IF(OR([.AV32]=&quot;&quot;; [.AV32]=1); &quot;&quot;; IF(SUM([.$G$11:.$G32])&lt;[.AW$10];1;0))">
            <text:p/>
          </table:table-cell>
          <table:table-cell table:formula="of:=IF(OR([.AW32]=&quot;&quot;; [.AW32]=1); &quot;&quot;; IF(SUM([.$G$11:.$G32])&lt;[.AX$10];1;0))">
            <text:p/>
          </table:table-cell>
          <table:table-cell table:formula="of:=IF(OR([.AX32]=&quot;&quot;; [.AX32]=1); &quot;&quot;; IF(SUM([.$G$11:.$G32])&lt;[.AY$10];1;0))">
            <text:p/>
          </table:table-cell>
          <table:table-cell table:formula="of:=IF(OR([.AY32]=&quot;&quot;; [.AY32]=1); &quot;&quot;; IF(SUM([.$G$11:.$G32])&lt;[.AZ$10];1;0))">
            <text:p/>
          </table:table-cell>
          <table:table-cell table:formula="of:=IF(OR([.AZ32]=&quot;&quot;; [.AZ32]=1); &quot;&quot;; IF(SUM([.$G$11:.$G32])&lt;[.BA$10];1;0))">
            <text:p/>
          </table:table-cell>
          <table:table-cell table:formula="of:=IF(OR([.BA32]=&quot;&quot;; [.BA32]=1); &quot;&quot;; IF(SUM([.$G$11:.$G32])&lt;[.BB$10];1;0))">
            <text:p/>
          </table:table-cell>
          <table:table-cell table:formula="of:=IF(OR([.BB32]=&quot;&quot;; [.BB32]=1); &quot;&quot;; IF(SUM([.$G$11:.$G32])&lt;[.BC$10];1;0))">
            <text:p/>
          </table:table-cell>
          <table:table-cell table:formula="of:=IF(OR([.BC32]=&quot;&quot;; [.BC32]=1); &quot;&quot;; IF(SUM([.$G$11:.$G32])&lt;[.BD$10];1;0))">
            <text:p/>
          </table:table-cell>
          <table:table-cell table:formula="of:=IF(OR([.BD32]=&quot;&quot;; [.BD32]=1); &quot;&quot;; IF(SUM([.$G$11:.$G32])&lt;[.BE$10];1;0))">
            <text:p/>
          </table:table-cell>
          <table:table-cell table:formula="of:=IF(OR([.BE32]=&quot;&quot;; [.BE32]=1); &quot;&quot;; IF(SUM([.$G$11:.$G32])&lt;[.BF$10];1;0))">
            <text:p/>
          </table:table-cell>
          <table:table-cell table:formula="of:=IF(OR([.BF32]=&quot;&quot;; [.BF32]=1); &quot;&quot;; IF(SUM([.$G$11:.$G32])&lt;[.BG$10];1;0))">
            <text:p/>
          </table:table-cell>
          <table:table-cell table:formula="of:=IF(OR([.BG32]=&quot;&quot;; [.BG32]=1); &quot;&quot;; IF(SUM([.$G$11:.$G32])&lt;[.BH$10];1;0))">
            <text:p/>
          </table:table-cell>
          <table:table-cell table:formula="of:=IF(OR([.BH32]=&quot;&quot;; [.BH32]=1); &quot;&quot;; IF(SUM([.$G$11:.$G32])&lt;[.BI$10];1;0))">
            <text:p/>
          </table:table-cell>
          <table:table-cell table:formula="of:=IF(OR([.BI32]=&quot;&quot;; [.BI32]=1); &quot;&quot;; IF(SUM([.$G$11:.$G32])&lt;[.BJ$10];1;0))">
            <text:p/>
          </table:table-cell>
          <table:table-cell table:formula="of:=IF(OR([.BJ32]=&quot;&quot;; [.BJ32]=1); &quot;&quot;; IF(SUM([.$G$11:.$G32])&lt;[.BK$10];1;0))">
            <text:p/>
          </table:table-cell>
          <table:table-cell table:formula="of:=IF(OR([.BK32]=&quot;&quot;; [.BK32]=1); &quot;&quot;; IF(SUM([.$G$11:.$G32])&lt;[.BL$10];1;0))">
            <text:p/>
          </table:table-cell>
          <table:table-cell table:formula="of:=IF(OR([.BL32]=&quot;&quot;; [.BL32]=1); &quot;&quot;; IF(SUM([.$G$11:.$G32])&lt;[.BM$10];1;0))">
            <text:p/>
          </table:table-cell>
          <table:table-cell table:formula="of:=IF(OR([.BM32]=&quot;&quot;; [.BM32]=1); &quot;&quot;; IF(SUM([.$G$11:.$G32])&lt;[.BN$10];1;0))">
            <text:p/>
          </table:table-cell>
          <table:table-cell table:formula="of:=IF(OR([.BN32]=&quot;&quot;; [.BN32]=1); &quot;&quot;; IF(SUM([.$G$11:.$G32])&lt;[.BO$10];1;0))">
            <text:p/>
          </table:table-cell>
          <table:table-cell table:formula="of:=IF(OR([.BO32]=&quot;&quot;; [.BO32]=1); &quot;&quot;; IF(SUM([.$G$11:.$G32])&lt;[.BP$10];1;0))">
            <text:p/>
          </table:table-cell>
          <table:table-cell table:formula="of:=IF(OR([.BP32]=&quot;&quot;; [.BP32]=1); &quot;&quot;; IF(SUM([.$G$11:.$G32])&lt;[.BQ$10];1;0))">
            <text:p/>
          </table:table-cell>
          <table:table-cell table:formula="of:=IF(OR([.BQ32]=&quot;&quot;; [.BQ32]=1); &quot;&quot;; IF(SUM([.$G$11:.$G32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IF([.$E$5]*[.$A33]&lt;=[.$E$1];[.$E$5]*[.$A33];&quot;&quot;)">
            <text:p/>
          </table:table-cell>
          <table:table-cell table:formula="of:=IF([.$B33]&lt;&gt;&quot;&quot;;[.$E$1]-[.B33];&quot;&quot;)">
            <text:p/>
          </table:table-cell>
          <table:table-cell table:formula="of:=IF(AND([.$B33]&lt;&gt;&quot;&quot;;FLOOR([.$B33]/[.$E$5];1)&lt;=[.$C$4]);FLOOR([.$B33]/[.$E$5];1);&quot;&quot;)">
            <text:p/>
          </table:table-cell>
          <table:table-cell/>
          <table:table-cell table:formula="of:=IF([.$D33]&lt;&gt;&quot;&quot;;[.$C$2]+[.D33]*IF([.$C$2]&gt;[.$C$3];-1;1);&quot;&quot;)">
            <text:p/>
          </table:table-cell>
          <table:table-cell table:formula="of:=IF([.$D33]&lt;&gt;&quot;&quot;;60/[.F33]*1000;&quot;&quot;)">
            <text:p/>
          </table:table-cell>
          <table:table-cell table:formula="of:=IF([.G33]&lt;&gt;&quot;&quot;;0;&quot;&quot;)">
            <text:p/>
          </table:table-cell>
          <table:table-cell table:formula="of:=IF(OR([.H33]=&quot;&quot;; [.H33]=1); &quot;&quot;; IF(SUM([.$G$11:.$G33])&lt;[.I$10];1;0))">
            <text:p/>
          </table:table-cell>
          <table:table-cell table:formula="of:=IF(OR([.I33]=&quot;&quot;; [.I33]=1); &quot;&quot;; IF(SUM([.$G$11:.$G33])&lt;[.J$10];1;0))">
            <text:p/>
          </table:table-cell>
          <table:table-cell table:formula="of:=IF(OR([.J33]=&quot;&quot;; [.J33]=1); &quot;&quot;; IF(SUM([.$G$11:.$G33])&lt;[.K$10];1;0))">
            <text:p/>
          </table:table-cell>
          <table:table-cell table:formula="of:=IF(OR([.K33]=&quot;&quot;; [.K33]=1); &quot;&quot;; IF(SUM([.$G$11:.$G33])&lt;[.L$10];1;0))">
            <text:p/>
          </table:table-cell>
          <table:table-cell table:formula="of:=IF(OR([.L33]=&quot;&quot;; [.L33]=1); &quot;&quot;; IF(SUM([.$G$11:.$G33])&lt;[.M$10];1;0))">
            <text:p/>
          </table:table-cell>
          <table:table-cell table:formula="of:=IF(OR([.M33]=&quot;&quot;; [.M33]=1); &quot;&quot;; IF(SUM([.$G$11:.$G33])&lt;[.N$10];1;0))">
            <text:p/>
          </table:table-cell>
          <table:table-cell table:formula="of:=IF(OR([.N33]=&quot;&quot;; [.N33]=1); &quot;&quot;; IF(SUM([.$G$11:.$G33])&lt;[.O$10];1;0))">
            <text:p/>
          </table:table-cell>
          <table:table-cell table:formula="of:=IF(OR([.O33]=&quot;&quot;; [.O33]=1); &quot;&quot;; IF(SUM([.$G$11:.$G33])&lt;[.P$10];1;0))">
            <text:p/>
          </table:table-cell>
          <table:table-cell table:formula="of:=IF(OR([.P33]=&quot;&quot;; [.P33]=1); &quot;&quot;; IF(SUM([.$G$11:.$G33])&lt;[.Q$10];1;0))">
            <text:p/>
          </table:table-cell>
          <table:table-cell table:formula="of:=IF(OR([.Q33]=&quot;&quot;; [.Q33]=1); &quot;&quot;; IF(SUM([.$G$11:.$G33])&lt;[.R$10];1;0))">
            <text:p/>
          </table:table-cell>
          <table:table-cell table:formula="of:=IF(OR([.R33]=&quot;&quot;; [.R33]=1); &quot;&quot;; IF(SUM([.$G$11:.$G33])&lt;[.S$10];1;0))">
            <text:p/>
          </table:table-cell>
          <table:table-cell table:formula="of:=IF(OR([.S33]=&quot;&quot;; [.S33]=1); &quot;&quot;; IF(SUM([.$G$11:.$G33])&lt;[.T$10];1;0))">
            <text:p/>
          </table:table-cell>
          <table:table-cell table:formula="of:=IF(OR([.T33]=&quot;&quot;; [.T33]=1); &quot;&quot;; IF(SUM([.$G$11:.$G33])&lt;[.U$10];1;0))">
            <text:p/>
          </table:table-cell>
          <table:table-cell table:formula="of:=IF(OR([.U33]=&quot;&quot;; [.U33]=1); &quot;&quot;; IF(SUM([.$G$11:.$G33])&lt;[.V$10];1;0))">
            <text:p/>
          </table:table-cell>
          <table:table-cell table:formula="of:=IF(OR([.V33]=&quot;&quot;; [.V33]=1); &quot;&quot;; IF(SUM([.$G$11:.$G33])&lt;[.W$10];1;0))">
            <text:p/>
          </table:table-cell>
          <table:table-cell table:formula="of:=IF(OR([.W33]=&quot;&quot;; [.W33]=1); &quot;&quot;; IF(SUM([.$G$11:.$G33])&lt;[.X$10];1;0))">
            <text:p/>
          </table:table-cell>
          <table:table-cell table:formula="of:=IF(OR([.X33]=&quot;&quot;; [.X33]=1); &quot;&quot;; IF(SUM([.$G$11:.$G33])&lt;[.Y$10];1;0))">
            <text:p/>
          </table:table-cell>
          <table:table-cell table:formula="of:=IF(OR([.Y33]=&quot;&quot;; [.Y33]=1); &quot;&quot;; IF(SUM([.$G$11:.$G33])&lt;[.Z$10];1;0))">
            <text:p/>
          </table:table-cell>
          <table:table-cell table:formula="of:=IF(OR([.Z33]=&quot;&quot;; [.Z33]=1); &quot;&quot;; IF(SUM([.$G$11:.$G33])&lt;[.AA$10];1;0))">
            <text:p/>
          </table:table-cell>
          <table:table-cell table:formula="of:=IF(OR([.AA33]=&quot;&quot;; [.AA33]=1); &quot;&quot;; IF(SUM([.$G$11:.$G33])&lt;[.AB$10];1;0))">
            <text:p/>
          </table:table-cell>
          <table:table-cell table:formula="of:=IF(OR([.AB33]=&quot;&quot;; [.AB33]=1); &quot;&quot;; IF(SUM([.$G$11:.$G33])&lt;[.AC$10];1;0))">
            <text:p/>
          </table:table-cell>
          <table:table-cell table:formula="of:=IF(OR([.AC33]=&quot;&quot;; [.AC33]=1); &quot;&quot;; IF(SUM([.$G$11:.$G33])&lt;[.AD$10];1;0))">
            <text:p/>
          </table:table-cell>
          <table:table-cell table:formula="of:=IF(OR([.AD33]=&quot;&quot;; [.AD33]=1); &quot;&quot;; IF(SUM([.$G$11:.$G33])&lt;[.AE$10];1;0))">
            <text:p/>
          </table:table-cell>
          <table:table-cell table:formula="of:=IF(OR([.AE33]=&quot;&quot;; [.AE33]=1); &quot;&quot;; IF(SUM([.$G$11:.$G33])&lt;[.AF$10];1;0))">
            <text:p/>
          </table:table-cell>
          <table:table-cell table:formula="of:=IF(OR([.AF33]=&quot;&quot;; [.AF33]=1); &quot;&quot;; IF(SUM([.$G$11:.$G33])&lt;[.AG$10];1;0))">
            <text:p/>
          </table:table-cell>
          <table:table-cell table:formula="of:=IF(OR([.AG33]=&quot;&quot;; [.AG33]=1); &quot;&quot;; IF(SUM([.$G$11:.$G33])&lt;[.AH$10];1;0))">
            <text:p/>
          </table:table-cell>
          <table:table-cell table:formula="of:=IF(OR([.AH33]=&quot;&quot;; [.AH33]=1); &quot;&quot;; IF(SUM([.$G$11:.$G33])&lt;[.AI$10];1;0))">
            <text:p/>
          </table:table-cell>
          <table:table-cell table:formula="of:=IF(OR([.AI33]=&quot;&quot;; [.AI33]=1); &quot;&quot;; IF(SUM([.$G$11:.$G33])&lt;[.AJ$10];1;0))">
            <text:p/>
          </table:table-cell>
          <table:table-cell table:formula="of:=IF(OR([.AJ33]=&quot;&quot;; [.AJ33]=1); &quot;&quot;; IF(SUM([.$G$11:.$G33])&lt;[.AK$10];1;0))">
            <text:p/>
          </table:table-cell>
          <table:table-cell table:formula="of:=IF(OR([.AK33]=&quot;&quot;; [.AK33]=1); &quot;&quot;; IF(SUM([.$G$11:.$G33])&lt;[.AL$10];1;0))">
            <text:p/>
          </table:table-cell>
          <table:table-cell table:formula="of:=IF(OR([.AL33]=&quot;&quot;; [.AL33]=1); &quot;&quot;; IF(SUM([.$G$11:.$G33])&lt;[.AM$10];1;0))">
            <text:p/>
          </table:table-cell>
          <table:table-cell table:formula="of:=IF(OR([.AM33]=&quot;&quot;; [.AM33]=1); &quot;&quot;; IF(SUM([.$G$11:.$G33])&lt;[.AN$10];1;0))">
            <text:p/>
          </table:table-cell>
          <table:table-cell table:formula="of:=IF(OR([.AN33]=&quot;&quot;; [.AN33]=1); &quot;&quot;; IF(SUM([.$G$11:.$G33])&lt;[.AO$10];1;0))">
            <text:p/>
          </table:table-cell>
          <table:table-cell table:formula="of:=IF(OR([.AO33]=&quot;&quot;; [.AO33]=1); &quot;&quot;; IF(SUM([.$G$11:.$G33])&lt;[.AP$10];1;0))">
            <text:p/>
          </table:table-cell>
          <table:table-cell table:formula="of:=IF(OR([.AP33]=&quot;&quot;; [.AP33]=1); &quot;&quot;; IF(SUM([.$G$11:.$G33])&lt;[.AQ$10];1;0))">
            <text:p/>
          </table:table-cell>
          <table:table-cell table:formula="of:=IF(OR([.AQ33]=&quot;&quot;; [.AQ33]=1); &quot;&quot;; IF(SUM([.$G$11:.$G33])&lt;[.AR$10];1;0))">
            <text:p/>
          </table:table-cell>
          <table:table-cell table:formula="of:=IF(OR([.AR33]=&quot;&quot;; [.AR33]=1); &quot;&quot;; IF(SUM([.$G$11:.$G33])&lt;[.AS$10];1;0))">
            <text:p/>
          </table:table-cell>
          <table:table-cell table:formula="of:=IF(OR([.AS33]=&quot;&quot;; [.AS33]=1); &quot;&quot;; IF(SUM([.$G$11:.$G33])&lt;[.AT$10];1;0))">
            <text:p/>
          </table:table-cell>
          <table:table-cell table:formula="of:=IF(OR([.AT33]=&quot;&quot;; [.AT33]=1); &quot;&quot;; IF(SUM([.$G$11:.$G33])&lt;[.AU$10];1;0))">
            <text:p/>
          </table:table-cell>
          <table:table-cell table:formula="of:=IF(OR([.AU33]=&quot;&quot;; [.AU33]=1); &quot;&quot;; IF(SUM([.$G$11:.$G33])&lt;[.AV$10];1;0))">
            <text:p/>
          </table:table-cell>
          <table:table-cell table:formula="of:=IF(OR([.AV33]=&quot;&quot;; [.AV33]=1); &quot;&quot;; IF(SUM([.$G$11:.$G33])&lt;[.AW$10];1;0))">
            <text:p/>
          </table:table-cell>
          <table:table-cell table:formula="of:=IF(OR([.AW33]=&quot;&quot;; [.AW33]=1); &quot;&quot;; IF(SUM([.$G$11:.$G33])&lt;[.AX$10];1;0))">
            <text:p/>
          </table:table-cell>
          <table:table-cell table:formula="of:=IF(OR([.AX33]=&quot;&quot;; [.AX33]=1); &quot;&quot;; IF(SUM([.$G$11:.$G33])&lt;[.AY$10];1;0))">
            <text:p/>
          </table:table-cell>
          <table:table-cell table:formula="of:=IF(OR([.AY33]=&quot;&quot;; [.AY33]=1); &quot;&quot;; IF(SUM([.$G$11:.$G33])&lt;[.AZ$10];1;0))">
            <text:p/>
          </table:table-cell>
          <table:table-cell table:formula="of:=IF(OR([.AZ33]=&quot;&quot;; [.AZ33]=1); &quot;&quot;; IF(SUM([.$G$11:.$G33])&lt;[.BA$10];1;0))">
            <text:p/>
          </table:table-cell>
          <table:table-cell table:formula="of:=IF(OR([.BA33]=&quot;&quot;; [.BA33]=1); &quot;&quot;; IF(SUM([.$G$11:.$G33])&lt;[.BB$10];1;0))">
            <text:p/>
          </table:table-cell>
          <table:table-cell table:formula="of:=IF(OR([.BB33]=&quot;&quot;; [.BB33]=1); &quot;&quot;; IF(SUM([.$G$11:.$G33])&lt;[.BC$10];1;0))">
            <text:p/>
          </table:table-cell>
          <table:table-cell table:formula="of:=IF(OR([.BC33]=&quot;&quot;; [.BC33]=1); &quot;&quot;; IF(SUM([.$G$11:.$G33])&lt;[.BD$10];1;0))">
            <text:p/>
          </table:table-cell>
          <table:table-cell table:formula="of:=IF(OR([.BD33]=&quot;&quot;; [.BD33]=1); &quot;&quot;; IF(SUM([.$G$11:.$G33])&lt;[.BE$10];1;0))">
            <text:p/>
          </table:table-cell>
          <table:table-cell table:formula="of:=IF(OR([.BE33]=&quot;&quot;; [.BE33]=1); &quot;&quot;; IF(SUM([.$G$11:.$G33])&lt;[.BF$10];1;0))">
            <text:p/>
          </table:table-cell>
          <table:table-cell table:formula="of:=IF(OR([.BF33]=&quot;&quot;; [.BF33]=1); &quot;&quot;; IF(SUM([.$G$11:.$G33])&lt;[.BG$10];1;0))">
            <text:p/>
          </table:table-cell>
          <table:table-cell table:formula="of:=IF(OR([.BG33]=&quot;&quot;; [.BG33]=1); &quot;&quot;; IF(SUM([.$G$11:.$G33])&lt;[.BH$10];1;0))">
            <text:p/>
          </table:table-cell>
          <table:table-cell table:formula="of:=IF(OR([.BH33]=&quot;&quot;; [.BH33]=1); &quot;&quot;; IF(SUM([.$G$11:.$G33])&lt;[.BI$10];1;0))">
            <text:p/>
          </table:table-cell>
          <table:table-cell table:formula="of:=IF(OR([.BI33]=&quot;&quot;; [.BI33]=1); &quot;&quot;; IF(SUM([.$G$11:.$G33])&lt;[.BJ$10];1;0))">
            <text:p/>
          </table:table-cell>
          <table:table-cell table:formula="of:=IF(OR([.BJ33]=&quot;&quot;; [.BJ33]=1); &quot;&quot;; IF(SUM([.$G$11:.$G33])&lt;[.BK$10];1;0))">
            <text:p/>
          </table:table-cell>
          <table:table-cell table:formula="of:=IF(OR([.BK33]=&quot;&quot;; [.BK33]=1); &quot;&quot;; IF(SUM([.$G$11:.$G33])&lt;[.BL$10];1;0))">
            <text:p/>
          </table:table-cell>
          <table:table-cell table:formula="of:=IF(OR([.BL33]=&quot;&quot;; [.BL33]=1); &quot;&quot;; IF(SUM([.$G$11:.$G33])&lt;[.BM$10];1;0))">
            <text:p/>
          </table:table-cell>
          <table:table-cell table:formula="of:=IF(OR([.BM33]=&quot;&quot;; [.BM33]=1); &quot;&quot;; IF(SUM([.$G$11:.$G33])&lt;[.BN$10];1;0))">
            <text:p/>
          </table:table-cell>
          <table:table-cell table:formula="of:=IF(OR([.BN33]=&quot;&quot;; [.BN33]=1); &quot;&quot;; IF(SUM([.$G$11:.$G33])&lt;[.BO$10];1;0))">
            <text:p/>
          </table:table-cell>
          <table:table-cell table:formula="of:=IF(OR([.BO33]=&quot;&quot;; [.BO33]=1); &quot;&quot;; IF(SUM([.$G$11:.$G33])&lt;[.BP$10];1;0))">
            <text:p/>
          </table:table-cell>
          <table:table-cell table:formula="of:=IF(OR([.BP33]=&quot;&quot;; [.BP33]=1); &quot;&quot;; IF(SUM([.$G$11:.$G33])&lt;[.BQ$10];1;0))">
            <text:p/>
          </table:table-cell>
          <table:table-cell table:formula="of:=IF(OR([.BQ33]=&quot;&quot;; [.BQ33]=1); &quot;&quot;; IF(SUM([.$G$11:.$G33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IF([.$E$5]*[.$A34]&lt;=[.$E$1];[.$E$5]*[.$A34];&quot;&quot;)">
            <text:p/>
          </table:table-cell>
          <table:table-cell table:formula="of:=IF([.$B34]&lt;&gt;&quot;&quot;;[.$E$1]-[.B34];&quot;&quot;)">
            <text:p/>
          </table:table-cell>
          <table:table-cell table:formula="of:=IF(AND([.$B34]&lt;&gt;&quot;&quot;;FLOOR([.$B34]/[.$E$5];1)&lt;=[.$C$4]);FLOOR([.$B34]/[.$E$5];1);&quot;&quot;)">
            <text:p/>
          </table:table-cell>
          <table:table-cell/>
          <table:table-cell table:formula="of:=IF([.$D34]&lt;&gt;&quot;&quot;;[.$C$2]+[.D34]*IF([.$C$2]&gt;[.$C$3];-1;1);&quot;&quot;)">
            <text:p/>
          </table:table-cell>
          <table:table-cell table:formula="of:=IF([.$D34]&lt;&gt;&quot;&quot;;60/[.F34]*1000;&quot;&quot;)">
            <text:p/>
          </table:table-cell>
          <table:table-cell table:formula="of:=IF([.G34]&lt;&gt;&quot;&quot;;0;&quot;&quot;)">
            <text:p/>
          </table:table-cell>
          <table:table-cell table:formula="of:=IF(OR([.H34]=&quot;&quot;; [.H34]=1); &quot;&quot;; IF(SUM([.$G$11:.$G34])&lt;[.I$10];1;0))">
            <text:p/>
          </table:table-cell>
          <table:table-cell table:formula="of:=IF(OR([.I34]=&quot;&quot;; [.I34]=1); &quot;&quot;; IF(SUM([.$G$11:.$G34])&lt;[.J$10];1;0))">
            <text:p/>
          </table:table-cell>
          <table:table-cell table:formula="of:=IF(OR([.J34]=&quot;&quot;; [.J34]=1); &quot;&quot;; IF(SUM([.$G$11:.$G34])&lt;[.K$10];1;0))">
            <text:p/>
          </table:table-cell>
          <table:table-cell table:formula="of:=IF(OR([.K34]=&quot;&quot;; [.K34]=1); &quot;&quot;; IF(SUM([.$G$11:.$G34])&lt;[.L$10];1;0))">
            <text:p/>
          </table:table-cell>
          <table:table-cell table:formula="of:=IF(OR([.L34]=&quot;&quot;; [.L34]=1); &quot;&quot;; IF(SUM([.$G$11:.$G34])&lt;[.M$10];1;0))">
            <text:p/>
          </table:table-cell>
          <table:table-cell table:formula="of:=IF(OR([.M34]=&quot;&quot;; [.M34]=1); &quot;&quot;; IF(SUM([.$G$11:.$G34])&lt;[.N$10];1;0))">
            <text:p/>
          </table:table-cell>
          <table:table-cell table:formula="of:=IF(OR([.N34]=&quot;&quot;; [.N34]=1); &quot;&quot;; IF(SUM([.$G$11:.$G34])&lt;[.O$10];1;0))">
            <text:p/>
          </table:table-cell>
          <table:table-cell table:formula="of:=IF(OR([.O34]=&quot;&quot;; [.O34]=1); &quot;&quot;; IF(SUM([.$G$11:.$G34])&lt;[.P$10];1;0))">
            <text:p/>
          </table:table-cell>
          <table:table-cell table:formula="of:=IF(OR([.P34]=&quot;&quot;; [.P34]=1); &quot;&quot;; IF(SUM([.$G$11:.$G34])&lt;[.Q$10];1;0))">
            <text:p/>
          </table:table-cell>
          <table:table-cell table:formula="of:=IF(OR([.Q34]=&quot;&quot;; [.Q34]=1); &quot;&quot;; IF(SUM([.$G$11:.$G34])&lt;[.R$10];1;0))">
            <text:p/>
          </table:table-cell>
          <table:table-cell table:formula="of:=IF(OR([.R34]=&quot;&quot;; [.R34]=1); &quot;&quot;; IF(SUM([.$G$11:.$G34])&lt;[.S$10];1;0))">
            <text:p/>
          </table:table-cell>
          <table:table-cell table:formula="of:=IF(OR([.S34]=&quot;&quot;; [.S34]=1); &quot;&quot;; IF(SUM([.$G$11:.$G34])&lt;[.T$10];1;0))">
            <text:p/>
          </table:table-cell>
          <table:table-cell table:formula="of:=IF(OR([.T34]=&quot;&quot;; [.T34]=1); &quot;&quot;; IF(SUM([.$G$11:.$G34])&lt;[.U$10];1;0))">
            <text:p/>
          </table:table-cell>
          <table:table-cell table:formula="of:=IF(OR([.U34]=&quot;&quot;; [.U34]=1); &quot;&quot;; IF(SUM([.$G$11:.$G34])&lt;[.V$10];1;0))">
            <text:p/>
          </table:table-cell>
          <table:table-cell table:formula="of:=IF(OR([.V34]=&quot;&quot;; [.V34]=1); &quot;&quot;; IF(SUM([.$G$11:.$G34])&lt;[.W$10];1;0))">
            <text:p/>
          </table:table-cell>
          <table:table-cell table:formula="of:=IF(OR([.W34]=&quot;&quot;; [.W34]=1); &quot;&quot;; IF(SUM([.$G$11:.$G34])&lt;[.X$10];1;0))">
            <text:p/>
          </table:table-cell>
          <table:table-cell table:formula="of:=IF(OR([.X34]=&quot;&quot;; [.X34]=1); &quot;&quot;; IF(SUM([.$G$11:.$G34])&lt;[.Y$10];1;0))">
            <text:p/>
          </table:table-cell>
          <table:table-cell table:formula="of:=IF(OR([.Y34]=&quot;&quot;; [.Y34]=1); &quot;&quot;; IF(SUM([.$G$11:.$G34])&lt;[.Z$10];1;0))">
            <text:p/>
          </table:table-cell>
          <table:table-cell table:formula="of:=IF(OR([.Z34]=&quot;&quot;; [.Z34]=1); &quot;&quot;; IF(SUM([.$G$11:.$G34])&lt;[.AA$10];1;0))">
            <text:p/>
          </table:table-cell>
          <table:table-cell table:formula="of:=IF(OR([.AA34]=&quot;&quot;; [.AA34]=1); &quot;&quot;; IF(SUM([.$G$11:.$G34])&lt;[.AB$10];1;0))">
            <text:p/>
          </table:table-cell>
          <table:table-cell table:formula="of:=IF(OR([.AB34]=&quot;&quot;; [.AB34]=1); &quot;&quot;; IF(SUM([.$G$11:.$G34])&lt;[.AC$10];1;0))">
            <text:p/>
          </table:table-cell>
          <table:table-cell table:formula="of:=IF(OR([.AC34]=&quot;&quot;; [.AC34]=1); &quot;&quot;; IF(SUM([.$G$11:.$G34])&lt;[.AD$10];1;0))">
            <text:p/>
          </table:table-cell>
          <table:table-cell table:formula="of:=IF(OR([.AD34]=&quot;&quot;; [.AD34]=1); &quot;&quot;; IF(SUM([.$G$11:.$G34])&lt;[.AE$10];1;0))">
            <text:p/>
          </table:table-cell>
          <table:table-cell table:formula="of:=IF(OR([.AE34]=&quot;&quot;; [.AE34]=1); &quot;&quot;; IF(SUM([.$G$11:.$G34])&lt;[.AF$10];1;0))">
            <text:p/>
          </table:table-cell>
          <table:table-cell table:formula="of:=IF(OR([.AF34]=&quot;&quot;; [.AF34]=1); &quot;&quot;; IF(SUM([.$G$11:.$G34])&lt;[.AG$10];1;0))">
            <text:p/>
          </table:table-cell>
          <table:table-cell table:formula="of:=IF(OR([.AG34]=&quot;&quot;; [.AG34]=1); &quot;&quot;; IF(SUM([.$G$11:.$G34])&lt;[.AH$10];1;0))">
            <text:p/>
          </table:table-cell>
          <table:table-cell table:formula="of:=IF(OR([.AH34]=&quot;&quot;; [.AH34]=1); &quot;&quot;; IF(SUM([.$G$11:.$G34])&lt;[.AI$10];1;0))">
            <text:p/>
          </table:table-cell>
          <table:table-cell table:formula="of:=IF(OR([.AI34]=&quot;&quot;; [.AI34]=1); &quot;&quot;; IF(SUM([.$G$11:.$G34])&lt;[.AJ$10];1;0))">
            <text:p/>
          </table:table-cell>
          <table:table-cell table:formula="of:=IF(OR([.AJ34]=&quot;&quot;; [.AJ34]=1); &quot;&quot;; IF(SUM([.$G$11:.$G34])&lt;[.AK$10];1;0))">
            <text:p/>
          </table:table-cell>
          <table:table-cell table:formula="of:=IF(OR([.AK34]=&quot;&quot;; [.AK34]=1); &quot;&quot;; IF(SUM([.$G$11:.$G34])&lt;[.AL$10];1;0))">
            <text:p/>
          </table:table-cell>
          <table:table-cell table:formula="of:=IF(OR([.AL34]=&quot;&quot;; [.AL34]=1); &quot;&quot;; IF(SUM([.$G$11:.$G34])&lt;[.AM$10];1;0))">
            <text:p/>
          </table:table-cell>
          <table:table-cell table:formula="of:=IF(OR([.AM34]=&quot;&quot;; [.AM34]=1); &quot;&quot;; IF(SUM([.$G$11:.$G34])&lt;[.AN$10];1;0))">
            <text:p/>
          </table:table-cell>
          <table:table-cell table:formula="of:=IF(OR([.AN34]=&quot;&quot;; [.AN34]=1); &quot;&quot;; IF(SUM([.$G$11:.$G34])&lt;[.AO$10];1;0))">
            <text:p/>
          </table:table-cell>
          <table:table-cell table:formula="of:=IF(OR([.AO34]=&quot;&quot;; [.AO34]=1); &quot;&quot;; IF(SUM([.$G$11:.$G34])&lt;[.AP$10];1;0))">
            <text:p/>
          </table:table-cell>
          <table:table-cell table:formula="of:=IF(OR([.AP34]=&quot;&quot;; [.AP34]=1); &quot;&quot;; IF(SUM([.$G$11:.$G34])&lt;[.AQ$10];1;0))">
            <text:p/>
          </table:table-cell>
          <table:table-cell table:formula="of:=IF(OR([.AQ34]=&quot;&quot;; [.AQ34]=1); &quot;&quot;; IF(SUM([.$G$11:.$G34])&lt;[.AR$10];1;0))">
            <text:p/>
          </table:table-cell>
          <table:table-cell table:formula="of:=IF(OR([.AR34]=&quot;&quot;; [.AR34]=1); &quot;&quot;; IF(SUM([.$G$11:.$G34])&lt;[.AS$10];1;0))">
            <text:p/>
          </table:table-cell>
          <table:table-cell table:formula="of:=IF(OR([.AS34]=&quot;&quot;; [.AS34]=1); &quot;&quot;; IF(SUM([.$G$11:.$G34])&lt;[.AT$10];1;0))">
            <text:p/>
          </table:table-cell>
          <table:table-cell table:formula="of:=IF(OR([.AT34]=&quot;&quot;; [.AT34]=1); &quot;&quot;; IF(SUM([.$G$11:.$G34])&lt;[.AU$10];1;0))">
            <text:p/>
          </table:table-cell>
          <table:table-cell table:formula="of:=IF(OR([.AU34]=&quot;&quot;; [.AU34]=1); &quot;&quot;; IF(SUM([.$G$11:.$G34])&lt;[.AV$10];1;0))">
            <text:p/>
          </table:table-cell>
          <table:table-cell table:formula="of:=IF(OR([.AV34]=&quot;&quot;; [.AV34]=1); &quot;&quot;; IF(SUM([.$G$11:.$G34])&lt;[.AW$10];1;0))">
            <text:p/>
          </table:table-cell>
          <table:table-cell table:formula="of:=IF(OR([.AW34]=&quot;&quot;; [.AW34]=1); &quot;&quot;; IF(SUM([.$G$11:.$G34])&lt;[.AX$10];1;0))">
            <text:p/>
          </table:table-cell>
          <table:table-cell table:formula="of:=IF(OR([.AX34]=&quot;&quot;; [.AX34]=1); &quot;&quot;; IF(SUM([.$G$11:.$G34])&lt;[.AY$10];1;0))">
            <text:p/>
          </table:table-cell>
          <table:table-cell table:formula="of:=IF(OR([.AY34]=&quot;&quot;; [.AY34]=1); &quot;&quot;; IF(SUM([.$G$11:.$G34])&lt;[.AZ$10];1;0))">
            <text:p/>
          </table:table-cell>
          <table:table-cell table:formula="of:=IF(OR([.AZ34]=&quot;&quot;; [.AZ34]=1); &quot;&quot;; IF(SUM([.$G$11:.$G34])&lt;[.BA$10];1;0))">
            <text:p/>
          </table:table-cell>
          <table:table-cell table:formula="of:=IF(OR([.BA34]=&quot;&quot;; [.BA34]=1); &quot;&quot;; IF(SUM([.$G$11:.$G34])&lt;[.BB$10];1;0))">
            <text:p/>
          </table:table-cell>
          <table:table-cell table:formula="of:=IF(OR([.BB34]=&quot;&quot;; [.BB34]=1); &quot;&quot;; IF(SUM([.$G$11:.$G34])&lt;[.BC$10];1;0))">
            <text:p/>
          </table:table-cell>
          <table:table-cell table:formula="of:=IF(OR([.BC34]=&quot;&quot;; [.BC34]=1); &quot;&quot;; IF(SUM([.$G$11:.$G34])&lt;[.BD$10];1;0))">
            <text:p/>
          </table:table-cell>
          <table:table-cell table:formula="of:=IF(OR([.BD34]=&quot;&quot;; [.BD34]=1); &quot;&quot;; IF(SUM([.$G$11:.$G34])&lt;[.BE$10];1;0))">
            <text:p/>
          </table:table-cell>
          <table:table-cell table:formula="of:=IF(OR([.BE34]=&quot;&quot;; [.BE34]=1); &quot;&quot;; IF(SUM([.$G$11:.$G34])&lt;[.BF$10];1;0))">
            <text:p/>
          </table:table-cell>
          <table:table-cell table:formula="of:=IF(OR([.BF34]=&quot;&quot;; [.BF34]=1); &quot;&quot;; IF(SUM([.$G$11:.$G34])&lt;[.BG$10];1;0))">
            <text:p/>
          </table:table-cell>
          <table:table-cell table:formula="of:=IF(OR([.BG34]=&quot;&quot;; [.BG34]=1); &quot;&quot;; IF(SUM([.$G$11:.$G34])&lt;[.BH$10];1;0))">
            <text:p/>
          </table:table-cell>
          <table:table-cell table:formula="of:=IF(OR([.BH34]=&quot;&quot;; [.BH34]=1); &quot;&quot;; IF(SUM([.$G$11:.$G34])&lt;[.BI$10];1;0))">
            <text:p/>
          </table:table-cell>
          <table:table-cell table:formula="of:=IF(OR([.BI34]=&quot;&quot;; [.BI34]=1); &quot;&quot;; IF(SUM([.$G$11:.$G34])&lt;[.BJ$10];1;0))">
            <text:p/>
          </table:table-cell>
          <table:table-cell table:formula="of:=IF(OR([.BJ34]=&quot;&quot;; [.BJ34]=1); &quot;&quot;; IF(SUM([.$G$11:.$G34])&lt;[.BK$10];1;0))">
            <text:p/>
          </table:table-cell>
          <table:table-cell table:formula="of:=IF(OR([.BK34]=&quot;&quot;; [.BK34]=1); &quot;&quot;; IF(SUM([.$G$11:.$G34])&lt;[.BL$10];1;0))">
            <text:p/>
          </table:table-cell>
          <table:table-cell table:formula="of:=IF(OR([.BL34]=&quot;&quot;; [.BL34]=1); &quot;&quot;; IF(SUM([.$G$11:.$G34])&lt;[.BM$10];1;0))">
            <text:p/>
          </table:table-cell>
          <table:table-cell table:formula="of:=IF(OR([.BM34]=&quot;&quot;; [.BM34]=1); &quot;&quot;; IF(SUM([.$G$11:.$G34])&lt;[.BN$10];1;0))">
            <text:p/>
          </table:table-cell>
          <table:table-cell table:formula="of:=IF(OR([.BN34]=&quot;&quot;; [.BN34]=1); &quot;&quot;; IF(SUM([.$G$11:.$G34])&lt;[.BO$10];1;0))">
            <text:p/>
          </table:table-cell>
          <table:table-cell table:formula="of:=IF(OR([.BO34]=&quot;&quot;; [.BO34]=1); &quot;&quot;; IF(SUM([.$G$11:.$G34])&lt;[.BP$10];1;0))">
            <text:p/>
          </table:table-cell>
          <table:table-cell table:formula="of:=IF(OR([.BP34]=&quot;&quot;; [.BP34]=1); &quot;&quot;; IF(SUM([.$G$11:.$G34])&lt;[.BQ$10];1;0))">
            <text:p/>
          </table:table-cell>
          <table:table-cell table:formula="of:=IF(OR([.BQ34]=&quot;&quot;; [.BQ34]=1); &quot;&quot;; IF(SUM([.$G$11:.$G34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IF([.$E$5]*[.$A35]&lt;=[.$E$1];[.$E$5]*[.$A35];&quot;&quot;)">
            <text:p/>
          </table:table-cell>
          <table:table-cell table:formula="of:=IF([.$B35]&lt;&gt;&quot;&quot;;[.$E$1]-[.B35];&quot;&quot;)">
            <text:p/>
          </table:table-cell>
          <table:table-cell table:formula="of:=IF(AND([.$B35]&lt;&gt;&quot;&quot;;FLOOR([.$B35]/[.$E$5];1)&lt;=[.$C$4]);FLOOR([.$B35]/[.$E$5];1);&quot;&quot;)">
            <text:p/>
          </table:table-cell>
          <table:table-cell/>
          <table:table-cell table:formula="of:=IF([.$D35]&lt;&gt;&quot;&quot;;[.$C$2]+[.D35]*IF([.$C$2]&gt;[.$C$3];-1;1);&quot;&quot;)">
            <text:p/>
          </table:table-cell>
          <table:table-cell table:formula="of:=IF([.$D35]&lt;&gt;&quot;&quot;;60/[.F35]*1000;&quot;&quot;)">
            <text:p/>
          </table:table-cell>
          <table:table-cell table:formula="of:=IF([.G35]&lt;&gt;&quot;&quot;;0;&quot;&quot;)">
            <text:p/>
          </table:table-cell>
          <table:table-cell table:formula="of:=IF(OR([.H35]=&quot;&quot;; [.H35]=1); &quot;&quot;; IF(SUM([.$G$11:.$G35])&lt;[.I$10];1;0))">
            <text:p/>
          </table:table-cell>
          <table:table-cell table:formula="of:=IF(OR([.I35]=&quot;&quot;; [.I35]=1); &quot;&quot;; IF(SUM([.$G$11:.$G35])&lt;[.J$10];1;0))">
            <text:p/>
          </table:table-cell>
          <table:table-cell table:formula="of:=IF(OR([.J35]=&quot;&quot;; [.J35]=1); &quot;&quot;; IF(SUM([.$G$11:.$G35])&lt;[.K$10];1;0))">
            <text:p/>
          </table:table-cell>
          <table:table-cell table:formula="of:=IF(OR([.K35]=&quot;&quot;; [.K35]=1); &quot;&quot;; IF(SUM([.$G$11:.$G35])&lt;[.L$10];1;0))">
            <text:p/>
          </table:table-cell>
          <table:table-cell table:formula="of:=IF(OR([.L35]=&quot;&quot;; [.L35]=1); &quot;&quot;; IF(SUM([.$G$11:.$G35])&lt;[.M$10];1;0))">
            <text:p/>
          </table:table-cell>
          <table:table-cell table:formula="of:=IF(OR([.M35]=&quot;&quot;; [.M35]=1); &quot;&quot;; IF(SUM([.$G$11:.$G35])&lt;[.N$10];1;0))">
            <text:p/>
          </table:table-cell>
          <table:table-cell table:formula="of:=IF(OR([.N35]=&quot;&quot;; [.N35]=1); &quot;&quot;; IF(SUM([.$G$11:.$G35])&lt;[.O$10];1;0))">
            <text:p/>
          </table:table-cell>
          <table:table-cell table:formula="of:=IF(OR([.O35]=&quot;&quot;; [.O35]=1); &quot;&quot;; IF(SUM([.$G$11:.$G35])&lt;[.P$10];1;0))">
            <text:p/>
          </table:table-cell>
          <table:table-cell table:formula="of:=IF(OR([.P35]=&quot;&quot;; [.P35]=1); &quot;&quot;; IF(SUM([.$G$11:.$G35])&lt;[.Q$10];1;0))">
            <text:p/>
          </table:table-cell>
          <table:table-cell table:formula="of:=IF(OR([.Q35]=&quot;&quot;; [.Q35]=1); &quot;&quot;; IF(SUM([.$G$11:.$G35])&lt;[.R$10];1;0))">
            <text:p/>
          </table:table-cell>
          <table:table-cell table:formula="of:=IF(OR([.R35]=&quot;&quot;; [.R35]=1); &quot;&quot;; IF(SUM([.$G$11:.$G35])&lt;[.S$10];1;0))">
            <text:p/>
          </table:table-cell>
          <table:table-cell table:formula="of:=IF(OR([.S35]=&quot;&quot;; [.S35]=1); &quot;&quot;; IF(SUM([.$G$11:.$G35])&lt;[.T$10];1;0))">
            <text:p/>
          </table:table-cell>
          <table:table-cell table:formula="of:=IF(OR([.T35]=&quot;&quot;; [.T35]=1); &quot;&quot;; IF(SUM([.$G$11:.$G35])&lt;[.U$10];1;0))">
            <text:p/>
          </table:table-cell>
          <table:table-cell table:formula="of:=IF(OR([.U35]=&quot;&quot;; [.U35]=1); &quot;&quot;; IF(SUM([.$G$11:.$G35])&lt;[.V$10];1;0))">
            <text:p/>
          </table:table-cell>
          <table:table-cell table:formula="of:=IF(OR([.V35]=&quot;&quot;; [.V35]=1); &quot;&quot;; IF(SUM([.$G$11:.$G35])&lt;[.W$10];1;0))">
            <text:p/>
          </table:table-cell>
          <table:table-cell table:formula="of:=IF(OR([.W35]=&quot;&quot;; [.W35]=1); &quot;&quot;; IF(SUM([.$G$11:.$G35])&lt;[.X$10];1;0))">
            <text:p/>
          </table:table-cell>
          <table:table-cell table:formula="of:=IF(OR([.X35]=&quot;&quot;; [.X35]=1); &quot;&quot;; IF(SUM([.$G$11:.$G35])&lt;[.Y$10];1;0))">
            <text:p/>
          </table:table-cell>
          <table:table-cell table:formula="of:=IF(OR([.Y35]=&quot;&quot;; [.Y35]=1); &quot;&quot;; IF(SUM([.$G$11:.$G35])&lt;[.Z$10];1;0))">
            <text:p/>
          </table:table-cell>
          <table:table-cell table:formula="of:=IF(OR([.Z35]=&quot;&quot;; [.Z35]=1); &quot;&quot;; IF(SUM([.$G$11:.$G35])&lt;[.AA$10];1;0))">
            <text:p/>
          </table:table-cell>
          <table:table-cell table:formula="of:=IF(OR([.AA35]=&quot;&quot;; [.AA35]=1); &quot;&quot;; IF(SUM([.$G$11:.$G35])&lt;[.AB$10];1;0))">
            <text:p/>
          </table:table-cell>
          <table:table-cell table:formula="of:=IF(OR([.AB35]=&quot;&quot;; [.AB35]=1); &quot;&quot;; IF(SUM([.$G$11:.$G35])&lt;[.AC$10];1;0))">
            <text:p/>
          </table:table-cell>
          <table:table-cell table:formula="of:=IF(OR([.AC35]=&quot;&quot;; [.AC35]=1); &quot;&quot;; IF(SUM([.$G$11:.$G35])&lt;[.AD$10];1;0))">
            <text:p/>
          </table:table-cell>
          <table:table-cell table:formula="of:=IF(OR([.AD35]=&quot;&quot;; [.AD35]=1); &quot;&quot;; IF(SUM([.$G$11:.$G35])&lt;[.AE$10];1;0))">
            <text:p/>
          </table:table-cell>
          <table:table-cell table:formula="of:=IF(OR([.AE35]=&quot;&quot;; [.AE35]=1); &quot;&quot;; IF(SUM([.$G$11:.$G35])&lt;[.AF$10];1;0))">
            <text:p/>
          </table:table-cell>
          <table:table-cell table:formula="of:=IF(OR([.AF35]=&quot;&quot;; [.AF35]=1); &quot;&quot;; IF(SUM([.$G$11:.$G35])&lt;[.AG$10];1;0))">
            <text:p/>
          </table:table-cell>
          <table:table-cell table:formula="of:=IF(OR([.AG35]=&quot;&quot;; [.AG35]=1); &quot;&quot;; IF(SUM([.$G$11:.$G35])&lt;[.AH$10];1;0))">
            <text:p/>
          </table:table-cell>
          <table:table-cell table:formula="of:=IF(OR([.AH35]=&quot;&quot;; [.AH35]=1); &quot;&quot;; IF(SUM([.$G$11:.$G35])&lt;[.AI$10];1;0))">
            <text:p/>
          </table:table-cell>
          <table:table-cell table:formula="of:=IF(OR([.AI35]=&quot;&quot;; [.AI35]=1); &quot;&quot;; IF(SUM([.$G$11:.$G35])&lt;[.AJ$10];1;0))">
            <text:p/>
          </table:table-cell>
          <table:table-cell table:formula="of:=IF(OR([.AJ35]=&quot;&quot;; [.AJ35]=1); &quot;&quot;; IF(SUM([.$G$11:.$G35])&lt;[.AK$10];1;0))">
            <text:p/>
          </table:table-cell>
          <table:table-cell table:formula="of:=IF(OR([.AK35]=&quot;&quot;; [.AK35]=1); &quot;&quot;; IF(SUM([.$G$11:.$G35])&lt;[.AL$10];1;0))">
            <text:p/>
          </table:table-cell>
          <table:table-cell table:formula="of:=IF(OR([.AL35]=&quot;&quot;; [.AL35]=1); &quot;&quot;; IF(SUM([.$G$11:.$G35])&lt;[.AM$10];1;0))">
            <text:p/>
          </table:table-cell>
          <table:table-cell table:formula="of:=IF(OR([.AM35]=&quot;&quot;; [.AM35]=1); &quot;&quot;; IF(SUM([.$G$11:.$G35])&lt;[.AN$10];1;0))">
            <text:p/>
          </table:table-cell>
          <table:table-cell table:formula="of:=IF(OR([.AN35]=&quot;&quot;; [.AN35]=1); &quot;&quot;; IF(SUM([.$G$11:.$G35])&lt;[.AO$10];1;0))">
            <text:p/>
          </table:table-cell>
          <table:table-cell table:formula="of:=IF(OR([.AO35]=&quot;&quot;; [.AO35]=1); &quot;&quot;; IF(SUM([.$G$11:.$G35])&lt;[.AP$10];1;0))">
            <text:p/>
          </table:table-cell>
          <table:table-cell table:formula="of:=IF(OR([.AP35]=&quot;&quot;; [.AP35]=1); &quot;&quot;; IF(SUM([.$G$11:.$G35])&lt;[.AQ$10];1;0))">
            <text:p/>
          </table:table-cell>
          <table:table-cell table:formula="of:=IF(OR([.AQ35]=&quot;&quot;; [.AQ35]=1); &quot;&quot;; IF(SUM([.$G$11:.$G35])&lt;[.AR$10];1;0))">
            <text:p/>
          </table:table-cell>
          <table:table-cell table:formula="of:=IF(OR([.AR35]=&quot;&quot;; [.AR35]=1); &quot;&quot;; IF(SUM([.$G$11:.$G35])&lt;[.AS$10];1;0))">
            <text:p/>
          </table:table-cell>
          <table:table-cell table:formula="of:=IF(OR([.AS35]=&quot;&quot;; [.AS35]=1); &quot;&quot;; IF(SUM([.$G$11:.$G35])&lt;[.AT$10];1;0))">
            <text:p/>
          </table:table-cell>
          <table:table-cell table:formula="of:=IF(OR([.AT35]=&quot;&quot;; [.AT35]=1); &quot;&quot;; IF(SUM([.$G$11:.$G35])&lt;[.AU$10];1;0))">
            <text:p/>
          </table:table-cell>
          <table:table-cell table:formula="of:=IF(OR([.AU35]=&quot;&quot;; [.AU35]=1); &quot;&quot;; IF(SUM([.$G$11:.$G35])&lt;[.AV$10];1;0))">
            <text:p/>
          </table:table-cell>
          <table:table-cell table:formula="of:=IF(OR([.AV35]=&quot;&quot;; [.AV35]=1); &quot;&quot;; IF(SUM([.$G$11:.$G35])&lt;[.AW$10];1;0))">
            <text:p/>
          </table:table-cell>
          <table:table-cell table:formula="of:=IF(OR([.AW35]=&quot;&quot;; [.AW35]=1); &quot;&quot;; IF(SUM([.$G$11:.$G35])&lt;[.AX$10];1;0))">
            <text:p/>
          </table:table-cell>
          <table:table-cell table:formula="of:=IF(OR([.AX35]=&quot;&quot;; [.AX35]=1); &quot;&quot;; IF(SUM([.$G$11:.$G35])&lt;[.AY$10];1;0))">
            <text:p/>
          </table:table-cell>
          <table:table-cell table:formula="of:=IF(OR([.AY35]=&quot;&quot;; [.AY35]=1); &quot;&quot;; IF(SUM([.$G$11:.$G35])&lt;[.AZ$10];1;0))">
            <text:p/>
          </table:table-cell>
          <table:table-cell table:formula="of:=IF(OR([.AZ35]=&quot;&quot;; [.AZ35]=1); &quot;&quot;; IF(SUM([.$G$11:.$G35])&lt;[.BA$10];1;0))">
            <text:p/>
          </table:table-cell>
          <table:table-cell table:formula="of:=IF(OR([.BA35]=&quot;&quot;; [.BA35]=1); &quot;&quot;; IF(SUM([.$G$11:.$G35])&lt;[.BB$10];1;0))">
            <text:p/>
          </table:table-cell>
          <table:table-cell table:formula="of:=IF(OR([.BB35]=&quot;&quot;; [.BB35]=1); &quot;&quot;; IF(SUM([.$G$11:.$G35])&lt;[.BC$10];1;0))">
            <text:p/>
          </table:table-cell>
          <table:table-cell table:formula="of:=IF(OR([.BC35]=&quot;&quot;; [.BC35]=1); &quot;&quot;; IF(SUM([.$G$11:.$G35])&lt;[.BD$10];1;0))">
            <text:p/>
          </table:table-cell>
          <table:table-cell table:formula="of:=IF(OR([.BD35]=&quot;&quot;; [.BD35]=1); &quot;&quot;; IF(SUM([.$G$11:.$G35])&lt;[.BE$10];1;0))">
            <text:p/>
          </table:table-cell>
          <table:table-cell table:formula="of:=IF(OR([.BE35]=&quot;&quot;; [.BE35]=1); &quot;&quot;; IF(SUM([.$G$11:.$G35])&lt;[.BF$10];1;0))">
            <text:p/>
          </table:table-cell>
          <table:table-cell table:formula="of:=IF(OR([.BF35]=&quot;&quot;; [.BF35]=1); &quot;&quot;; IF(SUM([.$G$11:.$G35])&lt;[.BG$10];1;0))">
            <text:p/>
          </table:table-cell>
          <table:table-cell table:formula="of:=IF(OR([.BG35]=&quot;&quot;; [.BG35]=1); &quot;&quot;; IF(SUM([.$G$11:.$G35])&lt;[.BH$10];1;0))">
            <text:p/>
          </table:table-cell>
          <table:table-cell table:formula="of:=IF(OR([.BH35]=&quot;&quot;; [.BH35]=1); &quot;&quot;; IF(SUM([.$G$11:.$G35])&lt;[.BI$10];1;0))">
            <text:p/>
          </table:table-cell>
          <table:table-cell table:formula="of:=IF(OR([.BI35]=&quot;&quot;; [.BI35]=1); &quot;&quot;; IF(SUM([.$G$11:.$G35])&lt;[.BJ$10];1;0))">
            <text:p/>
          </table:table-cell>
          <table:table-cell table:formula="of:=IF(OR([.BJ35]=&quot;&quot;; [.BJ35]=1); &quot;&quot;; IF(SUM([.$G$11:.$G35])&lt;[.BK$10];1;0))">
            <text:p/>
          </table:table-cell>
          <table:table-cell table:formula="of:=IF(OR([.BK35]=&quot;&quot;; [.BK35]=1); &quot;&quot;; IF(SUM([.$G$11:.$G35])&lt;[.BL$10];1;0))">
            <text:p/>
          </table:table-cell>
          <table:table-cell table:formula="of:=IF(OR([.BL35]=&quot;&quot;; [.BL35]=1); &quot;&quot;; IF(SUM([.$G$11:.$G35])&lt;[.BM$10];1;0))">
            <text:p/>
          </table:table-cell>
          <table:table-cell table:formula="of:=IF(OR([.BM35]=&quot;&quot;; [.BM35]=1); &quot;&quot;; IF(SUM([.$G$11:.$G35])&lt;[.BN$10];1;0))">
            <text:p/>
          </table:table-cell>
          <table:table-cell table:formula="of:=IF(OR([.BN35]=&quot;&quot;; [.BN35]=1); &quot;&quot;; IF(SUM([.$G$11:.$G35])&lt;[.BO$10];1;0))">
            <text:p/>
          </table:table-cell>
          <table:table-cell table:formula="of:=IF(OR([.BO35]=&quot;&quot;; [.BO35]=1); &quot;&quot;; IF(SUM([.$G$11:.$G35])&lt;[.BP$10];1;0))">
            <text:p/>
          </table:table-cell>
          <table:table-cell table:formula="of:=IF(OR([.BP35]=&quot;&quot;; [.BP35]=1); &quot;&quot;; IF(SUM([.$G$11:.$G35])&lt;[.BQ$10];1;0))">
            <text:p/>
          </table:table-cell>
          <table:table-cell table:formula="of:=IF(OR([.BQ35]=&quot;&quot;; [.BQ35]=1); &quot;&quot;; IF(SUM([.$G$11:.$G35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IF([.$E$5]*[.$A36]&lt;=[.$E$1];[.$E$5]*[.$A36];&quot;&quot;)">
            <text:p/>
          </table:table-cell>
          <table:table-cell table:formula="of:=IF([.$B36]&lt;&gt;&quot;&quot;;[.$E$1]-[.B36];&quot;&quot;)">
            <text:p/>
          </table:table-cell>
          <table:table-cell table:formula="of:=IF(AND([.$B36]&lt;&gt;&quot;&quot;;FLOOR([.$B36]/[.$E$5];1)&lt;=[.$C$4]);FLOOR([.$B36]/[.$E$5];1);&quot;&quot;)">
            <text:p/>
          </table:table-cell>
          <table:table-cell/>
          <table:table-cell table:formula="of:=IF([.$D36]&lt;&gt;&quot;&quot;;[.$C$2]+[.D36]*IF([.$C$2]&gt;[.$C$3];-1;1);&quot;&quot;)">
            <text:p/>
          </table:table-cell>
          <table:table-cell table:formula="of:=IF([.$D36]&lt;&gt;&quot;&quot;;60/[.F36]*1000;&quot;&quot;)">
            <text:p/>
          </table:table-cell>
          <table:table-cell table:formula="of:=IF([.G36]&lt;&gt;&quot;&quot;;0;&quot;&quot;)">
            <text:p/>
          </table:table-cell>
          <table:table-cell table:formula="of:=IF(OR([.H36]=&quot;&quot;; [.H36]=1); &quot;&quot;; IF(SUM([.$G$11:.$G36])&lt;[.I$10];1;0))">
            <text:p/>
          </table:table-cell>
          <table:table-cell table:formula="of:=IF(OR([.I36]=&quot;&quot;; [.I36]=1); &quot;&quot;; IF(SUM([.$G$11:.$G36])&lt;[.J$10];1;0))">
            <text:p/>
          </table:table-cell>
          <table:table-cell table:formula="of:=IF(OR([.J36]=&quot;&quot;; [.J36]=1); &quot;&quot;; IF(SUM([.$G$11:.$G36])&lt;[.K$10];1;0))">
            <text:p/>
          </table:table-cell>
          <table:table-cell table:formula="of:=IF(OR([.K36]=&quot;&quot;; [.K36]=1); &quot;&quot;; IF(SUM([.$G$11:.$G36])&lt;[.L$10];1;0))">
            <text:p/>
          </table:table-cell>
          <table:table-cell table:formula="of:=IF(OR([.L36]=&quot;&quot;; [.L36]=1); &quot;&quot;; IF(SUM([.$G$11:.$G36])&lt;[.M$10];1;0))">
            <text:p/>
          </table:table-cell>
          <table:table-cell table:formula="of:=IF(OR([.M36]=&quot;&quot;; [.M36]=1); &quot;&quot;; IF(SUM([.$G$11:.$G36])&lt;[.N$10];1;0))">
            <text:p/>
          </table:table-cell>
          <table:table-cell table:formula="of:=IF(OR([.N36]=&quot;&quot;; [.N36]=1); &quot;&quot;; IF(SUM([.$G$11:.$G36])&lt;[.O$10];1;0))">
            <text:p/>
          </table:table-cell>
          <table:table-cell table:formula="of:=IF(OR([.O36]=&quot;&quot;; [.O36]=1); &quot;&quot;; IF(SUM([.$G$11:.$G36])&lt;[.P$10];1;0))">
            <text:p/>
          </table:table-cell>
          <table:table-cell table:formula="of:=IF(OR([.P36]=&quot;&quot;; [.P36]=1); &quot;&quot;; IF(SUM([.$G$11:.$G36])&lt;[.Q$10];1;0))">
            <text:p/>
          </table:table-cell>
          <table:table-cell table:formula="of:=IF(OR([.Q36]=&quot;&quot;; [.Q36]=1); &quot;&quot;; IF(SUM([.$G$11:.$G36])&lt;[.R$10];1;0))">
            <text:p/>
          </table:table-cell>
          <table:table-cell table:formula="of:=IF(OR([.R36]=&quot;&quot;; [.R36]=1); &quot;&quot;; IF(SUM([.$G$11:.$G36])&lt;[.S$10];1;0))">
            <text:p/>
          </table:table-cell>
          <table:table-cell table:formula="of:=IF(OR([.S36]=&quot;&quot;; [.S36]=1); &quot;&quot;; IF(SUM([.$G$11:.$G36])&lt;[.T$10];1;0))">
            <text:p/>
          </table:table-cell>
          <table:table-cell table:formula="of:=IF(OR([.T36]=&quot;&quot;; [.T36]=1); &quot;&quot;; IF(SUM([.$G$11:.$G36])&lt;[.U$10];1;0))">
            <text:p/>
          </table:table-cell>
          <table:table-cell table:formula="of:=IF(OR([.U36]=&quot;&quot;; [.U36]=1); &quot;&quot;; IF(SUM([.$G$11:.$G36])&lt;[.V$10];1;0))">
            <text:p/>
          </table:table-cell>
          <table:table-cell table:formula="of:=IF(OR([.V36]=&quot;&quot;; [.V36]=1); &quot;&quot;; IF(SUM([.$G$11:.$G36])&lt;[.W$10];1;0))">
            <text:p/>
          </table:table-cell>
          <table:table-cell table:formula="of:=IF(OR([.W36]=&quot;&quot;; [.W36]=1); &quot;&quot;; IF(SUM([.$G$11:.$G36])&lt;[.X$10];1;0))">
            <text:p/>
          </table:table-cell>
          <table:table-cell table:formula="of:=IF(OR([.X36]=&quot;&quot;; [.X36]=1); &quot;&quot;; IF(SUM([.$G$11:.$G36])&lt;[.Y$10];1;0))">
            <text:p/>
          </table:table-cell>
          <table:table-cell table:formula="of:=IF(OR([.Y36]=&quot;&quot;; [.Y36]=1); &quot;&quot;; IF(SUM([.$G$11:.$G36])&lt;[.Z$10];1;0))">
            <text:p/>
          </table:table-cell>
          <table:table-cell table:formula="of:=IF(OR([.Z36]=&quot;&quot;; [.Z36]=1); &quot;&quot;; IF(SUM([.$G$11:.$G36])&lt;[.AA$10];1;0))">
            <text:p/>
          </table:table-cell>
          <table:table-cell table:formula="of:=IF(OR([.AA36]=&quot;&quot;; [.AA36]=1); &quot;&quot;; IF(SUM([.$G$11:.$G36])&lt;[.AB$10];1;0))">
            <text:p/>
          </table:table-cell>
          <table:table-cell table:formula="of:=IF(OR([.AB36]=&quot;&quot;; [.AB36]=1); &quot;&quot;; IF(SUM([.$G$11:.$G36])&lt;[.AC$10];1;0))">
            <text:p/>
          </table:table-cell>
          <table:table-cell table:formula="of:=IF(OR([.AC36]=&quot;&quot;; [.AC36]=1); &quot;&quot;; IF(SUM([.$G$11:.$G36])&lt;[.AD$10];1;0))">
            <text:p/>
          </table:table-cell>
          <table:table-cell table:formula="of:=IF(OR([.AD36]=&quot;&quot;; [.AD36]=1); &quot;&quot;; IF(SUM([.$G$11:.$G36])&lt;[.AE$10];1;0))">
            <text:p/>
          </table:table-cell>
          <table:table-cell table:formula="of:=IF(OR([.AE36]=&quot;&quot;; [.AE36]=1); &quot;&quot;; IF(SUM([.$G$11:.$G36])&lt;[.AF$10];1;0))">
            <text:p/>
          </table:table-cell>
          <table:table-cell table:formula="of:=IF(OR([.AF36]=&quot;&quot;; [.AF36]=1); &quot;&quot;; IF(SUM([.$G$11:.$G36])&lt;[.AG$10];1;0))">
            <text:p/>
          </table:table-cell>
          <table:table-cell table:formula="of:=IF(OR([.AG36]=&quot;&quot;; [.AG36]=1); &quot;&quot;; IF(SUM([.$G$11:.$G36])&lt;[.AH$10];1;0))">
            <text:p/>
          </table:table-cell>
          <table:table-cell table:formula="of:=IF(OR([.AH36]=&quot;&quot;; [.AH36]=1); &quot;&quot;; IF(SUM([.$G$11:.$G36])&lt;[.AI$10];1;0))">
            <text:p/>
          </table:table-cell>
          <table:table-cell table:formula="of:=IF(OR([.AI36]=&quot;&quot;; [.AI36]=1); &quot;&quot;; IF(SUM([.$G$11:.$G36])&lt;[.AJ$10];1;0))">
            <text:p/>
          </table:table-cell>
          <table:table-cell table:formula="of:=IF(OR([.AJ36]=&quot;&quot;; [.AJ36]=1); &quot;&quot;; IF(SUM([.$G$11:.$G36])&lt;[.AK$10];1;0))">
            <text:p/>
          </table:table-cell>
          <table:table-cell table:formula="of:=IF(OR([.AK36]=&quot;&quot;; [.AK36]=1); &quot;&quot;; IF(SUM([.$G$11:.$G36])&lt;[.AL$10];1;0))">
            <text:p/>
          </table:table-cell>
          <table:table-cell table:formula="of:=IF(OR([.AL36]=&quot;&quot;; [.AL36]=1); &quot;&quot;; IF(SUM([.$G$11:.$G36])&lt;[.AM$10];1;0))">
            <text:p/>
          </table:table-cell>
          <table:table-cell table:formula="of:=IF(OR([.AM36]=&quot;&quot;; [.AM36]=1); &quot;&quot;; IF(SUM([.$G$11:.$G36])&lt;[.AN$10];1;0))">
            <text:p/>
          </table:table-cell>
          <table:table-cell table:formula="of:=IF(OR([.AN36]=&quot;&quot;; [.AN36]=1); &quot;&quot;; IF(SUM([.$G$11:.$G36])&lt;[.AO$10];1;0))">
            <text:p/>
          </table:table-cell>
          <table:table-cell table:formula="of:=IF(OR([.AO36]=&quot;&quot;; [.AO36]=1); &quot;&quot;; IF(SUM([.$G$11:.$G36])&lt;[.AP$10];1;0))">
            <text:p/>
          </table:table-cell>
          <table:table-cell table:formula="of:=IF(OR([.AP36]=&quot;&quot;; [.AP36]=1); &quot;&quot;; IF(SUM([.$G$11:.$G36])&lt;[.AQ$10];1;0))">
            <text:p/>
          </table:table-cell>
          <table:table-cell table:formula="of:=IF(OR([.AQ36]=&quot;&quot;; [.AQ36]=1); &quot;&quot;; IF(SUM([.$G$11:.$G36])&lt;[.AR$10];1;0))">
            <text:p/>
          </table:table-cell>
          <table:table-cell table:formula="of:=IF(OR([.AR36]=&quot;&quot;; [.AR36]=1); &quot;&quot;; IF(SUM([.$G$11:.$G36])&lt;[.AS$10];1;0))">
            <text:p/>
          </table:table-cell>
          <table:table-cell table:formula="of:=IF(OR([.AS36]=&quot;&quot;; [.AS36]=1); &quot;&quot;; IF(SUM([.$G$11:.$G36])&lt;[.AT$10];1;0))">
            <text:p/>
          </table:table-cell>
          <table:table-cell table:formula="of:=IF(OR([.AT36]=&quot;&quot;; [.AT36]=1); &quot;&quot;; IF(SUM([.$G$11:.$G36])&lt;[.AU$10];1;0))">
            <text:p/>
          </table:table-cell>
          <table:table-cell table:formula="of:=IF(OR([.AU36]=&quot;&quot;; [.AU36]=1); &quot;&quot;; IF(SUM([.$G$11:.$G36])&lt;[.AV$10];1;0))">
            <text:p/>
          </table:table-cell>
          <table:table-cell table:formula="of:=IF(OR([.AV36]=&quot;&quot;; [.AV36]=1); &quot;&quot;; IF(SUM([.$G$11:.$G36])&lt;[.AW$10];1;0))">
            <text:p/>
          </table:table-cell>
          <table:table-cell table:formula="of:=IF(OR([.AW36]=&quot;&quot;; [.AW36]=1); &quot;&quot;; IF(SUM([.$G$11:.$G36])&lt;[.AX$10];1;0))">
            <text:p/>
          </table:table-cell>
          <table:table-cell table:formula="of:=IF(OR([.AX36]=&quot;&quot;; [.AX36]=1); &quot;&quot;; IF(SUM([.$G$11:.$G36])&lt;[.AY$10];1;0))">
            <text:p/>
          </table:table-cell>
          <table:table-cell table:formula="of:=IF(OR([.AY36]=&quot;&quot;; [.AY36]=1); &quot;&quot;; IF(SUM([.$G$11:.$G36])&lt;[.AZ$10];1;0))">
            <text:p/>
          </table:table-cell>
          <table:table-cell table:formula="of:=IF(OR([.AZ36]=&quot;&quot;; [.AZ36]=1); &quot;&quot;; IF(SUM([.$G$11:.$G36])&lt;[.BA$10];1;0))">
            <text:p/>
          </table:table-cell>
          <table:table-cell table:formula="of:=IF(OR([.BA36]=&quot;&quot;; [.BA36]=1); &quot;&quot;; IF(SUM([.$G$11:.$G36])&lt;[.BB$10];1;0))">
            <text:p/>
          </table:table-cell>
          <table:table-cell table:formula="of:=IF(OR([.BB36]=&quot;&quot;; [.BB36]=1); &quot;&quot;; IF(SUM([.$G$11:.$G36])&lt;[.BC$10];1;0))">
            <text:p/>
          </table:table-cell>
          <table:table-cell table:formula="of:=IF(OR([.BC36]=&quot;&quot;; [.BC36]=1); &quot;&quot;; IF(SUM([.$G$11:.$G36])&lt;[.BD$10];1;0))">
            <text:p/>
          </table:table-cell>
          <table:table-cell table:formula="of:=IF(OR([.BD36]=&quot;&quot;; [.BD36]=1); &quot;&quot;; IF(SUM([.$G$11:.$G36])&lt;[.BE$10];1;0))">
            <text:p/>
          </table:table-cell>
          <table:table-cell table:formula="of:=IF(OR([.BE36]=&quot;&quot;; [.BE36]=1); &quot;&quot;; IF(SUM([.$G$11:.$G36])&lt;[.BF$10];1;0))">
            <text:p/>
          </table:table-cell>
          <table:table-cell table:formula="of:=IF(OR([.BF36]=&quot;&quot;; [.BF36]=1); &quot;&quot;; IF(SUM([.$G$11:.$G36])&lt;[.BG$10];1;0))">
            <text:p/>
          </table:table-cell>
          <table:table-cell table:formula="of:=IF(OR([.BG36]=&quot;&quot;; [.BG36]=1); &quot;&quot;; IF(SUM([.$G$11:.$G36])&lt;[.BH$10];1;0))">
            <text:p/>
          </table:table-cell>
          <table:table-cell table:formula="of:=IF(OR([.BH36]=&quot;&quot;; [.BH36]=1); &quot;&quot;; IF(SUM([.$G$11:.$G36])&lt;[.BI$10];1;0))">
            <text:p/>
          </table:table-cell>
          <table:table-cell table:formula="of:=IF(OR([.BI36]=&quot;&quot;; [.BI36]=1); &quot;&quot;; IF(SUM([.$G$11:.$G36])&lt;[.BJ$10];1;0))">
            <text:p/>
          </table:table-cell>
          <table:table-cell table:formula="of:=IF(OR([.BJ36]=&quot;&quot;; [.BJ36]=1); &quot;&quot;; IF(SUM([.$G$11:.$G36])&lt;[.BK$10];1;0))">
            <text:p/>
          </table:table-cell>
          <table:table-cell table:formula="of:=IF(OR([.BK36]=&quot;&quot;; [.BK36]=1); &quot;&quot;; IF(SUM([.$G$11:.$G36])&lt;[.BL$10];1;0))">
            <text:p/>
          </table:table-cell>
          <table:table-cell table:formula="of:=IF(OR([.BL36]=&quot;&quot;; [.BL36]=1); &quot;&quot;; IF(SUM([.$G$11:.$G36])&lt;[.BM$10];1;0))">
            <text:p/>
          </table:table-cell>
          <table:table-cell table:formula="of:=IF(OR([.BM36]=&quot;&quot;; [.BM36]=1); &quot;&quot;; IF(SUM([.$G$11:.$G36])&lt;[.BN$10];1;0))">
            <text:p/>
          </table:table-cell>
          <table:table-cell table:formula="of:=IF(OR([.BN36]=&quot;&quot;; [.BN36]=1); &quot;&quot;; IF(SUM([.$G$11:.$G36])&lt;[.BO$10];1;0))">
            <text:p/>
          </table:table-cell>
          <table:table-cell table:formula="of:=IF(OR([.BO36]=&quot;&quot;; [.BO36]=1); &quot;&quot;; IF(SUM([.$G$11:.$G36])&lt;[.BP$10];1;0))">
            <text:p/>
          </table:table-cell>
          <table:table-cell table:formula="of:=IF(OR([.BP36]=&quot;&quot;; [.BP36]=1); &quot;&quot;; IF(SUM([.$G$11:.$G36])&lt;[.BQ$10];1;0))">
            <text:p/>
          </table:table-cell>
          <table:table-cell table:formula="of:=IF(OR([.BQ36]=&quot;&quot;; [.BQ36]=1); &quot;&quot;; IF(SUM([.$G$11:.$G36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IF([.$E$5]*[.$A37]&lt;=[.$E$1];[.$E$5]*[.$A37];&quot;&quot;)">
            <text:p/>
          </table:table-cell>
          <table:table-cell table:formula="of:=IF([.$B37]&lt;&gt;&quot;&quot;;[.$E$1]-[.B37];&quot;&quot;)">
            <text:p/>
          </table:table-cell>
          <table:table-cell table:formula="of:=IF(AND([.$B37]&lt;&gt;&quot;&quot;;FLOOR([.$B37]/[.$E$5];1)&lt;=[.$C$4]);FLOOR([.$B37]/[.$E$5];1);&quot;&quot;)">
            <text:p/>
          </table:table-cell>
          <table:table-cell/>
          <table:table-cell table:formula="of:=IF([.$D37]&lt;&gt;&quot;&quot;;[.$C$2]+[.D37]*IF([.$C$2]&gt;[.$C$3];-1;1);&quot;&quot;)">
            <text:p/>
          </table:table-cell>
          <table:table-cell table:formula="of:=IF([.$D37]&lt;&gt;&quot;&quot;;60/[.F37]*1000;&quot;&quot;)">
            <text:p/>
          </table:table-cell>
          <table:table-cell table:formula="of:=IF([.G37]&lt;&gt;&quot;&quot;;0;&quot;&quot;)">
            <text:p/>
          </table:table-cell>
          <table:table-cell table:formula="of:=IF(OR([.H37]=&quot;&quot;; [.H37]=1); &quot;&quot;; IF(SUM([.$G$11:.$G37])&lt;[.I$10];1;0))">
            <text:p/>
          </table:table-cell>
          <table:table-cell table:formula="of:=IF(OR([.I37]=&quot;&quot;; [.I37]=1); &quot;&quot;; IF(SUM([.$G$11:.$G37])&lt;[.J$10];1;0))">
            <text:p/>
          </table:table-cell>
          <table:table-cell table:formula="of:=IF(OR([.J37]=&quot;&quot;; [.J37]=1); &quot;&quot;; IF(SUM([.$G$11:.$G37])&lt;[.K$10];1;0))">
            <text:p/>
          </table:table-cell>
          <table:table-cell table:formula="of:=IF(OR([.K37]=&quot;&quot;; [.K37]=1); &quot;&quot;; IF(SUM([.$G$11:.$G37])&lt;[.L$10];1;0))">
            <text:p/>
          </table:table-cell>
          <table:table-cell table:formula="of:=IF(OR([.L37]=&quot;&quot;; [.L37]=1); &quot;&quot;; IF(SUM([.$G$11:.$G37])&lt;[.M$10];1;0))">
            <text:p/>
          </table:table-cell>
          <table:table-cell table:formula="of:=IF(OR([.M37]=&quot;&quot;; [.M37]=1); &quot;&quot;; IF(SUM([.$G$11:.$G37])&lt;[.N$10];1;0))">
            <text:p/>
          </table:table-cell>
          <table:table-cell table:formula="of:=IF(OR([.N37]=&quot;&quot;; [.N37]=1); &quot;&quot;; IF(SUM([.$G$11:.$G37])&lt;[.O$10];1;0))">
            <text:p/>
          </table:table-cell>
          <table:table-cell table:formula="of:=IF(OR([.O37]=&quot;&quot;; [.O37]=1); &quot;&quot;; IF(SUM([.$G$11:.$G37])&lt;[.P$10];1;0))">
            <text:p/>
          </table:table-cell>
          <table:table-cell table:formula="of:=IF(OR([.P37]=&quot;&quot;; [.P37]=1); &quot;&quot;; IF(SUM([.$G$11:.$G37])&lt;[.Q$10];1;0))">
            <text:p/>
          </table:table-cell>
          <table:table-cell table:formula="of:=IF(OR([.Q37]=&quot;&quot;; [.Q37]=1); &quot;&quot;; IF(SUM([.$G$11:.$G37])&lt;[.R$10];1;0))">
            <text:p/>
          </table:table-cell>
          <table:table-cell table:formula="of:=IF(OR([.R37]=&quot;&quot;; [.R37]=1); &quot;&quot;; IF(SUM([.$G$11:.$G37])&lt;[.S$10];1;0))">
            <text:p/>
          </table:table-cell>
          <table:table-cell table:formula="of:=IF(OR([.S37]=&quot;&quot;; [.S37]=1); &quot;&quot;; IF(SUM([.$G$11:.$G37])&lt;[.T$10];1;0))">
            <text:p/>
          </table:table-cell>
          <table:table-cell table:formula="of:=IF(OR([.T37]=&quot;&quot;; [.T37]=1); &quot;&quot;; IF(SUM([.$G$11:.$G37])&lt;[.U$10];1;0))">
            <text:p/>
          </table:table-cell>
          <table:table-cell table:formula="of:=IF(OR([.U37]=&quot;&quot;; [.U37]=1); &quot;&quot;; IF(SUM([.$G$11:.$G37])&lt;[.V$10];1;0))">
            <text:p/>
          </table:table-cell>
          <table:table-cell table:formula="of:=IF(OR([.V37]=&quot;&quot;; [.V37]=1); &quot;&quot;; IF(SUM([.$G$11:.$G37])&lt;[.W$10];1;0))">
            <text:p/>
          </table:table-cell>
          <table:table-cell table:formula="of:=IF(OR([.W37]=&quot;&quot;; [.W37]=1); &quot;&quot;; IF(SUM([.$G$11:.$G37])&lt;[.X$10];1;0))">
            <text:p/>
          </table:table-cell>
          <table:table-cell table:formula="of:=IF(OR([.X37]=&quot;&quot;; [.X37]=1); &quot;&quot;; IF(SUM([.$G$11:.$G37])&lt;[.Y$10];1;0))">
            <text:p/>
          </table:table-cell>
          <table:table-cell table:formula="of:=IF(OR([.Y37]=&quot;&quot;; [.Y37]=1); &quot;&quot;; IF(SUM([.$G$11:.$G37])&lt;[.Z$10];1;0))">
            <text:p/>
          </table:table-cell>
          <table:table-cell table:formula="of:=IF(OR([.Z37]=&quot;&quot;; [.Z37]=1); &quot;&quot;; IF(SUM([.$G$11:.$G37])&lt;[.AA$10];1;0))">
            <text:p/>
          </table:table-cell>
          <table:table-cell table:formula="of:=IF(OR([.AA37]=&quot;&quot;; [.AA37]=1); &quot;&quot;; IF(SUM([.$G$11:.$G37])&lt;[.AB$10];1;0))">
            <text:p/>
          </table:table-cell>
          <table:table-cell table:formula="of:=IF(OR([.AB37]=&quot;&quot;; [.AB37]=1); &quot;&quot;; IF(SUM([.$G$11:.$G37])&lt;[.AC$10];1;0))">
            <text:p/>
          </table:table-cell>
          <table:table-cell table:formula="of:=IF(OR([.AC37]=&quot;&quot;; [.AC37]=1); &quot;&quot;; IF(SUM([.$G$11:.$G37])&lt;[.AD$10];1;0))">
            <text:p/>
          </table:table-cell>
          <table:table-cell table:formula="of:=IF(OR([.AD37]=&quot;&quot;; [.AD37]=1); &quot;&quot;; IF(SUM([.$G$11:.$G37])&lt;[.AE$10];1;0))">
            <text:p/>
          </table:table-cell>
          <table:table-cell table:formula="of:=IF(OR([.AE37]=&quot;&quot;; [.AE37]=1); &quot;&quot;; IF(SUM([.$G$11:.$G37])&lt;[.AF$10];1;0))">
            <text:p/>
          </table:table-cell>
          <table:table-cell table:formula="of:=IF(OR([.AF37]=&quot;&quot;; [.AF37]=1); &quot;&quot;; IF(SUM([.$G$11:.$G37])&lt;[.AG$10];1;0))">
            <text:p/>
          </table:table-cell>
          <table:table-cell table:formula="of:=IF(OR([.AG37]=&quot;&quot;; [.AG37]=1); &quot;&quot;; IF(SUM([.$G$11:.$G37])&lt;[.AH$10];1;0))">
            <text:p/>
          </table:table-cell>
          <table:table-cell table:formula="of:=IF(OR([.AH37]=&quot;&quot;; [.AH37]=1); &quot;&quot;; IF(SUM([.$G$11:.$G37])&lt;[.AI$10];1;0))">
            <text:p/>
          </table:table-cell>
          <table:table-cell table:formula="of:=IF(OR([.AI37]=&quot;&quot;; [.AI37]=1); &quot;&quot;; IF(SUM([.$G$11:.$G37])&lt;[.AJ$10];1;0))">
            <text:p/>
          </table:table-cell>
          <table:table-cell table:formula="of:=IF(OR([.AJ37]=&quot;&quot;; [.AJ37]=1); &quot;&quot;; IF(SUM([.$G$11:.$G37])&lt;[.AK$10];1;0))">
            <text:p/>
          </table:table-cell>
          <table:table-cell table:formula="of:=IF(OR([.AK37]=&quot;&quot;; [.AK37]=1); &quot;&quot;; IF(SUM([.$G$11:.$G37])&lt;[.AL$10];1;0))">
            <text:p/>
          </table:table-cell>
          <table:table-cell table:formula="of:=IF(OR([.AL37]=&quot;&quot;; [.AL37]=1); &quot;&quot;; IF(SUM([.$G$11:.$G37])&lt;[.AM$10];1;0))">
            <text:p/>
          </table:table-cell>
          <table:table-cell table:formula="of:=IF(OR([.AM37]=&quot;&quot;; [.AM37]=1); &quot;&quot;; IF(SUM([.$G$11:.$G37])&lt;[.AN$10];1;0))">
            <text:p/>
          </table:table-cell>
          <table:table-cell table:formula="of:=IF(OR([.AN37]=&quot;&quot;; [.AN37]=1); &quot;&quot;; IF(SUM([.$G$11:.$G37])&lt;[.AO$10];1;0))">
            <text:p/>
          </table:table-cell>
          <table:table-cell table:formula="of:=IF(OR([.AO37]=&quot;&quot;; [.AO37]=1); &quot;&quot;; IF(SUM([.$G$11:.$G37])&lt;[.AP$10];1;0))">
            <text:p/>
          </table:table-cell>
          <table:table-cell table:formula="of:=IF(OR([.AP37]=&quot;&quot;; [.AP37]=1); &quot;&quot;; IF(SUM([.$G$11:.$G37])&lt;[.AQ$10];1;0))">
            <text:p/>
          </table:table-cell>
          <table:table-cell table:formula="of:=IF(OR([.AQ37]=&quot;&quot;; [.AQ37]=1); &quot;&quot;; IF(SUM([.$G$11:.$G37])&lt;[.AR$10];1;0))">
            <text:p/>
          </table:table-cell>
          <table:table-cell table:formula="of:=IF(OR([.AR37]=&quot;&quot;; [.AR37]=1); &quot;&quot;; IF(SUM([.$G$11:.$G37])&lt;[.AS$10];1;0))">
            <text:p/>
          </table:table-cell>
          <table:table-cell table:formula="of:=IF(OR([.AS37]=&quot;&quot;; [.AS37]=1); &quot;&quot;; IF(SUM([.$G$11:.$G37])&lt;[.AT$10];1;0))">
            <text:p/>
          </table:table-cell>
          <table:table-cell table:formula="of:=IF(OR([.AT37]=&quot;&quot;; [.AT37]=1); &quot;&quot;; IF(SUM([.$G$11:.$G37])&lt;[.AU$10];1;0))">
            <text:p/>
          </table:table-cell>
          <table:table-cell table:formula="of:=IF(OR([.AU37]=&quot;&quot;; [.AU37]=1); &quot;&quot;; IF(SUM([.$G$11:.$G37])&lt;[.AV$10];1;0))">
            <text:p/>
          </table:table-cell>
          <table:table-cell table:formula="of:=IF(OR([.AV37]=&quot;&quot;; [.AV37]=1); &quot;&quot;; IF(SUM([.$G$11:.$G37])&lt;[.AW$10];1;0))">
            <text:p/>
          </table:table-cell>
          <table:table-cell table:formula="of:=IF(OR([.AW37]=&quot;&quot;; [.AW37]=1); &quot;&quot;; IF(SUM([.$G$11:.$G37])&lt;[.AX$10];1;0))">
            <text:p/>
          </table:table-cell>
          <table:table-cell table:formula="of:=IF(OR([.AX37]=&quot;&quot;; [.AX37]=1); &quot;&quot;; IF(SUM([.$G$11:.$G37])&lt;[.AY$10];1;0))">
            <text:p/>
          </table:table-cell>
          <table:table-cell table:formula="of:=IF(OR([.AY37]=&quot;&quot;; [.AY37]=1); &quot;&quot;; IF(SUM([.$G$11:.$G37])&lt;[.AZ$10];1;0))">
            <text:p/>
          </table:table-cell>
          <table:table-cell table:formula="of:=IF(OR([.AZ37]=&quot;&quot;; [.AZ37]=1); &quot;&quot;; IF(SUM([.$G$11:.$G37])&lt;[.BA$10];1;0))">
            <text:p/>
          </table:table-cell>
          <table:table-cell table:formula="of:=IF(OR([.BA37]=&quot;&quot;; [.BA37]=1); &quot;&quot;; IF(SUM([.$G$11:.$G37])&lt;[.BB$10];1;0))">
            <text:p/>
          </table:table-cell>
          <table:table-cell table:formula="of:=IF(OR([.BB37]=&quot;&quot;; [.BB37]=1); &quot;&quot;; IF(SUM([.$G$11:.$G37])&lt;[.BC$10];1;0))">
            <text:p/>
          </table:table-cell>
          <table:table-cell table:formula="of:=IF(OR([.BC37]=&quot;&quot;; [.BC37]=1); &quot;&quot;; IF(SUM([.$G$11:.$G37])&lt;[.BD$10];1;0))">
            <text:p/>
          </table:table-cell>
          <table:table-cell table:formula="of:=IF(OR([.BD37]=&quot;&quot;; [.BD37]=1); &quot;&quot;; IF(SUM([.$G$11:.$G37])&lt;[.BE$10];1;0))">
            <text:p/>
          </table:table-cell>
          <table:table-cell table:formula="of:=IF(OR([.BE37]=&quot;&quot;; [.BE37]=1); &quot;&quot;; IF(SUM([.$G$11:.$G37])&lt;[.BF$10];1;0))">
            <text:p/>
          </table:table-cell>
          <table:table-cell table:formula="of:=IF(OR([.BF37]=&quot;&quot;; [.BF37]=1); &quot;&quot;; IF(SUM([.$G$11:.$G37])&lt;[.BG$10];1;0))">
            <text:p/>
          </table:table-cell>
          <table:table-cell table:formula="of:=IF(OR([.BG37]=&quot;&quot;; [.BG37]=1); &quot;&quot;; IF(SUM([.$G$11:.$G37])&lt;[.BH$10];1;0))">
            <text:p/>
          </table:table-cell>
          <table:table-cell table:formula="of:=IF(OR([.BH37]=&quot;&quot;; [.BH37]=1); &quot;&quot;; IF(SUM([.$G$11:.$G37])&lt;[.BI$10];1;0))">
            <text:p/>
          </table:table-cell>
          <table:table-cell table:formula="of:=IF(OR([.BI37]=&quot;&quot;; [.BI37]=1); &quot;&quot;; IF(SUM([.$G$11:.$G37])&lt;[.BJ$10];1;0))">
            <text:p/>
          </table:table-cell>
          <table:table-cell table:formula="of:=IF(OR([.BJ37]=&quot;&quot;; [.BJ37]=1); &quot;&quot;; IF(SUM([.$G$11:.$G37])&lt;[.BK$10];1;0))">
            <text:p/>
          </table:table-cell>
          <table:table-cell table:formula="of:=IF(OR([.BK37]=&quot;&quot;; [.BK37]=1); &quot;&quot;; IF(SUM([.$G$11:.$G37])&lt;[.BL$10];1;0))">
            <text:p/>
          </table:table-cell>
          <table:table-cell table:formula="of:=IF(OR([.BL37]=&quot;&quot;; [.BL37]=1); &quot;&quot;; IF(SUM([.$G$11:.$G37])&lt;[.BM$10];1;0))">
            <text:p/>
          </table:table-cell>
          <table:table-cell table:formula="of:=IF(OR([.BM37]=&quot;&quot;; [.BM37]=1); &quot;&quot;; IF(SUM([.$G$11:.$G37])&lt;[.BN$10];1;0))">
            <text:p/>
          </table:table-cell>
          <table:table-cell table:formula="of:=IF(OR([.BN37]=&quot;&quot;; [.BN37]=1); &quot;&quot;; IF(SUM([.$G$11:.$G37])&lt;[.BO$10];1;0))">
            <text:p/>
          </table:table-cell>
          <table:table-cell table:formula="of:=IF(OR([.BO37]=&quot;&quot;; [.BO37]=1); &quot;&quot;; IF(SUM([.$G$11:.$G37])&lt;[.BP$10];1;0))">
            <text:p/>
          </table:table-cell>
          <table:table-cell table:formula="of:=IF(OR([.BP37]=&quot;&quot;; [.BP37]=1); &quot;&quot;; IF(SUM([.$G$11:.$G37])&lt;[.BQ$10];1;0))">
            <text:p/>
          </table:table-cell>
          <table:table-cell table:formula="of:=IF(OR([.BQ37]=&quot;&quot;; [.BQ37]=1); &quot;&quot;; IF(SUM([.$G$11:.$G37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IF([.$E$5]*[.$A38]&lt;=[.$E$1];[.$E$5]*[.$A38];&quot;&quot;)">
            <text:p/>
          </table:table-cell>
          <table:table-cell table:formula="of:=IF([.$B38]&lt;&gt;&quot;&quot;;[.$E$1]-[.B38];&quot;&quot;)">
            <text:p/>
          </table:table-cell>
          <table:table-cell table:formula="of:=IF(AND([.$B38]&lt;&gt;&quot;&quot;;FLOOR([.$B38]/[.$E$5];1)&lt;=[.$C$4]);FLOOR([.$B38]/[.$E$5];1);&quot;&quot;)">
            <text:p/>
          </table:table-cell>
          <table:table-cell/>
          <table:table-cell table:formula="of:=IF([.$D38]&lt;&gt;&quot;&quot;;[.$C$2]+[.D38]*IF([.$C$2]&gt;[.$C$3];-1;1);&quot;&quot;)">
            <text:p/>
          </table:table-cell>
          <table:table-cell table:formula="of:=IF([.$D38]&lt;&gt;&quot;&quot;;60/[.F38]*1000;&quot;&quot;)">
            <text:p/>
          </table:table-cell>
          <table:table-cell table:formula="of:=IF([.G38]&lt;&gt;&quot;&quot;;0;&quot;&quot;)">
            <text:p/>
          </table:table-cell>
          <table:table-cell table:formula="of:=IF(OR([.H38]=&quot;&quot;; [.H38]=1); &quot;&quot;; IF(SUM([.$G$11:.$G38])&lt;[.I$10];1;0))">
            <text:p/>
          </table:table-cell>
          <table:table-cell table:formula="of:=IF(OR([.I38]=&quot;&quot;; [.I38]=1); &quot;&quot;; IF(SUM([.$G$11:.$G38])&lt;[.J$10];1;0))">
            <text:p/>
          </table:table-cell>
          <table:table-cell table:formula="of:=IF(OR([.J38]=&quot;&quot;; [.J38]=1); &quot;&quot;; IF(SUM([.$G$11:.$G38])&lt;[.K$10];1;0))">
            <text:p/>
          </table:table-cell>
          <table:table-cell table:formula="of:=IF(OR([.K38]=&quot;&quot;; [.K38]=1); &quot;&quot;; IF(SUM([.$G$11:.$G38])&lt;[.L$10];1;0))">
            <text:p/>
          </table:table-cell>
          <table:table-cell table:formula="of:=IF(OR([.L38]=&quot;&quot;; [.L38]=1); &quot;&quot;; IF(SUM([.$G$11:.$G38])&lt;[.M$10];1;0))">
            <text:p/>
          </table:table-cell>
          <table:table-cell table:formula="of:=IF(OR([.M38]=&quot;&quot;; [.M38]=1); &quot;&quot;; IF(SUM([.$G$11:.$G38])&lt;[.N$10];1;0))">
            <text:p/>
          </table:table-cell>
          <table:table-cell table:formula="of:=IF(OR([.N38]=&quot;&quot;; [.N38]=1); &quot;&quot;; IF(SUM([.$G$11:.$G38])&lt;[.O$10];1;0))">
            <text:p/>
          </table:table-cell>
          <table:table-cell table:formula="of:=IF(OR([.O38]=&quot;&quot;; [.O38]=1); &quot;&quot;; IF(SUM([.$G$11:.$G38])&lt;[.P$10];1;0))">
            <text:p/>
          </table:table-cell>
          <table:table-cell table:formula="of:=IF(OR([.P38]=&quot;&quot;; [.P38]=1); &quot;&quot;; IF(SUM([.$G$11:.$G38])&lt;[.Q$10];1;0))">
            <text:p/>
          </table:table-cell>
          <table:table-cell table:formula="of:=IF(OR([.Q38]=&quot;&quot;; [.Q38]=1); &quot;&quot;; IF(SUM([.$G$11:.$G38])&lt;[.R$10];1;0))">
            <text:p/>
          </table:table-cell>
          <table:table-cell table:formula="of:=IF(OR([.R38]=&quot;&quot;; [.R38]=1); &quot;&quot;; IF(SUM([.$G$11:.$G38])&lt;[.S$10];1;0))">
            <text:p/>
          </table:table-cell>
          <table:table-cell table:formula="of:=IF(OR([.S38]=&quot;&quot;; [.S38]=1); &quot;&quot;; IF(SUM([.$G$11:.$G38])&lt;[.T$10];1;0))">
            <text:p/>
          </table:table-cell>
          <table:table-cell table:formula="of:=IF(OR([.T38]=&quot;&quot;; [.T38]=1); &quot;&quot;; IF(SUM([.$G$11:.$G38])&lt;[.U$10];1;0))">
            <text:p/>
          </table:table-cell>
          <table:table-cell table:formula="of:=IF(OR([.U38]=&quot;&quot;; [.U38]=1); &quot;&quot;; IF(SUM([.$G$11:.$G38])&lt;[.V$10];1;0))">
            <text:p/>
          </table:table-cell>
          <table:table-cell table:formula="of:=IF(OR([.V38]=&quot;&quot;; [.V38]=1); &quot;&quot;; IF(SUM([.$G$11:.$G38])&lt;[.W$10];1;0))">
            <text:p/>
          </table:table-cell>
          <table:table-cell table:formula="of:=IF(OR([.W38]=&quot;&quot;; [.W38]=1); &quot;&quot;; IF(SUM([.$G$11:.$G38])&lt;[.X$10];1;0))">
            <text:p/>
          </table:table-cell>
          <table:table-cell table:formula="of:=IF(OR([.X38]=&quot;&quot;; [.X38]=1); &quot;&quot;; IF(SUM([.$G$11:.$G38])&lt;[.Y$10];1;0))">
            <text:p/>
          </table:table-cell>
          <table:table-cell table:formula="of:=IF(OR([.Y38]=&quot;&quot;; [.Y38]=1); &quot;&quot;; IF(SUM([.$G$11:.$G38])&lt;[.Z$10];1;0))">
            <text:p/>
          </table:table-cell>
          <table:table-cell table:formula="of:=IF(OR([.Z38]=&quot;&quot;; [.Z38]=1); &quot;&quot;; IF(SUM([.$G$11:.$G38])&lt;[.AA$10];1;0))">
            <text:p/>
          </table:table-cell>
          <table:table-cell table:formula="of:=IF(OR([.AA38]=&quot;&quot;; [.AA38]=1); &quot;&quot;; IF(SUM([.$G$11:.$G38])&lt;[.AB$10];1;0))">
            <text:p/>
          </table:table-cell>
          <table:table-cell table:formula="of:=IF(OR([.AB38]=&quot;&quot;; [.AB38]=1); &quot;&quot;; IF(SUM([.$G$11:.$G38])&lt;[.AC$10];1;0))">
            <text:p/>
          </table:table-cell>
          <table:table-cell table:formula="of:=IF(OR([.AC38]=&quot;&quot;; [.AC38]=1); &quot;&quot;; IF(SUM([.$G$11:.$G38])&lt;[.AD$10];1;0))">
            <text:p/>
          </table:table-cell>
          <table:table-cell table:formula="of:=IF(OR([.AD38]=&quot;&quot;; [.AD38]=1); &quot;&quot;; IF(SUM([.$G$11:.$G38])&lt;[.AE$10];1;0))">
            <text:p/>
          </table:table-cell>
          <table:table-cell table:formula="of:=IF(OR([.AE38]=&quot;&quot;; [.AE38]=1); &quot;&quot;; IF(SUM([.$G$11:.$G38])&lt;[.AF$10];1;0))">
            <text:p/>
          </table:table-cell>
          <table:table-cell table:formula="of:=IF(OR([.AF38]=&quot;&quot;; [.AF38]=1); &quot;&quot;; IF(SUM([.$G$11:.$G38])&lt;[.AG$10];1;0))">
            <text:p/>
          </table:table-cell>
          <table:table-cell table:formula="of:=IF(OR([.AG38]=&quot;&quot;; [.AG38]=1); &quot;&quot;; IF(SUM([.$G$11:.$G38])&lt;[.AH$10];1;0))">
            <text:p/>
          </table:table-cell>
          <table:table-cell table:formula="of:=IF(OR([.AH38]=&quot;&quot;; [.AH38]=1); &quot;&quot;; IF(SUM([.$G$11:.$G38])&lt;[.AI$10];1;0))">
            <text:p/>
          </table:table-cell>
          <table:table-cell table:formula="of:=IF(OR([.AI38]=&quot;&quot;; [.AI38]=1); &quot;&quot;; IF(SUM([.$G$11:.$G38])&lt;[.AJ$10];1;0))">
            <text:p/>
          </table:table-cell>
          <table:table-cell table:formula="of:=IF(OR([.AJ38]=&quot;&quot;; [.AJ38]=1); &quot;&quot;; IF(SUM([.$G$11:.$G38])&lt;[.AK$10];1;0))">
            <text:p/>
          </table:table-cell>
          <table:table-cell table:formula="of:=IF(OR([.AK38]=&quot;&quot;; [.AK38]=1); &quot;&quot;; IF(SUM([.$G$11:.$G38])&lt;[.AL$10];1;0))">
            <text:p/>
          </table:table-cell>
          <table:table-cell table:formula="of:=IF(OR([.AL38]=&quot;&quot;; [.AL38]=1); &quot;&quot;; IF(SUM([.$G$11:.$G38])&lt;[.AM$10];1;0))">
            <text:p/>
          </table:table-cell>
          <table:table-cell table:formula="of:=IF(OR([.AM38]=&quot;&quot;; [.AM38]=1); &quot;&quot;; IF(SUM([.$G$11:.$G38])&lt;[.AN$10];1;0))">
            <text:p/>
          </table:table-cell>
          <table:table-cell table:formula="of:=IF(OR([.AN38]=&quot;&quot;; [.AN38]=1); &quot;&quot;; IF(SUM([.$G$11:.$G38])&lt;[.AO$10];1;0))">
            <text:p/>
          </table:table-cell>
          <table:table-cell table:formula="of:=IF(OR([.AO38]=&quot;&quot;; [.AO38]=1); &quot;&quot;; IF(SUM([.$G$11:.$G38])&lt;[.AP$10];1;0))">
            <text:p/>
          </table:table-cell>
          <table:table-cell table:formula="of:=IF(OR([.AP38]=&quot;&quot;; [.AP38]=1); &quot;&quot;; IF(SUM([.$G$11:.$G38])&lt;[.AQ$10];1;0))">
            <text:p/>
          </table:table-cell>
          <table:table-cell table:formula="of:=IF(OR([.AQ38]=&quot;&quot;; [.AQ38]=1); &quot;&quot;; IF(SUM([.$G$11:.$G38])&lt;[.AR$10];1;0))">
            <text:p/>
          </table:table-cell>
          <table:table-cell table:formula="of:=IF(OR([.AR38]=&quot;&quot;; [.AR38]=1); &quot;&quot;; IF(SUM([.$G$11:.$G38])&lt;[.AS$10];1;0))">
            <text:p/>
          </table:table-cell>
          <table:table-cell table:formula="of:=IF(OR([.AS38]=&quot;&quot;; [.AS38]=1); &quot;&quot;; IF(SUM([.$G$11:.$G38])&lt;[.AT$10];1;0))">
            <text:p/>
          </table:table-cell>
          <table:table-cell table:formula="of:=IF(OR([.AT38]=&quot;&quot;; [.AT38]=1); &quot;&quot;; IF(SUM([.$G$11:.$G38])&lt;[.AU$10];1;0))">
            <text:p/>
          </table:table-cell>
          <table:table-cell table:formula="of:=IF(OR([.AU38]=&quot;&quot;; [.AU38]=1); &quot;&quot;; IF(SUM([.$G$11:.$G38])&lt;[.AV$10];1;0))">
            <text:p/>
          </table:table-cell>
          <table:table-cell table:formula="of:=IF(OR([.AV38]=&quot;&quot;; [.AV38]=1); &quot;&quot;; IF(SUM([.$G$11:.$G38])&lt;[.AW$10];1;0))">
            <text:p/>
          </table:table-cell>
          <table:table-cell table:formula="of:=IF(OR([.AW38]=&quot;&quot;; [.AW38]=1); &quot;&quot;; IF(SUM([.$G$11:.$G38])&lt;[.AX$10];1;0))">
            <text:p/>
          </table:table-cell>
          <table:table-cell table:formula="of:=IF(OR([.AX38]=&quot;&quot;; [.AX38]=1); &quot;&quot;; IF(SUM([.$G$11:.$G38])&lt;[.AY$10];1;0))">
            <text:p/>
          </table:table-cell>
          <table:table-cell table:formula="of:=IF(OR([.AY38]=&quot;&quot;; [.AY38]=1); &quot;&quot;; IF(SUM([.$G$11:.$G38])&lt;[.AZ$10];1;0))">
            <text:p/>
          </table:table-cell>
          <table:table-cell table:formula="of:=IF(OR([.AZ38]=&quot;&quot;; [.AZ38]=1); &quot;&quot;; IF(SUM([.$G$11:.$G38])&lt;[.BA$10];1;0))">
            <text:p/>
          </table:table-cell>
          <table:table-cell table:formula="of:=IF(OR([.BA38]=&quot;&quot;; [.BA38]=1); &quot;&quot;; IF(SUM([.$G$11:.$G38])&lt;[.BB$10];1;0))">
            <text:p/>
          </table:table-cell>
          <table:table-cell table:formula="of:=IF(OR([.BB38]=&quot;&quot;; [.BB38]=1); &quot;&quot;; IF(SUM([.$G$11:.$G38])&lt;[.BC$10];1;0))">
            <text:p/>
          </table:table-cell>
          <table:table-cell table:formula="of:=IF(OR([.BC38]=&quot;&quot;; [.BC38]=1); &quot;&quot;; IF(SUM([.$G$11:.$G38])&lt;[.BD$10];1;0))">
            <text:p/>
          </table:table-cell>
          <table:table-cell table:formula="of:=IF(OR([.BD38]=&quot;&quot;; [.BD38]=1); &quot;&quot;; IF(SUM([.$G$11:.$G38])&lt;[.BE$10];1;0))">
            <text:p/>
          </table:table-cell>
          <table:table-cell table:formula="of:=IF(OR([.BE38]=&quot;&quot;; [.BE38]=1); &quot;&quot;; IF(SUM([.$G$11:.$G38])&lt;[.BF$10];1;0))">
            <text:p/>
          </table:table-cell>
          <table:table-cell table:formula="of:=IF(OR([.BF38]=&quot;&quot;; [.BF38]=1); &quot;&quot;; IF(SUM([.$G$11:.$G38])&lt;[.BG$10];1;0))">
            <text:p/>
          </table:table-cell>
          <table:table-cell table:formula="of:=IF(OR([.BG38]=&quot;&quot;; [.BG38]=1); &quot;&quot;; IF(SUM([.$G$11:.$G38])&lt;[.BH$10];1;0))">
            <text:p/>
          </table:table-cell>
          <table:table-cell table:formula="of:=IF(OR([.BH38]=&quot;&quot;; [.BH38]=1); &quot;&quot;; IF(SUM([.$G$11:.$G38])&lt;[.BI$10];1;0))">
            <text:p/>
          </table:table-cell>
          <table:table-cell table:formula="of:=IF(OR([.BI38]=&quot;&quot;; [.BI38]=1); &quot;&quot;; IF(SUM([.$G$11:.$G38])&lt;[.BJ$10];1;0))">
            <text:p/>
          </table:table-cell>
          <table:table-cell table:formula="of:=IF(OR([.BJ38]=&quot;&quot;; [.BJ38]=1); &quot;&quot;; IF(SUM([.$G$11:.$G38])&lt;[.BK$10];1;0))">
            <text:p/>
          </table:table-cell>
          <table:table-cell table:formula="of:=IF(OR([.BK38]=&quot;&quot;; [.BK38]=1); &quot;&quot;; IF(SUM([.$G$11:.$G38])&lt;[.BL$10];1;0))">
            <text:p/>
          </table:table-cell>
          <table:table-cell table:formula="of:=IF(OR([.BL38]=&quot;&quot;; [.BL38]=1); &quot;&quot;; IF(SUM([.$G$11:.$G38])&lt;[.BM$10];1;0))">
            <text:p/>
          </table:table-cell>
          <table:table-cell table:formula="of:=IF(OR([.BM38]=&quot;&quot;; [.BM38]=1); &quot;&quot;; IF(SUM([.$G$11:.$G38])&lt;[.BN$10];1;0))">
            <text:p/>
          </table:table-cell>
          <table:table-cell table:formula="of:=IF(OR([.BN38]=&quot;&quot;; [.BN38]=1); &quot;&quot;; IF(SUM([.$G$11:.$G38])&lt;[.BO$10];1;0))">
            <text:p/>
          </table:table-cell>
          <table:table-cell table:formula="of:=IF(OR([.BO38]=&quot;&quot;; [.BO38]=1); &quot;&quot;; IF(SUM([.$G$11:.$G38])&lt;[.BP$10];1;0))">
            <text:p/>
          </table:table-cell>
          <table:table-cell table:formula="of:=IF(OR([.BP38]=&quot;&quot;; [.BP38]=1); &quot;&quot;; IF(SUM([.$G$11:.$G38])&lt;[.BQ$10];1;0))">
            <text:p/>
          </table:table-cell>
          <table:table-cell table:formula="of:=IF(OR([.BQ38]=&quot;&quot;; [.BQ38]=1); &quot;&quot;; IF(SUM([.$G$11:.$G38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IF([.$E$5]*[.$A39]&lt;=[.$E$1];[.$E$5]*[.$A39];&quot;&quot;)">
            <text:p/>
          </table:table-cell>
          <table:table-cell table:formula="of:=IF([.$B39]&lt;&gt;&quot;&quot;;[.$E$1]-[.B39];&quot;&quot;)">
            <text:p/>
          </table:table-cell>
          <table:table-cell table:formula="of:=IF(AND([.$B39]&lt;&gt;&quot;&quot;;FLOOR([.$B39]/[.$E$5];1)&lt;=[.$C$4]);FLOOR([.$B39]/[.$E$5];1);&quot;&quot;)">
            <text:p/>
          </table:table-cell>
          <table:table-cell/>
          <table:table-cell table:formula="of:=IF([.$D39]&lt;&gt;&quot;&quot;;[.$C$2]+[.D39]*IF([.$C$2]&gt;[.$C$3];-1;1);&quot;&quot;)">
            <text:p/>
          </table:table-cell>
          <table:table-cell table:formula="of:=IF([.$D39]&lt;&gt;&quot;&quot;;60/[.F39]*1000;&quot;&quot;)">
            <text:p/>
          </table:table-cell>
          <table:table-cell table:formula="of:=IF([.G39]&lt;&gt;&quot;&quot;;0;&quot;&quot;)">
            <text:p/>
          </table:table-cell>
          <table:table-cell table:formula="of:=IF(OR([.H39]=&quot;&quot;; [.H39]=1); &quot;&quot;; IF(SUM([.$G$11:.$G39])&lt;[.I$10];1;0))">
            <text:p/>
          </table:table-cell>
          <table:table-cell table:formula="of:=IF(OR([.I39]=&quot;&quot;; [.I39]=1); &quot;&quot;; IF(SUM([.$G$11:.$G39])&lt;[.J$10];1;0))">
            <text:p/>
          </table:table-cell>
          <table:table-cell table:formula="of:=IF(OR([.J39]=&quot;&quot;; [.J39]=1); &quot;&quot;; IF(SUM([.$G$11:.$G39])&lt;[.K$10];1;0))">
            <text:p/>
          </table:table-cell>
          <table:table-cell table:formula="of:=IF(OR([.K39]=&quot;&quot;; [.K39]=1); &quot;&quot;; IF(SUM([.$G$11:.$G39])&lt;[.L$10];1;0))">
            <text:p/>
          </table:table-cell>
          <table:table-cell table:formula="of:=IF(OR([.L39]=&quot;&quot;; [.L39]=1); &quot;&quot;; IF(SUM([.$G$11:.$G39])&lt;[.M$10];1;0))">
            <text:p/>
          </table:table-cell>
          <table:table-cell table:formula="of:=IF(OR([.M39]=&quot;&quot;; [.M39]=1); &quot;&quot;; IF(SUM([.$G$11:.$G39])&lt;[.N$10];1;0))">
            <text:p/>
          </table:table-cell>
          <table:table-cell table:formula="of:=IF(OR([.N39]=&quot;&quot;; [.N39]=1); &quot;&quot;; IF(SUM([.$G$11:.$G39])&lt;[.O$10];1;0))">
            <text:p/>
          </table:table-cell>
          <table:table-cell table:formula="of:=IF(OR([.O39]=&quot;&quot;; [.O39]=1); &quot;&quot;; IF(SUM([.$G$11:.$G39])&lt;[.P$10];1;0))">
            <text:p/>
          </table:table-cell>
          <table:table-cell table:formula="of:=IF(OR([.P39]=&quot;&quot;; [.P39]=1); &quot;&quot;; IF(SUM([.$G$11:.$G39])&lt;[.Q$10];1;0))">
            <text:p/>
          </table:table-cell>
          <table:table-cell table:formula="of:=IF(OR([.Q39]=&quot;&quot;; [.Q39]=1); &quot;&quot;; IF(SUM([.$G$11:.$G39])&lt;[.R$10];1;0))">
            <text:p/>
          </table:table-cell>
          <table:table-cell table:formula="of:=IF(OR([.R39]=&quot;&quot;; [.R39]=1); &quot;&quot;; IF(SUM([.$G$11:.$G39])&lt;[.S$10];1;0))">
            <text:p/>
          </table:table-cell>
          <table:table-cell table:formula="of:=IF(OR([.S39]=&quot;&quot;; [.S39]=1); &quot;&quot;; IF(SUM([.$G$11:.$G39])&lt;[.T$10];1;0))">
            <text:p/>
          </table:table-cell>
          <table:table-cell table:formula="of:=IF(OR([.T39]=&quot;&quot;; [.T39]=1); &quot;&quot;; IF(SUM([.$G$11:.$G39])&lt;[.U$10];1;0))">
            <text:p/>
          </table:table-cell>
          <table:table-cell table:formula="of:=IF(OR([.U39]=&quot;&quot;; [.U39]=1); &quot;&quot;; IF(SUM([.$G$11:.$G39])&lt;[.V$10];1;0))">
            <text:p/>
          </table:table-cell>
          <table:table-cell table:formula="of:=IF(OR([.V39]=&quot;&quot;; [.V39]=1); &quot;&quot;; IF(SUM([.$G$11:.$G39])&lt;[.W$10];1;0))">
            <text:p/>
          </table:table-cell>
          <table:table-cell table:formula="of:=IF(OR([.W39]=&quot;&quot;; [.W39]=1); &quot;&quot;; IF(SUM([.$G$11:.$G39])&lt;[.X$10];1;0))">
            <text:p/>
          </table:table-cell>
          <table:table-cell table:formula="of:=IF(OR([.X39]=&quot;&quot;; [.X39]=1); &quot;&quot;; IF(SUM([.$G$11:.$G39])&lt;[.Y$10];1;0))">
            <text:p/>
          </table:table-cell>
          <table:table-cell table:formula="of:=IF(OR([.Y39]=&quot;&quot;; [.Y39]=1); &quot;&quot;; IF(SUM([.$G$11:.$G39])&lt;[.Z$10];1;0))">
            <text:p/>
          </table:table-cell>
          <table:table-cell table:formula="of:=IF(OR([.Z39]=&quot;&quot;; [.Z39]=1); &quot;&quot;; IF(SUM([.$G$11:.$G39])&lt;[.AA$10];1;0))">
            <text:p/>
          </table:table-cell>
          <table:table-cell table:formula="of:=IF(OR([.AA39]=&quot;&quot;; [.AA39]=1); &quot;&quot;; IF(SUM([.$G$11:.$G39])&lt;[.AB$10];1;0))">
            <text:p/>
          </table:table-cell>
          <table:table-cell table:formula="of:=IF(OR([.AB39]=&quot;&quot;; [.AB39]=1); &quot;&quot;; IF(SUM([.$G$11:.$G39])&lt;[.AC$10];1;0))">
            <text:p/>
          </table:table-cell>
          <table:table-cell table:formula="of:=IF(OR([.AC39]=&quot;&quot;; [.AC39]=1); &quot;&quot;; IF(SUM([.$G$11:.$G39])&lt;[.AD$10];1;0))">
            <text:p/>
          </table:table-cell>
          <table:table-cell table:formula="of:=IF(OR([.AD39]=&quot;&quot;; [.AD39]=1); &quot;&quot;; IF(SUM([.$G$11:.$G39])&lt;[.AE$10];1;0))">
            <text:p/>
          </table:table-cell>
          <table:table-cell table:formula="of:=IF(OR([.AE39]=&quot;&quot;; [.AE39]=1); &quot;&quot;; IF(SUM([.$G$11:.$G39])&lt;[.AF$10];1;0))">
            <text:p/>
          </table:table-cell>
          <table:table-cell table:formula="of:=IF(OR([.AF39]=&quot;&quot;; [.AF39]=1); &quot;&quot;; IF(SUM([.$G$11:.$G39])&lt;[.AG$10];1;0))">
            <text:p/>
          </table:table-cell>
          <table:table-cell table:formula="of:=IF(OR([.AG39]=&quot;&quot;; [.AG39]=1); &quot;&quot;; IF(SUM([.$G$11:.$G39])&lt;[.AH$10];1;0))">
            <text:p/>
          </table:table-cell>
          <table:table-cell table:formula="of:=IF(OR([.AH39]=&quot;&quot;; [.AH39]=1); &quot;&quot;; IF(SUM([.$G$11:.$G39])&lt;[.AI$10];1;0))">
            <text:p/>
          </table:table-cell>
          <table:table-cell table:formula="of:=IF(OR([.AI39]=&quot;&quot;; [.AI39]=1); &quot;&quot;; IF(SUM([.$G$11:.$G39])&lt;[.AJ$10];1;0))">
            <text:p/>
          </table:table-cell>
          <table:table-cell table:formula="of:=IF(OR([.AJ39]=&quot;&quot;; [.AJ39]=1); &quot;&quot;; IF(SUM([.$G$11:.$G39])&lt;[.AK$10];1;0))">
            <text:p/>
          </table:table-cell>
          <table:table-cell table:formula="of:=IF(OR([.AK39]=&quot;&quot;; [.AK39]=1); &quot;&quot;; IF(SUM([.$G$11:.$G39])&lt;[.AL$10];1;0))">
            <text:p/>
          </table:table-cell>
          <table:table-cell table:formula="of:=IF(OR([.AL39]=&quot;&quot;; [.AL39]=1); &quot;&quot;; IF(SUM([.$G$11:.$G39])&lt;[.AM$10];1;0))">
            <text:p/>
          </table:table-cell>
          <table:table-cell table:formula="of:=IF(OR([.AM39]=&quot;&quot;; [.AM39]=1); &quot;&quot;; IF(SUM([.$G$11:.$G39])&lt;[.AN$10];1;0))">
            <text:p/>
          </table:table-cell>
          <table:table-cell table:formula="of:=IF(OR([.AN39]=&quot;&quot;; [.AN39]=1); &quot;&quot;; IF(SUM([.$G$11:.$G39])&lt;[.AO$10];1;0))">
            <text:p/>
          </table:table-cell>
          <table:table-cell table:formula="of:=IF(OR([.AO39]=&quot;&quot;; [.AO39]=1); &quot;&quot;; IF(SUM([.$G$11:.$G39])&lt;[.AP$10];1;0))">
            <text:p/>
          </table:table-cell>
          <table:table-cell table:formula="of:=IF(OR([.AP39]=&quot;&quot;; [.AP39]=1); &quot;&quot;; IF(SUM([.$G$11:.$G39])&lt;[.AQ$10];1;0))">
            <text:p/>
          </table:table-cell>
          <table:table-cell table:formula="of:=IF(OR([.AQ39]=&quot;&quot;; [.AQ39]=1); &quot;&quot;; IF(SUM([.$G$11:.$G39])&lt;[.AR$10];1;0))">
            <text:p/>
          </table:table-cell>
          <table:table-cell table:formula="of:=IF(OR([.AR39]=&quot;&quot;; [.AR39]=1); &quot;&quot;; IF(SUM([.$G$11:.$G39])&lt;[.AS$10];1;0))">
            <text:p/>
          </table:table-cell>
          <table:table-cell table:formula="of:=IF(OR([.AS39]=&quot;&quot;; [.AS39]=1); &quot;&quot;; IF(SUM([.$G$11:.$G39])&lt;[.AT$10];1;0))">
            <text:p/>
          </table:table-cell>
          <table:table-cell table:formula="of:=IF(OR([.AT39]=&quot;&quot;; [.AT39]=1); &quot;&quot;; IF(SUM([.$G$11:.$G39])&lt;[.AU$10];1;0))">
            <text:p/>
          </table:table-cell>
          <table:table-cell table:formula="of:=IF(OR([.AU39]=&quot;&quot;; [.AU39]=1); &quot;&quot;; IF(SUM([.$G$11:.$G39])&lt;[.AV$10];1;0))">
            <text:p/>
          </table:table-cell>
          <table:table-cell table:formula="of:=IF(OR([.AV39]=&quot;&quot;; [.AV39]=1); &quot;&quot;; IF(SUM([.$G$11:.$G39])&lt;[.AW$10];1;0))">
            <text:p/>
          </table:table-cell>
          <table:table-cell table:formula="of:=IF(OR([.AW39]=&quot;&quot;; [.AW39]=1); &quot;&quot;; IF(SUM([.$G$11:.$G39])&lt;[.AX$10];1;0))">
            <text:p/>
          </table:table-cell>
          <table:table-cell table:formula="of:=IF(OR([.AX39]=&quot;&quot;; [.AX39]=1); &quot;&quot;; IF(SUM([.$G$11:.$G39])&lt;[.AY$10];1;0))">
            <text:p/>
          </table:table-cell>
          <table:table-cell table:formula="of:=IF(OR([.AY39]=&quot;&quot;; [.AY39]=1); &quot;&quot;; IF(SUM([.$G$11:.$G39])&lt;[.AZ$10];1;0))">
            <text:p/>
          </table:table-cell>
          <table:table-cell table:formula="of:=IF(OR([.AZ39]=&quot;&quot;; [.AZ39]=1); &quot;&quot;; IF(SUM([.$G$11:.$G39])&lt;[.BA$10];1;0))">
            <text:p/>
          </table:table-cell>
          <table:table-cell table:formula="of:=IF(OR([.BA39]=&quot;&quot;; [.BA39]=1); &quot;&quot;; IF(SUM([.$G$11:.$G39])&lt;[.BB$10];1;0))">
            <text:p/>
          </table:table-cell>
          <table:table-cell table:formula="of:=IF(OR([.BB39]=&quot;&quot;; [.BB39]=1); &quot;&quot;; IF(SUM([.$G$11:.$G39])&lt;[.BC$10];1;0))">
            <text:p/>
          </table:table-cell>
          <table:table-cell table:formula="of:=IF(OR([.BC39]=&quot;&quot;; [.BC39]=1); &quot;&quot;; IF(SUM([.$G$11:.$G39])&lt;[.BD$10];1;0))">
            <text:p/>
          </table:table-cell>
          <table:table-cell table:formula="of:=IF(OR([.BD39]=&quot;&quot;; [.BD39]=1); &quot;&quot;; IF(SUM([.$G$11:.$G39])&lt;[.BE$10];1;0))">
            <text:p/>
          </table:table-cell>
          <table:table-cell table:formula="of:=IF(OR([.BE39]=&quot;&quot;; [.BE39]=1); &quot;&quot;; IF(SUM([.$G$11:.$G39])&lt;[.BF$10];1;0))">
            <text:p/>
          </table:table-cell>
          <table:table-cell table:formula="of:=IF(OR([.BF39]=&quot;&quot;; [.BF39]=1); &quot;&quot;; IF(SUM([.$G$11:.$G39])&lt;[.BG$10];1;0))">
            <text:p/>
          </table:table-cell>
          <table:table-cell table:formula="of:=IF(OR([.BG39]=&quot;&quot;; [.BG39]=1); &quot;&quot;; IF(SUM([.$G$11:.$G39])&lt;[.BH$10];1;0))">
            <text:p/>
          </table:table-cell>
          <table:table-cell table:formula="of:=IF(OR([.BH39]=&quot;&quot;; [.BH39]=1); &quot;&quot;; IF(SUM([.$G$11:.$G39])&lt;[.BI$10];1;0))">
            <text:p/>
          </table:table-cell>
          <table:table-cell table:formula="of:=IF(OR([.BI39]=&quot;&quot;; [.BI39]=1); &quot;&quot;; IF(SUM([.$G$11:.$G39])&lt;[.BJ$10];1;0))">
            <text:p/>
          </table:table-cell>
          <table:table-cell table:formula="of:=IF(OR([.BJ39]=&quot;&quot;; [.BJ39]=1); &quot;&quot;; IF(SUM([.$G$11:.$G39])&lt;[.BK$10];1;0))">
            <text:p/>
          </table:table-cell>
          <table:table-cell table:formula="of:=IF(OR([.BK39]=&quot;&quot;; [.BK39]=1); &quot;&quot;; IF(SUM([.$G$11:.$G39])&lt;[.BL$10];1;0))">
            <text:p/>
          </table:table-cell>
          <table:table-cell table:formula="of:=IF(OR([.BL39]=&quot;&quot;; [.BL39]=1); &quot;&quot;; IF(SUM([.$G$11:.$G39])&lt;[.BM$10];1;0))">
            <text:p/>
          </table:table-cell>
          <table:table-cell table:formula="of:=IF(OR([.BM39]=&quot;&quot;; [.BM39]=1); &quot;&quot;; IF(SUM([.$G$11:.$G39])&lt;[.BN$10];1;0))">
            <text:p/>
          </table:table-cell>
          <table:table-cell table:formula="of:=IF(OR([.BN39]=&quot;&quot;; [.BN39]=1); &quot;&quot;; IF(SUM([.$G$11:.$G39])&lt;[.BO$10];1;0))">
            <text:p/>
          </table:table-cell>
          <table:table-cell table:formula="of:=IF(OR([.BO39]=&quot;&quot;; [.BO39]=1); &quot;&quot;; IF(SUM([.$G$11:.$G39])&lt;[.BP$10];1;0))">
            <text:p/>
          </table:table-cell>
          <table:table-cell table:formula="of:=IF(OR([.BP39]=&quot;&quot;; [.BP39]=1); &quot;&quot;; IF(SUM([.$G$11:.$G39])&lt;[.BQ$10];1;0))">
            <text:p/>
          </table:table-cell>
          <table:table-cell table:formula="of:=IF(OR([.BQ39]=&quot;&quot;; [.BQ39]=1); &quot;&quot;; IF(SUM([.$G$11:.$G39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IF([.$E$5]*[.$A40]&lt;=[.$E$1];[.$E$5]*[.$A40];&quot;&quot;)">
            <text:p/>
          </table:table-cell>
          <table:table-cell table:formula="of:=IF([.$B40]&lt;&gt;&quot;&quot;;[.$E$1]-[.B40];&quot;&quot;)">
            <text:p/>
          </table:table-cell>
          <table:table-cell table:formula="of:=IF(AND([.$B40]&lt;&gt;&quot;&quot;;FLOOR([.$B40]/[.$E$5];1)&lt;=[.$C$4]);FLOOR([.$B40]/[.$E$5];1);&quot;&quot;)">
            <text:p/>
          </table:table-cell>
          <table:table-cell/>
          <table:table-cell table:formula="of:=IF([.$D40]&lt;&gt;&quot;&quot;;[.$C$2]+[.D40]*IF([.$C$2]&gt;[.$C$3];-1;1);&quot;&quot;)">
            <text:p/>
          </table:table-cell>
          <table:table-cell table:formula="of:=IF([.$D40]&lt;&gt;&quot;&quot;;60/[.F40]*1000;&quot;&quot;)">
            <text:p/>
          </table:table-cell>
          <table:table-cell table:formula="of:=IF([.G40]&lt;&gt;&quot;&quot;;0;&quot;&quot;)">
            <text:p/>
          </table:table-cell>
          <table:table-cell table:formula="of:=IF(OR([.H40]=&quot;&quot;; [.H40]=1); &quot;&quot;; IF(SUM([.$G$11:.$G40])&lt;[.I$10];1;0))">
            <text:p/>
          </table:table-cell>
          <table:table-cell table:formula="of:=IF(OR([.I40]=&quot;&quot;; [.I40]=1); &quot;&quot;; IF(SUM([.$G$11:.$G40])&lt;[.J$10];1;0))">
            <text:p/>
          </table:table-cell>
          <table:table-cell table:formula="of:=IF(OR([.J40]=&quot;&quot;; [.J40]=1); &quot;&quot;; IF(SUM([.$G$11:.$G40])&lt;[.K$10];1;0))">
            <text:p/>
          </table:table-cell>
          <table:table-cell table:formula="of:=IF(OR([.K40]=&quot;&quot;; [.K40]=1); &quot;&quot;; IF(SUM([.$G$11:.$G40])&lt;[.L$10];1;0))">
            <text:p/>
          </table:table-cell>
          <table:table-cell table:formula="of:=IF(OR([.L40]=&quot;&quot;; [.L40]=1); &quot;&quot;; IF(SUM([.$G$11:.$G40])&lt;[.M$10];1;0))">
            <text:p/>
          </table:table-cell>
          <table:table-cell table:formula="of:=IF(OR([.M40]=&quot;&quot;; [.M40]=1); &quot;&quot;; IF(SUM([.$G$11:.$G40])&lt;[.N$10];1;0))">
            <text:p/>
          </table:table-cell>
          <table:table-cell table:formula="of:=IF(OR([.N40]=&quot;&quot;; [.N40]=1); &quot;&quot;; IF(SUM([.$G$11:.$G40])&lt;[.O$10];1;0))">
            <text:p/>
          </table:table-cell>
          <table:table-cell table:formula="of:=IF(OR([.O40]=&quot;&quot;; [.O40]=1); &quot;&quot;; IF(SUM([.$G$11:.$G40])&lt;[.P$10];1;0))">
            <text:p/>
          </table:table-cell>
          <table:table-cell table:formula="of:=IF(OR([.P40]=&quot;&quot;; [.P40]=1); &quot;&quot;; IF(SUM([.$G$11:.$G40])&lt;[.Q$10];1;0))">
            <text:p/>
          </table:table-cell>
          <table:table-cell table:formula="of:=IF(OR([.Q40]=&quot;&quot;; [.Q40]=1); &quot;&quot;; IF(SUM([.$G$11:.$G40])&lt;[.R$10];1;0))">
            <text:p/>
          </table:table-cell>
          <table:table-cell table:formula="of:=IF(OR([.R40]=&quot;&quot;; [.R40]=1); &quot;&quot;; IF(SUM([.$G$11:.$G40])&lt;[.S$10];1;0))">
            <text:p/>
          </table:table-cell>
          <table:table-cell table:formula="of:=IF(OR([.S40]=&quot;&quot;; [.S40]=1); &quot;&quot;; IF(SUM([.$G$11:.$G40])&lt;[.T$10];1;0))">
            <text:p/>
          </table:table-cell>
          <table:table-cell table:formula="of:=IF(OR([.T40]=&quot;&quot;; [.T40]=1); &quot;&quot;; IF(SUM([.$G$11:.$G40])&lt;[.U$10];1;0))">
            <text:p/>
          </table:table-cell>
          <table:table-cell table:formula="of:=IF(OR([.U40]=&quot;&quot;; [.U40]=1); &quot;&quot;; IF(SUM([.$G$11:.$G40])&lt;[.V$10];1;0))">
            <text:p/>
          </table:table-cell>
          <table:table-cell table:formula="of:=IF(OR([.V40]=&quot;&quot;; [.V40]=1); &quot;&quot;; IF(SUM([.$G$11:.$G40])&lt;[.W$10];1;0))">
            <text:p/>
          </table:table-cell>
          <table:table-cell table:formula="of:=IF(OR([.W40]=&quot;&quot;; [.W40]=1); &quot;&quot;; IF(SUM([.$G$11:.$G40])&lt;[.X$10];1;0))">
            <text:p/>
          </table:table-cell>
          <table:table-cell table:formula="of:=IF(OR([.X40]=&quot;&quot;; [.X40]=1); &quot;&quot;; IF(SUM([.$G$11:.$G40])&lt;[.Y$10];1;0))">
            <text:p/>
          </table:table-cell>
          <table:table-cell table:formula="of:=IF(OR([.Y40]=&quot;&quot;; [.Y40]=1); &quot;&quot;; IF(SUM([.$G$11:.$G40])&lt;[.Z$10];1;0))">
            <text:p/>
          </table:table-cell>
          <table:table-cell table:formula="of:=IF(OR([.Z40]=&quot;&quot;; [.Z40]=1); &quot;&quot;; IF(SUM([.$G$11:.$G40])&lt;[.AA$10];1;0))">
            <text:p/>
          </table:table-cell>
          <table:table-cell table:formula="of:=IF(OR([.AA40]=&quot;&quot;; [.AA40]=1); &quot;&quot;; IF(SUM([.$G$11:.$G40])&lt;[.AB$10];1;0))">
            <text:p/>
          </table:table-cell>
          <table:table-cell table:formula="of:=IF(OR([.AB40]=&quot;&quot;; [.AB40]=1); &quot;&quot;; IF(SUM([.$G$11:.$G40])&lt;[.AC$10];1;0))">
            <text:p/>
          </table:table-cell>
          <table:table-cell table:formula="of:=IF(OR([.AC40]=&quot;&quot;; [.AC40]=1); &quot;&quot;; IF(SUM([.$G$11:.$G40])&lt;[.AD$10];1;0))">
            <text:p/>
          </table:table-cell>
          <table:table-cell table:formula="of:=IF(OR([.AD40]=&quot;&quot;; [.AD40]=1); &quot;&quot;; IF(SUM([.$G$11:.$G40])&lt;[.AE$10];1;0))">
            <text:p/>
          </table:table-cell>
          <table:table-cell table:formula="of:=IF(OR([.AE40]=&quot;&quot;; [.AE40]=1); &quot;&quot;; IF(SUM([.$G$11:.$G40])&lt;[.AF$10];1;0))">
            <text:p/>
          </table:table-cell>
          <table:table-cell table:formula="of:=IF(OR([.AF40]=&quot;&quot;; [.AF40]=1); &quot;&quot;; IF(SUM([.$G$11:.$G40])&lt;[.AG$10];1;0))">
            <text:p/>
          </table:table-cell>
          <table:table-cell table:formula="of:=IF(OR([.AG40]=&quot;&quot;; [.AG40]=1); &quot;&quot;; IF(SUM([.$G$11:.$G40])&lt;[.AH$10];1;0))">
            <text:p/>
          </table:table-cell>
          <table:table-cell table:formula="of:=IF(OR([.AH40]=&quot;&quot;; [.AH40]=1); &quot;&quot;; IF(SUM([.$G$11:.$G40])&lt;[.AI$10];1;0))">
            <text:p/>
          </table:table-cell>
          <table:table-cell table:formula="of:=IF(OR([.AI40]=&quot;&quot;; [.AI40]=1); &quot;&quot;; IF(SUM([.$G$11:.$G40])&lt;[.AJ$10];1;0))">
            <text:p/>
          </table:table-cell>
          <table:table-cell table:formula="of:=IF(OR([.AJ40]=&quot;&quot;; [.AJ40]=1); &quot;&quot;; IF(SUM([.$G$11:.$G40])&lt;[.AK$10];1;0))">
            <text:p/>
          </table:table-cell>
          <table:table-cell table:formula="of:=IF(OR([.AK40]=&quot;&quot;; [.AK40]=1); &quot;&quot;; IF(SUM([.$G$11:.$G40])&lt;[.AL$10];1;0))">
            <text:p/>
          </table:table-cell>
          <table:table-cell table:formula="of:=IF(OR([.AL40]=&quot;&quot;; [.AL40]=1); &quot;&quot;; IF(SUM([.$G$11:.$G40])&lt;[.AM$10];1;0))">
            <text:p/>
          </table:table-cell>
          <table:table-cell table:formula="of:=IF(OR([.AM40]=&quot;&quot;; [.AM40]=1); &quot;&quot;; IF(SUM([.$G$11:.$G40])&lt;[.AN$10];1;0))">
            <text:p/>
          </table:table-cell>
          <table:table-cell table:formula="of:=IF(OR([.AN40]=&quot;&quot;; [.AN40]=1); &quot;&quot;; IF(SUM([.$G$11:.$G40])&lt;[.AO$10];1;0))">
            <text:p/>
          </table:table-cell>
          <table:table-cell table:formula="of:=IF(OR([.AO40]=&quot;&quot;; [.AO40]=1); &quot;&quot;; IF(SUM([.$G$11:.$G40])&lt;[.AP$10];1;0))">
            <text:p/>
          </table:table-cell>
          <table:table-cell table:formula="of:=IF(OR([.AP40]=&quot;&quot;; [.AP40]=1); &quot;&quot;; IF(SUM([.$G$11:.$G40])&lt;[.AQ$10];1;0))">
            <text:p/>
          </table:table-cell>
          <table:table-cell table:formula="of:=IF(OR([.AQ40]=&quot;&quot;; [.AQ40]=1); &quot;&quot;; IF(SUM([.$G$11:.$G40])&lt;[.AR$10];1;0))">
            <text:p/>
          </table:table-cell>
          <table:table-cell table:formula="of:=IF(OR([.AR40]=&quot;&quot;; [.AR40]=1); &quot;&quot;; IF(SUM([.$G$11:.$G40])&lt;[.AS$10];1;0))">
            <text:p/>
          </table:table-cell>
          <table:table-cell table:formula="of:=IF(OR([.AS40]=&quot;&quot;; [.AS40]=1); &quot;&quot;; IF(SUM([.$G$11:.$G40])&lt;[.AT$10];1;0))">
            <text:p/>
          </table:table-cell>
          <table:table-cell table:formula="of:=IF(OR([.AT40]=&quot;&quot;; [.AT40]=1); &quot;&quot;; IF(SUM([.$G$11:.$G40])&lt;[.AU$10];1;0))">
            <text:p/>
          </table:table-cell>
          <table:table-cell table:formula="of:=IF(OR([.AU40]=&quot;&quot;; [.AU40]=1); &quot;&quot;; IF(SUM([.$G$11:.$G40])&lt;[.AV$10];1;0))">
            <text:p/>
          </table:table-cell>
          <table:table-cell table:formula="of:=IF(OR([.AV40]=&quot;&quot;; [.AV40]=1); &quot;&quot;; IF(SUM([.$G$11:.$G40])&lt;[.AW$10];1;0))">
            <text:p/>
          </table:table-cell>
          <table:table-cell table:formula="of:=IF(OR([.AW40]=&quot;&quot;; [.AW40]=1); &quot;&quot;; IF(SUM([.$G$11:.$G40])&lt;[.AX$10];1;0))">
            <text:p/>
          </table:table-cell>
          <table:table-cell table:formula="of:=IF(OR([.AX40]=&quot;&quot;; [.AX40]=1); &quot;&quot;; IF(SUM([.$G$11:.$G40])&lt;[.AY$10];1;0))">
            <text:p/>
          </table:table-cell>
          <table:table-cell table:formula="of:=IF(OR([.AY40]=&quot;&quot;; [.AY40]=1); &quot;&quot;; IF(SUM([.$G$11:.$G40])&lt;[.AZ$10];1;0))">
            <text:p/>
          </table:table-cell>
          <table:table-cell table:formula="of:=IF(OR([.AZ40]=&quot;&quot;; [.AZ40]=1); &quot;&quot;; IF(SUM([.$G$11:.$G40])&lt;[.BA$10];1;0))">
            <text:p/>
          </table:table-cell>
          <table:table-cell table:formula="of:=IF(OR([.BA40]=&quot;&quot;; [.BA40]=1); &quot;&quot;; IF(SUM([.$G$11:.$G40])&lt;[.BB$10];1;0))">
            <text:p/>
          </table:table-cell>
          <table:table-cell table:formula="of:=IF(OR([.BB40]=&quot;&quot;; [.BB40]=1); &quot;&quot;; IF(SUM([.$G$11:.$G40])&lt;[.BC$10];1;0))">
            <text:p/>
          </table:table-cell>
          <table:table-cell table:formula="of:=IF(OR([.BC40]=&quot;&quot;; [.BC40]=1); &quot;&quot;; IF(SUM([.$G$11:.$G40])&lt;[.BD$10];1;0))">
            <text:p/>
          </table:table-cell>
          <table:table-cell table:formula="of:=IF(OR([.BD40]=&quot;&quot;; [.BD40]=1); &quot;&quot;; IF(SUM([.$G$11:.$G40])&lt;[.BE$10];1;0))">
            <text:p/>
          </table:table-cell>
          <table:table-cell table:formula="of:=IF(OR([.BE40]=&quot;&quot;; [.BE40]=1); &quot;&quot;; IF(SUM([.$G$11:.$G40])&lt;[.BF$10];1;0))">
            <text:p/>
          </table:table-cell>
          <table:table-cell table:formula="of:=IF(OR([.BF40]=&quot;&quot;; [.BF40]=1); &quot;&quot;; IF(SUM([.$G$11:.$G40])&lt;[.BG$10];1;0))">
            <text:p/>
          </table:table-cell>
          <table:table-cell table:formula="of:=IF(OR([.BG40]=&quot;&quot;; [.BG40]=1); &quot;&quot;; IF(SUM([.$G$11:.$G40])&lt;[.BH$10];1;0))">
            <text:p/>
          </table:table-cell>
          <table:table-cell table:formula="of:=IF(OR([.BH40]=&quot;&quot;; [.BH40]=1); &quot;&quot;; IF(SUM([.$G$11:.$G40])&lt;[.BI$10];1;0))">
            <text:p/>
          </table:table-cell>
          <table:table-cell table:formula="of:=IF(OR([.BI40]=&quot;&quot;; [.BI40]=1); &quot;&quot;; IF(SUM([.$G$11:.$G40])&lt;[.BJ$10];1;0))">
            <text:p/>
          </table:table-cell>
          <table:table-cell table:formula="of:=IF(OR([.BJ40]=&quot;&quot;; [.BJ40]=1); &quot;&quot;; IF(SUM([.$G$11:.$G40])&lt;[.BK$10];1;0))">
            <text:p/>
          </table:table-cell>
          <table:table-cell table:formula="of:=IF(OR([.BK40]=&quot;&quot;; [.BK40]=1); &quot;&quot;; IF(SUM([.$G$11:.$G40])&lt;[.BL$10];1;0))">
            <text:p/>
          </table:table-cell>
          <table:table-cell table:formula="of:=IF(OR([.BL40]=&quot;&quot;; [.BL40]=1); &quot;&quot;; IF(SUM([.$G$11:.$G40])&lt;[.BM$10];1;0))">
            <text:p/>
          </table:table-cell>
          <table:table-cell table:formula="of:=IF(OR([.BM40]=&quot;&quot;; [.BM40]=1); &quot;&quot;; IF(SUM([.$G$11:.$G40])&lt;[.BN$10];1;0))">
            <text:p/>
          </table:table-cell>
          <table:table-cell table:formula="of:=IF(OR([.BN40]=&quot;&quot;; [.BN40]=1); &quot;&quot;; IF(SUM([.$G$11:.$G40])&lt;[.BO$10];1;0))">
            <text:p/>
          </table:table-cell>
          <table:table-cell table:formula="of:=IF(OR([.BO40]=&quot;&quot;; [.BO40]=1); &quot;&quot;; IF(SUM([.$G$11:.$G40])&lt;[.BP$10];1;0))">
            <text:p/>
          </table:table-cell>
          <table:table-cell table:formula="of:=IF(OR([.BP40]=&quot;&quot;; [.BP40]=1); &quot;&quot;; IF(SUM([.$G$11:.$G40])&lt;[.BQ$10];1;0))">
            <text:p/>
          </table:table-cell>
          <table:table-cell table:formula="of:=IF(OR([.BQ40]=&quot;&quot;; [.BQ40]=1); &quot;&quot;; IF(SUM([.$G$11:.$G40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IF([.$E$5]*[.$A41]&lt;=[.$E$1];[.$E$5]*[.$A41];&quot;&quot;)">
            <text:p/>
          </table:table-cell>
          <table:table-cell table:formula="of:=IF([.$B41]&lt;&gt;&quot;&quot;;[.$E$1]-[.B41];&quot;&quot;)">
            <text:p/>
          </table:table-cell>
          <table:table-cell table:formula="of:=IF(AND([.$B41]&lt;&gt;&quot;&quot;;FLOOR([.$B41]/[.$E$5];1)&lt;=[.$C$4]);FLOOR([.$B41]/[.$E$5];1);&quot;&quot;)">
            <text:p/>
          </table:table-cell>
          <table:table-cell/>
          <table:table-cell table:formula="of:=IF([.$D41]&lt;&gt;&quot;&quot;;[.$C$2]+[.D41]*IF([.$C$2]&gt;[.$C$3];-1;1);&quot;&quot;)">
            <text:p/>
          </table:table-cell>
          <table:table-cell table:formula="of:=IF([.$D41]&lt;&gt;&quot;&quot;;60/[.F41]*1000;&quot;&quot;)">
            <text:p/>
          </table:table-cell>
          <table:table-cell table:formula="of:=IF([.G41]&lt;&gt;&quot;&quot;;0;&quot;&quot;)">
            <text:p/>
          </table:table-cell>
          <table:table-cell table:formula="of:=IF(OR([.H41]=&quot;&quot;; [.H41]=1); &quot;&quot;; IF(SUM([.$G$11:.$G41])&lt;[.I$10];1;0))">
            <text:p/>
          </table:table-cell>
          <table:table-cell table:formula="of:=IF(OR([.I41]=&quot;&quot;; [.I41]=1); &quot;&quot;; IF(SUM([.$G$11:.$G41])&lt;[.J$10];1;0))">
            <text:p/>
          </table:table-cell>
          <table:table-cell table:formula="of:=IF(OR([.J41]=&quot;&quot;; [.J41]=1); &quot;&quot;; IF(SUM([.$G$11:.$G41])&lt;[.K$10];1;0))">
            <text:p/>
          </table:table-cell>
          <table:table-cell table:formula="of:=IF(OR([.K41]=&quot;&quot;; [.K41]=1); &quot;&quot;; IF(SUM([.$G$11:.$G41])&lt;[.L$10];1;0))">
            <text:p/>
          </table:table-cell>
          <table:table-cell table:formula="of:=IF(OR([.L41]=&quot;&quot;; [.L41]=1); &quot;&quot;; IF(SUM([.$G$11:.$G41])&lt;[.M$10];1;0))">
            <text:p/>
          </table:table-cell>
          <table:table-cell table:formula="of:=IF(OR([.M41]=&quot;&quot;; [.M41]=1); &quot;&quot;; IF(SUM([.$G$11:.$G41])&lt;[.N$10];1;0))">
            <text:p/>
          </table:table-cell>
          <table:table-cell table:formula="of:=IF(OR([.N41]=&quot;&quot;; [.N41]=1); &quot;&quot;; IF(SUM([.$G$11:.$G41])&lt;[.O$10];1;0))">
            <text:p/>
          </table:table-cell>
          <table:table-cell table:formula="of:=IF(OR([.O41]=&quot;&quot;; [.O41]=1); &quot;&quot;; IF(SUM([.$G$11:.$G41])&lt;[.P$10];1;0))">
            <text:p/>
          </table:table-cell>
          <table:table-cell table:formula="of:=IF(OR([.P41]=&quot;&quot;; [.P41]=1); &quot;&quot;; IF(SUM([.$G$11:.$G41])&lt;[.Q$10];1;0))">
            <text:p/>
          </table:table-cell>
          <table:table-cell table:formula="of:=IF(OR([.Q41]=&quot;&quot;; [.Q41]=1); &quot;&quot;; IF(SUM([.$G$11:.$G41])&lt;[.R$10];1;0))">
            <text:p/>
          </table:table-cell>
          <table:table-cell table:formula="of:=IF(OR([.R41]=&quot;&quot;; [.R41]=1); &quot;&quot;; IF(SUM([.$G$11:.$G41])&lt;[.S$10];1;0))">
            <text:p/>
          </table:table-cell>
          <table:table-cell table:formula="of:=IF(OR([.S41]=&quot;&quot;; [.S41]=1); &quot;&quot;; IF(SUM([.$G$11:.$G41])&lt;[.T$10];1;0))">
            <text:p/>
          </table:table-cell>
          <table:table-cell table:formula="of:=IF(OR([.T41]=&quot;&quot;; [.T41]=1); &quot;&quot;; IF(SUM([.$G$11:.$G41])&lt;[.U$10];1;0))">
            <text:p/>
          </table:table-cell>
          <table:table-cell table:formula="of:=IF(OR([.U41]=&quot;&quot;; [.U41]=1); &quot;&quot;; IF(SUM([.$G$11:.$G41])&lt;[.V$10];1;0))">
            <text:p/>
          </table:table-cell>
          <table:table-cell table:formula="of:=IF(OR([.V41]=&quot;&quot;; [.V41]=1); &quot;&quot;; IF(SUM([.$G$11:.$G41])&lt;[.W$10];1;0))">
            <text:p/>
          </table:table-cell>
          <table:table-cell table:formula="of:=IF(OR([.W41]=&quot;&quot;; [.W41]=1); &quot;&quot;; IF(SUM([.$G$11:.$G41])&lt;[.X$10];1;0))">
            <text:p/>
          </table:table-cell>
          <table:table-cell table:formula="of:=IF(OR([.X41]=&quot;&quot;; [.X41]=1); &quot;&quot;; IF(SUM([.$G$11:.$G41])&lt;[.Y$10];1;0))">
            <text:p/>
          </table:table-cell>
          <table:table-cell table:formula="of:=IF(OR([.Y41]=&quot;&quot;; [.Y41]=1); &quot;&quot;; IF(SUM([.$G$11:.$G41])&lt;[.Z$10];1;0))">
            <text:p/>
          </table:table-cell>
          <table:table-cell table:formula="of:=IF(OR([.Z41]=&quot;&quot;; [.Z41]=1); &quot;&quot;; IF(SUM([.$G$11:.$G41])&lt;[.AA$10];1;0))">
            <text:p/>
          </table:table-cell>
          <table:table-cell table:formula="of:=IF(OR([.AA41]=&quot;&quot;; [.AA41]=1); &quot;&quot;; IF(SUM([.$G$11:.$G41])&lt;[.AB$10];1;0))">
            <text:p/>
          </table:table-cell>
          <table:table-cell table:formula="of:=IF(OR([.AB41]=&quot;&quot;; [.AB41]=1); &quot;&quot;; IF(SUM([.$G$11:.$G41])&lt;[.AC$10];1;0))">
            <text:p/>
          </table:table-cell>
          <table:table-cell table:formula="of:=IF(OR([.AC41]=&quot;&quot;; [.AC41]=1); &quot;&quot;; IF(SUM([.$G$11:.$G41])&lt;[.AD$10];1;0))">
            <text:p/>
          </table:table-cell>
          <table:table-cell table:formula="of:=IF(OR([.AD41]=&quot;&quot;; [.AD41]=1); &quot;&quot;; IF(SUM([.$G$11:.$G41])&lt;[.AE$10];1;0))">
            <text:p/>
          </table:table-cell>
          <table:table-cell table:formula="of:=IF(OR([.AE41]=&quot;&quot;; [.AE41]=1); &quot;&quot;; IF(SUM([.$G$11:.$G41])&lt;[.AF$10];1;0))">
            <text:p/>
          </table:table-cell>
          <table:table-cell table:formula="of:=IF(OR([.AF41]=&quot;&quot;; [.AF41]=1); &quot;&quot;; IF(SUM([.$G$11:.$G41])&lt;[.AG$10];1;0))">
            <text:p/>
          </table:table-cell>
          <table:table-cell table:formula="of:=IF(OR([.AG41]=&quot;&quot;; [.AG41]=1); &quot;&quot;; IF(SUM([.$G$11:.$G41])&lt;[.AH$10];1;0))">
            <text:p/>
          </table:table-cell>
          <table:table-cell table:formula="of:=IF(OR([.AH41]=&quot;&quot;; [.AH41]=1); &quot;&quot;; IF(SUM([.$G$11:.$G41])&lt;[.AI$10];1;0))">
            <text:p/>
          </table:table-cell>
          <table:table-cell table:formula="of:=IF(OR([.AI41]=&quot;&quot;; [.AI41]=1); &quot;&quot;; IF(SUM([.$G$11:.$G41])&lt;[.AJ$10];1;0))">
            <text:p/>
          </table:table-cell>
          <table:table-cell table:formula="of:=IF(OR([.AJ41]=&quot;&quot;; [.AJ41]=1); &quot;&quot;; IF(SUM([.$G$11:.$G41])&lt;[.AK$10];1;0))">
            <text:p/>
          </table:table-cell>
          <table:table-cell table:formula="of:=IF(OR([.AK41]=&quot;&quot;; [.AK41]=1); &quot;&quot;; IF(SUM([.$G$11:.$G41])&lt;[.AL$10];1;0))">
            <text:p/>
          </table:table-cell>
          <table:table-cell table:formula="of:=IF(OR([.AL41]=&quot;&quot;; [.AL41]=1); &quot;&quot;; IF(SUM([.$G$11:.$G41])&lt;[.AM$10];1;0))">
            <text:p/>
          </table:table-cell>
          <table:table-cell table:formula="of:=IF(OR([.AM41]=&quot;&quot;; [.AM41]=1); &quot;&quot;; IF(SUM([.$G$11:.$G41])&lt;[.AN$10];1;0))">
            <text:p/>
          </table:table-cell>
          <table:table-cell table:formula="of:=IF(OR([.AN41]=&quot;&quot;; [.AN41]=1); &quot;&quot;; IF(SUM([.$G$11:.$G41])&lt;[.AO$10];1;0))">
            <text:p/>
          </table:table-cell>
          <table:table-cell table:formula="of:=IF(OR([.AO41]=&quot;&quot;; [.AO41]=1); &quot;&quot;; IF(SUM([.$G$11:.$G41])&lt;[.AP$10];1;0))">
            <text:p/>
          </table:table-cell>
          <table:table-cell table:formula="of:=IF(OR([.AP41]=&quot;&quot;; [.AP41]=1); &quot;&quot;; IF(SUM([.$G$11:.$G41])&lt;[.AQ$10];1;0))">
            <text:p/>
          </table:table-cell>
          <table:table-cell table:formula="of:=IF(OR([.AQ41]=&quot;&quot;; [.AQ41]=1); &quot;&quot;; IF(SUM([.$G$11:.$G41])&lt;[.AR$10];1;0))">
            <text:p/>
          </table:table-cell>
          <table:table-cell table:formula="of:=IF(OR([.AR41]=&quot;&quot;; [.AR41]=1); &quot;&quot;; IF(SUM([.$G$11:.$G41])&lt;[.AS$10];1;0))">
            <text:p/>
          </table:table-cell>
          <table:table-cell table:formula="of:=IF(OR([.AS41]=&quot;&quot;; [.AS41]=1); &quot;&quot;; IF(SUM([.$G$11:.$G41])&lt;[.AT$10];1;0))">
            <text:p/>
          </table:table-cell>
          <table:table-cell table:formula="of:=IF(OR([.AT41]=&quot;&quot;; [.AT41]=1); &quot;&quot;; IF(SUM([.$G$11:.$G41])&lt;[.AU$10];1;0))">
            <text:p/>
          </table:table-cell>
          <table:table-cell table:formula="of:=IF(OR([.AU41]=&quot;&quot;; [.AU41]=1); &quot;&quot;; IF(SUM([.$G$11:.$G41])&lt;[.AV$10];1;0))">
            <text:p/>
          </table:table-cell>
          <table:table-cell table:formula="of:=IF(OR([.AV41]=&quot;&quot;; [.AV41]=1); &quot;&quot;; IF(SUM([.$G$11:.$G41])&lt;[.AW$10];1;0))">
            <text:p/>
          </table:table-cell>
          <table:table-cell table:formula="of:=IF(OR([.AW41]=&quot;&quot;; [.AW41]=1); &quot;&quot;; IF(SUM([.$G$11:.$G41])&lt;[.AX$10];1;0))">
            <text:p/>
          </table:table-cell>
          <table:table-cell table:formula="of:=IF(OR([.AX41]=&quot;&quot;; [.AX41]=1); &quot;&quot;; IF(SUM([.$G$11:.$G41])&lt;[.AY$10];1;0))">
            <text:p/>
          </table:table-cell>
          <table:table-cell table:formula="of:=IF(OR([.AY41]=&quot;&quot;; [.AY41]=1); &quot;&quot;; IF(SUM([.$G$11:.$G41])&lt;[.AZ$10];1;0))">
            <text:p/>
          </table:table-cell>
          <table:table-cell table:formula="of:=IF(OR([.AZ41]=&quot;&quot;; [.AZ41]=1); &quot;&quot;; IF(SUM([.$G$11:.$G41])&lt;[.BA$10];1;0))">
            <text:p/>
          </table:table-cell>
          <table:table-cell table:formula="of:=IF(OR([.BA41]=&quot;&quot;; [.BA41]=1); &quot;&quot;; IF(SUM([.$G$11:.$G41])&lt;[.BB$10];1;0))">
            <text:p/>
          </table:table-cell>
          <table:table-cell table:formula="of:=IF(OR([.BB41]=&quot;&quot;; [.BB41]=1); &quot;&quot;; IF(SUM([.$G$11:.$G41])&lt;[.BC$10];1;0))">
            <text:p/>
          </table:table-cell>
          <table:table-cell table:formula="of:=IF(OR([.BC41]=&quot;&quot;; [.BC41]=1); &quot;&quot;; IF(SUM([.$G$11:.$G41])&lt;[.BD$10];1;0))">
            <text:p/>
          </table:table-cell>
          <table:table-cell table:formula="of:=IF(OR([.BD41]=&quot;&quot;; [.BD41]=1); &quot;&quot;; IF(SUM([.$G$11:.$G41])&lt;[.BE$10];1;0))">
            <text:p/>
          </table:table-cell>
          <table:table-cell table:formula="of:=IF(OR([.BE41]=&quot;&quot;; [.BE41]=1); &quot;&quot;; IF(SUM([.$G$11:.$G41])&lt;[.BF$10];1;0))">
            <text:p/>
          </table:table-cell>
          <table:table-cell table:formula="of:=IF(OR([.BF41]=&quot;&quot;; [.BF41]=1); &quot;&quot;; IF(SUM([.$G$11:.$G41])&lt;[.BG$10];1;0))">
            <text:p/>
          </table:table-cell>
          <table:table-cell table:formula="of:=IF(OR([.BG41]=&quot;&quot;; [.BG41]=1); &quot;&quot;; IF(SUM([.$G$11:.$G41])&lt;[.BH$10];1;0))">
            <text:p/>
          </table:table-cell>
          <table:table-cell table:formula="of:=IF(OR([.BH41]=&quot;&quot;; [.BH41]=1); &quot;&quot;; IF(SUM([.$G$11:.$G41])&lt;[.BI$10];1;0))">
            <text:p/>
          </table:table-cell>
          <table:table-cell table:formula="of:=IF(OR([.BI41]=&quot;&quot;; [.BI41]=1); &quot;&quot;; IF(SUM([.$G$11:.$G41])&lt;[.BJ$10];1;0))">
            <text:p/>
          </table:table-cell>
          <table:table-cell table:formula="of:=IF(OR([.BJ41]=&quot;&quot;; [.BJ41]=1); &quot;&quot;; IF(SUM([.$G$11:.$G41])&lt;[.BK$10];1;0))">
            <text:p/>
          </table:table-cell>
          <table:table-cell table:formula="of:=IF(OR([.BK41]=&quot;&quot;; [.BK41]=1); &quot;&quot;; IF(SUM([.$G$11:.$G41])&lt;[.BL$10];1;0))">
            <text:p/>
          </table:table-cell>
          <table:table-cell table:formula="of:=IF(OR([.BL41]=&quot;&quot;; [.BL41]=1); &quot;&quot;; IF(SUM([.$G$11:.$G41])&lt;[.BM$10];1;0))">
            <text:p/>
          </table:table-cell>
          <table:table-cell table:formula="of:=IF(OR([.BM41]=&quot;&quot;; [.BM41]=1); &quot;&quot;; IF(SUM([.$G$11:.$G41])&lt;[.BN$10];1;0))">
            <text:p/>
          </table:table-cell>
          <table:table-cell table:formula="of:=IF(OR([.BN41]=&quot;&quot;; [.BN41]=1); &quot;&quot;; IF(SUM([.$G$11:.$G41])&lt;[.BO$10];1;0))">
            <text:p/>
          </table:table-cell>
          <table:table-cell table:formula="of:=IF(OR([.BO41]=&quot;&quot;; [.BO41]=1); &quot;&quot;; IF(SUM([.$G$11:.$G41])&lt;[.BP$10];1;0))">
            <text:p/>
          </table:table-cell>
          <table:table-cell table:formula="of:=IF(OR([.BP41]=&quot;&quot;; [.BP41]=1); &quot;&quot;; IF(SUM([.$G$11:.$G41])&lt;[.BQ$10];1;0))">
            <text:p/>
          </table:table-cell>
          <table:table-cell table:formula="of:=IF(OR([.BQ41]=&quot;&quot;; [.BQ41]=1); &quot;&quot;; IF(SUM([.$G$11:.$G41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IF([.$E$5]*[.$A42]&lt;=[.$E$1];[.$E$5]*[.$A42];&quot;&quot;)">
            <text:p/>
          </table:table-cell>
          <table:table-cell table:formula="of:=IF([.$B42]&lt;&gt;&quot;&quot;;[.$E$1]-[.B42];&quot;&quot;)">
            <text:p/>
          </table:table-cell>
          <table:table-cell table:formula="of:=IF(AND([.$B42]&lt;&gt;&quot;&quot;;FLOOR([.$B42]/[.$E$5];1)&lt;=[.$C$4]);FLOOR([.$B42]/[.$E$5];1);&quot;&quot;)">
            <text:p/>
          </table:table-cell>
          <table:table-cell/>
          <table:table-cell table:formula="of:=IF([.$D42]&lt;&gt;&quot;&quot;;[.$C$2]+[.D42]*IF([.$C$2]&gt;[.$C$3];-1;1);&quot;&quot;)">
            <text:p/>
          </table:table-cell>
          <table:table-cell table:formula="of:=IF([.$D42]&lt;&gt;&quot;&quot;;60/[.F42]*1000;&quot;&quot;)">
            <text:p/>
          </table:table-cell>
          <table:table-cell table:formula="of:=IF([.G42]&lt;&gt;&quot;&quot;;0;&quot;&quot;)">
            <text:p/>
          </table:table-cell>
          <table:table-cell table:formula="of:=IF(OR([.H42]=&quot;&quot;; [.H42]=1); &quot;&quot;; IF(SUM([.$G$11:.$G42])&lt;[.I$10];1;0))">
            <text:p/>
          </table:table-cell>
          <table:table-cell table:formula="of:=IF(OR([.I42]=&quot;&quot;; [.I42]=1); &quot;&quot;; IF(SUM([.$G$11:.$G42])&lt;[.J$10];1;0))">
            <text:p/>
          </table:table-cell>
          <table:table-cell table:formula="of:=IF(OR([.J42]=&quot;&quot;; [.J42]=1); &quot;&quot;; IF(SUM([.$G$11:.$G42])&lt;[.K$10];1;0))">
            <text:p/>
          </table:table-cell>
          <table:table-cell table:formula="of:=IF(OR([.K42]=&quot;&quot;; [.K42]=1); &quot;&quot;; IF(SUM([.$G$11:.$G42])&lt;[.L$10];1;0))">
            <text:p/>
          </table:table-cell>
          <table:table-cell table:formula="of:=IF(OR([.L42]=&quot;&quot;; [.L42]=1); &quot;&quot;; IF(SUM([.$G$11:.$G42])&lt;[.M$10];1;0))">
            <text:p/>
          </table:table-cell>
          <table:table-cell table:formula="of:=IF(OR([.M42]=&quot;&quot;; [.M42]=1); &quot;&quot;; IF(SUM([.$G$11:.$G42])&lt;[.N$10];1;0))">
            <text:p/>
          </table:table-cell>
          <table:table-cell table:formula="of:=IF(OR([.N42]=&quot;&quot;; [.N42]=1); &quot;&quot;; IF(SUM([.$G$11:.$G42])&lt;[.O$10];1;0))">
            <text:p/>
          </table:table-cell>
          <table:table-cell table:formula="of:=IF(OR([.O42]=&quot;&quot;; [.O42]=1); &quot;&quot;; IF(SUM([.$G$11:.$G42])&lt;[.P$10];1;0))">
            <text:p/>
          </table:table-cell>
          <table:table-cell table:formula="of:=IF(OR([.P42]=&quot;&quot;; [.P42]=1); &quot;&quot;; IF(SUM([.$G$11:.$G42])&lt;[.Q$10];1;0))">
            <text:p/>
          </table:table-cell>
          <table:table-cell table:formula="of:=IF(OR([.Q42]=&quot;&quot;; [.Q42]=1); &quot;&quot;; IF(SUM([.$G$11:.$G42])&lt;[.R$10];1;0))">
            <text:p/>
          </table:table-cell>
          <table:table-cell table:formula="of:=IF(OR([.R42]=&quot;&quot;; [.R42]=1); &quot;&quot;; IF(SUM([.$G$11:.$G42])&lt;[.S$10];1;0))">
            <text:p/>
          </table:table-cell>
          <table:table-cell table:formula="of:=IF(OR([.S42]=&quot;&quot;; [.S42]=1); &quot;&quot;; IF(SUM([.$G$11:.$G42])&lt;[.T$10];1;0))">
            <text:p/>
          </table:table-cell>
          <table:table-cell table:formula="of:=IF(OR([.T42]=&quot;&quot;; [.T42]=1); &quot;&quot;; IF(SUM([.$G$11:.$G42])&lt;[.U$10];1;0))">
            <text:p/>
          </table:table-cell>
          <table:table-cell table:formula="of:=IF(OR([.U42]=&quot;&quot;; [.U42]=1); &quot;&quot;; IF(SUM([.$G$11:.$G42])&lt;[.V$10];1;0))">
            <text:p/>
          </table:table-cell>
          <table:table-cell table:formula="of:=IF(OR([.V42]=&quot;&quot;; [.V42]=1); &quot;&quot;; IF(SUM([.$G$11:.$G42])&lt;[.W$10];1;0))">
            <text:p/>
          </table:table-cell>
          <table:table-cell table:formula="of:=IF(OR([.W42]=&quot;&quot;; [.W42]=1); &quot;&quot;; IF(SUM([.$G$11:.$G42])&lt;[.X$10];1;0))">
            <text:p/>
          </table:table-cell>
          <table:table-cell table:formula="of:=IF(OR([.X42]=&quot;&quot;; [.X42]=1); &quot;&quot;; IF(SUM([.$G$11:.$G42])&lt;[.Y$10];1;0))">
            <text:p/>
          </table:table-cell>
          <table:table-cell table:formula="of:=IF(OR([.Y42]=&quot;&quot;; [.Y42]=1); &quot;&quot;; IF(SUM([.$G$11:.$G42])&lt;[.Z$10];1;0))">
            <text:p/>
          </table:table-cell>
          <table:table-cell table:formula="of:=IF(OR([.Z42]=&quot;&quot;; [.Z42]=1); &quot;&quot;; IF(SUM([.$G$11:.$G42])&lt;[.AA$10];1;0))">
            <text:p/>
          </table:table-cell>
          <table:table-cell table:formula="of:=IF(OR([.AA42]=&quot;&quot;; [.AA42]=1); &quot;&quot;; IF(SUM([.$G$11:.$G42])&lt;[.AB$10];1;0))">
            <text:p/>
          </table:table-cell>
          <table:table-cell table:formula="of:=IF(OR([.AB42]=&quot;&quot;; [.AB42]=1); &quot;&quot;; IF(SUM([.$G$11:.$G42])&lt;[.AC$10];1;0))">
            <text:p/>
          </table:table-cell>
          <table:table-cell table:formula="of:=IF(OR([.AC42]=&quot;&quot;; [.AC42]=1); &quot;&quot;; IF(SUM([.$G$11:.$G42])&lt;[.AD$10];1;0))">
            <text:p/>
          </table:table-cell>
          <table:table-cell table:formula="of:=IF(OR([.AD42]=&quot;&quot;; [.AD42]=1); &quot;&quot;; IF(SUM([.$G$11:.$G42])&lt;[.AE$10];1;0))">
            <text:p/>
          </table:table-cell>
          <table:table-cell table:formula="of:=IF(OR([.AE42]=&quot;&quot;; [.AE42]=1); &quot;&quot;; IF(SUM([.$G$11:.$G42])&lt;[.AF$10];1;0))">
            <text:p/>
          </table:table-cell>
          <table:table-cell table:formula="of:=IF(OR([.AF42]=&quot;&quot;; [.AF42]=1); &quot;&quot;; IF(SUM([.$G$11:.$G42])&lt;[.AG$10];1;0))">
            <text:p/>
          </table:table-cell>
          <table:table-cell table:formula="of:=IF(OR([.AG42]=&quot;&quot;; [.AG42]=1); &quot;&quot;; IF(SUM([.$G$11:.$G42])&lt;[.AH$10];1;0))">
            <text:p/>
          </table:table-cell>
          <table:table-cell table:formula="of:=IF(OR([.AH42]=&quot;&quot;; [.AH42]=1); &quot;&quot;; IF(SUM([.$G$11:.$G42])&lt;[.AI$10];1;0))">
            <text:p/>
          </table:table-cell>
          <table:table-cell table:formula="of:=IF(OR([.AI42]=&quot;&quot;; [.AI42]=1); &quot;&quot;; IF(SUM([.$G$11:.$G42])&lt;[.AJ$10];1;0))">
            <text:p/>
          </table:table-cell>
          <table:table-cell table:formula="of:=IF(OR([.AJ42]=&quot;&quot;; [.AJ42]=1); &quot;&quot;; IF(SUM([.$G$11:.$G42])&lt;[.AK$10];1;0))">
            <text:p/>
          </table:table-cell>
          <table:table-cell table:formula="of:=IF(OR([.AK42]=&quot;&quot;; [.AK42]=1); &quot;&quot;; IF(SUM([.$G$11:.$G42])&lt;[.AL$10];1;0))">
            <text:p/>
          </table:table-cell>
          <table:table-cell table:formula="of:=IF(OR([.AL42]=&quot;&quot;; [.AL42]=1); &quot;&quot;; IF(SUM([.$G$11:.$G42])&lt;[.AM$10];1;0))">
            <text:p/>
          </table:table-cell>
          <table:table-cell table:formula="of:=IF(OR([.AM42]=&quot;&quot;; [.AM42]=1); &quot;&quot;; IF(SUM([.$G$11:.$G42])&lt;[.AN$10];1;0))">
            <text:p/>
          </table:table-cell>
          <table:table-cell table:formula="of:=IF(OR([.AN42]=&quot;&quot;; [.AN42]=1); &quot;&quot;; IF(SUM([.$G$11:.$G42])&lt;[.AO$10];1;0))">
            <text:p/>
          </table:table-cell>
          <table:table-cell table:formula="of:=IF(OR([.AO42]=&quot;&quot;; [.AO42]=1); &quot;&quot;; IF(SUM([.$G$11:.$G42])&lt;[.AP$10];1;0))">
            <text:p/>
          </table:table-cell>
          <table:table-cell table:formula="of:=IF(OR([.AP42]=&quot;&quot;; [.AP42]=1); &quot;&quot;; IF(SUM([.$G$11:.$G42])&lt;[.AQ$10];1;0))">
            <text:p/>
          </table:table-cell>
          <table:table-cell table:formula="of:=IF(OR([.AQ42]=&quot;&quot;; [.AQ42]=1); &quot;&quot;; IF(SUM([.$G$11:.$G42])&lt;[.AR$10];1;0))">
            <text:p/>
          </table:table-cell>
          <table:table-cell table:formula="of:=IF(OR([.AR42]=&quot;&quot;; [.AR42]=1); &quot;&quot;; IF(SUM([.$G$11:.$G42])&lt;[.AS$10];1;0))">
            <text:p/>
          </table:table-cell>
          <table:table-cell table:formula="of:=IF(OR([.AS42]=&quot;&quot;; [.AS42]=1); &quot;&quot;; IF(SUM([.$G$11:.$G42])&lt;[.AT$10];1;0))">
            <text:p/>
          </table:table-cell>
          <table:table-cell table:formula="of:=IF(OR([.AT42]=&quot;&quot;; [.AT42]=1); &quot;&quot;; IF(SUM([.$G$11:.$G42])&lt;[.AU$10];1;0))">
            <text:p/>
          </table:table-cell>
          <table:table-cell table:formula="of:=IF(OR([.AU42]=&quot;&quot;; [.AU42]=1); &quot;&quot;; IF(SUM([.$G$11:.$G42])&lt;[.AV$10];1;0))">
            <text:p/>
          </table:table-cell>
          <table:table-cell table:formula="of:=IF(OR([.AV42]=&quot;&quot;; [.AV42]=1); &quot;&quot;; IF(SUM([.$G$11:.$G42])&lt;[.AW$10];1;0))">
            <text:p/>
          </table:table-cell>
          <table:table-cell table:formula="of:=IF(OR([.AW42]=&quot;&quot;; [.AW42]=1); &quot;&quot;; IF(SUM([.$G$11:.$G42])&lt;[.AX$10];1;0))">
            <text:p/>
          </table:table-cell>
          <table:table-cell table:formula="of:=IF(OR([.AX42]=&quot;&quot;; [.AX42]=1); &quot;&quot;; IF(SUM([.$G$11:.$G42])&lt;[.AY$10];1;0))">
            <text:p/>
          </table:table-cell>
          <table:table-cell table:formula="of:=IF(OR([.AY42]=&quot;&quot;; [.AY42]=1); &quot;&quot;; IF(SUM([.$G$11:.$G42])&lt;[.AZ$10];1;0))">
            <text:p/>
          </table:table-cell>
          <table:table-cell table:formula="of:=IF(OR([.AZ42]=&quot;&quot;; [.AZ42]=1); &quot;&quot;; IF(SUM([.$G$11:.$G42])&lt;[.BA$10];1;0))">
            <text:p/>
          </table:table-cell>
          <table:table-cell table:formula="of:=IF(OR([.BA42]=&quot;&quot;; [.BA42]=1); &quot;&quot;; IF(SUM([.$G$11:.$G42])&lt;[.BB$10];1;0))">
            <text:p/>
          </table:table-cell>
          <table:table-cell table:formula="of:=IF(OR([.BB42]=&quot;&quot;; [.BB42]=1); &quot;&quot;; IF(SUM([.$G$11:.$G42])&lt;[.BC$10];1;0))">
            <text:p/>
          </table:table-cell>
          <table:table-cell table:formula="of:=IF(OR([.BC42]=&quot;&quot;; [.BC42]=1); &quot;&quot;; IF(SUM([.$G$11:.$G42])&lt;[.BD$10];1;0))">
            <text:p/>
          </table:table-cell>
          <table:table-cell table:formula="of:=IF(OR([.BD42]=&quot;&quot;; [.BD42]=1); &quot;&quot;; IF(SUM([.$G$11:.$G42])&lt;[.BE$10];1;0))">
            <text:p/>
          </table:table-cell>
          <table:table-cell table:formula="of:=IF(OR([.BE42]=&quot;&quot;; [.BE42]=1); &quot;&quot;; IF(SUM([.$G$11:.$G42])&lt;[.BF$10];1;0))">
            <text:p/>
          </table:table-cell>
          <table:table-cell table:formula="of:=IF(OR([.BF42]=&quot;&quot;; [.BF42]=1); &quot;&quot;; IF(SUM([.$G$11:.$G42])&lt;[.BG$10];1;0))">
            <text:p/>
          </table:table-cell>
          <table:table-cell table:formula="of:=IF(OR([.BG42]=&quot;&quot;; [.BG42]=1); &quot;&quot;; IF(SUM([.$G$11:.$G42])&lt;[.BH$10];1;0))">
            <text:p/>
          </table:table-cell>
          <table:table-cell table:formula="of:=IF(OR([.BH42]=&quot;&quot;; [.BH42]=1); &quot;&quot;; IF(SUM([.$G$11:.$G42])&lt;[.BI$10];1;0))">
            <text:p/>
          </table:table-cell>
          <table:table-cell table:formula="of:=IF(OR([.BI42]=&quot;&quot;; [.BI42]=1); &quot;&quot;; IF(SUM([.$G$11:.$G42])&lt;[.BJ$10];1;0))">
            <text:p/>
          </table:table-cell>
          <table:table-cell table:formula="of:=IF(OR([.BJ42]=&quot;&quot;; [.BJ42]=1); &quot;&quot;; IF(SUM([.$G$11:.$G42])&lt;[.BK$10];1;0))">
            <text:p/>
          </table:table-cell>
          <table:table-cell table:formula="of:=IF(OR([.BK42]=&quot;&quot;; [.BK42]=1); &quot;&quot;; IF(SUM([.$G$11:.$G42])&lt;[.BL$10];1;0))">
            <text:p/>
          </table:table-cell>
          <table:table-cell table:formula="of:=IF(OR([.BL42]=&quot;&quot;; [.BL42]=1); &quot;&quot;; IF(SUM([.$G$11:.$G42])&lt;[.BM$10];1;0))">
            <text:p/>
          </table:table-cell>
          <table:table-cell table:formula="of:=IF(OR([.BM42]=&quot;&quot;; [.BM42]=1); &quot;&quot;; IF(SUM([.$G$11:.$G42])&lt;[.BN$10];1;0))">
            <text:p/>
          </table:table-cell>
          <table:table-cell table:formula="of:=IF(OR([.BN42]=&quot;&quot;; [.BN42]=1); &quot;&quot;; IF(SUM([.$G$11:.$G42])&lt;[.BO$10];1;0))">
            <text:p/>
          </table:table-cell>
          <table:table-cell table:formula="of:=IF(OR([.BO42]=&quot;&quot;; [.BO42]=1); &quot;&quot;; IF(SUM([.$G$11:.$G42])&lt;[.BP$10];1;0))">
            <text:p/>
          </table:table-cell>
          <table:table-cell table:formula="of:=IF(OR([.BP42]=&quot;&quot;; [.BP42]=1); &quot;&quot;; IF(SUM([.$G$11:.$G42])&lt;[.BQ$10];1;0))">
            <text:p/>
          </table:table-cell>
          <table:table-cell table:formula="of:=IF(OR([.BQ42]=&quot;&quot;; [.BQ42]=1); &quot;&quot;; IF(SUM([.$G$11:.$G42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IF([.$E$5]*[.$A43]&lt;=[.$E$1];[.$E$5]*[.$A43];&quot;&quot;)">
            <text:p/>
          </table:table-cell>
          <table:table-cell table:formula="of:=IF([.$B43]&lt;&gt;&quot;&quot;;[.$E$1]-[.B43];&quot;&quot;)">
            <text:p/>
          </table:table-cell>
          <table:table-cell table:formula="of:=IF(AND([.$B43]&lt;&gt;&quot;&quot;;FLOOR([.$B43]/[.$E$5];1)&lt;=[.$C$4]);FLOOR([.$B43]/[.$E$5];1);&quot;&quot;)">
            <text:p/>
          </table:table-cell>
          <table:table-cell/>
          <table:table-cell table:formula="of:=IF([.$D43]&lt;&gt;&quot;&quot;;[.$C$2]+[.D43]*IF([.$C$2]&gt;[.$C$3];-1;1);&quot;&quot;)">
            <text:p/>
          </table:table-cell>
          <table:table-cell table:formula="of:=IF([.$D43]&lt;&gt;&quot;&quot;;60/[.F43]*1000;&quot;&quot;)">
            <text:p/>
          </table:table-cell>
          <table:table-cell table:formula="of:=IF([.G43]&lt;&gt;&quot;&quot;;0;&quot;&quot;)">
            <text:p/>
          </table:table-cell>
          <table:table-cell table:formula="of:=IF(OR([.H43]=&quot;&quot;; [.H43]=1); &quot;&quot;; IF(SUM([.$G$11:.$G43])&lt;[.I$10];1;0))">
            <text:p/>
          </table:table-cell>
          <table:table-cell table:formula="of:=IF(OR([.I43]=&quot;&quot;; [.I43]=1); &quot;&quot;; IF(SUM([.$G$11:.$G43])&lt;[.J$10];1;0))">
            <text:p/>
          </table:table-cell>
          <table:table-cell table:formula="of:=IF(OR([.J43]=&quot;&quot;; [.J43]=1); &quot;&quot;; IF(SUM([.$G$11:.$G43])&lt;[.K$10];1;0))">
            <text:p/>
          </table:table-cell>
          <table:table-cell table:formula="of:=IF(OR([.K43]=&quot;&quot;; [.K43]=1); &quot;&quot;; IF(SUM([.$G$11:.$G43])&lt;[.L$10];1;0))">
            <text:p/>
          </table:table-cell>
          <table:table-cell table:formula="of:=IF(OR([.L43]=&quot;&quot;; [.L43]=1); &quot;&quot;; IF(SUM([.$G$11:.$G43])&lt;[.M$10];1;0))">
            <text:p/>
          </table:table-cell>
          <table:table-cell table:formula="of:=IF(OR([.M43]=&quot;&quot;; [.M43]=1); &quot;&quot;; IF(SUM([.$G$11:.$G43])&lt;[.N$10];1;0))">
            <text:p/>
          </table:table-cell>
          <table:table-cell table:formula="of:=IF(OR([.N43]=&quot;&quot;; [.N43]=1); &quot;&quot;; IF(SUM([.$G$11:.$G43])&lt;[.O$10];1;0))">
            <text:p/>
          </table:table-cell>
          <table:table-cell table:formula="of:=IF(OR([.O43]=&quot;&quot;; [.O43]=1); &quot;&quot;; IF(SUM([.$G$11:.$G43])&lt;[.P$10];1;0))">
            <text:p/>
          </table:table-cell>
          <table:table-cell table:formula="of:=IF(OR([.P43]=&quot;&quot;; [.P43]=1); &quot;&quot;; IF(SUM([.$G$11:.$G43])&lt;[.Q$10];1;0))">
            <text:p/>
          </table:table-cell>
          <table:table-cell table:formula="of:=IF(OR([.Q43]=&quot;&quot;; [.Q43]=1); &quot;&quot;; IF(SUM([.$G$11:.$G43])&lt;[.R$10];1;0))">
            <text:p/>
          </table:table-cell>
          <table:table-cell table:formula="of:=IF(OR([.R43]=&quot;&quot;; [.R43]=1); &quot;&quot;; IF(SUM([.$G$11:.$G43])&lt;[.S$10];1;0))">
            <text:p/>
          </table:table-cell>
          <table:table-cell table:formula="of:=IF(OR([.S43]=&quot;&quot;; [.S43]=1); &quot;&quot;; IF(SUM([.$G$11:.$G43])&lt;[.T$10];1;0))">
            <text:p/>
          </table:table-cell>
          <table:table-cell table:formula="of:=IF(OR([.T43]=&quot;&quot;; [.T43]=1); &quot;&quot;; IF(SUM([.$G$11:.$G43])&lt;[.U$10];1;0))">
            <text:p/>
          </table:table-cell>
          <table:table-cell table:formula="of:=IF(OR([.U43]=&quot;&quot;; [.U43]=1); &quot;&quot;; IF(SUM([.$G$11:.$G43])&lt;[.V$10];1;0))">
            <text:p/>
          </table:table-cell>
          <table:table-cell table:formula="of:=IF(OR([.V43]=&quot;&quot;; [.V43]=1); &quot;&quot;; IF(SUM([.$G$11:.$G43])&lt;[.W$10];1;0))">
            <text:p/>
          </table:table-cell>
          <table:table-cell table:formula="of:=IF(OR([.W43]=&quot;&quot;; [.W43]=1); &quot;&quot;; IF(SUM([.$G$11:.$G43])&lt;[.X$10];1;0))">
            <text:p/>
          </table:table-cell>
          <table:table-cell table:formula="of:=IF(OR([.X43]=&quot;&quot;; [.X43]=1); &quot;&quot;; IF(SUM([.$G$11:.$G43])&lt;[.Y$10];1;0))">
            <text:p/>
          </table:table-cell>
          <table:table-cell table:formula="of:=IF(OR([.Y43]=&quot;&quot;; [.Y43]=1); &quot;&quot;; IF(SUM([.$G$11:.$G43])&lt;[.Z$10];1;0))">
            <text:p/>
          </table:table-cell>
          <table:table-cell table:formula="of:=IF(OR([.Z43]=&quot;&quot;; [.Z43]=1); &quot;&quot;; IF(SUM([.$G$11:.$G43])&lt;[.AA$10];1;0))">
            <text:p/>
          </table:table-cell>
          <table:table-cell table:formula="of:=IF(OR([.AA43]=&quot;&quot;; [.AA43]=1); &quot;&quot;; IF(SUM([.$G$11:.$G43])&lt;[.AB$10];1;0))">
            <text:p/>
          </table:table-cell>
          <table:table-cell table:formula="of:=IF(OR([.AB43]=&quot;&quot;; [.AB43]=1); &quot;&quot;; IF(SUM([.$G$11:.$G43])&lt;[.AC$10];1;0))">
            <text:p/>
          </table:table-cell>
          <table:table-cell table:formula="of:=IF(OR([.AC43]=&quot;&quot;; [.AC43]=1); &quot;&quot;; IF(SUM([.$G$11:.$G43])&lt;[.AD$10];1;0))">
            <text:p/>
          </table:table-cell>
          <table:table-cell table:formula="of:=IF(OR([.AD43]=&quot;&quot;; [.AD43]=1); &quot;&quot;; IF(SUM([.$G$11:.$G43])&lt;[.AE$10];1;0))">
            <text:p/>
          </table:table-cell>
          <table:table-cell table:formula="of:=IF(OR([.AE43]=&quot;&quot;; [.AE43]=1); &quot;&quot;; IF(SUM([.$G$11:.$G43])&lt;[.AF$10];1;0))">
            <text:p/>
          </table:table-cell>
          <table:table-cell table:formula="of:=IF(OR([.AF43]=&quot;&quot;; [.AF43]=1); &quot;&quot;; IF(SUM([.$G$11:.$G43])&lt;[.AG$10];1;0))">
            <text:p/>
          </table:table-cell>
          <table:table-cell table:formula="of:=IF(OR([.AG43]=&quot;&quot;; [.AG43]=1); &quot;&quot;; IF(SUM([.$G$11:.$G43])&lt;[.AH$10];1;0))">
            <text:p/>
          </table:table-cell>
          <table:table-cell table:formula="of:=IF(OR([.AH43]=&quot;&quot;; [.AH43]=1); &quot;&quot;; IF(SUM([.$G$11:.$G43])&lt;[.AI$10];1;0))">
            <text:p/>
          </table:table-cell>
          <table:table-cell table:formula="of:=IF(OR([.AI43]=&quot;&quot;; [.AI43]=1); &quot;&quot;; IF(SUM([.$G$11:.$G43])&lt;[.AJ$10];1;0))">
            <text:p/>
          </table:table-cell>
          <table:table-cell table:formula="of:=IF(OR([.AJ43]=&quot;&quot;; [.AJ43]=1); &quot;&quot;; IF(SUM([.$G$11:.$G43])&lt;[.AK$10];1;0))">
            <text:p/>
          </table:table-cell>
          <table:table-cell table:formula="of:=IF(OR([.AK43]=&quot;&quot;; [.AK43]=1); &quot;&quot;; IF(SUM([.$G$11:.$G43])&lt;[.AL$10];1;0))">
            <text:p/>
          </table:table-cell>
          <table:table-cell table:formula="of:=IF(OR([.AL43]=&quot;&quot;; [.AL43]=1); &quot;&quot;; IF(SUM([.$G$11:.$G43])&lt;[.AM$10];1;0))">
            <text:p/>
          </table:table-cell>
          <table:table-cell table:formula="of:=IF(OR([.AM43]=&quot;&quot;; [.AM43]=1); &quot;&quot;; IF(SUM([.$G$11:.$G43])&lt;[.AN$10];1;0))">
            <text:p/>
          </table:table-cell>
          <table:table-cell table:formula="of:=IF(OR([.AN43]=&quot;&quot;; [.AN43]=1); &quot;&quot;; IF(SUM([.$G$11:.$G43])&lt;[.AO$10];1;0))">
            <text:p/>
          </table:table-cell>
          <table:table-cell table:formula="of:=IF(OR([.AO43]=&quot;&quot;; [.AO43]=1); &quot;&quot;; IF(SUM([.$G$11:.$G43])&lt;[.AP$10];1;0))">
            <text:p/>
          </table:table-cell>
          <table:table-cell table:formula="of:=IF(OR([.AP43]=&quot;&quot;; [.AP43]=1); &quot;&quot;; IF(SUM([.$G$11:.$G43])&lt;[.AQ$10];1;0))">
            <text:p/>
          </table:table-cell>
          <table:table-cell table:formula="of:=IF(OR([.AQ43]=&quot;&quot;; [.AQ43]=1); &quot;&quot;; IF(SUM([.$G$11:.$G43])&lt;[.AR$10];1;0))">
            <text:p/>
          </table:table-cell>
          <table:table-cell table:formula="of:=IF(OR([.AR43]=&quot;&quot;; [.AR43]=1); &quot;&quot;; IF(SUM([.$G$11:.$G43])&lt;[.AS$10];1;0))">
            <text:p/>
          </table:table-cell>
          <table:table-cell table:formula="of:=IF(OR([.AS43]=&quot;&quot;; [.AS43]=1); &quot;&quot;; IF(SUM([.$G$11:.$G43])&lt;[.AT$10];1;0))">
            <text:p/>
          </table:table-cell>
          <table:table-cell table:formula="of:=IF(OR([.AT43]=&quot;&quot;; [.AT43]=1); &quot;&quot;; IF(SUM([.$G$11:.$G43])&lt;[.AU$10];1;0))">
            <text:p/>
          </table:table-cell>
          <table:table-cell table:formula="of:=IF(OR([.AU43]=&quot;&quot;; [.AU43]=1); &quot;&quot;; IF(SUM([.$G$11:.$G43])&lt;[.AV$10];1;0))">
            <text:p/>
          </table:table-cell>
          <table:table-cell table:formula="of:=IF(OR([.AV43]=&quot;&quot;; [.AV43]=1); &quot;&quot;; IF(SUM([.$G$11:.$G43])&lt;[.AW$10];1;0))">
            <text:p/>
          </table:table-cell>
          <table:table-cell table:formula="of:=IF(OR([.AW43]=&quot;&quot;; [.AW43]=1); &quot;&quot;; IF(SUM([.$G$11:.$G43])&lt;[.AX$10];1;0))">
            <text:p/>
          </table:table-cell>
          <table:table-cell table:formula="of:=IF(OR([.AX43]=&quot;&quot;; [.AX43]=1); &quot;&quot;; IF(SUM([.$G$11:.$G43])&lt;[.AY$10];1;0))">
            <text:p/>
          </table:table-cell>
          <table:table-cell table:formula="of:=IF(OR([.AY43]=&quot;&quot;; [.AY43]=1); &quot;&quot;; IF(SUM([.$G$11:.$G43])&lt;[.AZ$10];1;0))">
            <text:p/>
          </table:table-cell>
          <table:table-cell table:formula="of:=IF(OR([.AZ43]=&quot;&quot;; [.AZ43]=1); &quot;&quot;; IF(SUM([.$G$11:.$G43])&lt;[.BA$10];1;0))">
            <text:p/>
          </table:table-cell>
          <table:table-cell table:formula="of:=IF(OR([.BA43]=&quot;&quot;; [.BA43]=1); &quot;&quot;; IF(SUM([.$G$11:.$G43])&lt;[.BB$10];1;0))">
            <text:p/>
          </table:table-cell>
          <table:table-cell table:formula="of:=IF(OR([.BB43]=&quot;&quot;; [.BB43]=1); &quot;&quot;; IF(SUM([.$G$11:.$G43])&lt;[.BC$10];1;0))">
            <text:p/>
          </table:table-cell>
          <table:table-cell table:formula="of:=IF(OR([.BC43]=&quot;&quot;; [.BC43]=1); &quot;&quot;; IF(SUM([.$G$11:.$G43])&lt;[.BD$10];1;0))">
            <text:p/>
          </table:table-cell>
          <table:table-cell table:formula="of:=IF(OR([.BD43]=&quot;&quot;; [.BD43]=1); &quot;&quot;; IF(SUM([.$G$11:.$G43])&lt;[.BE$10];1;0))">
            <text:p/>
          </table:table-cell>
          <table:table-cell table:formula="of:=IF(OR([.BE43]=&quot;&quot;; [.BE43]=1); &quot;&quot;; IF(SUM([.$G$11:.$G43])&lt;[.BF$10];1;0))">
            <text:p/>
          </table:table-cell>
          <table:table-cell table:formula="of:=IF(OR([.BF43]=&quot;&quot;; [.BF43]=1); &quot;&quot;; IF(SUM([.$G$11:.$G43])&lt;[.BG$10];1;0))">
            <text:p/>
          </table:table-cell>
          <table:table-cell table:formula="of:=IF(OR([.BG43]=&quot;&quot;; [.BG43]=1); &quot;&quot;; IF(SUM([.$G$11:.$G43])&lt;[.BH$10];1;0))">
            <text:p/>
          </table:table-cell>
          <table:table-cell table:formula="of:=IF(OR([.BH43]=&quot;&quot;; [.BH43]=1); &quot;&quot;; IF(SUM([.$G$11:.$G43])&lt;[.BI$10];1;0))">
            <text:p/>
          </table:table-cell>
          <table:table-cell table:formula="of:=IF(OR([.BI43]=&quot;&quot;; [.BI43]=1); &quot;&quot;; IF(SUM([.$G$11:.$G43])&lt;[.BJ$10];1;0))">
            <text:p/>
          </table:table-cell>
          <table:table-cell table:formula="of:=IF(OR([.BJ43]=&quot;&quot;; [.BJ43]=1); &quot;&quot;; IF(SUM([.$G$11:.$G43])&lt;[.BK$10];1;0))">
            <text:p/>
          </table:table-cell>
          <table:table-cell table:formula="of:=IF(OR([.BK43]=&quot;&quot;; [.BK43]=1); &quot;&quot;; IF(SUM([.$G$11:.$G43])&lt;[.BL$10];1;0))">
            <text:p/>
          </table:table-cell>
          <table:table-cell table:formula="of:=IF(OR([.BL43]=&quot;&quot;; [.BL43]=1); &quot;&quot;; IF(SUM([.$G$11:.$G43])&lt;[.BM$10];1;0))">
            <text:p/>
          </table:table-cell>
          <table:table-cell table:formula="of:=IF(OR([.BM43]=&quot;&quot;; [.BM43]=1); &quot;&quot;; IF(SUM([.$G$11:.$G43])&lt;[.BN$10];1;0))">
            <text:p/>
          </table:table-cell>
          <table:table-cell table:formula="of:=IF(OR([.BN43]=&quot;&quot;; [.BN43]=1); &quot;&quot;; IF(SUM([.$G$11:.$G43])&lt;[.BO$10];1;0))">
            <text:p/>
          </table:table-cell>
          <table:table-cell table:formula="of:=IF(OR([.BO43]=&quot;&quot;; [.BO43]=1); &quot;&quot;; IF(SUM([.$G$11:.$G43])&lt;[.BP$10];1;0))">
            <text:p/>
          </table:table-cell>
          <table:table-cell table:formula="of:=IF(OR([.BP43]=&quot;&quot;; [.BP43]=1); &quot;&quot;; IF(SUM([.$G$11:.$G43])&lt;[.BQ$10];1;0))">
            <text:p/>
          </table:table-cell>
          <table:table-cell table:formula="of:=IF(OR([.BQ43]=&quot;&quot;; [.BQ43]=1); &quot;&quot;; IF(SUM([.$G$11:.$G43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IF([.$E$5]*[.$A44]&lt;=[.$E$1];[.$E$5]*[.$A44];&quot;&quot;)">
            <text:p/>
          </table:table-cell>
          <table:table-cell table:formula="of:=IF([.$B44]&lt;&gt;&quot;&quot;;[.$E$1]-[.B44];&quot;&quot;)">
            <text:p/>
          </table:table-cell>
          <table:table-cell table:formula="of:=IF(AND([.$B44]&lt;&gt;&quot;&quot;;FLOOR([.$B44]/[.$E$5];1)&lt;=[.$C$4]);FLOOR([.$B44]/[.$E$5];1);&quot;&quot;)">
            <text:p/>
          </table:table-cell>
          <table:table-cell/>
          <table:table-cell table:formula="of:=IF([.$D44]&lt;&gt;&quot;&quot;;[.$C$2]+[.D44]*IF([.$C$2]&gt;[.$C$3];-1;1);&quot;&quot;)">
            <text:p/>
          </table:table-cell>
          <table:table-cell table:formula="of:=IF([.$D44]&lt;&gt;&quot;&quot;;60/[.F44]*1000;&quot;&quot;)">
            <text:p/>
          </table:table-cell>
          <table:table-cell table:formula="of:=IF([.G44]&lt;&gt;&quot;&quot;;0;&quot;&quot;)">
            <text:p/>
          </table:table-cell>
          <table:table-cell table:formula="of:=IF(OR([.H44]=&quot;&quot;; [.H44]=1); &quot;&quot;; IF(SUM([.$G$11:.$G44])&lt;[.I$10];1;0))">
            <text:p/>
          </table:table-cell>
          <table:table-cell table:formula="of:=IF(OR([.I44]=&quot;&quot;; [.I44]=1); &quot;&quot;; IF(SUM([.$G$11:.$G44])&lt;[.J$10];1;0))">
            <text:p/>
          </table:table-cell>
          <table:table-cell table:formula="of:=IF(OR([.J44]=&quot;&quot;; [.J44]=1); &quot;&quot;; IF(SUM([.$G$11:.$G44])&lt;[.K$10];1;0))">
            <text:p/>
          </table:table-cell>
          <table:table-cell table:formula="of:=IF(OR([.K44]=&quot;&quot;; [.K44]=1); &quot;&quot;; IF(SUM([.$G$11:.$G44])&lt;[.L$10];1;0))">
            <text:p/>
          </table:table-cell>
          <table:table-cell table:formula="of:=IF(OR([.L44]=&quot;&quot;; [.L44]=1); &quot;&quot;; IF(SUM([.$G$11:.$G44])&lt;[.M$10];1;0))">
            <text:p/>
          </table:table-cell>
          <table:table-cell table:formula="of:=IF(OR([.M44]=&quot;&quot;; [.M44]=1); &quot;&quot;; IF(SUM([.$G$11:.$G44])&lt;[.N$10];1;0))">
            <text:p/>
          </table:table-cell>
          <table:table-cell table:formula="of:=IF(OR([.N44]=&quot;&quot;; [.N44]=1); &quot;&quot;; IF(SUM([.$G$11:.$G44])&lt;[.O$10];1;0))">
            <text:p/>
          </table:table-cell>
          <table:table-cell table:formula="of:=IF(OR([.O44]=&quot;&quot;; [.O44]=1); &quot;&quot;; IF(SUM([.$G$11:.$G44])&lt;[.P$10];1;0))">
            <text:p/>
          </table:table-cell>
          <table:table-cell table:formula="of:=IF(OR([.P44]=&quot;&quot;; [.P44]=1); &quot;&quot;; IF(SUM([.$G$11:.$G44])&lt;[.Q$10];1;0))">
            <text:p/>
          </table:table-cell>
          <table:table-cell table:formula="of:=IF(OR([.Q44]=&quot;&quot;; [.Q44]=1); &quot;&quot;; IF(SUM([.$G$11:.$G44])&lt;[.R$10];1;0))">
            <text:p/>
          </table:table-cell>
          <table:table-cell table:formula="of:=IF(OR([.R44]=&quot;&quot;; [.R44]=1); &quot;&quot;; IF(SUM([.$G$11:.$G44])&lt;[.S$10];1;0))">
            <text:p/>
          </table:table-cell>
          <table:table-cell table:formula="of:=IF(OR([.S44]=&quot;&quot;; [.S44]=1); &quot;&quot;; IF(SUM([.$G$11:.$G44])&lt;[.T$10];1;0))">
            <text:p/>
          </table:table-cell>
          <table:table-cell table:formula="of:=IF(OR([.T44]=&quot;&quot;; [.T44]=1); &quot;&quot;; IF(SUM([.$G$11:.$G44])&lt;[.U$10];1;0))">
            <text:p/>
          </table:table-cell>
          <table:table-cell table:formula="of:=IF(OR([.U44]=&quot;&quot;; [.U44]=1); &quot;&quot;; IF(SUM([.$G$11:.$G44])&lt;[.V$10];1;0))">
            <text:p/>
          </table:table-cell>
          <table:table-cell table:formula="of:=IF(OR([.V44]=&quot;&quot;; [.V44]=1); &quot;&quot;; IF(SUM([.$G$11:.$G44])&lt;[.W$10];1;0))">
            <text:p/>
          </table:table-cell>
          <table:table-cell table:formula="of:=IF(OR([.W44]=&quot;&quot;; [.W44]=1); &quot;&quot;; IF(SUM([.$G$11:.$G44])&lt;[.X$10];1;0))">
            <text:p/>
          </table:table-cell>
          <table:table-cell table:formula="of:=IF(OR([.X44]=&quot;&quot;; [.X44]=1); &quot;&quot;; IF(SUM([.$G$11:.$G44])&lt;[.Y$10];1;0))">
            <text:p/>
          </table:table-cell>
          <table:table-cell table:formula="of:=IF(OR([.Y44]=&quot;&quot;; [.Y44]=1); &quot;&quot;; IF(SUM([.$G$11:.$G44])&lt;[.Z$10];1;0))">
            <text:p/>
          </table:table-cell>
          <table:table-cell table:formula="of:=IF(OR([.Z44]=&quot;&quot;; [.Z44]=1); &quot;&quot;; IF(SUM([.$G$11:.$G44])&lt;[.AA$10];1;0))">
            <text:p/>
          </table:table-cell>
          <table:table-cell table:formula="of:=IF(OR([.AA44]=&quot;&quot;; [.AA44]=1); &quot;&quot;; IF(SUM([.$G$11:.$G44])&lt;[.AB$10];1;0))">
            <text:p/>
          </table:table-cell>
          <table:table-cell table:formula="of:=IF(OR([.AB44]=&quot;&quot;; [.AB44]=1); &quot;&quot;; IF(SUM([.$G$11:.$G44])&lt;[.AC$10];1;0))">
            <text:p/>
          </table:table-cell>
          <table:table-cell table:formula="of:=IF(OR([.AC44]=&quot;&quot;; [.AC44]=1); &quot;&quot;; IF(SUM([.$G$11:.$G44])&lt;[.AD$10];1;0))">
            <text:p/>
          </table:table-cell>
          <table:table-cell table:formula="of:=IF(OR([.AD44]=&quot;&quot;; [.AD44]=1); &quot;&quot;; IF(SUM([.$G$11:.$G44])&lt;[.AE$10];1;0))">
            <text:p/>
          </table:table-cell>
          <table:table-cell table:formula="of:=IF(OR([.AE44]=&quot;&quot;; [.AE44]=1); &quot;&quot;; IF(SUM([.$G$11:.$G44])&lt;[.AF$10];1;0))">
            <text:p/>
          </table:table-cell>
          <table:table-cell table:formula="of:=IF(OR([.AF44]=&quot;&quot;; [.AF44]=1); &quot;&quot;; IF(SUM([.$G$11:.$G44])&lt;[.AG$10];1;0))">
            <text:p/>
          </table:table-cell>
          <table:table-cell table:formula="of:=IF(OR([.AG44]=&quot;&quot;; [.AG44]=1); &quot;&quot;; IF(SUM([.$G$11:.$G44])&lt;[.AH$10];1;0))">
            <text:p/>
          </table:table-cell>
          <table:table-cell table:formula="of:=IF(OR([.AH44]=&quot;&quot;; [.AH44]=1); &quot;&quot;; IF(SUM([.$G$11:.$G44])&lt;[.AI$10];1;0))">
            <text:p/>
          </table:table-cell>
          <table:table-cell table:formula="of:=IF(OR([.AI44]=&quot;&quot;; [.AI44]=1); &quot;&quot;; IF(SUM([.$G$11:.$G44])&lt;[.AJ$10];1;0))">
            <text:p/>
          </table:table-cell>
          <table:table-cell table:formula="of:=IF(OR([.AJ44]=&quot;&quot;; [.AJ44]=1); &quot;&quot;; IF(SUM([.$G$11:.$G44])&lt;[.AK$10];1;0))">
            <text:p/>
          </table:table-cell>
          <table:table-cell table:formula="of:=IF(OR([.AK44]=&quot;&quot;; [.AK44]=1); &quot;&quot;; IF(SUM([.$G$11:.$G44])&lt;[.AL$10];1;0))">
            <text:p/>
          </table:table-cell>
          <table:table-cell table:formula="of:=IF(OR([.AL44]=&quot;&quot;; [.AL44]=1); &quot;&quot;; IF(SUM([.$G$11:.$G44])&lt;[.AM$10];1;0))">
            <text:p/>
          </table:table-cell>
          <table:table-cell table:formula="of:=IF(OR([.AM44]=&quot;&quot;; [.AM44]=1); &quot;&quot;; IF(SUM([.$G$11:.$G44])&lt;[.AN$10];1;0))">
            <text:p/>
          </table:table-cell>
          <table:table-cell table:formula="of:=IF(OR([.AN44]=&quot;&quot;; [.AN44]=1); &quot;&quot;; IF(SUM([.$G$11:.$G44])&lt;[.AO$10];1;0))">
            <text:p/>
          </table:table-cell>
          <table:table-cell table:formula="of:=IF(OR([.AO44]=&quot;&quot;; [.AO44]=1); &quot;&quot;; IF(SUM([.$G$11:.$G44])&lt;[.AP$10];1;0))">
            <text:p/>
          </table:table-cell>
          <table:table-cell table:formula="of:=IF(OR([.AP44]=&quot;&quot;; [.AP44]=1); &quot;&quot;; IF(SUM([.$G$11:.$G44])&lt;[.AQ$10];1;0))">
            <text:p/>
          </table:table-cell>
          <table:table-cell table:formula="of:=IF(OR([.AQ44]=&quot;&quot;; [.AQ44]=1); &quot;&quot;; IF(SUM([.$G$11:.$G44])&lt;[.AR$10];1;0))">
            <text:p/>
          </table:table-cell>
          <table:table-cell table:formula="of:=IF(OR([.AR44]=&quot;&quot;; [.AR44]=1); &quot;&quot;; IF(SUM([.$G$11:.$G44])&lt;[.AS$10];1;0))">
            <text:p/>
          </table:table-cell>
          <table:table-cell table:formula="of:=IF(OR([.AS44]=&quot;&quot;; [.AS44]=1); &quot;&quot;; IF(SUM([.$G$11:.$G44])&lt;[.AT$10];1;0))">
            <text:p/>
          </table:table-cell>
          <table:table-cell table:formula="of:=IF(OR([.AT44]=&quot;&quot;; [.AT44]=1); &quot;&quot;; IF(SUM([.$G$11:.$G44])&lt;[.AU$10];1;0))">
            <text:p/>
          </table:table-cell>
          <table:table-cell table:formula="of:=IF(OR([.AU44]=&quot;&quot;; [.AU44]=1); &quot;&quot;; IF(SUM([.$G$11:.$G44])&lt;[.AV$10];1;0))">
            <text:p/>
          </table:table-cell>
          <table:table-cell table:formula="of:=IF(OR([.AV44]=&quot;&quot;; [.AV44]=1); &quot;&quot;; IF(SUM([.$G$11:.$G44])&lt;[.AW$10];1;0))">
            <text:p/>
          </table:table-cell>
          <table:table-cell table:formula="of:=IF(OR([.AW44]=&quot;&quot;; [.AW44]=1); &quot;&quot;; IF(SUM([.$G$11:.$G44])&lt;[.AX$10];1;0))">
            <text:p/>
          </table:table-cell>
          <table:table-cell table:formula="of:=IF(OR([.AX44]=&quot;&quot;; [.AX44]=1); &quot;&quot;; IF(SUM([.$G$11:.$G44])&lt;[.AY$10];1;0))">
            <text:p/>
          </table:table-cell>
          <table:table-cell table:formula="of:=IF(OR([.AY44]=&quot;&quot;; [.AY44]=1); &quot;&quot;; IF(SUM([.$G$11:.$G44])&lt;[.AZ$10];1;0))">
            <text:p/>
          </table:table-cell>
          <table:table-cell table:formula="of:=IF(OR([.AZ44]=&quot;&quot;; [.AZ44]=1); &quot;&quot;; IF(SUM([.$G$11:.$G44])&lt;[.BA$10];1;0))">
            <text:p/>
          </table:table-cell>
          <table:table-cell table:formula="of:=IF(OR([.BA44]=&quot;&quot;; [.BA44]=1); &quot;&quot;; IF(SUM([.$G$11:.$G44])&lt;[.BB$10];1;0))">
            <text:p/>
          </table:table-cell>
          <table:table-cell table:formula="of:=IF(OR([.BB44]=&quot;&quot;; [.BB44]=1); &quot;&quot;; IF(SUM([.$G$11:.$G44])&lt;[.BC$10];1;0))">
            <text:p/>
          </table:table-cell>
          <table:table-cell table:formula="of:=IF(OR([.BC44]=&quot;&quot;; [.BC44]=1); &quot;&quot;; IF(SUM([.$G$11:.$G44])&lt;[.BD$10];1;0))">
            <text:p/>
          </table:table-cell>
          <table:table-cell table:formula="of:=IF(OR([.BD44]=&quot;&quot;; [.BD44]=1); &quot;&quot;; IF(SUM([.$G$11:.$G44])&lt;[.BE$10];1;0))">
            <text:p/>
          </table:table-cell>
          <table:table-cell table:formula="of:=IF(OR([.BE44]=&quot;&quot;; [.BE44]=1); &quot;&quot;; IF(SUM([.$G$11:.$G44])&lt;[.BF$10];1;0))">
            <text:p/>
          </table:table-cell>
          <table:table-cell table:formula="of:=IF(OR([.BF44]=&quot;&quot;; [.BF44]=1); &quot;&quot;; IF(SUM([.$G$11:.$G44])&lt;[.BG$10];1;0))">
            <text:p/>
          </table:table-cell>
          <table:table-cell table:formula="of:=IF(OR([.BG44]=&quot;&quot;; [.BG44]=1); &quot;&quot;; IF(SUM([.$G$11:.$G44])&lt;[.BH$10];1;0))">
            <text:p/>
          </table:table-cell>
          <table:table-cell table:formula="of:=IF(OR([.BH44]=&quot;&quot;; [.BH44]=1); &quot;&quot;; IF(SUM([.$G$11:.$G44])&lt;[.BI$10];1;0))">
            <text:p/>
          </table:table-cell>
          <table:table-cell table:formula="of:=IF(OR([.BI44]=&quot;&quot;; [.BI44]=1); &quot;&quot;; IF(SUM([.$G$11:.$G44])&lt;[.BJ$10];1;0))">
            <text:p/>
          </table:table-cell>
          <table:table-cell table:formula="of:=IF(OR([.BJ44]=&quot;&quot;; [.BJ44]=1); &quot;&quot;; IF(SUM([.$G$11:.$G44])&lt;[.BK$10];1;0))">
            <text:p/>
          </table:table-cell>
          <table:table-cell table:formula="of:=IF(OR([.BK44]=&quot;&quot;; [.BK44]=1); &quot;&quot;; IF(SUM([.$G$11:.$G44])&lt;[.BL$10];1;0))">
            <text:p/>
          </table:table-cell>
          <table:table-cell table:formula="of:=IF(OR([.BL44]=&quot;&quot;; [.BL44]=1); &quot;&quot;; IF(SUM([.$G$11:.$G44])&lt;[.BM$10];1;0))">
            <text:p/>
          </table:table-cell>
          <table:table-cell table:formula="of:=IF(OR([.BM44]=&quot;&quot;; [.BM44]=1); &quot;&quot;; IF(SUM([.$G$11:.$G44])&lt;[.BN$10];1;0))">
            <text:p/>
          </table:table-cell>
          <table:table-cell table:formula="of:=IF(OR([.BN44]=&quot;&quot;; [.BN44]=1); &quot;&quot;; IF(SUM([.$G$11:.$G44])&lt;[.BO$10];1;0))">
            <text:p/>
          </table:table-cell>
          <table:table-cell table:formula="of:=IF(OR([.BO44]=&quot;&quot;; [.BO44]=1); &quot;&quot;; IF(SUM([.$G$11:.$G44])&lt;[.BP$10];1;0))">
            <text:p/>
          </table:table-cell>
          <table:table-cell table:formula="of:=IF(OR([.BP44]=&quot;&quot;; [.BP44]=1); &quot;&quot;; IF(SUM([.$G$11:.$G44])&lt;[.BQ$10];1;0))">
            <text:p/>
          </table:table-cell>
          <table:table-cell table:formula="of:=IF(OR([.BQ44]=&quot;&quot;; [.BQ44]=1); &quot;&quot;; IF(SUM([.$G$11:.$G44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IF([.$E$5]*[.$A45]&lt;=[.$E$1];[.$E$5]*[.$A45];&quot;&quot;)">
            <text:p/>
          </table:table-cell>
          <table:table-cell table:formula="of:=IF([.$B45]&lt;&gt;&quot;&quot;;[.$E$1]-[.B45];&quot;&quot;)">
            <text:p/>
          </table:table-cell>
          <table:table-cell table:formula="of:=IF(AND([.$B45]&lt;&gt;&quot;&quot;;FLOOR([.$B45]/[.$E$5];1)&lt;=[.$C$4]);FLOOR([.$B45]/[.$E$5];1);&quot;&quot;)">
            <text:p/>
          </table:table-cell>
          <table:table-cell/>
          <table:table-cell table:formula="of:=IF([.$D45]&lt;&gt;&quot;&quot;;[.$C$2]+[.D45]*IF([.$C$2]&gt;[.$C$3];-1;1);&quot;&quot;)">
            <text:p/>
          </table:table-cell>
          <table:table-cell table:formula="of:=IF([.$D45]&lt;&gt;&quot;&quot;;60/[.F45]*1000;&quot;&quot;)">
            <text:p/>
          </table:table-cell>
          <table:table-cell table:formula="of:=IF([.G45]&lt;&gt;&quot;&quot;;0;&quot;&quot;)">
            <text:p/>
          </table:table-cell>
          <table:table-cell table:formula="of:=IF(OR([.H45]=&quot;&quot;; [.H45]=1); &quot;&quot;; IF(SUM([.$G$11:.$G45])&lt;[.I$10];1;0))">
            <text:p/>
          </table:table-cell>
          <table:table-cell table:formula="of:=IF(OR([.I45]=&quot;&quot;; [.I45]=1); &quot;&quot;; IF(SUM([.$G$11:.$G45])&lt;[.J$10];1;0))">
            <text:p/>
          </table:table-cell>
          <table:table-cell table:formula="of:=IF(OR([.J45]=&quot;&quot;; [.J45]=1); &quot;&quot;; IF(SUM([.$G$11:.$G45])&lt;[.K$10];1;0))">
            <text:p/>
          </table:table-cell>
          <table:table-cell table:formula="of:=IF(OR([.K45]=&quot;&quot;; [.K45]=1); &quot;&quot;; IF(SUM([.$G$11:.$G45])&lt;[.L$10];1;0))">
            <text:p/>
          </table:table-cell>
          <table:table-cell table:formula="of:=IF(OR([.L45]=&quot;&quot;; [.L45]=1); &quot;&quot;; IF(SUM([.$G$11:.$G45])&lt;[.M$10];1;0))">
            <text:p/>
          </table:table-cell>
          <table:table-cell table:formula="of:=IF(OR([.M45]=&quot;&quot;; [.M45]=1); &quot;&quot;; IF(SUM([.$G$11:.$G45])&lt;[.N$10];1;0))">
            <text:p/>
          </table:table-cell>
          <table:table-cell table:formula="of:=IF(OR([.N45]=&quot;&quot;; [.N45]=1); &quot;&quot;; IF(SUM([.$G$11:.$G45])&lt;[.O$10];1;0))">
            <text:p/>
          </table:table-cell>
          <table:table-cell table:formula="of:=IF(OR([.O45]=&quot;&quot;; [.O45]=1); &quot;&quot;; IF(SUM([.$G$11:.$G45])&lt;[.P$10];1;0))">
            <text:p/>
          </table:table-cell>
          <table:table-cell table:formula="of:=IF(OR([.P45]=&quot;&quot;; [.P45]=1); &quot;&quot;; IF(SUM([.$G$11:.$G45])&lt;[.Q$10];1;0))">
            <text:p/>
          </table:table-cell>
          <table:table-cell table:formula="of:=IF(OR([.Q45]=&quot;&quot;; [.Q45]=1); &quot;&quot;; IF(SUM([.$G$11:.$G45])&lt;[.R$10];1;0))">
            <text:p/>
          </table:table-cell>
          <table:table-cell table:formula="of:=IF(OR([.R45]=&quot;&quot;; [.R45]=1); &quot;&quot;; IF(SUM([.$G$11:.$G45])&lt;[.S$10];1;0))">
            <text:p/>
          </table:table-cell>
          <table:table-cell table:formula="of:=IF(OR([.S45]=&quot;&quot;; [.S45]=1); &quot;&quot;; IF(SUM([.$G$11:.$G45])&lt;[.T$10];1;0))">
            <text:p/>
          </table:table-cell>
          <table:table-cell table:formula="of:=IF(OR([.T45]=&quot;&quot;; [.T45]=1); &quot;&quot;; IF(SUM([.$G$11:.$G45])&lt;[.U$10];1;0))">
            <text:p/>
          </table:table-cell>
          <table:table-cell table:formula="of:=IF(OR([.U45]=&quot;&quot;; [.U45]=1); &quot;&quot;; IF(SUM([.$G$11:.$G45])&lt;[.V$10];1;0))">
            <text:p/>
          </table:table-cell>
          <table:table-cell table:formula="of:=IF(OR([.V45]=&quot;&quot;; [.V45]=1); &quot;&quot;; IF(SUM([.$G$11:.$G45])&lt;[.W$10];1;0))">
            <text:p/>
          </table:table-cell>
          <table:table-cell table:formula="of:=IF(OR([.W45]=&quot;&quot;; [.W45]=1); &quot;&quot;; IF(SUM([.$G$11:.$G45])&lt;[.X$10];1;0))">
            <text:p/>
          </table:table-cell>
          <table:table-cell table:formula="of:=IF(OR([.X45]=&quot;&quot;; [.X45]=1); &quot;&quot;; IF(SUM([.$G$11:.$G45])&lt;[.Y$10];1;0))">
            <text:p/>
          </table:table-cell>
          <table:table-cell table:formula="of:=IF(OR([.Y45]=&quot;&quot;; [.Y45]=1); &quot;&quot;; IF(SUM([.$G$11:.$G45])&lt;[.Z$10];1;0))">
            <text:p/>
          </table:table-cell>
          <table:table-cell table:formula="of:=IF(OR([.Z45]=&quot;&quot;; [.Z45]=1); &quot;&quot;; IF(SUM([.$G$11:.$G45])&lt;[.AA$10];1;0))">
            <text:p/>
          </table:table-cell>
          <table:table-cell table:formula="of:=IF(OR([.AA45]=&quot;&quot;; [.AA45]=1); &quot;&quot;; IF(SUM([.$G$11:.$G45])&lt;[.AB$10];1;0))">
            <text:p/>
          </table:table-cell>
          <table:table-cell table:formula="of:=IF(OR([.AB45]=&quot;&quot;; [.AB45]=1); &quot;&quot;; IF(SUM([.$G$11:.$G45])&lt;[.AC$10];1;0))">
            <text:p/>
          </table:table-cell>
          <table:table-cell table:formula="of:=IF(OR([.AC45]=&quot;&quot;; [.AC45]=1); &quot;&quot;; IF(SUM([.$G$11:.$G45])&lt;[.AD$10];1;0))">
            <text:p/>
          </table:table-cell>
          <table:table-cell table:formula="of:=IF(OR([.AD45]=&quot;&quot;; [.AD45]=1); &quot;&quot;; IF(SUM([.$G$11:.$G45])&lt;[.AE$10];1;0))">
            <text:p/>
          </table:table-cell>
          <table:table-cell table:formula="of:=IF(OR([.AE45]=&quot;&quot;; [.AE45]=1); &quot;&quot;; IF(SUM([.$G$11:.$G45])&lt;[.AF$10];1;0))">
            <text:p/>
          </table:table-cell>
          <table:table-cell table:formula="of:=IF(OR([.AF45]=&quot;&quot;; [.AF45]=1); &quot;&quot;; IF(SUM([.$G$11:.$G45])&lt;[.AG$10];1;0))">
            <text:p/>
          </table:table-cell>
          <table:table-cell table:formula="of:=IF(OR([.AG45]=&quot;&quot;; [.AG45]=1); &quot;&quot;; IF(SUM([.$G$11:.$G45])&lt;[.AH$10];1;0))">
            <text:p/>
          </table:table-cell>
          <table:table-cell table:formula="of:=IF(OR([.AH45]=&quot;&quot;; [.AH45]=1); &quot;&quot;; IF(SUM([.$G$11:.$G45])&lt;[.AI$10];1;0))">
            <text:p/>
          </table:table-cell>
          <table:table-cell table:formula="of:=IF(OR([.AI45]=&quot;&quot;; [.AI45]=1); &quot;&quot;; IF(SUM([.$G$11:.$G45])&lt;[.AJ$10];1;0))">
            <text:p/>
          </table:table-cell>
          <table:table-cell table:formula="of:=IF(OR([.AJ45]=&quot;&quot;; [.AJ45]=1); &quot;&quot;; IF(SUM([.$G$11:.$G45])&lt;[.AK$10];1;0))">
            <text:p/>
          </table:table-cell>
          <table:table-cell table:formula="of:=IF(OR([.AK45]=&quot;&quot;; [.AK45]=1); &quot;&quot;; IF(SUM([.$G$11:.$G45])&lt;[.AL$10];1;0))">
            <text:p/>
          </table:table-cell>
          <table:table-cell table:formula="of:=IF(OR([.AL45]=&quot;&quot;; [.AL45]=1); &quot;&quot;; IF(SUM([.$G$11:.$G45])&lt;[.AM$10];1;0))">
            <text:p/>
          </table:table-cell>
          <table:table-cell table:formula="of:=IF(OR([.AM45]=&quot;&quot;; [.AM45]=1); &quot;&quot;; IF(SUM([.$G$11:.$G45])&lt;[.AN$10];1;0))">
            <text:p/>
          </table:table-cell>
          <table:table-cell table:formula="of:=IF(OR([.AN45]=&quot;&quot;; [.AN45]=1); &quot;&quot;; IF(SUM([.$G$11:.$G45])&lt;[.AO$10];1;0))">
            <text:p/>
          </table:table-cell>
          <table:table-cell table:formula="of:=IF(OR([.AO45]=&quot;&quot;; [.AO45]=1); &quot;&quot;; IF(SUM([.$G$11:.$G45])&lt;[.AP$10];1;0))">
            <text:p/>
          </table:table-cell>
          <table:table-cell table:formula="of:=IF(OR([.AP45]=&quot;&quot;; [.AP45]=1); &quot;&quot;; IF(SUM([.$G$11:.$G45])&lt;[.AQ$10];1;0))">
            <text:p/>
          </table:table-cell>
          <table:table-cell table:formula="of:=IF(OR([.AQ45]=&quot;&quot;; [.AQ45]=1); &quot;&quot;; IF(SUM([.$G$11:.$G45])&lt;[.AR$10];1;0))">
            <text:p/>
          </table:table-cell>
          <table:table-cell table:formula="of:=IF(OR([.AR45]=&quot;&quot;; [.AR45]=1); &quot;&quot;; IF(SUM([.$G$11:.$G45])&lt;[.AS$10];1;0))">
            <text:p/>
          </table:table-cell>
          <table:table-cell table:formula="of:=IF(OR([.AS45]=&quot;&quot;; [.AS45]=1); &quot;&quot;; IF(SUM([.$G$11:.$G45])&lt;[.AT$10];1;0))">
            <text:p/>
          </table:table-cell>
          <table:table-cell table:formula="of:=IF(OR([.AT45]=&quot;&quot;; [.AT45]=1); &quot;&quot;; IF(SUM([.$G$11:.$G45])&lt;[.AU$10];1;0))">
            <text:p/>
          </table:table-cell>
          <table:table-cell table:formula="of:=IF(OR([.AU45]=&quot;&quot;; [.AU45]=1); &quot;&quot;; IF(SUM([.$G$11:.$G45])&lt;[.AV$10];1;0))">
            <text:p/>
          </table:table-cell>
          <table:table-cell table:formula="of:=IF(OR([.AV45]=&quot;&quot;; [.AV45]=1); &quot;&quot;; IF(SUM([.$G$11:.$G45])&lt;[.AW$10];1;0))">
            <text:p/>
          </table:table-cell>
          <table:table-cell table:formula="of:=IF(OR([.AW45]=&quot;&quot;; [.AW45]=1); &quot;&quot;; IF(SUM([.$G$11:.$G45])&lt;[.AX$10];1;0))">
            <text:p/>
          </table:table-cell>
          <table:table-cell table:formula="of:=IF(OR([.AX45]=&quot;&quot;; [.AX45]=1); &quot;&quot;; IF(SUM([.$G$11:.$G45])&lt;[.AY$10];1;0))">
            <text:p/>
          </table:table-cell>
          <table:table-cell table:formula="of:=IF(OR([.AY45]=&quot;&quot;; [.AY45]=1); &quot;&quot;; IF(SUM([.$G$11:.$G45])&lt;[.AZ$10];1;0))">
            <text:p/>
          </table:table-cell>
          <table:table-cell table:formula="of:=IF(OR([.AZ45]=&quot;&quot;; [.AZ45]=1); &quot;&quot;; IF(SUM([.$G$11:.$G45])&lt;[.BA$10];1;0))">
            <text:p/>
          </table:table-cell>
          <table:table-cell table:formula="of:=IF(OR([.BA45]=&quot;&quot;; [.BA45]=1); &quot;&quot;; IF(SUM([.$G$11:.$G45])&lt;[.BB$10];1;0))">
            <text:p/>
          </table:table-cell>
          <table:table-cell table:formula="of:=IF(OR([.BB45]=&quot;&quot;; [.BB45]=1); &quot;&quot;; IF(SUM([.$G$11:.$G45])&lt;[.BC$10];1;0))">
            <text:p/>
          </table:table-cell>
          <table:table-cell table:formula="of:=IF(OR([.BC45]=&quot;&quot;; [.BC45]=1); &quot;&quot;; IF(SUM([.$G$11:.$G45])&lt;[.BD$10];1;0))">
            <text:p/>
          </table:table-cell>
          <table:table-cell table:formula="of:=IF(OR([.BD45]=&quot;&quot;; [.BD45]=1); &quot;&quot;; IF(SUM([.$G$11:.$G45])&lt;[.BE$10];1;0))">
            <text:p/>
          </table:table-cell>
          <table:table-cell table:formula="of:=IF(OR([.BE45]=&quot;&quot;; [.BE45]=1); &quot;&quot;; IF(SUM([.$G$11:.$G45])&lt;[.BF$10];1;0))">
            <text:p/>
          </table:table-cell>
          <table:table-cell table:formula="of:=IF(OR([.BF45]=&quot;&quot;; [.BF45]=1); &quot;&quot;; IF(SUM([.$G$11:.$G45])&lt;[.BG$10];1;0))">
            <text:p/>
          </table:table-cell>
          <table:table-cell table:formula="of:=IF(OR([.BG45]=&quot;&quot;; [.BG45]=1); &quot;&quot;; IF(SUM([.$G$11:.$G45])&lt;[.BH$10];1;0))">
            <text:p/>
          </table:table-cell>
          <table:table-cell table:formula="of:=IF(OR([.BH45]=&quot;&quot;; [.BH45]=1); &quot;&quot;; IF(SUM([.$G$11:.$G45])&lt;[.BI$10];1;0))">
            <text:p/>
          </table:table-cell>
          <table:table-cell table:formula="of:=IF(OR([.BI45]=&quot;&quot;; [.BI45]=1); &quot;&quot;; IF(SUM([.$G$11:.$G45])&lt;[.BJ$10];1;0))">
            <text:p/>
          </table:table-cell>
          <table:table-cell table:formula="of:=IF(OR([.BJ45]=&quot;&quot;; [.BJ45]=1); &quot;&quot;; IF(SUM([.$G$11:.$G45])&lt;[.BK$10];1;0))">
            <text:p/>
          </table:table-cell>
          <table:table-cell table:formula="of:=IF(OR([.BK45]=&quot;&quot;; [.BK45]=1); &quot;&quot;; IF(SUM([.$G$11:.$G45])&lt;[.BL$10];1;0))">
            <text:p/>
          </table:table-cell>
          <table:table-cell table:formula="of:=IF(OR([.BL45]=&quot;&quot;; [.BL45]=1); &quot;&quot;; IF(SUM([.$G$11:.$G45])&lt;[.BM$10];1;0))">
            <text:p/>
          </table:table-cell>
          <table:table-cell table:formula="of:=IF(OR([.BM45]=&quot;&quot;; [.BM45]=1); &quot;&quot;; IF(SUM([.$G$11:.$G45])&lt;[.BN$10];1;0))">
            <text:p/>
          </table:table-cell>
          <table:table-cell table:formula="of:=IF(OR([.BN45]=&quot;&quot;; [.BN45]=1); &quot;&quot;; IF(SUM([.$G$11:.$G45])&lt;[.BO$10];1;0))">
            <text:p/>
          </table:table-cell>
          <table:table-cell table:formula="of:=IF(OR([.BO45]=&quot;&quot;; [.BO45]=1); &quot;&quot;; IF(SUM([.$G$11:.$G45])&lt;[.BP$10];1;0))">
            <text:p/>
          </table:table-cell>
          <table:table-cell table:formula="of:=IF(OR([.BP45]=&quot;&quot;; [.BP45]=1); &quot;&quot;; IF(SUM([.$G$11:.$G45])&lt;[.BQ$10];1;0))">
            <text:p/>
          </table:table-cell>
          <table:table-cell table:formula="of:=IF(OR([.BQ45]=&quot;&quot;; [.BQ45]=1); &quot;&quot;; IF(SUM([.$G$11:.$G45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IF([.$E$5]*[.$A46]&lt;=[.$E$1];[.$E$5]*[.$A46];&quot;&quot;)">
            <text:p/>
          </table:table-cell>
          <table:table-cell table:formula="of:=IF([.$B46]&lt;&gt;&quot;&quot;;[.$E$1]-[.B46];&quot;&quot;)">
            <text:p/>
          </table:table-cell>
          <table:table-cell table:formula="of:=IF(AND([.$B46]&lt;&gt;&quot;&quot;;FLOOR([.$B46]/[.$E$5];1)&lt;=[.$C$4]);FLOOR([.$B46]/[.$E$5];1);&quot;&quot;)">
            <text:p/>
          </table:table-cell>
          <table:table-cell/>
          <table:table-cell table:formula="of:=IF([.$D46]&lt;&gt;&quot;&quot;;[.$C$2]+[.D46]*IF([.$C$2]&gt;[.$C$3];-1;1);&quot;&quot;)">
            <text:p/>
          </table:table-cell>
          <table:table-cell table:formula="of:=IF([.$D46]&lt;&gt;&quot;&quot;;60/[.F46]*1000;&quot;&quot;)">
            <text:p/>
          </table:table-cell>
          <table:table-cell table:formula="of:=IF([.G46]&lt;&gt;&quot;&quot;;0;&quot;&quot;)">
            <text:p/>
          </table:table-cell>
          <table:table-cell table:formula="of:=IF(OR([.H46]=&quot;&quot;; [.H46]=1); &quot;&quot;; IF(SUM([.$G$11:.$G46])&lt;[.I$10];1;0))">
            <text:p/>
          </table:table-cell>
          <table:table-cell table:formula="of:=IF(OR([.I46]=&quot;&quot;; [.I46]=1); &quot;&quot;; IF(SUM([.$G$11:.$G46])&lt;[.J$10];1;0))">
            <text:p/>
          </table:table-cell>
          <table:table-cell table:formula="of:=IF(OR([.J46]=&quot;&quot;; [.J46]=1); &quot;&quot;; IF(SUM([.$G$11:.$G46])&lt;[.K$10];1;0))">
            <text:p/>
          </table:table-cell>
          <table:table-cell table:formula="of:=IF(OR([.K46]=&quot;&quot;; [.K46]=1); &quot;&quot;; IF(SUM([.$G$11:.$G46])&lt;[.L$10];1;0))">
            <text:p/>
          </table:table-cell>
          <table:table-cell table:formula="of:=IF(OR([.L46]=&quot;&quot;; [.L46]=1); &quot;&quot;; IF(SUM([.$G$11:.$G46])&lt;[.M$10];1;0))">
            <text:p/>
          </table:table-cell>
          <table:table-cell table:formula="of:=IF(OR([.M46]=&quot;&quot;; [.M46]=1); &quot;&quot;; IF(SUM([.$G$11:.$G46])&lt;[.N$10];1;0))">
            <text:p/>
          </table:table-cell>
          <table:table-cell table:formula="of:=IF(OR([.N46]=&quot;&quot;; [.N46]=1); &quot;&quot;; IF(SUM([.$G$11:.$G46])&lt;[.O$10];1;0))">
            <text:p/>
          </table:table-cell>
          <table:table-cell table:formula="of:=IF(OR([.O46]=&quot;&quot;; [.O46]=1); &quot;&quot;; IF(SUM([.$G$11:.$G46])&lt;[.P$10];1;0))">
            <text:p/>
          </table:table-cell>
          <table:table-cell table:formula="of:=IF(OR([.P46]=&quot;&quot;; [.P46]=1); &quot;&quot;; IF(SUM([.$G$11:.$G46])&lt;[.Q$10];1;0))">
            <text:p/>
          </table:table-cell>
          <table:table-cell table:formula="of:=IF(OR([.Q46]=&quot;&quot;; [.Q46]=1); &quot;&quot;; IF(SUM([.$G$11:.$G46])&lt;[.R$10];1;0))">
            <text:p/>
          </table:table-cell>
          <table:table-cell table:formula="of:=IF(OR([.R46]=&quot;&quot;; [.R46]=1); &quot;&quot;; IF(SUM([.$G$11:.$G46])&lt;[.S$10];1;0))">
            <text:p/>
          </table:table-cell>
          <table:table-cell table:formula="of:=IF(OR([.S46]=&quot;&quot;; [.S46]=1); &quot;&quot;; IF(SUM([.$G$11:.$G46])&lt;[.T$10];1;0))">
            <text:p/>
          </table:table-cell>
          <table:table-cell table:formula="of:=IF(OR([.T46]=&quot;&quot;; [.T46]=1); &quot;&quot;; IF(SUM([.$G$11:.$G46])&lt;[.U$10];1;0))">
            <text:p/>
          </table:table-cell>
          <table:table-cell table:formula="of:=IF(OR([.U46]=&quot;&quot;; [.U46]=1); &quot;&quot;; IF(SUM([.$G$11:.$G46])&lt;[.V$10];1;0))">
            <text:p/>
          </table:table-cell>
          <table:table-cell table:formula="of:=IF(OR([.V46]=&quot;&quot;; [.V46]=1); &quot;&quot;; IF(SUM([.$G$11:.$G46])&lt;[.W$10];1;0))">
            <text:p/>
          </table:table-cell>
          <table:table-cell table:formula="of:=IF(OR([.W46]=&quot;&quot;; [.W46]=1); &quot;&quot;; IF(SUM([.$G$11:.$G46])&lt;[.X$10];1;0))">
            <text:p/>
          </table:table-cell>
          <table:table-cell table:formula="of:=IF(OR([.X46]=&quot;&quot;; [.X46]=1); &quot;&quot;; IF(SUM([.$G$11:.$G46])&lt;[.Y$10];1;0))">
            <text:p/>
          </table:table-cell>
          <table:table-cell table:formula="of:=IF(OR([.Y46]=&quot;&quot;; [.Y46]=1); &quot;&quot;; IF(SUM([.$G$11:.$G46])&lt;[.Z$10];1;0))">
            <text:p/>
          </table:table-cell>
          <table:table-cell table:formula="of:=IF(OR([.Z46]=&quot;&quot;; [.Z46]=1); &quot;&quot;; IF(SUM([.$G$11:.$G46])&lt;[.AA$10];1;0))">
            <text:p/>
          </table:table-cell>
          <table:table-cell table:formula="of:=IF(OR([.AA46]=&quot;&quot;; [.AA46]=1); &quot;&quot;; IF(SUM([.$G$11:.$G46])&lt;[.AB$10];1;0))">
            <text:p/>
          </table:table-cell>
          <table:table-cell table:formula="of:=IF(OR([.AB46]=&quot;&quot;; [.AB46]=1); &quot;&quot;; IF(SUM([.$G$11:.$G46])&lt;[.AC$10];1;0))">
            <text:p/>
          </table:table-cell>
          <table:table-cell table:formula="of:=IF(OR([.AC46]=&quot;&quot;; [.AC46]=1); &quot;&quot;; IF(SUM([.$G$11:.$G46])&lt;[.AD$10];1;0))">
            <text:p/>
          </table:table-cell>
          <table:table-cell table:formula="of:=IF(OR([.AD46]=&quot;&quot;; [.AD46]=1); &quot;&quot;; IF(SUM([.$G$11:.$G46])&lt;[.AE$10];1;0))">
            <text:p/>
          </table:table-cell>
          <table:table-cell table:formula="of:=IF(OR([.AE46]=&quot;&quot;; [.AE46]=1); &quot;&quot;; IF(SUM([.$G$11:.$G46])&lt;[.AF$10];1;0))">
            <text:p/>
          </table:table-cell>
          <table:table-cell table:formula="of:=IF(OR([.AF46]=&quot;&quot;; [.AF46]=1); &quot;&quot;; IF(SUM([.$G$11:.$G46])&lt;[.AG$10];1;0))">
            <text:p/>
          </table:table-cell>
          <table:table-cell table:formula="of:=IF(OR([.AG46]=&quot;&quot;; [.AG46]=1); &quot;&quot;; IF(SUM([.$G$11:.$G46])&lt;[.AH$10];1;0))">
            <text:p/>
          </table:table-cell>
          <table:table-cell table:formula="of:=IF(OR([.AH46]=&quot;&quot;; [.AH46]=1); &quot;&quot;; IF(SUM([.$G$11:.$G46])&lt;[.AI$10];1;0))">
            <text:p/>
          </table:table-cell>
          <table:table-cell table:formula="of:=IF(OR([.AI46]=&quot;&quot;; [.AI46]=1); &quot;&quot;; IF(SUM([.$G$11:.$G46])&lt;[.AJ$10];1;0))">
            <text:p/>
          </table:table-cell>
          <table:table-cell table:formula="of:=IF(OR([.AJ46]=&quot;&quot;; [.AJ46]=1); &quot;&quot;; IF(SUM([.$G$11:.$G46])&lt;[.AK$10];1;0))">
            <text:p/>
          </table:table-cell>
          <table:table-cell table:formula="of:=IF(OR([.AK46]=&quot;&quot;; [.AK46]=1); &quot;&quot;; IF(SUM([.$G$11:.$G46])&lt;[.AL$10];1;0))">
            <text:p/>
          </table:table-cell>
          <table:table-cell table:formula="of:=IF(OR([.AL46]=&quot;&quot;; [.AL46]=1); &quot;&quot;; IF(SUM([.$G$11:.$G46])&lt;[.AM$10];1;0))">
            <text:p/>
          </table:table-cell>
          <table:table-cell table:formula="of:=IF(OR([.AM46]=&quot;&quot;; [.AM46]=1); &quot;&quot;; IF(SUM([.$G$11:.$G46])&lt;[.AN$10];1;0))">
            <text:p/>
          </table:table-cell>
          <table:table-cell table:formula="of:=IF(OR([.AN46]=&quot;&quot;; [.AN46]=1); &quot;&quot;; IF(SUM([.$G$11:.$G46])&lt;[.AO$10];1;0))">
            <text:p/>
          </table:table-cell>
          <table:table-cell table:formula="of:=IF(OR([.AO46]=&quot;&quot;; [.AO46]=1); &quot;&quot;; IF(SUM([.$G$11:.$G46])&lt;[.AP$10];1;0))">
            <text:p/>
          </table:table-cell>
          <table:table-cell table:formula="of:=IF(OR([.AP46]=&quot;&quot;; [.AP46]=1); &quot;&quot;; IF(SUM([.$G$11:.$G46])&lt;[.AQ$10];1;0))">
            <text:p/>
          </table:table-cell>
          <table:table-cell table:formula="of:=IF(OR([.AQ46]=&quot;&quot;; [.AQ46]=1); &quot;&quot;; IF(SUM([.$G$11:.$G46])&lt;[.AR$10];1;0))">
            <text:p/>
          </table:table-cell>
          <table:table-cell table:formula="of:=IF(OR([.AR46]=&quot;&quot;; [.AR46]=1); &quot;&quot;; IF(SUM([.$G$11:.$G46])&lt;[.AS$10];1;0))">
            <text:p/>
          </table:table-cell>
          <table:table-cell table:formula="of:=IF(OR([.AS46]=&quot;&quot;; [.AS46]=1); &quot;&quot;; IF(SUM([.$G$11:.$G46])&lt;[.AT$10];1;0))">
            <text:p/>
          </table:table-cell>
          <table:table-cell table:formula="of:=IF(OR([.AT46]=&quot;&quot;; [.AT46]=1); &quot;&quot;; IF(SUM([.$G$11:.$G46])&lt;[.AU$10];1;0))">
            <text:p/>
          </table:table-cell>
          <table:table-cell table:formula="of:=IF(OR([.AU46]=&quot;&quot;; [.AU46]=1); &quot;&quot;; IF(SUM([.$G$11:.$G46])&lt;[.AV$10];1;0))">
            <text:p/>
          </table:table-cell>
          <table:table-cell table:formula="of:=IF(OR([.AV46]=&quot;&quot;; [.AV46]=1); &quot;&quot;; IF(SUM([.$G$11:.$G46])&lt;[.AW$10];1;0))">
            <text:p/>
          </table:table-cell>
          <table:table-cell table:formula="of:=IF(OR([.AW46]=&quot;&quot;; [.AW46]=1); &quot;&quot;; IF(SUM([.$G$11:.$G46])&lt;[.AX$10];1;0))">
            <text:p/>
          </table:table-cell>
          <table:table-cell table:formula="of:=IF(OR([.AX46]=&quot;&quot;; [.AX46]=1); &quot;&quot;; IF(SUM([.$G$11:.$G46])&lt;[.AY$10];1;0))">
            <text:p/>
          </table:table-cell>
          <table:table-cell table:formula="of:=IF(OR([.AY46]=&quot;&quot;; [.AY46]=1); &quot;&quot;; IF(SUM([.$G$11:.$G46])&lt;[.AZ$10];1;0))">
            <text:p/>
          </table:table-cell>
          <table:table-cell table:formula="of:=IF(OR([.AZ46]=&quot;&quot;; [.AZ46]=1); &quot;&quot;; IF(SUM([.$G$11:.$G46])&lt;[.BA$10];1;0))">
            <text:p/>
          </table:table-cell>
          <table:table-cell table:formula="of:=IF(OR([.BA46]=&quot;&quot;; [.BA46]=1); &quot;&quot;; IF(SUM([.$G$11:.$G46])&lt;[.BB$10];1;0))">
            <text:p/>
          </table:table-cell>
          <table:table-cell table:formula="of:=IF(OR([.BB46]=&quot;&quot;; [.BB46]=1); &quot;&quot;; IF(SUM([.$G$11:.$G46])&lt;[.BC$10];1;0))">
            <text:p/>
          </table:table-cell>
          <table:table-cell table:formula="of:=IF(OR([.BC46]=&quot;&quot;; [.BC46]=1); &quot;&quot;; IF(SUM([.$G$11:.$G46])&lt;[.BD$10];1;0))">
            <text:p/>
          </table:table-cell>
          <table:table-cell table:formula="of:=IF(OR([.BD46]=&quot;&quot;; [.BD46]=1); &quot;&quot;; IF(SUM([.$G$11:.$G46])&lt;[.BE$10];1;0))">
            <text:p/>
          </table:table-cell>
          <table:table-cell table:formula="of:=IF(OR([.BE46]=&quot;&quot;; [.BE46]=1); &quot;&quot;; IF(SUM([.$G$11:.$G46])&lt;[.BF$10];1;0))">
            <text:p/>
          </table:table-cell>
          <table:table-cell table:formula="of:=IF(OR([.BF46]=&quot;&quot;; [.BF46]=1); &quot;&quot;; IF(SUM([.$G$11:.$G46])&lt;[.BG$10];1;0))">
            <text:p/>
          </table:table-cell>
          <table:table-cell table:formula="of:=IF(OR([.BG46]=&quot;&quot;; [.BG46]=1); &quot;&quot;; IF(SUM([.$G$11:.$G46])&lt;[.BH$10];1;0))">
            <text:p/>
          </table:table-cell>
          <table:table-cell table:formula="of:=IF(OR([.BH46]=&quot;&quot;; [.BH46]=1); &quot;&quot;; IF(SUM([.$G$11:.$G46])&lt;[.BI$10];1;0))">
            <text:p/>
          </table:table-cell>
          <table:table-cell table:formula="of:=IF(OR([.BI46]=&quot;&quot;; [.BI46]=1); &quot;&quot;; IF(SUM([.$G$11:.$G46])&lt;[.BJ$10];1;0))">
            <text:p/>
          </table:table-cell>
          <table:table-cell table:formula="of:=IF(OR([.BJ46]=&quot;&quot;; [.BJ46]=1); &quot;&quot;; IF(SUM([.$G$11:.$G46])&lt;[.BK$10];1;0))">
            <text:p/>
          </table:table-cell>
          <table:table-cell table:formula="of:=IF(OR([.BK46]=&quot;&quot;; [.BK46]=1); &quot;&quot;; IF(SUM([.$G$11:.$G46])&lt;[.BL$10];1;0))">
            <text:p/>
          </table:table-cell>
          <table:table-cell table:formula="of:=IF(OR([.BL46]=&quot;&quot;; [.BL46]=1); &quot;&quot;; IF(SUM([.$G$11:.$G46])&lt;[.BM$10];1;0))">
            <text:p/>
          </table:table-cell>
          <table:table-cell table:formula="of:=IF(OR([.BM46]=&quot;&quot;; [.BM46]=1); &quot;&quot;; IF(SUM([.$G$11:.$G46])&lt;[.BN$10];1;0))">
            <text:p/>
          </table:table-cell>
          <table:table-cell table:formula="of:=IF(OR([.BN46]=&quot;&quot;; [.BN46]=1); &quot;&quot;; IF(SUM([.$G$11:.$G46])&lt;[.BO$10];1;0))">
            <text:p/>
          </table:table-cell>
          <table:table-cell table:formula="of:=IF(OR([.BO46]=&quot;&quot;; [.BO46]=1); &quot;&quot;; IF(SUM([.$G$11:.$G46])&lt;[.BP$10];1;0))">
            <text:p/>
          </table:table-cell>
          <table:table-cell table:formula="of:=IF(OR([.BP46]=&quot;&quot;; [.BP46]=1); &quot;&quot;; IF(SUM([.$G$11:.$G46])&lt;[.BQ$10];1;0))">
            <text:p/>
          </table:table-cell>
          <table:table-cell table:formula="of:=IF(OR([.BQ46]=&quot;&quot;; [.BQ46]=1); &quot;&quot;; IF(SUM([.$G$11:.$G46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IF([.$E$5]*[.$A47]&lt;=[.$E$1];[.$E$5]*[.$A47];&quot;&quot;)">
            <text:p/>
          </table:table-cell>
          <table:table-cell table:formula="of:=IF([.$B47]&lt;&gt;&quot;&quot;;[.$E$1]-[.B47];&quot;&quot;)">
            <text:p/>
          </table:table-cell>
          <table:table-cell table:formula="of:=IF(AND([.$B47]&lt;&gt;&quot;&quot;;FLOOR([.$B47]/[.$E$5];1)&lt;=[.$C$4]);FLOOR([.$B47]/[.$E$5];1);&quot;&quot;)">
            <text:p/>
          </table:table-cell>
          <table:table-cell/>
          <table:table-cell table:formula="of:=IF([.$D47]&lt;&gt;&quot;&quot;;[.$C$2]+[.D47]*IF([.$C$2]&gt;[.$C$3];-1;1);&quot;&quot;)">
            <text:p/>
          </table:table-cell>
          <table:table-cell table:formula="of:=IF([.$D47]&lt;&gt;&quot;&quot;;60/[.F47]*1000;&quot;&quot;)">
            <text:p/>
          </table:table-cell>
          <table:table-cell table:formula="of:=IF([.G47]&lt;&gt;&quot;&quot;;0;&quot;&quot;)">
            <text:p/>
          </table:table-cell>
          <table:table-cell table:formula="of:=IF(OR([.H47]=&quot;&quot;; [.H47]=1); &quot;&quot;; IF(SUM([.$G$11:.$G47])&lt;[.I$10];1;0))">
            <text:p/>
          </table:table-cell>
          <table:table-cell table:formula="of:=IF(OR([.I47]=&quot;&quot;; [.I47]=1); &quot;&quot;; IF(SUM([.$G$11:.$G47])&lt;[.J$10];1;0))">
            <text:p/>
          </table:table-cell>
          <table:table-cell table:formula="of:=IF(OR([.J47]=&quot;&quot;; [.J47]=1); &quot;&quot;; IF(SUM([.$G$11:.$G47])&lt;[.K$10];1;0))">
            <text:p/>
          </table:table-cell>
          <table:table-cell table:formula="of:=IF(OR([.K47]=&quot;&quot;; [.K47]=1); &quot;&quot;; IF(SUM([.$G$11:.$G47])&lt;[.L$10];1;0))">
            <text:p/>
          </table:table-cell>
          <table:table-cell table:formula="of:=IF(OR([.L47]=&quot;&quot;; [.L47]=1); &quot;&quot;; IF(SUM([.$G$11:.$G47])&lt;[.M$10];1;0))">
            <text:p/>
          </table:table-cell>
          <table:table-cell table:formula="of:=IF(OR([.M47]=&quot;&quot;; [.M47]=1); &quot;&quot;; IF(SUM([.$G$11:.$G47])&lt;[.N$10];1;0))">
            <text:p/>
          </table:table-cell>
          <table:table-cell table:formula="of:=IF(OR([.N47]=&quot;&quot;; [.N47]=1); &quot;&quot;; IF(SUM([.$G$11:.$G47])&lt;[.O$10];1;0))">
            <text:p/>
          </table:table-cell>
          <table:table-cell table:formula="of:=IF(OR([.O47]=&quot;&quot;; [.O47]=1); &quot;&quot;; IF(SUM([.$G$11:.$G47])&lt;[.P$10];1;0))">
            <text:p/>
          </table:table-cell>
          <table:table-cell table:formula="of:=IF(OR([.P47]=&quot;&quot;; [.P47]=1); &quot;&quot;; IF(SUM([.$G$11:.$G47])&lt;[.Q$10];1;0))">
            <text:p/>
          </table:table-cell>
          <table:table-cell table:formula="of:=IF(OR([.Q47]=&quot;&quot;; [.Q47]=1); &quot;&quot;; IF(SUM([.$G$11:.$G47])&lt;[.R$10];1;0))">
            <text:p/>
          </table:table-cell>
          <table:table-cell table:formula="of:=IF(OR([.R47]=&quot;&quot;; [.R47]=1); &quot;&quot;; IF(SUM([.$G$11:.$G47])&lt;[.S$10];1;0))">
            <text:p/>
          </table:table-cell>
          <table:table-cell table:formula="of:=IF(OR([.S47]=&quot;&quot;; [.S47]=1); &quot;&quot;; IF(SUM([.$G$11:.$G47])&lt;[.T$10];1;0))">
            <text:p/>
          </table:table-cell>
          <table:table-cell table:formula="of:=IF(OR([.T47]=&quot;&quot;; [.T47]=1); &quot;&quot;; IF(SUM([.$G$11:.$G47])&lt;[.U$10];1;0))">
            <text:p/>
          </table:table-cell>
          <table:table-cell table:formula="of:=IF(OR([.U47]=&quot;&quot;; [.U47]=1); &quot;&quot;; IF(SUM([.$G$11:.$G47])&lt;[.V$10];1;0))">
            <text:p/>
          </table:table-cell>
          <table:table-cell table:formula="of:=IF(OR([.V47]=&quot;&quot;; [.V47]=1); &quot;&quot;; IF(SUM([.$G$11:.$G47])&lt;[.W$10];1;0))">
            <text:p/>
          </table:table-cell>
          <table:table-cell table:formula="of:=IF(OR([.W47]=&quot;&quot;; [.W47]=1); &quot;&quot;; IF(SUM([.$G$11:.$G47])&lt;[.X$10];1;0))">
            <text:p/>
          </table:table-cell>
          <table:table-cell table:formula="of:=IF(OR([.X47]=&quot;&quot;; [.X47]=1); &quot;&quot;; IF(SUM([.$G$11:.$G47])&lt;[.Y$10];1;0))">
            <text:p/>
          </table:table-cell>
          <table:table-cell table:formula="of:=IF(OR([.Y47]=&quot;&quot;; [.Y47]=1); &quot;&quot;; IF(SUM([.$G$11:.$G47])&lt;[.Z$10];1;0))">
            <text:p/>
          </table:table-cell>
          <table:table-cell table:formula="of:=IF(OR([.Z47]=&quot;&quot;; [.Z47]=1); &quot;&quot;; IF(SUM([.$G$11:.$G47])&lt;[.AA$10];1;0))">
            <text:p/>
          </table:table-cell>
          <table:table-cell table:formula="of:=IF(OR([.AA47]=&quot;&quot;; [.AA47]=1); &quot;&quot;; IF(SUM([.$G$11:.$G47])&lt;[.AB$10];1;0))">
            <text:p/>
          </table:table-cell>
          <table:table-cell table:formula="of:=IF(OR([.AB47]=&quot;&quot;; [.AB47]=1); &quot;&quot;; IF(SUM([.$G$11:.$G47])&lt;[.AC$10];1;0))">
            <text:p/>
          </table:table-cell>
          <table:table-cell table:formula="of:=IF(OR([.AC47]=&quot;&quot;; [.AC47]=1); &quot;&quot;; IF(SUM([.$G$11:.$G47])&lt;[.AD$10];1;0))">
            <text:p/>
          </table:table-cell>
          <table:table-cell table:formula="of:=IF(OR([.AD47]=&quot;&quot;; [.AD47]=1); &quot;&quot;; IF(SUM([.$G$11:.$G47])&lt;[.AE$10];1;0))">
            <text:p/>
          </table:table-cell>
          <table:table-cell table:formula="of:=IF(OR([.AE47]=&quot;&quot;; [.AE47]=1); &quot;&quot;; IF(SUM([.$G$11:.$G47])&lt;[.AF$10];1;0))">
            <text:p/>
          </table:table-cell>
          <table:table-cell table:formula="of:=IF(OR([.AF47]=&quot;&quot;; [.AF47]=1); &quot;&quot;; IF(SUM([.$G$11:.$G47])&lt;[.AG$10];1;0))">
            <text:p/>
          </table:table-cell>
          <table:table-cell table:formula="of:=IF(OR([.AG47]=&quot;&quot;; [.AG47]=1); &quot;&quot;; IF(SUM([.$G$11:.$G47])&lt;[.AH$10];1;0))">
            <text:p/>
          </table:table-cell>
          <table:table-cell table:formula="of:=IF(OR([.AH47]=&quot;&quot;; [.AH47]=1); &quot;&quot;; IF(SUM([.$G$11:.$G47])&lt;[.AI$10];1;0))">
            <text:p/>
          </table:table-cell>
          <table:table-cell table:formula="of:=IF(OR([.AI47]=&quot;&quot;; [.AI47]=1); &quot;&quot;; IF(SUM([.$G$11:.$G47])&lt;[.AJ$10];1;0))">
            <text:p/>
          </table:table-cell>
          <table:table-cell table:formula="of:=IF(OR([.AJ47]=&quot;&quot;; [.AJ47]=1); &quot;&quot;; IF(SUM([.$G$11:.$G47])&lt;[.AK$10];1;0))">
            <text:p/>
          </table:table-cell>
          <table:table-cell table:formula="of:=IF(OR([.AK47]=&quot;&quot;; [.AK47]=1); &quot;&quot;; IF(SUM([.$G$11:.$G47])&lt;[.AL$10];1;0))">
            <text:p/>
          </table:table-cell>
          <table:table-cell table:formula="of:=IF(OR([.AL47]=&quot;&quot;; [.AL47]=1); &quot;&quot;; IF(SUM([.$G$11:.$G47])&lt;[.AM$10];1;0))">
            <text:p/>
          </table:table-cell>
          <table:table-cell table:formula="of:=IF(OR([.AM47]=&quot;&quot;; [.AM47]=1); &quot;&quot;; IF(SUM([.$G$11:.$G47])&lt;[.AN$10];1;0))">
            <text:p/>
          </table:table-cell>
          <table:table-cell table:formula="of:=IF(OR([.AN47]=&quot;&quot;; [.AN47]=1); &quot;&quot;; IF(SUM([.$G$11:.$G47])&lt;[.AO$10];1;0))">
            <text:p/>
          </table:table-cell>
          <table:table-cell table:formula="of:=IF(OR([.AO47]=&quot;&quot;; [.AO47]=1); &quot;&quot;; IF(SUM([.$G$11:.$G47])&lt;[.AP$10];1;0))">
            <text:p/>
          </table:table-cell>
          <table:table-cell table:formula="of:=IF(OR([.AP47]=&quot;&quot;; [.AP47]=1); &quot;&quot;; IF(SUM([.$G$11:.$G47])&lt;[.AQ$10];1;0))">
            <text:p/>
          </table:table-cell>
          <table:table-cell table:formula="of:=IF(OR([.AQ47]=&quot;&quot;; [.AQ47]=1); &quot;&quot;; IF(SUM([.$G$11:.$G47])&lt;[.AR$10];1;0))">
            <text:p/>
          </table:table-cell>
          <table:table-cell table:formula="of:=IF(OR([.AR47]=&quot;&quot;; [.AR47]=1); &quot;&quot;; IF(SUM([.$G$11:.$G47])&lt;[.AS$10];1;0))">
            <text:p/>
          </table:table-cell>
          <table:table-cell table:formula="of:=IF(OR([.AS47]=&quot;&quot;; [.AS47]=1); &quot;&quot;; IF(SUM([.$G$11:.$G47])&lt;[.AT$10];1;0))">
            <text:p/>
          </table:table-cell>
          <table:table-cell table:formula="of:=IF(OR([.AT47]=&quot;&quot;; [.AT47]=1); &quot;&quot;; IF(SUM([.$G$11:.$G47])&lt;[.AU$10];1;0))">
            <text:p/>
          </table:table-cell>
          <table:table-cell table:formula="of:=IF(OR([.AU47]=&quot;&quot;; [.AU47]=1); &quot;&quot;; IF(SUM([.$G$11:.$G47])&lt;[.AV$10];1;0))">
            <text:p/>
          </table:table-cell>
          <table:table-cell table:formula="of:=IF(OR([.AV47]=&quot;&quot;; [.AV47]=1); &quot;&quot;; IF(SUM([.$G$11:.$G47])&lt;[.AW$10];1;0))">
            <text:p/>
          </table:table-cell>
          <table:table-cell table:formula="of:=IF(OR([.AW47]=&quot;&quot;; [.AW47]=1); &quot;&quot;; IF(SUM([.$G$11:.$G47])&lt;[.AX$10];1;0))">
            <text:p/>
          </table:table-cell>
          <table:table-cell table:formula="of:=IF(OR([.AX47]=&quot;&quot;; [.AX47]=1); &quot;&quot;; IF(SUM([.$G$11:.$G47])&lt;[.AY$10];1;0))">
            <text:p/>
          </table:table-cell>
          <table:table-cell table:formula="of:=IF(OR([.AY47]=&quot;&quot;; [.AY47]=1); &quot;&quot;; IF(SUM([.$G$11:.$G47])&lt;[.AZ$10];1;0))">
            <text:p/>
          </table:table-cell>
          <table:table-cell table:formula="of:=IF(OR([.AZ47]=&quot;&quot;; [.AZ47]=1); &quot;&quot;; IF(SUM([.$G$11:.$G47])&lt;[.BA$10];1;0))">
            <text:p/>
          </table:table-cell>
          <table:table-cell table:formula="of:=IF(OR([.BA47]=&quot;&quot;; [.BA47]=1); &quot;&quot;; IF(SUM([.$G$11:.$G47])&lt;[.BB$10];1;0))">
            <text:p/>
          </table:table-cell>
          <table:table-cell table:formula="of:=IF(OR([.BB47]=&quot;&quot;; [.BB47]=1); &quot;&quot;; IF(SUM([.$G$11:.$G47])&lt;[.BC$10];1;0))">
            <text:p/>
          </table:table-cell>
          <table:table-cell table:formula="of:=IF(OR([.BC47]=&quot;&quot;; [.BC47]=1); &quot;&quot;; IF(SUM([.$G$11:.$G47])&lt;[.BD$10];1;0))">
            <text:p/>
          </table:table-cell>
          <table:table-cell table:formula="of:=IF(OR([.BD47]=&quot;&quot;; [.BD47]=1); &quot;&quot;; IF(SUM([.$G$11:.$G47])&lt;[.BE$10];1;0))">
            <text:p/>
          </table:table-cell>
          <table:table-cell table:formula="of:=IF(OR([.BE47]=&quot;&quot;; [.BE47]=1); &quot;&quot;; IF(SUM([.$G$11:.$G47])&lt;[.BF$10];1;0))">
            <text:p/>
          </table:table-cell>
          <table:table-cell table:formula="of:=IF(OR([.BF47]=&quot;&quot;; [.BF47]=1); &quot;&quot;; IF(SUM([.$G$11:.$G47])&lt;[.BG$10];1;0))">
            <text:p/>
          </table:table-cell>
          <table:table-cell table:formula="of:=IF(OR([.BG47]=&quot;&quot;; [.BG47]=1); &quot;&quot;; IF(SUM([.$G$11:.$G47])&lt;[.BH$10];1;0))">
            <text:p/>
          </table:table-cell>
          <table:table-cell table:formula="of:=IF(OR([.BH47]=&quot;&quot;; [.BH47]=1); &quot;&quot;; IF(SUM([.$G$11:.$G47])&lt;[.BI$10];1;0))">
            <text:p/>
          </table:table-cell>
          <table:table-cell table:formula="of:=IF(OR([.BI47]=&quot;&quot;; [.BI47]=1); &quot;&quot;; IF(SUM([.$G$11:.$G47])&lt;[.BJ$10];1;0))">
            <text:p/>
          </table:table-cell>
          <table:table-cell table:formula="of:=IF(OR([.BJ47]=&quot;&quot;; [.BJ47]=1); &quot;&quot;; IF(SUM([.$G$11:.$G47])&lt;[.BK$10];1;0))">
            <text:p/>
          </table:table-cell>
          <table:table-cell table:formula="of:=IF(OR([.BK47]=&quot;&quot;; [.BK47]=1); &quot;&quot;; IF(SUM([.$G$11:.$G47])&lt;[.BL$10];1;0))">
            <text:p/>
          </table:table-cell>
          <table:table-cell table:formula="of:=IF(OR([.BL47]=&quot;&quot;; [.BL47]=1); &quot;&quot;; IF(SUM([.$G$11:.$G47])&lt;[.BM$10];1;0))">
            <text:p/>
          </table:table-cell>
          <table:table-cell table:formula="of:=IF(OR([.BM47]=&quot;&quot;; [.BM47]=1); &quot;&quot;; IF(SUM([.$G$11:.$G47])&lt;[.BN$10];1;0))">
            <text:p/>
          </table:table-cell>
          <table:table-cell table:formula="of:=IF(OR([.BN47]=&quot;&quot;; [.BN47]=1); &quot;&quot;; IF(SUM([.$G$11:.$G47])&lt;[.BO$10];1;0))">
            <text:p/>
          </table:table-cell>
          <table:table-cell table:formula="of:=IF(OR([.BO47]=&quot;&quot;; [.BO47]=1); &quot;&quot;; IF(SUM([.$G$11:.$G47])&lt;[.BP$10];1;0))">
            <text:p/>
          </table:table-cell>
          <table:table-cell table:formula="of:=IF(OR([.BP47]=&quot;&quot;; [.BP47]=1); &quot;&quot;; IF(SUM([.$G$11:.$G47])&lt;[.BQ$10];1;0))">
            <text:p/>
          </table:table-cell>
          <table:table-cell table:formula="of:=IF(OR([.BQ47]=&quot;&quot;; [.BQ47]=1); &quot;&quot;; IF(SUM([.$G$11:.$G47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IF([.$E$5]*[.$A48]&lt;=[.$E$1];[.$E$5]*[.$A48];&quot;&quot;)">
            <text:p/>
          </table:table-cell>
          <table:table-cell table:formula="of:=IF([.$B48]&lt;&gt;&quot;&quot;;[.$E$1]-[.B48];&quot;&quot;)">
            <text:p/>
          </table:table-cell>
          <table:table-cell table:formula="of:=IF(AND([.$B48]&lt;&gt;&quot;&quot;;FLOOR([.$B48]/[.$E$5];1)&lt;=[.$C$4]);FLOOR([.$B48]/[.$E$5];1);&quot;&quot;)">
            <text:p/>
          </table:table-cell>
          <table:table-cell/>
          <table:table-cell table:formula="of:=IF([.$D48]&lt;&gt;&quot;&quot;;[.$C$2]+[.D48]*IF([.$C$2]&gt;[.$C$3];-1;1);&quot;&quot;)">
            <text:p/>
          </table:table-cell>
          <table:table-cell table:formula="of:=IF([.$D48]&lt;&gt;&quot;&quot;;60/[.F48]*1000;&quot;&quot;)">
            <text:p/>
          </table:table-cell>
          <table:table-cell table:formula="of:=IF([.G48]&lt;&gt;&quot;&quot;;0;&quot;&quot;)">
            <text:p/>
          </table:table-cell>
          <table:table-cell table:formula="of:=IF(OR([.H48]=&quot;&quot;; [.H48]=1); &quot;&quot;; IF(SUM([.$G$11:.$G48])&lt;[.I$10];1;0))">
            <text:p/>
          </table:table-cell>
          <table:table-cell table:formula="of:=IF(OR([.I48]=&quot;&quot;; [.I48]=1); &quot;&quot;; IF(SUM([.$G$11:.$G48])&lt;[.J$10];1;0))">
            <text:p/>
          </table:table-cell>
          <table:table-cell table:formula="of:=IF(OR([.J48]=&quot;&quot;; [.J48]=1); &quot;&quot;; IF(SUM([.$G$11:.$G48])&lt;[.K$10];1;0))">
            <text:p/>
          </table:table-cell>
          <table:table-cell table:formula="of:=IF(OR([.K48]=&quot;&quot;; [.K48]=1); &quot;&quot;; IF(SUM([.$G$11:.$G48])&lt;[.L$10];1;0))">
            <text:p/>
          </table:table-cell>
          <table:table-cell table:formula="of:=IF(OR([.L48]=&quot;&quot;; [.L48]=1); &quot;&quot;; IF(SUM([.$G$11:.$G48])&lt;[.M$10];1;0))">
            <text:p/>
          </table:table-cell>
          <table:table-cell table:formula="of:=IF(OR([.M48]=&quot;&quot;; [.M48]=1); &quot;&quot;; IF(SUM([.$G$11:.$G48])&lt;[.N$10];1;0))">
            <text:p/>
          </table:table-cell>
          <table:table-cell table:formula="of:=IF(OR([.N48]=&quot;&quot;; [.N48]=1); &quot;&quot;; IF(SUM([.$G$11:.$G48])&lt;[.O$10];1;0))">
            <text:p/>
          </table:table-cell>
          <table:table-cell table:formula="of:=IF(OR([.O48]=&quot;&quot;; [.O48]=1); &quot;&quot;; IF(SUM([.$G$11:.$G48])&lt;[.P$10];1;0))">
            <text:p/>
          </table:table-cell>
          <table:table-cell table:formula="of:=IF(OR([.P48]=&quot;&quot;; [.P48]=1); &quot;&quot;; IF(SUM([.$G$11:.$G48])&lt;[.Q$10];1;0))">
            <text:p/>
          </table:table-cell>
          <table:table-cell table:formula="of:=IF(OR([.Q48]=&quot;&quot;; [.Q48]=1); &quot;&quot;; IF(SUM([.$G$11:.$G48])&lt;[.R$10];1;0))">
            <text:p/>
          </table:table-cell>
          <table:table-cell table:formula="of:=IF(OR([.R48]=&quot;&quot;; [.R48]=1); &quot;&quot;; IF(SUM([.$G$11:.$G48])&lt;[.S$10];1;0))">
            <text:p/>
          </table:table-cell>
          <table:table-cell table:formula="of:=IF(OR([.S48]=&quot;&quot;; [.S48]=1); &quot;&quot;; IF(SUM([.$G$11:.$G48])&lt;[.T$10];1;0))">
            <text:p/>
          </table:table-cell>
          <table:table-cell table:formula="of:=IF(OR([.T48]=&quot;&quot;; [.T48]=1); &quot;&quot;; IF(SUM([.$G$11:.$G48])&lt;[.U$10];1;0))">
            <text:p/>
          </table:table-cell>
          <table:table-cell table:formula="of:=IF(OR([.U48]=&quot;&quot;; [.U48]=1); &quot;&quot;; IF(SUM([.$G$11:.$G48])&lt;[.V$10];1;0))">
            <text:p/>
          </table:table-cell>
          <table:table-cell table:formula="of:=IF(OR([.V48]=&quot;&quot;; [.V48]=1); &quot;&quot;; IF(SUM([.$G$11:.$G48])&lt;[.W$10];1;0))">
            <text:p/>
          </table:table-cell>
          <table:table-cell table:formula="of:=IF(OR([.W48]=&quot;&quot;; [.W48]=1); &quot;&quot;; IF(SUM([.$G$11:.$G48])&lt;[.X$10];1;0))">
            <text:p/>
          </table:table-cell>
          <table:table-cell table:formula="of:=IF(OR([.X48]=&quot;&quot;; [.X48]=1); &quot;&quot;; IF(SUM([.$G$11:.$G48])&lt;[.Y$10];1;0))">
            <text:p/>
          </table:table-cell>
          <table:table-cell table:formula="of:=IF(OR([.Y48]=&quot;&quot;; [.Y48]=1); &quot;&quot;; IF(SUM([.$G$11:.$G48])&lt;[.Z$10];1;0))">
            <text:p/>
          </table:table-cell>
          <table:table-cell table:formula="of:=IF(OR([.Z48]=&quot;&quot;; [.Z48]=1); &quot;&quot;; IF(SUM([.$G$11:.$G48])&lt;[.AA$10];1;0))">
            <text:p/>
          </table:table-cell>
          <table:table-cell table:formula="of:=IF(OR([.AA48]=&quot;&quot;; [.AA48]=1); &quot;&quot;; IF(SUM([.$G$11:.$G48])&lt;[.AB$10];1;0))">
            <text:p/>
          </table:table-cell>
          <table:table-cell table:formula="of:=IF(OR([.AB48]=&quot;&quot;; [.AB48]=1); &quot;&quot;; IF(SUM([.$G$11:.$G48])&lt;[.AC$10];1;0))">
            <text:p/>
          </table:table-cell>
          <table:table-cell table:formula="of:=IF(OR([.AC48]=&quot;&quot;; [.AC48]=1); &quot;&quot;; IF(SUM([.$G$11:.$G48])&lt;[.AD$10];1;0))">
            <text:p/>
          </table:table-cell>
          <table:table-cell table:formula="of:=IF(OR([.AD48]=&quot;&quot;; [.AD48]=1); &quot;&quot;; IF(SUM([.$G$11:.$G48])&lt;[.AE$10];1;0))">
            <text:p/>
          </table:table-cell>
          <table:table-cell table:formula="of:=IF(OR([.AE48]=&quot;&quot;; [.AE48]=1); &quot;&quot;; IF(SUM([.$G$11:.$G48])&lt;[.AF$10];1;0))">
            <text:p/>
          </table:table-cell>
          <table:table-cell table:formula="of:=IF(OR([.AF48]=&quot;&quot;; [.AF48]=1); &quot;&quot;; IF(SUM([.$G$11:.$G48])&lt;[.AG$10];1;0))">
            <text:p/>
          </table:table-cell>
          <table:table-cell table:formula="of:=IF(OR([.AG48]=&quot;&quot;; [.AG48]=1); &quot;&quot;; IF(SUM([.$G$11:.$G48])&lt;[.AH$10];1;0))">
            <text:p/>
          </table:table-cell>
          <table:table-cell table:formula="of:=IF(OR([.AH48]=&quot;&quot;; [.AH48]=1); &quot;&quot;; IF(SUM([.$G$11:.$G48])&lt;[.AI$10];1;0))">
            <text:p/>
          </table:table-cell>
          <table:table-cell table:formula="of:=IF(OR([.AI48]=&quot;&quot;; [.AI48]=1); &quot;&quot;; IF(SUM([.$G$11:.$G48])&lt;[.AJ$10];1;0))">
            <text:p/>
          </table:table-cell>
          <table:table-cell table:formula="of:=IF(OR([.AJ48]=&quot;&quot;; [.AJ48]=1); &quot;&quot;; IF(SUM([.$G$11:.$G48])&lt;[.AK$10];1;0))">
            <text:p/>
          </table:table-cell>
          <table:table-cell table:formula="of:=IF(OR([.AK48]=&quot;&quot;; [.AK48]=1); &quot;&quot;; IF(SUM([.$G$11:.$G48])&lt;[.AL$10];1;0))">
            <text:p/>
          </table:table-cell>
          <table:table-cell table:formula="of:=IF(OR([.AL48]=&quot;&quot;; [.AL48]=1); &quot;&quot;; IF(SUM([.$G$11:.$G48])&lt;[.AM$10];1;0))">
            <text:p/>
          </table:table-cell>
          <table:table-cell table:formula="of:=IF(OR([.AM48]=&quot;&quot;; [.AM48]=1); &quot;&quot;; IF(SUM([.$G$11:.$G48])&lt;[.AN$10];1;0))">
            <text:p/>
          </table:table-cell>
          <table:table-cell table:formula="of:=IF(OR([.AN48]=&quot;&quot;; [.AN48]=1); &quot;&quot;; IF(SUM([.$G$11:.$G48])&lt;[.AO$10];1;0))">
            <text:p/>
          </table:table-cell>
          <table:table-cell table:formula="of:=IF(OR([.AO48]=&quot;&quot;; [.AO48]=1); &quot;&quot;; IF(SUM([.$G$11:.$G48])&lt;[.AP$10];1;0))">
            <text:p/>
          </table:table-cell>
          <table:table-cell table:formula="of:=IF(OR([.AP48]=&quot;&quot;; [.AP48]=1); &quot;&quot;; IF(SUM([.$G$11:.$G48])&lt;[.AQ$10];1;0))">
            <text:p/>
          </table:table-cell>
          <table:table-cell table:formula="of:=IF(OR([.AQ48]=&quot;&quot;; [.AQ48]=1); &quot;&quot;; IF(SUM([.$G$11:.$G48])&lt;[.AR$10];1;0))">
            <text:p/>
          </table:table-cell>
          <table:table-cell table:formula="of:=IF(OR([.AR48]=&quot;&quot;; [.AR48]=1); &quot;&quot;; IF(SUM([.$G$11:.$G48])&lt;[.AS$10];1;0))">
            <text:p/>
          </table:table-cell>
          <table:table-cell table:formula="of:=IF(OR([.AS48]=&quot;&quot;; [.AS48]=1); &quot;&quot;; IF(SUM([.$G$11:.$G48])&lt;[.AT$10];1;0))">
            <text:p/>
          </table:table-cell>
          <table:table-cell table:formula="of:=IF(OR([.AT48]=&quot;&quot;; [.AT48]=1); &quot;&quot;; IF(SUM([.$G$11:.$G48])&lt;[.AU$10];1;0))">
            <text:p/>
          </table:table-cell>
          <table:table-cell table:formula="of:=IF(OR([.AU48]=&quot;&quot;; [.AU48]=1); &quot;&quot;; IF(SUM([.$G$11:.$G48])&lt;[.AV$10];1;0))">
            <text:p/>
          </table:table-cell>
          <table:table-cell table:formula="of:=IF(OR([.AV48]=&quot;&quot;; [.AV48]=1); &quot;&quot;; IF(SUM([.$G$11:.$G48])&lt;[.AW$10];1;0))">
            <text:p/>
          </table:table-cell>
          <table:table-cell table:formula="of:=IF(OR([.AW48]=&quot;&quot;; [.AW48]=1); &quot;&quot;; IF(SUM([.$G$11:.$G48])&lt;[.AX$10];1;0))">
            <text:p/>
          </table:table-cell>
          <table:table-cell table:formula="of:=IF(OR([.AX48]=&quot;&quot;; [.AX48]=1); &quot;&quot;; IF(SUM([.$G$11:.$G48])&lt;[.AY$10];1;0))">
            <text:p/>
          </table:table-cell>
          <table:table-cell table:formula="of:=IF(OR([.AY48]=&quot;&quot;; [.AY48]=1); &quot;&quot;; IF(SUM([.$G$11:.$G48])&lt;[.AZ$10];1;0))">
            <text:p/>
          </table:table-cell>
          <table:table-cell table:formula="of:=IF(OR([.AZ48]=&quot;&quot;; [.AZ48]=1); &quot;&quot;; IF(SUM([.$G$11:.$G48])&lt;[.BA$10];1;0))">
            <text:p/>
          </table:table-cell>
          <table:table-cell table:formula="of:=IF(OR([.BA48]=&quot;&quot;; [.BA48]=1); &quot;&quot;; IF(SUM([.$G$11:.$G48])&lt;[.BB$10];1;0))">
            <text:p/>
          </table:table-cell>
          <table:table-cell table:formula="of:=IF(OR([.BB48]=&quot;&quot;; [.BB48]=1); &quot;&quot;; IF(SUM([.$G$11:.$G48])&lt;[.BC$10];1;0))">
            <text:p/>
          </table:table-cell>
          <table:table-cell table:formula="of:=IF(OR([.BC48]=&quot;&quot;; [.BC48]=1); &quot;&quot;; IF(SUM([.$G$11:.$G48])&lt;[.BD$10];1;0))">
            <text:p/>
          </table:table-cell>
          <table:table-cell table:formula="of:=IF(OR([.BD48]=&quot;&quot;; [.BD48]=1); &quot;&quot;; IF(SUM([.$G$11:.$G48])&lt;[.BE$10];1;0))">
            <text:p/>
          </table:table-cell>
          <table:table-cell table:formula="of:=IF(OR([.BE48]=&quot;&quot;; [.BE48]=1); &quot;&quot;; IF(SUM([.$G$11:.$G48])&lt;[.BF$10];1;0))">
            <text:p/>
          </table:table-cell>
          <table:table-cell table:formula="of:=IF(OR([.BF48]=&quot;&quot;; [.BF48]=1); &quot;&quot;; IF(SUM([.$G$11:.$G48])&lt;[.BG$10];1;0))">
            <text:p/>
          </table:table-cell>
          <table:table-cell table:formula="of:=IF(OR([.BG48]=&quot;&quot;; [.BG48]=1); &quot;&quot;; IF(SUM([.$G$11:.$G48])&lt;[.BH$10];1;0))">
            <text:p/>
          </table:table-cell>
          <table:table-cell table:formula="of:=IF(OR([.BH48]=&quot;&quot;; [.BH48]=1); &quot;&quot;; IF(SUM([.$G$11:.$G48])&lt;[.BI$10];1;0))">
            <text:p/>
          </table:table-cell>
          <table:table-cell table:formula="of:=IF(OR([.BI48]=&quot;&quot;; [.BI48]=1); &quot;&quot;; IF(SUM([.$G$11:.$G48])&lt;[.BJ$10];1;0))">
            <text:p/>
          </table:table-cell>
          <table:table-cell table:formula="of:=IF(OR([.BJ48]=&quot;&quot;; [.BJ48]=1); &quot;&quot;; IF(SUM([.$G$11:.$G48])&lt;[.BK$10];1;0))">
            <text:p/>
          </table:table-cell>
          <table:table-cell table:formula="of:=IF(OR([.BK48]=&quot;&quot;; [.BK48]=1); &quot;&quot;; IF(SUM([.$G$11:.$G48])&lt;[.BL$10];1;0))">
            <text:p/>
          </table:table-cell>
          <table:table-cell table:formula="of:=IF(OR([.BL48]=&quot;&quot;; [.BL48]=1); &quot;&quot;; IF(SUM([.$G$11:.$G48])&lt;[.BM$10];1;0))">
            <text:p/>
          </table:table-cell>
          <table:table-cell table:formula="of:=IF(OR([.BM48]=&quot;&quot;; [.BM48]=1); &quot;&quot;; IF(SUM([.$G$11:.$G48])&lt;[.BN$10];1;0))">
            <text:p/>
          </table:table-cell>
          <table:table-cell table:formula="of:=IF(OR([.BN48]=&quot;&quot;; [.BN48]=1); &quot;&quot;; IF(SUM([.$G$11:.$G48])&lt;[.BO$10];1;0))">
            <text:p/>
          </table:table-cell>
          <table:table-cell table:formula="of:=IF(OR([.BO48]=&quot;&quot;; [.BO48]=1); &quot;&quot;; IF(SUM([.$G$11:.$G48])&lt;[.BP$10];1;0))">
            <text:p/>
          </table:table-cell>
          <table:table-cell table:formula="of:=IF(OR([.BP48]=&quot;&quot;; [.BP48]=1); &quot;&quot;; IF(SUM([.$G$11:.$G48])&lt;[.BQ$10];1;0))">
            <text:p/>
          </table:table-cell>
          <table:table-cell table:formula="of:=IF(OR([.BQ48]=&quot;&quot;; [.BQ48]=1); &quot;&quot;; IF(SUM([.$G$11:.$G48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IF([.$E$5]*[.$A49]&lt;=[.$E$1];[.$E$5]*[.$A49];&quot;&quot;)">
            <text:p/>
          </table:table-cell>
          <table:table-cell table:formula="of:=IF([.$B49]&lt;&gt;&quot;&quot;;[.$E$1]-[.B49];&quot;&quot;)">
            <text:p/>
          </table:table-cell>
          <table:table-cell table:formula="of:=IF(AND([.$B49]&lt;&gt;&quot;&quot;;FLOOR([.$B49]/[.$E$5];1)&lt;=[.$C$4]);FLOOR([.$B49]/[.$E$5];1);&quot;&quot;)">
            <text:p/>
          </table:table-cell>
          <table:table-cell/>
          <table:table-cell table:formula="of:=IF([.$D49]&lt;&gt;&quot;&quot;;[.$C$2]+[.D49]*IF([.$C$2]&gt;[.$C$3];-1;1);&quot;&quot;)">
            <text:p/>
          </table:table-cell>
          <table:table-cell table:formula="of:=IF([.$D49]&lt;&gt;&quot;&quot;;60/[.F49]*1000;&quot;&quot;)">
            <text:p/>
          </table:table-cell>
          <table:table-cell table:formula="of:=IF([.G49]&lt;&gt;&quot;&quot;;0;&quot;&quot;)">
            <text:p/>
          </table:table-cell>
          <table:table-cell table:formula="of:=IF(OR([.H49]=&quot;&quot;; [.H49]=1); &quot;&quot;; IF(SUM([.$G$11:.$G49])&lt;[.I$10];1;0))">
            <text:p/>
          </table:table-cell>
          <table:table-cell table:formula="of:=IF(OR([.I49]=&quot;&quot;; [.I49]=1); &quot;&quot;; IF(SUM([.$G$11:.$G49])&lt;[.J$10];1;0))">
            <text:p/>
          </table:table-cell>
          <table:table-cell table:formula="of:=IF(OR([.J49]=&quot;&quot;; [.J49]=1); &quot;&quot;; IF(SUM([.$G$11:.$G49])&lt;[.K$10];1;0))">
            <text:p/>
          </table:table-cell>
          <table:table-cell table:formula="of:=IF(OR([.K49]=&quot;&quot;; [.K49]=1); &quot;&quot;; IF(SUM([.$G$11:.$G49])&lt;[.L$10];1;0))">
            <text:p/>
          </table:table-cell>
          <table:table-cell table:formula="of:=IF(OR([.L49]=&quot;&quot;; [.L49]=1); &quot;&quot;; IF(SUM([.$G$11:.$G49])&lt;[.M$10];1;0))">
            <text:p/>
          </table:table-cell>
          <table:table-cell table:formula="of:=IF(OR([.M49]=&quot;&quot;; [.M49]=1); &quot;&quot;; IF(SUM([.$G$11:.$G49])&lt;[.N$10];1;0))">
            <text:p/>
          </table:table-cell>
          <table:table-cell table:formula="of:=IF(OR([.N49]=&quot;&quot;; [.N49]=1); &quot;&quot;; IF(SUM([.$G$11:.$G49])&lt;[.O$10];1;0))">
            <text:p/>
          </table:table-cell>
          <table:table-cell table:formula="of:=IF(OR([.O49]=&quot;&quot;; [.O49]=1); &quot;&quot;; IF(SUM([.$G$11:.$G49])&lt;[.P$10];1;0))">
            <text:p/>
          </table:table-cell>
          <table:table-cell table:formula="of:=IF(OR([.P49]=&quot;&quot;; [.P49]=1); &quot;&quot;; IF(SUM([.$G$11:.$G49])&lt;[.Q$10];1;0))">
            <text:p/>
          </table:table-cell>
          <table:table-cell table:formula="of:=IF(OR([.Q49]=&quot;&quot;; [.Q49]=1); &quot;&quot;; IF(SUM([.$G$11:.$G49])&lt;[.R$10];1;0))">
            <text:p/>
          </table:table-cell>
          <table:table-cell table:formula="of:=IF(OR([.R49]=&quot;&quot;; [.R49]=1); &quot;&quot;; IF(SUM([.$G$11:.$G49])&lt;[.S$10];1;0))">
            <text:p/>
          </table:table-cell>
          <table:table-cell table:formula="of:=IF(OR([.S49]=&quot;&quot;; [.S49]=1); &quot;&quot;; IF(SUM([.$G$11:.$G49])&lt;[.T$10];1;0))">
            <text:p/>
          </table:table-cell>
          <table:table-cell table:formula="of:=IF(OR([.T49]=&quot;&quot;; [.T49]=1); &quot;&quot;; IF(SUM([.$G$11:.$G49])&lt;[.U$10];1;0))">
            <text:p/>
          </table:table-cell>
          <table:table-cell table:formula="of:=IF(OR([.U49]=&quot;&quot;; [.U49]=1); &quot;&quot;; IF(SUM([.$G$11:.$G49])&lt;[.V$10];1;0))">
            <text:p/>
          </table:table-cell>
          <table:table-cell table:formula="of:=IF(OR([.V49]=&quot;&quot;; [.V49]=1); &quot;&quot;; IF(SUM([.$G$11:.$G49])&lt;[.W$10];1;0))">
            <text:p/>
          </table:table-cell>
          <table:table-cell table:formula="of:=IF(OR([.W49]=&quot;&quot;; [.W49]=1); &quot;&quot;; IF(SUM([.$G$11:.$G49])&lt;[.X$10];1;0))">
            <text:p/>
          </table:table-cell>
          <table:table-cell table:formula="of:=IF(OR([.X49]=&quot;&quot;; [.X49]=1); &quot;&quot;; IF(SUM([.$G$11:.$G49])&lt;[.Y$10];1;0))">
            <text:p/>
          </table:table-cell>
          <table:table-cell table:formula="of:=IF(OR([.Y49]=&quot;&quot;; [.Y49]=1); &quot;&quot;; IF(SUM([.$G$11:.$G49])&lt;[.Z$10];1;0))">
            <text:p/>
          </table:table-cell>
          <table:table-cell table:formula="of:=IF(OR([.Z49]=&quot;&quot;; [.Z49]=1); &quot;&quot;; IF(SUM([.$G$11:.$G49])&lt;[.AA$10];1;0))">
            <text:p/>
          </table:table-cell>
          <table:table-cell table:formula="of:=IF(OR([.AA49]=&quot;&quot;; [.AA49]=1); &quot;&quot;; IF(SUM([.$G$11:.$G49])&lt;[.AB$10];1;0))">
            <text:p/>
          </table:table-cell>
          <table:table-cell table:formula="of:=IF(OR([.AB49]=&quot;&quot;; [.AB49]=1); &quot;&quot;; IF(SUM([.$G$11:.$G49])&lt;[.AC$10];1;0))">
            <text:p/>
          </table:table-cell>
          <table:table-cell table:formula="of:=IF(OR([.AC49]=&quot;&quot;; [.AC49]=1); &quot;&quot;; IF(SUM([.$G$11:.$G49])&lt;[.AD$10];1;0))">
            <text:p/>
          </table:table-cell>
          <table:table-cell table:formula="of:=IF(OR([.AD49]=&quot;&quot;; [.AD49]=1); &quot;&quot;; IF(SUM([.$G$11:.$G49])&lt;[.AE$10];1;0))">
            <text:p/>
          </table:table-cell>
          <table:table-cell table:formula="of:=IF(OR([.AE49]=&quot;&quot;; [.AE49]=1); &quot;&quot;; IF(SUM([.$G$11:.$G49])&lt;[.AF$10];1;0))">
            <text:p/>
          </table:table-cell>
          <table:table-cell table:formula="of:=IF(OR([.AF49]=&quot;&quot;; [.AF49]=1); &quot;&quot;; IF(SUM([.$G$11:.$G49])&lt;[.AG$10];1;0))">
            <text:p/>
          </table:table-cell>
          <table:table-cell table:formula="of:=IF(OR([.AG49]=&quot;&quot;; [.AG49]=1); &quot;&quot;; IF(SUM([.$G$11:.$G49])&lt;[.AH$10];1;0))">
            <text:p/>
          </table:table-cell>
          <table:table-cell table:formula="of:=IF(OR([.AH49]=&quot;&quot;; [.AH49]=1); &quot;&quot;; IF(SUM([.$G$11:.$G49])&lt;[.AI$10];1;0))">
            <text:p/>
          </table:table-cell>
          <table:table-cell table:formula="of:=IF(OR([.AI49]=&quot;&quot;; [.AI49]=1); &quot;&quot;; IF(SUM([.$G$11:.$G49])&lt;[.AJ$10];1;0))">
            <text:p/>
          </table:table-cell>
          <table:table-cell table:formula="of:=IF(OR([.AJ49]=&quot;&quot;; [.AJ49]=1); &quot;&quot;; IF(SUM([.$G$11:.$G49])&lt;[.AK$10];1;0))">
            <text:p/>
          </table:table-cell>
          <table:table-cell table:formula="of:=IF(OR([.AK49]=&quot;&quot;; [.AK49]=1); &quot;&quot;; IF(SUM([.$G$11:.$G49])&lt;[.AL$10];1;0))">
            <text:p/>
          </table:table-cell>
          <table:table-cell table:formula="of:=IF(OR([.AL49]=&quot;&quot;; [.AL49]=1); &quot;&quot;; IF(SUM([.$G$11:.$G49])&lt;[.AM$10];1;0))">
            <text:p/>
          </table:table-cell>
          <table:table-cell table:formula="of:=IF(OR([.AM49]=&quot;&quot;; [.AM49]=1); &quot;&quot;; IF(SUM([.$G$11:.$G49])&lt;[.AN$10];1;0))">
            <text:p/>
          </table:table-cell>
          <table:table-cell table:formula="of:=IF(OR([.AN49]=&quot;&quot;; [.AN49]=1); &quot;&quot;; IF(SUM([.$G$11:.$G49])&lt;[.AO$10];1;0))">
            <text:p/>
          </table:table-cell>
          <table:table-cell table:formula="of:=IF(OR([.AO49]=&quot;&quot;; [.AO49]=1); &quot;&quot;; IF(SUM([.$G$11:.$G49])&lt;[.AP$10];1;0))">
            <text:p/>
          </table:table-cell>
          <table:table-cell table:formula="of:=IF(OR([.AP49]=&quot;&quot;; [.AP49]=1); &quot;&quot;; IF(SUM([.$G$11:.$G49])&lt;[.AQ$10];1;0))">
            <text:p/>
          </table:table-cell>
          <table:table-cell table:formula="of:=IF(OR([.AQ49]=&quot;&quot;; [.AQ49]=1); &quot;&quot;; IF(SUM([.$G$11:.$G49])&lt;[.AR$10];1;0))">
            <text:p/>
          </table:table-cell>
          <table:table-cell table:formula="of:=IF(OR([.AR49]=&quot;&quot;; [.AR49]=1); &quot;&quot;; IF(SUM([.$G$11:.$G49])&lt;[.AS$10];1;0))">
            <text:p/>
          </table:table-cell>
          <table:table-cell table:formula="of:=IF(OR([.AS49]=&quot;&quot;; [.AS49]=1); &quot;&quot;; IF(SUM([.$G$11:.$G49])&lt;[.AT$10];1;0))">
            <text:p/>
          </table:table-cell>
          <table:table-cell table:formula="of:=IF(OR([.AT49]=&quot;&quot;; [.AT49]=1); &quot;&quot;; IF(SUM([.$G$11:.$G49])&lt;[.AU$10];1;0))">
            <text:p/>
          </table:table-cell>
          <table:table-cell table:formula="of:=IF(OR([.AU49]=&quot;&quot;; [.AU49]=1); &quot;&quot;; IF(SUM([.$G$11:.$G49])&lt;[.AV$10];1;0))">
            <text:p/>
          </table:table-cell>
          <table:table-cell table:formula="of:=IF(OR([.AV49]=&quot;&quot;; [.AV49]=1); &quot;&quot;; IF(SUM([.$G$11:.$G49])&lt;[.AW$10];1;0))">
            <text:p/>
          </table:table-cell>
          <table:table-cell table:formula="of:=IF(OR([.AW49]=&quot;&quot;; [.AW49]=1); &quot;&quot;; IF(SUM([.$G$11:.$G49])&lt;[.AX$10];1;0))">
            <text:p/>
          </table:table-cell>
          <table:table-cell table:formula="of:=IF(OR([.AX49]=&quot;&quot;; [.AX49]=1); &quot;&quot;; IF(SUM([.$G$11:.$G49])&lt;[.AY$10];1;0))">
            <text:p/>
          </table:table-cell>
          <table:table-cell table:formula="of:=IF(OR([.AY49]=&quot;&quot;; [.AY49]=1); &quot;&quot;; IF(SUM([.$G$11:.$G49])&lt;[.AZ$10];1;0))">
            <text:p/>
          </table:table-cell>
          <table:table-cell table:formula="of:=IF(OR([.AZ49]=&quot;&quot;; [.AZ49]=1); &quot;&quot;; IF(SUM([.$G$11:.$G49])&lt;[.BA$10];1;0))">
            <text:p/>
          </table:table-cell>
          <table:table-cell table:formula="of:=IF(OR([.BA49]=&quot;&quot;; [.BA49]=1); &quot;&quot;; IF(SUM([.$G$11:.$G49])&lt;[.BB$10];1;0))">
            <text:p/>
          </table:table-cell>
          <table:table-cell table:formula="of:=IF(OR([.BB49]=&quot;&quot;; [.BB49]=1); &quot;&quot;; IF(SUM([.$G$11:.$G49])&lt;[.BC$10];1;0))">
            <text:p/>
          </table:table-cell>
          <table:table-cell table:formula="of:=IF(OR([.BC49]=&quot;&quot;; [.BC49]=1); &quot;&quot;; IF(SUM([.$G$11:.$G49])&lt;[.BD$10];1;0))">
            <text:p/>
          </table:table-cell>
          <table:table-cell table:formula="of:=IF(OR([.BD49]=&quot;&quot;; [.BD49]=1); &quot;&quot;; IF(SUM([.$G$11:.$G49])&lt;[.BE$10];1;0))">
            <text:p/>
          </table:table-cell>
          <table:table-cell table:formula="of:=IF(OR([.BE49]=&quot;&quot;; [.BE49]=1); &quot;&quot;; IF(SUM([.$G$11:.$G49])&lt;[.BF$10];1;0))">
            <text:p/>
          </table:table-cell>
          <table:table-cell table:formula="of:=IF(OR([.BF49]=&quot;&quot;; [.BF49]=1); &quot;&quot;; IF(SUM([.$G$11:.$G49])&lt;[.BG$10];1;0))">
            <text:p/>
          </table:table-cell>
          <table:table-cell table:formula="of:=IF(OR([.BG49]=&quot;&quot;; [.BG49]=1); &quot;&quot;; IF(SUM([.$G$11:.$G49])&lt;[.BH$10];1;0))">
            <text:p/>
          </table:table-cell>
          <table:table-cell table:formula="of:=IF(OR([.BH49]=&quot;&quot;; [.BH49]=1); &quot;&quot;; IF(SUM([.$G$11:.$G49])&lt;[.BI$10];1;0))">
            <text:p/>
          </table:table-cell>
          <table:table-cell table:formula="of:=IF(OR([.BI49]=&quot;&quot;; [.BI49]=1); &quot;&quot;; IF(SUM([.$G$11:.$G49])&lt;[.BJ$10];1;0))">
            <text:p/>
          </table:table-cell>
          <table:table-cell table:formula="of:=IF(OR([.BJ49]=&quot;&quot;; [.BJ49]=1); &quot;&quot;; IF(SUM([.$G$11:.$G49])&lt;[.BK$10];1;0))">
            <text:p/>
          </table:table-cell>
          <table:table-cell table:formula="of:=IF(OR([.BK49]=&quot;&quot;; [.BK49]=1); &quot;&quot;; IF(SUM([.$G$11:.$G49])&lt;[.BL$10];1;0))">
            <text:p/>
          </table:table-cell>
          <table:table-cell table:formula="of:=IF(OR([.BL49]=&quot;&quot;; [.BL49]=1); &quot;&quot;; IF(SUM([.$G$11:.$G49])&lt;[.BM$10];1;0))">
            <text:p/>
          </table:table-cell>
          <table:table-cell table:formula="of:=IF(OR([.BM49]=&quot;&quot;; [.BM49]=1); &quot;&quot;; IF(SUM([.$G$11:.$G49])&lt;[.BN$10];1;0))">
            <text:p/>
          </table:table-cell>
          <table:table-cell table:formula="of:=IF(OR([.BN49]=&quot;&quot;; [.BN49]=1); &quot;&quot;; IF(SUM([.$G$11:.$G49])&lt;[.BO$10];1;0))">
            <text:p/>
          </table:table-cell>
          <table:table-cell table:formula="of:=IF(OR([.BO49]=&quot;&quot;; [.BO49]=1); &quot;&quot;; IF(SUM([.$G$11:.$G49])&lt;[.BP$10];1;0))">
            <text:p/>
          </table:table-cell>
          <table:table-cell table:formula="of:=IF(OR([.BP49]=&quot;&quot;; [.BP49]=1); &quot;&quot;; IF(SUM([.$G$11:.$G49])&lt;[.BQ$10];1;0))">
            <text:p/>
          </table:table-cell>
          <table:table-cell table:formula="of:=IF(OR([.BQ49]=&quot;&quot;; [.BQ49]=1); &quot;&quot;; IF(SUM([.$G$11:.$G49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IF([.$E$5]*[.$A50]&lt;=[.$E$1];[.$E$5]*[.$A50];&quot;&quot;)">
            <text:p/>
          </table:table-cell>
          <table:table-cell table:formula="of:=IF([.$B50]&lt;&gt;&quot;&quot;;[.$E$1]-[.B50];&quot;&quot;)">
            <text:p/>
          </table:table-cell>
          <table:table-cell table:formula="of:=IF(AND([.$B50]&lt;&gt;&quot;&quot;;FLOOR([.$B50]/[.$E$5];1)&lt;=[.$C$4]);FLOOR([.$B50]/[.$E$5];1);&quot;&quot;)">
            <text:p/>
          </table:table-cell>
          <table:table-cell/>
          <table:table-cell table:formula="of:=IF([.$D50]&lt;&gt;&quot;&quot;;[.$C$2]+[.D50]*IF([.$C$2]&gt;[.$C$3];-1;1);&quot;&quot;)">
            <text:p/>
          </table:table-cell>
          <table:table-cell table:formula="of:=IF([.$D50]&lt;&gt;&quot;&quot;;60/[.F50]*1000;&quot;&quot;)">
            <text:p/>
          </table:table-cell>
          <table:table-cell table:formula="of:=IF([.G50]&lt;&gt;&quot;&quot;;0;&quot;&quot;)">
            <text:p/>
          </table:table-cell>
          <table:table-cell table:formula="of:=IF(OR([.H50]=&quot;&quot;; [.H50]=1); &quot;&quot;; IF(SUM([.$G$11:.$G50])&lt;[.I$10];1;0))">
            <text:p/>
          </table:table-cell>
          <table:table-cell table:formula="of:=IF(OR([.I50]=&quot;&quot;; [.I50]=1); &quot;&quot;; IF(SUM([.$G$11:.$G50])&lt;[.J$10];1;0))">
            <text:p/>
          </table:table-cell>
          <table:table-cell table:formula="of:=IF(OR([.J50]=&quot;&quot;; [.J50]=1); &quot;&quot;; IF(SUM([.$G$11:.$G50])&lt;[.K$10];1;0))">
            <text:p/>
          </table:table-cell>
          <table:table-cell table:formula="of:=IF(OR([.K50]=&quot;&quot;; [.K50]=1); &quot;&quot;; IF(SUM([.$G$11:.$G50])&lt;[.L$10];1;0))">
            <text:p/>
          </table:table-cell>
          <table:table-cell table:formula="of:=IF(OR([.L50]=&quot;&quot;; [.L50]=1); &quot;&quot;; IF(SUM([.$G$11:.$G50])&lt;[.M$10];1;0))">
            <text:p/>
          </table:table-cell>
          <table:table-cell table:formula="of:=IF(OR([.M50]=&quot;&quot;; [.M50]=1); &quot;&quot;; IF(SUM([.$G$11:.$G50])&lt;[.N$10];1;0))">
            <text:p/>
          </table:table-cell>
          <table:table-cell table:formula="of:=IF(OR([.N50]=&quot;&quot;; [.N50]=1); &quot;&quot;; IF(SUM([.$G$11:.$G50])&lt;[.O$10];1;0))">
            <text:p/>
          </table:table-cell>
          <table:table-cell table:formula="of:=IF(OR([.O50]=&quot;&quot;; [.O50]=1); &quot;&quot;; IF(SUM([.$G$11:.$G50])&lt;[.P$10];1;0))">
            <text:p/>
          </table:table-cell>
          <table:table-cell table:formula="of:=IF(OR([.P50]=&quot;&quot;; [.P50]=1); &quot;&quot;; IF(SUM([.$G$11:.$G50])&lt;[.Q$10];1;0))">
            <text:p/>
          </table:table-cell>
          <table:table-cell table:formula="of:=IF(OR([.Q50]=&quot;&quot;; [.Q50]=1); &quot;&quot;; IF(SUM([.$G$11:.$G50])&lt;[.R$10];1;0))">
            <text:p/>
          </table:table-cell>
          <table:table-cell table:formula="of:=IF(OR([.R50]=&quot;&quot;; [.R50]=1); &quot;&quot;; IF(SUM([.$G$11:.$G50])&lt;[.S$10];1;0))">
            <text:p/>
          </table:table-cell>
          <table:table-cell table:formula="of:=IF(OR([.S50]=&quot;&quot;; [.S50]=1); &quot;&quot;; IF(SUM([.$G$11:.$G50])&lt;[.T$10];1;0))">
            <text:p/>
          </table:table-cell>
          <table:table-cell table:formula="of:=IF(OR([.T50]=&quot;&quot;; [.T50]=1); &quot;&quot;; IF(SUM([.$G$11:.$G50])&lt;[.U$10];1;0))">
            <text:p/>
          </table:table-cell>
          <table:table-cell table:formula="of:=IF(OR([.U50]=&quot;&quot;; [.U50]=1); &quot;&quot;; IF(SUM([.$G$11:.$G50])&lt;[.V$10];1;0))">
            <text:p/>
          </table:table-cell>
          <table:table-cell table:formula="of:=IF(OR([.V50]=&quot;&quot;; [.V50]=1); &quot;&quot;; IF(SUM([.$G$11:.$G50])&lt;[.W$10];1;0))">
            <text:p/>
          </table:table-cell>
          <table:table-cell table:formula="of:=IF(OR([.W50]=&quot;&quot;; [.W50]=1); &quot;&quot;; IF(SUM([.$G$11:.$G50])&lt;[.X$10];1;0))">
            <text:p/>
          </table:table-cell>
          <table:table-cell table:formula="of:=IF(OR([.X50]=&quot;&quot;; [.X50]=1); &quot;&quot;; IF(SUM([.$G$11:.$G50])&lt;[.Y$10];1;0))">
            <text:p/>
          </table:table-cell>
          <table:table-cell table:formula="of:=IF(OR([.Y50]=&quot;&quot;; [.Y50]=1); &quot;&quot;; IF(SUM([.$G$11:.$G50])&lt;[.Z$10];1;0))">
            <text:p/>
          </table:table-cell>
          <table:table-cell table:formula="of:=IF(OR([.Z50]=&quot;&quot;; [.Z50]=1); &quot;&quot;; IF(SUM([.$G$11:.$G50])&lt;[.AA$10];1;0))">
            <text:p/>
          </table:table-cell>
          <table:table-cell table:formula="of:=IF(OR([.AA50]=&quot;&quot;; [.AA50]=1); &quot;&quot;; IF(SUM([.$G$11:.$G50])&lt;[.AB$10];1;0))">
            <text:p/>
          </table:table-cell>
          <table:table-cell table:formula="of:=IF(OR([.AB50]=&quot;&quot;; [.AB50]=1); &quot;&quot;; IF(SUM([.$G$11:.$G50])&lt;[.AC$10];1;0))">
            <text:p/>
          </table:table-cell>
          <table:table-cell table:formula="of:=IF(OR([.AC50]=&quot;&quot;; [.AC50]=1); &quot;&quot;; IF(SUM([.$G$11:.$G50])&lt;[.AD$10];1;0))">
            <text:p/>
          </table:table-cell>
          <table:table-cell table:formula="of:=IF(OR([.AD50]=&quot;&quot;; [.AD50]=1); &quot;&quot;; IF(SUM([.$G$11:.$G50])&lt;[.AE$10];1;0))">
            <text:p/>
          </table:table-cell>
          <table:table-cell table:formula="of:=IF(OR([.AE50]=&quot;&quot;; [.AE50]=1); &quot;&quot;; IF(SUM([.$G$11:.$G50])&lt;[.AF$10];1;0))">
            <text:p/>
          </table:table-cell>
          <table:table-cell table:formula="of:=IF(OR([.AF50]=&quot;&quot;; [.AF50]=1); &quot;&quot;; IF(SUM([.$G$11:.$G50])&lt;[.AG$10];1;0))">
            <text:p/>
          </table:table-cell>
          <table:table-cell table:formula="of:=IF(OR([.AG50]=&quot;&quot;; [.AG50]=1); &quot;&quot;; IF(SUM([.$G$11:.$G50])&lt;[.AH$10];1;0))">
            <text:p/>
          </table:table-cell>
          <table:table-cell table:formula="of:=IF(OR([.AH50]=&quot;&quot;; [.AH50]=1); &quot;&quot;; IF(SUM([.$G$11:.$G50])&lt;[.AI$10];1;0))">
            <text:p/>
          </table:table-cell>
          <table:table-cell table:formula="of:=IF(OR([.AI50]=&quot;&quot;; [.AI50]=1); &quot;&quot;; IF(SUM([.$G$11:.$G50])&lt;[.AJ$10];1;0))">
            <text:p/>
          </table:table-cell>
          <table:table-cell table:formula="of:=IF(OR([.AJ50]=&quot;&quot;; [.AJ50]=1); &quot;&quot;; IF(SUM([.$G$11:.$G50])&lt;[.AK$10];1;0))">
            <text:p/>
          </table:table-cell>
          <table:table-cell table:formula="of:=IF(OR([.AK50]=&quot;&quot;; [.AK50]=1); &quot;&quot;; IF(SUM([.$G$11:.$G50])&lt;[.AL$10];1;0))">
            <text:p/>
          </table:table-cell>
          <table:table-cell table:formula="of:=IF(OR([.AL50]=&quot;&quot;; [.AL50]=1); &quot;&quot;; IF(SUM([.$G$11:.$G50])&lt;[.AM$10];1;0))">
            <text:p/>
          </table:table-cell>
          <table:table-cell table:formula="of:=IF(OR([.AM50]=&quot;&quot;; [.AM50]=1); &quot;&quot;; IF(SUM([.$G$11:.$G50])&lt;[.AN$10];1;0))">
            <text:p/>
          </table:table-cell>
          <table:table-cell table:formula="of:=IF(OR([.AN50]=&quot;&quot;; [.AN50]=1); &quot;&quot;; IF(SUM([.$G$11:.$G50])&lt;[.AO$10];1;0))">
            <text:p/>
          </table:table-cell>
          <table:table-cell table:formula="of:=IF(OR([.AO50]=&quot;&quot;; [.AO50]=1); &quot;&quot;; IF(SUM([.$G$11:.$G50])&lt;[.AP$10];1;0))">
            <text:p/>
          </table:table-cell>
          <table:table-cell table:formula="of:=IF(OR([.AP50]=&quot;&quot;; [.AP50]=1); &quot;&quot;; IF(SUM([.$G$11:.$G50])&lt;[.AQ$10];1;0))">
            <text:p/>
          </table:table-cell>
          <table:table-cell table:formula="of:=IF(OR([.AQ50]=&quot;&quot;; [.AQ50]=1); &quot;&quot;; IF(SUM([.$G$11:.$G50])&lt;[.AR$10];1;0))">
            <text:p/>
          </table:table-cell>
          <table:table-cell table:formula="of:=IF(OR([.AR50]=&quot;&quot;; [.AR50]=1); &quot;&quot;; IF(SUM([.$G$11:.$G50])&lt;[.AS$10];1;0))">
            <text:p/>
          </table:table-cell>
          <table:table-cell table:formula="of:=IF(OR([.AS50]=&quot;&quot;; [.AS50]=1); &quot;&quot;; IF(SUM([.$G$11:.$G50])&lt;[.AT$10];1;0))">
            <text:p/>
          </table:table-cell>
          <table:table-cell table:formula="of:=IF(OR([.AT50]=&quot;&quot;; [.AT50]=1); &quot;&quot;; IF(SUM([.$G$11:.$G50])&lt;[.AU$10];1;0))">
            <text:p/>
          </table:table-cell>
          <table:table-cell table:formula="of:=IF(OR([.AU50]=&quot;&quot;; [.AU50]=1); &quot;&quot;; IF(SUM([.$G$11:.$G50])&lt;[.AV$10];1;0))">
            <text:p/>
          </table:table-cell>
          <table:table-cell table:formula="of:=IF(OR([.AV50]=&quot;&quot;; [.AV50]=1); &quot;&quot;; IF(SUM([.$G$11:.$G50])&lt;[.AW$10];1;0))">
            <text:p/>
          </table:table-cell>
          <table:table-cell table:formula="of:=IF(OR([.AW50]=&quot;&quot;; [.AW50]=1); &quot;&quot;; IF(SUM([.$G$11:.$G50])&lt;[.AX$10];1;0))">
            <text:p/>
          </table:table-cell>
          <table:table-cell table:formula="of:=IF(OR([.AX50]=&quot;&quot;; [.AX50]=1); &quot;&quot;; IF(SUM([.$G$11:.$G50])&lt;[.AY$10];1;0))">
            <text:p/>
          </table:table-cell>
          <table:table-cell table:formula="of:=IF(OR([.AY50]=&quot;&quot;; [.AY50]=1); &quot;&quot;; IF(SUM([.$G$11:.$G50])&lt;[.AZ$10];1;0))">
            <text:p/>
          </table:table-cell>
          <table:table-cell table:formula="of:=IF(OR([.AZ50]=&quot;&quot;; [.AZ50]=1); &quot;&quot;; IF(SUM([.$G$11:.$G50])&lt;[.BA$10];1;0))">
            <text:p/>
          </table:table-cell>
          <table:table-cell table:formula="of:=IF(OR([.BA50]=&quot;&quot;; [.BA50]=1); &quot;&quot;; IF(SUM([.$G$11:.$G50])&lt;[.BB$10];1;0))">
            <text:p/>
          </table:table-cell>
          <table:table-cell table:formula="of:=IF(OR([.BB50]=&quot;&quot;; [.BB50]=1); &quot;&quot;; IF(SUM([.$G$11:.$G50])&lt;[.BC$10];1;0))">
            <text:p/>
          </table:table-cell>
          <table:table-cell table:formula="of:=IF(OR([.BC50]=&quot;&quot;; [.BC50]=1); &quot;&quot;; IF(SUM([.$G$11:.$G50])&lt;[.BD$10];1;0))">
            <text:p/>
          </table:table-cell>
          <table:table-cell table:formula="of:=IF(OR([.BD50]=&quot;&quot;; [.BD50]=1); &quot;&quot;; IF(SUM([.$G$11:.$G50])&lt;[.BE$10];1;0))">
            <text:p/>
          </table:table-cell>
          <table:table-cell table:formula="of:=IF(OR([.BE50]=&quot;&quot;; [.BE50]=1); &quot;&quot;; IF(SUM([.$G$11:.$G50])&lt;[.BF$10];1;0))">
            <text:p/>
          </table:table-cell>
          <table:table-cell table:formula="of:=IF(OR([.BF50]=&quot;&quot;; [.BF50]=1); &quot;&quot;; IF(SUM([.$G$11:.$G50])&lt;[.BG$10];1;0))">
            <text:p/>
          </table:table-cell>
          <table:table-cell table:formula="of:=IF(OR([.BG50]=&quot;&quot;; [.BG50]=1); &quot;&quot;; IF(SUM([.$G$11:.$G50])&lt;[.BH$10];1;0))">
            <text:p/>
          </table:table-cell>
          <table:table-cell table:formula="of:=IF(OR([.BH50]=&quot;&quot;; [.BH50]=1); &quot;&quot;; IF(SUM([.$G$11:.$G50])&lt;[.BI$10];1;0))">
            <text:p/>
          </table:table-cell>
          <table:table-cell table:formula="of:=IF(OR([.BI50]=&quot;&quot;; [.BI50]=1); &quot;&quot;; IF(SUM([.$G$11:.$G50])&lt;[.BJ$10];1;0))">
            <text:p/>
          </table:table-cell>
          <table:table-cell table:formula="of:=IF(OR([.BJ50]=&quot;&quot;; [.BJ50]=1); &quot;&quot;; IF(SUM([.$G$11:.$G50])&lt;[.BK$10];1;0))">
            <text:p/>
          </table:table-cell>
          <table:table-cell table:formula="of:=IF(OR([.BK50]=&quot;&quot;; [.BK50]=1); &quot;&quot;; IF(SUM([.$G$11:.$G50])&lt;[.BL$10];1;0))">
            <text:p/>
          </table:table-cell>
          <table:table-cell table:formula="of:=IF(OR([.BL50]=&quot;&quot;; [.BL50]=1); &quot;&quot;; IF(SUM([.$G$11:.$G50])&lt;[.BM$10];1;0))">
            <text:p/>
          </table:table-cell>
          <table:table-cell table:formula="of:=IF(OR([.BM50]=&quot;&quot;; [.BM50]=1); &quot;&quot;; IF(SUM([.$G$11:.$G50])&lt;[.BN$10];1;0))">
            <text:p/>
          </table:table-cell>
          <table:table-cell table:formula="of:=IF(OR([.BN50]=&quot;&quot;; [.BN50]=1); &quot;&quot;; IF(SUM([.$G$11:.$G50])&lt;[.BO$10];1;0))">
            <text:p/>
          </table:table-cell>
          <table:table-cell table:formula="of:=IF(OR([.BO50]=&quot;&quot;; [.BO50]=1); &quot;&quot;; IF(SUM([.$G$11:.$G50])&lt;[.BP$10];1;0))">
            <text:p/>
          </table:table-cell>
          <table:table-cell table:formula="of:=IF(OR([.BP50]=&quot;&quot;; [.BP50]=1); &quot;&quot;; IF(SUM([.$G$11:.$G50])&lt;[.BQ$10];1;0))">
            <text:p/>
          </table:table-cell>
          <table:table-cell table:formula="of:=IF(OR([.BQ50]=&quot;&quot;; [.BQ50]=1); &quot;&quot;; IF(SUM([.$G$11:.$G50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IF([.$E$5]*[.$A51]&lt;=[.$E$1];[.$E$5]*[.$A51];&quot;&quot;)">
            <text:p/>
          </table:table-cell>
          <table:table-cell table:formula="of:=IF([.$B51]&lt;&gt;&quot;&quot;;[.$E$1]-[.B51];&quot;&quot;)">
            <text:p/>
          </table:table-cell>
          <table:table-cell table:formula="of:=IF(AND([.$B51]&lt;&gt;&quot;&quot;;FLOOR([.$B51]/[.$E$5];1)&lt;=[.$C$4]);FLOOR([.$B51]/[.$E$5];1);&quot;&quot;)">
            <text:p/>
          </table:table-cell>
          <table:table-cell/>
          <table:table-cell table:formula="of:=IF([.$D51]&lt;&gt;&quot;&quot;;[.$C$2]+[.D51]*IF([.$C$2]&gt;[.$C$3];-1;1);&quot;&quot;)">
            <text:p/>
          </table:table-cell>
          <table:table-cell table:formula="of:=IF([.$D51]&lt;&gt;&quot;&quot;;60/[.F51]*1000;&quot;&quot;)">
            <text:p/>
          </table:table-cell>
          <table:table-cell table:formula="of:=IF([.G51]&lt;&gt;&quot;&quot;;0;&quot;&quot;)">
            <text:p/>
          </table:table-cell>
          <table:table-cell table:formula="of:=IF(OR([.H51]=&quot;&quot;; [.H51]=1); &quot;&quot;; IF(SUM([.$G$11:.$G51])&lt;[.I$10];1;0))">
            <text:p/>
          </table:table-cell>
          <table:table-cell table:formula="of:=IF(OR([.I51]=&quot;&quot;; [.I51]=1); &quot;&quot;; IF(SUM([.$G$11:.$G51])&lt;[.J$10];1;0))">
            <text:p/>
          </table:table-cell>
          <table:table-cell table:formula="of:=IF(OR([.J51]=&quot;&quot;; [.J51]=1); &quot;&quot;; IF(SUM([.$G$11:.$G51])&lt;[.K$10];1;0))">
            <text:p/>
          </table:table-cell>
          <table:table-cell table:formula="of:=IF(OR([.K51]=&quot;&quot;; [.K51]=1); &quot;&quot;; IF(SUM([.$G$11:.$G51])&lt;[.L$10];1;0))">
            <text:p/>
          </table:table-cell>
          <table:table-cell table:formula="of:=IF(OR([.L51]=&quot;&quot;; [.L51]=1); &quot;&quot;; IF(SUM([.$G$11:.$G51])&lt;[.M$10];1;0))">
            <text:p/>
          </table:table-cell>
          <table:table-cell table:formula="of:=IF(OR([.M51]=&quot;&quot;; [.M51]=1); &quot;&quot;; IF(SUM([.$G$11:.$G51])&lt;[.N$10];1;0))">
            <text:p/>
          </table:table-cell>
          <table:table-cell table:formula="of:=IF(OR([.N51]=&quot;&quot;; [.N51]=1); &quot;&quot;; IF(SUM([.$G$11:.$G51])&lt;[.O$10];1;0))">
            <text:p/>
          </table:table-cell>
          <table:table-cell table:formula="of:=IF(OR([.O51]=&quot;&quot;; [.O51]=1); &quot;&quot;; IF(SUM([.$G$11:.$G51])&lt;[.P$10];1;0))">
            <text:p/>
          </table:table-cell>
          <table:table-cell table:formula="of:=IF(OR([.P51]=&quot;&quot;; [.P51]=1); &quot;&quot;; IF(SUM([.$G$11:.$G51])&lt;[.Q$10];1;0))">
            <text:p/>
          </table:table-cell>
          <table:table-cell table:formula="of:=IF(OR([.Q51]=&quot;&quot;; [.Q51]=1); &quot;&quot;; IF(SUM([.$G$11:.$G51])&lt;[.R$10];1;0))">
            <text:p/>
          </table:table-cell>
          <table:table-cell table:formula="of:=IF(OR([.R51]=&quot;&quot;; [.R51]=1); &quot;&quot;; IF(SUM([.$G$11:.$G51])&lt;[.S$10];1;0))">
            <text:p/>
          </table:table-cell>
          <table:table-cell table:formula="of:=IF(OR([.S51]=&quot;&quot;; [.S51]=1); &quot;&quot;; IF(SUM([.$G$11:.$G51])&lt;[.T$10];1;0))">
            <text:p/>
          </table:table-cell>
          <table:table-cell table:formula="of:=IF(OR([.T51]=&quot;&quot;; [.T51]=1); &quot;&quot;; IF(SUM([.$G$11:.$G51])&lt;[.U$10];1;0))">
            <text:p/>
          </table:table-cell>
          <table:table-cell table:formula="of:=IF(OR([.U51]=&quot;&quot;; [.U51]=1); &quot;&quot;; IF(SUM([.$G$11:.$G51])&lt;[.V$10];1;0))">
            <text:p/>
          </table:table-cell>
          <table:table-cell table:formula="of:=IF(OR([.V51]=&quot;&quot;; [.V51]=1); &quot;&quot;; IF(SUM([.$G$11:.$G51])&lt;[.W$10];1;0))">
            <text:p/>
          </table:table-cell>
          <table:table-cell table:formula="of:=IF(OR([.W51]=&quot;&quot;; [.W51]=1); &quot;&quot;; IF(SUM([.$G$11:.$G51])&lt;[.X$10];1;0))">
            <text:p/>
          </table:table-cell>
          <table:table-cell table:formula="of:=IF(OR([.X51]=&quot;&quot;; [.X51]=1); &quot;&quot;; IF(SUM([.$G$11:.$G51])&lt;[.Y$10];1;0))">
            <text:p/>
          </table:table-cell>
          <table:table-cell table:formula="of:=IF(OR([.Y51]=&quot;&quot;; [.Y51]=1); &quot;&quot;; IF(SUM([.$G$11:.$G51])&lt;[.Z$10];1;0))">
            <text:p/>
          </table:table-cell>
          <table:table-cell table:formula="of:=IF(OR([.Z51]=&quot;&quot;; [.Z51]=1); &quot;&quot;; IF(SUM([.$G$11:.$G51])&lt;[.AA$10];1;0))">
            <text:p/>
          </table:table-cell>
          <table:table-cell table:formula="of:=IF(OR([.AA51]=&quot;&quot;; [.AA51]=1); &quot;&quot;; IF(SUM([.$G$11:.$G51])&lt;[.AB$10];1;0))">
            <text:p/>
          </table:table-cell>
          <table:table-cell table:formula="of:=IF(OR([.AB51]=&quot;&quot;; [.AB51]=1); &quot;&quot;; IF(SUM([.$G$11:.$G51])&lt;[.AC$10];1;0))">
            <text:p/>
          </table:table-cell>
          <table:table-cell table:formula="of:=IF(OR([.AC51]=&quot;&quot;; [.AC51]=1); &quot;&quot;; IF(SUM([.$G$11:.$G51])&lt;[.AD$10];1;0))">
            <text:p/>
          </table:table-cell>
          <table:table-cell table:formula="of:=IF(OR([.AD51]=&quot;&quot;; [.AD51]=1); &quot;&quot;; IF(SUM([.$G$11:.$G51])&lt;[.AE$10];1;0))">
            <text:p/>
          </table:table-cell>
          <table:table-cell table:formula="of:=IF(OR([.AE51]=&quot;&quot;; [.AE51]=1); &quot;&quot;; IF(SUM([.$G$11:.$G51])&lt;[.AF$10];1;0))">
            <text:p/>
          </table:table-cell>
          <table:table-cell table:formula="of:=IF(OR([.AF51]=&quot;&quot;; [.AF51]=1); &quot;&quot;; IF(SUM([.$G$11:.$G51])&lt;[.AG$10];1;0))">
            <text:p/>
          </table:table-cell>
          <table:table-cell table:formula="of:=IF(OR([.AG51]=&quot;&quot;; [.AG51]=1); &quot;&quot;; IF(SUM([.$G$11:.$G51])&lt;[.AH$10];1;0))">
            <text:p/>
          </table:table-cell>
          <table:table-cell table:formula="of:=IF(OR([.AH51]=&quot;&quot;; [.AH51]=1); &quot;&quot;; IF(SUM([.$G$11:.$G51])&lt;[.AI$10];1;0))">
            <text:p/>
          </table:table-cell>
          <table:table-cell table:formula="of:=IF(OR([.AI51]=&quot;&quot;; [.AI51]=1); &quot;&quot;; IF(SUM([.$G$11:.$G51])&lt;[.AJ$10];1;0))">
            <text:p/>
          </table:table-cell>
          <table:table-cell table:formula="of:=IF(OR([.AJ51]=&quot;&quot;; [.AJ51]=1); &quot;&quot;; IF(SUM([.$G$11:.$G51])&lt;[.AK$10];1;0))">
            <text:p/>
          </table:table-cell>
          <table:table-cell table:formula="of:=IF(OR([.AK51]=&quot;&quot;; [.AK51]=1); &quot;&quot;; IF(SUM([.$G$11:.$G51])&lt;[.AL$10];1;0))">
            <text:p/>
          </table:table-cell>
          <table:table-cell table:formula="of:=IF(OR([.AL51]=&quot;&quot;; [.AL51]=1); &quot;&quot;; IF(SUM([.$G$11:.$G51])&lt;[.AM$10];1;0))">
            <text:p/>
          </table:table-cell>
          <table:table-cell table:formula="of:=IF(OR([.AM51]=&quot;&quot;; [.AM51]=1); &quot;&quot;; IF(SUM([.$G$11:.$G51])&lt;[.AN$10];1;0))">
            <text:p/>
          </table:table-cell>
          <table:table-cell table:formula="of:=IF(OR([.AN51]=&quot;&quot;; [.AN51]=1); &quot;&quot;; IF(SUM([.$G$11:.$G51])&lt;[.AO$10];1;0))">
            <text:p/>
          </table:table-cell>
          <table:table-cell table:formula="of:=IF(OR([.AO51]=&quot;&quot;; [.AO51]=1); &quot;&quot;; IF(SUM([.$G$11:.$G51])&lt;[.AP$10];1;0))">
            <text:p/>
          </table:table-cell>
          <table:table-cell table:formula="of:=IF(OR([.AP51]=&quot;&quot;; [.AP51]=1); &quot;&quot;; IF(SUM([.$G$11:.$G51])&lt;[.AQ$10];1;0))">
            <text:p/>
          </table:table-cell>
          <table:table-cell table:formula="of:=IF(OR([.AQ51]=&quot;&quot;; [.AQ51]=1); &quot;&quot;; IF(SUM([.$G$11:.$G51])&lt;[.AR$10];1;0))">
            <text:p/>
          </table:table-cell>
          <table:table-cell table:formula="of:=IF(OR([.AR51]=&quot;&quot;; [.AR51]=1); &quot;&quot;; IF(SUM([.$G$11:.$G51])&lt;[.AS$10];1;0))">
            <text:p/>
          </table:table-cell>
          <table:table-cell table:formula="of:=IF(OR([.AS51]=&quot;&quot;; [.AS51]=1); &quot;&quot;; IF(SUM([.$G$11:.$G51])&lt;[.AT$10];1;0))">
            <text:p/>
          </table:table-cell>
          <table:table-cell table:formula="of:=IF(OR([.AT51]=&quot;&quot;; [.AT51]=1); &quot;&quot;; IF(SUM([.$G$11:.$G51])&lt;[.AU$10];1;0))">
            <text:p/>
          </table:table-cell>
          <table:table-cell table:formula="of:=IF(OR([.AU51]=&quot;&quot;; [.AU51]=1); &quot;&quot;; IF(SUM([.$G$11:.$G51])&lt;[.AV$10];1;0))">
            <text:p/>
          </table:table-cell>
          <table:table-cell table:formula="of:=IF(OR([.AV51]=&quot;&quot;; [.AV51]=1); &quot;&quot;; IF(SUM([.$G$11:.$G51])&lt;[.AW$10];1;0))">
            <text:p/>
          </table:table-cell>
          <table:table-cell table:formula="of:=IF(OR([.AW51]=&quot;&quot;; [.AW51]=1); &quot;&quot;; IF(SUM([.$G$11:.$G51])&lt;[.AX$10];1;0))">
            <text:p/>
          </table:table-cell>
          <table:table-cell table:formula="of:=IF(OR([.AX51]=&quot;&quot;; [.AX51]=1); &quot;&quot;; IF(SUM([.$G$11:.$G51])&lt;[.AY$10];1;0))">
            <text:p/>
          </table:table-cell>
          <table:table-cell table:formula="of:=IF(OR([.AY51]=&quot;&quot;; [.AY51]=1); &quot;&quot;; IF(SUM([.$G$11:.$G51])&lt;[.AZ$10];1;0))">
            <text:p/>
          </table:table-cell>
          <table:table-cell table:formula="of:=IF(OR([.AZ51]=&quot;&quot;; [.AZ51]=1); &quot;&quot;; IF(SUM([.$G$11:.$G51])&lt;[.BA$10];1;0))">
            <text:p/>
          </table:table-cell>
          <table:table-cell table:formula="of:=IF(OR([.BA51]=&quot;&quot;; [.BA51]=1); &quot;&quot;; IF(SUM([.$G$11:.$G51])&lt;[.BB$10];1;0))">
            <text:p/>
          </table:table-cell>
          <table:table-cell table:formula="of:=IF(OR([.BB51]=&quot;&quot;; [.BB51]=1); &quot;&quot;; IF(SUM([.$G$11:.$G51])&lt;[.BC$10];1;0))">
            <text:p/>
          </table:table-cell>
          <table:table-cell table:formula="of:=IF(OR([.BC51]=&quot;&quot;; [.BC51]=1); &quot;&quot;; IF(SUM([.$G$11:.$G51])&lt;[.BD$10];1;0))">
            <text:p/>
          </table:table-cell>
          <table:table-cell table:formula="of:=IF(OR([.BD51]=&quot;&quot;; [.BD51]=1); &quot;&quot;; IF(SUM([.$G$11:.$G51])&lt;[.BE$10];1;0))">
            <text:p/>
          </table:table-cell>
          <table:table-cell table:formula="of:=IF(OR([.BE51]=&quot;&quot;; [.BE51]=1); &quot;&quot;; IF(SUM([.$G$11:.$G51])&lt;[.BF$10];1;0))">
            <text:p/>
          </table:table-cell>
          <table:table-cell table:formula="of:=IF(OR([.BF51]=&quot;&quot;; [.BF51]=1); &quot;&quot;; IF(SUM([.$G$11:.$G51])&lt;[.BG$10];1;0))">
            <text:p/>
          </table:table-cell>
          <table:table-cell table:formula="of:=IF(OR([.BG51]=&quot;&quot;; [.BG51]=1); &quot;&quot;; IF(SUM([.$G$11:.$G51])&lt;[.BH$10];1;0))">
            <text:p/>
          </table:table-cell>
          <table:table-cell table:formula="of:=IF(OR([.BH51]=&quot;&quot;; [.BH51]=1); &quot;&quot;; IF(SUM([.$G$11:.$G51])&lt;[.BI$10];1;0))">
            <text:p/>
          </table:table-cell>
          <table:table-cell table:formula="of:=IF(OR([.BI51]=&quot;&quot;; [.BI51]=1); &quot;&quot;; IF(SUM([.$G$11:.$G51])&lt;[.BJ$10];1;0))">
            <text:p/>
          </table:table-cell>
          <table:table-cell table:formula="of:=IF(OR([.BJ51]=&quot;&quot;; [.BJ51]=1); &quot;&quot;; IF(SUM([.$G$11:.$G51])&lt;[.BK$10];1;0))">
            <text:p/>
          </table:table-cell>
          <table:table-cell table:formula="of:=IF(OR([.BK51]=&quot;&quot;; [.BK51]=1); &quot;&quot;; IF(SUM([.$G$11:.$G51])&lt;[.BL$10];1;0))">
            <text:p/>
          </table:table-cell>
          <table:table-cell table:formula="of:=IF(OR([.BL51]=&quot;&quot;; [.BL51]=1); &quot;&quot;; IF(SUM([.$G$11:.$G51])&lt;[.BM$10];1;0))">
            <text:p/>
          </table:table-cell>
          <table:table-cell table:formula="of:=IF(OR([.BM51]=&quot;&quot;; [.BM51]=1); &quot;&quot;; IF(SUM([.$G$11:.$G51])&lt;[.BN$10];1;0))">
            <text:p/>
          </table:table-cell>
          <table:table-cell table:formula="of:=IF(OR([.BN51]=&quot;&quot;; [.BN51]=1); &quot;&quot;; IF(SUM([.$G$11:.$G51])&lt;[.BO$10];1;0))">
            <text:p/>
          </table:table-cell>
          <table:table-cell table:formula="of:=IF(OR([.BO51]=&quot;&quot;; [.BO51]=1); &quot;&quot;; IF(SUM([.$G$11:.$G51])&lt;[.BP$10];1;0))">
            <text:p/>
          </table:table-cell>
          <table:table-cell table:formula="of:=IF(OR([.BP51]=&quot;&quot;; [.BP51]=1); &quot;&quot;; IF(SUM([.$G$11:.$G51])&lt;[.BQ$10];1;0))">
            <text:p/>
          </table:table-cell>
          <table:table-cell table:formula="of:=IF(OR([.BQ51]=&quot;&quot;; [.BQ51]=1); &quot;&quot;; IF(SUM([.$G$11:.$G51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IF([.$E$5]*[.$A52]&lt;=[.$E$1];[.$E$5]*[.$A52];&quot;&quot;)">
            <text:p/>
          </table:table-cell>
          <table:table-cell table:formula="of:=IF([.$B52]&lt;&gt;&quot;&quot;;[.$E$1]-[.B52];&quot;&quot;)">
            <text:p/>
          </table:table-cell>
          <table:table-cell table:formula="of:=IF(AND([.$B52]&lt;&gt;&quot;&quot;;FLOOR([.$B52]/[.$E$5];1)&lt;=[.$C$4]);FLOOR([.$B52]/[.$E$5];1);&quot;&quot;)">
            <text:p/>
          </table:table-cell>
          <table:table-cell/>
          <table:table-cell table:formula="of:=IF([.$D52]&lt;&gt;&quot;&quot;;[.$C$2]+[.D52]*IF([.$C$2]&gt;[.$C$3];-1;1);&quot;&quot;)">
            <text:p/>
          </table:table-cell>
          <table:table-cell table:formula="of:=IF([.$D52]&lt;&gt;&quot;&quot;;60/[.F52]*1000;&quot;&quot;)">
            <text:p/>
          </table:table-cell>
          <table:table-cell table:formula="of:=IF([.G52]&lt;&gt;&quot;&quot;;0;&quot;&quot;)">
            <text:p/>
          </table:table-cell>
          <table:table-cell table:formula="of:=IF(OR([.H52]=&quot;&quot;; [.H52]=1); &quot;&quot;; IF(SUM([.$G$11:.$G52])&lt;[.I$10];1;0))">
            <text:p/>
          </table:table-cell>
          <table:table-cell table:formula="of:=IF(OR([.I52]=&quot;&quot;; [.I52]=1); &quot;&quot;; IF(SUM([.$G$11:.$G52])&lt;[.J$10];1;0))">
            <text:p/>
          </table:table-cell>
          <table:table-cell table:formula="of:=IF(OR([.J52]=&quot;&quot;; [.J52]=1); &quot;&quot;; IF(SUM([.$G$11:.$G52])&lt;[.K$10];1;0))">
            <text:p/>
          </table:table-cell>
          <table:table-cell table:formula="of:=IF(OR([.K52]=&quot;&quot;; [.K52]=1); &quot;&quot;; IF(SUM([.$G$11:.$G52])&lt;[.L$10];1;0))">
            <text:p/>
          </table:table-cell>
          <table:table-cell table:formula="of:=IF(OR([.L52]=&quot;&quot;; [.L52]=1); &quot;&quot;; IF(SUM([.$G$11:.$G52])&lt;[.M$10];1;0))">
            <text:p/>
          </table:table-cell>
          <table:table-cell table:formula="of:=IF(OR([.M52]=&quot;&quot;; [.M52]=1); &quot;&quot;; IF(SUM([.$G$11:.$G52])&lt;[.N$10];1;0))">
            <text:p/>
          </table:table-cell>
          <table:table-cell table:formula="of:=IF(OR([.N52]=&quot;&quot;; [.N52]=1); &quot;&quot;; IF(SUM([.$G$11:.$G52])&lt;[.O$10];1;0))">
            <text:p/>
          </table:table-cell>
          <table:table-cell table:formula="of:=IF(OR([.O52]=&quot;&quot;; [.O52]=1); &quot;&quot;; IF(SUM([.$G$11:.$G52])&lt;[.P$10];1;0))">
            <text:p/>
          </table:table-cell>
          <table:table-cell table:formula="of:=IF(OR([.P52]=&quot;&quot;; [.P52]=1); &quot;&quot;; IF(SUM([.$G$11:.$G52])&lt;[.Q$10];1;0))">
            <text:p/>
          </table:table-cell>
          <table:table-cell table:formula="of:=IF(OR([.Q52]=&quot;&quot;; [.Q52]=1); &quot;&quot;; IF(SUM([.$G$11:.$G52])&lt;[.R$10];1;0))">
            <text:p/>
          </table:table-cell>
          <table:table-cell table:formula="of:=IF(OR([.R52]=&quot;&quot;; [.R52]=1); &quot;&quot;; IF(SUM([.$G$11:.$G52])&lt;[.S$10];1;0))">
            <text:p/>
          </table:table-cell>
          <table:table-cell table:formula="of:=IF(OR([.S52]=&quot;&quot;; [.S52]=1); &quot;&quot;; IF(SUM([.$G$11:.$G52])&lt;[.T$10];1;0))">
            <text:p/>
          </table:table-cell>
          <table:table-cell table:formula="of:=IF(OR([.T52]=&quot;&quot;; [.T52]=1); &quot;&quot;; IF(SUM([.$G$11:.$G52])&lt;[.U$10];1;0))">
            <text:p/>
          </table:table-cell>
          <table:table-cell table:formula="of:=IF(OR([.U52]=&quot;&quot;; [.U52]=1); &quot;&quot;; IF(SUM([.$G$11:.$G52])&lt;[.V$10];1;0))">
            <text:p/>
          </table:table-cell>
          <table:table-cell table:formula="of:=IF(OR([.V52]=&quot;&quot;; [.V52]=1); &quot;&quot;; IF(SUM([.$G$11:.$G52])&lt;[.W$10];1;0))">
            <text:p/>
          </table:table-cell>
          <table:table-cell table:formula="of:=IF(OR([.W52]=&quot;&quot;; [.W52]=1); &quot;&quot;; IF(SUM([.$G$11:.$G52])&lt;[.X$10];1;0))">
            <text:p/>
          </table:table-cell>
          <table:table-cell table:formula="of:=IF(OR([.X52]=&quot;&quot;; [.X52]=1); &quot;&quot;; IF(SUM([.$G$11:.$G52])&lt;[.Y$10];1;0))">
            <text:p/>
          </table:table-cell>
          <table:table-cell table:formula="of:=IF(OR([.Y52]=&quot;&quot;; [.Y52]=1); &quot;&quot;; IF(SUM([.$G$11:.$G52])&lt;[.Z$10];1;0))">
            <text:p/>
          </table:table-cell>
          <table:table-cell table:formula="of:=IF(OR([.Z52]=&quot;&quot;; [.Z52]=1); &quot;&quot;; IF(SUM([.$G$11:.$G52])&lt;[.AA$10];1;0))">
            <text:p/>
          </table:table-cell>
          <table:table-cell table:formula="of:=IF(OR([.AA52]=&quot;&quot;; [.AA52]=1); &quot;&quot;; IF(SUM([.$G$11:.$G52])&lt;[.AB$10];1;0))">
            <text:p/>
          </table:table-cell>
          <table:table-cell table:formula="of:=IF(OR([.AB52]=&quot;&quot;; [.AB52]=1); &quot;&quot;; IF(SUM([.$G$11:.$G52])&lt;[.AC$10];1;0))">
            <text:p/>
          </table:table-cell>
          <table:table-cell table:formula="of:=IF(OR([.AC52]=&quot;&quot;; [.AC52]=1); &quot;&quot;; IF(SUM([.$G$11:.$G52])&lt;[.AD$10];1;0))">
            <text:p/>
          </table:table-cell>
          <table:table-cell table:formula="of:=IF(OR([.AD52]=&quot;&quot;; [.AD52]=1); &quot;&quot;; IF(SUM([.$G$11:.$G52])&lt;[.AE$10];1;0))">
            <text:p/>
          </table:table-cell>
          <table:table-cell table:formula="of:=IF(OR([.AE52]=&quot;&quot;; [.AE52]=1); &quot;&quot;; IF(SUM([.$G$11:.$G52])&lt;[.AF$10];1;0))">
            <text:p/>
          </table:table-cell>
          <table:table-cell table:formula="of:=IF(OR([.AF52]=&quot;&quot;; [.AF52]=1); &quot;&quot;; IF(SUM([.$G$11:.$G52])&lt;[.AG$10];1;0))">
            <text:p/>
          </table:table-cell>
          <table:table-cell table:formula="of:=IF(OR([.AG52]=&quot;&quot;; [.AG52]=1); &quot;&quot;; IF(SUM([.$G$11:.$G52])&lt;[.AH$10];1;0))">
            <text:p/>
          </table:table-cell>
          <table:table-cell table:formula="of:=IF(OR([.AH52]=&quot;&quot;; [.AH52]=1); &quot;&quot;; IF(SUM([.$G$11:.$G52])&lt;[.AI$10];1;0))">
            <text:p/>
          </table:table-cell>
          <table:table-cell table:formula="of:=IF(OR([.AI52]=&quot;&quot;; [.AI52]=1); &quot;&quot;; IF(SUM([.$G$11:.$G52])&lt;[.AJ$10];1;0))">
            <text:p/>
          </table:table-cell>
          <table:table-cell table:formula="of:=IF(OR([.AJ52]=&quot;&quot;; [.AJ52]=1); &quot;&quot;; IF(SUM([.$G$11:.$G52])&lt;[.AK$10];1;0))">
            <text:p/>
          </table:table-cell>
          <table:table-cell table:formula="of:=IF(OR([.AK52]=&quot;&quot;; [.AK52]=1); &quot;&quot;; IF(SUM([.$G$11:.$G52])&lt;[.AL$10];1;0))">
            <text:p/>
          </table:table-cell>
          <table:table-cell table:formula="of:=IF(OR([.AL52]=&quot;&quot;; [.AL52]=1); &quot;&quot;; IF(SUM([.$G$11:.$G52])&lt;[.AM$10];1;0))">
            <text:p/>
          </table:table-cell>
          <table:table-cell table:formula="of:=IF(OR([.AM52]=&quot;&quot;; [.AM52]=1); &quot;&quot;; IF(SUM([.$G$11:.$G52])&lt;[.AN$10];1;0))">
            <text:p/>
          </table:table-cell>
          <table:table-cell table:formula="of:=IF(OR([.AN52]=&quot;&quot;; [.AN52]=1); &quot;&quot;; IF(SUM([.$G$11:.$G52])&lt;[.AO$10];1;0))">
            <text:p/>
          </table:table-cell>
          <table:table-cell table:formula="of:=IF(OR([.AO52]=&quot;&quot;; [.AO52]=1); &quot;&quot;; IF(SUM([.$G$11:.$G52])&lt;[.AP$10];1;0))">
            <text:p/>
          </table:table-cell>
          <table:table-cell table:formula="of:=IF(OR([.AP52]=&quot;&quot;; [.AP52]=1); &quot;&quot;; IF(SUM([.$G$11:.$G52])&lt;[.AQ$10];1;0))">
            <text:p/>
          </table:table-cell>
          <table:table-cell table:formula="of:=IF(OR([.AQ52]=&quot;&quot;; [.AQ52]=1); &quot;&quot;; IF(SUM([.$G$11:.$G52])&lt;[.AR$10];1;0))">
            <text:p/>
          </table:table-cell>
          <table:table-cell table:formula="of:=IF(OR([.AR52]=&quot;&quot;; [.AR52]=1); &quot;&quot;; IF(SUM([.$G$11:.$G52])&lt;[.AS$10];1;0))">
            <text:p/>
          </table:table-cell>
          <table:table-cell table:formula="of:=IF(OR([.AS52]=&quot;&quot;; [.AS52]=1); &quot;&quot;; IF(SUM([.$G$11:.$G52])&lt;[.AT$10];1;0))">
            <text:p/>
          </table:table-cell>
          <table:table-cell table:formula="of:=IF(OR([.AT52]=&quot;&quot;; [.AT52]=1); &quot;&quot;; IF(SUM([.$G$11:.$G52])&lt;[.AU$10];1;0))">
            <text:p/>
          </table:table-cell>
          <table:table-cell table:formula="of:=IF(OR([.AU52]=&quot;&quot;; [.AU52]=1); &quot;&quot;; IF(SUM([.$G$11:.$G52])&lt;[.AV$10];1;0))">
            <text:p/>
          </table:table-cell>
          <table:table-cell table:formula="of:=IF(OR([.AV52]=&quot;&quot;; [.AV52]=1); &quot;&quot;; IF(SUM([.$G$11:.$G52])&lt;[.AW$10];1;0))">
            <text:p/>
          </table:table-cell>
          <table:table-cell table:formula="of:=IF(OR([.AW52]=&quot;&quot;; [.AW52]=1); &quot;&quot;; IF(SUM([.$G$11:.$G52])&lt;[.AX$10];1;0))">
            <text:p/>
          </table:table-cell>
          <table:table-cell table:formula="of:=IF(OR([.AX52]=&quot;&quot;; [.AX52]=1); &quot;&quot;; IF(SUM([.$G$11:.$G52])&lt;[.AY$10];1;0))">
            <text:p/>
          </table:table-cell>
          <table:table-cell table:formula="of:=IF(OR([.AY52]=&quot;&quot;; [.AY52]=1); &quot;&quot;; IF(SUM([.$G$11:.$G52])&lt;[.AZ$10];1;0))">
            <text:p/>
          </table:table-cell>
          <table:table-cell table:formula="of:=IF(OR([.AZ52]=&quot;&quot;; [.AZ52]=1); &quot;&quot;; IF(SUM([.$G$11:.$G52])&lt;[.BA$10];1;0))">
            <text:p/>
          </table:table-cell>
          <table:table-cell table:formula="of:=IF(OR([.BA52]=&quot;&quot;; [.BA52]=1); &quot;&quot;; IF(SUM([.$G$11:.$G52])&lt;[.BB$10];1;0))">
            <text:p/>
          </table:table-cell>
          <table:table-cell table:formula="of:=IF(OR([.BB52]=&quot;&quot;; [.BB52]=1); &quot;&quot;; IF(SUM([.$G$11:.$G52])&lt;[.BC$10];1;0))">
            <text:p/>
          </table:table-cell>
          <table:table-cell table:formula="of:=IF(OR([.BC52]=&quot;&quot;; [.BC52]=1); &quot;&quot;; IF(SUM([.$G$11:.$G52])&lt;[.BD$10];1;0))">
            <text:p/>
          </table:table-cell>
          <table:table-cell table:formula="of:=IF(OR([.BD52]=&quot;&quot;; [.BD52]=1); &quot;&quot;; IF(SUM([.$G$11:.$G52])&lt;[.BE$10];1;0))">
            <text:p/>
          </table:table-cell>
          <table:table-cell table:formula="of:=IF(OR([.BE52]=&quot;&quot;; [.BE52]=1); &quot;&quot;; IF(SUM([.$G$11:.$G52])&lt;[.BF$10];1;0))">
            <text:p/>
          </table:table-cell>
          <table:table-cell table:formula="of:=IF(OR([.BF52]=&quot;&quot;; [.BF52]=1); &quot;&quot;; IF(SUM([.$G$11:.$G52])&lt;[.BG$10];1;0))">
            <text:p/>
          </table:table-cell>
          <table:table-cell table:formula="of:=IF(OR([.BG52]=&quot;&quot;; [.BG52]=1); &quot;&quot;; IF(SUM([.$G$11:.$G52])&lt;[.BH$10];1;0))">
            <text:p/>
          </table:table-cell>
          <table:table-cell table:formula="of:=IF(OR([.BH52]=&quot;&quot;; [.BH52]=1); &quot;&quot;; IF(SUM([.$G$11:.$G52])&lt;[.BI$10];1;0))">
            <text:p/>
          </table:table-cell>
          <table:table-cell table:formula="of:=IF(OR([.BI52]=&quot;&quot;; [.BI52]=1); &quot;&quot;; IF(SUM([.$G$11:.$G52])&lt;[.BJ$10];1;0))">
            <text:p/>
          </table:table-cell>
          <table:table-cell table:formula="of:=IF(OR([.BJ52]=&quot;&quot;; [.BJ52]=1); &quot;&quot;; IF(SUM([.$G$11:.$G52])&lt;[.BK$10];1;0))">
            <text:p/>
          </table:table-cell>
          <table:table-cell table:formula="of:=IF(OR([.BK52]=&quot;&quot;; [.BK52]=1); &quot;&quot;; IF(SUM([.$G$11:.$G52])&lt;[.BL$10];1;0))">
            <text:p/>
          </table:table-cell>
          <table:table-cell table:formula="of:=IF(OR([.BL52]=&quot;&quot;; [.BL52]=1); &quot;&quot;; IF(SUM([.$G$11:.$G52])&lt;[.BM$10];1;0))">
            <text:p/>
          </table:table-cell>
          <table:table-cell table:formula="of:=IF(OR([.BM52]=&quot;&quot;; [.BM52]=1); &quot;&quot;; IF(SUM([.$G$11:.$G52])&lt;[.BN$10];1;0))">
            <text:p/>
          </table:table-cell>
          <table:table-cell table:formula="of:=IF(OR([.BN52]=&quot;&quot;; [.BN52]=1); &quot;&quot;; IF(SUM([.$G$11:.$G52])&lt;[.BO$10];1;0))">
            <text:p/>
          </table:table-cell>
          <table:table-cell table:formula="of:=IF(OR([.BO52]=&quot;&quot;; [.BO52]=1); &quot;&quot;; IF(SUM([.$G$11:.$G52])&lt;[.BP$10];1;0))">
            <text:p/>
          </table:table-cell>
          <table:table-cell table:formula="of:=IF(OR([.BP52]=&quot;&quot;; [.BP52]=1); &quot;&quot;; IF(SUM([.$G$11:.$G52])&lt;[.BQ$10];1;0))">
            <text:p/>
          </table:table-cell>
          <table:table-cell table:formula="of:=IF(OR([.BQ52]=&quot;&quot;; [.BQ52]=1); &quot;&quot;; IF(SUM([.$G$11:.$G52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IF([.$E$5]*[.$A53]&lt;=[.$E$1];[.$E$5]*[.$A53];&quot;&quot;)">
            <text:p/>
          </table:table-cell>
          <table:table-cell table:formula="of:=IF([.$B53]&lt;&gt;&quot;&quot;;[.$E$1]-[.B53];&quot;&quot;)">
            <text:p/>
          </table:table-cell>
          <table:table-cell table:formula="of:=IF(AND([.$B53]&lt;&gt;&quot;&quot;;FLOOR([.$B53]/[.$E$5];1)&lt;=[.$C$4]);FLOOR([.$B53]/[.$E$5];1);&quot;&quot;)">
            <text:p/>
          </table:table-cell>
          <table:table-cell/>
          <table:table-cell table:formula="of:=IF([.$D53]&lt;&gt;&quot;&quot;;[.$C$2]+[.D53]*IF([.$C$2]&gt;[.$C$3];-1;1);&quot;&quot;)">
            <text:p/>
          </table:table-cell>
          <table:table-cell table:formula="of:=IF([.$D53]&lt;&gt;&quot;&quot;;60/[.F53]*1000;&quot;&quot;)">
            <text:p/>
          </table:table-cell>
          <table:table-cell table:formula="of:=IF([.G53]&lt;&gt;&quot;&quot;;0;&quot;&quot;)">
            <text:p/>
          </table:table-cell>
          <table:table-cell table:formula="of:=IF(OR([.H53]=&quot;&quot;; [.H53]=1); &quot;&quot;; IF(SUM([.$G$11:.$G53])&lt;[.I$10];1;0))">
            <text:p/>
          </table:table-cell>
          <table:table-cell table:formula="of:=IF(OR([.I53]=&quot;&quot;; [.I53]=1); &quot;&quot;; IF(SUM([.$G$11:.$G53])&lt;[.J$10];1;0))">
            <text:p/>
          </table:table-cell>
          <table:table-cell table:formula="of:=IF(OR([.J53]=&quot;&quot;; [.J53]=1); &quot;&quot;; IF(SUM([.$G$11:.$G53])&lt;[.K$10];1;0))">
            <text:p/>
          </table:table-cell>
          <table:table-cell table:formula="of:=IF(OR([.K53]=&quot;&quot;; [.K53]=1); &quot;&quot;; IF(SUM([.$G$11:.$G53])&lt;[.L$10];1;0))">
            <text:p/>
          </table:table-cell>
          <table:table-cell table:formula="of:=IF(OR([.L53]=&quot;&quot;; [.L53]=1); &quot;&quot;; IF(SUM([.$G$11:.$G53])&lt;[.M$10];1;0))">
            <text:p/>
          </table:table-cell>
          <table:table-cell table:formula="of:=IF(OR([.M53]=&quot;&quot;; [.M53]=1); &quot;&quot;; IF(SUM([.$G$11:.$G53])&lt;[.N$10];1;0))">
            <text:p/>
          </table:table-cell>
          <table:table-cell table:formula="of:=IF(OR([.N53]=&quot;&quot;; [.N53]=1); &quot;&quot;; IF(SUM([.$G$11:.$G53])&lt;[.O$10];1;0))">
            <text:p/>
          </table:table-cell>
          <table:table-cell table:formula="of:=IF(OR([.O53]=&quot;&quot;; [.O53]=1); &quot;&quot;; IF(SUM([.$G$11:.$G53])&lt;[.P$10];1;0))">
            <text:p/>
          </table:table-cell>
          <table:table-cell table:formula="of:=IF(OR([.P53]=&quot;&quot;; [.P53]=1); &quot;&quot;; IF(SUM([.$G$11:.$G53])&lt;[.Q$10];1;0))">
            <text:p/>
          </table:table-cell>
          <table:table-cell table:formula="of:=IF(OR([.Q53]=&quot;&quot;; [.Q53]=1); &quot;&quot;; IF(SUM([.$G$11:.$G53])&lt;[.R$10];1;0))">
            <text:p/>
          </table:table-cell>
          <table:table-cell table:formula="of:=IF(OR([.R53]=&quot;&quot;; [.R53]=1); &quot;&quot;; IF(SUM([.$G$11:.$G53])&lt;[.S$10];1;0))">
            <text:p/>
          </table:table-cell>
          <table:table-cell table:formula="of:=IF(OR([.S53]=&quot;&quot;; [.S53]=1); &quot;&quot;; IF(SUM([.$G$11:.$G53])&lt;[.T$10];1;0))">
            <text:p/>
          </table:table-cell>
          <table:table-cell table:formula="of:=IF(OR([.T53]=&quot;&quot;; [.T53]=1); &quot;&quot;; IF(SUM([.$G$11:.$G53])&lt;[.U$10];1;0))">
            <text:p/>
          </table:table-cell>
          <table:table-cell table:formula="of:=IF(OR([.U53]=&quot;&quot;; [.U53]=1); &quot;&quot;; IF(SUM([.$G$11:.$G53])&lt;[.V$10];1;0))">
            <text:p/>
          </table:table-cell>
          <table:table-cell table:formula="of:=IF(OR([.V53]=&quot;&quot;; [.V53]=1); &quot;&quot;; IF(SUM([.$G$11:.$G53])&lt;[.W$10];1;0))">
            <text:p/>
          </table:table-cell>
          <table:table-cell table:formula="of:=IF(OR([.W53]=&quot;&quot;; [.W53]=1); &quot;&quot;; IF(SUM([.$G$11:.$G53])&lt;[.X$10];1;0))">
            <text:p/>
          </table:table-cell>
          <table:table-cell table:formula="of:=IF(OR([.X53]=&quot;&quot;; [.X53]=1); &quot;&quot;; IF(SUM([.$G$11:.$G53])&lt;[.Y$10];1;0))">
            <text:p/>
          </table:table-cell>
          <table:table-cell table:formula="of:=IF(OR([.Y53]=&quot;&quot;; [.Y53]=1); &quot;&quot;; IF(SUM([.$G$11:.$G53])&lt;[.Z$10];1;0))">
            <text:p/>
          </table:table-cell>
          <table:table-cell table:formula="of:=IF(OR([.Z53]=&quot;&quot;; [.Z53]=1); &quot;&quot;; IF(SUM([.$G$11:.$G53])&lt;[.AA$10];1;0))">
            <text:p/>
          </table:table-cell>
          <table:table-cell table:formula="of:=IF(OR([.AA53]=&quot;&quot;; [.AA53]=1); &quot;&quot;; IF(SUM([.$G$11:.$G53])&lt;[.AB$10];1;0))">
            <text:p/>
          </table:table-cell>
          <table:table-cell table:formula="of:=IF(OR([.AB53]=&quot;&quot;; [.AB53]=1); &quot;&quot;; IF(SUM([.$G$11:.$G53])&lt;[.AC$10];1;0))">
            <text:p/>
          </table:table-cell>
          <table:table-cell table:formula="of:=IF(OR([.AC53]=&quot;&quot;; [.AC53]=1); &quot;&quot;; IF(SUM([.$G$11:.$G53])&lt;[.AD$10];1;0))">
            <text:p/>
          </table:table-cell>
          <table:table-cell table:formula="of:=IF(OR([.AD53]=&quot;&quot;; [.AD53]=1); &quot;&quot;; IF(SUM([.$G$11:.$G53])&lt;[.AE$10];1;0))">
            <text:p/>
          </table:table-cell>
          <table:table-cell table:formula="of:=IF(OR([.AE53]=&quot;&quot;; [.AE53]=1); &quot;&quot;; IF(SUM([.$G$11:.$G53])&lt;[.AF$10];1;0))">
            <text:p/>
          </table:table-cell>
          <table:table-cell table:formula="of:=IF(OR([.AF53]=&quot;&quot;; [.AF53]=1); &quot;&quot;; IF(SUM([.$G$11:.$G53])&lt;[.AG$10];1;0))">
            <text:p/>
          </table:table-cell>
          <table:table-cell table:formula="of:=IF(OR([.AG53]=&quot;&quot;; [.AG53]=1); &quot;&quot;; IF(SUM([.$G$11:.$G53])&lt;[.AH$10];1;0))">
            <text:p/>
          </table:table-cell>
          <table:table-cell table:formula="of:=IF(OR([.AH53]=&quot;&quot;; [.AH53]=1); &quot;&quot;; IF(SUM([.$G$11:.$G53])&lt;[.AI$10];1;0))">
            <text:p/>
          </table:table-cell>
          <table:table-cell table:formula="of:=IF(OR([.AI53]=&quot;&quot;; [.AI53]=1); &quot;&quot;; IF(SUM([.$G$11:.$G53])&lt;[.AJ$10];1;0))">
            <text:p/>
          </table:table-cell>
          <table:table-cell table:formula="of:=IF(OR([.AJ53]=&quot;&quot;; [.AJ53]=1); &quot;&quot;; IF(SUM([.$G$11:.$G53])&lt;[.AK$10];1;0))">
            <text:p/>
          </table:table-cell>
          <table:table-cell table:formula="of:=IF(OR([.AK53]=&quot;&quot;; [.AK53]=1); &quot;&quot;; IF(SUM([.$G$11:.$G53])&lt;[.AL$10];1;0))">
            <text:p/>
          </table:table-cell>
          <table:table-cell table:formula="of:=IF(OR([.AL53]=&quot;&quot;; [.AL53]=1); &quot;&quot;; IF(SUM([.$G$11:.$G53])&lt;[.AM$10];1;0))">
            <text:p/>
          </table:table-cell>
          <table:table-cell table:formula="of:=IF(OR([.AM53]=&quot;&quot;; [.AM53]=1); &quot;&quot;; IF(SUM([.$G$11:.$G53])&lt;[.AN$10];1;0))">
            <text:p/>
          </table:table-cell>
          <table:table-cell table:formula="of:=IF(OR([.AN53]=&quot;&quot;; [.AN53]=1); &quot;&quot;; IF(SUM([.$G$11:.$G53])&lt;[.AO$10];1;0))">
            <text:p/>
          </table:table-cell>
          <table:table-cell table:formula="of:=IF(OR([.AO53]=&quot;&quot;; [.AO53]=1); &quot;&quot;; IF(SUM([.$G$11:.$G53])&lt;[.AP$10];1;0))">
            <text:p/>
          </table:table-cell>
          <table:table-cell table:formula="of:=IF(OR([.AP53]=&quot;&quot;; [.AP53]=1); &quot;&quot;; IF(SUM([.$G$11:.$G53])&lt;[.AQ$10];1;0))">
            <text:p/>
          </table:table-cell>
          <table:table-cell table:formula="of:=IF(OR([.AQ53]=&quot;&quot;; [.AQ53]=1); &quot;&quot;; IF(SUM([.$G$11:.$G53])&lt;[.AR$10];1;0))">
            <text:p/>
          </table:table-cell>
          <table:table-cell table:formula="of:=IF(OR([.AR53]=&quot;&quot;; [.AR53]=1); &quot;&quot;; IF(SUM([.$G$11:.$G53])&lt;[.AS$10];1;0))">
            <text:p/>
          </table:table-cell>
          <table:table-cell table:formula="of:=IF(OR([.AS53]=&quot;&quot;; [.AS53]=1); &quot;&quot;; IF(SUM([.$G$11:.$G53])&lt;[.AT$10];1;0))">
            <text:p/>
          </table:table-cell>
          <table:table-cell table:formula="of:=IF(OR([.AT53]=&quot;&quot;; [.AT53]=1); &quot;&quot;; IF(SUM([.$G$11:.$G53])&lt;[.AU$10];1;0))">
            <text:p/>
          </table:table-cell>
          <table:table-cell table:formula="of:=IF(OR([.AU53]=&quot;&quot;; [.AU53]=1); &quot;&quot;; IF(SUM([.$G$11:.$G53])&lt;[.AV$10];1;0))">
            <text:p/>
          </table:table-cell>
          <table:table-cell table:formula="of:=IF(OR([.AV53]=&quot;&quot;; [.AV53]=1); &quot;&quot;; IF(SUM([.$G$11:.$G53])&lt;[.AW$10];1;0))">
            <text:p/>
          </table:table-cell>
          <table:table-cell table:formula="of:=IF(OR([.AW53]=&quot;&quot;; [.AW53]=1); &quot;&quot;; IF(SUM([.$G$11:.$G53])&lt;[.AX$10];1;0))">
            <text:p/>
          </table:table-cell>
          <table:table-cell table:formula="of:=IF(OR([.AX53]=&quot;&quot;; [.AX53]=1); &quot;&quot;; IF(SUM([.$G$11:.$G53])&lt;[.AY$10];1;0))">
            <text:p/>
          </table:table-cell>
          <table:table-cell table:formula="of:=IF(OR([.AY53]=&quot;&quot;; [.AY53]=1); &quot;&quot;; IF(SUM([.$G$11:.$G53])&lt;[.AZ$10];1;0))">
            <text:p/>
          </table:table-cell>
          <table:table-cell table:formula="of:=IF(OR([.AZ53]=&quot;&quot;; [.AZ53]=1); &quot;&quot;; IF(SUM([.$G$11:.$G53])&lt;[.BA$10];1;0))">
            <text:p/>
          </table:table-cell>
          <table:table-cell table:formula="of:=IF(OR([.BA53]=&quot;&quot;; [.BA53]=1); &quot;&quot;; IF(SUM([.$G$11:.$G53])&lt;[.BB$10];1;0))">
            <text:p/>
          </table:table-cell>
          <table:table-cell table:formula="of:=IF(OR([.BB53]=&quot;&quot;; [.BB53]=1); &quot;&quot;; IF(SUM([.$G$11:.$G53])&lt;[.BC$10];1;0))">
            <text:p/>
          </table:table-cell>
          <table:table-cell table:formula="of:=IF(OR([.BC53]=&quot;&quot;; [.BC53]=1); &quot;&quot;; IF(SUM([.$G$11:.$G53])&lt;[.BD$10];1;0))">
            <text:p/>
          </table:table-cell>
          <table:table-cell table:formula="of:=IF(OR([.BD53]=&quot;&quot;; [.BD53]=1); &quot;&quot;; IF(SUM([.$G$11:.$G53])&lt;[.BE$10];1;0))">
            <text:p/>
          </table:table-cell>
          <table:table-cell table:formula="of:=IF(OR([.BE53]=&quot;&quot;; [.BE53]=1); &quot;&quot;; IF(SUM([.$G$11:.$G53])&lt;[.BF$10];1;0))">
            <text:p/>
          </table:table-cell>
          <table:table-cell table:formula="of:=IF(OR([.BF53]=&quot;&quot;; [.BF53]=1); &quot;&quot;; IF(SUM([.$G$11:.$G53])&lt;[.BG$10];1;0))">
            <text:p/>
          </table:table-cell>
          <table:table-cell table:formula="of:=IF(OR([.BG53]=&quot;&quot;; [.BG53]=1); &quot;&quot;; IF(SUM([.$G$11:.$G53])&lt;[.BH$10];1;0))">
            <text:p/>
          </table:table-cell>
          <table:table-cell table:formula="of:=IF(OR([.BH53]=&quot;&quot;; [.BH53]=1); &quot;&quot;; IF(SUM([.$G$11:.$G53])&lt;[.BI$10];1;0))">
            <text:p/>
          </table:table-cell>
          <table:table-cell table:formula="of:=IF(OR([.BI53]=&quot;&quot;; [.BI53]=1); &quot;&quot;; IF(SUM([.$G$11:.$G53])&lt;[.BJ$10];1;0))">
            <text:p/>
          </table:table-cell>
          <table:table-cell table:formula="of:=IF(OR([.BJ53]=&quot;&quot;; [.BJ53]=1); &quot;&quot;; IF(SUM([.$G$11:.$G53])&lt;[.BK$10];1;0))">
            <text:p/>
          </table:table-cell>
          <table:table-cell table:formula="of:=IF(OR([.BK53]=&quot;&quot;; [.BK53]=1); &quot;&quot;; IF(SUM([.$G$11:.$G53])&lt;[.BL$10];1;0))">
            <text:p/>
          </table:table-cell>
          <table:table-cell table:formula="of:=IF(OR([.BL53]=&quot;&quot;; [.BL53]=1); &quot;&quot;; IF(SUM([.$G$11:.$G53])&lt;[.BM$10];1;0))">
            <text:p/>
          </table:table-cell>
          <table:table-cell table:formula="of:=IF(OR([.BM53]=&quot;&quot;; [.BM53]=1); &quot;&quot;; IF(SUM([.$G$11:.$G53])&lt;[.BN$10];1;0))">
            <text:p/>
          </table:table-cell>
          <table:table-cell table:formula="of:=IF(OR([.BN53]=&quot;&quot;; [.BN53]=1); &quot;&quot;; IF(SUM([.$G$11:.$G53])&lt;[.BO$10];1;0))">
            <text:p/>
          </table:table-cell>
          <table:table-cell table:formula="of:=IF(OR([.BO53]=&quot;&quot;; [.BO53]=1); &quot;&quot;; IF(SUM([.$G$11:.$G53])&lt;[.BP$10];1;0))">
            <text:p/>
          </table:table-cell>
          <table:table-cell table:formula="of:=IF(OR([.BP53]=&quot;&quot;; [.BP53]=1); &quot;&quot;; IF(SUM([.$G$11:.$G53])&lt;[.BQ$10];1;0))">
            <text:p/>
          </table:table-cell>
          <table:table-cell table:formula="of:=IF(OR([.BQ53]=&quot;&quot;; [.BQ53]=1); &quot;&quot;; IF(SUM([.$G$11:.$G53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IF([.$E$5]*[.$A54]&lt;=[.$E$1];[.$E$5]*[.$A54];&quot;&quot;)">
            <text:p/>
          </table:table-cell>
          <table:table-cell table:formula="of:=IF([.$B54]&lt;&gt;&quot;&quot;;[.$E$1]-[.B54];&quot;&quot;)">
            <text:p/>
          </table:table-cell>
          <table:table-cell table:formula="of:=IF(AND([.$B54]&lt;&gt;&quot;&quot;;FLOOR([.$B54]/[.$E$5];1)&lt;=[.$C$4]);FLOOR([.$B54]/[.$E$5];1);&quot;&quot;)">
            <text:p/>
          </table:table-cell>
          <table:table-cell/>
          <table:table-cell table:formula="of:=IF([.$D54]&lt;&gt;&quot;&quot;;[.$C$2]+[.D54]*IF([.$C$2]&gt;[.$C$3];-1;1);&quot;&quot;)">
            <text:p/>
          </table:table-cell>
          <table:table-cell table:formula="of:=IF([.$D54]&lt;&gt;&quot;&quot;;60/[.F54]*1000;&quot;&quot;)">
            <text:p/>
          </table:table-cell>
          <table:table-cell table:formula="of:=IF([.G54]&lt;&gt;&quot;&quot;;0;&quot;&quot;)">
            <text:p/>
          </table:table-cell>
          <table:table-cell table:formula="of:=IF(OR([.H54]=&quot;&quot;; [.H54]=1); &quot;&quot;; IF(SUM([.$G$11:.$G54])&lt;[.I$10];1;0))">
            <text:p/>
          </table:table-cell>
          <table:table-cell table:formula="of:=IF(OR([.I54]=&quot;&quot;; [.I54]=1); &quot;&quot;; IF(SUM([.$G$11:.$G54])&lt;[.J$10];1;0))">
            <text:p/>
          </table:table-cell>
          <table:table-cell table:formula="of:=IF(OR([.J54]=&quot;&quot;; [.J54]=1); &quot;&quot;; IF(SUM([.$G$11:.$G54])&lt;[.K$10];1;0))">
            <text:p/>
          </table:table-cell>
          <table:table-cell table:formula="of:=IF(OR([.K54]=&quot;&quot;; [.K54]=1); &quot;&quot;; IF(SUM([.$G$11:.$G54])&lt;[.L$10];1;0))">
            <text:p/>
          </table:table-cell>
          <table:table-cell table:formula="of:=IF(OR([.L54]=&quot;&quot;; [.L54]=1); &quot;&quot;; IF(SUM([.$G$11:.$G54])&lt;[.M$10];1;0))">
            <text:p/>
          </table:table-cell>
          <table:table-cell table:formula="of:=IF(OR([.M54]=&quot;&quot;; [.M54]=1); &quot;&quot;; IF(SUM([.$G$11:.$G54])&lt;[.N$10];1;0))">
            <text:p/>
          </table:table-cell>
          <table:table-cell table:formula="of:=IF(OR([.N54]=&quot;&quot;; [.N54]=1); &quot;&quot;; IF(SUM([.$G$11:.$G54])&lt;[.O$10];1;0))">
            <text:p/>
          </table:table-cell>
          <table:table-cell table:formula="of:=IF(OR([.O54]=&quot;&quot;; [.O54]=1); &quot;&quot;; IF(SUM([.$G$11:.$G54])&lt;[.P$10];1;0))">
            <text:p/>
          </table:table-cell>
          <table:table-cell table:formula="of:=IF(OR([.P54]=&quot;&quot;; [.P54]=1); &quot;&quot;; IF(SUM([.$G$11:.$G54])&lt;[.Q$10];1;0))">
            <text:p/>
          </table:table-cell>
          <table:table-cell table:formula="of:=IF(OR([.Q54]=&quot;&quot;; [.Q54]=1); &quot;&quot;; IF(SUM([.$G$11:.$G54])&lt;[.R$10];1;0))">
            <text:p/>
          </table:table-cell>
          <table:table-cell table:formula="of:=IF(OR([.R54]=&quot;&quot;; [.R54]=1); &quot;&quot;; IF(SUM([.$G$11:.$G54])&lt;[.S$10];1;0))">
            <text:p/>
          </table:table-cell>
          <table:table-cell table:formula="of:=IF(OR([.S54]=&quot;&quot;; [.S54]=1); &quot;&quot;; IF(SUM([.$G$11:.$G54])&lt;[.T$10];1;0))">
            <text:p/>
          </table:table-cell>
          <table:table-cell table:formula="of:=IF(OR([.T54]=&quot;&quot;; [.T54]=1); &quot;&quot;; IF(SUM([.$G$11:.$G54])&lt;[.U$10];1;0))">
            <text:p/>
          </table:table-cell>
          <table:table-cell table:formula="of:=IF(OR([.U54]=&quot;&quot;; [.U54]=1); &quot;&quot;; IF(SUM([.$G$11:.$G54])&lt;[.V$10];1;0))">
            <text:p/>
          </table:table-cell>
          <table:table-cell table:formula="of:=IF(OR([.V54]=&quot;&quot;; [.V54]=1); &quot;&quot;; IF(SUM([.$G$11:.$G54])&lt;[.W$10];1;0))">
            <text:p/>
          </table:table-cell>
          <table:table-cell table:formula="of:=IF(OR([.W54]=&quot;&quot;; [.W54]=1); &quot;&quot;; IF(SUM([.$G$11:.$G54])&lt;[.X$10];1;0))">
            <text:p/>
          </table:table-cell>
          <table:table-cell table:formula="of:=IF(OR([.X54]=&quot;&quot;; [.X54]=1); &quot;&quot;; IF(SUM([.$G$11:.$G54])&lt;[.Y$10];1;0))">
            <text:p/>
          </table:table-cell>
          <table:table-cell table:formula="of:=IF(OR([.Y54]=&quot;&quot;; [.Y54]=1); &quot;&quot;; IF(SUM([.$G$11:.$G54])&lt;[.Z$10];1;0))">
            <text:p/>
          </table:table-cell>
          <table:table-cell table:formula="of:=IF(OR([.Z54]=&quot;&quot;; [.Z54]=1); &quot;&quot;; IF(SUM([.$G$11:.$G54])&lt;[.AA$10];1;0))">
            <text:p/>
          </table:table-cell>
          <table:table-cell table:formula="of:=IF(OR([.AA54]=&quot;&quot;; [.AA54]=1); &quot;&quot;; IF(SUM([.$G$11:.$G54])&lt;[.AB$10];1;0))">
            <text:p/>
          </table:table-cell>
          <table:table-cell table:formula="of:=IF(OR([.AB54]=&quot;&quot;; [.AB54]=1); &quot;&quot;; IF(SUM([.$G$11:.$G54])&lt;[.AC$10];1;0))">
            <text:p/>
          </table:table-cell>
          <table:table-cell table:formula="of:=IF(OR([.AC54]=&quot;&quot;; [.AC54]=1); &quot;&quot;; IF(SUM([.$G$11:.$G54])&lt;[.AD$10];1;0))">
            <text:p/>
          </table:table-cell>
          <table:table-cell table:formula="of:=IF(OR([.AD54]=&quot;&quot;; [.AD54]=1); &quot;&quot;; IF(SUM([.$G$11:.$G54])&lt;[.AE$10];1;0))">
            <text:p/>
          </table:table-cell>
          <table:table-cell table:formula="of:=IF(OR([.AE54]=&quot;&quot;; [.AE54]=1); &quot;&quot;; IF(SUM([.$G$11:.$G54])&lt;[.AF$10];1;0))">
            <text:p/>
          </table:table-cell>
          <table:table-cell table:formula="of:=IF(OR([.AF54]=&quot;&quot;; [.AF54]=1); &quot;&quot;; IF(SUM([.$G$11:.$G54])&lt;[.AG$10];1;0))">
            <text:p/>
          </table:table-cell>
          <table:table-cell table:formula="of:=IF(OR([.AG54]=&quot;&quot;; [.AG54]=1); &quot;&quot;; IF(SUM([.$G$11:.$G54])&lt;[.AH$10];1;0))">
            <text:p/>
          </table:table-cell>
          <table:table-cell table:formula="of:=IF(OR([.AH54]=&quot;&quot;; [.AH54]=1); &quot;&quot;; IF(SUM([.$G$11:.$G54])&lt;[.AI$10];1;0))">
            <text:p/>
          </table:table-cell>
          <table:table-cell table:formula="of:=IF(OR([.AI54]=&quot;&quot;; [.AI54]=1); &quot;&quot;; IF(SUM([.$G$11:.$G54])&lt;[.AJ$10];1;0))">
            <text:p/>
          </table:table-cell>
          <table:table-cell table:formula="of:=IF(OR([.AJ54]=&quot;&quot;; [.AJ54]=1); &quot;&quot;; IF(SUM([.$G$11:.$G54])&lt;[.AK$10];1;0))">
            <text:p/>
          </table:table-cell>
          <table:table-cell table:formula="of:=IF(OR([.AK54]=&quot;&quot;; [.AK54]=1); &quot;&quot;; IF(SUM([.$G$11:.$G54])&lt;[.AL$10];1;0))">
            <text:p/>
          </table:table-cell>
          <table:table-cell table:formula="of:=IF(OR([.AL54]=&quot;&quot;; [.AL54]=1); &quot;&quot;; IF(SUM([.$G$11:.$G54])&lt;[.AM$10];1;0))">
            <text:p/>
          </table:table-cell>
          <table:table-cell table:formula="of:=IF(OR([.AM54]=&quot;&quot;; [.AM54]=1); &quot;&quot;; IF(SUM([.$G$11:.$G54])&lt;[.AN$10];1;0))">
            <text:p/>
          </table:table-cell>
          <table:table-cell table:formula="of:=IF(OR([.AN54]=&quot;&quot;; [.AN54]=1); &quot;&quot;; IF(SUM([.$G$11:.$G54])&lt;[.AO$10];1;0))">
            <text:p/>
          </table:table-cell>
          <table:table-cell table:formula="of:=IF(OR([.AO54]=&quot;&quot;; [.AO54]=1); &quot;&quot;; IF(SUM([.$G$11:.$G54])&lt;[.AP$10];1;0))">
            <text:p/>
          </table:table-cell>
          <table:table-cell table:formula="of:=IF(OR([.AP54]=&quot;&quot;; [.AP54]=1); &quot;&quot;; IF(SUM([.$G$11:.$G54])&lt;[.AQ$10];1;0))">
            <text:p/>
          </table:table-cell>
          <table:table-cell table:formula="of:=IF(OR([.AQ54]=&quot;&quot;; [.AQ54]=1); &quot;&quot;; IF(SUM([.$G$11:.$G54])&lt;[.AR$10];1;0))">
            <text:p/>
          </table:table-cell>
          <table:table-cell table:formula="of:=IF(OR([.AR54]=&quot;&quot;; [.AR54]=1); &quot;&quot;; IF(SUM([.$G$11:.$G54])&lt;[.AS$10];1;0))">
            <text:p/>
          </table:table-cell>
          <table:table-cell table:formula="of:=IF(OR([.AS54]=&quot;&quot;; [.AS54]=1); &quot;&quot;; IF(SUM([.$G$11:.$G54])&lt;[.AT$10];1;0))">
            <text:p/>
          </table:table-cell>
          <table:table-cell table:formula="of:=IF(OR([.AT54]=&quot;&quot;; [.AT54]=1); &quot;&quot;; IF(SUM([.$G$11:.$G54])&lt;[.AU$10];1;0))">
            <text:p/>
          </table:table-cell>
          <table:table-cell table:formula="of:=IF(OR([.AU54]=&quot;&quot;; [.AU54]=1); &quot;&quot;; IF(SUM([.$G$11:.$G54])&lt;[.AV$10];1;0))">
            <text:p/>
          </table:table-cell>
          <table:table-cell table:formula="of:=IF(OR([.AV54]=&quot;&quot;; [.AV54]=1); &quot;&quot;; IF(SUM([.$G$11:.$G54])&lt;[.AW$10];1;0))">
            <text:p/>
          </table:table-cell>
          <table:table-cell table:formula="of:=IF(OR([.AW54]=&quot;&quot;; [.AW54]=1); &quot;&quot;; IF(SUM([.$G$11:.$G54])&lt;[.AX$10];1;0))">
            <text:p/>
          </table:table-cell>
          <table:table-cell table:formula="of:=IF(OR([.AX54]=&quot;&quot;; [.AX54]=1); &quot;&quot;; IF(SUM([.$G$11:.$G54])&lt;[.AY$10];1;0))">
            <text:p/>
          </table:table-cell>
          <table:table-cell table:formula="of:=IF(OR([.AY54]=&quot;&quot;; [.AY54]=1); &quot;&quot;; IF(SUM([.$G$11:.$G54])&lt;[.AZ$10];1;0))">
            <text:p/>
          </table:table-cell>
          <table:table-cell table:formula="of:=IF(OR([.AZ54]=&quot;&quot;; [.AZ54]=1); &quot;&quot;; IF(SUM([.$G$11:.$G54])&lt;[.BA$10];1;0))">
            <text:p/>
          </table:table-cell>
          <table:table-cell table:formula="of:=IF(OR([.BA54]=&quot;&quot;; [.BA54]=1); &quot;&quot;; IF(SUM([.$G$11:.$G54])&lt;[.BB$10];1;0))">
            <text:p/>
          </table:table-cell>
          <table:table-cell table:formula="of:=IF(OR([.BB54]=&quot;&quot;; [.BB54]=1); &quot;&quot;; IF(SUM([.$G$11:.$G54])&lt;[.BC$10];1;0))">
            <text:p/>
          </table:table-cell>
          <table:table-cell table:formula="of:=IF(OR([.BC54]=&quot;&quot;; [.BC54]=1); &quot;&quot;; IF(SUM([.$G$11:.$G54])&lt;[.BD$10];1;0))">
            <text:p/>
          </table:table-cell>
          <table:table-cell table:formula="of:=IF(OR([.BD54]=&quot;&quot;; [.BD54]=1); &quot;&quot;; IF(SUM([.$G$11:.$G54])&lt;[.BE$10];1;0))">
            <text:p/>
          </table:table-cell>
          <table:table-cell table:formula="of:=IF(OR([.BE54]=&quot;&quot;; [.BE54]=1); &quot;&quot;; IF(SUM([.$G$11:.$G54])&lt;[.BF$10];1;0))">
            <text:p/>
          </table:table-cell>
          <table:table-cell table:formula="of:=IF(OR([.BF54]=&quot;&quot;; [.BF54]=1); &quot;&quot;; IF(SUM([.$G$11:.$G54])&lt;[.BG$10];1;0))">
            <text:p/>
          </table:table-cell>
          <table:table-cell table:formula="of:=IF(OR([.BG54]=&quot;&quot;; [.BG54]=1); &quot;&quot;; IF(SUM([.$G$11:.$G54])&lt;[.BH$10];1;0))">
            <text:p/>
          </table:table-cell>
          <table:table-cell table:formula="of:=IF(OR([.BH54]=&quot;&quot;; [.BH54]=1); &quot;&quot;; IF(SUM([.$G$11:.$G54])&lt;[.BI$10];1;0))">
            <text:p/>
          </table:table-cell>
          <table:table-cell table:formula="of:=IF(OR([.BI54]=&quot;&quot;; [.BI54]=1); &quot;&quot;; IF(SUM([.$G$11:.$G54])&lt;[.BJ$10];1;0))">
            <text:p/>
          </table:table-cell>
          <table:table-cell table:formula="of:=IF(OR([.BJ54]=&quot;&quot;; [.BJ54]=1); &quot;&quot;; IF(SUM([.$G$11:.$G54])&lt;[.BK$10];1;0))">
            <text:p/>
          </table:table-cell>
          <table:table-cell table:formula="of:=IF(OR([.BK54]=&quot;&quot;; [.BK54]=1); &quot;&quot;; IF(SUM([.$G$11:.$G54])&lt;[.BL$10];1;0))">
            <text:p/>
          </table:table-cell>
          <table:table-cell table:formula="of:=IF(OR([.BL54]=&quot;&quot;; [.BL54]=1); &quot;&quot;; IF(SUM([.$G$11:.$G54])&lt;[.BM$10];1;0))">
            <text:p/>
          </table:table-cell>
          <table:table-cell table:formula="of:=IF(OR([.BM54]=&quot;&quot;; [.BM54]=1); &quot;&quot;; IF(SUM([.$G$11:.$G54])&lt;[.BN$10];1;0))">
            <text:p/>
          </table:table-cell>
          <table:table-cell table:formula="of:=IF(OR([.BN54]=&quot;&quot;; [.BN54]=1); &quot;&quot;; IF(SUM([.$G$11:.$G54])&lt;[.BO$10];1;0))">
            <text:p/>
          </table:table-cell>
          <table:table-cell table:formula="of:=IF(OR([.BO54]=&quot;&quot;; [.BO54]=1); &quot;&quot;; IF(SUM([.$G$11:.$G54])&lt;[.BP$10];1;0))">
            <text:p/>
          </table:table-cell>
          <table:table-cell table:formula="of:=IF(OR([.BP54]=&quot;&quot;; [.BP54]=1); &quot;&quot;; IF(SUM([.$G$11:.$G54])&lt;[.BQ$10];1;0))">
            <text:p/>
          </table:table-cell>
          <table:table-cell table:formula="of:=IF(OR([.BQ54]=&quot;&quot;; [.BQ54]=1); &quot;&quot;; IF(SUM([.$G$11:.$G54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IF([.$E$5]*[.$A55]&lt;=[.$E$1];[.$E$5]*[.$A55];&quot;&quot;)">
            <text:p/>
          </table:table-cell>
          <table:table-cell table:formula="of:=IF([.$B55]&lt;&gt;&quot;&quot;;[.$E$1]-[.B55];&quot;&quot;)">
            <text:p/>
          </table:table-cell>
          <table:table-cell table:formula="of:=IF(AND([.$B55]&lt;&gt;&quot;&quot;;FLOOR([.$B55]/[.$E$5];1)&lt;=[.$C$4]);FLOOR([.$B55]/[.$E$5];1);&quot;&quot;)">
            <text:p/>
          </table:table-cell>
          <table:table-cell/>
          <table:table-cell table:formula="of:=IF([.$D55]&lt;&gt;&quot;&quot;;[.$C$2]+[.D55]*IF([.$C$2]&gt;[.$C$3];-1;1);&quot;&quot;)">
            <text:p/>
          </table:table-cell>
          <table:table-cell table:formula="of:=IF([.$D55]&lt;&gt;&quot;&quot;;60/[.F55]*1000;&quot;&quot;)">
            <text:p/>
          </table:table-cell>
          <table:table-cell table:formula="of:=IF([.G55]&lt;&gt;&quot;&quot;;0;&quot;&quot;)">
            <text:p/>
          </table:table-cell>
          <table:table-cell table:formula="of:=IF(OR([.H55]=&quot;&quot;; [.H55]=1); &quot;&quot;; IF(SUM([.$G$11:.$G55])&lt;[.I$10];1;0))">
            <text:p/>
          </table:table-cell>
          <table:table-cell table:formula="of:=IF(OR([.I55]=&quot;&quot;; [.I55]=1); &quot;&quot;; IF(SUM([.$G$11:.$G55])&lt;[.J$10];1;0))">
            <text:p/>
          </table:table-cell>
          <table:table-cell table:formula="of:=IF(OR([.J55]=&quot;&quot;; [.J55]=1); &quot;&quot;; IF(SUM([.$G$11:.$G55])&lt;[.K$10];1;0))">
            <text:p/>
          </table:table-cell>
          <table:table-cell table:formula="of:=IF(OR([.K55]=&quot;&quot;; [.K55]=1); &quot;&quot;; IF(SUM([.$G$11:.$G55])&lt;[.L$10];1;0))">
            <text:p/>
          </table:table-cell>
          <table:table-cell table:formula="of:=IF(OR([.L55]=&quot;&quot;; [.L55]=1); &quot;&quot;; IF(SUM([.$G$11:.$G55])&lt;[.M$10];1;0))">
            <text:p/>
          </table:table-cell>
          <table:table-cell table:formula="of:=IF(OR([.M55]=&quot;&quot;; [.M55]=1); &quot;&quot;; IF(SUM([.$G$11:.$G55])&lt;[.N$10];1;0))">
            <text:p/>
          </table:table-cell>
          <table:table-cell table:formula="of:=IF(OR([.N55]=&quot;&quot;; [.N55]=1); &quot;&quot;; IF(SUM([.$G$11:.$G55])&lt;[.O$10];1;0))">
            <text:p/>
          </table:table-cell>
          <table:table-cell table:formula="of:=IF(OR([.O55]=&quot;&quot;; [.O55]=1); &quot;&quot;; IF(SUM([.$G$11:.$G55])&lt;[.P$10];1;0))">
            <text:p/>
          </table:table-cell>
          <table:table-cell table:formula="of:=IF(OR([.P55]=&quot;&quot;; [.P55]=1); &quot;&quot;; IF(SUM([.$G$11:.$G55])&lt;[.Q$10];1;0))">
            <text:p/>
          </table:table-cell>
          <table:table-cell table:formula="of:=IF(OR([.Q55]=&quot;&quot;; [.Q55]=1); &quot;&quot;; IF(SUM([.$G$11:.$G55])&lt;[.R$10];1;0))">
            <text:p/>
          </table:table-cell>
          <table:table-cell table:formula="of:=IF(OR([.R55]=&quot;&quot;; [.R55]=1); &quot;&quot;; IF(SUM([.$G$11:.$G55])&lt;[.S$10];1;0))">
            <text:p/>
          </table:table-cell>
          <table:table-cell table:formula="of:=IF(OR([.S55]=&quot;&quot;; [.S55]=1); &quot;&quot;; IF(SUM([.$G$11:.$G55])&lt;[.T$10];1;0))">
            <text:p/>
          </table:table-cell>
          <table:table-cell table:formula="of:=IF(OR([.T55]=&quot;&quot;; [.T55]=1); &quot;&quot;; IF(SUM([.$G$11:.$G55])&lt;[.U$10];1;0))">
            <text:p/>
          </table:table-cell>
          <table:table-cell table:formula="of:=IF(OR([.U55]=&quot;&quot;; [.U55]=1); &quot;&quot;; IF(SUM([.$G$11:.$G55])&lt;[.V$10];1;0))">
            <text:p/>
          </table:table-cell>
          <table:table-cell table:formula="of:=IF(OR([.V55]=&quot;&quot;; [.V55]=1); &quot;&quot;; IF(SUM([.$G$11:.$G55])&lt;[.W$10];1;0))">
            <text:p/>
          </table:table-cell>
          <table:table-cell table:formula="of:=IF(OR([.W55]=&quot;&quot;; [.W55]=1); &quot;&quot;; IF(SUM([.$G$11:.$G55])&lt;[.X$10];1;0))">
            <text:p/>
          </table:table-cell>
          <table:table-cell table:formula="of:=IF(OR([.X55]=&quot;&quot;; [.X55]=1); &quot;&quot;; IF(SUM([.$G$11:.$G55])&lt;[.Y$10];1;0))">
            <text:p/>
          </table:table-cell>
          <table:table-cell table:formula="of:=IF(OR([.Y55]=&quot;&quot;; [.Y55]=1); &quot;&quot;; IF(SUM([.$G$11:.$G55])&lt;[.Z$10];1;0))">
            <text:p/>
          </table:table-cell>
          <table:table-cell table:formula="of:=IF(OR([.Z55]=&quot;&quot;; [.Z55]=1); &quot;&quot;; IF(SUM([.$G$11:.$G55])&lt;[.AA$10];1;0))">
            <text:p/>
          </table:table-cell>
          <table:table-cell table:formula="of:=IF(OR([.AA55]=&quot;&quot;; [.AA55]=1); &quot;&quot;; IF(SUM([.$G$11:.$G55])&lt;[.AB$10];1;0))">
            <text:p/>
          </table:table-cell>
          <table:table-cell table:formula="of:=IF(OR([.AB55]=&quot;&quot;; [.AB55]=1); &quot;&quot;; IF(SUM([.$G$11:.$G55])&lt;[.AC$10];1;0))">
            <text:p/>
          </table:table-cell>
          <table:table-cell table:formula="of:=IF(OR([.AC55]=&quot;&quot;; [.AC55]=1); &quot;&quot;; IF(SUM([.$G$11:.$G55])&lt;[.AD$10];1;0))">
            <text:p/>
          </table:table-cell>
          <table:table-cell table:formula="of:=IF(OR([.AD55]=&quot;&quot;; [.AD55]=1); &quot;&quot;; IF(SUM([.$G$11:.$G55])&lt;[.AE$10];1;0))">
            <text:p/>
          </table:table-cell>
          <table:table-cell table:formula="of:=IF(OR([.AE55]=&quot;&quot;; [.AE55]=1); &quot;&quot;; IF(SUM([.$G$11:.$G55])&lt;[.AF$10];1;0))">
            <text:p/>
          </table:table-cell>
          <table:table-cell table:formula="of:=IF(OR([.AF55]=&quot;&quot;; [.AF55]=1); &quot;&quot;; IF(SUM([.$G$11:.$G55])&lt;[.AG$10];1;0))">
            <text:p/>
          </table:table-cell>
          <table:table-cell table:formula="of:=IF(OR([.AG55]=&quot;&quot;; [.AG55]=1); &quot;&quot;; IF(SUM([.$G$11:.$G55])&lt;[.AH$10];1;0))">
            <text:p/>
          </table:table-cell>
          <table:table-cell table:formula="of:=IF(OR([.AH55]=&quot;&quot;; [.AH55]=1); &quot;&quot;; IF(SUM([.$G$11:.$G55])&lt;[.AI$10];1;0))">
            <text:p/>
          </table:table-cell>
          <table:table-cell table:formula="of:=IF(OR([.AI55]=&quot;&quot;; [.AI55]=1); &quot;&quot;; IF(SUM([.$G$11:.$G55])&lt;[.AJ$10];1;0))">
            <text:p/>
          </table:table-cell>
          <table:table-cell table:formula="of:=IF(OR([.AJ55]=&quot;&quot;; [.AJ55]=1); &quot;&quot;; IF(SUM([.$G$11:.$G55])&lt;[.AK$10];1;0))">
            <text:p/>
          </table:table-cell>
          <table:table-cell table:formula="of:=IF(OR([.AK55]=&quot;&quot;; [.AK55]=1); &quot;&quot;; IF(SUM([.$G$11:.$G55])&lt;[.AL$10];1;0))">
            <text:p/>
          </table:table-cell>
          <table:table-cell table:formula="of:=IF(OR([.AL55]=&quot;&quot;; [.AL55]=1); &quot;&quot;; IF(SUM([.$G$11:.$G55])&lt;[.AM$10];1;0))">
            <text:p/>
          </table:table-cell>
          <table:table-cell table:formula="of:=IF(OR([.AM55]=&quot;&quot;; [.AM55]=1); &quot;&quot;; IF(SUM([.$G$11:.$G55])&lt;[.AN$10];1;0))">
            <text:p/>
          </table:table-cell>
          <table:table-cell table:formula="of:=IF(OR([.AN55]=&quot;&quot;; [.AN55]=1); &quot;&quot;; IF(SUM([.$G$11:.$G55])&lt;[.AO$10];1;0))">
            <text:p/>
          </table:table-cell>
          <table:table-cell table:formula="of:=IF(OR([.AO55]=&quot;&quot;; [.AO55]=1); &quot;&quot;; IF(SUM([.$G$11:.$G55])&lt;[.AP$10];1;0))">
            <text:p/>
          </table:table-cell>
          <table:table-cell table:formula="of:=IF(OR([.AP55]=&quot;&quot;; [.AP55]=1); &quot;&quot;; IF(SUM([.$G$11:.$G55])&lt;[.AQ$10];1;0))">
            <text:p/>
          </table:table-cell>
          <table:table-cell table:formula="of:=IF(OR([.AQ55]=&quot;&quot;; [.AQ55]=1); &quot;&quot;; IF(SUM([.$G$11:.$G55])&lt;[.AR$10];1;0))">
            <text:p/>
          </table:table-cell>
          <table:table-cell table:formula="of:=IF(OR([.AR55]=&quot;&quot;; [.AR55]=1); &quot;&quot;; IF(SUM([.$G$11:.$G55])&lt;[.AS$10];1;0))">
            <text:p/>
          </table:table-cell>
          <table:table-cell table:formula="of:=IF(OR([.AS55]=&quot;&quot;; [.AS55]=1); &quot;&quot;; IF(SUM([.$G$11:.$G55])&lt;[.AT$10];1;0))">
            <text:p/>
          </table:table-cell>
          <table:table-cell table:formula="of:=IF(OR([.AT55]=&quot;&quot;; [.AT55]=1); &quot;&quot;; IF(SUM([.$G$11:.$G55])&lt;[.AU$10];1;0))">
            <text:p/>
          </table:table-cell>
          <table:table-cell table:formula="of:=IF(OR([.AU55]=&quot;&quot;; [.AU55]=1); &quot;&quot;; IF(SUM([.$G$11:.$G55])&lt;[.AV$10];1;0))">
            <text:p/>
          </table:table-cell>
          <table:table-cell table:formula="of:=IF(OR([.AV55]=&quot;&quot;; [.AV55]=1); &quot;&quot;; IF(SUM([.$G$11:.$G55])&lt;[.AW$10];1;0))">
            <text:p/>
          </table:table-cell>
          <table:table-cell table:formula="of:=IF(OR([.AW55]=&quot;&quot;; [.AW55]=1); &quot;&quot;; IF(SUM([.$G$11:.$G55])&lt;[.AX$10];1;0))">
            <text:p/>
          </table:table-cell>
          <table:table-cell table:formula="of:=IF(OR([.AX55]=&quot;&quot;; [.AX55]=1); &quot;&quot;; IF(SUM([.$G$11:.$G55])&lt;[.AY$10];1;0))">
            <text:p/>
          </table:table-cell>
          <table:table-cell table:formula="of:=IF(OR([.AY55]=&quot;&quot;; [.AY55]=1); &quot;&quot;; IF(SUM([.$G$11:.$G55])&lt;[.AZ$10];1;0))">
            <text:p/>
          </table:table-cell>
          <table:table-cell table:formula="of:=IF(OR([.AZ55]=&quot;&quot;; [.AZ55]=1); &quot;&quot;; IF(SUM([.$G$11:.$G55])&lt;[.BA$10];1;0))">
            <text:p/>
          </table:table-cell>
          <table:table-cell table:formula="of:=IF(OR([.BA55]=&quot;&quot;; [.BA55]=1); &quot;&quot;; IF(SUM([.$G$11:.$G55])&lt;[.BB$10];1;0))">
            <text:p/>
          </table:table-cell>
          <table:table-cell table:formula="of:=IF(OR([.BB55]=&quot;&quot;; [.BB55]=1); &quot;&quot;; IF(SUM([.$G$11:.$G55])&lt;[.BC$10];1;0))">
            <text:p/>
          </table:table-cell>
          <table:table-cell table:formula="of:=IF(OR([.BC55]=&quot;&quot;; [.BC55]=1); &quot;&quot;; IF(SUM([.$G$11:.$G55])&lt;[.BD$10];1;0))">
            <text:p/>
          </table:table-cell>
          <table:table-cell table:formula="of:=IF(OR([.BD55]=&quot;&quot;; [.BD55]=1); &quot;&quot;; IF(SUM([.$G$11:.$G55])&lt;[.BE$10];1;0))">
            <text:p/>
          </table:table-cell>
          <table:table-cell table:formula="of:=IF(OR([.BE55]=&quot;&quot;; [.BE55]=1); &quot;&quot;; IF(SUM([.$G$11:.$G55])&lt;[.BF$10];1;0))">
            <text:p/>
          </table:table-cell>
          <table:table-cell table:formula="of:=IF(OR([.BF55]=&quot;&quot;; [.BF55]=1); &quot;&quot;; IF(SUM([.$G$11:.$G55])&lt;[.BG$10];1;0))">
            <text:p/>
          </table:table-cell>
          <table:table-cell table:formula="of:=IF(OR([.BG55]=&quot;&quot;; [.BG55]=1); &quot;&quot;; IF(SUM([.$G$11:.$G55])&lt;[.BH$10];1;0))">
            <text:p/>
          </table:table-cell>
          <table:table-cell table:formula="of:=IF(OR([.BH55]=&quot;&quot;; [.BH55]=1); &quot;&quot;; IF(SUM([.$G$11:.$G55])&lt;[.BI$10];1;0))">
            <text:p/>
          </table:table-cell>
          <table:table-cell table:formula="of:=IF(OR([.BI55]=&quot;&quot;; [.BI55]=1); &quot;&quot;; IF(SUM([.$G$11:.$G55])&lt;[.BJ$10];1;0))">
            <text:p/>
          </table:table-cell>
          <table:table-cell table:formula="of:=IF(OR([.BJ55]=&quot;&quot;; [.BJ55]=1); &quot;&quot;; IF(SUM([.$G$11:.$G55])&lt;[.BK$10];1;0))">
            <text:p/>
          </table:table-cell>
          <table:table-cell table:formula="of:=IF(OR([.BK55]=&quot;&quot;; [.BK55]=1); &quot;&quot;; IF(SUM([.$G$11:.$G55])&lt;[.BL$10];1;0))">
            <text:p/>
          </table:table-cell>
          <table:table-cell table:formula="of:=IF(OR([.BL55]=&quot;&quot;; [.BL55]=1); &quot;&quot;; IF(SUM([.$G$11:.$G55])&lt;[.BM$10];1;0))">
            <text:p/>
          </table:table-cell>
          <table:table-cell table:formula="of:=IF(OR([.BM55]=&quot;&quot;; [.BM55]=1); &quot;&quot;; IF(SUM([.$G$11:.$G55])&lt;[.BN$10];1;0))">
            <text:p/>
          </table:table-cell>
          <table:table-cell table:formula="of:=IF(OR([.BN55]=&quot;&quot;; [.BN55]=1); &quot;&quot;; IF(SUM([.$G$11:.$G55])&lt;[.BO$10];1;0))">
            <text:p/>
          </table:table-cell>
          <table:table-cell table:formula="of:=IF(OR([.BO55]=&quot;&quot;; [.BO55]=1); &quot;&quot;; IF(SUM([.$G$11:.$G55])&lt;[.BP$10];1;0))">
            <text:p/>
          </table:table-cell>
          <table:table-cell table:formula="of:=IF(OR([.BP55]=&quot;&quot;; [.BP55]=1); &quot;&quot;; IF(SUM([.$G$11:.$G55])&lt;[.BQ$10];1;0))">
            <text:p/>
          </table:table-cell>
          <table:table-cell table:formula="of:=IF(OR([.BQ55]=&quot;&quot;; [.BQ55]=1); &quot;&quot;; IF(SUM([.$G$11:.$G55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IF([.$E$5]*[.$A56]&lt;=[.$E$1];[.$E$5]*[.$A56];&quot;&quot;)">
            <text:p/>
          </table:table-cell>
          <table:table-cell table:formula="of:=IF([.$B56]&lt;&gt;&quot;&quot;;[.$E$1]-[.B56];&quot;&quot;)">
            <text:p/>
          </table:table-cell>
          <table:table-cell table:formula="of:=IF(AND([.$B56]&lt;&gt;&quot;&quot;;FLOOR([.$B56]/[.$E$5];1)&lt;=[.$C$4]);FLOOR([.$B56]/[.$E$5];1);&quot;&quot;)">
            <text:p/>
          </table:table-cell>
          <table:table-cell/>
          <table:table-cell table:formula="of:=IF([.$D56]&lt;&gt;&quot;&quot;;[.$C$2]+[.D56]*IF([.$C$2]&gt;[.$C$3];-1;1);&quot;&quot;)">
            <text:p/>
          </table:table-cell>
          <table:table-cell table:formula="of:=IF([.$D56]&lt;&gt;&quot;&quot;;60/[.F56]*1000;&quot;&quot;)">
            <text:p/>
          </table:table-cell>
          <table:table-cell table:formula="of:=IF([.G56]&lt;&gt;&quot;&quot;;0;&quot;&quot;)">
            <text:p/>
          </table:table-cell>
          <table:table-cell table:formula="of:=IF(OR([.H56]=&quot;&quot;; [.H56]=1); &quot;&quot;; IF(SUM([.$G$11:.$G56])&lt;[.I$10];1;0))">
            <text:p/>
          </table:table-cell>
          <table:table-cell table:formula="of:=IF(OR([.I56]=&quot;&quot;; [.I56]=1); &quot;&quot;; IF(SUM([.$G$11:.$G56])&lt;[.J$10];1;0))">
            <text:p/>
          </table:table-cell>
          <table:table-cell table:formula="of:=IF(OR([.J56]=&quot;&quot;; [.J56]=1); &quot;&quot;; IF(SUM([.$G$11:.$G56])&lt;[.K$10];1;0))">
            <text:p/>
          </table:table-cell>
          <table:table-cell table:formula="of:=IF(OR([.K56]=&quot;&quot;; [.K56]=1); &quot;&quot;; IF(SUM([.$G$11:.$G56])&lt;[.L$10];1;0))">
            <text:p/>
          </table:table-cell>
          <table:table-cell table:formula="of:=IF(OR([.L56]=&quot;&quot;; [.L56]=1); &quot;&quot;; IF(SUM([.$G$11:.$G56])&lt;[.M$10];1;0))">
            <text:p/>
          </table:table-cell>
          <table:table-cell table:formula="of:=IF(OR([.M56]=&quot;&quot;; [.M56]=1); &quot;&quot;; IF(SUM([.$G$11:.$G56])&lt;[.N$10];1;0))">
            <text:p/>
          </table:table-cell>
          <table:table-cell table:formula="of:=IF(OR([.N56]=&quot;&quot;; [.N56]=1); &quot;&quot;; IF(SUM([.$G$11:.$G56])&lt;[.O$10];1;0))">
            <text:p/>
          </table:table-cell>
          <table:table-cell table:formula="of:=IF(OR([.O56]=&quot;&quot;; [.O56]=1); &quot;&quot;; IF(SUM([.$G$11:.$G56])&lt;[.P$10];1;0))">
            <text:p/>
          </table:table-cell>
          <table:table-cell table:formula="of:=IF(OR([.P56]=&quot;&quot;; [.P56]=1); &quot;&quot;; IF(SUM([.$G$11:.$G56])&lt;[.Q$10];1;0))">
            <text:p/>
          </table:table-cell>
          <table:table-cell table:formula="of:=IF(OR([.Q56]=&quot;&quot;; [.Q56]=1); &quot;&quot;; IF(SUM([.$G$11:.$G56])&lt;[.R$10];1;0))">
            <text:p/>
          </table:table-cell>
          <table:table-cell table:formula="of:=IF(OR([.R56]=&quot;&quot;; [.R56]=1); &quot;&quot;; IF(SUM([.$G$11:.$G56])&lt;[.S$10];1;0))">
            <text:p/>
          </table:table-cell>
          <table:table-cell table:formula="of:=IF(OR([.S56]=&quot;&quot;; [.S56]=1); &quot;&quot;; IF(SUM([.$G$11:.$G56])&lt;[.T$10];1;0))">
            <text:p/>
          </table:table-cell>
          <table:table-cell table:formula="of:=IF(OR([.T56]=&quot;&quot;; [.T56]=1); &quot;&quot;; IF(SUM([.$G$11:.$G56])&lt;[.U$10];1;0))">
            <text:p/>
          </table:table-cell>
          <table:table-cell table:formula="of:=IF(OR([.U56]=&quot;&quot;; [.U56]=1); &quot;&quot;; IF(SUM([.$G$11:.$G56])&lt;[.V$10];1;0))">
            <text:p/>
          </table:table-cell>
          <table:table-cell table:formula="of:=IF(OR([.V56]=&quot;&quot;; [.V56]=1); &quot;&quot;; IF(SUM([.$G$11:.$G56])&lt;[.W$10];1;0))">
            <text:p/>
          </table:table-cell>
          <table:table-cell table:formula="of:=IF(OR([.W56]=&quot;&quot;; [.W56]=1); &quot;&quot;; IF(SUM([.$G$11:.$G56])&lt;[.X$10];1;0))">
            <text:p/>
          </table:table-cell>
          <table:table-cell table:formula="of:=IF(OR([.X56]=&quot;&quot;; [.X56]=1); &quot;&quot;; IF(SUM([.$G$11:.$G56])&lt;[.Y$10];1;0))">
            <text:p/>
          </table:table-cell>
          <table:table-cell table:formula="of:=IF(OR([.Y56]=&quot;&quot;; [.Y56]=1); &quot;&quot;; IF(SUM([.$G$11:.$G56])&lt;[.Z$10];1;0))">
            <text:p/>
          </table:table-cell>
          <table:table-cell table:formula="of:=IF(OR([.Z56]=&quot;&quot;; [.Z56]=1); &quot;&quot;; IF(SUM([.$G$11:.$G56])&lt;[.AA$10];1;0))">
            <text:p/>
          </table:table-cell>
          <table:table-cell table:formula="of:=IF(OR([.AA56]=&quot;&quot;; [.AA56]=1); &quot;&quot;; IF(SUM([.$G$11:.$G56])&lt;[.AB$10];1;0))">
            <text:p/>
          </table:table-cell>
          <table:table-cell table:formula="of:=IF(OR([.AB56]=&quot;&quot;; [.AB56]=1); &quot;&quot;; IF(SUM([.$G$11:.$G56])&lt;[.AC$10];1;0))">
            <text:p/>
          </table:table-cell>
          <table:table-cell table:formula="of:=IF(OR([.AC56]=&quot;&quot;; [.AC56]=1); &quot;&quot;; IF(SUM([.$G$11:.$G56])&lt;[.AD$10];1;0))">
            <text:p/>
          </table:table-cell>
          <table:table-cell table:formula="of:=IF(OR([.AD56]=&quot;&quot;; [.AD56]=1); &quot;&quot;; IF(SUM([.$G$11:.$G56])&lt;[.AE$10];1;0))">
            <text:p/>
          </table:table-cell>
          <table:table-cell table:formula="of:=IF(OR([.AE56]=&quot;&quot;; [.AE56]=1); &quot;&quot;; IF(SUM([.$G$11:.$G56])&lt;[.AF$10];1;0))">
            <text:p/>
          </table:table-cell>
          <table:table-cell table:formula="of:=IF(OR([.AF56]=&quot;&quot;; [.AF56]=1); &quot;&quot;; IF(SUM([.$G$11:.$G56])&lt;[.AG$10];1;0))">
            <text:p/>
          </table:table-cell>
          <table:table-cell table:formula="of:=IF(OR([.AG56]=&quot;&quot;; [.AG56]=1); &quot;&quot;; IF(SUM([.$G$11:.$G56])&lt;[.AH$10];1;0))">
            <text:p/>
          </table:table-cell>
          <table:table-cell table:formula="of:=IF(OR([.AH56]=&quot;&quot;; [.AH56]=1); &quot;&quot;; IF(SUM([.$G$11:.$G56])&lt;[.AI$10];1;0))">
            <text:p/>
          </table:table-cell>
          <table:table-cell table:formula="of:=IF(OR([.AI56]=&quot;&quot;; [.AI56]=1); &quot;&quot;; IF(SUM([.$G$11:.$G56])&lt;[.AJ$10];1;0))">
            <text:p/>
          </table:table-cell>
          <table:table-cell table:formula="of:=IF(OR([.AJ56]=&quot;&quot;; [.AJ56]=1); &quot;&quot;; IF(SUM([.$G$11:.$G56])&lt;[.AK$10];1;0))">
            <text:p/>
          </table:table-cell>
          <table:table-cell table:formula="of:=IF(OR([.AK56]=&quot;&quot;; [.AK56]=1); &quot;&quot;; IF(SUM([.$G$11:.$G56])&lt;[.AL$10];1;0))">
            <text:p/>
          </table:table-cell>
          <table:table-cell table:formula="of:=IF(OR([.AL56]=&quot;&quot;; [.AL56]=1); &quot;&quot;; IF(SUM([.$G$11:.$G56])&lt;[.AM$10];1;0))">
            <text:p/>
          </table:table-cell>
          <table:table-cell table:formula="of:=IF(OR([.AM56]=&quot;&quot;; [.AM56]=1); &quot;&quot;; IF(SUM([.$G$11:.$G56])&lt;[.AN$10];1;0))">
            <text:p/>
          </table:table-cell>
          <table:table-cell table:formula="of:=IF(OR([.AN56]=&quot;&quot;; [.AN56]=1); &quot;&quot;; IF(SUM([.$G$11:.$G56])&lt;[.AO$10];1;0))">
            <text:p/>
          </table:table-cell>
          <table:table-cell table:formula="of:=IF(OR([.AO56]=&quot;&quot;; [.AO56]=1); &quot;&quot;; IF(SUM([.$G$11:.$G56])&lt;[.AP$10];1;0))">
            <text:p/>
          </table:table-cell>
          <table:table-cell table:formula="of:=IF(OR([.AP56]=&quot;&quot;; [.AP56]=1); &quot;&quot;; IF(SUM([.$G$11:.$G56])&lt;[.AQ$10];1;0))">
            <text:p/>
          </table:table-cell>
          <table:table-cell table:formula="of:=IF(OR([.AQ56]=&quot;&quot;; [.AQ56]=1); &quot;&quot;; IF(SUM([.$G$11:.$G56])&lt;[.AR$10];1;0))">
            <text:p/>
          </table:table-cell>
          <table:table-cell table:formula="of:=IF(OR([.AR56]=&quot;&quot;; [.AR56]=1); &quot;&quot;; IF(SUM([.$G$11:.$G56])&lt;[.AS$10];1;0))">
            <text:p/>
          </table:table-cell>
          <table:table-cell table:formula="of:=IF(OR([.AS56]=&quot;&quot;; [.AS56]=1); &quot;&quot;; IF(SUM([.$G$11:.$G56])&lt;[.AT$10];1;0))">
            <text:p/>
          </table:table-cell>
          <table:table-cell table:formula="of:=IF(OR([.AT56]=&quot;&quot;; [.AT56]=1); &quot;&quot;; IF(SUM([.$G$11:.$G56])&lt;[.AU$10];1;0))">
            <text:p/>
          </table:table-cell>
          <table:table-cell table:formula="of:=IF(OR([.AU56]=&quot;&quot;; [.AU56]=1); &quot;&quot;; IF(SUM([.$G$11:.$G56])&lt;[.AV$10];1;0))">
            <text:p/>
          </table:table-cell>
          <table:table-cell table:formula="of:=IF(OR([.AV56]=&quot;&quot;; [.AV56]=1); &quot;&quot;; IF(SUM([.$G$11:.$G56])&lt;[.AW$10];1;0))">
            <text:p/>
          </table:table-cell>
          <table:table-cell table:formula="of:=IF(OR([.AW56]=&quot;&quot;; [.AW56]=1); &quot;&quot;; IF(SUM([.$G$11:.$G56])&lt;[.AX$10];1;0))">
            <text:p/>
          </table:table-cell>
          <table:table-cell table:formula="of:=IF(OR([.AX56]=&quot;&quot;; [.AX56]=1); &quot;&quot;; IF(SUM([.$G$11:.$G56])&lt;[.AY$10];1;0))">
            <text:p/>
          </table:table-cell>
          <table:table-cell table:formula="of:=IF(OR([.AY56]=&quot;&quot;; [.AY56]=1); &quot;&quot;; IF(SUM([.$G$11:.$G56])&lt;[.AZ$10];1;0))">
            <text:p/>
          </table:table-cell>
          <table:table-cell table:formula="of:=IF(OR([.AZ56]=&quot;&quot;; [.AZ56]=1); &quot;&quot;; IF(SUM([.$G$11:.$G56])&lt;[.BA$10];1;0))">
            <text:p/>
          </table:table-cell>
          <table:table-cell table:formula="of:=IF(OR([.BA56]=&quot;&quot;; [.BA56]=1); &quot;&quot;; IF(SUM([.$G$11:.$G56])&lt;[.BB$10];1;0))">
            <text:p/>
          </table:table-cell>
          <table:table-cell table:formula="of:=IF(OR([.BB56]=&quot;&quot;; [.BB56]=1); &quot;&quot;; IF(SUM([.$G$11:.$G56])&lt;[.BC$10];1;0))">
            <text:p/>
          </table:table-cell>
          <table:table-cell table:formula="of:=IF(OR([.BC56]=&quot;&quot;; [.BC56]=1); &quot;&quot;; IF(SUM([.$G$11:.$G56])&lt;[.BD$10];1;0))">
            <text:p/>
          </table:table-cell>
          <table:table-cell table:formula="of:=IF(OR([.BD56]=&quot;&quot;; [.BD56]=1); &quot;&quot;; IF(SUM([.$G$11:.$G56])&lt;[.BE$10];1;0))">
            <text:p/>
          </table:table-cell>
          <table:table-cell table:formula="of:=IF(OR([.BE56]=&quot;&quot;; [.BE56]=1); &quot;&quot;; IF(SUM([.$G$11:.$G56])&lt;[.BF$10];1;0))">
            <text:p/>
          </table:table-cell>
          <table:table-cell table:formula="of:=IF(OR([.BF56]=&quot;&quot;; [.BF56]=1); &quot;&quot;; IF(SUM([.$G$11:.$G56])&lt;[.BG$10];1;0))">
            <text:p/>
          </table:table-cell>
          <table:table-cell table:formula="of:=IF(OR([.BG56]=&quot;&quot;; [.BG56]=1); &quot;&quot;; IF(SUM([.$G$11:.$G56])&lt;[.BH$10];1;0))">
            <text:p/>
          </table:table-cell>
          <table:table-cell table:formula="of:=IF(OR([.BH56]=&quot;&quot;; [.BH56]=1); &quot;&quot;; IF(SUM([.$G$11:.$G56])&lt;[.BI$10];1;0))">
            <text:p/>
          </table:table-cell>
          <table:table-cell table:formula="of:=IF(OR([.BI56]=&quot;&quot;; [.BI56]=1); &quot;&quot;; IF(SUM([.$G$11:.$G56])&lt;[.BJ$10];1;0))">
            <text:p/>
          </table:table-cell>
          <table:table-cell table:formula="of:=IF(OR([.BJ56]=&quot;&quot;; [.BJ56]=1); &quot;&quot;; IF(SUM([.$G$11:.$G56])&lt;[.BK$10];1;0))">
            <text:p/>
          </table:table-cell>
          <table:table-cell table:formula="of:=IF(OR([.BK56]=&quot;&quot;; [.BK56]=1); &quot;&quot;; IF(SUM([.$G$11:.$G56])&lt;[.BL$10];1;0))">
            <text:p/>
          </table:table-cell>
          <table:table-cell table:formula="of:=IF(OR([.BL56]=&quot;&quot;; [.BL56]=1); &quot;&quot;; IF(SUM([.$G$11:.$G56])&lt;[.BM$10];1;0))">
            <text:p/>
          </table:table-cell>
          <table:table-cell table:formula="of:=IF(OR([.BM56]=&quot;&quot;; [.BM56]=1); &quot;&quot;; IF(SUM([.$G$11:.$G56])&lt;[.BN$10];1;0))">
            <text:p/>
          </table:table-cell>
          <table:table-cell table:formula="of:=IF(OR([.BN56]=&quot;&quot;; [.BN56]=1); &quot;&quot;; IF(SUM([.$G$11:.$G56])&lt;[.BO$10];1;0))">
            <text:p/>
          </table:table-cell>
          <table:table-cell table:formula="of:=IF(OR([.BO56]=&quot;&quot;; [.BO56]=1); &quot;&quot;; IF(SUM([.$G$11:.$G56])&lt;[.BP$10];1;0))">
            <text:p/>
          </table:table-cell>
          <table:table-cell table:formula="of:=IF(OR([.BP56]=&quot;&quot;; [.BP56]=1); &quot;&quot;; IF(SUM([.$G$11:.$G56])&lt;[.BQ$10];1;0))">
            <text:p/>
          </table:table-cell>
          <table:table-cell table:formula="of:=IF(OR([.BQ56]=&quot;&quot;; [.BQ56]=1); &quot;&quot;; IF(SUM([.$G$11:.$G56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IF([.$E$5]*[.$A57]&lt;=[.$E$1];[.$E$5]*[.$A57];&quot;&quot;)">
            <text:p/>
          </table:table-cell>
          <table:table-cell table:formula="of:=IF([.$B57]&lt;&gt;&quot;&quot;;[.$E$1]-[.B57];&quot;&quot;)">
            <text:p/>
          </table:table-cell>
          <table:table-cell table:formula="of:=IF(AND([.$B57]&lt;&gt;&quot;&quot;;FLOOR([.$B57]/[.$E$5];1)&lt;=[.$C$4]);FLOOR([.$B57]/[.$E$5];1);&quot;&quot;)">
            <text:p/>
          </table:table-cell>
          <table:table-cell/>
          <table:table-cell table:formula="of:=IF([.$D57]&lt;&gt;&quot;&quot;;[.$C$2]+[.D57]*IF([.$C$2]&gt;[.$C$3];-1;1);&quot;&quot;)">
            <text:p/>
          </table:table-cell>
          <table:table-cell table:formula="of:=IF([.$D57]&lt;&gt;&quot;&quot;;60/[.F57]*1000;&quot;&quot;)">
            <text:p/>
          </table:table-cell>
          <table:table-cell table:formula="of:=IF([.G57]&lt;&gt;&quot;&quot;;0;&quot;&quot;)">
            <text:p/>
          </table:table-cell>
          <table:table-cell table:formula="of:=IF(OR([.H57]=&quot;&quot;; [.H57]=1); &quot;&quot;; IF(SUM([.$G$11:.$G57])&lt;[.I$10];1;0))">
            <text:p/>
          </table:table-cell>
          <table:table-cell table:formula="of:=IF(OR([.I57]=&quot;&quot;; [.I57]=1); &quot;&quot;; IF(SUM([.$G$11:.$G57])&lt;[.J$10];1;0))">
            <text:p/>
          </table:table-cell>
          <table:table-cell table:formula="of:=IF(OR([.J57]=&quot;&quot;; [.J57]=1); &quot;&quot;; IF(SUM([.$G$11:.$G57])&lt;[.K$10];1;0))">
            <text:p/>
          </table:table-cell>
          <table:table-cell table:formula="of:=IF(OR([.K57]=&quot;&quot;; [.K57]=1); &quot;&quot;; IF(SUM([.$G$11:.$G57])&lt;[.L$10];1;0))">
            <text:p/>
          </table:table-cell>
          <table:table-cell table:formula="of:=IF(OR([.L57]=&quot;&quot;; [.L57]=1); &quot;&quot;; IF(SUM([.$G$11:.$G57])&lt;[.M$10];1;0))">
            <text:p/>
          </table:table-cell>
          <table:table-cell table:formula="of:=IF(OR([.M57]=&quot;&quot;; [.M57]=1); &quot;&quot;; IF(SUM([.$G$11:.$G57])&lt;[.N$10];1;0))">
            <text:p/>
          </table:table-cell>
          <table:table-cell table:formula="of:=IF(OR([.N57]=&quot;&quot;; [.N57]=1); &quot;&quot;; IF(SUM([.$G$11:.$G57])&lt;[.O$10];1;0))">
            <text:p/>
          </table:table-cell>
          <table:table-cell table:formula="of:=IF(OR([.O57]=&quot;&quot;; [.O57]=1); &quot;&quot;; IF(SUM([.$G$11:.$G57])&lt;[.P$10];1;0))">
            <text:p/>
          </table:table-cell>
          <table:table-cell table:formula="of:=IF(OR([.P57]=&quot;&quot;; [.P57]=1); &quot;&quot;; IF(SUM([.$G$11:.$G57])&lt;[.Q$10];1;0))">
            <text:p/>
          </table:table-cell>
          <table:table-cell table:formula="of:=IF(OR([.Q57]=&quot;&quot;; [.Q57]=1); &quot;&quot;; IF(SUM([.$G$11:.$G57])&lt;[.R$10];1;0))">
            <text:p/>
          </table:table-cell>
          <table:table-cell table:formula="of:=IF(OR([.R57]=&quot;&quot;; [.R57]=1); &quot;&quot;; IF(SUM([.$G$11:.$G57])&lt;[.S$10];1;0))">
            <text:p/>
          </table:table-cell>
          <table:table-cell table:formula="of:=IF(OR([.S57]=&quot;&quot;; [.S57]=1); &quot;&quot;; IF(SUM([.$G$11:.$G57])&lt;[.T$10];1;0))">
            <text:p/>
          </table:table-cell>
          <table:table-cell table:formula="of:=IF(OR([.T57]=&quot;&quot;; [.T57]=1); &quot;&quot;; IF(SUM([.$G$11:.$G57])&lt;[.U$10];1;0))">
            <text:p/>
          </table:table-cell>
          <table:table-cell table:formula="of:=IF(OR([.U57]=&quot;&quot;; [.U57]=1); &quot;&quot;; IF(SUM([.$G$11:.$G57])&lt;[.V$10];1;0))">
            <text:p/>
          </table:table-cell>
          <table:table-cell table:formula="of:=IF(OR([.V57]=&quot;&quot;; [.V57]=1); &quot;&quot;; IF(SUM([.$G$11:.$G57])&lt;[.W$10];1;0))">
            <text:p/>
          </table:table-cell>
          <table:table-cell table:formula="of:=IF(OR([.W57]=&quot;&quot;; [.W57]=1); &quot;&quot;; IF(SUM([.$G$11:.$G57])&lt;[.X$10];1;0))">
            <text:p/>
          </table:table-cell>
          <table:table-cell table:formula="of:=IF(OR([.X57]=&quot;&quot;; [.X57]=1); &quot;&quot;; IF(SUM([.$G$11:.$G57])&lt;[.Y$10];1;0))">
            <text:p/>
          </table:table-cell>
          <table:table-cell table:formula="of:=IF(OR([.Y57]=&quot;&quot;; [.Y57]=1); &quot;&quot;; IF(SUM([.$G$11:.$G57])&lt;[.Z$10];1;0))">
            <text:p/>
          </table:table-cell>
          <table:table-cell table:formula="of:=IF(OR([.Z57]=&quot;&quot;; [.Z57]=1); &quot;&quot;; IF(SUM([.$G$11:.$G57])&lt;[.AA$10];1;0))">
            <text:p/>
          </table:table-cell>
          <table:table-cell table:formula="of:=IF(OR([.AA57]=&quot;&quot;; [.AA57]=1); &quot;&quot;; IF(SUM([.$G$11:.$G57])&lt;[.AB$10];1;0))">
            <text:p/>
          </table:table-cell>
          <table:table-cell table:formula="of:=IF(OR([.AB57]=&quot;&quot;; [.AB57]=1); &quot;&quot;; IF(SUM([.$G$11:.$G57])&lt;[.AC$10];1;0))">
            <text:p/>
          </table:table-cell>
          <table:table-cell table:formula="of:=IF(OR([.AC57]=&quot;&quot;; [.AC57]=1); &quot;&quot;; IF(SUM([.$G$11:.$G57])&lt;[.AD$10];1;0))">
            <text:p/>
          </table:table-cell>
          <table:table-cell table:formula="of:=IF(OR([.AD57]=&quot;&quot;; [.AD57]=1); &quot;&quot;; IF(SUM([.$G$11:.$G57])&lt;[.AE$10];1;0))">
            <text:p/>
          </table:table-cell>
          <table:table-cell table:formula="of:=IF(OR([.AE57]=&quot;&quot;; [.AE57]=1); &quot;&quot;; IF(SUM([.$G$11:.$G57])&lt;[.AF$10];1;0))">
            <text:p/>
          </table:table-cell>
          <table:table-cell table:formula="of:=IF(OR([.AF57]=&quot;&quot;; [.AF57]=1); &quot;&quot;; IF(SUM([.$G$11:.$G57])&lt;[.AG$10];1;0))">
            <text:p/>
          </table:table-cell>
          <table:table-cell table:formula="of:=IF(OR([.AG57]=&quot;&quot;; [.AG57]=1); &quot;&quot;; IF(SUM([.$G$11:.$G57])&lt;[.AH$10];1;0))">
            <text:p/>
          </table:table-cell>
          <table:table-cell table:formula="of:=IF(OR([.AH57]=&quot;&quot;; [.AH57]=1); &quot;&quot;; IF(SUM([.$G$11:.$G57])&lt;[.AI$10];1;0))">
            <text:p/>
          </table:table-cell>
          <table:table-cell table:formula="of:=IF(OR([.AI57]=&quot;&quot;; [.AI57]=1); &quot;&quot;; IF(SUM([.$G$11:.$G57])&lt;[.AJ$10];1;0))">
            <text:p/>
          </table:table-cell>
          <table:table-cell table:formula="of:=IF(OR([.AJ57]=&quot;&quot;; [.AJ57]=1); &quot;&quot;; IF(SUM([.$G$11:.$G57])&lt;[.AK$10];1;0))">
            <text:p/>
          </table:table-cell>
          <table:table-cell table:formula="of:=IF(OR([.AK57]=&quot;&quot;; [.AK57]=1); &quot;&quot;; IF(SUM([.$G$11:.$G57])&lt;[.AL$10];1;0))">
            <text:p/>
          </table:table-cell>
          <table:table-cell table:formula="of:=IF(OR([.AL57]=&quot;&quot;; [.AL57]=1); &quot;&quot;; IF(SUM([.$G$11:.$G57])&lt;[.AM$10];1;0))">
            <text:p/>
          </table:table-cell>
          <table:table-cell table:formula="of:=IF(OR([.AM57]=&quot;&quot;; [.AM57]=1); &quot;&quot;; IF(SUM([.$G$11:.$G57])&lt;[.AN$10];1;0))">
            <text:p/>
          </table:table-cell>
          <table:table-cell table:formula="of:=IF(OR([.AN57]=&quot;&quot;; [.AN57]=1); &quot;&quot;; IF(SUM([.$G$11:.$G57])&lt;[.AO$10];1;0))">
            <text:p/>
          </table:table-cell>
          <table:table-cell table:formula="of:=IF(OR([.AO57]=&quot;&quot;; [.AO57]=1); &quot;&quot;; IF(SUM([.$G$11:.$G57])&lt;[.AP$10];1;0))">
            <text:p/>
          </table:table-cell>
          <table:table-cell table:formula="of:=IF(OR([.AP57]=&quot;&quot;; [.AP57]=1); &quot;&quot;; IF(SUM([.$G$11:.$G57])&lt;[.AQ$10];1;0))">
            <text:p/>
          </table:table-cell>
          <table:table-cell table:formula="of:=IF(OR([.AQ57]=&quot;&quot;; [.AQ57]=1); &quot;&quot;; IF(SUM([.$G$11:.$G57])&lt;[.AR$10];1;0))">
            <text:p/>
          </table:table-cell>
          <table:table-cell table:formula="of:=IF(OR([.AR57]=&quot;&quot;; [.AR57]=1); &quot;&quot;; IF(SUM([.$G$11:.$G57])&lt;[.AS$10];1;0))">
            <text:p/>
          </table:table-cell>
          <table:table-cell table:formula="of:=IF(OR([.AS57]=&quot;&quot;; [.AS57]=1); &quot;&quot;; IF(SUM([.$G$11:.$G57])&lt;[.AT$10];1;0))">
            <text:p/>
          </table:table-cell>
          <table:table-cell table:formula="of:=IF(OR([.AT57]=&quot;&quot;; [.AT57]=1); &quot;&quot;; IF(SUM([.$G$11:.$G57])&lt;[.AU$10];1;0))">
            <text:p/>
          </table:table-cell>
          <table:table-cell table:formula="of:=IF(OR([.AU57]=&quot;&quot;; [.AU57]=1); &quot;&quot;; IF(SUM([.$G$11:.$G57])&lt;[.AV$10];1;0))">
            <text:p/>
          </table:table-cell>
          <table:table-cell table:formula="of:=IF(OR([.AV57]=&quot;&quot;; [.AV57]=1); &quot;&quot;; IF(SUM([.$G$11:.$G57])&lt;[.AW$10];1;0))">
            <text:p/>
          </table:table-cell>
          <table:table-cell table:formula="of:=IF(OR([.AW57]=&quot;&quot;; [.AW57]=1); &quot;&quot;; IF(SUM([.$G$11:.$G57])&lt;[.AX$10];1;0))">
            <text:p/>
          </table:table-cell>
          <table:table-cell table:formula="of:=IF(OR([.AX57]=&quot;&quot;; [.AX57]=1); &quot;&quot;; IF(SUM([.$G$11:.$G57])&lt;[.AY$10];1;0))">
            <text:p/>
          </table:table-cell>
          <table:table-cell table:formula="of:=IF(OR([.AY57]=&quot;&quot;; [.AY57]=1); &quot;&quot;; IF(SUM([.$G$11:.$G57])&lt;[.AZ$10];1;0))">
            <text:p/>
          </table:table-cell>
          <table:table-cell table:formula="of:=IF(OR([.AZ57]=&quot;&quot;; [.AZ57]=1); &quot;&quot;; IF(SUM([.$G$11:.$G57])&lt;[.BA$10];1;0))">
            <text:p/>
          </table:table-cell>
          <table:table-cell table:formula="of:=IF(OR([.BA57]=&quot;&quot;; [.BA57]=1); &quot;&quot;; IF(SUM([.$G$11:.$G57])&lt;[.BB$10];1;0))">
            <text:p/>
          </table:table-cell>
          <table:table-cell table:formula="of:=IF(OR([.BB57]=&quot;&quot;; [.BB57]=1); &quot;&quot;; IF(SUM([.$G$11:.$G57])&lt;[.BC$10];1;0))">
            <text:p/>
          </table:table-cell>
          <table:table-cell table:formula="of:=IF(OR([.BC57]=&quot;&quot;; [.BC57]=1); &quot;&quot;; IF(SUM([.$G$11:.$G57])&lt;[.BD$10];1;0))">
            <text:p/>
          </table:table-cell>
          <table:table-cell table:formula="of:=IF(OR([.BD57]=&quot;&quot;; [.BD57]=1); &quot;&quot;; IF(SUM([.$G$11:.$G57])&lt;[.BE$10];1;0))">
            <text:p/>
          </table:table-cell>
          <table:table-cell table:formula="of:=IF(OR([.BE57]=&quot;&quot;; [.BE57]=1); &quot;&quot;; IF(SUM([.$G$11:.$G57])&lt;[.BF$10];1;0))">
            <text:p/>
          </table:table-cell>
          <table:table-cell table:formula="of:=IF(OR([.BF57]=&quot;&quot;; [.BF57]=1); &quot;&quot;; IF(SUM([.$G$11:.$G57])&lt;[.BG$10];1;0))">
            <text:p/>
          </table:table-cell>
          <table:table-cell table:formula="of:=IF(OR([.BG57]=&quot;&quot;; [.BG57]=1); &quot;&quot;; IF(SUM([.$G$11:.$G57])&lt;[.BH$10];1;0))">
            <text:p/>
          </table:table-cell>
          <table:table-cell table:formula="of:=IF(OR([.BH57]=&quot;&quot;; [.BH57]=1); &quot;&quot;; IF(SUM([.$G$11:.$G57])&lt;[.BI$10];1;0))">
            <text:p/>
          </table:table-cell>
          <table:table-cell table:formula="of:=IF(OR([.BI57]=&quot;&quot;; [.BI57]=1); &quot;&quot;; IF(SUM([.$G$11:.$G57])&lt;[.BJ$10];1;0))">
            <text:p/>
          </table:table-cell>
          <table:table-cell table:formula="of:=IF(OR([.BJ57]=&quot;&quot;; [.BJ57]=1); &quot;&quot;; IF(SUM([.$G$11:.$G57])&lt;[.BK$10];1;0))">
            <text:p/>
          </table:table-cell>
          <table:table-cell table:formula="of:=IF(OR([.BK57]=&quot;&quot;; [.BK57]=1); &quot;&quot;; IF(SUM([.$G$11:.$G57])&lt;[.BL$10];1;0))">
            <text:p/>
          </table:table-cell>
          <table:table-cell table:formula="of:=IF(OR([.BL57]=&quot;&quot;; [.BL57]=1); &quot;&quot;; IF(SUM([.$G$11:.$G57])&lt;[.BM$10];1;0))">
            <text:p/>
          </table:table-cell>
          <table:table-cell table:formula="of:=IF(OR([.BM57]=&quot;&quot;; [.BM57]=1); &quot;&quot;; IF(SUM([.$G$11:.$G57])&lt;[.BN$10];1;0))">
            <text:p/>
          </table:table-cell>
          <table:table-cell table:formula="of:=IF(OR([.BN57]=&quot;&quot;; [.BN57]=1); &quot;&quot;; IF(SUM([.$G$11:.$G57])&lt;[.BO$10];1;0))">
            <text:p/>
          </table:table-cell>
          <table:table-cell table:formula="of:=IF(OR([.BO57]=&quot;&quot;; [.BO57]=1); &quot;&quot;; IF(SUM([.$G$11:.$G57])&lt;[.BP$10];1;0))">
            <text:p/>
          </table:table-cell>
          <table:table-cell table:formula="of:=IF(OR([.BP57]=&quot;&quot;; [.BP57]=1); &quot;&quot;; IF(SUM([.$G$11:.$G57])&lt;[.BQ$10];1;0))">
            <text:p/>
          </table:table-cell>
          <table:table-cell table:formula="of:=IF(OR([.BQ57]=&quot;&quot;; [.BQ57]=1); &quot;&quot;; IF(SUM([.$G$11:.$G57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IF([.$E$5]*[.$A58]&lt;=[.$E$1];[.$E$5]*[.$A58];&quot;&quot;)">
            <text:p/>
          </table:table-cell>
          <table:table-cell table:formula="of:=IF([.$B58]&lt;&gt;&quot;&quot;;[.$E$1]-[.B58];&quot;&quot;)">
            <text:p/>
          </table:table-cell>
          <table:table-cell table:formula="of:=IF(AND([.$B58]&lt;&gt;&quot;&quot;;FLOOR([.$B58]/[.$E$5];1)&lt;=[.$C$4]);FLOOR([.$B58]/[.$E$5];1);&quot;&quot;)">
            <text:p/>
          </table:table-cell>
          <table:table-cell/>
          <table:table-cell table:formula="of:=IF([.$D58]&lt;&gt;&quot;&quot;;[.$C$2]+[.D58]*IF([.$C$2]&gt;[.$C$3];-1;1);&quot;&quot;)">
            <text:p/>
          </table:table-cell>
          <table:table-cell table:formula="of:=IF([.$D58]&lt;&gt;&quot;&quot;;60/[.F58]*1000;&quot;&quot;)">
            <text:p/>
          </table:table-cell>
          <table:table-cell table:formula="of:=IF([.G58]&lt;&gt;&quot;&quot;;0;&quot;&quot;)">
            <text:p/>
          </table:table-cell>
          <table:table-cell table:formula="of:=IF(OR([.H58]=&quot;&quot;; [.H58]=1); &quot;&quot;; IF(SUM([.$G$11:.$G58])&lt;[.I$10];1;0))">
            <text:p/>
          </table:table-cell>
          <table:table-cell table:formula="of:=IF(OR([.I58]=&quot;&quot;; [.I58]=1); &quot;&quot;; IF(SUM([.$G$11:.$G58])&lt;[.J$10];1;0))">
            <text:p/>
          </table:table-cell>
          <table:table-cell table:formula="of:=IF(OR([.J58]=&quot;&quot;; [.J58]=1); &quot;&quot;; IF(SUM([.$G$11:.$G58])&lt;[.K$10];1;0))">
            <text:p/>
          </table:table-cell>
          <table:table-cell table:formula="of:=IF(OR([.K58]=&quot;&quot;; [.K58]=1); &quot;&quot;; IF(SUM([.$G$11:.$G58])&lt;[.L$10];1;0))">
            <text:p/>
          </table:table-cell>
          <table:table-cell table:formula="of:=IF(OR([.L58]=&quot;&quot;; [.L58]=1); &quot;&quot;; IF(SUM([.$G$11:.$G58])&lt;[.M$10];1;0))">
            <text:p/>
          </table:table-cell>
          <table:table-cell table:formula="of:=IF(OR([.M58]=&quot;&quot;; [.M58]=1); &quot;&quot;; IF(SUM([.$G$11:.$G58])&lt;[.N$10];1;0))">
            <text:p/>
          </table:table-cell>
          <table:table-cell table:formula="of:=IF(OR([.N58]=&quot;&quot;; [.N58]=1); &quot;&quot;; IF(SUM([.$G$11:.$G58])&lt;[.O$10];1;0))">
            <text:p/>
          </table:table-cell>
          <table:table-cell table:formula="of:=IF(OR([.O58]=&quot;&quot;; [.O58]=1); &quot;&quot;; IF(SUM([.$G$11:.$G58])&lt;[.P$10];1;0))">
            <text:p/>
          </table:table-cell>
          <table:table-cell table:formula="of:=IF(OR([.P58]=&quot;&quot;; [.P58]=1); &quot;&quot;; IF(SUM([.$G$11:.$G58])&lt;[.Q$10];1;0))">
            <text:p/>
          </table:table-cell>
          <table:table-cell table:formula="of:=IF(OR([.Q58]=&quot;&quot;; [.Q58]=1); &quot;&quot;; IF(SUM([.$G$11:.$G58])&lt;[.R$10];1;0))">
            <text:p/>
          </table:table-cell>
          <table:table-cell table:formula="of:=IF(OR([.R58]=&quot;&quot;; [.R58]=1); &quot;&quot;; IF(SUM([.$G$11:.$G58])&lt;[.S$10];1;0))">
            <text:p/>
          </table:table-cell>
          <table:table-cell table:formula="of:=IF(OR([.S58]=&quot;&quot;; [.S58]=1); &quot;&quot;; IF(SUM([.$G$11:.$G58])&lt;[.T$10];1;0))">
            <text:p/>
          </table:table-cell>
          <table:table-cell table:formula="of:=IF(OR([.T58]=&quot;&quot;; [.T58]=1); &quot;&quot;; IF(SUM([.$G$11:.$G58])&lt;[.U$10];1;0))">
            <text:p/>
          </table:table-cell>
          <table:table-cell table:formula="of:=IF(OR([.U58]=&quot;&quot;; [.U58]=1); &quot;&quot;; IF(SUM([.$G$11:.$G58])&lt;[.V$10];1;0))">
            <text:p/>
          </table:table-cell>
          <table:table-cell table:formula="of:=IF(OR([.V58]=&quot;&quot;; [.V58]=1); &quot;&quot;; IF(SUM([.$G$11:.$G58])&lt;[.W$10];1;0))">
            <text:p/>
          </table:table-cell>
          <table:table-cell table:formula="of:=IF(OR([.W58]=&quot;&quot;; [.W58]=1); &quot;&quot;; IF(SUM([.$G$11:.$G58])&lt;[.X$10];1;0))">
            <text:p/>
          </table:table-cell>
          <table:table-cell table:formula="of:=IF(OR([.X58]=&quot;&quot;; [.X58]=1); &quot;&quot;; IF(SUM([.$G$11:.$G58])&lt;[.Y$10];1;0))">
            <text:p/>
          </table:table-cell>
          <table:table-cell table:formula="of:=IF(OR([.Y58]=&quot;&quot;; [.Y58]=1); &quot;&quot;; IF(SUM([.$G$11:.$G58])&lt;[.Z$10];1;0))">
            <text:p/>
          </table:table-cell>
          <table:table-cell table:formula="of:=IF(OR([.Z58]=&quot;&quot;; [.Z58]=1); &quot;&quot;; IF(SUM([.$G$11:.$G58])&lt;[.AA$10];1;0))">
            <text:p/>
          </table:table-cell>
          <table:table-cell table:formula="of:=IF(OR([.AA58]=&quot;&quot;; [.AA58]=1); &quot;&quot;; IF(SUM([.$G$11:.$G58])&lt;[.AB$10];1;0))">
            <text:p/>
          </table:table-cell>
          <table:table-cell table:formula="of:=IF(OR([.AB58]=&quot;&quot;; [.AB58]=1); &quot;&quot;; IF(SUM([.$G$11:.$G58])&lt;[.AC$10];1;0))">
            <text:p/>
          </table:table-cell>
          <table:table-cell table:formula="of:=IF(OR([.AC58]=&quot;&quot;; [.AC58]=1); &quot;&quot;; IF(SUM([.$G$11:.$G58])&lt;[.AD$10];1;0))">
            <text:p/>
          </table:table-cell>
          <table:table-cell table:formula="of:=IF(OR([.AD58]=&quot;&quot;; [.AD58]=1); &quot;&quot;; IF(SUM([.$G$11:.$G58])&lt;[.AE$10];1;0))">
            <text:p/>
          </table:table-cell>
          <table:table-cell table:formula="of:=IF(OR([.AE58]=&quot;&quot;; [.AE58]=1); &quot;&quot;; IF(SUM([.$G$11:.$G58])&lt;[.AF$10];1;0))">
            <text:p/>
          </table:table-cell>
          <table:table-cell table:formula="of:=IF(OR([.AF58]=&quot;&quot;; [.AF58]=1); &quot;&quot;; IF(SUM([.$G$11:.$G58])&lt;[.AG$10];1;0))">
            <text:p/>
          </table:table-cell>
          <table:table-cell table:formula="of:=IF(OR([.AG58]=&quot;&quot;; [.AG58]=1); &quot;&quot;; IF(SUM([.$G$11:.$G58])&lt;[.AH$10];1;0))">
            <text:p/>
          </table:table-cell>
          <table:table-cell table:formula="of:=IF(OR([.AH58]=&quot;&quot;; [.AH58]=1); &quot;&quot;; IF(SUM([.$G$11:.$G58])&lt;[.AI$10];1;0))">
            <text:p/>
          </table:table-cell>
          <table:table-cell table:formula="of:=IF(OR([.AI58]=&quot;&quot;; [.AI58]=1); &quot;&quot;; IF(SUM([.$G$11:.$G58])&lt;[.AJ$10];1;0))">
            <text:p/>
          </table:table-cell>
          <table:table-cell table:formula="of:=IF(OR([.AJ58]=&quot;&quot;; [.AJ58]=1); &quot;&quot;; IF(SUM([.$G$11:.$G58])&lt;[.AK$10];1;0))">
            <text:p/>
          </table:table-cell>
          <table:table-cell table:formula="of:=IF(OR([.AK58]=&quot;&quot;; [.AK58]=1); &quot;&quot;; IF(SUM([.$G$11:.$G58])&lt;[.AL$10];1;0))">
            <text:p/>
          </table:table-cell>
          <table:table-cell table:formula="of:=IF(OR([.AL58]=&quot;&quot;; [.AL58]=1); &quot;&quot;; IF(SUM([.$G$11:.$G58])&lt;[.AM$10];1;0))">
            <text:p/>
          </table:table-cell>
          <table:table-cell table:formula="of:=IF(OR([.AM58]=&quot;&quot;; [.AM58]=1); &quot;&quot;; IF(SUM([.$G$11:.$G58])&lt;[.AN$10];1;0))">
            <text:p/>
          </table:table-cell>
          <table:table-cell table:formula="of:=IF(OR([.AN58]=&quot;&quot;; [.AN58]=1); &quot;&quot;; IF(SUM([.$G$11:.$G58])&lt;[.AO$10];1;0))">
            <text:p/>
          </table:table-cell>
          <table:table-cell table:formula="of:=IF(OR([.AO58]=&quot;&quot;; [.AO58]=1); &quot;&quot;; IF(SUM([.$G$11:.$G58])&lt;[.AP$10];1;0))">
            <text:p/>
          </table:table-cell>
          <table:table-cell table:formula="of:=IF(OR([.AP58]=&quot;&quot;; [.AP58]=1); &quot;&quot;; IF(SUM([.$G$11:.$G58])&lt;[.AQ$10];1;0))">
            <text:p/>
          </table:table-cell>
          <table:table-cell table:formula="of:=IF(OR([.AQ58]=&quot;&quot;; [.AQ58]=1); &quot;&quot;; IF(SUM([.$G$11:.$G58])&lt;[.AR$10];1;0))">
            <text:p/>
          </table:table-cell>
          <table:table-cell table:formula="of:=IF(OR([.AR58]=&quot;&quot;; [.AR58]=1); &quot;&quot;; IF(SUM([.$G$11:.$G58])&lt;[.AS$10];1;0))">
            <text:p/>
          </table:table-cell>
          <table:table-cell table:formula="of:=IF(OR([.AS58]=&quot;&quot;; [.AS58]=1); &quot;&quot;; IF(SUM([.$G$11:.$G58])&lt;[.AT$10];1;0))">
            <text:p/>
          </table:table-cell>
          <table:table-cell table:formula="of:=IF(OR([.AT58]=&quot;&quot;; [.AT58]=1); &quot;&quot;; IF(SUM([.$G$11:.$G58])&lt;[.AU$10];1;0))">
            <text:p/>
          </table:table-cell>
          <table:table-cell table:formula="of:=IF(OR([.AU58]=&quot;&quot;; [.AU58]=1); &quot;&quot;; IF(SUM([.$G$11:.$G58])&lt;[.AV$10];1;0))">
            <text:p/>
          </table:table-cell>
          <table:table-cell table:formula="of:=IF(OR([.AV58]=&quot;&quot;; [.AV58]=1); &quot;&quot;; IF(SUM([.$G$11:.$G58])&lt;[.AW$10];1;0))">
            <text:p/>
          </table:table-cell>
          <table:table-cell table:formula="of:=IF(OR([.AW58]=&quot;&quot;; [.AW58]=1); &quot;&quot;; IF(SUM([.$G$11:.$G58])&lt;[.AX$10];1;0))">
            <text:p/>
          </table:table-cell>
          <table:table-cell table:formula="of:=IF(OR([.AX58]=&quot;&quot;; [.AX58]=1); &quot;&quot;; IF(SUM([.$G$11:.$G58])&lt;[.AY$10];1;0))">
            <text:p/>
          </table:table-cell>
          <table:table-cell table:formula="of:=IF(OR([.AY58]=&quot;&quot;; [.AY58]=1); &quot;&quot;; IF(SUM([.$G$11:.$G58])&lt;[.AZ$10];1;0))">
            <text:p/>
          </table:table-cell>
          <table:table-cell table:formula="of:=IF(OR([.AZ58]=&quot;&quot;; [.AZ58]=1); &quot;&quot;; IF(SUM([.$G$11:.$G58])&lt;[.BA$10];1;0))">
            <text:p/>
          </table:table-cell>
          <table:table-cell table:formula="of:=IF(OR([.BA58]=&quot;&quot;; [.BA58]=1); &quot;&quot;; IF(SUM([.$G$11:.$G58])&lt;[.BB$10];1;0))">
            <text:p/>
          </table:table-cell>
          <table:table-cell table:formula="of:=IF(OR([.BB58]=&quot;&quot;; [.BB58]=1); &quot;&quot;; IF(SUM([.$G$11:.$G58])&lt;[.BC$10];1;0))">
            <text:p/>
          </table:table-cell>
          <table:table-cell table:formula="of:=IF(OR([.BC58]=&quot;&quot;; [.BC58]=1); &quot;&quot;; IF(SUM([.$G$11:.$G58])&lt;[.BD$10];1;0))">
            <text:p/>
          </table:table-cell>
          <table:table-cell table:formula="of:=IF(OR([.BD58]=&quot;&quot;; [.BD58]=1); &quot;&quot;; IF(SUM([.$G$11:.$G58])&lt;[.BE$10];1;0))">
            <text:p/>
          </table:table-cell>
          <table:table-cell table:formula="of:=IF(OR([.BE58]=&quot;&quot;; [.BE58]=1); &quot;&quot;; IF(SUM([.$G$11:.$G58])&lt;[.BF$10];1;0))">
            <text:p/>
          </table:table-cell>
          <table:table-cell table:formula="of:=IF(OR([.BF58]=&quot;&quot;; [.BF58]=1); &quot;&quot;; IF(SUM([.$G$11:.$G58])&lt;[.BG$10];1;0))">
            <text:p/>
          </table:table-cell>
          <table:table-cell table:formula="of:=IF(OR([.BG58]=&quot;&quot;; [.BG58]=1); &quot;&quot;; IF(SUM([.$G$11:.$G58])&lt;[.BH$10];1;0))">
            <text:p/>
          </table:table-cell>
          <table:table-cell table:formula="of:=IF(OR([.BH58]=&quot;&quot;; [.BH58]=1); &quot;&quot;; IF(SUM([.$G$11:.$G58])&lt;[.BI$10];1;0))">
            <text:p/>
          </table:table-cell>
          <table:table-cell table:formula="of:=IF(OR([.BI58]=&quot;&quot;; [.BI58]=1); &quot;&quot;; IF(SUM([.$G$11:.$G58])&lt;[.BJ$10];1;0))">
            <text:p/>
          </table:table-cell>
          <table:table-cell table:formula="of:=IF(OR([.BJ58]=&quot;&quot;; [.BJ58]=1); &quot;&quot;; IF(SUM([.$G$11:.$G58])&lt;[.BK$10];1;0))">
            <text:p/>
          </table:table-cell>
          <table:table-cell table:formula="of:=IF(OR([.BK58]=&quot;&quot;; [.BK58]=1); &quot;&quot;; IF(SUM([.$G$11:.$G58])&lt;[.BL$10];1;0))">
            <text:p/>
          </table:table-cell>
          <table:table-cell table:formula="of:=IF(OR([.BL58]=&quot;&quot;; [.BL58]=1); &quot;&quot;; IF(SUM([.$G$11:.$G58])&lt;[.BM$10];1;0))">
            <text:p/>
          </table:table-cell>
          <table:table-cell table:formula="of:=IF(OR([.BM58]=&quot;&quot;; [.BM58]=1); &quot;&quot;; IF(SUM([.$G$11:.$G58])&lt;[.BN$10];1;0))">
            <text:p/>
          </table:table-cell>
          <table:table-cell table:formula="of:=IF(OR([.BN58]=&quot;&quot;; [.BN58]=1); &quot;&quot;; IF(SUM([.$G$11:.$G58])&lt;[.BO$10];1;0))">
            <text:p/>
          </table:table-cell>
          <table:table-cell table:formula="of:=IF(OR([.BO58]=&quot;&quot;; [.BO58]=1); &quot;&quot;; IF(SUM([.$G$11:.$G58])&lt;[.BP$10];1;0))">
            <text:p/>
          </table:table-cell>
          <table:table-cell table:formula="of:=IF(OR([.BP58]=&quot;&quot;; [.BP58]=1); &quot;&quot;; IF(SUM([.$G$11:.$G58])&lt;[.BQ$10];1;0))">
            <text:p/>
          </table:table-cell>
          <table:table-cell table:formula="of:=IF(OR([.BQ58]=&quot;&quot;; [.BQ58]=1); &quot;&quot;; IF(SUM([.$G$11:.$G58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IF([.$E$5]*[.$A59]&lt;=[.$E$1];[.$E$5]*[.$A59];&quot;&quot;)">
            <text:p/>
          </table:table-cell>
          <table:table-cell table:formula="of:=IF([.$B59]&lt;&gt;&quot;&quot;;[.$E$1]-[.B59];&quot;&quot;)">
            <text:p/>
          </table:table-cell>
          <table:table-cell table:formula="of:=IF(AND([.$B59]&lt;&gt;&quot;&quot;;FLOOR([.$B59]/[.$E$5];1)&lt;=[.$C$4]);FLOOR([.$B59]/[.$E$5];1);&quot;&quot;)">
            <text:p/>
          </table:table-cell>
          <table:table-cell/>
          <table:table-cell table:formula="of:=IF([.$D59]&lt;&gt;&quot;&quot;;[.$C$2]+[.D59]*IF([.$C$2]&gt;[.$C$3];-1;1);&quot;&quot;)">
            <text:p/>
          </table:table-cell>
          <table:table-cell table:formula="of:=IF([.$D59]&lt;&gt;&quot;&quot;;60/[.F59]*1000;&quot;&quot;)">
            <text:p/>
          </table:table-cell>
          <table:table-cell table:formula="of:=IF([.G59]&lt;&gt;&quot;&quot;;0;&quot;&quot;)">
            <text:p/>
          </table:table-cell>
          <table:table-cell table:formula="of:=IF(OR([.H59]=&quot;&quot;; [.H59]=1); &quot;&quot;; IF(SUM([.$G$11:.$G59])&lt;[.I$10];1;0))">
            <text:p/>
          </table:table-cell>
          <table:table-cell table:formula="of:=IF(OR([.I59]=&quot;&quot;; [.I59]=1); &quot;&quot;; IF(SUM([.$G$11:.$G59])&lt;[.J$10];1;0))">
            <text:p/>
          </table:table-cell>
          <table:table-cell table:formula="of:=IF(OR([.J59]=&quot;&quot;; [.J59]=1); &quot;&quot;; IF(SUM([.$G$11:.$G59])&lt;[.K$10];1;0))">
            <text:p/>
          </table:table-cell>
          <table:table-cell table:formula="of:=IF(OR([.K59]=&quot;&quot;; [.K59]=1); &quot;&quot;; IF(SUM([.$G$11:.$G59])&lt;[.L$10];1;0))">
            <text:p/>
          </table:table-cell>
          <table:table-cell table:formula="of:=IF(OR([.L59]=&quot;&quot;; [.L59]=1); &quot;&quot;; IF(SUM([.$G$11:.$G59])&lt;[.M$10];1;0))">
            <text:p/>
          </table:table-cell>
          <table:table-cell table:formula="of:=IF(OR([.M59]=&quot;&quot;; [.M59]=1); &quot;&quot;; IF(SUM([.$G$11:.$G59])&lt;[.N$10];1;0))">
            <text:p/>
          </table:table-cell>
          <table:table-cell table:formula="of:=IF(OR([.N59]=&quot;&quot;; [.N59]=1); &quot;&quot;; IF(SUM([.$G$11:.$G59])&lt;[.O$10];1;0))">
            <text:p/>
          </table:table-cell>
          <table:table-cell table:formula="of:=IF(OR([.O59]=&quot;&quot;; [.O59]=1); &quot;&quot;; IF(SUM([.$G$11:.$G59])&lt;[.P$10];1;0))">
            <text:p/>
          </table:table-cell>
          <table:table-cell table:formula="of:=IF(OR([.P59]=&quot;&quot;; [.P59]=1); &quot;&quot;; IF(SUM([.$G$11:.$G59])&lt;[.Q$10];1;0))">
            <text:p/>
          </table:table-cell>
          <table:table-cell table:formula="of:=IF(OR([.Q59]=&quot;&quot;; [.Q59]=1); &quot;&quot;; IF(SUM([.$G$11:.$G59])&lt;[.R$10];1;0))">
            <text:p/>
          </table:table-cell>
          <table:table-cell table:formula="of:=IF(OR([.R59]=&quot;&quot;; [.R59]=1); &quot;&quot;; IF(SUM([.$G$11:.$G59])&lt;[.S$10];1;0))">
            <text:p/>
          </table:table-cell>
          <table:table-cell table:formula="of:=IF(OR([.S59]=&quot;&quot;; [.S59]=1); &quot;&quot;; IF(SUM([.$G$11:.$G59])&lt;[.T$10];1;0))">
            <text:p/>
          </table:table-cell>
          <table:table-cell table:formula="of:=IF(OR([.T59]=&quot;&quot;; [.T59]=1); &quot;&quot;; IF(SUM([.$G$11:.$G59])&lt;[.U$10];1;0))">
            <text:p/>
          </table:table-cell>
          <table:table-cell table:formula="of:=IF(OR([.U59]=&quot;&quot;; [.U59]=1); &quot;&quot;; IF(SUM([.$G$11:.$G59])&lt;[.V$10];1;0))">
            <text:p/>
          </table:table-cell>
          <table:table-cell table:formula="of:=IF(OR([.V59]=&quot;&quot;; [.V59]=1); &quot;&quot;; IF(SUM([.$G$11:.$G59])&lt;[.W$10];1;0))">
            <text:p/>
          </table:table-cell>
          <table:table-cell table:formula="of:=IF(OR([.W59]=&quot;&quot;; [.W59]=1); &quot;&quot;; IF(SUM([.$G$11:.$G59])&lt;[.X$10];1;0))">
            <text:p/>
          </table:table-cell>
          <table:table-cell table:formula="of:=IF(OR([.X59]=&quot;&quot;; [.X59]=1); &quot;&quot;; IF(SUM([.$G$11:.$G59])&lt;[.Y$10];1;0))">
            <text:p/>
          </table:table-cell>
          <table:table-cell table:formula="of:=IF(OR([.Y59]=&quot;&quot;; [.Y59]=1); &quot;&quot;; IF(SUM([.$G$11:.$G59])&lt;[.Z$10];1;0))">
            <text:p/>
          </table:table-cell>
          <table:table-cell table:formula="of:=IF(OR([.Z59]=&quot;&quot;; [.Z59]=1); &quot;&quot;; IF(SUM([.$G$11:.$G59])&lt;[.AA$10];1;0))">
            <text:p/>
          </table:table-cell>
          <table:table-cell table:formula="of:=IF(OR([.AA59]=&quot;&quot;; [.AA59]=1); &quot;&quot;; IF(SUM([.$G$11:.$G59])&lt;[.AB$10];1;0))">
            <text:p/>
          </table:table-cell>
          <table:table-cell table:formula="of:=IF(OR([.AB59]=&quot;&quot;; [.AB59]=1); &quot;&quot;; IF(SUM([.$G$11:.$G59])&lt;[.AC$10];1;0))">
            <text:p/>
          </table:table-cell>
          <table:table-cell table:formula="of:=IF(OR([.AC59]=&quot;&quot;; [.AC59]=1); &quot;&quot;; IF(SUM([.$G$11:.$G59])&lt;[.AD$10];1;0))">
            <text:p/>
          </table:table-cell>
          <table:table-cell table:formula="of:=IF(OR([.AD59]=&quot;&quot;; [.AD59]=1); &quot;&quot;; IF(SUM([.$G$11:.$G59])&lt;[.AE$10];1;0))">
            <text:p/>
          </table:table-cell>
          <table:table-cell table:formula="of:=IF(OR([.AE59]=&quot;&quot;; [.AE59]=1); &quot;&quot;; IF(SUM([.$G$11:.$G59])&lt;[.AF$10];1;0))">
            <text:p/>
          </table:table-cell>
          <table:table-cell table:formula="of:=IF(OR([.AF59]=&quot;&quot;; [.AF59]=1); &quot;&quot;; IF(SUM([.$G$11:.$G59])&lt;[.AG$10];1;0))">
            <text:p/>
          </table:table-cell>
          <table:table-cell table:formula="of:=IF(OR([.AG59]=&quot;&quot;; [.AG59]=1); &quot;&quot;; IF(SUM([.$G$11:.$G59])&lt;[.AH$10];1;0))">
            <text:p/>
          </table:table-cell>
          <table:table-cell table:formula="of:=IF(OR([.AH59]=&quot;&quot;; [.AH59]=1); &quot;&quot;; IF(SUM([.$G$11:.$G59])&lt;[.AI$10];1;0))">
            <text:p/>
          </table:table-cell>
          <table:table-cell table:formula="of:=IF(OR([.AI59]=&quot;&quot;; [.AI59]=1); &quot;&quot;; IF(SUM([.$G$11:.$G59])&lt;[.AJ$10];1;0))">
            <text:p/>
          </table:table-cell>
          <table:table-cell table:formula="of:=IF(OR([.AJ59]=&quot;&quot;; [.AJ59]=1); &quot;&quot;; IF(SUM([.$G$11:.$G59])&lt;[.AK$10];1;0))">
            <text:p/>
          </table:table-cell>
          <table:table-cell table:formula="of:=IF(OR([.AK59]=&quot;&quot;; [.AK59]=1); &quot;&quot;; IF(SUM([.$G$11:.$G59])&lt;[.AL$10];1;0))">
            <text:p/>
          </table:table-cell>
          <table:table-cell table:formula="of:=IF(OR([.AL59]=&quot;&quot;; [.AL59]=1); &quot;&quot;; IF(SUM([.$G$11:.$G59])&lt;[.AM$10];1;0))">
            <text:p/>
          </table:table-cell>
          <table:table-cell table:formula="of:=IF(OR([.AM59]=&quot;&quot;; [.AM59]=1); &quot;&quot;; IF(SUM([.$G$11:.$G59])&lt;[.AN$10];1;0))">
            <text:p/>
          </table:table-cell>
          <table:table-cell table:formula="of:=IF(OR([.AN59]=&quot;&quot;; [.AN59]=1); &quot;&quot;; IF(SUM([.$G$11:.$G59])&lt;[.AO$10];1;0))">
            <text:p/>
          </table:table-cell>
          <table:table-cell table:formula="of:=IF(OR([.AO59]=&quot;&quot;; [.AO59]=1); &quot;&quot;; IF(SUM([.$G$11:.$G59])&lt;[.AP$10];1;0))">
            <text:p/>
          </table:table-cell>
          <table:table-cell table:formula="of:=IF(OR([.AP59]=&quot;&quot;; [.AP59]=1); &quot;&quot;; IF(SUM([.$G$11:.$G59])&lt;[.AQ$10];1;0))">
            <text:p/>
          </table:table-cell>
          <table:table-cell table:formula="of:=IF(OR([.AQ59]=&quot;&quot;; [.AQ59]=1); &quot;&quot;; IF(SUM([.$G$11:.$G59])&lt;[.AR$10];1;0))">
            <text:p/>
          </table:table-cell>
          <table:table-cell table:formula="of:=IF(OR([.AR59]=&quot;&quot;; [.AR59]=1); &quot;&quot;; IF(SUM([.$G$11:.$G59])&lt;[.AS$10];1;0))">
            <text:p/>
          </table:table-cell>
          <table:table-cell table:formula="of:=IF(OR([.AS59]=&quot;&quot;; [.AS59]=1); &quot;&quot;; IF(SUM([.$G$11:.$G59])&lt;[.AT$10];1;0))">
            <text:p/>
          </table:table-cell>
          <table:table-cell table:formula="of:=IF(OR([.AT59]=&quot;&quot;; [.AT59]=1); &quot;&quot;; IF(SUM([.$G$11:.$G59])&lt;[.AU$10];1;0))">
            <text:p/>
          </table:table-cell>
          <table:table-cell table:formula="of:=IF(OR([.AU59]=&quot;&quot;; [.AU59]=1); &quot;&quot;; IF(SUM([.$G$11:.$G59])&lt;[.AV$10];1;0))">
            <text:p/>
          </table:table-cell>
          <table:table-cell table:formula="of:=IF(OR([.AV59]=&quot;&quot;; [.AV59]=1); &quot;&quot;; IF(SUM([.$G$11:.$G59])&lt;[.AW$10];1;0))">
            <text:p/>
          </table:table-cell>
          <table:table-cell table:formula="of:=IF(OR([.AW59]=&quot;&quot;; [.AW59]=1); &quot;&quot;; IF(SUM([.$G$11:.$G59])&lt;[.AX$10];1;0))">
            <text:p/>
          </table:table-cell>
          <table:table-cell table:formula="of:=IF(OR([.AX59]=&quot;&quot;; [.AX59]=1); &quot;&quot;; IF(SUM([.$G$11:.$G59])&lt;[.AY$10];1;0))">
            <text:p/>
          </table:table-cell>
          <table:table-cell table:formula="of:=IF(OR([.AY59]=&quot;&quot;; [.AY59]=1); &quot;&quot;; IF(SUM([.$G$11:.$G59])&lt;[.AZ$10];1;0))">
            <text:p/>
          </table:table-cell>
          <table:table-cell table:formula="of:=IF(OR([.AZ59]=&quot;&quot;; [.AZ59]=1); &quot;&quot;; IF(SUM([.$G$11:.$G59])&lt;[.BA$10];1;0))">
            <text:p/>
          </table:table-cell>
          <table:table-cell table:formula="of:=IF(OR([.BA59]=&quot;&quot;; [.BA59]=1); &quot;&quot;; IF(SUM([.$G$11:.$G59])&lt;[.BB$10];1;0))">
            <text:p/>
          </table:table-cell>
          <table:table-cell table:formula="of:=IF(OR([.BB59]=&quot;&quot;; [.BB59]=1); &quot;&quot;; IF(SUM([.$G$11:.$G59])&lt;[.BC$10];1;0))">
            <text:p/>
          </table:table-cell>
          <table:table-cell table:formula="of:=IF(OR([.BC59]=&quot;&quot;; [.BC59]=1); &quot;&quot;; IF(SUM([.$G$11:.$G59])&lt;[.BD$10];1;0))">
            <text:p/>
          </table:table-cell>
          <table:table-cell table:formula="of:=IF(OR([.BD59]=&quot;&quot;; [.BD59]=1); &quot;&quot;; IF(SUM([.$G$11:.$G59])&lt;[.BE$10];1;0))">
            <text:p/>
          </table:table-cell>
          <table:table-cell table:formula="of:=IF(OR([.BE59]=&quot;&quot;; [.BE59]=1); &quot;&quot;; IF(SUM([.$G$11:.$G59])&lt;[.BF$10];1;0))">
            <text:p/>
          </table:table-cell>
          <table:table-cell table:formula="of:=IF(OR([.BF59]=&quot;&quot;; [.BF59]=1); &quot;&quot;; IF(SUM([.$G$11:.$G59])&lt;[.BG$10];1;0))">
            <text:p/>
          </table:table-cell>
          <table:table-cell table:formula="of:=IF(OR([.BG59]=&quot;&quot;; [.BG59]=1); &quot;&quot;; IF(SUM([.$G$11:.$G59])&lt;[.BH$10];1;0))">
            <text:p/>
          </table:table-cell>
          <table:table-cell table:formula="of:=IF(OR([.BH59]=&quot;&quot;; [.BH59]=1); &quot;&quot;; IF(SUM([.$G$11:.$G59])&lt;[.BI$10];1;0))">
            <text:p/>
          </table:table-cell>
          <table:table-cell table:formula="of:=IF(OR([.BI59]=&quot;&quot;; [.BI59]=1); &quot;&quot;; IF(SUM([.$G$11:.$G59])&lt;[.BJ$10];1;0))">
            <text:p/>
          </table:table-cell>
          <table:table-cell table:formula="of:=IF(OR([.BJ59]=&quot;&quot;; [.BJ59]=1); &quot;&quot;; IF(SUM([.$G$11:.$G59])&lt;[.BK$10];1;0))">
            <text:p/>
          </table:table-cell>
          <table:table-cell table:formula="of:=IF(OR([.BK59]=&quot;&quot;; [.BK59]=1); &quot;&quot;; IF(SUM([.$G$11:.$G59])&lt;[.BL$10];1;0))">
            <text:p/>
          </table:table-cell>
          <table:table-cell table:formula="of:=IF(OR([.BL59]=&quot;&quot;; [.BL59]=1); &quot;&quot;; IF(SUM([.$G$11:.$G59])&lt;[.BM$10];1;0))">
            <text:p/>
          </table:table-cell>
          <table:table-cell table:formula="of:=IF(OR([.BM59]=&quot;&quot;; [.BM59]=1); &quot;&quot;; IF(SUM([.$G$11:.$G59])&lt;[.BN$10];1;0))">
            <text:p/>
          </table:table-cell>
          <table:table-cell table:formula="of:=IF(OR([.BN59]=&quot;&quot;; [.BN59]=1); &quot;&quot;; IF(SUM([.$G$11:.$G59])&lt;[.BO$10];1;0))">
            <text:p/>
          </table:table-cell>
          <table:table-cell table:formula="of:=IF(OR([.BO59]=&quot;&quot;; [.BO59]=1); &quot;&quot;; IF(SUM([.$G$11:.$G59])&lt;[.BP$10];1;0))">
            <text:p/>
          </table:table-cell>
          <table:table-cell table:formula="of:=IF(OR([.BP59]=&quot;&quot;; [.BP59]=1); &quot;&quot;; IF(SUM([.$G$11:.$G59])&lt;[.BQ$10];1;0))">
            <text:p/>
          </table:table-cell>
          <table:table-cell table:formula="of:=IF(OR([.BQ59]=&quot;&quot;; [.BQ59]=1); &quot;&quot;; IF(SUM([.$G$11:.$G59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IF([.$E$5]*[.$A60]&lt;=[.$E$1];[.$E$5]*[.$A60];&quot;&quot;)">
            <text:p/>
          </table:table-cell>
          <table:table-cell table:formula="of:=IF([.$B60]&lt;&gt;&quot;&quot;;[.$E$1]-[.B60];&quot;&quot;)">
            <text:p/>
          </table:table-cell>
          <table:table-cell table:formula="of:=IF(AND([.$B60]&lt;&gt;&quot;&quot;;FLOOR([.$B60]/[.$E$5];1)&lt;=[.$C$4]);FLOOR([.$B60]/[.$E$5];1);&quot;&quot;)">
            <text:p/>
          </table:table-cell>
          <table:table-cell/>
          <table:table-cell table:formula="of:=IF([.$D60]&lt;&gt;&quot;&quot;;[.$C$2]+[.D60]*IF([.$C$2]&gt;[.$C$3];-1;1);&quot;&quot;)">
            <text:p/>
          </table:table-cell>
          <table:table-cell table:formula="of:=IF([.$D60]&lt;&gt;&quot;&quot;;60/[.F60]*1000;&quot;&quot;)">
            <text:p/>
          </table:table-cell>
          <table:table-cell table:formula="of:=IF([.G60]&lt;&gt;&quot;&quot;;0;&quot;&quot;)">
            <text:p/>
          </table:table-cell>
          <table:table-cell table:formula="of:=IF(OR([.H60]=&quot;&quot;; [.H60]=1); &quot;&quot;; IF(SUM([.$G$11:.$G60])&lt;[.I$10];1;0))">
            <text:p/>
          </table:table-cell>
          <table:table-cell table:formula="of:=IF(OR([.I60]=&quot;&quot;; [.I60]=1); &quot;&quot;; IF(SUM([.$G$11:.$G60])&lt;[.J$10];1;0))">
            <text:p/>
          </table:table-cell>
          <table:table-cell table:formula="of:=IF(OR([.J60]=&quot;&quot;; [.J60]=1); &quot;&quot;; IF(SUM([.$G$11:.$G60])&lt;[.K$10];1;0))">
            <text:p/>
          </table:table-cell>
          <table:table-cell table:formula="of:=IF(OR([.K60]=&quot;&quot;; [.K60]=1); &quot;&quot;; IF(SUM([.$G$11:.$G60])&lt;[.L$10];1;0))">
            <text:p/>
          </table:table-cell>
          <table:table-cell table:formula="of:=IF(OR([.L60]=&quot;&quot;; [.L60]=1); &quot;&quot;; IF(SUM([.$G$11:.$G60])&lt;[.M$10];1;0))">
            <text:p/>
          </table:table-cell>
          <table:table-cell table:formula="of:=IF(OR([.M60]=&quot;&quot;; [.M60]=1); &quot;&quot;; IF(SUM([.$G$11:.$G60])&lt;[.N$10];1;0))">
            <text:p/>
          </table:table-cell>
          <table:table-cell table:formula="of:=IF(OR([.N60]=&quot;&quot;; [.N60]=1); &quot;&quot;; IF(SUM([.$G$11:.$G60])&lt;[.O$10];1;0))">
            <text:p/>
          </table:table-cell>
          <table:table-cell table:formula="of:=IF(OR([.O60]=&quot;&quot;; [.O60]=1); &quot;&quot;; IF(SUM([.$G$11:.$G60])&lt;[.P$10];1;0))">
            <text:p/>
          </table:table-cell>
          <table:table-cell table:formula="of:=IF(OR([.P60]=&quot;&quot;; [.P60]=1); &quot;&quot;; IF(SUM([.$G$11:.$G60])&lt;[.Q$10];1;0))">
            <text:p/>
          </table:table-cell>
          <table:table-cell table:formula="of:=IF(OR([.Q60]=&quot;&quot;; [.Q60]=1); &quot;&quot;; IF(SUM([.$G$11:.$G60])&lt;[.R$10];1;0))">
            <text:p/>
          </table:table-cell>
          <table:table-cell table:formula="of:=IF(OR([.R60]=&quot;&quot;; [.R60]=1); &quot;&quot;; IF(SUM([.$G$11:.$G60])&lt;[.S$10];1;0))">
            <text:p/>
          </table:table-cell>
          <table:table-cell table:formula="of:=IF(OR([.S60]=&quot;&quot;; [.S60]=1); &quot;&quot;; IF(SUM([.$G$11:.$G60])&lt;[.T$10];1;0))">
            <text:p/>
          </table:table-cell>
          <table:table-cell table:formula="of:=IF(OR([.T60]=&quot;&quot;; [.T60]=1); &quot;&quot;; IF(SUM([.$G$11:.$G60])&lt;[.U$10];1;0))">
            <text:p/>
          </table:table-cell>
          <table:table-cell table:formula="of:=IF(OR([.U60]=&quot;&quot;; [.U60]=1); &quot;&quot;; IF(SUM([.$G$11:.$G60])&lt;[.V$10];1;0))">
            <text:p/>
          </table:table-cell>
          <table:table-cell table:formula="of:=IF(OR([.V60]=&quot;&quot;; [.V60]=1); &quot;&quot;; IF(SUM([.$G$11:.$G60])&lt;[.W$10];1;0))">
            <text:p/>
          </table:table-cell>
          <table:table-cell table:formula="of:=IF(OR([.W60]=&quot;&quot;; [.W60]=1); &quot;&quot;; IF(SUM([.$G$11:.$G60])&lt;[.X$10];1;0))">
            <text:p/>
          </table:table-cell>
          <table:table-cell table:formula="of:=IF(OR([.X60]=&quot;&quot;; [.X60]=1); &quot;&quot;; IF(SUM([.$G$11:.$G60])&lt;[.Y$10];1;0))">
            <text:p/>
          </table:table-cell>
          <table:table-cell table:formula="of:=IF(OR([.Y60]=&quot;&quot;; [.Y60]=1); &quot;&quot;; IF(SUM([.$G$11:.$G60])&lt;[.Z$10];1;0))">
            <text:p/>
          </table:table-cell>
          <table:table-cell table:formula="of:=IF(OR([.Z60]=&quot;&quot;; [.Z60]=1); &quot;&quot;; IF(SUM([.$G$11:.$G60])&lt;[.AA$10];1;0))">
            <text:p/>
          </table:table-cell>
          <table:table-cell table:formula="of:=IF(OR([.AA60]=&quot;&quot;; [.AA60]=1); &quot;&quot;; IF(SUM([.$G$11:.$G60])&lt;[.AB$10];1;0))">
            <text:p/>
          </table:table-cell>
          <table:table-cell table:formula="of:=IF(OR([.AB60]=&quot;&quot;; [.AB60]=1); &quot;&quot;; IF(SUM([.$G$11:.$G60])&lt;[.AC$10];1;0))">
            <text:p/>
          </table:table-cell>
          <table:table-cell table:formula="of:=IF(OR([.AC60]=&quot;&quot;; [.AC60]=1); &quot;&quot;; IF(SUM([.$G$11:.$G60])&lt;[.AD$10];1;0))">
            <text:p/>
          </table:table-cell>
          <table:table-cell table:formula="of:=IF(OR([.AD60]=&quot;&quot;; [.AD60]=1); &quot;&quot;; IF(SUM([.$G$11:.$G60])&lt;[.AE$10];1;0))">
            <text:p/>
          </table:table-cell>
          <table:table-cell table:formula="of:=IF(OR([.AE60]=&quot;&quot;; [.AE60]=1); &quot;&quot;; IF(SUM([.$G$11:.$G60])&lt;[.AF$10];1;0))">
            <text:p/>
          </table:table-cell>
          <table:table-cell table:formula="of:=IF(OR([.AF60]=&quot;&quot;; [.AF60]=1); &quot;&quot;; IF(SUM([.$G$11:.$G60])&lt;[.AG$10];1;0))">
            <text:p/>
          </table:table-cell>
          <table:table-cell table:formula="of:=IF(OR([.AG60]=&quot;&quot;; [.AG60]=1); &quot;&quot;; IF(SUM([.$G$11:.$G60])&lt;[.AH$10];1;0))">
            <text:p/>
          </table:table-cell>
          <table:table-cell table:formula="of:=IF(OR([.AH60]=&quot;&quot;; [.AH60]=1); &quot;&quot;; IF(SUM([.$G$11:.$G60])&lt;[.AI$10];1;0))">
            <text:p/>
          </table:table-cell>
          <table:table-cell table:formula="of:=IF(OR([.AI60]=&quot;&quot;; [.AI60]=1); &quot;&quot;; IF(SUM([.$G$11:.$G60])&lt;[.AJ$10];1;0))">
            <text:p/>
          </table:table-cell>
          <table:table-cell table:formula="of:=IF(OR([.AJ60]=&quot;&quot;; [.AJ60]=1); &quot;&quot;; IF(SUM([.$G$11:.$G60])&lt;[.AK$10];1;0))">
            <text:p/>
          </table:table-cell>
          <table:table-cell table:formula="of:=IF(OR([.AK60]=&quot;&quot;; [.AK60]=1); &quot;&quot;; IF(SUM([.$G$11:.$G60])&lt;[.AL$10];1;0))">
            <text:p/>
          </table:table-cell>
          <table:table-cell table:formula="of:=IF(OR([.AL60]=&quot;&quot;; [.AL60]=1); &quot;&quot;; IF(SUM([.$G$11:.$G60])&lt;[.AM$10];1;0))">
            <text:p/>
          </table:table-cell>
          <table:table-cell table:formula="of:=IF(OR([.AM60]=&quot;&quot;; [.AM60]=1); &quot;&quot;; IF(SUM([.$G$11:.$G60])&lt;[.AN$10];1;0))">
            <text:p/>
          </table:table-cell>
          <table:table-cell table:formula="of:=IF(OR([.AN60]=&quot;&quot;; [.AN60]=1); &quot;&quot;; IF(SUM([.$G$11:.$G60])&lt;[.AO$10];1;0))">
            <text:p/>
          </table:table-cell>
          <table:table-cell table:formula="of:=IF(OR([.AO60]=&quot;&quot;; [.AO60]=1); &quot;&quot;; IF(SUM([.$G$11:.$G60])&lt;[.AP$10];1;0))">
            <text:p/>
          </table:table-cell>
          <table:table-cell table:formula="of:=IF(OR([.AP60]=&quot;&quot;; [.AP60]=1); &quot;&quot;; IF(SUM([.$G$11:.$G60])&lt;[.AQ$10];1;0))">
            <text:p/>
          </table:table-cell>
          <table:table-cell table:formula="of:=IF(OR([.AQ60]=&quot;&quot;; [.AQ60]=1); &quot;&quot;; IF(SUM([.$G$11:.$G60])&lt;[.AR$10];1;0))">
            <text:p/>
          </table:table-cell>
          <table:table-cell table:formula="of:=IF(OR([.AR60]=&quot;&quot;; [.AR60]=1); &quot;&quot;; IF(SUM([.$G$11:.$G60])&lt;[.AS$10];1;0))">
            <text:p/>
          </table:table-cell>
          <table:table-cell table:formula="of:=IF(OR([.AS60]=&quot;&quot;; [.AS60]=1); &quot;&quot;; IF(SUM([.$G$11:.$G60])&lt;[.AT$10];1;0))">
            <text:p/>
          </table:table-cell>
          <table:table-cell table:formula="of:=IF(OR([.AT60]=&quot;&quot;; [.AT60]=1); &quot;&quot;; IF(SUM([.$G$11:.$G60])&lt;[.AU$10];1;0))">
            <text:p/>
          </table:table-cell>
          <table:table-cell table:formula="of:=IF(OR([.AU60]=&quot;&quot;; [.AU60]=1); &quot;&quot;; IF(SUM([.$G$11:.$G60])&lt;[.AV$10];1;0))">
            <text:p/>
          </table:table-cell>
          <table:table-cell table:formula="of:=IF(OR([.AV60]=&quot;&quot;; [.AV60]=1); &quot;&quot;; IF(SUM([.$G$11:.$G60])&lt;[.AW$10];1;0))">
            <text:p/>
          </table:table-cell>
          <table:table-cell table:formula="of:=IF(OR([.AW60]=&quot;&quot;; [.AW60]=1); &quot;&quot;; IF(SUM([.$G$11:.$G60])&lt;[.AX$10];1;0))">
            <text:p/>
          </table:table-cell>
          <table:table-cell table:formula="of:=IF(OR([.AX60]=&quot;&quot;; [.AX60]=1); &quot;&quot;; IF(SUM([.$G$11:.$G60])&lt;[.AY$10];1;0))">
            <text:p/>
          </table:table-cell>
          <table:table-cell table:formula="of:=IF(OR([.AY60]=&quot;&quot;; [.AY60]=1); &quot;&quot;; IF(SUM([.$G$11:.$G60])&lt;[.AZ$10];1;0))">
            <text:p/>
          </table:table-cell>
          <table:table-cell table:formula="of:=IF(OR([.AZ60]=&quot;&quot;; [.AZ60]=1); &quot;&quot;; IF(SUM([.$G$11:.$G60])&lt;[.BA$10];1;0))">
            <text:p/>
          </table:table-cell>
          <table:table-cell table:formula="of:=IF(OR([.BA60]=&quot;&quot;; [.BA60]=1); &quot;&quot;; IF(SUM([.$G$11:.$G60])&lt;[.BB$10];1;0))">
            <text:p/>
          </table:table-cell>
          <table:table-cell table:formula="of:=IF(OR([.BB60]=&quot;&quot;; [.BB60]=1); &quot;&quot;; IF(SUM([.$G$11:.$G60])&lt;[.BC$10];1;0))">
            <text:p/>
          </table:table-cell>
          <table:table-cell table:formula="of:=IF(OR([.BC60]=&quot;&quot;; [.BC60]=1); &quot;&quot;; IF(SUM([.$G$11:.$G60])&lt;[.BD$10];1;0))">
            <text:p/>
          </table:table-cell>
          <table:table-cell table:formula="of:=IF(OR([.BD60]=&quot;&quot;; [.BD60]=1); &quot;&quot;; IF(SUM([.$G$11:.$G60])&lt;[.BE$10];1;0))">
            <text:p/>
          </table:table-cell>
          <table:table-cell table:formula="of:=IF(OR([.BE60]=&quot;&quot;; [.BE60]=1); &quot;&quot;; IF(SUM([.$G$11:.$G60])&lt;[.BF$10];1;0))">
            <text:p/>
          </table:table-cell>
          <table:table-cell table:formula="of:=IF(OR([.BF60]=&quot;&quot;; [.BF60]=1); &quot;&quot;; IF(SUM([.$G$11:.$G60])&lt;[.BG$10];1;0))">
            <text:p/>
          </table:table-cell>
          <table:table-cell table:formula="of:=IF(OR([.BG60]=&quot;&quot;; [.BG60]=1); &quot;&quot;; IF(SUM([.$G$11:.$G60])&lt;[.BH$10];1;0))">
            <text:p/>
          </table:table-cell>
          <table:table-cell table:formula="of:=IF(OR([.BH60]=&quot;&quot;; [.BH60]=1); &quot;&quot;; IF(SUM([.$G$11:.$G60])&lt;[.BI$10];1;0))">
            <text:p/>
          </table:table-cell>
          <table:table-cell table:formula="of:=IF(OR([.BI60]=&quot;&quot;; [.BI60]=1); &quot;&quot;; IF(SUM([.$G$11:.$G60])&lt;[.BJ$10];1;0))">
            <text:p/>
          </table:table-cell>
          <table:table-cell table:formula="of:=IF(OR([.BJ60]=&quot;&quot;; [.BJ60]=1); &quot;&quot;; IF(SUM([.$G$11:.$G60])&lt;[.BK$10];1;0))">
            <text:p/>
          </table:table-cell>
          <table:table-cell table:formula="of:=IF(OR([.BK60]=&quot;&quot;; [.BK60]=1); &quot;&quot;; IF(SUM([.$G$11:.$G60])&lt;[.BL$10];1;0))">
            <text:p/>
          </table:table-cell>
          <table:table-cell table:formula="of:=IF(OR([.BL60]=&quot;&quot;; [.BL60]=1); &quot;&quot;; IF(SUM([.$G$11:.$G60])&lt;[.BM$10];1;0))">
            <text:p/>
          </table:table-cell>
          <table:table-cell table:formula="of:=IF(OR([.BM60]=&quot;&quot;; [.BM60]=1); &quot;&quot;; IF(SUM([.$G$11:.$G60])&lt;[.BN$10];1;0))">
            <text:p/>
          </table:table-cell>
          <table:table-cell table:formula="of:=IF(OR([.BN60]=&quot;&quot;; [.BN60]=1); &quot;&quot;; IF(SUM([.$G$11:.$G60])&lt;[.BO$10];1;0))">
            <text:p/>
          </table:table-cell>
          <table:table-cell table:formula="of:=IF(OR([.BO60]=&quot;&quot;; [.BO60]=1); &quot;&quot;; IF(SUM([.$G$11:.$G60])&lt;[.BP$10];1;0))">
            <text:p/>
          </table:table-cell>
          <table:table-cell table:formula="of:=IF(OR([.BP60]=&quot;&quot;; [.BP60]=1); &quot;&quot;; IF(SUM([.$G$11:.$G60])&lt;[.BQ$10];1;0))">
            <text:p/>
          </table:table-cell>
          <table:table-cell table:formula="of:=IF(OR([.BQ60]=&quot;&quot;; [.BQ60]=1); &quot;&quot;; IF(SUM([.$G$11:.$G60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IF([.$E$5]*[.$A61]&lt;=[.$E$1];[.$E$5]*[.$A61];&quot;&quot;)">
            <text:p/>
          </table:table-cell>
          <table:table-cell table:formula="of:=IF([.$B61]&lt;&gt;&quot;&quot;;[.$E$1]-[.B61];&quot;&quot;)">
            <text:p/>
          </table:table-cell>
          <table:table-cell table:formula="of:=IF(AND([.$B61]&lt;&gt;&quot;&quot;;FLOOR([.$B61]/[.$E$5];1)&lt;=[.$C$4]);FLOOR([.$B61]/[.$E$5];1);&quot;&quot;)">
            <text:p/>
          </table:table-cell>
          <table:table-cell/>
          <table:table-cell table:formula="of:=IF([.$D61]&lt;&gt;&quot;&quot;;[.$C$2]+[.D61]*IF([.$C$2]&gt;[.$C$3];-1;1);&quot;&quot;)">
            <text:p/>
          </table:table-cell>
          <table:table-cell table:formula="of:=IF([.$D61]&lt;&gt;&quot;&quot;;60/[.F61]*1000;&quot;&quot;)">
            <text:p/>
          </table:table-cell>
          <table:table-cell table:formula="of:=IF([.G61]&lt;&gt;&quot;&quot;;0;&quot;&quot;)">
            <text:p/>
          </table:table-cell>
          <table:table-cell table:formula="of:=IF(OR([.H61]=&quot;&quot;; [.H61]=1); &quot;&quot;; IF(SUM([.$G$11:.$G61])&lt;[.I$10];1;0))">
            <text:p/>
          </table:table-cell>
          <table:table-cell table:formula="of:=IF(OR([.I61]=&quot;&quot;; [.I61]=1); &quot;&quot;; IF(SUM([.$G$11:.$G61])&lt;[.J$10];1;0))">
            <text:p/>
          </table:table-cell>
          <table:table-cell table:formula="of:=IF(OR([.J61]=&quot;&quot;; [.J61]=1); &quot;&quot;; IF(SUM([.$G$11:.$G61])&lt;[.K$10];1;0))">
            <text:p/>
          </table:table-cell>
          <table:table-cell table:formula="of:=IF(OR([.K61]=&quot;&quot;; [.K61]=1); &quot;&quot;; IF(SUM([.$G$11:.$G61])&lt;[.L$10];1;0))">
            <text:p/>
          </table:table-cell>
          <table:table-cell table:formula="of:=IF(OR([.L61]=&quot;&quot;; [.L61]=1); &quot;&quot;; IF(SUM([.$G$11:.$G61])&lt;[.M$10];1;0))">
            <text:p/>
          </table:table-cell>
          <table:table-cell table:formula="of:=IF(OR([.M61]=&quot;&quot;; [.M61]=1); &quot;&quot;; IF(SUM([.$G$11:.$G61])&lt;[.N$10];1;0))">
            <text:p/>
          </table:table-cell>
          <table:table-cell table:formula="of:=IF(OR([.N61]=&quot;&quot;; [.N61]=1); &quot;&quot;; IF(SUM([.$G$11:.$G61])&lt;[.O$10];1;0))">
            <text:p/>
          </table:table-cell>
          <table:table-cell table:formula="of:=IF(OR([.O61]=&quot;&quot;; [.O61]=1); &quot;&quot;; IF(SUM([.$G$11:.$G61])&lt;[.P$10];1;0))">
            <text:p/>
          </table:table-cell>
          <table:table-cell table:formula="of:=IF(OR([.P61]=&quot;&quot;; [.P61]=1); &quot;&quot;; IF(SUM([.$G$11:.$G61])&lt;[.Q$10];1;0))">
            <text:p/>
          </table:table-cell>
          <table:table-cell table:formula="of:=IF(OR([.Q61]=&quot;&quot;; [.Q61]=1); &quot;&quot;; IF(SUM([.$G$11:.$G61])&lt;[.R$10];1;0))">
            <text:p/>
          </table:table-cell>
          <table:table-cell table:formula="of:=IF(OR([.R61]=&quot;&quot;; [.R61]=1); &quot;&quot;; IF(SUM([.$G$11:.$G61])&lt;[.S$10];1;0))">
            <text:p/>
          </table:table-cell>
          <table:table-cell table:formula="of:=IF(OR([.S61]=&quot;&quot;; [.S61]=1); &quot;&quot;; IF(SUM([.$G$11:.$G61])&lt;[.T$10];1;0))">
            <text:p/>
          </table:table-cell>
          <table:table-cell table:formula="of:=IF(OR([.T61]=&quot;&quot;; [.T61]=1); &quot;&quot;; IF(SUM([.$G$11:.$G61])&lt;[.U$10];1;0))">
            <text:p/>
          </table:table-cell>
          <table:table-cell table:formula="of:=IF(OR([.U61]=&quot;&quot;; [.U61]=1); &quot;&quot;; IF(SUM([.$G$11:.$G61])&lt;[.V$10];1;0))">
            <text:p/>
          </table:table-cell>
          <table:table-cell table:formula="of:=IF(OR([.V61]=&quot;&quot;; [.V61]=1); &quot;&quot;; IF(SUM([.$G$11:.$G61])&lt;[.W$10];1;0))">
            <text:p/>
          </table:table-cell>
          <table:table-cell table:formula="of:=IF(OR([.W61]=&quot;&quot;; [.W61]=1); &quot;&quot;; IF(SUM([.$G$11:.$G61])&lt;[.X$10];1;0))">
            <text:p/>
          </table:table-cell>
          <table:table-cell table:formula="of:=IF(OR([.X61]=&quot;&quot;; [.X61]=1); &quot;&quot;; IF(SUM([.$G$11:.$G61])&lt;[.Y$10];1;0))">
            <text:p/>
          </table:table-cell>
          <table:table-cell table:formula="of:=IF(OR([.Y61]=&quot;&quot;; [.Y61]=1); &quot;&quot;; IF(SUM([.$G$11:.$G61])&lt;[.Z$10];1;0))">
            <text:p/>
          </table:table-cell>
          <table:table-cell table:formula="of:=IF(OR([.Z61]=&quot;&quot;; [.Z61]=1); &quot;&quot;; IF(SUM([.$G$11:.$G61])&lt;[.AA$10];1;0))">
            <text:p/>
          </table:table-cell>
          <table:table-cell table:formula="of:=IF(OR([.AA61]=&quot;&quot;; [.AA61]=1); &quot;&quot;; IF(SUM([.$G$11:.$G61])&lt;[.AB$10];1;0))">
            <text:p/>
          </table:table-cell>
          <table:table-cell table:formula="of:=IF(OR([.AB61]=&quot;&quot;; [.AB61]=1); &quot;&quot;; IF(SUM([.$G$11:.$G61])&lt;[.AC$10];1;0))">
            <text:p/>
          </table:table-cell>
          <table:table-cell table:formula="of:=IF(OR([.AC61]=&quot;&quot;; [.AC61]=1); &quot;&quot;; IF(SUM([.$G$11:.$G61])&lt;[.AD$10];1;0))">
            <text:p/>
          </table:table-cell>
          <table:table-cell table:formula="of:=IF(OR([.AD61]=&quot;&quot;; [.AD61]=1); &quot;&quot;; IF(SUM([.$G$11:.$G61])&lt;[.AE$10];1;0))">
            <text:p/>
          </table:table-cell>
          <table:table-cell table:formula="of:=IF(OR([.AE61]=&quot;&quot;; [.AE61]=1); &quot;&quot;; IF(SUM([.$G$11:.$G61])&lt;[.AF$10];1;0))">
            <text:p/>
          </table:table-cell>
          <table:table-cell table:formula="of:=IF(OR([.AF61]=&quot;&quot;; [.AF61]=1); &quot;&quot;; IF(SUM([.$G$11:.$G61])&lt;[.AG$10];1;0))">
            <text:p/>
          </table:table-cell>
          <table:table-cell table:formula="of:=IF(OR([.AG61]=&quot;&quot;; [.AG61]=1); &quot;&quot;; IF(SUM([.$G$11:.$G61])&lt;[.AH$10];1;0))">
            <text:p/>
          </table:table-cell>
          <table:table-cell table:formula="of:=IF(OR([.AH61]=&quot;&quot;; [.AH61]=1); &quot;&quot;; IF(SUM([.$G$11:.$G61])&lt;[.AI$10];1;0))">
            <text:p/>
          </table:table-cell>
          <table:table-cell table:formula="of:=IF(OR([.AI61]=&quot;&quot;; [.AI61]=1); &quot;&quot;; IF(SUM([.$G$11:.$G61])&lt;[.AJ$10];1;0))">
            <text:p/>
          </table:table-cell>
          <table:table-cell table:formula="of:=IF(OR([.AJ61]=&quot;&quot;; [.AJ61]=1); &quot;&quot;; IF(SUM([.$G$11:.$G61])&lt;[.AK$10];1;0))">
            <text:p/>
          </table:table-cell>
          <table:table-cell table:formula="of:=IF(OR([.AK61]=&quot;&quot;; [.AK61]=1); &quot;&quot;; IF(SUM([.$G$11:.$G61])&lt;[.AL$10];1;0))">
            <text:p/>
          </table:table-cell>
          <table:table-cell table:formula="of:=IF(OR([.AL61]=&quot;&quot;; [.AL61]=1); &quot;&quot;; IF(SUM([.$G$11:.$G61])&lt;[.AM$10];1;0))">
            <text:p/>
          </table:table-cell>
          <table:table-cell table:formula="of:=IF(OR([.AM61]=&quot;&quot;; [.AM61]=1); &quot;&quot;; IF(SUM([.$G$11:.$G61])&lt;[.AN$10];1;0))">
            <text:p/>
          </table:table-cell>
          <table:table-cell table:formula="of:=IF(OR([.AN61]=&quot;&quot;; [.AN61]=1); &quot;&quot;; IF(SUM([.$G$11:.$G61])&lt;[.AO$10];1;0))">
            <text:p/>
          </table:table-cell>
          <table:table-cell table:formula="of:=IF(OR([.AO61]=&quot;&quot;; [.AO61]=1); &quot;&quot;; IF(SUM([.$G$11:.$G61])&lt;[.AP$10];1;0))">
            <text:p/>
          </table:table-cell>
          <table:table-cell table:formula="of:=IF(OR([.AP61]=&quot;&quot;; [.AP61]=1); &quot;&quot;; IF(SUM([.$G$11:.$G61])&lt;[.AQ$10];1;0))">
            <text:p/>
          </table:table-cell>
          <table:table-cell table:formula="of:=IF(OR([.AQ61]=&quot;&quot;; [.AQ61]=1); &quot;&quot;; IF(SUM([.$G$11:.$G61])&lt;[.AR$10];1;0))">
            <text:p/>
          </table:table-cell>
          <table:table-cell table:formula="of:=IF(OR([.AR61]=&quot;&quot;; [.AR61]=1); &quot;&quot;; IF(SUM([.$G$11:.$G61])&lt;[.AS$10];1;0))">
            <text:p/>
          </table:table-cell>
          <table:table-cell table:formula="of:=IF(OR([.AS61]=&quot;&quot;; [.AS61]=1); &quot;&quot;; IF(SUM([.$G$11:.$G61])&lt;[.AT$10];1;0))">
            <text:p/>
          </table:table-cell>
          <table:table-cell table:formula="of:=IF(OR([.AT61]=&quot;&quot;; [.AT61]=1); &quot;&quot;; IF(SUM([.$G$11:.$G61])&lt;[.AU$10];1;0))">
            <text:p/>
          </table:table-cell>
          <table:table-cell table:formula="of:=IF(OR([.AU61]=&quot;&quot;; [.AU61]=1); &quot;&quot;; IF(SUM([.$G$11:.$G61])&lt;[.AV$10];1;0))">
            <text:p/>
          </table:table-cell>
          <table:table-cell table:formula="of:=IF(OR([.AV61]=&quot;&quot;; [.AV61]=1); &quot;&quot;; IF(SUM([.$G$11:.$G61])&lt;[.AW$10];1;0))">
            <text:p/>
          </table:table-cell>
          <table:table-cell table:formula="of:=IF(OR([.AW61]=&quot;&quot;; [.AW61]=1); &quot;&quot;; IF(SUM([.$G$11:.$G61])&lt;[.AX$10];1;0))">
            <text:p/>
          </table:table-cell>
          <table:table-cell table:formula="of:=IF(OR([.AX61]=&quot;&quot;; [.AX61]=1); &quot;&quot;; IF(SUM([.$G$11:.$G61])&lt;[.AY$10];1;0))">
            <text:p/>
          </table:table-cell>
          <table:table-cell table:formula="of:=IF(OR([.AY61]=&quot;&quot;; [.AY61]=1); &quot;&quot;; IF(SUM([.$G$11:.$G61])&lt;[.AZ$10];1;0))">
            <text:p/>
          </table:table-cell>
          <table:table-cell table:formula="of:=IF(OR([.AZ61]=&quot;&quot;; [.AZ61]=1); &quot;&quot;; IF(SUM([.$G$11:.$G61])&lt;[.BA$10];1;0))">
            <text:p/>
          </table:table-cell>
          <table:table-cell table:formula="of:=IF(OR([.BA61]=&quot;&quot;; [.BA61]=1); &quot;&quot;; IF(SUM([.$G$11:.$G61])&lt;[.BB$10];1;0))">
            <text:p/>
          </table:table-cell>
          <table:table-cell table:formula="of:=IF(OR([.BB61]=&quot;&quot;; [.BB61]=1); &quot;&quot;; IF(SUM([.$G$11:.$G61])&lt;[.BC$10];1;0))">
            <text:p/>
          </table:table-cell>
          <table:table-cell table:formula="of:=IF(OR([.BC61]=&quot;&quot;; [.BC61]=1); &quot;&quot;; IF(SUM([.$G$11:.$G61])&lt;[.BD$10];1;0))">
            <text:p/>
          </table:table-cell>
          <table:table-cell table:formula="of:=IF(OR([.BD61]=&quot;&quot;; [.BD61]=1); &quot;&quot;; IF(SUM([.$G$11:.$G61])&lt;[.BE$10];1;0))">
            <text:p/>
          </table:table-cell>
          <table:table-cell table:formula="of:=IF(OR([.BE61]=&quot;&quot;; [.BE61]=1); &quot;&quot;; IF(SUM([.$G$11:.$G61])&lt;[.BF$10];1;0))">
            <text:p/>
          </table:table-cell>
          <table:table-cell table:formula="of:=IF(OR([.BF61]=&quot;&quot;; [.BF61]=1); &quot;&quot;; IF(SUM([.$G$11:.$G61])&lt;[.BG$10];1;0))">
            <text:p/>
          </table:table-cell>
          <table:table-cell table:formula="of:=IF(OR([.BG61]=&quot;&quot;; [.BG61]=1); &quot;&quot;; IF(SUM([.$G$11:.$G61])&lt;[.BH$10];1;0))">
            <text:p/>
          </table:table-cell>
          <table:table-cell table:formula="of:=IF(OR([.BH61]=&quot;&quot;; [.BH61]=1); &quot;&quot;; IF(SUM([.$G$11:.$G61])&lt;[.BI$10];1;0))">
            <text:p/>
          </table:table-cell>
          <table:table-cell table:formula="of:=IF(OR([.BI61]=&quot;&quot;; [.BI61]=1); &quot;&quot;; IF(SUM([.$G$11:.$G61])&lt;[.BJ$10];1;0))">
            <text:p/>
          </table:table-cell>
          <table:table-cell table:formula="of:=IF(OR([.BJ61]=&quot;&quot;; [.BJ61]=1); &quot;&quot;; IF(SUM([.$G$11:.$G61])&lt;[.BK$10];1;0))">
            <text:p/>
          </table:table-cell>
          <table:table-cell table:formula="of:=IF(OR([.BK61]=&quot;&quot;; [.BK61]=1); &quot;&quot;; IF(SUM([.$G$11:.$G61])&lt;[.BL$10];1;0))">
            <text:p/>
          </table:table-cell>
          <table:table-cell table:formula="of:=IF(OR([.BL61]=&quot;&quot;; [.BL61]=1); &quot;&quot;; IF(SUM([.$G$11:.$G61])&lt;[.BM$10];1;0))">
            <text:p/>
          </table:table-cell>
          <table:table-cell table:formula="of:=IF(OR([.BM61]=&quot;&quot;; [.BM61]=1); &quot;&quot;; IF(SUM([.$G$11:.$G61])&lt;[.BN$10];1;0))">
            <text:p/>
          </table:table-cell>
          <table:table-cell table:formula="of:=IF(OR([.BN61]=&quot;&quot;; [.BN61]=1); &quot;&quot;; IF(SUM([.$G$11:.$G61])&lt;[.BO$10];1;0))">
            <text:p/>
          </table:table-cell>
          <table:table-cell table:formula="of:=IF(OR([.BO61]=&quot;&quot;; [.BO61]=1); &quot;&quot;; IF(SUM([.$G$11:.$G61])&lt;[.BP$10];1;0))">
            <text:p/>
          </table:table-cell>
          <table:table-cell table:formula="of:=IF(OR([.BP61]=&quot;&quot;; [.BP61]=1); &quot;&quot;; IF(SUM([.$G$11:.$G61])&lt;[.BQ$10];1;0))">
            <text:p/>
          </table:table-cell>
          <table:table-cell table:formula="of:=IF(OR([.BQ61]=&quot;&quot;; [.BQ61]=1); &quot;&quot;; IF(SUM([.$G$11:.$G61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IF([.$E$5]*[.$A62]&lt;=[.$E$1];[.$E$5]*[.$A62];&quot;&quot;)">
            <text:p/>
          </table:table-cell>
          <table:table-cell table:formula="of:=IF([.$B62]&lt;&gt;&quot;&quot;;[.$E$1]-[.B62];&quot;&quot;)">
            <text:p/>
          </table:table-cell>
          <table:table-cell table:formula="of:=IF(AND([.$B62]&lt;&gt;&quot;&quot;;FLOOR([.$B62]/[.$E$5];1)&lt;=[.$C$4]);FLOOR([.$B62]/[.$E$5];1);&quot;&quot;)">
            <text:p/>
          </table:table-cell>
          <table:table-cell/>
          <table:table-cell table:formula="of:=IF([.$D62]&lt;&gt;&quot;&quot;;[.$C$2]+[.D62]*IF([.$C$2]&gt;[.$C$3];-1;1);&quot;&quot;)">
            <text:p/>
          </table:table-cell>
          <table:table-cell table:formula="of:=IF([.$D62]&lt;&gt;&quot;&quot;;60/[.F62]*1000;&quot;&quot;)">
            <text:p/>
          </table:table-cell>
          <table:table-cell table:formula="of:=IF([.G62]&lt;&gt;&quot;&quot;;0;&quot;&quot;)">
            <text:p/>
          </table:table-cell>
          <table:table-cell table:formula="of:=IF(OR([.H62]=&quot;&quot;; [.H62]=1); &quot;&quot;; IF(SUM([.$G$11:.$G62])&lt;[.I$10];1;0))">
            <text:p/>
          </table:table-cell>
          <table:table-cell table:formula="of:=IF(OR([.I62]=&quot;&quot;; [.I62]=1); &quot;&quot;; IF(SUM([.$G$11:.$G62])&lt;[.J$10];1;0))">
            <text:p/>
          </table:table-cell>
          <table:table-cell table:formula="of:=IF(OR([.J62]=&quot;&quot;; [.J62]=1); &quot;&quot;; IF(SUM([.$G$11:.$G62])&lt;[.K$10];1;0))">
            <text:p/>
          </table:table-cell>
          <table:table-cell table:formula="of:=IF(OR([.K62]=&quot;&quot;; [.K62]=1); &quot;&quot;; IF(SUM([.$G$11:.$G62])&lt;[.L$10];1;0))">
            <text:p/>
          </table:table-cell>
          <table:table-cell table:formula="of:=IF(OR([.L62]=&quot;&quot;; [.L62]=1); &quot;&quot;; IF(SUM([.$G$11:.$G62])&lt;[.M$10];1;0))">
            <text:p/>
          </table:table-cell>
          <table:table-cell table:formula="of:=IF(OR([.M62]=&quot;&quot;; [.M62]=1); &quot;&quot;; IF(SUM([.$G$11:.$G62])&lt;[.N$10];1;0))">
            <text:p/>
          </table:table-cell>
          <table:table-cell table:formula="of:=IF(OR([.N62]=&quot;&quot;; [.N62]=1); &quot;&quot;; IF(SUM([.$G$11:.$G62])&lt;[.O$10];1;0))">
            <text:p/>
          </table:table-cell>
          <table:table-cell table:formula="of:=IF(OR([.O62]=&quot;&quot;; [.O62]=1); &quot;&quot;; IF(SUM([.$G$11:.$G62])&lt;[.P$10];1;0))">
            <text:p/>
          </table:table-cell>
          <table:table-cell table:formula="of:=IF(OR([.P62]=&quot;&quot;; [.P62]=1); &quot;&quot;; IF(SUM([.$G$11:.$G62])&lt;[.Q$10];1;0))">
            <text:p/>
          </table:table-cell>
          <table:table-cell table:formula="of:=IF(OR([.Q62]=&quot;&quot;; [.Q62]=1); &quot;&quot;; IF(SUM([.$G$11:.$G62])&lt;[.R$10];1;0))">
            <text:p/>
          </table:table-cell>
          <table:table-cell table:formula="of:=IF(OR([.R62]=&quot;&quot;; [.R62]=1); &quot;&quot;; IF(SUM([.$G$11:.$G62])&lt;[.S$10];1;0))">
            <text:p/>
          </table:table-cell>
          <table:table-cell table:formula="of:=IF(OR([.S62]=&quot;&quot;; [.S62]=1); &quot;&quot;; IF(SUM([.$G$11:.$G62])&lt;[.T$10];1;0))">
            <text:p/>
          </table:table-cell>
          <table:table-cell table:formula="of:=IF(OR([.T62]=&quot;&quot;; [.T62]=1); &quot;&quot;; IF(SUM([.$G$11:.$G62])&lt;[.U$10];1;0))">
            <text:p/>
          </table:table-cell>
          <table:table-cell table:formula="of:=IF(OR([.U62]=&quot;&quot;; [.U62]=1); &quot;&quot;; IF(SUM([.$G$11:.$G62])&lt;[.V$10];1;0))">
            <text:p/>
          </table:table-cell>
          <table:table-cell table:formula="of:=IF(OR([.V62]=&quot;&quot;; [.V62]=1); &quot;&quot;; IF(SUM([.$G$11:.$G62])&lt;[.W$10];1;0))">
            <text:p/>
          </table:table-cell>
          <table:table-cell table:formula="of:=IF(OR([.W62]=&quot;&quot;; [.W62]=1); &quot;&quot;; IF(SUM([.$G$11:.$G62])&lt;[.X$10];1;0))">
            <text:p/>
          </table:table-cell>
          <table:table-cell table:formula="of:=IF(OR([.X62]=&quot;&quot;; [.X62]=1); &quot;&quot;; IF(SUM([.$G$11:.$G62])&lt;[.Y$10];1;0))">
            <text:p/>
          </table:table-cell>
          <table:table-cell table:formula="of:=IF(OR([.Y62]=&quot;&quot;; [.Y62]=1); &quot;&quot;; IF(SUM([.$G$11:.$G62])&lt;[.Z$10];1;0))">
            <text:p/>
          </table:table-cell>
          <table:table-cell table:formula="of:=IF(OR([.Z62]=&quot;&quot;; [.Z62]=1); &quot;&quot;; IF(SUM([.$G$11:.$G62])&lt;[.AA$10];1;0))">
            <text:p/>
          </table:table-cell>
          <table:table-cell table:formula="of:=IF(OR([.AA62]=&quot;&quot;; [.AA62]=1); &quot;&quot;; IF(SUM([.$G$11:.$G62])&lt;[.AB$10];1;0))">
            <text:p/>
          </table:table-cell>
          <table:table-cell table:formula="of:=IF(OR([.AB62]=&quot;&quot;; [.AB62]=1); &quot;&quot;; IF(SUM([.$G$11:.$G62])&lt;[.AC$10];1;0))">
            <text:p/>
          </table:table-cell>
          <table:table-cell table:formula="of:=IF(OR([.AC62]=&quot;&quot;; [.AC62]=1); &quot;&quot;; IF(SUM([.$G$11:.$G62])&lt;[.AD$10];1;0))">
            <text:p/>
          </table:table-cell>
          <table:table-cell table:formula="of:=IF(OR([.AD62]=&quot;&quot;; [.AD62]=1); &quot;&quot;; IF(SUM([.$G$11:.$G62])&lt;[.AE$10];1;0))">
            <text:p/>
          </table:table-cell>
          <table:table-cell table:formula="of:=IF(OR([.AE62]=&quot;&quot;; [.AE62]=1); &quot;&quot;; IF(SUM([.$G$11:.$G62])&lt;[.AF$10];1;0))">
            <text:p/>
          </table:table-cell>
          <table:table-cell table:formula="of:=IF(OR([.AF62]=&quot;&quot;; [.AF62]=1); &quot;&quot;; IF(SUM([.$G$11:.$G62])&lt;[.AG$10];1;0))">
            <text:p/>
          </table:table-cell>
          <table:table-cell table:formula="of:=IF(OR([.AG62]=&quot;&quot;; [.AG62]=1); &quot;&quot;; IF(SUM([.$G$11:.$G62])&lt;[.AH$10];1;0))">
            <text:p/>
          </table:table-cell>
          <table:table-cell table:formula="of:=IF(OR([.AH62]=&quot;&quot;; [.AH62]=1); &quot;&quot;; IF(SUM([.$G$11:.$G62])&lt;[.AI$10];1;0))">
            <text:p/>
          </table:table-cell>
          <table:table-cell table:formula="of:=IF(OR([.AI62]=&quot;&quot;; [.AI62]=1); &quot;&quot;; IF(SUM([.$G$11:.$G62])&lt;[.AJ$10];1;0))">
            <text:p/>
          </table:table-cell>
          <table:table-cell table:formula="of:=IF(OR([.AJ62]=&quot;&quot;; [.AJ62]=1); &quot;&quot;; IF(SUM([.$G$11:.$G62])&lt;[.AK$10];1;0))">
            <text:p/>
          </table:table-cell>
          <table:table-cell table:formula="of:=IF(OR([.AK62]=&quot;&quot;; [.AK62]=1); &quot;&quot;; IF(SUM([.$G$11:.$G62])&lt;[.AL$10];1;0))">
            <text:p/>
          </table:table-cell>
          <table:table-cell table:formula="of:=IF(OR([.AL62]=&quot;&quot;; [.AL62]=1); &quot;&quot;; IF(SUM([.$G$11:.$G62])&lt;[.AM$10];1;0))">
            <text:p/>
          </table:table-cell>
          <table:table-cell table:formula="of:=IF(OR([.AM62]=&quot;&quot;; [.AM62]=1); &quot;&quot;; IF(SUM([.$G$11:.$G62])&lt;[.AN$10];1;0))">
            <text:p/>
          </table:table-cell>
          <table:table-cell table:formula="of:=IF(OR([.AN62]=&quot;&quot;; [.AN62]=1); &quot;&quot;; IF(SUM([.$G$11:.$G62])&lt;[.AO$10];1;0))">
            <text:p/>
          </table:table-cell>
          <table:table-cell table:formula="of:=IF(OR([.AO62]=&quot;&quot;; [.AO62]=1); &quot;&quot;; IF(SUM([.$G$11:.$G62])&lt;[.AP$10];1;0))">
            <text:p/>
          </table:table-cell>
          <table:table-cell table:formula="of:=IF(OR([.AP62]=&quot;&quot;; [.AP62]=1); &quot;&quot;; IF(SUM([.$G$11:.$G62])&lt;[.AQ$10];1;0))">
            <text:p/>
          </table:table-cell>
          <table:table-cell table:formula="of:=IF(OR([.AQ62]=&quot;&quot;; [.AQ62]=1); &quot;&quot;; IF(SUM([.$G$11:.$G62])&lt;[.AR$10];1;0))">
            <text:p/>
          </table:table-cell>
          <table:table-cell table:formula="of:=IF(OR([.AR62]=&quot;&quot;; [.AR62]=1); &quot;&quot;; IF(SUM([.$G$11:.$G62])&lt;[.AS$10];1;0))">
            <text:p/>
          </table:table-cell>
          <table:table-cell table:formula="of:=IF(OR([.AS62]=&quot;&quot;; [.AS62]=1); &quot;&quot;; IF(SUM([.$G$11:.$G62])&lt;[.AT$10];1;0))">
            <text:p/>
          </table:table-cell>
          <table:table-cell table:formula="of:=IF(OR([.AT62]=&quot;&quot;; [.AT62]=1); &quot;&quot;; IF(SUM([.$G$11:.$G62])&lt;[.AU$10];1;0))">
            <text:p/>
          </table:table-cell>
          <table:table-cell table:formula="of:=IF(OR([.AU62]=&quot;&quot;; [.AU62]=1); &quot;&quot;; IF(SUM([.$G$11:.$G62])&lt;[.AV$10];1;0))">
            <text:p/>
          </table:table-cell>
          <table:table-cell table:formula="of:=IF(OR([.AV62]=&quot;&quot;; [.AV62]=1); &quot;&quot;; IF(SUM([.$G$11:.$G62])&lt;[.AW$10];1;0))">
            <text:p/>
          </table:table-cell>
          <table:table-cell table:formula="of:=IF(OR([.AW62]=&quot;&quot;; [.AW62]=1); &quot;&quot;; IF(SUM([.$G$11:.$G62])&lt;[.AX$10];1;0))">
            <text:p/>
          </table:table-cell>
          <table:table-cell table:formula="of:=IF(OR([.AX62]=&quot;&quot;; [.AX62]=1); &quot;&quot;; IF(SUM([.$G$11:.$G62])&lt;[.AY$10];1;0))">
            <text:p/>
          </table:table-cell>
          <table:table-cell table:formula="of:=IF(OR([.AY62]=&quot;&quot;; [.AY62]=1); &quot;&quot;; IF(SUM([.$G$11:.$G62])&lt;[.AZ$10];1;0))">
            <text:p/>
          </table:table-cell>
          <table:table-cell table:formula="of:=IF(OR([.AZ62]=&quot;&quot;; [.AZ62]=1); &quot;&quot;; IF(SUM([.$G$11:.$G62])&lt;[.BA$10];1;0))">
            <text:p/>
          </table:table-cell>
          <table:table-cell table:formula="of:=IF(OR([.BA62]=&quot;&quot;; [.BA62]=1); &quot;&quot;; IF(SUM([.$G$11:.$G62])&lt;[.BB$10];1;0))">
            <text:p/>
          </table:table-cell>
          <table:table-cell table:formula="of:=IF(OR([.BB62]=&quot;&quot;; [.BB62]=1); &quot;&quot;; IF(SUM([.$G$11:.$G62])&lt;[.BC$10];1;0))">
            <text:p/>
          </table:table-cell>
          <table:table-cell table:formula="of:=IF(OR([.BC62]=&quot;&quot;; [.BC62]=1); &quot;&quot;; IF(SUM([.$G$11:.$G62])&lt;[.BD$10];1;0))">
            <text:p/>
          </table:table-cell>
          <table:table-cell table:formula="of:=IF(OR([.BD62]=&quot;&quot;; [.BD62]=1); &quot;&quot;; IF(SUM([.$G$11:.$G62])&lt;[.BE$10];1;0))">
            <text:p/>
          </table:table-cell>
          <table:table-cell table:formula="of:=IF(OR([.BE62]=&quot;&quot;; [.BE62]=1); &quot;&quot;; IF(SUM([.$G$11:.$G62])&lt;[.BF$10];1;0))">
            <text:p/>
          </table:table-cell>
          <table:table-cell table:formula="of:=IF(OR([.BF62]=&quot;&quot;; [.BF62]=1); &quot;&quot;; IF(SUM([.$G$11:.$G62])&lt;[.BG$10];1;0))">
            <text:p/>
          </table:table-cell>
          <table:table-cell table:formula="of:=IF(OR([.BG62]=&quot;&quot;; [.BG62]=1); &quot;&quot;; IF(SUM([.$G$11:.$G62])&lt;[.BH$10];1;0))">
            <text:p/>
          </table:table-cell>
          <table:table-cell table:formula="of:=IF(OR([.BH62]=&quot;&quot;; [.BH62]=1); &quot;&quot;; IF(SUM([.$G$11:.$G62])&lt;[.BI$10];1;0))">
            <text:p/>
          </table:table-cell>
          <table:table-cell table:formula="of:=IF(OR([.BI62]=&quot;&quot;; [.BI62]=1); &quot;&quot;; IF(SUM([.$G$11:.$G62])&lt;[.BJ$10];1;0))">
            <text:p/>
          </table:table-cell>
          <table:table-cell table:formula="of:=IF(OR([.BJ62]=&quot;&quot;; [.BJ62]=1); &quot;&quot;; IF(SUM([.$G$11:.$G62])&lt;[.BK$10];1;0))">
            <text:p/>
          </table:table-cell>
          <table:table-cell table:formula="of:=IF(OR([.BK62]=&quot;&quot;; [.BK62]=1); &quot;&quot;; IF(SUM([.$G$11:.$G62])&lt;[.BL$10];1;0))">
            <text:p/>
          </table:table-cell>
          <table:table-cell table:formula="of:=IF(OR([.BL62]=&quot;&quot;; [.BL62]=1); &quot;&quot;; IF(SUM([.$G$11:.$G62])&lt;[.BM$10];1;0))">
            <text:p/>
          </table:table-cell>
          <table:table-cell table:formula="of:=IF(OR([.BM62]=&quot;&quot;; [.BM62]=1); &quot;&quot;; IF(SUM([.$G$11:.$G62])&lt;[.BN$10];1;0))">
            <text:p/>
          </table:table-cell>
          <table:table-cell table:formula="of:=IF(OR([.BN62]=&quot;&quot;; [.BN62]=1); &quot;&quot;; IF(SUM([.$G$11:.$G62])&lt;[.BO$10];1;0))">
            <text:p/>
          </table:table-cell>
          <table:table-cell table:formula="of:=IF(OR([.BO62]=&quot;&quot;; [.BO62]=1); &quot;&quot;; IF(SUM([.$G$11:.$G62])&lt;[.BP$10];1;0))">
            <text:p/>
          </table:table-cell>
          <table:table-cell table:formula="of:=IF(OR([.BP62]=&quot;&quot;; [.BP62]=1); &quot;&quot;; IF(SUM([.$G$11:.$G62])&lt;[.BQ$10];1;0))">
            <text:p/>
          </table:table-cell>
          <table:table-cell table:formula="of:=IF(OR([.BQ62]=&quot;&quot;; [.BQ62]=1); &quot;&quot;; IF(SUM([.$G$11:.$G62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IF([.$E$5]*[.$A63]&lt;=[.$E$1];[.$E$5]*[.$A63];&quot;&quot;)">
            <text:p/>
          </table:table-cell>
          <table:table-cell table:formula="of:=IF([.$B63]&lt;&gt;&quot;&quot;;[.$E$1]-[.B63];&quot;&quot;)">
            <text:p/>
          </table:table-cell>
          <table:table-cell table:formula="of:=IF(AND([.$B63]&lt;&gt;&quot;&quot;;FLOOR([.$B63]/[.$E$5];1)&lt;=[.$C$4]);FLOOR([.$B63]/[.$E$5];1);&quot;&quot;)">
            <text:p/>
          </table:table-cell>
          <table:table-cell/>
          <table:table-cell table:formula="of:=IF([.$D63]&lt;&gt;&quot;&quot;;[.$C$2]+[.D63]*IF([.$C$2]&gt;[.$C$3];-1;1);&quot;&quot;)">
            <text:p/>
          </table:table-cell>
          <table:table-cell table:formula="of:=IF([.$D63]&lt;&gt;&quot;&quot;;60/[.F63]*1000;&quot;&quot;)">
            <text:p/>
          </table:table-cell>
          <table:table-cell table:formula="of:=IF([.G63]&lt;&gt;&quot;&quot;;0;&quot;&quot;)">
            <text:p/>
          </table:table-cell>
          <table:table-cell table:formula="of:=IF(OR([.H63]=&quot;&quot;; [.H63]=1); &quot;&quot;; IF(SUM([.$G$11:.$G63])&lt;[.I$10];1;0))">
            <text:p/>
          </table:table-cell>
          <table:table-cell table:formula="of:=IF(OR([.I63]=&quot;&quot;; [.I63]=1); &quot;&quot;; IF(SUM([.$G$11:.$G63])&lt;[.J$10];1;0))">
            <text:p/>
          </table:table-cell>
          <table:table-cell table:formula="of:=IF(OR([.J63]=&quot;&quot;; [.J63]=1); &quot;&quot;; IF(SUM([.$G$11:.$G63])&lt;[.K$10];1;0))">
            <text:p/>
          </table:table-cell>
          <table:table-cell table:formula="of:=IF(OR([.K63]=&quot;&quot;; [.K63]=1); &quot;&quot;; IF(SUM([.$G$11:.$G63])&lt;[.L$10];1;0))">
            <text:p/>
          </table:table-cell>
          <table:table-cell table:formula="of:=IF(OR([.L63]=&quot;&quot;; [.L63]=1); &quot;&quot;; IF(SUM([.$G$11:.$G63])&lt;[.M$10];1;0))">
            <text:p/>
          </table:table-cell>
          <table:table-cell table:formula="of:=IF(OR([.M63]=&quot;&quot;; [.M63]=1); &quot;&quot;; IF(SUM([.$G$11:.$G63])&lt;[.N$10];1;0))">
            <text:p/>
          </table:table-cell>
          <table:table-cell table:formula="of:=IF(OR([.N63]=&quot;&quot;; [.N63]=1); &quot;&quot;; IF(SUM([.$G$11:.$G63])&lt;[.O$10];1;0))">
            <text:p/>
          </table:table-cell>
          <table:table-cell table:formula="of:=IF(OR([.O63]=&quot;&quot;; [.O63]=1); &quot;&quot;; IF(SUM([.$G$11:.$G63])&lt;[.P$10];1;0))">
            <text:p/>
          </table:table-cell>
          <table:table-cell table:formula="of:=IF(OR([.P63]=&quot;&quot;; [.P63]=1); &quot;&quot;; IF(SUM([.$G$11:.$G63])&lt;[.Q$10];1;0))">
            <text:p/>
          </table:table-cell>
          <table:table-cell table:formula="of:=IF(OR([.Q63]=&quot;&quot;; [.Q63]=1); &quot;&quot;; IF(SUM([.$G$11:.$G63])&lt;[.R$10];1;0))">
            <text:p/>
          </table:table-cell>
          <table:table-cell table:formula="of:=IF(OR([.R63]=&quot;&quot;; [.R63]=1); &quot;&quot;; IF(SUM([.$G$11:.$G63])&lt;[.S$10];1;0))">
            <text:p/>
          </table:table-cell>
          <table:table-cell table:formula="of:=IF(OR([.S63]=&quot;&quot;; [.S63]=1); &quot;&quot;; IF(SUM([.$G$11:.$G63])&lt;[.T$10];1;0))">
            <text:p/>
          </table:table-cell>
          <table:table-cell table:formula="of:=IF(OR([.T63]=&quot;&quot;; [.T63]=1); &quot;&quot;; IF(SUM([.$G$11:.$G63])&lt;[.U$10];1;0))">
            <text:p/>
          </table:table-cell>
          <table:table-cell table:formula="of:=IF(OR([.U63]=&quot;&quot;; [.U63]=1); &quot;&quot;; IF(SUM([.$G$11:.$G63])&lt;[.V$10];1;0))">
            <text:p/>
          </table:table-cell>
          <table:table-cell table:formula="of:=IF(OR([.V63]=&quot;&quot;; [.V63]=1); &quot;&quot;; IF(SUM([.$G$11:.$G63])&lt;[.W$10];1;0))">
            <text:p/>
          </table:table-cell>
          <table:table-cell table:formula="of:=IF(OR([.W63]=&quot;&quot;; [.W63]=1); &quot;&quot;; IF(SUM([.$G$11:.$G63])&lt;[.X$10];1;0))">
            <text:p/>
          </table:table-cell>
          <table:table-cell table:formula="of:=IF(OR([.X63]=&quot;&quot;; [.X63]=1); &quot;&quot;; IF(SUM([.$G$11:.$G63])&lt;[.Y$10];1;0))">
            <text:p/>
          </table:table-cell>
          <table:table-cell table:formula="of:=IF(OR([.Y63]=&quot;&quot;; [.Y63]=1); &quot;&quot;; IF(SUM([.$G$11:.$G63])&lt;[.Z$10];1;0))">
            <text:p/>
          </table:table-cell>
          <table:table-cell table:formula="of:=IF(OR([.Z63]=&quot;&quot;; [.Z63]=1); &quot;&quot;; IF(SUM([.$G$11:.$G63])&lt;[.AA$10];1;0))">
            <text:p/>
          </table:table-cell>
          <table:table-cell table:formula="of:=IF(OR([.AA63]=&quot;&quot;; [.AA63]=1); &quot;&quot;; IF(SUM([.$G$11:.$G63])&lt;[.AB$10];1;0))">
            <text:p/>
          </table:table-cell>
          <table:table-cell table:formula="of:=IF(OR([.AB63]=&quot;&quot;; [.AB63]=1); &quot;&quot;; IF(SUM([.$G$11:.$G63])&lt;[.AC$10];1;0))">
            <text:p/>
          </table:table-cell>
          <table:table-cell table:formula="of:=IF(OR([.AC63]=&quot;&quot;; [.AC63]=1); &quot;&quot;; IF(SUM([.$G$11:.$G63])&lt;[.AD$10];1;0))">
            <text:p/>
          </table:table-cell>
          <table:table-cell table:formula="of:=IF(OR([.AD63]=&quot;&quot;; [.AD63]=1); &quot;&quot;; IF(SUM([.$G$11:.$G63])&lt;[.AE$10];1;0))">
            <text:p/>
          </table:table-cell>
          <table:table-cell table:formula="of:=IF(OR([.AE63]=&quot;&quot;; [.AE63]=1); &quot;&quot;; IF(SUM([.$G$11:.$G63])&lt;[.AF$10];1;0))">
            <text:p/>
          </table:table-cell>
          <table:table-cell table:formula="of:=IF(OR([.AF63]=&quot;&quot;; [.AF63]=1); &quot;&quot;; IF(SUM([.$G$11:.$G63])&lt;[.AG$10];1;0))">
            <text:p/>
          </table:table-cell>
          <table:table-cell table:formula="of:=IF(OR([.AG63]=&quot;&quot;; [.AG63]=1); &quot;&quot;; IF(SUM([.$G$11:.$G63])&lt;[.AH$10];1;0))">
            <text:p/>
          </table:table-cell>
          <table:table-cell table:formula="of:=IF(OR([.AH63]=&quot;&quot;; [.AH63]=1); &quot;&quot;; IF(SUM([.$G$11:.$G63])&lt;[.AI$10];1;0))">
            <text:p/>
          </table:table-cell>
          <table:table-cell table:formula="of:=IF(OR([.AI63]=&quot;&quot;; [.AI63]=1); &quot;&quot;; IF(SUM([.$G$11:.$G63])&lt;[.AJ$10];1;0))">
            <text:p/>
          </table:table-cell>
          <table:table-cell table:formula="of:=IF(OR([.AJ63]=&quot;&quot;; [.AJ63]=1); &quot;&quot;; IF(SUM([.$G$11:.$G63])&lt;[.AK$10];1;0))">
            <text:p/>
          </table:table-cell>
          <table:table-cell table:formula="of:=IF(OR([.AK63]=&quot;&quot;; [.AK63]=1); &quot;&quot;; IF(SUM([.$G$11:.$G63])&lt;[.AL$10];1;0))">
            <text:p/>
          </table:table-cell>
          <table:table-cell table:formula="of:=IF(OR([.AL63]=&quot;&quot;; [.AL63]=1); &quot;&quot;; IF(SUM([.$G$11:.$G63])&lt;[.AM$10];1;0))">
            <text:p/>
          </table:table-cell>
          <table:table-cell table:formula="of:=IF(OR([.AM63]=&quot;&quot;; [.AM63]=1); &quot;&quot;; IF(SUM([.$G$11:.$G63])&lt;[.AN$10];1;0))">
            <text:p/>
          </table:table-cell>
          <table:table-cell table:formula="of:=IF(OR([.AN63]=&quot;&quot;; [.AN63]=1); &quot;&quot;; IF(SUM([.$G$11:.$G63])&lt;[.AO$10];1;0))">
            <text:p/>
          </table:table-cell>
          <table:table-cell table:formula="of:=IF(OR([.AO63]=&quot;&quot;; [.AO63]=1); &quot;&quot;; IF(SUM([.$G$11:.$G63])&lt;[.AP$10];1;0))">
            <text:p/>
          </table:table-cell>
          <table:table-cell table:formula="of:=IF(OR([.AP63]=&quot;&quot;; [.AP63]=1); &quot;&quot;; IF(SUM([.$G$11:.$G63])&lt;[.AQ$10];1;0))">
            <text:p/>
          </table:table-cell>
          <table:table-cell table:formula="of:=IF(OR([.AQ63]=&quot;&quot;; [.AQ63]=1); &quot;&quot;; IF(SUM([.$G$11:.$G63])&lt;[.AR$10];1;0))">
            <text:p/>
          </table:table-cell>
          <table:table-cell table:formula="of:=IF(OR([.AR63]=&quot;&quot;; [.AR63]=1); &quot;&quot;; IF(SUM([.$G$11:.$G63])&lt;[.AS$10];1;0))">
            <text:p/>
          </table:table-cell>
          <table:table-cell table:formula="of:=IF(OR([.AS63]=&quot;&quot;; [.AS63]=1); &quot;&quot;; IF(SUM([.$G$11:.$G63])&lt;[.AT$10];1;0))">
            <text:p/>
          </table:table-cell>
          <table:table-cell table:formula="of:=IF(OR([.AT63]=&quot;&quot;; [.AT63]=1); &quot;&quot;; IF(SUM([.$G$11:.$G63])&lt;[.AU$10];1;0))">
            <text:p/>
          </table:table-cell>
          <table:table-cell table:formula="of:=IF(OR([.AU63]=&quot;&quot;; [.AU63]=1); &quot;&quot;; IF(SUM([.$G$11:.$G63])&lt;[.AV$10];1;0))">
            <text:p/>
          </table:table-cell>
          <table:table-cell table:formula="of:=IF(OR([.AV63]=&quot;&quot;; [.AV63]=1); &quot;&quot;; IF(SUM([.$G$11:.$G63])&lt;[.AW$10];1;0))">
            <text:p/>
          </table:table-cell>
          <table:table-cell table:formula="of:=IF(OR([.AW63]=&quot;&quot;; [.AW63]=1); &quot;&quot;; IF(SUM([.$G$11:.$G63])&lt;[.AX$10];1;0))">
            <text:p/>
          </table:table-cell>
          <table:table-cell table:formula="of:=IF(OR([.AX63]=&quot;&quot;; [.AX63]=1); &quot;&quot;; IF(SUM([.$G$11:.$G63])&lt;[.AY$10];1;0))">
            <text:p/>
          </table:table-cell>
          <table:table-cell table:formula="of:=IF(OR([.AY63]=&quot;&quot;; [.AY63]=1); &quot;&quot;; IF(SUM([.$G$11:.$G63])&lt;[.AZ$10];1;0))">
            <text:p/>
          </table:table-cell>
          <table:table-cell table:formula="of:=IF(OR([.AZ63]=&quot;&quot;; [.AZ63]=1); &quot;&quot;; IF(SUM([.$G$11:.$G63])&lt;[.BA$10];1;0))">
            <text:p/>
          </table:table-cell>
          <table:table-cell table:formula="of:=IF(OR([.BA63]=&quot;&quot;; [.BA63]=1); &quot;&quot;; IF(SUM([.$G$11:.$G63])&lt;[.BB$10];1;0))">
            <text:p/>
          </table:table-cell>
          <table:table-cell table:formula="of:=IF(OR([.BB63]=&quot;&quot;; [.BB63]=1); &quot;&quot;; IF(SUM([.$G$11:.$G63])&lt;[.BC$10];1;0))">
            <text:p/>
          </table:table-cell>
          <table:table-cell table:formula="of:=IF(OR([.BC63]=&quot;&quot;; [.BC63]=1); &quot;&quot;; IF(SUM([.$G$11:.$G63])&lt;[.BD$10];1;0))">
            <text:p/>
          </table:table-cell>
          <table:table-cell table:formula="of:=IF(OR([.BD63]=&quot;&quot;; [.BD63]=1); &quot;&quot;; IF(SUM([.$G$11:.$G63])&lt;[.BE$10];1;0))">
            <text:p/>
          </table:table-cell>
          <table:table-cell table:formula="of:=IF(OR([.BE63]=&quot;&quot;; [.BE63]=1); &quot;&quot;; IF(SUM([.$G$11:.$G63])&lt;[.BF$10];1;0))">
            <text:p/>
          </table:table-cell>
          <table:table-cell table:formula="of:=IF(OR([.BF63]=&quot;&quot;; [.BF63]=1); &quot;&quot;; IF(SUM([.$G$11:.$G63])&lt;[.BG$10];1;0))">
            <text:p/>
          </table:table-cell>
          <table:table-cell table:formula="of:=IF(OR([.BG63]=&quot;&quot;; [.BG63]=1); &quot;&quot;; IF(SUM([.$G$11:.$G63])&lt;[.BH$10];1;0))">
            <text:p/>
          </table:table-cell>
          <table:table-cell table:formula="of:=IF(OR([.BH63]=&quot;&quot;; [.BH63]=1); &quot;&quot;; IF(SUM([.$G$11:.$G63])&lt;[.BI$10];1;0))">
            <text:p/>
          </table:table-cell>
          <table:table-cell table:formula="of:=IF(OR([.BI63]=&quot;&quot;; [.BI63]=1); &quot;&quot;; IF(SUM([.$G$11:.$G63])&lt;[.BJ$10];1;0))">
            <text:p/>
          </table:table-cell>
          <table:table-cell table:formula="of:=IF(OR([.BJ63]=&quot;&quot;; [.BJ63]=1); &quot;&quot;; IF(SUM([.$G$11:.$G63])&lt;[.BK$10];1;0))">
            <text:p/>
          </table:table-cell>
          <table:table-cell table:formula="of:=IF(OR([.BK63]=&quot;&quot;; [.BK63]=1); &quot;&quot;; IF(SUM([.$G$11:.$G63])&lt;[.BL$10];1;0))">
            <text:p/>
          </table:table-cell>
          <table:table-cell table:formula="of:=IF(OR([.BL63]=&quot;&quot;; [.BL63]=1); &quot;&quot;; IF(SUM([.$G$11:.$G63])&lt;[.BM$10];1;0))">
            <text:p/>
          </table:table-cell>
          <table:table-cell table:formula="of:=IF(OR([.BM63]=&quot;&quot;; [.BM63]=1); &quot;&quot;; IF(SUM([.$G$11:.$G63])&lt;[.BN$10];1;0))">
            <text:p/>
          </table:table-cell>
          <table:table-cell table:formula="of:=IF(OR([.BN63]=&quot;&quot;; [.BN63]=1); &quot;&quot;; IF(SUM([.$G$11:.$G63])&lt;[.BO$10];1;0))">
            <text:p/>
          </table:table-cell>
          <table:table-cell table:formula="of:=IF(OR([.BO63]=&quot;&quot;; [.BO63]=1); &quot;&quot;; IF(SUM([.$G$11:.$G63])&lt;[.BP$10];1;0))">
            <text:p/>
          </table:table-cell>
          <table:table-cell table:formula="of:=IF(OR([.BP63]=&quot;&quot;; [.BP63]=1); &quot;&quot;; IF(SUM([.$G$11:.$G63])&lt;[.BQ$10];1;0))">
            <text:p/>
          </table:table-cell>
          <table:table-cell table:formula="of:=IF(OR([.BQ63]=&quot;&quot;; [.BQ63]=1); &quot;&quot;; IF(SUM([.$G$11:.$G63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IF([.$E$5]*[.$A64]&lt;=[.$E$1];[.$E$5]*[.$A64];&quot;&quot;)">
            <text:p/>
          </table:table-cell>
          <table:table-cell table:formula="of:=IF([.$B64]&lt;&gt;&quot;&quot;;[.$E$1]-[.B64];&quot;&quot;)">
            <text:p/>
          </table:table-cell>
          <table:table-cell table:formula="of:=IF(AND([.$B64]&lt;&gt;&quot;&quot;;FLOOR([.$B64]/[.$E$5];1)&lt;=[.$C$4]);FLOOR([.$B64]/[.$E$5];1);&quot;&quot;)">
            <text:p/>
          </table:table-cell>
          <table:table-cell/>
          <table:table-cell table:formula="of:=IF([.$D64]&lt;&gt;&quot;&quot;;[.$C$2]+[.D64]*IF([.$C$2]&gt;[.$C$3];-1;1);&quot;&quot;)">
            <text:p/>
          </table:table-cell>
          <table:table-cell table:formula="of:=IF([.$D64]&lt;&gt;&quot;&quot;;60/[.F64]*1000;&quot;&quot;)">
            <text:p/>
          </table:table-cell>
          <table:table-cell table:formula="of:=IF([.G64]&lt;&gt;&quot;&quot;;0;&quot;&quot;)">
            <text:p/>
          </table:table-cell>
          <table:table-cell table:formula="of:=IF(OR([.H64]=&quot;&quot;; [.H64]=1); &quot;&quot;; IF(SUM([.$G$11:.$G64])&lt;[.I$10];1;0))">
            <text:p/>
          </table:table-cell>
          <table:table-cell table:formula="of:=IF(OR([.I64]=&quot;&quot;; [.I64]=1); &quot;&quot;; IF(SUM([.$G$11:.$G64])&lt;[.J$10];1;0))">
            <text:p/>
          </table:table-cell>
          <table:table-cell table:formula="of:=IF(OR([.J64]=&quot;&quot;; [.J64]=1); &quot;&quot;; IF(SUM([.$G$11:.$G64])&lt;[.K$10];1;0))">
            <text:p/>
          </table:table-cell>
          <table:table-cell table:formula="of:=IF(OR([.K64]=&quot;&quot;; [.K64]=1); &quot;&quot;; IF(SUM([.$G$11:.$G64])&lt;[.L$10];1;0))">
            <text:p/>
          </table:table-cell>
          <table:table-cell table:formula="of:=IF(OR([.L64]=&quot;&quot;; [.L64]=1); &quot;&quot;; IF(SUM([.$G$11:.$G64])&lt;[.M$10];1;0))">
            <text:p/>
          </table:table-cell>
          <table:table-cell table:formula="of:=IF(OR([.M64]=&quot;&quot;; [.M64]=1); &quot;&quot;; IF(SUM([.$G$11:.$G64])&lt;[.N$10];1;0))">
            <text:p/>
          </table:table-cell>
          <table:table-cell table:formula="of:=IF(OR([.N64]=&quot;&quot;; [.N64]=1); &quot;&quot;; IF(SUM([.$G$11:.$G64])&lt;[.O$10];1;0))">
            <text:p/>
          </table:table-cell>
          <table:table-cell table:formula="of:=IF(OR([.O64]=&quot;&quot;; [.O64]=1); &quot;&quot;; IF(SUM([.$G$11:.$G64])&lt;[.P$10];1;0))">
            <text:p/>
          </table:table-cell>
          <table:table-cell table:formula="of:=IF(OR([.P64]=&quot;&quot;; [.P64]=1); &quot;&quot;; IF(SUM([.$G$11:.$G64])&lt;[.Q$10];1;0))">
            <text:p/>
          </table:table-cell>
          <table:table-cell table:formula="of:=IF(OR([.Q64]=&quot;&quot;; [.Q64]=1); &quot;&quot;; IF(SUM([.$G$11:.$G64])&lt;[.R$10];1;0))">
            <text:p/>
          </table:table-cell>
          <table:table-cell table:formula="of:=IF(OR([.R64]=&quot;&quot;; [.R64]=1); &quot;&quot;; IF(SUM([.$G$11:.$G64])&lt;[.S$10];1;0))">
            <text:p/>
          </table:table-cell>
          <table:table-cell table:formula="of:=IF(OR([.S64]=&quot;&quot;; [.S64]=1); &quot;&quot;; IF(SUM([.$G$11:.$G64])&lt;[.T$10];1;0))">
            <text:p/>
          </table:table-cell>
          <table:table-cell table:formula="of:=IF(OR([.T64]=&quot;&quot;; [.T64]=1); &quot;&quot;; IF(SUM([.$G$11:.$G64])&lt;[.U$10];1;0))">
            <text:p/>
          </table:table-cell>
          <table:table-cell table:formula="of:=IF(OR([.U64]=&quot;&quot;; [.U64]=1); &quot;&quot;; IF(SUM([.$G$11:.$G64])&lt;[.V$10];1;0))">
            <text:p/>
          </table:table-cell>
          <table:table-cell table:formula="of:=IF(OR([.V64]=&quot;&quot;; [.V64]=1); &quot;&quot;; IF(SUM([.$G$11:.$G64])&lt;[.W$10];1;0))">
            <text:p/>
          </table:table-cell>
          <table:table-cell table:formula="of:=IF(OR([.W64]=&quot;&quot;; [.W64]=1); &quot;&quot;; IF(SUM([.$G$11:.$G64])&lt;[.X$10];1;0))">
            <text:p/>
          </table:table-cell>
          <table:table-cell table:formula="of:=IF(OR([.X64]=&quot;&quot;; [.X64]=1); &quot;&quot;; IF(SUM([.$G$11:.$G64])&lt;[.Y$10];1;0))">
            <text:p/>
          </table:table-cell>
          <table:table-cell table:formula="of:=IF(OR([.Y64]=&quot;&quot;; [.Y64]=1); &quot;&quot;; IF(SUM([.$G$11:.$G64])&lt;[.Z$10];1;0))">
            <text:p/>
          </table:table-cell>
          <table:table-cell table:formula="of:=IF(OR([.Z64]=&quot;&quot;; [.Z64]=1); &quot;&quot;; IF(SUM([.$G$11:.$G64])&lt;[.AA$10];1;0))">
            <text:p/>
          </table:table-cell>
          <table:table-cell table:formula="of:=IF(OR([.AA64]=&quot;&quot;; [.AA64]=1); &quot;&quot;; IF(SUM([.$G$11:.$G64])&lt;[.AB$10];1;0))">
            <text:p/>
          </table:table-cell>
          <table:table-cell table:formula="of:=IF(OR([.AB64]=&quot;&quot;; [.AB64]=1); &quot;&quot;; IF(SUM([.$G$11:.$G64])&lt;[.AC$10];1;0))">
            <text:p/>
          </table:table-cell>
          <table:table-cell table:formula="of:=IF(OR([.AC64]=&quot;&quot;; [.AC64]=1); &quot;&quot;; IF(SUM([.$G$11:.$G64])&lt;[.AD$10];1;0))">
            <text:p/>
          </table:table-cell>
          <table:table-cell table:formula="of:=IF(OR([.AD64]=&quot;&quot;; [.AD64]=1); &quot;&quot;; IF(SUM([.$G$11:.$G64])&lt;[.AE$10];1;0))">
            <text:p/>
          </table:table-cell>
          <table:table-cell table:formula="of:=IF(OR([.AE64]=&quot;&quot;; [.AE64]=1); &quot;&quot;; IF(SUM([.$G$11:.$G64])&lt;[.AF$10];1;0))">
            <text:p/>
          </table:table-cell>
          <table:table-cell table:formula="of:=IF(OR([.AF64]=&quot;&quot;; [.AF64]=1); &quot;&quot;; IF(SUM([.$G$11:.$G64])&lt;[.AG$10];1;0))">
            <text:p/>
          </table:table-cell>
          <table:table-cell table:formula="of:=IF(OR([.AG64]=&quot;&quot;; [.AG64]=1); &quot;&quot;; IF(SUM([.$G$11:.$G64])&lt;[.AH$10];1;0))">
            <text:p/>
          </table:table-cell>
          <table:table-cell table:formula="of:=IF(OR([.AH64]=&quot;&quot;; [.AH64]=1); &quot;&quot;; IF(SUM([.$G$11:.$G64])&lt;[.AI$10];1;0))">
            <text:p/>
          </table:table-cell>
          <table:table-cell table:formula="of:=IF(OR([.AI64]=&quot;&quot;; [.AI64]=1); &quot;&quot;; IF(SUM([.$G$11:.$G64])&lt;[.AJ$10];1;0))">
            <text:p/>
          </table:table-cell>
          <table:table-cell table:formula="of:=IF(OR([.AJ64]=&quot;&quot;; [.AJ64]=1); &quot;&quot;; IF(SUM([.$G$11:.$G64])&lt;[.AK$10];1;0))">
            <text:p/>
          </table:table-cell>
          <table:table-cell table:formula="of:=IF(OR([.AK64]=&quot;&quot;; [.AK64]=1); &quot;&quot;; IF(SUM([.$G$11:.$G64])&lt;[.AL$10];1;0))">
            <text:p/>
          </table:table-cell>
          <table:table-cell table:formula="of:=IF(OR([.AL64]=&quot;&quot;; [.AL64]=1); &quot;&quot;; IF(SUM([.$G$11:.$G64])&lt;[.AM$10];1;0))">
            <text:p/>
          </table:table-cell>
          <table:table-cell table:formula="of:=IF(OR([.AM64]=&quot;&quot;; [.AM64]=1); &quot;&quot;; IF(SUM([.$G$11:.$G64])&lt;[.AN$10];1;0))">
            <text:p/>
          </table:table-cell>
          <table:table-cell table:formula="of:=IF(OR([.AN64]=&quot;&quot;; [.AN64]=1); &quot;&quot;; IF(SUM([.$G$11:.$G64])&lt;[.AO$10];1;0))">
            <text:p/>
          </table:table-cell>
          <table:table-cell table:formula="of:=IF(OR([.AO64]=&quot;&quot;; [.AO64]=1); &quot;&quot;; IF(SUM([.$G$11:.$G64])&lt;[.AP$10];1;0))">
            <text:p/>
          </table:table-cell>
          <table:table-cell table:formula="of:=IF(OR([.AP64]=&quot;&quot;; [.AP64]=1); &quot;&quot;; IF(SUM([.$G$11:.$G64])&lt;[.AQ$10];1;0))">
            <text:p/>
          </table:table-cell>
          <table:table-cell table:formula="of:=IF(OR([.AQ64]=&quot;&quot;; [.AQ64]=1); &quot;&quot;; IF(SUM([.$G$11:.$G64])&lt;[.AR$10];1;0))">
            <text:p/>
          </table:table-cell>
          <table:table-cell table:formula="of:=IF(OR([.AR64]=&quot;&quot;; [.AR64]=1); &quot;&quot;; IF(SUM([.$G$11:.$G64])&lt;[.AS$10];1;0))">
            <text:p/>
          </table:table-cell>
          <table:table-cell table:formula="of:=IF(OR([.AS64]=&quot;&quot;; [.AS64]=1); &quot;&quot;; IF(SUM([.$G$11:.$G64])&lt;[.AT$10];1;0))">
            <text:p/>
          </table:table-cell>
          <table:table-cell table:formula="of:=IF(OR([.AT64]=&quot;&quot;; [.AT64]=1); &quot;&quot;; IF(SUM([.$G$11:.$G64])&lt;[.AU$10];1;0))">
            <text:p/>
          </table:table-cell>
          <table:table-cell table:formula="of:=IF(OR([.AU64]=&quot;&quot;; [.AU64]=1); &quot;&quot;; IF(SUM([.$G$11:.$G64])&lt;[.AV$10];1;0))">
            <text:p/>
          </table:table-cell>
          <table:table-cell table:formula="of:=IF(OR([.AV64]=&quot;&quot;; [.AV64]=1); &quot;&quot;; IF(SUM([.$G$11:.$G64])&lt;[.AW$10];1;0))">
            <text:p/>
          </table:table-cell>
          <table:table-cell table:formula="of:=IF(OR([.AW64]=&quot;&quot;; [.AW64]=1); &quot;&quot;; IF(SUM([.$G$11:.$G64])&lt;[.AX$10];1;0))">
            <text:p/>
          </table:table-cell>
          <table:table-cell table:formula="of:=IF(OR([.AX64]=&quot;&quot;; [.AX64]=1); &quot;&quot;; IF(SUM([.$G$11:.$G64])&lt;[.AY$10];1;0))">
            <text:p/>
          </table:table-cell>
          <table:table-cell table:formula="of:=IF(OR([.AY64]=&quot;&quot;; [.AY64]=1); &quot;&quot;; IF(SUM([.$G$11:.$G64])&lt;[.AZ$10];1;0))">
            <text:p/>
          </table:table-cell>
          <table:table-cell table:formula="of:=IF(OR([.AZ64]=&quot;&quot;; [.AZ64]=1); &quot;&quot;; IF(SUM([.$G$11:.$G64])&lt;[.BA$10];1;0))">
            <text:p/>
          </table:table-cell>
          <table:table-cell table:formula="of:=IF(OR([.BA64]=&quot;&quot;; [.BA64]=1); &quot;&quot;; IF(SUM([.$G$11:.$G64])&lt;[.BB$10];1;0))">
            <text:p/>
          </table:table-cell>
          <table:table-cell table:formula="of:=IF(OR([.BB64]=&quot;&quot;; [.BB64]=1); &quot;&quot;; IF(SUM([.$G$11:.$G64])&lt;[.BC$10];1;0))">
            <text:p/>
          </table:table-cell>
          <table:table-cell table:formula="of:=IF(OR([.BC64]=&quot;&quot;; [.BC64]=1); &quot;&quot;; IF(SUM([.$G$11:.$G64])&lt;[.BD$10];1;0))">
            <text:p/>
          </table:table-cell>
          <table:table-cell table:formula="of:=IF(OR([.BD64]=&quot;&quot;; [.BD64]=1); &quot;&quot;; IF(SUM([.$G$11:.$G64])&lt;[.BE$10];1;0))">
            <text:p/>
          </table:table-cell>
          <table:table-cell table:formula="of:=IF(OR([.BE64]=&quot;&quot;; [.BE64]=1); &quot;&quot;; IF(SUM([.$G$11:.$G64])&lt;[.BF$10];1;0))">
            <text:p/>
          </table:table-cell>
          <table:table-cell table:formula="of:=IF(OR([.BF64]=&quot;&quot;; [.BF64]=1); &quot;&quot;; IF(SUM([.$G$11:.$G64])&lt;[.BG$10];1;0))">
            <text:p/>
          </table:table-cell>
          <table:table-cell table:formula="of:=IF(OR([.BG64]=&quot;&quot;; [.BG64]=1); &quot;&quot;; IF(SUM([.$G$11:.$G64])&lt;[.BH$10];1;0))">
            <text:p/>
          </table:table-cell>
          <table:table-cell table:formula="of:=IF(OR([.BH64]=&quot;&quot;; [.BH64]=1); &quot;&quot;; IF(SUM([.$G$11:.$G64])&lt;[.BI$10];1;0))">
            <text:p/>
          </table:table-cell>
          <table:table-cell table:formula="of:=IF(OR([.BI64]=&quot;&quot;; [.BI64]=1); &quot;&quot;; IF(SUM([.$G$11:.$G64])&lt;[.BJ$10];1;0))">
            <text:p/>
          </table:table-cell>
          <table:table-cell table:formula="of:=IF(OR([.BJ64]=&quot;&quot;; [.BJ64]=1); &quot;&quot;; IF(SUM([.$G$11:.$G64])&lt;[.BK$10];1;0))">
            <text:p/>
          </table:table-cell>
          <table:table-cell table:formula="of:=IF(OR([.BK64]=&quot;&quot;; [.BK64]=1); &quot;&quot;; IF(SUM([.$G$11:.$G64])&lt;[.BL$10];1;0))">
            <text:p/>
          </table:table-cell>
          <table:table-cell table:formula="of:=IF(OR([.BL64]=&quot;&quot;; [.BL64]=1); &quot;&quot;; IF(SUM([.$G$11:.$G64])&lt;[.BM$10];1;0))">
            <text:p/>
          </table:table-cell>
          <table:table-cell table:formula="of:=IF(OR([.BM64]=&quot;&quot;; [.BM64]=1); &quot;&quot;; IF(SUM([.$G$11:.$G64])&lt;[.BN$10];1;0))">
            <text:p/>
          </table:table-cell>
          <table:table-cell table:formula="of:=IF(OR([.BN64]=&quot;&quot;; [.BN64]=1); &quot;&quot;; IF(SUM([.$G$11:.$G64])&lt;[.BO$10];1;0))">
            <text:p/>
          </table:table-cell>
          <table:table-cell table:formula="of:=IF(OR([.BO64]=&quot;&quot;; [.BO64]=1); &quot;&quot;; IF(SUM([.$G$11:.$G64])&lt;[.BP$10];1;0))">
            <text:p/>
          </table:table-cell>
          <table:table-cell table:formula="of:=IF(OR([.BP64]=&quot;&quot;; [.BP64]=1); &quot;&quot;; IF(SUM([.$G$11:.$G64])&lt;[.BQ$10];1;0))">
            <text:p/>
          </table:table-cell>
          <table:table-cell table:formula="of:=IF(OR([.BQ64]=&quot;&quot;; [.BQ64]=1); &quot;&quot;; IF(SUM([.$G$11:.$G64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IF([.$E$5]*[.$A65]&lt;=[.$E$1];[.$E$5]*[.$A65];&quot;&quot;)">
            <text:p/>
          </table:table-cell>
          <table:table-cell table:formula="of:=IF([.$B65]&lt;&gt;&quot;&quot;;[.$E$1]-[.B65];&quot;&quot;)">
            <text:p/>
          </table:table-cell>
          <table:table-cell table:formula="of:=IF(AND([.$B65]&lt;&gt;&quot;&quot;;FLOOR([.$B65]/[.$E$5];1)&lt;=[.$C$4]);FLOOR([.$B65]/[.$E$5];1);&quot;&quot;)">
            <text:p/>
          </table:table-cell>
          <table:table-cell/>
          <table:table-cell table:formula="of:=IF([.$D65]&lt;&gt;&quot;&quot;;[.$C$2]+[.D65]*IF([.$C$2]&gt;[.$C$3];-1;1);&quot;&quot;)">
            <text:p/>
          </table:table-cell>
          <table:table-cell table:formula="of:=IF([.$D65]&lt;&gt;&quot;&quot;;60/[.F65]*1000;&quot;&quot;)">
            <text:p/>
          </table:table-cell>
          <table:table-cell table:formula="of:=IF([.G65]&lt;&gt;&quot;&quot;;0;&quot;&quot;)">
            <text:p/>
          </table:table-cell>
          <table:table-cell table:formula="of:=IF(OR([.H65]=&quot;&quot;; [.H65]=1); &quot;&quot;; IF(SUM([.$G$11:.$G65])&lt;[.I$10];1;0))">
            <text:p/>
          </table:table-cell>
          <table:table-cell table:formula="of:=IF(OR([.I65]=&quot;&quot;; [.I65]=1); &quot;&quot;; IF(SUM([.$G$11:.$G65])&lt;[.J$10];1;0))">
            <text:p/>
          </table:table-cell>
          <table:table-cell table:formula="of:=IF(OR([.J65]=&quot;&quot;; [.J65]=1); &quot;&quot;; IF(SUM([.$G$11:.$G65])&lt;[.K$10];1;0))">
            <text:p/>
          </table:table-cell>
          <table:table-cell table:formula="of:=IF(OR([.K65]=&quot;&quot;; [.K65]=1); &quot;&quot;; IF(SUM([.$G$11:.$G65])&lt;[.L$10];1;0))">
            <text:p/>
          </table:table-cell>
          <table:table-cell table:formula="of:=IF(OR([.L65]=&quot;&quot;; [.L65]=1); &quot;&quot;; IF(SUM([.$G$11:.$G65])&lt;[.M$10];1;0))">
            <text:p/>
          </table:table-cell>
          <table:table-cell table:formula="of:=IF(OR([.M65]=&quot;&quot;; [.M65]=1); &quot;&quot;; IF(SUM([.$G$11:.$G65])&lt;[.N$10];1;0))">
            <text:p/>
          </table:table-cell>
          <table:table-cell table:formula="of:=IF(OR([.N65]=&quot;&quot;; [.N65]=1); &quot;&quot;; IF(SUM([.$G$11:.$G65])&lt;[.O$10];1;0))">
            <text:p/>
          </table:table-cell>
          <table:table-cell table:formula="of:=IF(OR([.O65]=&quot;&quot;; [.O65]=1); &quot;&quot;; IF(SUM([.$G$11:.$G65])&lt;[.P$10];1;0))">
            <text:p/>
          </table:table-cell>
          <table:table-cell table:formula="of:=IF(OR([.P65]=&quot;&quot;; [.P65]=1); &quot;&quot;; IF(SUM([.$G$11:.$G65])&lt;[.Q$10];1;0))">
            <text:p/>
          </table:table-cell>
          <table:table-cell table:formula="of:=IF(OR([.Q65]=&quot;&quot;; [.Q65]=1); &quot;&quot;; IF(SUM([.$G$11:.$G65])&lt;[.R$10];1;0))">
            <text:p/>
          </table:table-cell>
          <table:table-cell table:formula="of:=IF(OR([.R65]=&quot;&quot;; [.R65]=1); &quot;&quot;; IF(SUM([.$G$11:.$G65])&lt;[.S$10];1;0))">
            <text:p/>
          </table:table-cell>
          <table:table-cell table:formula="of:=IF(OR([.S65]=&quot;&quot;; [.S65]=1); &quot;&quot;; IF(SUM([.$G$11:.$G65])&lt;[.T$10];1;0))">
            <text:p/>
          </table:table-cell>
          <table:table-cell table:formula="of:=IF(OR([.T65]=&quot;&quot;; [.T65]=1); &quot;&quot;; IF(SUM([.$G$11:.$G65])&lt;[.U$10];1;0))">
            <text:p/>
          </table:table-cell>
          <table:table-cell table:formula="of:=IF(OR([.U65]=&quot;&quot;; [.U65]=1); &quot;&quot;; IF(SUM([.$G$11:.$G65])&lt;[.V$10];1;0))">
            <text:p/>
          </table:table-cell>
          <table:table-cell table:formula="of:=IF(OR([.V65]=&quot;&quot;; [.V65]=1); &quot;&quot;; IF(SUM([.$G$11:.$G65])&lt;[.W$10];1;0))">
            <text:p/>
          </table:table-cell>
          <table:table-cell table:formula="of:=IF(OR([.W65]=&quot;&quot;; [.W65]=1); &quot;&quot;; IF(SUM([.$G$11:.$G65])&lt;[.X$10];1;0))">
            <text:p/>
          </table:table-cell>
          <table:table-cell table:formula="of:=IF(OR([.X65]=&quot;&quot;; [.X65]=1); &quot;&quot;; IF(SUM([.$G$11:.$G65])&lt;[.Y$10];1;0))">
            <text:p/>
          </table:table-cell>
          <table:table-cell table:formula="of:=IF(OR([.Y65]=&quot;&quot;; [.Y65]=1); &quot;&quot;; IF(SUM([.$G$11:.$G65])&lt;[.Z$10];1;0))">
            <text:p/>
          </table:table-cell>
          <table:table-cell table:formula="of:=IF(OR([.Z65]=&quot;&quot;; [.Z65]=1); &quot;&quot;; IF(SUM([.$G$11:.$G65])&lt;[.AA$10];1;0))">
            <text:p/>
          </table:table-cell>
          <table:table-cell table:formula="of:=IF(OR([.AA65]=&quot;&quot;; [.AA65]=1); &quot;&quot;; IF(SUM([.$G$11:.$G65])&lt;[.AB$10];1;0))">
            <text:p/>
          </table:table-cell>
          <table:table-cell table:formula="of:=IF(OR([.AB65]=&quot;&quot;; [.AB65]=1); &quot;&quot;; IF(SUM([.$G$11:.$G65])&lt;[.AC$10];1;0))">
            <text:p/>
          </table:table-cell>
          <table:table-cell table:formula="of:=IF(OR([.AC65]=&quot;&quot;; [.AC65]=1); &quot;&quot;; IF(SUM([.$G$11:.$G65])&lt;[.AD$10];1;0))">
            <text:p/>
          </table:table-cell>
          <table:table-cell table:formula="of:=IF(OR([.AD65]=&quot;&quot;; [.AD65]=1); &quot;&quot;; IF(SUM([.$G$11:.$G65])&lt;[.AE$10];1;0))">
            <text:p/>
          </table:table-cell>
          <table:table-cell table:formula="of:=IF(OR([.AE65]=&quot;&quot;; [.AE65]=1); &quot;&quot;; IF(SUM([.$G$11:.$G65])&lt;[.AF$10];1;0))">
            <text:p/>
          </table:table-cell>
          <table:table-cell table:formula="of:=IF(OR([.AF65]=&quot;&quot;; [.AF65]=1); &quot;&quot;; IF(SUM([.$G$11:.$G65])&lt;[.AG$10];1;0))">
            <text:p/>
          </table:table-cell>
          <table:table-cell table:formula="of:=IF(OR([.AG65]=&quot;&quot;; [.AG65]=1); &quot;&quot;; IF(SUM([.$G$11:.$G65])&lt;[.AH$10];1;0))">
            <text:p/>
          </table:table-cell>
          <table:table-cell table:formula="of:=IF(OR([.AH65]=&quot;&quot;; [.AH65]=1); &quot;&quot;; IF(SUM([.$G$11:.$G65])&lt;[.AI$10];1;0))">
            <text:p/>
          </table:table-cell>
          <table:table-cell table:formula="of:=IF(OR([.AI65]=&quot;&quot;; [.AI65]=1); &quot;&quot;; IF(SUM([.$G$11:.$G65])&lt;[.AJ$10];1;0))">
            <text:p/>
          </table:table-cell>
          <table:table-cell table:formula="of:=IF(OR([.AJ65]=&quot;&quot;; [.AJ65]=1); &quot;&quot;; IF(SUM([.$G$11:.$G65])&lt;[.AK$10];1;0))">
            <text:p/>
          </table:table-cell>
          <table:table-cell table:formula="of:=IF(OR([.AK65]=&quot;&quot;; [.AK65]=1); &quot;&quot;; IF(SUM([.$G$11:.$G65])&lt;[.AL$10];1;0))">
            <text:p/>
          </table:table-cell>
          <table:table-cell table:formula="of:=IF(OR([.AL65]=&quot;&quot;; [.AL65]=1); &quot;&quot;; IF(SUM([.$G$11:.$G65])&lt;[.AM$10];1;0))">
            <text:p/>
          </table:table-cell>
          <table:table-cell table:formula="of:=IF(OR([.AM65]=&quot;&quot;; [.AM65]=1); &quot;&quot;; IF(SUM([.$G$11:.$G65])&lt;[.AN$10];1;0))">
            <text:p/>
          </table:table-cell>
          <table:table-cell table:formula="of:=IF(OR([.AN65]=&quot;&quot;; [.AN65]=1); &quot;&quot;; IF(SUM([.$G$11:.$G65])&lt;[.AO$10];1;0))">
            <text:p/>
          </table:table-cell>
          <table:table-cell table:formula="of:=IF(OR([.AO65]=&quot;&quot;; [.AO65]=1); &quot;&quot;; IF(SUM([.$G$11:.$G65])&lt;[.AP$10];1;0))">
            <text:p/>
          </table:table-cell>
          <table:table-cell table:formula="of:=IF(OR([.AP65]=&quot;&quot;; [.AP65]=1); &quot;&quot;; IF(SUM([.$G$11:.$G65])&lt;[.AQ$10];1;0))">
            <text:p/>
          </table:table-cell>
          <table:table-cell table:formula="of:=IF(OR([.AQ65]=&quot;&quot;; [.AQ65]=1); &quot;&quot;; IF(SUM([.$G$11:.$G65])&lt;[.AR$10];1;0))">
            <text:p/>
          </table:table-cell>
          <table:table-cell table:formula="of:=IF(OR([.AR65]=&quot;&quot;; [.AR65]=1); &quot;&quot;; IF(SUM([.$G$11:.$G65])&lt;[.AS$10];1;0))">
            <text:p/>
          </table:table-cell>
          <table:table-cell table:formula="of:=IF(OR([.AS65]=&quot;&quot;; [.AS65]=1); &quot;&quot;; IF(SUM([.$G$11:.$G65])&lt;[.AT$10];1;0))">
            <text:p/>
          </table:table-cell>
          <table:table-cell table:formula="of:=IF(OR([.AT65]=&quot;&quot;; [.AT65]=1); &quot;&quot;; IF(SUM([.$G$11:.$G65])&lt;[.AU$10];1;0))">
            <text:p/>
          </table:table-cell>
          <table:table-cell table:formula="of:=IF(OR([.AU65]=&quot;&quot;; [.AU65]=1); &quot;&quot;; IF(SUM([.$G$11:.$G65])&lt;[.AV$10];1;0))">
            <text:p/>
          </table:table-cell>
          <table:table-cell table:formula="of:=IF(OR([.AV65]=&quot;&quot;; [.AV65]=1); &quot;&quot;; IF(SUM([.$G$11:.$G65])&lt;[.AW$10];1;0))">
            <text:p/>
          </table:table-cell>
          <table:table-cell table:formula="of:=IF(OR([.AW65]=&quot;&quot;; [.AW65]=1); &quot;&quot;; IF(SUM([.$G$11:.$G65])&lt;[.AX$10];1;0))">
            <text:p/>
          </table:table-cell>
          <table:table-cell table:formula="of:=IF(OR([.AX65]=&quot;&quot;; [.AX65]=1); &quot;&quot;; IF(SUM([.$G$11:.$G65])&lt;[.AY$10];1;0))">
            <text:p/>
          </table:table-cell>
          <table:table-cell table:formula="of:=IF(OR([.AY65]=&quot;&quot;; [.AY65]=1); &quot;&quot;; IF(SUM([.$G$11:.$G65])&lt;[.AZ$10];1;0))">
            <text:p/>
          </table:table-cell>
          <table:table-cell table:formula="of:=IF(OR([.AZ65]=&quot;&quot;; [.AZ65]=1); &quot;&quot;; IF(SUM([.$G$11:.$G65])&lt;[.BA$10];1;0))">
            <text:p/>
          </table:table-cell>
          <table:table-cell table:formula="of:=IF(OR([.BA65]=&quot;&quot;; [.BA65]=1); &quot;&quot;; IF(SUM([.$G$11:.$G65])&lt;[.BB$10];1;0))">
            <text:p/>
          </table:table-cell>
          <table:table-cell table:formula="of:=IF(OR([.BB65]=&quot;&quot;; [.BB65]=1); &quot;&quot;; IF(SUM([.$G$11:.$G65])&lt;[.BC$10];1;0))">
            <text:p/>
          </table:table-cell>
          <table:table-cell table:formula="of:=IF(OR([.BC65]=&quot;&quot;; [.BC65]=1); &quot;&quot;; IF(SUM([.$G$11:.$G65])&lt;[.BD$10];1;0))">
            <text:p/>
          </table:table-cell>
          <table:table-cell table:formula="of:=IF(OR([.BD65]=&quot;&quot;; [.BD65]=1); &quot;&quot;; IF(SUM([.$G$11:.$G65])&lt;[.BE$10];1;0))">
            <text:p/>
          </table:table-cell>
          <table:table-cell table:formula="of:=IF(OR([.BE65]=&quot;&quot;; [.BE65]=1); &quot;&quot;; IF(SUM([.$G$11:.$G65])&lt;[.BF$10];1;0))">
            <text:p/>
          </table:table-cell>
          <table:table-cell table:formula="of:=IF(OR([.BF65]=&quot;&quot;; [.BF65]=1); &quot;&quot;; IF(SUM([.$G$11:.$G65])&lt;[.BG$10];1;0))">
            <text:p/>
          </table:table-cell>
          <table:table-cell table:formula="of:=IF(OR([.BG65]=&quot;&quot;; [.BG65]=1); &quot;&quot;; IF(SUM([.$G$11:.$G65])&lt;[.BH$10];1;0))">
            <text:p/>
          </table:table-cell>
          <table:table-cell table:formula="of:=IF(OR([.BH65]=&quot;&quot;; [.BH65]=1); &quot;&quot;; IF(SUM([.$G$11:.$G65])&lt;[.BI$10];1;0))">
            <text:p/>
          </table:table-cell>
          <table:table-cell table:formula="of:=IF(OR([.BI65]=&quot;&quot;; [.BI65]=1); &quot;&quot;; IF(SUM([.$G$11:.$G65])&lt;[.BJ$10];1;0))">
            <text:p/>
          </table:table-cell>
          <table:table-cell table:formula="of:=IF(OR([.BJ65]=&quot;&quot;; [.BJ65]=1); &quot;&quot;; IF(SUM([.$G$11:.$G65])&lt;[.BK$10];1;0))">
            <text:p/>
          </table:table-cell>
          <table:table-cell table:formula="of:=IF(OR([.BK65]=&quot;&quot;; [.BK65]=1); &quot;&quot;; IF(SUM([.$G$11:.$G65])&lt;[.BL$10];1;0))">
            <text:p/>
          </table:table-cell>
          <table:table-cell table:formula="of:=IF(OR([.BL65]=&quot;&quot;; [.BL65]=1); &quot;&quot;; IF(SUM([.$G$11:.$G65])&lt;[.BM$10];1;0))">
            <text:p/>
          </table:table-cell>
          <table:table-cell table:formula="of:=IF(OR([.BM65]=&quot;&quot;; [.BM65]=1); &quot;&quot;; IF(SUM([.$G$11:.$G65])&lt;[.BN$10];1;0))">
            <text:p/>
          </table:table-cell>
          <table:table-cell table:formula="of:=IF(OR([.BN65]=&quot;&quot;; [.BN65]=1); &quot;&quot;; IF(SUM([.$G$11:.$G65])&lt;[.BO$10];1;0))">
            <text:p/>
          </table:table-cell>
          <table:table-cell table:formula="of:=IF(OR([.BO65]=&quot;&quot;; [.BO65]=1); &quot;&quot;; IF(SUM([.$G$11:.$G65])&lt;[.BP$10];1;0))">
            <text:p/>
          </table:table-cell>
          <table:table-cell table:formula="of:=IF(OR([.BP65]=&quot;&quot;; [.BP65]=1); &quot;&quot;; IF(SUM([.$G$11:.$G65])&lt;[.BQ$10];1;0))">
            <text:p/>
          </table:table-cell>
          <table:table-cell table:formula="of:=IF(OR([.BQ65]=&quot;&quot;; [.BQ65]=1); &quot;&quot;; IF(SUM([.$G$11:.$G65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IF([.$E$5]*[.$A66]&lt;=[.$E$1];[.$E$5]*[.$A66];&quot;&quot;)">
            <text:p/>
          </table:table-cell>
          <table:table-cell table:formula="of:=IF([.$B66]&lt;&gt;&quot;&quot;;[.$E$1]-[.B66];&quot;&quot;)">
            <text:p/>
          </table:table-cell>
          <table:table-cell table:formula="of:=IF(AND([.$B66]&lt;&gt;&quot;&quot;;FLOOR([.$B66]/[.$E$5];1)&lt;=[.$C$4]);FLOOR([.$B66]/[.$E$5];1);&quot;&quot;)">
            <text:p/>
          </table:table-cell>
          <table:table-cell/>
          <table:table-cell table:formula="of:=IF([.$D66]&lt;&gt;&quot;&quot;;[.$C$2]+[.D66]*IF([.$C$2]&gt;[.$C$3];-1;1);&quot;&quot;)">
            <text:p/>
          </table:table-cell>
          <table:table-cell table:formula="of:=IF([.$D66]&lt;&gt;&quot;&quot;;60/[.F66]*1000;&quot;&quot;)">
            <text:p/>
          </table:table-cell>
          <table:table-cell table:formula="of:=IF([.G66]&lt;&gt;&quot;&quot;;0;&quot;&quot;)">
            <text:p/>
          </table:table-cell>
          <table:table-cell table:formula="of:=IF(OR([.H66]=&quot;&quot;; [.H66]=1); &quot;&quot;; IF(SUM([.$G$11:.$G66])&lt;[.I$10];1;0))">
            <text:p/>
          </table:table-cell>
          <table:table-cell table:formula="of:=IF(OR([.I66]=&quot;&quot;; [.I66]=1); &quot;&quot;; IF(SUM([.$G$11:.$G66])&lt;[.J$10];1;0))">
            <text:p/>
          </table:table-cell>
          <table:table-cell table:formula="of:=IF(OR([.J66]=&quot;&quot;; [.J66]=1); &quot;&quot;; IF(SUM([.$G$11:.$G66])&lt;[.K$10];1;0))">
            <text:p/>
          </table:table-cell>
          <table:table-cell table:formula="of:=IF(OR([.K66]=&quot;&quot;; [.K66]=1); &quot;&quot;; IF(SUM([.$G$11:.$G66])&lt;[.L$10];1;0))">
            <text:p/>
          </table:table-cell>
          <table:table-cell table:formula="of:=IF(OR([.L66]=&quot;&quot;; [.L66]=1); &quot;&quot;; IF(SUM([.$G$11:.$G66])&lt;[.M$10];1;0))">
            <text:p/>
          </table:table-cell>
          <table:table-cell table:formula="of:=IF(OR([.M66]=&quot;&quot;; [.M66]=1); &quot;&quot;; IF(SUM([.$G$11:.$G66])&lt;[.N$10];1;0))">
            <text:p/>
          </table:table-cell>
          <table:table-cell table:formula="of:=IF(OR([.N66]=&quot;&quot;; [.N66]=1); &quot;&quot;; IF(SUM([.$G$11:.$G66])&lt;[.O$10];1;0))">
            <text:p/>
          </table:table-cell>
          <table:table-cell table:formula="of:=IF(OR([.O66]=&quot;&quot;; [.O66]=1); &quot;&quot;; IF(SUM([.$G$11:.$G66])&lt;[.P$10];1;0))">
            <text:p/>
          </table:table-cell>
          <table:table-cell table:formula="of:=IF(OR([.P66]=&quot;&quot;; [.P66]=1); &quot;&quot;; IF(SUM([.$G$11:.$G66])&lt;[.Q$10];1;0))">
            <text:p/>
          </table:table-cell>
          <table:table-cell table:formula="of:=IF(OR([.Q66]=&quot;&quot;; [.Q66]=1); &quot;&quot;; IF(SUM([.$G$11:.$G66])&lt;[.R$10];1;0))">
            <text:p/>
          </table:table-cell>
          <table:table-cell table:formula="of:=IF(OR([.R66]=&quot;&quot;; [.R66]=1); &quot;&quot;; IF(SUM([.$G$11:.$G66])&lt;[.S$10];1;0))">
            <text:p/>
          </table:table-cell>
          <table:table-cell table:formula="of:=IF(OR([.S66]=&quot;&quot;; [.S66]=1); &quot;&quot;; IF(SUM([.$G$11:.$G66])&lt;[.T$10];1;0))">
            <text:p/>
          </table:table-cell>
          <table:table-cell table:formula="of:=IF(OR([.T66]=&quot;&quot;; [.T66]=1); &quot;&quot;; IF(SUM([.$G$11:.$G66])&lt;[.U$10];1;0))">
            <text:p/>
          </table:table-cell>
          <table:table-cell table:formula="of:=IF(OR([.U66]=&quot;&quot;; [.U66]=1); &quot;&quot;; IF(SUM([.$G$11:.$G66])&lt;[.V$10];1;0))">
            <text:p/>
          </table:table-cell>
          <table:table-cell table:formula="of:=IF(OR([.V66]=&quot;&quot;; [.V66]=1); &quot;&quot;; IF(SUM([.$G$11:.$G66])&lt;[.W$10];1;0))">
            <text:p/>
          </table:table-cell>
          <table:table-cell table:formula="of:=IF(OR([.W66]=&quot;&quot;; [.W66]=1); &quot;&quot;; IF(SUM([.$G$11:.$G66])&lt;[.X$10];1;0))">
            <text:p/>
          </table:table-cell>
          <table:table-cell table:formula="of:=IF(OR([.X66]=&quot;&quot;; [.X66]=1); &quot;&quot;; IF(SUM([.$G$11:.$G66])&lt;[.Y$10];1;0))">
            <text:p/>
          </table:table-cell>
          <table:table-cell table:formula="of:=IF(OR([.Y66]=&quot;&quot;; [.Y66]=1); &quot;&quot;; IF(SUM([.$G$11:.$G66])&lt;[.Z$10];1;0))">
            <text:p/>
          </table:table-cell>
          <table:table-cell table:formula="of:=IF(OR([.Z66]=&quot;&quot;; [.Z66]=1); &quot;&quot;; IF(SUM([.$G$11:.$G66])&lt;[.AA$10];1;0))">
            <text:p/>
          </table:table-cell>
          <table:table-cell table:formula="of:=IF(OR([.AA66]=&quot;&quot;; [.AA66]=1); &quot;&quot;; IF(SUM([.$G$11:.$G66])&lt;[.AB$10];1;0))">
            <text:p/>
          </table:table-cell>
          <table:table-cell table:formula="of:=IF(OR([.AB66]=&quot;&quot;; [.AB66]=1); &quot;&quot;; IF(SUM([.$G$11:.$G66])&lt;[.AC$10];1;0))">
            <text:p/>
          </table:table-cell>
          <table:table-cell table:formula="of:=IF(OR([.AC66]=&quot;&quot;; [.AC66]=1); &quot;&quot;; IF(SUM([.$G$11:.$G66])&lt;[.AD$10];1;0))">
            <text:p/>
          </table:table-cell>
          <table:table-cell table:formula="of:=IF(OR([.AD66]=&quot;&quot;; [.AD66]=1); &quot;&quot;; IF(SUM([.$G$11:.$G66])&lt;[.AE$10];1;0))">
            <text:p/>
          </table:table-cell>
          <table:table-cell table:formula="of:=IF(OR([.AE66]=&quot;&quot;; [.AE66]=1); &quot;&quot;; IF(SUM([.$G$11:.$G66])&lt;[.AF$10];1;0))">
            <text:p/>
          </table:table-cell>
          <table:table-cell table:formula="of:=IF(OR([.AF66]=&quot;&quot;; [.AF66]=1); &quot;&quot;; IF(SUM([.$G$11:.$G66])&lt;[.AG$10];1;0))">
            <text:p/>
          </table:table-cell>
          <table:table-cell table:formula="of:=IF(OR([.AG66]=&quot;&quot;; [.AG66]=1); &quot;&quot;; IF(SUM([.$G$11:.$G66])&lt;[.AH$10];1;0))">
            <text:p/>
          </table:table-cell>
          <table:table-cell table:formula="of:=IF(OR([.AH66]=&quot;&quot;; [.AH66]=1); &quot;&quot;; IF(SUM([.$G$11:.$G66])&lt;[.AI$10];1;0))">
            <text:p/>
          </table:table-cell>
          <table:table-cell table:formula="of:=IF(OR([.AI66]=&quot;&quot;; [.AI66]=1); &quot;&quot;; IF(SUM([.$G$11:.$G66])&lt;[.AJ$10];1;0))">
            <text:p/>
          </table:table-cell>
          <table:table-cell table:formula="of:=IF(OR([.AJ66]=&quot;&quot;; [.AJ66]=1); &quot;&quot;; IF(SUM([.$G$11:.$G66])&lt;[.AK$10];1;0))">
            <text:p/>
          </table:table-cell>
          <table:table-cell table:formula="of:=IF(OR([.AK66]=&quot;&quot;; [.AK66]=1); &quot;&quot;; IF(SUM([.$G$11:.$G66])&lt;[.AL$10];1;0))">
            <text:p/>
          </table:table-cell>
          <table:table-cell table:formula="of:=IF(OR([.AL66]=&quot;&quot;; [.AL66]=1); &quot;&quot;; IF(SUM([.$G$11:.$G66])&lt;[.AM$10];1;0))">
            <text:p/>
          </table:table-cell>
          <table:table-cell table:formula="of:=IF(OR([.AM66]=&quot;&quot;; [.AM66]=1); &quot;&quot;; IF(SUM([.$G$11:.$G66])&lt;[.AN$10];1;0))">
            <text:p/>
          </table:table-cell>
          <table:table-cell table:formula="of:=IF(OR([.AN66]=&quot;&quot;; [.AN66]=1); &quot;&quot;; IF(SUM([.$G$11:.$G66])&lt;[.AO$10];1;0))">
            <text:p/>
          </table:table-cell>
          <table:table-cell table:formula="of:=IF(OR([.AO66]=&quot;&quot;; [.AO66]=1); &quot;&quot;; IF(SUM([.$G$11:.$G66])&lt;[.AP$10];1;0))">
            <text:p/>
          </table:table-cell>
          <table:table-cell table:formula="of:=IF(OR([.AP66]=&quot;&quot;; [.AP66]=1); &quot;&quot;; IF(SUM([.$G$11:.$G66])&lt;[.AQ$10];1;0))">
            <text:p/>
          </table:table-cell>
          <table:table-cell table:formula="of:=IF(OR([.AQ66]=&quot;&quot;; [.AQ66]=1); &quot;&quot;; IF(SUM([.$G$11:.$G66])&lt;[.AR$10];1;0))">
            <text:p/>
          </table:table-cell>
          <table:table-cell table:formula="of:=IF(OR([.AR66]=&quot;&quot;; [.AR66]=1); &quot;&quot;; IF(SUM([.$G$11:.$G66])&lt;[.AS$10];1;0))">
            <text:p/>
          </table:table-cell>
          <table:table-cell table:formula="of:=IF(OR([.AS66]=&quot;&quot;; [.AS66]=1); &quot;&quot;; IF(SUM([.$G$11:.$G66])&lt;[.AT$10];1;0))">
            <text:p/>
          </table:table-cell>
          <table:table-cell table:formula="of:=IF(OR([.AT66]=&quot;&quot;; [.AT66]=1); &quot;&quot;; IF(SUM([.$G$11:.$G66])&lt;[.AU$10];1;0))">
            <text:p/>
          </table:table-cell>
          <table:table-cell table:formula="of:=IF(OR([.AU66]=&quot;&quot;; [.AU66]=1); &quot;&quot;; IF(SUM([.$G$11:.$G66])&lt;[.AV$10];1;0))">
            <text:p/>
          </table:table-cell>
          <table:table-cell table:formula="of:=IF(OR([.AV66]=&quot;&quot;; [.AV66]=1); &quot;&quot;; IF(SUM([.$G$11:.$G66])&lt;[.AW$10];1;0))">
            <text:p/>
          </table:table-cell>
          <table:table-cell table:formula="of:=IF(OR([.AW66]=&quot;&quot;; [.AW66]=1); &quot;&quot;; IF(SUM([.$G$11:.$G66])&lt;[.AX$10];1;0))">
            <text:p/>
          </table:table-cell>
          <table:table-cell table:formula="of:=IF(OR([.AX66]=&quot;&quot;; [.AX66]=1); &quot;&quot;; IF(SUM([.$G$11:.$G66])&lt;[.AY$10];1;0))">
            <text:p/>
          </table:table-cell>
          <table:table-cell table:formula="of:=IF(OR([.AY66]=&quot;&quot;; [.AY66]=1); &quot;&quot;; IF(SUM([.$G$11:.$G66])&lt;[.AZ$10];1;0))">
            <text:p/>
          </table:table-cell>
          <table:table-cell table:formula="of:=IF(OR([.AZ66]=&quot;&quot;; [.AZ66]=1); &quot;&quot;; IF(SUM([.$G$11:.$G66])&lt;[.BA$10];1;0))">
            <text:p/>
          </table:table-cell>
          <table:table-cell table:formula="of:=IF(OR([.BA66]=&quot;&quot;; [.BA66]=1); &quot;&quot;; IF(SUM([.$G$11:.$G66])&lt;[.BB$10];1;0))">
            <text:p/>
          </table:table-cell>
          <table:table-cell table:formula="of:=IF(OR([.BB66]=&quot;&quot;; [.BB66]=1); &quot;&quot;; IF(SUM([.$G$11:.$G66])&lt;[.BC$10];1;0))">
            <text:p/>
          </table:table-cell>
          <table:table-cell table:formula="of:=IF(OR([.BC66]=&quot;&quot;; [.BC66]=1); &quot;&quot;; IF(SUM([.$G$11:.$G66])&lt;[.BD$10];1;0))">
            <text:p/>
          </table:table-cell>
          <table:table-cell table:formula="of:=IF(OR([.BD66]=&quot;&quot;; [.BD66]=1); &quot;&quot;; IF(SUM([.$G$11:.$G66])&lt;[.BE$10];1;0))">
            <text:p/>
          </table:table-cell>
          <table:table-cell table:formula="of:=IF(OR([.BE66]=&quot;&quot;; [.BE66]=1); &quot;&quot;; IF(SUM([.$G$11:.$G66])&lt;[.BF$10];1;0))">
            <text:p/>
          </table:table-cell>
          <table:table-cell table:formula="of:=IF(OR([.BF66]=&quot;&quot;; [.BF66]=1); &quot;&quot;; IF(SUM([.$G$11:.$G66])&lt;[.BG$10];1;0))">
            <text:p/>
          </table:table-cell>
          <table:table-cell table:formula="of:=IF(OR([.BG66]=&quot;&quot;; [.BG66]=1); &quot;&quot;; IF(SUM([.$G$11:.$G66])&lt;[.BH$10];1;0))">
            <text:p/>
          </table:table-cell>
          <table:table-cell table:formula="of:=IF(OR([.BH66]=&quot;&quot;; [.BH66]=1); &quot;&quot;; IF(SUM([.$G$11:.$G66])&lt;[.BI$10];1;0))">
            <text:p/>
          </table:table-cell>
          <table:table-cell table:formula="of:=IF(OR([.BI66]=&quot;&quot;; [.BI66]=1); &quot;&quot;; IF(SUM([.$G$11:.$G66])&lt;[.BJ$10];1;0))">
            <text:p/>
          </table:table-cell>
          <table:table-cell table:formula="of:=IF(OR([.BJ66]=&quot;&quot;; [.BJ66]=1); &quot;&quot;; IF(SUM([.$G$11:.$G66])&lt;[.BK$10];1;0))">
            <text:p/>
          </table:table-cell>
          <table:table-cell table:formula="of:=IF(OR([.BK66]=&quot;&quot;; [.BK66]=1); &quot;&quot;; IF(SUM([.$G$11:.$G66])&lt;[.BL$10];1;0))">
            <text:p/>
          </table:table-cell>
          <table:table-cell table:formula="of:=IF(OR([.BL66]=&quot;&quot;; [.BL66]=1); &quot;&quot;; IF(SUM([.$G$11:.$G66])&lt;[.BM$10];1;0))">
            <text:p/>
          </table:table-cell>
          <table:table-cell table:formula="of:=IF(OR([.BM66]=&quot;&quot;; [.BM66]=1); &quot;&quot;; IF(SUM([.$G$11:.$G66])&lt;[.BN$10];1;0))">
            <text:p/>
          </table:table-cell>
          <table:table-cell table:formula="of:=IF(OR([.BN66]=&quot;&quot;; [.BN66]=1); &quot;&quot;; IF(SUM([.$G$11:.$G66])&lt;[.BO$10];1;0))">
            <text:p/>
          </table:table-cell>
          <table:table-cell table:formula="of:=IF(OR([.BO66]=&quot;&quot;; [.BO66]=1); &quot;&quot;; IF(SUM([.$G$11:.$G66])&lt;[.BP$10];1;0))">
            <text:p/>
          </table:table-cell>
          <table:table-cell table:formula="of:=IF(OR([.BP66]=&quot;&quot;; [.BP66]=1); &quot;&quot;; IF(SUM([.$G$11:.$G66])&lt;[.BQ$10];1;0))">
            <text:p/>
          </table:table-cell>
          <table:table-cell table:formula="of:=IF(OR([.BQ66]=&quot;&quot;; [.BQ66]=1); &quot;&quot;; IF(SUM([.$G$11:.$G66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IF([.$E$5]*[.$A67]&lt;=[.$E$1];[.$E$5]*[.$A67];&quot;&quot;)">
            <text:p/>
          </table:table-cell>
          <table:table-cell table:formula="of:=IF([.$B67]&lt;&gt;&quot;&quot;;[.$E$1]-[.B67];&quot;&quot;)">
            <text:p/>
          </table:table-cell>
          <table:table-cell table:formula="of:=IF(AND([.$B67]&lt;&gt;&quot;&quot;;FLOOR([.$B67]/[.$E$5];1)&lt;=[.$C$4]);FLOOR([.$B67]/[.$E$5];1);&quot;&quot;)">
            <text:p/>
          </table:table-cell>
          <table:table-cell/>
          <table:table-cell table:formula="of:=IF([.$D67]&lt;&gt;&quot;&quot;;[.$C$2]+[.D67]*IF([.$C$2]&gt;[.$C$3];-1;1);&quot;&quot;)">
            <text:p/>
          </table:table-cell>
          <table:table-cell table:formula="of:=IF([.$D67]&lt;&gt;&quot;&quot;;60/[.F67]*1000;&quot;&quot;)">
            <text:p/>
          </table:table-cell>
          <table:table-cell table:formula="of:=IF([.G67]&lt;&gt;&quot;&quot;;0;&quot;&quot;)">
            <text:p/>
          </table:table-cell>
          <table:table-cell table:formula="of:=IF(OR([.H67]=&quot;&quot;; [.H67]=1); &quot;&quot;; IF(SUM([.$G$11:.$G67])&lt;[.I$10];1;0))">
            <text:p/>
          </table:table-cell>
          <table:table-cell table:formula="of:=IF(OR([.I67]=&quot;&quot;; [.I67]=1); &quot;&quot;; IF(SUM([.$G$11:.$G67])&lt;[.J$10];1;0))">
            <text:p/>
          </table:table-cell>
          <table:table-cell table:formula="of:=IF(OR([.J67]=&quot;&quot;; [.J67]=1); &quot;&quot;; IF(SUM([.$G$11:.$G67])&lt;[.K$10];1;0))">
            <text:p/>
          </table:table-cell>
          <table:table-cell table:formula="of:=IF(OR([.K67]=&quot;&quot;; [.K67]=1); &quot;&quot;; IF(SUM([.$G$11:.$G67])&lt;[.L$10];1;0))">
            <text:p/>
          </table:table-cell>
          <table:table-cell table:formula="of:=IF(OR([.L67]=&quot;&quot;; [.L67]=1); &quot;&quot;; IF(SUM([.$G$11:.$G67])&lt;[.M$10];1;0))">
            <text:p/>
          </table:table-cell>
          <table:table-cell table:formula="of:=IF(OR([.M67]=&quot;&quot;; [.M67]=1); &quot;&quot;; IF(SUM([.$G$11:.$G67])&lt;[.N$10];1;0))">
            <text:p/>
          </table:table-cell>
          <table:table-cell table:formula="of:=IF(OR([.N67]=&quot;&quot;; [.N67]=1); &quot;&quot;; IF(SUM([.$G$11:.$G67])&lt;[.O$10];1;0))">
            <text:p/>
          </table:table-cell>
          <table:table-cell table:formula="of:=IF(OR([.O67]=&quot;&quot;; [.O67]=1); &quot;&quot;; IF(SUM([.$G$11:.$G67])&lt;[.P$10];1;0))">
            <text:p/>
          </table:table-cell>
          <table:table-cell table:formula="of:=IF(OR([.P67]=&quot;&quot;; [.P67]=1); &quot;&quot;; IF(SUM([.$G$11:.$G67])&lt;[.Q$10];1;0))">
            <text:p/>
          </table:table-cell>
          <table:table-cell table:formula="of:=IF(OR([.Q67]=&quot;&quot;; [.Q67]=1); &quot;&quot;; IF(SUM([.$G$11:.$G67])&lt;[.R$10];1;0))">
            <text:p/>
          </table:table-cell>
          <table:table-cell table:formula="of:=IF(OR([.R67]=&quot;&quot;; [.R67]=1); &quot;&quot;; IF(SUM([.$G$11:.$G67])&lt;[.S$10];1;0))">
            <text:p/>
          </table:table-cell>
          <table:table-cell table:formula="of:=IF(OR([.S67]=&quot;&quot;; [.S67]=1); &quot;&quot;; IF(SUM([.$G$11:.$G67])&lt;[.T$10];1;0))">
            <text:p/>
          </table:table-cell>
          <table:table-cell table:formula="of:=IF(OR([.T67]=&quot;&quot;; [.T67]=1); &quot;&quot;; IF(SUM([.$G$11:.$G67])&lt;[.U$10];1;0))">
            <text:p/>
          </table:table-cell>
          <table:table-cell table:formula="of:=IF(OR([.U67]=&quot;&quot;; [.U67]=1); &quot;&quot;; IF(SUM([.$G$11:.$G67])&lt;[.V$10];1;0))">
            <text:p/>
          </table:table-cell>
          <table:table-cell table:formula="of:=IF(OR([.V67]=&quot;&quot;; [.V67]=1); &quot;&quot;; IF(SUM([.$G$11:.$G67])&lt;[.W$10];1;0))">
            <text:p/>
          </table:table-cell>
          <table:table-cell table:formula="of:=IF(OR([.W67]=&quot;&quot;; [.W67]=1); &quot;&quot;; IF(SUM([.$G$11:.$G67])&lt;[.X$10];1;0))">
            <text:p/>
          </table:table-cell>
          <table:table-cell table:formula="of:=IF(OR([.X67]=&quot;&quot;; [.X67]=1); &quot;&quot;; IF(SUM([.$G$11:.$G67])&lt;[.Y$10];1;0))">
            <text:p/>
          </table:table-cell>
          <table:table-cell table:formula="of:=IF(OR([.Y67]=&quot;&quot;; [.Y67]=1); &quot;&quot;; IF(SUM([.$G$11:.$G67])&lt;[.Z$10];1;0))">
            <text:p/>
          </table:table-cell>
          <table:table-cell table:formula="of:=IF(OR([.Z67]=&quot;&quot;; [.Z67]=1); &quot;&quot;; IF(SUM([.$G$11:.$G67])&lt;[.AA$10];1;0))">
            <text:p/>
          </table:table-cell>
          <table:table-cell table:formula="of:=IF(OR([.AA67]=&quot;&quot;; [.AA67]=1); &quot;&quot;; IF(SUM([.$G$11:.$G67])&lt;[.AB$10];1;0))">
            <text:p/>
          </table:table-cell>
          <table:table-cell table:formula="of:=IF(OR([.AB67]=&quot;&quot;; [.AB67]=1); &quot;&quot;; IF(SUM([.$G$11:.$G67])&lt;[.AC$10];1;0))">
            <text:p/>
          </table:table-cell>
          <table:table-cell table:formula="of:=IF(OR([.AC67]=&quot;&quot;; [.AC67]=1); &quot;&quot;; IF(SUM([.$G$11:.$G67])&lt;[.AD$10];1;0))">
            <text:p/>
          </table:table-cell>
          <table:table-cell table:formula="of:=IF(OR([.AD67]=&quot;&quot;; [.AD67]=1); &quot;&quot;; IF(SUM([.$G$11:.$G67])&lt;[.AE$10];1;0))">
            <text:p/>
          </table:table-cell>
          <table:table-cell table:formula="of:=IF(OR([.AE67]=&quot;&quot;; [.AE67]=1); &quot;&quot;; IF(SUM([.$G$11:.$G67])&lt;[.AF$10];1;0))">
            <text:p/>
          </table:table-cell>
          <table:table-cell table:formula="of:=IF(OR([.AF67]=&quot;&quot;; [.AF67]=1); &quot;&quot;; IF(SUM([.$G$11:.$G67])&lt;[.AG$10];1;0))">
            <text:p/>
          </table:table-cell>
          <table:table-cell table:formula="of:=IF(OR([.AG67]=&quot;&quot;; [.AG67]=1); &quot;&quot;; IF(SUM([.$G$11:.$G67])&lt;[.AH$10];1;0))">
            <text:p/>
          </table:table-cell>
          <table:table-cell table:formula="of:=IF(OR([.AH67]=&quot;&quot;; [.AH67]=1); &quot;&quot;; IF(SUM([.$G$11:.$G67])&lt;[.AI$10];1;0))">
            <text:p/>
          </table:table-cell>
          <table:table-cell table:formula="of:=IF(OR([.AI67]=&quot;&quot;; [.AI67]=1); &quot;&quot;; IF(SUM([.$G$11:.$G67])&lt;[.AJ$10];1;0))">
            <text:p/>
          </table:table-cell>
          <table:table-cell table:formula="of:=IF(OR([.AJ67]=&quot;&quot;; [.AJ67]=1); &quot;&quot;; IF(SUM([.$G$11:.$G67])&lt;[.AK$10];1;0))">
            <text:p/>
          </table:table-cell>
          <table:table-cell table:formula="of:=IF(OR([.AK67]=&quot;&quot;; [.AK67]=1); &quot;&quot;; IF(SUM([.$G$11:.$G67])&lt;[.AL$10];1;0))">
            <text:p/>
          </table:table-cell>
          <table:table-cell table:formula="of:=IF(OR([.AL67]=&quot;&quot;; [.AL67]=1); &quot;&quot;; IF(SUM([.$G$11:.$G67])&lt;[.AM$10];1;0))">
            <text:p/>
          </table:table-cell>
          <table:table-cell table:formula="of:=IF(OR([.AM67]=&quot;&quot;; [.AM67]=1); &quot;&quot;; IF(SUM([.$G$11:.$G67])&lt;[.AN$10];1;0))">
            <text:p/>
          </table:table-cell>
          <table:table-cell table:formula="of:=IF(OR([.AN67]=&quot;&quot;; [.AN67]=1); &quot;&quot;; IF(SUM([.$G$11:.$G67])&lt;[.AO$10];1;0))">
            <text:p/>
          </table:table-cell>
          <table:table-cell table:formula="of:=IF(OR([.AO67]=&quot;&quot;; [.AO67]=1); &quot;&quot;; IF(SUM([.$G$11:.$G67])&lt;[.AP$10];1;0))">
            <text:p/>
          </table:table-cell>
          <table:table-cell table:formula="of:=IF(OR([.AP67]=&quot;&quot;; [.AP67]=1); &quot;&quot;; IF(SUM([.$G$11:.$G67])&lt;[.AQ$10];1;0))">
            <text:p/>
          </table:table-cell>
          <table:table-cell table:formula="of:=IF(OR([.AQ67]=&quot;&quot;; [.AQ67]=1); &quot;&quot;; IF(SUM([.$G$11:.$G67])&lt;[.AR$10];1;0))">
            <text:p/>
          </table:table-cell>
          <table:table-cell table:formula="of:=IF(OR([.AR67]=&quot;&quot;; [.AR67]=1); &quot;&quot;; IF(SUM([.$G$11:.$G67])&lt;[.AS$10];1;0))">
            <text:p/>
          </table:table-cell>
          <table:table-cell table:formula="of:=IF(OR([.AS67]=&quot;&quot;; [.AS67]=1); &quot;&quot;; IF(SUM([.$G$11:.$G67])&lt;[.AT$10];1;0))">
            <text:p/>
          </table:table-cell>
          <table:table-cell table:formula="of:=IF(OR([.AT67]=&quot;&quot;; [.AT67]=1); &quot;&quot;; IF(SUM([.$G$11:.$G67])&lt;[.AU$10];1;0))">
            <text:p/>
          </table:table-cell>
          <table:table-cell table:formula="of:=IF(OR([.AU67]=&quot;&quot;; [.AU67]=1); &quot;&quot;; IF(SUM([.$G$11:.$G67])&lt;[.AV$10];1;0))">
            <text:p/>
          </table:table-cell>
          <table:table-cell table:formula="of:=IF(OR([.AV67]=&quot;&quot;; [.AV67]=1); &quot;&quot;; IF(SUM([.$G$11:.$G67])&lt;[.AW$10];1;0))">
            <text:p/>
          </table:table-cell>
          <table:table-cell table:formula="of:=IF(OR([.AW67]=&quot;&quot;; [.AW67]=1); &quot;&quot;; IF(SUM([.$G$11:.$G67])&lt;[.AX$10];1;0))">
            <text:p/>
          </table:table-cell>
          <table:table-cell table:formula="of:=IF(OR([.AX67]=&quot;&quot;; [.AX67]=1); &quot;&quot;; IF(SUM([.$G$11:.$G67])&lt;[.AY$10];1;0))">
            <text:p/>
          </table:table-cell>
          <table:table-cell table:formula="of:=IF(OR([.AY67]=&quot;&quot;; [.AY67]=1); &quot;&quot;; IF(SUM([.$G$11:.$G67])&lt;[.AZ$10];1;0))">
            <text:p/>
          </table:table-cell>
          <table:table-cell table:formula="of:=IF(OR([.AZ67]=&quot;&quot;; [.AZ67]=1); &quot;&quot;; IF(SUM([.$G$11:.$G67])&lt;[.BA$10];1;0))">
            <text:p/>
          </table:table-cell>
          <table:table-cell table:formula="of:=IF(OR([.BA67]=&quot;&quot;; [.BA67]=1); &quot;&quot;; IF(SUM([.$G$11:.$G67])&lt;[.BB$10];1;0))">
            <text:p/>
          </table:table-cell>
          <table:table-cell table:formula="of:=IF(OR([.BB67]=&quot;&quot;; [.BB67]=1); &quot;&quot;; IF(SUM([.$G$11:.$G67])&lt;[.BC$10];1;0))">
            <text:p/>
          </table:table-cell>
          <table:table-cell table:formula="of:=IF(OR([.BC67]=&quot;&quot;; [.BC67]=1); &quot;&quot;; IF(SUM([.$G$11:.$G67])&lt;[.BD$10];1;0))">
            <text:p/>
          </table:table-cell>
          <table:table-cell table:formula="of:=IF(OR([.BD67]=&quot;&quot;; [.BD67]=1); &quot;&quot;; IF(SUM([.$G$11:.$G67])&lt;[.BE$10];1;0))">
            <text:p/>
          </table:table-cell>
          <table:table-cell table:formula="of:=IF(OR([.BE67]=&quot;&quot;; [.BE67]=1); &quot;&quot;; IF(SUM([.$G$11:.$G67])&lt;[.BF$10];1;0))">
            <text:p/>
          </table:table-cell>
          <table:table-cell table:formula="of:=IF(OR([.BF67]=&quot;&quot;; [.BF67]=1); &quot;&quot;; IF(SUM([.$G$11:.$G67])&lt;[.BG$10];1;0))">
            <text:p/>
          </table:table-cell>
          <table:table-cell table:formula="of:=IF(OR([.BG67]=&quot;&quot;; [.BG67]=1); &quot;&quot;; IF(SUM([.$G$11:.$G67])&lt;[.BH$10];1;0))">
            <text:p/>
          </table:table-cell>
          <table:table-cell table:formula="of:=IF(OR([.BH67]=&quot;&quot;; [.BH67]=1); &quot;&quot;; IF(SUM([.$G$11:.$G67])&lt;[.BI$10];1;0))">
            <text:p/>
          </table:table-cell>
          <table:table-cell table:formula="of:=IF(OR([.BI67]=&quot;&quot;; [.BI67]=1); &quot;&quot;; IF(SUM([.$G$11:.$G67])&lt;[.BJ$10];1;0))">
            <text:p/>
          </table:table-cell>
          <table:table-cell table:formula="of:=IF(OR([.BJ67]=&quot;&quot;; [.BJ67]=1); &quot;&quot;; IF(SUM([.$G$11:.$G67])&lt;[.BK$10];1;0))">
            <text:p/>
          </table:table-cell>
          <table:table-cell table:formula="of:=IF(OR([.BK67]=&quot;&quot;; [.BK67]=1); &quot;&quot;; IF(SUM([.$G$11:.$G67])&lt;[.BL$10];1;0))">
            <text:p/>
          </table:table-cell>
          <table:table-cell table:formula="of:=IF(OR([.BL67]=&quot;&quot;; [.BL67]=1); &quot;&quot;; IF(SUM([.$G$11:.$G67])&lt;[.BM$10];1;0))">
            <text:p/>
          </table:table-cell>
          <table:table-cell table:formula="of:=IF(OR([.BM67]=&quot;&quot;; [.BM67]=1); &quot;&quot;; IF(SUM([.$G$11:.$G67])&lt;[.BN$10];1;0))">
            <text:p/>
          </table:table-cell>
          <table:table-cell table:formula="of:=IF(OR([.BN67]=&quot;&quot;; [.BN67]=1); &quot;&quot;; IF(SUM([.$G$11:.$G67])&lt;[.BO$10];1;0))">
            <text:p/>
          </table:table-cell>
          <table:table-cell table:formula="of:=IF(OR([.BO67]=&quot;&quot;; [.BO67]=1); &quot;&quot;; IF(SUM([.$G$11:.$G67])&lt;[.BP$10];1;0))">
            <text:p/>
          </table:table-cell>
          <table:table-cell table:formula="of:=IF(OR([.BP67]=&quot;&quot;; [.BP67]=1); &quot;&quot;; IF(SUM([.$G$11:.$G67])&lt;[.BQ$10];1;0))">
            <text:p/>
          </table:table-cell>
          <table:table-cell table:formula="of:=IF(OR([.BQ67]=&quot;&quot;; [.BQ67]=1); &quot;&quot;; IF(SUM([.$G$11:.$G67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IF([.$E$5]*[.$A68]&lt;=[.$E$1];[.$E$5]*[.$A68];&quot;&quot;)">
            <text:p/>
          </table:table-cell>
          <table:table-cell table:formula="of:=IF([.$B68]&lt;&gt;&quot;&quot;;[.$E$1]-[.B68];&quot;&quot;)">
            <text:p/>
          </table:table-cell>
          <table:table-cell table:formula="of:=IF(AND([.$B68]&lt;&gt;&quot;&quot;;FLOOR([.$B68]/[.$E$5];1)&lt;=[.$C$4]);FLOOR([.$B68]/[.$E$5];1);&quot;&quot;)">
            <text:p/>
          </table:table-cell>
          <table:table-cell/>
          <table:table-cell table:formula="of:=IF([.$D68]&lt;&gt;&quot;&quot;;[.$C$2]+[.D68]*IF([.$C$2]&gt;[.$C$3];-1;1);&quot;&quot;)">
            <text:p/>
          </table:table-cell>
          <table:table-cell table:formula="of:=IF([.$D68]&lt;&gt;&quot;&quot;;60/[.F68]*1000;&quot;&quot;)">
            <text:p/>
          </table:table-cell>
          <table:table-cell table:formula="of:=IF([.G68]&lt;&gt;&quot;&quot;;0;&quot;&quot;)">
            <text:p/>
          </table:table-cell>
          <table:table-cell table:formula="of:=IF(OR([.H68]=&quot;&quot;; [.H68]=1); &quot;&quot;; IF(SUM([.$G$11:.$G68])&lt;[.I$10];1;0))">
            <text:p/>
          </table:table-cell>
          <table:table-cell table:formula="of:=IF(OR([.I68]=&quot;&quot;; [.I68]=1); &quot;&quot;; IF(SUM([.$G$11:.$G68])&lt;[.J$10];1;0))">
            <text:p/>
          </table:table-cell>
          <table:table-cell table:formula="of:=IF(OR([.J68]=&quot;&quot;; [.J68]=1); &quot;&quot;; IF(SUM([.$G$11:.$G68])&lt;[.K$10];1;0))">
            <text:p/>
          </table:table-cell>
          <table:table-cell table:formula="of:=IF(OR([.K68]=&quot;&quot;; [.K68]=1); &quot;&quot;; IF(SUM([.$G$11:.$G68])&lt;[.L$10];1;0))">
            <text:p/>
          </table:table-cell>
          <table:table-cell table:formula="of:=IF(OR([.L68]=&quot;&quot;; [.L68]=1); &quot;&quot;; IF(SUM([.$G$11:.$G68])&lt;[.M$10];1;0))">
            <text:p/>
          </table:table-cell>
          <table:table-cell table:formula="of:=IF(OR([.M68]=&quot;&quot;; [.M68]=1); &quot;&quot;; IF(SUM([.$G$11:.$G68])&lt;[.N$10];1;0))">
            <text:p/>
          </table:table-cell>
          <table:table-cell table:formula="of:=IF(OR([.N68]=&quot;&quot;; [.N68]=1); &quot;&quot;; IF(SUM([.$G$11:.$G68])&lt;[.O$10];1;0))">
            <text:p/>
          </table:table-cell>
          <table:table-cell table:formula="of:=IF(OR([.O68]=&quot;&quot;; [.O68]=1); &quot;&quot;; IF(SUM([.$G$11:.$G68])&lt;[.P$10];1;0))">
            <text:p/>
          </table:table-cell>
          <table:table-cell table:formula="of:=IF(OR([.P68]=&quot;&quot;; [.P68]=1); &quot;&quot;; IF(SUM([.$G$11:.$G68])&lt;[.Q$10];1;0))">
            <text:p/>
          </table:table-cell>
          <table:table-cell table:formula="of:=IF(OR([.Q68]=&quot;&quot;; [.Q68]=1); &quot;&quot;; IF(SUM([.$G$11:.$G68])&lt;[.R$10];1;0))">
            <text:p/>
          </table:table-cell>
          <table:table-cell table:formula="of:=IF(OR([.R68]=&quot;&quot;; [.R68]=1); &quot;&quot;; IF(SUM([.$G$11:.$G68])&lt;[.S$10];1;0))">
            <text:p/>
          </table:table-cell>
          <table:table-cell table:formula="of:=IF(OR([.S68]=&quot;&quot;; [.S68]=1); &quot;&quot;; IF(SUM([.$G$11:.$G68])&lt;[.T$10];1;0))">
            <text:p/>
          </table:table-cell>
          <table:table-cell table:formula="of:=IF(OR([.T68]=&quot;&quot;; [.T68]=1); &quot;&quot;; IF(SUM([.$G$11:.$G68])&lt;[.U$10];1;0))">
            <text:p/>
          </table:table-cell>
          <table:table-cell table:formula="of:=IF(OR([.U68]=&quot;&quot;; [.U68]=1); &quot;&quot;; IF(SUM([.$G$11:.$G68])&lt;[.V$10];1;0))">
            <text:p/>
          </table:table-cell>
          <table:table-cell table:formula="of:=IF(OR([.V68]=&quot;&quot;; [.V68]=1); &quot;&quot;; IF(SUM([.$G$11:.$G68])&lt;[.W$10];1;0))">
            <text:p/>
          </table:table-cell>
          <table:table-cell table:formula="of:=IF(OR([.W68]=&quot;&quot;; [.W68]=1); &quot;&quot;; IF(SUM([.$G$11:.$G68])&lt;[.X$10];1;0))">
            <text:p/>
          </table:table-cell>
          <table:table-cell table:formula="of:=IF(OR([.X68]=&quot;&quot;; [.X68]=1); &quot;&quot;; IF(SUM([.$G$11:.$G68])&lt;[.Y$10];1;0))">
            <text:p/>
          </table:table-cell>
          <table:table-cell table:formula="of:=IF(OR([.Y68]=&quot;&quot;; [.Y68]=1); &quot;&quot;; IF(SUM([.$G$11:.$G68])&lt;[.Z$10];1;0))">
            <text:p/>
          </table:table-cell>
          <table:table-cell table:formula="of:=IF(OR([.Z68]=&quot;&quot;; [.Z68]=1); &quot;&quot;; IF(SUM([.$G$11:.$G68])&lt;[.AA$10];1;0))">
            <text:p/>
          </table:table-cell>
          <table:table-cell table:formula="of:=IF(OR([.AA68]=&quot;&quot;; [.AA68]=1); &quot;&quot;; IF(SUM([.$G$11:.$G68])&lt;[.AB$10];1;0))">
            <text:p/>
          </table:table-cell>
          <table:table-cell table:formula="of:=IF(OR([.AB68]=&quot;&quot;; [.AB68]=1); &quot;&quot;; IF(SUM([.$G$11:.$G68])&lt;[.AC$10];1;0))">
            <text:p/>
          </table:table-cell>
          <table:table-cell table:formula="of:=IF(OR([.AC68]=&quot;&quot;; [.AC68]=1); &quot;&quot;; IF(SUM([.$G$11:.$G68])&lt;[.AD$10];1;0))">
            <text:p/>
          </table:table-cell>
          <table:table-cell table:formula="of:=IF(OR([.AD68]=&quot;&quot;; [.AD68]=1); &quot;&quot;; IF(SUM([.$G$11:.$G68])&lt;[.AE$10];1;0))">
            <text:p/>
          </table:table-cell>
          <table:table-cell table:formula="of:=IF(OR([.AE68]=&quot;&quot;; [.AE68]=1); &quot;&quot;; IF(SUM([.$G$11:.$G68])&lt;[.AF$10];1;0))">
            <text:p/>
          </table:table-cell>
          <table:table-cell table:formula="of:=IF(OR([.AF68]=&quot;&quot;; [.AF68]=1); &quot;&quot;; IF(SUM([.$G$11:.$G68])&lt;[.AG$10];1;0))">
            <text:p/>
          </table:table-cell>
          <table:table-cell table:formula="of:=IF(OR([.AG68]=&quot;&quot;; [.AG68]=1); &quot;&quot;; IF(SUM([.$G$11:.$G68])&lt;[.AH$10];1;0))">
            <text:p/>
          </table:table-cell>
          <table:table-cell table:formula="of:=IF(OR([.AH68]=&quot;&quot;; [.AH68]=1); &quot;&quot;; IF(SUM([.$G$11:.$G68])&lt;[.AI$10];1;0))">
            <text:p/>
          </table:table-cell>
          <table:table-cell table:formula="of:=IF(OR([.AI68]=&quot;&quot;; [.AI68]=1); &quot;&quot;; IF(SUM([.$G$11:.$G68])&lt;[.AJ$10];1;0))">
            <text:p/>
          </table:table-cell>
          <table:table-cell table:formula="of:=IF(OR([.AJ68]=&quot;&quot;; [.AJ68]=1); &quot;&quot;; IF(SUM([.$G$11:.$G68])&lt;[.AK$10];1;0))">
            <text:p/>
          </table:table-cell>
          <table:table-cell table:formula="of:=IF(OR([.AK68]=&quot;&quot;; [.AK68]=1); &quot;&quot;; IF(SUM([.$G$11:.$G68])&lt;[.AL$10];1;0))">
            <text:p/>
          </table:table-cell>
          <table:table-cell table:formula="of:=IF(OR([.AL68]=&quot;&quot;; [.AL68]=1); &quot;&quot;; IF(SUM([.$G$11:.$G68])&lt;[.AM$10];1;0))">
            <text:p/>
          </table:table-cell>
          <table:table-cell table:formula="of:=IF(OR([.AM68]=&quot;&quot;; [.AM68]=1); &quot;&quot;; IF(SUM([.$G$11:.$G68])&lt;[.AN$10];1;0))">
            <text:p/>
          </table:table-cell>
          <table:table-cell table:formula="of:=IF(OR([.AN68]=&quot;&quot;; [.AN68]=1); &quot;&quot;; IF(SUM([.$G$11:.$G68])&lt;[.AO$10];1;0))">
            <text:p/>
          </table:table-cell>
          <table:table-cell table:formula="of:=IF(OR([.AO68]=&quot;&quot;; [.AO68]=1); &quot;&quot;; IF(SUM([.$G$11:.$G68])&lt;[.AP$10];1;0))">
            <text:p/>
          </table:table-cell>
          <table:table-cell table:formula="of:=IF(OR([.AP68]=&quot;&quot;; [.AP68]=1); &quot;&quot;; IF(SUM([.$G$11:.$G68])&lt;[.AQ$10];1;0))">
            <text:p/>
          </table:table-cell>
          <table:table-cell table:formula="of:=IF(OR([.AQ68]=&quot;&quot;; [.AQ68]=1); &quot;&quot;; IF(SUM([.$G$11:.$G68])&lt;[.AR$10];1;0))">
            <text:p/>
          </table:table-cell>
          <table:table-cell table:formula="of:=IF(OR([.AR68]=&quot;&quot;; [.AR68]=1); &quot;&quot;; IF(SUM([.$G$11:.$G68])&lt;[.AS$10];1;0))">
            <text:p/>
          </table:table-cell>
          <table:table-cell table:formula="of:=IF(OR([.AS68]=&quot;&quot;; [.AS68]=1); &quot;&quot;; IF(SUM([.$G$11:.$G68])&lt;[.AT$10];1;0))">
            <text:p/>
          </table:table-cell>
          <table:table-cell table:formula="of:=IF(OR([.AT68]=&quot;&quot;; [.AT68]=1); &quot;&quot;; IF(SUM([.$G$11:.$G68])&lt;[.AU$10];1;0))">
            <text:p/>
          </table:table-cell>
          <table:table-cell table:formula="of:=IF(OR([.AU68]=&quot;&quot;; [.AU68]=1); &quot;&quot;; IF(SUM([.$G$11:.$G68])&lt;[.AV$10];1;0))">
            <text:p/>
          </table:table-cell>
          <table:table-cell table:formula="of:=IF(OR([.AV68]=&quot;&quot;; [.AV68]=1); &quot;&quot;; IF(SUM([.$G$11:.$G68])&lt;[.AW$10];1;0))">
            <text:p/>
          </table:table-cell>
          <table:table-cell table:formula="of:=IF(OR([.AW68]=&quot;&quot;; [.AW68]=1); &quot;&quot;; IF(SUM([.$G$11:.$G68])&lt;[.AX$10];1;0))">
            <text:p/>
          </table:table-cell>
          <table:table-cell table:formula="of:=IF(OR([.AX68]=&quot;&quot;; [.AX68]=1); &quot;&quot;; IF(SUM([.$G$11:.$G68])&lt;[.AY$10];1;0))">
            <text:p/>
          </table:table-cell>
          <table:table-cell table:formula="of:=IF(OR([.AY68]=&quot;&quot;; [.AY68]=1); &quot;&quot;; IF(SUM([.$G$11:.$G68])&lt;[.AZ$10];1;0))">
            <text:p/>
          </table:table-cell>
          <table:table-cell table:formula="of:=IF(OR([.AZ68]=&quot;&quot;; [.AZ68]=1); &quot;&quot;; IF(SUM([.$G$11:.$G68])&lt;[.BA$10];1;0))">
            <text:p/>
          </table:table-cell>
          <table:table-cell table:formula="of:=IF(OR([.BA68]=&quot;&quot;; [.BA68]=1); &quot;&quot;; IF(SUM([.$G$11:.$G68])&lt;[.BB$10];1;0))">
            <text:p/>
          </table:table-cell>
          <table:table-cell table:formula="of:=IF(OR([.BB68]=&quot;&quot;; [.BB68]=1); &quot;&quot;; IF(SUM([.$G$11:.$G68])&lt;[.BC$10];1;0))">
            <text:p/>
          </table:table-cell>
          <table:table-cell table:formula="of:=IF(OR([.BC68]=&quot;&quot;; [.BC68]=1); &quot;&quot;; IF(SUM([.$G$11:.$G68])&lt;[.BD$10];1;0))">
            <text:p/>
          </table:table-cell>
          <table:table-cell table:formula="of:=IF(OR([.BD68]=&quot;&quot;; [.BD68]=1); &quot;&quot;; IF(SUM([.$G$11:.$G68])&lt;[.BE$10];1;0))">
            <text:p/>
          </table:table-cell>
          <table:table-cell table:formula="of:=IF(OR([.BE68]=&quot;&quot;; [.BE68]=1); &quot;&quot;; IF(SUM([.$G$11:.$G68])&lt;[.BF$10];1;0))">
            <text:p/>
          </table:table-cell>
          <table:table-cell table:formula="of:=IF(OR([.BF68]=&quot;&quot;; [.BF68]=1); &quot;&quot;; IF(SUM([.$G$11:.$G68])&lt;[.BG$10];1;0))">
            <text:p/>
          </table:table-cell>
          <table:table-cell table:formula="of:=IF(OR([.BG68]=&quot;&quot;; [.BG68]=1); &quot;&quot;; IF(SUM([.$G$11:.$G68])&lt;[.BH$10];1;0))">
            <text:p/>
          </table:table-cell>
          <table:table-cell table:formula="of:=IF(OR([.BH68]=&quot;&quot;; [.BH68]=1); &quot;&quot;; IF(SUM([.$G$11:.$G68])&lt;[.BI$10];1;0))">
            <text:p/>
          </table:table-cell>
          <table:table-cell table:formula="of:=IF(OR([.BI68]=&quot;&quot;; [.BI68]=1); &quot;&quot;; IF(SUM([.$G$11:.$G68])&lt;[.BJ$10];1;0))">
            <text:p/>
          </table:table-cell>
          <table:table-cell table:formula="of:=IF(OR([.BJ68]=&quot;&quot;; [.BJ68]=1); &quot;&quot;; IF(SUM([.$G$11:.$G68])&lt;[.BK$10];1;0))">
            <text:p/>
          </table:table-cell>
          <table:table-cell table:formula="of:=IF(OR([.BK68]=&quot;&quot;; [.BK68]=1); &quot;&quot;; IF(SUM([.$G$11:.$G68])&lt;[.BL$10];1;0))">
            <text:p/>
          </table:table-cell>
          <table:table-cell table:formula="of:=IF(OR([.BL68]=&quot;&quot;; [.BL68]=1); &quot;&quot;; IF(SUM([.$G$11:.$G68])&lt;[.BM$10];1;0))">
            <text:p/>
          </table:table-cell>
          <table:table-cell table:formula="of:=IF(OR([.BM68]=&quot;&quot;; [.BM68]=1); &quot;&quot;; IF(SUM([.$G$11:.$G68])&lt;[.BN$10];1;0))">
            <text:p/>
          </table:table-cell>
          <table:table-cell table:formula="of:=IF(OR([.BN68]=&quot;&quot;; [.BN68]=1); &quot;&quot;; IF(SUM([.$G$11:.$G68])&lt;[.BO$10];1;0))">
            <text:p/>
          </table:table-cell>
          <table:table-cell table:formula="of:=IF(OR([.BO68]=&quot;&quot;; [.BO68]=1); &quot;&quot;; IF(SUM([.$G$11:.$G68])&lt;[.BP$10];1;0))">
            <text:p/>
          </table:table-cell>
          <table:table-cell table:formula="of:=IF(OR([.BP68]=&quot;&quot;; [.BP68]=1); &quot;&quot;; IF(SUM([.$G$11:.$G68])&lt;[.BQ$10];1;0))">
            <text:p/>
          </table:table-cell>
          <table:table-cell table:formula="of:=IF(OR([.BQ68]=&quot;&quot;; [.BQ68]=1); &quot;&quot;; IF(SUM([.$G$11:.$G68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IF([.$E$5]*[.$A69]&lt;=[.$E$1];[.$E$5]*[.$A69];&quot;&quot;)">
            <text:p/>
          </table:table-cell>
          <table:table-cell table:formula="of:=IF([.$B69]&lt;&gt;&quot;&quot;;[.$E$1]-[.B69];&quot;&quot;)">
            <text:p/>
          </table:table-cell>
          <table:table-cell table:formula="of:=IF(AND([.$B69]&lt;&gt;&quot;&quot;;FLOOR([.$B69]/[.$E$5];1)&lt;=[.$C$4]);FLOOR([.$B69]/[.$E$5];1);&quot;&quot;)">
            <text:p/>
          </table:table-cell>
          <table:table-cell/>
          <table:table-cell table:formula="of:=IF([.$D69]&lt;&gt;&quot;&quot;;[.$C$2]+[.D69]*IF([.$C$2]&gt;[.$C$3];-1;1);&quot;&quot;)">
            <text:p/>
          </table:table-cell>
          <table:table-cell table:formula="of:=IF([.$D69]&lt;&gt;&quot;&quot;;60/[.F69]*1000;&quot;&quot;)">
            <text:p/>
          </table:table-cell>
          <table:table-cell table:formula="of:=IF([.G69]&lt;&gt;&quot;&quot;;0;&quot;&quot;)">
            <text:p/>
          </table:table-cell>
          <table:table-cell table:formula="of:=IF(OR([.H69]=&quot;&quot;; [.H69]=1); &quot;&quot;; IF(SUM([.$G$11:.$G69])&lt;[.I$10];1;0))">
            <text:p/>
          </table:table-cell>
          <table:table-cell table:formula="of:=IF(OR([.I69]=&quot;&quot;; [.I69]=1); &quot;&quot;; IF(SUM([.$G$11:.$G69])&lt;[.J$10];1;0))">
            <text:p/>
          </table:table-cell>
          <table:table-cell table:formula="of:=IF(OR([.J69]=&quot;&quot;; [.J69]=1); &quot;&quot;; IF(SUM([.$G$11:.$G69])&lt;[.K$10];1;0))">
            <text:p/>
          </table:table-cell>
          <table:table-cell table:formula="of:=IF(OR([.K69]=&quot;&quot;; [.K69]=1); &quot;&quot;; IF(SUM([.$G$11:.$G69])&lt;[.L$10];1;0))">
            <text:p/>
          </table:table-cell>
          <table:table-cell table:formula="of:=IF(OR([.L69]=&quot;&quot;; [.L69]=1); &quot;&quot;; IF(SUM([.$G$11:.$G69])&lt;[.M$10];1;0))">
            <text:p/>
          </table:table-cell>
          <table:table-cell table:formula="of:=IF(OR([.M69]=&quot;&quot;; [.M69]=1); &quot;&quot;; IF(SUM([.$G$11:.$G69])&lt;[.N$10];1;0))">
            <text:p/>
          </table:table-cell>
          <table:table-cell table:formula="of:=IF(OR([.N69]=&quot;&quot;; [.N69]=1); &quot;&quot;; IF(SUM([.$G$11:.$G69])&lt;[.O$10];1;0))">
            <text:p/>
          </table:table-cell>
          <table:table-cell table:formula="of:=IF(OR([.O69]=&quot;&quot;; [.O69]=1); &quot;&quot;; IF(SUM([.$G$11:.$G69])&lt;[.P$10];1;0))">
            <text:p/>
          </table:table-cell>
          <table:table-cell table:formula="of:=IF(OR([.P69]=&quot;&quot;; [.P69]=1); &quot;&quot;; IF(SUM([.$G$11:.$G69])&lt;[.Q$10];1;0))">
            <text:p/>
          </table:table-cell>
          <table:table-cell table:formula="of:=IF(OR([.Q69]=&quot;&quot;; [.Q69]=1); &quot;&quot;; IF(SUM([.$G$11:.$G69])&lt;[.R$10];1;0))">
            <text:p/>
          </table:table-cell>
          <table:table-cell table:formula="of:=IF(OR([.R69]=&quot;&quot;; [.R69]=1); &quot;&quot;; IF(SUM([.$G$11:.$G69])&lt;[.S$10];1;0))">
            <text:p/>
          </table:table-cell>
          <table:table-cell table:formula="of:=IF(OR([.S69]=&quot;&quot;; [.S69]=1); &quot;&quot;; IF(SUM([.$G$11:.$G69])&lt;[.T$10];1;0))">
            <text:p/>
          </table:table-cell>
          <table:table-cell table:formula="of:=IF(OR([.T69]=&quot;&quot;; [.T69]=1); &quot;&quot;; IF(SUM([.$G$11:.$G69])&lt;[.U$10];1;0))">
            <text:p/>
          </table:table-cell>
          <table:table-cell table:formula="of:=IF(OR([.U69]=&quot;&quot;; [.U69]=1); &quot;&quot;; IF(SUM([.$G$11:.$G69])&lt;[.V$10];1;0))">
            <text:p/>
          </table:table-cell>
          <table:table-cell table:formula="of:=IF(OR([.V69]=&quot;&quot;; [.V69]=1); &quot;&quot;; IF(SUM([.$G$11:.$G69])&lt;[.W$10];1;0))">
            <text:p/>
          </table:table-cell>
          <table:table-cell table:formula="of:=IF(OR([.W69]=&quot;&quot;; [.W69]=1); &quot;&quot;; IF(SUM([.$G$11:.$G69])&lt;[.X$10];1;0))">
            <text:p/>
          </table:table-cell>
          <table:table-cell table:formula="of:=IF(OR([.X69]=&quot;&quot;; [.X69]=1); &quot;&quot;; IF(SUM([.$G$11:.$G69])&lt;[.Y$10];1;0))">
            <text:p/>
          </table:table-cell>
          <table:table-cell table:formula="of:=IF(OR([.Y69]=&quot;&quot;; [.Y69]=1); &quot;&quot;; IF(SUM([.$G$11:.$G69])&lt;[.Z$10];1;0))">
            <text:p/>
          </table:table-cell>
          <table:table-cell table:formula="of:=IF(OR([.Z69]=&quot;&quot;; [.Z69]=1); &quot;&quot;; IF(SUM([.$G$11:.$G69])&lt;[.AA$10];1;0))">
            <text:p/>
          </table:table-cell>
          <table:table-cell table:formula="of:=IF(OR([.AA69]=&quot;&quot;; [.AA69]=1); &quot;&quot;; IF(SUM([.$G$11:.$G69])&lt;[.AB$10];1;0))">
            <text:p/>
          </table:table-cell>
          <table:table-cell table:formula="of:=IF(OR([.AB69]=&quot;&quot;; [.AB69]=1); &quot;&quot;; IF(SUM([.$G$11:.$G69])&lt;[.AC$10];1;0))">
            <text:p/>
          </table:table-cell>
          <table:table-cell table:formula="of:=IF(OR([.AC69]=&quot;&quot;; [.AC69]=1); &quot;&quot;; IF(SUM([.$G$11:.$G69])&lt;[.AD$10];1;0))">
            <text:p/>
          </table:table-cell>
          <table:table-cell table:formula="of:=IF(OR([.AD69]=&quot;&quot;; [.AD69]=1); &quot;&quot;; IF(SUM([.$G$11:.$G69])&lt;[.AE$10];1;0))">
            <text:p/>
          </table:table-cell>
          <table:table-cell table:formula="of:=IF(OR([.AE69]=&quot;&quot;; [.AE69]=1); &quot;&quot;; IF(SUM([.$G$11:.$G69])&lt;[.AF$10];1;0))">
            <text:p/>
          </table:table-cell>
          <table:table-cell table:formula="of:=IF(OR([.AF69]=&quot;&quot;; [.AF69]=1); &quot;&quot;; IF(SUM([.$G$11:.$G69])&lt;[.AG$10];1;0))">
            <text:p/>
          </table:table-cell>
          <table:table-cell table:formula="of:=IF(OR([.AG69]=&quot;&quot;; [.AG69]=1); &quot;&quot;; IF(SUM([.$G$11:.$G69])&lt;[.AH$10];1;0))">
            <text:p/>
          </table:table-cell>
          <table:table-cell table:formula="of:=IF(OR([.AH69]=&quot;&quot;; [.AH69]=1); &quot;&quot;; IF(SUM([.$G$11:.$G69])&lt;[.AI$10];1;0))">
            <text:p/>
          </table:table-cell>
          <table:table-cell table:formula="of:=IF(OR([.AI69]=&quot;&quot;; [.AI69]=1); &quot;&quot;; IF(SUM([.$G$11:.$G69])&lt;[.AJ$10];1;0))">
            <text:p/>
          </table:table-cell>
          <table:table-cell table:formula="of:=IF(OR([.AJ69]=&quot;&quot;; [.AJ69]=1); &quot;&quot;; IF(SUM([.$G$11:.$G69])&lt;[.AK$10];1;0))">
            <text:p/>
          </table:table-cell>
          <table:table-cell table:formula="of:=IF(OR([.AK69]=&quot;&quot;; [.AK69]=1); &quot;&quot;; IF(SUM([.$G$11:.$G69])&lt;[.AL$10];1;0))">
            <text:p/>
          </table:table-cell>
          <table:table-cell table:formula="of:=IF(OR([.AL69]=&quot;&quot;; [.AL69]=1); &quot;&quot;; IF(SUM([.$G$11:.$G69])&lt;[.AM$10];1;0))">
            <text:p/>
          </table:table-cell>
          <table:table-cell table:formula="of:=IF(OR([.AM69]=&quot;&quot;; [.AM69]=1); &quot;&quot;; IF(SUM([.$G$11:.$G69])&lt;[.AN$10];1;0))">
            <text:p/>
          </table:table-cell>
          <table:table-cell table:formula="of:=IF(OR([.AN69]=&quot;&quot;; [.AN69]=1); &quot;&quot;; IF(SUM([.$G$11:.$G69])&lt;[.AO$10];1;0))">
            <text:p/>
          </table:table-cell>
          <table:table-cell table:formula="of:=IF(OR([.AO69]=&quot;&quot;; [.AO69]=1); &quot;&quot;; IF(SUM([.$G$11:.$G69])&lt;[.AP$10];1;0))">
            <text:p/>
          </table:table-cell>
          <table:table-cell table:formula="of:=IF(OR([.AP69]=&quot;&quot;; [.AP69]=1); &quot;&quot;; IF(SUM([.$G$11:.$G69])&lt;[.AQ$10];1;0))">
            <text:p/>
          </table:table-cell>
          <table:table-cell table:formula="of:=IF(OR([.AQ69]=&quot;&quot;; [.AQ69]=1); &quot;&quot;; IF(SUM([.$G$11:.$G69])&lt;[.AR$10];1;0))">
            <text:p/>
          </table:table-cell>
          <table:table-cell table:formula="of:=IF(OR([.AR69]=&quot;&quot;; [.AR69]=1); &quot;&quot;; IF(SUM([.$G$11:.$G69])&lt;[.AS$10];1;0))">
            <text:p/>
          </table:table-cell>
          <table:table-cell table:formula="of:=IF(OR([.AS69]=&quot;&quot;; [.AS69]=1); &quot;&quot;; IF(SUM([.$G$11:.$G69])&lt;[.AT$10];1;0))">
            <text:p/>
          </table:table-cell>
          <table:table-cell table:formula="of:=IF(OR([.AT69]=&quot;&quot;; [.AT69]=1); &quot;&quot;; IF(SUM([.$G$11:.$G69])&lt;[.AU$10];1;0))">
            <text:p/>
          </table:table-cell>
          <table:table-cell table:formula="of:=IF(OR([.AU69]=&quot;&quot;; [.AU69]=1); &quot;&quot;; IF(SUM([.$G$11:.$G69])&lt;[.AV$10];1;0))">
            <text:p/>
          </table:table-cell>
          <table:table-cell table:formula="of:=IF(OR([.AV69]=&quot;&quot;; [.AV69]=1); &quot;&quot;; IF(SUM([.$G$11:.$G69])&lt;[.AW$10];1;0))">
            <text:p/>
          </table:table-cell>
          <table:table-cell table:formula="of:=IF(OR([.AW69]=&quot;&quot;; [.AW69]=1); &quot;&quot;; IF(SUM([.$G$11:.$G69])&lt;[.AX$10];1;0))">
            <text:p/>
          </table:table-cell>
          <table:table-cell table:formula="of:=IF(OR([.AX69]=&quot;&quot;; [.AX69]=1); &quot;&quot;; IF(SUM([.$G$11:.$G69])&lt;[.AY$10];1;0))">
            <text:p/>
          </table:table-cell>
          <table:table-cell table:formula="of:=IF(OR([.AY69]=&quot;&quot;; [.AY69]=1); &quot;&quot;; IF(SUM([.$G$11:.$G69])&lt;[.AZ$10];1;0))">
            <text:p/>
          </table:table-cell>
          <table:table-cell table:formula="of:=IF(OR([.AZ69]=&quot;&quot;; [.AZ69]=1); &quot;&quot;; IF(SUM([.$G$11:.$G69])&lt;[.BA$10];1;0))">
            <text:p/>
          </table:table-cell>
          <table:table-cell table:formula="of:=IF(OR([.BA69]=&quot;&quot;; [.BA69]=1); &quot;&quot;; IF(SUM([.$G$11:.$G69])&lt;[.BB$10];1;0))">
            <text:p/>
          </table:table-cell>
          <table:table-cell table:formula="of:=IF(OR([.BB69]=&quot;&quot;; [.BB69]=1); &quot;&quot;; IF(SUM([.$G$11:.$G69])&lt;[.BC$10];1;0))">
            <text:p/>
          </table:table-cell>
          <table:table-cell table:formula="of:=IF(OR([.BC69]=&quot;&quot;; [.BC69]=1); &quot;&quot;; IF(SUM([.$G$11:.$G69])&lt;[.BD$10];1;0))">
            <text:p/>
          </table:table-cell>
          <table:table-cell table:formula="of:=IF(OR([.BD69]=&quot;&quot;; [.BD69]=1); &quot;&quot;; IF(SUM([.$G$11:.$G69])&lt;[.BE$10];1;0))">
            <text:p/>
          </table:table-cell>
          <table:table-cell table:formula="of:=IF(OR([.BE69]=&quot;&quot;; [.BE69]=1); &quot;&quot;; IF(SUM([.$G$11:.$G69])&lt;[.BF$10];1;0))">
            <text:p/>
          </table:table-cell>
          <table:table-cell table:formula="of:=IF(OR([.BF69]=&quot;&quot;; [.BF69]=1); &quot;&quot;; IF(SUM([.$G$11:.$G69])&lt;[.BG$10];1;0))">
            <text:p/>
          </table:table-cell>
          <table:table-cell table:formula="of:=IF(OR([.BG69]=&quot;&quot;; [.BG69]=1); &quot;&quot;; IF(SUM([.$G$11:.$G69])&lt;[.BH$10];1;0))">
            <text:p/>
          </table:table-cell>
          <table:table-cell table:formula="of:=IF(OR([.BH69]=&quot;&quot;; [.BH69]=1); &quot;&quot;; IF(SUM([.$G$11:.$G69])&lt;[.BI$10];1;0))">
            <text:p/>
          </table:table-cell>
          <table:table-cell table:formula="of:=IF(OR([.BI69]=&quot;&quot;; [.BI69]=1); &quot;&quot;; IF(SUM([.$G$11:.$G69])&lt;[.BJ$10];1;0))">
            <text:p/>
          </table:table-cell>
          <table:table-cell table:formula="of:=IF(OR([.BJ69]=&quot;&quot;; [.BJ69]=1); &quot;&quot;; IF(SUM([.$G$11:.$G69])&lt;[.BK$10];1;0))">
            <text:p/>
          </table:table-cell>
          <table:table-cell table:formula="of:=IF(OR([.BK69]=&quot;&quot;; [.BK69]=1); &quot;&quot;; IF(SUM([.$G$11:.$G69])&lt;[.BL$10];1;0))">
            <text:p/>
          </table:table-cell>
          <table:table-cell table:formula="of:=IF(OR([.BL69]=&quot;&quot;; [.BL69]=1); &quot;&quot;; IF(SUM([.$G$11:.$G69])&lt;[.BM$10];1;0))">
            <text:p/>
          </table:table-cell>
          <table:table-cell table:formula="of:=IF(OR([.BM69]=&quot;&quot;; [.BM69]=1); &quot;&quot;; IF(SUM([.$G$11:.$G69])&lt;[.BN$10];1;0))">
            <text:p/>
          </table:table-cell>
          <table:table-cell table:formula="of:=IF(OR([.BN69]=&quot;&quot;; [.BN69]=1); &quot;&quot;; IF(SUM([.$G$11:.$G69])&lt;[.BO$10];1;0))">
            <text:p/>
          </table:table-cell>
          <table:table-cell table:formula="of:=IF(OR([.BO69]=&quot;&quot;; [.BO69]=1); &quot;&quot;; IF(SUM([.$G$11:.$G69])&lt;[.BP$10];1;0))">
            <text:p/>
          </table:table-cell>
          <table:table-cell table:formula="of:=IF(OR([.BP69]=&quot;&quot;; [.BP69]=1); &quot;&quot;; IF(SUM([.$G$11:.$G69])&lt;[.BQ$10];1;0))">
            <text:p/>
          </table:table-cell>
          <table:table-cell table:formula="of:=IF(OR([.BQ69]=&quot;&quot;; [.BQ69]=1); &quot;&quot;; IF(SUM([.$G$11:.$G69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IF([.$E$5]*[.$A70]&lt;=[.$E$1];[.$E$5]*[.$A70];&quot;&quot;)">
            <text:p/>
          </table:table-cell>
          <table:table-cell table:formula="of:=IF([.$B70]&lt;&gt;&quot;&quot;;[.$E$1]-[.B70];&quot;&quot;)">
            <text:p/>
          </table:table-cell>
          <table:table-cell table:formula="of:=IF(AND([.$B70]&lt;&gt;&quot;&quot;;FLOOR([.$B70]/[.$E$5];1)&lt;=[.$C$4]);FLOOR([.$B70]/[.$E$5];1);&quot;&quot;)">
            <text:p/>
          </table:table-cell>
          <table:table-cell/>
          <table:table-cell table:formula="of:=IF([.$D70]&lt;&gt;&quot;&quot;;[.$C$2]+[.D70]*IF([.$C$2]&gt;[.$C$3];-1;1);&quot;&quot;)">
            <text:p/>
          </table:table-cell>
          <table:table-cell table:formula="of:=IF([.$D70]&lt;&gt;&quot;&quot;;60/[.F70]*1000;&quot;&quot;)">
            <text:p/>
          </table:table-cell>
          <table:table-cell table:formula="of:=IF([.G70]&lt;&gt;&quot;&quot;;0;&quot;&quot;)">
            <text:p/>
          </table:table-cell>
          <table:table-cell table:formula="of:=IF(OR([.H70]=&quot;&quot;; [.H70]=1); &quot;&quot;; IF(SUM([.$G$11:.$G70])&lt;[.I$10];1;0))">
            <text:p/>
          </table:table-cell>
          <table:table-cell table:formula="of:=IF(OR([.I70]=&quot;&quot;; [.I70]=1); &quot;&quot;; IF(SUM([.$G$11:.$G70])&lt;[.J$10];1;0))">
            <text:p/>
          </table:table-cell>
          <table:table-cell table:formula="of:=IF(OR([.J70]=&quot;&quot;; [.J70]=1); &quot;&quot;; IF(SUM([.$G$11:.$G70])&lt;[.K$10];1;0))">
            <text:p/>
          </table:table-cell>
          <table:table-cell table:formula="of:=IF(OR([.K70]=&quot;&quot;; [.K70]=1); &quot;&quot;; IF(SUM([.$G$11:.$G70])&lt;[.L$10];1;0))">
            <text:p/>
          </table:table-cell>
          <table:table-cell table:formula="of:=IF(OR([.L70]=&quot;&quot;; [.L70]=1); &quot;&quot;; IF(SUM([.$G$11:.$G70])&lt;[.M$10];1;0))">
            <text:p/>
          </table:table-cell>
          <table:table-cell table:formula="of:=IF(OR([.M70]=&quot;&quot;; [.M70]=1); &quot;&quot;; IF(SUM([.$G$11:.$G70])&lt;[.N$10];1;0))">
            <text:p/>
          </table:table-cell>
          <table:table-cell table:formula="of:=IF(OR([.N70]=&quot;&quot;; [.N70]=1); &quot;&quot;; IF(SUM([.$G$11:.$G70])&lt;[.O$10];1;0))">
            <text:p/>
          </table:table-cell>
          <table:table-cell table:formula="of:=IF(OR([.O70]=&quot;&quot;; [.O70]=1); &quot;&quot;; IF(SUM([.$G$11:.$G70])&lt;[.P$10];1;0))">
            <text:p/>
          </table:table-cell>
          <table:table-cell table:formula="of:=IF(OR([.P70]=&quot;&quot;; [.P70]=1); &quot;&quot;; IF(SUM([.$G$11:.$G70])&lt;[.Q$10];1;0))">
            <text:p/>
          </table:table-cell>
          <table:table-cell table:formula="of:=IF(OR([.Q70]=&quot;&quot;; [.Q70]=1); &quot;&quot;; IF(SUM([.$G$11:.$G70])&lt;[.R$10];1;0))">
            <text:p/>
          </table:table-cell>
          <table:table-cell table:formula="of:=IF(OR([.R70]=&quot;&quot;; [.R70]=1); &quot;&quot;; IF(SUM([.$G$11:.$G70])&lt;[.S$10];1;0))">
            <text:p/>
          </table:table-cell>
          <table:table-cell table:formula="of:=IF(OR([.S70]=&quot;&quot;; [.S70]=1); &quot;&quot;; IF(SUM([.$G$11:.$G70])&lt;[.T$10];1;0))">
            <text:p/>
          </table:table-cell>
          <table:table-cell table:formula="of:=IF(OR([.T70]=&quot;&quot;; [.T70]=1); &quot;&quot;; IF(SUM([.$G$11:.$G70])&lt;[.U$10];1;0))">
            <text:p/>
          </table:table-cell>
          <table:table-cell table:formula="of:=IF(OR([.U70]=&quot;&quot;; [.U70]=1); &quot;&quot;; IF(SUM([.$G$11:.$G70])&lt;[.V$10];1;0))">
            <text:p/>
          </table:table-cell>
          <table:table-cell table:formula="of:=IF(OR([.V70]=&quot;&quot;; [.V70]=1); &quot;&quot;; IF(SUM([.$G$11:.$G70])&lt;[.W$10];1;0))">
            <text:p/>
          </table:table-cell>
          <table:table-cell table:formula="of:=IF(OR([.W70]=&quot;&quot;; [.W70]=1); &quot;&quot;; IF(SUM([.$G$11:.$G70])&lt;[.X$10];1;0))">
            <text:p/>
          </table:table-cell>
          <table:table-cell table:formula="of:=IF(OR([.X70]=&quot;&quot;; [.X70]=1); &quot;&quot;; IF(SUM([.$G$11:.$G70])&lt;[.Y$10];1;0))">
            <text:p/>
          </table:table-cell>
          <table:table-cell table:formula="of:=IF(OR([.Y70]=&quot;&quot;; [.Y70]=1); &quot;&quot;; IF(SUM([.$G$11:.$G70])&lt;[.Z$10];1;0))">
            <text:p/>
          </table:table-cell>
          <table:table-cell table:formula="of:=IF(OR([.Z70]=&quot;&quot;; [.Z70]=1); &quot;&quot;; IF(SUM([.$G$11:.$G70])&lt;[.AA$10];1;0))">
            <text:p/>
          </table:table-cell>
          <table:table-cell table:formula="of:=IF(OR([.AA70]=&quot;&quot;; [.AA70]=1); &quot;&quot;; IF(SUM([.$G$11:.$G70])&lt;[.AB$10];1;0))">
            <text:p/>
          </table:table-cell>
          <table:table-cell table:formula="of:=IF(OR([.AB70]=&quot;&quot;; [.AB70]=1); &quot;&quot;; IF(SUM([.$G$11:.$G70])&lt;[.AC$10];1;0))">
            <text:p/>
          </table:table-cell>
          <table:table-cell table:formula="of:=IF(OR([.AC70]=&quot;&quot;; [.AC70]=1); &quot;&quot;; IF(SUM([.$G$11:.$G70])&lt;[.AD$10];1;0))">
            <text:p/>
          </table:table-cell>
          <table:table-cell table:formula="of:=IF(OR([.AD70]=&quot;&quot;; [.AD70]=1); &quot;&quot;; IF(SUM([.$G$11:.$G70])&lt;[.AE$10];1;0))">
            <text:p/>
          </table:table-cell>
          <table:table-cell table:formula="of:=IF(OR([.AE70]=&quot;&quot;; [.AE70]=1); &quot;&quot;; IF(SUM([.$G$11:.$G70])&lt;[.AF$10];1;0))">
            <text:p/>
          </table:table-cell>
          <table:table-cell table:formula="of:=IF(OR([.AF70]=&quot;&quot;; [.AF70]=1); &quot;&quot;; IF(SUM([.$G$11:.$G70])&lt;[.AG$10];1;0))">
            <text:p/>
          </table:table-cell>
          <table:table-cell table:formula="of:=IF(OR([.AG70]=&quot;&quot;; [.AG70]=1); &quot;&quot;; IF(SUM([.$G$11:.$G70])&lt;[.AH$10];1;0))">
            <text:p/>
          </table:table-cell>
          <table:table-cell table:formula="of:=IF(OR([.AH70]=&quot;&quot;; [.AH70]=1); &quot;&quot;; IF(SUM([.$G$11:.$G70])&lt;[.AI$10];1;0))">
            <text:p/>
          </table:table-cell>
          <table:table-cell table:formula="of:=IF(OR([.AI70]=&quot;&quot;; [.AI70]=1); &quot;&quot;; IF(SUM([.$G$11:.$G70])&lt;[.AJ$10];1;0))">
            <text:p/>
          </table:table-cell>
          <table:table-cell table:formula="of:=IF(OR([.AJ70]=&quot;&quot;; [.AJ70]=1); &quot;&quot;; IF(SUM([.$G$11:.$G70])&lt;[.AK$10];1;0))">
            <text:p/>
          </table:table-cell>
          <table:table-cell table:formula="of:=IF(OR([.AK70]=&quot;&quot;; [.AK70]=1); &quot;&quot;; IF(SUM([.$G$11:.$G70])&lt;[.AL$10];1;0))">
            <text:p/>
          </table:table-cell>
          <table:table-cell table:formula="of:=IF(OR([.AL70]=&quot;&quot;; [.AL70]=1); &quot;&quot;; IF(SUM([.$G$11:.$G70])&lt;[.AM$10];1;0))">
            <text:p/>
          </table:table-cell>
          <table:table-cell table:formula="of:=IF(OR([.AM70]=&quot;&quot;; [.AM70]=1); &quot;&quot;; IF(SUM([.$G$11:.$G70])&lt;[.AN$10];1;0))">
            <text:p/>
          </table:table-cell>
          <table:table-cell table:formula="of:=IF(OR([.AN70]=&quot;&quot;; [.AN70]=1); &quot;&quot;; IF(SUM([.$G$11:.$G70])&lt;[.AO$10];1;0))">
            <text:p/>
          </table:table-cell>
          <table:table-cell table:formula="of:=IF(OR([.AO70]=&quot;&quot;; [.AO70]=1); &quot;&quot;; IF(SUM([.$G$11:.$G70])&lt;[.AP$10];1;0))">
            <text:p/>
          </table:table-cell>
          <table:table-cell table:formula="of:=IF(OR([.AP70]=&quot;&quot;; [.AP70]=1); &quot;&quot;; IF(SUM([.$G$11:.$G70])&lt;[.AQ$10];1;0))">
            <text:p/>
          </table:table-cell>
          <table:table-cell table:formula="of:=IF(OR([.AQ70]=&quot;&quot;; [.AQ70]=1); &quot;&quot;; IF(SUM([.$G$11:.$G70])&lt;[.AR$10];1;0))">
            <text:p/>
          </table:table-cell>
          <table:table-cell table:formula="of:=IF(OR([.AR70]=&quot;&quot;; [.AR70]=1); &quot;&quot;; IF(SUM([.$G$11:.$G70])&lt;[.AS$10];1;0))">
            <text:p/>
          </table:table-cell>
          <table:table-cell table:formula="of:=IF(OR([.AS70]=&quot;&quot;; [.AS70]=1); &quot;&quot;; IF(SUM([.$G$11:.$G70])&lt;[.AT$10];1;0))">
            <text:p/>
          </table:table-cell>
          <table:table-cell table:formula="of:=IF(OR([.AT70]=&quot;&quot;; [.AT70]=1); &quot;&quot;; IF(SUM([.$G$11:.$G70])&lt;[.AU$10];1;0))">
            <text:p/>
          </table:table-cell>
          <table:table-cell table:formula="of:=IF(OR([.AU70]=&quot;&quot;; [.AU70]=1); &quot;&quot;; IF(SUM([.$G$11:.$G70])&lt;[.AV$10];1;0))">
            <text:p/>
          </table:table-cell>
          <table:table-cell table:formula="of:=IF(OR([.AV70]=&quot;&quot;; [.AV70]=1); &quot;&quot;; IF(SUM([.$G$11:.$G70])&lt;[.AW$10];1;0))">
            <text:p/>
          </table:table-cell>
          <table:table-cell table:formula="of:=IF(OR([.AW70]=&quot;&quot;; [.AW70]=1); &quot;&quot;; IF(SUM([.$G$11:.$G70])&lt;[.AX$10];1;0))">
            <text:p/>
          </table:table-cell>
          <table:table-cell table:formula="of:=IF(OR([.AX70]=&quot;&quot;; [.AX70]=1); &quot;&quot;; IF(SUM([.$G$11:.$G70])&lt;[.AY$10];1;0))">
            <text:p/>
          </table:table-cell>
          <table:table-cell table:formula="of:=IF(OR([.AY70]=&quot;&quot;; [.AY70]=1); &quot;&quot;; IF(SUM([.$G$11:.$G70])&lt;[.AZ$10];1;0))">
            <text:p/>
          </table:table-cell>
          <table:table-cell table:formula="of:=IF(OR([.AZ70]=&quot;&quot;; [.AZ70]=1); &quot;&quot;; IF(SUM([.$G$11:.$G70])&lt;[.BA$10];1;0))">
            <text:p/>
          </table:table-cell>
          <table:table-cell table:formula="of:=IF(OR([.BA70]=&quot;&quot;; [.BA70]=1); &quot;&quot;; IF(SUM([.$G$11:.$G70])&lt;[.BB$10];1;0))">
            <text:p/>
          </table:table-cell>
          <table:table-cell table:formula="of:=IF(OR([.BB70]=&quot;&quot;; [.BB70]=1); &quot;&quot;; IF(SUM([.$G$11:.$G70])&lt;[.BC$10];1;0))">
            <text:p/>
          </table:table-cell>
          <table:table-cell table:formula="of:=IF(OR([.BC70]=&quot;&quot;; [.BC70]=1); &quot;&quot;; IF(SUM([.$G$11:.$G70])&lt;[.BD$10];1;0))">
            <text:p/>
          </table:table-cell>
          <table:table-cell table:formula="of:=IF(OR([.BD70]=&quot;&quot;; [.BD70]=1); &quot;&quot;; IF(SUM([.$G$11:.$G70])&lt;[.BE$10];1;0))">
            <text:p/>
          </table:table-cell>
          <table:table-cell table:formula="of:=IF(OR([.BE70]=&quot;&quot;; [.BE70]=1); &quot;&quot;; IF(SUM([.$G$11:.$G70])&lt;[.BF$10];1;0))">
            <text:p/>
          </table:table-cell>
          <table:table-cell table:formula="of:=IF(OR([.BF70]=&quot;&quot;; [.BF70]=1); &quot;&quot;; IF(SUM([.$G$11:.$G70])&lt;[.BG$10];1;0))">
            <text:p/>
          </table:table-cell>
          <table:table-cell table:formula="of:=IF(OR([.BG70]=&quot;&quot;; [.BG70]=1); &quot;&quot;; IF(SUM([.$G$11:.$G70])&lt;[.BH$10];1;0))">
            <text:p/>
          </table:table-cell>
          <table:table-cell table:formula="of:=IF(OR([.BH70]=&quot;&quot;; [.BH70]=1); &quot;&quot;; IF(SUM([.$G$11:.$G70])&lt;[.BI$10];1;0))">
            <text:p/>
          </table:table-cell>
          <table:table-cell table:formula="of:=IF(OR([.BI70]=&quot;&quot;; [.BI70]=1); &quot;&quot;; IF(SUM([.$G$11:.$G70])&lt;[.BJ$10];1;0))">
            <text:p/>
          </table:table-cell>
          <table:table-cell table:formula="of:=IF(OR([.BJ70]=&quot;&quot;; [.BJ70]=1); &quot;&quot;; IF(SUM([.$G$11:.$G70])&lt;[.BK$10];1;0))">
            <text:p/>
          </table:table-cell>
          <table:table-cell table:formula="of:=IF(OR([.BK70]=&quot;&quot;; [.BK70]=1); &quot;&quot;; IF(SUM([.$G$11:.$G70])&lt;[.BL$10];1;0))">
            <text:p/>
          </table:table-cell>
          <table:table-cell table:formula="of:=IF(OR([.BL70]=&quot;&quot;; [.BL70]=1); &quot;&quot;; IF(SUM([.$G$11:.$G70])&lt;[.BM$10];1;0))">
            <text:p/>
          </table:table-cell>
          <table:table-cell table:formula="of:=IF(OR([.BM70]=&quot;&quot;; [.BM70]=1); &quot;&quot;; IF(SUM([.$G$11:.$G70])&lt;[.BN$10];1;0))">
            <text:p/>
          </table:table-cell>
          <table:table-cell table:formula="of:=IF(OR([.BN70]=&quot;&quot;; [.BN70]=1); &quot;&quot;; IF(SUM([.$G$11:.$G70])&lt;[.BO$10];1;0))">
            <text:p/>
          </table:table-cell>
          <table:table-cell table:formula="of:=IF(OR([.BO70]=&quot;&quot;; [.BO70]=1); &quot;&quot;; IF(SUM([.$G$11:.$G70])&lt;[.BP$10];1;0))">
            <text:p/>
          </table:table-cell>
          <table:table-cell table:formula="of:=IF(OR([.BP70]=&quot;&quot;; [.BP70]=1); &quot;&quot;; IF(SUM([.$G$11:.$G70])&lt;[.BQ$10];1;0))">
            <text:p/>
          </table:table-cell>
          <table:table-cell table:formula="of:=IF(OR([.BQ70]=&quot;&quot;; [.BQ70]=1); &quot;&quot;; IF(SUM([.$G$11:.$G70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IF([.$E$5]*[.$A71]&lt;=[.$E$1];[.$E$5]*[.$A71];&quot;&quot;)">
            <text:p/>
          </table:table-cell>
          <table:table-cell table:formula="of:=IF([.$B71]&lt;&gt;&quot;&quot;;[.$E$1]-[.B71];&quot;&quot;)">
            <text:p/>
          </table:table-cell>
          <table:table-cell table:formula="of:=IF(AND([.$B71]&lt;&gt;&quot;&quot;;FLOOR([.$B71]/[.$E$5];1)&lt;=[.$C$4]);FLOOR([.$B71]/[.$E$5];1);&quot;&quot;)">
            <text:p/>
          </table:table-cell>
          <table:table-cell/>
          <table:table-cell table:formula="of:=IF([.$D71]&lt;&gt;&quot;&quot;;[.$C$2]+[.D71]*IF([.$C$2]&gt;[.$C$3];-1;1);&quot;&quot;)">
            <text:p/>
          </table:table-cell>
          <table:table-cell table:formula="of:=IF([.$D71]&lt;&gt;&quot;&quot;;60/[.F71]*1000;&quot;&quot;)">
            <text:p/>
          </table:table-cell>
          <table:table-cell table:formula="of:=IF([.G71]&lt;&gt;&quot;&quot;;0;&quot;&quot;)">
            <text:p/>
          </table:table-cell>
          <table:table-cell table:formula="of:=IF(OR([.H71]=&quot;&quot;; [.H71]=1); &quot;&quot;; IF(SUM([.$G$11:.$G71])&lt;[.I$10];1;0))">
            <text:p/>
          </table:table-cell>
          <table:table-cell table:formula="of:=IF(OR([.I71]=&quot;&quot;; [.I71]=1); &quot;&quot;; IF(SUM([.$G$11:.$G71])&lt;[.J$10];1;0))">
            <text:p/>
          </table:table-cell>
          <table:table-cell table:formula="of:=IF(OR([.J71]=&quot;&quot;; [.J71]=1); &quot;&quot;; IF(SUM([.$G$11:.$G71])&lt;[.K$10];1;0))">
            <text:p/>
          </table:table-cell>
          <table:table-cell table:formula="of:=IF(OR([.K71]=&quot;&quot;; [.K71]=1); &quot;&quot;; IF(SUM([.$G$11:.$G71])&lt;[.L$10];1;0))">
            <text:p/>
          </table:table-cell>
          <table:table-cell table:formula="of:=IF(OR([.L71]=&quot;&quot;; [.L71]=1); &quot;&quot;; IF(SUM([.$G$11:.$G71])&lt;[.M$10];1;0))">
            <text:p/>
          </table:table-cell>
          <table:table-cell table:formula="of:=IF(OR([.M71]=&quot;&quot;; [.M71]=1); &quot;&quot;; IF(SUM([.$G$11:.$G71])&lt;[.N$10];1;0))">
            <text:p/>
          </table:table-cell>
          <table:table-cell table:formula="of:=IF(OR([.N71]=&quot;&quot;; [.N71]=1); &quot;&quot;; IF(SUM([.$G$11:.$G71])&lt;[.O$10];1;0))">
            <text:p/>
          </table:table-cell>
          <table:table-cell table:formula="of:=IF(OR([.O71]=&quot;&quot;; [.O71]=1); &quot;&quot;; IF(SUM([.$G$11:.$G71])&lt;[.P$10];1;0))">
            <text:p/>
          </table:table-cell>
          <table:table-cell table:formula="of:=IF(OR([.P71]=&quot;&quot;; [.P71]=1); &quot;&quot;; IF(SUM([.$G$11:.$G71])&lt;[.Q$10];1;0))">
            <text:p/>
          </table:table-cell>
          <table:table-cell table:formula="of:=IF(OR([.Q71]=&quot;&quot;; [.Q71]=1); &quot;&quot;; IF(SUM([.$G$11:.$G71])&lt;[.R$10];1;0))">
            <text:p/>
          </table:table-cell>
          <table:table-cell table:formula="of:=IF(OR([.R71]=&quot;&quot;; [.R71]=1); &quot;&quot;; IF(SUM([.$G$11:.$G71])&lt;[.S$10];1;0))">
            <text:p/>
          </table:table-cell>
          <table:table-cell table:formula="of:=IF(OR([.S71]=&quot;&quot;; [.S71]=1); &quot;&quot;; IF(SUM([.$G$11:.$G71])&lt;[.T$10];1;0))">
            <text:p/>
          </table:table-cell>
          <table:table-cell table:formula="of:=IF(OR([.T71]=&quot;&quot;; [.T71]=1); &quot;&quot;; IF(SUM([.$G$11:.$G71])&lt;[.U$10];1;0))">
            <text:p/>
          </table:table-cell>
          <table:table-cell table:formula="of:=IF(OR([.U71]=&quot;&quot;; [.U71]=1); &quot;&quot;; IF(SUM([.$G$11:.$G71])&lt;[.V$10];1;0))">
            <text:p/>
          </table:table-cell>
          <table:table-cell table:formula="of:=IF(OR([.V71]=&quot;&quot;; [.V71]=1); &quot;&quot;; IF(SUM([.$G$11:.$G71])&lt;[.W$10];1;0))">
            <text:p/>
          </table:table-cell>
          <table:table-cell table:formula="of:=IF(OR([.W71]=&quot;&quot;; [.W71]=1); &quot;&quot;; IF(SUM([.$G$11:.$G71])&lt;[.X$10];1;0))">
            <text:p/>
          </table:table-cell>
          <table:table-cell table:formula="of:=IF(OR([.X71]=&quot;&quot;; [.X71]=1); &quot;&quot;; IF(SUM([.$G$11:.$G71])&lt;[.Y$10];1;0))">
            <text:p/>
          </table:table-cell>
          <table:table-cell table:formula="of:=IF(OR([.Y71]=&quot;&quot;; [.Y71]=1); &quot;&quot;; IF(SUM([.$G$11:.$G71])&lt;[.Z$10];1;0))">
            <text:p/>
          </table:table-cell>
          <table:table-cell table:formula="of:=IF(OR([.Z71]=&quot;&quot;; [.Z71]=1); &quot;&quot;; IF(SUM([.$G$11:.$G71])&lt;[.AA$10];1;0))">
            <text:p/>
          </table:table-cell>
          <table:table-cell table:formula="of:=IF(OR([.AA71]=&quot;&quot;; [.AA71]=1); &quot;&quot;; IF(SUM([.$G$11:.$G71])&lt;[.AB$10];1;0))">
            <text:p/>
          </table:table-cell>
          <table:table-cell table:formula="of:=IF(OR([.AB71]=&quot;&quot;; [.AB71]=1); &quot;&quot;; IF(SUM([.$G$11:.$G71])&lt;[.AC$10];1;0))">
            <text:p/>
          </table:table-cell>
          <table:table-cell table:formula="of:=IF(OR([.AC71]=&quot;&quot;; [.AC71]=1); &quot;&quot;; IF(SUM([.$G$11:.$G71])&lt;[.AD$10];1;0))">
            <text:p/>
          </table:table-cell>
          <table:table-cell table:formula="of:=IF(OR([.AD71]=&quot;&quot;; [.AD71]=1); &quot;&quot;; IF(SUM([.$G$11:.$G71])&lt;[.AE$10];1;0))">
            <text:p/>
          </table:table-cell>
          <table:table-cell table:formula="of:=IF(OR([.AE71]=&quot;&quot;; [.AE71]=1); &quot;&quot;; IF(SUM([.$G$11:.$G71])&lt;[.AF$10];1;0))">
            <text:p/>
          </table:table-cell>
          <table:table-cell table:formula="of:=IF(OR([.AF71]=&quot;&quot;; [.AF71]=1); &quot;&quot;; IF(SUM([.$G$11:.$G71])&lt;[.AG$10];1;0))">
            <text:p/>
          </table:table-cell>
          <table:table-cell table:formula="of:=IF(OR([.AG71]=&quot;&quot;; [.AG71]=1); &quot;&quot;; IF(SUM([.$G$11:.$G71])&lt;[.AH$10];1;0))">
            <text:p/>
          </table:table-cell>
          <table:table-cell table:formula="of:=IF(OR([.AH71]=&quot;&quot;; [.AH71]=1); &quot;&quot;; IF(SUM([.$G$11:.$G71])&lt;[.AI$10];1;0))">
            <text:p/>
          </table:table-cell>
          <table:table-cell table:formula="of:=IF(OR([.AI71]=&quot;&quot;; [.AI71]=1); &quot;&quot;; IF(SUM([.$G$11:.$G71])&lt;[.AJ$10];1;0))">
            <text:p/>
          </table:table-cell>
          <table:table-cell table:formula="of:=IF(OR([.AJ71]=&quot;&quot;; [.AJ71]=1); &quot;&quot;; IF(SUM([.$G$11:.$G71])&lt;[.AK$10];1;0))">
            <text:p/>
          </table:table-cell>
          <table:table-cell table:formula="of:=IF(OR([.AK71]=&quot;&quot;; [.AK71]=1); &quot;&quot;; IF(SUM([.$G$11:.$G71])&lt;[.AL$10];1;0))">
            <text:p/>
          </table:table-cell>
          <table:table-cell table:formula="of:=IF(OR([.AL71]=&quot;&quot;; [.AL71]=1); &quot;&quot;; IF(SUM([.$G$11:.$G71])&lt;[.AM$10];1;0))">
            <text:p/>
          </table:table-cell>
          <table:table-cell table:formula="of:=IF(OR([.AM71]=&quot;&quot;; [.AM71]=1); &quot;&quot;; IF(SUM([.$G$11:.$G71])&lt;[.AN$10];1;0))">
            <text:p/>
          </table:table-cell>
          <table:table-cell table:formula="of:=IF(OR([.AN71]=&quot;&quot;; [.AN71]=1); &quot;&quot;; IF(SUM([.$G$11:.$G71])&lt;[.AO$10];1;0))">
            <text:p/>
          </table:table-cell>
          <table:table-cell table:formula="of:=IF(OR([.AO71]=&quot;&quot;; [.AO71]=1); &quot;&quot;; IF(SUM([.$G$11:.$G71])&lt;[.AP$10];1;0))">
            <text:p/>
          </table:table-cell>
          <table:table-cell table:formula="of:=IF(OR([.AP71]=&quot;&quot;; [.AP71]=1); &quot;&quot;; IF(SUM([.$G$11:.$G71])&lt;[.AQ$10];1;0))">
            <text:p/>
          </table:table-cell>
          <table:table-cell table:formula="of:=IF(OR([.AQ71]=&quot;&quot;; [.AQ71]=1); &quot;&quot;; IF(SUM([.$G$11:.$G71])&lt;[.AR$10];1;0))">
            <text:p/>
          </table:table-cell>
          <table:table-cell table:formula="of:=IF(OR([.AR71]=&quot;&quot;; [.AR71]=1); &quot;&quot;; IF(SUM([.$G$11:.$G71])&lt;[.AS$10];1;0))">
            <text:p/>
          </table:table-cell>
          <table:table-cell table:formula="of:=IF(OR([.AS71]=&quot;&quot;; [.AS71]=1); &quot;&quot;; IF(SUM([.$G$11:.$G71])&lt;[.AT$10];1;0))">
            <text:p/>
          </table:table-cell>
          <table:table-cell table:formula="of:=IF(OR([.AT71]=&quot;&quot;; [.AT71]=1); &quot;&quot;; IF(SUM([.$G$11:.$G71])&lt;[.AU$10];1;0))">
            <text:p/>
          </table:table-cell>
          <table:table-cell table:formula="of:=IF(OR([.AU71]=&quot;&quot;; [.AU71]=1); &quot;&quot;; IF(SUM([.$G$11:.$G71])&lt;[.AV$10];1;0))">
            <text:p/>
          </table:table-cell>
          <table:table-cell table:formula="of:=IF(OR([.AV71]=&quot;&quot;; [.AV71]=1); &quot;&quot;; IF(SUM([.$G$11:.$G71])&lt;[.AW$10];1;0))">
            <text:p/>
          </table:table-cell>
          <table:table-cell table:formula="of:=IF(OR([.AW71]=&quot;&quot;; [.AW71]=1); &quot;&quot;; IF(SUM([.$G$11:.$G71])&lt;[.AX$10];1;0))">
            <text:p/>
          </table:table-cell>
          <table:table-cell table:formula="of:=IF(OR([.AX71]=&quot;&quot;; [.AX71]=1); &quot;&quot;; IF(SUM([.$G$11:.$G71])&lt;[.AY$10];1;0))">
            <text:p/>
          </table:table-cell>
          <table:table-cell table:formula="of:=IF(OR([.AY71]=&quot;&quot;; [.AY71]=1); &quot;&quot;; IF(SUM([.$G$11:.$G71])&lt;[.AZ$10];1;0))">
            <text:p/>
          </table:table-cell>
          <table:table-cell table:formula="of:=IF(OR([.AZ71]=&quot;&quot;; [.AZ71]=1); &quot;&quot;; IF(SUM([.$G$11:.$G71])&lt;[.BA$10];1;0))">
            <text:p/>
          </table:table-cell>
          <table:table-cell table:formula="of:=IF(OR([.BA71]=&quot;&quot;; [.BA71]=1); &quot;&quot;; IF(SUM([.$G$11:.$G71])&lt;[.BB$10];1;0))">
            <text:p/>
          </table:table-cell>
          <table:table-cell table:formula="of:=IF(OR([.BB71]=&quot;&quot;; [.BB71]=1); &quot;&quot;; IF(SUM([.$G$11:.$G71])&lt;[.BC$10];1;0))">
            <text:p/>
          </table:table-cell>
          <table:table-cell table:formula="of:=IF(OR([.BC71]=&quot;&quot;; [.BC71]=1); &quot;&quot;; IF(SUM([.$G$11:.$G71])&lt;[.BD$10];1;0))">
            <text:p/>
          </table:table-cell>
          <table:table-cell table:formula="of:=IF(OR([.BD71]=&quot;&quot;; [.BD71]=1); &quot;&quot;; IF(SUM([.$G$11:.$G71])&lt;[.BE$10];1;0))">
            <text:p/>
          </table:table-cell>
          <table:table-cell table:formula="of:=IF(OR([.BE71]=&quot;&quot;; [.BE71]=1); &quot;&quot;; IF(SUM([.$G$11:.$G71])&lt;[.BF$10];1;0))">
            <text:p/>
          </table:table-cell>
          <table:table-cell table:formula="of:=IF(OR([.BF71]=&quot;&quot;; [.BF71]=1); &quot;&quot;; IF(SUM([.$G$11:.$G71])&lt;[.BG$10];1;0))">
            <text:p/>
          </table:table-cell>
          <table:table-cell table:formula="of:=IF(OR([.BG71]=&quot;&quot;; [.BG71]=1); &quot;&quot;; IF(SUM([.$G$11:.$G71])&lt;[.BH$10];1;0))">
            <text:p/>
          </table:table-cell>
          <table:table-cell table:formula="of:=IF(OR([.BH71]=&quot;&quot;; [.BH71]=1); &quot;&quot;; IF(SUM([.$G$11:.$G71])&lt;[.BI$10];1;0))">
            <text:p/>
          </table:table-cell>
          <table:table-cell table:formula="of:=IF(OR([.BI71]=&quot;&quot;; [.BI71]=1); &quot;&quot;; IF(SUM([.$G$11:.$G71])&lt;[.BJ$10];1;0))">
            <text:p/>
          </table:table-cell>
          <table:table-cell table:formula="of:=IF(OR([.BJ71]=&quot;&quot;; [.BJ71]=1); &quot;&quot;; IF(SUM([.$G$11:.$G71])&lt;[.BK$10];1;0))">
            <text:p/>
          </table:table-cell>
          <table:table-cell table:formula="of:=IF(OR([.BK71]=&quot;&quot;; [.BK71]=1); &quot;&quot;; IF(SUM([.$G$11:.$G71])&lt;[.BL$10];1;0))">
            <text:p/>
          </table:table-cell>
          <table:table-cell table:formula="of:=IF(OR([.BL71]=&quot;&quot;; [.BL71]=1); &quot;&quot;; IF(SUM([.$G$11:.$G71])&lt;[.BM$10];1;0))">
            <text:p/>
          </table:table-cell>
          <table:table-cell table:formula="of:=IF(OR([.BM71]=&quot;&quot;; [.BM71]=1); &quot;&quot;; IF(SUM([.$G$11:.$G71])&lt;[.BN$10];1;0))">
            <text:p/>
          </table:table-cell>
          <table:table-cell table:formula="of:=IF(OR([.BN71]=&quot;&quot;; [.BN71]=1); &quot;&quot;; IF(SUM([.$G$11:.$G71])&lt;[.BO$10];1;0))">
            <text:p/>
          </table:table-cell>
          <table:table-cell table:formula="of:=IF(OR([.BO71]=&quot;&quot;; [.BO71]=1); &quot;&quot;; IF(SUM([.$G$11:.$G71])&lt;[.BP$10];1;0))">
            <text:p/>
          </table:table-cell>
          <table:table-cell table:formula="of:=IF(OR([.BP71]=&quot;&quot;; [.BP71]=1); &quot;&quot;; IF(SUM([.$G$11:.$G71])&lt;[.BQ$10];1;0))">
            <text:p/>
          </table:table-cell>
          <table:table-cell table:formula="of:=IF(OR([.BQ71]=&quot;&quot;; [.BQ71]=1); &quot;&quot;; IF(SUM([.$G$11:.$G71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IF([.$E$5]*[.$A72]&lt;=[.$E$1];[.$E$5]*[.$A72];&quot;&quot;)">
            <text:p/>
          </table:table-cell>
          <table:table-cell table:formula="of:=IF([.$B72]&lt;&gt;&quot;&quot;;[.$E$1]-[.B72];&quot;&quot;)">
            <text:p/>
          </table:table-cell>
          <table:table-cell table:formula="of:=IF(AND([.$B72]&lt;&gt;&quot;&quot;;FLOOR([.$B72]/[.$E$5];1)&lt;=[.$C$4]);FLOOR([.$B72]/[.$E$5];1);&quot;&quot;)">
            <text:p/>
          </table:table-cell>
          <table:table-cell/>
          <table:table-cell table:formula="of:=IF([.$D72]&lt;&gt;&quot;&quot;;[.$C$2]+[.D72]*IF([.$C$2]&gt;[.$C$3];-1;1);&quot;&quot;)">
            <text:p/>
          </table:table-cell>
          <table:table-cell table:formula="of:=IF([.$D72]&lt;&gt;&quot;&quot;;60/[.F72]*1000;&quot;&quot;)">
            <text:p/>
          </table:table-cell>
          <table:table-cell table:formula="of:=IF([.G72]&lt;&gt;&quot;&quot;;0;&quot;&quot;)">
            <text:p/>
          </table:table-cell>
          <table:table-cell table:formula="of:=IF(OR([.H72]=&quot;&quot;; [.H72]=1); &quot;&quot;; IF(SUM([.$G$11:.$G72])&lt;[.I$10];1;0))">
            <text:p/>
          </table:table-cell>
          <table:table-cell table:formula="of:=IF(OR([.I72]=&quot;&quot;; [.I72]=1); &quot;&quot;; IF(SUM([.$G$11:.$G72])&lt;[.J$10];1;0))">
            <text:p/>
          </table:table-cell>
          <table:table-cell table:formula="of:=IF(OR([.J72]=&quot;&quot;; [.J72]=1); &quot;&quot;; IF(SUM([.$G$11:.$G72])&lt;[.K$10];1;0))">
            <text:p/>
          </table:table-cell>
          <table:table-cell table:formula="of:=IF(OR([.K72]=&quot;&quot;; [.K72]=1); &quot;&quot;; IF(SUM([.$G$11:.$G72])&lt;[.L$10];1;0))">
            <text:p/>
          </table:table-cell>
          <table:table-cell table:formula="of:=IF(OR([.L72]=&quot;&quot;; [.L72]=1); &quot;&quot;; IF(SUM([.$G$11:.$G72])&lt;[.M$10];1;0))">
            <text:p/>
          </table:table-cell>
          <table:table-cell table:formula="of:=IF(OR([.M72]=&quot;&quot;; [.M72]=1); &quot;&quot;; IF(SUM([.$G$11:.$G72])&lt;[.N$10];1;0))">
            <text:p/>
          </table:table-cell>
          <table:table-cell table:formula="of:=IF(OR([.N72]=&quot;&quot;; [.N72]=1); &quot;&quot;; IF(SUM([.$G$11:.$G72])&lt;[.O$10];1;0))">
            <text:p/>
          </table:table-cell>
          <table:table-cell table:formula="of:=IF(OR([.O72]=&quot;&quot;; [.O72]=1); &quot;&quot;; IF(SUM([.$G$11:.$G72])&lt;[.P$10];1;0))">
            <text:p/>
          </table:table-cell>
          <table:table-cell table:formula="of:=IF(OR([.P72]=&quot;&quot;; [.P72]=1); &quot;&quot;; IF(SUM([.$G$11:.$G72])&lt;[.Q$10];1;0))">
            <text:p/>
          </table:table-cell>
          <table:table-cell table:formula="of:=IF(OR([.Q72]=&quot;&quot;; [.Q72]=1); &quot;&quot;; IF(SUM([.$G$11:.$G72])&lt;[.R$10];1;0))">
            <text:p/>
          </table:table-cell>
          <table:table-cell table:formula="of:=IF(OR([.R72]=&quot;&quot;; [.R72]=1); &quot;&quot;; IF(SUM([.$G$11:.$G72])&lt;[.S$10];1;0))">
            <text:p/>
          </table:table-cell>
          <table:table-cell table:formula="of:=IF(OR([.S72]=&quot;&quot;; [.S72]=1); &quot;&quot;; IF(SUM([.$G$11:.$G72])&lt;[.T$10];1;0))">
            <text:p/>
          </table:table-cell>
          <table:table-cell table:formula="of:=IF(OR([.T72]=&quot;&quot;; [.T72]=1); &quot;&quot;; IF(SUM([.$G$11:.$G72])&lt;[.U$10];1;0))">
            <text:p/>
          </table:table-cell>
          <table:table-cell table:formula="of:=IF(OR([.U72]=&quot;&quot;; [.U72]=1); &quot;&quot;; IF(SUM([.$G$11:.$G72])&lt;[.V$10];1;0))">
            <text:p/>
          </table:table-cell>
          <table:table-cell table:formula="of:=IF(OR([.V72]=&quot;&quot;; [.V72]=1); &quot;&quot;; IF(SUM([.$G$11:.$G72])&lt;[.W$10];1;0))">
            <text:p/>
          </table:table-cell>
          <table:table-cell table:formula="of:=IF(OR([.W72]=&quot;&quot;; [.W72]=1); &quot;&quot;; IF(SUM([.$G$11:.$G72])&lt;[.X$10];1;0))">
            <text:p/>
          </table:table-cell>
          <table:table-cell table:formula="of:=IF(OR([.X72]=&quot;&quot;; [.X72]=1); &quot;&quot;; IF(SUM([.$G$11:.$G72])&lt;[.Y$10];1;0))">
            <text:p/>
          </table:table-cell>
          <table:table-cell table:formula="of:=IF(OR([.Y72]=&quot;&quot;; [.Y72]=1); &quot;&quot;; IF(SUM([.$G$11:.$G72])&lt;[.Z$10];1;0))">
            <text:p/>
          </table:table-cell>
          <table:table-cell table:formula="of:=IF(OR([.Z72]=&quot;&quot;; [.Z72]=1); &quot;&quot;; IF(SUM([.$G$11:.$G72])&lt;[.AA$10];1;0))">
            <text:p/>
          </table:table-cell>
          <table:table-cell table:formula="of:=IF(OR([.AA72]=&quot;&quot;; [.AA72]=1); &quot;&quot;; IF(SUM([.$G$11:.$G72])&lt;[.AB$10];1;0))">
            <text:p/>
          </table:table-cell>
          <table:table-cell table:formula="of:=IF(OR([.AB72]=&quot;&quot;; [.AB72]=1); &quot;&quot;; IF(SUM([.$G$11:.$G72])&lt;[.AC$10];1;0))">
            <text:p/>
          </table:table-cell>
          <table:table-cell table:formula="of:=IF(OR([.AC72]=&quot;&quot;; [.AC72]=1); &quot;&quot;; IF(SUM([.$G$11:.$G72])&lt;[.AD$10];1;0))">
            <text:p/>
          </table:table-cell>
          <table:table-cell table:formula="of:=IF(OR([.AD72]=&quot;&quot;; [.AD72]=1); &quot;&quot;; IF(SUM([.$G$11:.$G72])&lt;[.AE$10];1;0))">
            <text:p/>
          </table:table-cell>
          <table:table-cell table:formula="of:=IF(OR([.AE72]=&quot;&quot;; [.AE72]=1); &quot;&quot;; IF(SUM([.$G$11:.$G72])&lt;[.AF$10];1;0))">
            <text:p/>
          </table:table-cell>
          <table:table-cell table:formula="of:=IF(OR([.AF72]=&quot;&quot;; [.AF72]=1); &quot;&quot;; IF(SUM([.$G$11:.$G72])&lt;[.AG$10];1;0))">
            <text:p/>
          </table:table-cell>
          <table:table-cell table:formula="of:=IF(OR([.AG72]=&quot;&quot;; [.AG72]=1); &quot;&quot;; IF(SUM([.$G$11:.$G72])&lt;[.AH$10];1;0))">
            <text:p/>
          </table:table-cell>
          <table:table-cell table:formula="of:=IF(OR([.AH72]=&quot;&quot;; [.AH72]=1); &quot;&quot;; IF(SUM([.$G$11:.$G72])&lt;[.AI$10];1;0))">
            <text:p/>
          </table:table-cell>
          <table:table-cell table:formula="of:=IF(OR([.AI72]=&quot;&quot;; [.AI72]=1); &quot;&quot;; IF(SUM([.$G$11:.$G72])&lt;[.AJ$10];1;0))">
            <text:p/>
          </table:table-cell>
          <table:table-cell table:formula="of:=IF(OR([.AJ72]=&quot;&quot;; [.AJ72]=1); &quot;&quot;; IF(SUM([.$G$11:.$G72])&lt;[.AK$10];1;0))">
            <text:p/>
          </table:table-cell>
          <table:table-cell table:formula="of:=IF(OR([.AK72]=&quot;&quot;; [.AK72]=1); &quot;&quot;; IF(SUM([.$G$11:.$G72])&lt;[.AL$10];1;0))">
            <text:p/>
          </table:table-cell>
          <table:table-cell table:formula="of:=IF(OR([.AL72]=&quot;&quot;; [.AL72]=1); &quot;&quot;; IF(SUM([.$G$11:.$G72])&lt;[.AM$10];1;0))">
            <text:p/>
          </table:table-cell>
          <table:table-cell table:formula="of:=IF(OR([.AM72]=&quot;&quot;; [.AM72]=1); &quot;&quot;; IF(SUM([.$G$11:.$G72])&lt;[.AN$10];1;0))">
            <text:p/>
          </table:table-cell>
          <table:table-cell table:formula="of:=IF(OR([.AN72]=&quot;&quot;; [.AN72]=1); &quot;&quot;; IF(SUM([.$G$11:.$G72])&lt;[.AO$10];1;0))">
            <text:p/>
          </table:table-cell>
          <table:table-cell table:formula="of:=IF(OR([.AO72]=&quot;&quot;; [.AO72]=1); &quot;&quot;; IF(SUM([.$G$11:.$G72])&lt;[.AP$10];1;0))">
            <text:p/>
          </table:table-cell>
          <table:table-cell table:formula="of:=IF(OR([.AP72]=&quot;&quot;; [.AP72]=1); &quot;&quot;; IF(SUM([.$G$11:.$G72])&lt;[.AQ$10];1;0))">
            <text:p/>
          </table:table-cell>
          <table:table-cell table:formula="of:=IF(OR([.AQ72]=&quot;&quot;; [.AQ72]=1); &quot;&quot;; IF(SUM([.$G$11:.$G72])&lt;[.AR$10];1;0))">
            <text:p/>
          </table:table-cell>
          <table:table-cell table:formula="of:=IF(OR([.AR72]=&quot;&quot;; [.AR72]=1); &quot;&quot;; IF(SUM([.$G$11:.$G72])&lt;[.AS$10];1;0))">
            <text:p/>
          </table:table-cell>
          <table:table-cell table:formula="of:=IF(OR([.AS72]=&quot;&quot;; [.AS72]=1); &quot;&quot;; IF(SUM([.$G$11:.$G72])&lt;[.AT$10];1;0))">
            <text:p/>
          </table:table-cell>
          <table:table-cell table:formula="of:=IF(OR([.AT72]=&quot;&quot;; [.AT72]=1); &quot;&quot;; IF(SUM([.$G$11:.$G72])&lt;[.AU$10];1;0))">
            <text:p/>
          </table:table-cell>
          <table:table-cell table:formula="of:=IF(OR([.AU72]=&quot;&quot;; [.AU72]=1); &quot;&quot;; IF(SUM([.$G$11:.$G72])&lt;[.AV$10];1;0))">
            <text:p/>
          </table:table-cell>
          <table:table-cell table:formula="of:=IF(OR([.AV72]=&quot;&quot;; [.AV72]=1); &quot;&quot;; IF(SUM([.$G$11:.$G72])&lt;[.AW$10];1;0))">
            <text:p/>
          </table:table-cell>
          <table:table-cell table:formula="of:=IF(OR([.AW72]=&quot;&quot;; [.AW72]=1); &quot;&quot;; IF(SUM([.$G$11:.$G72])&lt;[.AX$10];1;0))">
            <text:p/>
          </table:table-cell>
          <table:table-cell table:formula="of:=IF(OR([.AX72]=&quot;&quot;; [.AX72]=1); &quot;&quot;; IF(SUM([.$G$11:.$G72])&lt;[.AY$10];1;0))">
            <text:p/>
          </table:table-cell>
          <table:table-cell table:formula="of:=IF(OR([.AY72]=&quot;&quot;; [.AY72]=1); &quot;&quot;; IF(SUM([.$G$11:.$G72])&lt;[.AZ$10];1;0))">
            <text:p/>
          </table:table-cell>
          <table:table-cell table:formula="of:=IF(OR([.AZ72]=&quot;&quot;; [.AZ72]=1); &quot;&quot;; IF(SUM([.$G$11:.$G72])&lt;[.BA$10];1;0))">
            <text:p/>
          </table:table-cell>
          <table:table-cell table:formula="of:=IF(OR([.BA72]=&quot;&quot;; [.BA72]=1); &quot;&quot;; IF(SUM([.$G$11:.$G72])&lt;[.BB$10];1;0))">
            <text:p/>
          </table:table-cell>
          <table:table-cell table:formula="of:=IF(OR([.BB72]=&quot;&quot;; [.BB72]=1); &quot;&quot;; IF(SUM([.$G$11:.$G72])&lt;[.BC$10];1;0))">
            <text:p/>
          </table:table-cell>
          <table:table-cell table:formula="of:=IF(OR([.BC72]=&quot;&quot;; [.BC72]=1); &quot;&quot;; IF(SUM([.$G$11:.$G72])&lt;[.BD$10];1;0))">
            <text:p/>
          </table:table-cell>
          <table:table-cell table:formula="of:=IF(OR([.BD72]=&quot;&quot;; [.BD72]=1); &quot;&quot;; IF(SUM([.$G$11:.$G72])&lt;[.BE$10];1;0))">
            <text:p/>
          </table:table-cell>
          <table:table-cell table:formula="of:=IF(OR([.BE72]=&quot;&quot;; [.BE72]=1); &quot;&quot;; IF(SUM([.$G$11:.$G72])&lt;[.BF$10];1;0))">
            <text:p/>
          </table:table-cell>
          <table:table-cell table:formula="of:=IF(OR([.BF72]=&quot;&quot;; [.BF72]=1); &quot;&quot;; IF(SUM([.$G$11:.$G72])&lt;[.BG$10];1;0))">
            <text:p/>
          </table:table-cell>
          <table:table-cell table:formula="of:=IF(OR([.BG72]=&quot;&quot;; [.BG72]=1); &quot;&quot;; IF(SUM([.$G$11:.$G72])&lt;[.BH$10];1;0))">
            <text:p/>
          </table:table-cell>
          <table:table-cell table:formula="of:=IF(OR([.BH72]=&quot;&quot;; [.BH72]=1); &quot;&quot;; IF(SUM([.$G$11:.$G72])&lt;[.BI$10];1;0))">
            <text:p/>
          </table:table-cell>
          <table:table-cell table:formula="of:=IF(OR([.BI72]=&quot;&quot;; [.BI72]=1); &quot;&quot;; IF(SUM([.$G$11:.$G72])&lt;[.BJ$10];1;0))">
            <text:p/>
          </table:table-cell>
          <table:table-cell table:formula="of:=IF(OR([.BJ72]=&quot;&quot;; [.BJ72]=1); &quot;&quot;; IF(SUM([.$G$11:.$G72])&lt;[.BK$10];1;0))">
            <text:p/>
          </table:table-cell>
          <table:table-cell table:formula="of:=IF(OR([.BK72]=&quot;&quot;; [.BK72]=1); &quot;&quot;; IF(SUM([.$G$11:.$G72])&lt;[.BL$10];1;0))">
            <text:p/>
          </table:table-cell>
          <table:table-cell table:formula="of:=IF(OR([.BL72]=&quot;&quot;; [.BL72]=1); &quot;&quot;; IF(SUM([.$G$11:.$G72])&lt;[.BM$10];1;0))">
            <text:p/>
          </table:table-cell>
          <table:table-cell table:formula="of:=IF(OR([.BM72]=&quot;&quot;; [.BM72]=1); &quot;&quot;; IF(SUM([.$G$11:.$G72])&lt;[.BN$10];1;0))">
            <text:p/>
          </table:table-cell>
          <table:table-cell table:formula="of:=IF(OR([.BN72]=&quot;&quot;; [.BN72]=1); &quot;&quot;; IF(SUM([.$G$11:.$G72])&lt;[.BO$10];1;0))">
            <text:p/>
          </table:table-cell>
          <table:table-cell table:formula="of:=IF(OR([.BO72]=&quot;&quot;; [.BO72]=1); &quot;&quot;; IF(SUM([.$G$11:.$G72])&lt;[.BP$10];1;0))">
            <text:p/>
          </table:table-cell>
          <table:table-cell table:formula="of:=IF(OR([.BP72]=&quot;&quot;; [.BP72]=1); &quot;&quot;; IF(SUM([.$G$11:.$G72])&lt;[.BQ$10];1;0))">
            <text:p/>
          </table:table-cell>
          <table:table-cell table:formula="of:=IF(OR([.BQ72]=&quot;&quot;; [.BQ72]=1); &quot;&quot;; IF(SUM([.$G$11:.$G72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IF([.$E$5]*[.$A73]&lt;=[.$E$1];[.$E$5]*[.$A73];&quot;&quot;)">
            <text:p/>
          </table:table-cell>
          <table:table-cell table:formula="of:=IF([.$B73]&lt;&gt;&quot;&quot;;[.$E$1]-[.B73];&quot;&quot;)">
            <text:p/>
          </table:table-cell>
          <table:table-cell table:formula="of:=IF(AND([.$B73]&lt;&gt;&quot;&quot;;FLOOR([.$B73]/[.$E$5];1)&lt;=[.$C$4]);FLOOR([.$B73]/[.$E$5];1);&quot;&quot;)">
            <text:p/>
          </table:table-cell>
          <table:table-cell/>
          <table:table-cell table:formula="of:=IF([.$D73]&lt;&gt;&quot;&quot;;[.$C$2]+[.D73]*IF([.$C$2]&gt;[.$C$3];-1;1);&quot;&quot;)">
            <text:p/>
          </table:table-cell>
          <table:table-cell table:formula="of:=IF([.$D73]&lt;&gt;&quot;&quot;;60/[.F73]*1000;&quot;&quot;)">
            <text:p/>
          </table:table-cell>
          <table:table-cell table:formula="of:=IF([.G73]&lt;&gt;&quot;&quot;;0;&quot;&quot;)">
            <text:p/>
          </table:table-cell>
          <table:table-cell table:formula="of:=IF(OR([.H73]=&quot;&quot;; [.H73]=1); &quot;&quot;; IF(SUM([.$G$11:.$G73])&lt;[.I$10];1;0))">
            <text:p/>
          </table:table-cell>
          <table:table-cell table:formula="of:=IF(OR([.I73]=&quot;&quot;; [.I73]=1); &quot;&quot;; IF(SUM([.$G$11:.$G73])&lt;[.J$10];1;0))">
            <text:p/>
          </table:table-cell>
          <table:table-cell table:formula="of:=IF(OR([.J73]=&quot;&quot;; [.J73]=1); &quot;&quot;; IF(SUM([.$G$11:.$G73])&lt;[.K$10];1;0))">
            <text:p/>
          </table:table-cell>
          <table:table-cell table:formula="of:=IF(OR([.K73]=&quot;&quot;; [.K73]=1); &quot;&quot;; IF(SUM([.$G$11:.$G73])&lt;[.L$10];1;0))">
            <text:p/>
          </table:table-cell>
          <table:table-cell table:formula="of:=IF(OR([.L73]=&quot;&quot;; [.L73]=1); &quot;&quot;; IF(SUM([.$G$11:.$G73])&lt;[.M$10];1;0))">
            <text:p/>
          </table:table-cell>
          <table:table-cell table:formula="of:=IF(OR([.M73]=&quot;&quot;; [.M73]=1); &quot;&quot;; IF(SUM([.$G$11:.$G73])&lt;[.N$10];1;0))">
            <text:p/>
          </table:table-cell>
          <table:table-cell table:formula="of:=IF(OR([.N73]=&quot;&quot;; [.N73]=1); &quot;&quot;; IF(SUM([.$G$11:.$G73])&lt;[.O$10];1;0))">
            <text:p/>
          </table:table-cell>
          <table:table-cell table:formula="of:=IF(OR([.O73]=&quot;&quot;; [.O73]=1); &quot;&quot;; IF(SUM([.$G$11:.$G73])&lt;[.P$10];1;0))">
            <text:p/>
          </table:table-cell>
          <table:table-cell table:formula="of:=IF(OR([.P73]=&quot;&quot;; [.P73]=1); &quot;&quot;; IF(SUM([.$G$11:.$G73])&lt;[.Q$10];1;0))">
            <text:p/>
          </table:table-cell>
          <table:table-cell table:formula="of:=IF(OR([.Q73]=&quot;&quot;; [.Q73]=1); &quot;&quot;; IF(SUM([.$G$11:.$G73])&lt;[.R$10];1;0))">
            <text:p/>
          </table:table-cell>
          <table:table-cell table:formula="of:=IF(OR([.R73]=&quot;&quot;; [.R73]=1); &quot;&quot;; IF(SUM([.$G$11:.$G73])&lt;[.S$10];1;0))">
            <text:p/>
          </table:table-cell>
          <table:table-cell table:formula="of:=IF(OR([.S73]=&quot;&quot;; [.S73]=1); &quot;&quot;; IF(SUM([.$G$11:.$G73])&lt;[.T$10];1;0))">
            <text:p/>
          </table:table-cell>
          <table:table-cell table:formula="of:=IF(OR([.T73]=&quot;&quot;; [.T73]=1); &quot;&quot;; IF(SUM([.$G$11:.$G73])&lt;[.U$10];1;0))">
            <text:p/>
          </table:table-cell>
          <table:table-cell table:formula="of:=IF(OR([.U73]=&quot;&quot;; [.U73]=1); &quot;&quot;; IF(SUM([.$G$11:.$G73])&lt;[.V$10];1;0))">
            <text:p/>
          </table:table-cell>
          <table:table-cell table:formula="of:=IF(OR([.V73]=&quot;&quot;; [.V73]=1); &quot;&quot;; IF(SUM([.$G$11:.$G73])&lt;[.W$10];1;0))">
            <text:p/>
          </table:table-cell>
          <table:table-cell table:formula="of:=IF(OR([.W73]=&quot;&quot;; [.W73]=1); &quot;&quot;; IF(SUM([.$G$11:.$G73])&lt;[.X$10];1;0))">
            <text:p/>
          </table:table-cell>
          <table:table-cell table:formula="of:=IF(OR([.X73]=&quot;&quot;; [.X73]=1); &quot;&quot;; IF(SUM([.$G$11:.$G73])&lt;[.Y$10];1;0))">
            <text:p/>
          </table:table-cell>
          <table:table-cell table:formula="of:=IF(OR([.Y73]=&quot;&quot;; [.Y73]=1); &quot;&quot;; IF(SUM([.$G$11:.$G73])&lt;[.Z$10];1;0))">
            <text:p/>
          </table:table-cell>
          <table:table-cell table:formula="of:=IF(OR([.Z73]=&quot;&quot;; [.Z73]=1); &quot;&quot;; IF(SUM([.$G$11:.$G73])&lt;[.AA$10];1;0))">
            <text:p/>
          </table:table-cell>
          <table:table-cell table:formula="of:=IF(OR([.AA73]=&quot;&quot;; [.AA73]=1); &quot;&quot;; IF(SUM([.$G$11:.$G73])&lt;[.AB$10];1;0))">
            <text:p/>
          </table:table-cell>
          <table:table-cell table:formula="of:=IF(OR([.AB73]=&quot;&quot;; [.AB73]=1); &quot;&quot;; IF(SUM([.$G$11:.$G73])&lt;[.AC$10];1;0))">
            <text:p/>
          </table:table-cell>
          <table:table-cell table:formula="of:=IF(OR([.AC73]=&quot;&quot;; [.AC73]=1); &quot;&quot;; IF(SUM([.$G$11:.$G73])&lt;[.AD$10];1;0))">
            <text:p/>
          </table:table-cell>
          <table:table-cell table:formula="of:=IF(OR([.AD73]=&quot;&quot;; [.AD73]=1); &quot;&quot;; IF(SUM([.$G$11:.$G73])&lt;[.AE$10];1;0))">
            <text:p/>
          </table:table-cell>
          <table:table-cell table:formula="of:=IF(OR([.AE73]=&quot;&quot;; [.AE73]=1); &quot;&quot;; IF(SUM([.$G$11:.$G73])&lt;[.AF$10];1;0))">
            <text:p/>
          </table:table-cell>
          <table:table-cell table:formula="of:=IF(OR([.AF73]=&quot;&quot;; [.AF73]=1); &quot;&quot;; IF(SUM([.$G$11:.$G73])&lt;[.AG$10];1;0))">
            <text:p/>
          </table:table-cell>
          <table:table-cell table:formula="of:=IF(OR([.AG73]=&quot;&quot;; [.AG73]=1); &quot;&quot;; IF(SUM([.$G$11:.$G73])&lt;[.AH$10];1;0))">
            <text:p/>
          </table:table-cell>
          <table:table-cell table:formula="of:=IF(OR([.AH73]=&quot;&quot;; [.AH73]=1); &quot;&quot;; IF(SUM([.$G$11:.$G73])&lt;[.AI$10];1;0))">
            <text:p/>
          </table:table-cell>
          <table:table-cell table:formula="of:=IF(OR([.AI73]=&quot;&quot;; [.AI73]=1); &quot;&quot;; IF(SUM([.$G$11:.$G73])&lt;[.AJ$10];1;0))">
            <text:p/>
          </table:table-cell>
          <table:table-cell table:formula="of:=IF(OR([.AJ73]=&quot;&quot;; [.AJ73]=1); &quot;&quot;; IF(SUM([.$G$11:.$G73])&lt;[.AK$10];1;0))">
            <text:p/>
          </table:table-cell>
          <table:table-cell table:formula="of:=IF(OR([.AK73]=&quot;&quot;; [.AK73]=1); &quot;&quot;; IF(SUM([.$G$11:.$G73])&lt;[.AL$10];1;0))">
            <text:p/>
          </table:table-cell>
          <table:table-cell table:formula="of:=IF(OR([.AL73]=&quot;&quot;; [.AL73]=1); &quot;&quot;; IF(SUM([.$G$11:.$G73])&lt;[.AM$10];1;0))">
            <text:p/>
          </table:table-cell>
          <table:table-cell table:formula="of:=IF(OR([.AM73]=&quot;&quot;; [.AM73]=1); &quot;&quot;; IF(SUM([.$G$11:.$G73])&lt;[.AN$10];1;0))">
            <text:p/>
          </table:table-cell>
          <table:table-cell table:formula="of:=IF(OR([.AN73]=&quot;&quot;; [.AN73]=1); &quot;&quot;; IF(SUM([.$G$11:.$G73])&lt;[.AO$10];1;0))">
            <text:p/>
          </table:table-cell>
          <table:table-cell table:formula="of:=IF(OR([.AO73]=&quot;&quot;; [.AO73]=1); &quot;&quot;; IF(SUM([.$G$11:.$G73])&lt;[.AP$10];1;0))">
            <text:p/>
          </table:table-cell>
          <table:table-cell table:formula="of:=IF(OR([.AP73]=&quot;&quot;; [.AP73]=1); &quot;&quot;; IF(SUM([.$G$11:.$G73])&lt;[.AQ$10];1;0))">
            <text:p/>
          </table:table-cell>
          <table:table-cell table:formula="of:=IF(OR([.AQ73]=&quot;&quot;; [.AQ73]=1); &quot;&quot;; IF(SUM([.$G$11:.$G73])&lt;[.AR$10];1;0))">
            <text:p/>
          </table:table-cell>
          <table:table-cell table:formula="of:=IF(OR([.AR73]=&quot;&quot;; [.AR73]=1); &quot;&quot;; IF(SUM([.$G$11:.$G73])&lt;[.AS$10];1;0))">
            <text:p/>
          </table:table-cell>
          <table:table-cell table:formula="of:=IF(OR([.AS73]=&quot;&quot;; [.AS73]=1); &quot;&quot;; IF(SUM([.$G$11:.$G73])&lt;[.AT$10];1;0))">
            <text:p/>
          </table:table-cell>
          <table:table-cell table:formula="of:=IF(OR([.AT73]=&quot;&quot;; [.AT73]=1); &quot;&quot;; IF(SUM([.$G$11:.$G73])&lt;[.AU$10];1;0))">
            <text:p/>
          </table:table-cell>
          <table:table-cell table:formula="of:=IF(OR([.AU73]=&quot;&quot;; [.AU73]=1); &quot;&quot;; IF(SUM([.$G$11:.$G73])&lt;[.AV$10];1;0))">
            <text:p/>
          </table:table-cell>
          <table:table-cell table:formula="of:=IF(OR([.AV73]=&quot;&quot;; [.AV73]=1); &quot;&quot;; IF(SUM([.$G$11:.$G73])&lt;[.AW$10];1;0))">
            <text:p/>
          </table:table-cell>
          <table:table-cell table:formula="of:=IF(OR([.AW73]=&quot;&quot;; [.AW73]=1); &quot;&quot;; IF(SUM([.$G$11:.$G73])&lt;[.AX$10];1;0))">
            <text:p/>
          </table:table-cell>
          <table:table-cell table:formula="of:=IF(OR([.AX73]=&quot;&quot;; [.AX73]=1); &quot;&quot;; IF(SUM([.$G$11:.$G73])&lt;[.AY$10];1;0))">
            <text:p/>
          </table:table-cell>
          <table:table-cell table:formula="of:=IF(OR([.AY73]=&quot;&quot;; [.AY73]=1); &quot;&quot;; IF(SUM([.$G$11:.$G73])&lt;[.AZ$10];1;0))">
            <text:p/>
          </table:table-cell>
          <table:table-cell table:formula="of:=IF(OR([.AZ73]=&quot;&quot;; [.AZ73]=1); &quot;&quot;; IF(SUM([.$G$11:.$G73])&lt;[.BA$10];1;0))">
            <text:p/>
          </table:table-cell>
          <table:table-cell table:formula="of:=IF(OR([.BA73]=&quot;&quot;; [.BA73]=1); &quot;&quot;; IF(SUM([.$G$11:.$G73])&lt;[.BB$10];1;0))">
            <text:p/>
          </table:table-cell>
          <table:table-cell table:formula="of:=IF(OR([.BB73]=&quot;&quot;; [.BB73]=1); &quot;&quot;; IF(SUM([.$G$11:.$G73])&lt;[.BC$10];1;0))">
            <text:p/>
          </table:table-cell>
          <table:table-cell table:formula="of:=IF(OR([.BC73]=&quot;&quot;; [.BC73]=1); &quot;&quot;; IF(SUM([.$G$11:.$G73])&lt;[.BD$10];1;0))">
            <text:p/>
          </table:table-cell>
          <table:table-cell table:formula="of:=IF(OR([.BD73]=&quot;&quot;; [.BD73]=1); &quot;&quot;; IF(SUM([.$G$11:.$G73])&lt;[.BE$10];1;0))">
            <text:p/>
          </table:table-cell>
          <table:table-cell table:formula="of:=IF(OR([.BE73]=&quot;&quot;; [.BE73]=1); &quot;&quot;; IF(SUM([.$G$11:.$G73])&lt;[.BF$10];1;0))">
            <text:p/>
          </table:table-cell>
          <table:table-cell table:formula="of:=IF(OR([.BF73]=&quot;&quot;; [.BF73]=1); &quot;&quot;; IF(SUM([.$G$11:.$G73])&lt;[.BG$10];1;0))">
            <text:p/>
          </table:table-cell>
          <table:table-cell table:formula="of:=IF(OR([.BG73]=&quot;&quot;; [.BG73]=1); &quot;&quot;; IF(SUM([.$G$11:.$G73])&lt;[.BH$10];1;0))">
            <text:p/>
          </table:table-cell>
          <table:table-cell table:formula="of:=IF(OR([.BH73]=&quot;&quot;; [.BH73]=1); &quot;&quot;; IF(SUM([.$G$11:.$G73])&lt;[.BI$10];1;0))">
            <text:p/>
          </table:table-cell>
          <table:table-cell table:formula="of:=IF(OR([.BI73]=&quot;&quot;; [.BI73]=1); &quot;&quot;; IF(SUM([.$G$11:.$G73])&lt;[.BJ$10];1;0))">
            <text:p/>
          </table:table-cell>
          <table:table-cell table:formula="of:=IF(OR([.BJ73]=&quot;&quot;; [.BJ73]=1); &quot;&quot;; IF(SUM([.$G$11:.$G73])&lt;[.BK$10];1;0))">
            <text:p/>
          </table:table-cell>
          <table:table-cell table:formula="of:=IF(OR([.BK73]=&quot;&quot;; [.BK73]=1); &quot;&quot;; IF(SUM([.$G$11:.$G73])&lt;[.BL$10];1;0))">
            <text:p/>
          </table:table-cell>
          <table:table-cell table:formula="of:=IF(OR([.BL73]=&quot;&quot;; [.BL73]=1); &quot;&quot;; IF(SUM([.$G$11:.$G73])&lt;[.BM$10];1;0))">
            <text:p/>
          </table:table-cell>
          <table:table-cell table:formula="of:=IF(OR([.BM73]=&quot;&quot;; [.BM73]=1); &quot;&quot;; IF(SUM([.$G$11:.$G73])&lt;[.BN$10];1;0))">
            <text:p/>
          </table:table-cell>
          <table:table-cell table:formula="of:=IF(OR([.BN73]=&quot;&quot;; [.BN73]=1); &quot;&quot;; IF(SUM([.$G$11:.$G73])&lt;[.BO$10];1;0))">
            <text:p/>
          </table:table-cell>
          <table:table-cell table:formula="of:=IF(OR([.BO73]=&quot;&quot;; [.BO73]=1); &quot;&quot;; IF(SUM([.$G$11:.$G73])&lt;[.BP$10];1;0))">
            <text:p/>
          </table:table-cell>
          <table:table-cell table:formula="of:=IF(OR([.BP73]=&quot;&quot;; [.BP73]=1); &quot;&quot;; IF(SUM([.$G$11:.$G73])&lt;[.BQ$10];1;0))">
            <text:p/>
          </table:table-cell>
          <table:table-cell table:formula="of:=IF(OR([.BQ73]=&quot;&quot;; [.BQ73]=1); &quot;&quot;; IF(SUM([.$G$11:.$G73])&lt;[.BR$10];1;0)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65"/>
        </table:table-row>
        <table:table-row table:style-name="ro1">
          <table:table-cell table:number-columns-repeated="6"/>
          <table:table-cell table:style-name="Default" office:value-type="string">
            <text:p>msec</text:p>
          </table:table-cell>
          <table:table-cell table:formula="of:=[.H10]" office:value-type="float" office:value="0">
            <text:p>0</text:p>
          </table:table-cell>
          <table:table-cell table:formula="of:=[.I10]" office:value-type="float" office:value="500">
            <text:p>500</text:p>
          </table:table-cell>
          <table:table-cell table:formula="of:=[.J10]" office:value-type="float" office:value="1000">
            <text:p>1000</text:p>
          </table:table-cell>
          <table:table-cell table:formula="of:=[.K10]" office:value-type="float" office:value="1500">
            <text:p>1500</text:p>
          </table:table-cell>
          <table:table-cell table:formula="of:=[.L10]" office:value-type="float" office:value="2000">
            <text:p>2000</text:p>
          </table:table-cell>
          <table:table-cell table:formula="of:=[.M10]" office:value-type="float" office:value="2500">
            <text:p>2500</text:p>
          </table:table-cell>
          <table:table-cell table:formula="of:=[.N10]" office:value-type="float" office:value="3000">
            <text:p>3000</text:p>
          </table:table-cell>
          <table:table-cell table:formula="of:=[.O10]" office:value-type="float" office:value="3500">
            <text:p>3500</text:p>
          </table:table-cell>
          <table:table-cell table:formula="of:=[.P10]" office:value-type="float" office:value="4000">
            <text:p>4000</text:p>
          </table:table-cell>
          <table:table-cell table:formula="of:=[.Q10]" office:value-type="float" office:value="4500">
            <text:p>4500</text:p>
          </table:table-cell>
          <table:table-cell table:formula="of:=[.R10]" office:value-type="float" office:value="5000">
            <text:p>5000</text:p>
          </table:table-cell>
          <table:table-cell table:formula="of:=[.S10]" office:value-type="float" office:value="5500">
            <text:p>5500</text:p>
          </table:table-cell>
          <table:table-cell table:formula="of:=[.T10]" office:value-type="float" office:value="6000">
            <text:p>6000</text:p>
          </table:table-cell>
          <table:table-cell table:formula="of:=[.U10]" office:value-type="float" office:value="6500">
            <text:p>6500</text:p>
          </table:table-cell>
          <table:table-cell table:formula="of:=[.V10]" office:value-type="float" office:value="7000">
            <text:p>7000</text:p>
          </table:table-cell>
          <table:table-cell table:formula="of:=[.W10]" office:value-type="float" office:value="7500">
            <text:p>7500</text:p>
          </table:table-cell>
          <table:table-cell table:formula="of:=[.X10]" office:value-type="float" office:value="8000">
            <text:p>8000</text:p>
          </table:table-cell>
          <table:table-cell table:formula="of:=[.Y10]" office:value-type="float" office:value="8500">
            <text:p>8500</text:p>
          </table:table-cell>
          <table:table-cell table:formula="of:=[.Z10]" office:value-type="float" office:value="9000">
            <text:p>9000</text:p>
          </table:table-cell>
          <table:table-cell table:formula="of:=[.AA10]" office:value-type="float" office:value="9500">
            <text:p>9500</text:p>
          </table:table-cell>
          <table:table-cell table:formula="of:=[.AB10]" office:value-type="float" office:value="10000">
            <text:p>10000</text:p>
          </table:table-cell>
          <table:table-cell table:formula="of:=[.AC10]" office:value-type="float" office:value="10500">
            <text:p>10500</text:p>
          </table:table-cell>
          <table:table-cell table:formula="of:=[.AD10]" office:value-type="float" office:value="11000">
            <text:p>11000</text:p>
          </table:table-cell>
          <table:table-cell table:formula="of:=[.AE10]" office:value-type="float" office:value="11500">
            <text:p>11500</text:p>
          </table:table-cell>
          <table:table-cell table:formula="of:=[.AF10]" office:value-type="float" office:value="12000">
            <text:p>12000</text:p>
          </table:table-cell>
          <table:table-cell table:formula="of:=[.AG10]" office:value-type="float" office:value="12500">
            <text:p>12500</text:p>
          </table:table-cell>
          <table:table-cell table:formula="of:=[.AH10]" office:value-type="float" office:value="13000">
            <text:p>13000</text:p>
          </table:table-cell>
          <table:table-cell table:formula="of:=[.AI10]" office:value-type="float" office:value="13500">
            <text:p>13500</text:p>
          </table:table-cell>
          <table:table-cell table:formula="of:=[.AJ10]" office:value-type="float" office:value="14000">
            <text:p>14000</text:p>
          </table:table-cell>
          <table:table-cell table:formula="of:=[.AK10]" office:value-type="float" office:value="14500">
            <text:p>14500</text:p>
          </table:table-cell>
          <table:table-cell table:formula="of:=[.AL10]" office:value-type="float" office:value="15000">
            <text:p>15000</text:p>
          </table:table-cell>
          <table:table-cell table:formula="of:=[.AM10]" office:value-type="float" office:value="15500">
            <text:p>15500</text:p>
          </table:table-cell>
          <table:table-cell table:formula="of:=[.AN10]" office:value-type="float" office:value="16000">
            <text:p>16000</text:p>
          </table:table-cell>
          <table:table-cell table:formula="of:=[.AO10]" office:value-type="float" office:value="16500">
            <text:p>16500</text:p>
          </table:table-cell>
          <table:table-cell table:formula="of:=[.AP10]" office:value-type="float" office:value="17000">
            <text:p>17000</text:p>
          </table:table-cell>
          <table:table-cell table:formula="of:=[.AQ10]" office:value-type="float" office:value="17500">
            <text:p>17500</text:p>
          </table:table-cell>
          <table:table-cell table:formula="of:=[.AR10]" office:value-type="float" office:value="18000">
            <text:p>18000</text:p>
          </table:table-cell>
          <table:table-cell table:formula="of:=[.AS10]" office:value-type="float" office:value="18500">
            <text:p>18500</text:p>
          </table:table-cell>
          <table:table-cell table:formula="of:=[.AT10]" office:value-type="float" office:value="19000">
            <text:p>19000</text:p>
          </table:table-cell>
          <table:table-cell table:formula="of:=[.AU10]" office:value-type="float" office:value="19500">
            <text:p>19500</text:p>
          </table:table-cell>
          <table:table-cell table:formula="of:=[.AV10]" office:value-type="float" office:value="20000">
            <text:p>20000</text:p>
          </table:table-cell>
          <table:table-cell table:formula="of:=[.AW10]" office:value-type="float" office:value="20500">
            <text:p>20500</text:p>
          </table:table-cell>
          <table:table-cell table:formula="of:=[.AX10]" office:value-type="float" office:value="21000">
            <text:p>21000</text:p>
          </table:table-cell>
          <table:table-cell table:formula="of:=[.AY10]" office:value-type="float" office:value="21500">
            <text:p>21500</text:p>
          </table:table-cell>
          <table:table-cell table:formula="of:=[.AZ10]" office:value-type="float" office:value="22000">
            <text:p>22000</text:p>
          </table:table-cell>
          <table:table-cell table:formula="of:=[.BA10]" office:value-type="float" office:value="22500">
            <text:p>22500</text:p>
          </table:table-cell>
          <table:table-cell table:formula="of:=[.BB10]" office:value-type="float" office:value="23000">
            <text:p>23000</text:p>
          </table:table-cell>
          <table:table-cell table:formula="of:=[.BC10]" office:value-type="float" office:value="23500">
            <text:p>23500</text:p>
          </table:table-cell>
          <table:table-cell table:formula="of:=[.BD10]" office:value-type="float" office:value="24000">
            <text:p>24000</text:p>
          </table:table-cell>
          <table:table-cell table:formula="of:=[.BE10]" office:value-type="float" office:value="24500">
            <text:p>24500</text:p>
          </table:table-cell>
          <table:table-cell table:formula="of:=[.BF10]" office:value-type="float" office:value="25000">
            <text:p>25000</text:p>
          </table:table-cell>
          <table:table-cell table:formula="of:=[.BG10]" office:value-type="float" office:value="25500">
            <text:p>25500</text:p>
          </table:table-cell>
          <table:table-cell table:formula="of:=[.BH10]" office:value-type="float" office:value="26000">
            <text:p>26000</text:p>
          </table:table-cell>
          <table:table-cell table:formula="of:=[.BI10]" office:value-type="float" office:value="26500">
            <text:p>26500</text:p>
          </table:table-cell>
          <table:table-cell table:formula="of:=[.BJ10]" office:value-type="float" office:value="27000">
            <text:p>27000</text:p>
          </table:table-cell>
          <table:table-cell table:formula="of:=[.BK10]" office:value-type="float" office:value="27500">
            <text:p>27500</text:p>
          </table:table-cell>
          <table:table-cell table:formula="of:=[.BL10]" office:value-type="float" office:value="28000">
            <text:p>28000</text:p>
          </table:table-cell>
          <table:table-cell table:formula="of:=[.BM10]" office:value-type="float" office:value="28500">
            <text:p>28500</text:p>
          </table:table-cell>
          <table:table-cell table:formula="of:=[.BN10]" office:value-type="float" office:value="29000">
            <text:p>29000</text:p>
          </table:table-cell>
          <table:table-cell table:formula="of:=[.BO10]" office:value-type="float" office:value="29500">
            <text:p>29500</text:p>
          </table:table-cell>
          <table:table-cell table:formula="of:=[.BP10]" office:value-type="float" office:value="30000">
            <text:p>30000</text:p>
          </table:table-cell>
          <table:table-cell table:formula="of:=[.BQ10]" office:value-type="float" office:value="30500">
            <text:p>30500</text:p>
          </table:table-cell>
          <table:table-cell table:formula="of:=[.BR10]" office:value-type="float" office:value="31000">
            <text:p>310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string">
            <text:p>TickSum</text:p>
          </table:table-cell>
          <table:table-cell table:formula="of:=IF(COUNTIFS([.H11:.H71];&quot;=&quot;)&lt;ROWS([.H11:.H71]);SUM([.$H$11:.H73]);&quot;&quot;)" office:value-type="float" office:value="0">
            <text:p>0</text:p>
          </table:table-cell>
          <table:table-cell table:formula="of:=IF(COUNTIFS([.I11:.I71];&quot;=&quot;)&lt;ROWS([.I11:.I71]);SUM([.$H$11:.I73]);&quot;&quot;)" office:value-type="float" office:value="0">
            <text:p>0</text:p>
          </table:table-cell>
          <table:table-cell table:formula="of:=IF(COUNTIFS([.J11:.J71];&quot;=&quot;)&lt;ROWS([.J11:.J71]);SUM([.$H$11:.J73]);&quot;&quot;)" office:value-type="float" office:value="1">
            <text:p>1</text:p>
          </table:table-cell>
          <table:table-cell table:formula="of:=IF(COUNTIFS([.K11:.K71];&quot;=&quot;)&lt;ROWS([.K11:.K71]);SUM([.$H$11:.K73]);&quot;&quot;)" office:value-type="float" office:value="2">
            <text:p>2</text:p>
          </table:table-cell>
          <table:table-cell table:formula="of:=IF(COUNTIFS([.L11:.L71];&quot;=&quot;)&lt;ROWS([.L11:.L71]);SUM([.$H$11:.L73]);&quot;&quot;)" office:value-type="float" office:value="3">
            <text:p>3</text:p>
          </table:table-cell>
          <table:table-cell table:formula="of:=IF(COUNTIFS([.M11:.M71];&quot;=&quot;)&lt;ROWS([.M11:.M71]);SUM([.$H$11:.M73]);&quot;&quot;)">
            <text:p/>
          </table:table-cell>
          <table:table-cell table:formula="of:=IF(COUNTIFS([.N11:.N71];&quot;=&quot;)&lt;ROWS([.N11:.N71]);SUM([.$H$11:.N73]);&quot;&quot;)">
            <text:p/>
          </table:table-cell>
          <table:table-cell table:formula="of:=IF(COUNTIFS([.O11:.O71];&quot;=&quot;)&lt;ROWS([.O11:.O71]);SUM([.$H$11:.O73]);&quot;&quot;)">
            <text:p/>
          </table:table-cell>
          <table:table-cell table:formula="of:=IF(COUNTIFS([.P11:.P71];&quot;=&quot;)&lt;ROWS([.P11:.P71]);SUM([.$H$11:.P73]);&quot;&quot;)">
            <text:p/>
          </table:table-cell>
          <table:table-cell table:formula="of:=IF(COUNTIFS([.Q11:.Q71];&quot;=&quot;)&lt;ROWS([.Q11:.Q71]);SUM([.$H$11:.Q73]);&quot;&quot;)">
            <text:p/>
          </table:table-cell>
          <table:table-cell table:formula="of:=IF(COUNTIFS([.R11:.R71];&quot;=&quot;)&lt;ROWS([.R11:.R71]);SUM([.$H$11:.R73]);&quot;&quot;)">
            <text:p/>
          </table:table-cell>
          <table:table-cell table:formula="of:=IF(COUNTIFS([.S11:.S71];&quot;=&quot;)&lt;ROWS([.S11:.S71]);SUM([.$H$11:.S73]);&quot;&quot;)">
            <text:p/>
          </table:table-cell>
          <table:table-cell table:formula="of:=IF(COUNTIFS([.T11:.T71];&quot;=&quot;)&lt;ROWS([.T11:.T71]);SUM([.$H$11:.T73]);&quot;&quot;)">
            <text:p/>
          </table:table-cell>
          <table:table-cell table:formula="of:=IF(COUNTIFS([.U11:.U71];&quot;=&quot;)&lt;ROWS([.U11:.U71]);SUM([.$H$11:.U73]);&quot;&quot;)">
            <text:p/>
          </table:table-cell>
          <table:table-cell table:formula="of:=IF(COUNTIFS([.V11:.V71];&quot;=&quot;)&lt;ROWS([.V11:.V71]);SUM([.$H$11:.V73]);&quot;&quot;)">
            <text:p/>
          </table:table-cell>
          <table:table-cell table:formula="of:=IF(COUNTIFS([.W11:.W71];&quot;=&quot;)&lt;ROWS([.W11:.W71]);SUM([.$H$11:.W73]);&quot;&quot;)">
            <text:p/>
          </table:table-cell>
          <table:table-cell table:formula="of:=IF(COUNTIFS([.X11:.X71];&quot;=&quot;)&lt;ROWS([.X11:.X71]);SUM([.$H$11:.X73]);&quot;&quot;)">
            <text:p/>
          </table:table-cell>
          <table:table-cell table:formula="of:=IF(COUNTIFS([.Y11:.Y71];&quot;=&quot;)&lt;ROWS([.Y11:.Y71]);SUM([.$H$11:.Y73]);&quot;&quot;)">
            <text:p/>
          </table:table-cell>
          <table:table-cell table:formula="of:=IF(COUNTIFS([.Z11:.Z71];&quot;=&quot;)&lt;ROWS([.Z11:.Z71]);SUM([.$H$11:.Z73]);&quot;&quot;)">
            <text:p/>
          </table:table-cell>
          <table:table-cell table:formula="of:=IF(COUNTIFS([.AA11:.AA71];&quot;=&quot;)&lt;ROWS([.AA11:.AA71]);SUM([.$H$11:.AA73]);&quot;&quot;)">
            <text:p/>
          </table:table-cell>
          <table:table-cell table:formula="of:=IF(COUNTIFS([.AB11:.AB71];&quot;=&quot;)&lt;ROWS([.AB11:.AB71]);SUM([.$H$11:.AB73]);&quot;&quot;)">
            <text:p/>
          </table:table-cell>
          <table:table-cell table:formula="of:=IF(COUNTIFS([.AC11:.AC71];&quot;=&quot;)&lt;ROWS([.AC11:.AC71]);SUM([.$H$11:.AC73]);&quot;&quot;)">
            <text:p/>
          </table:table-cell>
          <table:table-cell table:formula="of:=IF(COUNTIFS([.AD11:.AD71];&quot;=&quot;)&lt;ROWS([.AD11:.AD71]);SUM([.$H$11:.AD73]);&quot;&quot;)">
            <text:p/>
          </table:table-cell>
          <table:table-cell table:formula="of:=IF(COUNTIFS([.AE11:.AE71];&quot;=&quot;)&lt;ROWS([.AE11:.AE71]);SUM([.$H$11:.AE73]);&quot;&quot;)">
            <text:p/>
          </table:table-cell>
          <table:table-cell table:formula="of:=IF(COUNTIFS([.AF11:.AF71];&quot;=&quot;)&lt;ROWS([.AF11:.AF71]);SUM([.$H$11:.AF73]);&quot;&quot;)">
            <text:p/>
          </table:table-cell>
          <table:table-cell table:formula="of:=IF(COUNTIFS([.AG11:.AG71];&quot;=&quot;)&lt;ROWS([.AG11:.AG71]);SUM([.$H$11:.AG73]);&quot;&quot;)">
            <text:p/>
          </table:table-cell>
          <table:table-cell table:formula="of:=IF(COUNTIFS([.AH11:.AH71];&quot;=&quot;)&lt;ROWS([.AH11:.AH71]);SUM([.$H$11:.AH73]);&quot;&quot;)">
            <text:p/>
          </table:table-cell>
          <table:table-cell table:formula="of:=IF(COUNTIFS([.AI11:.AI71];&quot;=&quot;)&lt;ROWS([.AI11:.AI71]);SUM([.$H$11:.AI73]);&quot;&quot;)">
            <text:p/>
          </table:table-cell>
          <table:table-cell table:formula="of:=IF(COUNTIFS([.AJ11:.AJ71];&quot;=&quot;)&lt;ROWS([.AJ11:.AJ71]);SUM([.$H$11:.AJ73]);&quot;&quot;)">
            <text:p/>
          </table:table-cell>
          <table:table-cell table:formula="of:=IF(COUNTIFS([.AK11:.AK71];&quot;=&quot;)&lt;ROWS([.AK11:.AK71]);SUM([.$H$11:.AK73]);&quot;&quot;)">
            <text:p/>
          </table:table-cell>
          <table:table-cell table:formula="of:=IF(COUNTIFS([.AL11:.AL71];&quot;=&quot;)&lt;ROWS([.AL11:.AL71]);SUM([.$H$11:.AL73]);&quot;&quot;)">
            <text:p/>
          </table:table-cell>
          <table:table-cell table:formula="of:=IF(COUNTIFS([.AM11:.AM71];&quot;=&quot;)&lt;ROWS([.AM11:.AM71]);SUM([.$H$11:.AM73]);&quot;&quot;)">
            <text:p/>
          </table:table-cell>
          <table:table-cell table:formula="of:=IF(COUNTIFS([.AN11:.AN71];&quot;=&quot;)&lt;ROWS([.AN11:.AN71]);SUM([.$H$11:.AN73]);&quot;&quot;)">
            <text:p/>
          </table:table-cell>
          <table:table-cell table:formula="of:=IF(COUNTIFS([.AO11:.AO71];&quot;=&quot;)&lt;ROWS([.AO11:.AO71]);SUM([.$H$11:.AO73]);&quot;&quot;)">
            <text:p/>
          </table:table-cell>
          <table:table-cell table:formula="of:=IF(COUNTIFS([.AP11:.AP71];&quot;=&quot;)&lt;ROWS([.AP11:.AP71]);SUM([.$H$11:.AP73]);&quot;&quot;)">
            <text:p/>
          </table:table-cell>
          <table:table-cell table:formula="of:=IF(COUNTIFS([.AQ11:.AQ71];&quot;=&quot;)&lt;ROWS([.AQ11:.AQ71]);SUM([.$H$11:.AQ73]);&quot;&quot;)">
            <text:p/>
          </table:table-cell>
          <table:table-cell table:formula="of:=IF(COUNTIFS([.AR11:.AR71];&quot;=&quot;)&lt;ROWS([.AR11:.AR71]);SUM([.$H$11:.AR73]);&quot;&quot;)">
            <text:p/>
          </table:table-cell>
          <table:table-cell table:formula="of:=IF(COUNTIFS([.AS11:.AS71];&quot;=&quot;)&lt;ROWS([.AS11:.AS71]);SUM([.$H$11:.AS73]);&quot;&quot;)">
            <text:p/>
          </table:table-cell>
          <table:table-cell table:formula="of:=IF(COUNTIFS([.AT11:.AT71];&quot;=&quot;)&lt;ROWS([.AT11:.AT71]);SUM([.$H$11:.AT73]);&quot;&quot;)">
            <text:p/>
          </table:table-cell>
          <table:table-cell table:formula="of:=IF(COUNTIFS([.AU11:.AU71];&quot;=&quot;)&lt;ROWS([.AU11:.AU71]);SUM([.$H$11:.AU73]);&quot;&quot;)">
            <text:p/>
          </table:table-cell>
          <table:table-cell table:formula="of:=IF(COUNTIFS([.AV11:.AV71];&quot;=&quot;)&lt;ROWS([.AV11:.AV71]);SUM([.$H$11:.AV73]);&quot;&quot;)">
            <text:p/>
          </table:table-cell>
          <table:table-cell table:formula="of:=IF(COUNTIFS([.AW11:.AW71];&quot;=&quot;)&lt;ROWS([.AW11:.AW71]);SUM([.$H$11:.AW73]);&quot;&quot;)">
            <text:p/>
          </table:table-cell>
          <table:table-cell table:formula="of:=IF(COUNTIFS([.AX11:.AX71];&quot;=&quot;)&lt;ROWS([.AX11:.AX71]);SUM([.$H$11:.AX73]);&quot;&quot;)">
            <text:p/>
          </table:table-cell>
          <table:table-cell table:formula="of:=IF(COUNTIFS([.AY11:.AY71];&quot;=&quot;)&lt;ROWS([.AY11:.AY71]);SUM([.$H$11:.AY73]);&quot;&quot;)">
            <text:p/>
          </table:table-cell>
          <table:table-cell table:formula="of:=IF(COUNTIFS([.AZ11:.AZ71];&quot;=&quot;)&lt;ROWS([.AZ11:.AZ71]);SUM([.$H$11:.AZ73]);&quot;&quot;)">
            <text:p/>
          </table:table-cell>
          <table:table-cell table:formula="of:=IF(COUNTIFS([.BA11:.BA71];&quot;=&quot;)&lt;ROWS([.BA11:.BA71]);SUM([.$H$11:.BA73]);&quot;&quot;)">
            <text:p/>
          </table:table-cell>
          <table:table-cell table:formula="of:=IF(COUNTIFS([.BB11:.BB71];&quot;=&quot;)&lt;ROWS([.BB11:.BB71]);SUM([.$H$11:.BB73]);&quot;&quot;)">
            <text:p/>
          </table:table-cell>
          <table:table-cell table:formula="of:=IF(COUNTIFS([.BC11:.BC71];&quot;=&quot;)&lt;ROWS([.BC11:.BC71]);SUM([.$H$11:.BC73]);&quot;&quot;)">
            <text:p/>
          </table:table-cell>
          <table:table-cell table:formula="of:=IF(COUNTIFS([.BD11:.BD71];&quot;=&quot;)&lt;ROWS([.BD11:.BD71]);SUM([.$H$11:.BD73]);&quot;&quot;)">
            <text:p/>
          </table:table-cell>
          <table:table-cell table:formula="of:=IF(COUNTIFS([.BE11:.BE71];&quot;=&quot;)&lt;ROWS([.BE11:.BE71]);SUM([.$H$11:.BE73]);&quot;&quot;)">
            <text:p/>
          </table:table-cell>
          <table:table-cell table:formula="of:=IF(COUNTIFS([.BF11:.BF71];&quot;=&quot;)&lt;ROWS([.BF11:.BF71]);SUM([.$H$11:.BF73]);&quot;&quot;)">
            <text:p/>
          </table:table-cell>
          <table:table-cell table:formula="of:=IF(COUNTIFS([.BG11:.BG71];&quot;=&quot;)&lt;ROWS([.BG11:.BG71]);SUM([.$H$11:.BG73]);&quot;&quot;)">
            <text:p/>
          </table:table-cell>
          <table:table-cell table:formula="of:=IF(COUNTIFS([.BH11:.BH71];&quot;=&quot;)&lt;ROWS([.BH11:.BH71]);SUM([.$H$11:.BH73]);&quot;&quot;)">
            <text:p/>
          </table:table-cell>
          <table:table-cell table:formula="of:=IF(COUNTIFS([.BI11:.BI71];&quot;=&quot;)&lt;ROWS([.BI11:.BI71]);SUM([.$H$11:.BI73]);&quot;&quot;)">
            <text:p/>
          </table:table-cell>
          <table:table-cell table:formula="of:=IF(COUNTIFS([.BJ11:.BJ71];&quot;=&quot;)&lt;ROWS([.BJ11:.BJ71]);SUM([.$H$11:.BJ73]);&quot;&quot;)">
            <text:p/>
          </table:table-cell>
          <table:table-cell table:formula="of:=IF(COUNTIFS([.BK11:.BK71];&quot;=&quot;)&lt;ROWS([.BK11:.BK71]);SUM([.$H$11:.BK73]);&quot;&quot;)">
            <text:p/>
          </table:table-cell>
          <table:table-cell table:formula="of:=IF(COUNTIFS([.BL11:.BL71];&quot;=&quot;)&lt;ROWS([.BL11:.BL71]);SUM([.$H$11:.BL73]);&quot;&quot;)">
            <text:p/>
          </table:table-cell>
          <table:table-cell table:formula="of:=IF(COUNTIFS([.BM11:.BM71];&quot;=&quot;)&lt;ROWS([.BM11:.BM71]);SUM([.$H$11:.BM73]);&quot;&quot;)">
            <text:p/>
          </table:table-cell>
          <table:table-cell table:formula="of:=IF(COUNTIFS([.BN11:.BN71];&quot;=&quot;)&lt;ROWS([.BN11:.BN71]);SUM([.$H$11:.BN73]);&quot;&quot;)">
            <text:p/>
          </table:table-cell>
          <table:table-cell table:formula="of:=IF(COUNTIFS([.BO11:.BO71];&quot;=&quot;)&lt;ROWS([.BO11:.BO71]);SUM([.$H$11:.BO73]);&quot;&quot;)">
            <text:p/>
          </table:table-cell>
          <table:table-cell table:formula="of:=IF(COUNTIFS([.BP11:.BP71];&quot;=&quot;)&lt;ROWS([.BP11:.BP71]);SUM([.$H$11:.BP73]);&quot;&quot;)">
            <text:p/>
          </table:table-cell>
          <table:table-cell table:formula="of:=IF(COUNTIFS([.BQ11:.BQ71];&quot;=&quot;)&lt;ROWS([.BQ11:.BQ71]);SUM([.$H$11:.BQ73]);&quot;&quot;)">
            <text:p/>
          </table:table-cell>
          <table:table-cell table:formula="of:=IF(COUNTIFS([.BR11:.BR71];&quot;=&quot;)&lt;ROWS([.BR11:.BR71]);SUM([.$H$11:.BR73])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>
            <text:p>TickSum+1</text:p>
          </table:table-cell>
          <table:table-cell table:formula="of:=IF([.H76]&lt;&gt;&quot;&quot;;[.H76]+1;&quot;&quot;)" office:value-type="float" office:value="1">
            <text:p>1</text:p>
          </table:table-cell>
          <table:table-cell table:formula="of:=IF([.I76]&lt;&gt;&quot;&quot;;[.I76]+1;&quot;&quot;)" office:value-type="float" office:value="1">
            <text:p>1</text:p>
          </table:table-cell>
          <table:table-cell table:formula="of:=IF([.J76]&lt;&gt;&quot;&quot;;[.J76]+1;&quot;&quot;)" office:value-type="float" office:value="2">
            <text:p>2</text:p>
          </table:table-cell>
          <table:table-cell table:formula="of:=IF([.K76]&lt;&gt;&quot;&quot;;[.K76]+1;&quot;&quot;)" office:value-type="float" office:value="3">
            <text:p>3</text:p>
          </table:table-cell>
          <table:table-cell table:formula="of:=IF([.L76]&lt;&gt;&quot;&quot;;[.L76]+1;&quot;&quot;)" office:value-type="float" office:value="4">
            <text:p>4</text:p>
          </table:table-cell>
          <table:table-cell table:formula="of:=IF([.M76]&lt;&gt;&quot;&quot;;[.M76]+1;&quot;&quot;)">
            <text:p/>
          </table:table-cell>
          <table:table-cell table:formula="of:=IF([.N76]&lt;&gt;&quot;&quot;;[.N76]+1;&quot;&quot;)">
            <text:p/>
          </table:table-cell>
          <table:table-cell table:formula="of:=IF([.O76]&lt;&gt;&quot;&quot;;[.O76]+1;&quot;&quot;)">
            <text:p/>
          </table:table-cell>
          <table:table-cell table:formula="of:=IF([.P76]&lt;&gt;&quot;&quot;;[.P76]+1;&quot;&quot;)">
            <text:p/>
          </table:table-cell>
          <table:table-cell table:formula="of:=IF([.Q76]&lt;&gt;&quot;&quot;;[.Q76]+1;&quot;&quot;)">
            <text:p/>
          </table:table-cell>
          <table:table-cell table:formula="of:=IF([.R76]&lt;&gt;&quot;&quot;;[.R76]+1;&quot;&quot;)">
            <text:p/>
          </table:table-cell>
          <table:table-cell table:formula="of:=IF([.S76]&lt;&gt;&quot;&quot;;[.S76]+1;&quot;&quot;)">
            <text:p/>
          </table:table-cell>
          <table:table-cell table:formula="of:=IF([.T76]&lt;&gt;&quot;&quot;;[.T76]+1;&quot;&quot;)">
            <text:p/>
          </table:table-cell>
          <table:table-cell table:formula="of:=IF([.U76]&lt;&gt;&quot;&quot;;[.U76]+1;&quot;&quot;)">
            <text:p/>
          </table:table-cell>
          <table:table-cell table:formula="of:=IF([.V76]&lt;&gt;&quot;&quot;;[.V76]+1;&quot;&quot;)">
            <text:p/>
          </table:table-cell>
          <table:table-cell table:formula="of:=IF([.W76]&lt;&gt;&quot;&quot;;[.W76]+1;&quot;&quot;)">
            <text:p/>
          </table:table-cell>
          <table:table-cell table:formula="of:=IF([.X76]&lt;&gt;&quot;&quot;;[.X76]+1;&quot;&quot;)">
            <text:p/>
          </table:table-cell>
          <table:table-cell table:formula="of:=IF([.Y76]&lt;&gt;&quot;&quot;;[.Y76]+1;&quot;&quot;)">
            <text:p/>
          </table:table-cell>
          <table:table-cell table:formula="of:=IF([.Z76]&lt;&gt;&quot;&quot;;[.Z76]+1;&quot;&quot;)">
            <text:p/>
          </table:table-cell>
          <table:table-cell table:formula="of:=IF([.AA76]&lt;&gt;&quot;&quot;;[.AA76]+1;&quot;&quot;)">
            <text:p/>
          </table:table-cell>
          <table:table-cell table:formula="of:=IF([.AB76]&lt;&gt;&quot;&quot;;[.AB76]+1;&quot;&quot;)">
            <text:p/>
          </table:table-cell>
          <table:table-cell table:formula="of:=IF([.AC76]&lt;&gt;&quot;&quot;;[.AC76]+1;&quot;&quot;)">
            <text:p/>
          </table:table-cell>
          <table:table-cell table:formula="of:=IF([.AD76]&lt;&gt;&quot;&quot;;[.AD76]+1;&quot;&quot;)">
            <text:p/>
          </table:table-cell>
          <table:table-cell table:formula="of:=IF([.AE76]&lt;&gt;&quot;&quot;;[.AE76]+1;&quot;&quot;)">
            <text:p/>
          </table:table-cell>
          <table:table-cell table:formula="of:=IF([.AF76]&lt;&gt;&quot;&quot;;[.AF76]+1;&quot;&quot;)">
            <text:p/>
          </table:table-cell>
          <table:table-cell table:formula="of:=IF([.AG76]&lt;&gt;&quot;&quot;;[.AG76]+1;&quot;&quot;)">
            <text:p/>
          </table:table-cell>
          <table:table-cell table:formula="of:=IF([.AH76]&lt;&gt;&quot;&quot;;[.AH76]+1;&quot;&quot;)">
            <text:p/>
          </table:table-cell>
          <table:table-cell table:formula="of:=IF([.AI76]&lt;&gt;&quot;&quot;;[.AI76]+1;&quot;&quot;)">
            <text:p/>
          </table:table-cell>
          <table:table-cell table:formula="of:=IF([.AJ76]&lt;&gt;&quot;&quot;;[.AJ76]+1;&quot;&quot;)">
            <text:p/>
          </table:table-cell>
          <table:table-cell table:formula="of:=IF([.AK76]&lt;&gt;&quot;&quot;;[.AK76]+1;&quot;&quot;)">
            <text:p/>
          </table:table-cell>
          <table:table-cell table:formula="of:=IF([.AL76]&lt;&gt;&quot;&quot;;[.AL76]+1;&quot;&quot;)">
            <text:p/>
          </table:table-cell>
          <table:table-cell table:formula="of:=IF([.AM76]&lt;&gt;&quot;&quot;;[.AM76]+1;&quot;&quot;)">
            <text:p/>
          </table:table-cell>
          <table:table-cell table:formula="of:=IF([.AN76]&lt;&gt;&quot;&quot;;[.AN76]+1;&quot;&quot;)">
            <text:p/>
          </table:table-cell>
          <table:table-cell table:formula="of:=IF([.AO76]&lt;&gt;&quot;&quot;;[.AO76]+1;&quot;&quot;)">
            <text:p/>
          </table:table-cell>
          <table:table-cell table:formula="of:=IF([.AP76]&lt;&gt;&quot;&quot;;[.AP76]+1;&quot;&quot;)">
            <text:p/>
          </table:table-cell>
          <table:table-cell table:formula="of:=IF([.AQ76]&lt;&gt;&quot;&quot;;[.AQ76]+1;&quot;&quot;)">
            <text:p/>
          </table:table-cell>
          <table:table-cell table:formula="of:=IF([.AR76]&lt;&gt;&quot;&quot;;[.AR76]+1;&quot;&quot;)">
            <text:p/>
          </table:table-cell>
          <table:table-cell table:formula="of:=IF([.AS76]&lt;&gt;&quot;&quot;;[.AS76]+1;&quot;&quot;)">
            <text:p/>
          </table:table-cell>
          <table:table-cell table:formula="of:=IF([.AT76]&lt;&gt;&quot;&quot;;[.AT76]+1;&quot;&quot;)">
            <text:p/>
          </table:table-cell>
          <table:table-cell table:formula="of:=IF([.AU76]&lt;&gt;&quot;&quot;;[.AU76]+1;&quot;&quot;)">
            <text:p/>
          </table:table-cell>
          <table:table-cell table:formula="of:=IF([.AV76]&lt;&gt;&quot;&quot;;[.AV76]+1;&quot;&quot;)">
            <text:p/>
          </table:table-cell>
          <table:table-cell table:formula="of:=IF([.AW76]&lt;&gt;&quot;&quot;;[.AW76]+1;&quot;&quot;)">
            <text:p/>
          </table:table-cell>
          <table:table-cell table:formula="of:=IF([.AX76]&lt;&gt;&quot;&quot;;[.AX76]+1;&quot;&quot;)">
            <text:p/>
          </table:table-cell>
          <table:table-cell table:formula="of:=IF([.AY76]&lt;&gt;&quot;&quot;;[.AY76]+1;&quot;&quot;)">
            <text:p/>
          </table:table-cell>
          <table:table-cell table:formula="of:=IF([.AZ76]&lt;&gt;&quot;&quot;;[.AZ76]+1;&quot;&quot;)">
            <text:p/>
          </table:table-cell>
          <table:table-cell table:formula="of:=IF([.BA76]&lt;&gt;&quot;&quot;;[.BA76]+1;&quot;&quot;)">
            <text:p/>
          </table:table-cell>
          <table:table-cell table:formula="of:=IF([.BB76]&lt;&gt;&quot;&quot;;[.BB76]+1;&quot;&quot;)">
            <text:p/>
          </table:table-cell>
          <table:table-cell table:formula="of:=IF([.BC76]&lt;&gt;&quot;&quot;;[.BC76]+1;&quot;&quot;)">
            <text:p/>
          </table:table-cell>
          <table:table-cell table:formula="of:=IF([.BD76]&lt;&gt;&quot;&quot;;[.BD76]+1;&quot;&quot;)">
            <text:p/>
          </table:table-cell>
          <table:table-cell table:formula="of:=IF([.BE76]&lt;&gt;&quot;&quot;;[.BE76]+1;&quot;&quot;)">
            <text:p/>
          </table:table-cell>
          <table:table-cell table:formula="of:=IF([.BF76]&lt;&gt;&quot;&quot;;[.BF76]+1;&quot;&quot;)">
            <text:p/>
          </table:table-cell>
          <table:table-cell table:formula="of:=IF([.BG76]&lt;&gt;&quot;&quot;;[.BG76]+1;&quot;&quot;)">
            <text:p/>
          </table:table-cell>
          <table:table-cell table:formula="of:=IF([.BH76]&lt;&gt;&quot;&quot;;[.BH76]+1;&quot;&quot;)">
            <text:p/>
          </table:table-cell>
          <table:table-cell table:formula="of:=IF([.BI76]&lt;&gt;&quot;&quot;;[.BI76]+1;&quot;&quot;)">
            <text:p/>
          </table:table-cell>
          <table:table-cell table:formula="of:=IF([.BJ76]&lt;&gt;&quot;&quot;;[.BJ76]+1;&quot;&quot;)">
            <text:p/>
          </table:table-cell>
          <table:table-cell table:formula="of:=IF([.BK76]&lt;&gt;&quot;&quot;;[.BK76]+1;&quot;&quot;)">
            <text:p/>
          </table:table-cell>
          <table:table-cell table:formula="of:=IF([.BL76]&lt;&gt;&quot;&quot;;[.BL76]+1;&quot;&quot;)">
            <text:p/>
          </table:table-cell>
          <table:table-cell table:formula="of:=IF([.BM76]&lt;&gt;&quot;&quot;;[.BM76]+1;&quot;&quot;)">
            <text:p/>
          </table:table-cell>
          <table:table-cell table:formula="of:=IF([.BN76]&lt;&gt;&quot;&quot;;[.BN76]+1;&quot;&quot;)">
            <text:p/>
          </table:table-cell>
          <table:table-cell table:formula="of:=IF([.BO76]&lt;&gt;&quot;&quot;;[.BO76]+1;&quot;&quot;)">
            <text:p/>
          </table:table-cell>
          <table:table-cell table:formula="of:=IF([.BP76]&lt;&gt;&quot;&quot;;[.BP76]+1;&quot;&quot;)">
            <text:p/>
          </table:table-cell>
          <table:table-cell table:formula="of:=IF([.BQ76]&lt;&gt;&quot;&quot;;[.BQ76]+1;&quot;&quot;)">
            <text:p/>
          </table:table-cell>
          <table:table-cell table:formula="of:=IF([.BR76]&lt;&gt;&quot;&quot;;[.BR76]+1;&quot;&quot;)">
            <text:p/>
          </table:table-cell>
          <table:table-cell table:number-columns-repeated="2"/>
        </table:table-row>
        <table:named-expressions/>
      </table:table>
      <table:table table:name="ChangeTempoWhenRunning" table:style-name="ta1" table:print="false">
        <office:forms form:automatic-focus="false" form:apply-design-mode="false"/>
        <table:table-column table:style-name="co13" table:number-columns-repeated="13" table:default-cell-style-name="ce10"/>
        <table:table-column table:style-name="co17" table:default-cell-style-name="ce10"/>
        <table:table-column table:style-name="co13" table:number-columns-repeated="1010" table:default-cell-style-name="ce10"/>
        <table:table-row table:style-name="ro3">
          <table:table-cell table:style-name="Default" table:number-columns-repeated="3"/>
          <table:table-cell table:style-name="ce21" office:value-type="string">
            <text:p>Remaining</text:p>
          </table:table-cell>
          <table:table-cell table:style-name="ce21" office:value-type="string">
            <text:p>TEMPO.FROM</text:p>
          </table:table-cell>
          <table:table-cell table:style-name="ce21" office:value-type="string">
            <text:p>TEMPO.TO</text:p>
          </table:table-cell>
          <table:table-cell table:style-name="Default"/>
          <table:table-cell table:number-columns-repeated="9"/>
          <table:table-cell table:style-name="Default" table:number-columns-repeated="2"/>
          <table:table-cell table:number-columns-repeated="1006"/>
        </table:table-row>
        <table:table-row table:style-name="ro3">
          <table:table-cell table:style-name="Default" table:number-columns-repeated="3"/>
          <table:table-cell table:style-name="ce22" office:value-type="float" office:value="10">
            <text:p>10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60">
            <text:p>160</text:p>
          </table:table-cell>
          <table:table-cell table:style-name="Default"/>
          <table:table-cell table:number-columns-repeated="9"/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3">
          <table:table-cell table:style-name="ce11" office:value-type="string">
            <text:p>#Tick</text:p>
          </table:table-cell>
          <table:table-cell table:style-name="ce15" office:value-type="string">
            <text:p>Elapsed</text:p>
          </table:table-cell>
          <table:table-cell table:style-name="ce15" office:value-type="string">
            <text:p>REMAINING</text:p>
          </table:table-cell>
          <table:table-cell table:style-name="ce15" office:value-type="string">
            <text:p>Remaining (Actual)</text:p>
          </table:table-cell>
          <table:table-cell table:style-name="ce15" office:value-type="string">
            <text:p>Tempo (From)</text:p>
          </table:table-cell>
          <table:table-cell table:style-name="ce15" office:value-type="string">
            <text:p>Tempo (To)</text:p>
          </table:table-cell>
          <table:table-cell table:style-name="ce15" office:value-type="string">
            <text:p>Diff (Tempo.to – Tempo.from)</text:p>
          </table:table-cell>
          <table:table-cell table:style-name="ce15" office:value-type="string">
            <text:p>Progress</text:p>
          </table:table-cell>
          <table:table-cell table:style-name="ce15" office:value-type="string">
            <text:p>Progress per sec</text:p>
          </table:table-cell>
          <table:table-cell table:style-name="ce28" office:value-type="string">
            <text:p>Tempo</text:p>
          </table:table-cell>
          <table:table-cell table:style-name="ce32" office:value-type="string">
            <text:p>Tempo (To) – Tempo</text:p>
          </table:table-cell>
          <table:table-cell table:style-name="ce37" office:value-type="string">
            <text:p>REMAINING (Fixed)</text:p>
          </table:table-cell>
          <table:table-cell table:style-name="ce37" office:value-type="string">
            <text:p>TempoDiff (Fixed)</text:p>
          </table:table-cell>
          <table:table-cell table:style-name="ce37" office:value-type="string">
            <text:p>isTempoChanged</text:p>
          </table:table-cell>
          <table:table-cell table:style-name="ce39" office:value-type="string">
            <text:p>cntAcceleration</text:p>
          </table:table-cell>
          <table:table-cell table:style-name="ce43" office:value-type="string">
            <text:p>Interval</text:p>
          </table:table-cell>
          <table:table-cell/>
          <table:table-cell table:style-name="Default"/>
          <table:table-cell table:number-columns-repeated="1006"/>
        </table:table-row>
        <table:table-row table:style-name="ro3">
          <table:table-cell table:style-name="ce12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table:formula="of:=CTWR_Remaining" office:value-type="float" office:value="10">
            <text:p>10</text:p>
          </table:table-cell>
          <table:table-cell table:style-name="ce16" table:formula="of:=CTWR_Remaining" office:value-type="float" office:value="10">
            <text:p>10</text:p>
          </table:table-cell>
          <table:table-cell table:style-name="ce16" table:formula="of:=CTWR_TempoFrom" office:value-type="float" office:value="140">
            <text:p>140</text:p>
          </table:table-cell>
          <table:table-cell table:style-name="ce16" table:formula="of:=CTWR_TempoTo" office:value-type="float" office:value="160">
            <text:p>160</text:p>
          </table:table-cell>
          <table:table-cell table:style-name="ce16" table:formula="of:=[.F5]-[.E5]" office:value-type="float" office:value="20">
            <text:p>20</text:p>
          </table:table-cell>
          <table:table-cell table:style-name="ce16" table:formula="of:=1-[.K5]/[.G5]" office:value-type="float" office:value="0">
            <text:p>0</text:p>
          </table:table-cell>
          <table:table-cell table:style-name="ce16" table:formula="of:=1-([.G5]-1)/[.G5]" office:value-type="float" office:value="0.05">
            <text:p>0.05</text:p>
          </table:table-cell>
          <table:table-cell table:style-name="ce29" table:formula="of:=[.E5]" office:value-type="float" office:value="140">
            <text:p>140</text:p>
          </table:table-cell>
          <table:table-cell table:style-name="ce33" table:formula="of:=[.F5]-[.J5]" office:value-type="float" office:value="20">
            <text:p>20</text:p>
          </table:table-cell>
          <table:table-cell table:style-name="ce16" table:formula="of:=[.D5]+1" office:value-type="float" office:value="11">
            <text:p>11</text:p>
          </table:table-cell>
          <table:table-cell table:style-name="ce16" table:formula="of:=[.K5]+1" office:value-type="float" office:value="21">
            <text:p>21</text:p>
          </table:table-cell>
          <table:table-cell table:style-name="ce38" office:value-type="boolean" office:boolean-value="false">
            <text:p>FALSE</text:p>
          </table:table-cell>
          <table:table-cell table:style-name="ce40" table:formula="of:=ABS(IF([.N5]=1;[.L5];[.K5]))" office:value-type="float" office:value="20">
            <text:p>20</text:p>
          </table:table-cell>
          <table:table-cell table:style-name="ce44" table:formula="of:=[.L5]/[.M5]*1000" office:value-type="float" office:value="523.809523809524">
            <text:p>523.8095238095</text:p>
          </table:table-cell>
          <table:table-cell/>
          <table:table-cell table:style-name="ce47" office:value-type="string">
            <text:p>Usage</text:p>
          </table:table-cell>
          <table:table-cell table:number-columns-repeated="1006"/>
        </table:table-row>
        <table:table-row table:style-name="ro3">
          <table:table-cell table:style-name="ce13" table:formula="of:=IF(OR([.K4]=0;[.A5]=&quot;N/A&quot;);&quot;N/A&quot;;[.A5]+1)" office:value-type="float" office:value="1">
            <text:p>1</text:p>
          </table:table-cell>
          <table:table-cell table:style-name="ce17" table:formula="of:=IF([.A6]=&quot;N/A&quot;;&quot;N/A&quot;;[.B5]+[.P5])" office:value-type="float" office:value="523.809523809524">
            <text:p>523.8095238095</text:p>
          </table:table-cell>
          <table:table-cell table:style-name="ce20" table:formula="of:=IF([.A6]=&quot;N/A&quot;;&quot;N/A&quot;;IF([.N6]=1;[.D5];[.C5]))" office:value-type="float" office:value="10">
            <text:p>10</text:p>
          </table:table-cell>
          <table:table-cell table:style-name="ce17" table:formula="of:=IF([.A6]=&quot;N/A&quot;;&quot;N/A&quot;;IF([.D5]=0;CTWR_Remaining;[.D5]-CTWR_Remaining/[.G5]))" office:value-type="float" office:value="9.5">
            <text:p>9.5</text:p>
          </table:table-cell>
          <table:table-cell table:style-name="ce24" table:formula="of:=IF([.A6]=&quot;N/A&quot;;&quot;N/A&quot;;[.E5])" office:value-type="float" office:value="140">
            <text:p>140</text:p>
          </table:table-cell>
          <table:table-cell table:style-name="ce26" table:formula="of:=IF([.A6]=&quot;N/A&quot;;&quot;N/A&quot;;[.F5])" office:value-type="float" office:value="160">
            <text:p>160</text:p>
          </table:table-cell>
          <table:table-cell table:style-name="ce17" table:formula="of:=IF([.A6]=&quot;N/A&quot;;&quot;N/A&quot;;[.F6]-[.E6])" office:value-type="float" office:value="20">
            <text:p>20</text:p>
          </table:table-cell>
          <table:table-cell table:style-name="ce17" table:formula="of:=IF([.A6]=&quot;N/A&quot;;&quot;N/A&quot;;1-[.K6]/[.G6])" office:value-type="float" office:value="0.05">
            <text:p>0.05</text:p>
          </table:table-cell>
          <table:table-cell table:style-name="ce17" table:formula="of:=IF([.A6]=&quot;N/A&quot;;&quot;N/A&quot;;IF([.N6]=1;1-([.G6]-1)/[.G6];[.I5]))" office:value-type="float" office:value="0.05">
            <text:p>0.05</text:p>
          </table:table-cell>
          <table:table-cell table:style-name="ce30" table:formula="of:=IF([.A6]=&quot;N/A&quot;;&quot;N/A&quot;;IF([.J5]=[.F5];[.E5];IF([.N6]=1;[.E6]+[.G6]*[.H5];[.J5]+1)))" office:value-type="float" office:value="141">
            <text:p>141</text:p>
          </table:table-cell>
          <table:table-cell table:style-name="ce34" table:formula="of:=IF([.A6]=&quot;N/A&quot;;&quot;N/A&quot;;[.F6]-[.J6])" office:value-type="float" office:value="19">
            <text:p>19</text:p>
          </table:table-cell>
          <table:table-cell table:style-name="ce17" table:formula="of:=IF([.A6]=&quot;N/A&quot;;&quot;N/A&quot;;IF([.N6]=1;[.D6]+1;[.L5]))" office:value-type="float" office:value="11">
            <text:p>11</text:p>
          </table:table-cell>
          <table:table-cell table:style-name="ce17" table:formula="of:=IF([.A6]=&quot;N/A&quot;;&quot;N/A&quot;;IF([.N6]=1;[.K6]+1;[.M5]))" office:value-type="float" office:value="21">
            <text:p>21</text:p>
          </table:table-cell>
          <table:table-cell table:style-name="ce17" table:formula="of:=IF([.A6]=&quot;N/A&quot;;&quot;N/A&quot;;OR([.E6]&lt;&gt;[.E5];[.F6]&lt;&gt;[.F5]))" office:value-type="boolean" office:boolean-value="false">
            <text:p>FALSE</text:p>
          </table:table-cell>
          <table:table-cell table:style-name="ce41" table:formula="of:=IF([.A6]=&quot;N/A&quot;;&quot;N/A&quot;;IF([.N6]=1;[.K6];IF([.J5]=[.F5];[.K6];[.O5]-1)))" office:value-type="float" office:value="19">
            <text:p>19</text:p>
          </table:table-cell>
          <table:table-cell table:style-name="ce45" table:formula="of:=IF([.A6]=&quot;N/A&quot;;&quot;N/A&quot;;IF([.N6]=1;[.L6]/[.M6]*1000;[.P5]))" office:value-type="float" office:value="523.809523809524">
            <text:p>523.8095238095</text:p>
          </table:table-cell>
          <table:table-cell/>
          <table:table-cell office:value-type="string">
            <text:p>Give default values on 2<text:span text:style-name="T1">nd</text:span> rows. Then, change Tempo.From and/or Tempo.To in a middle of timeline and see how the values are calculated.</text:p>
          </table:table-cell>
          <table:table-cell table:number-columns-repeated="1006"/>
        </table:table-row>
        <table:table-row table:style-name="ro3">
          <table:table-cell table:style-name="ce13" table:formula="of:=IF(OR([.K5]=0;[.A6]=&quot;N/A&quot;);&quot;N/A&quot;;[.A6]+1)" office:value-type="float" office:value="2">
            <text:p>2</text:p>
          </table:table-cell>
          <table:table-cell table:style-name="ce17" table:formula="of:=IF([.A7]=&quot;N/A&quot;;&quot;N/A&quot;;[.B6]+[.P6])" office:value-type="float" office:value="1047.61904761905">
            <text:p>1047.6190476191</text:p>
          </table:table-cell>
          <table:table-cell table:style-name="ce17" table:formula="of:=IF([.A7]=&quot;N/A&quot;;&quot;N/A&quot;;IF([.N7]=1;[.D6];[.C6]))" office:value-type="float" office:value="10">
            <text:p>10</text:p>
          </table:table-cell>
          <table:table-cell table:style-name="ce17" table:formula="of:=IF([.A7]=&quot;N/A&quot;;&quot;N/A&quot;;IF([.D6]=0;CTWR_Remaining;[.D6]-CTWR_Remaining/[.G6]))" office:value-type="float" office:value="9">
            <text:p>9</text:p>
          </table:table-cell>
          <table:table-cell table:style-name="ce24" table:formula="of:=IF([.A7]=&quot;N/A&quot;;&quot;N/A&quot;;[.E6])" office:value-type="float" office:value="140">
            <text:p>140</text:p>
          </table:table-cell>
          <table:table-cell table:style-name="ce26" table:formula="of:=IF([.A7]=&quot;N/A&quot;;&quot;N/A&quot;;[.F6])" office:value-type="float" office:value="160">
            <text:p>160</text:p>
          </table:table-cell>
          <table:table-cell table:style-name="ce17" table:formula="of:=IF([.A7]=&quot;N/A&quot;;&quot;N/A&quot;;[.F7]-[.E7])" office:value-type="float" office:value="20">
            <text:p>20</text:p>
          </table:table-cell>
          <table:table-cell table:style-name="ce17" table:formula="of:=IF([.A7]=&quot;N/A&quot;;&quot;N/A&quot;;1-[.K7]/[.G7])" office:value-type="float" office:value="0.1">
            <text:p>0.1</text:p>
          </table:table-cell>
          <table:table-cell table:style-name="ce17" table:formula="of:=IF([.A7]=&quot;N/A&quot;;&quot;N/A&quot;;IF([.N7]=1;1-([.G7]-1)/[.G7];[.I6]))" office:value-type="float" office:value="0.05">
            <text:p>0.05</text:p>
          </table:table-cell>
          <table:table-cell table:style-name="ce30" table:formula="of:=IF([.A7]=&quot;N/A&quot;;&quot;N/A&quot;;IF([.J6]=[.F6];[.E6];IF([.N7]=1;[.E7]+[.G7]*[.H6];[.J6]+1)))" office:value-type="float" office:value="142">
            <text:p>142</text:p>
          </table:table-cell>
          <table:table-cell table:style-name="ce35" table:formula="of:=IF([.A7]=&quot;N/A&quot;;&quot;N/A&quot;;[.F7]-[.J7])" office:value-type="float" office:value="18">
            <text:p>18</text:p>
          </table:table-cell>
          <table:table-cell table:style-name="ce17" table:formula="of:=IF([.A7]=&quot;N/A&quot;;&quot;N/A&quot;;IF([.N7]=1;[.D7]+1;[.L6]))" office:value-type="float" office:value="11">
            <text:p>11</text:p>
          </table:table-cell>
          <table:table-cell table:style-name="ce17" table:formula="of:=IF([.A7]=&quot;N/A&quot;;&quot;N/A&quot;;IF([.N7]=1;[.K7]+1;[.M6]))" office:value-type="float" office:value="21">
            <text:p>21</text:p>
          </table:table-cell>
          <table:table-cell table:style-name="ce17" table:formula="of:=IF([.A7]=&quot;N/A&quot;;&quot;N/A&quot;;OR([.E7]&lt;&gt;[.E6];[.F7]&lt;&gt;[.F6]))" office:value-type="boolean" office:boolean-value="false">
            <text:p>FALSE</text:p>
          </table:table-cell>
          <table:table-cell table:style-name="ce41" table:formula="of:=IF([.A7]=&quot;N/A&quot;;&quot;N/A&quot;;IF([.N7]=1;[.K7];IF([.J6]=[.F6];[.K7];[.O6]-1)))" office:value-type="float" office:value="18">
            <text:p>18</text:p>
          </table:table-cell>
          <table:table-cell table:style-name="ce45" table:formula="of:=IF([.A7]=&quot;N/A&quot;;&quot;N/A&quot;;IF([.N7]=1;[.L7]/[.M7]*1000;[.P6]))" office:value-type="float" office:value="523.809523809524">
            <text:p>523.8095238095</text:p>
          </table:table-cell>
          <table:table-cell table:number-columns-repeated="1008"/>
        </table:table-row>
        <table:table-row table:style-name="ro3">
          <table:table-cell table:style-name="ce13" table:formula="of:=IF(OR([.K6]=0;[.A7]=&quot;N/A&quot;);&quot;N/A&quot;;[.A7]+1)" office:value-type="float" office:value="3">
            <text:p>3</text:p>
          </table:table-cell>
          <table:table-cell table:style-name="ce17" table:formula="of:=IF([.A8]=&quot;N/A&quot;;&quot;N/A&quot;;[.B7]+[.P7])" office:value-type="float" office:value="1571.42857142857">
            <text:p>1571.4285714286</text:p>
          </table:table-cell>
          <table:table-cell table:style-name="ce17" table:formula="of:=IF([.A8]=&quot;N/A&quot;;&quot;N/A&quot;;IF([.N8]=1;[.D7];[.C7]))" office:value-type="float" office:value="10">
            <text:p>10</text:p>
          </table:table-cell>
          <table:table-cell table:style-name="ce17" table:formula="of:=IF([.A8]=&quot;N/A&quot;;&quot;N/A&quot;;IF([.D7]=0;CTWR_Remaining;[.D7]-CTWR_Remaining/[.G7]))" office:value-type="float" office:value="8.5">
            <text:p>8.5</text:p>
          </table:table-cell>
          <table:table-cell table:style-name="ce24" table:formula="of:=IF([.A8]=&quot;N/A&quot;;&quot;N/A&quot;;[.E7])" office:value-type="float" office:value="140">
            <text:p>140</text:p>
          </table:table-cell>
          <table:table-cell table:style-name="ce26" table:formula="of:=IF([.A8]=&quot;N/A&quot;;&quot;N/A&quot;;[.F7])" office:value-type="float" office:value="160">
            <text:p>160</text:p>
          </table:table-cell>
          <table:table-cell table:style-name="ce17" table:formula="of:=IF([.A8]=&quot;N/A&quot;;&quot;N/A&quot;;[.F8]-[.E8])" office:value-type="float" office:value="20">
            <text:p>20</text:p>
          </table:table-cell>
          <table:table-cell table:style-name="ce17" table:formula="of:=IF([.A8]=&quot;N/A&quot;;&quot;N/A&quot;;1-[.K8]/[.G8])" office:value-type="float" office:value="0.15">
            <text:p>0.15</text:p>
          </table:table-cell>
          <table:table-cell table:style-name="ce17" table:formula="of:=IF([.A8]=&quot;N/A&quot;;&quot;N/A&quot;;IF([.N8]=1;1-([.G8]-1)/[.G8];[.I7]))" office:value-type="float" office:value="0.05">
            <text:p>0.05</text:p>
          </table:table-cell>
          <table:table-cell table:style-name="ce30" table:formula="of:=IF([.A8]=&quot;N/A&quot;;&quot;N/A&quot;;IF([.J7]=[.F7];[.E7];IF([.N8]=1;[.E8]+[.G8]*[.H7];[.J7]+1)))" office:value-type="float" office:value="143">
            <text:p>143</text:p>
          </table:table-cell>
          <table:table-cell table:style-name="ce35" table:formula="of:=IF([.A8]=&quot;N/A&quot;;&quot;N/A&quot;;[.F8]-[.J8])" office:value-type="float" office:value="17">
            <text:p>17</text:p>
          </table:table-cell>
          <table:table-cell table:style-name="ce17" table:formula="of:=IF([.A8]=&quot;N/A&quot;;&quot;N/A&quot;;IF([.N8]=1;[.D8]+1;[.L7]))" office:value-type="float" office:value="11">
            <text:p>11</text:p>
          </table:table-cell>
          <table:table-cell table:style-name="ce17" table:formula="of:=IF([.A8]=&quot;N/A&quot;;&quot;N/A&quot;;IF([.N8]=1;[.K8]+1;[.M7]))" office:value-type="float" office:value="21">
            <text:p>21</text:p>
          </table:table-cell>
          <table:table-cell table:style-name="ce17" table:formula="of:=IF([.A8]=&quot;N/A&quot;;&quot;N/A&quot;;OR([.E8]&lt;&gt;[.E7];[.F8]&lt;&gt;[.F7]))" office:value-type="boolean" office:boolean-value="false">
            <text:p>FALSE</text:p>
          </table:table-cell>
          <table:table-cell table:style-name="ce41" table:formula="of:=IF([.A8]=&quot;N/A&quot;;&quot;N/A&quot;;IF([.N8]=1;[.K8];IF([.J7]=[.F7];[.K8];[.O7]-1)))" office:value-type="float" office:value="17">
            <text:p>17</text:p>
          </table:table-cell>
          <table:table-cell table:style-name="ce45" table:formula="of:=IF([.A8]=&quot;N/A&quot;;&quot;N/A&quot;;IF([.N8]=1;[.L8]/[.M8]*1000;[.P7]))" office:value-type="float" office:value="523.809523809524">
            <text:p>523.8095238095</text:p>
          </table:table-cell>
          <table:table-cell/>
          <table:table-cell table:style-name="ce47" office:value-type="string">
            <text:p>Key Points</text:p>
          </table:table-cell>
          <table:table-cell table:number-columns-repeated="1006"/>
        </table:table-row>
        <table:table-row table:style-name="ro3">
          <table:table-cell table:style-name="ce13" table:formula="of:=IF(OR([.K7]=0;[.A8]=&quot;N/A&quot;);&quot;N/A&quot;;[.A8]+1)" office:value-type="float" office:value="4">
            <text:p>4</text:p>
          </table:table-cell>
          <table:table-cell table:style-name="ce17" table:formula="of:=IF([.A9]=&quot;N/A&quot;;&quot;N/A&quot;;[.B8]+[.P8])" office:value-type="float" office:value="2095.2380952381">
            <text:p>2095.2380952381</text:p>
          </table:table-cell>
          <table:table-cell table:style-name="ce17" table:formula="of:=IF([.A9]=&quot;N/A&quot;;&quot;N/A&quot;;IF([.N9]=1;[.D8];[.C8]))" office:value-type="float" office:value="10">
            <text:p>10</text:p>
          </table:table-cell>
          <table:table-cell table:style-name="ce17" table:formula="of:=IF([.A9]=&quot;N/A&quot;;&quot;N/A&quot;;IF([.D8]=0;CTWR_Remaining;[.D8]-CTWR_Remaining/[.G8]))" office:value-type="float" office:value="8">
            <text:p>8</text:p>
          </table:table-cell>
          <table:table-cell table:style-name="ce24" table:formula="of:=IF([.A9]=&quot;N/A&quot;;&quot;N/A&quot;;[.E8])" office:value-type="float" office:value="140">
            <text:p>140</text:p>
          </table:table-cell>
          <table:table-cell table:style-name="ce26" table:formula="of:=IF([.A9]=&quot;N/A&quot;;&quot;N/A&quot;;[.F8])" office:value-type="float" office:value="160">
            <text:p>160</text:p>
          </table:table-cell>
          <table:table-cell table:style-name="ce17" table:formula="of:=IF([.A9]=&quot;N/A&quot;;&quot;N/A&quot;;[.F9]-[.E9])" office:value-type="float" office:value="20">
            <text:p>20</text:p>
          </table:table-cell>
          <table:table-cell table:style-name="ce17" table:formula="of:=IF([.A9]=&quot;N/A&quot;;&quot;N/A&quot;;1-[.K9]/[.G9])" office:value-type="float" office:value="0.2">
            <text:p>0.2</text:p>
          </table:table-cell>
          <table:table-cell table:style-name="ce17" table:formula="of:=IF([.A9]=&quot;N/A&quot;;&quot;N/A&quot;;IF([.N9]=1;1-([.G9]-1)/[.G9];[.I8]))" office:value-type="float" office:value="0.05">
            <text:p>0.05</text:p>
          </table:table-cell>
          <table:table-cell table:style-name="ce30" table:formula="of:=IF([.A9]=&quot;N/A&quot;;&quot;N/A&quot;;IF([.J8]=[.F8];[.E8];IF([.N9]=1;[.E9]+[.G9]*[.H8];[.J8]+1)))" office:value-type="float" office:value="144">
            <text:p>144</text:p>
          </table:table-cell>
          <table:table-cell table:style-name="ce35" table:formula="of:=IF([.A9]=&quot;N/A&quot;;&quot;N/A&quot;;[.F9]-[.J9])" office:value-type="float" office:value="16">
            <text:p>16</text:p>
          </table:table-cell>
          <table:table-cell table:style-name="ce17" table:formula="of:=IF([.A9]=&quot;N/A&quot;;&quot;N/A&quot;;IF([.N9]=1;[.D9]+1;[.L8]))" office:value-type="float" office:value="11">
            <text:p>11</text:p>
          </table:table-cell>
          <table:table-cell table:style-name="ce17" table:formula="of:=IF([.A9]=&quot;N/A&quot;;&quot;N/A&quot;;IF([.N9]=1;[.K9]+1;[.M8]))" office:value-type="float" office:value="21">
            <text:p>21</text:p>
          </table:table-cell>
          <table:table-cell table:style-name="ce17" table:formula="of:=IF([.A9]=&quot;N/A&quot;;&quot;N/A&quot;;OR([.E9]&lt;&gt;[.E8];[.F9]&lt;&gt;[.F8]))" office:value-type="boolean" office:boolean-value="false">
            <text:p>FALSE</text:p>
          </table:table-cell>
          <table:table-cell table:style-name="ce41" table:formula="of:=IF([.A9]=&quot;N/A&quot;;&quot;N/A&quot;;IF([.N9]=1;[.K9];IF([.J8]=[.F8];[.K9];[.O8]-1)))" office:value-type="float" office:value="16">
            <text:p>16</text:p>
          </table:table-cell>
          <table:table-cell table:style-name="ce45" table:formula="of:=IF([.A9]=&quot;N/A&quot;;&quot;N/A&quot;;IF([.N9]=1;[.L9]/[.M9]*1000;[.P8]))" office:value-type="float" office:value="523.809523809524">
            <text:p>523.8095238095</text:p>
          </table:table-cell>
          <table:table-cell/>
          <table:table-cell office:value-type="string">
            <text:p>* Unless Tempo.From and/or Tempo.To changes Interval is stable and process proceeds at stable period.</text:p>
          </table:table-cell>
          <table:table-cell table:number-columns-repeated="1006"/>
        </table:table-row>
        <table:table-row table:style-name="ro3">
          <table:table-cell table:style-name="ce13" table:formula="of:=IF(OR([.K8]=0;[.A9]=&quot;N/A&quot;);&quot;N/A&quot;;[.A9]+1)" office:value-type="float" office:value="5">
            <text:p>5</text:p>
          </table:table-cell>
          <table:table-cell table:style-name="ce17" table:formula="of:=IF([.A10]=&quot;N/A&quot;;&quot;N/A&quot;;[.B9]+[.P9])" office:value-type="float" office:value="2619.04761904762">
            <text:p>2619.0476190476</text:p>
          </table:table-cell>
          <table:table-cell table:style-name="ce17" table:formula="of:=IF([.A10]=&quot;N/A&quot;;&quot;N/A&quot;;IF([.N10]=1;[.D9];[.C9]))" office:value-type="float" office:value="10">
            <text:p>10</text:p>
          </table:table-cell>
          <table:table-cell table:style-name="ce17" table:formula="of:=IF([.A10]=&quot;N/A&quot;;&quot;N/A&quot;;IF([.D9]=0;CTWR_Remaining;[.D9]-CTWR_Remaining/[.G9]))" office:value-type="float" office:value="7.5">
            <text:p>7.5</text:p>
          </table:table-cell>
          <table:table-cell table:style-name="ce24" table:formula="of:=IF([.A10]=&quot;N/A&quot;;&quot;N/A&quot;;[.E9])" office:value-type="float" office:value="140">
            <text:p>140</text:p>
          </table:table-cell>
          <table:table-cell table:style-name="ce26" table:formula="of:=IF([.A10]=&quot;N/A&quot;;&quot;N/A&quot;;[.F9])" office:value-type="float" office:value="160">
            <text:p>160</text:p>
          </table:table-cell>
          <table:table-cell table:style-name="ce17" table:formula="of:=IF([.A10]=&quot;N/A&quot;;&quot;N/A&quot;;[.F10]-[.E10])" office:value-type="float" office:value="20">
            <text:p>20</text:p>
          </table:table-cell>
          <table:table-cell table:style-name="ce17" table:formula="of:=IF([.A10]=&quot;N/A&quot;;&quot;N/A&quot;;1-[.K10]/[.G10])" office:value-type="float" office:value="0.25">
            <text:p>0.25</text:p>
          </table:table-cell>
          <table:table-cell table:style-name="ce17" table:formula="of:=IF([.A10]=&quot;N/A&quot;;&quot;N/A&quot;;IF([.N10]=1;1-([.G10]-1)/[.G10];[.I9]))" office:value-type="float" office:value="0.05">
            <text:p>0.05</text:p>
          </table:table-cell>
          <table:table-cell table:style-name="ce30" table:formula="of:=IF([.A10]=&quot;N/A&quot;;&quot;N/A&quot;;IF([.J9]=[.F9];[.E9];IF([.N10]=1;[.E10]+[.G10]*([.H9]+[.H9]-[.H8]);[.J9]+1)))" office:value-type="float" office:value="145">
            <text:p>145</text:p>
          </table:table-cell>
          <table:table-cell table:style-name="ce35" table:formula="of:=IF([.A10]=&quot;N/A&quot;;&quot;N/A&quot;;[.F10]-[.J10])" office:value-type="float" office:value="15">
            <text:p>15</text:p>
          </table:table-cell>
          <table:table-cell table:style-name="ce17" table:formula="of:=IF([.A10]=&quot;N/A&quot;;&quot;N/A&quot;;IF([.N10]=1;[.D10]+1;[.L9]))" office:value-type="float" office:value="11">
            <text:p>11</text:p>
          </table:table-cell>
          <table:table-cell table:style-name="ce17" table:formula="of:=IF([.A10]=&quot;N/A&quot;;&quot;N/A&quot;;IF([.N10]=1;[.K10]+1;[.M9]))" office:value-type="float" office:value="21">
            <text:p>21</text:p>
          </table:table-cell>
          <table:table-cell table:style-name="ce17" table:formula="of:=IF([.A10]=&quot;N/A&quot;;&quot;N/A&quot;;OR([.E10]&lt;&gt;[.E9];[.F10]&lt;&gt;[.F9]))" office:value-type="boolean" office:boolean-value="false">
            <text:p>FALSE</text:p>
          </table:table-cell>
          <table:table-cell table:style-name="ce41" table:formula="of:=IF([.A10]=&quot;N/A&quot;;&quot;N/A&quot;;IF([.N10]=1;[.K10];IF([.J9]=[.F9];[.K10];[.O9]-1)))" office:value-type="float" office:value="15">
            <text:p>15</text:p>
          </table:table-cell>
          <table:table-cell table:style-name="ce45" table:formula="of:=IF([.A10]=&quot;N/A&quot;;&quot;N/A&quot;;IF([.N10]=1;[.L10]/[.M10]*1000;[.P9]))" office:value-type="float" office:value="523.809523809524">
            <text:p>523.8095238095</text:p>
          </table:table-cell>
          <table:table-cell table:number-columns-repeated="1008"/>
        </table:table-row>
        <table:table-row table:style-name="ro3">
          <table:table-cell table:style-name="ce13" table:formula="of:=IF(OR([.K9]=0;[.A10]=&quot;N/A&quot;);&quot;N/A&quot;;[.A10]+1)" office:value-type="float" office:value="6">
            <text:p>6</text:p>
          </table:table-cell>
          <table:table-cell table:style-name="ce17" table:formula="of:=IF([.A11]=&quot;N/A&quot;;&quot;N/A&quot;;[.B10]+[.P10])" office:value-type="float" office:value="3142.85714285714">
            <text:p>3142.8571428572</text:p>
          </table:table-cell>
          <table:table-cell table:style-name="ce17" table:formula="of:=IF([.A11]=&quot;N/A&quot;;&quot;N/A&quot;;IF([.N11]=1;[.D10];[.C10]))" office:value-type="float" office:value="10">
            <text:p>10</text:p>
          </table:table-cell>
          <table:table-cell table:style-name="ce17" table:formula="of:=IF([.A11]=&quot;N/A&quot;;&quot;N/A&quot;;IF([.D10]=0;CTWR_Remaining;[.D10]-CTWR_Remaining/[.G10]))" office:value-type="float" office:value="7">
            <text:p>7</text:p>
          </table:table-cell>
          <table:table-cell table:style-name="ce24" table:formula="of:=IF([.A11]=&quot;N/A&quot;;&quot;N/A&quot;;[.E10])" office:value-type="float" office:value="140">
            <text:p>140</text:p>
          </table:table-cell>
          <table:table-cell table:style-name="ce26" table:formula="of:=IF([.A11]=&quot;N/A&quot;;&quot;N/A&quot;;[.F10])" office:value-type="float" office:value="160">
            <text:p>160</text:p>
          </table:table-cell>
          <table:table-cell table:style-name="ce17" table:formula="of:=IF([.A11]=&quot;N/A&quot;;&quot;N/A&quot;;[.F11]-[.E11])" office:value-type="float" office:value="20">
            <text:p>20</text:p>
          </table:table-cell>
          <table:table-cell table:style-name="ce17" table:formula="of:=IF([.A11]=&quot;N/A&quot;;&quot;N/A&quot;;1-[.K11]/[.G11])" office:value-type="float" office:value="0.3">
            <text:p>0.3</text:p>
          </table:table-cell>
          <table:table-cell table:style-name="ce17" table:formula="of:=IF([.A11]=&quot;N/A&quot;;&quot;N/A&quot;;IF([.N11]=1;1-([.G11]-1)/[.G11];[.I10]))" office:value-type="float" office:value="0.05">
            <text:p>0.05</text:p>
          </table:table-cell>
          <table:table-cell table:style-name="ce30" table:formula="of:=IF([.A11]=&quot;N/A&quot;;&quot;N/A&quot;;IF([.J10]=[.F10];[.E10];IF([.N11]=1;[.E11]+[.G11]*[.H10];[.J10]+1)))" office:value-type="float" office:value="146">
            <text:p>146</text:p>
          </table:table-cell>
          <table:table-cell table:style-name="ce35" table:formula="of:=IF([.A11]=&quot;N/A&quot;;&quot;N/A&quot;;[.F11]-[.J11])" office:value-type="float" office:value="14">
            <text:p>14</text:p>
          </table:table-cell>
          <table:table-cell table:style-name="ce17" table:formula="of:=IF([.A11]=&quot;N/A&quot;;&quot;N/A&quot;;IF([.N11]=1;[.D11]+1;[.L10]))" office:value-type="float" office:value="11">
            <text:p>11</text:p>
          </table:table-cell>
          <table:table-cell table:style-name="ce17" table:formula="of:=IF([.A11]=&quot;N/A&quot;;&quot;N/A&quot;;IF([.N11]=1;[.K11]+1;[.M10]))" office:value-type="float" office:value="21">
            <text:p>21</text:p>
          </table:table-cell>
          <table:table-cell table:style-name="ce17" table:formula="of:=IF([.A11]=&quot;N/A&quot;;&quot;N/A&quot;;OR([.E11]&lt;&gt;[.E10];[.F11]&lt;&gt;[.F10]))" office:value-type="boolean" office:boolean-value="false">
            <text:p>FALSE</text:p>
          </table:table-cell>
          <table:table-cell table:style-name="ce41" table:formula="of:=IF([.A11]=&quot;N/A&quot;;&quot;N/A&quot;;IF([.N11]=1;[.K11];IF([.J10]=[.F10];[.K11];[.O10]-1)))" office:value-type="float" office:value="14">
            <text:p>14</text:p>
          </table:table-cell>
          <table:table-cell table:style-name="ce45" table:formula="of:=IF([.A11]=&quot;N/A&quot;;&quot;N/A&quot;;IF([.N11]=1;[.L11]/[.M11]*1000;[.P10]))" office:value-type="float" office:value="523.809523809524">
            <text:p>523.8095238095</text:p>
          </table:table-cell>
          <table:table-cell table:number-columns-repeated="1008"/>
        </table:table-row>
        <table:table-row table:style-name="ro3">
          <table:table-cell table:style-name="ce13" table:formula="of:=IF(OR([.K10]=0;[.A11]=&quot;N/A&quot;);&quot;N/A&quot;;[.A11]+1)" office:value-type="float" office:value="7">
            <text:p>7</text:p>
          </table:table-cell>
          <table:table-cell table:style-name="ce17" table:formula="of:=IF([.A12]=&quot;N/A&quot;;&quot;N/A&quot;;[.B11]+[.P11])" office:value-type="float" office:value="3666.66666666667">
            <text:p>3666.6666666667</text:p>
          </table:table-cell>
          <table:table-cell table:style-name="ce17" table:formula="of:=IF([.A12]=&quot;N/A&quot;;&quot;N/A&quot;;IF([.N12]=1;[.D11];[.C11]))" office:value-type="float" office:value="10">
            <text:p>10</text:p>
          </table:table-cell>
          <table:table-cell table:style-name="ce17" table:formula="of:=IF([.A12]=&quot;N/A&quot;;&quot;N/A&quot;;IF([.D11]=0;CTWR_Remaining;[.D11]-CTWR_Remaining/[.G11]))" office:value-type="float" office:value="6.5">
            <text:p>6.5</text:p>
          </table:table-cell>
          <table:table-cell table:style-name="ce24" table:formula="of:=IF([.A12]=&quot;N/A&quot;;&quot;N/A&quot;;[.E11])" office:value-type="float" office:value="140">
            <text:p>140</text:p>
          </table:table-cell>
          <table:table-cell table:style-name="ce26" table:formula="of:=IF([.A12]=&quot;N/A&quot;;&quot;N/A&quot;;[.F11])" office:value-type="float" office:value="160">
            <text:p>160</text:p>
          </table:table-cell>
          <table:table-cell table:style-name="ce17" table:formula="of:=IF([.A12]=&quot;N/A&quot;;&quot;N/A&quot;;[.F12]-[.E12])" office:value-type="float" office:value="20">
            <text:p>20</text:p>
          </table:table-cell>
          <table:table-cell table:style-name="ce17" table:formula="of:=IF([.A12]=&quot;N/A&quot;;&quot;N/A&quot;;1-[.K12]/[.G12])" office:value-type="float" office:value="0.35">
            <text:p>0.35</text:p>
          </table:table-cell>
          <table:table-cell table:style-name="ce17" table:formula="of:=IF([.A12]=&quot;N/A&quot;;&quot;N/A&quot;;IF([.N12]=1;1-([.G12]-1)/[.G12];[.I11]))" office:value-type="float" office:value="0.05">
            <text:p>0.05</text:p>
          </table:table-cell>
          <table:table-cell table:style-name="ce30" table:formula="of:=IF([.A12]=&quot;N/A&quot;;&quot;N/A&quot;;IF([.J11]=[.F11];[.E11];IF([.N12]=1;[.E12]+[.G12]*[.H11];[.J11]+1)))" office:value-type="float" office:value="147">
            <text:p>147</text:p>
          </table:table-cell>
          <table:table-cell table:style-name="ce35" table:formula="of:=IF([.A12]=&quot;N/A&quot;;&quot;N/A&quot;;[.F12]-[.J12])" office:value-type="float" office:value="13">
            <text:p>13</text:p>
          </table:table-cell>
          <table:table-cell table:style-name="ce17" table:formula="of:=IF([.A12]=&quot;N/A&quot;;&quot;N/A&quot;;IF([.N12]=1;[.D12]+1;[.L11]))" office:value-type="float" office:value="11">
            <text:p>11</text:p>
          </table:table-cell>
          <table:table-cell table:style-name="ce17" table:formula="of:=IF([.A12]=&quot;N/A&quot;;&quot;N/A&quot;;IF([.N12]=1;[.K12]+1;[.M11]))" office:value-type="float" office:value="21">
            <text:p>21</text:p>
          </table:table-cell>
          <table:table-cell table:style-name="ce17" table:formula="of:=IF([.A12]=&quot;N/A&quot;;&quot;N/A&quot;;OR([.E12]&lt;&gt;[.E11];[.F12]&lt;&gt;[.F11]))" office:value-type="boolean" office:boolean-value="false">
            <text:p>FALSE</text:p>
          </table:table-cell>
          <table:table-cell table:style-name="ce41" table:formula="of:=IF([.A12]=&quot;N/A&quot;;&quot;N/A&quot;;IF([.N12]=1;[.K12];IF([.J11]=[.F11];[.K12];[.O11]-1)))" office:value-type="float" office:value="13">
            <text:p>13</text:p>
          </table:table-cell>
          <table:table-cell table:style-name="ce45" table:formula="of:=IF([.A12]=&quot;N/A&quot;;&quot;N/A&quot;;IF([.N12]=1;[.L12]/[.M12]*1000;[.P11]))" office:value-type="float" office:value="523.809523809524">
            <text:p>523.8095238095</text:p>
          </table:table-cell>
          <table:table-cell table:number-columns-repeated="1008"/>
        </table:table-row>
        <table:table-row table:style-name="ro3">
          <table:table-cell table:style-name="ce13" table:formula="of:=IF(OR([.K11]=0;[.A12]=&quot;N/A&quot;);&quot;N/A&quot;;[.A12]+1)" office:value-type="float" office:value="8">
            <text:p>8</text:p>
          </table:table-cell>
          <table:table-cell table:style-name="ce17" table:formula="of:=IF([.A13]=&quot;N/A&quot;;&quot;N/A&quot;;[.B12]+[.P12])" office:value-type="float" office:value="4190.47619047619">
            <text:p>4190.4761904762</text:p>
          </table:table-cell>
          <table:table-cell table:style-name="ce17" table:formula="of:=IF([.A13]=&quot;N/A&quot;;&quot;N/A&quot;;IF([.N13]=1;[.D12];[.C12]))" office:value-type="float" office:value="10">
            <text:p>10</text:p>
          </table:table-cell>
          <table:table-cell table:style-name="ce17" table:formula="of:=IF([.A13]=&quot;N/A&quot;;&quot;N/A&quot;;IF([.D12]=0;CTWR_Remaining;[.D12]-CTWR_Remaining/[.G12]))" office:value-type="float" office:value="6">
            <text:p>6</text:p>
          </table:table-cell>
          <table:table-cell table:style-name="ce24" table:formula="of:=IF([.A13]=&quot;N/A&quot;;&quot;N/A&quot;;[.E12])" office:value-type="float" office:value="140">
            <text:p>140</text:p>
          </table:table-cell>
          <table:table-cell table:style-name="ce26" table:formula="of:=IF([.A13]=&quot;N/A&quot;;&quot;N/A&quot;;[.F12])" office:value-type="float" office:value="160">
            <text:p>160</text:p>
          </table:table-cell>
          <table:table-cell table:style-name="ce17" table:formula="of:=IF([.A13]=&quot;N/A&quot;;&quot;N/A&quot;;[.F13]-[.E13])" office:value-type="float" office:value="20">
            <text:p>20</text:p>
          </table:table-cell>
          <table:table-cell table:style-name="ce17" table:formula="of:=IF([.A13]=&quot;N/A&quot;;&quot;N/A&quot;;1-[.K13]/[.G13])" office:value-type="float" office:value="0.4">
            <text:p>0.4</text:p>
          </table:table-cell>
          <table:table-cell table:style-name="ce17" table:formula="of:=IF([.A13]=&quot;N/A&quot;;&quot;N/A&quot;;IF([.N13]=1;1-([.G13]-1)/[.G13];[.I12]))" office:value-type="float" office:value="0.05">
            <text:p>0.05</text:p>
          </table:table-cell>
          <table:table-cell table:style-name="ce30" table:formula="of:=IF([.A13]=&quot;N/A&quot;;&quot;N/A&quot;;IF([.J12]=[.F12];[.E12];IF([.N13]=1;[.E13]+[.G13]*[.H12];[.J12]+1)))" office:value-type="float" office:value="148">
            <text:p>148</text:p>
          </table:table-cell>
          <table:table-cell table:style-name="ce35" table:formula="of:=IF([.A13]=&quot;N/A&quot;;&quot;N/A&quot;;[.F13]-[.J13])" office:value-type="float" office:value="12">
            <text:p>12</text:p>
          </table:table-cell>
          <table:table-cell table:style-name="ce17" table:formula="of:=IF([.A13]=&quot;N/A&quot;;&quot;N/A&quot;;IF([.N13]=1;[.D13]+1;[.L12]))" office:value-type="float" office:value="11">
            <text:p>11</text:p>
          </table:table-cell>
          <table:table-cell table:style-name="ce17" table:formula="of:=IF([.A13]=&quot;N/A&quot;;&quot;N/A&quot;;IF([.N13]=1;[.K13]+1;[.M12]))" office:value-type="float" office:value="21">
            <text:p>21</text:p>
          </table:table-cell>
          <table:table-cell table:style-name="ce17" table:formula="of:=IF([.A13]=&quot;N/A&quot;;&quot;N/A&quot;;OR([.E13]&lt;&gt;[.E12];[.F13]&lt;&gt;[.F12]))" office:value-type="boolean" office:boolean-value="false">
            <text:p>FALSE</text:p>
          </table:table-cell>
          <table:table-cell table:style-name="ce41" table:formula="of:=IF([.A13]=&quot;N/A&quot;;&quot;N/A&quot;;IF([.N13]=1;[.K13];IF([.J12]=[.F12];[.K13];[.O12]-1)))" office:value-type="float" office:value="12">
            <text:p>12</text:p>
          </table:table-cell>
          <table:table-cell table:style-name="ce45" table:formula="of:=IF([.A13]=&quot;N/A&quot;;&quot;N/A&quot;;IF([.N13]=1;[.L13]/[.M13]*1000;[.P12]))" office:value-type="float" office:value="523.809523809524">
            <text:p>523.8095238095</text:p>
          </table:table-cell>
          <table:table-cell table:number-columns-repeated="1008"/>
        </table:table-row>
        <table:table-row table:style-name="ro3">
          <table:table-cell table:style-name="ce13" table:formula="of:=IF(OR([.K12]=0;[.A13]=&quot;N/A&quot;);&quot;N/A&quot;;[.A13]+1)" office:value-type="float" office:value="9">
            <text:p>9</text:p>
          </table:table-cell>
          <table:table-cell table:style-name="ce17" table:formula="of:=IF([.A14]=&quot;N/A&quot;;&quot;N/A&quot;;[.B13]+[.P13])" office:value-type="float" office:value="4714.28571428571">
            <text:p>4714.2857142857</text:p>
          </table:table-cell>
          <table:table-cell table:style-name="ce17" table:formula="of:=IF([.A14]=&quot;N/A&quot;;&quot;N/A&quot;;IF([.N14]=1;[.D13];[.C13]))" office:value-type="float" office:value="10">
            <text:p>10</text:p>
          </table:table-cell>
          <table:table-cell table:style-name="ce17" table:formula="of:=IF([.A14]=&quot;N/A&quot;;&quot;N/A&quot;;IF([.D13]=0;CTWR_Remaining;[.D13]-CTWR_Remaining/[.G13]))" office:value-type="float" office:value="5.5">
            <text:p>5.5</text:p>
          </table:table-cell>
          <table:table-cell table:style-name="ce24" table:formula="of:=IF([.A14]=&quot;N/A&quot;;&quot;N/A&quot;;[.E13])" office:value-type="float" office:value="140">
            <text:p>140</text:p>
          </table:table-cell>
          <table:table-cell table:style-name="ce26" table:formula="of:=IF([.A14]=&quot;N/A&quot;;&quot;N/A&quot;;[.F13])" office:value-type="float" office:value="160">
            <text:p>160</text:p>
          </table:table-cell>
          <table:table-cell table:style-name="ce17" table:formula="of:=IF([.A14]=&quot;N/A&quot;;&quot;N/A&quot;;[.F14]-[.E14])" office:value-type="float" office:value="20">
            <text:p>20</text:p>
          </table:table-cell>
          <table:table-cell table:style-name="ce17" table:formula="of:=IF([.A14]=&quot;N/A&quot;;&quot;N/A&quot;;1-[.K14]/[.G14])" office:value-type="float" office:value="0.45">
            <text:p>0.45</text:p>
          </table:table-cell>
          <table:table-cell table:style-name="ce17" table:formula="of:=IF([.A14]=&quot;N/A&quot;;&quot;N/A&quot;;IF([.N14]=1;1-([.G14]-1)/[.G14];[.I13]))" office:value-type="float" office:value="0.05">
            <text:p>0.05</text:p>
          </table:table-cell>
          <table:table-cell table:style-name="ce30" table:formula="of:=IF([.A14]=&quot;N/A&quot;;&quot;N/A&quot;;IF([.J13]=[.F13];[.E13];IF([.N14]=1;[.E14]+[.G14]*[.H13];[.J13]+1)))" office:value-type="float" office:value="149">
            <text:p>149</text:p>
          </table:table-cell>
          <table:table-cell table:style-name="ce35" table:formula="of:=IF([.A14]=&quot;N/A&quot;;&quot;N/A&quot;;[.F14]-[.J14])" office:value-type="float" office:value="11">
            <text:p>11</text:p>
          </table:table-cell>
          <table:table-cell table:style-name="ce17" table:formula="of:=IF([.A14]=&quot;N/A&quot;;&quot;N/A&quot;;IF([.N14]=1;[.D14]+1;[.L13]))" office:value-type="float" office:value="11">
            <text:p>11</text:p>
          </table:table-cell>
          <table:table-cell table:style-name="ce17" table:formula="of:=IF([.A14]=&quot;N/A&quot;;&quot;N/A&quot;;IF([.N14]=1;[.K14]+1;[.M13]))" office:value-type="float" office:value="21">
            <text:p>21</text:p>
          </table:table-cell>
          <table:table-cell table:style-name="ce17" table:formula="of:=IF([.A14]=&quot;N/A&quot;;&quot;N/A&quot;;OR([.E14]&lt;&gt;[.E13];[.F14]&lt;&gt;[.F13]))" office:value-type="boolean" office:boolean-value="false">
            <text:p>FALSE</text:p>
          </table:table-cell>
          <table:table-cell table:style-name="ce41" table:formula="of:=IF([.A14]=&quot;N/A&quot;;&quot;N/A&quot;;IF([.N14]=1;[.K14];IF([.J13]=[.F13];[.K14];[.O13]-1)))" office:value-type="float" office:value="11">
            <text:p>11</text:p>
          </table:table-cell>
          <table:table-cell table:style-name="ce45" table:formula="of:=IF([.A14]=&quot;N/A&quot;;&quot;N/A&quot;;IF([.N14]=1;[.L14]/[.M14]*1000;[.P13]))" office:value-type="float" office:value="523.809523809524">
            <text:p>523.8095238095</text:p>
          </table:table-cell>
          <table:table-cell table:number-columns-repeated="1008"/>
        </table:table-row>
        <table:table-row table:style-name="ro3">
          <table:table-cell table:style-name="ce13" table:formula="of:=IF(OR([.K13]=0;[.A14]=&quot;N/A&quot;);&quot;N/A&quot;;[.A14]+1)" office:value-type="float" office:value="10">
            <text:p>10</text:p>
          </table:table-cell>
          <table:table-cell table:style-name="ce17" table:formula="of:=IF([.A15]=&quot;N/A&quot;;&quot;N/A&quot;;[.B14]+[.P14])" office:value-type="float" office:value="5238.09523809524">
            <text:p>5238.0952380952</text:p>
          </table:table-cell>
          <table:table-cell table:style-name="ce17" table:formula="of:=IF([.A15]=&quot;N/A&quot;;&quot;N/A&quot;;IF([.N15]=1;[.D14];[.C14]))" office:value-type="float" office:value="10">
            <text:p>10</text:p>
          </table:table-cell>
          <table:table-cell table:style-name="ce17" table:formula="of:=IF([.A15]=&quot;N/A&quot;;&quot;N/A&quot;;IF([.D14]=0;CTWR_Remaining;[.D14]-CTWR_Remaining/[.G14]))" office:value-type="float" office:value="5">
            <text:p>5</text:p>
          </table:table-cell>
          <table:table-cell table:style-name="ce24" table:formula="of:=IF([.A15]=&quot;N/A&quot;;&quot;N/A&quot;;[.E14])" office:value-type="float" office:value="140">
            <text:p>140</text:p>
          </table:table-cell>
          <table:table-cell table:style-name="ce26" table:formula="of:=IF([.A15]=&quot;N/A&quot;;&quot;N/A&quot;;[.F14])" office:value-type="float" office:value="160">
            <text:p>160</text:p>
          </table:table-cell>
          <table:table-cell table:style-name="ce17" table:formula="of:=IF([.A15]=&quot;N/A&quot;;&quot;N/A&quot;;[.F15]-[.E15])" office:value-type="float" office:value="20">
            <text:p>20</text:p>
          </table:table-cell>
          <table:table-cell table:style-name="ce17" table:formula="of:=IF([.A15]=&quot;N/A&quot;;&quot;N/A&quot;;1-[.K15]/[.G15])" office:value-type="float" office:value="0.5">
            <text:p>0.5</text:p>
          </table:table-cell>
          <table:table-cell table:style-name="ce17" table:formula="of:=IF([.A15]=&quot;N/A&quot;;&quot;N/A&quot;;IF([.N15]=1;1-([.G15]-1)/[.G15];[.I14]))" office:value-type="float" office:value="0.05">
            <text:p>0.05</text:p>
          </table:table-cell>
          <table:table-cell table:style-name="ce30" table:formula="of:=IF([.A15]=&quot;N/A&quot;;&quot;N/A&quot;;IF([.J14]=[.F14];[.E14];IF([.N15]=1;[.E15]+[.G15]*[.H14];[.J14]+1)))" office:value-type="float" office:value="150">
            <text:p>150</text:p>
          </table:table-cell>
          <table:table-cell table:style-name="ce35" table:formula="of:=IF([.A15]=&quot;N/A&quot;;&quot;N/A&quot;;[.F15]-[.J15])" office:value-type="float" office:value="10">
            <text:p>10</text:p>
          </table:table-cell>
          <table:table-cell table:style-name="ce17" table:formula="of:=IF([.A15]=&quot;N/A&quot;;&quot;N/A&quot;;IF([.N15]=1;[.D15]+1;[.L14]))" office:value-type="float" office:value="11">
            <text:p>11</text:p>
          </table:table-cell>
          <table:table-cell table:style-name="ce17" table:formula="of:=IF([.A15]=&quot;N/A&quot;;&quot;N/A&quot;;IF([.N15]=1;[.K15]+1;[.M14]))" office:value-type="float" office:value="21">
            <text:p>21</text:p>
          </table:table-cell>
          <table:table-cell table:style-name="ce17" table:formula="of:=IF([.A15]=&quot;N/A&quot;;&quot;N/A&quot;;OR([.E15]&lt;&gt;[.E14];[.F15]&lt;&gt;[.F14]))" office:value-type="boolean" office:boolean-value="false">
            <text:p>FALSE</text:p>
          </table:table-cell>
          <table:table-cell table:style-name="ce41" table:formula="of:=IF([.A15]=&quot;N/A&quot;;&quot;N/A&quot;;IF([.N15]=1;[.K15];IF([.J14]=[.F14];[.K15];[.O14]-1)))" office:value-type="float" office:value="10">
            <text:p>10</text:p>
          </table:table-cell>
          <table:table-cell table:style-name="ce45" table:formula="of:=IF([.A15]=&quot;N/A&quot;;&quot;N/A&quot;;IF([.N15]=1;[.L15]/[.M15]*1000;[.P14]))" office:value-type="float" office:value="523.809523809524">
            <text:p>523.8095238095</text:p>
          </table:table-cell>
          <table:table-cell table:number-columns-repeated="1008"/>
        </table:table-row>
        <table:table-row table:style-name="ro3">
          <table:table-cell table:style-name="ce13" table:formula="of:=IF(OR([.K14]=0;[.A15]=&quot;N/A&quot;);&quot;N/A&quot;;[.A15]+1)" office:value-type="float" office:value="11">
            <text:p>11</text:p>
          </table:table-cell>
          <table:table-cell table:style-name="ce17" table:formula="of:=IF([.A16]=&quot;N/A&quot;;&quot;N/A&quot;;[.B15]+[.P15])" office:value-type="float" office:value="5761.90476190476">
            <text:p>5761.9047619048</text:p>
          </table:table-cell>
          <table:table-cell table:style-name="ce17" table:formula="of:=IF([.A16]=&quot;N/A&quot;;&quot;N/A&quot;;IF([.N16]=1;[.D15];[.C15]))" office:value-type="float" office:value="10">
            <text:p>10</text:p>
          </table:table-cell>
          <table:table-cell table:style-name="ce17" table:formula="of:=IF([.A16]=&quot;N/A&quot;;&quot;N/A&quot;;IF([.D15]=0;CTWR_Remaining;[.D15]-CTWR_Remaining/[.G15]))" office:value-type="float" office:value="4.5">
            <text:p>4.5</text:p>
          </table:table-cell>
          <table:table-cell table:style-name="ce24" table:formula="of:=IF([.A16]=&quot;N/A&quot;;&quot;N/A&quot;;[.E15])" office:value-type="float" office:value="140">
            <text:p>140</text:p>
          </table:table-cell>
          <table:table-cell table:style-name="ce26" table:formula="of:=IF([.A16]=&quot;N/A&quot;;&quot;N/A&quot;;[.F15])" office:value-type="float" office:value="160">
            <text:p>160</text:p>
          </table:table-cell>
          <table:table-cell table:style-name="ce17" table:formula="of:=IF([.A16]=&quot;N/A&quot;;&quot;N/A&quot;;[.F16]-[.E16])" office:value-type="float" office:value="20">
            <text:p>20</text:p>
          </table:table-cell>
          <table:table-cell table:style-name="ce17" table:formula="of:=IF([.A16]=&quot;N/A&quot;;&quot;N/A&quot;;1-[.K16]/[.G16])" office:value-type="float" office:value="0.55">
            <text:p>0.55</text:p>
          </table:table-cell>
          <table:table-cell table:style-name="ce17" table:formula="of:=IF([.A16]=&quot;N/A&quot;;&quot;N/A&quot;;IF([.N16]=1;1-([.G16]-1)/[.G16];[.I15]))" office:value-type="float" office:value="0.05">
            <text:p>0.05</text:p>
          </table:table-cell>
          <table:table-cell table:style-name="ce30" table:formula="of:=IF([.A16]=&quot;N/A&quot;;&quot;N/A&quot;;IF([.J15]=[.F15];[.E15];IF([.N16]=1;[.E16]+[.G16]*[.H15];[.J15]+1)))" office:value-type="float" office:value="151">
            <text:p>151</text:p>
          </table:table-cell>
          <table:table-cell table:style-name="ce35" table:formula="of:=IF([.A16]=&quot;N/A&quot;;&quot;N/A&quot;;[.F16]-[.J16])" office:value-type="float" office:value="9">
            <text:p>9</text:p>
          </table:table-cell>
          <table:table-cell table:style-name="ce17" table:formula="of:=IF([.A16]=&quot;N/A&quot;;&quot;N/A&quot;;IF([.N16]=1;[.D16]+1;[.L15]))" office:value-type="float" office:value="11">
            <text:p>11</text:p>
          </table:table-cell>
          <table:table-cell table:style-name="ce17" table:formula="of:=IF([.A16]=&quot;N/A&quot;;&quot;N/A&quot;;IF([.N16]=1;[.K16]+1;[.M15]))" office:value-type="float" office:value="21">
            <text:p>21</text:p>
          </table:table-cell>
          <table:table-cell table:style-name="ce17" table:formula="of:=IF([.A16]=&quot;N/A&quot;;&quot;N/A&quot;;OR([.E16]&lt;&gt;[.E15];[.F16]&lt;&gt;[.F15]))" office:value-type="boolean" office:boolean-value="false">
            <text:p>FALSE</text:p>
          </table:table-cell>
          <table:table-cell table:style-name="ce41" table:formula="of:=IF([.A16]=&quot;N/A&quot;;&quot;N/A&quot;;IF([.N16]=1;[.K16];IF([.J15]=[.F15];[.K16];[.O15]-1)))" office:value-type="float" office:value="9">
            <text:p>9</text:p>
          </table:table-cell>
          <table:table-cell table:style-name="ce45" table:formula="of:=IF([.A16]=&quot;N/A&quot;;&quot;N/A&quot;;IF([.N16]=1;[.L16]/[.M16]*1000;[.P15]))" office:value-type="float" office:value="523.809523809524">
            <text:p>523.8095238095</text:p>
          </table:table-cell>
          <table:table-cell table:number-columns-repeated="1008"/>
        </table:table-row>
        <table:table-row table:style-name="ro3">
          <table:table-cell table:style-name="ce13" table:formula="of:=IF(OR([.K15]=0;[.A16]=&quot;N/A&quot;);&quot;N/A&quot;;[.A16]+1)" office:value-type="float" office:value="12">
            <text:p>12</text:p>
          </table:table-cell>
          <table:table-cell table:style-name="ce17" table:formula="of:=IF([.A17]=&quot;N/A&quot;;&quot;N/A&quot;;[.B16]+[.P16])" office:value-type="float" office:value="6285.71428571429">
            <text:p>6285.7142857143</text:p>
          </table:table-cell>
          <table:table-cell table:style-name="ce17" table:formula="of:=IF([.A17]=&quot;N/A&quot;;&quot;N/A&quot;;IF([.N17]=1;[.D16];[.C16]))" office:value-type="float" office:value="10">
            <text:p>10</text:p>
          </table:table-cell>
          <table:table-cell table:style-name="ce17" table:formula="of:=IF([.A17]=&quot;N/A&quot;;&quot;N/A&quot;;IF([.D16]=0;CTWR_Remaining;[.D16]-CTWR_Remaining/[.G16]))" office:value-type="float" office:value="4">
            <text:p>4</text:p>
          </table:table-cell>
          <table:table-cell table:style-name="ce24" table:formula="of:=IF([.A17]=&quot;N/A&quot;;&quot;N/A&quot;;[.E16])" office:value-type="float" office:value="140">
            <text:p>140</text:p>
          </table:table-cell>
          <table:table-cell table:style-name="ce26" table:formula="of:=IF([.A17]=&quot;N/A&quot;;&quot;N/A&quot;;[.F16])" office:value-type="float" office:value="160">
            <text:p>160</text:p>
          </table:table-cell>
          <table:table-cell table:style-name="ce17" table:formula="of:=IF([.A17]=&quot;N/A&quot;;&quot;N/A&quot;;[.F17]-[.E17])" office:value-type="float" office:value="20">
            <text:p>20</text:p>
          </table:table-cell>
          <table:table-cell table:style-name="ce17" table:formula="of:=IF([.A17]=&quot;N/A&quot;;&quot;N/A&quot;;1-[.K17]/[.G17])" office:value-type="float" office:value="0.6">
            <text:p>0.6</text:p>
          </table:table-cell>
          <table:table-cell table:style-name="ce17" table:formula="of:=IF([.A17]=&quot;N/A&quot;;&quot;N/A&quot;;IF([.N17]=1;1-([.G17]-1)/[.G17];[.I16]))" office:value-type="float" office:value="0.05">
            <text:p>0.05</text:p>
          </table:table-cell>
          <table:table-cell table:style-name="ce30" table:formula="of:=IF([.A17]=&quot;N/A&quot;;&quot;N/A&quot;;IF([.J16]=[.F16];[.E16];IF([.N17]=1;[.E17]+[.G17]*[.H16];[.J16]+1)))" office:value-type="float" office:value="152">
            <text:p>152</text:p>
          </table:table-cell>
          <table:table-cell table:style-name="ce35" table:formula="of:=IF([.A17]=&quot;N/A&quot;;&quot;N/A&quot;;[.F17]-[.J17])" office:value-type="float" office:value="8">
            <text:p>8</text:p>
          </table:table-cell>
          <table:table-cell table:style-name="ce17" table:formula="of:=IF([.A17]=&quot;N/A&quot;;&quot;N/A&quot;;IF([.N17]=1;[.D17]+1;[.L16]))" office:value-type="float" office:value="11">
            <text:p>11</text:p>
          </table:table-cell>
          <table:table-cell table:style-name="ce17" table:formula="of:=IF([.A17]=&quot;N/A&quot;;&quot;N/A&quot;;IF([.N17]=1;[.K17]+1;[.M16]))" office:value-type="float" office:value="21">
            <text:p>21</text:p>
          </table:table-cell>
          <table:table-cell table:style-name="ce17" table:formula="of:=IF([.A17]=&quot;N/A&quot;;&quot;N/A&quot;;OR([.E17]&lt;&gt;[.E16];[.F17]&lt;&gt;[.F16]))" office:value-type="boolean" office:boolean-value="false">
            <text:p>FALSE</text:p>
          </table:table-cell>
          <table:table-cell table:style-name="ce41" table:formula="of:=IF([.A17]=&quot;N/A&quot;;&quot;N/A&quot;;IF([.N17]=1;[.K17];IF([.J16]=[.F16];[.K17];[.O16]-1)))" office:value-type="float" office:value="8">
            <text:p>8</text:p>
          </table:table-cell>
          <table:table-cell table:style-name="ce45" table:formula="of:=IF([.A17]=&quot;N/A&quot;;&quot;N/A&quot;;IF([.N17]=1;[.L17]/[.M17]*1000;[.P16]))" office:value-type="float" office:value="523.809523809524">
            <text:p>523.8095238095</text:p>
          </table:table-cell>
          <table:table-cell table:number-columns-repeated="1008"/>
        </table:table-row>
        <table:table-row table:style-name="ro3">
          <table:table-cell table:style-name="ce13" table:formula="of:=IF(OR([.K16]=0;[.A17]=&quot;N/A&quot;);&quot;N/A&quot;;[.A17]+1)" office:value-type="float" office:value="13">
            <text:p>13</text:p>
          </table:table-cell>
          <table:table-cell table:style-name="ce17" table:formula="of:=IF([.A18]=&quot;N/A&quot;;&quot;N/A&quot;;[.B17]+[.P17])" office:value-type="float" office:value="6809.52380952381">
            <text:p>6809.5238095238</text:p>
          </table:table-cell>
          <table:table-cell table:style-name="ce17" table:formula="of:=IF([.A18]=&quot;N/A&quot;;&quot;N/A&quot;;IF([.N18]=1;[.D17];[.C17]))" office:value-type="float" office:value="10">
            <text:p>10</text:p>
          </table:table-cell>
          <table:table-cell table:style-name="ce17" table:formula="of:=IF([.A18]=&quot;N/A&quot;;&quot;N/A&quot;;IF([.D17]=0;CTWR_Remaining;[.D17]-CTWR_Remaining/[.G17]))" office:value-type="float" office:value="3.5">
            <text:p>3.5</text:p>
          </table:table-cell>
          <table:table-cell table:style-name="ce24" table:formula="of:=IF([.A18]=&quot;N/A&quot;;&quot;N/A&quot;;[.E17])" office:value-type="float" office:value="140">
            <text:p>140</text:p>
          </table:table-cell>
          <table:table-cell table:style-name="ce26" table:formula="of:=IF([.A18]=&quot;N/A&quot;;&quot;N/A&quot;;[.F17])" office:value-type="float" office:value="160">
            <text:p>160</text:p>
          </table:table-cell>
          <table:table-cell table:style-name="ce17" table:formula="of:=IF([.A18]=&quot;N/A&quot;;&quot;N/A&quot;;[.F18]-[.E18])" office:value-type="float" office:value="20">
            <text:p>20</text:p>
          </table:table-cell>
          <table:table-cell table:style-name="ce17" table:formula="of:=IF([.A18]=&quot;N/A&quot;;&quot;N/A&quot;;1-[.K18]/[.G18])" office:value-type="float" office:value="0.65">
            <text:p>0.65</text:p>
          </table:table-cell>
          <table:table-cell table:style-name="ce17" table:formula="of:=IF([.A18]=&quot;N/A&quot;;&quot;N/A&quot;;IF([.N18]=1;1-([.G18]-1)/[.G18];[.I17]))" office:value-type="float" office:value="0.05">
            <text:p>0.05</text:p>
          </table:table-cell>
          <table:table-cell table:style-name="ce30" table:formula="of:=IF([.A18]=&quot;N/A&quot;;&quot;N/A&quot;;IF([.J17]=[.F17];[.E17];IF([.N18]=1;[.E18]+[.G18]*[.H17];[.J17]+1)))" office:value-type="float" office:value="153">
            <text:p>153</text:p>
          </table:table-cell>
          <table:table-cell table:style-name="ce35" table:formula="of:=IF([.A18]=&quot;N/A&quot;;&quot;N/A&quot;;[.F18]-[.J18])" office:value-type="float" office:value="7">
            <text:p>7</text:p>
          </table:table-cell>
          <table:table-cell table:style-name="ce17" table:formula="of:=IF([.A18]=&quot;N/A&quot;;&quot;N/A&quot;;IF([.N18]=1;[.D18]+1;[.L17]))" office:value-type="float" office:value="11">
            <text:p>11</text:p>
          </table:table-cell>
          <table:table-cell table:style-name="ce17" table:formula="of:=IF([.A18]=&quot;N/A&quot;;&quot;N/A&quot;;IF([.N18]=1;[.K18]+1;[.M17]))" office:value-type="float" office:value="21">
            <text:p>21</text:p>
          </table:table-cell>
          <table:table-cell table:style-name="ce17" table:formula="of:=IF([.A18]=&quot;N/A&quot;;&quot;N/A&quot;;OR([.E18]&lt;&gt;[.E17];[.F18]&lt;&gt;[.F17]))" office:value-type="boolean" office:boolean-value="false">
            <text:p>FALSE</text:p>
          </table:table-cell>
          <table:table-cell table:style-name="ce41" table:formula="of:=IF([.A18]=&quot;N/A&quot;;&quot;N/A&quot;;IF([.N18]=1;[.K18];IF([.J17]=[.F17];[.K18];[.O17]-1)))" office:value-type="float" office:value="7">
            <text:p>7</text:p>
          </table:table-cell>
          <table:table-cell table:style-name="ce45" table:formula="of:=IF([.A18]=&quot;N/A&quot;;&quot;N/A&quot;;IF([.N18]=1;[.L18]/[.M18]*1000;[.P17]))" office:value-type="float" office:value="523.809523809524">
            <text:p>523.8095238095</text:p>
          </table:table-cell>
          <table:table-cell table:number-columns-repeated="1008"/>
        </table:table-row>
        <table:table-row table:style-name="ro3">
          <table:table-cell table:style-name="ce13" table:formula="of:=IF(OR([.K17]=0;[.A18]=&quot;N/A&quot;);&quot;N/A&quot;;[.A18]+1)" office:value-type="float" office:value="14">
            <text:p>14</text:p>
          </table:table-cell>
          <table:table-cell table:style-name="ce17" table:formula="of:=IF([.A19]=&quot;N/A&quot;;&quot;N/A&quot;;[.B18]+[.P18])" office:value-type="float" office:value="7333.33333333333">
            <text:p>7333.3333333333</text:p>
          </table:table-cell>
          <table:table-cell table:style-name="ce17" table:formula="of:=IF([.A19]=&quot;N/A&quot;;&quot;N/A&quot;;IF([.N19]=1;[.D18];[.C18]))" office:value-type="float" office:value="10">
            <text:p>10</text:p>
          </table:table-cell>
          <table:table-cell table:style-name="ce17" table:formula="of:=IF([.A19]=&quot;N/A&quot;;&quot;N/A&quot;;IF([.D18]=0;CTWR_Remaining;[.D18]-CTWR_Remaining/[.G18]))" office:value-type="float" office:value="3">
            <text:p>3</text:p>
          </table:table-cell>
          <table:table-cell table:style-name="ce24" table:formula="of:=IF([.A19]=&quot;N/A&quot;;&quot;N/A&quot;;[.E18])" office:value-type="float" office:value="140">
            <text:p>140</text:p>
          </table:table-cell>
          <table:table-cell table:style-name="ce26" table:formula="of:=IF([.A19]=&quot;N/A&quot;;&quot;N/A&quot;;[.F18])" office:value-type="float" office:value="160">
            <text:p>160</text:p>
          </table:table-cell>
          <table:table-cell table:style-name="ce17" table:formula="of:=IF([.A19]=&quot;N/A&quot;;&quot;N/A&quot;;[.F19]-[.E19])" office:value-type="float" office:value="20">
            <text:p>20</text:p>
          </table:table-cell>
          <table:table-cell table:style-name="ce17" table:formula="of:=IF([.A19]=&quot;N/A&quot;;&quot;N/A&quot;;1-[.K19]/[.G19])" office:value-type="float" office:value="0.7">
            <text:p>0.7</text:p>
          </table:table-cell>
          <table:table-cell table:style-name="ce17" table:formula="of:=IF([.A19]=&quot;N/A&quot;;&quot;N/A&quot;;IF([.N19]=1;1-([.G19]-1)/[.G19];[.I18]))" office:value-type="float" office:value="0.05">
            <text:p>0.05</text:p>
          </table:table-cell>
          <table:table-cell table:style-name="ce30" table:formula="of:=IF([.A19]=&quot;N/A&quot;;&quot;N/A&quot;;IF([.J18]=[.F18];[.E18];IF([.N19]=1;[.E19]+[.G19]*[.H18];[.J18]+1)))" office:value-type="float" office:value="154">
            <text:p>154</text:p>
          </table:table-cell>
          <table:table-cell table:style-name="ce35" table:formula="of:=IF([.A19]=&quot;N/A&quot;;&quot;N/A&quot;;[.F19]-[.J19])" office:value-type="float" office:value="6">
            <text:p>6</text:p>
          </table:table-cell>
          <table:table-cell table:style-name="ce17" table:formula="of:=IF([.A19]=&quot;N/A&quot;;&quot;N/A&quot;;IF([.N19]=1;[.D19]+1;[.L18]))" office:value-type="float" office:value="11">
            <text:p>11</text:p>
          </table:table-cell>
          <table:table-cell table:style-name="ce17" table:formula="of:=IF([.A19]=&quot;N/A&quot;;&quot;N/A&quot;;IF([.N19]=1;[.K19]+1;[.M18]))" office:value-type="float" office:value="21">
            <text:p>21</text:p>
          </table:table-cell>
          <table:table-cell table:style-name="ce17" table:formula="of:=IF([.A19]=&quot;N/A&quot;;&quot;N/A&quot;;OR([.E19]&lt;&gt;[.E18];[.F19]&lt;&gt;[.F18]))" office:value-type="boolean" office:boolean-value="false">
            <text:p>FALSE</text:p>
          </table:table-cell>
          <table:table-cell table:style-name="ce41" table:formula="of:=IF([.A19]=&quot;N/A&quot;;&quot;N/A&quot;;IF([.N19]=1;[.K19];IF([.J18]=[.F18];[.K19];[.O18]-1)))" office:value-type="float" office:value="6">
            <text:p>6</text:p>
          </table:table-cell>
          <table:table-cell table:style-name="ce45" table:formula="of:=IF([.A19]=&quot;N/A&quot;;&quot;N/A&quot;;IF([.N19]=1;[.L19]/[.M19]*1000;[.P18]))" office:value-type="float" office:value="523.809523809524">
            <text:p>523.8095238095</text:p>
          </table:table-cell>
          <table:table-cell table:number-columns-repeated="1008"/>
        </table:table-row>
        <table:table-row table:style-name="ro3">
          <table:table-cell table:style-name="ce13" table:formula="of:=IF(OR([.K18]=0;[.A19]=&quot;N/A&quot;);&quot;N/A&quot;;[.A19]+1)" office:value-type="float" office:value="15">
            <text:p>15</text:p>
          </table:table-cell>
          <table:table-cell table:style-name="ce17" table:formula="of:=IF([.A20]=&quot;N/A&quot;;&quot;N/A&quot;;[.B19]+[.P19])" office:value-type="float" office:value="7857.14285714286">
            <text:p>7857.1428571429</text:p>
          </table:table-cell>
          <table:table-cell table:style-name="ce17" table:formula="of:=IF([.A20]=&quot;N/A&quot;;&quot;N/A&quot;;IF([.N20]=1;[.D19];[.C19]))" office:value-type="float" office:value="10">
            <text:p>10</text:p>
          </table:table-cell>
          <table:table-cell table:style-name="ce17" table:formula="of:=IF([.A20]=&quot;N/A&quot;;&quot;N/A&quot;;IF([.D19]=0;CTWR_Remaining;[.D19]-CTWR_Remaining/[.G19]))" office:value-type="float" office:value="2.5">
            <text:p>2.5</text:p>
          </table:table-cell>
          <table:table-cell table:style-name="ce24" table:formula="of:=IF([.A20]=&quot;N/A&quot;;&quot;N/A&quot;;[.E19])" office:value-type="float" office:value="140">
            <text:p>140</text:p>
          </table:table-cell>
          <table:table-cell table:style-name="ce26" table:formula="of:=IF([.A20]=&quot;N/A&quot;;&quot;N/A&quot;;[.F19])" office:value-type="float" office:value="160">
            <text:p>160</text:p>
          </table:table-cell>
          <table:table-cell table:style-name="ce17" table:formula="of:=IF([.A20]=&quot;N/A&quot;;&quot;N/A&quot;;[.F20]-[.E20])" office:value-type="float" office:value="20">
            <text:p>20</text:p>
          </table:table-cell>
          <table:table-cell table:style-name="ce17" table:formula="of:=IF([.A20]=&quot;N/A&quot;;&quot;N/A&quot;;1-[.K20]/[.G20])" office:value-type="float" office:value="0.75">
            <text:p>0.75</text:p>
          </table:table-cell>
          <table:table-cell table:style-name="ce17" table:formula="of:=IF([.A20]=&quot;N/A&quot;;&quot;N/A&quot;;IF([.N20]=1;1-([.G20]-1)/[.G20];[.I19]))" office:value-type="float" office:value="0.05">
            <text:p>0.05</text:p>
          </table:table-cell>
          <table:table-cell table:style-name="ce30" table:formula="of:=IF([.A20]=&quot;N/A&quot;;&quot;N/A&quot;;IF([.J19]=[.F19];[.E19];IF([.N20]=1;[.E20]+[.G20]*[.H19];[.J19]+1)))" office:value-type="float" office:value="155">
            <text:p>155</text:p>
          </table:table-cell>
          <table:table-cell table:style-name="ce35" table:formula="of:=IF([.A20]=&quot;N/A&quot;;&quot;N/A&quot;;[.F20]-[.J20])" office:value-type="float" office:value="5">
            <text:p>5</text:p>
          </table:table-cell>
          <table:table-cell table:style-name="ce17" table:formula="of:=IF([.A20]=&quot;N/A&quot;;&quot;N/A&quot;;IF([.N20]=1;[.D20]+1;[.L19]))" office:value-type="float" office:value="11">
            <text:p>11</text:p>
          </table:table-cell>
          <table:table-cell table:style-name="ce17" table:formula="of:=IF([.A20]=&quot;N/A&quot;;&quot;N/A&quot;;IF([.N20]=1;[.K20]+1;[.M19]))" office:value-type="float" office:value="21">
            <text:p>21</text:p>
          </table:table-cell>
          <table:table-cell table:style-name="ce17" table:formula="of:=IF([.A20]=&quot;N/A&quot;;&quot;N/A&quot;;OR([.E20]&lt;&gt;[.E19];[.F20]&lt;&gt;[.F19]))" office:value-type="boolean" office:boolean-value="false">
            <text:p>FALSE</text:p>
          </table:table-cell>
          <table:table-cell table:style-name="ce41" table:formula="of:=IF([.A20]=&quot;N/A&quot;;&quot;N/A&quot;;IF([.N20]=1;[.K20];IF([.J19]=[.F19];[.K20];[.O19]-1)))" office:value-type="float" office:value="5">
            <text:p>5</text:p>
          </table:table-cell>
          <table:table-cell table:style-name="ce45" table:formula="of:=IF([.A20]=&quot;N/A&quot;;&quot;N/A&quot;;IF([.N20]=1;[.L20]/[.M20]*1000;[.P19]))" office:value-type="float" office:value="523.809523809524">
            <text:p>523.8095238095</text:p>
          </table:table-cell>
          <table:table-cell table:number-columns-repeated="1008"/>
        </table:table-row>
        <table:table-row table:style-name="ro3">
          <table:table-cell table:style-name="ce13" table:formula="of:=IF(OR([.K19]=0;[.A20]=&quot;N/A&quot;);&quot;N/A&quot;;[.A20]+1)" office:value-type="float" office:value="16">
            <text:p>16</text:p>
          </table:table-cell>
          <table:table-cell table:style-name="ce17" table:formula="of:=IF([.A21]=&quot;N/A&quot;;&quot;N/A&quot;;[.B20]+[.P20])" office:value-type="float" office:value="8380.95238095238">
            <text:p>8380.9523809524</text:p>
          </table:table-cell>
          <table:table-cell table:style-name="ce17" table:formula="of:=IF([.A21]=&quot;N/A&quot;;&quot;N/A&quot;;IF([.N21]=1;[.D20];[.C20]))" office:value-type="float" office:value="10">
            <text:p>10</text:p>
          </table:table-cell>
          <table:table-cell table:style-name="ce17" table:formula="of:=IF([.A21]=&quot;N/A&quot;;&quot;N/A&quot;;IF([.D20]=0;CTWR_Remaining;[.D20]-CTWR_Remaining/[.G20]))" office:value-type="float" office:value="2">
            <text:p>2</text:p>
          </table:table-cell>
          <table:table-cell table:style-name="ce24" table:formula="of:=IF([.A21]=&quot;N/A&quot;;&quot;N/A&quot;;[.E20])" office:value-type="float" office:value="140">
            <text:p>140</text:p>
          </table:table-cell>
          <table:table-cell table:style-name="ce26" table:formula="of:=IF([.A21]=&quot;N/A&quot;;&quot;N/A&quot;;[.F20])" office:value-type="float" office:value="160">
            <text:p>160</text:p>
          </table:table-cell>
          <table:table-cell table:style-name="ce17" table:formula="of:=IF([.A21]=&quot;N/A&quot;;&quot;N/A&quot;;[.F21]-[.E21])" office:value-type="float" office:value="20">
            <text:p>20</text:p>
          </table:table-cell>
          <table:table-cell table:style-name="ce17" table:formula="of:=IF([.A21]=&quot;N/A&quot;;&quot;N/A&quot;;1-[.K21]/[.G21])" office:value-type="float" office:value="0.8">
            <text:p>0.8</text:p>
          </table:table-cell>
          <table:table-cell table:style-name="ce17" table:formula="of:=IF([.A21]=&quot;N/A&quot;;&quot;N/A&quot;;IF([.N21]=1;1-([.G21]-1)/[.G21];[.I20]))" office:value-type="float" office:value="0.05">
            <text:p>0.05</text:p>
          </table:table-cell>
          <table:table-cell table:style-name="ce30" table:formula="of:=IF([.A21]=&quot;N/A&quot;;&quot;N/A&quot;;IF([.J20]=[.F20];[.E20];IF([.N21]=1;[.E21]+[.G21]*[.H20];[.J20]+1)))" office:value-type="float" office:value="156">
            <text:p>156</text:p>
          </table:table-cell>
          <table:table-cell table:style-name="ce35" table:formula="of:=IF([.A21]=&quot;N/A&quot;;&quot;N/A&quot;;[.F21]-[.J21])" office:value-type="float" office:value="4">
            <text:p>4</text:p>
          </table:table-cell>
          <table:table-cell table:style-name="ce17" table:formula="of:=IF([.A21]=&quot;N/A&quot;;&quot;N/A&quot;;IF([.N21]=1;[.D21]+1;[.L20]))" office:value-type="float" office:value="11">
            <text:p>11</text:p>
          </table:table-cell>
          <table:table-cell table:style-name="ce17" table:formula="of:=IF([.A21]=&quot;N/A&quot;;&quot;N/A&quot;;IF([.N21]=1;[.K21]+1;[.M20]))" office:value-type="float" office:value="21">
            <text:p>21</text:p>
          </table:table-cell>
          <table:table-cell table:style-name="ce17" table:formula="of:=IF([.A21]=&quot;N/A&quot;;&quot;N/A&quot;;OR([.E21]&lt;&gt;[.E20];[.F21]&lt;&gt;[.F20]))" office:value-type="boolean" office:boolean-value="false">
            <text:p>FALSE</text:p>
          </table:table-cell>
          <table:table-cell table:style-name="ce41" table:formula="of:=IF([.A21]=&quot;N/A&quot;;&quot;N/A&quot;;IF([.N21]=1;[.K21];IF([.J20]=[.F20];[.K21];[.O20]-1)))" office:value-type="float" office:value="4">
            <text:p>4</text:p>
          </table:table-cell>
          <table:table-cell table:style-name="ce45" table:formula="of:=IF([.A21]=&quot;N/A&quot;;&quot;N/A&quot;;IF([.N21]=1;[.L21]/[.M21]*1000;[.P20]))" office:value-type="float" office:value="523.809523809524">
            <text:p>523.8095238095</text:p>
          </table:table-cell>
          <table:table-cell table:number-columns-repeated="1008"/>
        </table:table-row>
        <table:table-row table:style-name="ro3">
          <table:table-cell table:style-name="ce13" table:formula="of:=IF(OR([.K20]=0;[.A21]=&quot;N/A&quot;);&quot;N/A&quot;;[.A21]+1)" office:value-type="float" office:value="17">
            <text:p>17</text:p>
          </table:table-cell>
          <table:table-cell table:style-name="ce17" table:formula="of:=IF([.A22]=&quot;N/A&quot;;&quot;N/A&quot;;[.B21]+[.P21])" office:value-type="float" office:value="8904.76190476191">
            <text:p>8904.7619047619</text:p>
          </table:table-cell>
          <table:table-cell table:style-name="ce17" table:formula="of:=IF([.A22]=&quot;N/A&quot;;&quot;N/A&quot;;IF([.N22]=1;[.D21];[.C21]))" office:value-type="float" office:value="10">
            <text:p>10</text:p>
          </table:table-cell>
          <table:table-cell table:style-name="ce17" table:formula="of:=IF([.A22]=&quot;N/A&quot;;&quot;N/A&quot;;IF([.D21]=0;CTWR_Remaining;[.D21]-CTWR_Remaining/[.G21]))" office:value-type="float" office:value="1.5">
            <text:p>1.5</text:p>
          </table:table-cell>
          <table:table-cell table:style-name="ce24" table:formula="of:=IF([.A22]=&quot;N/A&quot;;&quot;N/A&quot;;[.E21])" office:value-type="float" office:value="140">
            <text:p>140</text:p>
          </table:table-cell>
          <table:table-cell table:style-name="ce26" table:formula="of:=IF([.A22]=&quot;N/A&quot;;&quot;N/A&quot;;[.F21])" office:value-type="float" office:value="160">
            <text:p>160</text:p>
          </table:table-cell>
          <table:table-cell table:style-name="ce17" table:formula="of:=IF([.A22]=&quot;N/A&quot;;&quot;N/A&quot;;[.F22]-[.E22])" office:value-type="float" office:value="20">
            <text:p>20</text:p>
          </table:table-cell>
          <table:table-cell table:style-name="ce17" table:formula="of:=IF([.A22]=&quot;N/A&quot;;&quot;N/A&quot;;1-[.K22]/[.G22])" office:value-type="float" office:value="0.85">
            <text:p>0.85</text:p>
          </table:table-cell>
          <table:table-cell table:style-name="ce17" table:formula="of:=IF([.A22]=&quot;N/A&quot;;&quot;N/A&quot;;IF([.N22]=1;1-([.G22]-1)/[.G22];[.I21]))" office:value-type="float" office:value="0.05">
            <text:p>0.05</text:p>
          </table:table-cell>
          <table:table-cell table:style-name="ce30" table:formula="of:=IF([.A22]=&quot;N/A&quot;;&quot;N/A&quot;;IF([.J21]=[.F21];[.E21];IF([.N22]=1;[.E22]+[.G22]*[.H21];[.J21]+1)))" office:value-type="float" office:value="157">
            <text:p>157</text:p>
          </table:table-cell>
          <table:table-cell table:style-name="ce35" table:formula="of:=IF([.A22]=&quot;N/A&quot;;&quot;N/A&quot;;[.F22]-[.J22])" office:value-type="float" office:value="3">
            <text:p>3</text:p>
          </table:table-cell>
          <table:table-cell table:style-name="ce17" table:formula="of:=IF([.A22]=&quot;N/A&quot;;&quot;N/A&quot;;IF([.N22]=1;[.D22]+1;[.L21]))" office:value-type="float" office:value="11">
            <text:p>11</text:p>
          </table:table-cell>
          <table:table-cell table:style-name="ce17" table:formula="of:=IF([.A22]=&quot;N/A&quot;;&quot;N/A&quot;;IF([.N22]=1;[.K22]+1;[.M21]))" office:value-type="float" office:value="21">
            <text:p>21</text:p>
          </table:table-cell>
          <table:table-cell table:style-name="ce17" table:formula="of:=IF([.A22]=&quot;N/A&quot;;&quot;N/A&quot;;OR([.E22]&lt;&gt;[.E21];[.F22]&lt;&gt;[.F21]))" office:value-type="boolean" office:boolean-value="false">
            <text:p>FALSE</text:p>
          </table:table-cell>
          <table:table-cell table:style-name="ce41" table:formula="of:=IF([.A22]=&quot;N/A&quot;;&quot;N/A&quot;;IF([.N22]=1;[.K22];IF([.J21]=[.F21];[.K22];[.O21]-1)))" office:value-type="float" office:value="3">
            <text:p>3</text:p>
          </table:table-cell>
          <table:table-cell table:style-name="ce45" table:formula="of:=IF([.A22]=&quot;N/A&quot;;&quot;N/A&quot;;IF([.N22]=1;[.L22]/[.M22]*1000;[.P21]))" office:value-type="float" office:value="523.809523809524">
            <text:p>523.8095238095</text:p>
          </table:table-cell>
          <table:table-cell table:number-columns-repeated="1008"/>
        </table:table-row>
        <table:table-row table:style-name="ro3">
          <table:table-cell table:style-name="ce13" table:formula="of:=IF(OR([.K21]=0;[.A22]=&quot;N/A&quot;);&quot;N/A&quot;;[.A22]+1)" office:value-type="float" office:value="18">
            <text:p>18</text:p>
          </table:table-cell>
          <table:table-cell table:style-name="ce17" table:formula="of:=IF([.A23]=&quot;N/A&quot;;&quot;N/A&quot;;[.B22]+[.P22])" office:value-type="float" office:value="9428.57142857143">
            <text:p>9428.5714285714</text:p>
          </table:table-cell>
          <table:table-cell table:style-name="ce17" table:formula="of:=IF([.A23]=&quot;N/A&quot;;&quot;N/A&quot;;IF([.N23]=1;[.D22];[.C22]))" office:value-type="float" office:value="10">
            <text:p>10</text:p>
          </table:table-cell>
          <table:table-cell table:style-name="ce17" table:formula="of:=IF([.A23]=&quot;N/A&quot;;&quot;N/A&quot;;IF([.D22]=0;CTWR_Remaining;[.D22]-CTWR_Remaining/[.G22]))" office:value-type="float" office:value="1">
            <text:p>1</text:p>
          </table:table-cell>
          <table:table-cell table:style-name="ce24" table:formula="of:=IF([.A23]=&quot;N/A&quot;;&quot;N/A&quot;;[.E22])" office:value-type="float" office:value="140">
            <text:p>140</text:p>
          </table:table-cell>
          <table:table-cell table:style-name="ce26" table:formula="of:=IF([.A23]=&quot;N/A&quot;;&quot;N/A&quot;;[.F22])" office:value-type="float" office:value="160">
            <text:p>160</text:p>
          </table:table-cell>
          <table:table-cell table:style-name="ce17" table:formula="of:=IF([.A23]=&quot;N/A&quot;;&quot;N/A&quot;;[.F23]-[.E23])" office:value-type="float" office:value="20">
            <text:p>20</text:p>
          </table:table-cell>
          <table:table-cell table:style-name="ce17" table:formula="of:=IF([.A23]=&quot;N/A&quot;;&quot;N/A&quot;;1-[.K23]/[.G23])" office:value-type="float" office:value="0.9">
            <text:p>0.9</text:p>
          </table:table-cell>
          <table:table-cell table:style-name="ce17" table:formula="of:=IF([.A23]=&quot;N/A&quot;;&quot;N/A&quot;;IF([.N23]=1;1-([.G23]-1)/[.G23];[.I22]))" office:value-type="float" office:value="0.05">
            <text:p>0.05</text:p>
          </table:table-cell>
          <table:table-cell table:style-name="ce30" table:formula="of:=IF([.A23]=&quot;N/A&quot;;&quot;N/A&quot;;IF([.J22]=[.F22];[.E22];IF([.N23]=1;[.E23]+[.G23]*[.H22];[.J22]+1)))" office:value-type="float" office:value="158">
            <text:p>158</text:p>
          </table:table-cell>
          <table:table-cell table:style-name="ce35" table:formula="of:=IF([.A23]=&quot;N/A&quot;;&quot;N/A&quot;;[.F23]-[.J23])" office:value-type="float" office:value="2">
            <text:p>2</text:p>
          </table:table-cell>
          <table:table-cell table:style-name="ce17" table:formula="of:=IF([.A23]=&quot;N/A&quot;;&quot;N/A&quot;;IF([.N23]=1;[.D23]+1;[.L22]))" office:value-type="float" office:value="11">
            <text:p>11</text:p>
          </table:table-cell>
          <table:table-cell table:style-name="ce17" table:formula="of:=IF([.A23]=&quot;N/A&quot;;&quot;N/A&quot;;IF([.N23]=1;[.K23]+1;[.M22]))" office:value-type="float" office:value="21">
            <text:p>21</text:p>
          </table:table-cell>
          <table:table-cell table:style-name="ce17" table:formula="of:=IF([.A23]=&quot;N/A&quot;;&quot;N/A&quot;;OR([.E23]&lt;&gt;[.E22];[.F23]&lt;&gt;[.F22]))" office:value-type="boolean" office:boolean-value="false">
            <text:p>FALSE</text:p>
          </table:table-cell>
          <table:table-cell table:style-name="ce41" table:formula="of:=IF([.A23]=&quot;N/A&quot;;&quot;N/A&quot;;IF([.N23]=1;[.K23];IF([.J22]=[.F22];[.K23];[.O22]-1)))" office:value-type="float" office:value="2">
            <text:p>2</text:p>
          </table:table-cell>
          <table:table-cell table:style-name="ce45" table:formula="of:=IF([.A23]=&quot;N/A&quot;;&quot;N/A&quot;;IF([.N23]=1;[.L23]/[.M23]*1000;[.P22]))" office:value-type="float" office:value="523.809523809524">
            <text:p>523.8095238095</text:p>
          </table:table-cell>
          <table:table-cell table:number-columns-repeated="1008"/>
        </table:table-row>
        <table:table-row table:style-name="ro3">
          <table:table-cell table:style-name="ce13" table:formula="of:=IF(OR([.K22]=0;[.A23]=&quot;N/A&quot;);&quot;N/A&quot;;[.A23]+1)" office:value-type="float" office:value="19">
            <text:p>19</text:p>
          </table:table-cell>
          <table:table-cell table:style-name="ce17" table:formula="of:=IF([.A24]=&quot;N/A&quot;;&quot;N/A&quot;;[.B23]+[.P23])" office:value-type="float" office:value="9952.38095238095">
            <text:p>9952.380952381</text:p>
          </table:table-cell>
          <table:table-cell table:style-name="ce17" table:formula="of:=IF([.A24]=&quot;N/A&quot;;&quot;N/A&quot;;IF([.N24]=1;[.D23];[.C23]))" office:value-type="float" office:value="10">
            <text:p>10</text:p>
          </table:table-cell>
          <table:table-cell table:style-name="ce17" table:formula="of:=IF([.A24]=&quot;N/A&quot;;&quot;N/A&quot;;IF([.D23]=0;CTWR_Remaining;[.D23]-CTWR_Remaining/[.G23]))" office:value-type="float" office:value="0.5">
            <text:p>0.5</text:p>
          </table:table-cell>
          <table:table-cell table:style-name="ce24" table:formula="of:=IF([.A24]=&quot;N/A&quot;;&quot;N/A&quot;;[.E23])" office:value-type="float" office:value="140">
            <text:p>140</text:p>
          </table:table-cell>
          <table:table-cell table:style-name="ce26" table:formula="of:=IF([.A24]=&quot;N/A&quot;;&quot;N/A&quot;;[.F23])" office:value-type="float" office:value="160">
            <text:p>160</text:p>
          </table:table-cell>
          <table:table-cell table:style-name="ce17" table:formula="of:=IF([.A24]=&quot;N/A&quot;;&quot;N/A&quot;;[.F24]-[.E24])" office:value-type="float" office:value="20">
            <text:p>20</text:p>
          </table:table-cell>
          <table:table-cell table:style-name="ce17" table:formula="of:=IF([.A24]=&quot;N/A&quot;;&quot;N/A&quot;;1-[.K24]/[.G24])" office:value-type="float" office:value="0.95">
            <text:p>0.95</text:p>
          </table:table-cell>
          <table:table-cell table:style-name="ce17" table:formula="of:=IF([.A24]=&quot;N/A&quot;;&quot;N/A&quot;;IF([.N24]=1;1-([.G24]-1)/[.G24];[.I23]))" office:value-type="float" office:value="0.05">
            <text:p>0.05</text:p>
          </table:table-cell>
          <table:table-cell table:style-name="ce30" table:formula="of:=IF([.A24]=&quot;N/A&quot;;&quot;N/A&quot;;IF([.J23]=[.F23];[.E23];IF([.N24]=1;[.E24]+[.G24]*[.H23];[.J23]+1)))" office:value-type="float" office:value="159">
            <text:p>159</text:p>
          </table:table-cell>
          <table:table-cell table:style-name="ce35" table:formula="of:=IF([.A24]=&quot;N/A&quot;;&quot;N/A&quot;;[.F24]-[.J24])" office:value-type="float" office:value="1">
            <text:p>1</text:p>
          </table:table-cell>
          <table:table-cell table:style-name="ce17" table:formula="of:=IF([.A24]=&quot;N/A&quot;;&quot;N/A&quot;;IF([.N24]=1;[.D24]+1;[.L23]))" office:value-type="float" office:value="11">
            <text:p>11</text:p>
          </table:table-cell>
          <table:table-cell table:style-name="ce17" table:formula="of:=IF([.A24]=&quot;N/A&quot;;&quot;N/A&quot;;IF([.N24]=1;[.K24]+1;[.M23]))" office:value-type="float" office:value="21">
            <text:p>21</text:p>
          </table:table-cell>
          <table:table-cell table:style-name="ce17" table:formula="of:=IF([.A24]=&quot;N/A&quot;;&quot;N/A&quot;;OR([.E24]&lt;&gt;[.E23];[.F24]&lt;&gt;[.F23]))" office:value-type="boolean" office:boolean-value="false">
            <text:p>FALSE</text:p>
          </table:table-cell>
          <table:table-cell table:style-name="ce41" table:formula="of:=IF([.A24]=&quot;N/A&quot;;&quot;N/A&quot;;IF([.N24]=1;[.K24];IF([.J23]=[.F23];[.K24];[.O23]-1)))" office:value-type="float" office:value="1">
            <text:p>1</text:p>
          </table:table-cell>
          <table:table-cell table:style-name="ce45" table:formula="of:=IF([.A24]=&quot;N/A&quot;;&quot;N/A&quot;;IF([.N24]=1;[.L24]/[.M24]*1000;[.P23]))" office:value-type="float" office:value="523.809523809524">
            <text:p>523.8095238095</text:p>
          </table:table-cell>
          <table:table-cell table:number-columns-repeated="1008"/>
        </table:table-row>
        <table:table-row table:style-name="ro3">
          <table:table-cell table:style-name="ce13" table:formula="of:=IF(OR([.K23]=0;[.A24]=&quot;N/A&quot;);&quot;N/A&quot;;[.A24]+1)" office:value-type="float" office:value="20">
            <text:p>20</text:p>
          </table:table-cell>
          <table:table-cell table:style-name="ce17" table:formula="of:=IF([.A25]=&quot;N/A&quot;;&quot;N/A&quot;;[.B24]+[.P24])" office:value-type="float" office:value="10476.1904761905">
            <text:p>10476.1904761905</text:p>
          </table:table-cell>
          <table:table-cell table:style-name="ce17" table:formula="of:=IF([.A25]=&quot;N/A&quot;;&quot;N/A&quot;;IF([.N25]=1;[.D24];[.C24]))" office:value-type="float" office:value="10">
            <text:p>10</text:p>
          </table:table-cell>
          <table:table-cell table:style-name="ce17" table:formula="of:=IF([.A25]=&quot;N/A&quot;;&quot;N/A&quot;;IF([.D24]=0;CTWR_Remaining;[.D24]-CTWR_Remaining/[.G24]))" office:value-type="float" office:value="0">
            <text:p>0</text:p>
          </table:table-cell>
          <table:table-cell table:style-name="ce24" table:formula="of:=IF([.A25]=&quot;N/A&quot;;&quot;N/A&quot;;[.E24])" office:value-type="float" office:value="140">
            <text:p>140</text:p>
          </table:table-cell>
          <table:table-cell table:style-name="ce26" table:formula="of:=IF([.A25]=&quot;N/A&quot;;&quot;N/A&quot;;[.F24])" office:value-type="float" office:value="160">
            <text:p>160</text:p>
          </table:table-cell>
          <table:table-cell table:style-name="ce17" table:formula="of:=IF([.A25]=&quot;N/A&quot;;&quot;N/A&quot;;[.F25]-[.E25])" office:value-type="float" office:value="20">
            <text:p>20</text:p>
          </table:table-cell>
          <table:table-cell table:style-name="ce17" table:formula="of:=IF([.A25]=&quot;N/A&quot;;&quot;N/A&quot;;1-[.K25]/[.G25])" office:value-type="float" office:value="1">
            <text:p>1</text:p>
          </table:table-cell>
          <table:table-cell table:style-name="ce17" table:formula="of:=IF([.A25]=&quot;N/A&quot;;&quot;N/A&quot;;IF([.N25]=1;1-([.G25]-1)/[.G25];[.I24]))" office:value-type="float" office:value="0.05">
            <text:p>0.05</text:p>
          </table:table-cell>
          <table:table-cell table:style-name="ce30" table:formula="of:=IF([.A25]=&quot;N/A&quot;;&quot;N/A&quot;;IF([.J24]=[.F24];[.E24];IF([.N25]=1;[.E25]+[.G25]*[.H24];[.J24]+1)))" office:value-type="float" office:value="160">
            <text:p>160</text:p>
          </table:table-cell>
          <table:table-cell table:style-name="ce35" table:formula="of:=IF([.A25]=&quot;N/A&quot;;&quot;N/A&quot;;[.F25]-[.J25])" office:value-type="float" office:value="0">
            <text:p>0</text:p>
          </table:table-cell>
          <table:table-cell table:style-name="ce17" table:formula="of:=IF([.A25]=&quot;N/A&quot;;&quot;N/A&quot;;IF([.N25]=1;[.D25]+1;[.L24]))" office:value-type="float" office:value="11">
            <text:p>11</text:p>
          </table:table-cell>
          <table:table-cell table:style-name="ce17" table:formula="of:=IF([.A25]=&quot;N/A&quot;;&quot;N/A&quot;;IF([.N25]=1;[.K25]+1;[.M24]))" office:value-type="float" office:value="21">
            <text:p>21</text:p>
          </table:table-cell>
          <table:table-cell table:style-name="ce17" table:formula="of:=IF([.A25]=&quot;N/A&quot;;&quot;N/A&quot;;OR([.E25]&lt;&gt;[.E24];[.F25]&lt;&gt;[.F24]))" office:value-type="boolean" office:boolean-value="false">
            <text:p>FALSE</text:p>
          </table:table-cell>
          <table:table-cell table:style-name="ce41" table:formula="of:=IF([.A25]=&quot;N/A&quot;;&quot;N/A&quot;;IF([.N25]=1;[.K25];IF([.J24]=[.F24];[.K25];[.O24]-1)))" office:value-type="float" office:value="0">
            <text:p>0</text:p>
          </table:table-cell>
          <table:table-cell table:style-name="ce45" table:formula="of:=IF([.A25]=&quot;N/A&quot;;&quot;N/A&quot;;IF([.N25]=1;[.L25]/[.M25]*1000;[.P24]))" office:value-type="float" office:value="523.809523809524">
            <text:p>523.8095238095</text:p>
          </table:table-cell>
          <table:table-cell table:number-columns-repeated="1008"/>
        </table:table-row>
        <table:table-row table:style-name="ro3">
          <table:table-cell table:style-name="ce13" table:formula="of:=IF(OR([.K24]=0;[.A25]=&quot;N/A&quot;);&quot;N/A&quot;;[.A25]+1)" office:value-type="float" office:value="21">
            <text:p>21</text:p>
          </table:table-cell>
          <table:table-cell table:style-name="ce17" table:formula="of:=IF([.A26]=&quot;N/A&quot;;&quot;N/A&quot;;[.B25]+[.P25])" office:value-type="float" office:value="11000">
            <text:p>11000</text:p>
          </table:table-cell>
          <table:table-cell table:style-name="ce17" table:formula="of:=IF([.A26]=&quot;N/A&quot;;&quot;N/A&quot;;IF([.N26]=1;[.D25];[.C25]))" office:value-type="float" office:value="10">
            <text:p>10</text:p>
          </table:table-cell>
          <table:table-cell table:style-name="ce23" table:formula="of:=IF([.A26]=&quot;N/A&quot;;&quot;N/A&quot;;IF([.D25]=0;CTWR_Remaining;[.D25]-CTWR_Remaining/[.G25]))" office:value-type="float" office:value="10">
            <text:p>10</text:p>
          </table:table-cell>
          <table:table-cell table:style-name="ce24" table:formula="of:=IF([.A26]=&quot;N/A&quot;;&quot;N/A&quot;;[.E25])" office:value-type="float" office:value="140">
            <text:p>140</text:p>
          </table:table-cell>
          <table:table-cell table:style-name="ce26" table:formula="of:=IF([.A26]=&quot;N/A&quot;;&quot;N/A&quot;;[.F25])" office:value-type="float" office:value="160">
            <text:p>160</text:p>
          </table:table-cell>
          <table:table-cell table:style-name="ce17" table:formula="of:=IF([.A26]=&quot;N/A&quot;;&quot;N/A&quot;;[.F26]-[.E26])" office:value-type="float" office:value="20">
            <text:p>20</text:p>
          </table:table-cell>
          <table:table-cell table:style-name="ce17" table:formula="of:=IF([.A26]=&quot;N/A&quot;;&quot;N/A&quot;;1-[.K26]/[.G26])" office:value-type="float" office:value="0">
            <text:p>0</text:p>
          </table:table-cell>
          <table:table-cell table:style-name="ce17" table:formula="of:=IF([.A26]=&quot;N/A&quot;;&quot;N/A&quot;;IF([.N26]=1;1-([.G26]-1)/[.G26];[.I25]))" office:value-type="float" office:value="0.05">
            <text:p>0.05</text:p>
          </table:table-cell>
          <table:table-cell table:style-name="ce30" table:formula="of:=IF([.A26]=&quot;N/A&quot;;&quot;N/A&quot;;IF([.J25]=[.F25];[.E25];IF([.N26]=1;[.E26]+[.G26]*[.H25];[.J25]+1)))" office:value-type="float" office:value="140">
            <text:p>140</text:p>
          </table:table-cell>
          <table:table-cell table:style-name="ce35" table:formula="of:=IF([.A26]=&quot;N/A&quot;;&quot;N/A&quot;;[.F26]-[.J26])" office:value-type="float" office:value="20">
            <text:p>20</text:p>
          </table:table-cell>
          <table:table-cell table:style-name="ce17" table:formula="of:=IF([.A26]=&quot;N/A&quot;;&quot;N/A&quot;;IF([.N26]=1;[.D26]+1;[.L25]))" office:value-type="float" office:value="11">
            <text:p>11</text:p>
          </table:table-cell>
          <table:table-cell table:style-name="ce17" table:formula="of:=IF([.A26]=&quot;N/A&quot;;&quot;N/A&quot;;IF([.N26]=1;[.K26]+1;[.M25]))" office:value-type="float" office:value="21">
            <text:p>21</text:p>
          </table:table-cell>
          <table:table-cell table:style-name="ce17" table:formula="of:=IF([.A26]=&quot;N/A&quot;;&quot;N/A&quot;;OR([.E26]&lt;&gt;[.E25];[.F26]&lt;&gt;[.F25]))" office:value-type="boolean" office:boolean-value="false">
            <text:p>FALSE</text:p>
          </table:table-cell>
          <table:table-cell table:style-name="ce41" table:formula="of:=IF([.A26]=&quot;N/A&quot;;&quot;N/A&quot;;IF([.N26]=1;[.K26];IF([.J25]=[.F25];[.K26];[.O25]-1)))" office:value-type="float" office:value="20">
            <text:p>20</text:p>
          </table:table-cell>
          <table:table-cell table:style-name="ce45" table:formula="of:=IF([.A26]=&quot;N/A&quot;;&quot;N/A&quot;;IF([.N26]=1;[.L26]/[.M26]*1000;[.P25]))" office:value-type="float" office:value="523.809523809524">
            <text:p>523.8095238095</text:p>
          </table:table-cell>
          <table:table-cell table:number-columns-repeated="1008"/>
        </table:table-row>
        <table:table-row table:style-name="ro3">
          <table:table-cell table:style-name="ce13" table:formula="of:=IF(OR([.K25]=0;[.A26]=&quot;N/A&quot;);&quot;N/A&quot;;[.A26]+1)" office:value-type="string" office:string-value="N/A">
            <text:p>N/A</text:p>
          </table:table-cell>
          <table:table-cell table:style-name="ce17" table:formula="of:=IF([.A27]=&quot;N/A&quot;;&quot;N/A&quot;;[.B26]+[.P26])" office:value-type="string" office:string-value="N/A">
            <text:p>N/A</text:p>
          </table:table-cell>
          <table:table-cell table:style-name="ce17" table:formula="of:=IF([.A27]=&quot;N/A&quot;;&quot;N/A&quot;;IF([.N27]=1;[.D26];[.C26]))" office:value-type="string" office:string-value="N/A">
            <text:p>N/A</text:p>
          </table:table-cell>
          <table:table-cell table:style-name="ce23" table:formula="of:=IF([.A27]=&quot;N/A&quot;;&quot;N/A&quot;;IF([.D26]=0;CTWR_Remaining;[.D26]-CTWR_Remaining/[.G26]))" office:value-type="string" office:string-value="N/A">
            <text:p>N/A</text:p>
          </table:table-cell>
          <table:table-cell table:style-name="ce24" table:formula="of:=IF([.A27]=&quot;N/A&quot;;&quot;N/A&quot;;[.E26])" office:value-type="string" office:string-value="N/A">
            <text:p>N/A</text:p>
          </table:table-cell>
          <table:table-cell table:style-name="ce26" table:formula="of:=IF([.A27]=&quot;N/A&quot;;&quot;N/A&quot;;[.F26])" office:value-type="string" office:string-value="N/A">
            <text:p>N/A</text:p>
          </table:table-cell>
          <table:table-cell table:style-name="ce17" table:formula="of:=IF([.A27]=&quot;N/A&quot;;&quot;N/A&quot;;[.F27]-[.E27])" office:value-type="string" office:string-value="N/A">
            <text:p>N/A</text:p>
          </table:table-cell>
          <table:table-cell table:style-name="ce17" table:formula="of:=IF([.A27]=&quot;N/A&quot;;&quot;N/A&quot;;1-[.K27]/[.G27])" office:value-type="string" office:string-value="N/A">
            <text:p>N/A</text:p>
          </table:table-cell>
          <table:table-cell table:style-name="ce17" table:formula="of:=IF([.A27]=&quot;N/A&quot;;&quot;N/A&quot;;IF([.N27]=1;1-([.G27]-1)/[.G27];[.I26]))" office:value-type="string" office:string-value="N/A">
            <text:p>N/A</text:p>
          </table:table-cell>
          <table:table-cell table:style-name="ce30" table:formula="of:=IF([.A27]=&quot;N/A&quot;;&quot;N/A&quot;;IF([.J26]=[.F26];[.E26];IF([.N27]=1;[.E27]+[.G27]*[.H26];[.J26]+1)))" office:value-type="string" office:string-value="N/A">
            <text:p>N/A</text:p>
          </table:table-cell>
          <table:table-cell table:style-name="ce35" table:formula="of:=IF([.A27]=&quot;N/A&quot;;&quot;N/A&quot;;[.F27]-[.J27])" office:value-type="string" office:string-value="N/A">
            <text:p>N/A</text:p>
          </table:table-cell>
          <table:table-cell table:style-name="ce17" table:formula="of:=IF([.A27]=&quot;N/A&quot;;&quot;N/A&quot;;IF([.N27]=1;[.D27]+1;[.L26]))" office:value-type="string" office:string-value="N/A">
            <text:p>N/A</text:p>
          </table:table-cell>
          <table:table-cell table:style-name="ce17" table:formula="of:=IF([.A27]=&quot;N/A&quot;;&quot;N/A&quot;;IF([.N27]=1;[.K27]+1;[.M26]))" office:value-type="string" office:string-value="N/A">
            <text:p>N/A</text:p>
          </table:table-cell>
          <table:table-cell table:style-name="ce17" table:formula="of:=IF([.A27]=&quot;N/A&quot;;&quot;N/A&quot;;OR([.E27]&lt;&gt;[.E26];[.F27]&lt;&gt;[.F26]))" office:value-type="string" office:string-value="N/A">
            <text:p>N/A</text:p>
          </table:table-cell>
          <table:table-cell table:style-name="ce41" table:formula="of:=IF([.A27]=&quot;N/A&quot;;&quot;N/A&quot;;IF([.N27]=1;[.K27];IF([.J26]=[.F26];[.K27];[.O26]-1)))" office:value-type="string" office:string-value="N/A">
            <text:p>N/A</text:p>
          </table:table-cell>
          <table:table-cell table:style-name="ce45" table:formula="of:=IF([.A27]=&quot;N/A&quot;;&quot;N/A&quot;;IF([.N27]=1;[.L27]/[.M27]*1000;[.P26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26]=0;[.A27]=&quot;N/A&quot;);&quot;N/A&quot;;[.A27]+1)" office:value-type="string" office:string-value="N/A">
            <text:p>N/A</text:p>
          </table:table-cell>
          <table:table-cell table:style-name="ce17" table:formula="of:=IF([.A28]=&quot;N/A&quot;;&quot;N/A&quot;;[.B27]+[.P27])" office:value-type="string" office:string-value="N/A">
            <text:p>N/A</text:p>
          </table:table-cell>
          <table:table-cell table:style-name="ce17" table:formula="of:=IF([.A28]=&quot;N/A&quot;;&quot;N/A&quot;;IF([.N28]=1;[.D27];[.C27]))" office:value-type="string" office:string-value="N/A">
            <text:p>N/A</text:p>
          </table:table-cell>
          <table:table-cell table:style-name="ce17" table:formula="of:=IF([.A28]=&quot;N/A&quot;;&quot;N/A&quot;;IF([.D27]=0;CTWR_Remaining;[.D27]-CTWR_Remaining/[.G27]))" office:value-type="string" office:string-value="N/A">
            <text:p>N/A</text:p>
          </table:table-cell>
          <table:table-cell table:style-name="ce24" table:formula="of:=IF([.A28]=&quot;N/A&quot;;&quot;N/A&quot;;[.E27])" office:value-type="string" office:string-value="N/A">
            <text:p>N/A</text:p>
          </table:table-cell>
          <table:table-cell table:style-name="ce26" table:formula="of:=IF([.A28]=&quot;N/A&quot;;&quot;N/A&quot;;[.F27])" office:value-type="string" office:string-value="N/A">
            <text:p>N/A</text:p>
          </table:table-cell>
          <table:table-cell table:style-name="ce17" table:formula="of:=IF([.A28]=&quot;N/A&quot;;&quot;N/A&quot;;[.F28]-[.E28])" office:value-type="string" office:string-value="N/A">
            <text:p>N/A</text:p>
          </table:table-cell>
          <table:table-cell table:style-name="ce17" table:formula="of:=IF([.A28]=&quot;N/A&quot;;&quot;N/A&quot;;1-[.K28]/[.G28])" office:value-type="string" office:string-value="N/A">
            <text:p>N/A</text:p>
          </table:table-cell>
          <table:table-cell table:style-name="ce17" table:formula="of:=IF([.A28]=&quot;N/A&quot;;&quot;N/A&quot;;IF([.N28]=1;1-([.G28]-1)/[.G28];[.I27]))" office:value-type="string" office:string-value="N/A">
            <text:p>N/A</text:p>
          </table:table-cell>
          <table:table-cell table:style-name="ce30" table:formula="of:=IF([.A28]=&quot;N/A&quot;;&quot;N/A&quot;;IF([.J27]=[.F27];[.E27];IF([.N28]=1;[.E28]+[.G28]*[.H27];[.J27]+1)))" office:value-type="string" office:string-value="N/A">
            <text:p>N/A</text:p>
          </table:table-cell>
          <table:table-cell table:style-name="ce35" table:formula="of:=IF([.A28]=&quot;N/A&quot;;&quot;N/A&quot;;[.F28]-[.J28])" office:value-type="string" office:string-value="N/A">
            <text:p>N/A</text:p>
          </table:table-cell>
          <table:table-cell table:style-name="ce17" table:formula="of:=IF([.A28]=&quot;N/A&quot;;&quot;N/A&quot;;IF([.N28]=1;[.D28]+1;[.L27]))" office:value-type="string" office:string-value="N/A">
            <text:p>N/A</text:p>
          </table:table-cell>
          <table:table-cell table:style-name="ce17" table:formula="of:=IF([.A28]=&quot;N/A&quot;;&quot;N/A&quot;;IF([.N28]=1;[.K28]+1;[.M27]))" office:value-type="string" office:string-value="N/A">
            <text:p>N/A</text:p>
          </table:table-cell>
          <table:table-cell table:style-name="ce17" table:formula="of:=IF([.A28]=&quot;N/A&quot;;&quot;N/A&quot;;OR([.E28]&lt;&gt;[.E27];[.F28]&lt;&gt;[.F27]))" office:value-type="string" office:string-value="N/A">
            <text:p>N/A</text:p>
          </table:table-cell>
          <table:table-cell table:style-name="ce41" table:formula="of:=IF([.A28]=&quot;N/A&quot;;&quot;N/A&quot;;IF([.N28]=1;[.K28];IF([.J27]=[.F27];[.K28];[.O27]-1)))" office:value-type="string" office:string-value="N/A">
            <text:p>N/A</text:p>
          </table:table-cell>
          <table:table-cell table:style-name="ce45" table:formula="of:=IF([.A28]=&quot;N/A&quot;;&quot;N/A&quot;;IF([.N28]=1;[.L28]/[.M28]*1000;[.P27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27]=0;[.A28]=&quot;N/A&quot;);&quot;N/A&quot;;[.A28]+1)" office:value-type="string" office:string-value="N/A">
            <text:p>N/A</text:p>
          </table:table-cell>
          <table:table-cell table:style-name="ce17" table:formula="of:=IF([.A29]=&quot;N/A&quot;;&quot;N/A&quot;;[.B28]+[.P28])" office:value-type="string" office:string-value="N/A">
            <text:p>N/A</text:p>
          </table:table-cell>
          <table:table-cell table:style-name="ce17" table:formula="of:=IF([.A29]=&quot;N/A&quot;;&quot;N/A&quot;;IF([.N29]=1;[.D28];[.C28]))" office:value-type="string" office:string-value="N/A">
            <text:p>N/A</text:p>
          </table:table-cell>
          <table:table-cell table:style-name="ce17" table:formula="of:=IF([.A29]=&quot;N/A&quot;;&quot;N/A&quot;;IF([.D28]=0;CTWR_Remaining;[.D28]-CTWR_Remaining/[.G28]))" office:value-type="string" office:string-value="N/A">
            <text:p>N/A</text:p>
          </table:table-cell>
          <table:table-cell table:style-name="ce24" table:formula="of:=IF([.A29]=&quot;N/A&quot;;&quot;N/A&quot;;[.E28])" office:value-type="string" office:string-value="N/A">
            <text:p>N/A</text:p>
          </table:table-cell>
          <table:table-cell table:style-name="ce26" table:formula="of:=IF([.A29]=&quot;N/A&quot;;&quot;N/A&quot;;[.F28])" office:value-type="string" office:string-value="N/A">
            <text:p>N/A</text:p>
          </table:table-cell>
          <table:table-cell table:style-name="ce17" table:formula="of:=IF([.A29]=&quot;N/A&quot;;&quot;N/A&quot;;[.F29]-[.E29])" office:value-type="string" office:string-value="N/A">
            <text:p>N/A</text:p>
          </table:table-cell>
          <table:table-cell table:style-name="ce17" table:formula="of:=IF([.A29]=&quot;N/A&quot;;&quot;N/A&quot;;1-[.K29]/[.G29])" office:value-type="string" office:string-value="N/A">
            <text:p>N/A</text:p>
          </table:table-cell>
          <table:table-cell table:style-name="ce17" table:formula="of:=IF([.A29]=&quot;N/A&quot;;&quot;N/A&quot;;IF([.N29]=1;1-([.G29]-1)/[.G29];[.I28]))" office:value-type="string" office:string-value="N/A">
            <text:p>N/A</text:p>
          </table:table-cell>
          <table:table-cell table:style-name="ce30" table:formula="of:=IF([.A29]=&quot;N/A&quot;;&quot;N/A&quot;;IF([.J28]=[.F28];[.E28];IF([.N29]=1;[.E29]+[.G29]*[.H28];[.J28]+1)))" office:value-type="string" office:string-value="N/A">
            <text:p>N/A</text:p>
          </table:table-cell>
          <table:table-cell table:style-name="ce35" table:formula="of:=IF([.A29]=&quot;N/A&quot;;&quot;N/A&quot;;[.F29]-[.J29])" office:value-type="string" office:string-value="N/A">
            <text:p>N/A</text:p>
          </table:table-cell>
          <table:table-cell table:style-name="ce17" table:formula="of:=IF([.A29]=&quot;N/A&quot;;&quot;N/A&quot;;IF([.N29]=1;[.D29]+1;[.L28]))" office:value-type="string" office:string-value="N/A">
            <text:p>N/A</text:p>
          </table:table-cell>
          <table:table-cell table:style-name="ce17" table:formula="of:=IF([.A29]=&quot;N/A&quot;;&quot;N/A&quot;;IF([.N29]=1;[.K29]+1;[.M28]))" office:value-type="string" office:string-value="N/A">
            <text:p>N/A</text:p>
          </table:table-cell>
          <table:table-cell table:style-name="ce17" table:formula="of:=IF([.A29]=&quot;N/A&quot;;&quot;N/A&quot;;OR([.E29]&lt;&gt;[.E28];[.F29]&lt;&gt;[.F28]))" office:value-type="string" office:string-value="N/A">
            <text:p>N/A</text:p>
          </table:table-cell>
          <table:table-cell table:style-name="ce41" table:formula="of:=IF([.A29]=&quot;N/A&quot;;&quot;N/A&quot;;IF([.N29]=1;[.K29];IF([.J28]=[.F28];[.K29];[.O28]-1)))" office:value-type="string" office:string-value="N/A">
            <text:p>N/A</text:p>
          </table:table-cell>
          <table:table-cell table:style-name="ce45" table:formula="of:=IF([.A29]=&quot;N/A&quot;;&quot;N/A&quot;;IF([.N29]=1;[.L29]/[.M29]*1000;[.P28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28]=0;[.A29]=&quot;N/A&quot;);&quot;N/A&quot;;[.A29]+1)" office:value-type="string" office:string-value="N/A">
            <text:p>N/A</text:p>
          </table:table-cell>
          <table:table-cell table:style-name="ce17" table:formula="of:=IF([.A30]=&quot;N/A&quot;;&quot;N/A&quot;;[.B29]+[.P29])" office:value-type="string" office:string-value="N/A">
            <text:p>N/A</text:p>
          </table:table-cell>
          <table:table-cell table:style-name="ce17" table:formula="of:=IF([.A30]=&quot;N/A&quot;;&quot;N/A&quot;;IF([.N30]=1;[.D29];[.C29]))" office:value-type="string" office:string-value="N/A">
            <text:p>N/A</text:p>
          </table:table-cell>
          <table:table-cell table:style-name="ce17" table:formula="of:=IF([.A30]=&quot;N/A&quot;;&quot;N/A&quot;;IF([.D29]=0;CTWR_Remaining;[.D29]-CTWR_Remaining/[.G29]))" office:value-type="string" office:string-value="N/A">
            <text:p>N/A</text:p>
          </table:table-cell>
          <table:table-cell table:style-name="ce24" table:formula="of:=IF([.A30]=&quot;N/A&quot;;&quot;N/A&quot;;[.E29])" office:value-type="string" office:string-value="N/A">
            <text:p>N/A</text:p>
          </table:table-cell>
          <table:table-cell table:style-name="ce26" table:formula="of:=IF([.A30]=&quot;N/A&quot;;&quot;N/A&quot;;[.F29])" office:value-type="string" office:string-value="N/A">
            <text:p>N/A</text:p>
          </table:table-cell>
          <table:table-cell table:style-name="ce17" table:formula="of:=IF([.A30]=&quot;N/A&quot;;&quot;N/A&quot;;[.F30]-[.E30])" office:value-type="string" office:string-value="N/A">
            <text:p>N/A</text:p>
          </table:table-cell>
          <table:table-cell table:style-name="ce17" table:formula="of:=IF([.A30]=&quot;N/A&quot;;&quot;N/A&quot;;1-[.K30]/[.G30])" office:value-type="string" office:string-value="N/A">
            <text:p>N/A</text:p>
          </table:table-cell>
          <table:table-cell table:style-name="ce17" table:formula="of:=IF([.A30]=&quot;N/A&quot;;&quot;N/A&quot;;IF([.N30]=1;1-([.G30]-1)/[.G30];[.I29]))" office:value-type="string" office:string-value="N/A">
            <text:p>N/A</text:p>
          </table:table-cell>
          <table:table-cell table:style-name="ce30" table:formula="of:=IF([.A30]=&quot;N/A&quot;;&quot;N/A&quot;;IF([.J29]=[.F29];[.E29];IF([.N30]=1;[.E30]+[.G30]*[.H29];[.J29]+1)))" office:value-type="string" office:string-value="N/A">
            <text:p>N/A</text:p>
          </table:table-cell>
          <table:table-cell table:style-name="ce35" table:formula="of:=IF([.A30]=&quot;N/A&quot;;&quot;N/A&quot;;[.F30]-[.J30])" office:value-type="string" office:string-value="N/A">
            <text:p>N/A</text:p>
          </table:table-cell>
          <table:table-cell table:style-name="ce17" table:formula="of:=IF([.A30]=&quot;N/A&quot;;&quot;N/A&quot;;IF([.N30]=1;[.D30]+1;[.L29]))" office:value-type="string" office:string-value="N/A">
            <text:p>N/A</text:p>
          </table:table-cell>
          <table:table-cell table:style-name="ce17" table:formula="of:=IF([.A30]=&quot;N/A&quot;;&quot;N/A&quot;;IF([.N30]=1;[.K30]+1;[.M29]))" office:value-type="string" office:string-value="N/A">
            <text:p>N/A</text:p>
          </table:table-cell>
          <table:table-cell table:style-name="ce17" table:formula="of:=IF([.A30]=&quot;N/A&quot;;&quot;N/A&quot;;OR([.E30]&lt;&gt;[.E29];[.F30]&lt;&gt;[.F29]))" office:value-type="string" office:string-value="N/A">
            <text:p>N/A</text:p>
          </table:table-cell>
          <table:table-cell table:style-name="ce41" table:formula="of:=IF([.A30]=&quot;N/A&quot;;&quot;N/A&quot;;IF([.N30]=1;[.K30];IF([.J29]=[.F29];[.K30];[.O29]-1)))" office:value-type="string" office:string-value="N/A">
            <text:p>N/A</text:p>
          </table:table-cell>
          <table:table-cell table:style-name="ce45" table:formula="of:=IF([.A30]=&quot;N/A&quot;;&quot;N/A&quot;;IF([.N30]=1;[.L30]/[.M30]*1000;[.P29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29]=0;[.A30]=&quot;N/A&quot;);&quot;N/A&quot;;[.A30]+1)" office:value-type="string" office:string-value="N/A">
            <text:p>N/A</text:p>
          </table:table-cell>
          <table:table-cell table:style-name="ce17" table:formula="of:=IF([.A31]=&quot;N/A&quot;;&quot;N/A&quot;;[.B30]+[.P30])" office:value-type="string" office:string-value="N/A">
            <text:p>N/A</text:p>
          </table:table-cell>
          <table:table-cell table:style-name="ce17" table:formula="of:=IF([.A31]=&quot;N/A&quot;;&quot;N/A&quot;;IF([.N31]=1;[.D30];[.C30]))" office:value-type="string" office:string-value="N/A">
            <text:p>N/A</text:p>
          </table:table-cell>
          <table:table-cell table:style-name="ce17" table:formula="of:=IF([.A31]=&quot;N/A&quot;;&quot;N/A&quot;;IF([.D30]=0;CTWR_Remaining;[.D30]-CTWR_Remaining/[.G30]))" office:value-type="string" office:string-value="N/A">
            <text:p>N/A</text:p>
          </table:table-cell>
          <table:table-cell table:style-name="ce24" table:formula="of:=IF([.A31]=&quot;N/A&quot;;&quot;N/A&quot;;[.E30])" office:value-type="string" office:string-value="N/A">
            <text:p>N/A</text:p>
          </table:table-cell>
          <table:table-cell table:style-name="ce26" table:formula="of:=IF([.A31]=&quot;N/A&quot;;&quot;N/A&quot;;[.F30])" office:value-type="string" office:string-value="N/A">
            <text:p>N/A</text:p>
          </table:table-cell>
          <table:table-cell table:style-name="ce17" table:formula="of:=IF([.A31]=&quot;N/A&quot;;&quot;N/A&quot;;[.F31]-[.E31])" office:value-type="string" office:string-value="N/A">
            <text:p>N/A</text:p>
          </table:table-cell>
          <table:table-cell table:style-name="ce17" table:formula="of:=IF([.A31]=&quot;N/A&quot;;&quot;N/A&quot;;1-[.K31]/[.G31])" office:value-type="string" office:string-value="N/A">
            <text:p>N/A</text:p>
          </table:table-cell>
          <table:table-cell table:style-name="ce17" table:formula="of:=IF([.A31]=&quot;N/A&quot;;&quot;N/A&quot;;IF([.N31]=1;1-([.G31]-1)/[.G31];[.I30]))" office:value-type="string" office:string-value="N/A">
            <text:p>N/A</text:p>
          </table:table-cell>
          <table:table-cell table:style-name="ce30" table:formula="of:=IF([.A31]=&quot;N/A&quot;;&quot;N/A&quot;;IF([.J30]=[.F30];[.E30];IF([.N31]=1;[.E31]+[.G31]*[.H30];[.J30]+1)))" office:value-type="string" office:string-value="N/A">
            <text:p>N/A</text:p>
          </table:table-cell>
          <table:table-cell table:style-name="ce35" table:formula="of:=IF([.A31]=&quot;N/A&quot;;&quot;N/A&quot;;[.F31]-[.J31])" office:value-type="string" office:string-value="N/A">
            <text:p>N/A</text:p>
          </table:table-cell>
          <table:table-cell table:style-name="ce17" table:formula="of:=IF([.A31]=&quot;N/A&quot;;&quot;N/A&quot;;IF([.N31]=1;[.D31]+1;[.L30]))" office:value-type="string" office:string-value="N/A">
            <text:p>N/A</text:p>
          </table:table-cell>
          <table:table-cell table:style-name="ce17" table:formula="of:=IF([.A31]=&quot;N/A&quot;;&quot;N/A&quot;;IF([.N31]=1;[.K31]+1;[.M30]))" office:value-type="string" office:string-value="N/A">
            <text:p>N/A</text:p>
          </table:table-cell>
          <table:table-cell table:style-name="ce17" table:formula="of:=IF([.A31]=&quot;N/A&quot;;&quot;N/A&quot;;OR([.E31]&lt;&gt;[.E30];[.F31]&lt;&gt;[.F30]))" office:value-type="string" office:string-value="N/A">
            <text:p>N/A</text:p>
          </table:table-cell>
          <table:table-cell table:style-name="ce41" table:formula="of:=IF([.A31]=&quot;N/A&quot;;&quot;N/A&quot;;IF([.N31]=1;[.K31];IF([.J30]=[.F30];[.K31];[.O30]-1)))" office:value-type="string" office:string-value="N/A">
            <text:p>N/A</text:p>
          </table:table-cell>
          <table:table-cell table:style-name="ce45" table:formula="of:=IF([.A31]=&quot;N/A&quot;;&quot;N/A&quot;;IF([.N31]=1;[.L31]/[.M31]*1000;[.P30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30]=0;[.A31]=&quot;N/A&quot;);&quot;N/A&quot;;[.A31]+1)" office:value-type="string" office:string-value="N/A">
            <text:p>N/A</text:p>
          </table:table-cell>
          <table:table-cell table:style-name="ce17" table:formula="of:=IF([.A32]=&quot;N/A&quot;;&quot;N/A&quot;;[.B31]+[.P31])" office:value-type="string" office:string-value="N/A">
            <text:p>N/A</text:p>
          </table:table-cell>
          <table:table-cell table:style-name="ce17" table:formula="of:=IF([.A32]=&quot;N/A&quot;;&quot;N/A&quot;;IF([.N32]=1;[.D31];[.C31]))" office:value-type="string" office:string-value="N/A">
            <text:p>N/A</text:p>
          </table:table-cell>
          <table:table-cell table:style-name="ce17" table:formula="of:=IF([.A32]=&quot;N/A&quot;;&quot;N/A&quot;;IF([.D31]=0;CTWR_Remaining;[.D31]-CTWR_Remaining/[.G31]))" office:value-type="string" office:string-value="N/A">
            <text:p>N/A</text:p>
          </table:table-cell>
          <table:table-cell table:style-name="ce24" table:formula="of:=IF([.A32]=&quot;N/A&quot;;&quot;N/A&quot;;[.E31])" office:value-type="string" office:string-value="N/A">
            <text:p>N/A</text:p>
          </table:table-cell>
          <table:table-cell table:style-name="ce26" table:formula="of:=IF([.A32]=&quot;N/A&quot;;&quot;N/A&quot;;[.F31])" office:value-type="string" office:string-value="N/A">
            <text:p>N/A</text:p>
          </table:table-cell>
          <table:table-cell table:style-name="ce17" table:formula="of:=IF([.A32]=&quot;N/A&quot;;&quot;N/A&quot;;[.F32]-[.E32])" office:value-type="string" office:string-value="N/A">
            <text:p>N/A</text:p>
          </table:table-cell>
          <table:table-cell table:style-name="ce17" table:formula="of:=IF([.A32]=&quot;N/A&quot;;&quot;N/A&quot;;1-[.K32]/[.G32])" office:value-type="string" office:string-value="N/A">
            <text:p>N/A</text:p>
          </table:table-cell>
          <table:table-cell table:style-name="ce17" table:formula="of:=IF([.A32]=&quot;N/A&quot;;&quot;N/A&quot;;IF([.N32]=1;1-([.G32]-1)/[.G32];[.I31]))" office:value-type="string" office:string-value="N/A">
            <text:p>N/A</text:p>
          </table:table-cell>
          <table:table-cell table:style-name="ce30" table:formula="of:=IF([.A32]=&quot;N/A&quot;;&quot;N/A&quot;;IF([.J31]=[.F31];[.E31];IF([.N32]=1;[.E32]+[.G32]*[.H31];[.J31]+1)))" office:value-type="string" office:string-value="N/A">
            <text:p>N/A</text:p>
          </table:table-cell>
          <table:table-cell table:style-name="ce35" table:formula="of:=IF([.A32]=&quot;N/A&quot;;&quot;N/A&quot;;[.F32]-[.J32])" office:value-type="string" office:string-value="N/A">
            <text:p>N/A</text:p>
          </table:table-cell>
          <table:table-cell table:style-name="ce17" table:formula="of:=IF([.A32]=&quot;N/A&quot;;&quot;N/A&quot;;IF([.N32]=1;[.D32]+1;[.L31]))" office:value-type="string" office:string-value="N/A">
            <text:p>N/A</text:p>
          </table:table-cell>
          <table:table-cell table:style-name="ce17" table:formula="of:=IF([.A32]=&quot;N/A&quot;;&quot;N/A&quot;;IF([.N32]=1;[.K32]+1;[.M31]))" office:value-type="string" office:string-value="N/A">
            <text:p>N/A</text:p>
          </table:table-cell>
          <table:table-cell table:style-name="ce17" table:formula="of:=IF([.A32]=&quot;N/A&quot;;&quot;N/A&quot;;OR([.E32]&lt;&gt;[.E31];[.F32]&lt;&gt;[.F31]))" office:value-type="string" office:string-value="N/A">
            <text:p>N/A</text:p>
          </table:table-cell>
          <table:table-cell table:style-name="ce41" table:formula="of:=IF([.A32]=&quot;N/A&quot;;&quot;N/A&quot;;IF([.N32]=1;[.K32];IF([.J31]=[.F31];[.K32];[.O31]-1)))" office:value-type="string" office:string-value="N/A">
            <text:p>N/A</text:p>
          </table:table-cell>
          <table:table-cell table:style-name="ce45" table:formula="of:=IF([.A32]=&quot;N/A&quot;;&quot;N/A&quot;;IF([.N32]=1;[.L32]/[.M32]*1000;[.P31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31]=0;[.A32]=&quot;N/A&quot;);&quot;N/A&quot;;[.A32]+1)" office:value-type="string" office:string-value="N/A">
            <text:p>N/A</text:p>
          </table:table-cell>
          <table:table-cell table:style-name="ce17" table:formula="of:=IF([.A33]=&quot;N/A&quot;;&quot;N/A&quot;;[.B32]+[.P32])" office:value-type="string" office:string-value="N/A">
            <text:p>N/A</text:p>
          </table:table-cell>
          <table:table-cell table:style-name="ce17" table:formula="of:=IF([.A33]=&quot;N/A&quot;;&quot;N/A&quot;;IF([.N33]=1;[.D32];[.C32]))" office:value-type="string" office:string-value="N/A">
            <text:p>N/A</text:p>
          </table:table-cell>
          <table:table-cell table:style-name="ce17" table:formula="of:=IF([.A33]=&quot;N/A&quot;;&quot;N/A&quot;;IF([.D32]=0;CTWR_Remaining;[.D32]-CTWR_Remaining/[.G32]))" office:value-type="string" office:string-value="N/A">
            <text:p>N/A</text:p>
          </table:table-cell>
          <table:table-cell table:style-name="ce24" table:formula="of:=IF([.A33]=&quot;N/A&quot;;&quot;N/A&quot;;[.E32])" office:value-type="string" office:string-value="N/A">
            <text:p>N/A</text:p>
          </table:table-cell>
          <table:table-cell table:style-name="ce26" table:formula="of:=IF([.A33]=&quot;N/A&quot;;&quot;N/A&quot;;[.F32])" office:value-type="string" office:string-value="N/A">
            <text:p>N/A</text:p>
          </table:table-cell>
          <table:table-cell table:style-name="ce17" table:formula="of:=IF([.A33]=&quot;N/A&quot;;&quot;N/A&quot;;[.F33]-[.E33])" office:value-type="string" office:string-value="N/A">
            <text:p>N/A</text:p>
          </table:table-cell>
          <table:table-cell table:style-name="ce17" table:formula="of:=IF([.A33]=&quot;N/A&quot;;&quot;N/A&quot;;1-[.K33]/[.G33])" office:value-type="string" office:string-value="N/A">
            <text:p>N/A</text:p>
          </table:table-cell>
          <table:table-cell table:style-name="ce17" table:formula="of:=IF([.A33]=&quot;N/A&quot;;&quot;N/A&quot;;IF([.N33]=1;1-([.G33]-1)/[.G33];[.I32]))" office:value-type="string" office:string-value="N/A">
            <text:p>N/A</text:p>
          </table:table-cell>
          <table:table-cell table:style-name="ce30" table:formula="of:=IF([.A33]=&quot;N/A&quot;;&quot;N/A&quot;;IF([.J32]=[.F32];[.E32];IF([.N33]=1;[.E33]+[.G33]*[.H32];[.J32]+1)))" office:value-type="string" office:string-value="N/A">
            <text:p>N/A</text:p>
          </table:table-cell>
          <table:table-cell table:style-name="ce35" table:formula="of:=IF([.A33]=&quot;N/A&quot;;&quot;N/A&quot;;[.F33]-[.J33])" office:value-type="string" office:string-value="N/A">
            <text:p>N/A</text:p>
          </table:table-cell>
          <table:table-cell table:style-name="ce17" table:formula="of:=IF([.A33]=&quot;N/A&quot;;&quot;N/A&quot;;IF([.N33]=1;[.D33]+1;[.L32]))" office:value-type="string" office:string-value="N/A">
            <text:p>N/A</text:p>
          </table:table-cell>
          <table:table-cell table:style-name="ce17" table:formula="of:=IF([.A33]=&quot;N/A&quot;;&quot;N/A&quot;;IF([.N33]=1;[.K33]+1;[.M32]))" office:value-type="string" office:string-value="N/A">
            <text:p>N/A</text:p>
          </table:table-cell>
          <table:table-cell table:style-name="ce17" table:formula="of:=IF([.A33]=&quot;N/A&quot;;&quot;N/A&quot;;OR([.E33]&lt;&gt;[.E32];[.F33]&lt;&gt;[.F32]))" office:value-type="string" office:string-value="N/A">
            <text:p>N/A</text:p>
          </table:table-cell>
          <table:table-cell table:style-name="ce41" table:formula="of:=IF([.A33]=&quot;N/A&quot;;&quot;N/A&quot;;IF([.N33]=1;[.K33];IF([.J32]=[.F32];[.K33];[.O32]-1)))" office:value-type="string" office:string-value="N/A">
            <text:p>N/A</text:p>
          </table:table-cell>
          <table:table-cell table:style-name="ce45" table:formula="of:=IF([.A33]=&quot;N/A&quot;;&quot;N/A&quot;;IF([.N33]=1;[.L33]/[.M33]*1000;[.P32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32]=0;[.A33]=&quot;N/A&quot;);&quot;N/A&quot;;[.A33]+1)" office:value-type="string" office:string-value="N/A">
            <text:p>N/A</text:p>
          </table:table-cell>
          <table:table-cell table:style-name="ce17" table:formula="of:=IF([.A34]=&quot;N/A&quot;;&quot;N/A&quot;;[.B33]+[.P33])" office:value-type="string" office:string-value="N/A">
            <text:p>N/A</text:p>
          </table:table-cell>
          <table:table-cell table:style-name="ce17" table:formula="of:=IF([.A34]=&quot;N/A&quot;;&quot;N/A&quot;;IF([.N34]=1;[.D33];[.C33]))" office:value-type="string" office:string-value="N/A">
            <text:p>N/A</text:p>
          </table:table-cell>
          <table:table-cell table:style-name="ce17" table:formula="of:=IF([.A34]=&quot;N/A&quot;;&quot;N/A&quot;;IF([.D33]=0;CTWR_Remaining;[.D33]-CTWR_Remaining/[.G33]))" office:value-type="string" office:string-value="N/A">
            <text:p>N/A</text:p>
          </table:table-cell>
          <table:table-cell table:style-name="ce24" table:formula="of:=IF([.A34]=&quot;N/A&quot;;&quot;N/A&quot;;[.E33])" office:value-type="string" office:string-value="N/A">
            <text:p>N/A</text:p>
          </table:table-cell>
          <table:table-cell table:style-name="ce26" table:formula="of:=IF([.A34]=&quot;N/A&quot;;&quot;N/A&quot;;[.F33])" office:value-type="string" office:string-value="N/A">
            <text:p>N/A</text:p>
          </table:table-cell>
          <table:table-cell table:style-name="ce17" table:formula="of:=IF([.A34]=&quot;N/A&quot;;&quot;N/A&quot;;[.F34]-[.E34])" office:value-type="string" office:string-value="N/A">
            <text:p>N/A</text:p>
          </table:table-cell>
          <table:table-cell table:style-name="ce17" table:formula="of:=IF([.A34]=&quot;N/A&quot;;&quot;N/A&quot;;1-[.K34]/[.G34])" office:value-type="string" office:string-value="N/A">
            <text:p>N/A</text:p>
          </table:table-cell>
          <table:table-cell table:style-name="ce17" table:formula="of:=IF([.A34]=&quot;N/A&quot;;&quot;N/A&quot;;IF([.N34]=1;1-([.G34]-1)/[.G34];[.I33]))" office:value-type="string" office:string-value="N/A">
            <text:p>N/A</text:p>
          </table:table-cell>
          <table:table-cell table:style-name="ce30" table:formula="of:=IF([.A34]=&quot;N/A&quot;;&quot;N/A&quot;;IF([.J33]=[.F33];[.E33];IF([.N34]=1;[.E34]+[.G34]*[.H33];[.J33]+1)))" office:value-type="string" office:string-value="N/A">
            <text:p>N/A</text:p>
          </table:table-cell>
          <table:table-cell table:style-name="ce35" table:formula="of:=IF([.A34]=&quot;N/A&quot;;&quot;N/A&quot;;[.F34]-[.J34])" office:value-type="string" office:string-value="N/A">
            <text:p>N/A</text:p>
          </table:table-cell>
          <table:table-cell table:style-name="ce17" table:formula="of:=IF([.A34]=&quot;N/A&quot;;&quot;N/A&quot;;IF([.N34]=1;[.D34]+1;[.L33]))" office:value-type="string" office:string-value="N/A">
            <text:p>N/A</text:p>
          </table:table-cell>
          <table:table-cell table:style-name="ce17" table:formula="of:=IF([.A34]=&quot;N/A&quot;;&quot;N/A&quot;;IF([.N34]=1;[.K34]+1;[.M33]))" office:value-type="string" office:string-value="N/A">
            <text:p>N/A</text:p>
          </table:table-cell>
          <table:table-cell table:style-name="ce17" table:formula="of:=IF([.A34]=&quot;N/A&quot;;&quot;N/A&quot;;OR([.E34]&lt;&gt;[.E33];[.F34]&lt;&gt;[.F33]))" office:value-type="string" office:string-value="N/A">
            <text:p>N/A</text:p>
          </table:table-cell>
          <table:table-cell table:style-name="ce41" table:formula="of:=IF([.A34]=&quot;N/A&quot;;&quot;N/A&quot;;IF([.N34]=1;[.K34];IF([.J33]=[.F33];[.K34];[.O33]-1)))" office:value-type="string" office:string-value="N/A">
            <text:p>N/A</text:p>
          </table:table-cell>
          <table:table-cell table:style-name="ce45" table:formula="of:=IF([.A34]=&quot;N/A&quot;;&quot;N/A&quot;;IF([.N34]=1;[.L34]/[.M34]*1000;[.P33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33]=0;[.A34]=&quot;N/A&quot;);&quot;N/A&quot;;[.A34]+1)" office:value-type="string" office:string-value="N/A">
            <text:p>N/A</text:p>
          </table:table-cell>
          <table:table-cell table:style-name="ce17" table:formula="of:=IF([.A35]=&quot;N/A&quot;;&quot;N/A&quot;;[.B34]+[.P34])" office:value-type="string" office:string-value="N/A">
            <text:p>N/A</text:p>
          </table:table-cell>
          <table:table-cell table:style-name="ce17" table:formula="of:=IF([.A35]=&quot;N/A&quot;;&quot;N/A&quot;;IF([.N35]=1;[.D34];[.C34]))" office:value-type="string" office:string-value="N/A">
            <text:p>N/A</text:p>
          </table:table-cell>
          <table:table-cell table:style-name="ce17" table:formula="of:=IF([.A35]=&quot;N/A&quot;;&quot;N/A&quot;;IF([.D34]=0;CTWR_Remaining;[.D34]-CTWR_Remaining/[.G34]))" office:value-type="string" office:string-value="N/A">
            <text:p>N/A</text:p>
          </table:table-cell>
          <table:table-cell table:style-name="ce24" table:formula="of:=IF([.A35]=&quot;N/A&quot;;&quot;N/A&quot;;[.E34])" office:value-type="string" office:string-value="N/A">
            <text:p>N/A</text:p>
          </table:table-cell>
          <table:table-cell table:style-name="ce26" table:formula="of:=IF([.A35]=&quot;N/A&quot;;&quot;N/A&quot;;[.F34])" office:value-type="string" office:string-value="N/A">
            <text:p>N/A</text:p>
          </table:table-cell>
          <table:table-cell table:style-name="ce17" table:formula="of:=IF([.A35]=&quot;N/A&quot;;&quot;N/A&quot;;[.F35]-[.E35])" office:value-type="string" office:string-value="N/A">
            <text:p>N/A</text:p>
          </table:table-cell>
          <table:table-cell table:style-name="ce17" table:formula="of:=IF([.A35]=&quot;N/A&quot;;&quot;N/A&quot;;1-[.K35]/[.G35])" office:value-type="string" office:string-value="N/A">
            <text:p>N/A</text:p>
          </table:table-cell>
          <table:table-cell table:style-name="ce17" table:formula="of:=IF([.A35]=&quot;N/A&quot;;&quot;N/A&quot;;IF([.N35]=1;1-([.G35]-1)/[.G35];[.I34]))" office:value-type="string" office:string-value="N/A">
            <text:p>N/A</text:p>
          </table:table-cell>
          <table:table-cell table:style-name="ce30" table:formula="of:=IF([.A35]=&quot;N/A&quot;;&quot;N/A&quot;;IF([.J34]=[.F34];[.E34];IF([.N35]=1;[.E35]+[.G35]*[.H34];[.J34]+1)))" office:value-type="string" office:string-value="N/A">
            <text:p>N/A</text:p>
          </table:table-cell>
          <table:table-cell table:style-name="ce35" table:formula="of:=IF([.A35]=&quot;N/A&quot;;&quot;N/A&quot;;[.F35]-[.J35])" office:value-type="string" office:string-value="N/A">
            <text:p>N/A</text:p>
          </table:table-cell>
          <table:table-cell table:style-name="ce17" table:formula="of:=IF([.A35]=&quot;N/A&quot;;&quot;N/A&quot;;IF([.N35]=1;[.D35]+1;[.L34]))" office:value-type="string" office:string-value="N/A">
            <text:p>N/A</text:p>
          </table:table-cell>
          <table:table-cell table:style-name="ce17" table:formula="of:=IF([.A35]=&quot;N/A&quot;;&quot;N/A&quot;;IF([.N35]=1;[.K35]+1;[.M34]))" office:value-type="string" office:string-value="N/A">
            <text:p>N/A</text:p>
          </table:table-cell>
          <table:table-cell table:style-name="ce17" table:formula="of:=IF([.A35]=&quot;N/A&quot;;&quot;N/A&quot;;OR([.E35]&lt;&gt;[.E34];[.F35]&lt;&gt;[.F34]))" office:value-type="string" office:string-value="N/A">
            <text:p>N/A</text:p>
          </table:table-cell>
          <table:table-cell table:style-name="ce41" table:formula="of:=IF([.A35]=&quot;N/A&quot;;&quot;N/A&quot;;IF([.N35]=1;[.K35];IF([.J34]=[.F34];[.K35];[.O34]-1)))" office:value-type="string" office:string-value="N/A">
            <text:p>N/A</text:p>
          </table:table-cell>
          <table:table-cell table:style-name="ce45" table:formula="of:=IF([.A35]=&quot;N/A&quot;;&quot;N/A&quot;;IF([.N35]=1;[.L35]/[.M35]*1000;[.P34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34]=0;[.A35]=&quot;N/A&quot;);&quot;N/A&quot;;[.A35]+1)" office:value-type="string" office:string-value="N/A">
            <text:p>N/A</text:p>
          </table:table-cell>
          <table:table-cell table:style-name="ce17" table:formula="of:=IF([.A36]=&quot;N/A&quot;;&quot;N/A&quot;;[.B35]+[.P35])" office:value-type="string" office:string-value="N/A">
            <text:p>N/A</text:p>
          </table:table-cell>
          <table:table-cell table:style-name="ce17" table:formula="of:=IF([.A36]=&quot;N/A&quot;;&quot;N/A&quot;;IF([.N36]=1;[.D35];[.C35]))" office:value-type="string" office:string-value="N/A">
            <text:p>N/A</text:p>
          </table:table-cell>
          <table:table-cell table:style-name="ce17" table:formula="of:=IF([.A36]=&quot;N/A&quot;;&quot;N/A&quot;;IF([.D35]=0;CTWR_Remaining;[.D35]-CTWR_Remaining/[.G35]))" office:value-type="string" office:string-value="N/A">
            <text:p>N/A</text:p>
          </table:table-cell>
          <table:table-cell table:style-name="ce24" table:formula="of:=IF([.A36]=&quot;N/A&quot;;&quot;N/A&quot;;[.E35])" office:value-type="string" office:string-value="N/A">
            <text:p>N/A</text:p>
          </table:table-cell>
          <table:table-cell table:style-name="ce26" table:formula="of:=IF([.A36]=&quot;N/A&quot;;&quot;N/A&quot;;[.F35])" office:value-type="string" office:string-value="N/A">
            <text:p>N/A</text:p>
          </table:table-cell>
          <table:table-cell table:style-name="ce17" table:formula="of:=IF([.A36]=&quot;N/A&quot;;&quot;N/A&quot;;[.F36]-[.E36])" office:value-type="string" office:string-value="N/A">
            <text:p>N/A</text:p>
          </table:table-cell>
          <table:table-cell table:style-name="ce17" table:formula="of:=IF([.A36]=&quot;N/A&quot;;&quot;N/A&quot;;1-[.K36]/[.G36])" office:value-type="string" office:string-value="N/A">
            <text:p>N/A</text:p>
          </table:table-cell>
          <table:table-cell table:style-name="ce17" table:formula="of:=IF([.A36]=&quot;N/A&quot;;&quot;N/A&quot;;IF([.N36]=1;1-([.G36]-1)/[.G36];[.I35]))" office:value-type="string" office:string-value="N/A">
            <text:p>N/A</text:p>
          </table:table-cell>
          <table:table-cell table:style-name="ce30" table:formula="of:=IF([.A36]=&quot;N/A&quot;;&quot;N/A&quot;;IF([.J35]=[.F35];[.E35];IF([.N36]=1;[.E36]+[.G36]*[.H35];[.J35]+1)))" office:value-type="string" office:string-value="N/A">
            <text:p>N/A</text:p>
          </table:table-cell>
          <table:table-cell table:style-name="ce35" table:formula="of:=IF([.A36]=&quot;N/A&quot;;&quot;N/A&quot;;[.F36]-[.J36])" office:value-type="string" office:string-value="N/A">
            <text:p>N/A</text:p>
          </table:table-cell>
          <table:table-cell table:style-name="ce17" table:formula="of:=IF([.A36]=&quot;N/A&quot;;&quot;N/A&quot;;IF([.N36]=1;[.D36]+1;[.L35]))" office:value-type="string" office:string-value="N/A">
            <text:p>N/A</text:p>
          </table:table-cell>
          <table:table-cell table:style-name="ce17" table:formula="of:=IF([.A36]=&quot;N/A&quot;;&quot;N/A&quot;;IF([.N36]=1;[.K36]+1;[.M35]))" office:value-type="string" office:string-value="N/A">
            <text:p>N/A</text:p>
          </table:table-cell>
          <table:table-cell table:style-name="ce17" table:formula="of:=IF([.A36]=&quot;N/A&quot;;&quot;N/A&quot;;OR([.E36]&lt;&gt;[.E35];[.F36]&lt;&gt;[.F35]))" office:value-type="string" office:string-value="N/A">
            <text:p>N/A</text:p>
          </table:table-cell>
          <table:table-cell table:style-name="ce41" table:formula="of:=IF([.A36]=&quot;N/A&quot;;&quot;N/A&quot;;IF([.N36]=1;[.K36];IF([.J35]=[.F35];[.K36];[.O35]-1)))" office:value-type="string" office:string-value="N/A">
            <text:p>N/A</text:p>
          </table:table-cell>
          <table:table-cell table:style-name="ce45" table:formula="of:=IF([.A36]=&quot;N/A&quot;;&quot;N/A&quot;;IF([.N36]=1;[.L36]/[.M36]*1000;[.P35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35]=0;[.A36]=&quot;N/A&quot;);&quot;N/A&quot;;[.A36]+1)" office:value-type="string" office:string-value="N/A">
            <text:p>N/A</text:p>
          </table:table-cell>
          <table:table-cell table:style-name="ce17" table:formula="of:=IF([.A37]=&quot;N/A&quot;;&quot;N/A&quot;;[.B36]+[.P36])" office:value-type="string" office:string-value="N/A">
            <text:p>N/A</text:p>
          </table:table-cell>
          <table:table-cell table:style-name="ce17" table:formula="of:=IF([.A37]=&quot;N/A&quot;;&quot;N/A&quot;;IF([.N37]=1;[.D36];[.C36]))" office:value-type="string" office:string-value="N/A">
            <text:p>N/A</text:p>
          </table:table-cell>
          <table:table-cell table:style-name="ce17" table:formula="of:=IF([.A37]=&quot;N/A&quot;;&quot;N/A&quot;;IF([.D36]=0;CTWR_Remaining;[.D36]-CTWR_Remaining/[.G36]))" office:value-type="string" office:string-value="N/A">
            <text:p>N/A</text:p>
          </table:table-cell>
          <table:table-cell table:style-name="ce24" table:formula="of:=IF([.A37]=&quot;N/A&quot;;&quot;N/A&quot;;[.E36])" office:value-type="string" office:string-value="N/A">
            <text:p>N/A</text:p>
          </table:table-cell>
          <table:table-cell table:style-name="ce26" table:formula="of:=IF([.A37]=&quot;N/A&quot;;&quot;N/A&quot;;[.F36])" office:value-type="string" office:string-value="N/A">
            <text:p>N/A</text:p>
          </table:table-cell>
          <table:table-cell table:style-name="ce17" table:formula="of:=IF([.A37]=&quot;N/A&quot;;&quot;N/A&quot;;[.F37]-[.E37])" office:value-type="string" office:string-value="N/A">
            <text:p>N/A</text:p>
          </table:table-cell>
          <table:table-cell table:style-name="ce17" table:formula="of:=IF([.A37]=&quot;N/A&quot;;&quot;N/A&quot;;1-[.K37]/[.G37])" office:value-type="string" office:string-value="N/A">
            <text:p>N/A</text:p>
          </table:table-cell>
          <table:table-cell table:style-name="ce17" table:formula="of:=IF([.A37]=&quot;N/A&quot;;&quot;N/A&quot;;IF([.N37]=1;1-([.G37]-1)/[.G37];[.I36]))" office:value-type="string" office:string-value="N/A">
            <text:p>N/A</text:p>
          </table:table-cell>
          <table:table-cell table:style-name="ce30" table:formula="of:=IF([.A37]=&quot;N/A&quot;;&quot;N/A&quot;;IF([.J36]=[.F36];[.E36];IF([.N37]=1;[.E37]+[.G37]*[.H36];[.J36]+1)))" office:value-type="string" office:string-value="N/A">
            <text:p>N/A</text:p>
          </table:table-cell>
          <table:table-cell table:style-name="ce35" table:formula="of:=IF([.A37]=&quot;N/A&quot;;&quot;N/A&quot;;[.F37]-[.J37])" office:value-type="string" office:string-value="N/A">
            <text:p>N/A</text:p>
          </table:table-cell>
          <table:table-cell table:style-name="ce17" table:formula="of:=IF([.A37]=&quot;N/A&quot;;&quot;N/A&quot;;IF([.N37]=1;[.D37]+1;[.L36]))" office:value-type="string" office:string-value="N/A">
            <text:p>N/A</text:p>
          </table:table-cell>
          <table:table-cell table:style-name="ce17" table:formula="of:=IF([.A37]=&quot;N/A&quot;;&quot;N/A&quot;;IF([.N37]=1;[.K37]+1;[.M36]))" office:value-type="string" office:string-value="N/A">
            <text:p>N/A</text:p>
          </table:table-cell>
          <table:table-cell table:style-name="ce17" table:formula="of:=IF([.A37]=&quot;N/A&quot;;&quot;N/A&quot;;OR([.E37]&lt;&gt;[.E36];[.F37]&lt;&gt;[.F36]))" office:value-type="string" office:string-value="N/A">
            <text:p>N/A</text:p>
          </table:table-cell>
          <table:table-cell table:style-name="ce41" table:formula="of:=IF([.A37]=&quot;N/A&quot;;&quot;N/A&quot;;IF([.N37]=1;[.K37];IF([.J36]=[.F36];[.K37];[.O36]-1)))" office:value-type="string" office:string-value="N/A">
            <text:p>N/A</text:p>
          </table:table-cell>
          <table:table-cell table:style-name="ce45" table:formula="of:=IF([.A37]=&quot;N/A&quot;;&quot;N/A&quot;;IF([.N37]=1;[.L37]/[.M37]*1000;[.P36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36]=0;[.A37]=&quot;N/A&quot;);&quot;N/A&quot;;[.A37]+1)" office:value-type="string" office:string-value="N/A">
            <text:p>N/A</text:p>
          </table:table-cell>
          <table:table-cell table:style-name="ce17" table:formula="of:=IF([.A38]=&quot;N/A&quot;;&quot;N/A&quot;;[.B37]+[.P37])" office:value-type="string" office:string-value="N/A">
            <text:p>N/A</text:p>
          </table:table-cell>
          <table:table-cell table:style-name="ce17" table:formula="of:=IF([.A38]=&quot;N/A&quot;;&quot;N/A&quot;;IF([.N38]=1;[.D37];[.C37]))" office:value-type="string" office:string-value="N/A">
            <text:p>N/A</text:p>
          </table:table-cell>
          <table:table-cell table:style-name="ce17" table:formula="of:=IF([.A38]=&quot;N/A&quot;;&quot;N/A&quot;;IF([.D37]=0;CTWR_Remaining;[.D37]-CTWR_Remaining/[.G37]))" office:value-type="string" office:string-value="N/A">
            <text:p>N/A</text:p>
          </table:table-cell>
          <table:table-cell table:style-name="ce24" table:formula="of:=IF([.A38]=&quot;N/A&quot;;&quot;N/A&quot;;[.E37])" office:value-type="string" office:string-value="N/A">
            <text:p>N/A</text:p>
          </table:table-cell>
          <table:table-cell table:style-name="ce26" table:formula="of:=IF([.A38]=&quot;N/A&quot;;&quot;N/A&quot;;[.F37])" office:value-type="string" office:string-value="N/A">
            <text:p>N/A</text:p>
          </table:table-cell>
          <table:table-cell table:style-name="ce17" table:formula="of:=IF([.A38]=&quot;N/A&quot;;&quot;N/A&quot;;[.F38]-[.E38])" office:value-type="string" office:string-value="N/A">
            <text:p>N/A</text:p>
          </table:table-cell>
          <table:table-cell table:style-name="ce17" table:formula="of:=IF([.A38]=&quot;N/A&quot;;&quot;N/A&quot;;1-[.K38]/[.G38])" office:value-type="string" office:string-value="N/A">
            <text:p>N/A</text:p>
          </table:table-cell>
          <table:table-cell table:style-name="ce17" table:formula="of:=IF([.A38]=&quot;N/A&quot;;&quot;N/A&quot;;IF([.N38]=1;1-([.G38]-1)/[.G38];[.I37]))" office:value-type="string" office:string-value="N/A">
            <text:p>N/A</text:p>
          </table:table-cell>
          <table:table-cell table:style-name="ce30" table:formula="of:=IF([.A38]=&quot;N/A&quot;;&quot;N/A&quot;;IF([.J37]=[.F37];[.E37];IF([.N38]=1;[.E38]+[.G38]*[.H37];[.J37]+1)))" office:value-type="string" office:string-value="N/A">
            <text:p>N/A</text:p>
          </table:table-cell>
          <table:table-cell table:style-name="ce35" table:formula="of:=IF([.A38]=&quot;N/A&quot;;&quot;N/A&quot;;[.F38]-[.J38])" office:value-type="string" office:string-value="N/A">
            <text:p>N/A</text:p>
          </table:table-cell>
          <table:table-cell table:style-name="ce17" table:formula="of:=IF([.A38]=&quot;N/A&quot;;&quot;N/A&quot;;IF([.N38]=1;[.D38]+1;[.L37]))" office:value-type="string" office:string-value="N/A">
            <text:p>N/A</text:p>
          </table:table-cell>
          <table:table-cell table:style-name="ce17" table:formula="of:=IF([.A38]=&quot;N/A&quot;;&quot;N/A&quot;;IF([.N38]=1;[.K38]+1;[.M37]))" office:value-type="string" office:string-value="N/A">
            <text:p>N/A</text:p>
          </table:table-cell>
          <table:table-cell table:style-name="ce17" table:formula="of:=IF([.A38]=&quot;N/A&quot;;&quot;N/A&quot;;OR([.E38]&lt;&gt;[.E37];[.F38]&lt;&gt;[.F37]))" office:value-type="string" office:string-value="N/A">
            <text:p>N/A</text:p>
          </table:table-cell>
          <table:table-cell table:style-name="ce41" table:formula="of:=IF([.A38]=&quot;N/A&quot;;&quot;N/A&quot;;IF([.N38]=1;[.K38];IF([.J37]=[.F37];[.K38];[.O37]-1)))" office:value-type="string" office:string-value="N/A">
            <text:p>N/A</text:p>
          </table:table-cell>
          <table:table-cell table:style-name="ce45" table:formula="of:=IF([.A38]=&quot;N/A&quot;;&quot;N/A&quot;;IF([.N38]=1;[.L38]/[.M38]*1000;[.P37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37]=0;[.A38]=&quot;N/A&quot;);&quot;N/A&quot;;[.A38]+1)" office:value-type="string" office:string-value="N/A">
            <text:p>N/A</text:p>
          </table:table-cell>
          <table:table-cell table:style-name="ce17" table:formula="of:=IF([.A39]=&quot;N/A&quot;;&quot;N/A&quot;;[.B38]+[.P38])" office:value-type="string" office:string-value="N/A">
            <text:p>N/A</text:p>
          </table:table-cell>
          <table:table-cell table:style-name="ce17" table:formula="of:=IF([.A39]=&quot;N/A&quot;;&quot;N/A&quot;;IF([.N39]=1;[.D38];[.C38]))" office:value-type="string" office:string-value="N/A">
            <text:p>N/A</text:p>
          </table:table-cell>
          <table:table-cell table:style-name="ce17" table:formula="of:=IF([.A39]=&quot;N/A&quot;;&quot;N/A&quot;;IF([.D38]=0;CTWR_Remaining;[.D38]-CTWR_Remaining/[.G38]))" office:value-type="string" office:string-value="N/A">
            <text:p>N/A</text:p>
          </table:table-cell>
          <table:table-cell table:style-name="ce24" table:formula="of:=IF([.A39]=&quot;N/A&quot;;&quot;N/A&quot;;[.E38])" office:value-type="string" office:string-value="N/A">
            <text:p>N/A</text:p>
          </table:table-cell>
          <table:table-cell table:style-name="ce26" table:formula="of:=IF([.A39]=&quot;N/A&quot;;&quot;N/A&quot;;[.F38])" office:value-type="string" office:string-value="N/A">
            <text:p>N/A</text:p>
          </table:table-cell>
          <table:table-cell table:style-name="ce17" table:formula="of:=IF([.A39]=&quot;N/A&quot;;&quot;N/A&quot;;[.F39]-[.E39])" office:value-type="string" office:string-value="N/A">
            <text:p>N/A</text:p>
          </table:table-cell>
          <table:table-cell table:style-name="ce17" table:formula="of:=IF([.A39]=&quot;N/A&quot;;&quot;N/A&quot;;1-[.K39]/[.G39])" office:value-type="string" office:string-value="N/A">
            <text:p>N/A</text:p>
          </table:table-cell>
          <table:table-cell table:style-name="ce17" table:formula="of:=IF([.A39]=&quot;N/A&quot;;&quot;N/A&quot;;IF([.N39]=1;1-([.G39]-1)/[.G39];[.I38]))" office:value-type="string" office:string-value="N/A">
            <text:p>N/A</text:p>
          </table:table-cell>
          <table:table-cell table:style-name="ce30" table:formula="of:=IF([.A39]=&quot;N/A&quot;;&quot;N/A&quot;;IF([.J38]=[.F38];[.E38];IF([.N39]=1;[.E39]+[.G39]*[.H38];[.J38]+1)))" office:value-type="string" office:string-value="N/A">
            <text:p>N/A</text:p>
          </table:table-cell>
          <table:table-cell table:style-name="ce35" table:formula="of:=IF([.A39]=&quot;N/A&quot;;&quot;N/A&quot;;[.F39]-[.J39])" office:value-type="string" office:string-value="N/A">
            <text:p>N/A</text:p>
          </table:table-cell>
          <table:table-cell table:style-name="ce17" table:formula="of:=IF([.A39]=&quot;N/A&quot;;&quot;N/A&quot;;IF([.N39]=1;[.D39]+1;[.L38]))" office:value-type="string" office:string-value="N/A">
            <text:p>N/A</text:p>
          </table:table-cell>
          <table:table-cell table:style-name="ce17" table:formula="of:=IF([.A39]=&quot;N/A&quot;;&quot;N/A&quot;;IF([.N39]=1;[.K39]+1;[.M38]))" office:value-type="string" office:string-value="N/A">
            <text:p>N/A</text:p>
          </table:table-cell>
          <table:table-cell table:style-name="ce17" table:formula="of:=IF([.A39]=&quot;N/A&quot;;&quot;N/A&quot;;OR([.E39]&lt;&gt;[.E38];[.F39]&lt;&gt;[.F38]))" office:value-type="string" office:string-value="N/A">
            <text:p>N/A</text:p>
          </table:table-cell>
          <table:table-cell table:style-name="ce41" table:formula="of:=IF([.A39]=&quot;N/A&quot;;&quot;N/A&quot;;IF([.N39]=1;[.K39];IF([.J38]=[.F38];[.K39];[.O38]-1)))" office:value-type="string" office:string-value="N/A">
            <text:p>N/A</text:p>
          </table:table-cell>
          <table:table-cell table:style-name="ce45" table:formula="of:=IF([.A39]=&quot;N/A&quot;;&quot;N/A&quot;;IF([.N39]=1;[.L39]/[.M39]*1000;[.P38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38]=0;[.A39]=&quot;N/A&quot;);&quot;N/A&quot;;[.A39]+1)" office:value-type="string" office:string-value="N/A">
            <text:p>N/A</text:p>
          </table:table-cell>
          <table:table-cell table:style-name="ce17" table:formula="of:=IF([.A40]=&quot;N/A&quot;;&quot;N/A&quot;;[.B39]+[.P39])" office:value-type="string" office:string-value="N/A">
            <text:p>N/A</text:p>
          </table:table-cell>
          <table:table-cell table:style-name="ce17" table:formula="of:=IF([.A40]=&quot;N/A&quot;;&quot;N/A&quot;;IF([.N40]=1;[.D39];[.C39]))" office:value-type="string" office:string-value="N/A">
            <text:p>N/A</text:p>
          </table:table-cell>
          <table:table-cell table:style-name="ce17" table:formula="of:=IF([.A40]=&quot;N/A&quot;;&quot;N/A&quot;;IF([.D39]=0;CTWR_Remaining;[.D39]-CTWR_Remaining/[.G39]))" office:value-type="string" office:string-value="N/A">
            <text:p>N/A</text:p>
          </table:table-cell>
          <table:table-cell table:style-name="ce24" table:formula="of:=IF([.A40]=&quot;N/A&quot;;&quot;N/A&quot;;[.E39])" office:value-type="string" office:string-value="N/A">
            <text:p>N/A</text:p>
          </table:table-cell>
          <table:table-cell table:style-name="ce26" table:formula="of:=IF([.A40]=&quot;N/A&quot;;&quot;N/A&quot;;[.F39])" office:value-type="string" office:string-value="N/A">
            <text:p>N/A</text:p>
          </table:table-cell>
          <table:table-cell table:style-name="ce17" table:formula="of:=IF([.A40]=&quot;N/A&quot;;&quot;N/A&quot;;[.F40]-[.E40])" office:value-type="string" office:string-value="N/A">
            <text:p>N/A</text:p>
          </table:table-cell>
          <table:table-cell table:style-name="ce17" table:formula="of:=IF([.A40]=&quot;N/A&quot;;&quot;N/A&quot;;1-[.K40]/[.G40])" office:value-type="string" office:string-value="N/A">
            <text:p>N/A</text:p>
          </table:table-cell>
          <table:table-cell table:style-name="ce17" table:formula="of:=IF([.A40]=&quot;N/A&quot;;&quot;N/A&quot;;IF([.N40]=1;1-([.G40]-1)/[.G40];[.I39]))" office:value-type="string" office:string-value="N/A">
            <text:p>N/A</text:p>
          </table:table-cell>
          <table:table-cell table:style-name="ce30" table:formula="of:=IF([.A40]=&quot;N/A&quot;;&quot;N/A&quot;;IF([.J39]=[.F39];[.E39];IF([.N40]=1;[.E40]+[.G40]*[.H39];[.J39]+1)))" office:value-type="string" office:string-value="N/A">
            <text:p>N/A</text:p>
          </table:table-cell>
          <table:table-cell table:style-name="ce35" table:formula="of:=IF([.A40]=&quot;N/A&quot;;&quot;N/A&quot;;[.F40]-[.J40])" office:value-type="string" office:string-value="N/A">
            <text:p>N/A</text:p>
          </table:table-cell>
          <table:table-cell table:style-name="ce17" table:formula="of:=IF([.A40]=&quot;N/A&quot;;&quot;N/A&quot;;IF([.N40]=1;[.D40]+1;[.L39]))" office:value-type="string" office:string-value="N/A">
            <text:p>N/A</text:p>
          </table:table-cell>
          <table:table-cell table:style-name="ce17" table:formula="of:=IF([.A40]=&quot;N/A&quot;;&quot;N/A&quot;;IF([.N40]=1;[.K40]+1;[.M39]))" office:value-type="string" office:string-value="N/A">
            <text:p>N/A</text:p>
          </table:table-cell>
          <table:table-cell table:style-name="ce17" table:formula="of:=IF([.A40]=&quot;N/A&quot;;&quot;N/A&quot;;OR([.E40]&lt;&gt;[.E39];[.F40]&lt;&gt;[.F39]))" office:value-type="string" office:string-value="N/A">
            <text:p>N/A</text:p>
          </table:table-cell>
          <table:table-cell table:style-name="ce41" table:formula="of:=IF([.A40]=&quot;N/A&quot;;&quot;N/A&quot;;IF([.N40]=1;[.K40];IF([.J39]=[.F39];[.K40];[.O39]-1)))" office:value-type="string" office:string-value="N/A">
            <text:p>N/A</text:p>
          </table:table-cell>
          <table:table-cell table:style-name="ce45" table:formula="of:=IF([.A40]=&quot;N/A&quot;;&quot;N/A&quot;;IF([.N40]=1;[.L40]/[.M40]*1000;[.P39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39]=0;[.A40]=&quot;N/A&quot;);&quot;N/A&quot;;[.A40]+1)" office:value-type="string" office:string-value="N/A">
            <text:p>N/A</text:p>
          </table:table-cell>
          <table:table-cell table:style-name="ce17" table:formula="of:=IF([.A41]=&quot;N/A&quot;;&quot;N/A&quot;;[.B40]+[.P40])" office:value-type="string" office:string-value="N/A">
            <text:p>N/A</text:p>
          </table:table-cell>
          <table:table-cell table:style-name="ce17" table:formula="of:=IF([.A41]=&quot;N/A&quot;;&quot;N/A&quot;;IF([.N41]=1;[.D40];[.C40]))" office:value-type="string" office:string-value="N/A">
            <text:p>N/A</text:p>
          </table:table-cell>
          <table:table-cell table:style-name="ce17" table:formula="of:=IF([.A41]=&quot;N/A&quot;;&quot;N/A&quot;;IF([.D40]=0;CTWR_Remaining;[.D40]-CTWR_Remaining/[.G40]))" office:value-type="string" office:string-value="N/A">
            <text:p>N/A</text:p>
          </table:table-cell>
          <table:table-cell table:style-name="ce24" table:formula="of:=IF([.A41]=&quot;N/A&quot;;&quot;N/A&quot;;[.E40])" office:value-type="string" office:string-value="N/A">
            <text:p>N/A</text:p>
          </table:table-cell>
          <table:table-cell table:style-name="ce26" table:formula="of:=IF([.A41]=&quot;N/A&quot;;&quot;N/A&quot;;[.F40])" office:value-type="string" office:string-value="N/A">
            <text:p>N/A</text:p>
          </table:table-cell>
          <table:table-cell table:style-name="ce17" table:formula="of:=IF([.A41]=&quot;N/A&quot;;&quot;N/A&quot;;[.F41]-[.E41])" office:value-type="string" office:string-value="N/A">
            <text:p>N/A</text:p>
          </table:table-cell>
          <table:table-cell table:style-name="ce17" table:formula="of:=IF([.A41]=&quot;N/A&quot;;&quot;N/A&quot;;1-[.K41]/[.G41])" office:value-type="string" office:string-value="N/A">
            <text:p>N/A</text:p>
          </table:table-cell>
          <table:table-cell table:style-name="ce17" table:formula="of:=IF([.A41]=&quot;N/A&quot;;&quot;N/A&quot;;IF([.N41]=1;1-([.G41]-1)/[.G41];[.I40]))" office:value-type="string" office:string-value="N/A">
            <text:p>N/A</text:p>
          </table:table-cell>
          <table:table-cell table:style-name="ce30" table:formula="of:=IF([.A41]=&quot;N/A&quot;;&quot;N/A&quot;;IF([.J40]=[.F40];[.E40];IF([.N41]=1;[.E41]+[.G41]*[.H40];[.J40]+1)))" office:value-type="string" office:string-value="N/A">
            <text:p>N/A</text:p>
          </table:table-cell>
          <table:table-cell table:style-name="ce35" table:formula="of:=IF([.A41]=&quot;N/A&quot;;&quot;N/A&quot;;[.F41]-[.J41])" office:value-type="string" office:string-value="N/A">
            <text:p>N/A</text:p>
          </table:table-cell>
          <table:table-cell table:style-name="ce17" table:formula="of:=IF([.A41]=&quot;N/A&quot;;&quot;N/A&quot;;IF([.N41]=1;[.D41]+1;[.L40]))" office:value-type="string" office:string-value="N/A">
            <text:p>N/A</text:p>
          </table:table-cell>
          <table:table-cell table:style-name="ce17" table:formula="of:=IF([.A41]=&quot;N/A&quot;;&quot;N/A&quot;;IF([.N41]=1;[.K41]+1;[.M40]))" office:value-type="string" office:string-value="N/A">
            <text:p>N/A</text:p>
          </table:table-cell>
          <table:table-cell table:style-name="ce17" table:formula="of:=IF([.A41]=&quot;N/A&quot;;&quot;N/A&quot;;OR([.E41]&lt;&gt;[.E40];[.F41]&lt;&gt;[.F40]))" office:value-type="string" office:string-value="N/A">
            <text:p>N/A</text:p>
          </table:table-cell>
          <table:table-cell table:style-name="ce41" table:formula="of:=IF([.A41]=&quot;N/A&quot;;&quot;N/A&quot;;IF([.N41]=1;[.K41];IF([.J40]=[.F40];[.K41];[.O40]-1)))" office:value-type="string" office:string-value="N/A">
            <text:p>N/A</text:p>
          </table:table-cell>
          <table:table-cell table:style-name="ce45" table:formula="of:=IF([.A41]=&quot;N/A&quot;;&quot;N/A&quot;;IF([.N41]=1;[.L41]/[.M41]*1000;[.P40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40]=0;[.A41]=&quot;N/A&quot;);&quot;N/A&quot;;[.A41]+1)" office:value-type="string" office:string-value="N/A">
            <text:p>N/A</text:p>
          </table:table-cell>
          <table:table-cell table:style-name="ce17" table:formula="of:=IF([.A42]=&quot;N/A&quot;;&quot;N/A&quot;;[.B41]+[.P41])" office:value-type="string" office:string-value="N/A">
            <text:p>N/A</text:p>
          </table:table-cell>
          <table:table-cell table:style-name="ce17" table:formula="of:=IF([.A42]=&quot;N/A&quot;;&quot;N/A&quot;;IF([.N42]=1;[.D41];[.C41]))" office:value-type="string" office:string-value="N/A">
            <text:p>N/A</text:p>
          </table:table-cell>
          <table:table-cell table:style-name="ce17" table:formula="of:=IF([.A42]=&quot;N/A&quot;;&quot;N/A&quot;;IF([.D41]=0;CTWR_Remaining;[.D41]-CTWR_Remaining/[.G41]))" office:value-type="string" office:string-value="N/A">
            <text:p>N/A</text:p>
          </table:table-cell>
          <table:table-cell table:style-name="ce24" table:formula="of:=IF([.A42]=&quot;N/A&quot;;&quot;N/A&quot;;[.E41])" office:value-type="string" office:string-value="N/A">
            <text:p>N/A</text:p>
          </table:table-cell>
          <table:table-cell table:style-name="ce26" table:formula="of:=IF([.A42]=&quot;N/A&quot;;&quot;N/A&quot;;[.F41])" office:value-type="string" office:string-value="N/A">
            <text:p>N/A</text:p>
          </table:table-cell>
          <table:table-cell table:style-name="ce17" table:formula="of:=IF([.A42]=&quot;N/A&quot;;&quot;N/A&quot;;[.F42]-[.E42])" office:value-type="string" office:string-value="N/A">
            <text:p>N/A</text:p>
          </table:table-cell>
          <table:table-cell table:style-name="ce17" table:formula="of:=IF([.A42]=&quot;N/A&quot;;&quot;N/A&quot;;1-[.K42]/[.G42])" office:value-type="string" office:string-value="N/A">
            <text:p>N/A</text:p>
          </table:table-cell>
          <table:table-cell table:style-name="ce17" table:formula="of:=IF([.A42]=&quot;N/A&quot;;&quot;N/A&quot;;IF([.N42]=1;1-([.G42]-1)/[.G42];[.I41]))" office:value-type="string" office:string-value="N/A">
            <text:p>N/A</text:p>
          </table:table-cell>
          <table:table-cell table:style-name="ce30" table:formula="of:=IF([.A42]=&quot;N/A&quot;;&quot;N/A&quot;;IF([.J41]=[.F41];[.E41];IF([.N42]=1;[.E42]+[.G42]*[.H41];[.J41]+1)))" office:value-type="string" office:string-value="N/A">
            <text:p>N/A</text:p>
          </table:table-cell>
          <table:table-cell table:style-name="ce35" table:formula="of:=IF([.A42]=&quot;N/A&quot;;&quot;N/A&quot;;[.F42]-[.J42])" office:value-type="string" office:string-value="N/A">
            <text:p>N/A</text:p>
          </table:table-cell>
          <table:table-cell table:style-name="ce17" table:formula="of:=IF([.A42]=&quot;N/A&quot;;&quot;N/A&quot;;IF([.N42]=1;[.D42]+1;[.L41]))" office:value-type="string" office:string-value="N/A">
            <text:p>N/A</text:p>
          </table:table-cell>
          <table:table-cell table:style-name="ce17" table:formula="of:=IF([.A42]=&quot;N/A&quot;;&quot;N/A&quot;;IF([.N42]=1;[.K42]+1;[.M41]))" office:value-type="string" office:string-value="N/A">
            <text:p>N/A</text:p>
          </table:table-cell>
          <table:table-cell table:style-name="ce17" table:formula="of:=IF([.A42]=&quot;N/A&quot;;&quot;N/A&quot;;OR([.E42]&lt;&gt;[.E41];[.F42]&lt;&gt;[.F41]))" office:value-type="string" office:string-value="N/A">
            <text:p>N/A</text:p>
          </table:table-cell>
          <table:table-cell table:style-name="ce41" table:formula="of:=IF([.A42]=&quot;N/A&quot;;&quot;N/A&quot;;IF([.N42]=1;[.K42];IF([.J41]=[.F41];[.K42];[.O41]-1)))" office:value-type="string" office:string-value="N/A">
            <text:p>N/A</text:p>
          </table:table-cell>
          <table:table-cell table:style-name="ce45" table:formula="of:=IF([.A42]=&quot;N/A&quot;;&quot;N/A&quot;;IF([.N42]=1;[.L42]/[.M42]*1000;[.P41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41]=0;[.A42]=&quot;N/A&quot;);&quot;N/A&quot;;[.A42]+1)" office:value-type="string" office:string-value="N/A">
            <text:p>N/A</text:p>
          </table:table-cell>
          <table:table-cell table:style-name="ce17" table:formula="of:=IF([.A43]=&quot;N/A&quot;;&quot;N/A&quot;;[.B42]+[.P42])" office:value-type="string" office:string-value="N/A">
            <text:p>N/A</text:p>
          </table:table-cell>
          <table:table-cell table:style-name="ce17" table:formula="of:=IF([.A43]=&quot;N/A&quot;;&quot;N/A&quot;;IF([.N43]=1;[.D42];[.C42]))" office:value-type="string" office:string-value="N/A">
            <text:p>N/A</text:p>
          </table:table-cell>
          <table:table-cell table:style-name="ce17" table:formula="of:=IF([.A43]=&quot;N/A&quot;;&quot;N/A&quot;;IF([.D42]=0;CTWR_Remaining;[.D42]-CTWR_Remaining/[.G42]))" office:value-type="string" office:string-value="N/A">
            <text:p>N/A</text:p>
          </table:table-cell>
          <table:table-cell table:style-name="ce24" table:formula="of:=IF([.A43]=&quot;N/A&quot;;&quot;N/A&quot;;[.E42])" office:value-type="string" office:string-value="N/A">
            <text:p>N/A</text:p>
          </table:table-cell>
          <table:table-cell table:style-name="ce26" table:formula="of:=IF([.A43]=&quot;N/A&quot;;&quot;N/A&quot;;[.F42])" office:value-type="string" office:string-value="N/A">
            <text:p>N/A</text:p>
          </table:table-cell>
          <table:table-cell table:style-name="ce17" table:formula="of:=IF([.A43]=&quot;N/A&quot;;&quot;N/A&quot;;[.F43]-[.E43])" office:value-type="string" office:string-value="N/A">
            <text:p>N/A</text:p>
          </table:table-cell>
          <table:table-cell table:style-name="ce17" table:formula="of:=IF([.A43]=&quot;N/A&quot;;&quot;N/A&quot;;1-[.K43]/[.G43])" office:value-type="string" office:string-value="N/A">
            <text:p>N/A</text:p>
          </table:table-cell>
          <table:table-cell table:style-name="ce17" table:formula="of:=IF([.A43]=&quot;N/A&quot;;&quot;N/A&quot;;IF([.N43]=1;1-([.G43]-1)/[.G43];[.I42]))" office:value-type="string" office:string-value="N/A">
            <text:p>N/A</text:p>
          </table:table-cell>
          <table:table-cell table:style-name="ce30" table:formula="of:=IF([.A43]=&quot;N/A&quot;;&quot;N/A&quot;;IF([.J42]=[.F42];[.E42];IF([.N43]=1;[.E43]+[.G43]*[.H42];[.J42]+1)))" office:value-type="string" office:string-value="N/A">
            <text:p>N/A</text:p>
          </table:table-cell>
          <table:table-cell table:style-name="ce35" table:formula="of:=IF([.A43]=&quot;N/A&quot;;&quot;N/A&quot;;[.F43]-[.J43])" office:value-type="string" office:string-value="N/A">
            <text:p>N/A</text:p>
          </table:table-cell>
          <table:table-cell table:style-name="ce17" table:formula="of:=IF([.A43]=&quot;N/A&quot;;&quot;N/A&quot;;IF([.N43]=1;[.D43]+1;[.L42]))" office:value-type="string" office:string-value="N/A">
            <text:p>N/A</text:p>
          </table:table-cell>
          <table:table-cell table:style-name="ce17" table:formula="of:=IF([.A43]=&quot;N/A&quot;;&quot;N/A&quot;;IF([.N43]=1;[.K43]+1;[.M42]))" office:value-type="string" office:string-value="N/A">
            <text:p>N/A</text:p>
          </table:table-cell>
          <table:table-cell table:style-name="ce17" table:formula="of:=IF([.A43]=&quot;N/A&quot;;&quot;N/A&quot;;OR([.E43]&lt;&gt;[.E42];[.F43]&lt;&gt;[.F42]))" office:value-type="string" office:string-value="N/A">
            <text:p>N/A</text:p>
          </table:table-cell>
          <table:table-cell table:style-name="ce41" table:formula="of:=IF([.A43]=&quot;N/A&quot;;&quot;N/A&quot;;IF([.N43]=1;[.K43];IF([.J42]=[.F42];[.K43];[.O42]-1)))" office:value-type="string" office:string-value="N/A">
            <text:p>N/A</text:p>
          </table:table-cell>
          <table:table-cell table:style-name="ce45" table:formula="of:=IF([.A43]=&quot;N/A&quot;;&quot;N/A&quot;;IF([.N43]=1;[.L43]/[.M43]*1000;[.P42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42]=0;[.A43]=&quot;N/A&quot;);&quot;N/A&quot;;[.A43]+1)" office:value-type="string" office:string-value="N/A">
            <text:p>N/A</text:p>
          </table:table-cell>
          <table:table-cell table:style-name="ce17" table:formula="of:=IF([.A44]=&quot;N/A&quot;;&quot;N/A&quot;;[.B43]+[.P43])" office:value-type="string" office:string-value="N/A">
            <text:p>N/A</text:p>
          </table:table-cell>
          <table:table-cell table:style-name="ce17" table:formula="of:=IF([.A44]=&quot;N/A&quot;;&quot;N/A&quot;;IF([.N44]=1;[.D43];[.C43]))" office:value-type="string" office:string-value="N/A">
            <text:p>N/A</text:p>
          </table:table-cell>
          <table:table-cell table:style-name="ce17" table:formula="of:=IF([.A44]=&quot;N/A&quot;;&quot;N/A&quot;;IF([.D43]=0;CTWR_Remaining;[.D43]-CTWR_Remaining/[.G43]))" office:value-type="string" office:string-value="N/A">
            <text:p>N/A</text:p>
          </table:table-cell>
          <table:table-cell table:style-name="ce24" table:formula="of:=IF([.A44]=&quot;N/A&quot;;&quot;N/A&quot;;[.E43])" office:value-type="string" office:string-value="N/A">
            <text:p>N/A</text:p>
          </table:table-cell>
          <table:table-cell table:style-name="ce26" table:formula="of:=IF([.A44]=&quot;N/A&quot;;&quot;N/A&quot;;[.F43])" office:value-type="string" office:string-value="N/A">
            <text:p>N/A</text:p>
          </table:table-cell>
          <table:table-cell table:style-name="ce17" table:formula="of:=IF([.A44]=&quot;N/A&quot;;&quot;N/A&quot;;[.F44]-[.E44])" office:value-type="string" office:string-value="N/A">
            <text:p>N/A</text:p>
          </table:table-cell>
          <table:table-cell table:style-name="ce17" table:formula="of:=IF([.A44]=&quot;N/A&quot;;&quot;N/A&quot;;1-[.K44]/[.G44])" office:value-type="string" office:string-value="N/A">
            <text:p>N/A</text:p>
          </table:table-cell>
          <table:table-cell table:style-name="ce17" table:formula="of:=IF([.A44]=&quot;N/A&quot;;&quot;N/A&quot;;IF([.N44]=1;1-([.G44]-1)/[.G44];[.I43]))" office:value-type="string" office:string-value="N/A">
            <text:p>N/A</text:p>
          </table:table-cell>
          <table:table-cell table:style-name="ce30" table:formula="of:=IF([.A44]=&quot;N/A&quot;;&quot;N/A&quot;;IF([.J43]=[.F43];[.E43];IF([.N44]=1;[.E44]+[.G44]*[.H43];[.J43]+1)))" office:value-type="string" office:string-value="N/A">
            <text:p>N/A</text:p>
          </table:table-cell>
          <table:table-cell table:style-name="ce35" table:formula="of:=IF([.A44]=&quot;N/A&quot;;&quot;N/A&quot;;[.F44]-[.J44])" office:value-type="string" office:string-value="N/A">
            <text:p>N/A</text:p>
          </table:table-cell>
          <table:table-cell table:style-name="ce17" table:formula="of:=IF([.A44]=&quot;N/A&quot;;&quot;N/A&quot;;IF([.N44]=1;[.D44]+1;[.L43]))" office:value-type="string" office:string-value="N/A">
            <text:p>N/A</text:p>
          </table:table-cell>
          <table:table-cell table:style-name="ce17" table:formula="of:=IF([.A44]=&quot;N/A&quot;;&quot;N/A&quot;;IF([.N44]=1;[.K44]+1;[.M43]))" office:value-type="string" office:string-value="N/A">
            <text:p>N/A</text:p>
          </table:table-cell>
          <table:table-cell table:style-name="ce17" table:formula="of:=IF([.A44]=&quot;N/A&quot;;&quot;N/A&quot;;OR([.E44]&lt;&gt;[.E43];[.F44]&lt;&gt;[.F43]))" office:value-type="string" office:string-value="N/A">
            <text:p>N/A</text:p>
          </table:table-cell>
          <table:table-cell table:style-name="ce41" table:formula="of:=IF([.A44]=&quot;N/A&quot;;&quot;N/A&quot;;IF([.N44]=1;[.K44];IF([.J43]=[.F43];[.K44];[.O43]-1)))" office:value-type="string" office:string-value="N/A">
            <text:p>N/A</text:p>
          </table:table-cell>
          <table:table-cell table:style-name="ce45" table:formula="of:=IF([.A44]=&quot;N/A&quot;;&quot;N/A&quot;;IF([.N44]=1;[.L44]/[.M44]*1000;[.P43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43]=0;[.A44]=&quot;N/A&quot;);&quot;N/A&quot;;[.A44]+1)" office:value-type="string" office:string-value="N/A">
            <text:p>N/A</text:p>
          </table:table-cell>
          <table:table-cell table:style-name="ce17" table:formula="of:=IF([.A45]=&quot;N/A&quot;;&quot;N/A&quot;;[.B44]+[.P44])" office:value-type="string" office:string-value="N/A">
            <text:p>N/A</text:p>
          </table:table-cell>
          <table:table-cell table:style-name="ce17" table:formula="of:=IF([.A45]=&quot;N/A&quot;;&quot;N/A&quot;;IF([.N45]=1;[.D44];[.C44]))" office:value-type="string" office:string-value="N/A">
            <text:p>N/A</text:p>
          </table:table-cell>
          <table:table-cell table:style-name="ce17" table:formula="of:=IF([.A45]=&quot;N/A&quot;;&quot;N/A&quot;;IF([.D44]=0;CTWR_Remaining;[.D44]-CTWR_Remaining/[.G44]))" office:value-type="string" office:string-value="N/A">
            <text:p>N/A</text:p>
          </table:table-cell>
          <table:table-cell table:style-name="ce24" table:formula="of:=IF([.A45]=&quot;N/A&quot;;&quot;N/A&quot;;[.E44])" office:value-type="string" office:string-value="N/A">
            <text:p>N/A</text:p>
          </table:table-cell>
          <table:table-cell table:style-name="ce26" table:formula="of:=IF([.A45]=&quot;N/A&quot;;&quot;N/A&quot;;[.F44])" office:value-type="string" office:string-value="N/A">
            <text:p>N/A</text:p>
          </table:table-cell>
          <table:table-cell table:style-name="ce17" table:formula="of:=IF([.A45]=&quot;N/A&quot;;&quot;N/A&quot;;[.F45]-[.E45])" office:value-type="string" office:string-value="N/A">
            <text:p>N/A</text:p>
          </table:table-cell>
          <table:table-cell table:style-name="ce17" table:formula="of:=IF([.A45]=&quot;N/A&quot;;&quot;N/A&quot;;1-[.K45]/[.G45])" office:value-type="string" office:string-value="N/A">
            <text:p>N/A</text:p>
          </table:table-cell>
          <table:table-cell table:style-name="ce17" table:formula="of:=IF([.A45]=&quot;N/A&quot;;&quot;N/A&quot;;IF([.N45]=1;1-([.G45]-1)/[.G45];[.I44]))" office:value-type="string" office:string-value="N/A">
            <text:p>N/A</text:p>
          </table:table-cell>
          <table:table-cell table:style-name="ce30" table:formula="of:=IF([.A45]=&quot;N/A&quot;;&quot;N/A&quot;;IF([.J44]=[.F44];[.E44];IF([.N45]=1;[.E45]+[.G45]*[.H44];[.J44]+1)))" office:value-type="string" office:string-value="N/A">
            <text:p>N/A</text:p>
          </table:table-cell>
          <table:table-cell table:style-name="ce35" table:formula="of:=IF([.A45]=&quot;N/A&quot;;&quot;N/A&quot;;[.F45]-[.J45])" office:value-type="string" office:string-value="N/A">
            <text:p>N/A</text:p>
          </table:table-cell>
          <table:table-cell table:style-name="ce17" table:formula="of:=IF([.A45]=&quot;N/A&quot;;&quot;N/A&quot;;IF([.N45]=1;[.D45]+1;[.L44]))" office:value-type="string" office:string-value="N/A">
            <text:p>N/A</text:p>
          </table:table-cell>
          <table:table-cell table:style-name="ce17" table:formula="of:=IF([.A45]=&quot;N/A&quot;;&quot;N/A&quot;;IF([.N45]=1;[.K45]+1;[.M44]))" office:value-type="string" office:string-value="N/A">
            <text:p>N/A</text:p>
          </table:table-cell>
          <table:table-cell table:style-name="ce17" table:formula="of:=IF([.A45]=&quot;N/A&quot;;&quot;N/A&quot;;OR([.E45]&lt;&gt;[.E44];[.F45]&lt;&gt;[.F44]))" office:value-type="string" office:string-value="N/A">
            <text:p>N/A</text:p>
          </table:table-cell>
          <table:table-cell table:style-name="ce41" table:formula="of:=IF([.A45]=&quot;N/A&quot;;&quot;N/A&quot;;IF([.N45]=1;[.K45];IF([.J44]=[.F44];[.K45];[.O44]-1)))" office:value-type="string" office:string-value="N/A">
            <text:p>N/A</text:p>
          </table:table-cell>
          <table:table-cell table:style-name="ce45" table:formula="of:=IF([.A45]=&quot;N/A&quot;;&quot;N/A&quot;;IF([.N45]=1;[.L45]/[.M45]*1000;[.P44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44]=0;[.A45]=&quot;N/A&quot;);&quot;N/A&quot;;[.A45]+1)" office:value-type="string" office:string-value="N/A">
            <text:p>N/A</text:p>
          </table:table-cell>
          <table:table-cell table:style-name="ce17" table:formula="of:=IF([.A46]=&quot;N/A&quot;;&quot;N/A&quot;;[.B45]+[.P45])" office:value-type="string" office:string-value="N/A">
            <text:p>N/A</text:p>
          </table:table-cell>
          <table:table-cell table:style-name="ce17" table:formula="of:=IF([.A46]=&quot;N/A&quot;;&quot;N/A&quot;;IF([.N46]=1;[.D45];[.C45]))" office:value-type="string" office:string-value="N/A">
            <text:p>N/A</text:p>
          </table:table-cell>
          <table:table-cell table:style-name="ce17" table:formula="of:=IF([.A46]=&quot;N/A&quot;;&quot;N/A&quot;;IF([.D45]=0;CTWR_Remaining;[.D45]-CTWR_Remaining/[.G45]))" office:value-type="string" office:string-value="N/A">
            <text:p>N/A</text:p>
          </table:table-cell>
          <table:table-cell table:style-name="ce24" table:formula="of:=IF([.A46]=&quot;N/A&quot;;&quot;N/A&quot;;[.E45])" office:value-type="string" office:string-value="N/A">
            <text:p>N/A</text:p>
          </table:table-cell>
          <table:table-cell table:style-name="ce26" table:formula="of:=IF([.A46]=&quot;N/A&quot;;&quot;N/A&quot;;[.F45])" office:value-type="string" office:string-value="N/A">
            <text:p>N/A</text:p>
          </table:table-cell>
          <table:table-cell table:style-name="ce17" table:formula="of:=IF([.A46]=&quot;N/A&quot;;&quot;N/A&quot;;[.F46]-[.E46])" office:value-type="string" office:string-value="N/A">
            <text:p>N/A</text:p>
          </table:table-cell>
          <table:table-cell table:style-name="ce17" table:formula="of:=IF([.A46]=&quot;N/A&quot;;&quot;N/A&quot;;1-[.K46]/[.G46])" office:value-type="string" office:string-value="N/A">
            <text:p>N/A</text:p>
          </table:table-cell>
          <table:table-cell table:style-name="ce17" table:formula="of:=IF([.A46]=&quot;N/A&quot;;&quot;N/A&quot;;IF([.N46]=1;1-([.G46]-1)/[.G46];[.I45]))" office:value-type="string" office:string-value="N/A">
            <text:p>N/A</text:p>
          </table:table-cell>
          <table:table-cell table:style-name="ce30" table:formula="of:=IF([.A46]=&quot;N/A&quot;;&quot;N/A&quot;;IF([.J45]=[.F45];[.E45];IF([.N46]=1;[.E46]+[.G46]*[.H45];[.J45]+1)))" office:value-type="string" office:string-value="N/A">
            <text:p>N/A</text:p>
          </table:table-cell>
          <table:table-cell table:style-name="ce35" table:formula="of:=IF([.A46]=&quot;N/A&quot;;&quot;N/A&quot;;[.F46]-[.J46])" office:value-type="string" office:string-value="N/A">
            <text:p>N/A</text:p>
          </table:table-cell>
          <table:table-cell table:style-name="ce17" table:formula="of:=IF([.A46]=&quot;N/A&quot;;&quot;N/A&quot;;IF([.N46]=1;[.D46]+1;[.L45]))" office:value-type="string" office:string-value="N/A">
            <text:p>N/A</text:p>
          </table:table-cell>
          <table:table-cell table:style-name="ce17" table:formula="of:=IF([.A46]=&quot;N/A&quot;;&quot;N/A&quot;;IF([.N46]=1;[.K46]+1;[.M45]))" office:value-type="string" office:string-value="N/A">
            <text:p>N/A</text:p>
          </table:table-cell>
          <table:table-cell table:style-name="ce17" table:formula="of:=IF([.A46]=&quot;N/A&quot;;&quot;N/A&quot;;OR([.E46]&lt;&gt;[.E45];[.F46]&lt;&gt;[.F45]))" office:value-type="string" office:string-value="N/A">
            <text:p>N/A</text:p>
          </table:table-cell>
          <table:table-cell table:style-name="ce41" table:formula="of:=IF([.A46]=&quot;N/A&quot;;&quot;N/A&quot;;IF([.N46]=1;[.K46];IF([.J45]=[.F45];[.K46];[.O45]-1)))" office:value-type="string" office:string-value="N/A">
            <text:p>N/A</text:p>
          </table:table-cell>
          <table:table-cell table:style-name="ce45" table:formula="of:=IF([.A46]=&quot;N/A&quot;;&quot;N/A&quot;;IF([.N46]=1;[.L46]/[.M46]*1000;[.P45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45]=0;[.A46]=&quot;N/A&quot;);&quot;N/A&quot;;[.A46]+1)" office:value-type="string" office:string-value="N/A">
            <text:p>N/A</text:p>
          </table:table-cell>
          <table:table-cell table:style-name="ce17" table:formula="of:=IF([.A47]=&quot;N/A&quot;;&quot;N/A&quot;;[.B46]+[.P46])" office:value-type="string" office:string-value="N/A">
            <text:p>N/A</text:p>
          </table:table-cell>
          <table:table-cell table:style-name="ce17" table:formula="of:=IF([.A47]=&quot;N/A&quot;;&quot;N/A&quot;;IF([.N47]=1;[.D46];[.C46]))" office:value-type="string" office:string-value="N/A">
            <text:p>N/A</text:p>
          </table:table-cell>
          <table:table-cell table:style-name="ce17" table:formula="of:=IF([.A47]=&quot;N/A&quot;;&quot;N/A&quot;;IF([.D46]=0;CTWR_Remaining;[.D46]-CTWR_Remaining/[.G46]))" office:value-type="string" office:string-value="N/A">
            <text:p>N/A</text:p>
          </table:table-cell>
          <table:table-cell table:style-name="ce24" table:formula="of:=IF([.A47]=&quot;N/A&quot;;&quot;N/A&quot;;[.E46])" office:value-type="string" office:string-value="N/A">
            <text:p>N/A</text:p>
          </table:table-cell>
          <table:table-cell table:style-name="ce26" table:formula="of:=IF([.A47]=&quot;N/A&quot;;&quot;N/A&quot;;[.F46])" office:value-type="string" office:string-value="N/A">
            <text:p>N/A</text:p>
          </table:table-cell>
          <table:table-cell table:style-name="ce17" table:formula="of:=IF([.A47]=&quot;N/A&quot;;&quot;N/A&quot;;[.F47]-[.E47])" office:value-type="string" office:string-value="N/A">
            <text:p>N/A</text:p>
          </table:table-cell>
          <table:table-cell table:style-name="ce17" table:formula="of:=IF([.A47]=&quot;N/A&quot;;&quot;N/A&quot;;1-[.K47]/[.G47])" office:value-type="string" office:string-value="N/A">
            <text:p>N/A</text:p>
          </table:table-cell>
          <table:table-cell table:style-name="ce17" table:formula="of:=IF([.A47]=&quot;N/A&quot;;&quot;N/A&quot;;IF([.N47]=1;1-([.G47]-1)/[.G47];[.I46]))" office:value-type="string" office:string-value="N/A">
            <text:p>N/A</text:p>
          </table:table-cell>
          <table:table-cell table:style-name="ce30" table:formula="of:=IF([.A47]=&quot;N/A&quot;;&quot;N/A&quot;;IF([.J46]=[.F46];[.E46];IF([.N47]=1;[.E47]+[.G47]*[.H46];[.J46]+1)))" office:value-type="string" office:string-value="N/A">
            <text:p>N/A</text:p>
          </table:table-cell>
          <table:table-cell table:style-name="ce35" table:formula="of:=IF([.A47]=&quot;N/A&quot;;&quot;N/A&quot;;[.F47]-[.J47])" office:value-type="string" office:string-value="N/A">
            <text:p>N/A</text:p>
          </table:table-cell>
          <table:table-cell table:style-name="ce17" table:formula="of:=IF([.A47]=&quot;N/A&quot;;&quot;N/A&quot;;IF([.N47]=1;[.D47]+1;[.L46]))" office:value-type="string" office:string-value="N/A">
            <text:p>N/A</text:p>
          </table:table-cell>
          <table:table-cell table:style-name="ce17" table:formula="of:=IF([.A47]=&quot;N/A&quot;;&quot;N/A&quot;;IF([.N47]=1;[.K47]+1;[.M46]))" office:value-type="string" office:string-value="N/A">
            <text:p>N/A</text:p>
          </table:table-cell>
          <table:table-cell table:style-name="ce17" table:formula="of:=IF([.A47]=&quot;N/A&quot;;&quot;N/A&quot;;OR([.E47]&lt;&gt;[.E46];[.F47]&lt;&gt;[.F46]))" office:value-type="string" office:string-value="N/A">
            <text:p>N/A</text:p>
          </table:table-cell>
          <table:table-cell table:style-name="ce41" table:formula="of:=IF([.A47]=&quot;N/A&quot;;&quot;N/A&quot;;IF([.N47]=1;[.K47];IF([.J46]=[.F46];[.K47];[.O46]-1)))" office:value-type="string" office:string-value="N/A">
            <text:p>N/A</text:p>
          </table:table-cell>
          <table:table-cell table:style-name="ce45" table:formula="of:=IF([.A47]=&quot;N/A&quot;;&quot;N/A&quot;;IF([.N47]=1;[.L47]/[.M47]*1000;[.P46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46]=0;[.A47]=&quot;N/A&quot;);&quot;N/A&quot;;[.A47]+1)" office:value-type="string" office:string-value="N/A">
            <text:p>N/A</text:p>
          </table:table-cell>
          <table:table-cell table:style-name="ce17" table:formula="of:=IF([.A48]=&quot;N/A&quot;;&quot;N/A&quot;;[.B47]+[.P47])" office:value-type="string" office:string-value="N/A">
            <text:p>N/A</text:p>
          </table:table-cell>
          <table:table-cell table:style-name="ce17" table:formula="of:=IF([.A48]=&quot;N/A&quot;;&quot;N/A&quot;;IF([.N48]=1;[.D47];[.C47]))" office:value-type="string" office:string-value="N/A">
            <text:p>N/A</text:p>
          </table:table-cell>
          <table:table-cell table:style-name="ce17" table:formula="of:=IF([.A48]=&quot;N/A&quot;;&quot;N/A&quot;;IF([.D47]=0;CTWR_Remaining;[.D47]-CTWR_Remaining/[.G47]))" office:value-type="string" office:string-value="N/A">
            <text:p>N/A</text:p>
          </table:table-cell>
          <table:table-cell table:style-name="ce24" table:formula="of:=IF([.A48]=&quot;N/A&quot;;&quot;N/A&quot;;[.E47])" office:value-type="string" office:string-value="N/A">
            <text:p>N/A</text:p>
          </table:table-cell>
          <table:table-cell table:style-name="ce26" table:formula="of:=IF([.A48]=&quot;N/A&quot;;&quot;N/A&quot;;[.F47])" office:value-type="string" office:string-value="N/A">
            <text:p>N/A</text:p>
          </table:table-cell>
          <table:table-cell table:style-name="ce17" table:formula="of:=IF([.A48]=&quot;N/A&quot;;&quot;N/A&quot;;[.F48]-[.E48])" office:value-type="string" office:string-value="N/A">
            <text:p>N/A</text:p>
          </table:table-cell>
          <table:table-cell table:style-name="ce17" table:formula="of:=IF([.A48]=&quot;N/A&quot;;&quot;N/A&quot;;1-[.K48]/[.G48])" office:value-type="string" office:string-value="N/A">
            <text:p>N/A</text:p>
          </table:table-cell>
          <table:table-cell table:style-name="ce17" table:formula="of:=IF([.A48]=&quot;N/A&quot;;&quot;N/A&quot;;IF([.N48]=1;1-([.G48]-1)/[.G48];[.I47]))" office:value-type="string" office:string-value="N/A">
            <text:p>N/A</text:p>
          </table:table-cell>
          <table:table-cell table:style-name="ce30" table:formula="of:=IF([.A48]=&quot;N/A&quot;;&quot;N/A&quot;;IF([.J47]=[.F47];[.E47];IF([.N48]=1;[.E48]+[.G48]*[.H47];[.J47]+1)))" office:value-type="string" office:string-value="N/A">
            <text:p>N/A</text:p>
          </table:table-cell>
          <table:table-cell table:style-name="ce35" table:formula="of:=IF([.A48]=&quot;N/A&quot;;&quot;N/A&quot;;[.F48]-[.J48])" office:value-type="string" office:string-value="N/A">
            <text:p>N/A</text:p>
          </table:table-cell>
          <table:table-cell table:style-name="ce17" table:formula="of:=IF([.A48]=&quot;N/A&quot;;&quot;N/A&quot;;IF([.N48]=1;[.D48]+1;[.L47]))" office:value-type="string" office:string-value="N/A">
            <text:p>N/A</text:p>
          </table:table-cell>
          <table:table-cell table:style-name="ce17" table:formula="of:=IF([.A48]=&quot;N/A&quot;;&quot;N/A&quot;;IF([.N48]=1;[.K48]+1;[.M47]))" office:value-type="string" office:string-value="N/A">
            <text:p>N/A</text:p>
          </table:table-cell>
          <table:table-cell table:style-name="ce17" table:formula="of:=IF([.A48]=&quot;N/A&quot;;&quot;N/A&quot;;OR([.E48]&lt;&gt;[.E47];[.F48]&lt;&gt;[.F47]))" office:value-type="string" office:string-value="N/A">
            <text:p>N/A</text:p>
          </table:table-cell>
          <table:table-cell table:style-name="ce41" table:formula="of:=IF([.A48]=&quot;N/A&quot;;&quot;N/A&quot;;IF([.N48]=1;[.K48];IF([.J47]=[.F47];[.K48];[.O47]-1)))" office:value-type="string" office:string-value="N/A">
            <text:p>N/A</text:p>
          </table:table-cell>
          <table:table-cell table:style-name="ce45" table:formula="of:=IF([.A48]=&quot;N/A&quot;;&quot;N/A&quot;;IF([.N48]=1;[.L48]/[.M48]*1000;[.P47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47]=0;[.A48]=&quot;N/A&quot;);&quot;N/A&quot;;[.A48]+1)" office:value-type="string" office:string-value="N/A">
            <text:p>N/A</text:p>
          </table:table-cell>
          <table:table-cell table:style-name="ce17" table:formula="of:=IF([.A49]=&quot;N/A&quot;;&quot;N/A&quot;;[.B48]+[.P48])" office:value-type="string" office:string-value="N/A">
            <text:p>N/A</text:p>
          </table:table-cell>
          <table:table-cell table:style-name="ce17" table:formula="of:=IF([.A49]=&quot;N/A&quot;;&quot;N/A&quot;;IF([.N49]=1;[.D48];[.C48]))" office:value-type="string" office:string-value="N/A">
            <text:p>N/A</text:p>
          </table:table-cell>
          <table:table-cell table:style-name="ce17" table:formula="of:=IF([.A49]=&quot;N/A&quot;;&quot;N/A&quot;;IF([.D48]=0;CTWR_Remaining;[.D48]-CTWR_Remaining/[.G48]))" office:value-type="string" office:string-value="N/A">
            <text:p>N/A</text:p>
          </table:table-cell>
          <table:table-cell table:style-name="ce24" table:formula="of:=IF([.A49]=&quot;N/A&quot;;&quot;N/A&quot;;[.E48])" office:value-type="string" office:string-value="N/A">
            <text:p>N/A</text:p>
          </table:table-cell>
          <table:table-cell table:style-name="ce26" table:formula="of:=IF([.A49]=&quot;N/A&quot;;&quot;N/A&quot;;[.F48])" office:value-type="string" office:string-value="N/A">
            <text:p>N/A</text:p>
          </table:table-cell>
          <table:table-cell table:style-name="ce17" table:formula="of:=IF([.A49]=&quot;N/A&quot;;&quot;N/A&quot;;[.F49]-[.E49])" office:value-type="string" office:string-value="N/A">
            <text:p>N/A</text:p>
          </table:table-cell>
          <table:table-cell table:style-name="ce17" table:formula="of:=IF([.A49]=&quot;N/A&quot;;&quot;N/A&quot;;1-[.K49]/[.G49])" office:value-type="string" office:string-value="N/A">
            <text:p>N/A</text:p>
          </table:table-cell>
          <table:table-cell table:style-name="ce17" table:formula="of:=IF([.A49]=&quot;N/A&quot;;&quot;N/A&quot;;IF([.N49]=1;1-([.G49]-1)/[.G49];[.I48]))" office:value-type="string" office:string-value="N/A">
            <text:p>N/A</text:p>
          </table:table-cell>
          <table:table-cell table:style-name="ce30" table:formula="of:=IF([.A49]=&quot;N/A&quot;;&quot;N/A&quot;;IF([.J48]=[.F48];[.E48];IF([.N49]=1;[.E49]+[.G49]*[.H48];[.J48]+1)))" office:value-type="string" office:string-value="N/A">
            <text:p>N/A</text:p>
          </table:table-cell>
          <table:table-cell table:style-name="ce35" table:formula="of:=IF([.A49]=&quot;N/A&quot;;&quot;N/A&quot;;[.F49]-[.J49])" office:value-type="string" office:string-value="N/A">
            <text:p>N/A</text:p>
          </table:table-cell>
          <table:table-cell table:style-name="ce17" table:formula="of:=IF([.A49]=&quot;N/A&quot;;&quot;N/A&quot;;IF([.N49]=1;[.D49]+1;[.L48]))" office:value-type="string" office:string-value="N/A">
            <text:p>N/A</text:p>
          </table:table-cell>
          <table:table-cell table:style-name="ce17" table:formula="of:=IF([.A49]=&quot;N/A&quot;;&quot;N/A&quot;;IF([.N49]=1;[.K49]+1;[.M48]))" office:value-type="string" office:string-value="N/A">
            <text:p>N/A</text:p>
          </table:table-cell>
          <table:table-cell table:style-name="ce17" table:formula="of:=IF([.A49]=&quot;N/A&quot;;&quot;N/A&quot;;OR([.E49]&lt;&gt;[.E48];[.F49]&lt;&gt;[.F48]))" office:value-type="string" office:string-value="N/A">
            <text:p>N/A</text:p>
          </table:table-cell>
          <table:table-cell table:style-name="ce41" table:formula="of:=IF([.A49]=&quot;N/A&quot;;&quot;N/A&quot;;IF([.N49]=1;[.K49];IF([.J48]=[.F48];[.K49];[.O48]-1)))" office:value-type="string" office:string-value="N/A">
            <text:p>N/A</text:p>
          </table:table-cell>
          <table:table-cell table:style-name="ce45" table:formula="of:=IF([.A49]=&quot;N/A&quot;;&quot;N/A&quot;;IF([.N49]=1;[.L49]/[.M49]*1000;[.P48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48]=0;[.A49]=&quot;N/A&quot;);&quot;N/A&quot;;[.A49]+1)" office:value-type="string" office:string-value="N/A">
            <text:p>N/A</text:p>
          </table:table-cell>
          <table:table-cell table:style-name="ce17" table:formula="of:=IF([.A50]=&quot;N/A&quot;;&quot;N/A&quot;;[.B49]+[.P49])" office:value-type="string" office:string-value="N/A">
            <text:p>N/A</text:p>
          </table:table-cell>
          <table:table-cell table:style-name="ce17" table:formula="of:=IF([.A50]=&quot;N/A&quot;;&quot;N/A&quot;;IF([.N50]=1;[.D49];[.C49]))" office:value-type="string" office:string-value="N/A">
            <text:p>N/A</text:p>
          </table:table-cell>
          <table:table-cell table:style-name="ce17" table:formula="of:=IF([.A50]=&quot;N/A&quot;;&quot;N/A&quot;;IF([.D49]=0;CTWR_Remaining;[.D49]-CTWR_Remaining/[.G49]))" office:value-type="string" office:string-value="N/A">
            <text:p>N/A</text:p>
          </table:table-cell>
          <table:table-cell table:style-name="ce24" table:formula="of:=IF([.A50]=&quot;N/A&quot;;&quot;N/A&quot;;[.E49])" office:value-type="string" office:string-value="N/A">
            <text:p>N/A</text:p>
          </table:table-cell>
          <table:table-cell table:style-name="ce26" table:formula="of:=IF([.A50]=&quot;N/A&quot;;&quot;N/A&quot;;[.F49])" office:value-type="string" office:string-value="N/A">
            <text:p>N/A</text:p>
          </table:table-cell>
          <table:table-cell table:style-name="ce17" table:formula="of:=IF([.A50]=&quot;N/A&quot;;&quot;N/A&quot;;[.F50]-[.E50])" office:value-type="string" office:string-value="N/A">
            <text:p>N/A</text:p>
          </table:table-cell>
          <table:table-cell table:style-name="ce17" table:formula="of:=IF([.A50]=&quot;N/A&quot;;&quot;N/A&quot;;1-[.K50]/[.G50])" office:value-type="string" office:string-value="N/A">
            <text:p>N/A</text:p>
          </table:table-cell>
          <table:table-cell table:style-name="ce17" table:formula="of:=IF([.A50]=&quot;N/A&quot;;&quot;N/A&quot;;IF([.N50]=1;1-([.G50]-1)/[.G50];[.I49]))" office:value-type="string" office:string-value="N/A">
            <text:p>N/A</text:p>
          </table:table-cell>
          <table:table-cell table:style-name="ce30" table:formula="of:=IF([.A50]=&quot;N/A&quot;;&quot;N/A&quot;;IF([.J49]=[.F49];[.E49];IF([.N50]=1;[.E50]+[.G50]*[.H49];[.J49]+1)))" office:value-type="string" office:string-value="N/A">
            <text:p>N/A</text:p>
          </table:table-cell>
          <table:table-cell table:style-name="ce35" table:formula="of:=IF([.A50]=&quot;N/A&quot;;&quot;N/A&quot;;[.F50]-[.J50])" office:value-type="string" office:string-value="N/A">
            <text:p>N/A</text:p>
          </table:table-cell>
          <table:table-cell table:style-name="ce17" table:formula="of:=IF([.A50]=&quot;N/A&quot;;&quot;N/A&quot;;IF([.N50]=1;[.D50]+1;[.L49]))" office:value-type="string" office:string-value="N/A">
            <text:p>N/A</text:p>
          </table:table-cell>
          <table:table-cell table:style-name="ce17" table:formula="of:=IF([.A50]=&quot;N/A&quot;;&quot;N/A&quot;;IF([.N50]=1;[.K50]+1;[.M49]))" office:value-type="string" office:string-value="N/A">
            <text:p>N/A</text:p>
          </table:table-cell>
          <table:table-cell table:style-name="ce17" table:formula="of:=IF([.A50]=&quot;N/A&quot;;&quot;N/A&quot;;OR([.E50]&lt;&gt;[.E49];[.F50]&lt;&gt;[.F49]))" office:value-type="string" office:string-value="N/A">
            <text:p>N/A</text:p>
          </table:table-cell>
          <table:table-cell table:style-name="ce41" table:formula="of:=IF([.A50]=&quot;N/A&quot;;&quot;N/A&quot;;IF([.N50]=1;[.K50];IF([.J49]=[.F49];[.K50];[.O49]-1)))" office:value-type="string" office:string-value="N/A">
            <text:p>N/A</text:p>
          </table:table-cell>
          <table:table-cell table:style-name="ce45" table:formula="of:=IF([.A50]=&quot;N/A&quot;;&quot;N/A&quot;;IF([.N50]=1;[.L50]/[.M50]*1000;[.P49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49]=0;[.A50]=&quot;N/A&quot;);&quot;N/A&quot;;[.A50]+1)" office:value-type="string" office:string-value="N/A">
            <text:p>N/A</text:p>
          </table:table-cell>
          <table:table-cell table:style-name="ce17" table:formula="of:=IF([.A51]=&quot;N/A&quot;;&quot;N/A&quot;;[.B50]+[.P50])" office:value-type="string" office:string-value="N/A">
            <text:p>N/A</text:p>
          </table:table-cell>
          <table:table-cell table:style-name="ce17" table:formula="of:=IF([.A51]=&quot;N/A&quot;;&quot;N/A&quot;;IF([.N51]=1;[.D50];[.C50]))" office:value-type="string" office:string-value="N/A">
            <text:p>N/A</text:p>
          </table:table-cell>
          <table:table-cell table:style-name="ce17" table:formula="of:=IF([.A51]=&quot;N/A&quot;;&quot;N/A&quot;;IF([.D50]=0;CTWR_Remaining;[.D50]-CTWR_Remaining/[.G50]))" office:value-type="string" office:string-value="N/A">
            <text:p>N/A</text:p>
          </table:table-cell>
          <table:table-cell table:style-name="ce24" table:formula="of:=IF([.A51]=&quot;N/A&quot;;&quot;N/A&quot;;[.E50])" office:value-type="string" office:string-value="N/A">
            <text:p>N/A</text:p>
          </table:table-cell>
          <table:table-cell table:style-name="ce26" table:formula="of:=IF([.A51]=&quot;N/A&quot;;&quot;N/A&quot;;[.F50])" office:value-type="string" office:string-value="N/A">
            <text:p>N/A</text:p>
          </table:table-cell>
          <table:table-cell table:style-name="ce17" table:formula="of:=IF([.A51]=&quot;N/A&quot;;&quot;N/A&quot;;[.F51]-[.E51])" office:value-type="string" office:string-value="N/A">
            <text:p>N/A</text:p>
          </table:table-cell>
          <table:table-cell table:style-name="ce17" table:formula="of:=IF([.A51]=&quot;N/A&quot;;&quot;N/A&quot;;1-[.K51]/[.G51])" office:value-type="string" office:string-value="N/A">
            <text:p>N/A</text:p>
          </table:table-cell>
          <table:table-cell table:style-name="ce17" table:formula="of:=IF([.A51]=&quot;N/A&quot;;&quot;N/A&quot;;IF([.N51]=1;1-([.G51]-1)/[.G51];[.I50]))" office:value-type="string" office:string-value="N/A">
            <text:p>N/A</text:p>
          </table:table-cell>
          <table:table-cell table:style-name="ce30" table:formula="of:=IF([.A51]=&quot;N/A&quot;;&quot;N/A&quot;;IF([.J50]=[.F50];[.E50];IF([.N51]=1;[.E51]+[.G51]*[.H50];[.J50]+1)))" office:value-type="string" office:string-value="N/A">
            <text:p>N/A</text:p>
          </table:table-cell>
          <table:table-cell table:style-name="ce35" table:formula="of:=IF([.A51]=&quot;N/A&quot;;&quot;N/A&quot;;[.F51]-[.J51])" office:value-type="string" office:string-value="N/A">
            <text:p>N/A</text:p>
          </table:table-cell>
          <table:table-cell table:style-name="ce17" table:formula="of:=IF([.A51]=&quot;N/A&quot;;&quot;N/A&quot;;IF([.N51]=1;[.D51]+1;[.L50]))" office:value-type="string" office:string-value="N/A">
            <text:p>N/A</text:p>
          </table:table-cell>
          <table:table-cell table:style-name="ce17" table:formula="of:=IF([.A51]=&quot;N/A&quot;;&quot;N/A&quot;;IF([.N51]=1;[.K51]+1;[.M50]))" office:value-type="string" office:string-value="N/A">
            <text:p>N/A</text:p>
          </table:table-cell>
          <table:table-cell table:style-name="ce17" table:formula="of:=IF([.A51]=&quot;N/A&quot;;&quot;N/A&quot;;OR([.E51]&lt;&gt;[.E50];[.F51]&lt;&gt;[.F50]))" office:value-type="string" office:string-value="N/A">
            <text:p>N/A</text:p>
          </table:table-cell>
          <table:table-cell table:style-name="ce41" table:formula="of:=IF([.A51]=&quot;N/A&quot;;&quot;N/A&quot;;IF([.N51]=1;[.K51];IF([.J50]=[.F50];[.K51];[.O50]-1)))" office:value-type="string" office:string-value="N/A">
            <text:p>N/A</text:p>
          </table:table-cell>
          <table:table-cell table:style-name="ce45" table:formula="of:=IF([.A51]=&quot;N/A&quot;;&quot;N/A&quot;;IF([.N51]=1;[.L51]/[.M51]*1000;[.P50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50]=0;[.A51]=&quot;N/A&quot;);&quot;N/A&quot;;[.A51]+1)" office:value-type="string" office:string-value="N/A">
            <text:p>N/A</text:p>
          </table:table-cell>
          <table:table-cell table:style-name="ce17" table:formula="of:=IF([.A52]=&quot;N/A&quot;;&quot;N/A&quot;;[.B51]+[.P51])" office:value-type="string" office:string-value="N/A">
            <text:p>N/A</text:p>
          </table:table-cell>
          <table:table-cell table:style-name="ce17" table:formula="of:=IF([.A52]=&quot;N/A&quot;;&quot;N/A&quot;;IF([.N52]=1;[.D51];[.C51]))" office:value-type="string" office:string-value="N/A">
            <text:p>N/A</text:p>
          </table:table-cell>
          <table:table-cell table:style-name="ce17" table:formula="of:=IF([.A52]=&quot;N/A&quot;;&quot;N/A&quot;;IF([.D51]=0;CTWR_Remaining;[.D51]-CTWR_Remaining/[.G51]))" office:value-type="string" office:string-value="N/A">
            <text:p>N/A</text:p>
          </table:table-cell>
          <table:table-cell table:style-name="ce24" table:formula="of:=IF([.A52]=&quot;N/A&quot;;&quot;N/A&quot;;[.E51])" office:value-type="string" office:string-value="N/A">
            <text:p>N/A</text:p>
          </table:table-cell>
          <table:table-cell table:style-name="ce26" table:formula="of:=IF([.A52]=&quot;N/A&quot;;&quot;N/A&quot;;[.F51])" office:value-type="string" office:string-value="N/A">
            <text:p>N/A</text:p>
          </table:table-cell>
          <table:table-cell table:style-name="ce17" table:formula="of:=IF([.A52]=&quot;N/A&quot;;&quot;N/A&quot;;[.F52]-[.E52])" office:value-type="string" office:string-value="N/A">
            <text:p>N/A</text:p>
          </table:table-cell>
          <table:table-cell table:style-name="ce17" table:formula="of:=IF([.A52]=&quot;N/A&quot;;&quot;N/A&quot;;1-[.K52]/[.G52])" office:value-type="string" office:string-value="N/A">
            <text:p>N/A</text:p>
          </table:table-cell>
          <table:table-cell table:style-name="ce17" table:formula="of:=IF([.A52]=&quot;N/A&quot;;&quot;N/A&quot;;IF([.N52]=1;1-([.G52]-1)/[.G52];[.I51]))" office:value-type="string" office:string-value="N/A">
            <text:p>N/A</text:p>
          </table:table-cell>
          <table:table-cell table:style-name="ce30" table:formula="of:=IF([.A52]=&quot;N/A&quot;;&quot;N/A&quot;;IF([.J51]=[.F51];[.E51];IF([.N52]=1;[.E52]+[.G52]*[.H51];[.J51]+1)))" office:value-type="string" office:string-value="N/A">
            <text:p>N/A</text:p>
          </table:table-cell>
          <table:table-cell table:style-name="ce35" table:formula="of:=IF([.A52]=&quot;N/A&quot;;&quot;N/A&quot;;[.F52]-[.J52])" office:value-type="string" office:string-value="N/A">
            <text:p>N/A</text:p>
          </table:table-cell>
          <table:table-cell table:style-name="ce17" table:formula="of:=IF([.A52]=&quot;N/A&quot;;&quot;N/A&quot;;IF([.N52]=1;[.D52]+1;[.L51]))" office:value-type="string" office:string-value="N/A">
            <text:p>N/A</text:p>
          </table:table-cell>
          <table:table-cell table:style-name="ce17" table:formula="of:=IF([.A52]=&quot;N/A&quot;;&quot;N/A&quot;;IF([.N52]=1;[.K52]+1;[.M51]))" office:value-type="string" office:string-value="N/A">
            <text:p>N/A</text:p>
          </table:table-cell>
          <table:table-cell table:style-name="ce17" table:formula="of:=IF([.A52]=&quot;N/A&quot;;&quot;N/A&quot;;OR([.E52]&lt;&gt;[.E51];[.F52]&lt;&gt;[.F51]))" office:value-type="string" office:string-value="N/A">
            <text:p>N/A</text:p>
          </table:table-cell>
          <table:table-cell table:style-name="ce41" table:formula="of:=IF([.A52]=&quot;N/A&quot;;&quot;N/A&quot;;IF([.N52]=1;[.K52];IF([.J51]=[.F51];[.K52];[.O51]-1)))" office:value-type="string" office:string-value="N/A">
            <text:p>N/A</text:p>
          </table:table-cell>
          <table:table-cell table:style-name="ce45" table:formula="of:=IF([.A52]=&quot;N/A&quot;;&quot;N/A&quot;;IF([.N52]=1;[.L52]/[.M52]*1000;[.P51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51]=0;[.A52]=&quot;N/A&quot;);&quot;N/A&quot;;[.A52]+1)" office:value-type="string" office:string-value="N/A">
            <text:p>N/A</text:p>
          </table:table-cell>
          <table:table-cell table:style-name="ce17" table:formula="of:=IF([.A53]=&quot;N/A&quot;;&quot;N/A&quot;;[.B52]+[.P52])" office:value-type="string" office:string-value="N/A">
            <text:p>N/A</text:p>
          </table:table-cell>
          <table:table-cell table:style-name="ce17" table:formula="of:=IF([.A53]=&quot;N/A&quot;;&quot;N/A&quot;;IF([.N53]=1;[.D52];[.C52]))" office:value-type="string" office:string-value="N/A">
            <text:p>N/A</text:p>
          </table:table-cell>
          <table:table-cell table:style-name="ce17" table:formula="of:=IF([.A53]=&quot;N/A&quot;;&quot;N/A&quot;;IF([.D52]=0;CTWR_Remaining;[.D52]-CTWR_Remaining/[.G52]))" office:value-type="string" office:string-value="N/A">
            <text:p>N/A</text:p>
          </table:table-cell>
          <table:table-cell table:style-name="ce24" table:formula="of:=IF([.A53]=&quot;N/A&quot;;&quot;N/A&quot;;[.E52])" office:value-type="string" office:string-value="N/A">
            <text:p>N/A</text:p>
          </table:table-cell>
          <table:table-cell table:style-name="ce26" table:formula="of:=IF([.A53]=&quot;N/A&quot;;&quot;N/A&quot;;[.F52])" office:value-type="string" office:string-value="N/A">
            <text:p>N/A</text:p>
          </table:table-cell>
          <table:table-cell table:style-name="ce17" table:formula="of:=IF([.A53]=&quot;N/A&quot;;&quot;N/A&quot;;[.F53]-[.E53])" office:value-type="string" office:string-value="N/A">
            <text:p>N/A</text:p>
          </table:table-cell>
          <table:table-cell table:style-name="ce17" table:formula="of:=IF([.A53]=&quot;N/A&quot;;&quot;N/A&quot;;1-[.K53]/[.G53])" office:value-type="string" office:string-value="N/A">
            <text:p>N/A</text:p>
          </table:table-cell>
          <table:table-cell table:style-name="ce17" table:formula="of:=IF([.A53]=&quot;N/A&quot;;&quot;N/A&quot;;IF([.N53]=1;1-([.G53]-1)/[.G53];[.I52]))" office:value-type="string" office:string-value="N/A">
            <text:p>N/A</text:p>
          </table:table-cell>
          <table:table-cell table:style-name="ce30" table:formula="of:=IF([.A53]=&quot;N/A&quot;;&quot;N/A&quot;;IF([.J52]=[.F52];[.E52];IF([.N53]=1;[.E53]+[.G53]*[.H52];[.J52]+1)))" office:value-type="string" office:string-value="N/A">
            <text:p>N/A</text:p>
          </table:table-cell>
          <table:table-cell table:style-name="ce35" table:formula="of:=IF([.A53]=&quot;N/A&quot;;&quot;N/A&quot;;[.F53]-[.J53])" office:value-type="string" office:string-value="N/A">
            <text:p>N/A</text:p>
          </table:table-cell>
          <table:table-cell table:style-name="ce17" table:formula="of:=IF([.A53]=&quot;N/A&quot;;&quot;N/A&quot;;IF([.N53]=1;[.D53]+1;[.L52]))" office:value-type="string" office:string-value="N/A">
            <text:p>N/A</text:p>
          </table:table-cell>
          <table:table-cell table:style-name="ce17" table:formula="of:=IF([.A53]=&quot;N/A&quot;;&quot;N/A&quot;;IF([.N53]=1;[.K53]+1;[.M52]))" office:value-type="string" office:string-value="N/A">
            <text:p>N/A</text:p>
          </table:table-cell>
          <table:table-cell table:style-name="ce17" table:formula="of:=IF([.A53]=&quot;N/A&quot;;&quot;N/A&quot;;OR([.E53]&lt;&gt;[.E52];[.F53]&lt;&gt;[.F52]))" office:value-type="string" office:string-value="N/A">
            <text:p>N/A</text:p>
          </table:table-cell>
          <table:table-cell table:style-name="ce41" table:formula="of:=IF([.A53]=&quot;N/A&quot;;&quot;N/A&quot;;IF([.N53]=1;[.K53];IF([.J52]=[.F52];[.K53];[.O52]-1)))" office:value-type="string" office:string-value="N/A">
            <text:p>N/A</text:p>
          </table:table-cell>
          <table:table-cell table:style-name="ce45" table:formula="of:=IF([.A53]=&quot;N/A&quot;;&quot;N/A&quot;;IF([.N53]=1;[.L53]/[.M53]*1000;[.P52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52]=0;[.A53]=&quot;N/A&quot;);&quot;N/A&quot;;[.A53]+1)" office:value-type="string" office:string-value="N/A">
            <text:p>N/A</text:p>
          </table:table-cell>
          <table:table-cell table:style-name="ce17" table:formula="of:=IF([.A54]=&quot;N/A&quot;;&quot;N/A&quot;;[.B53]+[.P53])" office:value-type="string" office:string-value="N/A">
            <text:p>N/A</text:p>
          </table:table-cell>
          <table:table-cell table:style-name="ce17" table:formula="of:=IF([.A54]=&quot;N/A&quot;;&quot;N/A&quot;;IF([.N54]=1;[.D53];[.C53]))" office:value-type="string" office:string-value="N/A">
            <text:p>N/A</text:p>
          </table:table-cell>
          <table:table-cell table:style-name="ce17" table:formula="of:=IF([.A54]=&quot;N/A&quot;;&quot;N/A&quot;;IF([.D53]=0;CTWR_Remaining;[.D53]-CTWR_Remaining/[.G53]))" office:value-type="string" office:string-value="N/A">
            <text:p>N/A</text:p>
          </table:table-cell>
          <table:table-cell table:style-name="ce24" table:formula="of:=IF([.A54]=&quot;N/A&quot;;&quot;N/A&quot;;[.E53])" office:value-type="string" office:string-value="N/A">
            <text:p>N/A</text:p>
          </table:table-cell>
          <table:table-cell table:style-name="ce26" table:formula="of:=IF([.A54]=&quot;N/A&quot;;&quot;N/A&quot;;[.F53])" office:value-type="string" office:string-value="N/A">
            <text:p>N/A</text:p>
          </table:table-cell>
          <table:table-cell table:style-name="ce17" table:formula="of:=IF([.A54]=&quot;N/A&quot;;&quot;N/A&quot;;[.F54]-[.E54])" office:value-type="string" office:string-value="N/A">
            <text:p>N/A</text:p>
          </table:table-cell>
          <table:table-cell table:style-name="ce17" table:formula="of:=IF([.A54]=&quot;N/A&quot;;&quot;N/A&quot;;1-[.K54]/[.G54])" office:value-type="string" office:string-value="N/A">
            <text:p>N/A</text:p>
          </table:table-cell>
          <table:table-cell table:style-name="ce17" table:formula="of:=IF([.A54]=&quot;N/A&quot;;&quot;N/A&quot;;IF([.N54]=1;1-([.G54]-1)/[.G54];[.I53]))" office:value-type="string" office:string-value="N/A">
            <text:p>N/A</text:p>
          </table:table-cell>
          <table:table-cell table:style-name="ce30" table:formula="of:=IF([.A54]=&quot;N/A&quot;;&quot;N/A&quot;;IF([.J53]=[.F53];[.E53];IF([.N54]=1;[.E54]+[.G54]*[.H53];[.J53]+1)))" office:value-type="string" office:string-value="N/A">
            <text:p>N/A</text:p>
          </table:table-cell>
          <table:table-cell table:style-name="ce35" table:formula="of:=IF([.A54]=&quot;N/A&quot;;&quot;N/A&quot;;[.F54]-[.J54])" office:value-type="string" office:string-value="N/A">
            <text:p>N/A</text:p>
          </table:table-cell>
          <table:table-cell table:style-name="ce17" table:formula="of:=IF([.A54]=&quot;N/A&quot;;&quot;N/A&quot;;IF([.N54]=1;[.D54]+1;[.L53]))" office:value-type="string" office:string-value="N/A">
            <text:p>N/A</text:p>
          </table:table-cell>
          <table:table-cell table:style-name="ce17" table:formula="of:=IF([.A54]=&quot;N/A&quot;;&quot;N/A&quot;;IF([.N54]=1;[.K54]+1;[.M53]))" office:value-type="string" office:string-value="N/A">
            <text:p>N/A</text:p>
          </table:table-cell>
          <table:table-cell table:style-name="ce17" table:formula="of:=IF([.A54]=&quot;N/A&quot;;&quot;N/A&quot;;OR([.E54]&lt;&gt;[.E53];[.F54]&lt;&gt;[.F53]))" office:value-type="string" office:string-value="N/A">
            <text:p>N/A</text:p>
          </table:table-cell>
          <table:table-cell table:style-name="ce41" table:formula="of:=IF([.A54]=&quot;N/A&quot;;&quot;N/A&quot;;IF([.N54]=1;[.K54];IF([.J53]=[.F53];[.K54];[.O53]-1)))" office:value-type="string" office:string-value="N/A">
            <text:p>N/A</text:p>
          </table:table-cell>
          <table:table-cell table:style-name="ce45" table:formula="of:=IF([.A54]=&quot;N/A&quot;;&quot;N/A&quot;;IF([.N54]=1;[.L54]/[.M54]*1000;[.P53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53]=0;[.A54]=&quot;N/A&quot;);&quot;N/A&quot;;[.A54]+1)" office:value-type="string" office:string-value="N/A">
            <text:p>N/A</text:p>
          </table:table-cell>
          <table:table-cell table:style-name="ce17" table:formula="of:=IF([.A55]=&quot;N/A&quot;;&quot;N/A&quot;;[.B54]+[.P54])" office:value-type="string" office:string-value="N/A">
            <text:p>N/A</text:p>
          </table:table-cell>
          <table:table-cell table:style-name="ce17" table:formula="of:=IF([.A55]=&quot;N/A&quot;;&quot;N/A&quot;;IF([.N55]=1;[.D54];[.C54]))" office:value-type="string" office:string-value="N/A">
            <text:p>N/A</text:p>
          </table:table-cell>
          <table:table-cell table:style-name="ce17" table:formula="of:=IF([.A55]=&quot;N/A&quot;;&quot;N/A&quot;;IF([.D54]=0;CTWR_Remaining;[.D54]-CTWR_Remaining/[.G54]))" office:value-type="string" office:string-value="N/A">
            <text:p>N/A</text:p>
          </table:table-cell>
          <table:table-cell table:style-name="ce24" table:formula="of:=IF([.A55]=&quot;N/A&quot;;&quot;N/A&quot;;[.E54])" office:value-type="string" office:string-value="N/A">
            <text:p>N/A</text:p>
          </table:table-cell>
          <table:table-cell table:style-name="ce26" table:formula="of:=IF([.A55]=&quot;N/A&quot;;&quot;N/A&quot;;[.F54])" office:value-type="string" office:string-value="N/A">
            <text:p>N/A</text:p>
          </table:table-cell>
          <table:table-cell table:style-name="ce17" table:formula="of:=IF([.A55]=&quot;N/A&quot;;&quot;N/A&quot;;[.F55]-[.E55])" office:value-type="string" office:string-value="N/A">
            <text:p>N/A</text:p>
          </table:table-cell>
          <table:table-cell table:style-name="ce17" table:formula="of:=IF([.A55]=&quot;N/A&quot;;&quot;N/A&quot;;1-[.K55]/[.G55])" office:value-type="string" office:string-value="N/A">
            <text:p>N/A</text:p>
          </table:table-cell>
          <table:table-cell table:style-name="ce17" table:formula="of:=IF([.A55]=&quot;N/A&quot;;&quot;N/A&quot;;IF([.N55]=1;1-([.G55]-1)/[.G55];[.I54]))" office:value-type="string" office:string-value="N/A">
            <text:p>N/A</text:p>
          </table:table-cell>
          <table:table-cell table:style-name="ce30" table:formula="of:=IF([.A55]=&quot;N/A&quot;;&quot;N/A&quot;;IF([.J54]=[.F54];[.E54];IF([.N55]=1;[.E55]+[.G55]*[.H54];[.J54]+1)))" office:value-type="string" office:string-value="N/A">
            <text:p>N/A</text:p>
          </table:table-cell>
          <table:table-cell table:style-name="ce35" table:formula="of:=IF([.A55]=&quot;N/A&quot;;&quot;N/A&quot;;[.F55]-[.J55])" office:value-type="string" office:string-value="N/A">
            <text:p>N/A</text:p>
          </table:table-cell>
          <table:table-cell table:style-name="ce17" table:formula="of:=IF([.A55]=&quot;N/A&quot;;&quot;N/A&quot;;IF([.N55]=1;[.D55]+1;[.L54]))" office:value-type="string" office:string-value="N/A">
            <text:p>N/A</text:p>
          </table:table-cell>
          <table:table-cell table:style-name="ce17" table:formula="of:=IF([.A55]=&quot;N/A&quot;;&quot;N/A&quot;;IF([.N55]=1;[.K55]+1;[.M54]))" office:value-type="string" office:string-value="N/A">
            <text:p>N/A</text:p>
          </table:table-cell>
          <table:table-cell table:style-name="ce17" table:formula="of:=IF([.A55]=&quot;N/A&quot;;&quot;N/A&quot;;OR([.E55]&lt;&gt;[.E54];[.F55]&lt;&gt;[.F54]))" office:value-type="string" office:string-value="N/A">
            <text:p>N/A</text:p>
          </table:table-cell>
          <table:table-cell table:style-name="ce41" table:formula="of:=IF([.A55]=&quot;N/A&quot;;&quot;N/A&quot;;IF([.N55]=1;[.K55];IF([.J54]=[.F54];[.K55];[.O54]-1)))" office:value-type="string" office:string-value="N/A">
            <text:p>N/A</text:p>
          </table:table-cell>
          <table:table-cell table:style-name="ce45" table:formula="of:=IF([.A55]=&quot;N/A&quot;;&quot;N/A&quot;;IF([.N55]=1;[.L55]/[.M55]*1000;[.P54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54]=0;[.A55]=&quot;N/A&quot;);&quot;N/A&quot;;[.A55]+1)" office:value-type="string" office:string-value="N/A">
            <text:p>N/A</text:p>
          </table:table-cell>
          <table:table-cell table:style-name="ce17" table:formula="of:=IF([.A56]=&quot;N/A&quot;;&quot;N/A&quot;;[.B55]+[.P55])" office:value-type="string" office:string-value="N/A">
            <text:p>N/A</text:p>
          </table:table-cell>
          <table:table-cell table:style-name="ce17" table:formula="of:=IF([.A56]=&quot;N/A&quot;;&quot;N/A&quot;;IF([.N56]=1;[.D55];[.C55]))" office:value-type="string" office:string-value="N/A">
            <text:p>N/A</text:p>
          </table:table-cell>
          <table:table-cell table:style-name="ce17" table:formula="of:=IF([.A56]=&quot;N/A&quot;;&quot;N/A&quot;;IF([.D55]=0;CTWR_Remaining;[.D55]-CTWR_Remaining/[.G55]))" office:value-type="string" office:string-value="N/A">
            <text:p>N/A</text:p>
          </table:table-cell>
          <table:table-cell table:style-name="ce24" table:formula="of:=IF([.A56]=&quot;N/A&quot;;&quot;N/A&quot;;[.E55])" office:value-type="string" office:string-value="N/A">
            <text:p>N/A</text:p>
          </table:table-cell>
          <table:table-cell table:style-name="ce26" table:formula="of:=IF([.A56]=&quot;N/A&quot;;&quot;N/A&quot;;[.F55])" office:value-type="string" office:string-value="N/A">
            <text:p>N/A</text:p>
          </table:table-cell>
          <table:table-cell table:style-name="ce17" table:formula="of:=IF([.A56]=&quot;N/A&quot;;&quot;N/A&quot;;[.F56]-[.E56])" office:value-type="string" office:string-value="N/A">
            <text:p>N/A</text:p>
          </table:table-cell>
          <table:table-cell table:style-name="ce17" table:formula="of:=IF([.A56]=&quot;N/A&quot;;&quot;N/A&quot;;1-[.K56]/[.G56])" office:value-type="string" office:string-value="N/A">
            <text:p>N/A</text:p>
          </table:table-cell>
          <table:table-cell table:style-name="ce17" table:formula="of:=IF([.A56]=&quot;N/A&quot;;&quot;N/A&quot;;IF([.N56]=1;1-([.G56]-1)/[.G56];[.I55]))" office:value-type="string" office:string-value="N/A">
            <text:p>N/A</text:p>
          </table:table-cell>
          <table:table-cell table:style-name="ce30" table:formula="of:=IF([.A56]=&quot;N/A&quot;;&quot;N/A&quot;;IF([.J55]=[.F55];[.E55];IF([.N56]=1;[.E56]+[.G56]*[.H55];[.J55]+1)))" office:value-type="string" office:string-value="N/A">
            <text:p>N/A</text:p>
          </table:table-cell>
          <table:table-cell table:style-name="ce35" table:formula="of:=IF([.A56]=&quot;N/A&quot;;&quot;N/A&quot;;[.F56]-[.J56])" office:value-type="string" office:string-value="N/A">
            <text:p>N/A</text:p>
          </table:table-cell>
          <table:table-cell table:style-name="ce17" table:formula="of:=IF([.A56]=&quot;N/A&quot;;&quot;N/A&quot;;IF([.N56]=1;[.D56]+1;[.L55]))" office:value-type="string" office:string-value="N/A">
            <text:p>N/A</text:p>
          </table:table-cell>
          <table:table-cell table:style-name="ce17" table:formula="of:=IF([.A56]=&quot;N/A&quot;;&quot;N/A&quot;;IF([.N56]=1;[.K56]+1;[.M55]))" office:value-type="string" office:string-value="N/A">
            <text:p>N/A</text:p>
          </table:table-cell>
          <table:table-cell table:style-name="ce17" table:formula="of:=IF([.A56]=&quot;N/A&quot;;&quot;N/A&quot;;OR([.E56]&lt;&gt;[.E55];[.F56]&lt;&gt;[.F55]))" office:value-type="string" office:string-value="N/A">
            <text:p>N/A</text:p>
          </table:table-cell>
          <table:table-cell table:style-name="ce41" table:formula="of:=IF([.A56]=&quot;N/A&quot;;&quot;N/A&quot;;IF([.N56]=1;[.K56];IF([.J55]=[.F55];[.K56];[.O55]-1)))" office:value-type="string" office:string-value="N/A">
            <text:p>N/A</text:p>
          </table:table-cell>
          <table:table-cell table:style-name="ce45" table:formula="of:=IF([.A56]=&quot;N/A&quot;;&quot;N/A&quot;;IF([.N56]=1;[.L56]/[.M56]*1000;[.P55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55]=0;[.A56]=&quot;N/A&quot;);&quot;N/A&quot;;[.A56]+1)" office:value-type="string" office:string-value="N/A">
            <text:p>N/A</text:p>
          </table:table-cell>
          <table:table-cell table:style-name="ce17" table:formula="of:=IF([.A57]=&quot;N/A&quot;;&quot;N/A&quot;;[.B56]+[.P56])" office:value-type="string" office:string-value="N/A">
            <text:p>N/A</text:p>
          </table:table-cell>
          <table:table-cell table:style-name="ce17" table:formula="of:=IF([.A57]=&quot;N/A&quot;;&quot;N/A&quot;;IF([.N57]=1;[.D56];[.C56]))" office:value-type="string" office:string-value="N/A">
            <text:p>N/A</text:p>
          </table:table-cell>
          <table:table-cell table:style-name="ce17" table:formula="of:=IF([.A57]=&quot;N/A&quot;;&quot;N/A&quot;;IF([.D56]=0;CTWR_Remaining;[.D56]-CTWR_Remaining/[.G56]))" office:value-type="string" office:string-value="N/A">
            <text:p>N/A</text:p>
          </table:table-cell>
          <table:table-cell table:style-name="ce24" table:formula="of:=IF([.A57]=&quot;N/A&quot;;&quot;N/A&quot;;[.E56])" office:value-type="string" office:string-value="N/A">
            <text:p>N/A</text:p>
          </table:table-cell>
          <table:table-cell table:style-name="ce26" table:formula="of:=IF([.A57]=&quot;N/A&quot;;&quot;N/A&quot;;[.F56])" office:value-type="string" office:string-value="N/A">
            <text:p>N/A</text:p>
          </table:table-cell>
          <table:table-cell table:style-name="ce17" table:formula="of:=IF([.A57]=&quot;N/A&quot;;&quot;N/A&quot;;[.F57]-[.E57])" office:value-type="string" office:string-value="N/A">
            <text:p>N/A</text:p>
          </table:table-cell>
          <table:table-cell table:style-name="ce17" table:formula="of:=IF([.A57]=&quot;N/A&quot;;&quot;N/A&quot;;1-[.K57]/[.G57])" office:value-type="string" office:string-value="N/A">
            <text:p>N/A</text:p>
          </table:table-cell>
          <table:table-cell table:style-name="ce17" table:formula="of:=IF([.A57]=&quot;N/A&quot;;&quot;N/A&quot;;IF([.N57]=1;1-([.G57]-1)/[.G57];[.I56]))" office:value-type="string" office:string-value="N/A">
            <text:p>N/A</text:p>
          </table:table-cell>
          <table:table-cell table:style-name="ce30" table:formula="of:=IF([.A57]=&quot;N/A&quot;;&quot;N/A&quot;;IF([.J56]=[.F56];[.E56];IF([.N57]=1;[.E57]+[.G57]*[.H56];[.J56]+1)))" office:value-type="string" office:string-value="N/A">
            <text:p>N/A</text:p>
          </table:table-cell>
          <table:table-cell table:style-name="ce35" table:formula="of:=IF([.A57]=&quot;N/A&quot;;&quot;N/A&quot;;[.F57]-[.J57])" office:value-type="string" office:string-value="N/A">
            <text:p>N/A</text:p>
          </table:table-cell>
          <table:table-cell table:style-name="ce17" table:formula="of:=IF([.A57]=&quot;N/A&quot;;&quot;N/A&quot;;IF([.N57]=1;[.D57]+1;[.L56]))" office:value-type="string" office:string-value="N/A">
            <text:p>N/A</text:p>
          </table:table-cell>
          <table:table-cell table:style-name="ce17" table:formula="of:=IF([.A57]=&quot;N/A&quot;;&quot;N/A&quot;;IF([.N57]=1;[.K57]+1;[.M56]))" office:value-type="string" office:string-value="N/A">
            <text:p>N/A</text:p>
          </table:table-cell>
          <table:table-cell table:style-name="ce17" table:formula="of:=IF([.A57]=&quot;N/A&quot;;&quot;N/A&quot;;OR([.E57]&lt;&gt;[.E56];[.F57]&lt;&gt;[.F56]))" office:value-type="string" office:string-value="N/A">
            <text:p>N/A</text:p>
          </table:table-cell>
          <table:table-cell table:style-name="ce41" table:formula="of:=IF([.A57]=&quot;N/A&quot;;&quot;N/A&quot;;IF([.N57]=1;[.K57];IF([.J56]=[.F56];[.K57];[.O56]-1)))" office:value-type="string" office:string-value="N/A">
            <text:p>N/A</text:p>
          </table:table-cell>
          <table:table-cell table:style-name="ce45" table:formula="of:=IF([.A57]=&quot;N/A&quot;;&quot;N/A&quot;;IF([.N57]=1;[.L57]/[.M57]*1000;[.P56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56]=0;[.A57]=&quot;N/A&quot;);&quot;N/A&quot;;[.A57]+1)" office:value-type="string" office:string-value="N/A">
            <text:p>N/A</text:p>
          </table:table-cell>
          <table:table-cell table:style-name="ce17" table:formula="of:=IF([.A58]=&quot;N/A&quot;;&quot;N/A&quot;;[.B57]+[.P57])" office:value-type="string" office:string-value="N/A">
            <text:p>N/A</text:p>
          </table:table-cell>
          <table:table-cell table:style-name="ce17" table:formula="of:=IF([.A58]=&quot;N/A&quot;;&quot;N/A&quot;;IF([.N58]=1;[.D57];[.C57]))" office:value-type="string" office:string-value="N/A">
            <text:p>N/A</text:p>
          </table:table-cell>
          <table:table-cell table:style-name="ce17" table:formula="of:=IF([.A58]=&quot;N/A&quot;;&quot;N/A&quot;;IF([.D57]=0;CTWR_Remaining;[.D57]-CTWR_Remaining/[.G57]))" office:value-type="string" office:string-value="N/A">
            <text:p>N/A</text:p>
          </table:table-cell>
          <table:table-cell table:style-name="ce24" table:formula="of:=IF([.A58]=&quot;N/A&quot;;&quot;N/A&quot;;[.E57])" office:value-type="string" office:string-value="N/A">
            <text:p>N/A</text:p>
          </table:table-cell>
          <table:table-cell table:style-name="ce26" table:formula="of:=IF([.A58]=&quot;N/A&quot;;&quot;N/A&quot;;[.F57])" office:value-type="string" office:string-value="N/A">
            <text:p>N/A</text:p>
          </table:table-cell>
          <table:table-cell table:style-name="ce17" table:formula="of:=IF([.A58]=&quot;N/A&quot;;&quot;N/A&quot;;[.F58]-[.E58])" office:value-type="string" office:string-value="N/A">
            <text:p>N/A</text:p>
          </table:table-cell>
          <table:table-cell table:style-name="ce17" table:formula="of:=IF([.A58]=&quot;N/A&quot;;&quot;N/A&quot;;1-[.K58]/[.G58])" office:value-type="string" office:string-value="N/A">
            <text:p>N/A</text:p>
          </table:table-cell>
          <table:table-cell table:style-name="ce17" table:formula="of:=IF([.A58]=&quot;N/A&quot;;&quot;N/A&quot;;IF([.N58]=1;1-([.G58]-1)/[.G58];[.I57]))" office:value-type="string" office:string-value="N/A">
            <text:p>N/A</text:p>
          </table:table-cell>
          <table:table-cell table:style-name="ce30" table:formula="of:=IF([.A58]=&quot;N/A&quot;;&quot;N/A&quot;;IF([.J57]=[.F57];[.E57];IF([.N58]=1;[.E58]+[.G58]*[.H57];[.J57]+1)))" office:value-type="string" office:string-value="N/A">
            <text:p>N/A</text:p>
          </table:table-cell>
          <table:table-cell table:style-name="ce35" table:formula="of:=IF([.A58]=&quot;N/A&quot;;&quot;N/A&quot;;[.F58]-[.J58])" office:value-type="string" office:string-value="N/A">
            <text:p>N/A</text:p>
          </table:table-cell>
          <table:table-cell table:style-name="ce17" table:formula="of:=IF([.A58]=&quot;N/A&quot;;&quot;N/A&quot;;IF([.N58]=1;[.D58]+1;[.L57]))" office:value-type="string" office:string-value="N/A">
            <text:p>N/A</text:p>
          </table:table-cell>
          <table:table-cell table:style-name="ce17" table:formula="of:=IF([.A58]=&quot;N/A&quot;;&quot;N/A&quot;;IF([.N58]=1;[.K58]+1;[.M57]))" office:value-type="string" office:string-value="N/A">
            <text:p>N/A</text:p>
          </table:table-cell>
          <table:table-cell table:style-name="ce17" table:formula="of:=IF([.A58]=&quot;N/A&quot;;&quot;N/A&quot;;OR([.E58]&lt;&gt;[.E57];[.F58]&lt;&gt;[.F57]))" office:value-type="string" office:string-value="N/A">
            <text:p>N/A</text:p>
          </table:table-cell>
          <table:table-cell table:style-name="ce41" table:formula="of:=IF([.A58]=&quot;N/A&quot;;&quot;N/A&quot;;IF([.N58]=1;[.K58];IF([.J57]=[.F57];[.K58];[.O57]-1)))" office:value-type="string" office:string-value="N/A">
            <text:p>N/A</text:p>
          </table:table-cell>
          <table:table-cell table:style-name="ce45" table:formula="of:=IF([.A58]=&quot;N/A&quot;;&quot;N/A&quot;;IF([.N58]=1;[.L58]/[.M58]*1000;[.P57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57]=0;[.A58]=&quot;N/A&quot;);&quot;N/A&quot;;[.A58]+1)" office:value-type="string" office:string-value="N/A">
            <text:p>N/A</text:p>
          </table:table-cell>
          <table:table-cell table:style-name="ce17" table:formula="of:=IF([.A59]=&quot;N/A&quot;;&quot;N/A&quot;;[.B58]+[.P58])" office:value-type="string" office:string-value="N/A">
            <text:p>N/A</text:p>
          </table:table-cell>
          <table:table-cell table:style-name="ce17" table:formula="of:=IF([.A59]=&quot;N/A&quot;;&quot;N/A&quot;;IF([.N59]=1;[.D58];[.C58]))" office:value-type="string" office:string-value="N/A">
            <text:p>N/A</text:p>
          </table:table-cell>
          <table:table-cell table:style-name="ce17" table:formula="of:=IF([.A59]=&quot;N/A&quot;;&quot;N/A&quot;;IF([.D58]=0;CTWR_Remaining;[.D58]-CTWR_Remaining/[.G58]))" office:value-type="string" office:string-value="N/A">
            <text:p>N/A</text:p>
          </table:table-cell>
          <table:table-cell table:style-name="ce24" table:formula="of:=IF([.A59]=&quot;N/A&quot;;&quot;N/A&quot;;[.E58])" office:value-type="string" office:string-value="N/A">
            <text:p>N/A</text:p>
          </table:table-cell>
          <table:table-cell table:style-name="ce26" table:formula="of:=IF([.A59]=&quot;N/A&quot;;&quot;N/A&quot;;[.F58])" office:value-type="string" office:string-value="N/A">
            <text:p>N/A</text:p>
          </table:table-cell>
          <table:table-cell table:style-name="ce17" table:formula="of:=IF([.A59]=&quot;N/A&quot;;&quot;N/A&quot;;[.F59]-[.E59])" office:value-type="string" office:string-value="N/A">
            <text:p>N/A</text:p>
          </table:table-cell>
          <table:table-cell table:style-name="ce17" table:formula="of:=IF([.A59]=&quot;N/A&quot;;&quot;N/A&quot;;1-[.K59]/[.G59])" office:value-type="string" office:string-value="N/A">
            <text:p>N/A</text:p>
          </table:table-cell>
          <table:table-cell table:style-name="ce17" table:formula="of:=IF([.A59]=&quot;N/A&quot;;&quot;N/A&quot;;IF([.N59]=1;1-([.G59]-1)/[.G59];[.I58]))" office:value-type="string" office:string-value="N/A">
            <text:p>N/A</text:p>
          </table:table-cell>
          <table:table-cell table:style-name="ce30" table:formula="of:=IF([.A59]=&quot;N/A&quot;;&quot;N/A&quot;;IF([.J58]=[.F58];[.E58];IF([.N59]=1;[.E59]+[.G59]*[.H58];[.J58]+1)))" office:value-type="string" office:string-value="N/A">
            <text:p>N/A</text:p>
          </table:table-cell>
          <table:table-cell table:style-name="ce35" table:formula="of:=IF([.A59]=&quot;N/A&quot;;&quot;N/A&quot;;[.F59]-[.J59])" office:value-type="string" office:string-value="N/A">
            <text:p>N/A</text:p>
          </table:table-cell>
          <table:table-cell table:style-name="ce17" table:formula="of:=IF([.A59]=&quot;N/A&quot;;&quot;N/A&quot;;IF([.N59]=1;[.D59]+1;[.L58]))" office:value-type="string" office:string-value="N/A">
            <text:p>N/A</text:p>
          </table:table-cell>
          <table:table-cell table:style-name="ce17" table:formula="of:=IF([.A59]=&quot;N/A&quot;;&quot;N/A&quot;;IF([.N59]=1;[.K59]+1;[.M58]))" office:value-type="string" office:string-value="N/A">
            <text:p>N/A</text:p>
          </table:table-cell>
          <table:table-cell table:style-name="ce17" table:formula="of:=IF([.A59]=&quot;N/A&quot;;&quot;N/A&quot;;OR([.E59]&lt;&gt;[.E58];[.F59]&lt;&gt;[.F58]))" office:value-type="string" office:string-value="N/A">
            <text:p>N/A</text:p>
          </table:table-cell>
          <table:table-cell table:style-name="ce41" table:formula="of:=IF([.A59]=&quot;N/A&quot;;&quot;N/A&quot;;IF([.N59]=1;[.K59];IF([.J58]=[.F58];[.K59];[.O58]-1)))" office:value-type="string" office:string-value="N/A">
            <text:p>N/A</text:p>
          </table:table-cell>
          <table:table-cell table:style-name="ce45" table:formula="of:=IF([.A59]=&quot;N/A&quot;;&quot;N/A&quot;;IF([.N59]=1;[.L59]/[.M59]*1000;[.P58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58]=0;[.A59]=&quot;N/A&quot;);&quot;N/A&quot;;[.A59]+1)" office:value-type="string" office:string-value="N/A">
            <text:p>N/A</text:p>
          </table:table-cell>
          <table:table-cell table:style-name="ce17" table:formula="of:=IF([.A60]=&quot;N/A&quot;;&quot;N/A&quot;;[.B59]+[.P59])" office:value-type="string" office:string-value="N/A">
            <text:p>N/A</text:p>
          </table:table-cell>
          <table:table-cell table:style-name="ce17" table:formula="of:=IF([.A60]=&quot;N/A&quot;;&quot;N/A&quot;;IF([.N60]=1;[.D59];[.C59]))" office:value-type="string" office:string-value="N/A">
            <text:p>N/A</text:p>
          </table:table-cell>
          <table:table-cell table:style-name="ce17" table:formula="of:=IF([.A60]=&quot;N/A&quot;;&quot;N/A&quot;;IF([.D59]=0;CTWR_Remaining;[.D59]-CTWR_Remaining/[.G59]))" office:value-type="string" office:string-value="N/A">
            <text:p>N/A</text:p>
          </table:table-cell>
          <table:table-cell table:style-name="ce24" table:formula="of:=IF([.A60]=&quot;N/A&quot;;&quot;N/A&quot;;[.E59])" office:value-type="string" office:string-value="N/A">
            <text:p>N/A</text:p>
          </table:table-cell>
          <table:table-cell table:style-name="ce26" table:formula="of:=IF([.A60]=&quot;N/A&quot;;&quot;N/A&quot;;[.F59])" office:value-type="string" office:string-value="N/A">
            <text:p>N/A</text:p>
          </table:table-cell>
          <table:table-cell table:style-name="ce17" table:formula="of:=IF([.A60]=&quot;N/A&quot;;&quot;N/A&quot;;[.F60]-[.E60])" office:value-type="string" office:string-value="N/A">
            <text:p>N/A</text:p>
          </table:table-cell>
          <table:table-cell table:style-name="ce17" table:formula="of:=IF([.A60]=&quot;N/A&quot;;&quot;N/A&quot;;1-[.K60]/[.G60])" office:value-type="string" office:string-value="N/A">
            <text:p>N/A</text:p>
          </table:table-cell>
          <table:table-cell table:style-name="ce17" table:formula="of:=IF([.A60]=&quot;N/A&quot;;&quot;N/A&quot;;IF([.N60]=1;1-([.G60]-1)/[.G60];[.I59]))" office:value-type="string" office:string-value="N/A">
            <text:p>N/A</text:p>
          </table:table-cell>
          <table:table-cell table:style-name="ce30" table:formula="of:=IF([.A60]=&quot;N/A&quot;;&quot;N/A&quot;;IF([.J59]=[.F59];[.E59];IF([.N60]=1;[.E60]+[.G60]*[.H59];[.J59]+1)))" office:value-type="string" office:string-value="N/A">
            <text:p>N/A</text:p>
          </table:table-cell>
          <table:table-cell table:style-name="ce35" table:formula="of:=IF([.A60]=&quot;N/A&quot;;&quot;N/A&quot;;[.F60]-[.J60])" office:value-type="string" office:string-value="N/A">
            <text:p>N/A</text:p>
          </table:table-cell>
          <table:table-cell table:style-name="ce17" table:formula="of:=IF([.A60]=&quot;N/A&quot;;&quot;N/A&quot;;IF([.N60]=1;[.D60]+1;[.L59]))" office:value-type="string" office:string-value="N/A">
            <text:p>N/A</text:p>
          </table:table-cell>
          <table:table-cell table:style-name="ce17" table:formula="of:=IF([.A60]=&quot;N/A&quot;;&quot;N/A&quot;;IF([.N60]=1;[.K60]+1;[.M59]))" office:value-type="string" office:string-value="N/A">
            <text:p>N/A</text:p>
          </table:table-cell>
          <table:table-cell table:style-name="ce17" table:formula="of:=IF([.A60]=&quot;N/A&quot;;&quot;N/A&quot;;OR([.E60]&lt;&gt;[.E59];[.F60]&lt;&gt;[.F59]))" office:value-type="string" office:string-value="N/A">
            <text:p>N/A</text:p>
          </table:table-cell>
          <table:table-cell table:style-name="ce41" table:formula="of:=IF([.A60]=&quot;N/A&quot;;&quot;N/A&quot;;IF([.N60]=1;[.K60];IF([.J59]=[.F59];[.K60];[.O59]-1)))" office:value-type="string" office:string-value="N/A">
            <text:p>N/A</text:p>
          </table:table-cell>
          <table:table-cell table:style-name="ce45" table:formula="of:=IF([.A60]=&quot;N/A&quot;;&quot;N/A&quot;;IF([.N60]=1;[.L60]/[.M60]*1000;[.P59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59]=0;[.A60]=&quot;N/A&quot;);&quot;N/A&quot;;[.A60]+1)" office:value-type="string" office:string-value="N/A">
            <text:p>N/A</text:p>
          </table:table-cell>
          <table:table-cell table:style-name="ce17" table:formula="of:=IF([.A61]=&quot;N/A&quot;;&quot;N/A&quot;;[.B60]+[.P60])" office:value-type="string" office:string-value="N/A">
            <text:p>N/A</text:p>
          </table:table-cell>
          <table:table-cell table:style-name="ce17" table:formula="of:=IF([.A61]=&quot;N/A&quot;;&quot;N/A&quot;;IF([.N61]=1;[.D60];[.C60]))" office:value-type="string" office:string-value="N/A">
            <text:p>N/A</text:p>
          </table:table-cell>
          <table:table-cell table:style-name="ce17" table:formula="of:=IF([.A61]=&quot;N/A&quot;;&quot;N/A&quot;;IF([.D60]=0;CTWR_Remaining;[.D60]-CTWR_Remaining/[.G60]))" office:value-type="string" office:string-value="N/A">
            <text:p>N/A</text:p>
          </table:table-cell>
          <table:table-cell table:style-name="ce24" table:formula="of:=IF([.A61]=&quot;N/A&quot;;&quot;N/A&quot;;[.E60])" office:value-type="string" office:string-value="N/A">
            <text:p>N/A</text:p>
          </table:table-cell>
          <table:table-cell table:style-name="ce26" table:formula="of:=IF([.A61]=&quot;N/A&quot;;&quot;N/A&quot;;[.F60])" office:value-type="string" office:string-value="N/A">
            <text:p>N/A</text:p>
          </table:table-cell>
          <table:table-cell table:style-name="ce17" table:formula="of:=IF([.A61]=&quot;N/A&quot;;&quot;N/A&quot;;[.F61]-[.E61])" office:value-type="string" office:string-value="N/A">
            <text:p>N/A</text:p>
          </table:table-cell>
          <table:table-cell table:style-name="ce17" table:formula="of:=IF([.A61]=&quot;N/A&quot;;&quot;N/A&quot;;1-[.K61]/[.G61])" office:value-type="string" office:string-value="N/A">
            <text:p>N/A</text:p>
          </table:table-cell>
          <table:table-cell table:style-name="ce17" table:formula="of:=IF([.A61]=&quot;N/A&quot;;&quot;N/A&quot;;IF([.N61]=1;1-([.G61]-1)/[.G61];[.I60]))" office:value-type="string" office:string-value="N/A">
            <text:p>N/A</text:p>
          </table:table-cell>
          <table:table-cell table:style-name="ce30" table:formula="of:=IF([.A61]=&quot;N/A&quot;;&quot;N/A&quot;;IF([.J60]=[.F60];[.E60];IF([.N61]=1;[.E61]+[.G61]*[.H60];[.J60]+1)))" office:value-type="string" office:string-value="N/A">
            <text:p>N/A</text:p>
          </table:table-cell>
          <table:table-cell table:style-name="ce35" table:formula="of:=IF([.A61]=&quot;N/A&quot;;&quot;N/A&quot;;[.F61]-[.J61])" office:value-type="string" office:string-value="N/A">
            <text:p>N/A</text:p>
          </table:table-cell>
          <table:table-cell table:style-name="ce17" table:formula="of:=IF([.A61]=&quot;N/A&quot;;&quot;N/A&quot;;IF([.N61]=1;[.D61]+1;[.L60]))" office:value-type="string" office:string-value="N/A">
            <text:p>N/A</text:p>
          </table:table-cell>
          <table:table-cell table:style-name="ce17" table:formula="of:=IF([.A61]=&quot;N/A&quot;;&quot;N/A&quot;;IF([.N61]=1;[.K61]+1;[.M60]))" office:value-type="string" office:string-value="N/A">
            <text:p>N/A</text:p>
          </table:table-cell>
          <table:table-cell table:style-name="ce17" table:formula="of:=IF([.A61]=&quot;N/A&quot;;&quot;N/A&quot;;OR([.E61]&lt;&gt;[.E60];[.F61]&lt;&gt;[.F60]))" office:value-type="string" office:string-value="N/A">
            <text:p>N/A</text:p>
          </table:table-cell>
          <table:table-cell table:style-name="ce41" table:formula="of:=IF([.A61]=&quot;N/A&quot;;&quot;N/A&quot;;IF([.N61]=1;[.K61];IF([.J60]=[.F60];[.K61];[.O60]-1)))" office:value-type="string" office:string-value="N/A">
            <text:p>N/A</text:p>
          </table:table-cell>
          <table:table-cell table:style-name="ce45" table:formula="of:=IF([.A61]=&quot;N/A&quot;;&quot;N/A&quot;;IF([.N61]=1;[.L61]/[.M61]*1000;[.P60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60]=0;[.A61]=&quot;N/A&quot;);&quot;N/A&quot;;[.A61]+1)" office:value-type="string" office:string-value="N/A">
            <text:p>N/A</text:p>
          </table:table-cell>
          <table:table-cell table:style-name="ce17" table:formula="of:=IF([.A62]=&quot;N/A&quot;;&quot;N/A&quot;;[.B61]+[.P61])" office:value-type="string" office:string-value="N/A">
            <text:p>N/A</text:p>
          </table:table-cell>
          <table:table-cell table:style-name="ce17" table:formula="of:=IF([.A62]=&quot;N/A&quot;;&quot;N/A&quot;;IF([.N62]=1;[.D61];[.C61]))" office:value-type="string" office:string-value="N/A">
            <text:p>N/A</text:p>
          </table:table-cell>
          <table:table-cell table:style-name="ce17" table:formula="of:=IF([.A62]=&quot;N/A&quot;;&quot;N/A&quot;;IF([.D61]=0;CTWR_Remaining;[.D61]-CTWR_Remaining/[.G61]))" office:value-type="string" office:string-value="N/A">
            <text:p>N/A</text:p>
          </table:table-cell>
          <table:table-cell table:style-name="ce24" table:formula="of:=IF([.A62]=&quot;N/A&quot;;&quot;N/A&quot;;[.E61])" office:value-type="string" office:string-value="N/A">
            <text:p>N/A</text:p>
          </table:table-cell>
          <table:table-cell table:style-name="ce26" table:formula="of:=IF([.A62]=&quot;N/A&quot;;&quot;N/A&quot;;[.F61])" office:value-type="string" office:string-value="N/A">
            <text:p>N/A</text:p>
          </table:table-cell>
          <table:table-cell table:style-name="ce17" table:formula="of:=IF([.A62]=&quot;N/A&quot;;&quot;N/A&quot;;[.F62]-[.E62])" office:value-type="string" office:string-value="N/A">
            <text:p>N/A</text:p>
          </table:table-cell>
          <table:table-cell table:style-name="ce17" table:formula="of:=IF([.A62]=&quot;N/A&quot;;&quot;N/A&quot;;1-[.K62]/[.G62])" office:value-type="string" office:string-value="N/A">
            <text:p>N/A</text:p>
          </table:table-cell>
          <table:table-cell table:style-name="ce17" table:formula="of:=IF([.A62]=&quot;N/A&quot;;&quot;N/A&quot;;IF([.N62]=1;1-([.G62]-1)/[.G62];[.I61]))" office:value-type="string" office:string-value="N/A">
            <text:p>N/A</text:p>
          </table:table-cell>
          <table:table-cell table:style-name="ce30" table:formula="of:=IF([.A62]=&quot;N/A&quot;;&quot;N/A&quot;;IF([.J61]=[.F61];[.E61];IF([.N62]=1;[.E62]+[.G62]*[.H61];[.J61]+1)))" office:value-type="string" office:string-value="N/A">
            <text:p>N/A</text:p>
          </table:table-cell>
          <table:table-cell table:style-name="ce35" table:formula="of:=IF([.A62]=&quot;N/A&quot;;&quot;N/A&quot;;[.F62]-[.J62])" office:value-type="string" office:string-value="N/A">
            <text:p>N/A</text:p>
          </table:table-cell>
          <table:table-cell table:style-name="ce17" table:formula="of:=IF([.A62]=&quot;N/A&quot;;&quot;N/A&quot;;IF([.N62]=1;[.D62]+1;[.L61]))" office:value-type="string" office:string-value="N/A">
            <text:p>N/A</text:p>
          </table:table-cell>
          <table:table-cell table:style-name="ce17" table:formula="of:=IF([.A62]=&quot;N/A&quot;;&quot;N/A&quot;;IF([.N62]=1;[.K62]+1;[.M61]))" office:value-type="string" office:string-value="N/A">
            <text:p>N/A</text:p>
          </table:table-cell>
          <table:table-cell table:style-name="ce17" table:formula="of:=IF([.A62]=&quot;N/A&quot;;&quot;N/A&quot;;OR([.E62]&lt;&gt;[.E61];[.F62]&lt;&gt;[.F61]))" office:value-type="string" office:string-value="N/A">
            <text:p>N/A</text:p>
          </table:table-cell>
          <table:table-cell table:style-name="ce41" table:formula="of:=IF([.A62]=&quot;N/A&quot;;&quot;N/A&quot;;IF([.N62]=1;[.K62];IF([.J61]=[.F61];[.K62];[.O61]-1)))" office:value-type="string" office:string-value="N/A">
            <text:p>N/A</text:p>
          </table:table-cell>
          <table:table-cell table:style-name="ce45" table:formula="of:=IF([.A62]=&quot;N/A&quot;;&quot;N/A&quot;;IF([.N62]=1;[.L62]/[.M62]*1000;[.P61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61]=0;[.A62]=&quot;N/A&quot;);&quot;N/A&quot;;[.A62]+1)" office:value-type="string" office:string-value="N/A">
            <text:p>N/A</text:p>
          </table:table-cell>
          <table:table-cell table:style-name="ce17" table:formula="of:=IF([.A63]=&quot;N/A&quot;;&quot;N/A&quot;;[.B62]+[.P62])" office:value-type="string" office:string-value="N/A">
            <text:p>N/A</text:p>
          </table:table-cell>
          <table:table-cell table:style-name="ce17" table:formula="of:=IF([.A63]=&quot;N/A&quot;;&quot;N/A&quot;;IF([.N63]=1;[.D62];[.C62]))" office:value-type="string" office:string-value="N/A">
            <text:p>N/A</text:p>
          </table:table-cell>
          <table:table-cell table:style-name="ce17" table:formula="of:=IF([.A63]=&quot;N/A&quot;;&quot;N/A&quot;;IF([.D62]=0;CTWR_Remaining;[.D62]-CTWR_Remaining/[.G62]))" office:value-type="string" office:string-value="N/A">
            <text:p>N/A</text:p>
          </table:table-cell>
          <table:table-cell table:style-name="ce24" table:formula="of:=IF([.A63]=&quot;N/A&quot;;&quot;N/A&quot;;[.E62])" office:value-type="string" office:string-value="N/A">
            <text:p>N/A</text:p>
          </table:table-cell>
          <table:table-cell table:style-name="ce26" table:formula="of:=IF([.A63]=&quot;N/A&quot;;&quot;N/A&quot;;[.F62])" office:value-type="string" office:string-value="N/A">
            <text:p>N/A</text:p>
          </table:table-cell>
          <table:table-cell table:style-name="ce17" table:formula="of:=IF([.A63]=&quot;N/A&quot;;&quot;N/A&quot;;[.F63]-[.E63])" office:value-type="string" office:string-value="N/A">
            <text:p>N/A</text:p>
          </table:table-cell>
          <table:table-cell table:style-name="ce17" table:formula="of:=IF([.A63]=&quot;N/A&quot;;&quot;N/A&quot;;1-[.K63]/[.G63])" office:value-type="string" office:string-value="N/A">
            <text:p>N/A</text:p>
          </table:table-cell>
          <table:table-cell table:style-name="ce17" table:formula="of:=IF([.A63]=&quot;N/A&quot;;&quot;N/A&quot;;IF([.N63]=1;1-([.G63]-1)/[.G63];[.I62]))" office:value-type="string" office:string-value="N/A">
            <text:p>N/A</text:p>
          </table:table-cell>
          <table:table-cell table:style-name="ce30" table:formula="of:=IF([.A63]=&quot;N/A&quot;;&quot;N/A&quot;;IF([.J62]=[.F62];[.E62];IF([.N63]=1;[.E63]+[.G63]*[.H62];[.J62]+1)))" office:value-type="string" office:string-value="N/A">
            <text:p>N/A</text:p>
          </table:table-cell>
          <table:table-cell table:style-name="ce35" table:formula="of:=IF([.A63]=&quot;N/A&quot;;&quot;N/A&quot;;[.F63]-[.J63])" office:value-type="string" office:string-value="N/A">
            <text:p>N/A</text:p>
          </table:table-cell>
          <table:table-cell table:style-name="ce17" table:formula="of:=IF([.A63]=&quot;N/A&quot;;&quot;N/A&quot;;IF([.N63]=1;[.D63]+1;[.L62]))" office:value-type="string" office:string-value="N/A">
            <text:p>N/A</text:p>
          </table:table-cell>
          <table:table-cell table:style-name="ce17" table:formula="of:=IF([.A63]=&quot;N/A&quot;;&quot;N/A&quot;;IF([.N63]=1;[.K63]+1;[.M62]))" office:value-type="string" office:string-value="N/A">
            <text:p>N/A</text:p>
          </table:table-cell>
          <table:table-cell table:style-name="ce17" table:formula="of:=IF([.A63]=&quot;N/A&quot;;&quot;N/A&quot;;OR([.E63]&lt;&gt;[.E62];[.F63]&lt;&gt;[.F62]))" office:value-type="string" office:string-value="N/A">
            <text:p>N/A</text:p>
          </table:table-cell>
          <table:table-cell table:style-name="ce41" table:formula="of:=IF([.A63]=&quot;N/A&quot;;&quot;N/A&quot;;IF([.N63]=1;[.K63];IF([.J62]=[.F62];[.K63];[.O62]-1)))" office:value-type="string" office:string-value="N/A">
            <text:p>N/A</text:p>
          </table:table-cell>
          <table:table-cell table:style-name="ce45" table:formula="of:=IF([.A63]=&quot;N/A&quot;;&quot;N/A&quot;;IF([.N63]=1;[.L63]/[.M63]*1000;[.P62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62]=0;[.A63]=&quot;N/A&quot;);&quot;N/A&quot;;[.A63]+1)" office:value-type="string" office:string-value="N/A">
            <text:p>N/A</text:p>
          </table:table-cell>
          <table:table-cell table:style-name="ce17" table:formula="of:=IF([.A64]=&quot;N/A&quot;;&quot;N/A&quot;;[.B63]+[.P63])" office:value-type="string" office:string-value="N/A">
            <text:p>N/A</text:p>
          </table:table-cell>
          <table:table-cell table:style-name="ce17" table:formula="of:=IF([.A64]=&quot;N/A&quot;;&quot;N/A&quot;;IF([.N64]=1;[.D63];[.C63]))" office:value-type="string" office:string-value="N/A">
            <text:p>N/A</text:p>
          </table:table-cell>
          <table:table-cell table:style-name="ce17" table:formula="of:=IF([.A64]=&quot;N/A&quot;;&quot;N/A&quot;;IF([.D63]=0;CTWR_Remaining;[.D63]-CTWR_Remaining/[.G63]))" office:value-type="string" office:string-value="N/A">
            <text:p>N/A</text:p>
          </table:table-cell>
          <table:table-cell table:style-name="ce24" table:formula="of:=IF([.A64]=&quot;N/A&quot;;&quot;N/A&quot;;[.E63])" office:value-type="string" office:string-value="N/A">
            <text:p>N/A</text:p>
          </table:table-cell>
          <table:table-cell table:style-name="ce26" table:formula="of:=IF([.A64]=&quot;N/A&quot;;&quot;N/A&quot;;[.F63])" office:value-type="string" office:string-value="N/A">
            <text:p>N/A</text:p>
          </table:table-cell>
          <table:table-cell table:style-name="ce17" table:formula="of:=IF([.A64]=&quot;N/A&quot;;&quot;N/A&quot;;[.F64]-[.E64])" office:value-type="string" office:string-value="N/A">
            <text:p>N/A</text:p>
          </table:table-cell>
          <table:table-cell table:style-name="ce17" table:formula="of:=IF([.A64]=&quot;N/A&quot;;&quot;N/A&quot;;1-[.K64]/[.G64])" office:value-type="string" office:string-value="N/A">
            <text:p>N/A</text:p>
          </table:table-cell>
          <table:table-cell table:style-name="ce17" table:formula="of:=IF([.A64]=&quot;N/A&quot;;&quot;N/A&quot;;IF([.N64]=1;1-([.G64]-1)/[.G64];[.I63]))" office:value-type="string" office:string-value="N/A">
            <text:p>N/A</text:p>
          </table:table-cell>
          <table:table-cell table:style-name="ce30" table:formula="of:=IF([.A64]=&quot;N/A&quot;;&quot;N/A&quot;;IF([.J63]=[.F63];[.E63];IF([.N64]=1;[.E64]+[.G64]*[.H63];[.J63]+1)))" office:value-type="string" office:string-value="N/A">
            <text:p>N/A</text:p>
          </table:table-cell>
          <table:table-cell table:style-name="ce35" table:formula="of:=IF([.A64]=&quot;N/A&quot;;&quot;N/A&quot;;[.F64]-[.J64])" office:value-type="string" office:string-value="N/A">
            <text:p>N/A</text:p>
          </table:table-cell>
          <table:table-cell table:style-name="ce17" table:formula="of:=IF([.A64]=&quot;N/A&quot;;&quot;N/A&quot;;IF([.N64]=1;[.D64]+1;[.L63]))" office:value-type="string" office:string-value="N/A">
            <text:p>N/A</text:p>
          </table:table-cell>
          <table:table-cell table:style-name="ce17" table:formula="of:=IF([.A64]=&quot;N/A&quot;;&quot;N/A&quot;;IF([.N64]=1;[.K64]+1;[.M63]))" office:value-type="string" office:string-value="N/A">
            <text:p>N/A</text:p>
          </table:table-cell>
          <table:table-cell table:style-name="ce17" table:formula="of:=IF([.A64]=&quot;N/A&quot;;&quot;N/A&quot;;OR([.E64]&lt;&gt;[.E63];[.F64]&lt;&gt;[.F63]))" office:value-type="string" office:string-value="N/A">
            <text:p>N/A</text:p>
          </table:table-cell>
          <table:table-cell table:style-name="ce41" table:formula="of:=IF([.A64]=&quot;N/A&quot;;&quot;N/A&quot;;IF([.N64]=1;[.K64];IF([.J63]=[.F63];[.K64];[.O63]-1)))" office:value-type="string" office:string-value="N/A">
            <text:p>N/A</text:p>
          </table:table-cell>
          <table:table-cell table:style-name="ce45" table:formula="of:=IF([.A64]=&quot;N/A&quot;;&quot;N/A&quot;;IF([.N64]=1;[.L64]/[.M64]*1000;[.P63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63]=0;[.A64]=&quot;N/A&quot;);&quot;N/A&quot;;[.A64]+1)" office:value-type="string" office:string-value="N/A">
            <text:p>N/A</text:p>
          </table:table-cell>
          <table:table-cell table:style-name="ce17" table:formula="of:=IF([.A65]=&quot;N/A&quot;;&quot;N/A&quot;;[.B64]+[.P64])" office:value-type="string" office:string-value="N/A">
            <text:p>N/A</text:p>
          </table:table-cell>
          <table:table-cell table:style-name="ce17" table:formula="of:=IF([.A65]=&quot;N/A&quot;;&quot;N/A&quot;;IF([.N65]=1;[.D64];[.C64]))" office:value-type="string" office:string-value="N/A">
            <text:p>N/A</text:p>
          </table:table-cell>
          <table:table-cell table:style-name="ce17" table:formula="of:=IF([.A65]=&quot;N/A&quot;;&quot;N/A&quot;;IF([.D64]=0;CTWR_Remaining;[.D64]-CTWR_Remaining/[.G64]))" office:value-type="string" office:string-value="N/A">
            <text:p>N/A</text:p>
          </table:table-cell>
          <table:table-cell table:style-name="ce24" table:formula="of:=IF([.A65]=&quot;N/A&quot;;&quot;N/A&quot;;[.E64])" office:value-type="string" office:string-value="N/A">
            <text:p>N/A</text:p>
          </table:table-cell>
          <table:table-cell table:style-name="ce26" table:formula="of:=IF([.A65]=&quot;N/A&quot;;&quot;N/A&quot;;[.F64])" office:value-type="string" office:string-value="N/A">
            <text:p>N/A</text:p>
          </table:table-cell>
          <table:table-cell table:style-name="ce17" table:formula="of:=IF([.A65]=&quot;N/A&quot;;&quot;N/A&quot;;[.F65]-[.E65])" office:value-type="string" office:string-value="N/A">
            <text:p>N/A</text:p>
          </table:table-cell>
          <table:table-cell table:style-name="ce17" table:formula="of:=IF([.A65]=&quot;N/A&quot;;&quot;N/A&quot;;1-[.K65]/[.G65])" office:value-type="string" office:string-value="N/A">
            <text:p>N/A</text:p>
          </table:table-cell>
          <table:table-cell table:style-name="ce17" table:formula="of:=IF([.A65]=&quot;N/A&quot;;&quot;N/A&quot;;IF([.N65]=1;1-([.G65]-1)/[.G65];[.I64]))" office:value-type="string" office:string-value="N/A">
            <text:p>N/A</text:p>
          </table:table-cell>
          <table:table-cell table:style-name="ce30" table:formula="of:=IF([.A65]=&quot;N/A&quot;;&quot;N/A&quot;;IF([.J64]=[.F64];[.E64];IF([.N65]=1;[.E65]+[.G65]*[.H64];[.J64]+1)))" office:value-type="string" office:string-value="N/A">
            <text:p>N/A</text:p>
          </table:table-cell>
          <table:table-cell table:style-name="ce35" table:formula="of:=IF([.A65]=&quot;N/A&quot;;&quot;N/A&quot;;[.F65]-[.J65])" office:value-type="string" office:string-value="N/A">
            <text:p>N/A</text:p>
          </table:table-cell>
          <table:table-cell table:style-name="ce17" table:formula="of:=IF([.A65]=&quot;N/A&quot;;&quot;N/A&quot;;IF([.N65]=1;[.D65]+1;[.L64]))" office:value-type="string" office:string-value="N/A">
            <text:p>N/A</text:p>
          </table:table-cell>
          <table:table-cell table:style-name="ce17" table:formula="of:=IF([.A65]=&quot;N/A&quot;;&quot;N/A&quot;;IF([.N65]=1;[.K65]+1;[.M64]))" office:value-type="string" office:string-value="N/A">
            <text:p>N/A</text:p>
          </table:table-cell>
          <table:table-cell table:style-name="ce17" table:formula="of:=IF([.A65]=&quot;N/A&quot;;&quot;N/A&quot;;OR([.E65]&lt;&gt;[.E64];[.F65]&lt;&gt;[.F64]))" office:value-type="string" office:string-value="N/A">
            <text:p>N/A</text:p>
          </table:table-cell>
          <table:table-cell table:style-name="ce41" table:formula="of:=IF([.A65]=&quot;N/A&quot;;&quot;N/A&quot;;IF([.N65]=1;[.K65];IF([.J64]=[.F64];[.K65];[.O64]-1)))" office:value-type="string" office:string-value="N/A">
            <text:p>N/A</text:p>
          </table:table-cell>
          <table:table-cell table:style-name="ce45" table:formula="of:=IF([.A65]=&quot;N/A&quot;;&quot;N/A&quot;;IF([.N65]=1;[.L65]/[.M65]*1000;[.P64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64]=0;[.A65]=&quot;N/A&quot;);&quot;N/A&quot;;[.A65]+1)" office:value-type="string" office:string-value="N/A">
            <text:p>N/A</text:p>
          </table:table-cell>
          <table:table-cell table:style-name="ce17" table:formula="of:=IF([.A66]=&quot;N/A&quot;;&quot;N/A&quot;;[.B65]+[.P65])" office:value-type="string" office:string-value="N/A">
            <text:p>N/A</text:p>
          </table:table-cell>
          <table:table-cell table:style-name="ce17" table:formula="of:=IF([.A66]=&quot;N/A&quot;;&quot;N/A&quot;;IF([.N66]=1;[.D65];[.C65]))" office:value-type="string" office:string-value="N/A">
            <text:p>N/A</text:p>
          </table:table-cell>
          <table:table-cell table:style-name="ce17" table:formula="of:=IF([.A66]=&quot;N/A&quot;;&quot;N/A&quot;;IF([.D65]=0;CTWR_Remaining;[.D65]-CTWR_Remaining/[.G65]))" office:value-type="string" office:string-value="N/A">
            <text:p>N/A</text:p>
          </table:table-cell>
          <table:table-cell table:style-name="ce24" table:formula="of:=IF([.A66]=&quot;N/A&quot;;&quot;N/A&quot;;[.E65])" office:value-type="string" office:string-value="N/A">
            <text:p>N/A</text:p>
          </table:table-cell>
          <table:table-cell table:style-name="ce26" table:formula="of:=IF([.A66]=&quot;N/A&quot;;&quot;N/A&quot;;[.F65])" office:value-type="string" office:string-value="N/A">
            <text:p>N/A</text:p>
          </table:table-cell>
          <table:table-cell table:style-name="ce17" table:formula="of:=IF([.A66]=&quot;N/A&quot;;&quot;N/A&quot;;[.F66]-[.E66])" office:value-type="string" office:string-value="N/A">
            <text:p>N/A</text:p>
          </table:table-cell>
          <table:table-cell table:style-name="ce17" table:formula="of:=IF([.A66]=&quot;N/A&quot;;&quot;N/A&quot;;1-[.K66]/[.G66])" office:value-type="string" office:string-value="N/A">
            <text:p>N/A</text:p>
          </table:table-cell>
          <table:table-cell table:style-name="ce17" table:formula="of:=IF([.A66]=&quot;N/A&quot;;&quot;N/A&quot;;IF([.N66]=1;1-([.G66]-1)/[.G66];[.I65]))" office:value-type="string" office:string-value="N/A">
            <text:p>N/A</text:p>
          </table:table-cell>
          <table:table-cell table:style-name="ce30" table:formula="of:=IF([.A66]=&quot;N/A&quot;;&quot;N/A&quot;;IF([.J65]=[.F65];[.E65];IF([.N66]=1;[.E66]+[.G66]*[.H65];[.J65]+1)))" office:value-type="string" office:string-value="N/A">
            <text:p>N/A</text:p>
          </table:table-cell>
          <table:table-cell table:style-name="ce35" table:formula="of:=IF([.A66]=&quot;N/A&quot;;&quot;N/A&quot;;[.F66]-[.J66])" office:value-type="string" office:string-value="N/A">
            <text:p>N/A</text:p>
          </table:table-cell>
          <table:table-cell table:style-name="ce17" table:formula="of:=IF([.A66]=&quot;N/A&quot;;&quot;N/A&quot;;IF([.N66]=1;[.D66]+1;[.L65]))" office:value-type="string" office:string-value="N/A">
            <text:p>N/A</text:p>
          </table:table-cell>
          <table:table-cell table:style-name="ce17" table:formula="of:=IF([.A66]=&quot;N/A&quot;;&quot;N/A&quot;;IF([.N66]=1;[.K66]+1;[.M65]))" office:value-type="string" office:string-value="N/A">
            <text:p>N/A</text:p>
          </table:table-cell>
          <table:table-cell table:style-name="ce17" table:formula="of:=IF([.A66]=&quot;N/A&quot;;&quot;N/A&quot;;OR([.E66]&lt;&gt;[.E65];[.F66]&lt;&gt;[.F65]))" office:value-type="string" office:string-value="N/A">
            <text:p>N/A</text:p>
          </table:table-cell>
          <table:table-cell table:style-name="ce41" table:formula="of:=IF([.A66]=&quot;N/A&quot;;&quot;N/A&quot;;IF([.N66]=1;[.K66];IF([.J65]=[.F65];[.K66];[.O65]-1)))" office:value-type="string" office:string-value="N/A">
            <text:p>N/A</text:p>
          </table:table-cell>
          <table:table-cell table:style-name="ce45" table:formula="of:=IF([.A66]=&quot;N/A&quot;;&quot;N/A&quot;;IF([.N66]=1;[.L66]/[.M66]*1000;[.P65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65]=0;[.A66]=&quot;N/A&quot;);&quot;N/A&quot;;[.A66]+1)" office:value-type="string" office:string-value="N/A">
            <text:p>N/A</text:p>
          </table:table-cell>
          <table:table-cell table:style-name="ce17" table:formula="of:=IF([.A67]=&quot;N/A&quot;;&quot;N/A&quot;;[.B66]+[.P66])" office:value-type="string" office:string-value="N/A">
            <text:p>N/A</text:p>
          </table:table-cell>
          <table:table-cell table:style-name="ce17" table:formula="of:=IF([.A67]=&quot;N/A&quot;;&quot;N/A&quot;;IF([.N67]=1;[.D66];[.C66]))" office:value-type="string" office:string-value="N/A">
            <text:p>N/A</text:p>
          </table:table-cell>
          <table:table-cell table:style-name="ce17" table:formula="of:=IF([.A67]=&quot;N/A&quot;;&quot;N/A&quot;;IF([.D66]=0;CTWR_Remaining;[.D66]-CTWR_Remaining/[.G66]))" office:value-type="string" office:string-value="N/A">
            <text:p>N/A</text:p>
          </table:table-cell>
          <table:table-cell table:style-name="ce24" table:formula="of:=IF([.A67]=&quot;N/A&quot;;&quot;N/A&quot;;[.E66])" office:value-type="string" office:string-value="N/A">
            <text:p>N/A</text:p>
          </table:table-cell>
          <table:table-cell table:style-name="ce26" table:formula="of:=IF([.A67]=&quot;N/A&quot;;&quot;N/A&quot;;[.F66])" office:value-type="string" office:string-value="N/A">
            <text:p>N/A</text:p>
          </table:table-cell>
          <table:table-cell table:style-name="ce17" table:formula="of:=IF([.A67]=&quot;N/A&quot;;&quot;N/A&quot;;[.F67]-[.E67])" office:value-type="string" office:string-value="N/A">
            <text:p>N/A</text:p>
          </table:table-cell>
          <table:table-cell table:style-name="ce17" table:formula="of:=IF([.A67]=&quot;N/A&quot;;&quot;N/A&quot;;1-[.K67]/[.G67])" office:value-type="string" office:string-value="N/A">
            <text:p>N/A</text:p>
          </table:table-cell>
          <table:table-cell table:style-name="ce17" table:formula="of:=IF([.A67]=&quot;N/A&quot;;&quot;N/A&quot;;IF([.N67]=1;1-([.G67]-1)/[.G67];[.I66]))" office:value-type="string" office:string-value="N/A">
            <text:p>N/A</text:p>
          </table:table-cell>
          <table:table-cell table:style-name="ce30" table:formula="of:=IF([.A67]=&quot;N/A&quot;;&quot;N/A&quot;;IF([.J66]=[.F66];[.E66];IF([.N67]=1;[.E67]+[.G67]*[.H66];[.J66]+1)))" office:value-type="string" office:string-value="N/A">
            <text:p>N/A</text:p>
          </table:table-cell>
          <table:table-cell table:style-name="ce35" table:formula="of:=IF([.A67]=&quot;N/A&quot;;&quot;N/A&quot;;[.F67]-[.J67])" office:value-type="string" office:string-value="N/A">
            <text:p>N/A</text:p>
          </table:table-cell>
          <table:table-cell table:style-name="ce17" table:formula="of:=IF([.A67]=&quot;N/A&quot;;&quot;N/A&quot;;IF([.N67]=1;[.D67]+1;[.L66]))" office:value-type="string" office:string-value="N/A">
            <text:p>N/A</text:p>
          </table:table-cell>
          <table:table-cell table:style-name="ce17" table:formula="of:=IF([.A67]=&quot;N/A&quot;;&quot;N/A&quot;;IF([.N67]=1;[.K67]+1;[.M66]))" office:value-type="string" office:string-value="N/A">
            <text:p>N/A</text:p>
          </table:table-cell>
          <table:table-cell table:style-name="ce17" table:formula="of:=IF([.A67]=&quot;N/A&quot;;&quot;N/A&quot;;OR([.E67]&lt;&gt;[.E66];[.F67]&lt;&gt;[.F66]))" office:value-type="string" office:string-value="N/A">
            <text:p>N/A</text:p>
          </table:table-cell>
          <table:table-cell table:style-name="ce41" table:formula="of:=IF([.A67]=&quot;N/A&quot;;&quot;N/A&quot;;IF([.N67]=1;[.K67];IF([.J66]=[.F66];[.K67];[.O66]-1)))" office:value-type="string" office:string-value="N/A">
            <text:p>N/A</text:p>
          </table:table-cell>
          <table:table-cell table:style-name="ce45" table:formula="of:=IF([.A67]=&quot;N/A&quot;;&quot;N/A&quot;;IF([.N67]=1;[.L67]/[.M67]*1000;[.P66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66]=0;[.A67]=&quot;N/A&quot;);&quot;N/A&quot;;[.A67]+1)" office:value-type="string" office:string-value="N/A">
            <text:p>N/A</text:p>
          </table:table-cell>
          <table:table-cell table:style-name="ce17" table:formula="of:=IF([.A68]=&quot;N/A&quot;;&quot;N/A&quot;;[.B67]+[.P67])" office:value-type="string" office:string-value="N/A">
            <text:p>N/A</text:p>
          </table:table-cell>
          <table:table-cell table:style-name="ce17" table:formula="of:=IF([.A68]=&quot;N/A&quot;;&quot;N/A&quot;;IF([.N68]=1;[.D67];[.C67]))" office:value-type="string" office:string-value="N/A">
            <text:p>N/A</text:p>
          </table:table-cell>
          <table:table-cell table:style-name="ce17" table:formula="of:=IF([.A68]=&quot;N/A&quot;;&quot;N/A&quot;;IF([.D67]=0;CTWR_Remaining;[.D67]-CTWR_Remaining/[.G67]))" office:value-type="string" office:string-value="N/A">
            <text:p>N/A</text:p>
          </table:table-cell>
          <table:table-cell table:style-name="ce24" table:formula="of:=IF([.A68]=&quot;N/A&quot;;&quot;N/A&quot;;[.E67])" office:value-type="string" office:string-value="N/A">
            <text:p>N/A</text:p>
          </table:table-cell>
          <table:table-cell table:style-name="ce26" table:formula="of:=IF([.A68]=&quot;N/A&quot;;&quot;N/A&quot;;[.F67])" office:value-type="string" office:string-value="N/A">
            <text:p>N/A</text:p>
          </table:table-cell>
          <table:table-cell table:style-name="ce17" table:formula="of:=IF([.A68]=&quot;N/A&quot;;&quot;N/A&quot;;[.F68]-[.E68])" office:value-type="string" office:string-value="N/A">
            <text:p>N/A</text:p>
          </table:table-cell>
          <table:table-cell table:style-name="ce17" table:formula="of:=IF([.A68]=&quot;N/A&quot;;&quot;N/A&quot;;1-[.K68]/[.G68])" office:value-type="string" office:string-value="N/A">
            <text:p>N/A</text:p>
          </table:table-cell>
          <table:table-cell table:style-name="ce17" table:formula="of:=IF([.A68]=&quot;N/A&quot;;&quot;N/A&quot;;IF([.N68]=1;1-([.G68]-1)/[.G68];[.I67]))" office:value-type="string" office:string-value="N/A">
            <text:p>N/A</text:p>
          </table:table-cell>
          <table:table-cell table:style-name="ce30" table:formula="of:=IF([.A68]=&quot;N/A&quot;;&quot;N/A&quot;;IF([.J67]=[.F67];[.E67];IF([.N68]=1;[.E68]+[.G68]*[.H67];[.J67]+1)))" office:value-type="string" office:string-value="N/A">
            <text:p>N/A</text:p>
          </table:table-cell>
          <table:table-cell table:style-name="ce35" table:formula="of:=IF([.A68]=&quot;N/A&quot;;&quot;N/A&quot;;[.F68]-[.J68])" office:value-type="string" office:string-value="N/A">
            <text:p>N/A</text:p>
          </table:table-cell>
          <table:table-cell table:style-name="ce17" table:formula="of:=IF([.A68]=&quot;N/A&quot;;&quot;N/A&quot;;IF([.N68]=1;[.D68]+1;[.L67]))" office:value-type="string" office:string-value="N/A">
            <text:p>N/A</text:p>
          </table:table-cell>
          <table:table-cell table:style-name="ce17" table:formula="of:=IF([.A68]=&quot;N/A&quot;;&quot;N/A&quot;;IF([.N68]=1;[.K68]+1;[.M67]))" office:value-type="string" office:string-value="N/A">
            <text:p>N/A</text:p>
          </table:table-cell>
          <table:table-cell table:style-name="ce17" table:formula="of:=IF([.A68]=&quot;N/A&quot;;&quot;N/A&quot;;OR([.E68]&lt;&gt;[.E67];[.F68]&lt;&gt;[.F67]))" office:value-type="string" office:string-value="N/A">
            <text:p>N/A</text:p>
          </table:table-cell>
          <table:table-cell table:style-name="ce41" table:formula="of:=IF([.A68]=&quot;N/A&quot;;&quot;N/A&quot;;IF([.N68]=1;[.K68];IF([.J67]=[.F67];[.K68];[.O67]-1)))" office:value-type="string" office:string-value="N/A">
            <text:p>N/A</text:p>
          </table:table-cell>
          <table:table-cell table:style-name="ce45" table:formula="of:=IF([.A68]=&quot;N/A&quot;;&quot;N/A&quot;;IF([.N68]=1;[.L68]/[.M68]*1000;[.P67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67]=0;[.A68]=&quot;N/A&quot;);&quot;N/A&quot;;[.A68]+1)" office:value-type="string" office:string-value="N/A">
            <text:p>N/A</text:p>
          </table:table-cell>
          <table:table-cell table:style-name="ce17" table:formula="of:=IF([.A69]=&quot;N/A&quot;;&quot;N/A&quot;;[.B68]+[.P68])" office:value-type="string" office:string-value="N/A">
            <text:p>N/A</text:p>
          </table:table-cell>
          <table:table-cell table:style-name="ce17" table:formula="of:=IF([.A69]=&quot;N/A&quot;;&quot;N/A&quot;;IF([.N69]=1;[.D68];[.C68]))" office:value-type="string" office:string-value="N/A">
            <text:p>N/A</text:p>
          </table:table-cell>
          <table:table-cell table:style-name="ce17" table:formula="of:=IF([.A69]=&quot;N/A&quot;;&quot;N/A&quot;;IF([.D68]=0;CTWR_Remaining;[.D68]-CTWR_Remaining/[.G68]))" office:value-type="string" office:string-value="N/A">
            <text:p>N/A</text:p>
          </table:table-cell>
          <table:table-cell table:style-name="ce24" table:formula="of:=IF([.A69]=&quot;N/A&quot;;&quot;N/A&quot;;[.E68])" office:value-type="string" office:string-value="N/A">
            <text:p>N/A</text:p>
          </table:table-cell>
          <table:table-cell table:style-name="ce26" table:formula="of:=IF([.A69]=&quot;N/A&quot;;&quot;N/A&quot;;[.F68])" office:value-type="string" office:string-value="N/A">
            <text:p>N/A</text:p>
          </table:table-cell>
          <table:table-cell table:style-name="ce17" table:formula="of:=IF([.A69]=&quot;N/A&quot;;&quot;N/A&quot;;[.F69]-[.E69])" office:value-type="string" office:string-value="N/A">
            <text:p>N/A</text:p>
          </table:table-cell>
          <table:table-cell table:style-name="ce17" table:formula="of:=IF([.A69]=&quot;N/A&quot;;&quot;N/A&quot;;1-[.K69]/[.G69])" office:value-type="string" office:string-value="N/A">
            <text:p>N/A</text:p>
          </table:table-cell>
          <table:table-cell table:style-name="ce17" table:formula="of:=IF([.A69]=&quot;N/A&quot;;&quot;N/A&quot;;IF([.N69]=1;1-([.G69]-1)/[.G69];[.I68]))" office:value-type="string" office:string-value="N/A">
            <text:p>N/A</text:p>
          </table:table-cell>
          <table:table-cell table:style-name="ce30" table:formula="of:=IF([.A69]=&quot;N/A&quot;;&quot;N/A&quot;;IF([.J68]=[.F68];[.E68];IF([.N69]=1;[.E69]+[.G69]*[.H68];[.J68]+1)))" office:value-type="string" office:string-value="N/A">
            <text:p>N/A</text:p>
          </table:table-cell>
          <table:table-cell table:style-name="ce35" table:formula="of:=IF([.A69]=&quot;N/A&quot;;&quot;N/A&quot;;[.F69]-[.J69])" office:value-type="string" office:string-value="N/A">
            <text:p>N/A</text:p>
          </table:table-cell>
          <table:table-cell table:style-name="ce17" table:formula="of:=IF([.A69]=&quot;N/A&quot;;&quot;N/A&quot;;IF([.N69]=1;[.D69]+1;[.L68]))" office:value-type="string" office:string-value="N/A">
            <text:p>N/A</text:p>
          </table:table-cell>
          <table:table-cell table:style-name="ce17" table:formula="of:=IF([.A69]=&quot;N/A&quot;;&quot;N/A&quot;;IF([.N69]=1;[.K69]+1;[.M68]))" office:value-type="string" office:string-value="N/A">
            <text:p>N/A</text:p>
          </table:table-cell>
          <table:table-cell table:style-name="ce17" table:formula="of:=IF([.A69]=&quot;N/A&quot;;&quot;N/A&quot;;OR([.E69]&lt;&gt;[.E68];[.F69]&lt;&gt;[.F68]))" office:value-type="string" office:string-value="N/A">
            <text:p>N/A</text:p>
          </table:table-cell>
          <table:table-cell table:style-name="ce41" table:formula="of:=IF([.A69]=&quot;N/A&quot;;&quot;N/A&quot;;IF([.N69]=1;[.K69];IF([.J68]=[.F68];[.K69];[.O68]-1)))" office:value-type="string" office:string-value="N/A">
            <text:p>N/A</text:p>
          </table:table-cell>
          <table:table-cell table:style-name="ce45" table:formula="of:=IF([.A69]=&quot;N/A&quot;;&quot;N/A&quot;;IF([.N69]=1;[.L69]/[.M69]*1000;[.P68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68]=0;[.A69]=&quot;N/A&quot;);&quot;N/A&quot;;[.A69]+1)" office:value-type="string" office:string-value="N/A">
            <text:p>N/A</text:p>
          </table:table-cell>
          <table:table-cell table:style-name="ce17" table:formula="of:=IF([.A70]=&quot;N/A&quot;;&quot;N/A&quot;;[.B69]+[.P69])" office:value-type="string" office:string-value="N/A">
            <text:p>N/A</text:p>
          </table:table-cell>
          <table:table-cell table:style-name="ce17" table:formula="of:=IF([.A70]=&quot;N/A&quot;;&quot;N/A&quot;;IF([.N70]=1;[.D69];[.C69]))" office:value-type="string" office:string-value="N/A">
            <text:p>N/A</text:p>
          </table:table-cell>
          <table:table-cell table:style-name="ce17" table:formula="of:=IF([.A70]=&quot;N/A&quot;;&quot;N/A&quot;;IF([.D69]=0;CTWR_Remaining;[.D69]-CTWR_Remaining/[.G69]))" office:value-type="string" office:string-value="N/A">
            <text:p>N/A</text:p>
          </table:table-cell>
          <table:table-cell table:style-name="ce24" table:formula="of:=IF([.A70]=&quot;N/A&quot;;&quot;N/A&quot;;[.E69])" office:value-type="string" office:string-value="N/A">
            <text:p>N/A</text:p>
          </table:table-cell>
          <table:table-cell table:style-name="ce26" table:formula="of:=IF([.A70]=&quot;N/A&quot;;&quot;N/A&quot;;[.F69])" office:value-type="string" office:string-value="N/A">
            <text:p>N/A</text:p>
          </table:table-cell>
          <table:table-cell table:style-name="ce17" table:formula="of:=IF([.A70]=&quot;N/A&quot;;&quot;N/A&quot;;[.F70]-[.E70])" office:value-type="string" office:string-value="N/A">
            <text:p>N/A</text:p>
          </table:table-cell>
          <table:table-cell table:style-name="ce17" table:formula="of:=IF([.A70]=&quot;N/A&quot;;&quot;N/A&quot;;1-[.K70]/[.G70])" office:value-type="string" office:string-value="N/A">
            <text:p>N/A</text:p>
          </table:table-cell>
          <table:table-cell table:style-name="ce17" table:formula="of:=IF([.A70]=&quot;N/A&quot;;&quot;N/A&quot;;IF([.N70]=1;1-([.G70]-1)/[.G70];[.I69]))" office:value-type="string" office:string-value="N/A">
            <text:p>N/A</text:p>
          </table:table-cell>
          <table:table-cell table:style-name="ce30" table:formula="of:=IF([.A70]=&quot;N/A&quot;;&quot;N/A&quot;;IF([.J69]=[.F69];[.E69];IF([.N70]=1;[.E70]+[.G70]*[.H69];[.J69]+1)))" office:value-type="string" office:string-value="N/A">
            <text:p>N/A</text:p>
          </table:table-cell>
          <table:table-cell table:style-name="ce35" table:formula="of:=IF([.A70]=&quot;N/A&quot;;&quot;N/A&quot;;[.F70]-[.J70])" office:value-type="string" office:string-value="N/A">
            <text:p>N/A</text:p>
          </table:table-cell>
          <table:table-cell table:style-name="ce17" table:formula="of:=IF([.A70]=&quot;N/A&quot;;&quot;N/A&quot;;IF([.N70]=1;[.D70]+1;[.L69]))" office:value-type="string" office:string-value="N/A">
            <text:p>N/A</text:p>
          </table:table-cell>
          <table:table-cell table:style-name="ce17" table:formula="of:=IF([.A70]=&quot;N/A&quot;;&quot;N/A&quot;;IF([.N70]=1;[.K70]+1;[.M69]))" office:value-type="string" office:string-value="N/A">
            <text:p>N/A</text:p>
          </table:table-cell>
          <table:table-cell table:style-name="ce17" table:formula="of:=IF([.A70]=&quot;N/A&quot;;&quot;N/A&quot;;OR([.E70]&lt;&gt;[.E69];[.F70]&lt;&gt;[.F69]))" office:value-type="string" office:string-value="N/A">
            <text:p>N/A</text:p>
          </table:table-cell>
          <table:table-cell table:style-name="ce41" table:formula="of:=IF([.A70]=&quot;N/A&quot;;&quot;N/A&quot;;IF([.N70]=1;[.K70];IF([.J69]=[.F69];[.K70];[.O69]-1)))" office:value-type="string" office:string-value="N/A">
            <text:p>N/A</text:p>
          </table:table-cell>
          <table:table-cell table:style-name="ce45" table:formula="of:=IF([.A70]=&quot;N/A&quot;;&quot;N/A&quot;;IF([.N70]=1;[.L70]/[.M70]*1000;[.P69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69]=0;[.A70]=&quot;N/A&quot;);&quot;N/A&quot;;[.A70]+1)" office:value-type="string" office:string-value="N/A">
            <text:p>N/A</text:p>
          </table:table-cell>
          <table:table-cell table:style-name="ce17" table:formula="of:=IF([.A71]=&quot;N/A&quot;;&quot;N/A&quot;;[.B70]+[.P70])" office:value-type="string" office:string-value="N/A">
            <text:p>N/A</text:p>
          </table:table-cell>
          <table:table-cell table:style-name="ce17" table:formula="of:=IF([.A71]=&quot;N/A&quot;;&quot;N/A&quot;;IF([.N71]=1;[.D70];[.C70]))" office:value-type="string" office:string-value="N/A">
            <text:p>N/A</text:p>
          </table:table-cell>
          <table:table-cell table:style-name="ce17" table:formula="of:=IF([.A71]=&quot;N/A&quot;;&quot;N/A&quot;;IF([.D70]=0;CTWR_Remaining;[.D70]-CTWR_Remaining/[.G70]))" office:value-type="string" office:string-value="N/A">
            <text:p>N/A</text:p>
          </table:table-cell>
          <table:table-cell table:style-name="ce24" table:formula="of:=IF([.A71]=&quot;N/A&quot;;&quot;N/A&quot;;[.E70])" office:value-type="string" office:string-value="N/A">
            <text:p>N/A</text:p>
          </table:table-cell>
          <table:table-cell table:style-name="ce26" table:formula="of:=IF([.A71]=&quot;N/A&quot;;&quot;N/A&quot;;[.F70])" office:value-type="string" office:string-value="N/A">
            <text:p>N/A</text:p>
          </table:table-cell>
          <table:table-cell table:style-name="ce17" table:formula="of:=IF([.A71]=&quot;N/A&quot;;&quot;N/A&quot;;[.F71]-[.E71])" office:value-type="string" office:string-value="N/A">
            <text:p>N/A</text:p>
          </table:table-cell>
          <table:table-cell table:style-name="ce17" table:formula="of:=IF([.A71]=&quot;N/A&quot;;&quot;N/A&quot;;1-[.K71]/[.G71])" office:value-type="string" office:string-value="N/A">
            <text:p>N/A</text:p>
          </table:table-cell>
          <table:table-cell table:style-name="ce17" table:formula="of:=IF([.A71]=&quot;N/A&quot;;&quot;N/A&quot;;IF([.N71]=1;1-([.G71]-1)/[.G71];[.I70]))" office:value-type="string" office:string-value="N/A">
            <text:p>N/A</text:p>
          </table:table-cell>
          <table:table-cell table:style-name="ce30" table:formula="of:=IF([.A71]=&quot;N/A&quot;;&quot;N/A&quot;;IF([.J70]=[.F70];[.E70];IF([.N71]=1;[.E71]+[.G71]*[.H70];[.J70]+1)))" office:value-type="string" office:string-value="N/A">
            <text:p>N/A</text:p>
          </table:table-cell>
          <table:table-cell table:style-name="ce35" table:formula="of:=IF([.A71]=&quot;N/A&quot;;&quot;N/A&quot;;[.F71]-[.J71])" office:value-type="string" office:string-value="N/A">
            <text:p>N/A</text:p>
          </table:table-cell>
          <table:table-cell table:style-name="ce17" table:formula="of:=IF([.A71]=&quot;N/A&quot;;&quot;N/A&quot;;IF([.N71]=1;[.D71]+1;[.L70]))" office:value-type="string" office:string-value="N/A">
            <text:p>N/A</text:p>
          </table:table-cell>
          <table:table-cell table:style-name="ce17" table:formula="of:=IF([.A71]=&quot;N/A&quot;;&quot;N/A&quot;;IF([.N71]=1;[.K71]+1;[.M70]))" office:value-type="string" office:string-value="N/A">
            <text:p>N/A</text:p>
          </table:table-cell>
          <table:table-cell table:style-name="ce17" table:formula="of:=IF([.A71]=&quot;N/A&quot;;&quot;N/A&quot;;OR([.E71]&lt;&gt;[.E70];[.F71]&lt;&gt;[.F70]))" office:value-type="string" office:string-value="N/A">
            <text:p>N/A</text:p>
          </table:table-cell>
          <table:table-cell table:style-name="ce41" table:formula="of:=IF([.A71]=&quot;N/A&quot;;&quot;N/A&quot;;IF([.N71]=1;[.K71];IF([.J70]=[.F70];[.K71];[.O70]-1)))" office:value-type="string" office:string-value="N/A">
            <text:p>N/A</text:p>
          </table:table-cell>
          <table:table-cell table:style-name="ce45" table:formula="of:=IF([.A71]=&quot;N/A&quot;;&quot;N/A&quot;;IF([.N71]=1;[.L71]/[.M71]*1000;[.P70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70]=0;[.A71]=&quot;N/A&quot;);&quot;N/A&quot;;[.A71]+1)" office:value-type="string" office:string-value="N/A">
            <text:p>N/A</text:p>
          </table:table-cell>
          <table:table-cell table:style-name="ce17" table:formula="of:=IF([.A72]=&quot;N/A&quot;;&quot;N/A&quot;;[.B71]+[.P71])" office:value-type="string" office:string-value="N/A">
            <text:p>N/A</text:p>
          </table:table-cell>
          <table:table-cell table:style-name="ce17" table:formula="of:=IF([.A72]=&quot;N/A&quot;;&quot;N/A&quot;;IF([.N72]=1;[.D71];[.C71]))" office:value-type="string" office:string-value="N/A">
            <text:p>N/A</text:p>
          </table:table-cell>
          <table:table-cell table:style-name="ce17" table:formula="of:=IF([.A72]=&quot;N/A&quot;;&quot;N/A&quot;;IF([.D71]=0;CTWR_Remaining;[.D71]-CTWR_Remaining/[.G71]))" office:value-type="string" office:string-value="N/A">
            <text:p>N/A</text:p>
          </table:table-cell>
          <table:table-cell table:style-name="ce24" table:formula="of:=IF([.A72]=&quot;N/A&quot;;&quot;N/A&quot;;[.E71])" office:value-type="string" office:string-value="N/A">
            <text:p>N/A</text:p>
          </table:table-cell>
          <table:table-cell table:style-name="ce26" table:formula="of:=IF([.A72]=&quot;N/A&quot;;&quot;N/A&quot;;[.F71])" office:value-type="string" office:string-value="N/A">
            <text:p>N/A</text:p>
          </table:table-cell>
          <table:table-cell table:style-name="ce17" table:formula="of:=IF([.A72]=&quot;N/A&quot;;&quot;N/A&quot;;[.F72]-[.E72])" office:value-type="string" office:string-value="N/A">
            <text:p>N/A</text:p>
          </table:table-cell>
          <table:table-cell table:style-name="ce17" table:formula="of:=IF([.A72]=&quot;N/A&quot;;&quot;N/A&quot;;1-[.K72]/[.G72])" office:value-type="string" office:string-value="N/A">
            <text:p>N/A</text:p>
          </table:table-cell>
          <table:table-cell table:style-name="ce17" table:formula="of:=IF([.A72]=&quot;N/A&quot;;&quot;N/A&quot;;IF([.N72]=1;1-([.G72]-1)/[.G72];[.I71]))" office:value-type="string" office:string-value="N/A">
            <text:p>N/A</text:p>
          </table:table-cell>
          <table:table-cell table:style-name="ce30" table:formula="of:=IF([.A72]=&quot;N/A&quot;;&quot;N/A&quot;;IF([.J71]=[.F71];[.E71];IF([.N72]=1;[.E72]+[.G72]*[.H71];[.J71]+1)))" office:value-type="string" office:string-value="N/A">
            <text:p>N/A</text:p>
          </table:table-cell>
          <table:table-cell table:style-name="ce35" table:formula="of:=IF([.A72]=&quot;N/A&quot;;&quot;N/A&quot;;[.F72]-[.J72])" office:value-type="string" office:string-value="N/A">
            <text:p>N/A</text:p>
          </table:table-cell>
          <table:table-cell table:style-name="ce17" table:formula="of:=IF([.A72]=&quot;N/A&quot;;&quot;N/A&quot;;IF([.N72]=1;[.D72]+1;[.L71]))" office:value-type="string" office:string-value="N/A">
            <text:p>N/A</text:p>
          </table:table-cell>
          <table:table-cell table:style-name="ce17" table:formula="of:=IF([.A72]=&quot;N/A&quot;;&quot;N/A&quot;;IF([.N72]=1;[.K72]+1;[.M71]))" office:value-type="string" office:string-value="N/A">
            <text:p>N/A</text:p>
          </table:table-cell>
          <table:table-cell table:style-name="ce17" table:formula="of:=IF([.A72]=&quot;N/A&quot;;&quot;N/A&quot;;OR([.E72]&lt;&gt;[.E71];[.F72]&lt;&gt;[.F71]))" office:value-type="string" office:string-value="N/A">
            <text:p>N/A</text:p>
          </table:table-cell>
          <table:table-cell table:style-name="ce41" table:formula="of:=IF([.A72]=&quot;N/A&quot;;&quot;N/A&quot;;IF([.N72]=1;[.K72];IF([.J71]=[.F71];[.K72];[.O71]-1)))" office:value-type="string" office:string-value="N/A">
            <text:p>N/A</text:p>
          </table:table-cell>
          <table:table-cell table:style-name="ce45" table:formula="of:=IF([.A72]=&quot;N/A&quot;;&quot;N/A&quot;;IF([.N72]=1;[.L72]/[.M72]*1000;[.P71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71]=0;[.A72]=&quot;N/A&quot;);&quot;N/A&quot;;[.A72]+1)" office:value-type="string" office:string-value="N/A">
            <text:p>N/A</text:p>
          </table:table-cell>
          <table:table-cell table:style-name="ce17" table:formula="of:=IF([.A73]=&quot;N/A&quot;;&quot;N/A&quot;;[.B72]+[.P72])" office:value-type="string" office:string-value="N/A">
            <text:p>N/A</text:p>
          </table:table-cell>
          <table:table-cell table:style-name="ce17" table:formula="of:=IF([.A73]=&quot;N/A&quot;;&quot;N/A&quot;;IF([.N73]=1;[.D72];[.C72]))" office:value-type="string" office:string-value="N/A">
            <text:p>N/A</text:p>
          </table:table-cell>
          <table:table-cell table:style-name="ce17" table:formula="of:=IF([.A73]=&quot;N/A&quot;;&quot;N/A&quot;;IF([.D72]=0;CTWR_Remaining;[.D72]-CTWR_Remaining/[.G72]))" office:value-type="string" office:string-value="N/A">
            <text:p>N/A</text:p>
          </table:table-cell>
          <table:table-cell table:style-name="ce24" table:formula="of:=IF([.A73]=&quot;N/A&quot;;&quot;N/A&quot;;[.E72])" office:value-type="string" office:string-value="N/A">
            <text:p>N/A</text:p>
          </table:table-cell>
          <table:table-cell table:style-name="ce26" table:formula="of:=IF([.A73]=&quot;N/A&quot;;&quot;N/A&quot;;[.F72])" office:value-type="string" office:string-value="N/A">
            <text:p>N/A</text:p>
          </table:table-cell>
          <table:table-cell table:style-name="ce17" table:formula="of:=IF([.A73]=&quot;N/A&quot;;&quot;N/A&quot;;[.F73]-[.E73])" office:value-type="string" office:string-value="N/A">
            <text:p>N/A</text:p>
          </table:table-cell>
          <table:table-cell table:style-name="ce17" table:formula="of:=IF([.A73]=&quot;N/A&quot;;&quot;N/A&quot;;1-[.K73]/[.G73])" office:value-type="string" office:string-value="N/A">
            <text:p>N/A</text:p>
          </table:table-cell>
          <table:table-cell table:style-name="ce17" table:formula="of:=IF([.A73]=&quot;N/A&quot;;&quot;N/A&quot;;IF([.N73]=1;1-([.G73]-1)/[.G73];[.I72]))" office:value-type="string" office:string-value="N/A">
            <text:p>N/A</text:p>
          </table:table-cell>
          <table:table-cell table:style-name="ce30" table:formula="of:=IF([.A73]=&quot;N/A&quot;;&quot;N/A&quot;;IF([.J72]=[.F72];[.E72];IF([.N73]=1;[.E73]+[.G73]*[.H72];[.J72]+1)))" office:value-type="string" office:string-value="N/A">
            <text:p>N/A</text:p>
          </table:table-cell>
          <table:table-cell table:style-name="ce35" table:formula="of:=IF([.A73]=&quot;N/A&quot;;&quot;N/A&quot;;[.F73]-[.J73])" office:value-type="string" office:string-value="N/A">
            <text:p>N/A</text:p>
          </table:table-cell>
          <table:table-cell table:style-name="ce17" table:formula="of:=IF([.A73]=&quot;N/A&quot;;&quot;N/A&quot;;IF([.N73]=1;[.D73]+1;[.L72]))" office:value-type="string" office:string-value="N/A">
            <text:p>N/A</text:p>
          </table:table-cell>
          <table:table-cell table:style-name="ce17" table:formula="of:=IF([.A73]=&quot;N/A&quot;;&quot;N/A&quot;;IF([.N73]=1;[.K73]+1;[.M72]))" office:value-type="string" office:string-value="N/A">
            <text:p>N/A</text:p>
          </table:table-cell>
          <table:table-cell table:style-name="ce17" table:formula="of:=IF([.A73]=&quot;N/A&quot;;&quot;N/A&quot;;OR([.E73]&lt;&gt;[.E72];[.F73]&lt;&gt;[.F72]))" office:value-type="string" office:string-value="N/A">
            <text:p>N/A</text:p>
          </table:table-cell>
          <table:table-cell table:style-name="ce41" table:formula="of:=IF([.A73]=&quot;N/A&quot;;&quot;N/A&quot;;IF([.N73]=1;[.K73];IF([.J72]=[.F72];[.K73];[.O72]-1)))" office:value-type="string" office:string-value="N/A">
            <text:p>N/A</text:p>
          </table:table-cell>
          <table:table-cell table:style-name="ce45" table:formula="of:=IF([.A73]=&quot;N/A&quot;;&quot;N/A&quot;;IF([.N73]=1;[.L73]/[.M73]*1000;[.P72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72]=0;[.A73]=&quot;N/A&quot;);&quot;N/A&quot;;[.A73]+1)" office:value-type="string" office:string-value="N/A">
            <text:p>N/A</text:p>
          </table:table-cell>
          <table:table-cell table:style-name="ce17" table:formula="of:=IF([.A74]=&quot;N/A&quot;;&quot;N/A&quot;;[.B73]+[.P73])" office:value-type="string" office:string-value="N/A">
            <text:p>N/A</text:p>
          </table:table-cell>
          <table:table-cell table:style-name="ce17" table:formula="of:=IF([.A74]=&quot;N/A&quot;;&quot;N/A&quot;;IF([.N74]=1;[.D73];[.C73]))" office:value-type="string" office:string-value="N/A">
            <text:p>N/A</text:p>
          </table:table-cell>
          <table:table-cell table:style-name="ce17" table:formula="of:=IF([.A74]=&quot;N/A&quot;;&quot;N/A&quot;;IF([.D73]=0;CTWR_Remaining;[.D73]-CTWR_Remaining/[.G73]))" office:value-type="string" office:string-value="N/A">
            <text:p>N/A</text:p>
          </table:table-cell>
          <table:table-cell table:style-name="ce24" table:formula="of:=IF([.A74]=&quot;N/A&quot;;&quot;N/A&quot;;[.E73])" office:value-type="string" office:string-value="N/A">
            <text:p>N/A</text:p>
          </table:table-cell>
          <table:table-cell table:style-name="ce26" table:formula="of:=IF([.A74]=&quot;N/A&quot;;&quot;N/A&quot;;[.F73])" office:value-type="string" office:string-value="N/A">
            <text:p>N/A</text:p>
          </table:table-cell>
          <table:table-cell table:style-name="ce17" table:formula="of:=IF([.A74]=&quot;N/A&quot;;&quot;N/A&quot;;[.F74]-[.E74])" office:value-type="string" office:string-value="N/A">
            <text:p>N/A</text:p>
          </table:table-cell>
          <table:table-cell table:style-name="ce17" table:formula="of:=IF([.A74]=&quot;N/A&quot;;&quot;N/A&quot;;1-[.K74]/[.G74])" office:value-type="string" office:string-value="N/A">
            <text:p>N/A</text:p>
          </table:table-cell>
          <table:table-cell table:style-name="ce17" table:formula="of:=IF([.A74]=&quot;N/A&quot;;&quot;N/A&quot;;IF([.N74]=1;1-([.G74]-1)/[.G74];[.I73]))" office:value-type="string" office:string-value="N/A">
            <text:p>N/A</text:p>
          </table:table-cell>
          <table:table-cell table:style-name="ce30" table:formula="of:=IF([.A74]=&quot;N/A&quot;;&quot;N/A&quot;;IF([.J73]=[.F73];[.E73];IF([.N74]=1;[.E74]+[.G74]*[.H73];[.J73]+1)))" office:value-type="string" office:string-value="N/A">
            <text:p>N/A</text:p>
          </table:table-cell>
          <table:table-cell table:style-name="ce35" table:formula="of:=IF([.A74]=&quot;N/A&quot;;&quot;N/A&quot;;[.F74]-[.J74])" office:value-type="string" office:string-value="N/A">
            <text:p>N/A</text:p>
          </table:table-cell>
          <table:table-cell table:style-name="ce17" table:formula="of:=IF([.A74]=&quot;N/A&quot;;&quot;N/A&quot;;IF([.N74]=1;[.D74]+1;[.L73]))" office:value-type="string" office:string-value="N/A">
            <text:p>N/A</text:p>
          </table:table-cell>
          <table:table-cell table:style-name="ce17" table:formula="of:=IF([.A74]=&quot;N/A&quot;;&quot;N/A&quot;;IF([.N74]=1;[.K74]+1;[.M73]))" office:value-type="string" office:string-value="N/A">
            <text:p>N/A</text:p>
          </table:table-cell>
          <table:table-cell table:style-name="ce17" table:formula="of:=IF([.A74]=&quot;N/A&quot;;&quot;N/A&quot;;OR([.E74]&lt;&gt;[.E73];[.F74]&lt;&gt;[.F73]))" office:value-type="string" office:string-value="N/A">
            <text:p>N/A</text:p>
          </table:table-cell>
          <table:table-cell table:style-name="ce41" table:formula="of:=IF([.A74]=&quot;N/A&quot;;&quot;N/A&quot;;IF([.N74]=1;[.K74];IF([.J73]=[.F73];[.K74];[.O73]-1)))" office:value-type="string" office:string-value="N/A">
            <text:p>N/A</text:p>
          </table:table-cell>
          <table:table-cell table:style-name="ce45" table:formula="of:=IF([.A74]=&quot;N/A&quot;;&quot;N/A&quot;;IF([.N74]=1;[.L74]/[.M74]*1000;[.P73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73]=0;[.A74]=&quot;N/A&quot;);&quot;N/A&quot;;[.A74]+1)" office:value-type="string" office:string-value="N/A">
            <text:p>N/A</text:p>
          </table:table-cell>
          <table:table-cell table:style-name="ce17" table:formula="of:=IF([.A75]=&quot;N/A&quot;;&quot;N/A&quot;;[.B74]+[.P74])" office:value-type="string" office:string-value="N/A">
            <text:p>N/A</text:p>
          </table:table-cell>
          <table:table-cell table:style-name="ce17" table:formula="of:=IF([.A75]=&quot;N/A&quot;;&quot;N/A&quot;;IF([.N75]=1;[.D74];[.C74]))" office:value-type="string" office:string-value="N/A">
            <text:p>N/A</text:p>
          </table:table-cell>
          <table:table-cell table:style-name="ce17" table:formula="of:=IF([.A75]=&quot;N/A&quot;;&quot;N/A&quot;;IF([.D74]=0;CTWR_Remaining;[.D74]-CTWR_Remaining/[.G74]))" office:value-type="string" office:string-value="N/A">
            <text:p>N/A</text:p>
          </table:table-cell>
          <table:table-cell table:style-name="ce24" table:formula="of:=IF([.A75]=&quot;N/A&quot;;&quot;N/A&quot;;[.E74])" office:value-type="string" office:string-value="N/A">
            <text:p>N/A</text:p>
          </table:table-cell>
          <table:table-cell table:style-name="ce26" table:formula="of:=IF([.A75]=&quot;N/A&quot;;&quot;N/A&quot;;[.F74])" office:value-type="string" office:string-value="N/A">
            <text:p>N/A</text:p>
          </table:table-cell>
          <table:table-cell table:style-name="ce17" table:formula="of:=IF([.A75]=&quot;N/A&quot;;&quot;N/A&quot;;[.F75]-[.E75])" office:value-type="string" office:string-value="N/A">
            <text:p>N/A</text:p>
          </table:table-cell>
          <table:table-cell table:style-name="ce17" table:formula="of:=IF([.A75]=&quot;N/A&quot;;&quot;N/A&quot;;1-[.K75]/[.G75])" office:value-type="string" office:string-value="N/A">
            <text:p>N/A</text:p>
          </table:table-cell>
          <table:table-cell table:style-name="ce17" table:formula="of:=IF([.A75]=&quot;N/A&quot;;&quot;N/A&quot;;IF([.N75]=1;1-([.G75]-1)/[.G75];[.I74]))" office:value-type="string" office:string-value="N/A">
            <text:p>N/A</text:p>
          </table:table-cell>
          <table:table-cell table:style-name="ce30" table:formula="of:=IF([.A75]=&quot;N/A&quot;;&quot;N/A&quot;;IF([.J74]=[.F74];[.E74];IF([.N75]=1;[.E75]+[.G75]*[.H74];[.J74]+1)))" office:value-type="string" office:string-value="N/A">
            <text:p>N/A</text:p>
          </table:table-cell>
          <table:table-cell table:style-name="ce35" table:formula="of:=IF([.A75]=&quot;N/A&quot;;&quot;N/A&quot;;[.F75]-[.J75])" office:value-type="string" office:string-value="N/A">
            <text:p>N/A</text:p>
          </table:table-cell>
          <table:table-cell table:style-name="ce17" table:formula="of:=IF([.A75]=&quot;N/A&quot;;&quot;N/A&quot;;IF([.N75]=1;[.D75]+1;[.L74]))" office:value-type="string" office:string-value="N/A">
            <text:p>N/A</text:p>
          </table:table-cell>
          <table:table-cell table:style-name="ce17" table:formula="of:=IF([.A75]=&quot;N/A&quot;;&quot;N/A&quot;;IF([.N75]=1;[.K75]+1;[.M74]))" office:value-type="string" office:string-value="N/A">
            <text:p>N/A</text:p>
          </table:table-cell>
          <table:table-cell table:style-name="ce17" table:formula="of:=IF([.A75]=&quot;N/A&quot;;&quot;N/A&quot;;OR([.E75]&lt;&gt;[.E74];[.F75]&lt;&gt;[.F74]))" office:value-type="string" office:string-value="N/A">
            <text:p>N/A</text:p>
          </table:table-cell>
          <table:table-cell table:style-name="ce41" table:formula="of:=IF([.A75]=&quot;N/A&quot;;&quot;N/A&quot;;IF([.N75]=1;[.K75];IF([.J74]=[.F74];[.K75];[.O74]-1)))" office:value-type="string" office:string-value="N/A">
            <text:p>N/A</text:p>
          </table:table-cell>
          <table:table-cell table:style-name="ce45" table:formula="of:=IF([.A75]=&quot;N/A&quot;;&quot;N/A&quot;;IF([.N75]=1;[.L75]/[.M75]*1000;[.P74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74]=0;[.A75]=&quot;N/A&quot;);&quot;N/A&quot;;[.A75]+1)" office:value-type="string" office:string-value="N/A">
            <text:p>N/A</text:p>
          </table:table-cell>
          <table:table-cell table:style-name="ce17" table:formula="of:=IF([.A76]=&quot;N/A&quot;;&quot;N/A&quot;;[.B75]+[.P75])" office:value-type="string" office:string-value="N/A">
            <text:p>N/A</text:p>
          </table:table-cell>
          <table:table-cell table:style-name="ce17" table:formula="of:=IF([.A76]=&quot;N/A&quot;;&quot;N/A&quot;;IF([.N76]=1;[.D75];[.C75]))" office:value-type="string" office:string-value="N/A">
            <text:p>N/A</text:p>
          </table:table-cell>
          <table:table-cell table:style-name="ce17" table:formula="of:=IF([.A76]=&quot;N/A&quot;;&quot;N/A&quot;;IF([.D75]=0;CTWR_Remaining;[.D75]-CTWR_Remaining/[.G75]))" office:value-type="string" office:string-value="N/A">
            <text:p>N/A</text:p>
          </table:table-cell>
          <table:table-cell table:style-name="ce24" table:formula="of:=IF([.A76]=&quot;N/A&quot;;&quot;N/A&quot;;[.E75])" office:value-type="string" office:string-value="N/A">
            <text:p>N/A</text:p>
          </table:table-cell>
          <table:table-cell table:style-name="ce26" table:formula="of:=IF([.A76]=&quot;N/A&quot;;&quot;N/A&quot;;[.F75])" office:value-type="string" office:string-value="N/A">
            <text:p>N/A</text:p>
          </table:table-cell>
          <table:table-cell table:style-name="ce17" table:formula="of:=IF([.A76]=&quot;N/A&quot;;&quot;N/A&quot;;[.F76]-[.E76])" office:value-type="string" office:string-value="N/A">
            <text:p>N/A</text:p>
          </table:table-cell>
          <table:table-cell table:style-name="ce17" table:formula="of:=IF([.A76]=&quot;N/A&quot;;&quot;N/A&quot;;1-[.K76]/[.G76])" office:value-type="string" office:string-value="N/A">
            <text:p>N/A</text:p>
          </table:table-cell>
          <table:table-cell table:style-name="ce17" table:formula="of:=IF([.A76]=&quot;N/A&quot;;&quot;N/A&quot;;IF([.N76]=1;1-([.G76]-1)/[.G76];[.I75]))" office:value-type="string" office:string-value="N/A">
            <text:p>N/A</text:p>
          </table:table-cell>
          <table:table-cell table:style-name="ce30" table:formula="of:=IF([.A76]=&quot;N/A&quot;;&quot;N/A&quot;;IF([.J75]=[.F75];[.E75];IF([.N76]=1;[.E76]+[.G76]*[.H75];[.J75]+1)))" office:value-type="string" office:string-value="N/A">
            <text:p>N/A</text:p>
          </table:table-cell>
          <table:table-cell table:style-name="ce35" table:formula="of:=IF([.A76]=&quot;N/A&quot;;&quot;N/A&quot;;[.F76]-[.J76])" office:value-type="string" office:string-value="N/A">
            <text:p>N/A</text:p>
          </table:table-cell>
          <table:table-cell table:style-name="ce17" table:formula="of:=IF([.A76]=&quot;N/A&quot;;&quot;N/A&quot;;IF([.N76]=1;[.D76]+1;[.L75]))" office:value-type="string" office:string-value="N/A">
            <text:p>N/A</text:p>
          </table:table-cell>
          <table:table-cell table:style-name="ce17" table:formula="of:=IF([.A76]=&quot;N/A&quot;;&quot;N/A&quot;;IF([.N76]=1;[.K76]+1;[.M75]))" office:value-type="string" office:string-value="N/A">
            <text:p>N/A</text:p>
          </table:table-cell>
          <table:table-cell table:style-name="ce17" table:formula="of:=IF([.A76]=&quot;N/A&quot;;&quot;N/A&quot;;OR([.E76]&lt;&gt;[.E75];[.F76]&lt;&gt;[.F75]))" office:value-type="string" office:string-value="N/A">
            <text:p>N/A</text:p>
          </table:table-cell>
          <table:table-cell table:style-name="ce41" table:formula="of:=IF([.A76]=&quot;N/A&quot;;&quot;N/A&quot;;IF([.N76]=1;[.K76];IF([.J75]=[.F75];[.K76];[.O75]-1)))" office:value-type="string" office:string-value="N/A">
            <text:p>N/A</text:p>
          </table:table-cell>
          <table:table-cell table:style-name="ce45" table:formula="of:=IF([.A76]=&quot;N/A&quot;;&quot;N/A&quot;;IF([.N76]=1;[.L76]/[.M76]*1000;[.P75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75]=0;[.A76]=&quot;N/A&quot;);&quot;N/A&quot;;[.A76]+1)" office:value-type="string" office:string-value="N/A">
            <text:p>N/A</text:p>
          </table:table-cell>
          <table:table-cell table:style-name="ce17" table:formula="of:=IF([.A77]=&quot;N/A&quot;;&quot;N/A&quot;;[.B76]+[.P76])" office:value-type="string" office:string-value="N/A">
            <text:p>N/A</text:p>
          </table:table-cell>
          <table:table-cell table:style-name="ce17" table:formula="of:=IF([.A77]=&quot;N/A&quot;;&quot;N/A&quot;;IF([.N77]=1;[.D76];[.C76]))" office:value-type="string" office:string-value="N/A">
            <text:p>N/A</text:p>
          </table:table-cell>
          <table:table-cell table:style-name="ce17" table:formula="of:=IF([.A77]=&quot;N/A&quot;;&quot;N/A&quot;;IF([.D76]=0;CTWR_Remaining;[.D76]-CTWR_Remaining/[.G76]))" office:value-type="string" office:string-value="N/A">
            <text:p>N/A</text:p>
          </table:table-cell>
          <table:table-cell table:style-name="ce24" table:formula="of:=IF([.A77]=&quot;N/A&quot;;&quot;N/A&quot;;[.E76])" office:value-type="string" office:string-value="N/A">
            <text:p>N/A</text:p>
          </table:table-cell>
          <table:table-cell table:style-name="ce26" table:formula="of:=IF([.A77]=&quot;N/A&quot;;&quot;N/A&quot;;[.F76])" office:value-type="string" office:string-value="N/A">
            <text:p>N/A</text:p>
          </table:table-cell>
          <table:table-cell table:style-name="ce17" table:formula="of:=IF([.A77]=&quot;N/A&quot;;&quot;N/A&quot;;[.F77]-[.E77])" office:value-type="string" office:string-value="N/A">
            <text:p>N/A</text:p>
          </table:table-cell>
          <table:table-cell table:style-name="ce17" table:formula="of:=IF([.A77]=&quot;N/A&quot;;&quot;N/A&quot;;1-[.K77]/[.G77])" office:value-type="string" office:string-value="N/A">
            <text:p>N/A</text:p>
          </table:table-cell>
          <table:table-cell table:style-name="ce17" table:formula="of:=IF([.A77]=&quot;N/A&quot;;&quot;N/A&quot;;IF([.N77]=1;1-([.G77]-1)/[.G77];[.I76]))" office:value-type="string" office:string-value="N/A">
            <text:p>N/A</text:p>
          </table:table-cell>
          <table:table-cell table:style-name="ce30" table:formula="of:=IF([.A77]=&quot;N/A&quot;;&quot;N/A&quot;;IF([.J76]=[.F76];[.E76];IF([.N77]=1;[.E77]+[.G77]*[.H76];[.J76]+1)))" office:value-type="string" office:string-value="N/A">
            <text:p>N/A</text:p>
          </table:table-cell>
          <table:table-cell table:style-name="ce35" table:formula="of:=IF([.A77]=&quot;N/A&quot;;&quot;N/A&quot;;[.F77]-[.J77])" office:value-type="string" office:string-value="N/A">
            <text:p>N/A</text:p>
          </table:table-cell>
          <table:table-cell table:style-name="ce17" table:formula="of:=IF([.A77]=&quot;N/A&quot;;&quot;N/A&quot;;IF([.N77]=1;[.D77]+1;[.L76]))" office:value-type="string" office:string-value="N/A">
            <text:p>N/A</text:p>
          </table:table-cell>
          <table:table-cell table:style-name="ce17" table:formula="of:=IF([.A77]=&quot;N/A&quot;;&quot;N/A&quot;;IF([.N77]=1;[.K77]+1;[.M76]))" office:value-type="string" office:string-value="N/A">
            <text:p>N/A</text:p>
          </table:table-cell>
          <table:table-cell table:style-name="ce17" table:formula="of:=IF([.A77]=&quot;N/A&quot;;&quot;N/A&quot;;OR([.E77]&lt;&gt;[.E76];[.F77]&lt;&gt;[.F76]))" office:value-type="string" office:string-value="N/A">
            <text:p>N/A</text:p>
          </table:table-cell>
          <table:table-cell table:style-name="ce41" table:formula="of:=IF([.A77]=&quot;N/A&quot;;&quot;N/A&quot;;IF([.N77]=1;[.K77];IF([.J76]=[.F76];[.K77];[.O76]-1)))" office:value-type="string" office:string-value="N/A">
            <text:p>N/A</text:p>
          </table:table-cell>
          <table:table-cell table:style-name="ce45" table:formula="of:=IF([.A77]=&quot;N/A&quot;;&quot;N/A&quot;;IF([.N77]=1;[.L77]/[.M77]*1000;[.P76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76]=0;[.A77]=&quot;N/A&quot;);&quot;N/A&quot;;[.A77]+1)" office:value-type="string" office:string-value="N/A">
            <text:p>N/A</text:p>
          </table:table-cell>
          <table:table-cell table:style-name="ce17" table:formula="of:=IF([.A78]=&quot;N/A&quot;;&quot;N/A&quot;;[.B77]+[.P77])" office:value-type="string" office:string-value="N/A">
            <text:p>N/A</text:p>
          </table:table-cell>
          <table:table-cell table:style-name="ce17" table:formula="of:=IF([.A78]=&quot;N/A&quot;;&quot;N/A&quot;;IF([.N78]=1;[.D77];[.C77]))" office:value-type="string" office:string-value="N/A">
            <text:p>N/A</text:p>
          </table:table-cell>
          <table:table-cell table:style-name="ce17" table:formula="of:=IF([.A78]=&quot;N/A&quot;;&quot;N/A&quot;;IF([.D77]=0;CTWR_Remaining;[.D77]-CTWR_Remaining/[.G77]))" office:value-type="string" office:string-value="N/A">
            <text:p>N/A</text:p>
          </table:table-cell>
          <table:table-cell table:style-name="ce24" table:formula="of:=IF([.A78]=&quot;N/A&quot;;&quot;N/A&quot;;[.E77])" office:value-type="string" office:string-value="N/A">
            <text:p>N/A</text:p>
          </table:table-cell>
          <table:table-cell table:style-name="ce26" table:formula="of:=IF([.A78]=&quot;N/A&quot;;&quot;N/A&quot;;[.F77])" office:value-type="string" office:string-value="N/A">
            <text:p>N/A</text:p>
          </table:table-cell>
          <table:table-cell table:style-name="ce17" table:formula="of:=IF([.A78]=&quot;N/A&quot;;&quot;N/A&quot;;[.F78]-[.E78])" office:value-type="string" office:string-value="N/A">
            <text:p>N/A</text:p>
          </table:table-cell>
          <table:table-cell table:style-name="ce17" table:formula="of:=IF([.A78]=&quot;N/A&quot;;&quot;N/A&quot;;1-[.K78]/[.G78])" office:value-type="string" office:string-value="N/A">
            <text:p>N/A</text:p>
          </table:table-cell>
          <table:table-cell table:style-name="ce17" table:formula="of:=IF([.A78]=&quot;N/A&quot;;&quot;N/A&quot;;IF([.N78]=1;1-([.G78]-1)/[.G78];[.I77]))" office:value-type="string" office:string-value="N/A">
            <text:p>N/A</text:p>
          </table:table-cell>
          <table:table-cell table:style-name="ce30" table:formula="of:=IF([.A78]=&quot;N/A&quot;;&quot;N/A&quot;;IF([.J77]=[.F77];[.E77];IF([.N78]=1;[.E78]+[.G78]*[.H77];[.J77]+1)))" office:value-type="string" office:string-value="N/A">
            <text:p>N/A</text:p>
          </table:table-cell>
          <table:table-cell table:style-name="ce35" table:formula="of:=IF([.A78]=&quot;N/A&quot;;&quot;N/A&quot;;[.F78]-[.J78])" office:value-type="string" office:string-value="N/A">
            <text:p>N/A</text:p>
          </table:table-cell>
          <table:table-cell table:style-name="ce17" table:formula="of:=IF([.A78]=&quot;N/A&quot;;&quot;N/A&quot;;IF([.N78]=1;[.D78]+1;[.L77]))" office:value-type="string" office:string-value="N/A">
            <text:p>N/A</text:p>
          </table:table-cell>
          <table:table-cell table:style-name="ce17" table:formula="of:=IF([.A78]=&quot;N/A&quot;;&quot;N/A&quot;;IF([.N78]=1;[.K78]+1;[.M77]))" office:value-type="string" office:string-value="N/A">
            <text:p>N/A</text:p>
          </table:table-cell>
          <table:table-cell table:style-name="ce17" table:formula="of:=IF([.A78]=&quot;N/A&quot;;&quot;N/A&quot;;OR([.E78]&lt;&gt;[.E77];[.F78]&lt;&gt;[.F77]))" office:value-type="string" office:string-value="N/A">
            <text:p>N/A</text:p>
          </table:table-cell>
          <table:table-cell table:style-name="ce41" table:formula="of:=IF([.A78]=&quot;N/A&quot;;&quot;N/A&quot;;IF([.N78]=1;[.K78];IF([.J77]=[.F77];[.K78];[.O77]-1)))" office:value-type="string" office:string-value="N/A">
            <text:p>N/A</text:p>
          </table:table-cell>
          <table:table-cell table:style-name="ce45" table:formula="of:=IF([.A78]=&quot;N/A&quot;;&quot;N/A&quot;;IF([.N78]=1;[.L78]/[.M78]*1000;[.P77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77]=0;[.A78]=&quot;N/A&quot;);&quot;N/A&quot;;[.A78]+1)" office:value-type="string" office:string-value="N/A">
            <text:p>N/A</text:p>
          </table:table-cell>
          <table:table-cell table:style-name="ce17" table:formula="of:=IF([.A79]=&quot;N/A&quot;;&quot;N/A&quot;;[.B78]+[.P78])" office:value-type="string" office:string-value="N/A">
            <text:p>N/A</text:p>
          </table:table-cell>
          <table:table-cell table:style-name="ce17" table:formula="of:=IF([.A79]=&quot;N/A&quot;;&quot;N/A&quot;;IF([.N79]=1;[.D78];[.C78]))" office:value-type="string" office:string-value="N/A">
            <text:p>N/A</text:p>
          </table:table-cell>
          <table:table-cell table:style-name="ce17" table:formula="of:=IF([.A79]=&quot;N/A&quot;;&quot;N/A&quot;;IF([.D78]=0;CTWR_Remaining;[.D78]-CTWR_Remaining/[.G78]))" office:value-type="string" office:string-value="N/A">
            <text:p>N/A</text:p>
          </table:table-cell>
          <table:table-cell table:style-name="ce24" table:formula="of:=IF([.A79]=&quot;N/A&quot;;&quot;N/A&quot;;[.E78])" office:value-type="string" office:string-value="N/A">
            <text:p>N/A</text:p>
          </table:table-cell>
          <table:table-cell table:style-name="ce26" table:formula="of:=IF([.A79]=&quot;N/A&quot;;&quot;N/A&quot;;[.F78])" office:value-type="string" office:string-value="N/A">
            <text:p>N/A</text:p>
          </table:table-cell>
          <table:table-cell table:style-name="ce17" table:formula="of:=IF([.A79]=&quot;N/A&quot;;&quot;N/A&quot;;[.F79]-[.E79])" office:value-type="string" office:string-value="N/A">
            <text:p>N/A</text:p>
          </table:table-cell>
          <table:table-cell table:style-name="ce17" table:formula="of:=IF([.A79]=&quot;N/A&quot;;&quot;N/A&quot;;1-[.K79]/[.G79])" office:value-type="string" office:string-value="N/A">
            <text:p>N/A</text:p>
          </table:table-cell>
          <table:table-cell table:style-name="ce17" table:formula="of:=IF([.A79]=&quot;N/A&quot;;&quot;N/A&quot;;IF([.N79]=1;1-([.G79]-1)/[.G79];[.I78]))" office:value-type="string" office:string-value="N/A">
            <text:p>N/A</text:p>
          </table:table-cell>
          <table:table-cell table:style-name="ce30" table:formula="of:=IF([.A79]=&quot;N/A&quot;;&quot;N/A&quot;;IF([.J78]=[.F78];[.E78];IF([.N79]=1;[.E79]+[.G79]*[.H78];[.J78]+1)))" office:value-type="string" office:string-value="N/A">
            <text:p>N/A</text:p>
          </table:table-cell>
          <table:table-cell table:style-name="ce35" table:formula="of:=IF([.A79]=&quot;N/A&quot;;&quot;N/A&quot;;[.F79]-[.J79])" office:value-type="string" office:string-value="N/A">
            <text:p>N/A</text:p>
          </table:table-cell>
          <table:table-cell table:style-name="ce17" table:formula="of:=IF([.A79]=&quot;N/A&quot;;&quot;N/A&quot;;IF([.N79]=1;[.D79]+1;[.L78]))" office:value-type="string" office:string-value="N/A">
            <text:p>N/A</text:p>
          </table:table-cell>
          <table:table-cell table:style-name="ce17" table:formula="of:=IF([.A79]=&quot;N/A&quot;;&quot;N/A&quot;;IF([.N79]=1;[.K79]+1;[.M78]))" office:value-type="string" office:string-value="N/A">
            <text:p>N/A</text:p>
          </table:table-cell>
          <table:table-cell table:style-name="ce17" table:formula="of:=IF([.A79]=&quot;N/A&quot;;&quot;N/A&quot;;OR([.E79]&lt;&gt;[.E78];[.F79]&lt;&gt;[.F78]))" office:value-type="string" office:string-value="N/A">
            <text:p>N/A</text:p>
          </table:table-cell>
          <table:table-cell table:style-name="ce41" table:formula="of:=IF([.A79]=&quot;N/A&quot;;&quot;N/A&quot;;IF([.N79]=1;[.K79];IF([.J78]=[.F78];[.K79];[.O78]-1)))" office:value-type="string" office:string-value="N/A">
            <text:p>N/A</text:p>
          </table:table-cell>
          <table:table-cell table:style-name="ce45" table:formula="of:=IF([.A79]=&quot;N/A&quot;;&quot;N/A&quot;;IF([.N79]=1;[.L79]/[.M79]*1000;[.P78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78]=0;[.A79]=&quot;N/A&quot;);&quot;N/A&quot;;[.A79]+1)" office:value-type="string" office:string-value="N/A">
            <text:p>N/A</text:p>
          </table:table-cell>
          <table:table-cell table:style-name="ce17" table:formula="of:=IF([.A80]=&quot;N/A&quot;;&quot;N/A&quot;;[.B79]+[.P79])" office:value-type="string" office:string-value="N/A">
            <text:p>N/A</text:p>
          </table:table-cell>
          <table:table-cell table:style-name="ce17" table:formula="of:=IF([.A80]=&quot;N/A&quot;;&quot;N/A&quot;;IF([.N80]=1;[.D79];[.C79]))" office:value-type="string" office:string-value="N/A">
            <text:p>N/A</text:p>
          </table:table-cell>
          <table:table-cell table:style-name="ce17" table:formula="of:=IF([.A80]=&quot;N/A&quot;;&quot;N/A&quot;;IF([.D79]=0;CTWR_Remaining;[.D79]-CTWR_Remaining/[.G79]))" office:value-type="string" office:string-value="N/A">
            <text:p>N/A</text:p>
          </table:table-cell>
          <table:table-cell table:style-name="ce24" table:formula="of:=IF([.A80]=&quot;N/A&quot;;&quot;N/A&quot;;[.E79])" office:value-type="string" office:string-value="N/A">
            <text:p>N/A</text:p>
          </table:table-cell>
          <table:table-cell table:style-name="ce26" table:formula="of:=IF([.A80]=&quot;N/A&quot;;&quot;N/A&quot;;[.F79])" office:value-type="string" office:string-value="N/A">
            <text:p>N/A</text:p>
          </table:table-cell>
          <table:table-cell table:style-name="ce17" table:formula="of:=IF([.A80]=&quot;N/A&quot;;&quot;N/A&quot;;[.F80]-[.E80])" office:value-type="string" office:string-value="N/A">
            <text:p>N/A</text:p>
          </table:table-cell>
          <table:table-cell table:style-name="ce17" table:formula="of:=IF([.A80]=&quot;N/A&quot;;&quot;N/A&quot;;1-[.K80]/[.G80])" office:value-type="string" office:string-value="N/A">
            <text:p>N/A</text:p>
          </table:table-cell>
          <table:table-cell table:style-name="ce17" table:formula="of:=IF([.A80]=&quot;N/A&quot;;&quot;N/A&quot;;IF([.N80]=1;1-([.G80]-1)/[.G80];[.I79]))" office:value-type="string" office:string-value="N/A">
            <text:p>N/A</text:p>
          </table:table-cell>
          <table:table-cell table:style-name="ce30" table:formula="of:=IF([.A80]=&quot;N/A&quot;;&quot;N/A&quot;;IF([.J79]=[.F79];[.E79];IF([.N80]=1;[.E80]+[.G80]*[.H79];[.J79]+1)))" office:value-type="string" office:string-value="N/A">
            <text:p>N/A</text:p>
          </table:table-cell>
          <table:table-cell table:style-name="ce35" table:formula="of:=IF([.A80]=&quot;N/A&quot;;&quot;N/A&quot;;[.F80]-[.J80])" office:value-type="string" office:string-value="N/A">
            <text:p>N/A</text:p>
          </table:table-cell>
          <table:table-cell table:style-name="ce17" table:formula="of:=IF([.A80]=&quot;N/A&quot;;&quot;N/A&quot;;IF([.N80]=1;[.D80]+1;[.L79]))" office:value-type="string" office:string-value="N/A">
            <text:p>N/A</text:p>
          </table:table-cell>
          <table:table-cell table:style-name="ce17" table:formula="of:=IF([.A80]=&quot;N/A&quot;;&quot;N/A&quot;;IF([.N80]=1;[.K80]+1;[.M79]))" office:value-type="string" office:string-value="N/A">
            <text:p>N/A</text:p>
          </table:table-cell>
          <table:table-cell table:style-name="ce17" table:formula="of:=IF([.A80]=&quot;N/A&quot;;&quot;N/A&quot;;OR([.E80]&lt;&gt;[.E79];[.F80]&lt;&gt;[.F79]))" office:value-type="string" office:string-value="N/A">
            <text:p>N/A</text:p>
          </table:table-cell>
          <table:table-cell table:style-name="ce41" table:formula="of:=IF([.A80]=&quot;N/A&quot;;&quot;N/A&quot;;IF([.N80]=1;[.K80];IF([.J79]=[.F79];[.K80];[.O79]-1)))" office:value-type="string" office:string-value="N/A">
            <text:p>N/A</text:p>
          </table:table-cell>
          <table:table-cell table:style-name="ce45" table:formula="of:=IF([.A80]=&quot;N/A&quot;;&quot;N/A&quot;;IF([.N80]=1;[.L80]/[.M80]*1000;[.P79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79]=0;[.A80]=&quot;N/A&quot;);&quot;N/A&quot;;[.A80]+1)" office:value-type="string" office:string-value="N/A">
            <text:p>N/A</text:p>
          </table:table-cell>
          <table:table-cell table:style-name="ce17" table:formula="of:=IF([.A81]=&quot;N/A&quot;;&quot;N/A&quot;;[.B80]+[.P80])" office:value-type="string" office:string-value="N/A">
            <text:p>N/A</text:p>
          </table:table-cell>
          <table:table-cell table:style-name="ce17" table:formula="of:=IF([.A81]=&quot;N/A&quot;;&quot;N/A&quot;;IF([.N81]=1;[.D80];[.C80]))" office:value-type="string" office:string-value="N/A">
            <text:p>N/A</text:p>
          </table:table-cell>
          <table:table-cell table:style-name="ce17" table:formula="of:=IF([.A81]=&quot;N/A&quot;;&quot;N/A&quot;;IF([.D80]=0;CTWR_Remaining;[.D80]-CTWR_Remaining/[.G80]))" office:value-type="string" office:string-value="N/A">
            <text:p>N/A</text:p>
          </table:table-cell>
          <table:table-cell table:style-name="ce24" table:formula="of:=IF([.A81]=&quot;N/A&quot;;&quot;N/A&quot;;[.E80])" office:value-type="string" office:string-value="N/A">
            <text:p>N/A</text:p>
          </table:table-cell>
          <table:table-cell table:style-name="ce26" table:formula="of:=IF([.A81]=&quot;N/A&quot;;&quot;N/A&quot;;[.F80])" office:value-type="string" office:string-value="N/A">
            <text:p>N/A</text:p>
          </table:table-cell>
          <table:table-cell table:style-name="ce17" table:formula="of:=IF([.A81]=&quot;N/A&quot;;&quot;N/A&quot;;[.F81]-[.E81])" office:value-type="string" office:string-value="N/A">
            <text:p>N/A</text:p>
          </table:table-cell>
          <table:table-cell table:style-name="ce17" table:formula="of:=IF([.A81]=&quot;N/A&quot;;&quot;N/A&quot;;1-[.K81]/[.G81])" office:value-type="string" office:string-value="N/A">
            <text:p>N/A</text:p>
          </table:table-cell>
          <table:table-cell table:style-name="ce17" table:formula="of:=IF([.A81]=&quot;N/A&quot;;&quot;N/A&quot;;IF([.N81]=1;1-([.G81]-1)/[.G81];[.I80]))" office:value-type="string" office:string-value="N/A">
            <text:p>N/A</text:p>
          </table:table-cell>
          <table:table-cell table:style-name="ce30" table:formula="of:=IF([.A81]=&quot;N/A&quot;;&quot;N/A&quot;;IF([.J80]=[.F80];[.E80];IF([.N81]=1;[.E81]+[.G81]*[.H80];[.J80]+1)))" office:value-type="string" office:string-value="N/A">
            <text:p>N/A</text:p>
          </table:table-cell>
          <table:table-cell table:style-name="ce35" table:formula="of:=IF([.A81]=&quot;N/A&quot;;&quot;N/A&quot;;[.F81]-[.J81])" office:value-type="string" office:string-value="N/A">
            <text:p>N/A</text:p>
          </table:table-cell>
          <table:table-cell table:style-name="ce17" table:formula="of:=IF([.A81]=&quot;N/A&quot;;&quot;N/A&quot;;IF([.N81]=1;[.D81]+1;[.L80]))" office:value-type="string" office:string-value="N/A">
            <text:p>N/A</text:p>
          </table:table-cell>
          <table:table-cell table:style-name="ce17" table:formula="of:=IF([.A81]=&quot;N/A&quot;;&quot;N/A&quot;;IF([.N81]=1;[.K81]+1;[.M80]))" office:value-type="string" office:string-value="N/A">
            <text:p>N/A</text:p>
          </table:table-cell>
          <table:table-cell table:style-name="ce17" table:formula="of:=IF([.A81]=&quot;N/A&quot;;&quot;N/A&quot;;OR([.E81]&lt;&gt;[.E80];[.F81]&lt;&gt;[.F80]))" office:value-type="string" office:string-value="N/A">
            <text:p>N/A</text:p>
          </table:table-cell>
          <table:table-cell table:style-name="ce41" table:formula="of:=IF([.A81]=&quot;N/A&quot;;&quot;N/A&quot;;IF([.N81]=1;[.K81];IF([.J80]=[.F80];[.K81];[.O80]-1)))" office:value-type="string" office:string-value="N/A">
            <text:p>N/A</text:p>
          </table:table-cell>
          <table:table-cell table:style-name="ce45" table:formula="of:=IF([.A81]=&quot;N/A&quot;;&quot;N/A&quot;;IF([.N81]=1;[.L81]/[.M81]*1000;[.P80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80]=0;[.A81]=&quot;N/A&quot;);&quot;N/A&quot;;[.A81]+1)" office:value-type="string" office:string-value="N/A">
            <text:p>N/A</text:p>
          </table:table-cell>
          <table:table-cell table:style-name="ce17" table:formula="of:=IF([.A82]=&quot;N/A&quot;;&quot;N/A&quot;;[.B81]+[.P81])" office:value-type="string" office:string-value="N/A">
            <text:p>N/A</text:p>
          </table:table-cell>
          <table:table-cell table:style-name="ce17" table:formula="of:=IF([.A82]=&quot;N/A&quot;;&quot;N/A&quot;;IF([.N82]=1;[.D81];[.C81]))" office:value-type="string" office:string-value="N/A">
            <text:p>N/A</text:p>
          </table:table-cell>
          <table:table-cell table:style-name="ce17" table:formula="of:=IF([.A82]=&quot;N/A&quot;;&quot;N/A&quot;;IF([.D81]=0;CTWR_Remaining;[.D81]-CTWR_Remaining/[.G81]))" office:value-type="string" office:string-value="N/A">
            <text:p>N/A</text:p>
          </table:table-cell>
          <table:table-cell table:style-name="ce24" table:formula="of:=IF([.A82]=&quot;N/A&quot;;&quot;N/A&quot;;[.E81])" office:value-type="string" office:string-value="N/A">
            <text:p>N/A</text:p>
          </table:table-cell>
          <table:table-cell table:style-name="ce26" table:formula="of:=IF([.A82]=&quot;N/A&quot;;&quot;N/A&quot;;[.F81])" office:value-type="string" office:string-value="N/A">
            <text:p>N/A</text:p>
          </table:table-cell>
          <table:table-cell table:style-name="ce17" table:formula="of:=IF([.A82]=&quot;N/A&quot;;&quot;N/A&quot;;[.F82]-[.E82])" office:value-type="string" office:string-value="N/A">
            <text:p>N/A</text:p>
          </table:table-cell>
          <table:table-cell table:style-name="ce17" table:formula="of:=IF([.A82]=&quot;N/A&quot;;&quot;N/A&quot;;1-[.K82]/[.G82])" office:value-type="string" office:string-value="N/A">
            <text:p>N/A</text:p>
          </table:table-cell>
          <table:table-cell table:style-name="ce17" table:formula="of:=IF([.A82]=&quot;N/A&quot;;&quot;N/A&quot;;IF([.N82]=1;1-([.G82]-1)/[.G82];[.I81]))" office:value-type="string" office:string-value="N/A">
            <text:p>N/A</text:p>
          </table:table-cell>
          <table:table-cell table:style-name="ce30" table:formula="of:=IF([.A82]=&quot;N/A&quot;;&quot;N/A&quot;;IF([.J81]=[.F81];[.E81];IF([.N82]=1;[.E82]+[.G82]*[.H81];[.J81]+1)))" office:value-type="string" office:string-value="N/A">
            <text:p>N/A</text:p>
          </table:table-cell>
          <table:table-cell table:style-name="ce35" table:formula="of:=IF([.A82]=&quot;N/A&quot;;&quot;N/A&quot;;[.F82]-[.J82])" office:value-type="string" office:string-value="N/A">
            <text:p>N/A</text:p>
          </table:table-cell>
          <table:table-cell table:style-name="ce17" table:formula="of:=IF([.A82]=&quot;N/A&quot;;&quot;N/A&quot;;IF([.N82]=1;[.D82]+1;[.L81]))" office:value-type="string" office:string-value="N/A">
            <text:p>N/A</text:p>
          </table:table-cell>
          <table:table-cell table:style-name="ce17" table:formula="of:=IF([.A82]=&quot;N/A&quot;;&quot;N/A&quot;;IF([.N82]=1;[.K82]+1;[.M81]))" office:value-type="string" office:string-value="N/A">
            <text:p>N/A</text:p>
          </table:table-cell>
          <table:table-cell table:style-name="ce17" table:formula="of:=IF([.A82]=&quot;N/A&quot;;&quot;N/A&quot;;OR([.E82]&lt;&gt;[.E81];[.F82]&lt;&gt;[.F81]))" office:value-type="string" office:string-value="N/A">
            <text:p>N/A</text:p>
          </table:table-cell>
          <table:table-cell table:style-name="ce41" table:formula="of:=IF([.A82]=&quot;N/A&quot;;&quot;N/A&quot;;IF([.N82]=1;[.K82];IF([.J81]=[.F81];[.K82];[.O81]-1)))" office:value-type="string" office:string-value="N/A">
            <text:p>N/A</text:p>
          </table:table-cell>
          <table:table-cell table:style-name="ce45" table:formula="of:=IF([.A82]=&quot;N/A&quot;;&quot;N/A&quot;;IF([.N82]=1;[.L82]/[.M82]*1000;[.P81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81]=0;[.A82]=&quot;N/A&quot;);&quot;N/A&quot;;[.A82]+1)" office:value-type="string" office:string-value="N/A">
            <text:p>N/A</text:p>
          </table:table-cell>
          <table:table-cell table:style-name="ce17" table:formula="of:=IF([.A83]=&quot;N/A&quot;;&quot;N/A&quot;;[.B82]+[.P82])" office:value-type="string" office:string-value="N/A">
            <text:p>N/A</text:p>
          </table:table-cell>
          <table:table-cell table:style-name="ce17" table:formula="of:=IF([.A83]=&quot;N/A&quot;;&quot;N/A&quot;;IF([.N83]=1;[.D82];[.C82]))" office:value-type="string" office:string-value="N/A">
            <text:p>N/A</text:p>
          </table:table-cell>
          <table:table-cell table:style-name="ce17" table:formula="of:=IF([.A83]=&quot;N/A&quot;;&quot;N/A&quot;;IF([.D82]=0;CTWR_Remaining;[.D82]-CTWR_Remaining/[.G82]))" office:value-type="string" office:string-value="N/A">
            <text:p>N/A</text:p>
          </table:table-cell>
          <table:table-cell table:style-name="ce24" table:formula="of:=IF([.A83]=&quot;N/A&quot;;&quot;N/A&quot;;[.E82])" office:value-type="string" office:string-value="N/A">
            <text:p>N/A</text:p>
          </table:table-cell>
          <table:table-cell table:style-name="ce26" table:formula="of:=IF([.A83]=&quot;N/A&quot;;&quot;N/A&quot;;[.F82])" office:value-type="string" office:string-value="N/A">
            <text:p>N/A</text:p>
          </table:table-cell>
          <table:table-cell table:style-name="ce17" table:formula="of:=IF([.A83]=&quot;N/A&quot;;&quot;N/A&quot;;[.F83]-[.E83])" office:value-type="string" office:string-value="N/A">
            <text:p>N/A</text:p>
          </table:table-cell>
          <table:table-cell table:style-name="ce17" table:formula="of:=IF([.A83]=&quot;N/A&quot;;&quot;N/A&quot;;1-[.K83]/[.G83])" office:value-type="string" office:string-value="N/A">
            <text:p>N/A</text:p>
          </table:table-cell>
          <table:table-cell table:style-name="ce17" table:formula="of:=IF([.A83]=&quot;N/A&quot;;&quot;N/A&quot;;IF([.N83]=1;1-([.G83]-1)/[.G83];[.I82]))" office:value-type="string" office:string-value="N/A">
            <text:p>N/A</text:p>
          </table:table-cell>
          <table:table-cell table:style-name="ce30" table:formula="of:=IF([.A83]=&quot;N/A&quot;;&quot;N/A&quot;;IF([.J82]=[.F82];[.E82];IF([.N83]=1;[.E83]+[.G83]*[.H82];[.J82]+1)))" office:value-type="string" office:string-value="N/A">
            <text:p>N/A</text:p>
          </table:table-cell>
          <table:table-cell table:style-name="ce35" table:formula="of:=IF([.A83]=&quot;N/A&quot;;&quot;N/A&quot;;[.F83]-[.J83])" office:value-type="string" office:string-value="N/A">
            <text:p>N/A</text:p>
          </table:table-cell>
          <table:table-cell table:style-name="ce17" table:formula="of:=IF([.A83]=&quot;N/A&quot;;&quot;N/A&quot;;IF([.N83]=1;[.D83]+1;[.L82]))" office:value-type="string" office:string-value="N/A">
            <text:p>N/A</text:p>
          </table:table-cell>
          <table:table-cell table:style-name="ce17" table:formula="of:=IF([.A83]=&quot;N/A&quot;;&quot;N/A&quot;;IF([.N83]=1;[.K83]+1;[.M82]))" office:value-type="string" office:string-value="N/A">
            <text:p>N/A</text:p>
          </table:table-cell>
          <table:table-cell table:style-name="ce17" table:formula="of:=IF([.A83]=&quot;N/A&quot;;&quot;N/A&quot;;OR([.E83]&lt;&gt;[.E82];[.F83]&lt;&gt;[.F82]))" office:value-type="string" office:string-value="N/A">
            <text:p>N/A</text:p>
          </table:table-cell>
          <table:table-cell table:style-name="ce41" table:formula="of:=IF([.A83]=&quot;N/A&quot;;&quot;N/A&quot;;IF([.N83]=1;[.K83];IF([.J82]=[.F82];[.K83];[.O82]-1)))" office:value-type="string" office:string-value="N/A">
            <text:p>N/A</text:p>
          </table:table-cell>
          <table:table-cell table:style-name="ce45" table:formula="of:=IF([.A83]=&quot;N/A&quot;;&quot;N/A&quot;;IF([.N83]=1;[.L83]/[.M83]*1000;[.P82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82]=0;[.A83]=&quot;N/A&quot;);&quot;N/A&quot;;[.A83]+1)" office:value-type="string" office:string-value="N/A">
            <text:p>N/A</text:p>
          </table:table-cell>
          <table:table-cell table:style-name="ce17" table:formula="of:=IF([.A84]=&quot;N/A&quot;;&quot;N/A&quot;;[.B83]+[.P83])" office:value-type="string" office:string-value="N/A">
            <text:p>N/A</text:p>
          </table:table-cell>
          <table:table-cell table:style-name="ce17" table:formula="of:=IF([.A84]=&quot;N/A&quot;;&quot;N/A&quot;;IF([.N84]=1;[.D83];[.C83]))" office:value-type="string" office:string-value="N/A">
            <text:p>N/A</text:p>
          </table:table-cell>
          <table:table-cell table:style-name="ce17" table:formula="of:=IF([.A84]=&quot;N/A&quot;;&quot;N/A&quot;;IF([.D83]=0;CTWR_Remaining;[.D83]-CTWR_Remaining/[.G83]))" office:value-type="string" office:string-value="N/A">
            <text:p>N/A</text:p>
          </table:table-cell>
          <table:table-cell table:style-name="ce24" table:formula="of:=IF([.A84]=&quot;N/A&quot;;&quot;N/A&quot;;[.E83])" office:value-type="string" office:string-value="N/A">
            <text:p>N/A</text:p>
          </table:table-cell>
          <table:table-cell table:style-name="ce26" table:formula="of:=IF([.A84]=&quot;N/A&quot;;&quot;N/A&quot;;[.F83])" office:value-type="string" office:string-value="N/A">
            <text:p>N/A</text:p>
          </table:table-cell>
          <table:table-cell table:style-name="ce17" table:formula="of:=IF([.A84]=&quot;N/A&quot;;&quot;N/A&quot;;[.F84]-[.E84])" office:value-type="string" office:string-value="N/A">
            <text:p>N/A</text:p>
          </table:table-cell>
          <table:table-cell table:style-name="ce17" table:formula="of:=IF([.A84]=&quot;N/A&quot;;&quot;N/A&quot;;1-[.K84]/[.G84])" office:value-type="string" office:string-value="N/A">
            <text:p>N/A</text:p>
          </table:table-cell>
          <table:table-cell table:style-name="ce17" table:formula="of:=IF([.A84]=&quot;N/A&quot;;&quot;N/A&quot;;IF([.N84]=1;1-([.G84]-1)/[.G84];[.I83]))" office:value-type="string" office:string-value="N/A">
            <text:p>N/A</text:p>
          </table:table-cell>
          <table:table-cell table:style-name="ce30" table:formula="of:=IF([.A84]=&quot;N/A&quot;;&quot;N/A&quot;;IF([.J83]=[.F83];[.E83];IF([.N84]=1;[.E84]+[.G84]*[.H83];[.J83]+1)))" office:value-type="string" office:string-value="N/A">
            <text:p>N/A</text:p>
          </table:table-cell>
          <table:table-cell table:style-name="ce35" table:formula="of:=IF([.A84]=&quot;N/A&quot;;&quot;N/A&quot;;[.F84]-[.J84])" office:value-type="string" office:string-value="N/A">
            <text:p>N/A</text:p>
          </table:table-cell>
          <table:table-cell table:style-name="ce17" table:formula="of:=IF([.A84]=&quot;N/A&quot;;&quot;N/A&quot;;IF([.N84]=1;[.D84]+1;[.L83]))" office:value-type="string" office:string-value="N/A">
            <text:p>N/A</text:p>
          </table:table-cell>
          <table:table-cell table:style-name="ce17" table:formula="of:=IF([.A84]=&quot;N/A&quot;;&quot;N/A&quot;;IF([.N84]=1;[.K84]+1;[.M83]))" office:value-type="string" office:string-value="N/A">
            <text:p>N/A</text:p>
          </table:table-cell>
          <table:table-cell table:style-name="ce17" table:formula="of:=IF([.A84]=&quot;N/A&quot;;&quot;N/A&quot;;OR([.E84]&lt;&gt;[.E83];[.F84]&lt;&gt;[.F83]))" office:value-type="string" office:string-value="N/A">
            <text:p>N/A</text:p>
          </table:table-cell>
          <table:table-cell table:style-name="ce41" table:formula="of:=IF([.A84]=&quot;N/A&quot;;&quot;N/A&quot;;IF([.N84]=1;[.K84];IF([.J83]=[.F83];[.K84];[.O83]-1)))" office:value-type="string" office:string-value="N/A">
            <text:p>N/A</text:p>
          </table:table-cell>
          <table:table-cell table:style-name="ce45" table:formula="of:=IF([.A84]=&quot;N/A&quot;;&quot;N/A&quot;;IF([.N84]=1;[.L84]/[.M84]*1000;[.P83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83]=0;[.A84]=&quot;N/A&quot;);&quot;N/A&quot;;[.A84]+1)" office:value-type="string" office:string-value="N/A">
            <text:p>N/A</text:p>
          </table:table-cell>
          <table:table-cell table:style-name="ce17" table:formula="of:=IF([.A85]=&quot;N/A&quot;;&quot;N/A&quot;;[.B84]+[.P84])" office:value-type="string" office:string-value="N/A">
            <text:p>N/A</text:p>
          </table:table-cell>
          <table:table-cell table:style-name="ce17" table:formula="of:=IF([.A85]=&quot;N/A&quot;;&quot;N/A&quot;;IF([.N85]=1;[.D84];[.C84]))" office:value-type="string" office:string-value="N/A">
            <text:p>N/A</text:p>
          </table:table-cell>
          <table:table-cell table:style-name="ce17" table:formula="of:=IF([.A85]=&quot;N/A&quot;;&quot;N/A&quot;;IF([.D84]=0;CTWR_Remaining;[.D84]-CTWR_Remaining/[.G84]))" office:value-type="string" office:string-value="N/A">
            <text:p>N/A</text:p>
          </table:table-cell>
          <table:table-cell table:style-name="ce24" table:formula="of:=IF([.A85]=&quot;N/A&quot;;&quot;N/A&quot;;[.E84])" office:value-type="string" office:string-value="N/A">
            <text:p>N/A</text:p>
          </table:table-cell>
          <table:table-cell table:style-name="ce26" table:formula="of:=IF([.A85]=&quot;N/A&quot;;&quot;N/A&quot;;[.F84])" office:value-type="string" office:string-value="N/A">
            <text:p>N/A</text:p>
          </table:table-cell>
          <table:table-cell table:style-name="ce17" table:formula="of:=IF([.A85]=&quot;N/A&quot;;&quot;N/A&quot;;[.F85]-[.E85])" office:value-type="string" office:string-value="N/A">
            <text:p>N/A</text:p>
          </table:table-cell>
          <table:table-cell table:style-name="ce17" table:formula="of:=IF([.A85]=&quot;N/A&quot;;&quot;N/A&quot;;1-[.K85]/[.G85])" office:value-type="string" office:string-value="N/A">
            <text:p>N/A</text:p>
          </table:table-cell>
          <table:table-cell table:style-name="ce17" table:formula="of:=IF([.A85]=&quot;N/A&quot;;&quot;N/A&quot;;IF([.N85]=1;1-([.G85]-1)/[.G85];[.I84]))" office:value-type="string" office:string-value="N/A">
            <text:p>N/A</text:p>
          </table:table-cell>
          <table:table-cell table:style-name="ce30" table:formula="of:=IF([.A85]=&quot;N/A&quot;;&quot;N/A&quot;;IF([.J84]=[.F84];[.E84];IF([.N85]=1;[.E85]+[.G85]*[.H84];[.J84]+1)))" office:value-type="string" office:string-value="N/A">
            <text:p>N/A</text:p>
          </table:table-cell>
          <table:table-cell table:style-name="ce35" table:formula="of:=IF([.A85]=&quot;N/A&quot;;&quot;N/A&quot;;[.F85]-[.J85])" office:value-type="string" office:string-value="N/A">
            <text:p>N/A</text:p>
          </table:table-cell>
          <table:table-cell table:style-name="ce17" table:formula="of:=IF([.A85]=&quot;N/A&quot;;&quot;N/A&quot;;IF([.N85]=1;[.D85]+1;[.L84]))" office:value-type="string" office:string-value="N/A">
            <text:p>N/A</text:p>
          </table:table-cell>
          <table:table-cell table:style-name="ce17" table:formula="of:=IF([.A85]=&quot;N/A&quot;;&quot;N/A&quot;;IF([.N85]=1;[.K85]+1;[.M84]))" office:value-type="string" office:string-value="N/A">
            <text:p>N/A</text:p>
          </table:table-cell>
          <table:table-cell table:style-name="ce17" table:formula="of:=IF([.A85]=&quot;N/A&quot;;&quot;N/A&quot;;OR([.E85]&lt;&gt;[.E84];[.F85]&lt;&gt;[.F84]))" office:value-type="string" office:string-value="N/A">
            <text:p>N/A</text:p>
          </table:table-cell>
          <table:table-cell table:style-name="ce41" table:formula="of:=IF([.A85]=&quot;N/A&quot;;&quot;N/A&quot;;IF([.N85]=1;[.K85];IF([.J84]=[.F84];[.K85];[.O84]-1)))" office:value-type="string" office:string-value="N/A">
            <text:p>N/A</text:p>
          </table:table-cell>
          <table:table-cell table:style-name="ce45" table:formula="of:=IF([.A85]=&quot;N/A&quot;;&quot;N/A&quot;;IF([.N85]=1;[.L85]/[.M85]*1000;[.P84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84]=0;[.A85]=&quot;N/A&quot;);&quot;N/A&quot;;[.A85]+1)" office:value-type="string" office:string-value="N/A">
            <text:p>N/A</text:p>
          </table:table-cell>
          <table:table-cell table:style-name="ce17" table:formula="of:=IF([.A86]=&quot;N/A&quot;;&quot;N/A&quot;;[.B85]+[.P85])" office:value-type="string" office:string-value="N/A">
            <text:p>N/A</text:p>
          </table:table-cell>
          <table:table-cell table:style-name="ce17" table:formula="of:=IF([.A86]=&quot;N/A&quot;;&quot;N/A&quot;;IF([.N86]=1;[.D85];[.C85]))" office:value-type="string" office:string-value="N/A">
            <text:p>N/A</text:p>
          </table:table-cell>
          <table:table-cell table:style-name="ce17" table:formula="of:=IF([.A86]=&quot;N/A&quot;;&quot;N/A&quot;;IF([.D85]=0;CTWR_Remaining;[.D85]-CTWR_Remaining/[.G85]))" office:value-type="string" office:string-value="N/A">
            <text:p>N/A</text:p>
          </table:table-cell>
          <table:table-cell table:style-name="ce24" table:formula="of:=IF([.A86]=&quot;N/A&quot;;&quot;N/A&quot;;[.E85])" office:value-type="string" office:string-value="N/A">
            <text:p>N/A</text:p>
          </table:table-cell>
          <table:table-cell table:style-name="ce26" table:formula="of:=IF([.A86]=&quot;N/A&quot;;&quot;N/A&quot;;[.F85])" office:value-type="string" office:string-value="N/A">
            <text:p>N/A</text:p>
          </table:table-cell>
          <table:table-cell table:style-name="ce17" table:formula="of:=IF([.A86]=&quot;N/A&quot;;&quot;N/A&quot;;[.F86]-[.E86])" office:value-type="string" office:string-value="N/A">
            <text:p>N/A</text:p>
          </table:table-cell>
          <table:table-cell table:style-name="ce17" table:formula="of:=IF([.A86]=&quot;N/A&quot;;&quot;N/A&quot;;1-[.K86]/[.G86])" office:value-type="string" office:string-value="N/A">
            <text:p>N/A</text:p>
          </table:table-cell>
          <table:table-cell table:style-name="ce17" table:formula="of:=IF([.A86]=&quot;N/A&quot;;&quot;N/A&quot;;IF([.N86]=1;1-([.G86]-1)/[.G86];[.I85]))" office:value-type="string" office:string-value="N/A">
            <text:p>N/A</text:p>
          </table:table-cell>
          <table:table-cell table:style-name="ce30" table:formula="of:=IF([.A86]=&quot;N/A&quot;;&quot;N/A&quot;;IF([.J85]=[.F85];[.E85];IF([.N86]=1;[.E86]+[.G86]*[.H85];[.J85]+1)))" office:value-type="string" office:string-value="N/A">
            <text:p>N/A</text:p>
          </table:table-cell>
          <table:table-cell table:style-name="ce35" table:formula="of:=IF([.A86]=&quot;N/A&quot;;&quot;N/A&quot;;[.F86]-[.J86])" office:value-type="string" office:string-value="N/A">
            <text:p>N/A</text:p>
          </table:table-cell>
          <table:table-cell table:style-name="ce17" table:formula="of:=IF([.A86]=&quot;N/A&quot;;&quot;N/A&quot;;IF([.N86]=1;[.D86]+1;[.L85]))" office:value-type="string" office:string-value="N/A">
            <text:p>N/A</text:p>
          </table:table-cell>
          <table:table-cell table:style-name="ce17" table:formula="of:=IF([.A86]=&quot;N/A&quot;;&quot;N/A&quot;;IF([.N86]=1;[.K86]+1;[.M85]))" office:value-type="string" office:string-value="N/A">
            <text:p>N/A</text:p>
          </table:table-cell>
          <table:table-cell table:style-name="ce17" table:formula="of:=IF([.A86]=&quot;N/A&quot;;&quot;N/A&quot;;OR([.E86]&lt;&gt;[.E85];[.F86]&lt;&gt;[.F85]))" office:value-type="string" office:string-value="N/A">
            <text:p>N/A</text:p>
          </table:table-cell>
          <table:table-cell table:style-name="ce41" table:formula="of:=IF([.A86]=&quot;N/A&quot;;&quot;N/A&quot;;IF([.N86]=1;[.K86];IF([.J85]=[.F85];[.K86];[.O85]-1)))" office:value-type="string" office:string-value="N/A">
            <text:p>N/A</text:p>
          </table:table-cell>
          <table:table-cell table:style-name="ce45" table:formula="of:=IF([.A86]=&quot;N/A&quot;;&quot;N/A&quot;;IF([.N86]=1;[.L86]/[.M86]*1000;[.P85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85]=0;[.A86]=&quot;N/A&quot;);&quot;N/A&quot;;[.A86]+1)" office:value-type="string" office:string-value="N/A">
            <text:p>N/A</text:p>
          </table:table-cell>
          <table:table-cell table:style-name="ce17" table:formula="of:=IF([.A87]=&quot;N/A&quot;;&quot;N/A&quot;;[.B86]+[.P86])" office:value-type="string" office:string-value="N/A">
            <text:p>N/A</text:p>
          </table:table-cell>
          <table:table-cell table:style-name="ce17" table:formula="of:=IF([.A87]=&quot;N/A&quot;;&quot;N/A&quot;;IF([.N87]=1;[.D86];[.C86]))" office:value-type="string" office:string-value="N/A">
            <text:p>N/A</text:p>
          </table:table-cell>
          <table:table-cell table:style-name="ce17" table:formula="of:=IF([.A87]=&quot;N/A&quot;;&quot;N/A&quot;;IF([.D86]=0;CTWR_Remaining;[.D86]-CTWR_Remaining/[.G86]))" office:value-type="string" office:string-value="N/A">
            <text:p>N/A</text:p>
          </table:table-cell>
          <table:table-cell table:style-name="ce24" table:formula="of:=IF([.A87]=&quot;N/A&quot;;&quot;N/A&quot;;[.E86])" office:value-type="string" office:string-value="N/A">
            <text:p>N/A</text:p>
          </table:table-cell>
          <table:table-cell table:style-name="ce26" table:formula="of:=IF([.A87]=&quot;N/A&quot;;&quot;N/A&quot;;[.F86])" office:value-type="string" office:string-value="N/A">
            <text:p>N/A</text:p>
          </table:table-cell>
          <table:table-cell table:style-name="ce17" table:formula="of:=IF([.A87]=&quot;N/A&quot;;&quot;N/A&quot;;[.F87]-[.E87])" office:value-type="string" office:string-value="N/A">
            <text:p>N/A</text:p>
          </table:table-cell>
          <table:table-cell table:style-name="ce17" table:formula="of:=IF([.A87]=&quot;N/A&quot;;&quot;N/A&quot;;1-[.K87]/[.G87])" office:value-type="string" office:string-value="N/A">
            <text:p>N/A</text:p>
          </table:table-cell>
          <table:table-cell table:style-name="ce17" table:formula="of:=IF([.A87]=&quot;N/A&quot;;&quot;N/A&quot;;IF([.N87]=1;1-([.G87]-1)/[.G87];[.I86]))" office:value-type="string" office:string-value="N/A">
            <text:p>N/A</text:p>
          </table:table-cell>
          <table:table-cell table:style-name="ce30" table:formula="of:=IF([.A87]=&quot;N/A&quot;;&quot;N/A&quot;;IF([.J86]=[.F86];[.E86];IF([.N87]=1;[.E87]+[.G87]*[.H86];[.J86]+1)))" office:value-type="string" office:string-value="N/A">
            <text:p>N/A</text:p>
          </table:table-cell>
          <table:table-cell table:style-name="ce35" table:formula="of:=IF([.A87]=&quot;N/A&quot;;&quot;N/A&quot;;[.F87]-[.J87])" office:value-type="string" office:string-value="N/A">
            <text:p>N/A</text:p>
          </table:table-cell>
          <table:table-cell table:style-name="ce17" table:formula="of:=IF([.A87]=&quot;N/A&quot;;&quot;N/A&quot;;IF([.N87]=1;[.D87]+1;[.L86]))" office:value-type="string" office:string-value="N/A">
            <text:p>N/A</text:p>
          </table:table-cell>
          <table:table-cell table:style-name="ce17" table:formula="of:=IF([.A87]=&quot;N/A&quot;;&quot;N/A&quot;;IF([.N87]=1;[.K87]+1;[.M86]))" office:value-type="string" office:string-value="N/A">
            <text:p>N/A</text:p>
          </table:table-cell>
          <table:table-cell table:style-name="ce17" table:formula="of:=IF([.A87]=&quot;N/A&quot;;&quot;N/A&quot;;OR([.E87]&lt;&gt;[.E86];[.F87]&lt;&gt;[.F86]))" office:value-type="string" office:string-value="N/A">
            <text:p>N/A</text:p>
          </table:table-cell>
          <table:table-cell table:style-name="ce41" table:formula="of:=IF([.A87]=&quot;N/A&quot;;&quot;N/A&quot;;IF([.N87]=1;[.K87];IF([.J86]=[.F86];[.K87];[.O86]-1)))" office:value-type="string" office:string-value="N/A">
            <text:p>N/A</text:p>
          </table:table-cell>
          <table:table-cell table:style-name="ce45" table:formula="of:=IF([.A87]=&quot;N/A&quot;;&quot;N/A&quot;;IF([.N87]=1;[.L87]/[.M87]*1000;[.P86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86]=0;[.A87]=&quot;N/A&quot;);&quot;N/A&quot;;[.A87]+1)" office:value-type="string" office:string-value="N/A">
            <text:p>N/A</text:p>
          </table:table-cell>
          <table:table-cell table:style-name="ce17" table:formula="of:=IF([.A88]=&quot;N/A&quot;;&quot;N/A&quot;;[.B87]+[.P87])" office:value-type="string" office:string-value="N/A">
            <text:p>N/A</text:p>
          </table:table-cell>
          <table:table-cell table:style-name="ce17" table:formula="of:=IF([.A88]=&quot;N/A&quot;;&quot;N/A&quot;;IF([.N88]=1;[.D87];[.C87]))" office:value-type="string" office:string-value="N/A">
            <text:p>N/A</text:p>
          </table:table-cell>
          <table:table-cell table:style-name="ce17" table:formula="of:=IF([.A88]=&quot;N/A&quot;;&quot;N/A&quot;;IF([.D87]=0;CTWR_Remaining;[.D87]-CTWR_Remaining/[.G87]))" office:value-type="string" office:string-value="N/A">
            <text:p>N/A</text:p>
          </table:table-cell>
          <table:table-cell table:style-name="ce24" table:formula="of:=IF([.A88]=&quot;N/A&quot;;&quot;N/A&quot;;[.E87])" office:value-type="string" office:string-value="N/A">
            <text:p>N/A</text:p>
          </table:table-cell>
          <table:table-cell table:style-name="ce26" table:formula="of:=IF([.A88]=&quot;N/A&quot;;&quot;N/A&quot;;[.F87])" office:value-type="string" office:string-value="N/A">
            <text:p>N/A</text:p>
          </table:table-cell>
          <table:table-cell table:style-name="ce17" table:formula="of:=IF([.A88]=&quot;N/A&quot;;&quot;N/A&quot;;[.F88]-[.E88])" office:value-type="string" office:string-value="N/A">
            <text:p>N/A</text:p>
          </table:table-cell>
          <table:table-cell table:style-name="ce17" table:formula="of:=IF([.A88]=&quot;N/A&quot;;&quot;N/A&quot;;1-[.K88]/[.G88])" office:value-type="string" office:string-value="N/A">
            <text:p>N/A</text:p>
          </table:table-cell>
          <table:table-cell table:style-name="ce17" table:formula="of:=IF([.A88]=&quot;N/A&quot;;&quot;N/A&quot;;IF([.N88]=1;1-([.G88]-1)/[.G88];[.I87]))" office:value-type="string" office:string-value="N/A">
            <text:p>N/A</text:p>
          </table:table-cell>
          <table:table-cell table:style-name="ce30" table:formula="of:=IF([.A88]=&quot;N/A&quot;;&quot;N/A&quot;;IF([.J87]=[.F87];[.E87];IF([.N88]=1;[.E88]+[.G88]*[.H87];[.J87]+1)))" office:value-type="string" office:string-value="N/A">
            <text:p>N/A</text:p>
          </table:table-cell>
          <table:table-cell table:style-name="ce35" table:formula="of:=IF([.A88]=&quot;N/A&quot;;&quot;N/A&quot;;[.F88]-[.J88])" office:value-type="string" office:string-value="N/A">
            <text:p>N/A</text:p>
          </table:table-cell>
          <table:table-cell table:style-name="ce17" table:formula="of:=IF([.A88]=&quot;N/A&quot;;&quot;N/A&quot;;IF([.N88]=1;[.D88]+1;[.L87]))" office:value-type="string" office:string-value="N/A">
            <text:p>N/A</text:p>
          </table:table-cell>
          <table:table-cell table:style-name="ce17" table:formula="of:=IF([.A88]=&quot;N/A&quot;;&quot;N/A&quot;;IF([.N88]=1;[.K88]+1;[.M87]))" office:value-type="string" office:string-value="N/A">
            <text:p>N/A</text:p>
          </table:table-cell>
          <table:table-cell table:style-name="ce17" table:formula="of:=IF([.A88]=&quot;N/A&quot;;&quot;N/A&quot;;OR([.E88]&lt;&gt;[.E87];[.F88]&lt;&gt;[.F87]))" office:value-type="string" office:string-value="N/A">
            <text:p>N/A</text:p>
          </table:table-cell>
          <table:table-cell table:style-name="ce41" table:formula="of:=IF([.A88]=&quot;N/A&quot;;&quot;N/A&quot;;IF([.N88]=1;[.K88];IF([.J87]=[.F87];[.K88];[.O87]-1)))" office:value-type="string" office:string-value="N/A">
            <text:p>N/A</text:p>
          </table:table-cell>
          <table:table-cell table:style-name="ce45" table:formula="of:=IF([.A88]=&quot;N/A&quot;;&quot;N/A&quot;;IF([.N88]=1;[.L88]/[.M88]*1000;[.P87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87]=0;[.A88]=&quot;N/A&quot;);&quot;N/A&quot;;[.A88]+1)" office:value-type="string" office:string-value="N/A">
            <text:p>N/A</text:p>
          </table:table-cell>
          <table:table-cell table:style-name="ce17" table:formula="of:=IF([.A89]=&quot;N/A&quot;;&quot;N/A&quot;;[.B88]+[.P88])" office:value-type="string" office:string-value="N/A">
            <text:p>N/A</text:p>
          </table:table-cell>
          <table:table-cell table:style-name="ce17" table:formula="of:=IF([.A89]=&quot;N/A&quot;;&quot;N/A&quot;;IF([.N89]=1;[.D88];[.C88]))" office:value-type="string" office:string-value="N/A">
            <text:p>N/A</text:p>
          </table:table-cell>
          <table:table-cell table:style-name="ce17" table:formula="of:=IF([.A89]=&quot;N/A&quot;;&quot;N/A&quot;;IF([.D88]=0;CTWR_Remaining;[.D88]-CTWR_Remaining/[.G88]))" office:value-type="string" office:string-value="N/A">
            <text:p>N/A</text:p>
          </table:table-cell>
          <table:table-cell table:style-name="ce24" table:formula="of:=IF([.A89]=&quot;N/A&quot;;&quot;N/A&quot;;[.E88])" office:value-type="string" office:string-value="N/A">
            <text:p>N/A</text:p>
          </table:table-cell>
          <table:table-cell table:style-name="ce26" table:formula="of:=IF([.A89]=&quot;N/A&quot;;&quot;N/A&quot;;[.F88])" office:value-type="string" office:string-value="N/A">
            <text:p>N/A</text:p>
          </table:table-cell>
          <table:table-cell table:style-name="ce17" table:formula="of:=IF([.A89]=&quot;N/A&quot;;&quot;N/A&quot;;[.F89]-[.E89])" office:value-type="string" office:string-value="N/A">
            <text:p>N/A</text:p>
          </table:table-cell>
          <table:table-cell table:style-name="ce17" table:formula="of:=IF([.A89]=&quot;N/A&quot;;&quot;N/A&quot;;1-[.K89]/[.G89])" office:value-type="string" office:string-value="N/A">
            <text:p>N/A</text:p>
          </table:table-cell>
          <table:table-cell table:style-name="ce17" table:formula="of:=IF([.A89]=&quot;N/A&quot;;&quot;N/A&quot;;IF([.N89]=1;1-([.G89]-1)/[.G89];[.I88]))" office:value-type="string" office:string-value="N/A">
            <text:p>N/A</text:p>
          </table:table-cell>
          <table:table-cell table:style-name="ce30" table:formula="of:=IF([.A89]=&quot;N/A&quot;;&quot;N/A&quot;;IF([.J88]=[.F88];[.E88];IF([.N89]=1;[.E89]+[.G89]*[.H88];[.J88]+1)))" office:value-type="string" office:string-value="N/A">
            <text:p>N/A</text:p>
          </table:table-cell>
          <table:table-cell table:style-name="ce35" table:formula="of:=IF([.A89]=&quot;N/A&quot;;&quot;N/A&quot;;[.F89]-[.J89])" office:value-type="string" office:string-value="N/A">
            <text:p>N/A</text:p>
          </table:table-cell>
          <table:table-cell table:style-name="ce17" table:formula="of:=IF([.A89]=&quot;N/A&quot;;&quot;N/A&quot;;IF([.N89]=1;[.D89]+1;[.L88]))" office:value-type="string" office:string-value="N/A">
            <text:p>N/A</text:p>
          </table:table-cell>
          <table:table-cell table:style-name="ce17" table:formula="of:=IF([.A89]=&quot;N/A&quot;;&quot;N/A&quot;;IF([.N89]=1;[.K89]+1;[.M88]))" office:value-type="string" office:string-value="N/A">
            <text:p>N/A</text:p>
          </table:table-cell>
          <table:table-cell table:style-name="ce17" table:formula="of:=IF([.A89]=&quot;N/A&quot;;&quot;N/A&quot;;OR([.E89]&lt;&gt;[.E88];[.F89]&lt;&gt;[.F88]))" office:value-type="string" office:string-value="N/A">
            <text:p>N/A</text:p>
          </table:table-cell>
          <table:table-cell table:style-name="ce41" table:formula="of:=IF([.A89]=&quot;N/A&quot;;&quot;N/A&quot;;IF([.N89]=1;[.K89];IF([.J88]=[.F88];[.K89];[.O88]-1)))" office:value-type="string" office:string-value="N/A">
            <text:p>N/A</text:p>
          </table:table-cell>
          <table:table-cell table:style-name="ce45" table:formula="of:=IF([.A89]=&quot;N/A&quot;;&quot;N/A&quot;;IF([.N89]=1;[.L89]/[.M89]*1000;[.P88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88]=0;[.A89]=&quot;N/A&quot;);&quot;N/A&quot;;[.A89]+1)" office:value-type="string" office:string-value="N/A">
            <text:p>N/A</text:p>
          </table:table-cell>
          <table:table-cell table:style-name="ce17" table:formula="of:=IF([.A90]=&quot;N/A&quot;;&quot;N/A&quot;;[.B89]+[.P89])" office:value-type="string" office:string-value="N/A">
            <text:p>N/A</text:p>
          </table:table-cell>
          <table:table-cell table:style-name="ce17" table:formula="of:=IF([.A90]=&quot;N/A&quot;;&quot;N/A&quot;;IF([.N90]=1;[.D89];[.C89]))" office:value-type="string" office:string-value="N/A">
            <text:p>N/A</text:p>
          </table:table-cell>
          <table:table-cell table:style-name="ce17" table:formula="of:=IF([.A90]=&quot;N/A&quot;;&quot;N/A&quot;;IF([.D89]=0;CTWR_Remaining;[.D89]-CTWR_Remaining/[.G89]))" office:value-type="string" office:string-value="N/A">
            <text:p>N/A</text:p>
          </table:table-cell>
          <table:table-cell table:style-name="ce24" table:formula="of:=IF([.A90]=&quot;N/A&quot;;&quot;N/A&quot;;[.E89])" office:value-type="string" office:string-value="N/A">
            <text:p>N/A</text:p>
          </table:table-cell>
          <table:table-cell table:style-name="ce26" table:formula="of:=IF([.A90]=&quot;N/A&quot;;&quot;N/A&quot;;[.F89])" office:value-type="string" office:string-value="N/A">
            <text:p>N/A</text:p>
          </table:table-cell>
          <table:table-cell table:style-name="ce17" table:formula="of:=IF([.A90]=&quot;N/A&quot;;&quot;N/A&quot;;[.F90]-[.E90])" office:value-type="string" office:string-value="N/A">
            <text:p>N/A</text:p>
          </table:table-cell>
          <table:table-cell table:style-name="ce17" table:formula="of:=IF([.A90]=&quot;N/A&quot;;&quot;N/A&quot;;1-[.K90]/[.G90])" office:value-type="string" office:string-value="N/A">
            <text:p>N/A</text:p>
          </table:table-cell>
          <table:table-cell table:style-name="ce17" table:formula="of:=IF([.A90]=&quot;N/A&quot;;&quot;N/A&quot;;IF([.N90]=1;1-([.G90]-1)/[.G90];[.I89]))" office:value-type="string" office:string-value="N/A">
            <text:p>N/A</text:p>
          </table:table-cell>
          <table:table-cell table:style-name="ce30" table:formula="of:=IF([.A90]=&quot;N/A&quot;;&quot;N/A&quot;;IF([.J89]=[.F89];[.E89];IF([.N90]=1;[.E90]+[.G90]*[.H89];[.J89]+1)))" office:value-type="string" office:string-value="N/A">
            <text:p>N/A</text:p>
          </table:table-cell>
          <table:table-cell table:style-name="ce35" table:formula="of:=IF([.A90]=&quot;N/A&quot;;&quot;N/A&quot;;[.F90]-[.J90])" office:value-type="string" office:string-value="N/A">
            <text:p>N/A</text:p>
          </table:table-cell>
          <table:table-cell table:style-name="ce17" table:formula="of:=IF([.A90]=&quot;N/A&quot;;&quot;N/A&quot;;IF([.N90]=1;[.D90]+1;[.L89]))" office:value-type="string" office:string-value="N/A">
            <text:p>N/A</text:p>
          </table:table-cell>
          <table:table-cell table:style-name="ce17" table:formula="of:=IF([.A90]=&quot;N/A&quot;;&quot;N/A&quot;;IF([.N90]=1;[.K90]+1;[.M89]))" office:value-type="string" office:string-value="N/A">
            <text:p>N/A</text:p>
          </table:table-cell>
          <table:table-cell table:style-name="ce17" table:formula="of:=IF([.A90]=&quot;N/A&quot;;&quot;N/A&quot;;OR([.E90]&lt;&gt;[.E89];[.F90]&lt;&gt;[.F89]))" office:value-type="string" office:string-value="N/A">
            <text:p>N/A</text:p>
          </table:table-cell>
          <table:table-cell table:style-name="ce41" table:formula="of:=IF([.A90]=&quot;N/A&quot;;&quot;N/A&quot;;IF([.N90]=1;[.K90];IF([.J89]=[.F89];[.K90];[.O89]-1)))" office:value-type="string" office:string-value="N/A">
            <text:p>N/A</text:p>
          </table:table-cell>
          <table:table-cell table:style-name="ce45" table:formula="of:=IF([.A90]=&quot;N/A&quot;;&quot;N/A&quot;;IF([.N90]=1;[.L90]/[.M90]*1000;[.P89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89]=0;[.A90]=&quot;N/A&quot;);&quot;N/A&quot;;[.A90]+1)" office:value-type="string" office:string-value="N/A">
            <text:p>N/A</text:p>
          </table:table-cell>
          <table:table-cell table:style-name="ce17" table:formula="of:=IF([.A91]=&quot;N/A&quot;;&quot;N/A&quot;;[.B90]+[.P90])" office:value-type="string" office:string-value="N/A">
            <text:p>N/A</text:p>
          </table:table-cell>
          <table:table-cell table:style-name="ce17" table:formula="of:=IF([.A91]=&quot;N/A&quot;;&quot;N/A&quot;;IF([.N91]=1;[.D90];[.C90]))" office:value-type="string" office:string-value="N/A">
            <text:p>N/A</text:p>
          </table:table-cell>
          <table:table-cell table:style-name="ce17" table:formula="of:=IF([.A91]=&quot;N/A&quot;;&quot;N/A&quot;;IF([.D90]=0;CTWR_Remaining;[.D90]-CTWR_Remaining/[.G90]))" office:value-type="string" office:string-value="N/A">
            <text:p>N/A</text:p>
          </table:table-cell>
          <table:table-cell table:style-name="ce24" table:formula="of:=IF([.A91]=&quot;N/A&quot;;&quot;N/A&quot;;[.E90])" office:value-type="string" office:string-value="N/A">
            <text:p>N/A</text:p>
          </table:table-cell>
          <table:table-cell table:style-name="ce26" table:formula="of:=IF([.A91]=&quot;N/A&quot;;&quot;N/A&quot;;[.F90])" office:value-type="string" office:string-value="N/A">
            <text:p>N/A</text:p>
          </table:table-cell>
          <table:table-cell table:style-name="ce17" table:formula="of:=IF([.A91]=&quot;N/A&quot;;&quot;N/A&quot;;[.F91]-[.E91])" office:value-type="string" office:string-value="N/A">
            <text:p>N/A</text:p>
          </table:table-cell>
          <table:table-cell table:style-name="ce17" table:formula="of:=IF([.A91]=&quot;N/A&quot;;&quot;N/A&quot;;1-[.K91]/[.G91])" office:value-type="string" office:string-value="N/A">
            <text:p>N/A</text:p>
          </table:table-cell>
          <table:table-cell table:style-name="ce17" table:formula="of:=IF([.A91]=&quot;N/A&quot;;&quot;N/A&quot;;IF([.N91]=1;1-([.G91]-1)/[.G91];[.I90]))" office:value-type="string" office:string-value="N/A">
            <text:p>N/A</text:p>
          </table:table-cell>
          <table:table-cell table:style-name="ce30" table:formula="of:=IF([.A91]=&quot;N/A&quot;;&quot;N/A&quot;;IF([.J90]=[.F90];[.E90];IF([.N91]=1;[.E91]+[.G91]*[.H90];[.J90]+1)))" office:value-type="string" office:string-value="N/A">
            <text:p>N/A</text:p>
          </table:table-cell>
          <table:table-cell table:style-name="ce35" table:formula="of:=IF([.A91]=&quot;N/A&quot;;&quot;N/A&quot;;[.F91]-[.J91])" office:value-type="string" office:string-value="N/A">
            <text:p>N/A</text:p>
          </table:table-cell>
          <table:table-cell table:style-name="ce17" table:formula="of:=IF([.A91]=&quot;N/A&quot;;&quot;N/A&quot;;IF([.N91]=1;[.D91]+1;[.L90]))" office:value-type="string" office:string-value="N/A">
            <text:p>N/A</text:p>
          </table:table-cell>
          <table:table-cell table:style-name="ce17" table:formula="of:=IF([.A91]=&quot;N/A&quot;;&quot;N/A&quot;;IF([.N91]=1;[.K91]+1;[.M90]))" office:value-type="string" office:string-value="N/A">
            <text:p>N/A</text:p>
          </table:table-cell>
          <table:table-cell table:style-name="ce17" table:formula="of:=IF([.A91]=&quot;N/A&quot;;&quot;N/A&quot;;OR([.E91]&lt;&gt;[.E90];[.F91]&lt;&gt;[.F90]))" office:value-type="string" office:string-value="N/A">
            <text:p>N/A</text:p>
          </table:table-cell>
          <table:table-cell table:style-name="ce41" table:formula="of:=IF([.A91]=&quot;N/A&quot;;&quot;N/A&quot;;IF([.N91]=1;[.K91];IF([.J90]=[.F90];[.K91];[.O90]-1)))" office:value-type="string" office:string-value="N/A">
            <text:p>N/A</text:p>
          </table:table-cell>
          <table:table-cell table:style-name="ce45" table:formula="of:=IF([.A91]=&quot;N/A&quot;;&quot;N/A&quot;;IF([.N91]=1;[.L91]/[.M91]*1000;[.P90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90]=0;[.A91]=&quot;N/A&quot;);&quot;N/A&quot;;[.A91]+1)" office:value-type="string" office:string-value="N/A">
            <text:p>N/A</text:p>
          </table:table-cell>
          <table:table-cell table:style-name="ce17" table:formula="of:=IF([.A92]=&quot;N/A&quot;;&quot;N/A&quot;;[.B91]+[.P91])" office:value-type="string" office:string-value="N/A">
            <text:p>N/A</text:p>
          </table:table-cell>
          <table:table-cell table:style-name="ce17" table:formula="of:=IF([.A92]=&quot;N/A&quot;;&quot;N/A&quot;;IF([.N92]=1;[.D91];[.C91]))" office:value-type="string" office:string-value="N/A">
            <text:p>N/A</text:p>
          </table:table-cell>
          <table:table-cell table:style-name="ce17" table:formula="of:=IF([.A92]=&quot;N/A&quot;;&quot;N/A&quot;;IF([.D91]=0;CTWR_Remaining;[.D91]-CTWR_Remaining/[.G91]))" office:value-type="string" office:string-value="N/A">
            <text:p>N/A</text:p>
          </table:table-cell>
          <table:table-cell table:style-name="ce24" table:formula="of:=IF([.A92]=&quot;N/A&quot;;&quot;N/A&quot;;[.E91])" office:value-type="string" office:string-value="N/A">
            <text:p>N/A</text:p>
          </table:table-cell>
          <table:table-cell table:style-name="ce26" table:formula="of:=IF([.A92]=&quot;N/A&quot;;&quot;N/A&quot;;[.F91])" office:value-type="string" office:string-value="N/A">
            <text:p>N/A</text:p>
          </table:table-cell>
          <table:table-cell table:style-name="ce17" table:formula="of:=IF([.A92]=&quot;N/A&quot;;&quot;N/A&quot;;[.F92]-[.E92])" office:value-type="string" office:string-value="N/A">
            <text:p>N/A</text:p>
          </table:table-cell>
          <table:table-cell table:style-name="ce17" table:formula="of:=IF([.A92]=&quot;N/A&quot;;&quot;N/A&quot;;1-[.K92]/[.G92])" office:value-type="string" office:string-value="N/A">
            <text:p>N/A</text:p>
          </table:table-cell>
          <table:table-cell table:style-name="ce17" table:formula="of:=IF([.A92]=&quot;N/A&quot;;&quot;N/A&quot;;IF([.N92]=1;1-([.G92]-1)/[.G92];[.I91]))" office:value-type="string" office:string-value="N/A">
            <text:p>N/A</text:p>
          </table:table-cell>
          <table:table-cell table:style-name="ce30" table:formula="of:=IF([.A92]=&quot;N/A&quot;;&quot;N/A&quot;;IF([.J91]=[.F91];[.E91];IF([.N92]=1;[.E92]+[.G92]*[.H91];[.J91]+1)))" office:value-type="string" office:string-value="N/A">
            <text:p>N/A</text:p>
          </table:table-cell>
          <table:table-cell table:style-name="ce35" table:formula="of:=IF([.A92]=&quot;N/A&quot;;&quot;N/A&quot;;[.F92]-[.J92])" office:value-type="string" office:string-value="N/A">
            <text:p>N/A</text:p>
          </table:table-cell>
          <table:table-cell table:style-name="ce17" table:formula="of:=IF([.A92]=&quot;N/A&quot;;&quot;N/A&quot;;IF([.N92]=1;[.D92]+1;[.L91]))" office:value-type="string" office:string-value="N/A">
            <text:p>N/A</text:p>
          </table:table-cell>
          <table:table-cell table:style-name="ce17" table:formula="of:=IF([.A92]=&quot;N/A&quot;;&quot;N/A&quot;;IF([.N92]=1;[.K92]+1;[.M91]))" office:value-type="string" office:string-value="N/A">
            <text:p>N/A</text:p>
          </table:table-cell>
          <table:table-cell table:style-name="ce17" table:formula="of:=IF([.A92]=&quot;N/A&quot;;&quot;N/A&quot;;OR([.E92]&lt;&gt;[.E91];[.F92]&lt;&gt;[.F91]))" office:value-type="string" office:string-value="N/A">
            <text:p>N/A</text:p>
          </table:table-cell>
          <table:table-cell table:style-name="ce41" table:formula="of:=IF([.A92]=&quot;N/A&quot;;&quot;N/A&quot;;IF([.N92]=1;[.K92];IF([.J91]=[.F91];[.K92];[.O91]-1)))" office:value-type="string" office:string-value="N/A">
            <text:p>N/A</text:p>
          </table:table-cell>
          <table:table-cell table:style-name="ce45" table:formula="of:=IF([.A92]=&quot;N/A&quot;;&quot;N/A&quot;;IF([.N92]=1;[.L92]/[.M92]*1000;[.P91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91]=0;[.A92]=&quot;N/A&quot;);&quot;N/A&quot;;[.A92]+1)" office:value-type="string" office:string-value="N/A">
            <text:p>N/A</text:p>
          </table:table-cell>
          <table:table-cell table:style-name="ce17" table:formula="of:=IF([.A93]=&quot;N/A&quot;;&quot;N/A&quot;;[.B92]+[.P92])" office:value-type="string" office:string-value="N/A">
            <text:p>N/A</text:p>
          </table:table-cell>
          <table:table-cell table:style-name="ce17" table:formula="of:=IF([.A93]=&quot;N/A&quot;;&quot;N/A&quot;;IF([.N93]=1;[.D92];[.C92]))" office:value-type="string" office:string-value="N/A">
            <text:p>N/A</text:p>
          </table:table-cell>
          <table:table-cell table:style-name="ce17" table:formula="of:=IF([.A93]=&quot;N/A&quot;;&quot;N/A&quot;;IF([.D92]=0;CTWR_Remaining;[.D92]-CTWR_Remaining/[.G92]))" office:value-type="string" office:string-value="N/A">
            <text:p>N/A</text:p>
          </table:table-cell>
          <table:table-cell table:style-name="ce24" table:formula="of:=IF([.A93]=&quot;N/A&quot;;&quot;N/A&quot;;[.E92])" office:value-type="string" office:string-value="N/A">
            <text:p>N/A</text:p>
          </table:table-cell>
          <table:table-cell table:style-name="ce26" table:formula="of:=IF([.A93]=&quot;N/A&quot;;&quot;N/A&quot;;[.F92])" office:value-type="string" office:string-value="N/A">
            <text:p>N/A</text:p>
          </table:table-cell>
          <table:table-cell table:style-name="ce17" table:formula="of:=IF([.A93]=&quot;N/A&quot;;&quot;N/A&quot;;[.F93]-[.E93])" office:value-type="string" office:string-value="N/A">
            <text:p>N/A</text:p>
          </table:table-cell>
          <table:table-cell table:style-name="ce17" table:formula="of:=IF([.A93]=&quot;N/A&quot;;&quot;N/A&quot;;1-[.K93]/[.G93])" office:value-type="string" office:string-value="N/A">
            <text:p>N/A</text:p>
          </table:table-cell>
          <table:table-cell table:style-name="ce17" table:formula="of:=IF([.A93]=&quot;N/A&quot;;&quot;N/A&quot;;IF([.N93]=1;1-([.G93]-1)/[.G93];[.I92]))" office:value-type="string" office:string-value="N/A">
            <text:p>N/A</text:p>
          </table:table-cell>
          <table:table-cell table:style-name="ce30" table:formula="of:=IF([.A93]=&quot;N/A&quot;;&quot;N/A&quot;;IF([.J92]=[.F92];[.E92];IF([.N93]=1;[.E93]+[.G93]*[.H92];[.J92]+1)))" office:value-type="string" office:string-value="N/A">
            <text:p>N/A</text:p>
          </table:table-cell>
          <table:table-cell table:style-name="ce35" table:formula="of:=IF([.A93]=&quot;N/A&quot;;&quot;N/A&quot;;[.F93]-[.J93])" office:value-type="string" office:string-value="N/A">
            <text:p>N/A</text:p>
          </table:table-cell>
          <table:table-cell table:style-name="ce17" table:formula="of:=IF([.A93]=&quot;N/A&quot;;&quot;N/A&quot;;IF([.N93]=1;[.D93]+1;[.L92]))" office:value-type="string" office:string-value="N/A">
            <text:p>N/A</text:p>
          </table:table-cell>
          <table:table-cell table:style-name="ce17" table:formula="of:=IF([.A93]=&quot;N/A&quot;;&quot;N/A&quot;;IF([.N93]=1;[.K93]+1;[.M92]))" office:value-type="string" office:string-value="N/A">
            <text:p>N/A</text:p>
          </table:table-cell>
          <table:table-cell table:style-name="ce17" table:formula="of:=IF([.A93]=&quot;N/A&quot;;&quot;N/A&quot;;OR([.E93]&lt;&gt;[.E92];[.F93]&lt;&gt;[.F92]))" office:value-type="string" office:string-value="N/A">
            <text:p>N/A</text:p>
          </table:table-cell>
          <table:table-cell table:style-name="ce41" table:formula="of:=IF([.A93]=&quot;N/A&quot;;&quot;N/A&quot;;IF([.N93]=1;[.K93];IF([.J92]=[.F92];[.K93];[.O92]-1)))" office:value-type="string" office:string-value="N/A">
            <text:p>N/A</text:p>
          </table:table-cell>
          <table:table-cell table:style-name="ce45" table:formula="of:=IF([.A93]=&quot;N/A&quot;;&quot;N/A&quot;;IF([.N93]=1;[.L93]/[.M93]*1000;[.P92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92]=0;[.A93]=&quot;N/A&quot;);&quot;N/A&quot;;[.A93]+1)" office:value-type="string" office:string-value="N/A">
            <text:p>N/A</text:p>
          </table:table-cell>
          <table:table-cell table:style-name="ce17" table:formula="of:=IF([.A94]=&quot;N/A&quot;;&quot;N/A&quot;;[.B93]+[.P93])" office:value-type="string" office:string-value="N/A">
            <text:p>N/A</text:p>
          </table:table-cell>
          <table:table-cell table:style-name="ce17" table:formula="of:=IF([.A94]=&quot;N/A&quot;;&quot;N/A&quot;;IF([.N94]=1;[.D93];[.C93]))" office:value-type="string" office:string-value="N/A">
            <text:p>N/A</text:p>
          </table:table-cell>
          <table:table-cell table:style-name="ce17" table:formula="of:=IF([.A94]=&quot;N/A&quot;;&quot;N/A&quot;;IF([.D93]=0;CTWR_Remaining;[.D93]-CTWR_Remaining/[.G93]))" office:value-type="string" office:string-value="N/A">
            <text:p>N/A</text:p>
          </table:table-cell>
          <table:table-cell table:style-name="ce24" table:formula="of:=IF([.A94]=&quot;N/A&quot;;&quot;N/A&quot;;[.E93])" office:value-type="string" office:string-value="N/A">
            <text:p>N/A</text:p>
          </table:table-cell>
          <table:table-cell table:style-name="ce26" table:formula="of:=IF([.A94]=&quot;N/A&quot;;&quot;N/A&quot;;[.F93])" office:value-type="string" office:string-value="N/A">
            <text:p>N/A</text:p>
          </table:table-cell>
          <table:table-cell table:style-name="ce17" table:formula="of:=IF([.A94]=&quot;N/A&quot;;&quot;N/A&quot;;[.F94]-[.E94])" office:value-type="string" office:string-value="N/A">
            <text:p>N/A</text:p>
          </table:table-cell>
          <table:table-cell table:style-name="ce17" table:formula="of:=IF([.A94]=&quot;N/A&quot;;&quot;N/A&quot;;1-[.K94]/[.G94])" office:value-type="string" office:string-value="N/A">
            <text:p>N/A</text:p>
          </table:table-cell>
          <table:table-cell table:style-name="ce17" table:formula="of:=IF([.A94]=&quot;N/A&quot;;&quot;N/A&quot;;IF([.N94]=1;1-([.G94]-1)/[.G94];[.I93]))" office:value-type="string" office:string-value="N/A">
            <text:p>N/A</text:p>
          </table:table-cell>
          <table:table-cell table:style-name="ce30" table:formula="of:=IF([.A94]=&quot;N/A&quot;;&quot;N/A&quot;;IF([.J93]=[.F93];[.E93];IF([.N94]=1;[.E94]+[.G94]*[.H93];[.J93]+1)))" office:value-type="string" office:string-value="N/A">
            <text:p>N/A</text:p>
          </table:table-cell>
          <table:table-cell table:style-name="ce35" table:formula="of:=IF([.A94]=&quot;N/A&quot;;&quot;N/A&quot;;[.F94]-[.J94])" office:value-type="string" office:string-value="N/A">
            <text:p>N/A</text:p>
          </table:table-cell>
          <table:table-cell table:style-name="ce17" table:formula="of:=IF([.A94]=&quot;N/A&quot;;&quot;N/A&quot;;IF([.N94]=1;[.D94]+1;[.L93]))" office:value-type="string" office:string-value="N/A">
            <text:p>N/A</text:p>
          </table:table-cell>
          <table:table-cell table:style-name="ce17" table:formula="of:=IF([.A94]=&quot;N/A&quot;;&quot;N/A&quot;;IF([.N94]=1;[.K94]+1;[.M93]))" office:value-type="string" office:string-value="N/A">
            <text:p>N/A</text:p>
          </table:table-cell>
          <table:table-cell table:style-name="ce17" table:formula="of:=IF([.A94]=&quot;N/A&quot;;&quot;N/A&quot;;OR([.E94]&lt;&gt;[.E93];[.F94]&lt;&gt;[.F93]))" office:value-type="string" office:string-value="N/A">
            <text:p>N/A</text:p>
          </table:table-cell>
          <table:table-cell table:style-name="ce41" table:formula="of:=IF([.A94]=&quot;N/A&quot;;&quot;N/A&quot;;IF([.N94]=1;[.K94];IF([.J93]=[.F93];[.K94];[.O93]-1)))" office:value-type="string" office:string-value="N/A">
            <text:p>N/A</text:p>
          </table:table-cell>
          <table:table-cell table:style-name="ce45" table:formula="of:=IF([.A94]=&quot;N/A&quot;;&quot;N/A&quot;;IF([.N94]=1;[.L94]/[.M94]*1000;[.P93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93]=0;[.A94]=&quot;N/A&quot;);&quot;N/A&quot;;[.A94]+1)" office:value-type="string" office:string-value="N/A">
            <text:p>N/A</text:p>
          </table:table-cell>
          <table:table-cell table:style-name="ce17" table:formula="of:=IF([.A95]=&quot;N/A&quot;;&quot;N/A&quot;;[.B94]+[.P94])" office:value-type="string" office:string-value="N/A">
            <text:p>N/A</text:p>
          </table:table-cell>
          <table:table-cell table:style-name="ce17" table:formula="of:=IF([.A95]=&quot;N/A&quot;;&quot;N/A&quot;;IF([.N95]=1;[.D94];[.C94]))" office:value-type="string" office:string-value="N/A">
            <text:p>N/A</text:p>
          </table:table-cell>
          <table:table-cell table:style-name="ce17" table:formula="of:=IF([.A95]=&quot;N/A&quot;;&quot;N/A&quot;;IF([.D94]=0;CTWR_Remaining;[.D94]-CTWR_Remaining/[.G94]))" office:value-type="string" office:string-value="N/A">
            <text:p>N/A</text:p>
          </table:table-cell>
          <table:table-cell table:style-name="ce24" table:formula="of:=IF([.A95]=&quot;N/A&quot;;&quot;N/A&quot;;[.E94])" office:value-type="string" office:string-value="N/A">
            <text:p>N/A</text:p>
          </table:table-cell>
          <table:table-cell table:style-name="ce26" table:formula="of:=IF([.A95]=&quot;N/A&quot;;&quot;N/A&quot;;[.F94])" office:value-type="string" office:string-value="N/A">
            <text:p>N/A</text:p>
          </table:table-cell>
          <table:table-cell table:style-name="ce17" table:formula="of:=IF([.A95]=&quot;N/A&quot;;&quot;N/A&quot;;[.F95]-[.E95])" office:value-type="string" office:string-value="N/A">
            <text:p>N/A</text:p>
          </table:table-cell>
          <table:table-cell table:style-name="ce17" table:formula="of:=IF([.A95]=&quot;N/A&quot;;&quot;N/A&quot;;1-[.K95]/[.G95])" office:value-type="string" office:string-value="N/A">
            <text:p>N/A</text:p>
          </table:table-cell>
          <table:table-cell table:style-name="ce17" table:formula="of:=IF([.A95]=&quot;N/A&quot;;&quot;N/A&quot;;IF([.N95]=1;1-([.G95]-1)/[.G95];[.I94]))" office:value-type="string" office:string-value="N/A">
            <text:p>N/A</text:p>
          </table:table-cell>
          <table:table-cell table:style-name="ce30" table:formula="of:=IF([.A95]=&quot;N/A&quot;;&quot;N/A&quot;;IF([.J94]=[.F94];[.E94];IF([.N95]=1;[.E95]+[.G95]*[.H94];[.J94]+1)))" office:value-type="string" office:string-value="N/A">
            <text:p>N/A</text:p>
          </table:table-cell>
          <table:table-cell table:style-name="ce35" table:formula="of:=IF([.A95]=&quot;N/A&quot;;&quot;N/A&quot;;[.F95]-[.J95])" office:value-type="string" office:string-value="N/A">
            <text:p>N/A</text:p>
          </table:table-cell>
          <table:table-cell table:style-name="ce17" table:formula="of:=IF([.A95]=&quot;N/A&quot;;&quot;N/A&quot;;IF([.N95]=1;[.D95]+1;[.L94]))" office:value-type="string" office:string-value="N/A">
            <text:p>N/A</text:p>
          </table:table-cell>
          <table:table-cell table:style-name="ce17" table:formula="of:=IF([.A95]=&quot;N/A&quot;;&quot;N/A&quot;;IF([.N95]=1;[.K95]+1;[.M94]))" office:value-type="string" office:string-value="N/A">
            <text:p>N/A</text:p>
          </table:table-cell>
          <table:table-cell table:style-name="ce17" table:formula="of:=IF([.A95]=&quot;N/A&quot;;&quot;N/A&quot;;OR([.E95]&lt;&gt;[.E94];[.F95]&lt;&gt;[.F94]))" office:value-type="string" office:string-value="N/A">
            <text:p>N/A</text:p>
          </table:table-cell>
          <table:table-cell table:style-name="ce41" table:formula="of:=IF([.A95]=&quot;N/A&quot;;&quot;N/A&quot;;IF([.N95]=1;[.K95];IF([.J94]=[.F94];[.K95];[.O94]-1)))" office:value-type="string" office:string-value="N/A">
            <text:p>N/A</text:p>
          </table:table-cell>
          <table:table-cell table:style-name="ce45" table:formula="of:=IF([.A95]=&quot;N/A&quot;;&quot;N/A&quot;;IF([.N95]=1;[.L95]/[.M95]*1000;[.P94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94]=0;[.A95]=&quot;N/A&quot;);&quot;N/A&quot;;[.A95]+1)" office:value-type="string" office:string-value="N/A">
            <text:p>N/A</text:p>
          </table:table-cell>
          <table:table-cell table:style-name="ce17" table:formula="of:=IF([.A96]=&quot;N/A&quot;;&quot;N/A&quot;;[.B95]+[.P95])" office:value-type="string" office:string-value="N/A">
            <text:p>N/A</text:p>
          </table:table-cell>
          <table:table-cell table:style-name="ce17" table:formula="of:=IF([.A96]=&quot;N/A&quot;;&quot;N/A&quot;;IF([.N96]=1;[.D95];[.C95]))" office:value-type="string" office:string-value="N/A">
            <text:p>N/A</text:p>
          </table:table-cell>
          <table:table-cell table:style-name="ce17" table:formula="of:=IF([.A96]=&quot;N/A&quot;;&quot;N/A&quot;;IF([.D95]=0;CTWR_Remaining;[.D95]-CTWR_Remaining/[.G95]))" office:value-type="string" office:string-value="N/A">
            <text:p>N/A</text:p>
          </table:table-cell>
          <table:table-cell table:style-name="ce24" table:formula="of:=IF([.A96]=&quot;N/A&quot;;&quot;N/A&quot;;[.E95])" office:value-type="string" office:string-value="N/A">
            <text:p>N/A</text:p>
          </table:table-cell>
          <table:table-cell table:style-name="ce26" table:formula="of:=IF([.A96]=&quot;N/A&quot;;&quot;N/A&quot;;[.F95])" office:value-type="string" office:string-value="N/A">
            <text:p>N/A</text:p>
          </table:table-cell>
          <table:table-cell table:style-name="ce17" table:formula="of:=IF([.A96]=&quot;N/A&quot;;&quot;N/A&quot;;[.F96]-[.E96])" office:value-type="string" office:string-value="N/A">
            <text:p>N/A</text:p>
          </table:table-cell>
          <table:table-cell table:style-name="ce17" table:formula="of:=IF([.A96]=&quot;N/A&quot;;&quot;N/A&quot;;1-[.K96]/[.G96])" office:value-type="string" office:string-value="N/A">
            <text:p>N/A</text:p>
          </table:table-cell>
          <table:table-cell table:style-name="ce17" table:formula="of:=IF([.A96]=&quot;N/A&quot;;&quot;N/A&quot;;IF([.N96]=1;1-([.G96]-1)/[.G96];[.I95]))" office:value-type="string" office:string-value="N/A">
            <text:p>N/A</text:p>
          </table:table-cell>
          <table:table-cell table:style-name="ce30" table:formula="of:=IF([.A96]=&quot;N/A&quot;;&quot;N/A&quot;;IF([.J95]=[.F95];[.E95];IF([.N96]=1;[.E96]+[.G96]*[.H95];[.J95]+1)))" office:value-type="string" office:string-value="N/A">
            <text:p>N/A</text:p>
          </table:table-cell>
          <table:table-cell table:style-name="ce35" table:formula="of:=IF([.A96]=&quot;N/A&quot;;&quot;N/A&quot;;[.F96]-[.J96])" office:value-type="string" office:string-value="N/A">
            <text:p>N/A</text:p>
          </table:table-cell>
          <table:table-cell table:style-name="ce17" table:formula="of:=IF([.A96]=&quot;N/A&quot;;&quot;N/A&quot;;IF([.N96]=1;[.D96]+1;[.L95]))" office:value-type="string" office:string-value="N/A">
            <text:p>N/A</text:p>
          </table:table-cell>
          <table:table-cell table:style-name="ce17" table:formula="of:=IF([.A96]=&quot;N/A&quot;;&quot;N/A&quot;;IF([.N96]=1;[.K96]+1;[.M95]))" office:value-type="string" office:string-value="N/A">
            <text:p>N/A</text:p>
          </table:table-cell>
          <table:table-cell table:style-name="ce17" table:formula="of:=IF([.A96]=&quot;N/A&quot;;&quot;N/A&quot;;OR([.E96]&lt;&gt;[.E95];[.F96]&lt;&gt;[.F95]))" office:value-type="string" office:string-value="N/A">
            <text:p>N/A</text:p>
          </table:table-cell>
          <table:table-cell table:style-name="ce41" table:formula="of:=IF([.A96]=&quot;N/A&quot;;&quot;N/A&quot;;IF([.N96]=1;[.K96];IF([.J95]=[.F95];[.K96];[.O95]-1)))" office:value-type="string" office:string-value="N/A">
            <text:p>N/A</text:p>
          </table:table-cell>
          <table:table-cell table:style-name="ce45" table:formula="of:=IF([.A96]=&quot;N/A&quot;;&quot;N/A&quot;;IF([.N96]=1;[.L96]/[.M96]*1000;[.P95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95]=0;[.A96]=&quot;N/A&quot;);&quot;N/A&quot;;[.A96]+1)" office:value-type="string" office:string-value="N/A">
            <text:p>N/A</text:p>
          </table:table-cell>
          <table:table-cell table:style-name="ce17" table:formula="of:=IF([.A97]=&quot;N/A&quot;;&quot;N/A&quot;;[.B96]+[.P96])" office:value-type="string" office:string-value="N/A">
            <text:p>N/A</text:p>
          </table:table-cell>
          <table:table-cell table:style-name="ce17" table:formula="of:=IF([.A97]=&quot;N/A&quot;;&quot;N/A&quot;;IF([.N97]=1;[.D96];[.C96]))" office:value-type="string" office:string-value="N/A">
            <text:p>N/A</text:p>
          </table:table-cell>
          <table:table-cell table:style-name="ce17" table:formula="of:=IF([.A97]=&quot;N/A&quot;;&quot;N/A&quot;;IF([.D96]=0;CTWR_Remaining;[.D96]-CTWR_Remaining/[.G96]))" office:value-type="string" office:string-value="N/A">
            <text:p>N/A</text:p>
          </table:table-cell>
          <table:table-cell table:style-name="ce24" table:formula="of:=IF([.A97]=&quot;N/A&quot;;&quot;N/A&quot;;[.E96])" office:value-type="string" office:string-value="N/A">
            <text:p>N/A</text:p>
          </table:table-cell>
          <table:table-cell table:style-name="ce26" table:formula="of:=IF([.A97]=&quot;N/A&quot;;&quot;N/A&quot;;[.F96])" office:value-type="string" office:string-value="N/A">
            <text:p>N/A</text:p>
          </table:table-cell>
          <table:table-cell table:style-name="ce17" table:formula="of:=IF([.A97]=&quot;N/A&quot;;&quot;N/A&quot;;[.F97]-[.E97])" office:value-type="string" office:string-value="N/A">
            <text:p>N/A</text:p>
          </table:table-cell>
          <table:table-cell table:style-name="ce17" table:formula="of:=IF([.A97]=&quot;N/A&quot;;&quot;N/A&quot;;1-[.K97]/[.G97])" office:value-type="string" office:string-value="N/A">
            <text:p>N/A</text:p>
          </table:table-cell>
          <table:table-cell table:style-name="ce17" table:formula="of:=IF([.A97]=&quot;N/A&quot;;&quot;N/A&quot;;IF([.N97]=1;1-([.G97]-1)/[.G97];[.I96]))" office:value-type="string" office:string-value="N/A">
            <text:p>N/A</text:p>
          </table:table-cell>
          <table:table-cell table:style-name="ce30" table:formula="of:=IF([.A97]=&quot;N/A&quot;;&quot;N/A&quot;;IF([.J96]=[.F96];[.E96];IF([.N97]=1;[.E97]+[.G97]*[.H96];[.J96]+1)))" office:value-type="string" office:string-value="N/A">
            <text:p>N/A</text:p>
          </table:table-cell>
          <table:table-cell table:style-name="ce35" table:formula="of:=IF([.A97]=&quot;N/A&quot;;&quot;N/A&quot;;[.F97]-[.J97])" office:value-type="string" office:string-value="N/A">
            <text:p>N/A</text:p>
          </table:table-cell>
          <table:table-cell table:style-name="ce17" table:formula="of:=IF([.A97]=&quot;N/A&quot;;&quot;N/A&quot;;IF([.N97]=1;[.D97]+1;[.L96]))" office:value-type="string" office:string-value="N/A">
            <text:p>N/A</text:p>
          </table:table-cell>
          <table:table-cell table:style-name="ce17" table:formula="of:=IF([.A97]=&quot;N/A&quot;;&quot;N/A&quot;;IF([.N97]=1;[.K97]+1;[.M96]))" office:value-type="string" office:string-value="N/A">
            <text:p>N/A</text:p>
          </table:table-cell>
          <table:table-cell table:style-name="ce17" table:formula="of:=IF([.A97]=&quot;N/A&quot;;&quot;N/A&quot;;OR([.E97]&lt;&gt;[.E96];[.F97]&lt;&gt;[.F96]))" office:value-type="string" office:string-value="N/A">
            <text:p>N/A</text:p>
          </table:table-cell>
          <table:table-cell table:style-name="ce41" table:formula="of:=IF([.A97]=&quot;N/A&quot;;&quot;N/A&quot;;IF([.N97]=1;[.K97];IF([.J96]=[.F96];[.K97];[.O96]-1)))" office:value-type="string" office:string-value="N/A">
            <text:p>N/A</text:p>
          </table:table-cell>
          <table:table-cell table:style-name="ce45" table:formula="of:=IF([.A97]=&quot;N/A&quot;;&quot;N/A&quot;;IF([.N97]=1;[.L97]/[.M97]*1000;[.P96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96]=0;[.A97]=&quot;N/A&quot;);&quot;N/A&quot;;[.A97]+1)" office:value-type="string" office:string-value="N/A">
            <text:p>N/A</text:p>
          </table:table-cell>
          <table:table-cell table:style-name="ce17" table:formula="of:=IF([.A98]=&quot;N/A&quot;;&quot;N/A&quot;;[.B97]+[.P97])" office:value-type="string" office:string-value="N/A">
            <text:p>N/A</text:p>
          </table:table-cell>
          <table:table-cell table:style-name="ce17" table:formula="of:=IF([.A98]=&quot;N/A&quot;;&quot;N/A&quot;;IF([.N98]=1;[.D97];[.C97]))" office:value-type="string" office:string-value="N/A">
            <text:p>N/A</text:p>
          </table:table-cell>
          <table:table-cell table:style-name="ce17" table:formula="of:=IF([.A98]=&quot;N/A&quot;;&quot;N/A&quot;;IF([.D97]=0;CTWR_Remaining;[.D97]-CTWR_Remaining/[.G97]))" office:value-type="string" office:string-value="N/A">
            <text:p>N/A</text:p>
          </table:table-cell>
          <table:table-cell table:style-name="ce24" table:formula="of:=IF([.A98]=&quot;N/A&quot;;&quot;N/A&quot;;[.E97])" office:value-type="string" office:string-value="N/A">
            <text:p>N/A</text:p>
          </table:table-cell>
          <table:table-cell table:style-name="ce26" table:formula="of:=IF([.A98]=&quot;N/A&quot;;&quot;N/A&quot;;[.F97])" office:value-type="string" office:string-value="N/A">
            <text:p>N/A</text:p>
          </table:table-cell>
          <table:table-cell table:style-name="ce17" table:formula="of:=IF([.A98]=&quot;N/A&quot;;&quot;N/A&quot;;[.F98]-[.E98])" office:value-type="string" office:string-value="N/A">
            <text:p>N/A</text:p>
          </table:table-cell>
          <table:table-cell table:style-name="ce17" table:formula="of:=IF([.A98]=&quot;N/A&quot;;&quot;N/A&quot;;1-[.K98]/[.G98])" office:value-type="string" office:string-value="N/A">
            <text:p>N/A</text:p>
          </table:table-cell>
          <table:table-cell table:style-name="ce17" table:formula="of:=IF([.A98]=&quot;N/A&quot;;&quot;N/A&quot;;IF([.N98]=1;1-([.G98]-1)/[.G98];[.I97]))" office:value-type="string" office:string-value="N/A">
            <text:p>N/A</text:p>
          </table:table-cell>
          <table:table-cell table:style-name="ce30" table:formula="of:=IF([.A98]=&quot;N/A&quot;;&quot;N/A&quot;;IF([.J97]=[.F97];[.E97];IF([.N98]=1;[.E98]+[.G98]*[.H97];[.J97]+1)))" office:value-type="string" office:string-value="N/A">
            <text:p>N/A</text:p>
          </table:table-cell>
          <table:table-cell table:style-name="ce35" table:formula="of:=IF([.A98]=&quot;N/A&quot;;&quot;N/A&quot;;[.F98]-[.J98])" office:value-type="string" office:string-value="N/A">
            <text:p>N/A</text:p>
          </table:table-cell>
          <table:table-cell table:style-name="ce17" table:formula="of:=IF([.A98]=&quot;N/A&quot;;&quot;N/A&quot;;IF([.N98]=1;[.D98]+1;[.L97]))" office:value-type="string" office:string-value="N/A">
            <text:p>N/A</text:p>
          </table:table-cell>
          <table:table-cell table:style-name="ce17" table:formula="of:=IF([.A98]=&quot;N/A&quot;;&quot;N/A&quot;;IF([.N98]=1;[.K98]+1;[.M97]))" office:value-type="string" office:string-value="N/A">
            <text:p>N/A</text:p>
          </table:table-cell>
          <table:table-cell table:style-name="ce17" table:formula="of:=IF([.A98]=&quot;N/A&quot;;&quot;N/A&quot;;OR([.E98]&lt;&gt;[.E97];[.F98]&lt;&gt;[.F97]))" office:value-type="string" office:string-value="N/A">
            <text:p>N/A</text:p>
          </table:table-cell>
          <table:table-cell table:style-name="ce41" table:formula="of:=IF([.A98]=&quot;N/A&quot;;&quot;N/A&quot;;IF([.N98]=1;[.K98];IF([.J97]=[.F97];[.K98];[.O97]-1)))" office:value-type="string" office:string-value="N/A">
            <text:p>N/A</text:p>
          </table:table-cell>
          <table:table-cell table:style-name="ce45" table:formula="of:=IF([.A98]=&quot;N/A&quot;;&quot;N/A&quot;;IF([.N98]=1;[.L98]/[.M98]*1000;[.P97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97]=0;[.A98]=&quot;N/A&quot;);&quot;N/A&quot;;[.A98]+1)" office:value-type="string" office:string-value="N/A">
            <text:p>N/A</text:p>
          </table:table-cell>
          <table:table-cell table:style-name="ce17" table:formula="of:=IF([.A99]=&quot;N/A&quot;;&quot;N/A&quot;;[.B98]+[.P98])" office:value-type="string" office:string-value="N/A">
            <text:p>N/A</text:p>
          </table:table-cell>
          <table:table-cell table:style-name="ce17" table:formula="of:=IF([.A99]=&quot;N/A&quot;;&quot;N/A&quot;;IF([.N99]=1;[.D98];[.C98]))" office:value-type="string" office:string-value="N/A">
            <text:p>N/A</text:p>
          </table:table-cell>
          <table:table-cell table:style-name="ce17" table:formula="of:=IF([.A99]=&quot;N/A&quot;;&quot;N/A&quot;;IF([.D98]=0;CTWR_Remaining;[.D98]-CTWR_Remaining/[.G98]))" office:value-type="string" office:string-value="N/A">
            <text:p>N/A</text:p>
          </table:table-cell>
          <table:table-cell table:style-name="ce24" table:formula="of:=IF([.A99]=&quot;N/A&quot;;&quot;N/A&quot;;[.E98])" office:value-type="string" office:string-value="N/A">
            <text:p>N/A</text:p>
          </table:table-cell>
          <table:table-cell table:style-name="ce26" table:formula="of:=IF([.A99]=&quot;N/A&quot;;&quot;N/A&quot;;[.F98])" office:value-type="string" office:string-value="N/A">
            <text:p>N/A</text:p>
          </table:table-cell>
          <table:table-cell table:style-name="ce17" table:formula="of:=IF([.A99]=&quot;N/A&quot;;&quot;N/A&quot;;[.F99]-[.E99])" office:value-type="string" office:string-value="N/A">
            <text:p>N/A</text:p>
          </table:table-cell>
          <table:table-cell table:style-name="ce17" table:formula="of:=IF([.A99]=&quot;N/A&quot;;&quot;N/A&quot;;1-[.K99]/[.G99])" office:value-type="string" office:string-value="N/A">
            <text:p>N/A</text:p>
          </table:table-cell>
          <table:table-cell table:style-name="ce17" table:formula="of:=IF([.A99]=&quot;N/A&quot;;&quot;N/A&quot;;IF([.N99]=1;1-([.G99]-1)/[.G99];[.I98]))" office:value-type="string" office:string-value="N/A">
            <text:p>N/A</text:p>
          </table:table-cell>
          <table:table-cell table:style-name="ce30" table:formula="of:=IF([.A99]=&quot;N/A&quot;;&quot;N/A&quot;;IF([.J98]=[.F98];[.E98];IF([.N99]=1;[.E99]+[.G99]*[.H98];[.J98]+1)))" office:value-type="string" office:string-value="N/A">
            <text:p>N/A</text:p>
          </table:table-cell>
          <table:table-cell table:style-name="ce35" table:formula="of:=IF([.A99]=&quot;N/A&quot;;&quot;N/A&quot;;[.F99]-[.J99])" office:value-type="string" office:string-value="N/A">
            <text:p>N/A</text:p>
          </table:table-cell>
          <table:table-cell table:style-name="ce17" table:formula="of:=IF([.A99]=&quot;N/A&quot;;&quot;N/A&quot;;IF([.N99]=1;[.D99]+1;[.L98]))" office:value-type="string" office:string-value="N/A">
            <text:p>N/A</text:p>
          </table:table-cell>
          <table:table-cell table:style-name="ce17" table:formula="of:=IF([.A99]=&quot;N/A&quot;;&quot;N/A&quot;;IF([.N99]=1;[.K99]+1;[.M98]))" office:value-type="string" office:string-value="N/A">
            <text:p>N/A</text:p>
          </table:table-cell>
          <table:table-cell table:style-name="ce17" table:formula="of:=IF([.A99]=&quot;N/A&quot;;&quot;N/A&quot;;OR([.E99]&lt;&gt;[.E98];[.F99]&lt;&gt;[.F98]))" office:value-type="string" office:string-value="N/A">
            <text:p>N/A</text:p>
          </table:table-cell>
          <table:table-cell table:style-name="ce41" table:formula="of:=IF([.A99]=&quot;N/A&quot;;&quot;N/A&quot;;IF([.N99]=1;[.K99];IF([.J98]=[.F98];[.K99];[.O98]-1)))" office:value-type="string" office:string-value="N/A">
            <text:p>N/A</text:p>
          </table:table-cell>
          <table:table-cell table:style-name="ce45" table:formula="of:=IF([.A99]=&quot;N/A&quot;;&quot;N/A&quot;;IF([.N99]=1;[.L99]/[.M99]*1000;[.P98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98]=0;[.A99]=&quot;N/A&quot;);&quot;N/A&quot;;[.A99]+1)" office:value-type="string" office:string-value="N/A">
            <text:p>N/A</text:p>
          </table:table-cell>
          <table:table-cell table:style-name="ce17" table:formula="of:=IF([.A100]=&quot;N/A&quot;;&quot;N/A&quot;;[.B99]+[.P99])" office:value-type="string" office:string-value="N/A">
            <text:p>N/A</text:p>
          </table:table-cell>
          <table:table-cell table:style-name="ce17" table:formula="of:=IF([.A100]=&quot;N/A&quot;;&quot;N/A&quot;;IF([.N100]=1;[.D99];[.C99]))" office:value-type="string" office:string-value="N/A">
            <text:p>N/A</text:p>
          </table:table-cell>
          <table:table-cell table:style-name="ce17" table:formula="of:=IF([.A100]=&quot;N/A&quot;;&quot;N/A&quot;;IF([.D99]=0;CTWR_Remaining;[.D99]-CTWR_Remaining/[.G99]))" office:value-type="string" office:string-value="N/A">
            <text:p>N/A</text:p>
          </table:table-cell>
          <table:table-cell table:style-name="ce24" table:formula="of:=IF([.A100]=&quot;N/A&quot;;&quot;N/A&quot;;[.E99])" office:value-type="string" office:string-value="N/A">
            <text:p>N/A</text:p>
          </table:table-cell>
          <table:table-cell table:style-name="ce26" table:formula="of:=IF([.A100]=&quot;N/A&quot;;&quot;N/A&quot;;[.F99])" office:value-type="string" office:string-value="N/A">
            <text:p>N/A</text:p>
          </table:table-cell>
          <table:table-cell table:style-name="ce17" table:formula="of:=IF([.A100]=&quot;N/A&quot;;&quot;N/A&quot;;[.F100]-[.E100])" office:value-type="string" office:string-value="N/A">
            <text:p>N/A</text:p>
          </table:table-cell>
          <table:table-cell table:style-name="ce17" table:formula="of:=IF([.A100]=&quot;N/A&quot;;&quot;N/A&quot;;1-[.K100]/[.G100])" office:value-type="string" office:string-value="N/A">
            <text:p>N/A</text:p>
          </table:table-cell>
          <table:table-cell table:style-name="ce17" table:formula="of:=IF([.A100]=&quot;N/A&quot;;&quot;N/A&quot;;IF([.N100]=1;1-([.G100]-1)/[.G100];[.I99]))" office:value-type="string" office:string-value="N/A">
            <text:p>N/A</text:p>
          </table:table-cell>
          <table:table-cell table:style-name="ce30" table:formula="of:=IF([.A100]=&quot;N/A&quot;;&quot;N/A&quot;;IF([.J99]=[.F99];[.E99];IF([.N100]=1;[.E100]+[.G100]*[.H99];[.J99]+1)))" office:value-type="string" office:string-value="N/A">
            <text:p>N/A</text:p>
          </table:table-cell>
          <table:table-cell table:style-name="ce35" table:formula="of:=IF([.A100]=&quot;N/A&quot;;&quot;N/A&quot;;[.F100]-[.J100])" office:value-type="string" office:string-value="N/A">
            <text:p>N/A</text:p>
          </table:table-cell>
          <table:table-cell table:style-name="ce17" table:formula="of:=IF([.A100]=&quot;N/A&quot;;&quot;N/A&quot;;IF([.N100]=1;[.D100]+1;[.L99]))" office:value-type="string" office:string-value="N/A">
            <text:p>N/A</text:p>
          </table:table-cell>
          <table:table-cell table:style-name="ce17" table:formula="of:=IF([.A100]=&quot;N/A&quot;;&quot;N/A&quot;;IF([.N100]=1;[.K100]+1;[.M99]))" office:value-type="string" office:string-value="N/A">
            <text:p>N/A</text:p>
          </table:table-cell>
          <table:table-cell table:style-name="ce17" table:formula="of:=IF([.A100]=&quot;N/A&quot;;&quot;N/A&quot;;OR([.E100]&lt;&gt;[.E99];[.F100]&lt;&gt;[.F99]))" office:value-type="string" office:string-value="N/A">
            <text:p>N/A</text:p>
          </table:table-cell>
          <table:table-cell table:style-name="ce41" table:formula="of:=IF([.A100]=&quot;N/A&quot;;&quot;N/A&quot;;IF([.N100]=1;[.K100];IF([.J99]=[.F99];[.K100];[.O99]-1)))" office:value-type="string" office:string-value="N/A">
            <text:p>N/A</text:p>
          </table:table-cell>
          <table:table-cell table:style-name="ce45" table:formula="of:=IF([.A100]=&quot;N/A&quot;;&quot;N/A&quot;;IF([.N100]=1;[.L100]/[.M100]*1000;[.P99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99]=0;[.A100]=&quot;N/A&quot;);&quot;N/A&quot;;[.A100]+1)" office:value-type="string" office:string-value="N/A">
            <text:p>N/A</text:p>
          </table:table-cell>
          <table:table-cell table:style-name="ce17" table:formula="of:=IF([.A101]=&quot;N/A&quot;;&quot;N/A&quot;;[.B100]+[.P100])" office:value-type="string" office:string-value="N/A">
            <text:p>N/A</text:p>
          </table:table-cell>
          <table:table-cell table:style-name="ce17" table:formula="of:=IF([.A101]=&quot;N/A&quot;;&quot;N/A&quot;;IF([.N101]=1;[.D100];[.C100]))" office:value-type="string" office:string-value="N/A">
            <text:p>N/A</text:p>
          </table:table-cell>
          <table:table-cell table:style-name="ce17" table:formula="of:=IF([.A101]=&quot;N/A&quot;;&quot;N/A&quot;;IF([.D100]=0;CTWR_Remaining;[.D100]-CTWR_Remaining/[.G100]))" office:value-type="string" office:string-value="N/A">
            <text:p>N/A</text:p>
          </table:table-cell>
          <table:table-cell table:style-name="ce24" table:formula="of:=IF([.A101]=&quot;N/A&quot;;&quot;N/A&quot;;[.E100])" office:value-type="string" office:string-value="N/A">
            <text:p>N/A</text:p>
          </table:table-cell>
          <table:table-cell table:style-name="ce26" table:formula="of:=IF([.A101]=&quot;N/A&quot;;&quot;N/A&quot;;[.F100])" office:value-type="string" office:string-value="N/A">
            <text:p>N/A</text:p>
          </table:table-cell>
          <table:table-cell table:style-name="ce17" table:formula="of:=IF([.A101]=&quot;N/A&quot;;&quot;N/A&quot;;[.F101]-[.E101])" office:value-type="string" office:string-value="N/A">
            <text:p>N/A</text:p>
          </table:table-cell>
          <table:table-cell table:style-name="ce17" table:formula="of:=IF([.A101]=&quot;N/A&quot;;&quot;N/A&quot;;1-[.K101]/[.G101])" office:value-type="string" office:string-value="N/A">
            <text:p>N/A</text:p>
          </table:table-cell>
          <table:table-cell table:style-name="ce17" table:formula="of:=IF([.A101]=&quot;N/A&quot;;&quot;N/A&quot;;IF([.N101]=1;1-([.G101]-1)/[.G101];[.I100]))" office:value-type="string" office:string-value="N/A">
            <text:p>N/A</text:p>
          </table:table-cell>
          <table:table-cell table:style-name="ce30" table:formula="of:=IF([.A101]=&quot;N/A&quot;;&quot;N/A&quot;;IF([.J100]=[.F100];[.E100];IF([.N101]=1;[.E101]+[.G101]*[.H100];[.J100]+1)))" office:value-type="string" office:string-value="N/A">
            <text:p>N/A</text:p>
          </table:table-cell>
          <table:table-cell table:style-name="ce35" table:formula="of:=IF([.A101]=&quot;N/A&quot;;&quot;N/A&quot;;[.F101]-[.J101])" office:value-type="string" office:string-value="N/A">
            <text:p>N/A</text:p>
          </table:table-cell>
          <table:table-cell table:style-name="ce17" table:formula="of:=IF([.A101]=&quot;N/A&quot;;&quot;N/A&quot;;IF([.N101]=1;[.D101]+1;[.L100]))" office:value-type="string" office:string-value="N/A">
            <text:p>N/A</text:p>
          </table:table-cell>
          <table:table-cell table:style-name="ce17" table:formula="of:=IF([.A101]=&quot;N/A&quot;;&quot;N/A&quot;;IF([.N101]=1;[.K101]+1;[.M100]))" office:value-type="string" office:string-value="N/A">
            <text:p>N/A</text:p>
          </table:table-cell>
          <table:table-cell table:style-name="ce17" table:formula="of:=IF([.A101]=&quot;N/A&quot;;&quot;N/A&quot;;OR([.E101]&lt;&gt;[.E100];[.F101]&lt;&gt;[.F100]))" office:value-type="string" office:string-value="N/A">
            <text:p>N/A</text:p>
          </table:table-cell>
          <table:table-cell table:style-name="ce41" table:formula="of:=IF([.A101]=&quot;N/A&quot;;&quot;N/A&quot;;IF([.N101]=1;[.K101];IF([.J100]=[.F100];[.K101];[.O100]-1)))" office:value-type="string" office:string-value="N/A">
            <text:p>N/A</text:p>
          </table:table-cell>
          <table:table-cell table:style-name="ce45" table:formula="of:=IF([.A101]=&quot;N/A&quot;;&quot;N/A&quot;;IF([.N101]=1;[.L101]/[.M101]*1000;[.P100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100]=0;[.A101]=&quot;N/A&quot;);&quot;N/A&quot;;[.A101]+1)" office:value-type="string" office:string-value="N/A">
            <text:p>N/A</text:p>
          </table:table-cell>
          <table:table-cell table:style-name="ce17" table:formula="of:=IF([.A102]=&quot;N/A&quot;;&quot;N/A&quot;;[.B101]+[.P101])" office:value-type="string" office:string-value="N/A">
            <text:p>N/A</text:p>
          </table:table-cell>
          <table:table-cell table:style-name="ce17" table:formula="of:=IF([.A102]=&quot;N/A&quot;;&quot;N/A&quot;;IF([.N102]=1;[.D101];[.C101]))" office:value-type="string" office:string-value="N/A">
            <text:p>N/A</text:p>
          </table:table-cell>
          <table:table-cell table:style-name="ce17" table:formula="of:=IF([.A102]=&quot;N/A&quot;;&quot;N/A&quot;;IF([.D101]=0;CTWR_Remaining;[.D101]-CTWR_Remaining/[.G101]))" office:value-type="string" office:string-value="N/A">
            <text:p>N/A</text:p>
          </table:table-cell>
          <table:table-cell table:style-name="ce24" table:formula="of:=IF([.A102]=&quot;N/A&quot;;&quot;N/A&quot;;[.E101])" office:value-type="string" office:string-value="N/A">
            <text:p>N/A</text:p>
          </table:table-cell>
          <table:table-cell table:style-name="ce26" table:formula="of:=IF([.A102]=&quot;N/A&quot;;&quot;N/A&quot;;[.F101])" office:value-type="string" office:string-value="N/A">
            <text:p>N/A</text:p>
          </table:table-cell>
          <table:table-cell table:style-name="ce17" table:formula="of:=IF([.A102]=&quot;N/A&quot;;&quot;N/A&quot;;[.F102]-[.E102])" office:value-type="string" office:string-value="N/A">
            <text:p>N/A</text:p>
          </table:table-cell>
          <table:table-cell table:style-name="ce17" table:formula="of:=IF([.A102]=&quot;N/A&quot;;&quot;N/A&quot;;1-[.K102]/[.G102])" office:value-type="string" office:string-value="N/A">
            <text:p>N/A</text:p>
          </table:table-cell>
          <table:table-cell table:style-name="ce17" table:formula="of:=IF([.A102]=&quot;N/A&quot;;&quot;N/A&quot;;IF([.N102]=1;1-([.G102]-1)/[.G102];[.I101]))" office:value-type="string" office:string-value="N/A">
            <text:p>N/A</text:p>
          </table:table-cell>
          <table:table-cell table:style-name="ce30" table:formula="of:=IF([.A102]=&quot;N/A&quot;;&quot;N/A&quot;;IF([.J101]=[.F101];[.E101];IF([.N102]=1;[.E102]+[.G102]*[.H101];[.J101]+1)))" office:value-type="string" office:string-value="N/A">
            <text:p>N/A</text:p>
          </table:table-cell>
          <table:table-cell table:style-name="ce35" table:formula="of:=IF([.A102]=&quot;N/A&quot;;&quot;N/A&quot;;[.F102]-[.J102])" office:value-type="string" office:string-value="N/A">
            <text:p>N/A</text:p>
          </table:table-cell>
          <table:table-cell table:style-name="ce17" table:formula="of:=IF([.A102]=&quot;N/A&quot;;&quot;N/A&quot;;IF([.N102]=1;[.D102]+1;[.L101]))" office:value-type="string" office:string-value="N/A">
            <text:p>N/A</text:p>
          </table:table-cell>
          <table:table-cell table:style-name="ce17" table:formula="of:=IF([.A102]=&quot;N/A&quot;;&quot;N/A&quot;;IF([.N102]=1;[.K102]+1;[.M101]))" office:value-type="string" office:string-value="N/A">
            <text:p>N/A</text:p>
          </table:table-cell>
          <table:table-cell table:style-name="ce17" table:formula="of:=IF([.A102]=&quot;N/A&quot;;&quot;N/A&quot;;OR([.E102]&lt;&gt;[.E101];[.F102]&lt;&gt;[.F101]))" office:value-type="string" office:string-value="N/A">
            <text:p>N/A</text:p>
          </table:table-cell>
          <table:table-cell table:style-name="ce41" table:formula="of:=IF([.A102]=&quot;N/A&quot;;&quot;N/A&quot;;IF([.N102]=1;[.K102];IF([.J101]=[.F101];[.K102];[.O101]-1)))" office:value-type="string" office:string-value="N/A">
            <text:p>N/A</text:p>
          </table:table-cell>
          <table:table-cell table:style-name="ce45" table:formula="of:=IF([.A102]=&quot;N/A&quot;;&quot;N/A&quot;;IF([.N102]=1;[.L102]/[.M102]*1000;[.P101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101]=0;[.A102]=&quot;N/A&quot;);&quot;N/A&quot;;[.A102]+1)" office:value-type="string" office:string-value="N/A">
            <text:p>N/A</text:p>
          </table:table-cell>
          <table:table-cell table:style-name="ce17" table:formula="of:=IF([.A103]=&quot;N/A&quot;;&quot;N/A&quot;;[.B102]+[.P102])" office:value-type="string" office:string-value="N/A">
            <text:p>N/A</text:p>
          </table:table-cell>
          <table:table-cell table:style-name="ce17" table:formula="of:=IF([.A103]=&quot;N/A&quot;;&quot;N/A&quot;;IF([.N103]=1;[.D102];[.C102]))" office:value-type="string" office:string-value="N/A">
            <text:p>N/A</text:p>
          </table:table-cell>
          <table:table-cell table:style-name="ce17" table:formula="of:=IF([.A103]=&quot;N/A&quot;;&quot;N/A&quot;;IF([.D102]=0;CTWR_Remaining;[.D102]-CTWR_Remaining/[.G102]))" office:value-type="string" office:string-value="N/A">
            <text:p>N/A</text:p>
          </table:table-cell>
          <table:table-cell table:style-name="ce24" table:formula="of:=IF([.A103]=&quot;N/A&quot;;&quot;N/A&quot;;[.E102])" office:value-type="string" office:string-value="N/A">
            <text:p>N/A</text:p>
          </table:table-cell>
          <table:table-cell table:style-name="ce26" table:formula="of:=IF([.A103]=&quot;N/A&quot;;&quot;N/A&quot;;[.F102])" office:value-type="string" office:string-value="N/A">
            <text:p>N/A</text:p>
          </table:table-cell>
          <table:table-cell table:style-name="ce17" table:formula="of:=IF([.A103]=&quot;N/A&quot;;&quot;N/A&quot;;[.F103]-[.E103])" office:value-type="string" office:string-value="N/A">
            <text:p>N/A</text:p>
          </table:table-cell>
          <table:table-cell table:style-name="ce17" table:formula="of:=IF([.A103]=&quot;N/A&quot;;&quot;N/A&quot;;1-[.K103]/[.G103])" office:value-type="string" office:string-value="N/A">
            <text:p>N/A</text:p>
          </table:table-cell>
          <table:table-cell table:style-name="ce17" table:formula="of:=IF([.A103]=&quot;N/A&quot;;&quot;N/A&quot;;IF([.N103]=1;1-([.G103]-1)/[.G103];[.I102]))" office:value-type="string" office:string-value="N/A">
            <text:p>N/A</text:p>
          </table:table-cell>
          <table:table-cell table:style-name="ce30" table:formula="of:=IF([.A103]=&quot;N/A&quot;;&quot;N/A&quot;;IF([.J102]=[.F102];[.E102];IF([.N103]=1;[.E103]+[.G103]*[.H102];[.J102]+1)))" office:value-type="string" office:string-value="N/A">
            <text:p>N/A</text:p>
          </table:table-cell>
          <table:table-cell table:style-name="ce35" table:formula="of:=IF([.A103]=&quot;N/A&quot;;&quot;N/A&quot;;[.F103]-[.J103])" office:value-type="string" office:string-value="N/A">
            <text:p>N/A</text:p>
          </table:table-cell>
          <table:table-cell table:style-name="ce17" table:formula="of:=IF([.A103]=&quot;N/A&quot;;&quot;N/A&quot;;IF([.N103]=1;[.D103]+1;[.L102]))" office:value-type="string" office:string-value="N/A">
            <text:p>N/A</text:p>
          </table:table-cell>
          <table:table-cell table:style-name="ce17" table:formula="of:=IF([.A103]=&quot;N/A&quot;;&quot;N/A&quot;;IF([.N103]=1;[.K103]+1;[.M102]))" office:value-type="string" office:string-value="N/A">
            <text:p>N/A</text:p>
          </table:table-cell>
          <table:table-cell table:style-name="ce17" table:formula="of:=IF([.A103]=&quot;N/A&quot;;&quot;N/A&quot;;OR([.E103]&lt;&gt;[.E102];[.F103]&lt;&gt;[.F102]))" office:value-type="string" office:string-value="N/A">
            <text:p>N/A</text:p>
          </table:table-cell>
          <table:table-cell table:style-name="ce41" table:formula="of:=IF([.A103]=&quot;N/A&quot;;&quot;N/A&quot;;IF([.N103]=1;[.K103];IF([.J102]=[.F102];[.K103];[.O102]-1)))" office:value-type="string" office:string-value="N/A">
            <text:p>N/A</text:p>
          </table:table-cell>
          <table:table-cell table:style-name="ce45" table:formula="of:=IF([.A103]=&quot;N/A&quot;;&quot;N/A&quot;;IF([.N103]=1;[.L103]/[.M103]*1000;[.P102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3" table:formula="of:=IF(OR([.K102]=0;[.A103]=&quot;N/A&quot;);&quot;N/A&quot;;[.A103]+1)" office:value-type="string" office:string-value="N/A">
            <text:p>N/A</text:p>
          </table:table-cell>
          <table:table-cell table:style-name="ce17" table:formula="of:=IF([.A104]=&quot;N/A&quot;;&quot;N/A&quot;;[.B103]+[.P103])" office:value-type="string" office:string-value="N/A">
            <text:p>N/A</text:p>
          </table:table-cell>
          <table:table-cell table:style-name="ce17" table:formula="of:=IF([.A104]=&quot;N/A&quot;;&quot;N/A&quot;;IF([.N104]=1;[.D103];[.C103]))" office:value-type="string" office:string-value="N/A">
            <text:p>N/A</text:p>
          </table:table-cell>
          <table:table-cell table:style-name="ce17" table:formula="of:=IF([.A104]=&quot;N/A&quot;;&quot;N/A&quot;;IF([.D103]=0;CTWR_Remaining;[.D103]-CTWR_Remaining/[.G103]))" office:value-type="string" office:string-value="N/A">
            <text:p>N/A</text:p>
          </table:table-cell>
          <table:table-cell table:style-name="ce24" table:formula="of:=IF([.A104]=&quot;N/A&quot;;&quot;N/A&quot;;[.E103])" office:value-type="string" office:string-value="N/A">
            <text:p>N/A</text:p>
          </table:table-cell>
          <table:table-cell table:style-name="ce26" table:formula="of:=IF([.A104]=&quot;N/A&quot;;&quot;N/A&quot;;[.F103])" office:value-type="string" office:string-value="N/A">
            <text:p>N/A</text:p>
          </table:table-cell>
          <table:table-cell table:style-name="ce17" table:formula="of:=IF([.A104]=&quot;N/A&quot;;&quot;N/A&quot;;[.F104]-[.E104])" office:value-type="string" office:string-value="N/A">
            <text:p>N/A</text:p>
          </table:table-cell>
          <table:table-cell table:style-name="ce17" table:formula="of:=IF([.A104]=&quot;N/A&quot;;&quot;N/A&quot;;1-[.K104]/[.G104])" office:value-type="string" office:string-value="N/A">
            <text:p>N/A</text:p>
          </table:table-cell>
          <table:table-cell table:style-name="ce17" table:formula="of:=IF([.A104]=&quot;N/A&quot;;&quot;N/A&quot;;IF([.N104]=1;1-([.G104]-1)/[.G104];[.I103]))" office:value-type="string" office:string-value="N/A">
            <text:p>N/A</text:p>
          </table:table-cell>
          <table:table-cell table:style-name="ce30" table:formula="of:=IF([.A104]=&quot;N/A&quot;;&quot;N/A&quot;;IF([.J103]=[.F103];[.E103];IF([.N104]=1;[.E104]+[.G104]*[.H103];[.J103]+1)))" office:value-type="string" office:string-value="N/A">
            <text:p>N/A</text:p>
          </table:table-cell>
          <table:table-cell table:style-name="ce35" table:formula="of:=IF([.A104]=&quot;N/A&quot;;&quot;N/A&quot;;[.F104]-[.J104])" office:value-type="string" office:string-value="N/A">
            <text:p>N/A</text:p>
          </table:table-cell>
          <table:table-cell table:style-name="ce17" table:formula="of:=IF([.A104]=&quot;N/A&quot;;&quot;N/A&quot;;IF([.N104]=1;[.D104]+1;[.L103]))" office:value-type="string" office:string-value="N/A">
            <text:p>N/A</text:p>
          </table:table-cell>
          <table:table-cell table:style-name="ce17" table:formula="of:=IF([.A104]=&quot;N/A&quot;;&quot;N/A&quot;;IF([.N104]=1;[.K104]+1;[.M103]))" office:value-type="string" office:string-value="N/A">
            <text:p>N/A</text:p>
          </table:table-cell>
          <table:table-cell table:style-name="ce17" table:formula="of:=IF([.A104]=&quot;N/A&quot;;&quot;N/A&quot;;OR([.E104]&lt;&gt;[.E103];[.F104]&lt;&gt;[.F103]))" office:value-type="string" office:string-value="N/A">
            <text:p>N/A</text:p>
          </table:table-cell>
          <table:table-cell table:style-name="ce41" table:formula="of:=IF([.A104]=&quot;N/A&quot;;&quot;N/A&quot;;IF([.N104]=1;[.K104];IF([.J103]=[.F103];[.K104];[.O103]-1)))" office:value-type="string" office:string-value="N/A">
            <text:p>N/A</text:p>
          </table:table-cell>
          <table:table-cell table:style-name="ce45" table:formula="of:=IF([.A104]=&quot;N/A&quot;;&quot;N/A&quot;;IF([.N104]=1;[.L104]/[.M104]*1000;[.P103]))" office:value-type="string" office:string-value="N/A">
            <text:p>N/A</text:p>
          </table:table-cell>
          <table:table-cell table:number-columns-repeated="1008"/>
        </table:table-row>
        <table:table-row table:style-name="ro3">
          <table:table-cell table:style-name="ce14" table:formula="of:=IF(OR([.K103]=0;[.A104]=&quot;N/A&quot;);&quot;N/A&quot;;[.A104]+1)" office:value-type="string" office:string-value="N/A">
            <text:p>N/A</text:p>
          </table:table-cell>
          <table:table-cell table:style-name="ce18" table:formula="of:=IF([.A105]=&quot;N/A&quot;;&quot;N/A&quot;;[.B104]+[.P104])" office:value-type="string" office:string-value="N/A">
            <text:p>N/A</text:p>
          </table:table-cell>
          <table:table-cell table:style-name="ce18" table:formula="of:=IF([.A105]=&quot;N/A&quot;;&quot;N/A&quot;;IF([.N105]=1;[.D104];[.C104]))" office:value-type="string" office:string-value="N/A">
            <text:p>N/A</text:p>
          </table:table-cell>
          <table:table-cell table:style-name="ce18" table:formula="of:=IF([.A105]=&quot;N/A&quot;;&quot;N/A&quot;;IF([.D104]=0;CTWR_Remaining;[.D104]-CTWR_Remaining/[.G104]))" office:value-type="string" office:string-value="N/A">
            <text:p>N/A</text:p>
          </table:table-cell>
          <table:table-cell table:style-name="ce25" table:formula="of:=IF([.A105]=&quot;N/A&quot;;&quot;N/A&quot;;[.E104])" office:value-type="string" office:string-value="N/A">
            <text:p>N/A</text:p>
          </table:table-cell>
          <table:table-cell table:style-name="ce27" table:formula="of:=IF([.A105]=&quot;N/A&quot;;&quot;N/A&quot;;[.F104])" office:value-type="string" office:string-value="N/A">
            <text:p>N/A</text:p>
          </table:table-cell>
          <table:table-cell table:style-name="ce18" table:formula="of:=IF([.A105]=&quot;N/A&quot;;&quot;N/A&quot;;[.F105]-[.E105])" office:value-type="string" office:string-value="N/A">
            <text:p>N/A</text:p>
          </table:table-cell>
          <table:table-cell table:style-name="ce18" table:formula="of:=IF([.A105]=&quot;N/A&quot;;&quot;N/A&quot;;1-[.K105]/[.G105])" office:value-type="string" office:string-value="N/A">
            <text:p>N/A</text:p>
          </table:table-cell>
          <table:table-cell table:style-name="ce18" table:formula="of:=IF([.A105]=&quot;N/A&quot;;&quot;N/A&quot;;IF([.N105]=1;1-([.G105]-1)/[.G105];[.I104]))" office:value-type="string" office:string-value="N/A">
            <text:p>N/A</text:p>
          </table:table-cell>
          <table:table-cell table:style-name="ce31" table:formula="of:=IF([.A105]=&quot;N/A&quot;;&quot;N/A&quot;;IF([.J104]=[.F104];[.E104];IF([.N105]=1;[.E105]+[.G105]*[.H104];[.J104]+1)))" office:value-type="string" office:string-value="N/A">
            <text:p>N/A</text:p>
          </table:table-cell>
          <table:table-cell table:style-name="ce36" table:formula="of:=IF([.A105]=&quot;N/A&quot;;&quot;N/A&quot;;[.F105]-[.J105])" office:value-type="string" office:string-value="N/A">
            <text:p>N/A</text:p>
          </table:table-cell>
          <table:table-cell table:style-name="ce18" table:formula="of:=IF([.A105]=&quot;N/A&quot;;&quot;N/A&quot;;IF([.N105]=1;[.D105]+1;[.L104]))" office:value-type="string" office:string-value="N/A">
            <text:p>N/A</text:p>
          </table:table-cell>
          <table:table-cell table:style-name="ce18" table:formula="of:=IF([.A105]=&quot;N/A&quot;;&quot;N/A&quot;;IF([.N105]=1;[.K105]+1;[.M104]))" office:value-type="string" office:string-value="N/A">
            <text:p>N/A</text:p>
          </table:table-cell>
          <table:table-cell table:style-name="ce18" table:formula="of:=IF([.A105]=&quot;N/A&quot;;&quot;N/A&quot;;OR([.E105]&lt;&gt;[.E104];[.F105]&lt;&gt;[.F104]))" office:value-type="string" office:string-value="N/A">
            <text:p>N/A</text:p>
          </table:table-cell>
          <table:table-cell table:style-name="ce42" table:formula="of:=IF([.A105]=&quot;N/A&quot;;&quot;N/A&quot;;IF([.N105]=1;[.K105];IF([.J104]=[.F104];[.K105];[.O104]-1)))" office:value-type="string" office:string-value="N/A">
            <text:p>N/A</text:p>
          </table:table-cell>
          <table:table-cell table:style-name="ce46" table:formula="of:=IF([.A105]=&quot;N/A&quot;;&quot;N/A&quot;;IF([.N105]=1;[.L105]/[.M105]*1000;[.P104]))" office:value-type="string" office:string-value="N/A">
            <text:p>N/A</text:p>
          </table:table-cell>
          <table:table-cell table:number-columns-repeated="1008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named-expressions>
        <table:named-range table:name="TempoFrom" table:base-cell-address="$Sheet1.$C$2" table:cell-range-address="$Sheet1.$C$2"/>
        <table:named-range table:name="TempoTo" table:base-cell-address="$Sheet1.$C$2" table:cell-range-address="$Sheet1.$C$3"/>
        <table:named-range table:name="TempoDiff" table:base-cell-address="$Sheet1.$C$2" table:cell-range-address="$Sheet1.$C$4"/>
        <table:named-range table:name="IntervalSec" table:base-cell-address="$Sheet1.$C$2" table:cell-range-address="$Sheet1.$C$5"/>
        <table:named-range table:name="RemainingFixed" table:base-cell-address="$Sheet1.$E$1" table:cell-range-address="$Sheet1.$E$1"/>
        <table:named-range table:name="Remaining" table:base-cell-address="$Sheet1.$E$1" table:cell-range-address="$Sheet1.$C$1"/>
        <table:named-range table:name="TempoDiffFixed" table:base-cell-address="$Sheet1.$E$1" table:cell-range-address="$Sheet1.$E$4"/>
        <table:named-range table:name="IntervalSecFixed" table:base-cell-address="$Sheet1.$E$1" table:cell-range-address="$Sheet1.$E$5"/>
        <table:named-range table:name="isConsistent" table:base-cell-address="$Sheet1.$G$1" table:cell-range-address="$Sheet1.$G$1"/>
        <table:named-range table:name="isIncrease" table:base-cell-address="$Sheet1.$G$1" table:cell-range-address="$Sheet1.$G$2"/>
        <table:named-range table:name="Tick" table:base-cell-address="$Sheet1.$G$1" table:cell-range-address="$Sheet1.$G$3"/>
        <table:named-range table:name="CTWR_Remaining" table:base-cell-address="$ChangeTempoWhenRunning.$A$2" table:cell-range-address="$ChangeTempoWhenRunning.$D$2"/>
        <table:named-range table:name="CTWR_TempoTo" table:base-cell-address="$ChangeTempoWhenRunning.$A$2" table:cell-range-address="$ChangeTempoWhenRunning.$F$2"/>
        <table:named-range table:name="CTWR_TempoFrom" table:base-cell-address="$ChangeTempoWhenRunning.$A$2" table:cell-range-address="$ChangeTempoWhenRunning.$E$2"/>
      </table:named-expressions>
      <table:database-ranges>
        <table:database-range table:target-range-address="Sheet2.I1:Sheet2.I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2" number:min-integer-digits="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style:text-align-source="fix" style:repeat-content="false"/>
      <style:paragraph-properties fo:text-align="center"/>
    </style:style>
    <style:style style:name="Untitled2" style:family="table-cell" style:parent-style-name="Default"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3/04/2019</text:date>, <text:time>17:0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3:04:56</meta:creation-date>
    <dc:date>2019-03-04T17:03:31</dc:date>
    <meta:editing-duration>P2DT18H49M55S</meta:editing-duration>
    <meta:editing-cycles>271</meta:editing-cycles>
    <meta:generator>OpenOffice/4.1.6$Unix OpenOffice.org_project/416m1$Build-9790</meta:generator>
    <meta:document-statistic meta:table-count="4" meta:cell-count="8777" meta:object-count="0"/>
    <meta:user-defined meta:name=""/>
  </office:meta>
</office:document-meta>
</file>